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21.61mm"/>
    </style:style>
    <style:style style:name="co4" style:family="table-column">
      <style:table-column-properties fo:break-before="auto" style:column-width="24.66mm"/>
    </style:style>
    <style:style style:name="co5" style:family="table-column">
      <style:table-column-properties fo:break-before="auto" style:column-width="31.84mm"/>
    </style:style>
    <style:style style:name="co6" style:family="table-column">
      <style:table-column-properties fo:break-before="auto" style:column-width="43.73mm"/>
    </style:style>
    <style:style style:name="co7" style:family="table-column">
      <style:table-column-properties fo:break-before="auto" style:column-width="42.6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ion" table:style-name="ta1">
        <table:shapes>
          <draw:frame draw:z-index="0" draw:style-name="gr1" draw:text-style-name="P1" svg:width="252.93mm" svg:height="167.67mm" svg:x="252.82mm" svg:y="1mm">
            <draw:object draw:notify-on-update-of-ranges="insertion.A1:insertion.A1 insertion.A2:insertion.A1001 insertion.B1:insertion.B1 insertion.B2:insertion.B1001 insertion.A1:insertion.A1 insertion.A2:insertion.A1001 insertion.C1:insertion.C1 insertion.C2:insertion.C1001 insertion.A1:insertion.A1 insertion.A2:insertion.A1001 insertion.D1:insertion.D1 insertion.D2:insertion.D1001 insertion.A1:insertion.A1 insertion.A2:insertion.A1001 insertion.E1:insertion.E1 insertion.E2:insertion.E1001 insertion.A1:insertion.A1 insertion.A2:insertion.A1001 insertion.F1:insertion.F1 insertion.F2:insertion.F1001 insertion.A1:insertion.A1 insertion.A2:insertion.A1001 insertion.G1:insertion.G1 insertion.G2:insertion.G1001 insertion.A1:insertion.A1 insertion.A2:insertion.A1001 insertion.H1:insertion.H1 insertion.H2:insertion.H1001 insertion.A1:insertion.A1 insertion.A2:insertion.A1001 insertion.I1:insertion.I1 insertion.I2:insertion.I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deque</text:p>
          </table:table-cell>
          <table:table-cell office:value-type="string" calcext:value-type="string">
            <text:p>bittrick deque</text:p>
          </table:table-cell>
          <table:table-cell office:value-type="string" calcext:value-type="string">
            <text:p>tiered vector (k=2)</text:p>
          </table:table-cell>
          <table:table-cell office:value-type="string" calcext:value-type="string">
            <text:p>bittrick tiered vector (k=2)</text:p>
          </table:table-cell>
          <table:table-cell office:value-type="string" calcext:value-type="string">
            <text:p>deque tiered vector (k=2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688456" calcext:value-type="float">
            <text:p>0.000688456</text:p>
          </table:table-cell>
          <table:table-cell office:value-type="float" office:value="0.000123954" calcext:value-type="float">
            <text:p>0.000123954</text:p>
          </table:table-cell>
          <table:table-cell office:value-type="float" office:value="0.000204484" calcext:value-type="float">
            <text:p>0.000204484</text:p>
          </table:table-cell>
          <table:table-cell office:value-type="float" office:value="0.00111677" calcext:value-type="float">
            <text:p>0.00111677</text:p>
          </table:table-cell>
          <table:table-cell office:value-type="float" office:value="0.000321727" calcext:value-type="float">
            <text:p>0.000321727</text:p>
          </table:table-cell>
          <table:table-cell office:value-type="float" office:value="0.000318963" calcext:value-type="float">
            <text:p>0.000318963</text:p>
          </table:table-cell>
          <table:table-cell office:value-type="float" office:value="0.000212774" calcext:value-type="float">
            <text:p>0.000212774</text:p>
          </table:table-cell>
          <table:table-cell office:value-type="float" office:value="0.000312253" calcext:value-type="float">
            <text:p>0.0003122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08795" calcext:value-type="float">
            <text:p>0.00108795</text:p>
          </table:table-cell>
          <table:table-cell office:value-type="float" office:value="0.000161455" calcext:value-type="float">
            <text:p>0.000161455</text:p>
          </table:table-cell>
          <table:table-cell office:value-type="float" office:value="0.000202905" calcext:value-type="float">
            <text:p>0.000202905</text:p>
          </table:table-cell>
          <table:table-cell office:value-type="float" office:value="0.00345728" calcext:value-type="float">
            <text:p>0.00345728</text:p>
          </table:table-cell>
          <table:table-cell office:value-type="float" office:value="0.000792671" calcext:value-type="float">
            <text:p>0.000792671</text:p>
          </table:table-cell>
          <table:table-cell office:value-type="float" office:value="0.000400283" calcext:value-type="float">
            <text:p>0.000400283</text:p>
          </table:table-cell>
          <table:table-cell office:value-type="float" office:value="0.000256987" calcext:value-type="float">
            <text:p>0.000256987</text:p>
          </table:table-cell>
          <table:table-cell office:value-type="float" office:value="0.000415284" calcext:value-type="float">
            <text:p>0.0004152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57745" calcext:value-type="float">
            <text:p>0.00157745</text:p>
          </table:table-cell>
          <table:table-cell office:value-type="float" office:value="0.000218695" calcext:value-type="float">
            <text:p>0.000218695</text:p>
          </table:table-cell>
          <table:table-cell office:value-type="float" office:value="0.000212379" calcext:value-type="float">
            <text:p>0.000212379</text:p>
          </table:table-cell>
          <table:table-cell office:value-type="float" office:value="0.00728247" calcext:value-type="float">
            <text:p>0.00728247</text:p>
          </table:table-cell>
          <table:table-cell office:value-type="float" office:value="0.00145665" calcext:value-type="float">
            <text:p>0.00145665</text:p>
          </table:table-cell>
          <table:table-cell office:value-type="float" office:value="0.000449233" calcext:value-type="float">
            <text:p>0.000449233</text:p>
          </table:table-cell>
          <table:table-cell office:value-type="float" office:value="0.000290936" calcext:value-type="float">
            <text:p>0.000290936</text:p>
          </table:table-cell>
          <table:table-cell office:value-type="float" office:value="0.000498972" calcext:value-type="float">
            <text:p>0.0004989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10208" calcext:value-type="float">
            <text:p>0.00210208</text:p>
          </table:table-cell>
          <table:table-cell office:value-type="float" office:value="0.000277119" calcext:value-type="float">
            <text:p>0.000277119</text:p>
          </table:table-cell>
          <table:table-cell office:value-type="float" office:value="0.000230538" calcext:value-type="float">
            <text:p>0.000230538</text:p>
          </table:table-cell>
          <table:table-cell office:value-type="float" office:value="0.00629637" calcext:value-type="float">
            <text:p>0.00629637</text:p>
          </table:table-cell>
          <table:table-cell office:value-type="float" office:value="0.00151389" calcext:value-type="float">
            <text:p>0.00151389</text:p>
          </table:table-cell>
          <table:table-cell office:value-type="float" office:value="0.000539632" calcext:value-type="float">
            <text:p>0.000539632</text:p>
          </table:table-cell>
          <table:table-cell office:value-type="float" office:value="0.000361992" calcext:value-type="float">
            <text:p>0.000361992</text:p>
          </table:table-cell>
          <table:table-cell office:value-type="float" office:value="0.000523842" calcext:value-type="float">
            <text:p>0.0005238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34478" calcext:value-type="float">
            <text:p>0.0034478</text:p>
          </table:table-cell>
          <table:table-cell office:value-type="float" office:value="0.000327253" calcext:value-type="float">
            <text:p>0.000327253</text:p>
          </table:table-cell>
          <table:table-cell office:value-type="float" office:value="0.000229354" calcext:value-type="float">
            <text:p>0.000229354</text:p>
          </table:table-cell>
          <table:table-cell office:value-type="float" office:value="0.0124719" calcext:value-type="float">
            <text:p>0.0124719</text:p>
          </table:table-cell>
          <table:table-cell office:value-type="float" office:value="0.00297528" calcext:value-type="float">
            <text:p>0.00297528</text:p>
          </table:table-cell>
          <table:table-cell office:value-type="float" office:value="0.000675034" calcext:value-type="float">
            <text:p>0.000675034</text:p>
          </table:table-cell>
          <table:table-cell office:value-type="float" office:value="0.00040581" calcext:value-type="float">
            <text:p>0.00040581</text:p>
          </table:table-cell>
          <table:table-cell office:value-type="float" office:value="0.000627268" calcext:value-type="float">
            <text:p>0.00062726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534856" calcext:value-type="float">
            <text:p>0.00534856</text:p>
          </table:table-cell>
          <table:table-cell office:value-type="float" office:value="0.00039002" calcext:value-type="float">
            <text:p>0.00039002</text:p>
          </table:table-cell>
          <table:table-cell office:value-type="float" office:value="0.000230143" calcext:value-type="float">
            <text:p>0.000230143</text:p>
          </table:table-cell>
          <table:table-cell office:value-type="float" office:value="0.0118328" calcext:value-type="float">
            <text:p>0.0118328</text:p>
          </table:table-cell>
          <table:table-cell office:value-type="float" office:value="0.00276093" calcext:value-type="float">
            <text:p>0.00276093</text:p>
          </table:table-cell>
          <table:table-cell office:value-type="float" office:value="0.000592925" calcext:value-type="float">
            <text:p>0.000592925</text:p>
          </table:table-cell>
          <table:table-cell office:value-type="float" office:value="0.000339491" calcext:value-type="float">
            <text:p>0.000339491</text:p>
          </table:table-cell>
          <table:table-cell office:value-type="float" office:value="0.000588187" calcext:value-type="float">
            <text:p>0.00058818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148243" calcext:value-type="float">
            <text:p>0.0148243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000238038" calcext:value-type="float">
            <text:p>0.000238038</text:p>
          </table:table-cell>
          <table:table-cell office:value-type="float" office:value="0.0136092" calcext:value-type="float">
            <text:p>0.0136092</text:p>
          </table:table-cell>
          <table:table-cell office:value-type="float" office:value="0.00274395" calcext:value-type="float">
            <text:p>0.00274395</text:p>
          </table:table-cell>
          <table:table-cell office:value-type="float" office:value="0.000636348" calcext:value-type="float">
            <text:p>0.000636348</text:p>
          </table:table-cell>
          <table:table-cell office:value-type="float" office:value="0.00036436" calcext:value-type="float">
            <text:p>0.00036436</text:p>
          </table:table-cell>
          <table:table-cell office:value-type="float" office:value="0.000625295" calcext:value-type="float">
            <text:p>0.00062529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2454" calcext:value-type="float">
            <text:p>0.02454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242381" calcext:value-type="float">
            <text:p>0.000242381</text:p>
          </table:table-cell>
          <table:table-cell office:value-type="float" office:value="0.0136404" calcext:value-type="float">
            <text:p>0.0136404</text:p>
          </table:table-cell>
          <table:table-cell office:value-type="float" office:value="0.00291962" calcext:value-type="float">
            <text:p>0.00291962</text:p>
          </table:table-cell>
          <table:table-cell office:value-type="float" office:value="0.000678587" calcext:value-type="float">
            <text:p>0.000678587</text:p>
          </table:table-cell>
          <table:table-cell office:value-type="float" office:value="0.000405415" calcext:value-type="float">
            <text:p>0.000405415</text:p>
          </table:table-cell>
          <table:table-cell office:value-type="float" office:value="0.000651349" calcext:value-type="float">
            <text:p>0.00065134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141256" calcext:value-type="float">
            <text:p>0.0141256</text:p>
          </table:table-cell>
          <table:table-cell office:value-type="float" office:value="0.000571608" calcext:value-type="float">
            <text:p>0.000571608</text:p>
          </table:table-cell>
          <table:table-cell office:value-type="float" office:value="0.000274751" calcext:value-type="float">
            <text:p>0.000274751</text:p>
          </table:table-cell>
          <table:table-cell office:value-type="float" office:value="0.0248468" calcext:value-type="float">
            <text:p>0.0248468</text:p>
          </table:table-cell>
          <table:table-cell office:value-type="float" office:value="0.00558897" calcext:value-type="float">
            <text:p>0.00558897</text:p>
          </table:table-cell>
          <table:table-cell office:value-type="float" office:value="0.000705825" calcext:value-type="float">
            <text:p>0.000705825</text:p>
          </table:table-cell>
          <table:table-cell office:value-type="float" office:value="0.000422784" calcext:value-type="float">
            <text:p>0.000422784</text:p>
          </table:table-cell>
          <table:table-cell office:value-type="float" office:value="0.000704246" calcext:value-type="float">
            <text:p>0.00070424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197189" calcext:value-type="float">
            <text:p>0.0197189</text:p>
          </table:table-cell>
          <table:table-cell office:value-type="float" office:value="0.000685692" calcext:value-type="float">
            <text:p>0.000685692</text:p>
          </table:table-cell>
          <table:table-cell office:value-type="float" office:value="0.000241986" calcext:value-type="float">
            <text:p>0.000241986</text:p>
          </table:table-cell>
          <table:table-cell office:value-type="float" office:value="0.0253548" calcext:value-type="float">
            <text:p>0.0253548</text:p>
          </table:table-cell>
          <table:table-cell office:value-type="float" office:value="0.00558818" calcext:value-type="float">
            <text:p>0.00558818</text:p>
          </table:table-cell>
          <table:table-cell office:value-type="float" office:value="0.000777276" calcext:value-type="float">
            <text:p>0.000777276</text:p>
          </table:table-cell>
          <table:table-cell office:value-type="float" office:value="0.000467392" calcext:value-type="float">
            <text:p>0.000467392</text:p>
          </table:table-cell>
          <table:table-cell office:value-type="float" office:value="0.000737011" calcext:value-type="float">
            <text:p>0.0007370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87517" calcext:value-type="float">
            <text:p>0.0187517</text:p>
          </table:table-cell>
          <table:table-cell office:value-type="float" office:value="0.000766617" calcext:value-type="float">
            <text:p>0.000766617</text:p>
          </table:table-cell>
          <table:table-cell office:value-type="float" office:value="0.000265671" calcext:value-type="float">
            <text:p>0.000265671</text:p>
          </table:table-cell>
          <table:table-cell office:value-type="float" office:value="0.0229579" calcext:value-type="float">
            <text:p>0.0229579</text:p>
          </table:table-cell>
          <table:table-cell office:value-type="float" office:value="0.00515631" calcext:value-type="float">
            <text:p>0.00515631</text:p>
          </table:table-cell>
          <table:table-cell office:value-type="float" office:value="0.000796224" calcext:value-type="float">
            <text:p>0.000796224</text:p>
          </table:table-cell>
          <table:table-cell office:value-type="float" office:value="0.000483577" calcext:value-type="float">
            <text:p>0.000483577</text:p>
          </table:table-cell>
          <table:table-cell office:value-type="float" office:value="0.000752801" calcext:value-type="float">
            <text:p>0.00075280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159809" calcext:value-type="float">
            <text:p>0.0159809</text:p>
          </table:table-cell>
          <table:table-cell office:value-type="float" office:value="0.000885439" calcext:value-type="float">
            <text:p>0.000885439</text:p>
          </table:table-cell>
          <table:table-cell office:value-type="float" office:value="0.00025225" calcext:value-type="float">
            <text:p>0.00025225</text:p>
          </table:table-cell>
          <table:table-cell office:value-type="float" office:value="0.0249514" calcext:value-type="float">
            <text:p>0.0249514</text:p>
          </table:table-cell>
          <table:table-cell office:value-type="float" office:value="0.00560515" calcext:value-type="float">
            <text:p>0.00560515</text:p>
          </table:table-cell>
          <table:table-cell office:value-type="float" office:value="0.000860964" calcext:value-type="float">
            <text:p>0.000860964</text:p>
          </table:table-cell>
          <table:table-cell office:value-type="float" office:value="0.000529763" calcext:value-type="float">
            <text:p>0.000529763</text:p>
          </table:table-cell>
          <table:table-cell office:value-type="float" office:value="0.000836489" calcext:value-type="float">
            <text:p>0.00083648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179204" calcext:value-type="float">
            <text:p>0.0179204</text:p>
          </table:table-cell>
          <table:table-cell office:value-type="float" office:value="0.00110256" calcext:value-type="float">
            <text:p>0.00110256</text:p>
          </table:table-cell>
          <table:table-cell office:value-type="float" office:value="0.000279093" calcext:value-type="float">
            <text:p>0.000279093</text:p>
          </table:table-cell>
          <table:table-cell office:value-type="float" office:value="0.0244789" calcext:value-type="float">
            <text:p>0.0244789</text:p>
          </table:table-cell>
          <table:table-cell office:value-type="float" office:value="0.00548278" calcext:value-type="float">
            <text:p>0.00548278</text:p>
          </table:table-cell>
          <table:table-cell office:value-type="float" office:value="0.000935179" calcext:value-type="float">
            <text:p>0.000935179</text:p>
          </table:table-cell>
          <table:table-cell office:value-type="float" office:value="0.00058424" calcext:value-type="float">
            <text:p>0.00058424</text:p>
          </table:table-cell>
          <table:table-cell office:value-type="float" office:value="0.000872018" calcext:value-type="float">
            <text:p>0.00087201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113947" calcext:value-type="float">
            <text:p>0.0113947</text:p>
          </table:table-cell>
          <table:table-cell office:value-type="float" office:value="0.0014381" calcext:value-type="float">
            <text:p>0.0014381</text:p>
          </table:table-cell>
          <table:table-cell office:value-type="float" office:value="0.000262908" calcext:value-type="float">
            <text:p>0.000262908</text:p>
          </table:table-cell>
          <table:table-cell office:value-type="float" office:value="0.0239858" calcext:value-type="float">
            <text:p>0.0239858</text:p>
          </table:table-cell>
          <table:table-cell office:value-type="float" office:value="0.00537145" calcext:value-type="float">
            <text:p>0.00537145</text:p>
          </table:table-cell>
          <table:table-cell office:value-type="float" office:value="0.000969522" calcext:value-type="float">
            <text:p>0.000969522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00870833" calcext:value-type="float">
            <text:p>0.00087083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103174" calcext:value-type="float">
            <text:p>0.0103174</text:p>
          </table:table-cell>
          <table:table-cell office:value-type="float" office:value="0.00164574" calcext:value-type="float">
            <text:p>0.00164574</text:p>
          </table:table-cell>
          <table:table-cell office:value-type="float" office:value="0.000320542" calcext:value-type="float">
            <text:p>0.000320542</text:p>
          </table:table-cell>
          <table:table-cell office:value-type="float" office:value="0.0245997" calcext:value-type="float">
            <text:p>0.0245997</text:p>
          </table:table-cell>
          <table:table-cell office:value-type="float" office:value="0.00548949" calcext:value-type="float">
            <text:p>0.00548949</text:p>
          </table:table-cell>
          <table:table-cell office:value-type="float" office:value="0.00102913" calcext:value-type="float">
            <text:p>0.00102913</text:p>
          </table:table-cell>
          <table:table-cell office:value-type="float" office:value="0.000710957" calcext:value-type="float">
            <text:p>0.000710957</text:p>
          </table:table-cell>
          <table:table-cell office:value-type="float" office:value="0.000920178" calcext:value-type="float">
            <text:p>0.00092017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58167" calcext:value-type="float">
            <text:p>0.0158167</text:p>
          </table:table-cell>
          <table:table-cell office:value-type="float" office:value="0.00206576" calcext:value-type="float">
            <text:p>0.00206576</text:p>
          </table:table-cell>
          <table:table-cell office:value-type="float" office:value="0.000271987" calcext:value-type="float">
            <text:p>0.000271987</text:p>
          </table:table-cell>
          <table:table-cell office:value-type="float" office:value="0.0266441" calcext:value-type="float">
            <text:p>0.0266441</text:p>
          </table:table-cell>
          <table:table-cell office:value-type="float" office:value="0.00572437" calcext:value-type="float">
            <text:p>0.00572437</text:p>
          </table:table-cell>
          <table:table-cell office:value-type="float" office:value="0.00105084" calcext:value-type="float">
            <text:p>0.00105084</text:p>
          </table:table-cell>
          <table:table-cell office:value-type="float" office:value="0.000787934" calcext:value-type="float">
            <text:p>0.000787934</text:p>
          </table:table-cell>
          <table:table-cell office:value-type="float" office:value="0.000943863" calcext:value-type="float">
            <text:p>0.0009438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128706" calcext:value-type="float">
            <text:p>0.0128706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0.000290936" calcext:value-type="float">
            <text:p>0.000290936</text:p>
          </table:table-cell>
          <table:table-cell office:value-type="float" office:value="0.0462367" calcext:value-type="float">
            <text:p>0.0462367</text:p>
          </table:table-cell>
          <table:table-cell office:value-type="float" office:value="0.0103541" calcext:value-type="float">
            <text:p>0.0103541</text:p>
          </table:table-cell>
          <table:table-cell office:value-type="float" office:value="0.0013931" calcext:value-type="float">
            <text:p>0.0013931</text:p>
          </table:table-cell>
          <table:table-cell office:value-type="float" office:value="0.000805304" calcext:value-type="float">
            <text:p>0.000805304</text:p>
          </table:table-cell>
          <table:table-cell office:value-type="float" office:value="0.00121072" calcext:value-type="float">
            <text:p>0.0012107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12616" calcext:value-type="float">
            <text:p>0.012616</text:p>
          </table:table-cell>
          <table:table-cell office:value-type="float" office:value="0.00142626" calcext:value-type="float">
            <text:p>0.00142626</text:p>
          </table:table-cell>
          <table:table-cell office:value-type="float" office:value="0.000294094" calcext:value-type="float">
            <text:p>0.000294094</text:p>
          </table:table-cell>
          <table:table-cell office:value-type="float" office:value="0.0559741" calcext:value-type="float">
            <text:p>0.0559741</text:p>
          </table:table-cell>
          <table:table-cell office:value-type="float" office:value="0.0125537" calcext:value-type="float">
            <text:p>0.0125537</text:p>
          </table:table-cell>
          <table:table-cell office:value-type="float" office:value="0.000936363" calcext:value-type="float">
            <text:p>0.000936363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933205" calcext:value-type="float">
            <text:p>0.00093320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113291" calcext:value-type="float">
            <text:p>0.0113291</text:p>
          </table:table-cell>
          <table:table-cell office:value-type="float" office:value="0.00186601" calcext:value-type="float">
            <text:p>0.00186601</text:p>
          </table:table-cell>
          <table:table-cell office:value-type="float" office:value="0.000281856" calcext:value-type="float">
            <text:p>0.000281856</text:p>
          </table:table-cell>
          <table:table-cell office:value-type="float" office:value="0.0496016" calcext:value-type="float">
            <text:p>0.0496016</text:p>
          </table:table-cell>
          <table:table-cell office:value-type="float" office:value="0.0111878" calcext:value-type="float">
            <text:p>0.0111878</text:p>
          </table:table-cell>
          <table:table-cell office:value-type="float" office:value="0.00101926" calcext:value-type="float">
            <text:p>0.00101926</text:p>
          </table:table-cell>
          <table:table-cell office:value-type="float" office:value="0.000531342" calcext:value-type="float">
            <text:p>0.000531342</text:p>
          </table:table-cell>
          <table:table-cell office:value-type="float" office:value="0.00097347" calcext:value-type="float">
            <text:p>0.0009734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113153" calcext:value-type="float">
            <text:p>0.0113153</text:p>
          </table:table-cell>
          <table:table-cell office:value-type="float" office:value="0.00178548" calcext:value-type="float">
            <text:p>0.00178548</text:p>
          </table:table-cell>
          <table:table-cell office:value-type="float" office:value="0.00029962" calcext:value-type="float">
            <text:p>0.00029962</text:p>
          </table:table-cell>
          <table:table-cell office:value-type="float" office:value="0.0484059" calcext:value-type="float">
            <text:p>0.0484059</text:p>
          </table:table-cell>
          <table:table-cell office:value-type="float" office:value="0.0108846" calcext:value-type="float">
            <text:p>0.0108846</text:p>
          </table:table-cell>
          <table:table-cell office:value-type="float" office:value="0.0010386" calcext:value-type="float">
            <text:p>0.0010386</text:p>
          </table:table-cell>
          <table:table-cell office:value-type="float" office:value="0.000541606" calcext:value-type="float">
            <text:p>0.000541606</text:p>
          </table:table-cell>
          <table:table-cell office:value-type="float" office:value="0.000984523" calcext:value-type="float">
            <text:p>0.00098452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42132" calcext:value-type="float">
            <text:p>0.0142132</text:p>
          </table:table-cell>
          <table:table-cell office:value-type="float" office:value="0.00187075" calcext:value-type="float">
            <text:p>0.00187075</text:p>
          </table:table-cell>
          <table:table-cell office:value-type="float" office:value="0.000297252" calcext:value-type="float">
            <text:p>0.000297252</text:p>
          </table:table-cell>
          <table:table-cell office:value-type="float" office:value="0.0484501" calcext:value-type="float">
            <text:p>0.0484501</text:p>
          </table:table-cell>
          <table:table-cell office:value-type="float" office:value="0.0106426" calcext:value-type="float">
            <text:p>0.0106426</text:p>
          </table:table-cell>
          <table:table-cell office:value-type="float" office:value="0.00105045" calcext:value-type="float">
            <text:p>0.00105045</text:p>
          </table:table-cell>
          <table:table-cell office:value-type="float" office:value="0.000551475" calcext:value-type="float">
            <text:p>0.000551475</text:p>
          </table:table-cell>
          <table:table-cell office:value-type="float" office:value="0.000990839" calcext:value-type="float">
            <text:p>0.00099083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88169" calcext:value-type="float">
            <text:p>0.0188169</text:p>
          </table:table-cell>
          <table:table-cell office:value-type="float" office:value="0.00206813" calcext:value-type="float">
            <text:p>0.00206813</text:p>
          </table:table-cell>
          <table:table-cell office:value-type="float" office:value="0.000305936" calcext:value-type="float">
            <text:p>0.000305936</text:p>
          </table:table-cell>
          <table:table-cell office:value-type="float" office:value="0.0444255" calcext:value-type="float">
            <text:p>0.0444255</text:p>
          </table:table-cell>
          <table:table-cell office:value-type="float" office:value="0.00991274" calcext:value-type="float">
            <text:p>0.00991274</text:p>
          </table:table-cell>
          <table:table-cell office:value-type="float" office:value="0.00109703" calcext:value-type="float">
            <text:p>0.00109703</text:p>
          </table:table-cell>
          <table:table-cell office:value-type="float" office:value="0.000581082" calcext:value-type="float">
            <text:p>0.000581082</text:p>
          </table:table-cell>
          <table:table-cell office:value-type="float" office:value="0.00099834" calcext:value-type="float">
            <text:p>0.0009983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125193" calcext:value-type="float">
            <text:p>0.0125193</text:p>
          </table:table-cell>
          <table:table-cell office:value-type="float" office:value="0.00214748" calcext:value-type="float">
            <text:p>0.00214748</text:p>
          </table:table-cell>
          <table:table-cell office:value-type="float" office:value="0.000295278" calcext:value-type="float">
            <text:p>0.000295278</text:p>
          </table:table-cell>
          <table:table-cell office:value-type="float" office:value="0.0465667" calcext:value-type="float">
            <text:p>0.0465667</text:p>
          </table:table-cell>
          <table:table-cell office:value-type="float" office:value="0.00993089" calcext:value-type="float">
            <text:p>0.00993089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0.000596083" calcext:value-type="float">
            <text:p>0.000596083</text:p>
          </table:table-cell>
          <table:table-cell office:value-type="float" office:value="0.00104689" calcext:value-type="float">
            <text:p>0.0010468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59383" calcext:value-type="float">
            <text:p>0.0159383</text:p>
          </table:table-cell>
          <table:table-cell office:value-type="float" office:value="0.00231485" calcext:value-type="float">
            <text:p>0.00231485</text:p>
          </table:table-cell>
          <table:table-cell office:value-type="float" office:value="0.0003162" calcext:value-type="float">
            <text:p>0.0003162</text:p>
          </table:table-cell>
          <table:table-cell office:value-type="float" office:value="0.0427344" calcext:value-type="float">
            <text:p>0.0427344</text:p>
          </table:table-cell>
          <table:table-cell office:value-type="float" office:value="0.00938968" calcext:value-type="float">
            <text:p>0.00938968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000615031" calcext:value-type="float">
            <text:p>0.000615031</text:p>
          </table:table-cell>
          <table:table-cell office:value-type="float" office:value="0.00099755" calcext:value-type="float">
            <text:p>0.0009975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47852" calcext:value-type="float">
            <text:p>0.0147852</text:p>
          </table:table-cell>
          <table:table-cell office:value-type="float" office:value="0.00243881" calcext:value-type="float">
            <text:p>0.00243881</text:p>
          </table:table-cell>
          <table:table-cell office:value-type="float" office:value="0.0003087" calcext:value-type="float">
            <text:p>0.0003087</text:p>
          </table:table-cell>
          <table:table-cell office:value-type="float" office:value="0.0434272" calcext:value-type="float">
            <text:p>0.0434272</text:p>
          </table:table-cell>
          <table:table-cell office:value-type="float" office:value="0.00957167" calcext:value-type="float">
            <text:p>0.00957167</text:p>
          </table:table-cell>
          <table:table-cell office:value-type="float" office:value="0.00116058" calcext:value-type="float">
            <text:p>0.00116058</text:p>
          </table:table-cell>
          <table:table-cell office:value-type="float" office:value="0.000628847" calcext:value-type="float">
            <text:p>0.000628847</text:p>
          </table:table-cell>
          <table:table-cell office:value-type="float" office:value="0.00104255" calcext:value-type="float">
            <text:p>0.0010425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67243" calcext:value-type="float">
            <text:p>0.0167243</text:p>
          </table:table-cell>
          <table:table-cell office:value-type="float" office:value="0.0024842" calcext:value-type="float">
            <text:p>0.0024842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0.0439175" calcext:value-type="float">
            <text:p>0.0439175</text:p>
          </table:table-cell>
          <table:table-cell office:value-type="float" office:value="0.00964035" calcext:value-type="float">
            <text:p>0.00964035</text:p>
          </table:table-cell>
          <table:table-cell office:value-type="float" office:value="0.0011969" calcext:value-type="float">
            <text:p>0.0011969</text:p>
          </table:table-cell>
          <table:table-cell office:value-type="float" office:value="0.000652533" calcext:value-type="float">
            <text:p>0.000652533</text:p>
          </table:table-cell>
          <table:table-cell office:value-type="float" office:value="0.00102124" calcext:value-type="float">
            <text:p>0.00102124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153995" calcext:value-type="float">
            <text:p>0.0153995</text:p>
          </table:table-cell>
          <table:table-cell office:value-type="float" office:value="0.00248776" calcext:value-type="float">
            <text:p>0.00248776</text:p>
          </table:table-cell>
          <table:table-cell office:value-type="float" office:value="0.000295278" calcext:value-type="float">
            <text:p>0.000295278</text:p>
          </table:table-cell>
          <table:table-cell office:value-type="float" office:value="0.0432831" calcext:value-type="float">
            <text:p>0.0432831</text:p>
          </table:table-cell>
          <table:table-cell office:value-type="float" office:value="0.00953851" calcext:value-type="float">
            <text:p>0.00953851</text:p>
          </table:table-cell>
          <table:table-cell office:value-type="float" office:value="0.00117598" calcext:value-type="float">
            <text:p>0.00117598</text:p>
          </table:table-cell>
          <table:table-cell office:value-type="float" office:value="0.000648585" calcext:value-type="float">
            <text:p>0.000648585</text:p>
          </table:table-cell>
          <table:table-cell office:value-type="float" office:value="0.00103268" calcext:value-type="float">
            <text:p>0.0010326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165304" calcext:value-type="float">
            <text:p>0.0165304</text:p>
          </table:table-cell>
          <table:table-cell office:value-type="float" office:value="0.00260618" calcext:value-type="float">
            <text:p>0.00260618</text:p>
          </table:table-cell>
          <table:table-cell office:value-type="float" office:value="0.000334359" calcext:value-type="float">
            <text:p>0.000334359</text:p>
          </table:table-cell>
          <table:table-cell office:value-type="float" office:value="0.0447299" calcext:value-type="float">
            <text:p>0.0447299</text:p>
          </table:table-cell>
          <table:table-cell office:value-type="float" office:value="0.00986023" calcext:value-type="float">
            <text:p>0.00986023</text:p>
          </table:table-cell>
          <table:table-cell office:value-type="float" office:value="0.00123164" calcext:value-type="float">
            <text:p>0.00123164</text:p>
          </table:table-cell>
          <table:table-cell office:value-type="float" office:value="0.000692403" calcext:value-type="float">
            <text:p>0.000692403</text:p>
          </table:table-cell>
          <table:table-cell office:value-type="float" office:value="0.00106347" calcext:value-type="float">
            <text:p>0.0010634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225903" calcext:value-type="float">
            <text:p>0.0225903</text:p>
          </table:table-cell>
          <table:table-cell office:value-type="float" office:value="0.00257342" calcext:value-type="float">
            <text:p>0.00257342</text:p>
          </table:table-cell>
          <table:table-cell office:value-type="float" office:value="0.000303963" calcext:value-type="float">
            <text:p>0.000303963</text:p>
          </table:table-cell>
          <table:table-cell office:value-type="float" office:value="0.0479696" calcext:value-type="float">
            <text:p>0.0479696</text:p>
          </table:table-cell>
          <table:table-cell office:value-type="float" office:value="0.0103718" calcext:value-type="float">
            <text:p>0.0103718</text:p>
          </table:table-cell>
          <table:table-cell office:value-type="float" office:value="0.00121467" calcext:value-type="float">
            <text:p>0.00121467</text:p>
          </table:table-cell>
          <table:table-cell office:value-type="float" office:value="0.000671876" calcext:value-type="float">
            <text:p>0.000671876</text:p>
          </table:table-cell>
          <table:table-cell office:value-type="float" office:value="0.00110571" calcext:value-type="float">
            <text:p>0.0011057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279515" calcext:value-type="float">
            <text:p>0.0279515</text:p>
          </table:table-cell>
          <table:table-cell office:value-type="float" office:value="0.00267882" calcext:value-type="float">
            <text:p>0.00267882</text:p>
          </table:table-cell>
          <table:table-cell office:value-type="float" office:value="0.000343833" calcext:value-type="float">
            <text:p>0.000343833</text:p>
          </table:table-cell>
          <table:table-cell office:value-type="float" office:value="0.047777" calcext:value-type="float">
            <text:p>0.047777</text:p>
          </table:table-cell>
          <table:table-cell office:value-type="float" office:value="0.0104382" calcext:value-type="float">
            <text:p>0.0104382</text:p>
          </table:table-cell>
          <table:table-cell office:value-type="float" office:value="0.00125533" calcext:value-type="float">
            <text:p>0.00125533</text:p>
          </table:table-cell>
          <table:table-cell office:value-type="float" office:value="0.000695167" calcext:value-type="float">
            <text:p>0.000695167</text:p>
          </table:table-cell>
          <table:table-cell office:value-type="float" office:value="0.0010994" calcext:value-type="float">
            <text:p>0.001099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13733" calcext:value-type="float">
            <text:p>0.0213733</text:p>
          </table:table-cell>
          <table:table-cell office:value-type="float" office:value="0.0027104" calcext:value-type="float">
            <text:p>0.0027104</text:p>
          </table:table-cell>
          <table:table-cell office:value-type="float" office:value="0.000326464" calcext:value-type="float">
            <text:p>0.000326464</text:p>
          </table:table-cell>
          <table:table-cell office:value-type="float" office:value="0.0503615" calcext:value-type="float">
            <text:p>0.0503615</text:p>
          </table:table-cell>
          <table:table-cell office:value-type="float" office:value="0.0113031" calcext:value-type="float">
            <text:p>0.0113031</text:p>
          </table:table-cell>
          <table:table-cell office:value-type="float" office:value="0.0012494" calcext:value-type="float">
            <text:p>0.0012494</text:p>
          </table:table-cell>
          <table:table-cell office:value-type="float" office:value="0.000689245" calcext:value-type="float">
            <text:p>0.000689245</text:p>
          </table:table-cell>
          <table:table-cell office:value-type="float" office:value="0.00114953" calcext:value-type="float">
            <text:p>0.0011495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244058" calcext:value-type="float">
            <text:p>0.0244058</text:p>
          </table:table-cell>
          <table:table-cell office:value-type="float" office:value="0.00273448" calcext:value-type="float">
            <text:p>0.00273448</text:p>
          </table:table-cell>
          <table:table-cell office:value-type="float" office:value="0.000342649" calcext:value-type="float">
            <text:p>0.000342649</text:p>
          </table:table-cell>
          <table:table-cell office:value-type="float" office:value="0.0511573" calcext:value-type="float">
            <text:p>0.0511573</text:p>
          </table:table-cell>
          <table:table-cell office:value-type="float" office:value="0.011536" calcext:value-type="float">
            <text:p>0.011536</text:p>
          </table:table-cell>
          <table:table-cell office:value-type="float" office:value="0.00128335" calcext:value-type="float">
            <text:p>0.00128335</text:p>
          </table:table-cell>
          <table:table-cell office:value-type="float" office:value="0.000703851" calcext:value-type="float">
            <text:p>0.000703851</text:p>
          </table:table-cell>
          <table:table-cell office:value-type="float" office:value="0.00116848" calcext:value-type="float">
            <text:p>0.0011684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0262197" calcext:value-type="float">
            <text:p>0.00262197</text:p>
          </table:table-cell>
          <table:table-cell office:value-type="float" office:value="0.000312647" calcext:value-type="float">
            <text:p>0.000312647</text:p>
          </table:table-cell>
          <table:table-cell office:value-type="float" office:value="0.0685554" calcext:value-type="float">
            <text:p>0.0685554</text:p>
          </table:table-cell>
          <table:table-cell office:value-type="float" office:value="0.0152704" calcext:value-type="float">
            <text:p>0.0152704</text:p>
          </table:table-cell>
          <table:table-cell office:value-type="float" office:value="0.00125019" calcext:value-type="float">
            <text:p>0.00125019</text:p>
          </table:table-cell>
          <table:table-cell office:value-type="float" office:value="0.000686877" calcext:value-type="float">
            <text:p>0.000686877</text:p>
          </table:table-cell>
          <table:table-cell office:value-type="float" office:value="0.0012048" calcext:value-type="float">
            <text:p>0.001204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22087" calcext:value-type="float">
            <text:p>0.022087</text:p>
          </table:table-cell>
          <table:table-cell office:value-type="float" office:value="0.00285212" calcext:value-type="float">
            <text:p>0.00285212</text:p>
          </table:table-cell>
          <table:table-cell office:value-type="float" office:value="0.000355676" calcext:value-type="float">
            <text:p>0.000355676</text:p>
          </table:table-cell>
          <table:table-cell office:value-type="float" office:value="0.115371" calcext:value-type="float">
            <text:p>0.115371</text:p>
          </table:table-cell>
          <table:table-cell office:value-type="float" office:value="0.0252865" calcext:value-type="float">
            <text:p>0.0252865</text:p>
          </table:table-cell>
          <table:table-cell office:value-type="float" office:value="0.00129362" calcext:value-type="float">
            <text:p>0.00129362</text:p>
          </table:table-cell>
          <table:table-cell office:value-type="float" office:value="0.000726352" calcext:value-type="float">
            <text:p>0.000726352</text:p>
          </table:table-cell>
          <table:table-cell office:value-type="float" office:value="0.00123519" calcext:value-type="float">
            <text:p>0.00123519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229176" calcext:value-type="float">
            <text:p>0.0229176</text:p>
          </table:table-cell>
          <table:table-cell office:value-type="float" office:value="0.00296423" calcext:value-type="float">
            <text:p>0.00296423</text:p>
          </table:table-cell>
          <table:table-cell office:value-type="float" office:value="0.000318963" calcext:value-type="float">
            <text:p>0.000318963</text:p>
          </table:table-cell>
          <table:table-cell office:value-type="float" office:value="0.115846" calcext:value-type="float">
            <text:p>0.115846</text:p>
          </table:table-cell>
          <table:table-cell office:value-type="float" office:value="0.0257196" calcext:value-type="float">
            <text:p>0.0257196</text:p>
          </table:table-cell>
          <table:table-cell office:value-type="float" office:value="0.00132717" calcext:value-type="float">
            <text:p>0.00132717</text:p>
          </table:table-cell>
          <table:table-cell office:value-type="float" office:value="0.000748064" calcext:value-type="float">
            <text:p>0.000748064</text:p>
          </table:table-cell>
          <table:table-cell office:value-type="float" office:value="0.00128888" calcext:value-type="float">
            <text:p>0.0012888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321119" calcext:value-type="float">
            <text:p>0.0321119</text:p>
          </table:table-cell>
          <table:table-cell office:value-type="float" office:value="0.00315766" calcext:value-type="float">
            <text:p>0.00315766</text:p>
          </table:table-cell>
          <table:table-cell office:value-type="float" office:value="0.000355676" calcext:value-type="float">
            <text:p>0.000355676</text:p>
          </table:table-cell>
          <table:table-cell office:value-type="float" office:value="0.114981" calcext:value-type="float">
            <text:p>0.114981</text:p>
          </table:table-cell>
          <table:table-cell office:value-type="float" office:value="0.0255108" calcext:value-type="float">
            <text:p>0.0255108</text:p>
          </table:table-cell>
          <table:table-cell office:value-type="float" office:value="0.00136388" calcext:value-type="float">
            <text:p>0.00136388</text:p>
          </table:table-cell>
          <table:table-cell office:value-type="float" office:value="0.000780434" calcext:value-type="float">
            <text:p>0.000780434</text:p>
          </table:table-cell>
          <table:table-cell office:value-type="float" office:value="0.00129678" calcext:value-type="float">
            <text:p>0.0012967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208439" calcext:value-type="float">
            <text:p>0.0208439</text:p>
          </table:table-cell>
          <table:table-cell office:value-type="float" office:value="0.0032674" calcext:value-type="float">
            <text:p>0.0032674</text:p>
          </table:table-cell>
          <table:table-cell office:value-type="float" office:value="0.000359623" calcext:value-type="float">
            <text:p>0.000359623</text:p>
          </table:table-cell>
          <table:table-cell office:value-type="float" office:value="0.119862" calcext:value-type="float">
            <text:p>0.119862</text:p>
          </table:table-cell>
          <table:table-cell office:value-type="float" office:value="0.0272698" calcext:value-type="float">
            <text:p>0.0272698</text:p>
          </table:table-cell>
          <table:table-cell office:value-type="float" office:value="0.00139349" calcext:value-type="float">
            <text:p>0.00139349</text:p>
          </table:table-cell>
          <table:table-cell office:value-type="float" office:value="0.00080254" calcext:value-type="float">
            <text:p>0.00080254</text:p>
          </table:table-cell>
          <table:table-cell office:value-type="float" office:value="0.00135638" calcext:value-type="float">
            <text:p>0.00135638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266287" calcext:value-type="float">
            <text:p>0.0266287</text:p>
          </table:table-cell>
          <table:table-cell office:value-type="float" office:value="0.00336412" calcext:value-type="float">
            <text:p>0.00336412</text:p>
          </table:table-cell>
          <table:table-cell office:value-type="float" office:value="0.000350544" calcext:value-type="float">
            <text:p>0.000350544</text:p>
          </table:table-cell>
          <table:table-cell office:value-type="float" office:value="0.12164" calcext:value-type="float">
            <text:p>0.12164</text:p>
          </table:table-cell>
          <table:table-cell office:value-type="float" office:value="0.0286325" calcext:value-type="float">
            <text:p>0.0286325</text:p>
          </table:table-cell>
          <table:table-cell office:value-type="float" office:value="0.00141481" calcext:value-type="float">
            <text:p>0.00141481</text:p>
          </table:table-cell>
          <table:table-cell office:value-type="float" office:value="0.000823068" calcext:value-type="float">
            <text:p>0.000823068</text:p>
          </table:table-cell>
          <table:table-cell office:value-type="float" office:value="0.00140494" calcext:value-type="float">
            <text:p>0.0014049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270783" calcext:value-type="float">
            <text:p>0.0270783</text:p>
          </table:table-cell>
          <table:table-cell office:value-type="float" office:value="0.00371545" calcext:value-type="float">
            <text:p>0.00371545</text:p>
          </table:table-cell>
          <table:table-cell office:value-type="float" office:value="0.000324885" calcext:value-type="float">
            <text:p>0.000324885</text:p>
          </table:table-cell>
          <table:table-cell office:value-type="float" office:value="0.114357" calcext:value-type="float">
            <text:p>0.114357</text:p>
          </table:table-cell>
          <table:table-cell office:value-type="float" office:value="0.0254148" calcext:value-type="float">
            <text:p>0.0254148</text:p>
          </table:table-cell>
          <table:table-cell office:value-type="float" office:value="0.00149613" calcext:value-type="float">
            <text:p>0.00149613</text:p>
          </table:table-cell>
          <table:table-cell office:value-type="float" office:value="0.000879123" calcext:value-type="float">
            <text:p>0.000879123</text:p>
          </table:table-cell>
          <table:table-cell office:value-type="float" office:value="0.00141836" calcext:value-type="float">
            <text:p>0.0014183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328749" calcext:value-type="float">
            <text:p>0.0328749</text:p>
          </table:table-cell>
          <table:table-cell office:value-type="float" office:value="0.00379519" calcext:value-type="float">
            <text:p>0.00379519</text:p>
          </table:table-cell>
          <table:table-cell office:value-type="float" office:value="0.000366729" calcext:value-type="float">
            <text:p>0.000366729</text:p>
          </table:table-cell>
          <table:table-cell office:value-type="float" office:value="0.120822" calcext:value-type="float">
            <text:p>0.120822</text:p>
          </table:table-cell>
          <table:table-cell office:value-type="float" office:value="0.0273318" calcext:value-type="float">
            <text:p>0.0273318</text:p>
          </table:table-cell>
          <table:table-cell office:value-type="float" office:value="0.00155139" calcext:value-type="float">
            <text:p>0.00155139</text:p>
          </table:table-cell>
          <table:table-cell office:value-type="float" office:value="0.000896492" calcext:value-type="float">
            <text:p>0.000896492</text:p>
          </table:table-cell>
          <table:table-cell office:value-type="float" office:value="0.00142941" calcext:value-type="float">
            <text:p>0.0014294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314688" calcext:value-type="float">
            <text:p>0.0314688</text:p>
          </table:table-cell>
          <table:table-cell office:value-type="float" office:value="0.00441496" calcext:value-type="float">
            <text:p>0.00441496</text:p>
          </table:table-cell>
          <table:table-cell office:value-type="float" office:value="0.000331596" calcext:value-type="float">
            <text:p>0.000331596</text:p>
          </table:table-cell>
          <table:table-cell office:value-type="float" office:value="0.11574" calcext:value-type="float">
            <text:p>0.11574</text:p>
          </table:table-cell>
          <table:table-cell office:value-type="float" office:value="0.0292819" calcext:value-type="float">
            <text:p>0.0292819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0.000935179" calcext:value-type="float">
            <text:p>0.000935179</text:p>
          </table:table-cell>
          <table:table-cell office:value-type="float" office:value="0.0014756" calcext:value-type="float">
            <text:p>0.0014756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293975" calcext:value-type="float">
            <text:p>0.0293975</text:p>
          </table:table-cell>
          <table:table-cell office:value-type="float" office:value="0.00436561" calcext:value-type="float">
            <text:p>0.00436561</text:p>
          </table:table-cell>
          <table:table-cell office:value-type="float" office:value="0.000356071" calcext:value-type="float">
            <text:p>0.000356071</text:p>
          </table:table-cell>
          <table:table-cell office:value-type="float" office:value="0.119417" calcext:value-type="float">
            <text:p>0.119417</text:p>
          </table:table-cell>
          <table:table-cell office:value-type="float" office:value="0.0258116" calcext:value-type="float">
            <text:p>0.0258116</text:p>
          </table:table-cell>
          <table:table-cell office:value-type="float" office:value="0.00161929" calcext:value-type="float">
            <text:p>0.00161929</text:p>
          </table:table-cell>
          <table:table-cell office:value-type="float" office:value="0.000956495" calcext:value-type="float">
            <text:p>0.000956495</text:p>
          </table:table-cell>
          <table:table-cell office:value-type="float" office:value="0.00148113" calcext:value-type="float">
            <text:p>0.0014811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244224" calcext:value-type="float">
            <text:p>0.0244224</text:p>
          </table:table-cell>
          <table:table-cell office:value-type="float" office:value="0.00439127" calcext:value-type="float">
            <text:p>0.00439127</text:p>
          </table:table-cell>
          <table:table-cell office:value-type="float" office:value="0.000336333" calcext:value-type="float">
            <text:p>0.000336333</text:p>
          </table:table-cell>
          <table:table-cell office:value-type="float" office:value="0.118804" calcext:value-type="float">
            <text:p>0.118804</text:p>
          </table:table-cell>
          <table:table-cell office:value-type="float" office:value="0.0256316" calcext:value-type="float">
            <text:p>0.0256316</text:p>
          </table:table-cell>
          <table:table-cell office:value-type="float" office:value="0.00168245" calcext:value-type="float">
            <text:p>0.00168245</text:p>
          </table:table-cell>
          <table:table-cell office:value-type="float" office:value="0.000994787" calcext:value-type="float">
            <text:p>0.000994787</text:p>
          </table:table-cell>
          <table:table-cell office:value-type="float" office:value="0.00153323" calcext:value-type="float">
            <text:p>0.0015332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280309" calcext:value-type="float">
            <text:p>0.0280309</text:p>
          </table:table-cell>
          <table:table-cell office:value-type="float" office:value="0.0045847" calcext:value-type="float">
            <text:p>0.0045847</text:p>
          </table:table-cell>
          <table:table-cell office:value-type="float" office:value="0.000390809" calcext:value-type="float">
            <text:p>0.000390809</text:p>
          </table:table-cell>
          <table:table-cell office:value-type="float" office:value="0.11982" calcext:value-type="float">
            <text:p>0.11982</text:p>
          </table:table-cell>
          <table:table-cell office:value-type="float" office:value="0.0250931" calcext:value-type="float">
            <text:p>0.0250931</text:p>
          </table:table-cell>
          <table:table-cell office:value-type="float" office:value="0.00171838" calcext:value-type="float">
            <text:p>0.00171838</text:p>
          </table:table-cell>
          <table:table-cell office:value-type="float" office:value="0.00102953" calcext:value-type="float">
            <text:p>0.00102953</text:p>
          </table:table-cell>
          <table:table-cell office:value-type="float" office:value="0.00153955" calcext:value-type="float">
            <text:p>0.0015395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337643" calcext:value-type="float">
            <text:p>0.0337643</text:p>
          </table:table-cell>
          <table:table-cell office:value-type="float" office:value="0.00555225" calcext:value-type="float">
            <text:p>0.00555225</text:p>
          </table:table-cell>
          <table:table-cell office:value-type="float" office:value="0.000388046" calcext:value-type="float">
            <text:p>0.000388046</text:p>
          </table:table-cell>
          <table:table-cell office:value-type="float" office:value="0.114998" calcext:value-type="float">
            <text:p>0.114998</text:p>
          </table:table-cell>
          <table:table-cell office:value-type="float" office:value="0.0250745" calcext:value-type="float">
            <text:p>0.0250745</text:p>
          </table:table-cell>
          <table:table-cell office:value-type="float" office:value="0.00174561" calcext:value-type="float">
            <text:p>0.00174561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0.00154034" calcext:value-type="float">
            <text:p>0.0015403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387616" calcext:value-type="float">
            <text:p>0.0387616</text:p>
          </table:table-cell>
          <table:table-cell office:value-type="float" office:value="0.00487209" calcext:value-type="float">
            <text:p>0.00487209</text:p>
          </table:table-cell>
          <table:table-cell office:value-type="float" office:value="0.000401073" calcext:value-type="float">
            <text:p>0.000401073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0.025463" calcext:value-type="float">
            <text:p>0.025463</text:p>
          </table:table-cell>
          <table:table-cell office:value-type="float" office:value="0.00179338" calcext:value-type="float">
            <text:p>0.00179338</text:p>
          </table:table-cell>
          <table:table-cell office:value-type="float" office:value="0.0010915" calcext:value-type="float">
            <text:p>0.0010915</text:p>
          </table:table-cell>
          <table:table-cell office:value-type="float" office:value="0.00158534" calcext:value-type="float">
            <text:p>0.0015853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286384" calcext:value-type="float">
            <text:p>0.0286384</text:p>
          </table:table-cell>
          <table:table-cell office:value-type="float" office:value="0.00495656" calcext:value-type="float">
            <text:p>0.00495656</text:p>
          </table:table-cell>
          <table:table-cell office:value-type="float" office:value="0.000381335" calcext:value-type="float">
            <text:p>0.000381335</text:p>
          </table:table-cell>
          <table:table-cell office:value-type="float" office:value="0.116583" calcext:value-type="float">
            <text:p>0.116583</text:p>
          </table:table-cell>
          <table:table-cell office:value-type="float" office:value="0.0259189" calcext:value-type="float">
            <text:p>0.0259189</text:p>
          </table:table-cell>
          <table:table-cell office:value-type="float" office:value="0.00184036" calcext:value-type="float">
            <text:p>0.00184036</text:p>
          </table:table-cell>
          <table:table-cell office:value-type="float" office:value="0.00110927" calcext:value-type="float">
            <text:p>0.00110927</text:p>
          </table:table-cell>
          <table:table-cell office:value-type="float" office:value="0.00164337" calcext:value-type="float">
            <text:p>0.0016433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470787" calcext:value-type="float">
            <text:p>0.0470787</text:p>
          </table:table-cell>
          <table:table-cell office:value-type="float" office:value="0.00520329" calcext:value-type="float">
            <text:p>0.00520329</text:p>
          </table:table-cell>
          <table:table-cell office:value-type="float" office:value="0.000417653" calcext:value-type="float">
            <text:p>0.000417653</text:p>
          </table:table-cell>
          <table:table-cell office:value-type="float" office:value="0.118112" calcext:value-type="float">
            <text:p>0.118112</text:p>
          </table:table-cell>
          <table:table-cell office:value-type="float" office:value="0.0256821" calcext:value-type="float">
            <text:p>0.0256821</text:p>
          </table:table-cell>
          <table:table-cell office:value-type="float" office:value="0.00189088" calcext:value-type="float">
            <text:p>0.00189088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165166" calcext:value-type="float">
            <text:p>0.00165166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39375" calcext:value-type="float">
            <text:p>0.039375</text:p>
          </table:table-cell>
          <table:table-cell office:value-type="float" office:value="0.0052854" calcext:value-type="float">
            <text:p>0.0052854</text:p>
          </table:table-cell>
          <table:table-cell office:value-type="float" office:value="0.00036436" calcext:value-type="float">
            <text:p>0.00036436</text:p>
          </table:table-cell>
          <table:table-cell office:value-type="float" office:value="0.117341" calcext:value-type="float">
            <text:p>0.117341</text:p>
          </table:table-cell>
          <table:table-cell office:value-type="float" office:value="0.0266145" calcext:value-type="float">
            <text:p>0.0266145</text:p>
          </table:table-cell>
          <table:table-cell office:value-type="float" office:value="0.00195326" calcext:value-type="float">
            <text:p>0.00195326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00167495" calcext:value-type="float">
            <text:p>0.0016749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413397" calcext:value-type="float">
            <text:p>0.0413397</text:p>
          </table:table-cell>
          <table:table-cell office:value-type="float" office:value="0.00545633" calcext:value-type="float">
            <text:p>0.00545633</text:p>
          </table:table-cell>
          <table:table-cell office:value-type="float" office:value="0.000364755" calcext:value-type="float">
            <text:p>0.000364755</text:p>
          </table:table-cell>
          <table:table-cell office:value-type="float" office:value="0.117964" calcext:value-type="float">
            <text:p>0.117964</text:p>
          </table:table-cell>
          <table:table-cell office:value-type="float" office:value="0.0312028" calcext:value-type="float">
            <text:p>0.0312028</text:p>
          </table:table-cell>
          <table:table-cell office:value-type="float" office:value="0.00243802" calcext:value-type="float">
            <text:p>0.00243802</text:p>
          </table:table-cell>
          <table:table-cell office:value-type="float" office:value="0.00120006" calcext:value-type="float">
            <text:p>0.00120006</text:p>
          </table:table-cell>
          <table:table-cell office:value-type="float" office:value="0.00165719" calcext:value-type="float">
            <text:p>0.001657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8897" calcext:value-type="float">
            <text:p>0.028897</text:p>
          </table:table-cell>
          <table:table-cell office:value-type="float" office:value="0.0055866" calcext:value-type="float">
            <text:p>0.0055866</text:p>
          </table:table-cell>
          <table:table-cell office:value-type="float" office:value="0.000398309" calcext:value-type="float">
            <text:p>0.000398309</text:p>
          </table:table-cell>
          <table:table-cell office:value-type="float" office:value="0.121467" calcext:value-type="float">
            <text:p>0.121467</text:p>
          </table:table-cell>
          <table:table-cell office:value-type="float" office:value="0.0273969" calcext:value-type="float">
            <text:p>0.0273969</text:p>
          </table:table-cell>
          <table:table-cell office:value-type="float" office:value="0.00206576" calcext:value-type="float">
            <text:p>0.00206576</text:p>
          </table:table-cell>
          <table:table-cell office:value-type="float" office:value="0.0012198" calcext:value-type="float">
            <text:p>0.0012198</text:p>
          </table:table-cell>
          <table:table-cell office:value-type="float" office:value="0.0016939" calcext:value-type="float">
            <text:p>0.0016939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288579" calcext:value-type="float">
            <text:p>0.0288579</text:p>
          </table:table-cell>
          <table:table-cell office:value-type="float" office:value="0.0058499" calcext:value-type="float">
            <text:p>0.0058499</text:p>
          </table:table-cell>
          <table:table-cell office:value-type="float" office:value="0.000368703" calcext:value-type="float">
            <text:p>0.000368703</text:p>
          </table:table-cell>
          <table:table-cell office:value-type="float" office:value="0.119018" calcext:value-type="float">
            <text:p>0.119018</text:p>
          </table:table-cell>
          <table:table-cell office:value-type="float" office:value="0.0260085" calcext:value-type="float">
            <text:p>0.0260085</text:p>
          </table:table-cell>
          <table:table-cell office:value-type="float" office:value="0.00204958" calcext:value-type="float">
            <text:p>0.00204958</text:p>
          </table:table-cell>
          <table:table-cell office:value-type="float" office:value="0.00125848" calcext:value-type="float">
            <text:p>0.00125848</text:p>
          </table:table-cell>
          <table:table-cell office:value-type="float" office:value="0.00171127" calcext:value-type="float">
            <text:p>0.00171127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292917" calcext:value-type="float">
            <text:p>0.0292917</text:p>
          </table:table-cell>
          <table:table-cell office:value-type="float" office:value="0.00596477" calcext:value-type="float">
            <text:p>0.00596477</text:p>
          </table:table-cell>
          <table:table-cell office:value-type="float" office:value="0.000406994" calcext:value-type="float">
            <text:p>0.000406994</text:p>
          </table:table-cell>
          <table:table-cell office:value-type="float" office:value="0.117493" calcext:value-type="float">
            <text:p>0.117493</text:p>
          </table:table-cell>
          <table:table-cell office:value-type="float" office:value="0.0260054" calcext:value-type="float">
            <text:p>0.0260054</text:p>
          </table:table-cell>
          <table:table-cell office:value-type="float" office:value="0.00209576" calcext:value-type="float">
            <text:p>0.00209576</text:p>
          </table:table-cell>
          <table:table-cell office:value-type="float" office:value="0.00129204" calcext:value-type="float">
            <text:p>0.00129204</text:p>
          </table:table-cell>
          <table:table-cell office:value-type="float" office:value="0.00174482" calcext:value-type="float">
            <text:p>0.0017448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301634" calcext:value-type="float">
            <text:p>0.0301634</text:p>
          </table:table-cell>
          <table:table-cell office:value-type="float" office:value="0.00626637" calcext:value-type="float">
            <text:p>0.00626637</text:p>
          </table:table-cell>
          <table:table-cell office:value-type="float" office:value="0.00036515" calcext:value-type="float">
            <text:p>0.00036515</text:p>
          </table:table-cell>
          <table:table-cell office:value-type="float" office:value="0.110908" calcext:value-type="float">
            <text:p>0.110908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00217432" calcext:value-type="float">
            <text:p>0.00217432</text:p>
          </table:table-cell>
          <table:table-cell office:value-type="float" office:value="0.00134849" calcext:value-type="float">
            <text:p>0.00134849</text:p>
          </table:table-cell>
          <table:table-cell office:value-type="float" office:value="0.0016635" calcext:value-type="float">
            <text:p>0.001663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318632" calcext:value-type="float">
            <text:p>0.0318632</text:p>
          </table:table-cell>
          <table:table-cell office:value-type="float" office:value="0.00625216" calcext:value-type="float">
            <text:p>0.00625216</text:p>
          </table:table-cell>
          <table:table-cell office:value-type="float" office:value="0.000386072" calcext:value-type="float">
            <text:p>0.000386072</text:p>
          </table:table-cell>
          <table:table-cell office:value-type="float" office:value="0.119386" calcext:value-type="float">
            <text:p>0.119386</text:p>
          </table:table-cell>
          <table:table-cell office:value-type="float" office:value="0.0262347" calcext:value-type="float">
            <text:p>0.0262347</text:p>
          </table:table-cell>
          <table:table-cell office:value-type="float" office:value="0.00216682" calcext:value-type="float">
            <text:p>0.00216682</text:p>
          </table:table-cell>
          <table:table-cell office:value-type="float" office:value="0.00134533" calcext:value-type="float">
            <text:p>0.00134533</text:p>
          </table:table-cell>
          <table:table-cell office:value-type="float" office:value="0.00175351" calcext:value-type="float">
            <text:p>0.0017535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364175" calcext:value-type="float">
            <text:p>0.0364175</text:p>
          </table:table-cell>
          <table:table-cell office:value-type="float" office:value="0.00644677" calcext:value-type="float">
            <text:p>0.00644677</text:p>
          </table:table-cell>
          <table:table-cell office:value-type="float" office:value="0.000377782" calcext:value-type="float">
            <text:p>0.000377782</text:p>
          </table:table-cell>
          <table:table-cell office:value-type="float" office:value="0.116601" calcext:value-type="float">
            <text:p>0.116601</text:p>
          </table:table-cell>
          <table:table-cell office:value-type="float" office:value="0.0264941" calcext:value-type="float">
            <text:p>0.0264941</text:p>
          </table:table-cell>
          <table:table-cell office:value-type="float" office:value="0.0022434" calcext:value-type="float">
            <text:p>0.0022434</text:p>
          </table:table-cell>
          <table:table-cell office:value-type="float" office:value="0.0013781" calcext:value-type="float">
            <text:p>0.0013781</text:p>
          </table:table-cell>
          <table:table-cell office:value-type="float" office:value="0.0017393" calcext:value-type="float">
            <text:p>0.0017393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390631" calcext:value-type="float">
            <text:p>0.0390631</text:p>
          </table:table-cell>
          <table:table-cell office:value-type="float" office:value="0.00671086" calcext:value-type="float">
            <text:p>0.00671086</text:p>
          </table:table-cell>
          <table:table-cell office:value-type="float" office:value="0.000420416" calcext:value-type="float">
            <text:p>0.000420416</text:p>
          </table:table-cell>
          <table:table-cell office:value-type="float" office:value="0.114983" calcext:value-type="float">
            <text:p>0.114983</text:p>
          </table:table-cell>
          <table:table-cell office:value-type="float" office:value="0.0255265" calcext:value-type="float">
            <text:p>0.0255265</text:p>
          </table:table-cell>
          <table:table-cell office:value-type="float" office:value="0.00283238" calcext:value-type="float">
            <text:p>0.00283238</text:p>
          </table:table-cell>
          <table:table-cell office:value-type="float" office:value="0.00143099" calcext:value-type="float">
            <text:p>0.00143099</text:p>
          </table:table-cell>
          <table:table-cell office:value-type="float" office:value="0.00172903" calcext:value-type="float">
            <text:p>0.00172903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349644" calcext:value-type="float">
            <text:p>0.0349644</text:p>
          </table:table-cell>
          <table:table-cell office:value-type="float" office:value="0.00674758" calcext:value-type="float">
            <text:p>0.00674758</text:p>
          </table:table-cell>
          <table:table-cell office:value-type="float" office:value="0.00042239" calcext:value-type="float">
            <text:p>0.00042239</text:p>
          </table:table-cell>
          <table:table-cell office:value-type="float" office:value="0.118575" calcext:value-type="float">
            <text:p>0.118575</text:p>
          </table:table-cell>
          <table:table-cell office:value-type="float" office:value="0.0261641" calcext:value-type="float">
            <text:p>0.0261641</text:p>
          </table:table-cell>
          <table:table-cell office:value-type="float" office:value="0.00238433" calcext:value-type="float">
            <text:p>0.00238433</text:p>
          </table:table-cell>
          <table:table-cell office:value-type="float" office:value="0.00145034" calcext:value-type="float">
            <text:p>0.00145034</text:p>
          </table:table-cell>
          <table:table-cell office:value-type="float" office:value="0.00177956" calcext:value-type="float">
            <text:p>0.00177956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32237" calcext:value-type="float">
            <text:p>0.032237</text:p>
          </table:table-cell>
          <table:table-cell office:value-type="float" office:value="0.00709654" calcext:value-type="float">
            <text:p>0.00709654</text:p>
          </table:table-cell>
          <table:table-cell office:value-type="float" office:value="0.00046305" calcext:value-type="float">
            <text:p>0.00046305</text:p>
          </table:table-cell>
          <table:table-cell office:value-type="float" office:value="0.125706" calcext:value-type="float">
            <text:p>0.125706</text:p>
          </table:table-cell>
          <table:table-cell office:value-type="float" office:value="0.0250094" calcext:value-type="float">
            <text:p>0.0250094</text:p>
          </table:table-cell>
          <table:table-cell office:value-type="float" office:value="0.00237722" calcext:value-type="float">
            <text:p>0.00237722</text:p>
          </table:table-cell>
          <table:table-cell office:value-type="float" office:value="0.0014985" calcext:value-type="float">
            <text:p>0.0014985</text:p>
          </table:table-cell>
          <table:table-cell office:value-type="float" office:value="0.0017918" calcext:value-type="float">
            <text:p>0.0017918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351152" calcext:value-type="float">
            <text:p>0.0351152</text:p>
          </table:table-cell>
          <table:table-cell office:value-type="float" office:value="0.00722128" calcext:value-type="float">
            <text:p>0.00722128</text:p>
          </table:table-cell>
          <table:table-cell office:value-type="float" office:value="0.000428311" calcext:value-type="float">
            <text:p>0.000428311</text:p>
          </table:table-cell>
          <table:table-cell office:value-type="float" office:value="0.112166" calcext:value-type="float">
            <text:p>0.112166</text:p>
          </table:table-cell>
          <table:table-cell office:value-type="float" office:value="0.0260141" calcext:value-type="float">
            <text:p>0.0260141</text:p>
          </table:table-cell>
          <table:table-cell office:value-type="float" office:value="0.0024167" calcext:value-type="float">
            <text:p>0.0024167</text:p>
          </table:table-cell>
          <table:table-cell office:value-type="float" office:value="0.00152534" calcext:value-type="float">
            <text:p>0.00152534</text:p>
          </table:table-cell>
          <table:table-cell office:value-type="float" office:value="0.00179654" calcext:value-type="float">
            <text:p>0.0017965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0072655" calcext:value-type="float">
            <text:p>0.0072655</text:p>
          </table:table-cell>
          <table:table-cell office:value-type="float" office:value="0.000506868" calcext:value-type="float">
            <text:p>0.000506868</text:p>
          </table:table-cell>
          <table:table-cell office:value-type="float" office:value="0.12083" calcext:value-type="float">
            <text:p>0.12083</text:p>
          </table:table-cell>
          <table:table-cell office:value-type="float" office:value="0.0261586" calcext:value-type="float">
            <text:p>0.0261586</text:p>
          </table:table-cell>
          <table:table-cell office:value-type="float" office:value="0.00243723" calcext:value-type="float">
            <text:p>0.00243723</text:p>
          </table:table-cell>
          <table:table-cell office:value-type="float" office:value="0.00152889" calcext:value-type="float">
            <text:p>0.00152889</text:p>
          </table:table-cell>
          <table:table-cell office:value-type="float" office:value="0.00186523" calcext:value-type="float">
            <text:p>0.00186523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371959" calcext:value-type="float">
            <text:p>0.0371959</text:p>
          </table:table-cell>
          <table:table-cell office:value-type="float" office:value="0.00763775" calcext:value-type="float">
            <text:p>0.00763775</text:p>
          </table:table-cell>
          <table:table-cell office:value-type="float" office:value="0.000428311" calcext:value-type="float">
            <text:p>0.000428311</text:p>
          </table:table-cell>
          <table:table-cell office:value-type="float" office:value="0.112971" calcext:value-type="float">
            <text:p>0.112971</text:p>
          </table:table-cell>
          <table:table-cell office:value-type="float" office:value="0.0268904" calcext:value-type="float">
            <text:p>0.0268904</text:p>
          </table:table-cell>
          <table:table-cell office:value-type="float" office:value="0.00252802" calcext:value-type="float">
            <text:p>0.00252802</text:p>
          </table:table-cell>
          <table:table-cell office:value-type="float" office:value="0.00159482" calcext:value-type="float">
            <text:p>0.00159482</text:p>
          </table:table-cell>
          <table:table-cell office:value-type="float" office:value="0.00173338" calcext:value-type="float">
            <text:p>0.00173338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363974" calcext:value-type="float">
            <text:p>0.0363974</text:p>
          </table:table-cell>
          <table:table-cell office:value-type="float" office:value="0.0076042" calcext:value-type="float">
            <text:p>0.0076042</text:p>
          </table:table-cell>
          <table:table-cell office:value-type="float" office:value="0.000555423" calcext:value-type="float">
            <text:p>0.000555423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264748" calcext:value-type="float">
            <text:p>0.0264748</text:p>
          </table:table-cell>
          <table:table-cell office:value-type="float" office:value="0.00252763" calcext:value-type="float">
            <text:p>0.00252763</text:p>
          </table:table-cell>
          <table:table-cell office:value-type="float" office:value="0.00204958" calcext:value-type="float">
            <text:p>0.00204958</text:p>
          </table:table-cell>
          <table:table-cell office:value-type="float" office:value="0.00177246" calcext:value-type="float">
            <text:p>0.0017724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449928" calcext:value-type="float">
            <text:p>0.0449928</text:p>
          </table:table-cell>
          <table:table-cell office:value-type="float" office:value="0.00786513" calcext:value-type="float">
            <text:p>0.00786513</text:p>
          </table:table-cell>
          <table:table-cell office:value-type="float" office:value="0.000432259" calcext:value-type="float">
            <text:p>0.000432259</text:p>
          </table:table-cell>
          <table:table-cell office:value-type="float" office:value="0.119061" calcext:value-type="float">
            <text:p>0.119061</text:p>
          </table:table-cell>
          <table:table-cell office:value-type="float" office:value="0.0261364" calcext:value-type="float">
            <text:p>0.0261364</text:p>
          </table:table-cell>
          <table:table-cell office:value-type="float" office:value="0.00255526" calcext:value-type="float">
            <text:p>0.00255526</text:p>
          </table:table-cell>
          <table:table-cell office:value-type="float" office:value="0.00288607" calcext:value-type="float">
            <text:p>0.00288607</text:p>
          </table:table-cell>
          <table:table-cell office:value-type="float" office:value="0.00179772" calcext:value-type="float">
            <text:p>0.00179772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384702" calcext:value-type="float">
            <text:p>0.0384702</text:p>
          </table:table-cell>
          <table:table-cell office:value-type="float" office:value="0.00820304" calcext:value-type="float">
            <text:p>0.00820304</text:p>
          </table:table-cell>
          <table:table-cell office:value-type="float" office:value="0.000517131" calcext:value-type="float">
            <text:p>0.000517131</text:p>
          </table:table-cell>
          <table:table-cell office:value-type="float" office:value="0.112209" calcext:value-type="float">
            <text:p>0.112209</text:p>
          </table:table-cell>
          <table:table-cell office:value-type="float" office:value="0.0247441" calcext:value-type="float">
            <text:p>0.0247441</text:p>
          </table:table-cell>
          <table:table-cell office:value-type="float" office:value="0.00265119" calcext:value-type="float">
            <text:p>0.00265119</text:p>
          </table:table-cell>
          <table:table-cell office:value-type="float" office:value="0.00299541" calcext:value-type="float">
            <text:p>0.00299541</text:p>
          </table:table-cell>
          <table:table-cell office:value-type="float" office:value="0.00171009" calcext:value-type="float">
            <text:p>0.0017100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374115" calcext:value-type="float">
            <text:p>0.0374115</text:p>
          </table:table-cell>
          <table:table-cell office:value-type="float" office:value="0.00816159" calcext:value-type="float">
            <text:p>0.00816159</text:p>
          </table:table-cell>
          <table:table-cell office:value-type="float" office:value="0.000446075" calcext:value-type="float">
            <text:p>0.000446075</text:p>
          </table:table-cell>
          <table:table-cell office:value-type="float" office:value="0.118999" calcext:value-type="float">
            <text:p>0.118999</text:p>
          </table:table-cell>
          <table:table-cell office:value-type="float" office:value="0.0274455" calcext:value-type="float">
            <text:p>0.0274455</text:p>
          </table:table-cell>
          <table:table-cell office:value-type="float" office:value="0.00388559" calcext:value-type="float">
            <text:p>0.00388559</text:p>
          </table:table-cell>
          <table:table-cell office:value-type="float" office:value="0.00401902" calcext:value-type="float">
            <text:p>0.00401902</text:p>
          </table:table-cell>
          <table:table-cell office:value-type="float" office:value="0.00268395" calcext:value-type="float">
            <text:p>0.0026839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369441" calcext:value-type="float">
            <text:p>0.0369441</text:p>
          </table:table-cell>
          <table:table-cell office:value-type="float" office:value="0.00838937" calcext:value-type="float">
            <text:p>0.00838937</text:p>
          </table:table-cell>
          <table:table-cell office:value-type="float" office:value="0.000460681" calcext:value-type="float">
            <text:p>0.000460681</text:p>
          </table:table-cell>
          <table:table-cell office:value-type="float" office:value="0.112422" calcext:value-type="float">
            <text:p>0.112422</text:p>
          </table:table-cell>
          <table:table-cell office:value-type="float" office:value="0.0251014" calcext:value-type="float">
            <text:p>0.0251014</text:p>
          </table:table-cell>
          <table:table-cell office:value-type="float" office:value="0.00208629" calcext:value-type="float">
            <text:p>0.00208629</text:p>
          </table:table-cell>
          <table:table-cell office:value-type="float" office:value="0.00194497" calcext:value-type="float">
            <text:p>0.00194497</text:p>
          </table:table-cell>
          <table:table-cell office:value-type="float" office:value="0.00176456" calcext:value-type="float">
            <text:p>0.00176456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377048" calcext:value-type="float">
            <text:p>0.0377048</text:p>
          </table:table-cell>
          <table:table-cell office:value-type="float" office:value="0.0085982" calcext:value-type="float">
            <text:p>0.0085982</text:p>
          </table:table-cell>
          <table:table-cell office:value-type="float" office:value="0.000435022" calcext:value-type="float">
            <text:p>0.000435022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0.0260887" calcext:value-type="float">
            <text:p>0.0260887</text:p>
          </table:table-cell>
          <table:table-cell office:value-type="float" office:value="0.00209339" calcext:value-type="float">
            <text:p>0.00209339</text:p>
          </table:table-cell>
          <table:table-cell office:value-type="float" office:value="0.00162127" calcext:value-type="float">
            <text:p>0.00162127</text:p>
          </table:table-cell>
          <table:table-cell office:value-type="float" office:value="0.00166903" calcext:value-type="float">
            <text:p>0.00166903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383036" calcext:value-type="float">
            <text:p>0.0383036</text:p>
          </table:table-cell>
          <table:table-cell office:value-type="float" office:value="0.00867636" calcext:value-type="float">
            <text:p>0.00867636</text:p>
          </table:table-cell>
          <table:table-cell office:value-type="float" office:value="0.000442917" calcext:value-type="float">
            <text:p>0.000442917</text:p>
          </table:table-cell>
          <table:table-cell office:value-type="float" office:value="0.113881" calcext:value-type="float">
            <text:p>0.113881</text:p>
          </table:table-cell>
          <table:table-cell office:value-type="float" office:value="0.025615" calcext:value-type="float">
            <text:p>0.025615</text:p>
          </table:table-cell>
          <table:table-cell office:value-type="float" office:value="0.00214353" calcext:value-type="float">
            <text:p>0.00214353</text:p>
          </table:table-cell>
          <table:table-cell office:value-type="float" office:value="0.00112624" calcext:value-type="float">
            <text:p>0.00112624</text:p>
          </table:table-cell>
          <table:table-cell office:value-type="float" office:value="0.00163232" calcext:value-type="float">
            <text:p>0.00163232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4743" calcext:value-type="float">
            <text:p>0.04743</text:p>
          </table:table-cell>
          <table:table-cell office:value-type="float" office:value="0.00888637" calcext:value-type="float">
            <text:p>0.00888637</text:p>
          </table:table-cell>
          <table:table-cell office:value-type="float" office:value="0.000446075" calcext:value-type="float">
            <text:p>0.000446075</text:p>
          </table:table-cell>
          <table:table-cell office:value-type="float" office:value="0.125155" calcext:value-type="float">
            <text:p>0.125155</text:p>
          </table:table-cell>
          <table:table-cell office:value-type="float" office:value="0.0320025" calcext:value-type="float">
            <text:p>0.0320025</text:p>
          </table:table-cell>
          <table:table-cell office:value-type="float" office:value="0.00208392" calcext:value-type="float">
            <text:p>0.00208392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0161653" calcext:value-type="float">
            <text:p>0.0016165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399806" calcext:value-type="float">
            <text:p>0.0399806</text:p>
          </table:table-cell>
          <table:table-cell office:value-type="float" office:value="0.00905493" calcext:value-type="float">
            <text:p>0.00905493</text:p>
          </table:table-cell>
          <table:table-cell office:value-type="float" office:value="0.000460286" calcext:value-type="float">
            <text:p>0.000460286</text:p>
          </table:table-cell>
          <table:table-cell office:value-type="float" office:value="0.113595" calcext:value-type="float">
            <text:p>0.113595</text:p>
          </table:table-cell>
          <table:table-cell office:value-type="float" office:value="0.0253236" calcext:value-type="float">
            <text:p>0.0253236</text:p>
          </table:table-cell>
          <table:table-cell office:value-type="float" office:value="0.00216011" calcext:value-type="float">
            <text:p>0.00216011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00164219" calcext:value-type="float">
            <text:p>0.00164219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40125" calcext:value-type="float">
            <text:p>0.040125</text:p>
          </table:table-cell>
          <table:table-cell office:value-type="float" office:value="0.00962022" calcext:value-type="float">
            <text:p>0.00962022</text:p>
          </table:table-cell>
          <table:table-cell office:value-type="float" office:value="0.000424363" calcext:value-type="float">
            <text:p>0.000424363</text:p>
          </table:table-cell>
          <table:table-cell office:value-type="float" office:value="0.117778" calcext:value-type="float">
            <text:p>0.117778</text:p>
          </table:table-cell>
          <table:table-cell office:value-type="float" office:value="0.0254594" calcext:value-type="float">
            <text:p>0.0254594</text:p>
          </table:table-cell>
          <table:table-cell office:value-type="float" office:value="0.00219958" calcext:value-type="float">
            <text:p>0.00219958</text:p>
          </table:table-cell>
          <table:table-cell office:value-type="float" office:value="0.00118348" calcext:value-type="float">
            <text:p>0.00118348</text:p>
          </table:table-cell>
          <table:table-cell office:value-type="float" office:value="0.00159995" calcext:value-type="float">
            <text:p>0.0015999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429002" calcext:value-type="float">
            <text:p>0.0429002</text:p>
          </table:table-cell>
          <table:table-cell office:value-type="float" office:value="0.0102214" calcext:value-type="float">
            <text:p>0.0102214</text:p>
          </table:table-cell>
          <table:table-cell office:value-type="float" office:value="0.0004141" calcext:value-type="float">
            <text:p>0.0004141</text:p>
          </table:table-cell>
          <table:table-cell office:value-type="float" office:value="0.116108" calcext:value-type="float">
            <text:p>0.116108</text:p>
          </table:table-cell>
          <table:table-cell office:value-type="float" office:value="0.0251053" calcext:value-type="float">
            <text:p>0.0251053</text:p>
          </table:table-cell>
          <table:table-cell office:value-type="float" office:value="0.00219445" calcext:value-type="float">
            <text:p>0.00219445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00157508" calcext:value-type="float">
            <text:p>0.0015750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425212" calcext:value-type="float">
            <text:p>0.0425212</text:p>
          </table:table-cell>
          <table:table-cell office:value-type="float" office:value="0.0119063" calcext:value-type="float">
            <text:p>0.0119063</text:p>
          </table:table-cell>
          <table:table-cell office:value-type="float" office:value="0.000469366" calcext:value-type="float">
            <text:p>0.000469366</text:p>
          </table:table-cell>
          <table:table-cell office:value-type="float" office:value="0.122622" calcext:value-type="float">
            <text:p>0.122622</text:p>
          </table:table-cell>
          <table:table-cell office:value-type="float" office:value="0.0254839" calcext:value-type="float">
            <text:p>0.0254839</text:p>
          </table:table-cell>
          <table:table-cell office:value-type="float" office:value="0.00228367" calcext:value-type="float">
            <text:p>0.00228367</text:p>
          </table:table-cell>
          <table:table-cell office:value-type="float" office:value="0.00118901" calcext:value-type="float">
            <text:p>0.00118901</text:p>
          </table:table-cell>
          <table:table-cell office:value-type="float" office:value="0.00162916" calcext:value-type="float">
            <text:p>0.00162916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44103" calcext:value-type="float">
            <text:p>0.044103</text:p>
          </table:table-cell>
          <table:table-cell office:value-type="float" office:value="0.00998616" calcext:value-type="float">
            <text:p>0.00998616</text:p>
          </table:table-cell>
          <table:table-cell office:value-type="float" office:value="0.00043818" calcext:value-type="float">
            <text:p>0.00043818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0.0254622" calcext:value-type="float">
            <text:p>0.0254622</text:p>
          </table:table-cell>
          <table:table-cell office:value-type="float" office:value="0.00264803" calcext:value-type="float">
            <text:p>0.00264803</text:p>
          </table:table-cell>
          <table:table-cell office:value-type="float" office:value="0.00122532" calcext:value-type="float">
            <text:p>0.00122532</text:p>
          </table:table-cell>
          <table:table-cell office:value-type="float" office:value="0.00157863" calcext:value-type="float">
            <text:p>0.0015786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432105" calcext:value-type="float">
            <text:p>0.0432105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0.000478445" calcext:value-type="float">
            <text:p>0.000478445</text:p>
          </table:table-cell>
          <table:table-cell office:value-type="float" office:value="0.111738" calcext:value-type="float">
            <text:p>0.111738</text:p>
          </table:table-cell>
          <table:table-cell office:value-type="float" office:value="0.0247556" calcext:value-type="float">
            <text:p>0.0247556</text:p>
          </table:table-cell>
          <table:table-cell office:value-type="float" office:value="0.00246012" calcext:value-type="float">
            <text:p>0.00246012</text:p>
          </table:table-cell>
          <table:table-cell office:value-type="float" office:value="0.0012344" calcext:value-type="float">
            <text:p>0.0012344</text:p>
          </table:table-cell>
          <table:table-cell office:value-type="float" office:value="0.0016039" calcext:value-type="float">
            <text:p>0.0016039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419808" calcext:value-type="float">
            <text:p>0.0419808</text:p>
          </table:table-cell>
          <table:table-cell office:value-type="float" office:value="0.0104468" calcext:value-type="float">
            <text:p>0.0104468</text:p>
          </table:table-cell>
          <table:table-cell office:value-type="float" office:value="0.000438575" calcext:value-type="float">
            <text:p>0.000438575</text:p>
          </table:table-cell>
          <table:table-cell office:value-type="float" office:value="0.117719" calcext:value-type="float">
            <text:p>0.117719</text:p>
          </table:table-cell>
          <table:table-cell office:value-type="float" office:value="0.0258064" calcext:value-type="float">
            <text:p>0.0258064</text:p>
          </table:table-cell>
          <table:table-cell office:value-type="float" office:value="0.00233538" calcext:value-type="float">
            <text:p>0.00233538</text:p>
          </table:table-cell>
          <table:table-cell office:value-type="float" office:value="0.00125612" calcext:value-type="float">
            <text:p>0.00125612</text:p>
          </table:table-cell>
          <table:table-cell office:value-type="float" office:value="0.00165087" calcext:value-type="float">
            <text:p>0.00165087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473447" calcext:value-type="float">
            <text:p>0.0473447</text:p>
          </table:table-cell>
          <table:table-cell office:value-type="float" office:value="0.0111077" calcext:value-type="float">
            <text:p>0.0111077</text:p>
          </table:table-cell>
          <table:table-cell office:value-type="float" office:value="0.00045476" calcext:value-type="float">
            <text:p>0.00045476</text:p>
          </table:table-cell>
          <table:table-cell office:value-type="float" office:value="0.116329" calcext:value-type="float">
            <text:p>0.116329</text:p>
          </table:table-cell>
          <table:table-cell office:value-type="float" office:value="0.0254239" calcext:value-type="float">
            <text:p>0.0254239</text:p>
          </table:table-cell>
          <table:table-cell office:value-type="float" office:value="0.00233854" calcext:value-type="float">
            <text:p>0.00233854</text:p>
          </table:table-cell>
          <table:table-cell office:value-type="float" office:value="0.00124151" calcext:value-type="float">
            <text:p>0.00124151</text:p>
          </table:table-cell>
          <table:table-cell office:value-type="float" office:value="0.0016114" calcext:value-type="float">
            <text:p>0.0016114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437761" calcext:value-type="float">
            <text:p>0.0437761</text:p>
          </table:table-cell>
          <table:table-cell office:value-type="float" office:value="0.0111819" calcext:value-type="float">
            <text:p>0.0111819</text:p>
          </table:table-cell>
          <table:table-cell office:value-type="float" office:value="0.0004216" calcext:value-type="float">
            <text:p>0.0004216</text:p>
          </table:table-cell>
          <table:table-cell office:value-type="float" office:value="0.116366" calcext:value-type="float">
            <text:p>0.116366</text:p>
          </table:table-cell>
          <table:table-cell office:value-type="float" office:value="0.0276417" calcext:value-type="float">
            <text:p>0.0276417</text:p>
          </table:table-cell>
          <table:table-cell office:value-type="float" office:value="0.0023713" calcext:value-type="float">
            <text:p>0.0023713</text:p>
          </table:table-cell>
          <table:table-cell office:value-type="float" office:value="0.00125888" calcext:value-type="float">
            <text:p>0.00125888</text:p>
          </table:table-cell>
          <table:table-cell office:value-type="float" office:value="0.0016035" calcext:value-type="float">
            <text:p>0.001603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439577" calcext:value-type="float">
            <text:p>0.0439577</text:p>
          </table:table-cell>
          <table:table-cell office:value-type="float" office:value="0.0113722" calcext:value-type="float">
            <text:p>0.0113722</text:p>
          </table:table-cell>
          <table:table-cell office:value-type="float" office:value="0.000433443" calcext:value-type="float">
            <text:p>0.000433443</text:p>
          </table:table-cell>
          <table:table-cell office:value-type="float" office:value="0.112986" calcext:value-type="float">
            <text:p>0.112986</text:p>
          </table:table-cell>
          <table:table-cell office:value-type="float" office:value="0.0253659" calcext:value-type="float">
            <text:p>0.0253659</text:p>
          </table:table-cell>
          <table:table-cell office:value-type="float" office:value="0.0024092" calcext:value-type="float">
            <text:p>0.0024092</text:p>
          </table:table-cell>
          <table:table-cell office:value-type="float" office:value="0.00127546" calcext:value-type="float">
            <text:p>0.00127546</text:p>
          </table:table-cell>
          <table:table-cell office:value-type="float" office:value="0.0016035" calcext:value-type="float">
            <text:p>0.001603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643185" calcext:value-type="float">
            <text:p>0.0643185</text:p>
          </table:table-cell>
          <table:table-cell office:value-type="float" office:value="0.0126322" calcext:value-type="float">
            <text:p>0.0126322</text:p>
          </table:table-cell>
          <table:table-cell office:value-type="float" office:value="0.000409757" calcext:value-type="float">
            <text:p>0.000409757</text:p>
          </table:table-cell>
          <table:table-cell office:value-type="float" office:value="0.115449" calcext:value-type="float">
            <text:p>0.115449</text:p>
          </table:table-cell>
          <table:table-cell office:value-type="float" office:value="0.0251646" calcext:value-type="float">
            <text:p>0.0251646</text:p>
          </table:table-cell>
          <table:table-cell office:value-type="float" office:value="0.00242302" calcext:value-type="float">
            <text:p>0.00242302</text:p>
          </table:table-cell>
          <table:table-cell office:value-type="float" office:value="0.00130901" calcext:value-type="float">
            <text:p>0.00130901</text:p>
          </table:table-cell>
          <table:table-cell office:value-type="float" office:value="0.00158929" calcext:value-type="float">
            <text:p>0.00158929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663254" calcext:value-type="float">
            <text:p>0.0663254</text:p>
          </table:table-cell>
          <table:table-cell office:value-type="float" office:value="0.0119706" calcext:value-type="float">
            <text:p>0.0119706</text:p>
          </table:table-cell>
          <table:table-cell office:value-type="float" office:value="0.000423179" calcext:value-type="float">
            <text:p>0.000423179</text:p>
          </table:table-cell>
          <table:table-cell office:value-type="float" office:value="0.114796" calcext:value-type="float">
            <text:p>0.114796</text:p>
          </table:table-cell>
          <table:table-cell office:value-type="float" office:value="0.0253947" calcext:value-type="float">
            <text:p>0.0253947</text:p>
          </table:table-cell>
          <table:table-cell office:value-type="float" office:value="0.0024317" calcext:value-type="float">
            <text:p>0.0024317</text:p>
          </table:table-cell>
          <table:table-cell office:value-type="float" office:value="0.00132125" calcext:value-type="float">
            <text:p>0.00132125</text:p>
          </table:table-cell>
          <table:table-cell office:value-type="float" office:value="0.00160508" calcext:value-type="float">
            <text:p>0.00160508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485965" calcext:value-type="float">
            <text:p>0.0485965</text:p>
          </table:table-cell>
          <table:table-cell office:value-type="float" office:value="0.012245" calcext:value-type="float">
            <text:p>0.012245</text:p>
          </table:table-cell>
          <table:table-cell office:value-type="float" office:value="0.000420811" calcext:value-type="float">
            <text:p>0.000420811</text:p>
          </table:table-cell>
          <table:table-cell office:value-type="float" office:value="0.116747" calcext:value-type="float">
            <text:p>0.116747</text:p>
          </table:table-cell>
          <table:table-cell office:value-type="float" office:value="0.0254815" calcext:value-type="float">
            <text:p>0.0254815</text:p>
          </table:table-cell>
          <table:table-cell office:value-type="float" office:value="0.00243091" calcext:value-type="float">
            <text:p>0.00243091</text:p>
          </table:table-cell>
          <table:table-cell office:value-type="float" office:value="0.0013323" calcext:value-type="float">
            <text:p>0.0013323</text:p>
          </table:table-cell>
          <table:table-cell office:value-type="float" office:value="0.00162561" calcext:value-type="float">
            <text:p>0.00162561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660116" calcext:value-type="float">
            <text:p>0.0660116</text:p>
          </table:table-cell>
          <table:table-cell office:value-type="float" office:value="0.0126362" calcext:value-type="float">
            <text:p>0.0126362</text:p>
          </table:table-cell>
          <table:table-cell office:value-type="float" office:value="0.000455154" calcext:value-type="float">
            <text:p>0.000455154</text:p>
          </table:table-cell>
          <table:table-cell office:value-type="float" office:value="0.118335" calcext:value-type="float">
            <text:p>0.118335</text:p>
          </table:table-cell>
          <table:table-cell office:value-type="float" office:value="0.0259789" calcext:value-type="float">
            <text:p>0.0259789</text:p>
          </table:table-cell>
          <table:table-cell office:value-type="float" office:value="0.00242262" calcext:value-type="float">
            <text:p>0.00242262</text:p>
          </table:table-cell>
          <table:table-cell office:value-type="float" office:value="0.00133467" calcext:value-type="float">
            <text:p>0.00133467</text:p>
          </table:table-cell>
          <table:table-cell office:value-type="float" office:value="0.00162521" calcext:value-type="float">
            <text:p>0.00162521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477427" calcext:value-type="float">
            <text:p>0.0477427</text:p>
          </table:table-cell>
          <table:table-cell office:value-type="float" office:value="0.0132066" calcext:value-type="float">
            <text:p>0.0132066</text:p>
          </table:table-cell>
          <table:table-cell office:value-type="float" office:value="0.000443312" calcext:value-type="float">
            <text:p>0.000443312</text:p>
          </table:table-cell>
          <table:table-cell office:value-type="float" office:value="0.12442" calcext:value-type="float">
            <text:p>0.12442</text:p>
          </table:table-cell>
          <table:table-cell office:value-type="float" office:value="0.0264471" calcext:value-type="float">
            <text:p>0.0264471</text:p>
          </table:table-cell>
          <table:table-cell office:value-type="float" office:value="0.00248578" calcext:value-type="float">
            <text:p>0.00248578</text:p>
          </table:table-cell>
          <table:table-cell office:value-type="float" office:value="0.00137928" calcext:value-type="float">
            <text:p>0.00137928</text:p>
          </table:table-cell>
          <table:table-cell office:value-type="float" office:value="0.00159916" calcext:value-type="float">
            <text:p>0.0015991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556279" calcext:value-type="float">
            <text:p>0.0556279</text:p>
          </table:table-cell>
          <table:table-cell office:value-type="float" office:value="0.0135279" calcext:value-type="float">
            <text:p>0.0135279</text:p>
          </table:table-cell>
          <table:table-cell office:value-type="float" office:value="0.000461076" calcext:value-type="float">
            <text:p>0.000461076</text:p>
          </table:table-cell>
          <table:table-cell office:value-type="float" office:value="0.11472" calcext:value-type="float">
            <text:p>0.11472</text:p>
          </table:table-cell>
          <table:table-cell office:value-type="float" office:value="0.0254697" calcext:value-type="float">
            <text:p>0.0254697</text:p>
          </table:table-cell>
          <table:table-cell office:value-type="float" office:value="0.00256118" calcext:value-type="float">
            <text:p>0.00256118</text:p>
          </table:table-cell>
          <table:table-cell office:value-type="float" office:value="0.00139902" calcext:value-type="float">
            <text:p>0.00139902</text:p>
          </table:table-cell>
          <table:table-cell office:value-type="float" office:value="0.00160784" calcext:value-type="float">
            <text:p>0.00160784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528611" calcext:value-type="float">
            <text:p>0.0528611</text:p>
          </table:table-cell>
          <table:table-cell office:value-type="float" office:value="0.0134174" calcext:value-type="float">
            <text:p>0.0134174</text:p>
          </table:table-cell>
          <table:table-cell office:value-type="float" office:value="0.000423574" calcext:value-type="float">
            <text:p>0.000423574</text:p>
          </table:table-cell>
          <table:table-cell office:value-type="float" office:value="0.117088" calcext:value-type="float">
            <text:p>0.117088</text:p>
          </table:table-cell>
          <table:table-cell office:value-type="float" office:value="0.0267377" calcext:value-type="float">
            <text:p>0.0267377</text:p>
          </table:table-cell>
          <table:table-cell office:value-type="float" office:value="0.00252881" calcext:value-type="float">
            <text:p>0.00252881</text:p>
          </table:table-cell>
          <table:table-cell office:value-type="float" office:value="0.00146652" calcext:value-type="float">
            <text:p>0.00146652</text:p>
          </table:table-cell>
          <table:table-cell office:value-type="float" office:value="0.00159798" calcext:value-type="float">
            <text:p>0.00159798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483174" calcext:value-type="float">
            <text:p>0.0483174</text:p>
          </table:table-cell>
          <table:table-cell office:value-type="float" office:value="0.0138307" calcext:value-type="float">
            <text:p>0.0138307</text:p>
          </table:table-cell>
          <table:table-cell office:value-type="float" office:value="0.000465023" calcext:value-type="float">
            <text:p>0.000465023</text:p>
          </table:table-cell>
          <table:table-cell office:value-type="float" office:value="0.116447" calcext:value-type="float">
            <text:p>0.116447</text:p>
          </table:table-cell>
          <table:table-cell office:value-type="float" office:value="0.0302095" calcext:value-type="float">
            <text:p>0.0302095</text:p>
          </table:table-cell>
          <table:table-cell office:value-type="float" office:value="0.00253079" calcext:value-type="float">
            <text:p>0.00253079</text:p>
          </table:table-cell>
          <table:table-cell office:value-type="float" office:value="0.00148429" calcext:value-type="float">
            <text:p>0.00148429</text:p>
          </table:table-cell>
          <table:table-cell office:value-type="float" office:value="0.00160982" calcext:value-type="float">
            <text:p>0.00160982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488014" calcext:value-type="float">
            <text:p>0.0488014</text:p>
          </table:table-cell>
          <table:table-cell office:value-type="float" office:value="0.0142977" calcext:value-type="float">
            <text:p>0.0142977</text:p>
          </table:table-cell>
          <table:table-cell office:value-type="float" office:value="0.000430285" calcext:value-type="float">
            <text:p>0.000430285</text:p>
          </table:table-cell>
          <table:table-cell office:value-type="float" office:value="0.119305" calcext:value-type="float">
            <text:p>0.119305</text:p>
          </table:table-cell>
          <table:table-cell office:value-type="float" office:value="0.0464787" calcext:value-type="float">
            <text:p>0.0464787</text:p>
          </table:table-cell>
          <table:table-cell office:value-type="float" office:value="0.00255487" calcext:value-type="float">
            <text:p>0.00255487</text:p>
          </table:table-cell>
          <table:table-cell office:value-type="float" office:value="0.00145428" calcext:value-type="float">
            <text:p>0.00145428</text:p>
          </table:table-cell>
          <table:table-cell office:value-type="float" office:value="0.00159995" calcext:value-type="float">
            <text:p>0.0015999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500544" calcext:value-type="float">
            <text:p>0.0500544</text:p>
          </table:table-cell>
          <table:table-cell office:value-type="float" office:value="0.015272" calcext:value-type="float">
            <text:p>0.015272</text:p>
          </table:table-cell>
          <table:table-cell office:value-type="float" office:value="0.000722799" calcext:value-type="float">
            <text:p>0.000722799</text:p>
          </table:table-cell>
          <table:table-cell office:value-type="float" office:value="0.115446" calcext:value-type="float">
            <text:p>0.115446</text:p>
          </table:table-cell>
          <table:table-cell office:value-type="float" office:value="0.0267021" calcext:value-type="float">
            <text:p>0.0267021</text:p>
          </table:table-cell>
          <table:table-cell office:value-type="float" office:value="0.00259395" calcext:value-type="float">
            <text:p>0.00259395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00159758" calcext:value-type="float">
            <text:p>0.0015975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517455" calcext:value-type="float">
            <text:p>0.0517455</text:p>
          </table:table-cell>
          <table:table-cell office:value-type="float" office:value="0.0162458" calcext:value-type="float">
            <text:p>0.0162458</text:p>
          </table:table-cell>
          <table:table-cell office:value-type="float" office:value="0.000998734" calcext:value-type="float">
            <text:p>0.000998734</text:p>
          </table:table-cell>
          <table:table-cell office:value-type="float" office:value="0.119287" calcext:value-type="float">
            <text:p>0.119287</text:p>
          </table:table-cell>
          <table:table-cell office:value-type="float" office:value="0.0258274" calcext:value-type="float">
            <text:p>0.0258274</text:p>
          </table:table-cell>
          <table:table-cell office:value-type="float" office:value="0.00260303" calcext:value-type="float">
            <text:p>0.00260303</text:p>
          </table:table-cell>
          <table:table-cell office:value-type="float" office:value="0.00148468" calcext:value-type="float">
            <text:p>0.00148468</text:p>
          </table:table-cell>
          <table:table-cell office:value-type="float" office:value="0.00159521" calcext:value-type="float">
            <text:p>0.00159521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504554" calcext:value-type="float">
            <text:p>0.0504554</text:p>
          </table:table-cell>
          <table:table-cell office:value-type="float" office:value="0.0153323" calcext:value-type="float">
            <text:p>0.0153323</text:p>
          </table:table-cell>
          <table:table-cell office:value-type="float" office:value="0.000878728" calcext:value-type="float">
            <text:p>0.000878728</text:p>
          </table:table-cell>
          <table:table-cell office:value-type="float" office:value="0.114065" calcext:value-type="float">
            <text:p>0.114065</text:p>
          </table:table-cell>
          <table:table-cell office:value-type="float" office:value="0.0254701" calcext:value-type="float">
            <text:p>0.0254701</text:p>
          </table:table-cell>
          <table:table-cell office:value-type="float" office:value="0.00264211" calcext:value-type="float">
            <text:p>0.00264211</text:p>
          </table:table-cell>
          <table:table-cell office:value-type="float" office:value="0.00150165" calcext:value-type="float">
            <text:p>0.00150165</text:p>
          </table:table-cell>
          <table:table-cell office:value-type="float" office:value="0.0015885" calcext:value-type="float">
            <text:p>0.001588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508004" calcext:value-type="float">
            <text:p>0.0508004</text:p>
          </table:table-cell>
          <table:table-cell office:value-type="float" office:value="0.0157161" calcext:value-type="float">
            <text:p>0.0157161</text:p>
          </table:table-cell>
          <table:table-cell office:value-type="float" office:value="0.000676218" calcext:value-type="float">
            <text:p>0.000676218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0259063" calcext:value-type="float">
            <text:p>0.0259063</text:p>
          </table:table-cell>
          <table:table-cell office:value-type="float" office:value="0.00266066" calcext:value-type="float">
            <text:p>0.00266066</text:p>
          </table:table-cell>
          <table:table-cell office:value-type="float" office:value="0.00151587" calcext:value-type="float">
            <text:p>0.00151587</text:p>
          </table:table-cell>
          <table:table-cell office:value-type="float" office:value="0.00163074" calcext:value-type="float">
            <text:p>0.0016307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515371" calcext:value-type="float">
            <text:p>0.0515371</text:p>
          </table:table-cell>
          <table:table-cell office:value-type="float" office:value="0.016095" calcext:value-type="float">
            <text:p>0.016095</text:p>
          </table:table-cell>
          <table:table-cell office:value-type="float" office:value="0.000618978" calcext:value-type="float">
            <text:p>0.000618978</text:p>
          </table:table-cell>
          <table:table-cell office:value-type="float" office:value="0.110344" calcext:value-type="float">
            <text:p>0.110344</text:p>
          </table:table-cell>
          <table:table-cell office:value-type="float" office:value="0.0246068" calcext:value-type="float">
            <text:p>0.0246068</text:p>
          </table:table-cell>
          <table:table-cell office:value-type="float" office:value="0.00270527" calcext:value-type="float">
            <text:p>0.00270527</text:p>
          </table:table-cell>
          <table:table-cell office:value-type="float" office:value="0.0016339" calcext:value-type="float">
            <text:p>0.0016339</text:p>
          </table:table-cell>
          <table:table-cell office:value-type="float" office:value="0.00156363" calcext:value-type="float">
            <text:p>0.00156363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52355" calcext:value-type="float">
            <text:p>0.052355</text:p>
          </table:table-cell>
          <table:table-cell office:value-type="float" office:value="0.0161795" calcext:value-type="float">
            <text:p>0.0161795</text:p>
          </table:table-cell>
          <table:table-cell office:value-type="float" office:value="0.000748853" calcext:value-type="float">
            <text:p>0.000748853</text:p>
          </table:table-cell>
          <table:table-cell office:value-type="float" office:value="0.121573" calcext:value-type="float">
            <text:p>0.121573</text:p>
          </table:table-cell>
          <table:table-cell office:value-type="float" office:value="0.0274834" calcext:value-type="float">
            <text:p>0.0274834</text:p>
          </table:table-cell>
          <table:table-cell office:value-type="float" office:value="0.00268237" calcext:value-type="float">
            <text:p>0.00268237</text:p>
          </table:table-cell>
          <table:table-cell office:value-type="float" office:value="0.00201405" calcext:value-type="float">
            <text:p>0.00201405</text:p>
          </table:table-cell>
          <table:table-cell office:value-type="float" office:value="0.00164732" calcext:value-type="float">
            <text:p>0.0016473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527296" calcext:value-type="float">
            <text:p>0.0527296</text:p>
          </table:table-cell>
          <table:table-cell office:value-type="float" office:value="0.0166891" calcext:value-type="float">
            <text:p>0.0166891</text:p>
          </table:table-cell>
          <table:table-cell office:value-type="float" office:value="0.00068885" calcext:value-type="float">
            <text:p>0.00068885</text:p>
          </table:table-cell>
          <table:table-cell office:value-type="float" office:value="0.115671" calcext:value-type="float">
            <text:p>0.115671</text:p>
          </table:table-cell>
          <table:table-cell office:value-type="float" office:value="0.0259679" calcext:value-type="float">
            <text:p>0.0259679</text:p>
          </table:table-cell>
          <table:table-cell office:value-type="float" office:value="0.00272422" calcext:value-type="float">
            <text:p>0.00272422</text:p>
          </table:table-cell>
          <table:table-cell office:value-type="float" office:value="0.00217274" calcext:value-type="float">
            <text:p>0.00217274</text:p>
          </table:table-cell>
          <table:table-cell office:value-type="float" office:value="0.00159561" calcext:value-type="float">
            <text:p>0.0015956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549225" calcext:value-type="float">
            <text:p>0.0549225</text:p>
          </table:table-cell>
          <table:table-cell office:value-type="float" office:value="0.0184395" calcext:value-type="float">
            <text:p>0.0184395</text:p>
          </table:table-cell>
          <table:table-cell office:value-type="float" office:value="0.000875965" calcext:value-type="float">
            <text:p>0.000875965</text:p>
          </table:table-cell>
          <table:table-cell office:value-type="float" office:value="0.114663" calcext:value-type="float">
            <text:p>0.114663</text:p>
          </table:table-cell>
          <table:table-cell office:value-type="float" office:value="0.0311084" calcext:value-type="float">
            <text:p>0.0311084</text:p>
          </table:table-cell>
          <table:table-cell office:value-type="float" office:value="0.00277119" calcext:value-type="float">
            <text:p>0.00277119</text:p>
          </table:table-cell>
          <table:table-cell office:value-type="float" office:value="0.0027783" calcext:value-type="float">
            <text:p>0.0027783</text:p>
          </table:table-cell>
          <table:table-cell office:value-type="float" office:value="0.00158613" calcext:value-type="float">
            <text:p>0.00158613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568165" calcext:value-type="float">
            <text:p>0.0568165</text:p>
          </table:table-cell>
          <table:table-cell office:value-type="float" office:value="0.0175588" calcext:value-type="float">
            <text:p>0.0175588</text:p>
          </table:table-cell>
          <table:table-cell office:value-type="float" office:value="0.000858201" calcext:value-type="float">
            <text:p>0.000858201</text:p>
          </table:table-cell>
          <table:table-cell office:value-type="float" office:value="0.117634" calcext:value-type="float">
            <text:p>0.117634</text:p>
          </table:table-cell>
          <table:table-cell office:value-type="float" office:value="0.025915" calcext:value-type="float">
            <text:p>0.025915</text:p>
          </table:table-cell>
          <table:table-cell office:value-type="float" office:value="0.00280277" calcext:value-type="float">
            <text:p>0.00280277</text:p>
          </table:table-cell>
          <table:table-cell office:value-type="float" office:value="0.0027479" calcext:value-type="float">
            <text:p>0.0027479</text:p>
          </table:table-cell>
          <table:table-cell office:value-type="float" office:value="0.00158732" calcext:value-type="float">
            <text:p>0.0015873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604641" calcext:value-type="float">
            <text:p>0.0604641</text:p>
          </table:table-cell>
          <table:table-cell office:value-type="float" office:value="0.017541" calcext:value-type="float">
            <text:p>0.017541</text:p>
          </table:table-cell>
          <table:table-cell office:value-type="float" office:value="0.000770565" calcext:value-type="float">
            <text:p>0.000770565</text:p>
          </table:table-cell>
          <table:table-cell office:value-type="float" office:value="0.112486" calcext:value-type="float">
            <text:p>0.112486</text:p>
          </table:table-cell>
          <table:table-cell office:value-type="float" office:value="0.0252818" calcext:value-type="float">
            <text:p>0.0252818</text:p>
          </table:table-cell>
          <table:table-cell office:value-type="float" office:value="0.00281185" calcext:value-type="float">
            <text:p>0.00281185</text:p>
          </table:table-cell>
          <table:table-cell office:value-type="float" office:value="0.00269185" calcext:value-type="float">
            <text:p>0.00269185</text:p>
          </table:table-cell>
          <table:table-cell office:value-type="float" office:value="0.00158929" calcext:value-type="float">
            <text:p>0.0015892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571398" calcext:value-type="float">
            <text:p>0.0571398</text:p>
          </table:table-cell>
          <table:table-cell office:value-type="float" office:value="0.0179658" calcext:value-type="float">
            <text:p>0.0179658</text:p>
          </table:table-cell>
          <table:table-cell office:value-type="float" office:value="0.00100702" calcext:value-type="float">
            <text:p>0.00100702</text:p>
          </table:table-cell>
          <table:table-cell office:value-type="float" office:value="0.111352" calcext:value-type="float">
            <text:p>0.111352</text:p>
          </table:table-cell>
          <table:table-cell office:value-type="float" office:value="0.0247248" calcext:value-type="float">
            <text:p>0.0247248</text:p>
          </table:table-cell>
          <table:table-cell office:value-type="float" office:value="0.0028154" calcext:value-type="float">
            <text:p>0.0028154</text:p>
          </table:table-cell>
          <table:table-cell office:value-type="float" office:value="0.00285093" calcext:value-type="float">
            <text:p>0.00285093</text:p>
          </table:table-cell>
          <table:table-cell office:value-type="float" office:value="0.00157429" calcext:value-type="float">
            <text:p>0.001574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72855" calcext:value-type="float">
            <text:p>0.0672855</text:p>
          </table:table-cell>
          <table:table-cell office:value-type="float" office:value="0.0184987" calcext:value-type="float">
            <text:p>0.0184987</text:p>
          </table:table-cell>
          <table:table-cell office:value-type="float" office:value="0.000988076" calcext:value-type="float">
            <text:p>0.000988076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0.0255538" calcext:value-type="float">
            <text:p>0.0255538</text:p>
          </table:table-cell>
          <table:table-cell office:value-type="float" office:value="0.00284659" calcext:value-type="float">
            <text:p>0.00284659</text:p>
          </table:table-cell>
          <table:table-cell office:value-type="float" office:value="0.00286475" calcext:value-type="float">
            <text:p>0.00286475</text:p>
          </table:table-cell>
          <table:table-cell office:value-type="float" office:value="0.00158534" calcext:value-type="float">
            <text:p>0.00158534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630687" calcext:value-type="float">
            <text:p>0.0630687</text:p>
          </table:table-cell>
          <table:table-cell office:value-type="float" office:value="0.018788" calcext:value-type="float">
            <text:p>0.018788</text:p>
          </table:table-cell>
          <table:table-cell office:value-type="float" office:value="0.000855832" calcext:value-type="float">
            <text:p>0.000855832</text:p>
          </table:table-cell>
          <table:table-cell office:value-type="float" office:value="0.119086" calcext:value-type="float">
            <text:p>0.119086</text:p>
          </table:table-cell>
          <table:table-cell office:value-type="float" office:value="0.026378" calcext:value-type="float">
            <text:p>0.026378</text:p>
          </table:table-cell>
          <table:table-cell office:value-type="float" office:value="0.00284422" calcext:value-type="float">
            <text:p>0.00284422</text:p>
          </table:table-cell>
          <table:table-cell office:value-type="float" office:value="0.00286672" calcext:value-type="float">
            <text:p>0.00286672</text:p>
          </table:table-cell>
          <table:table-cell office:value-type="float" office:value="0.00160469" calcext:value-type="float">
            <text:p>0.00160469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614952" calcext:value-type="float">
            <text:p>0.0614952</text:p>
          </table:table-cell>
          <table:table-cell office:value-type="float" office:value="0.0189913" calcext:value-type="float">
            <text:p>0.0189913</text:p>
          </table:table-cell>
          <table:table-cell office:value-type="float" office:value="0.000920967" calcext:value-type="float">
            <text:p>0.000920967</text:p>
          </table:table-cell>
          <table:table-cell office:value-type="float" office:value="0.125092" calcext:value-type="float">
            <text:p>0.125092</text:p>
          </table:table-cell>
          <table:table-cell office:value-type="float" office:value="0.0262391" calcext:value-type="float">
            <text:p>0.0262391</text:p>
          </table:table-cell>
          <table:table-cell office:value-type="float" office:value="0.00287541" calcext:value-type="float">
            <text:p>0.00287541</text:p>
          </table:table-cell>
          <table:table-cell office:value-type="float" office:value="0.00290383" calcext:value-type="float">
            <text:p>0.00290383</text:p>
          </table:table-cell>
          <table:table-cell office:value-type="float" office:value="0.00160271" calcext:value-type="float">
            <text:p>0.00160271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659319" calcext:value-type="float">
            <text:p>0.0659319</text:p>
          </table:table-cell>
          <table:table-cell office:value-type="float" office:value="0.0188449" calcext:value-type="float">
            <text:p>0.0188449</text:p>
          </table:table-cell>
          <table:table-cell office:value-type="float" office:value="0.000753985" calcext:value-type="float">
            <text:p>0.000753985</text:p>
          </table:table-cell>
          <table:table-cell office:value-type="float" office:value="0.115618" calcext:value-type="float">
            <text:p>0.115618</text:p>
          </table:table-cell>
          <table:table-cell office:value-type="float" office:value="0.026157" calcext:value-type="float">
            <text:p>0.026157</text:p>
          </table:table-cell>
          <table:table-cell office:value-type="float" office:value="0.00291449" calcext:value-type="float">
            <text:p>0.00291449</text:p>
          </table:table-cell>
          <table:table-cell office:value-type="float" office:value="0.00295041" calcext:value-type="float">
            <text:p>0.00295041</text:p>
          </table:table-cell>
          <table:table-cell office:value-type="float" office:value="0.00157863" calcext:value-type="float">
            <text:p>0.00157863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673044" calcext:value-type="float">
            <text:p>0.0673044</text:p>
          </table:table-cell>
          <table:table-cell office:value-type="float" office:value="0.0192314" calcext:value-type="float">
            <text:p>0.0192314</text:p>
          </table:table-cell>
          <table:table-cell office:value-type="float" office:value="0.000870833" calcext:value-type="float">
            <text:p>0.000870833</text:p>
          </table:table-cell>
          <table:table-cell office:value-type="float" office:value="0.114483" calcext:value-type="float">
            <text:p>0.114483</text:p>
          </table:table-cell>
          <table:table-cell office:value-type="float" office:value="0.0249482" calcext:value-type="float">
            <text:p>0.0249482</text:p>
          </table:table-cell>
          <table:table-cell office:value-type="float" office:value="0.00298081" calcext:value-type="float">
            <text:p>0.00298081</text:p>
          </table:table-cell>
          <table:table-cell office:value-type="float" office:value="0.00312292" calcext:value-type="float">
            <text:p>0.00312292</text:p>
          </table:table-cell>
          <table:table-cell office:value-type="float" office:value="0.00158376" calcext:value-type="float">
            <text:p>0.00158376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695739" calcext:value-type="float">
            <text:p>0.0695739</text:p>
          </table:table-cell>
          <table:table-cell office:value-type="float" office:value="0.0195334" calcext:value-type="float">
            <text:p>0.0195334</text:p>
          </table:table-cell>
          <table:table-cell office:value-type="float" office:value="0.000752011" calcext:value-type="float">
            <text:p>0.000752011</text:p>
          </table:table-cell>
          <table:table-cell office:value-type="float" office:value="0.121477" calcext:value-type="float">
            <text:p>0.121477</text:p>
          </table:table-cell>
          <table:table-cell office:value-type="float" office:value="0.0258337" calcext:value-type="float">
            <text:p>0.0258337</text:p>
          </table:table-cell>
          <table:table-cell office:value-type="float" office:value="0.00293146" calcext:value-type="float">
            <text:p>0.00293146</text:p>
          </table:table-cell>
          <table:table-cell office:value-type="float" office:value="0.00195523" calcext:value-type="float">
            <text:p>0.00195523</text:p>
          </table:table-cell>
          <table:table-cell office:value-type="float" office:value="0.0016114" calcext:value-type="float">
            <text:p>0.0016114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637204" calcext:value-type="float">
            <text:p>0.0637204</text:p>
          </table:table-cell>
          <table:table-cell office:value-type="float" office:value="0.0195914" calcext:value-type="float">
            <text:p>0.0195914</text:p>
          </table:table-cell>
          <table:table-cell office:value-type="float" office:value="0.000716878" calcext:value-type="float">
            <text:p>0.000716878</text:p>
          </table:table-cell>
          <table:table-cell office:value-type="float" office:value="0.119672" calcext:value-type="float">
            <text:p>0.119672</text:p>
          </table:table-cell>
          <table:table-cell office:value-type="float" office:value="0.0264969" calcext:value-type="float">
            <text:p>0.0264969</text:p>
          </table:table-cell>
          <table:table-cell office:value-type="float" office:value="0.00295199" calcext:value-type="float">
            <text:p>0.00295199</text:p>
          </table:table-cell>
          <table:table-cell office:value-type="float" office:value="0.00172667" calcext:value-type="float">
            <text:p>0.00172667</text:p>
          </table:table-cell>
          <table:table-cell office:value-type="float" office:value="0.00161613" calcext:value-type="float">
            <text:p>0.00161613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771232" calcext:value-type="float">
            <text:p>0.0771232</text:p>
          </table:table-cell>
          <table:table-cell office:value-type="float" office:value="0.0198444" calcext:value-type="float">
            <text:p>0.0198444</text:p>
          </table:table-cell>
          <table:table-cell office:value-type="float" office:value="0.000668323" calcext:value-type="float">
            <text:p>0.000668323</text:p>
          </table:table-cell>
          <table:table-cell office:value-type="float" office:value="0.121963" calcext:value-type="float">
            <text:p>0.121963</text:p>
          </table:table-cell>
          <table:table-cell office:value-type="float" office:value="0.0261404" calcext:value-type="float">
            <text:p>0.0261404</text:p>
          </table:table-cell>
          <table:table-cell office:value-type="float" office:value="0.00298041" calcext:value-type="float">
            <text:p>0.00298041</text:p>
          </table:table-cell>
          <table:table-cell office:value-type="float" office:value="0.00172035" calcext:value-type="float">
            <text:p>0.00172035</text:p>
          </table:table-cell>
          <table:table-cell office:value-type="float" office:value="0.00160271" calcext:value-type="float">
            <text:p>0.00160271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677059" calcext:value-type="float">
            <text:p>0.0677059</text:p>
          </table:table-cell>
          <table:table-cell office:value-type="float" office:value="0.0203608" calcext:value-type="float">
            <text:p>0.0203608</text:p>
          </table:table-cell>
          <table:table-cell office:value-type="float" office:value="0.000939916" calcext:value-type="float">
            <text:p>0.000939916</text:p>
          </table:table-cell>
          <table:table-cell office:value-type="float" office:value="0.122831" calcext:value-type="float">
            <text:p>0.122831</text:p>
          </table:table-cell>
          <table:table-cell office:value-type="float" office:value="0.0267408" calcext:value-type="float">
            <text:p>0.0267408</text:p>
          </table:table-cell>
          <table:table-cell office:value-type="float" office:value="0.00302147" calcext:value-type="float">
            <text:p>0.00302147</text:p>
          </table:table-cell>
          <table:table-cell office:value-type="float" office:value="0.0017389" calcext:value-type="float">
            <text:p>0.0017389</text:p>
          </table:table-cell>
          <table:table-cell office:value-type="float" office:value="0.00159205" calcext:value-type="float">
            <text:p>0.00159205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681603" calcext:value-type="float">
            <text:p>0.0681603</text:p>
          </table:table-cell>
          <table:table-cell office:value-type="float" office:value="0.0204421" calcext:value-type="float">
            <text:p>0.0204421</text:p>
          </table:table-cell>
          <table:table-cell office:value-type="float" office:value="0.000858596" calcext:value-type="float">
            <text:p>0.000858596</text:p>
          </table:table-cell>
          <table:table-cell office:value-type="float" office:value="0.121626" calcext:value-type="float">
            <text:p>0.121626</text:p>
          </table:table-cell>
          <table:table-cell office:value-type="float" office:value="0.0255589" calcext:value-type="float">
            <text:p>0.0255589</text:p>
          </table:table-cell>
          <table:table-cell office:value-type="float" office:value="0.00307871" calcext:value-type="float">
            <text:p>0.00307871</text:p>
          </table:table-cell>
          <table:table-cell office:value-type="float" office:value="0.00176575" calcext:value-type="float">
            <text:p>0.00176575</text:p>
          </table:table-cell>
          <table:table-cell office:value-type="float" office:value="0.00156797" calcext:value-type="float">
            <text:p>0.0015679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788329" calcext:value-type="float">
            <text:p>0.0788329</text:p>
          </table:table-cell>
          <table:table-cell office:value-type="float" office:value="0.0210251" calcext:value-type="float">
            <text:p>0.0210251</text:p>
          </table:table-cell>
          <table:table-cell office:value-type="float" office:value="0.000910704" calcext:value-type="float">
            <text:p>0.000910704</text:p>
          </table:table-cell>
          <table:table-cell office:value-type="float" office:value="0.114811" calcext:value-type="float">
            <text:p>0.114811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0307476" calcext:value-type="float">
            <text:p>0.00307476</text:p>
          </table:table-cell>
          <table:table-cell office:value-type="float" office:value="0.00178825" calcext:value-type="float">
            <text:p>0.00178825</text:p>
          </table:table-cell>
          <table:table-cell office:value-type="float" office:value="0.00158732" calcext:value-type="float">
            <text:p>0.00158732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670498" calcext:value-type="float">
            <text:p>0.0670498</text:p>
          </table:table-cell>
          <table:table-cell office:value-type="float" office:value="0.0227972" calcext:value-type="float">
            <text:p>0.0227972</text:p>
          </table:table-cell>
          <table:table-cell office:value-type="float" office:value="0.000693982" calcext:value-type="float">
            <text:p>0.000693982</text:p>
          </table:table-cell>
          <table:table-cell office:value-type="float" office:value="0.11683" calcext:value-type="float">
            <text:p>0.11683</text:p>
          </table:table-cell>
          <table:table-cell office:value-type="float" office:value="0.0253785" calcext:value-type="float">
            <text:p>0.0253785</text:p>
          </table:table-cell>
          <table:table-cell office:value-type="float" office:value="0.00306963" calcext:value-type="float">
            <text:p>0.00306963</text:p>
          </table:table-cell>
          <table:table-cell office:value-type="float" office:value="0.0018072" calcext:value-type="float">
            <text:p>0.0018072</text:p>
          </table:table-cell>
          <table:table-cell office:value-type="float" office:value="0.00161258" calcext:value-type="float">
            <text:p>0.00161258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68047" calcext:value-type="float">
            <text:p>0.068047</text:p>
          </table:table-cell>
          <table:table-cell office:value-type="float" office:value="0.0214388" calcext:value-type="float">
            <text:p>0.0214388</text:p>
          </table:table-cell>
          <table:table-cell office:value-type="float" office:value="0.000577529" calcext:value-type="float">
            <text:p>0.000577529</text:p>
          </table:table-cell>
          <table:table-cell office:value-type="float" office:value="0.116959" calcext:value-type="float">
            <text:p>0.116959</text:p>
          </table:table-cell>
          <table:table-cell office:value-type="float" office:value="0.0257089" calcext:value-type="float">
            <text:p>0.0257089</text:p>
          </table:table-cell>
          <table:table-cell office:value-type="float" office:value="0.00308108" calcext:value-type="float">
            <text:p>0.00308108</text:p>
          </table:table-cell>
          <table:table-cell office:value-type="float" office:value="0.00201879" calcext:value-type="float">
            <text:p>0.00201879</text:p>
          </table:table-cell>
          <table:table-cell office:value-type="float" office:value="0.00161574" calcext:value-type="float">
            <text:p>0.00161574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724959" calcext:value-type="float">
            <text:p>0.0724959</text:p>
          </table:table-cell>
          <table:table-cell office:value-type="float" office:value="0.0217629" calcext:value-type="float">
            <text:p>0.0217629</text:p>
          </table:table-cell>
          <table:table-cell office:value-type="float" office:value="0.000593319" calcext:value-type="float">
            <text:p>0.000593319</text:p>
          </table:table-cell>
          <table:table-cell office:value-type="float" office:value="0.115194" calcext:value-type="float">
            <text:p>0.115194</text:p>
          </table:table-cell>
          <table:table-cell office:value-type="float" office:value="0.0254642" calcext:value-type="float">
            <text:p>0.0254642</text:p>
          </table:table-cell>
          <table:table-cell office:value-type="float" office:value="0.0031241" calcext:value-type="float">
            <text:p>0.0031241</text:p>
          </table:table-cell>
          <table:table-cell office:value-type="float" office:value="0.00190707" calcext:value-type="float">
            <text:p>0.00190707</text:p>
          </table:table-cell>
          <table:table-cell office:value-type="float" office:value="0.00160626" calcext:value-type="float">
            <text:p>0.00160626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786861" calcext:value-type="float">
            <text:p>0.0786861</text:p>
          </table:table-cell>
          <table:table-cell office:value-type="float" office:value="0.0220081" calcext:value-type="float">
            <text:p>0.0220081</text:p>
          </table:table-cell>
          <table:table-cell office:value-type="float" office:value="0.000540817" calcext:value-type="float">
            <text:p>0.000540817</text:p>
          </table:table-cell>
          <table:table-cell office:value-type="float" office:value="0.118989" calcext:value-type="float">
            <text:p>0.118989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0.00311976" calcext:value-type="float">
            <text:p>0.00311976</text:p>
          </table:table-cell>
          <table:table-cell office:value-type="float" office:value="0.00189957" calcext:value-type="float">
            <text:p>0.00189957</text:p>
          </table:table-cell>
          <table:table-cell office:value-type="float" office:value="0.00161692" calcext:value-type="float">
            <text:p>0.00161692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710219" calcext:value-type="float">
            <text:p>0.0710219</text:p>
          </table:table-cell>
          <table:table-cell office:value-type="float" office:value="0.0221802" calcext:value-type="float">
            <text:p>0.0221802</text:p>
          </table:table-cell>
          <table:table-cell office:value-type="float" office:value="0.000621347" calcext:value-type="float">
            <text:p>0.000621347</text:p>
          </table:table-cell>
          <table:table-cell office:value-type="float" office:value="0.121175" calcext:value-type="float">
            <text:p>0.121175</text:p>
          </table:table-cell>
          <table:table-cell office:value-type="float" office:value="0.0261574" calcext:value-type="float">
            <text:p>0.0261574</text:p>
          </table:table-cell>
          <table:table-cell office:value-type="float" office:value="0.00316042" calcext:value-type="float">
            <text:p>0.00316042</text:p>
          </table:table-cell>
          <table:table-cell office:value-type="float" office:value="0.00186838" calcext:value-type="float">
            <text:p>0.00186838</text:p>
          </table:table-cell>
          <table:table-cell office:value-type="float" office:value="0.00158613" calcext:value-type="float">
            <text:p>0.00158613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731614" calcext:value-type="float">
            <text:p>0.0731614</text:p>
          </table:table-cell>
          <table:table-cell office:value-type="float" office:value="0.022269" calcext:value-type="float">
            <text:p>0.022269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116479" calcext:value-type="float">
            <text:p>0.116479</text:p>
          </table:table-cell>
          <table:table-cell office:value-type="float" office:value="0.0275327" calcext:value-type="float">
            <text:p>0.0275327</text:p>
          </table:table-cell>
          <table:table-cell office:value-type="float" office:value="0.0031549" calcext:value-type="float">
            <text:p>0.0031549</text:p>
          </table:table-cell>
          <table:table-cell office:value-type="float" office:value="0.00186128" calcext:value-type="float">
            <text:p>0.00186128</text:p>
          </table:table-cell>
          <table:table-cell office:value-type="float" office:value="0.00158416" calcext:value-type="float">
            <text:p>0.00158416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719997" calcext:value-type="float">
            <text:p>0.0719997</text:p>
          </table:table-cell>
          <table:table-cell office:value-type="float" office:value="0.0224226" calcext:value-type="float">
            <text:p>0.0224226</text:p>
          </table:table-cell>
          <table:table-cell office:value-type="float" office:value="0.000598056" calcext:value-type="float">
            <text:p>0.000598056</text:p>
          </table:table-cell>
          <table:table-cell office:value-type="float" office:value="0.112846" calcext:value-type="float">
            <text:p>0.112846</text:p>
          </table:table-cell>
          <table:table-cell office:value-type="float" office:value="0.0253339" calcext:value-type="float">
            <text:p>0.0253339</text:p>
          </table:table-cell>
          <table:table-cell office:value-type="float" office:value="0.00323029" calcext:value-type="float">
            <text:p>0.00323029</text:p>
          </table:table-cell>
          <table:table-cell office:value-type="float" office:value="0.00188852" calcext:value-type="float">
            <text:p>0.00188852</text:p>
          </table:table-cell>
          <table:table-cell office:value-type="float" office:value="0.00158416" calcext:value-type="float">
            <text:p>0.00158416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75329" calcext:value-type="float">
            <text:p>0.075329</text:p>
          </table:table-cell>
          <table:table-cell office:value-type="float" office:value="0.0233116" calcext:value-type="float">
            <text:p>0.0233116</text:p>
          </table:table-cell>
          <table:table-cell office:value-type="float" office:value="0.00055108" calcext:value-type="float">
            <text:p>0.00055108</text:p>
          </table:table-cell>
          <table:table-cell office:value-type="float" office:value="0.11564" calcext:value-type="float">
            <text:p>0.11564</text:p>
          </table:table-cell>
          <table:table-cell office:value-type="float" office:value="0.0255794" calcext:value-type="float">
            <text:p>0.0255794</text:p>
          </table:table-cell>
          <table:table-cell office:value-type="float" office:value="0.00327845" calcext:value-type="float">
            <text:p>0.00327845</text:p>
          </table:table-cell>
          <table:table-cell office:value-type="float" office:value="0.00191023" calcext:value-type="float">
            <text:p>0.00191023</text:p>
          </table:table-cell>
          <table:table-cell office:value-type="float" office:value="0.00156876" calcext:value-type="float">
            <text:p>0.00156876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7607" calcext:value-type="float">
            <text:p>0.07607</text:p>
          </table:table-cell>
          <table:table-cell office:value-type="float" office:value="0.0227167" calcext:value-type="float">
            <text:p>0.0227167</text:p>
          </table:table-cell>
          <table:table-cell office:value-type="float" office:value="0.000619373" calcext:value-type="float">
            <text:p>0.000619373</text:p>
          </table:table-cell>
          <table:table-cell office:value-type="float" office:value="0.12838" calcext:value-type="float">
            <text:p>0.12838</text:p>
          </table:table-cell>
          <table:table-cell office:value-type="float" office:value="0.0337375" calcext:value-type="float">
            <text:p>0.0337375</text:p>
          </table:table-cell>
          <table:table-cell office:value-type="float" office:value="0.00334359" calcext:value-type="float">
            <text:p>0.00334359</text:p>
          </table:table-cell>
          <table:table-cell office:value-type="float" office:value="0.00190983" calcext:value-type="float">
            <text:p>0.00190983</text:p>
          </table:table-cell>
          <table:table-cell office:value-type="float" office:value="0.00160192" calcext:value-type="float">
            <text:p>0.0016019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725006" calcext:value-type="float">
            <text:p>0.0725006</text:p>
          </table:table-cell>
          <table:table-cell office:value-type="float" office:value="0.0234213" calcext:value-type="float">
            <text:p>0.0234213</text:p>
          </table:table-cell>
          <table:table-cell office:value-type="float" office:value="0.00053608" calcext:value-type="float">
            <text:p>0.00053608</text:p>
          </table:table-cell>
          <table:table-cell office:value-type="float" office:value="0.121729" calcext:value-type="float">
            <text:p>0.121729</text:p>
          </table:table-cell>
          <table:table-cell office:value-type="float" office:value="0.0288417" calcext:value-type="float">
            <text:p>0.0288417</text:p>
          </table:table-cell>
          <table:table-cell office:value-type="float" office:value="0.00327648" calcext:value-type="float">
            <text:p>0.00327648</text:p>
          </table:table-cell>
          <table:table-cell office:value-type="float" office:value="0.00192128" calcext:value-type="float">
            <text:p>0.00192128</text:p>
          </table:table-cell>
          <table:table-cell office:value-type="float" office:value="0.00160903" calcext:value-type="float">
            <text:p>0.00160903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753839" calcext:value-type="float">
            <text:p>0.0753839</text:p>
          </table:table-cell>
          <table:table-cell office:value-type="float" office:value="0.0238401" calcext:value-type="float">
            <text:p>0.0238401</text:p>
          </table:table-cell>
          <table:table-cell office:value-type="float" office:value="0.000573187" calcext:value-type="float">
            <text:p>0.000573187</text:p>
          </table:table-cell>
          <table:table-cell office:value-type="float" office:value="0.114565" calcext:value-type="float">
            <text:p>0.114565</text:p>
          </table:table-cell>
          <table:table-cell office:value-type="float" office:value="0.0258581" calcext:value-type="float">
            <text:p>0.0258581</text:p>
          </table:table-cell>
          <table:table-cell office:value-type="float" office:value="0.00334438" calcext:value-type="float">
            <text:p>0.00334438</text:p>
          </table:table-cell>
          <table:table-cell office:value-type="float" office:value="0.00195049" calcext:value-type="float">
            <text:p>0.00195049</text:p>
          </table:table-cell>
          <table:table-cell office:value-type="float" office:value="0.00158376" calcext:value-type="float">
            <text:p>0.00158376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852939" calcext:value-type="float">
            <text:p>0.0852939</text:p>
          </table:table-cell>
          <table:table-cell office:value-type="float" office:value="0.0237797" calcext:value-type="float">
            <text:p>0.0237797</text:p>
          </table:table-cell>
          <table:table-cell office:value-type="float" office:value="0.000546343" calcext:value-type="float">
            <text:p>0.000546343</text:p>
          </table:table-cell>
          <table:table-cell office:value-type="float" office:value="0.116932" calcext:value-type="float">
            <text:p>0.116932</text:p>
          </table:table-cell>
          <table:table-cell office:value-type="float" office:value="0.025161" calcext:value-type="float">
            <text:p>0.02516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19651" calcext:value-type="float">
            <text:p>0.0019651</text:p>
          </table:table-cell>
          <table:table-cell office:value-type="float" office:value="0.00156916" calcext:value-type="float">
            <text:p>0.00156916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743137" calcext:value-type="float">
            <text:p>0.0743137</text:p>
          </table:table-cell>
          <table:table-cell office:value-type="float" office:value="0.0235468" calcext:value-type="float">
            <text:p>0.0235468</text:p>
          </table:table-cell>
          <table:table-cell office:value-type="float" office:value="0.000570423" calcext:value-type="float">
            <text:p>0.000570423</text:p>
          </table:table-cell>
          <table:table-cell office:value-type="float" office:value="0.113927" calcext:value-type="float">
            <text:p>0.113927</text:p>
          </table:table-cell>
          <table:table-cell office:value-type="float" office:value="0.0254886" calcext:value-type="float">
            <text:p>0.0254886</text:p>
          </table:table-cell>
          <table:table-cell office:value-type="float" office:value="0.00337754" calcext:value-type="float">
            <text:p>0.00337754</text:p>
          </table:table-cell>
          <table:table-cell office:value-type="float" office:value="0.00201563" calcext:value-type="float">
            <text:p>0.00201563</text:p>
          </table:table-cell>
          <table:table-cell office:value-type="float" office:value="0.00156837" calcext:value-type="float">
            <text:p>0.00156837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747894" calcext:value-type="float">
            <text:p>0.0747894</text:p>
          </table:table-cell>
          <table:table-cell office:value-type="float" office:value="0.0235946" calcext:value-type="float">
            <text:p>0.0235946</text:p>
          </table:table-cell>
          <table:table-cell office:value-type="float" office:value="0.000519105" calcext:value-type="float">
            <text:p>0.000519105</text:p>
          </table:table-cell>
          <table:table-cell office:value-type="float" office:value="0.119091" calcext:value-type="float">
            <text:p>0.119091</text:p>
          </table:table-cell>
          <table:table-cell office:value-type="float" office:value="0.0256892" calcext:value-type="float">
            <text:p>0.0256892</text:p>
          </table:table-cell>
          <table:table-cell office:value-type="float" office:value="0.00339372" calcext:value-type="float">
            <text:p>0.00339372</text:p>
          </table:table-cell>
          <table:table-cell office:value-type="float" office:value="0.00199234" calcext:value-type="float">
            <text:p>0.00199234</text:p>
          </table:table-cell>
          <table:table-cell office:value-type="float" office:value="0.00161969" calcext:value-type="float">
            <text:p>0.00161969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757597" calcext:value-type="float">
            <text:p>0.0757597</text:p>
          </table:table-cell>
          <table:table-cell office:value-type="float" office:value="0.0242479" calcext:value-type="float">
            <text:p>0.0242479</text:p>
          </table:table-cell>
          <table:table-cell office:value-type="float" office:value="0.000572397" calcext:value-type="float">
            <text:p>0.000572397</text:p>
          </table:table-cell>
          <table:table-cell office:value-type="float" office:value="0.121596" calcext:value-type="float">
            <text:p>0.121596</text:p>
          </table:table-cell>
          <table:table-cell office:value-type="float" office:value="0.0289479" calcext:value-type="float">
            <text:p>0.0289479</text:p>
          </table:table-cell>
          <table:table-cell office:value-type="float" office:value="0.00383743" calcext:value-type="float">
            <text:p>0.00383743</text:p>
          </table:table-cell>
          <table:table-cell office:value-type="float" office:value="0.00199984" calcext:value-type="float">
            <text:p>0.00199984</text:p>
          </table:table-cell>
          <table:table-cell office:value-type="float" office:value="0.00166508" calcext:value-type="float">
            <text:p>0.00166508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774398" calcext:value-type="float">
            <text:p>0.0774398</text:p>
          </table:table-cell>
          <table:table-cell office:value-type="float" office:value="0.024471" calcext:value-type="float">
            <text:p>0.024471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115466" calcext:value-type="float">
            <text:p>0.115466</text:p>
          </table:table-cell>
          <table:table-cell office:value-type="float" office:value="0.0249226" calcext:value-type="float">
            <text:p>0.0249226</text:p>
          </table:table-cell>
          <table:table-cell office:value-type="float" office:value="0.00350781" calcext:value-type="float">
            <text:p>0.00350781</text:p>
          </table:table-cell>
          <table:table-cell office:value-type="float" office:value="0.0020251" calcext:value-type="float">
            <text:p>0.0020251</text:p>
          </table:table-cell>
          <table:table-cell office:value-type="float" office:value="0.00160232" calcext:value-type="float">
            <text:p>0.00160232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824398" calcext:value-type="float">
            <text:p>0.0824398</text:p>
          </table:table-cell>
          <table:table-cell office:value-type="float" office:value="0.0248973" calcext:value-type="float">
            <text:p>0.0248973</text:p>
          </table:table-cell>
          <table:table-cell office:value-type="float" office:value="0.000555423" calcext:value-type="float">
            <text:p>0.000555423</text:p>
          </table:table-cell>
          <table:table-cell office:value-type="float" office:value="0.115439" calcext:value-type="float">
            <text:p>0.115439</text:p>
          </table:table-cell>
          <table:table-cell office:value-type="float" office:value="0.0260228" calcext:value-type="float">
            <text:p>0.0260228</text:p>
          </table:table-cell>
          <table:table-cell office:value-type="float" office:value="0.00342965" calcext:value-type="float">
            <text:p>0.00342965</text:p>
          </table:table-cell>
          <table:table-cell office:value-type="float" office:value="0.00203615" calcext:value-type="float">
            <text:p>0.00203615</text:p>
          </table:table-cell>
          <table:table-cell office:value-type="float" office:value="0.00161534" calcext:value-type="float">
            <text:p>0.00161534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760345" calcext:value-type="float">
            <text:p>0.0760345</text:p>
          </table:table-cell>
          <table:table-cell office:value-type="float" office:value="0.0246194" calcext:value-type="float">
            <text:p>0.0246194</text:p>
          </table:table-cell>
          <table:table-cell office:value-type="float" office:value="0.000523447" calcext:value-type="float">
            <text:p>0.000523447</text:p>
          </table:table-cell>
          <table:table-cell office:value-type="float" office:value="0.118371" calcext:value-type="float">
            <text:p>0.118371</text:p>
          </table:table-cell>
          <table:table-cell office:value-type="float" office:value="0.026352" calcext:value-type="float">
            <text:p>0.026352</text:p>
          </table:table-cell>
          <table:table-cell office:value-type="float" office:value="0.00346636" calcext:value-type="float">
            <text:p>0.00346636</text:p>
          </table:table-cell>
          <table:table-cell office:value-type="float" office:value="0.00204997" calcext:value-type="float">
            <text:p>0.00204997</text:p>
          </table:table-cell>
          <table:table-cell office:value-type="float" office:value="0.00158218" calcext:value-type="float">
            <text:p>0.00158218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792983" calcext:value-type="float">
            <text:p>0.0792983</text:p>
          </table:table-cell>
          <table:table-cell office:value-type="float" office:value="0.0279606" calcext:value-type="float">
            <text:p>0.0279606</text:p>
          </table:table-cell>
          <table:table-cell office:value-type="float" office:value="0.000570818" calcext:value-type="float">
            <text:p>0.000570818</text:p>
          </table:table-cell>
          <table:table-cell office:value-type="float" office:value="0.114641" calcext:value-type="float">
            <text:p>0.114641</text:p>
          </table:table-cell>
          <table:table-cell office:value-type="float" office:value="0.0253986" calcext:value-type="float">
            <text:p>0.0253986</text:p>
          </table:table-cell>
          <table:table-cell office:value-type="float" office:value="0.00373716" calcext:value-type="float">
            <text:p>0.00373716</text:p>
          </table:table-cell>
          <table:table-cell office:value-type="float" office:value="0.0020851" calcext:value-type="float">
            <text:p>0.0020851</text:p>
          </table:table-cell>
          <table:table-cell office:value-type="float" office:value="0.00159442" calcext:value-type="float">
            <text:p>0.00159442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249039" calcext:value-type="float">
            <text:p>0.249039</text:p>
          </table:table-cell>
          <table:table-cell office:value-type="float" office:value="0.0265857" calcext:value-type="float">
            <text:p>0.0265857</text:p>
          </table:table-cell>
          <table:table-cell office:value-type="float" office:value="0.00053608" calcext:value-type="float">
            <text:p>0.00053608</text:p>
          </table:table-cell>
          <table:table-cell office:value-type="float" office:value="0.11587" calcext:value-type="float">
            <text:p>0.11587</text:p>
          </table:table-cell>
          <table:table-cell office:value-type="float" office:value="0.025825" calcext:value-type="float">
            <text:p>0.025825</text:p>
          </table:table-cell>
          <table:table-cell office:value-type="float" office:value="0.00473787" calcext:value-type="float">
            <text:p>0.00473787</text:p>
          </table:table-cell>
          <table:table-cell office:value-type="float" office:value="0.0021009" calcext:value-type="float">
            <text:p>0.0021009</text:p>
          </table:table-cell>
          <table:table-cell office:value-type="float" office:value="0.00159876" calcext:value-type="float">
            <text:p>0.00159876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254488" calcext:value-type="float">
            <text:p>0.254488</text:p>
          </table:table-cell>
          <table:table-cell office:value-type="float" office:value="0.0273957" calcext:value-type="float">
            <text:p>0.0273957</text:p>
          </table:table-cell>
          <table:table-cell office:value-type="float" office:value="0.00058424" calcext:value-type="float">
            <text:p>0.00058424</text:p>
          </table:table-cell>
          <table:table-cell office:value-type="float" office:value="0.121961" calcext:value-type="float">
            <text:p>0.121961</text:p>
          </table:table-cell>
          <table:table-cell office:value-type="float" office:value="0.0266342" calcext:value-type="float">
            <text:p>0.0266342</text:p>
          </table:table-cell>
          <table:table-cell office:value-type="float" office:value="0.00398152" calcext:value-type="float">
            <text:p>0.00398152</text:p>
          </table:table-cell>
          <table:table-cell office:value-type="float" office:value="0.00209221" calcext:value-type="float">
            <text:p>0.00209221</text:p>
          </table:table-cell>
          <table:table-cell office:value-type="float" office:value="0.00159995" calcext:value-type="float">
            <text:p>0.00159995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0.0257855" calcext:value-type="float">
            <text:p>0.0257855</text:p>
          </table:table-cell>
          <table:table-cell office:value-type="float" office:value="0.000532527" calcext:value-type="float">
            <text:p>0.000532527</text:p>
          </table:table-cell>
          <table:table-cell office:value-type="float" office:value="0.112928" calcext:value-type="float">
            <text:p>0.112928</text:p>
          </table:table-cell>
          <table:table-cell office:value-type="float" office:value="0.0250927" calcext:value-type="float">
            <text:p>0.0250927</text:p>
          </table:table-cell>
          <table:table-cell office:value-type="float" office:value="0.00354492" calcext:value-type="float">
            <text:p>0.00354492</text:p>
          </table:table-cell>
          <table:table-cell office:value-type="float" office:value="0.00211392" calcext:value-type="float">
            <text:p>0.00211392</text:p>
          </table:table-cell>
          <table:table-cell office:value-type="float" office:value="0.00160626" calcext:value-type="float">
            <text:p>0.00160626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266938" calcext:value-type="float">
            <text:p>0.266938</text:p>
          </table:table-cell>
          <table:table-cell office:value-type="float" office:value="0.0259916" calcext:value-type="float">
            <text:p>0.0259916</text:p>
          </table:table-cell>
          <table:table-cell office:value-type="float" office:value="0.000590951" calcext:value-type="float">
            <text:p>0.000590951</text:p>
          </table:table-cell>
          <table:table-cell office:value-type="float" office:value="0.119955" calcext:value-type="float">
            <text:p>0.119955</text:p>
          </table:table-cell>
          <table:table-cell office:value-type="float" office:value="0.0259308" calcext:value-type="float">
            <text:p>0.0259308</text:p>
          </table:table-cell>
          <table:table-cell office:value-type="float" office:value="0.00364203" calcext:value-type="float">
            <text:p>0.00364203</text:p>
          </table:table-cell>
          <table:table-cell office:value-type="float" office:value="0.00213129" calcext:value-type="float">
            <text:p>0.00213129</text:p>
          </table:table-cell>
          <table:table-cell office:value-type="float" office:value="0.0016114" calcext:value-type="float">
            <text:p>0.0016114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263778" calcext:value-type="float">
            <text:p>0.263778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0.000575555" calcext:value-type="float">
            <text:p>0.000575555</text:p>
          </table:table-cell>
          <table:table-cell office:value-type="float" office:value="0.114637" calcext:value-type="float">
            <text:p>0.114637</text:p>
          </table:table-cell>
          <table:table-cell office:value-type="float" office:value="0.0268233" calcext:value-type="float">
            <text:p>0.0268233</text:p>
          </table:table-cell>
          <table:table-cell office:value-type="float" office:value="0.00360768" calcext:value-type="float">
            <text:p>0.00360768</text:p>
          </table:table-cell>
          <table:table-cell office:value-type="float" office:value="0.00214866" calcext:value-type="float">
            <text:p>0.00214866</text:p>
          </table:table-cell>
          <table:table-cell office:value-type="float" office:value="0.00159876" calcext:value-type="float">
            <text:p>0.00159876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273678" calcext:value-type="float">
            <text:p>0.273678</text:p>
          </table:table-cell>
          <table:table-cell office:value-type="float" office:value="0.0265853" calcext:value-type="float">
            <text:p>0.0265853</text:p>
          </table:table-cell>
          <table:table-cell office:value-type="float" office:value="0.000606741" calcext:value-type="float">
            <text:p>0.000606741</text:p>
          </table:table-cell>
          <table:table-cell office:value-type="float" office:value="0.113482" calcext:value-type="float">
            <text:p>0.113482</text:p>
          </table:table-cell>
          <table:table-cell office:value-type="float" office:value="0.0288145" calcext:value-type="float">
            <text:p>0.0288145</text:p>
          </table:table-cell>
          <table:table-cell office:value-type="float" office:value="0.00362742" calcext:value-type="float">
            <text:p>0.00362742</text:p>
          </table:table-cell>
          <table:table-cell office:value-type="float" office:value="0.00216919" calcext:value-type="float">
            <text:p>0.00216919</text:p>
          </table:table-cell>
          <table:table-cell office:value-type="float" office:value="0.001581" calcext:value-type="float">
            <text:p>0.001581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262229" calcext:value-type="float">
            <text:p>0.262229</text:p>
          </table:table-cell>
          <table:table-cell office:value-type="float" office:value="0.0268829" calcext:value-type="float">
            <text:p>0.0268829</text:p>
          </table:table-cell>
          <table:table-cell office:value-type="float" office:value="0.000558581" calcext:value-type="float">
            <text:p>0.000558581</text:p>
          </table:table-cell>
          <table:table-cell office:value-type="float" office:value="0.113348" calcext:value-type="float">
            <text:p>0.113348</text:p>
          </table:table-cell>
          <table:table-cell office:value-type="float" office:value="0.025148" calcext:value-type="float">
            <text:p>0.025148</text:p>
          </table:table-cell>
          <table:table-cell office:value-type="float" office:value="0.00362821" calcext:value-type="float">
            <text:p>0.00362821</text:p>
          </table:table-cell>
          <table:table-cell office:value-type="float" office:value="0.00218261" calcext:value-type="float">
            <text:p>0.00218261</text:p>
          </table:table-cell>
          <table:table-cell office:value-type="float" office:value="0.00157429" calcext:value-type="float">
            <text:p>0.00157429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263864" calcext:value-type="float">
            <text:p>0.263864</text:p>
          </table:table-cell>
          <table:table-cell office:value-type="float" office:value="0.027436" calcext:value-type="float">
            <text:p>0.027436</text:p>
          </table:table-cell>
          <table:table-cell office:value-type="float" office:value="0.00062411" calcext:value-type="float">
            <text:p>0.00062411</text:p>
          </table:table-cell>
          <table:table-cell office:value-type="float" office:value="0.117641" calcext:value-type="float">
            <text:p>0.117641</text:p>
          </table:table-cell>
          <table:table-cell office:value-type="float" office:value="0.0261846" calcext:value-type="float">
            <text:p>0.0261846</text:p>
          </table:table-cell>
          <table:table-cell office:value-type="float" office:value="0.00364597" calcext:value-type="float">
            <text:p>0.00364597</text:p>
          </table:table-cell>
          <table:table-cell office:value-type="float" office:value="0.00218893" calcext:value-type="float">
            <text:p>0.00218893</text:p>
          </table:table-cell>
          <table:table-cell office:value-type="float" office:value="0.00160548" calcext:value-type="float">
            <text:p>0.00160548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308162" calcext:value-type="float">
            <text:p>0.308162</text:p>
          </table:table-cell>
          <table:table-cell office:value-type="float" office:value="0.0282634" calcext:value-type="float">
            <text:p>0.0282634</text:p>
          </table:table-cell>
          <table:table-cell office:value-type="float" office:value="0.000574766" calcext:value-type="float">
            <text:p>0.000574766</text:p>
          </table:table-cell>
          <table:table-cell office:value-type="float" office:value="0.113885" calcext:value-type="float">
            <text:p>0.113885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036894" calcext:value-type="float">
            <text:p>0.0036894</text:p>
          </table:table-cell>
          <table:table-cell office:value-type="float" office:value="0.00220985" calcext:value-type="float">
            <text:p>0.00220985</text:p>
          </table:table-cell>
          <table:table-cell office:value-type="float" office:value="0.00156284" calcext:value-type="float">
            <text:p>0.00156284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314422" calcext:value-type="float">
            <text:p>0.314422</text:p>
          </table:table-cell>
          <table:table-cell office:value-type="float" office:value="0.0281162" calcext:value-type="float">
            <text:p>0.0281162</text:p>
          </table:table-cell>
          <table:table-cell office:value-type="float" office:value="0.000564897" calcext:value-type="float">
            <text:p>0.000564897</text:p>
          </table:table-cell>
          <table:table-cell office:value-type="float" office:value="0.11723" calcext:value-type="float">
            <text:p>0.11723</text:p>
          </table:table-cell>
          <table:table-cell office:value-type="float" office:value="0.0259734" calcext:value-type="float">
            <text:p>0.0259734</text:p>
          </table:table-cell>
          <table:table-cell office:value-type="float" office:value="0.00373953" calcext:value-type="float">
            <text:p>0.00373953</text:p>
          </table:table-cell>
          <table:table-cell office:value-type="float" office:value="0.00221932" calcext:value-type="float">
            <text:p>0.00221932</text:p>
          </table:table-cell>
          <table:table-cell office:value-type="float" office:value="0.00164179" calcext:value-type="float">
            <text:p>0.0016417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308283" calcext:value-type="float">
            <text:p>0.308283</text:p>
          </table:table-cell>
          <table:table-cell office:value-type="float" office:value="0.0284414" calcext:value-type="float">
            <text:p>0.0284414</text:p>
          </table:table-cell>
          <table:table-cell office:value-type="float" office:value="0.000569239" calcext:value-type="float">
            <text:p>0.000569239</text:p>
          </table:table-cell>
          <table:table-cell office:value-type="float" office:value="0.112866" calcext:value-type="float">
            <text:p>0.112866</text:p>
          </table:table-cell>
          <table:table-cell office:value-type="float" office:value="0.0250769" calcext:value-type="float">
            <text:p>0.0250769</text:p>
          </table:table-cell>
          <table:table-cell office:value-type="float" office:value="0.00371506" calcext:value-type="float">
            <text:p>0.00371506</text:p>
          </table:table-cell>
          <table:table-cell office:value-type="float" office:value="0.00224103" calcext:value-type="float">
            <text:p>0.00224103</text:p>
          </table:table-cell>
          <table:table-cell office:value-type="float" office:value="0.00155258" calcext:value-type="float">
            <text:p>0.00155258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287641" calcext:value-type="float">
            <text:p>0.287641</text:p>
          </table:table-cell>
          <table:table-cell office:value-type="float" office:value="0.0282105" calcext:value-type="float">
            <text:p>0.0282105</text:p>
          </table:table-cell>
          <table:table-cell office:value-type="float" office:value="0.00054279" calcext:value-type="float">
            <text:p>0.00054279</text:p>
          </table:table-cell>
          <table:table-cell office:value-type="float" office:value="0.114297" calcext:value-type="float">
            <text:p>0.114297</text:p>
          </table:table-cell>
          <table:table-cell office:value-type="float" office:value="0.0252826" calcext:value-type="float">
            <text:p>0.0252826</text:p>
          </table:table-cell>
          <table:table-cell office:value-type="float" office:value="0.00377111" calcext:value-type="float">
            <text:p>0.00377111</text:p>
          </table:table-cell>
          <table:table-cell office:value-type="float" office:value="0.00226472" calcext:value-type="float">
            <text:p>0.00226472</text:p>
          </table:table-cell>
          <table:table-cell office:value-type="float" office:value="0.00160587" calcext:value-type="float">
            <text:p>0.00160587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278905" calcext:value-type="float">
            <text:p>0.278905</text:p>
          </table:table-cell>
          <table:table-cell office:value-type="float" office:value="0.0286732" calcext:value-type="float">
            <text:p>0.0286732</text:p>
          </table:table-cell>
          <table:table-cell office:value-type="float" office:value="0.00055108" calcext:value-type="float">
            <text:p>0.00055108</text:p>
          </table:table-cell>
          <table:table-cell office:value-type="float" office:value="0.114615" calcext:value-type="float">
            <text:p>0.114615</text:p>
          </table:table-cell>
          <table:table-cell office:value-type="float" office:value="0.025296" calcext:value-type="float">
            <text:p>0.025296</text:p>
          </table:table-cell>
          <table:table-cell office:value-type="float" office:value="0.00376953" calcext:value-type="float">
            <text:p>0.00376953</text:p>
          </table:table-cell>
          <table:table-cell office:value-type="float" office:value="0.00226906" calcext:value-type="float">
            <text:p>0.00226906</text:p>
          </table:table-cell>
          <table:table-cell office:value-type="float" office:value="0.00158297" calcext:value-type="float">
            <text:p>0.00158297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275063" calcext:value-type="float">
            <text:p>0.275063</text:p>
          </table:table-cell>
          <table:table-cell office:value-type="float" office:value="0.0288082" calcext:value-type="float">
            <text:p>0.0288082</text:p>
          </table:table-cell>
          <table:table-cell office:value-type="float" office:value="0.000508841" calcext:value-type="float">
            <text:p>0.000508841</text:p>
          </table:table-cell>
          <table:table-cell office:value-type="float" office:value="0.116868" calcext:value-type="float">
            <text:p>0.116868</text:p>
          </table:table-cell>
          <table:table-cell office:value-type="float" office:value="0.0263583" calcext:value-type="float">
            <text:p>0.0263583</text:p>
          </table:table-cell>
          <table:table-cell office:value-type="float" office:value="0.00377822" calcext:value-type="float">
            <text:p>0.00377822</text:p>
          </table:table-cell>
          <table:table-cell office:value-type="float" office:value="0.00229512" calcext:value-type="float">
            <text:p>0.00229512</text:p>
          </table:table-cell>
          <table:table-cell office:value-type="float" office:value="0.00159245" calcext:value-type="float">
            <text:p>0.00159245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289382" calcext:value-type="float">
            <text:p>0.289382</text:p>
          </table:table-cell>
          <table:table-cell office:value-type="float" office:value="0.0287983" calcext:value-type="float">
            <text:p>0.0287983</text:p>
          </table:table-cell>
          <table:table-cell office:value-type="float" office:value="0.00056845" calcext:value-type="float">
            <text:p>0.00056845</text:p>
          </table:table-cell>
          <table:table-cell office:value-type="float" office:value="0.119523" calcext:value-type="float">
            <text:p>0.119523</text:p>
          </table:table-cell>
          <table:table-cell office:value-type="float" office:value="0.0260934" calcext:value-type="float">
            <text:p>0.0260934</text:p>
          </table:table-cell>
          <table:table-cell office:value-type="float" office:value="0.00381217" calcext:value-type="float">
            <text:p>0.00381217</text:p>
          </table:table-cell>
          <table:table-cell office:value-type="float" office:value="0.00230656" calcext:value-type="float">
            <text:p>0.00230656</text:p>
          </table:table-cell>
          <table:table-cell office:value-type="float" office:value="0.0016114" calcext:value-type="float">
            <text:p>0.0016114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281319" calcext:value-type="float">
            <text:p>0.281319</text:p>
          </table:table-cell>
          <table:table-cell office:value-type="float" office:value="0.0291516" calcext:value-type="float">
            <text:p>0.0291516</text:p>
          </table:table-cell>
          <table:table-cell office:value-type="float" office:value="0.000558186" calcext:value-type="float">
            <text:p>0.000558186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265825" calcext:value-type="float">
            <text:p>0.0265825</text:p>
          </table:table-cell>
          <table:table-cell office:value-type="float" office:value="0.00380624" calcext:value-type="float">
            <text:p>0.00380624</text:p>
          </table:table-cell>
          <table:table-cell office:value-type="float" office:value="0.00229788" calcext:value-type="float">
            <text:p>0.00229788</text:p>
          </table:table-cell>
          <table:table-cell office:value-type="float" office:value="0.00161969" calcext:value-type="float">
            <text:p>0.00161969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27655" calcext:value-type="float">
            <text:p>0.27655</text:p>
          </table:table-cell>
          <table:table-cell office:value-type="float" office:value="0.0300718" calcext:value-type="float">
            <text:p>0.0300718</text:p>
          </table:table-cell>
          <table:table-cell office:value-type="float" office:value="0.000583056" calcext:value-type="float">
            <text:p>0.000583056</text:p>
          </table:table-cell>
          <table:table-cell office:value-type="float" office:value="0.117595" calcext:value-type="float">
            <text:p>0.117595</text:p>
          </table:table-cell>
          <table:table-cell office:value-type="float" office:value="0.0259347" calcext:value-type="float">
            <text:p>0.0259347</text:p>
          </table:table-cell>
          <table:table-cell office:value-type="float" office:value="0.00384888" calcext:value-type="float">
            <text:p>0.00384888</text:p>
          </table:table-cell>
          <table:table-cell office:value-type="float" office:value="0.00232314" calcext:value-type="float">
            <text:p>0.00232314</text:p>
          </table:table-cell>
          <table:table-cell office:value-type="float" office:value="0.0015581" calcext:value-type="float">
            <text:p>0.0015581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280768" calcext:value-type="float">
            <text:p>0.280768</text:p>
          </table:table-cell>
          <table:table-cell office:value-type="float" office:value="0.0291646" calcext:value-type="float">
            <text:p>0.0291646</text:p>
          </table:table-cell>
          <table:table-cell office:value-type="float" office:value="0.000564107" calcext:value-type="float">
            <text:p>0.000564107</text:p>
          </table:table-cell>
          <table:table-cell office:value-type="float" office:value="0.113851" calcext:value-type="float">
            <text:p>0.113851</text:p>
          </table:table-cell>
          <table:table-cell office:value-type="float" office:value="0.0255218" calcext:value-type="float">
            <text:p>0.0255218</text:p>
          </table:table-cell>
          <table:table-cell office:value-type="float" office:value="0.00386704" calcext:value-type="float">
            <text:p>0.00386704</text:p>
          </table:table-cell>
          <table:table-cell office:value-type="float" office:value="0.0023492" calcext:value-type="float">
            <text:p>0.0023492</text:p>
          </table:table-cell>
          <table:table-cell office:value-type="float" office:value="0.00159561" calcext:value-type="float">
            <text:p>0.00159561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279006" calcext:value-type="float">
            <text:p>0.279006</text:p>
          </table:table-cell>
          <table:table-cell office:value-type="float" office:value="0.0300726" calcext:value-type="float">
            <text:p>0.0300726</text:p>
          </table:table-cell>
          <table:table-cell office:value-type="float" office:value="0.000562528" calcext:value-type="float">
            <text:p>0.000562528</text:p>
          </table:table-cell>
          <table:table-cell office:value-type="float" office:value="0.116442" calcext:value-type="float">
            <text:p>0.116442</text:p>
          </table:table-cell>
          <table:table-cell office:value-type="float" office:value="0.0255021" calcext:value-type="float">
            <text:p>0.0255021</text:p>
          </table:table-cell>
          <table:table-cell office:value-type="float" office:value="0.0039073" calcext:value-type="float">
            <text:p>0.0039073</text:p>
          </table:table-cell>
          <table:table-cell office:value-type="float" office:value="0.00236972" calcext:value-type="float">
            <text:p>0.00236972</text:p>
          </table:table-cell>
          <table:table-cell office:value-type="float" office:value="0.00165521" calcext:value-type="float">
            <text:p>0.00165521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282908" calcext:value-type="float">
            <text:p>0.282908</text:p>
          </table:table-cell>
          <table:table-cell office:value-type="float" office:value="0.0299514" calcext:value-type="float">
            <text:p>0.0299514</text:p>
          </table:table-cell>
          <table:table-cell office:value-type="float" office:value="0.000538053" calcext:value-type="float">
            <text:p>0.000538053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66003" calcext:value-type="float">
            <text:p>0.0266003</text:p>
          </table:table-cell>
          <table:table-cell office:value-type="float" office:value="0.00390414" calcext:value-type="float">
            <text:p>0.00390414</text:p>
          </table:table-cell>
          <table:table-cell office:value-type="float" office:value="0.00236775" calcext:value-type="float">
            <text:p>0.00236775</text:p>
          </table:table-cell>
          <table:table-cell office:value-type="float" office:value="0.00172706" calcext:value-type="float">
            <text:p>0.0017270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293481" calcext:value-type="float">
            <text:p>0.293481</text:p>
          </table:table-cell>
          <table:table-cell office:value-type="float" office:value="0.0297781" calcext:value-type="float">
            <text:p>0.0297781</text:p>
          </table:table-cell>
          <table:table-cell office:value-type="float" office:value="0.000577529" calcext:value-type="float">
            <text:p>0.000577529</text:p>
          </table:table-cell>
          <table:table-cell office:value-type="float" office:value="0.118987" calcext:value-type="float">
            <text:p>0.118987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00394283" calcext:value-type="float">
            <text:p>0.00394283</text:p>
          </table:table-cell>
          <table:table-cell office:value-type="float" office:value="0.00239854" calcext:value-type="float">
            <text:p>0.00239854</text:p>
          </table:table-cell>
          <table:table-cell office:value-type="float" office:value="0.00169587" calcext:value-type="float">
            <text:p>0.00169587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293009" calcext:value-type="float">
            <text:p>0.293009</text:p>
          </table:table-cell>
          <table:table-cell office:value-type="float" office:value="0.0306592" calcext:value-type="float">
            <text:p>0.0306592</text:p>
          </table:table-cell>
          <table:table-cell office:value-type="float" office:value="0.000582661" calcext:value-type="float">
            <text:p>0.000582661</text:p>
          </table:table-cell>
          <table:table-cell office:value-type="float" office:value="0.113082" calcext:value-type="float">
            <text:p>0.113082</text:p>
          </table:table-cell>
          <table:table-cell office:value-type="float" office:value="0.0260709" calcext:value-type="float">
            <text:p>0.0260709</text:p>
          </table:table-cell>
          <table:table-cell office:value-type="float" office:value="0.00395783" calcext:value-type="float">
            <text:p>0.00395783</text:p>
          </table:table-cell>
          <table:table-cell office:value-type="float" office:value="0.00240881" calcext:value-type="float">
            <text:p>0.00240881</text:p>
          </table:table-cell>
          <table:table-cell office:value-type="float" office:value="0.00170022" calcext:value-type="float">
            <text:p>0.00170022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33043" calcext:value-type="float">
            <text:p>0.33043</text:p>
          </table:table-cell>
          <table:table-cell office:value-type="float" office:value="0.0313413" calcext:value-type="float">
            <text:p>0.0313413</text:p>
          </table:table-cell>
          <table:table-cell office:value-type="float" office:value="0.000660428" calcext:value-type="float">
            <text:p>0.000660428</text:p>
          </table:table-cell>
          <table:table-cell office:value-type="float" office:value="0.113332" calcext:value-type="float">
            <text:p>0.113332</text:p>
          </table:table-cell>
          <table:table-cell office:value-type="float" office:value="0.0249849" calcext:value-type="float">
            <text:p>0.0249849</text:p>
          </table:table-cell>
          <table:table-cell office:value-type="float" office:value="0.00404112" calcext:value-type="float">
            <text:p>0.00404112</text:p>
          </table:table-cell>
          <table:table-cell office:value-type="float" office:value="0.00243131" calcext:value-type="float">
            <text:p>0.00243131</text:p>
          </table:table-cell>
          <table:table-cell office:value-type="float" office:value="0.00187273" calcext:value-type="float">
            <text:p>0.00187273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303743" calcext:value-type="float">
            <text:p>0.303743</text:p>
          </table:table-cell>
          <table:table-cell office:value-type="float" office:value="0.0309406" calcext:value-type="float">
            <text:p>0.0309406</text:p>
          </table:table-cell>
          <table:table-cell office:value-type="float" office:value="0.000580292" calcext:value-type="float">
            <text:p>0.000580292</text:p>
          </table:table-cell>
          <table:table-cell office:value-type="float" office:value="0.116439" calcext:value-type="float">
            <text:p>0.116439</text:p>
          </table:table-cell>
          <table:table-cell office:value-type="float" office:value="0.0266465" calcext:value-type="float">
            <text:p>0.0266465</text:p>
          </table:table-cell>
          <table:table-cell office:value-type="float" office:value="0.00520802" calcext:value-type="float">
            <text:p>0.00520802</text:p>
          </table:table-cell>
          <table:table-cell office:value-type="float" office:value="0.00244433" calcext:value-type="float">
            <text:p>0.00244433</text:p>
          </table:table-cell>
          <table:table-cell office:value-type="float" office:value="0.00190786" calcext:value-type="float">
            <text:p>0.00190786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295847" calcext:value-type="float">
            <text:p>0.295847</text:p>
          </table:table-cell>
          <table:table-cell office:value-type="float" office:value="0.0310808" calcext:value-type="float">
            <text:p>0.0310808</text:p>
          </table:table-cell>
          <table:table-cell office:value-type="float" office:value="0.000620952" calcext:value-type="float">
            <text:p>0.000620952</text:p>
          </table:table-cell>
          <table:table-cell office:value-type="float" office:value="0.119993" calcext:value-type="float">
            <text:p>0.119993</text:p>
          </table:table-cell>
          <table:table-cell office:value-type="float" office:value="0.0263137" calcext:value-type="float">
            <text:p>0.0263137</text:p>
          </table:table-cell>
          <table:table-cell office:value-type="float" office:value="0.00401744" calcext:value-type="float">
            <text:p>0.00401744</text:p>
          </table:table-cell>
          <table:table-cell office:value-type="float" office:value="0.00245341" calcext:value-type="float">
            <text:p>0.00245341</text:p>
          </table:table-cell>
          <table:table-cell office:value-type="float" office:value="0.00191891" calcext:value-type="float">
            <text:p>0.00191891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301156" calcext:value-type="float">
            <text:p>0.301156</text:p>
          </table:table-cell>
          <table:table-cell office:value-type="float" office:value="0.0307413" calcext:value-type="float">
            <text:p>0.0307413</text:p>
          </table:table-cell>
          <table:table-cell office:value-type="float" office:value="0.000564107" calcext:value-type="float">
            <text:p>0.000564107</text:p>
          </table:table-cell>
          <table:table-cell office:value-type="float" office:value="0.118737" calcext:value-type="float">
            <text:p>0.118737</text:p>
          </table:table-cell>
          <table:table-cell office:value-type="float" office:value="0.0262071" calcext:value-type="float">
            <text:p>0.0262071</text:p>
          </table:table-cell>
          <table:table-cell office:value-type="float" office:value="0.00407389" calcext:value-type="float">
            <text:p>0.00407389</text:p>
          </table:table-cell>
          <table:table-cell office:value-type="float" office:value="0.00247118" calcext:value-type="float">
            <text:p>0.00247118</text:p>
          </table:table-cell>
          <table:table-cell office:value-type="float" office:value="0.00193233" calcext:value-type="float">
            <text:p>0.00193233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320968" calcext:value-type="float">
            <text:p>0.320968</text:p>
          </table:table-cell>
          <table:table-cell office:value-type="float" office:value="0.0315711" calcext:value-type="float">
            <text:p>0.0315711</text:p>
          </table:table-cell>
          <table:table-cell office:value-type="float" office:value="0.000563713" calcext:value-type="float">
            <text:p>0.000563713</text:p>
          </table:table-cell>
          <table:table-cell office:value-type="float" office:value="0.123144" calcext:value-type="float">
            <text:p>0.123144</text:p>
          </table:table-cell>
          <table:table-cell office:value-type="float" office:value="0.0268182" calcext:value-type="float">
            <text:p>0.0268182</text:p>
          </table:table-cell>
          <table:table-cell office:value-type="float" office:value="0.00408534" calcext:value-type="float">
            <text:p>0.00408534</text:p>
          </table:table-cell>
          <table:table-cell office:value-type="float" office:value="0.00249052" calcext:value-type="float">
            <text:p>0.00249052</text:p>
          </table:table-cell>
          <table:table-cell office:value-type="float" office:value="0.00189996" calcext:value-type="float">
            <text:p>0.00189996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374106" calcext:value-type="float">
            <text:p>0.374106</text:p>
          </table:table-cell>
          <table:table-cell office:value-type="float" office:value="0.0315217" calcext:value-type="float">
            <text:p>0.0315217</text:p>
          </table:table-cell>
          <table:table-cell office:value-type="float" office:value="0.000552265" calcext:value-type="float">
            <text:p>0.000552265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256466" calcext:value-type="float">
            <text:p>0.0256466</text:p>
          </table:table-cell>
          <table:table-cell office:value-type="float" office:value="0.00411494" calcext:value-type="float">
            <text:p>0.00411494</text:p>
          </table:table-cell>
          <table:table-cell office:value-type="float" office:value="0.00251263" calcext:value-type="float">
            <text:p>0.00251263</text:p>
          </table:table-cell>
          <table:table-cell office:value-type="float" office:value="0.00184312" calcext:value-type="float">
            <text:p>0.00184312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320539" calcext:value-type="float">
            <text:p>0.320539</text:p>
          </table:table-cell>
          <table:table-cell office:value-type="float" office:value="0.0314538" calcext:value-type="float">
            <text:p>0.0314538</text:p>
          </table:table-cell>
          <table:table-cell office:value-type="float" office:value="0.000569634" calcext:value-type="float">
            <text:p>0.000569634</text:p>
          </table:table-cell>
          <table:table-cell office:value-type="float" office:value="0.11801" calcext:value-type="float">
            <text:p>0.11801</text:p>
          </table:table-cell>
          <table:table-cell office:value-type="float" office:value="0.0257808" calcext:value-type="float">
            <text:p>0.0257808</text:p>
          </table:table-cell>
          <table:table-cell office:value-type="float" office:value="0.00411613" calcext:value-type="float">
            <text:p>0.00411613</text:p>
          </table:table-cell>
          <table:table-cell office:value-type="float" office:value="0.00251342" calcext:value-type="float">
            <text:p>0.00251342</text:p>
          </table:table-cell>
          <table:table-cell office:value-type="float" office:value="0.00190273" calcext:value-type="float">
            <text:p>0.00190273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302792" calcext:value-type="float">
            <text:p>0.302792</text:p>
          </table:table-cell>
          <table:table-cell office:value-type="float" office:value="0.0327881" calcext:value-type="float">
            <text:p>0.0327881</text:p>
          </table:table-cell>
          <table:table-cell office:value-type="float" office:value="0.000605162" calcext:value-type="float">
            <text:p>0.000605162</text:p>
          </table:table-cell>
          <table:table-cell office:value-type="float" office:value="0.12141" calcext:value-type="float">
            <text:p>0.12141</text:p>
          </table:table-cell>
          <table:table-cell office:value-type="float" office:value="0.0268138" calcext:value-type="float">
            <text:p>0.0268138</text:p>
          </table:table-cell>
          <table:table-cell office:value-type="float" office:value="0.00415205" calcext:value-type="float">
            <text:p>0.00415205</text:p>
          </table:table-cell>
          <table:table-cell office:value-type="float" office:value="0.00252723" calcext:value-type="float">
            <text:p>0.00252723</text:p>
          </table:table-cell>
          <table:table-cell office:value-type="float" office:value="0.00187983" calcext:value-type="float">
            <text:p>0.0018798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303761" calcext:value-type="float">
            <text:p>0.303761</text:p>
          </table:table-cell>
          <table:table-cell office:value-type="float" office:value="0.0317436" calcext:value-type="float">
            <text:p>0.0317436</text:p>
          </table:table-cell>
          <table:table-cell office:value-type="float" office:value="0.000555817" calcext:value-type="float">
            <text:p>0.000555817</text:p>
          </table:table-cell>
          <table:table-cell office:value-type="float" office:value="0.117247" calcext:value-type="float">
            <text:p>0.117247</text:p>
          </table:table-cell>
          <table:table-cell office:value-type="float" office:value="0.0272232" calcext:value-type="float">
            <text:p>0.0272232</text:p>
          </table:table-cell>
          <table:table-cell office:value-type="float" office:value="0.00416942" calcext:value-type="float">
            <text:p>0.00416942</text:p>
          </table:table-cell>
          <table:table-cell office:value-type="float" office:value="0.00254776" calcext:value-type="float">
            <text:p>0.00254776</text:p>
          </table:table-cell>
          <table:table-cell office:value-type="float" office:value="0.00183799" calcext:value-type="float">
            <text:p>0.00183799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32964" calcext:value-type="float">
            <text:p>0.32964</text:p>
          </table:table-cell>
          <table:table-cell office:value-type="float" office:value="0.0321786" calcext:value-type="float">
            <text:p>0.0321786</text:p>
          </table:table-cell>
          <table:table-cell office:value-type="float" office:value="0.000585424" calcext:value-type="float">
            <text:p>0.000585424</text:p>
          </table:table-cell>
          <table:table-cell office:value-type="float" office:value="0.118911" calcext:value-type="float">
            <text:p>0.118911</text:p>
          </table:table-cell>
          <table:table-cell office:value-type="float" office:value="0.0248574" calcext:value-type="float">
            <text:p>0.0248574</text:p>
          </table:table-cell>
          <table:table-cell office:value-type="float" office:value="0.00420416" calcext:value-type="float">
            <text:p>0.00420416</text:p>
          </table:table-cell>
          <table:table-cell office:value-type="float" office:value="0.0025821" calcext:value-type="float">
            <text:p>0.0025821</text:p>
          </table:table-cell>
          <table:table-cell office:value-type="float" office:value="0.00180364" calcext:value-type="float">
            <text:p>0.00180364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332404" calcext:value-type="float">
            <text:p>0.332404</text:p>
          </table:table-cell>
          <table:table-cell office:value-type="float" office:value="0.0327403" calcext:value-type="float">
            <text:p>0.0327403</text:p>
          </table:table-cell>
          <table:table-cell office:value-type="float" office:value="0.000597267" calcext:value-type="float">
            <text:p>0.000597267</text:p>
          </table:table-cell>
          <table:table-cell office:value-type="float" office:value="0.117795" calcext:value-type="float">
            <text:p>0.117795</text:p>
          </table:table-cell>
          <table:table-cell office:value-type="float" office:value="0.0255356" calcext:value-type="float">
            <text:p>0.0255356</text:p>
          </table:table-cell>
          <table:table-cell office:value-type="float" office:value="0.00421284" calcext:value-type="float">
            <text:p>0.00421284</text:p>
          </table:table-cell>
          <table:table-cell office:value-type="float" office:value="0.00259237" calcext:value-type="float">
            <text:p>0.00259237</text:p>
          </table:table-cell>
          <table:table-cell office:value-type="float" office:value="0.00182812" calcext:value-type="float">
            <text:p>0.00182812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326545" calcext:value-type="float">
            <text:p>0.326545</text:p>
          </table:table-cell>
          <table:table-cell office:value-type="float" office:value="0.0324198" calcext:value-type="float">
            <text:p>0.0324198</text:p>
          </table:table-cell>
          <table:table-cell office:value-type="float" office:value="0.000840437" calcext:value-type="float">
            <text:p>0.000840437</text:p>
          </table:table-cell>
          <table:table-cell office:value-type="float" office:value="0.123479" calcext:value-type="float">
            <text:p>0.123479</text:p>
          </table:table-cell>
          <table:table-cell office:value-type="float" office:value="0.0274905" calcext:value-type="float">
            <text:p>0.0274905</text:p>
          </table:table-cell>
          <table:table-cell office:value-type="float" office:value="0.00423377" calcext:value-type="float">
            <text:p>0.00423377</text:p>
          </table:table-cell>
          <table:table-cell office:value-type="float" office:value="0.00266777" calcext:value-type="float">
            <text:p>0.00266777</text:p>
          </table:table-cell>
          <table:table-cell office:value-type="float" office:value="0.00182338" calcext:value-type="float">
            <text:p>0.00182338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033036" calcext:value-type="float">
            <text:p>0.033036</text:p>
          </table:table-cell>
          <table:table-cell office:value-type="float" office:value="0.000766617" calcext:value-type="float">
            <text:p>0.000766617</text:p>
          </table:table-cell>
          <table:table-cell office:value-type="float" office:value="0.113654" calcext:value-type="float">
            <text:p>0.113654</text:p>
          </table:table-cell>
          <table:table-cell office:value-type="float" office:value="0.025508" calcext:value-type="float">
            <text:p>0.025508</text:p>
          </table:table-cell>
          <table:table-cell office:value-type="float" office:value="0.00582108" calcext:value-type="float">
            <text:p>0.00582108</text:p>
          </table:table-cell>
          <table:table-cell office:value-type="float" office:value="0.00261803" calcext:value-type="float">
            <text:p>0.00261803</text:p>
          </table:table-cell>
          <table:table-cell office:value-type="float" office:value="0.00178391" calcext:value-type="float">
            <text:p>0.00178391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32563" calcext:value-type="float">
            <text:p>0.32563</text:p>
          </table:table-cell>
          <table:table-cell office:value-type="float" office:value="0.0338776" calcext:value-type="float">
            <text:p>0.0338776</text:p>
          </table:table-cell>
          <table:table-cell office:value-type="float" office:value="0.000872018" calcext:value-type="float">
            <text:p>0.000872018</text:p>
          </table:table-cell>
          <table:table-cell office:value-type="float" office:value="0.118307" calcext:value-type="float">
            <text:p>0.118307</text:p>
          </table:table-cell>
          <table:table-cell office:value-type="float" office:value="0.0257006" calcext:value-type="float">
            <text:p>0.0257006</text:p>
          </table:table-cell>
          <table:table-cell office:value-type="float" office:value="0.00444022" calcext:value-type="float">
            <text:p>0.00444022</text:p>
          </table:table-cell>
          <table:table-cell office:value-type="float" office:value="0.00263737" calcext:value-type="float">
            <text:p>0.00263737</text:p>
          </table:table-cell>
          <table:table-cell office:value-type="float" office:value="0.00178351" calcext:value-type="float">
            <text:p>0.00178351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30965" calcext:value-type="float">
            <text:p>0.30965</text:p>
          </table:table-cell>
          <table:table-cell office:value-type="float" office:value="0.0399849" calcext:value-type="float">
            <text:p>0.0399849</text:p>
          </table:table-cell>
          <table:table-cell office:value-type="float" office:value="0.000747274" calcext:value-type="float">
            <text:p>0.000747274</text:p>
          </table:table-cell>
          <table:table-cell office:value-type="float" office:value="0.115282" calcext:value-type="float">
            <text:p>0.115282</text:p>
          </table:table-cell>
          <table:table-cell office:value-type="float" office:value="0.0258151" calcext:value-type="float">
            <text:p>0.0258151</text:p>
          </table:table-cell>
          <table:table-cell office:value-type="float" office:value="0.00434351" calcext:value-type="float">
            <text:p>0.00434351</text:p>
          </table:table-cell>
          <table:table-cell office:value-type="float" office:value="0.00264803" calcext:value-type="float">
            <text:p>0.00264803</text:p>
          </table:table-cell>
          <table:table-cell office:value-type="float" office:value="0.00177601" calcext:value-type="float">
            <text:p>0.00177601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344602" calcext:value-type="float">
            <text:p>0.344602</text:p>
          </table:table-cell>
          <table:table-cell office:value-type="float" office:value="0.0336562" calcext:value-type="float">
            <text:p>0.0336562</text:p>
          </table:table-cell>
          <table:table-cell office:value-type="float" office:value="0.00075517" calcext:value-type="float">
            <text:p>0.00075517</text:p>
          </table:table-cell>
          <table:table-cell office:value-type="float" office:value="0.119472" calcext:value-type="float">
            <text:p>0.119472</text:p>
          </table:table-cell>
          <table:table-cell office:value-type="float" office:value="0.0267152" calcext:value-type="float">
            <text:p>0.0267152</text:p>
          </table:table-cell>
          <table:table-cell office:value-type="float" office:value="0.00471576" calcext:value-type="float">
            <text:p>0.00471576</text:p>
          </table:table-cell>
          <table:table-cell office:value-type="float" office:value="0.0026504" calcext:value-type="float">
            <text:p>0.0026504</text:p>
          </table:table-cell>
          <table:table-cell office:value-type="float" office:value="0.00178667" calcext:value-type="float">
            <text:p>0.00178667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332845" calcext:value-type="float">
            <text:p>0.332845</text:p>
          </table:table-cell>
          <table:table-cell office:value-type="float" office:value="0.0337095" calcext:value-type="float">
            <text:p>0.0337095</text:p>
          </table:table-cell>
          <table:table-cell office:value-type="float" office:value="0.000675823" calcext:value-type="float">
            <text:p>0.000675823</text:p>
          </table:table-cell>
          <table:table-cell office:value-type="float" office:value="0.113291" calcext:value-type="float">
            <text:p>0.113291</text:p>
          </table:table-cell>
          <table:table-cell office:value-type="float" office:value="0.0257255" calcext:value-type="float">
            <text:p>0.0257255</text:p>
          </table:table-cell>
          <table:table-cell office:value-type="float" office:value="0.00435969" calcext:value-type="float">
            <text:p>0.00435969</text:p>
          </table:table-cell>
          <table:table-cell office:value-type="float" office:value="0.00269106" calcext:value-type="float">
            <text:p>0.00269106</text:p>
          </table:table-cell>
          <table:table-cell office:value-type="float" office:value="0.00175509" calcext:value-type="float">
            <text:p>0.00175509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319906" calcext:value-type="float">
            <text:p>0.319906</text:p>
          </table:table-cell>
          <table:table-cell office:value-type="float" office:value="0.0344113" calcext:value-type="float">
            <text:p>0.0344113</text:p>
          </table:table-cell>
          <table:table-cell office:value-type="float" office:value="0.000723194" calcext:value-type="float">
            <text:p>0.000723194</text:p>
          </table:table-cell>
          <table:table-cell office:value-type="float" office:value="0.117046" calcext:value-type="float">
            <text:p>0.117046</text:p>
          </table:table-cell>
          <table:table-cell office:value-type="float" office:value="0.0253655" calcext:value-type="float">
            <text:p>0.0253655</text:p>
          </table:table-cell>
          <table:table-cell office:value-type="float" office:value="0.00440312" calcext:value-type="float">
            <text:p>0.00440312</text:p>
          </table:table-cell>
          <table:table-cell office:value-type="float" office:value="0.00270566" calcext:value-type="float">
            <text:p>0.00270566</text:p>
          </table:table-cell>
          <table:table-cell office:value-type="float" office:value="0.00172153" calcext:value-type="float">
            <text:p>0.0017215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321866" calcext:value-type="float">
            <text:p>0.321866</text:p>
          </table:table-cell>
          <table:table-cell office:value-type="float" office:value="0.034193" calcext:value-type="float">
            <text:p>0.034193</text:p>
          </table:table-cell>
          <table:table-cell office:value-type="float" office:value="0.000751617" calcext:value-type="float">
            <text:p>0.000751617</text:p>
          </table:table-cell>
          <table:table-cell office:value-type="float" office:value="0.114073" calcext:value-type="float">
            <text:p>0.114073</text:p>
          </table:table-cell>
          <table:table-cell office:value-type="float" office:value="0.0254926" calcext:value-type="float">
            <text:p>0.0254926</text:p>
          </table:table-cell>
          <table:table-cell office:value-type="float" office:value="0.00446825" calcext:value-type="float">
            <text:p>0.00446825</text:p>
          </table:table-cell>
          <table:table-cell office:value-type="float" office:value="0.00275935" calcext:value-type="float">
            <text:p>0.00275935</text:p>
          </table:table-cell>
          <table:table-cell office:value-type="float" office:value="0.00175509" calcext:value-type="float">
            <text:p>0.00175509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328817" calcext:value-type="float">
            <text:p>0.328817</text:p>
          </table:table-cell>
          <table:table-cell office:value-type="float" office:value="0.0349135" calcext:value-type="float">
            <text:p>0.0349135</text:p>
          </table:table-cell>
          <table:table-cell office:value-type="float" office:value="0.000695561" calcext:value-type="float">
            <text:p>0.000695561</text:p>
          </table:table-cell>
          <table:table-cell office:value-type="float" office:value="0.115177" calcext:value-type="float">
            <text:p>0.115177</text:p>
          </table:table-cell>
          <table:table-cell office:value-type="float" office:value="0.0256797" calcext:value-type="float">
            <text:p>0.0256797</text:p>
          </table:table-cell>
          <table:table-cell office:value-type="float" office:value="0.00446193" calcext:value-type="float">
            <text:p>0.00446193</text:p>
          </table:table-cell>
          <table:table-cell office:value-type="float" office:value="0.00273961" calcext:value-type="float">
            <text:p>0.00273961</text:p>
          </table:table-cell>
          <table:table-cell office:value-type="float" office:value="0.00173969" calcext:value-type="float">
            <text:p>0.00173969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332399" calcext:value-type="float">
            <text:p>0.332399</text:p>
          </table:table-cell>
          <table:table-cell office:value-type="float" office:value="0.0360239" calcext:value-type="float">
            <text:p>0.0360239</text:p>
          </table:table-cell>
          <table:table-cell office:value-type="float" office:value="0.000642269" calcext:value-type="float">
            <text:p>0.000642269</text:p>
          </table:table-cell>
          <table:table-cell office:value-type="float" office:value="0.114487" calcext:value-type="float">
            <text:p>0.114487</text:p>
          </table:table-cell>
          <table:table-cell office:value-type="float" office:value="0.0255842" calcext:value-type="float">
            <text:p>0.0255842</text:p>
          </table:table-cell>
          <table:table-cell office:value-type="float" office:value="0.00444693" calcext:value-type="float">
            <text:p>0.00444693</text:p>
          </table:table-cell>
          <table:table-cell office:value-type="float" office:value="0.00278501" calcext:value-type="float">
            <text:p>0.00278501</text:p>
          </table:table-cell>
          <table:table-cell office:value-type="float" office:value="0.00170101" calcext:value-type="float">
            <text:p>0.00170101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331255" calcext:value-type="float">
            <text:p>0.331255</text:p>
          </table:table-cell>
          <table:table-cell office:value-type="float" office:value="0.0349241" calcext:value-type="float">
            <text:p>0.0349241</text:p>
          </table:table-cell>
          <table:table-cell office:value-type="float" office:value="0.000704641" calcext:value-type="float">
            <text:p>0.000704641</text:p>
          </table:table-cell>
          <table:table-cell office:value-type="float" office:value="0.118115" calcext:value-type="float">
            <text:p>0.118115</text:p>
          </table:table-cell>
          <table:table-cell office:value-type="float" office:value="0.0265355" calcext:value-type="float">
            <text:p>0.0265355</text:p>
          </table:table-cell>
          <table:table-cell office:value-type="float" office:value="0.00447299" calcext:value-type="float">
            <text:p>0.00447299</text:p>
          </table:table-cell>
          <table:table-cell office:value-type="float" office:value="0.00277317" calcext:value-type="float">
            <text:p>0.00277317</text:p>
          </table:table-cell>
          <table:table-cell office:value-type="float" office:value="0.0017243" calcext:value-type="float">
            <text:p>0.0017243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33084" calcext:value-type="float">
            <text:p>0.33084</text:p>
          </table:table-cell>
          <table:table-cell office:value-type="float" office:value="0.0353015" calcext:value-type="float">
            <text:p>0.0353015</text:p>
          </table:table-cell>
          <table:table-cell office:value-type="float" office:value="0.000636348" calcext:value-type="float">
            <text:p>0.000636348</text:p>
          </table:table-cell>
          <table:table-cell office:value-type="float" office:value="0.118236" calcext:value-type="float">
            <text:p>0.118236</text:p>
          </table:table-cell>
          <table:table-cell office:value-type="float" office:value="0.0258968" calcext:value-type="float">
            <text:p>0.0258968</text:p>
          </table:table-cell>
          <table:table-cell office:value-type="float" office:value="0.00449628" calcext:value-type="float">
            <text:p>0.00449628</text:p>
          </table:table-cell>
          <table:table-cell office:value-type="float" office:value="0.00278264" calcext:value-type="float">
            <text:p>0.00278264</text:p>
          </table:table-cell>
          <table:table-cell office:value-type="float" office:value="0.00168877" calcext:value-type="float">
            <text:p>0.00168877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337321" calcext:value-type="float">
            <text:p>0.337321</text:p>
          </table:table-cell>
          <table:table-cell office:value-type="float" office:value="0.0352068" calcext:value-type="float">
            <text:p>0.0352068</text:p>
          </table:table-cell>
          <table:table-cell office:value-type="float" office:value="0.00061582" calcext:value-type="float">
            <text:p>0.00061582</text:p>
          </table:table-cell>
          <table:table-cell office:value-type="float" office:value="0.114061" calcext:value-type="float">
            <text:p>0.114061</text:p>
          </table:table-cell>
          <table:table-cell office:value-type="float" office:value="0.0256406" calcext:value-type="float">
            <text:p>0.0256406</text:p>
          </table:table-cell>
          <table:table-cell office:value-type="float" office:value="0.00520645" calcext:value-type="float">
            <text:p>0.00520645</text:p>
          </table:table-cell>
          <table:table-cell office:value-type="float" office:value="0.00280277" calcext:value-type="float">
            <text:p>0.00280277</text:p>
          </table:table-cell>
          <table:table-cell office:value-type="float" office:value="0.00164811" calcext:value-type="float">
            <text:p>0.00164811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335941" calcext:value-type="float">
            <text:p>0.335941</text:p>
          </table:table-cell>
          <table:table-cell office:value-type="float" office:value="0.0357705" calcext:value-type="float">
            <text:p>0.0357705</text:p>
          </table:table-cell>
          <table:table-cell office:value-type="float" office:value="0.000587398" calcext:value-type="float">
            <text:p>0.000587398</text:p>
          </table:table-cell>
          <table:table-cell office:value-type="float" office:value="0.11465" calcext:value-type="float">
            <text:p>0.11465</text:p>
          </table:table-cell>
          <table:table-cell office:value-type="float" office:value="0.0262442" calcext:value-type="float">
            <text:p>0.0262442</text:p>
          </table:table-cell>
          <table:table-cell office:value-type="float" office:value="0.00476313" calcext:value-type="float">
            <text:p>0.00476313</text:p>
          </table:table-cell>
          <table:table-cell office:value-type="float" office:value="0.00282527" calcext:value-type="float">
            <text:p>0.00282527</text:p>
          </table:table-cell>
          <table:table-cell office:value-type="float" office:value="0.00165679" calcext:value-type="float">
            <text:p>0.00165679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331809" calcext:value-type="float">
            <text:p>0.331809</text:p>
          </table:table-cell>
          <table:table-cell office:value-type="float" office:value="0.0364601" calcext:value-type="float">
            <text:p>0.0364601</text:p>
          </table:table-cell>
          <table:table-cell office:value-type="float" office:value="0.0006249" calcext:value-type="float">
            <text:p>0.0006249</text:p>
          </table:table-cell>
          <table:table-cell office:value-type="float" office:value="0.113256" calcext:value-type="float">
            <text:p>0.113256</text:p>
          </table:table-cell>
          <table:table-cell office:value-type="float" office:value="0.0254977" calcext:value-type="float">
            <text:p>0.0254977</text:p>
          </table:table-cell>
          <table:table-cell office:value-type="float" office:value="0.00460681" calcext:value-type="float">
            <text:p>0.00460681</text:p>
          </table:table-cell>
          <table:table-cell office:value-type="float" office:value="0.00284383" calcext:value-type="float">
            <text:p>0.00284383</text:p>
          </table:table-cell>
          <table:table-cell office:value-type="float" office:value="0.00165403" calcext:value-type="float">
            <text:p>0.00165403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341041" calcext:value-type="float">
            <text:p>0.341041</text:p>
          </table:table-cell>
          <table:table-cell office:value-type="float" office:value="0.038139" calcext:value-type="float">
            <text:p>0.038139</text:p>
          </table:table-cell>
          <table:table-cell office:value-type="float" office:value="0.000631216" calcext:value-type="float">
            <text:p>0.000631216</text:p>
          </table:table-cell>
          <table:table-cell office:value-type="float" office:value="0.123916" calcext:value-type="float">
            <text:p>0.123916</text:p>
          </table:table-cell>
          <table:table-cell office:value-type="float" office:value="0.0264637" calcext:value-type="float">
            <text:p>0.0264637</text:p>
          </table:table-cell>
          <table:table-cell office:value-type="float" office:value="0.00580213" calcext:value-type="float">
            <text:p>0.00580213</text:p>
          </table:table-cell>
          <table:table-cell office:value-type="float" office:value="0.00285054" calcext:value-type="float">
            <text:p>0.00285054</text:p>
          </table:table-cell>
          <table:table-cell office:value-type="float" office:value="0.00163548" calcext:value-type="float">
            <text:p>0.00163548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336371" calcext:value-type="float">
            <text:p>0.336371</text:p>
          </table:table-cell>
          <table:table-cell office:value-type="float" office:value="0.0368028" calcext:value-type="float">
            <text:p>0.0368028</text:p>
          </table:table-cell>
          <table:table-cell office:value-type="float" office:value="0.000578713" calcext:value-type="float">
            <text:p>0.000578713</text:p>
          </table:table-cell>
          <table:table-cell office:value-type="float" office:value="0.11733" calcext:value-type="float">
            <text:p>0.11733</text:p>
          </table:table-cell>
          <table:table-cell office:value-type="float" office:value="0.0263101" calcext:value-type="float">
            <text:p>0.0263101</text:p>
          </table:table-cell>
          <table:table-cell office:value-type="float" office:value="0.00471458" calcext:value-type="float">
            <text:p>0.00471458</text:p>
          </table:table-cell>
          <table:table-cell office:value-type="float" office:value="0.00286435" calcext:value-type="float">
            <text:p>0.00286435</text:p>
          </table:table-cell>
          <table:table-cell office:value-type="float" office:value="0.00163548" calcext:value-type="float">
            <text:p>0.00163548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331073" calcext:value-type="float">
            <text:p>0.331073</text:p>
          </table:table-cell>
          <table:table-cell office:value-type="float" office:value="0.0370566" calcext:value-type="float">
            <text:p>0.0370566</text:p>
          </table:table-cell>
          <table:table-cell office:value-type="float" office:value="0.00067385" calcext:value-type="float">
            <text:p>0.00067385</text:p>
          </table:table-cell>
          <table:table-cell office:value-type="float" office:value="0.11496" calcext:value-type="float">
            <text:p>0.11496</text:p>
          </table:table-cell>
          <table:table-cell office:value-type="float" office:value="0.0255763" calcext:value-type="float">
            <text:p>0.0255763</text:p>
          </table:table-cell>
          <table:table-cell office:value-type="float" office:value="0.00465971" calcext:value-type="float">
            <text:p>0.00465971</text:p>
          </table:table-cell>
          <table:table-cell office:value-type="float" office:value="0.00289633" calcext:value-type="float">
            <text:p>0.00289633</text:p>
          </table:table-cell>
          <table:table-cell office:value-type="float" office:value="0.00160903" calcext:value-type="float">
            <text:p>0.00160903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336947" calcext:value-type="float">
            <text:p>0.336947</text:p>
          </table:table-cell>
          <table:table-cell office:value-type="float" office:value="0.0369579" calcext:value-type="float">
            <text:p>0.0369579</text:p>
          </table:table-cell>
          <table:table-cell office:value-type="float" office:value="0.000631216" calcext:value-type="float">
            <text:p>0.000631216</text:p>
          </table:table-cell>
          <table:table-cell office:value-type="float" office:value="0.114545" calcext:value-type="float">
            <text:p>0.114545</text:p>
          </table:table-cell>
          <table:table-cell office:value-type="float" office:value="0.0254804" calcext:value-type="float">
            <text:p>0.0254804</text:p>
          </table:table-cell>
          <table:table-cell office:value-type="float" office:value="0.00467629" calcext:value-type="float">
            <text:p>0.00467629</text:p>
          </table:table-cell>
          <table:table-cell office:value-type="float" office:value="0.00366058" calcext:value-type="float">
            <text:p>0.00366058</text:p>
          </table:table-cell>
          <table:table-cell office:value-type="float" office:value="0.00162679" calcext:value-type="float">
            <text:p>0.00162679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332001" calcext:value-type="float">
            <text:p>0.332001</text:p>
          </table:table-cell>
          <table:table-cell office:value-type="float" office:value="0.0374841" calcext:value-type="float">
            <text:p>0.0374841</text:p>
          </table:table-cell>
          <table:table-cell office:value-type="float" office:value="0.000686482" calcext:value-type="float">
            <text:p>0.000686482</text:p>
          </table:table-cell>
          <table:table-cell office:value-type="float" office:value="0.117156" calcext:value-type="float">
            <text:p>0.117156</text:p>
          </table:table-cell>
          <table:table-cell office:value-type="float" office:value="0.0270152" calcext:value-type="float">
            <text:p>0.0270152</text:p>
          </table:table-cell>
          <table:table-cell office:value-type="float" office:value="0.00464589" calcext:value-type="float">
            <text:p>0.00464589</text:p>
          </table:table-cell>
          <table:table-cell office:value-type="float" office:value="0.00308423" calcext:value-type="float">
            <text:p>0.00308423</text:p>
          </table:table-cell>
          <table:table-cell office:value-type="float" office:value="0.00161811" calcext:value-type="float">
            <text:p>0.00161811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341451" calcext:value-type="float">
            <text:p>0.341451</text:p>
          </table:table-cell>
          <table:table-cell office:value-type="float" office:value="0.043516" calcext:value-type="float">
            <text:p>0.043516</text:p>
          </table:table-cell>
          <table:table-cell office:value-type="float" office:value="0.000639901" calcext:value-type="float">
            <text:p>0.000639901</text:p>
          </table:table-cell>
          <table:table-cell office:value-type="float" office:value="0.111097" calcext:value-type="float">
            <text:p>0.111097</text:p>
          </table:table-cell>
          <table:table-cell office:value-type="float" office:value="0.0257038" calcext:value-type="float">
            <text:p>0.0257038</text:p>
          </table:table-cell>
          <table:table-cell office:value-type="float" office:value="0.00469997" calcext:value-type="float">
            <text:p>0.00469997</text:p>
          </table:table-cell>
          <table:table-cell office:value-type="float" office:value="0.00295633" calcext:value-type="float">
            <text:p>0.00295633</text:p>
          </table:table-cell>
          <table:table-cell office:value-type="float" office:value="0.00157153" calcext:value-type="float">
            <text:p>0.00157153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344681" calcext:value-type="float">
            <text:p>0.344681</text:p>
          </table:table-cell>
          <table:table-cell office:value-type="float" office:value="0.0395799" calcext:value-type="float">
            <text:p>0.0395799</text:p>
          </table:table-cell>
          <table:table-cell office:value-type="float" office:value="0.000629637" calcext:value-type="float">
            <text:p>0.000629637</text:p>
          </table:table-cell>
          <table:table-cell office:value-type="float" office:value="0.114082" calcext:value-type="float">
            <text:p>0.114082</text:p>
          </table:table-cell>
          <table:table-cell office:value-type="float" office:value="0.0253714" calcext:value-type="float">
            <text:p>0.0253714</text:p>
          </table:table-cell>
          <table:table-cell office:value-type="float" office:value="0.00474498" calcext:value-type="float">
            <text:p>0.00474498</text:p>
          </table:table-cell>
          <table:table-cell office:value-type="float" office:value="0.00295633" calcext:value-type="float">
            <text:p>0.00295633</text:p>
          </table:table-cell>
          <table:table-cell office:value-type="float" office:value="0.00157942" calcext:value-type="float">
            <text:p>0.00157942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348636" calcext:value-type="float">
            <text:p>0.348636</text:p>
          </table:table-cell>
          <table:table-cell office:value-type="float" office:value="0.0374024" calcext:value-type="float">
            <text:p>0.0374024</text:p>
          </table:table-cell>
          <table:table-cell office:value-type="float" office:value="0.000613057" calcext:value-type="float">
            <text:p>0.000613057</text:p>
          </table:table-cell>
          <table:table-cell office:value-type="float" office:value="0.115779" calcext:value-type="float">
            <text:p>0.115779</text:p>
          </table:table-cell>
          <table:table-cell office:value-type="float" office:value="0.0259785" calcext:value-type="float">
            <text:p>0.0259785</text:p>
          </table:table-cell>
          <table:table-cell office:value-type="float" office:value="0.00473116" calcext:value-type="float">
            <text:p>0.00473116</text:p>
          </table:table-cell>
          <table:table-cell office:value-type="float" office:value="0.00312331" calcext:value-type="float">
            <text:p>0.00312331</text:p>
          </table:table-cell>
          <table:table-cell office:value-type="float" office:value="0.00158179" calcext:value-type="float">
            <text:p>0.00158179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350802" calcext:value-type="float">
            <text:p>0.350802</text:p>
          </table:table-cell>
          <table:table-cell office:value-type="float" office:value="0.0379476" calcext:value-type="float">
            <text:p>0.0379476</text:p>
          </table:table-cell>
          <table:table-cell office:value-type="float" office:value="0.000663191" calcext:value-type="float">
            <text:p>0.000663191</text:p>
          </table:table-cell>
          <table:table-cell office:value-type="float" office:value="0.116183" calcext:value-type="float">
            <text:p>0.116183</text:p>
          </table:table-cell>
          <table:table-cell office:value-type="float" office:value="0.0260512" calcext:value-type="float">
            <text:p>0.0260512</text:p>
          </table:table-cell>
          <table:table-cell office:value-type="float" office:value="0.00475169" calcext:value-type="float">
            <text:p>0.00475169</text:p>
          </table:table-cell>
          <table:table-cell office:value-type="float" office:value="0.00404507" calcext:value-type="float">
            <text:p>0.00404507</text:p>
          </table:table-cell>
          <table:table-cell office:value-type="float" office:value="0.00160784" calcext:value-type="float">
            <text:p>0.00160784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356385" calcext:value-type="float">
            <text:p>0.356385</text:p>
          </table:table-cell>
          <table:table-cell office:value-type="float" office:value="0.0383356" calcext:value-type="float">
            <text:p>0.0383356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116909" calcext:value-type="float">
            <text:p>0.116909</text:p>
          </table:table-cell>
          <table:table-cell office:value-type="float" office:value="0.0255972" calcext:value-type="float">
            <text:p>0.0255972</text:p>
          </table:table-cell>
          <table:table-cell office:value-type="float" office:value="0.00478248" calcext:value-type="float">
            <text:p>0.00478248</text:p>
          </table:table-cell>
          <table:table-cell office:value-type="float" office:value="0.00312134" calcext:value-type="float">
            <text:p>0.00312134</text:p>
          </table:table-cell>
          <table:table-cell office:value-type="float" office:value="0.00160271" calcext:value-type="float">
            <text:p>0.00160271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354254" calcext:value-type="float">
            <text:p>0.354254</text:p>
          </table:table-cell>
          <table:table-cell office:value-type="float" office:value="0.0383881" calcext:value-type="float">
            <text:p>0.0383881</text:p>
          </table:table-cell>
          <table:table-cell office:value-type="float" office:value="0.00060832" calcext:value-type="float">
            <text:p>0.00060832</text:p>
          </table:table-cell>
          <table:table-cell office:value-type="float" office:value="0.118744" calcext:value-type="float">
            <text:p>0.118744</text:p>
          </table:table-cell>
          <table:table-cell office:value-type="float" office:value="0.0262884" calcext:value-type="float">
            <text:p>0.0262884</text:p>
          </table:table-cell>
          <table:table-cell office:value-type="float" office:value="0.00496643" calcext:value-type="float">
            <text:p>0.00496643</text:p>
          </table:table-cell>
          <table:table-cell office:value-type="float" office:value="0.00303765" calcext:value-type="float">
            <text:p>0.00303765</text:p>
          </table:table-cell>
          <table:table-cell office:value-type="float" office:value="0.00160192" calcext:value-type="float">
            <text:p>0.00160192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358374" calcext:value-type="float">
            <text:p>0.358374</text:p>
          </table:table-cell>
          <table:table-cell office:value-type="float" office:value="0.0420751" calcext:value-type="float">
            <text:p>0.0420751</text:p>
          </table:table-cell>
          <table:table-cell office:value-type="float" office:value="0.000576345" calcext:value-type="float">
            <text:p>0.000576345</text:p>
          </table:table-cell>
          <table:table-cell office:value-type="float" office:value="0.119325" calcext:value-type="float">
            <text:p>0.119325</text:p>
          </table:table-cell>
          <table:table-cell office:value-type="float" office:value="0.026187" calcext:value-type="float">
            <text:p>0.026187</text:p>
          </table:table-cell>
          <table:table-cell office:value-type="float" office:value="0.00503394" calcext:value-type="float">
            <text:p>0.00503394</text:p>
          </table:table-cell>
          <table:table-cell office:value-type="float" office:value="0.00306568" calcext:value-type="float">
            <text:p>0.00306568</text:p>
          </table:table-cell>
          <table:table-cell office:value-type="float" office:value="0.00158021" calcext:value-type="float">
            <text:p>0.0015802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363648" calcext:value-type="float">
            <text:p>0.363648</text:p>
          </table:table-cell>
          <table:table-cell office:value-type="float" office:value="0.0387319" calcext:value-type="float">
            <text:p>0.0387319</text:p>
          </table:table-cell>
          <table:table-cell office:value-type="float" office:value="0.000592135" calcext:value-type="float">
            <text:p>0.000592135</text:p>
          </table:table-cell>
          <table:table-cell office:value-type="float" office:value="0.118761" calcext:value-type="float">
            <text:p>0.118761</text:p>
          </table:table-cell>
          <table:table-cell office:value-type="float" office:value="0.0265174" calcext:value-type="float">
            <text:p>0.0265174</text:p>
          </table:table-cell>
          <table:table-cell office:value-type="float" office:value="0.00484998" calcext:value-type="float">
            <text:p>0.00484998</text:p>
          </table:table-cell>
          <table:table-cell office:value-type="float" office:value="0.00310081" calcext:value-type="float">
            <text:p>0.00310081</text:p>
          </table:table-cell>
          <table:table-cell office:value-type="float" office:value="0.0017239" calcext:value-type="float">
            <text:p>0.0017239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364186" calcext:value-type="float">
            <text:p>0.364186</text:p>
          </table:table-cell>
          <table:table-cell office:value-type="float" office:value="0.0396387" calcext:value-type="float">
            <text:p>0.0396387</text:p>
          </table:table-cell>
          <table:table-cell office:value-type="float" office:value="0.000601214" calcext:value-type="float">
            <text:p>0.000601214</text:p>
          </table:table-cell>
          <table:table-cell office:value-type="float" office:value="0.11702" calcext:value-type="float">
            <text:p>0.11702</text:p>
          </table:table-cell>
          <table:table-cell office:value-type="float" office:value="0.0257847" calcext:value-type="float">
            <text:p>0.0257847</text:p>
          </table:table-cell>
          <table:table-cell office:value-type="float" office:value="0.00487525" calcext:value-type="float">
            <text:p>0.00487525</text:p>
          </table:table-cell>
          <table:table-cell office:value-type="float" office:value="0.00309252" calcext:value-type="float">
            <text:p>0.00309252</text:p>
          </table:table-cell>
          <table:table-cell office:value-type="float" office:value="0.00175667" calcext:value-type="float">
            <text:p>0.00175667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386085" calcext:value-type="float">
            <text:p>0.386085</text:p>
          </table:table-cell>
          <table:table-cell office:value-type="float" office:value="0.0403224" calcext:value-type="float">
            <text:p>0.0403224</text:p>
          </table:table-cell>
          <table:table-cell office:value-type="float" office:value="0.000577924" calcext:value-type="float">
            <text:p>0.000577924</text:p>
          </table:table-cell>
          <table:table-cell office:value-type="float" office:value="0.114914" calcext:value-type="float">
            <text:p>0.114914</text:p>
          </table:table-cell>
          <table:table-cell office:value-type="float" office:value="0.0315505" calcext:value-type="float">
            <text:p>0.0315505</text:p>
          </table:table-cell>
          <table:table-cell office:value-type="float" office:value="0.00489577" calcext:value-type="float">
            <text:p>0.00489577</text:p>
          </table:table-cell>
          <table:table-cell office:value-type="float" office:value="0.00312726" calcext:value-type="float">
            <text:p>0.00312726</text:p>
          </table:table-cell>
          <table:table-cell office:value-type="float" office:value="0.00158653" calcext:value-type="float">
            <text:p>0.00158653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372249" calcext:value-type="float">
            <text:p>0.372249</text:p>
          </table:table-cell>
          <table:table-cell office:value-type="float" office:value="0.0399517" calcext:value-type="float">
            <text:p>0.0399517</text:p>
          </table:table-cell>
          <table:table-cell office:value-type="float" office:value="0.000636348" calcext:value-type="float">
            <text:p>0.000636348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0.026513" calcext:value-type="float">
            <text:p>0.026513</text:p>
          </table:table-cell>
          <table:table-cell office:value-type="float" office:value="0.00494433" calcext:value-type="float">
            <text:p>0.00494433</text:p>
          </table:table-cell>
          <table:table-cell office:value-type="float" office:value="0.00314345" calcext:value-type="float">
            <text:p>0.00314345</text:p>
          </table:table-cell>
          <table:table-cell office:value-type="float" office:value="0.00156561" calcext:value-type="float">
            <text:p>0.00156561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361335" calcext:value-type="float">
            <text:p>0.361335</text:p>
          </table:table-cell>
          <table:table-cell office:value-type="float" office:value="0.0403666" calcext:value-type="float">
            <text:p>0.0403666</text:p>
          </table:table-cell>
          <table:table-cell office:value-type="float" office:value="0.000645427" calcext:value-type="float">
            <text:p>0.000645427</text:p>
          </table:table-cell>
          <table:table-cell office:value-type="float" office:value="0.115924" calcext:value-type="float">
            <text:p>0.115924</text:p>
          </table:table-cell>
          <table:table-cell office:value-type="float" office:value="0.0260263" calcext:value-type="float">
            <text:p>0.0260263</text:p>
          </table:table-cell>
          <table:table-cell office:value-type="float" office:value="0.00494551" calcext:value-type="float">
            <text:p>0.00494551</text:p>
          </table:table-cell>
          <table:table-cell office:value-type="float" office:value="0.00312963" calcext:value-type="float">
            <text:p>0.00312963</text:p>
          </table:table-cell>
          <table:table-cell office:value-type="float" office:value="0.00157745" calcext:value-type="float">
            <text:p>0.00157745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363399" calcext:value-type="float">
            <text:p>0.363399</text:p>
          </table:table-cell>
          <table:table-cell office:value-type="float" office:value="0.039679" calcext:value-type="float">
            <text:p>0.039679</text:p>
          </table:table-cell>
          <table:table-cell office:value-type="float" office:value="0.000603188" calcext:value-type="float">
            <text:p>0.000603188</text:p>
          </table:table-cell>
          <table:table-cell office:value-type="float" office:value="0.11442" calcext:value-type="float">
            <text:p>0.11442</text:p>
          </table:table-cell>
          <table:table-cell office:value-type="float" office:value="0.0253643" calcext:value-type="float">
            <text:p>0.0253643</text:p>
          </table:table-cell>
          <table:table-cell office:value-type="float" office:value="0.00498222" calcext:value-type="float">
            <text:p>0.00498222</text:p>
          </table:table-cell>
          <table:table-cell office:value-type="float" office:value="0.00315647" calcext:value-type="float">
            <text:p>0.00315647</text:p>
          </table:table-cell>
          <table:table-cell office:value-type="float" office:value="0.00157271" calcext:value-type="float">
            <text:p>0.00157271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370116" calcext:value-type="float">
            <text:p>0.370116</text:p>
          </table:table-cell>
          <table:table-cell office:value-type="float" office:value="0.0403145" calcext:value-type="float">
            <text:p>0.0403145</text:p>
          </table:table-cell>
          <table:table-cell office:value-type="float" office:value="0.000669507" calcext:value-type="float">
            <text:p>0.000669507</text:p>
          </table:table-cell>
          <table:table-cell office:value-type="float" office:value="0.120945" calcext:value-type="float">
            <text:p>0.120945</text:p>
          </table:table-cell>
          <table:table-cell office:value-type="float" office:value="0.025433" calcext:value-type="float">
            <text:p>0.025433</text:p>
          </table:table-cell>
          <table:table-cell office:value-type="float" office:value="0.00499012" calcext:value-type="float">
            <text:p>0.00499012</text:p>
          </table:table-cell>
          <table:table-cell office:value-type="float" office:value="0.00319279" calcext:value-type="float">
            <text:p>0.00319279</text:p>
          </table:table-cell>
          <table:table-cell office:value-type="float" office:value="0.001581" calcext:value-type="float">
            <text:p>0.001581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362543" calcext:value-type="float">
            <text:p>0.362543</text:p>
          </table:table-cell>
          <table:table-cell office:value-type="float" office:value="0.0410961" calcext:value-type="float">
            <text:p>0.0410961</text:p>
          </table:table-cell>
          <table:table-cell office:value-type="float" office:value="0.000639901" calcext:value-type="float">
            <text:p>0.000639901</text:p>
          </table:table-cell>
          <table:table-cell office:value-type="float" office:value="0.119042" calcext:value-type="float">
            <text:p>0.119042</text:p>
          </table:table-cell>
          <table:table-cell office:value-type="float" office:value="0.0261945" calcext:value-type="float">
            <text:p>0.0261945</text:p>
          </table:table-cell>
          <table:table-cell office:value-type="float" office:value="0.00500591" calcext:value-type="float">
            <text:p>0.00500591</text:p>
          </table:table-cell>
          <table:table-cell office:value-type="float" office:value="0.00317503" calcext:value-type="float">
            <text:p>0.00317503</text:p>
          </table:table-cell>
          <table:table-cell office:value-type="float" office:value="0.00157192" calcext:value-type="float">
            <text:p>0.00157192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374578" calcext:value-type="float">
            <text:p>0.374578</text:p>
          </table:table-cell>
          <table:table-cell office:value-type="float" office:value="0.0411135" calcext:value-type="float">
            <text:p>0.0411135</text:p>
          </table:table-cell>
          <table:table-cell office:value-type="float" office:value="0.000715694" calcext:value-type="float">
            <text:p>0.000715694</text:p>
          </table:table-cell>
          <table:table-cell office:value-type="float" office:value="0.114322" calcext:value-type="float">
            <text:p>0.114322</text:p>
          </table:table-cell>
          <table:table-cell office:value-type="float" office:value="0.0251306" calcext:value-type="float">
            <text:p>0.0251306</text:p>
          </table:table-cell>
          <table:table-cell office:value-type="float" office:value="0.00501696" calcext:value-type="float">
            <text:p>0.00501696</text:p>
          </table:table-cell>
          <table:table-cell office:value-type="float" office:value="0.00322477" calcext:value-type="float">
            <text:p>0.00322477</text:p>
          </table:table-cell>
          <table:table-cell office:value-type="float" office:value="0.00157666" calcext:value-type="float">
            <text:p>0.00157666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371233" calcext:value-type="float">
            <text:p>0.371233</text:p>
          </table:table-cell>
          <table:table-cell office:value-type="float" office:value="0.0423503" calcext:value-type="float">
            <text:p>0.0423503</text:p>
          </table:table-cell>
          <table:table-cell office:value-type="float" office:value="0.000645427" calcext:value-type="float">
            <text:p>0.000645427</text:p>
          </table:table-cell>
          <table:table-cell office:value-type="float" office:value="0.120785" calcext:value-type="float">
            <text:p>0.120785</text:p>
          </table:table-cell>
          <table:table-cell office:value-type="float" office:value="0.0259422" calcext:value-type="float">
            <text:p>0.0259422</text:p>
          </table:table-cell>
          <table:table-cell office:value-type="float" office:value="0.00503907" calcext:value-type="float">
            <text:p>0.00503907</text:p>
          </table:table-cell>
          <table:table-cell office:value-type="float" office:value="0.00323582" calcext:value-type="float">
            <text:p>0.00323582</text:p>
          </table:table-cell>
          <table:table-cell office:value-type="float" office:value="0.00160153" calcext:value-type="float">
            <text:p>0.0016015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0.0412051" calcext:value-type="float">
            <text:p>0.0412051</text:p>
          </table:table-cell>
          <table:table-cell office:value-type="float" office:value="0.000684903" calcext:value-type="float">
            <text:p>0.000684903</text:p>
          </table:table-cell>
          <table:table-cell office:value-type="float" office:value="0.110855" calcext:value-type="float">
            <text:p>0.110855</text:p>
          </table:table-cell>
          <table:table-cell office:value-type="float" office:value="0.0256505" calcext:value-type="float">
            <text:p>0.0256505</text:p>
          </table:table-cell>
          <table:table-cell office:value-type="float" office:value="0.00502723" calcext:value-type="float">
            <text:p>0.00502723</text:p>
          </table:table-cell>
          <table:table-cell office:value-type="float" office:value="0.0032674" calcext:value-type="float">
            <text:p>0.0032674</text:p>
          </table:table-cell>
          <table:table-cell office:value-type="float" office:value="0.00163429" calcext:value-type="float">
            <text:p>0.00163429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4123" calcext:value-type="float">
            <text:p>0.04123</text:p>
          </table:table-cell>
          <table:table-cell office:value-type="float" office:value="0.000614636" calcext:value-type="float">
            <text:p>0.000614636</text:p>
          </table:table-cell>
          <table:table-cell office:value-type="float" office:value="0.115984" calcext:value-type="float">
            <text:p>0.115984</text:p>
          </table:table-cell>
          <table:table-cell office:value-type="float" office:value="0.0258562" calcext:value-type="float">
            <text:p>0.0258562</text:p>
          </table:table-cell>
          <table:table-cell office:value-type="float" office:value="0.00506196" calcext:value-type="float">
            <text:p>0.00506196</text:p>
          </table:table-cell>
          <table:table-cell office:value-type="float" office:value="0.00325793" calcext:value-type="float">
            <text:p>0.00325793</text:p>
          </table:table-cell>
          <table:table-cell office:value-type="float" office:value="0.00161929" calcext:value-type="float">
            <text:p>0.00161929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414806" calcext:value-type="float">
            <text:p>0.0414806</text:p>
          </table:table-cell>
          <table:table-cell office:value-type="float" office:value="0.000628847" calcext:value-type="float">
            <text:p>0.000628847</text:p>
          </table:table-cell>
          <table:table-cell office:value-type="float" office:value="0.115193" calcext:value-type="float">
            <text:p>0.115193</text:p>
          </table:table-cell>
          <table:table-cell office:value-type="float" office:value="0.0260745" calcext:value-type="float">
            <text:p>0.0260745</text:p>
          </table:table-cell>
          <table:table-cell office:value-type="float" office:value="0.00506947" calcext:value-type="float">
            <text:p>0.00506947</text:p>
          </table:table-cell>
          <table:table-cell office:value-type="float" office:value="0.00326227" calcext:value-type="float">
            <text:p>0.00326227</text:p>
          </table:table-cell>
          <table:table-cell office:value-type="float" office:value="0.00159245" calcext:value-type="float">
            <text:p>0.00159245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416291" calcext:value-type="float">
            <text:p>0.0416291</text:p>
          </table:table-cell>
          <table:table-cell office:value-type="float" office:value="0.000661612" calcext:value-type="float">
            <text:p>0.000661612</text:p>
          </table:table-cell>
          <table:table-cell office:value-type="float" office:value="0.11884" calcext:value-type="float">
            <text:p>0.11884</text:p>
          </table:table-cell>
          <table:table-cell office:value-type="float" office:value="0.0265513" calcext:value-type="float">
            <text:p>0.0265513</text:p>
          </table:table-cell>
          <table:table-cell office:value-type="float" office:value="0.00508762" calcext:value-type="float">
            <text:p>0.00508762</text:p>
          </table:table-cell>
          <table:table-cell office:value-type="float" office:value="0.0033428" calcext:value-type="float">
            <text:p>0.0033428</text:p>
          </table:table-cell>
          <table:table-cell office:value-type="float" office:value="0.00160508" calcext:value-type="float">
            <text:p>0.00160508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/>
          <table:table-cell office:value-type="float" office:value="0.0423262" calcext:value-type="float">
            <text:p>0.0423262</text:p>
          </table:table-cell>
          <table:table-cell office:value-type="float" office:value="0.00061661" calcext:value-type="float">
            <text:p>0.00061661</text:p>
          </table:table-cell>
          <table:table-cell office:value-type="float" office:value="0.11871" calcext:value-type="float">
            <text:p>0.11871</text:p>
          </table:table-cell>
          <table:table-cell office:value-type="float" office:value="0.0337896" calcext:value-type="float">
            <text:p>0.0337896</text:p>
          </table:table-cell>
          <table:table-cell office:value-type="float" office:value="0.00515197" calcext:value-type="float">
            <text:p>0.00515197</text:p>
          </table:table-cell>
          <table:table-cell office:value-type="float" office:value="0.00453615" calcext:value-type="float">
            <text:p>0.00453615</text:p>
          </table:table-cell>
          <table:table-cell office:value-type="float" office:value="0.00162956" calcext:value-type="float">
            <text:p>0.00162956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428106" calcext:value-type="float">
            <text:p>0.0428106</text:p>
          </table:table-cell>
          <table:table-cell office:value-type="float" office:value="0.000635953" calcext:value-type="float">
            <text:p>0.000635953</text:p>
          </table:table-cell>
          <table:table-cell office:value-type="float" office:value="0.115014" calcext:value-type="float">
            <text:p>0.115014</text:p>
          </table:table-cell>
          <table:table-cell office:value-type="float" office:value="0.0250481" calcext:value-type="float">
            <text:p>0.0250481</text:p>
          </table:table-cell>
          <table:table-cell office:value-type="float" office:value="0.00579621" calcext:value-type="float">
            <text:p>0.00579621</text:p>
          </table:table-cell>
          <table:table-cell office:value-type="float" office:value="0.00329385" calcext:value-type="float">
            <text:p>0.00329385</text:p>
          </table:table-cell>
          <table:table-cell office:value-type="float" office:value="0.00156955" calcext:value-type="float">
            <text:p>0.00156955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430786" calcext:value-type="float">
            <text:p>0.0430786</text:p>
          </table:table-cell>
          <table:table-cell office:value-type="float" office:value="0.00058345" calcext:value-type="float">
            <text:p>0.00058345</text:p>
          </table:table-cell>
          <table:table-cell office:value-type="float" office:value="0.122422" calcext:value-type="float">
            <text:p>0.122422</text:p>
          </table:table-cell>
          <table:table-cell office:value-type="float" office:value="0.0261005" calcext:value-type="float">
            <text:p>0.0261005</text:p>
          </table:table-cell>
          <table:table-cell office:value-type="float" office:value="0.00672665" calcext:value-type="float">
            <text:p>0.00672665</text:p>
          </table:table-cell>
          <table:table-cell office:value-type="float" office:value="0.00330925" calcext:value-type="float">
            <text:p>0.00330925</text:p>
          </table:table-cell>
          <table:table-cell office:value-type="float" office:value="0.00162798" calcext:value-type="float">
            <text:p>0.00162798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428856" calcext:value-type="float">
            <text:p>0.0428856</text:p>
          </table:table-cell>
          <table:table-cell office:value-type="float" office:value="0.000638716" calcext:value-type="float">
            <text:p>0.000638716</text:p>
          </table:table-cell>
          <table:table-cell office:value-type="float" office:value="0.116917" calcext:value-type="float">
            <text:p>0.116917</text:p>
          </table:table-cell>
          <table:table-cell office:value-type="float" office:value="0.0257713" calcext:value-type="float">
            <text:p>0.0257713</text:p>
          </table:table-cell>
          <table:table-cell office:value-type="float" office:value="0.00522224" calcext:value-type="float">
            <text:p>0.00522224</text:p>
          </table:table-cell>
          <table:table-cell office:value-type="float" office:value="0.00331043" calcext:value-type="float">
            <text:p>0.00331043</text:p>
          </table:table-cell>
          <table:table-cell office:value-type="float" office:value="0.00160587" calcext:value-type="float">
            <text:p>0.00160587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427478" calcext:value-type="float">
            <text:p>0.0427478</text:p>
          </table:table-cell>
          <table:table-cell office:value-type="float" office:value="0.000662007" calcext:value-type="float">
            <text:p>0.000662007</text:p>
          </table:table-cell>
          <table:table-cell office:value-type="float" office:value="0.11582" calcext:value-type="float">
            <text:p>0.11582</text:p>
          </table:table-cell>
          <table:table-cell office:value-type="float" office:value="0.0254172" calcext:value-type="float">
            <text:p>0.0254172</text:p>
          </table:table-cell>
          <table:table-cell office:value-type="float" office:value="0.00533119" calcext:value-type="float">
            <text:p>0.00533119</text:p>
          </table:table-cell>
          <table:table-cell office:value-type="float" office:value="0.00333451" calcext:value-type="float">
            <text:p>0.00333451</text:p>
          </table:table-cell>
          <table:table-cell office:value-type="float" office:value="0.00157389" calcext:value-type="float">
            <text:p>0.00157389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437509" calcext:value-type="float">
            <text:p>0.0437509</text:p>
          </table:table-cell>
          <table:table-cell office:value-type="float" office:value="0.000712141" calcext:value-type="float">
            <text:p>0.000712141</text:p>
          </table:table-cell>
          <table:table-cell office:value-type="float" office:value="0.112033" calcext:value-type="float">
            <text:p>0.112033</text:p>
          </table:table-cell>
          <table:table-cell office:value-type="float" office:value="0.0252786" calcext:value-type="float">
            <text:p>0.0252786</text:p>
          </table:table-cell>
          <table:table-cell office:value-type="float" office:value="0.00526526" calcext:value-type="float">
            <text:p>0.00526526</text:p>
          </table:table-cell>
          <table:table-cell office:value-type="float" office:value="0.00335109" calcext:value-type="float">
            <text:p>0.00335109</text:p>
          </table:table-cell>
          <table:table-cell office:value-type="float" office:value="0.00157113" calcext:value-type="float">
            <text:p>0.00157113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434149" calcext:value-type="float">
            <text:p>0.0434149</text:p>
          </table:table-cell>
          <table:table-cell office:value-type="float" office:value="0.000715299" calcext:value-type="float">
            <text:p>0.000715299</text:p>
          </table:table-cell>
          <table:table-cell office:value-type="float" office:value="0.119704" calcext:value-type="float">
            <text:p>0.119704</text:p>
          </table:table-cell>
          <table:table-cell office:value-type="float" office:value="0.0255656" calcext:value-type="float">
            <text:p>0.0255656</text:p>
          </table:table-cell>
          <table:table-cell office:value-type="float" office:value="0.0052929" calcext:value-type="float">
            <text:p>0.0052929</text:p>
          </table:table-cell>
          <table:table-cell office:value-type="float" office:value="0.00340122" calcext:value-type="float">
            <text:p>0.00340122</text:p>
          </table:table-cell>
          <table:table-cell office:value-type="float" office:value="0.00160784" calcext:value-type="float">
            <text:p>0.00160784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434426" calcext:value-type="float">
            <text:p>0.0434426</text:p>
          </table:table-cell>
          <table:table-cell office:value-type="float" office:value="0.000744116" calcext:value-type="float">
            <text:p>0.000744116</text:p>
          </table:table-cell>
          <table:table-cell office:value-type="float" office:value="0.115949" calcext:value-type="float">
            <text:p>0.115949</text:p>
          </table:table-cell>
          <table:table-cell office:value-type="float" office:value="0.0279551" calcext:value-type="float">
            <text:p>0.0279551</text:p>
          </table:table-cell>
          <table:table-cell office:value-type="float" office:value="0.00523211" calcext:value-type="float">
            <text:p>0.00523211</text:p>
          </table:table-cell>
          <table:table-cell office:value-type="float" office:value="0.00336964" calcext:value-type="float">
            <text:p>0.00336964</text:p>
          </table:table-cell>
          <table:table-cell office:value-type="float" office:value="0.00158929" calcext:value-type="float">
            <text:p>0.00158929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436092" calcext:value-type="float">
            <text:p>0.0436092</text:p>
          </table:table-cell>
          <table:table-cell office:value-type="float" office:value="0.000720826" calcext:value-type="float">
            <text:p>0.000720826</text:p>
          </table:table-cell>
          <table:table-cell office:value-type="float" office:value="0.116447" calcext:value-type="float">
            <text:p>0.116447</text:p>
          </table:table-cell>
          <table:table-cell office:value-type="float" office:value="0.0256919" calcext:value-type="float">
            <text:p>0.0256919</text:p>
          </table:table-cell>
          <table:table-cell office:value-type="float" office:value="0.00529171" calcext:value-type="float">
            <text:p>0.00529171</text:p>
          </table:table-cell>
          <table:table-cell office:value-type="float" office:value="0.00338188" calcext:value-type="float">
            <text:p>0.00338188</text:p>
          </table:table-cell>
          <table:table-cell office:value-type="float" office:value="0.00158297" calcext:value-type="float">
            <text:p>0.00158297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438587" calcext:value-type="float">
            <text:p>0.0438587</text:p>
          </table:table-cell>
          <table:table-cell office:value-type="float" office:value="0.000723984" calcext:value-type="float">
            <text:p>0.000723984</text:p>
          </table:table-cell>
          <table:table-cell office:value-type="float" office:value="0.117136" calcext:value-type="float">
            <text:p>0.117136</text:p>
          </table:table-cell>
          <table:table-cell office:value-type="float" office:value="0.0256679" calcext:value-type="float">
            <text:p>0.0256679</text:p>
          </table:table-cell>
          <table:table-cell office:value-type="float" office:value="0.00531658" calcext:value-type="float">
            <text:p>0.00531658</text:p>
          </table:table-cell>
          <table:table-cell office:value-type="float" office:value="0.00340359" calcext:value-type="float">
            <text:p>0.00340359</text:p>
          </table:table-cell>
          <table:table-cell office:value-type="float" office:value="0.00158061" calcext:value-type="float">
            <text:p>0.00158061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447236" calcext:value-type="float">
            <text:p>0.0447236</text:p>
          </table:table-cell>
          <table:table-cell office:value-type="float" office:value="0.00064898" calcext:value-type="float">
            <text:p>0.00064898</text:p>
          </table:table-cell>
          <table:table-cell office:value-type="float" office:value="0.117444" calcext:value-type="float">
            <text:p>0.117444</text:p>
          </table:table-cell>
          <table:table-cell office:value-type="float" office:value="0.0258183" calcext:value-type="float">
            <text:p>0.0258183</text:p>
          </table:table-cell>
          <table:table-cell office:value-type="float" office:value="0.00534382" calcext:value-type="float">
            <text:p>0.00534382</text:p>
          </table:table-cell>
          <table:table-cell office:value-type="float" office:value="0.00341978" calcext:value-type="float">
            <text:p>0.00341978</text:p>
          </table:table-cell>
          <table:table-cell office:value-type="float" office:value="0.00156916" calcext:value-type="float">
            <text:p>0.00156916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458194" calcext:value-type="float">
            <text:p>0.0458194</text:p>
          </table:table-cell>
          <table:table-cell office:value-type="float" office:value="0.000710562" calcext:value-type="float">
            <text:p>0.000710562</text:p>
          </table:table-cell>
          <table:table-cell office:value-type="float" office:value="0.114793" calcext:value-type="float">
            <text:p>0.114793</text:p>
          </table:table-cell>
          <table:table-cell office:value-type="float" office:value="0.0252494" calcext:value-type="float">
            <text:p>0.0252494</text:p>
          </table:table-cell>
          <table:table-cell office:value-type="float" office:value="0.00536593" calcext:value-type="float">
            <text:p>0.00536593</text:p>
          </table:table-cell>
          <table:table-cell office:value-type="float" office:value="0.00344267" calcext:value-type="float">
            <text:p>0.00344267</text:p>
          </table:table-cell>
          <table:table-cell office:value-type="float" office:value="0.00157468" calcext:value-type="float">
            <text:p>0.00157468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459003" calcext:value-type="float">
            <text:p>0.0459003</text:p>
          </table:table-cell>
          <table:table-cell office:value-type="float" office:value="0.000667534" calcext:value-type="float">
            <text:p>0.000667534</text:p>
          </table:table-cell>
          <table:table-cell office:value-type="float" office:value="0.112541" calcext:value-type="float">
            <text:p>0.112541</text:p>
          </table:table-cell>
          <table:table-cell office:value-type="float" office:value="0.0256916" calcext:value-type="float">
            <text:p>0.0256916</text:p>
          </table:table-cell>
          <table:table-cell office:value-type="float" office:value="0.00537856" calcext:value-type="float">
            <text:p>0.00537856</text:p>
          </table:table-cell>
          <table:table-cell office:value-type="float" office:value="0.00345136" calcext:value-type="float">
            <text:p>0.00345136</text:p>
          </table:table-cell>
          <table:table-cell office:value-type="float" office:value="0.00157508" calcext:value-type="float">
            <text:p>0.00157508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450469" calcext:value-type="float">
            <text:p>0.0450469</text:p>
          </table:table-cell>
          <table:table-cell office:value-type="float" office:value="0.000683719" calcext:value-type="float">
            <text:p>0.000683719</text:p>
          </table:table-cell>
          <table:table-cell office:value-type="float" office:value="0.115936" calcext:value-type="float">
            <text:p>0.115936</text:p>
          </table:table-cell>
          <table:table-cell office:value-type="float" office:value="0.0254776" calcext:value-type="float">
            <text:p>0.0254776</text:p>
          </table:table-cell>
          <table:table-cell office:value-type="float" office:value="0.00629479" calcext:value-type="float">
            <text:p>0.00629479</text:p>
          </table:table-cell>
          <table:table-cell office:value-type="float" office:value="0.00359781" calcext:value-type="float">
            <text:p>0.00359781</text:p>
          </table:table-cell>
          <table:table-cell office:value-type="float" office:value="0.00155889" calcext:value-type="float">
            <text:p>0.00155889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463665" calcext:value-type="float">
            <text:p>0.0463665</text:p>
          </table:table-cell>
          <table:table-cell office:value-type="float" office:value="0.000658849" calcext:value-type="float">
            <text:p>0.000658849</text:p>
          </table:table-cell>
          <table:table-cell office:value-type="float" office:value="0.114843" calcext:value-type="float">
            <text:p>0.114843</text:p>
          </table:table-cell>
          <table:table-cell office:value-type="float" office:value="0.0255854" calcext:value-type="float">
            <text:p>0.0255854</text:p>
          </table:table-cell>
          <table:table-cell office:value-type="float" office:value="0.00588385" calcext:value-type="float">
            <text:p>0.00588385</text:p>
          </table:table-cell>
          <table:table-cell office:value-type="float" office:value="0.00353702" calcext:value-type="float">
            <text:p>0.00353702</text:p>
          </table:table-cell>
          <table:table-cell office:value-type="float" office:value="0.00156482" calcext:value-type="float">
            <text:p>0.00156482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465102" calcext:value-type="float">
            <text:p>0.0465102</text:p>
          </table:table-cell>
          <table:table-cell office:value-type="float" office:value="0.000631216" calcext:value-type="float">
            <text:p>0.000631216</text:p>
          </table:table-cell>
          <table:table-cell office:value-type="float" office:value="0.121866" calcext:value-type="float">
            <text:p>0.121866</text:p>
          </table:table-cell>
          <table:table-cell office:value-type="float" office:value="0.0263141" calcext:value-type="float">
            <text:p>0.0263141</text:p>
          </table:table-cell>
          <table:table-cell office:value-type="float" office:value="0.0054883" calcext:value-type="float">
            <text:p>0.0054883</text:p>
          </table:table-cell>
          <table:table-cell office:value-type="float" office:value="0.00350741" calcext:value-type="float">
            <text:p>0.00350741</text:p>
          </table:table-cell>
          <table:table-cell office:value-type="float" office:value="0.00158613" calcext:value-type="float">
            <text:p>0.00158613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454653" calcext:value-type="float">
            <text:p>0.0454653</text:p>
          </table:table-cell>
          <table:table-cell office:value-type="float" office:value="0.000675034" calcext:value-type="float">
            <text:p>0.000675034</text:p>
          </table:table-cell>
          <table:table-cell office:value-type="float" office:value="0.116135" calcext:value-type="float">
            <text:p>0.116135</text:p>
          </table:table-cell>
          <table:table-cell office:value-type="float" office:value="0.0259517" calcext:value-type="float">
            <text:p>0.0259517</text:p>
          </table:table-cell>
          <table:table-cell office:value-type="float" office:value="0.00639466" calcext:value-type="float">
            <text:p>0.00639466</text:p>
          </table:table-cell>
          <table:table-cell office:value-type="float" office:value="0.00350623" calcext:value-type="float">
            <text:p>0.00350623</text:p>
          </table:table-cell>
          <table:table-cell office:value-type="float" office:value="0.00161219" calcext:value-type="float">
            <text:p>0.00161219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457748" calcext:value-type="float">
            <text:p>0.0457748</text:p>
          </table:table-cell>
          <table:table-cell office:value-type="float" office:value="0.000679771" calcext:value-type="float">
            <text:p>0.000679771</text:p>
          </table:table-cell>
          <table:table-cell office:value-type="float" office:value="0.122927" calcext:value-type="float">
            <text:p>0.122927</text:p>
          </table:table-cell>
          <table:table-cell office:value-type="float" office:value="0.0253986" calcext:value-type="float">
            <text:p>0.0253986</text:p>
          </table:table-cell>
          <table:table-cell office:value-type="float" office:value="0.00576266" calcext:value-type="float">
            <text:p>0.00576266</text:p>
          </table:table-cell>
          <table:table-cell office:value-type="float" office:value="0.00353623" calcext:value-type="float">
            <text:p>0.00353623</text:p>
          </table:table-cell>
          <table:table-cell office:value-type="float" office:value="0.00159284" calcext:value-type="float">
            <text:p>0.00159284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460085" calcext:value-type="float">
            <text:p>0.0460085</text:p>
          </table:table-cell>
          <table:table-cell office:value-type="float" office:value="0.000652138" calcext:value-type="float">
            <text:p>0.000652138</text:p>
          </table:table-cell>
          <table:table-cell office:value-type="float" office:value="0.121463" calcext:value-type="float">
            <text:p>0.121463</text:p>
          </table:table-cell>
          <table:table-cell office:value-type="float" office:value="0.0254871" calcext:value-type="float">
            <text:p>0.0254871</text:p>
          </table:table-cell>
          <table:table-cell office:value-type="float" office:value="0.00557081" calcext:value-type="float">
            <text:p>0.00557081</text:p>
          </table:table-cell>
          <table:table-cell office:value-type="float" office:value="0.0035836" calcext:value-type="float">
            <text:p>0.0035836</text:p>
          </table:table-cell>
          <table:table-cell office:value-type="float" office:value="0.0015656" calcext:value-type="float">
            <text:p>0.0015656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46693" calcext:value-type="float">
            <text:p>0.046693</text:p>
          </table:table-cell>
          <table:table-cell office:value-type="float" office:value="0.000589766" calcext:value-type="float">
            <text:p>0.000589766</text:p>
          </table:table-cell>
          <table:table-cell office:value-type="float" office:value="0.121137" calcext:value-type="float">
            <text:p>0.121137</text:p>
          </table:table-cell>
          <table:table-cell office:value-type="float" office:value="0.0259849" calcext:value-type="float">
            <text:p>0.0259849</text:p>
          </table:table-cell>
          <table:table-cell office:value-type="float" office:value="0.00558304" calcext:value-type="float">
            <text:p>0.00558304</text:p>
          </table:table-cell>
          <table:table-cell office:value-type="float" office:value="0.00357294" calcext:value-type="float">
            <text:p>0.00357294</text:p>
          </table:table-cell>
          <table:table-cell office:value-type="float" office:value="0.00161929" calcext:value-type="float">
            <text:p>0.00161929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/>
          <table:table-cell office:value-type="float" office:value="0.0464336" calcext:value-type="float">
            <text:p>0.0464336</text:p>
          </table:table-cell>
          <table:table-cell office:value-type="float" office:value="0.000613057" calcext:value-type="float">
            <text:p>0.000613057</text:p>
          </table:table-cell>
          <table:table-cell office:value-type="float" office:value="0.117478" calcext:value-type="float">
            <text:p>0.117478</text:p>
          </table:table-cell>
          <table:table-cell office:value-type="float" office:value="0.0283475" calcext:value-type="float">
            <text:p>0.0283475</text:p>
          </table:table-cell>
          <table:table-cell office:value-type="float" office:value="0.00558778" calcext:value-type="float">
            <text:p>0.00558778</text:p>
          </table:table-cell>
          <table:table-cell office:value-type="float" office:value="0.00360966" calcext:value-type="float">
            <text:p>0.00360966</text:p>
          </table:table-cell>
          <table:table-cell office:value-type="float" office:value="0.00160113" calcext:value-type="float">
            <text:p>0.00160113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468138" calcext:value-type="float">
            <text:p>0.0468138</text:p>
          </table:table-cell>
          <table:table-cell office:value-type="float" office:value="0.000601609" calcext:value-type="float">
            <text:p>0.000601609</text:p>
          </table:table-cell>
          <table:table-cell office:value-type="float" office:value="0.118484" calcext:value-type="float">
            <text:p>0.118484</text:p>
          </table:table-cell>
          <table:table-cell office:value-type="float" office:value="0.0261589" calcext:value-type="float">
            <text:p>0.0261589</text:p>
          </table:table-cell>
          <table:table-cell office:value-type="float" office:value="0.00561147" calcext:value-type="float">
            <text:p>0.00561147</text:p>
          </table:table-cell>
          <table:table-cell office:value-type="float" office:value="0.00398388" calcext:value-type="float">
            <text:p>0.00398388</text:p>
          </table:table-cell>
          <table:table-cell office:value-type="float" office:value="0.00156955" calcext:value-type="float">
            <text:p>0.00156955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466073" calcext:value-type="float">
            <text:p>0.0466073</text:p>
          </table:table-cell>
          <table:table-cell office:value-type="float" office:value="0.000647796" calcext:value-type="float">
            <text:p>0.000647796</text:p>
          </table:table-cell>
          <table:table-cell office:value-type="float" office:value="0.113644" calcext:value-type="float">
            <text:p>0.113644</text:p>
          </table:table-cell>
          <table:table-cell office:value-type="float" office:value="0.0247287" calcext:value-type="float">
            <text:p>0.0247287</text:p>
          </table:table-cell>
          <table:table-cell office:value-type="float" office:value="0.00565765" calcext:value-type="float">
            <text:p>0.00565765</text:p>
          </table:table-cell>
          <table:table-cell office:value-type="float" office:value="0.00362071" calcext:value-type="float">
            <text:p>0.00362071</text:p>
          </table:table-cell>
          <table:table-cell office:value-type="float" office:value="0.00156324" calcext:value-type="float">
            <text:p>0.00156324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479996" calcext:value-type="float">
            <text:p>0.0479996</text:p>
          </table:table-cell>
          <table:table-cell office:value-type="float" office:value="0.000644638" calcext:value-type="float">
            <text:p>0.000644638</text:p>
          </table:table-cell>
          <table:table-cell office:value-type="float" office:value="0.121966" calcext:value-type="float">
            <text:p>0.121966</text:p>
          </table:table-cell>
          <table:table-cell office:value-type="float" office:value="0.0261874" calcext:value-type="float">
            <text:p>0.0261874</text:p>
          </table:table-cell>
          <table:table-cell office:value-type="float" office:value="0.00562805" calcext:value-type="float">
            <text:p>0.00562805</text:p>
          </table:table-cell>
          <table:table-cell office:value-type="float" office:value="0.00361242" calcext:value-type="float">
            <text:p>0.00361242</text:p>
          </table:table-cell>
          <table:table-cell office:value-type="float" office:value="0.00158297" calcext:value-type="float">
            <text:p>0.00158297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480873" calcext:value-type="float">
            <text:p>0.0480873</text:p>
          </table:table-cell>
          <table:table-cell office:value-type="float" office:value="0.000702667" calcext:value-type="float">
            <text:p>0.000702667</text:p>
          </table:table-cell>
          <table:table-cell office:value-type="float" office:value="0.118793" calcext:value-type="float">
            <text:p>0.118793</text:p>
          </table:table-cell>
          <table:table-cell office:value-type="float" office:value="0.0263465" calcext:value-type="float">
            <text:p>0.0263465</text:p>
          </table:table-cell>
          <table:table-cell office:value-type="float" office:value="0.00643098" calcext:value-type="float">
            <text:p>0.00643098</text:p>
          </table:table-cell>
          <table:table-cell office:value-type="float" office:value="0.00365703" calcext:value-type="float">
            <text:p>0.00365703</text:p>
          </table:table-cell>
          <table:table-cell office:value-type="float" office:value="0.00158218" calcext:value-type="float">
            <text:p>0.00158218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479266" calcext:value-type="float">
            <text:p>0.0479266</text:p>
          </table:table-cell>
          <table:table-cell office:value-type="float" office:value="0.000637137" calcext:value-type="float">
            <text:p>0.000637137</text:p>
          </table:table-cell>
          <table:table-cell office:value-type="float" office:value="0.116204" calcext:value-type="float">
            <text:p>0.116204</text:p>
          </table:table-cell>
          <table:table-cell office:value-type="float" office:value="0.0258222" calcext:value-type="float">
            <text:p>0.0258222</text:p>
          </table:table-cell>
          <table:table-cell office:value-type="float" office:value="0.00571845" calcext:value-type="float">
            <text:p>0.00571845</text:p>
          </table:table-cell>
          <table:table-cell office:value-type="float" office:value="0.00365466" calcext:value-type="float">
            <text:p>0.00365466</text:p>
          </table:table-cell>
          <table:table-cell office:value-type="float" office:value="0.00158297" calcext:value-type="float">
            <text:p>0.00158297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480932" calcext:value-type="float">
            <text:p>0.0480932</text:p>
          </table:table-cell>
          <table:table-cell office:value-type="float" office:value="0.000677008" calcext:value-type="float">
            <text:p>0.000677008</text:p>
          </table:table-cell>
          <table:table-cell office:value-type="float" office:value="0.115201" calcext:value-type="float">
            <text:p>0.115201</text:p>
          </table:table-cell>
          <table:table-cell office:value-type="float" office:value="0.0280092" calcext:value-type="float">
            <text:p>0.0280092</text:p>
          </table:table-cell>
          <table:table-cell office:value-type="float" office:value="0.00575397" calcext:value-type="float">
            <text:p>0.00575397</text:p>
          </table:table-cell>
          <table:table-cell office:value-type="float" office:value="0.00368821" calcext:value-type="float">
            <text:p>0.00368821</text:p>
          </table:table-cell>
          <table:table-cell office:value-type="float" office:value="0.00159955" calcext:value-type="float">
            <text:p>0.00159955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485097" calcext:value-type="float">
            <text:p>0.0485097</text:p>
          </table:table-cell>
          <table:table-cell office:value-type="float" office:value="0.000626874" calcext:value-type="float">
            <text:p>0.000626874</text:p>
          </table:table-cell>
          <table:table-cell office:value-type="float" office:value="0.119147" calcext:value-type="float">
            <text:p>0.119147</text:p>
          </table:table-cell>
          <table:table-cell office:value-type="float" office:value="0.0259387" calcext:value-type="float">
            <text:p>0.0259387</text:p>
          </table:table-cell>
          <table:table-cell office:value-type="float" office:value="0.0057745" calcext:value-type="float">
            <text:p>0.0057745</text:p>
          </table:table-cell>
          <table:table-cell office:value-type="float" office:value="0.00369097" calcext:value-type="float">
            <text:p>0.00369097</text:p>
          </table:table-cell>
          <table:table-cell office:value-type="float" office:value="0.00157429" calcext:value-type="float">
            <text:p>0.00157429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489447" calcext:value-type="float">
            <text:p>0.0489447</text:p>
          </table:table-cell>
          <table:table-cell office:value-type="float" office:value="0.000696746" calcext:value-type="float">
            <text:p>0.000696746</text:p>
          </table:table-cell>
          <table:table-cell office:value-type="float" office:value="0.11986" calcext:value-type="float">
            <text:p>0.11986</text:p>
          </table:table-cell>
          <table:table-cell office:value-type="float" office:value="0.0259505" calcext:value-type="float">
            <text:p>0.0259505</text:p>
          </table:table-cell>
          <table:table-cell office:value-type="float" office:value="0.00577253" calcext:value-type="float">
            <text:p>0.00577253</text:p>
          </table:table-cell>
          <table:table-cell office:value-type="float" office:value="0.00370677" calcext:value-type="float">
            <text:p>0.00370677</text:p>
          </table:table-cell>
          <table:table-cell office:value-type="float" office:value="0.00157666" calcext:value-type="float">
            <text:p>0.00157666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484951" calcext:value-type="float">
            <text:p>0.0484951</text:p>
          </table:table-cell>
          <table:table-cell office:value-type="float" office:value="0.000762275" calcext:value-type="float">
            <text:p>0.000762275</text:p>
          </table:table-cell>
          <table:table-cell office:value-type="float" office:value="0.12055" calcext:value-type="float">
            <text:p>0.12055</text:p>
          </table:table-cell>
          <table:table-cell office:value-type="float" office:value="0.0263504" calcext:value-type="float">
            <text:p>0.0263504</text:p>
          </table:table-cell>
          <table:table-cell office:value-type="float" office:value="0.00584161" calcext:value-type="float">
            <text:p>0.00584161</text:p>
          </table:table-cell>
          <table:table-cell office:value-type="float" office:value="0.00371032" calcext:value-type="float">
            <text:p>0.00371032</text:p>
          </table:table-cell>
          <table:table-cell office:value-type="float" office:value="0.00163311" calcext:value-type="float">
            <text:p>0.00163311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/>
          <table:table-cell office:value-type="float" office:value="0.0484927" calcext:value-type="float">
            <text:p>0.0484927</text:p>
          </table:table-cell>
          <table:table-cell office:value-type="float" office:value="0.000747274" calcext:value-type="float">
            <text:p>0.000747274</text:p>
          </table:table-cell>
          <table:table-cell office:value-type="float" office:value="0.116671" calcext:value-type="float">
            <text:p>0.116671</text:p>
          </table:table-cell>
          <table:table-cell office:value-type="float" office:value="0.025928" calcext:value-type="float">
            <text:p>0.025928</text:p>
          </table:table-cell>
          <table:table-cell office:value-type="float" office:value="0.00632321" calcext:value-type="float">
            <text:p>0.00632321</text:p>
          </table:table-cell>
          <table:table-cell office:value-type="float" office:value="0.00373242" calcext:value-type="float">
            <text:p>0.00373242</text:p>
          </table:table-cell>
          <table:table-cell office:value-type="float" office:value="0.00159047" calcext:value-type="float">
            <text:p>0.00159047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487978" calcext:value-type="float">
            <text:p>0.0487978</text:p>
          </table:table-cell>
          <table:table-cell office:value-type="float" office:value="0.000760696" calcext:value-type="float">
            <text:p>0.000760696</text:p>
          </table:table-cell>
          <table:table-cell office:value-type="float" office:value="0.113916" calcext:value-type="float">
            <text:p>0.113916</text:p>
          </table:table-cell>
          <table:table-cell office:value-type="float" office:value="0.0250509" calcext:value-type="float">
            <text:p>0.0250509</text:p>
          </table:table-cell>
          <table:table-cell office:value-type="float" office:value="0.0058574" calcext:value-type="float">
            <text:p>0.0058574</text:p>
          </table:table-cell>
          <table:table-cell office:value-type="float" office:value="0.00377585" calcext:value-type="float">
            <text:p>0.00377585</text:p>
          </table:table-cell>
          <table:table-cell office:value-type="float" office:value="0.00157311" calcext:value-type="float">
            <text:p>0.00157311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493023" calcext:value-type="float">
            <text:p>0.0493023</text:p>
          </table:table-cell>
          <table:table-cell office:value-type="float" office:value="0.00117361" calcext:value-type="float">
            <text:p>0.00117361</text:p>
          </table:table-cell>
          <table:table-cell office:value-type="float" office:value="0.116047" calcext:value-type="float">
            <text:p>0.116047</text:p>
          </table:table-cell>
          <table:table-cell office:value-type="float" office:value="0.0252001" calcext:value-type="float">
            <text:p>0.0252001</text:p>
          </table:table-cell>
          <table:table-cell office:value-type="float" office:value="0.00586529" calcext:value-type="float">
            <text:p>0.00586529</text:p>
          </table:table-cell>
          <table:table-cell office:value-type="float" office:value="0.00378611" calcext:value-type="float">
            <text:p>0.00378611</text:p>
          </table:table-cell>
          <table:table-cell office:value-type="float" office:value="0.00159719" calcext:value-type="float">
            <text:p>0.00159719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518916" calcext:value-type="float">
            <text:p>0.0518916</text:p>
          </table:table-cell>
          <table:table-cell office:value-type="float" office:value="0.000956101" calcext:value-type="float">
            <text:p>0.000956101</text:p>
          </table:table-cell>
          <table:table-cell office:value-type="float" office:value="0.112677" calcext:value-type="float">
            <text:p>0.112677</text:p>
          </table:table-cell>
          <table:table-cell office:value-type="float" office:value="0.0250189" calcext:value-type="float">
            <text:p>0.0250189</text:p>
          </table:table-cell>
          <table:table-cell office:value-type="float" office:value="0.00599714" calcext:value-type="float">
            <text:p>0.00599714</text:p>
          </table:table-cell>
          <table:table-cell office:value-type="float" office:value="0.00378374" calcext:value-type="float">
            <text:p>0.00378374</text:p>
          </table:table-cell>
          <table:table-cell office:value-type="float" office:value="0.00156995" calcext:value-type="float">
            <text:p>0.00156995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493051" calcext:value-type="float">
            <text:p>0.0493051</text:p>
          </table:table-cell>
          <table:table-cell office:value-type="float" office:value="0.00111598" calcext:value-type="float">
            <text:p>0.00111598</text:p>
          </table:table-cell>
          <table:table-cell office:value-type="float" office:value="0.115683" calcext:value-type="float">
            <text:p>0.115683</text:p>
          </table:table-cell>
          <table:table-cell office:value-type="float" office:value="0.0256513" calcext:value-type="float">
            <text:p>0.0256513</text:p>
          </table:table-cell>
          <table:table-cell office:value-type="float" office:value="0.00596162" calcext:value-type="float">
            <text:p>0.00596162</text:p>
          </table:table-cell>
          <table:table-cell office:value-type="float" office:value="0.00379993" calcext:value-type="float">
            <text:p>0.00379993</text:p>
          </table:table-cell>
          <table:table-cell office:value-type="float" office:value="0.00159482" calcext:value-type="float">
            <text:p>0.00159482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497208" calcext:value-type="float">
            <text:p>0.0497208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116318" calcext:value-type="float">
            <text:p>0.116318</text:p>
          </table:table-cell>
          <table:table-cell office:value-type="float" office:value="0.0251878" calcext:value-type="float">
            <text:p>0.0251878</text:p>
          </table:table-cell>
          <table:table-cell office:value-type="float" office:value="0.00599241" calcext:value-type="float">
            <text:p>0.00599241</text:p>
          </table:table-cell>
          <table:table-cell office:value-type="float" office:value="0.00382914" calcext:value-type="float">
            <text:p>0.00382914</text:p>
          </table:table-cell>
          <table:table-cell office:value-type="float" office:value="0.00155732" calcext:value-type="float">
            <text:p>0.00155732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501503" calcext:value-type="float">
            <text:p>0.0501503</text:p>
          </table:table-cell>
          <table:table-cell office:value-type="float" office:value="0.000842016" calcext:value-type="float">
            <text:p>0.000842016</text:p>
          </table:table-cell>
          <table:table-cell office:value-type="float" office:value="0.115747" calcext:value-type="float">
            <text:p>0.115747</text:p>
          </table:table-cell>
          <table:table-cell office:value-type="float" office:value="0.0281809" calcext:value-type="float">
            <text:p>0.0281809</text:p>
          </table:table-cell>
          <table:table-cell office:value-type="float" office:value="0.00596596" calcext:value-type="float">
            <text:p>0.00596596</text:p>
          </table:table-cell>
          <table:table-cell office:value-type="float" office:value="0.00449707" calcext:value-type="float">
            <text:p>0.00449707</text:p>
          </table:table-cell>
          <table:table-cell office:value-type="float" office:value="0.00158218" calcext:value-type="float">
            <text:p>0.00158218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497753" calcext:value-type="float">
            <text:p>0.0497753</text:p>
          </table:table-cell>
          <table:table-cell office:value-type="float" office:value="0.000805698" calcext:value-type="float">
            <text:p>0.000805698</text:p>
          </table:table-cell>
          <table:table-cell office:value-type="float" office:value="0.116452" calcext:value-type="float">
            <text:p>0.116452</text:p>
          </table:table-cell>
          <table:table-cell office:value-type="float" office:value="0.0265079" calcext:value-type="float">
            <text:p>0.0265079</text:p>
          </table:table-cell>
          <table:table-cell office:value-type="float" office:value="0.00694259" calcext:value-type="float">
            <text:p>0.00694259</text:p>
          </table:table-cell>
          <table:table-cell office:value-type="float" office:value="0.00433048" calcext:value-type="float">
            <text:p>0.00433048</text:p>
          </table:table-cell>
          <table:table-cell office:value-type="float" office:value="0.00157271" calcext:value-type="float">
            <text:p>0.00157271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501104" calcext:value-type="float">
            <text:p>0.0501104</text:p>
          </table:table-cell>
          <table:table-cell office:value-type="float" office:value="0.000704246" calcext:value-type="float">
            <text:p>0.000704246</text:p>
          </table:table-cell>
          <table:table-cell office:value-type="float" office:value="0.118525" calcext:value-type="float">
            <text:p>0.118525</text:p>
          </table:table-cell>
          <table:table-cell office:value-type="float" office:value="0.0257488" calcext:value-type="float">
            <text:p>0.0257488</text:p>
          </table:table-cell>
          <table:table-cell office:value-type="float" office:value="0.00702825" calcext:value-type="float">
            <text:p>0.00702825</text:p>
          </table:table-cell>
          <table:table-cell office:value-type="float" office:value="0.00386506" calcext:value-type="float">
            <text:p>0.00386506</text:p>
          </table:table-cell>
          <table:table-cell office:value-type="float" office:value="0.00158495" calcext:value-type="float">
            <text:p>0.00158495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505739" calcext:value-type="float">
            <text:p>0.0505739</text:p>
          </table:table-cell>
          <table:table-cell office:value-type="float" office:value="0.000767802" calcext:value-type="float">
            <text:p>0.000767802</text:p>
          </table:table-cell>
          <table:table-cell office:value-type="float" office:value="0.117417" calcext:value-type="float">
            <text:p>0.117417</text:p>
          </table:table-cell>
          <table:table-cell office:value-type="float" office:value="0.0263425" calcext:value-type="float">
            <text:p>0.0263425</text:p>
          </table:table-cell>
          <table:table-cell office:value-type="float" office:value="0.00603267" calcext:value-type="float">
            <text:p>0.00603267</text:p>
          </table:table-cell>
          <table:table-cell office:value-type="float" office:value="0.00488038" calcext:value-type="float">
            <text:p>0.00488038</text:p>
          </table:table-cell>
          <table:table-cell office:value-type="float" office:value="0.00161061" calcext:value-type="float">
            <text:p>0.00161061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506347" calcext:value-type="float">
            <text:p>0.0506347</text:p>
          </table:table-cell>
          <table:table-cell office:value-type="float" office:value="0.000679376" calcext:value-type="float">
            <text:p>0.000679376</text:p>
          </table:table-cell>
          <table:table-cell office:value-type="float" office:value="0.124661" calcext:value-type="float">
            <text:p>0.124661</text:p>
          </table:table-cell>
          <table:table-cell office:value-type="float" office:value="0.026742" calcext:value-type="float">
            <text:p>0.026742</text:p>
          </table:table-cell>
          <table:table-cell office:value-type="float" office:value="0.00613768" calcext:value-type="float">
            <text:p>0.00613768</text:p>
          </table:table-cell>
          <table:table-cell office:value-type="float" office:value="0.0041935" calcext:value-type="float">
            <text:p>0.0041935</text:p>
          </table:table-cell>
          <table:table-cell office:value-type="float" office:value="0.0016414" calcext:value-type="float">
            <text:p>0.0016414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514494" calcext:value-type="float">
            <text:p>0.0514494</text:p>
          </table:table-cell>
          <table:table-cell office:value-type="float" office:value="0.000709378" calcext:value-type="float">
            <text:p>0.000709378</text:p>
          </table:table-cell>
          <table:table-cell office:value-type="float" office:value="0.115276" calcext:value-type="float">
            <text:p>0.115276</text:p>
          </table:table-cell>
          <table:table-cell office:value-type="float" office:value="0.0257622" calcext:value-type="float">
            <text:p>0.0257622</text:p>
          </table:table-cell>
          <table:table-cell office:value-type="float" office:value="0.00643651" calcext:value-type="float">
            <text:p>0.00643651</text:p>
          </table:table-cell>
          <table:table-cell office:value-type="float" office:value="0.0039148" calcext:value-type="float">
            <text:p>0.0039148</text:p>
          </table:table-cell>
          <table:table-cell office:value-type="float" office:value="0.00160626" calcext:value-type="float">
            <text:p>0.00160626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/>
          <table:table-cell office:value-type="float" office:value="0.0509955" calcext:value-type="float">
            <text:p>0.0509955</text:p>
          </table:table-cell>
          <table:table-cell office:value-type="float" office:value="0.000671876" calcext:value-type="float">
            <text:p>0.000671876</text:p>
          </table:table-cell>
          <table:table-cell office:value-type="float" office:value="0.119584" calcext:value-type="float">
            <text:p>0.119584</text:p>
          </table:table-cell>
          <table:table-cell office:value-type="float" office:value="0.0262983" calcext:value-type="float">
            <text:p>0.0262983</text:p>
          </table:table-cell>
          <table:table-cell office:value-type="float" office:value="0.00607452" calcext:value-type="float">
            <text:p>0.00607452</text:p>
          </table:table-cell>
          <table:table-cell office:value-type="float" office:value="0.00391993" calcext:value-type="float">
            <text:p>0.00391993</text:p>
          </table:table-cell>
          <table:table-cell office:value-type="float" office:value="0.00163587" calcext:value-type="float">
            <text:p>0.00163587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516334" calcext:value-type="float">
            <text:p>0.0516334</text:p>
          </table:table-cell>
          <table:table-cell office:value-type="float" office:value="0.000692008" calcext:value-type="float">
            <text:p>0.000692008</text:p>
          </table:table-cell>
          <table:table-cell office:value-type="float" office:value="0.113667" calcext:value-type="float">
            <text:p>0.113667</text:p>
          </table:table-cell>
          <table:table-cell office:value-type="float" office:value="0.0253983" calcext:value-type="float">
            <text:p>0.0253983</text:p>
          </table:table-cell>
          <table:table-cell office:value-type="float" office:value="0.00607925" calcext:value-type="float">
            <text:p>0.00607925</text:p>
          </table:table-cell>
          <table:table-cell office:value-type="float" office:value="0.00394244" calcext:value-type="float">
            <text:p>0.00394244</text:p>
          </table:table-cell>
          <table:table-cell office:value-type="float" office:value="0.00160113" calcext:value-type="float">
            <text:p>0.00160113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529578" calcext:value-type="float">
            <text:p>0.0529578</text:p>
          </table:table-cell>
          <table:table-cell office:value-type="float" office:value="0.000644243" calcext:value-type="float">
            <text:p>0.000644243</text:p>
          </table:table-cell>
          <table:table-cell office:value-type="float" office:value="0.116281" calcext:value-type="float">
            <text:p>0.116281</text:p>
          </table:table-cell>
          <table:table-cell office:value-type="float" office:value="0.0256848" calcext:value-type="float">
            <text:p>0.0256848</text:p>
          </table:table-cell>
          <table:table-cell office:value-type="float" office:value="0.00781184" calcext:value-type="float">
            <text:p>0.00781184</text:p>
          </table:table-cell>
          <table:table-cell office:value-type="float" office:value="0.00395586" calcext:value-type="float">
            <text:p>0.00395586</text:p>
          </table:table-cell>
          <table:table-cell office:value-type="float" office:value="0.00160784" calcext:value-type="float">
            <text:p>0.00160784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/>
          <table:table-cell office:value-type="float" office:value="0.0554858" calcext:value-type="float">
            <text:p>0.0554858</text:p>
          </table:table-cell>
          <table:table-cell office:value-type="float" office:value="0.000675034" calcext:value-type="float">
            <text:p>0.000675034</text:p>
          </table:table-cell>
          <table:table-cell office:value-type="float" office:value="0.116428" calcext:value-type="float">
            <text:p>0.116428</text:p>
          </table:table-cell>
          <table:table-cell office:value-type="float" office:value="0.0268821" calcext:value-type="float">
            <text:p>0.0268821</text:p>
          </table:table-cell>
          <table:table-cell office:value-type="float" office:value="0.00695838" calcext:value-type="float">
            <text:p>0.00695838</text:p>
          </table:table-cell>
          <table:table-cell office:value-type="float" office:value="0.00397283" calcext:value-type="float">
            <text:p>0.00397283</text:p>
          </table:table-cell>
          <table:table-cell office:value-type="float" office:value="0.00157626" calcext:value-type="float">
            <text:p>0.0015762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526096" calcext:value-type="float">
            <text:p>0.0526096</text:p>
          </table:table-cell>
          <table:table-cell office:value-type="float" office:value="0.000654507" calcext:value-type="float">
            <text:p>0.000654507</text:p>
          </table:table-cell>
          <table:table-cell office:value-type="float" office:value="0.115426" calcext:value-type="float">
            <text:p>0.115426</text:p>
          </table:table-cell>
          <table:table-cell office:value-type="float" office:value="0.0262233" calcext:value-type="float">
            <text:p>0.0262233</text:p>
          </table:table-cell>
          <table:table-cell office:value-type="float" office:value="0.00634216" calcext:value-type="float">
            <text:p>0.00634216</text:p>
          </table:table-cell>
          <table:table-cell office:value-type="float" office:value="0.00399928" calcext:value-type="float">
            <text:p>0.00399928</text:p>
          </table:table-cell>
          <table:table-cell office:value-type="float" office:value="0.00158692" calcext:value-type="float">
            <text:p>0.00158692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538649" calcext:value-type="float">
            <text:p>0.0538649</text:p>
          </table:table-cell>
          <table:table-cell office:value-type="float" office:value="0.000675429" calcext:value-type="float">
            <text:p>0.000675429</text:p>
          </table:table-cell>
          <table:table-cell office:value-type="float" office:value="0.115156" calcext:value-type="float">
            <text:p>0.115156</text:p>
          </table:table-cell>
          <table:table-cell office:value-type="float" office:value="0.0255609" calcext:value-type="float">
            <text:p>0.0255609</text:p>
          </table:table-cell>
          <table:table-cell office:value-type="float" office:value="0.00761012" calcext:value-type="float">
            <text:p>0.00761012</text:p>
          </table:table-cell>
          <table:table-cell office:value-type="float" office:value="0.00407507" calcext:value-type="float">
            <text:p>0.00407507</text:p>
          </table:table-cell>
          <table:table-cell office:value-type="float" office:value="0.00156087" calcext:value-type="float">
            <text:p>0.00156087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530221" calcext:value-type="float">
            <text:p>0.0530221</text:p>
          </table:table-cell>
          <table:table-cell office:value-type="float" office:value="0.000635953" calcext:value-type="float">
            <text:p>0.000635953</text:p>
          </table:table-cell>
          <table:table-cell office:value-type="float" office:value="0.115833" calcext:value-type="float">
            <text:p>0.115833</text:p>
          </table:table-cell>
          <table:table-cell office:value-type="float" office:value="0.0258937" calcext:value-type="float">
            <text:p>0.0258937</text:p>
          </table:table-cell>
          <table:table-cell office:value-type="float" office:value="0.00644203" calcext:value-type="float">
            <text:p>0.00644203</text:p>
          </table:table-cell>
          <table:table-cell office:value-type="float" office:value="0.00401507" calcext:value-type="float">
            <text:p>0.00401507</text:p>
          </table:table-cell>
          <table:table-cell office:value-type="float" office:value="0.00158613" calcext:value-type="float">
            <text:p>0.00158613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/>
          <table:table-cell office:value-type="float" office:value="0.0624398" calcext:value-type="float">
            <text:p>0.0624398</text:p>
          </table:table-cell>
          <table:table-cell office:value-type="float" office:value="0.000705825" calcext:value-type="float">
            <text:p>0.000705825</text:p>
          </table:table-cell>
          <table:table-cell office:value-type="float" office:value="0.118175" calcext:value-type="float">
            <text:p>0.118175</text:p>
          </table:table-cell>
          <table:table-cell office:value-type="float" office:value="0.0249356" calcext:value-type="float">
            <text:p>0.0249356</text:p>
          </table:table-cell>
          <table:table-cell office:value-type="float" office:value="0.00645151" calcext:value-type="float">
            <text:p>0.00645151</text:p>
          </table:table-cell>
          <table:table-cell office:value-type="float" office:value="0.00403876" calcext:value-type="float">
            <text:p>0.00403876</text:p>
          </table:table-cell>
          <table:table-cell office:value-type="float" office:value="0.00158179" calcext:value-type="float">
            <text:p>0.00158179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535278" calcext:value-type="float">
            <text:p>0.0535278</text:p>
          </table:table-cell>
          <table:table-cell office:value-type="float" office:value="0.00086057" calcext:value-type="float">
            <text:p>0.00086057</text:p>
          </table:table-cell>
          <table:table-cell office:value-type="float" office:value="0.114279" calcext:value-type="float">
            <text:p>0.114279</text:p>
          </table:table-cell>
          <table:table-cell office:value-type="float" office:value="0.0254515" calcext:value-type="float">
            <text:p>0.0254515</text:p>
          </table:table-cell>
          <table:table-cell office:value-type="float" office:value="0.00743524" calcext:value-type="float">
            <text:p>0.00743524</text:p>
          </table:table-cell>
          <table:table-cell office:value-type="float" office:value="0.00409915" calcext:value-type="float">
            <text:p>0.00409915</text:p>
          </table:table-cell>
          <table:table-cell office:value-type="float" office:value="0.00160587" calcext:value-type="float">
            <text:p>0.00160587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538014" calcext:value-type="float">
            <text:p>0.0538014</text:p>
          </table:table-cell>
          <table:table-cell office:value-type="float" office:value="0.000909519" calcext:value-type="float">
            <text:p>0.000909519</text:p>
          </table:table-cell>
          <table:table-cell office:value-type="float" office:value="0.118206" calcext:value-type="float">
            <text:p>0.118206</text:p>
          </table:table-cell>
          <table:table-cell office:value-type="float" office:value="0.0255048" calcext:value-type="float">
            <text:p>0.0255048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00541764" calcext:value-type="float">
            <text:p>0.00541764</text:p>
          </table:table-cell>
          <table:table-cell office:value-type="float" office:value="0.001566" calcext:value-type="float">
            <text:p>0.001566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553686" calcext:value-type="float">
            <text:p>0.0553686</text:p>
          </table:table-cell>
          <table:table-cell office:value-type="float" office:value="0.000907546" calcext:value-type="float">
            <text:p>0.000907546</text:p>
          </table:table-cell>
          <table:table-cell office:value-type="float" office:value="0.125212" calcext:value-type="float">
            <text:p>0.125212</text:p>
          </table:table-cell>
          <table:table-cell office:value-type="float" office:value="0.0256091" calcext:value-type="float">
            <text:p>0.0256091</text:p>
          </table:table-cell>
          <table:table-cell office:value-type="float" office:value="0.00637216" calcext:value-type="float">
            <text:p>0.00637216</text:p>
          </table:table-cell>
          <table:table-cell office:value-type="float" office:value="0.00433127" calcext:value-type="float">
            <text:p>0.00433127</text:p>
          </table:table-cell>
          <table:table-cell office:value-type="float" office:value="0.00156718" calcext:value-type="float">
            <text:p>0.00156718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587122" calcext:value-type="float">
            <text:p>0.0587122</text:p>
          </table:table-cell>
          <table:table-cell office:value-type="float" office:value="0.00103624" calcext:value-type="float">
            <text:p>0.00103624</text:p>
          </table:table-cell>
          <table:table-cell office:value-type="float" office:value="0.13209" calcext:value-type="float">
            <text:p>0.13209</text:p>
          </table:table-cell>
          <table:table-cell office:value-type="float" office:value="0.0262703" calcext:value-type="float">
            <text:p>0.0262703</text:p>
          </table:table-cell>
          <table:table-cell office:value-type="float" office:value="0.00635164" calcext:value-type="float">
            <text:p>0.00635164</text:p>
          </table:table-cell>
          <table:table-cell office:value-type="float" office:value="0.00413744" calcext:value-type="float">
            <text:p>0.00413744</text:p>
          </table:table-cell>
          <table:table-cell office:value-type="float" office:value="0.00162877" calcext:value-type="float">
            <text:p>0.00162877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544721" calcext:value-type="float">
            <text:p>0.0544721</text:p>
          </table:table-cell>
          <table:table-cell office:value-type="float" office:value="0.0012123" calcext:value-type="float">
            <text:p>0.0012123</text:p>
          </table:table-cell>
          <table:table-cell office:value-type="float" office:value="0.112224" calcext:value-type="float">
            <text:p>0.112224</text:p>
          </table:table-cell>
          <table:table-cell office:value-type="float" office:value="0.0251701" calcext:value-type="float">
            <text:p>0.0251701</text:p>
          </table:table-cell>
          <table:table-cell office:value-type="float" office:value="0.00639308" calcext:value-type="float">
            <text:p>0.00639308</text:p>
          </table:table-cell>
          <table:table-cell office:value-type="float" office:value="0.00416429" calcext:value-type="float">
            <text:p>0.00416429</text:p>
          </table:table-cell>
          <table:table-cell office:value-type="float" office:value="0.00158061" calcext:value-type="float">
            <text:p>0.00158061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/>
          <table:table-cell office:value-type="float" office:value="0.0545877" calcext:value-type="float">
            <text:p>0.0545877</text:p>
          </table:table-cell>
          <table:table-cell office:value-type="float" office:value="0.000994787" calcext:value-type="float">
            <text:p>0.000994787</text:p>
          </table:table-cell>
          <table:table-cell office:value-type="float" office:value="0.120015" calcext:value-type="float">
            <text:p>0.120015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0647283" calcext:value-type="float">
            <text:p>0.00647283</text:p>
          </table:table-cell>
          <table:table-cell office:value-type="float" office:value="0.00439719" calcext:value-type="float">
            <text:p>0.00439719</text:p>
          </table:table-cell>
          <table:table-cell office:value-type="float" office:value="0.00159482" calcext:value-type="float">
            <text:p>0.0015948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552166" calcext:value-type="float">
            <text:p>0.0552166</text:p>
          </table:table-cell>
          <table:table-cell office:value-type="float" office:value="0.000889387" calcext:value-type="float">
            <text:p>0.000889387</text:p>
          </table:table-cell>
          <table:table-cell office:value-type="float" office:value="0.123317" calcext:value-type="float">
            <text:p>0.123317</text:p>
          </table:table-cell>
          <table:table-cell office:value-type="float" office:value="0.0264696" calcext:value-type="float">
            <text:p>0.0264696</text:p>
          </table:table-cell>
          <table:table-cell office:value-type="float" office:value="0.00669073" calcext:value-type="float">
            <text:p>0.00669073</text:p>
          </table:table-cell>
          <table:table-cell office:value-type="float" office:value="0.00416113" calcext:value-type="float">
            <text:p>0.00416113</text:p>
          </table:table-cell>
          <table:table-cell office:value-type="float" office:value="0.00163469" calcext:value-type="float">
            <text:p>0.00163469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603188" calcext:value-type="float">
            <text:p>0.0603188</text:p>
          </table:table-cell>
          <table:table-cell office:value-type="float" office:value="0.000933994" calcext:value-type="float">
            <text:p>0.000933994</text:p>
          </table:table-cell>
          <table:table-cell office:value-type="float" office:value="0.121477" calcext:value-type="float">
            <text:p>0.121477</text:p>
          </table:table-cell>
          <table:table-cell office:value-type="float" office:value="0.0257227" calcext:value-type="float">
            <text:p>0.0257227</text:p>
          </table:table-cell>
          <table:table-cell office:value-type="float" office:value="0.00679613" calcext:value-type="float">
            <text:p>0.00679613</text:p>
          </table:table-cell>
          <table:table-cell office:value-type="float" office:value="0.00417337" calcext:value-type="float">
            <text:p>0.00417337</text:p>
          </table:table-cell>
          <table:table-cell office:value-type="float" office:value="0.00156679" calcext:value-type="float">
            <text:p>0.00156679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551787" calcext:value-type="float">
            <text:p>0.0551787</text:p>
          </table:table-cell>
          <table:table-cell office:value-type="float" office:value="0.000894913" calcext:value-type="float">
            <text:p>0.000894913</text:p>
          </table:table-cell>
          <table:table-cell office:value-type="float" office:value="0.123129" calcext:value-type="float">
            <text:p>0.123129</text:p>
          </table:table-cell>
          <table:table-cell office:value-type="float" office:value="0.026468" calcext:value-type="float">
            <text:p>0.026468</text:p>
          </table:table-cell>
          <table:table-cell office:value-type="float" office:value="0.0113011" calcext:value-type="float">
            <text:p>0.0113011</text:p>
          </table:table-cell>
          <table:table-cell office:value-type="float" office:value="0.00617952" calcext:value-type="float">
            <text:p>0.00617952</text:p>
          </table:table-cell>
          <table:table-cell office:value-type="float" office:value="0.0062265" calcext:value-type="float">
            <text:p>0.0062265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560764" calcext:value-type="float">
            <text:p>0.0560764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118286" calcext:value-type="float">
            <text:p>0.118286</text:p>
          </table:table-cell>
          <table:table-cell office:value-type="float" office:value="0.0257567" calcext:value-type="float">
            <text:p>0.0257567</text:p>
          </table:table-cell>
          <table:table-cell office:value-type="float" office:value="0.00486735" calcext:value-type="float">
            <text:p>0.00486735</text:p>
          </table:table-cell>
          <table:table-cell office:value-type="float" office:value="0.00254579" calcext:value-type="float">
            <text:p>0.00254579</text:p>
          </table:table-cell>
          <table:table-cell office:value-type="float" office:value="0.00220274" calcext:value-type="float">
            <text:p>0.00220274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554029" calcext:value-type="float">
            <text:p>0.0554029</text:p>
          </table:table-cell>
          <table:table-cell office:value-type="float" office:value="0.000970312" calcext:value-type="float">
            <text:p>0.000970312</text:p>
          </table:table-cell>
          <table:table-cell office:value-type="float" office:value="0.119902" calcext:value-type="float">
            <text:p>0.119902</text:p>
          </table:table-cell>
          <table:table-cell office:value-type="float" office:value="0.0264163" calcext:value-type="float">
            <text:p>0.0264163</text:p>
          </table:table-cell>
          <table:table-cell office:value-type="float" office:value="0.00482314" calcext:value-type="float">
            <text:p>0.00482314</text:p>
          </table:table-cell>
          <table:table-cell office:value-type="float" office:value="0.00253473" calcext:value-type="float">
            <text:p>0.00253473</text:p>
          </table:table-cell>
          <table:table-cell office:value-type="float" office:value="0.00221143" calcext:value-type="float">
            <text:p>0.00221143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551601" calcext:value-type="float">
            <text:p>0.0551601</text:p>
          </table:table-cell>
          <table:table-cell office:value-type="float" office:value="0.000824252" calcext:value-type="float">
            <text:p>0.000824252</text:p>
          </table:table-cell>
          <table:table-cell office:value-type="float" office:value="0.116543" calcext:value-type="float">
            <text:p>0.116543</text:p>
          </table:table-cell>
          <table:table-cell office:value-type="float" office:value="0.0272836" calcext:value-type="float">
            <text:p>0.0272836</text:p>
          </table:table-cell>
          <table:table-cell office:value-type="float" office:value="0.0049009" calcext:value-type="float">
            <text:p>0.0049009</text:p>
          </table:table-cell>
          <table:table-cell office:value-type="float" office:value="0.00255052" calcext:value-type="float">
            <text:p>0.00255052</text:p>
          </table:table-cell>
          <table:table-cell office:value-type="float" office:value="0.00216721" calcext:value-type="float">
            <text:p>0.00216721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557594" calcext:value-type="float">
            <text:p>0.0557594</text:p>
          </table:table-cell>
          <table:table-cell office:value-type="float" office:value="0.000875176" calcext:value-type="float">
            <text:p>0.000875176</text:p>
          </table:table-cell>
          <table:table-cell office:value-type="float" office:value="0.113194" calcext:value-type="float">
            <text:p>0.113194</text:p>
          </table:table-cell>
          <table:table-cell office:value-type="float" office:value="0.0249747" calcext:value-type="float">
            <text:p>0.0249747</text:p>
          </table:table-cell>
          <table:table-cell office:value-type="float" office:value="0.00492893" calcext:value-type="float">
            <text:p>0.00492893</text:p>
          </table:table-cell>
          <table:table-cell office:value-type="float" office:value="0.00258487" calcext:value-type="float">
            <text:p>0.00258487</text:p>
          </table:table-cell>
          <table:table-cell office:value-type="float" office:value="0.00219801" calcext:value-type="float">
            <text:p>0.00219801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558474" calcext:value-type="float">
            <text:p>0.0558474</text:p>
          </table:table-cell>
          <table:table-cell office:value-type="float" office:value="0.000780434" calcext:value-type="float">
            <text:p>0.000780434</text:p>
          </table:table-cell>
          <table:table-cell office:value-type="float" office:value="0.116508" calcext:value-type="float">
            <text:p>0.116508</text:p>
          </table:table-cell>
          <table:table-cell office:value-type="float" office:value="0.0254642" calcext:value-type="float">
            <text:p>0.0254642</text:p>
          </table:table-cell>
          <table:table-cell office:value-type="float" office:value="0.0049317" calcext:value-type="float">
            <text:p>0.0049317</text:p>
          </table:table-cell>
          <table:table-cell office:value-type="float" office:value="0.00257658" calcext:value-type="float">
            <text:p>0.00257658</text:p>
          </table:table-cell>
          <table:table-cell office:value-type="float" office:value="0.00214195" calcext:value-type="float">
            <text:p>0.00214195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576522" calcext:value-type="float">
            <text:p>0.0576522</text:p>
          </table:table-cell>
          <table:table-cell office:value-type="float" office:value="0.000772539" calcext:value-type="float">
            <text:p>0.000772539</text:p>
          </table:table-cell>
          <table:table-cell office:value-type="float" office:value="0.11982" calcext:value-type="float">
            <text:p>0.11982</text:p>
          </table:table-cell>
          <table:table-cell office:value-type="float" office:value="0.0277613" calcext:value-type="float">
            <text:p>0.0277613</text:p>
          </table:table-cell>
          <table:table-cell office:value-type="float" office:value="0.00522184" calcext:value-type="float">
            <text:p>0.00522184</text:p>
          </table:table-cell>
          <table:table-cell office:value-type="float" office:value="0.00259671" calcext:value-type="float">
            <text:p>0.00259671</text:p>
          </table:table-cell>
          <table:table-cell office:value-type="float" office:value="0.00224617" calcext:value-type="float">
            <text:p>0.00224617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572887" calcext:value-type="float">
            <text:p>0.0572887</text:p>
          </table:table-cell>
          <table:table-cell office:value-type="float" office:value="0.00070543" calcext:value-type="float">
            <text:p>0.00070543</text:p>
          </table:table-cell>
          <table:table-cell office:value-type="float" office:value="0.12725" calcext:value-type="float">
            <text:p>0.12725</text:p>
          </table:table-cell>
          <table:table-cell office:value-type="float" office:value="0.0266315" calcext:value-type="float">
            <text:p>0.0266315</text:p>
          </table:table-cell>
          <table:table-cell office:value-type="float" office:value="0.00490327" calcext:value-type="float">
            <text:p>0.00490327</text:p>
          </table:table-cell>
          <table:table-cell office:value-type="float" office:value="0.00257342" calcext:value-type="float">
            <text:p>0.00257342</text:p>
          </table:table-cell>
          <table:table-cell office:value-type="float" office:value="0.00222682" calcext:value-type="float">
            <text:p>0.0022268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567925" calcext:value-type="float">
            <text:p>0.0567925</text:p>
          </table:table-cell>
          <table:table-cell office:value-type="float" office:value="0.000715694" calcext:value-type="float">
            <text:p>0.000715694</text:p>
          </table:table-cell>
          <table:table-cell office:value-type="float" office:value="0.120269" calcext:value-type="float">
            <text:p>0.120269</text:p>
          </table:table-cell>
          <table:table-cell office:value-type="float" office:value="0.0260713" calcext:value-type="float">
            <text:p>0.0260713</text:p>
          </table:table-cell>
          <table:table-cell office:value-type="float" office:value="0.00498657" calcext:value-type="float">
            <text:p>0.00498657</text:p>
          </table:table-cell>
          <table:table-cell office:value-type="float" office:value="0.00261092" calcext:value-type="float">
            <text:p>0.00261092</text:p>
          </table:table-cell>
          <table:table-cell office:value-type="float" office:value="0.00217274" calcext:value-type="float">
            <text:p>0.00217274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57809" calcext:value-type="float">
            <text:p>0.057809</text:p>
          </table:table-cell>
          <table:table-cell office:value-type="float" office:value="0.000662796" calcext:value-type="float">
            <text:p>0.000662796</text:p>
          </table:table-cell>
          <table:table-cell office:value-type="float" office:value="0.11763" calcext:value-type="float">
            <text:p>0.11763</text:p>
          </table:table-cell>
          <table:table-cell office:value-type="float" office:value="0.0260563" calcext:value-type="float">
            <text:p>0.0260563</text:p>
          </table:table-cell>
          <table:table-cell office:value-type="float" office:value="0.00505644" calcext:value-type="float">
            <text:p>0.00505644</text:p>
          </table:table-cell>
          <table:table-cell office:value-type="float" office:value="0.00479827" calcext:value-type="float">
            <text:p>0.00479827</text:p>
          </table:table-cell>
          <table:table-cell office:value-type="float" office:value="0.00216958" calcext:value-type="float">
            <text:p>0.00216958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5728" calcext:value-type="float">
            <text:p>0.05728</text:p>
          </table:table-cell>
          <table:table-cell office:value-type="float" office:value="0.00067385" calcext:value-type="float">
            <text:p>0.00067385</text:p>
          </table:table-cell>
          <table:table-cell office:value-type="float" office:value="0.117211" calcext:value-type="float">
            <text:p>0.117211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0505525" calcext:value-type="float">
            <text:p>0.00505525</text:p>
          </table:table-cell>
          <table:table-cell office:value-type="float" office:value="0.00308818" calcext:value-type="float">
            <text:p>0.00308818</text:p>
          </table:table-cell>
          <table:table-cell office:value-type="float" office:value="0.00218656" calcext:value-type="float">
            <text:p>0.00218656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574035" calcext:value-type="float">
            <text:p>0.0574035</text:p>
          </table:table-cell>
          <table:table-cell office:value-type="float" office:value="0.000644638" calcext:value-type="float">
            <text:p>0.000644638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0.026153" calcext:value-type="float">
            <text:p>0.026153</text:p>
          </table:table-cell>
          <table:table-cell office:value-type="float" office:value="0.00496722" calcext:value-type="float">
            <text:p>0.00496722</text:p>
          </table:table-cell>
          <table:table-cell office:value-type="float" office:value="0.00261961" calcext:value-type="float">
            <text:p>0.00261961</text:p>
          </table:table-cell>
          <table:table-cell office:value-type="float" office:value="0.00214906" calcext:value-type="float">
            <text:p>0.00214906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/>
          <table:table-cell office:value-type="float" office:value="0.057792" calcext:value-type="float">
            <text:p>0.057792</text:p>
          </table:table-cell>
          <table:table-cell office:value-type="float" office:value="0.000770565" calcext:value-type="float">
            <text:p>0.000770565</text:p>
          </table:table-cell>
          <table:table-cell office:value-type="float" office:value="0.118178" calcext:value-type="float">
            <text:p>0.118178</text:p>
          </table:table-cell>
          <table:table-cell office:value-type="float" office:value="0.025718" calcext:value-type="float">
            <text:p>0.025718</text:p>
          </table:table-cell>
          <table:table-cell office:value-type="float" office:value="0.00552659" calcext:value-type="float">
            <text:p>0.00552659</text:p>
          </table:table-cell>
          <table:table-cell office:value-type="float" office:value="0.00263224" calcext:value-type="float">
            <text:p>0.00263224</text:p>
          </table:table-cell>
          <table:table-cell office:value-type="float" office:value="0.00220472" calcext:value-type="float">
            <text:p>0.00220472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577276" calcext:value-type="float">
            <text:p>0.0577276</text:p>
          </table:table-cell>
          <table:table-cell office:value-type="float" office:value="0.000652138" calcext:value-type="float">
            <text:p>0.000652138</text:p>
          </table:table-cell>
          <table:table-cell office:value-type="float" office:value="0.118278" calcext:value-type="float">
            <text:p>0.118278</text:p>
          </table:table-cell>
          <table:table-cell office:value-type="float" office:value="0.0262332" calcext:value-type="float">
            <text:p>0.0262332</text:p>
          </table:table-cell>
          <table:table-cell office:value-type="float" office:value="0.00552186" calcext:value-type="float">
            <text:p>0.00552186</text:p>
          </table:table-cell>
          <table:table-cell office:value-type="float" office:value="0.00269658" calcext:value-type="float">
            <text:p>0.00269658</text:p>
          </table:table-cell>
          <table:table-cell office:value-type="float" office:value="0.00215103" calcext:value-type="float">
            <text:p>0.00215103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577529" calcext:value-type="float">
            <text:p>0.0577529</text:p>
          </table:table-cell>
          <table:table-cell office:value-type="float" office:value="0.000651743" calcext:value-type="float">
            <text:p>0.000651743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0.0247737" calcext:value-type="float">
            <text:p>0.0247737</text:p>
          </table:table-cell>
          <table:table-cell office:value-type="float" office:value="0.00554633" calcext:value-type="float">
            <text:p>0.00554633</text:p>
          </table:table-cell>
          <table:table-cell office:value-type="float" office:value="0.00303844" calcext:value-type="float">
            <text:p>0.00303844</text:p>
          </table:table-cell>
          <table:table-cell office:value-type="float" office:value="0.0021455" calcext:value-type="float">
            <text:p>0.0021455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580975" calcext:value-type="float">
            <text:p>0.0580975</text:p>
          </table:table-cell>
          <table:table-cell office:value-type="float" office:value="0.000701088" calcext:value-type="float">
            <text:p>0.000701088</text:p>
          </table:table-cell>
          <table:table-cell office:value-type="float" office:value="0.115594" calcext:value-type="float">
            <text:p>0.115594</text:p>
          </table:table-cell>
          <table:table-cell office:value-type="float" office:value="0.0258542" calcext:value-type="float">
            <text:p>0.0258542</text:p>
          </table:table-cell>
          <table:table-cell office:value-type="float" office:value="0.00518947" calcext:value-type="float">
            <text:p>0.00518947</text:p>
          </table:table-cell>
          <table:table-cell office:value-type="float" office:value="0.00374782" calcext:value-type="float">
            <text:p>0.00374782</text:p>
          </table:table-cell>
          <table:table-cell office:value-type="float" office:value="0.00213011" calcext:value-type="float">
            <text:p>0.00213011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589984" calcext:value-type="float">
            <text:p>0.0589984</text:p>
          </table:table-cell>
          <table:table-cell office:value-type="float" office:value="0.000695561" calcext:value-type="float">
            <text:p>0.000695561</text:p>
          </table:table-cell>
          <table:table-cell office:value-type="float" office:value="0.114224" calcext:value-type="float">
            <text:p>0.114224</text:p>
          </table:table-cell>
          <table:table-cell office:value-type="float" office:value="0.0249052" calcext:value-type="float">
            <text:p>0.0249052</text:p>
          </table:table-cell>
          <table:table-cell office:value-type="float" office:value="0.0053458" calcext:value-type="float">
            <text:p>0.0053458</text:p>
          </table:table-cell>
          <table:table-cell office:value-type="float" office:value="0.00315884" calcext:value-type="float">
            <text:p>0.00315884</text:p>
          </table:table-cell>
          <table:table-cell office:value-type="float" office:value="0.00214945" calcext:value-type="float">
            <text:p>0.00214945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595605" calcext:value-type="float">
            <text:p>0.0595605</text:p>
          </table:table-cell>
          <table:table-cell office:value-type="float" office:value="0.000765038" calcext:value-type="float">
            <text:p>0.000765038</text:p>
          </table:table-cell>
          <table:table-cell office:value-type="float" office:value="0.112877" calcext:value-type="float">
            <text:p>0.112877</text:p>
          </table:table-cell>
          <table:table-cell office:value-type="float" office:value="0.0252155" calcext:value-type="float">
            <text:p>0.0252155</text:p>
          </table:table-cell>
          <table:table-cell office:value-type="float" office:value="0.00518947" calcext:value-type="float">
            <text:p>0.00518947</text:p>
          </table:table-cell>
          <table:table-cell office:value-type="float" office:value="0.00269066" calcext:value-type="float">
            <text:p>0.00269066</text:p>
          </table:table-cell>
          <table:table-cell office:value-type="float" office:value="0.00219485" calcext:value-type="float">
            <text:p>0.002194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600974" calcext:value-type="float">
            <text:p>0.0600974</text:p>
          </table:table-cell>
          <table:table-cell office:value-type="float" office:value="0.000699509" calcext:value-type="float">
            <text:p>0.000699509</text:p>
          </table:table-cell>
          <table:table-cell office:value-type="float" office:value="0.117956" calcext:value-type="float">
            <text:p>0.117956</text:p>
          </table:table-cell>
          <table:table-cell office:value-type="float" office:value="0.0257334" calcext:value-type="float">
            <text:p>0.0257334</text:p>
          </table:table-cell>
          <table:table-cell office:value-type="float" office:value="0.00595175" calcext:value-type="float">
            <text:p>0.00595175</text:p>
          </table:table-cell>
          <table:table-cell office:value-type="float" office:value="0.00267487" calcext:value-type="float">
            <text:p>0.00267487</text:p>
          </table:table-cell>
          <table:table-cell office:value-type="float" office:value="0.00219327" calcext:value-type="float">
            <text:p>0.00219327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620739" calcext:value-type="float">
            <text:p>0.0620739</text:p>
          </table:table-cell>
          <table:table-cell office:value-type="float" office:value="0.000725563" calcext:value-type="float">
            <text:p>0.000725563</text:p>
          </table:table-cell>
          <table:table-cell office:value-type="float" office:value="0.118573" calcext:value-type="float">
            <text:p>0.118573</text:p>
          </table:table-cell>
          <table:table-cell office:value-type="float" office:value="0.0267961" calcext:value-type="float">
            <text:p>0.0267961</text:p>
          </table:table-cell>
          <table:table-cell office:value-type="float" office:value="0.00602557" calcext:value-type="float">
            <text:p>0.00602557</text:p>
          </table:table-cell>
          <table:table-cell office:value-type="float" office:value="0.00269698" calcext:value-type="float">
            <text:p>0.00269698</text:p>
          </table:table-cell>
          <table:table-cell office:value-type="float" office:value="0.00214984" calcext:value-type="float">
            <text:p>0.00214984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601743" calcext:value-type="float">
            <text:p>0.0601743</text:p>
          </table:table-cell>
          <table:table-cell office:value-type="float" office:value="0.000780829" calcext:value-type="float">
            <text:p>0.000780829</text:p>
          </table:table-cell>
          <table:table-cell office:value-type="float" office:value="0.116999" calcext:value-type="float">
            <text:p>0.116999</text:p>
          </table:table-cell>
          <table:table-cell office:value-type="float" office:value="0.0258735" calcext:value-type="float">
            <text:p>0.0258735</text:p>
          </table:table-cell>
          <table:table-cell office:value-type="float" office:value="0.00590003" calcext:value-type="float">
            <text:p>0.00590003</text:p>
          </table:table-cell>
          <table:table-cell office:value-type="float" office:value="0.00269856" calcext:value-type="float">
            <text:p>0.00269856</text:p>
          </table:table-cell>
          <table:table-cell office:value-type="float" office:value="0.00212182" calcext:value-type="float">
            <text:p>0.00212182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610507" calcext:value-type="float">
            <text:p>0.0610507</text:p>
          </table:table-cell>
          <table:table-cell office:value-type="float" office:value="0.00074688" calcext:value-type="float">
            <text:p>0.00074688</text:p>
          </table:table-cell>
          <table:table-cell office:value-type="float" office:value="0.115351" calcext:value-type="float">
            <text:p>0.115351</text:p>
          </table:table-cell>
          <table:table-cell office:value-type="float" office:value="0.0257397" calcext:value-type="float">
            <text:p>0.0257397</text:p>
          </table:table-cell>
          <table:table-cell office:value-type="float" office:value="0.00599556" calcext:value-type="float">
            <text:p>0.00599556</text:p>
          </table:table-cell>
          <table:table-cell office:value-type="float" office:value="0.00268553" calcext:value-type="float">
            <text:p>0.00268553</text:p>
          </table:table-cell>
          <table:table-cell office:value-type="float" office:value="0.00211037" calcext:value-type="float">
            <text:p>0.00211037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603488" calcext:value-type="float">
            <text:p>0.0603488</text:p>
          </table:table-cell>
          <table:table-cell office:value-type="float" office:value="0.000727537" calcext:value-type="float">
            <text:p>0.000727537</text:p>
          </table:table-cell>
          <table:table-cell office:value-type="float" office:value="0.110812" calcext:value-type="float">
            <text:p>0.110812</text:p>
          </table:table-cell>
          <table:table-cell office:value-type="float" office:value="0.0246597" calcext:value-type="float">
            <text:p>0.0246597</text:p>
          </table:table-cell>
          <table:table-cell office:value-type="float" office:value="0.00583253" calcext:value-type="float">
            <text:p>0.00583253</text:p>
          </table:table-cell>
          <table:table-cell office:value-type="float" office:value="0.00272935" calcext:value-type="float">
            <text:p>0.00272935</text:p>
          </table:table-cell>
          <table:table-cell office:value-type="float" office:value="0.00219485" calcext:value-type="float">
            <text:p>0.00219485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601546" calcext:value-type="float">
            <text:p>0.0601546</text:p>
          </table:table-cell>
          <table:table-cell office:value-type="float" office:value="0.000756749" calcext:value-type="float">
            <text:p>0.000756749</text:p>
          </table:table-cell>
          <table:table-cell office:value-type="float" office:value="0.118702" calcext:value-type="float">
            <text:p>0.118702</text:p>
          </table:table-cell>
          <table:table-cell office:value-type="float" office:value="0.0268225" calcext:value-type="float">
            <text:p>0.0268225</text:p>
          </table:table-cell>
          <table:table-cell office:value-type="float" office:value="0.00576818" calcext:value-type="float">
            <text:p>0.00576818</text:p>
          </table:table-cell>
          <table:table-cell office:value-type="float" office:value="0.00270369" calcext:value-type="float">
            <text:p>0.00270369</text:p>
          </table:table-cell>
          <table:table-cell office:value-type="float" office:value="0.00219445" calcext:value-type="float">
            <text:p>0.00219445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632396" calcext:value-type="float">
            <text:p>0.0632396</text:p>
          </table:table-cell>
          <table:table-cell office:value-type="float" office:value="0.000693982" calcext:value-type="float">
            <text:p>0.000693982</text:p>
          </table:table-cell>
          <table:table-cell office:value-type="float" office:value="0.114279" calcext:value-type="float">
            <text:p>0.114279</text:p>
          </table:table-cell>
          <table:table-cell office:value-type="float" office:value="0.0268541" calcext:value-type="float">
            <text:p>0.0268541</text:p>
          </table:table-cell>
          <table:table-cell office:value-type="float" office:value="0.00615149" calcext:value-type="float">
            <text:p>0.00615149</text:p>
          </table:table-cell>
          <table:table-cell office:value-type="float" office:value="0.00274474" calcext:value-type="float">
            <text:p>0.00274474</text:p>
          </table:table-cell>
          <table:table-cell office:value-type="float" office:value="0.00217748" calcext:value-type="float">
            <text:p>0.00217748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605545" calcext:value-type="float">
            <text:p>0.0605545</text:p>
          </table:table-cell>
          <table:table-cell office:value-type="float" office:value="0.000718852" calcext:value-type="float">
            <text:p>0.000718852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0.0262584" calcext:value-type="float">
            <text:p>0.0262584</text:p>
          </table:table-cell>
          <table:table-cell office:value-type="float" office:value="0.00605754" calcext:value-type="float">
            <text:p>0.00605754</text:p>
          </table:table-cell>
          <table:table-cell office:value-type="float" office:value="0.00273408" calcext:value-type="float">
            <text:p>0.00273408</text:p>
          </table:table-cell>
          <table:table-cell office:value-type="float" office:value="0.00214195" calcext:value-type="float">
            <text:p>0.00214195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604096" calcext:value-type="float">
            <text:p>0.0604096</text:p>
          </table:table-cell>
          <table:table-cell office:value-type="float" office:value="0.000684113" calcext:value-type="float">
            <text:p>0.000684113</text:p>
          </table:table-cell>
          <table:table-cell office:value-type="float" office:value="0.116257" calcext:value-type="float">
            <text:p>0.116257</text:p>
          </table:table-cell>
          <table:table-cell office:value-type="float" office:value="0.0328224" calcext:value-type="float">
            <text:p>0.0328224</text:p>
          </table:table-cell>
          <table:table-cell office:value-type="float" office:value="0.00736971" calcext:value-type="float">
            <text:p>0.00736971</text:p>
          </table:table-cell>
          <table:table-cell office:value-type="float" office:value="0.00275777" calcext:value-type="float">
            <text:p>0.00275777</text:p>
          </table:table-cell>
          <table:table-cell office:value-type="float" office:value="0.00224932" calcext:value-type="float">
            <text:p>0.00224932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620692" calcext:value-type="float">
            <text:p>0.0620692</text:p>
          </table:table-cell>
          <table:table-cell office:value-type="float" office:value="0.000724773" calcext:value-type="float">
            <text:p>0.000724773</text:p>
          </table:table-cell>
          <table:table-cell office:value-type="float" office:value="0.115942" calcext:value-type="float">
            <text:p>0.115942</text:p>
          </table:table-cell>
          <table:table-cell office:value-type="float" office:value="0.0270878" calcext:value-type="float">
            <text:p>0.0270878</text:p>
          </table:table-cell>
          <table:table-cell office:value-type="float" office:value="0.00643374" calcext:value-type="float">
            <text:p>0.00643374</text:p>
          </table:table-cell>
          <table:table-cell office:value-type="float" office:value="0.00291804" calcext:value-type="float">
            <text:p>0.00291804</text:p>
          </table:table-cell>
          <table:table-cell office:value-type="float" office:value="0.00215103" calcext:value-type="float">
            <text:p>0.0021510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614601" calcext:value-type="float">
            <text:p>0.0614601</text:p>
          </table:table-cell>
          <table:table-cell office:value-type="float" office:value="0.000679376" calcext:value-type="float">
            <text:p>0.000679376</text:p>
          </table:table-cell>
          <table:table-cell office:value-type="float" office:value="0.118827" calcext:value-type="float">
            <text:p>0.118827</text:p>
          </table:table-cell>
          <table:table-cell office:value-type="float" office:value="0.0269828" calcext:value-type="float">
            <text:p>0.0269828</text:p>
          </table:table-cell>
          <table:table-cell office:value-type="float" office:value="0.00723826" calcext:value-type="float">
            <text:p>0.00723826</text:p>
          </table:table-cell>
          <table:table-cell office:value-type="float" office:value="0.00276093" calcext:value-type="float">
            <text:p>0.00276093</text:p>
          </table:table-cell>
          <table:table-cell office:value-type="float" office:value="0.00216406" calcext:value-type="float">
            <text:p>0.00216406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614664" calcext:value-type="float">
            <text:p>0.0614664</text:p>
          </table:table-cell>
          <table:table-cell office:value-type="float" office:value="0.000690429" calcext:value-type="float">
            <text:p>0.000690429</text:p>
          </table:table-cell>
          <table:table-cell office:value-type="float" office:value="0.119393" calcext:value-type="float">
            <text:p>0.119393</text:p>
          </table:table-cell>
          <table:table-cell office:value-type="float" office:value="0.0272982" calcext:value-type="float">
            <text:p>0.0272982</text:p>
          </table:table-cell>
          <table:table-cell office:value-type="float" office:value="0.00567502" calcext:value-type="float">
            <text:p>0.00567502</text:p>
          </table:table-cell>
          <table:table-cell office:value-type="float" office:value="0.0027783" calcext:value-type="float">
            <text:p>0.0027783</text:p>
          </table:table-cell>
          <table:table-cell office:value-type="float" office:value="0.00216406" calcext:value-type="float">
            <text:p>0.00216406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61929" calcext:value-type="float">
            <text:p>0.061929</text:p>
          </table:table-cell>
          <table:table-cell office:value-type="float" office:value="0.000737405" calcext:value-type="float">
            <text:p>0.000737405</text:p>
          </table:table-cell>
          <table:table-cell office:value-type="float" office:value="0.113013" calcext:value-type="float">
            <text:p>0.113013</text:p>
          </table:table-cell>
          <table:table-cell office:value-type="float" office:value="0.0256331" calcext:value-type="float">
            <text:p>0.0256331</text:p>
          </table:table-cell>
          <table:table-cell office:value-type="float" office:value="0.00525224" calcext:value-type="float">
            <text:p>0.00525224</text:p>
          </table:table-cell>
          <table:table-cell office:value-type="float" office:value="0.00276132" calcext:value-type="float">
            <text:p>0.00276132</text:p>
          </table:table-cell>
          <table:table-cell office:value-type="float" office:value="0.00216406" calcext:value-type="float">
            <text:p>0.00216406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622184" calcext:value-type="float">
            <text:p>0.0622184</text:p>
          </table:table-cell>
          <table:table-cell office:value-type="float" office:value="0.000767407" calcext:value-type="float">
            <text:p>0.000767407</text:p>
          </table:table-cell>
          <table:table-cell office:value-type="float" office:value="0.113793" calcext:value-type="float">
            <text:p>0.113793</text:p>
          </table:table-cell>
          <table:table-cell office:value-type="float" office:value="0.0274577" calcext:value-type="float">
            <text:p>0.0274577</text:p>
          </table:table-cell>
          <table:table-cell office:value-type="float" office:value="0.00543264" calcext:value-type="float">
            <text:p>0.00543264</text:p>
          </table:table-cell>
          <table:table-cell office:value-type="float" office:value="0.00279369" calcext:value-type="float">
            <text:p>0.00279369</text:p>
          </table:table-cell>
          <table:table-cell office:value-type="float" office:value="0.00216919" calcext:value-type="float">
            <text:p>0.00216919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621813" calcext:value-type="float">
            <text:p>0.0621813</text:p>
          </table:table-cell>
          <table:table-cell office:value-type="float" office:value="0.000720036" calcext:value-type="float">
            <text:p>0.000720036</text:p>
          </table:table-cell>
          <table:table-cell office:value-type="float" office:value="0.119806" calcext:value-type="float">
            <text:p>0.119806</text:p>
          </table:table-cell>
          <table:table-cell office:value-type="float" office:value="0.0321162" calcext:value-type="float">
            <text:p>0.0321162</text:p>
          </table:table-cell>
          <table:table-cell office:value-type="float" office:value="0.00529408" calcext:value-type="float">
            <text:p>0.00529408</text:p>
          </table:table-cell>
          <table:table-cell office:value-type="float" office:value="0.00299976" calcext:value-type="float">
            <text:p>0.00299976</text:p>
          </table:table-cell>
          <table:table-cell office:value-type="float" office:value="0.00218458" calcext:value-type="float">
            <text:p>0.00218458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622358" calcext:value-type="float">
            <text:p>0.0622358</text:p>
          </table:table-cell>
          <table:table-cell office:value-type="float" office:value="0.000776881" calcext:value-type="float">
            <text:p>0.000776881</text:p>
          </table:table-cell>
          <table:table-cell office:value-type="float" office:value="0.116812" calcext:value-type="float">
            <text:p>0.116812</text:p>
          </table:table-cell>
          <table:table-cell office:value-type="float" office:value="0.0267234" calcext:value-type="float">
            <text:p>0.0267234</text:p>
          </table:table-cell>
          <table:table-cell office:value-type="float" office:value="0.00526961" calcext:value-type="float">
            <text:p>0.00526961</text:p>
          </table:table-cell>
          <table:table-cell office:value-type="float" office:value="0.00322635" calcext:value-type="float">
            <text:p>0.00322635</text:p>
          </table:table-cell>
          <table:table-cell office:value-type="float" office:value="0.00220077" calcext:value-type="float">
            <text:p>0.00220077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633277" calcext:value-type="float">
            <text:p>0.0633277</text:p>
          </table:table-cell>
          <table:table-cell office:value-type="float" office:value="0.000687666" calcext:value-type="float">
            <text:p>0.000687666</text:p>
          </table:table-cell>
          <table:table-cell office:value-type="float" office:value="0.115726" calcext:value-type="float">
            <text:p>0.115726</text:p>
          </table:table-cell>
          <table:table-cell office:value-type="float" office:value="0.0274222" calcext:value-type="float">
            <text:p>0.0274222</text:p>
          </table:table-cell>
          <table:table-cell office:value-type="float" office:value="0.00546185" calcext:value-type="float">
            <text:p>0.00546185</text:p>
          </table:table-cell>
          <table:table-cell office:value-type="float" office:value="0.00283514" calcext:value-type="float">
            <text:p>0.00283514</text:p>
          </table:table-cell>
          <table:table-cell office:value-type="float" office:value="0.00219366" calcext:value-type="float">
            <text:p>0.00219366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627651" calcext:value-type="float">
            <text:p>0.0627651</text:p>
          </table:table-cell>
          <table:table-cell office:value-type="float" office:value="0.000707799" calcext:value-type="float">
            <text:p>0.000707799</text:p>
          </table:table-cell>
          <table:table-cell office:value-type="float" office:value="0.114067" calcext:value-type="float">
            <text:p>0.114067</text:p>
          </table:table-cell>
          <table:table-cell office:value-type="float" office:value="0.0368794" calcext:value-type="float">
            <text:p>0.0368794</text:p>
          </table:table-cell>
          <table:table-cell office:value-type="float" office:value="0.00532211" calcext:value-type="float">
            <text:p>0.00532211</text:p>
          </table:table-cell>
          <table:table-cell office:value-type="float" office:value="0.00282764" calcext:value-type="float">
            <text:p>0.00282764</text:p>
          </table:table-cell>
          <table:table-cell office:value-type="float" office:value="0.0021009" calcext:value-type="float">
            <text:p>0.0021009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633857" calcext:value-type="float">
            <text:p>0.0633857</text:p>
          </table:table-cell>
          <table:table-cell office:value-type="float" office:value="0.000690035" calcext:value-type="float">
            <text:p>0.000690035</text:p>
          </table:table-cell>
          <table:table-cell office:value-type="float" office:value="0.117384" calcext:value-type="float">
            <text:p>0.117384</text:p>
          </table:table-cell>
          <table:table-cell office:value-type="float" office:value="0.0263378" calcext:value-type="float">
            <text:p>0.0263378</text:p>
          </table:table-cell>
          <table:table-cell office:value-type="float" office:value="0.00551672" calcext:value-type="float">
            <text:p>0.00551672</text:p>
          </table:table-cell>
          <table:table-cell office:value-type="float" office:value="0.00283159" calcext:value-type="float">
            <text:p>0.00283159</text:p>
          </table:table-cell>
          <table:table-cell office:value-type="float" office:value="0.00219603" calcext:value-type="float">
            <text:p>0.00219603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640899" calcext:value-type="float">
            <text:p>0.0640899</text:p>
          </table:table-cell>
          <table:table-cell office:value-type="float" office:value="0.000686087" calcext:value-type="float">
            <text:p>0.000686087</text:p>
          </table:table-cell>
          <table:table-cell office:value-type="float" office:value="0.117202" calcext:value-type="float">
            <text:p>0.117202</text:p>
          </table:table-cell>
          <table:table-cell office:value-type="float" office:value="0.0261609" calcext:value-type="float">
            <text:p>0.0261609</text:p>
          </table:table-cell>
          <table:table-cell office:value-type="float" office:value="0.00537264" calcext:value-type="float">
            <text:p>0.00537264</text:p>
          </table:table-cell>
          <table:table-cell office:value-type="float" office:value="0.0033424" calcext:value-type="float">
            <text:p>0.0033424</text:p>
          </table:table-cell>
          <table:table-cell office:value-type="float" office:value="0.00219919" calcext:value-type="float">
            <text:p>0.0021991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641669" calcext:value-type="float">
            <text:p>0.0641669</text:p>
          </table:table-cell>
          <table:table-cell office:value-type="float" office:value="0.000734642" calcext:value-type="float">
            <text:p>0.000734642</text:p>
          </table:table-cell>
          <table:table-cell office:value-type="float" office:value="0.118215" calcext:value-type="float">
            <text:p>0.118215</text:p>
          </table:table-cell>
          <table:table-cell office:value-type="float" office:value="0.0271143" calcext:value-type="float">
            <text:p>0.0271143</text:p>
          </table:table-cell>
          <table:table-cell office:value-type="float" office:value="0.00551672" calcext:value-type="float">
            <text:p>0.00551672</text:p>
          </table:table-cell>
          <table:table-cell office:value-type="float" office:value="0.00326819" calcext:value-type="float">
            <text:p>0.00326819</text:p>
          </table:table-cell>
          <table:table-cell office:value-type="float" office:value="0.00216287" calcext:value-type="float">
            <text:p>0.00216287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637272" calcext:value-type="float">
            <text:p>0.0637272</text:p>
          </table:table-cell>
          <table:table-cell office:value-type="float" office:value="0.000704641" calcext:value-type="float">
            <text:p>0.000704641</text:p>
          </table:table-cell>
          <table:table-cell office:value-type="float" office:value="0.117255" calcext:value-type="float">
            <text:p>0.117255</text:p>
          </table:table-cell>
          <table:table-cell office:value-type="float" office:value="0.0264878" calcext:value-type="float">
            <text:p>0.0264878</text:p>
          </table:table-cell>
          <table:table-cell office:value-type="float" office:value="0.00555028" calcext:value-type="float">
            <text:p>0.00555028</text:p>
          </table:table-cell>
          <table:table-cell office:value-type="float" office:value="0.00285962" calcext:value-type="float">
            <text:p>0.00285962</text:p>
          </table:table-cell>
          <table:table-cell office:value-type="float" office:value="0.00213998" calcext:value-type="float">
            <text:p>0.00213998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642751" calcext:value-type="float">
            <text:p>0.0642751</text:p>
          </table:table-cell>
          <table:table-cell office:value-type="float" office:value="0.000731879" calcext:value-type="float">
            <text:p>0.000731879</text:p>
          </table:table-cell>
          <table:table-cell office:value-type="float" office:value="0.116285" calcext:value-type="float">
            <text:p>0.116285</text:p>
          </table:table-cell>
          <table:table-cell office:value-type="float" office:value="0.0255889" calcext:value-type="float">
            <text:p>0.0255889</text:p>
          </table:table-cell>
          <table:table-cell office:value-type="float" office:value="0.0055108" calcext:value-type="float">
            <text:p>0.0055108</text:p>
          </table:table-cell>
          <table:table-cell office:value-type="float" office:value="0.00287028" calcext:value-type="float">
            <text:p>0.00287028</text:p>
          </table:table-cell>
          <table:table-cell office:value-type="float" office:value="0.00214669" calcext:value-type="float">
            <text:p>0.00214669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649687" calcext:value-type="float">
            <text:p>0.0649687</text:p>
          </table:table-cell>
          <table:table-cell office:value-type="float" office:value="0.000724773" calcext:value-type="float">
            <text:p>0.000724773</text:p>
          </table:table-cell>
          <table:table-cell office:value-type="float" office:value="0.114617" calcext:value-type="float">
            <text:p>0.114617</text:p>
          </table:table-cell>
          <table:table-cell office:value-type="float" office:value="0.025615" calcext:value-type="float">
            <text:p>0.025615</text:p>
          </table:table-cell>
          <table:table-cell office:value-type="float" office:value="0.00541961" calcext:value-type="float">
            <text:p>0.00541961</text:p>
          </table:table-cell>
          <table:table-cell office:value-type="float" office:value="0.00287936" calcext:value-type="float">
            <text:p>0.00287936</text:p>
          </table:table-cell>
          <table:table-cell office:value-type="float" office:value="0.00213958" calcext:value-type="float">
            <text:p>0.00213958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/>
          <table:table-cell office:value-type="float" office:value="0.0647713" calcext:value-type="float">
            <text:p>0.0647713</text:p>
          </table:table-cell>
          <table:table-cell office:value-type="float" office:value="0.000727931" calcext:value-type="float">
            <text:p>0.000727931</text:p>
          </table:table-cell>
          <table:table-cell office:value-type="float" office:value="0.118027" calcext:value-type="float">
            <text:p>0.118027</text:p>
          </table:table-cell>
          <table:table-cell office:value-type="float" office:value="0.0258025" calcext:value-type="float">
            <text:p>0.0258025</text:p>
          </table:table-cell>
          <table:table-cell office:value-type="float" office:value="0.00566278" calcext:value-type="float">
            <text:p>0.00566278</text:p>
          </table:table-cell>
          <table:table-cell office:value-type="float" office:value="0.00290501" calcext:value-type="float">
            <text:p>0.00290501</text:p>
          </table:table-cell>
          <table:table-cell office:value-type="float" office:value="0.00214471" calcext:value-type="float">
            <text:p>0.00214471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644918" calcext:value-type="float">
            <text:p>0.0644918</text:p>
          </table:table-cell>
          <table:table-cell office:value-type="float" office:value="0.000715299" calcext:value-type="float">
            <text:p>0.000715299</text:p>
          </table:table-cell>
          <table:table-cell office:value-type="float" office:value="0.119735" calcext:value-type="float">
            <text:p>0.119735</text:p>
          </table:table-cell>
          <table:table-cell office:value-type="float" office:value="0.028173" calcext:value-type="float">
            <text:p>0.028173</text:p>
          </table:table-cell>
          <table:table-cell office:value-type="float" office:value="0.00569239" calcext:value-type="float">
            <text:p>0.00569239</text:p>
          </table:table-cell>
          <table:table-cell office:value-type="float" office:value="0.00393572" calcext:value-type="float">
            <text:p>0.00393572</text:p>
          </table:table-cell>
          <table:table-cell office:value-type="float" office:value="0.00213721" calcext:value-type="float">
            <text:p>0.00213721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69382" calcext:value-type="float">
            <text:p>0.069382</text:p>
          </table:table-cell>
          <table:table-cell office:value-type="float" office:value="0.000768986" calcext:value-type="float">
            <text:p>0.000768986</text:p>
          </table:table-cell>
          <table:table-cell office:value-type="float" office:value="0.117526" calcext:value-type="float">
            <text:p>0.117526</text:p>
          </table:table-cell>
          <table:table-cell office:value-type="float" office:value="0.0270018" calcext:value-type="float">
            <text:p>0.0270018</text:p>
          </table:table-cell>
          <table:table-cell office:value-type="float" office:value="0.00546462" calcext:value-type="float">
            <text:p>0.00546462</text:p>
          </table:table-cell>
          <table:table-cell office:value-type="float" office:value="0.00491472" calcext:value-type="float">
            <text:p>0.00491472</text:p>
          </table:table-cell>
          <table:table-cell office:value-type="float" office:value="0.0021609" calcext:value-type="float">
            <text:p>0.0021609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655857" calcext:value-type="float">
            <text:p>0.0655857</text:p>
          </table:table-cell>
          <table:table-cell office:value-type="float" office:value="0.000667928" calcext:value-type="float">
            <text:p>0.000667928</text:p>
          </table:table-cell>
          <table:table-cell office:value-type="float" office:value="0.115901" calcext:value-type="float">
            <text:p>0.115901</text:p>
          </table:table-cell>
          <table:table-cell office:value-type="float" office:value="0.0255869" calcext:value-type="float">
            <text:p>0.0255869</text:p>
          </table:table-cell>
          <table:table-cell office:value-type="float" office:value="0.00551001" calcext:value-type="float">
            <text:p>0.00551001</text:p>
          </table:table-cell>
          <table:table-cell office:value-type="float" office:value="0.00294883" calcext:value-type="float">
            <text:p>0.00294883</text:p>
          </table:table-cell>
          <table:table-cell office:value-type="float" office:value="0.00218419" calcext:value-type="float">
            <text:p>0.00218419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657988" calcext:value-type="float">
            <text:p>0.0657988</text:p>
          </table:table-cell>
          <table:table-cell office:value-type="float" office:value="0.000703062" calcext:value-type="float">
            <text:p>0.000703062</text:p>
          </table:table-cell>
          <table:table-cell office:value-type="float" office:value="0.115621" calcext:value-type="float">
            <text:p>0.115621</text:p>
          </table:table-cell>
          <table:table-cell office:value-type="float" office:value="0.0254002" calcext:value-type="float">
            <text:p>0.0254002</text:p>
          </table:table-cell>
          <table:table-cell office:value-type="float" office:value="0.0055412" calcext:value-type="float">
            <text:p>0.0055412</text:p>
          </table:table-cell>
          <table:table-cell office:value-type="float" office:value="0.00292041" calcext:value-type="float">
            <text:p>0.00292041</text:p>
          </table:table-cell>
          <table:table-cell office:value-type="float" office:value="0.00216564" calcext:value-type="float">
            <text:p>0.00216564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/>
          <table:table-cell office:value-type="float" office:value="0.066104" calcext:value-type="float">
            <text:p>0.066104</text:p>
          </table:table-cell>
          <table:table-cell office:value-type="float" office:value="0.000671481" calcext:value-type="float">
            <text:p>0.000671481</text:p>
          </table:table-cell>
          <table:table-cell office:value-type="float" office:value="0.11242" calcext:value-type="float">
            <text:p>0.11242</text:p>
          </table:table-cell>
          <table:table-cell office:value-type="float" office:value="0.0251894" calcext:value-type="float">
            <text:p>0.0251894</text:p>
          </table:table-cell>
          <table:table-cell office:value-type="float" office:value="0.00553133" calcext:value-type="float">
            <text:p>0.00553133</text:p>
          </table:table-cell>
          <table:table-cell office:value-type="float" office:value="0.00399691" calcext:value-type="float">
            <text:p>0.00399691</text:p>
          </table:table-cell>
          <table:table-cell office:value-type="float" office:value="0.00219129" calcext:value-type="float">
            <text:p>0.00219129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65271" calcext:value-type="float">
            <text:p>0.065271</text:p>
          </table:table-cell>
          <table:table-cell office:value-type="float" office:value="0.000693982" calcext:value-type="float">
            <text:p>0.000693982</text:p>
          </table:table-cell>
          <table:table-cell office:value-type="float" office:value="0.117885" calcext:value-type="float">
            <text:p>0.117885</text:p>
          </table:table-cell>
          <table:table-cell office:value-type="float" office:value="0.0256588" calcext:value-type="float">
            <text:p>0.0256588</text:p>
          </table:table-cell>
          <table:table-cell office:value-type="float" office:value="0.00555817" calcext:value-type="float">
            <text:p>0.00555817</text:p>
          </table:table-cell>
          <table:table-cell office:value-type="float" office:value="0.00371071" calcext:value-type="float">
            <text:p>0.00371071</text:p>
          </table:table-cell>
          <table:table-cell office:value-type="float" office:value="0.00217077" calcext:value-type="float">
            <text:p>0.00217077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668205" calcext:value-type="float">
            <text:p>0.0668205</text:p>
          </table:table-cell>
          <table:table-cell office:value-type="float" office:value="0.000677402" calcext:value-type="float">
            <text:p>0.000677402</text:p>
          </table:table-cell>
          <table:table-cell office:value-type="float" office:value="0.11458" calcext:value-type="float">
            <text:p>0.11458</text:p>
          </table:table-cell>
          <table:table-cell office:value-type="float" office:value="0.0258242" calcext:value-type="float">
            <text:p>0.0258242</text:p>
          </table:table-cell>
          <table:table-cell office:value-type="float" office:value="0.00550567" calcext:value-type="float">
            <text:p>0.00550567</text:p>
          </table:table-cell>
          <table:table-cell office:value-type="float" office:value="0.00337556" calcext:value-type="float">
            <text:p>0.00337556</text:p>
          </table:table-cell>
          <table:table-cell office:value-type="float" office:value="0.00220274" calcext:value-type="float">
            <text:p>0.00220274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666464" calcext:value-type="float">
            <text:p>0.0666464</text:p>
          </table:table-cell>
          <table:table-cell office:value-type="float" office:value="0.000735826" calcext:value-type="float">
            <text:p>0.000735826</text:p>
          </table:table-cell>
          <table:table-cell office:value-type="float" office:value="0.114948" calcext:value-type="float">
            <text:p>0.114948</text:p>
          </table:table-cell>
          <table:table-cell office:value-type="float" office:value="0.0297875" calcext:value-type="float">
            <text:p>0.0297875</text:p>
          </table:table-cell>
          <table:table-cell office:value-type="float" office:value="0.00573068" calcext:value-type="float">
            <text:p>0.00573068</text:p>
          </table:table-cell>
          <table:table-cell office:value-type="float" office:value="0.00345886" calcext:value-type="float">
            <text:p>0.00345886</text:p>
          </table:table-cell>
          <table:table-cell office:value-type="float" office:value="0.00224143" calcext:value-type="float">
            <text:p>0.00224143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665287" calcext:value-type="float">
            <text:p>0.0665287</text:p>
          </table:table-cell>
          <table:table-cell office:value-type="float" office:value="0.000688061" calcext:value-type="float">
            <text:p>0.000688061</text:p>
          </table:table-cell>
          <table:table-cell office:value-type="float" office:value="0.114195" calcext:value-type="float">
            <text:p>0.114195</text:p>
          </table:table-cell>
          <table:table-cell office:value-type="float" office:value="0.0271044" calcext:value-type="float">
            <text:p>0.0271044</text:p>
          </table:table-cell>
          <table:table-cell office:value-type="float" office:value="0.0056691" calcext:value-type="float">
            <text:p>0.0056691</text:p>
          </table:table-cell>
          <table:table-cell office:value-type="float" office:value="0.00350544" calcext:value-type="float">
            <text:p>0.00350544</text:p>
          </table:table-cell>
          <table:table-cell office:value-type="float" office:value="0.00214511" calcext:value-type="float">
            <text:p>0.00214511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668193" calcext:value-type="float">
            <text:p>0.0668193</text:p>
          </table:table-cell>
          <table:table-cell office:value-type="float" office:value="0.000686087" calcext:value-type="float">
            <text:p>0.000686087</text:p>
          </table:table-cell>
          <table:table-cell office:value-type="float" office:value="0.115472" calcext:value-type="float">
            <text:p>0.115472</text:p>
          </table:table-cell>
          <table:table-cell office:value-type="float" office:value="0.0259714" calcext:value-type="float">
            <text:p>0.0259714</text:p>
          </table:table-cell>
          <table:table-cell office:value-type="float" office:value="0.00559331" calcext:value-type="float">
            <text:p>0.00559331</text:p>
          </table:table-cell>
          <table:table-cell office:value-type="float" office:value="0.00410942" calcext:value-type="float">
            <text:p>0.00410942</text:p>
          </table:table-cell>
          <table:table-cell office:value-type="float" office:value="0.00211313" calcext:value-type="float">
            <text:p>0.00211313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676747" calcext:value-type="float">
            <text:p>0.0676747</text:p>
          </table:table-cell>
          <table:table-cell office:value-type="float" office:value="0.000656086" calcext:value-type="float">
            <text:p>0.000656086</text:p>
          </table:table-cell>
          <table:table-cell office:value-type="float" office:value="0.115261" calcext:value-type="float">
            <text:p>0.115261</text:p>
          </table:table-cell>
          <table:table-cell office:value-type="float" office:value="0.0257973" calcext:value-type="float">
            <text:p>0.0257973</text:p>
          </table:table-cell>
          <table:table-cell office:value-type="float" office:value="0.00555936" calcext:value-type="float">
            <text:p>0.00555936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.00220787" calcext:value-type="float">
            <text:p>0.00220787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670324" calcext:value-type="float">
            <text:p>0.0670324</text:p>
          </table:table-cell>
          <table:table-cell office:value-type="float" office:value="0.000704246" calcext:value-type="float">
            <text:p>0.000704246</text:p>
          </table:table-cell>
          <table:table-cell office:value-type="float" office:value="0.114284" calcext:value-type="float">
            <text:p>0.114284</text:p>
          </table:table-cell>
          <table:table-cell office:value-type="float" office:value="0.032166" calcext:value-type="float">
            <text:p>0.032166</text:p>
          </table:table-cell>
          <table:table-cell office:value-type="float" office:value="0.00573463" calcext:value-type="float">
            <text:p>0.00573463</text:p>
          </table:table-cell>
          <table:table-cell office:value-type="float" office:value="0.00305265" calcext:value-type="float">
            <text:p>0.00305265</text:p>
          </table:table-cell>
          <table:table-cell office:value-type="float" office:value="0.0022213" calcext:value-type="float">
            <text:p>0.0022213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675354" calcext:value-type="float">
            <text:p>0.0675354</text:p>
          </table:table-cell>
          <table:table-cell office:value-type="float" office:value="0.000652928" calcext:value-type="float">
            <text:p>0.000652928</text:p>
          </table:table-cell>
          <table:table-cell office:value-type="float" office:value="0.117137" calcext:value-type="float">
            <text:p>0.117137</text:p>
          </table:table-cell>
          <table:table-cell office:value-type="float" office:value="0.0259537" calcext:value-type="float">
            <text:p>0.0259537</text:p>
          </table:table-cell>
          <table:table-cell office:value-type="float" office:value="0.00560554" calcext:value-type="float">
            <text:p>0.00560554</text:p>
          </table:table-cell>
          <table:table-cell office:value-type="float" office:value="0.00303844" calcext:value-type="float">
            <text:p>0.00303844</text:p>
          </table:table-cell>
          <table:table-cell office:value-type="float" office:value="0.00218379" calcext:value-type="float">
            <text:p>0.00218379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676479" calcext:value-type="float">
            <text:p>0.0676479</text:p>
          </table:table-cell>
          <table:table-cell office:value-type="float" office:value="0.000716089" calcext:value-type="float">
            <text:p>0.000716089</text:p>
          </table:table-cell>
          <table:table-cell office:value-type="float" office:value="0.115164" calcext:value-type="float">
            <text:p>0.115164</text:p>
          </table:table-cell>
          <table:table-cell office:value-type="float" office:value="0.0259489" calcext:value-type="float">
            <text:p>0.0259489</text:p>
          </table:table-cell>
          <table:table-cell office:value-type="float" office:value="0.00564778" calcext:value-type="float">
            <text:p>0.00564778</text:p>
          </table:table-cell>
          <table:table-cell office:value-type="float" office:value="0.00301278" calcext:value-type="float">
            <text:p>0.00301278</text:p>
          </table:table-cell>
          <table:table-cell office:value-type="float" office:value="0.00214195" calcext:value-type="float">
            <text:p>0.00214195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689695" calcext:value-type="float">
            <text:p>0.0689695</text:p>
          </table:table-cell>
          <table:table-cell office:value-type="float" office:value="0.00106466" calcext:value-type="float">
            <text:p>0.00106466</text:p>
          </table:table-cell>
          <table:table-cell office:value-type="float" office:value="0.117121" calcext:value-type="float">
            <text:p>0.117121</text:p>
          </table:table-cell>
          <table:table-cell office:value-type="float" office:value="0.0256817" calcext:value-type="float">
            <text:p>0.0256817</text:p>
          </table:table-cell>
          <table:table-cell office:value-type="float" office:value="0.00564897" calcext:value-type="float">
            <text:p>0.00564897</text:p>
          </table:table-cell>
          <table:table-cell office:value-type="float" office:value="0.00302423" calcext:value-type="float">
            <text:p>0.00302423</text:p>
          </table:table-cell>
          <table:table-cell office:value-type="float" office:value="0.00220551" calcext:value-type="float">
            <text:p>0.0022055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683217" calcext:value-type="float">
            <text:p>0.0683217</text:p>
          </table:table-cell>
          <table:table-cell office:value-type="float" office:value="0.000950969" calcext:value-type="float">
            <text:p>0.000950969</text:p>
          </table:table-cell>
          <table:table-cell office:value-type="float" office:value="0.120949" calcext:value-type="float">
            <text:p>0.120949</text:p>
          </table:table-cell>
          <table:table-cell office:value-type="float" office:value="0.0263212" calcext:value-type="float">
            <text:p>0.0263212</text:p>
          </table:table-cell>
          <table:table-cell office:value-type="float" office:value="0.00560081" calcext:value-type="float">
            <text:p>0.00560081</text:p>
          </table:table-cell>
          <table:table-cell office:value-type="float" office:value="0.00301041" calcext:value-type="float">
            <text:p>0.00301041</text:p>
          </table:table-cell>
          <table:table-cell office:value-type="float" office:value="0.0021534" calcext:value-type="float">
            <text:p>0.0021534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/>
          <table:table-cell office:value-type="float" office:value="0.0705485" calcext:value-type="float">
            <text:p>0.0705485</text:p>
          </table:table-cell>
          <table:table-cell office:value-type="float" office:value="0.00100584" calcext:value-type="float">
            <text:p>0.00100584</text:p>
          </table:table-cell>
          <table:table-cell office:value-type="float" office:value="0.120573" calcext:value-type="float">
            <text:p>0.120573</text:p>
          </table:table-cell>
          <table:table-cell office:value-type="float" office:value="0.024992" calcext:value-type="float">
            <text:p>0.024992</text:p>
          </table:table-cell>
          <table:table-cell office:value-type="float" office:value="0.00647361" calcext:value-type="float">
            <text:p>0.00647361</text:p>
          </table:table-cell>
          <table:table-cell office:value-type="float" office:value="0.00302028" calcext:value-type="float">
            <text:p>0.00302028</text:p>
          </table:table-cell>
          <table:table-cell office:value-type="float" office:value="0.00217195" calcext:value-type="float">
            <text:p>0.00217195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691965" calcext:value-type="float">
            <text:p>0.0691965</text:p>
          </table:table-cell>
          <table:table-cell office:value-type="float" office:value="0.000894519" calcext:value-type="float">
            <text:p>0.000894519</text:p>
          </table:table-cell>
          <table:table-cell office:value-type="float" office:value="0.117474" calcext:value-type="float">
            <text:p>0.117474</text:p>
          </table:table-cell>
          <table:table-cell office:value-type="float" office:value="0.0254713" calcext:value-type="float">
            <text:p>0.0254713</text:p>
          </table:table-cell>
          <table:table-cell office:value-type="float" office:value="0.00656441" calcext:value-type="float">
            <text:p>0.00656441</text:p>
          </table:table-cell>
          <table:table-cell office:value-type="float" office:value="0.00309647" calcext:value-type="float">
            <text:p>0.00309647</text:p>
          </table:table-cell>
          <table:table-cell office:value-type="float" office:value="0.00215616" calcext:value-type="float">
            <text:p>0.00215616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69684" calcext:value-type="float">
            <text:p>0.069684</text:p>
          </table:table-cell>
          <table:table-cell office:value-type="float" office:value="0.000995971" calcext:value-type="float">
            <text:p>0.000995971</text:p>
          </table:table-cell>
          <table:table-cell office:value-type="float" office:value="0.117911" calcext:value-type="float">
            <text:p>0.117911</text:p>
          </table:table-cell>
          <table:table-cell office:value-type="float" office:value="0.0253138" calcext:value-type="float">
            <text:p>0.0253138</text:p>
          </table:table-cell>
          <table:table-cell office:value-type="float" office:value="0.0062865" calcext:value-type="float">
            <text:p>0.0062865</text:p>
          </table:table-cell>
          <table:table-cell office:value-type="float" office:value="0.00306726" calcext:value-type="float">
            <text:p>0.00306726</text:p>
          </table:table-cell>
          <table:table-cell office:value-type="float" office:value="0.00215735" calcext:value-type="float">
            <text:p>0.00215735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686446" calcext:value-type="float">
            <text:p>0.0686446</text:p>
          </table:table-cell>
          <table:table-cell office:value-type="float" office:value="0.00085978" calcext:value-type="float">
            <text:p>0.00085978</text:p>
          </table:table-cell>
          <table:table-cell office:value-type="float" office:value="0.121351" calcext:value-type="float">
            <text:p>0.121351</text:p>
          </table:table-cell>
          <table:table-cell office:value-type="float" office:value="0.0258112" calcext:value-type="float">
            <text:p>0.0258112</text:p>
          </table:table-cell>
          <table:table-cell office:value-type="float" office:value="0.00673455" calcext:value-type="float">
            <text:p>0.00673455</text:p>
          </table:table-cell>
          <table:table-cell office:value-type="float" office:value="0.00305779" calcext:value-type="float">
            <text:p>0.00305779</text:p>
          </table:table-cell>
          <table:table-cell office:value-type="float" office:value="0.0021905" calcext:value-type="float">
            <text:p>0.0021905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699296" calcext:value-type="float">
            <text:p>0.0699296</text:p>
          </table:table-cell>
          <table:table-cell office:value-type="float" office:value="0.00085149" calcext:value-type="float">
            <text:p>0.00085149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0.0277313" calcext:value-type="float">
            <text:p>0.0277313</text:p>
          </table:table-cell>
          <table:table-cell office:value-type="float" office:value="0.00591188" calcext:value-type="float">
            <text:p>0.00591188</text:p>
          </table:table-cell>
          <table:table-cell office:value-type="float" office:value="0.00306173" calcext:value-type="float">
            <text:p>0.00306173</text:p>
          </table:table-cell>
          <table:table-cell office:value-type="float" office:value="0.00218537" calcext:value-type="float">
            <text:p>0.00218537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702221" calcext:value-type="float">
            <text:p>0.0702221</text:p>
          </table:table-cell>
          <table:table-cell office:value-type="float" office:value="0.00077846" calcext:value-type="float">
            <text:p>0.00077846</text:p>
          </table:table-cell>
          <table:table-cell office:value-type="float" office:value="0.116218" calcext:value-type="float">
            <text:p>0.116218</text:p>
          </table:table-cell>
          <table:table-cell office:value-type="float" office:value="0.0260883" calcext:value-type="float">
            <text:p>0.0260883</text:p>
          </table:table-cell>
          <table:table-cell office:value-type="float" office:value="0.00594622" calcext:value-type="float">
            <text:p>0.00594622</text:p>
          </table:table-cell>
          <table:table-cell office:value-type="float" office:value="0.00304634" calcext:value-type="float">
            <text:p>0.00304634</text:p>
          </table:table-cell>
          <table:table-cell office:value-type="float" office:value="0.00213919" calcext:value-type="float">
            <text:p>0.00213919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695865" calcext:value-type="float">
            <text:p>0.0695865</text:p>
          </table:table-cell>
          <table:table-cell office:value-type="float" office:value="0.000833331" calcext:value-type="float">
            <text:p>0.000833331</text:p>
          </table:table-cell>
          <table:table-cell office:value-type="float" office:value="0.118071" calcext:value-type="float">
            <text:p>0.118071</text:p>
          </table:table-cell>
          <table:table-cell office:value-type="float" office:value="0.0264207" calcext:value-type="float">
            <text:p>0.0264207</text:p>
          </table:table-cell>
          <table:table-cell office:value-type="float" office:value="0.0067085" calcext:value-type="float">
            <text:p>0.0067085</text:p>
          </table:table-cell>
          <table:table-cell office:value-type="float" office:value="0.0030866" calcext:value-type="float">
            <text:p>0.0030866</text:p>
          </table:table-cell>
          <table:table-cell office:value-type="float" office:value="0.00216366" calcext:value-type="float">
            <text:p>0.00216366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713708" calcext:value-type="float">
            <text:p>0.0713708</text:p>
          </table:table-cell>
          <table:table-cell office:value-type="float" office:value="0.000834121" calcext:value-type="float">
            <text:p>0.000834121</text:p>
          </table:table-cell>
          <table:table-cell office:value-type="float" office:value="0.11325" calcext:value-type="float">
            <text:p>0.11325</text:p>
          </table:table-cell>
          <table:table-cell office:value-type="float" office:value="0.0262636" calcext:value-type="float">
            <text:p>0.0262636</text:p>
          </table:table-cell>
          <table:table-cell office:value-type="float" office:value="0.0090348" calcext:value-type="float">
            <text:p>0.0090348</text:p>
          </table:table-cell>
          <table:table-cell office:value-type="float" office:value="0.00321727" calcext:value-type="float">
            <text:p>0.00321727</text:p>
          </table:table-cell>
          <table:table-cell office:value-type="float" office:value="0.00214945" calcext:value-type="float">
            <text:p>0.00214945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715489" calcext:value-type="float">
            <text:p>0.0715489</text:p>
          </table:table-cell>
          <table:table-cell office:value-type="float" office:value="0.000802935" calcext:value-type="float">
            <text:p>0.000802935</text:p>
          </table:table-cell>
          <table:table-cell office:value-type="float" office:value="0.12112" calcext:value-type="float">
            <text:p>0.12112</text:p>
          </table:table-cell>
          <table:table-cell office:value-type="float" office:value="0.0279057" calcext:value-type="float">
            <text:p>0.0279057</text:p>
          </table:table-cell>
          <table:table-cell office:value-type="float" office:value="0.0102724" calcext:value-type="float">
            <text:p>0.0102724</text:p>
          </table:table-cell>
          <table:table-cell office:value-type="float" office:value="0.00308542" calcext:value-type="float">
            <text:p>0.00308542</text:p>
          </table:table-cell>
          <table:table-cell office:value-type="float" office:value="0.00220235" calcext:value-type="float">
            <text:p>0.0022023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714865" calcext:value-type="float">
            <text:p>0.0714865</text:p>
          </table:table-cell>
          <table:table-cell office:value-type="float" office:value="0.000759117" calcext:value-type="float">
            <text:p>0.000759117</text:p>
          </table:table-cell>
          <table:table-cell office:value-type="float" office:value="0.118993" calcext:value-type="float">
            <text:p>0.118993</text:p>
          </table:table-cell>
          <table:table-cell office:value-type="float" office:value="0.0265873" calcext:value-type="float">
            <text:p>0.0265873</text:p>
          </table:table-cell>
          <table:table-cell office:value-type="float" office:value="0.00782329" calcext:value-type="float">
            <text:p>0.00782329</text:p>
          </table:table-cell>
          <table:table-cell office:value-type="float" office:value="0.00310002" calcext:value-type="float">
            <text:p>0.00310002</text:p>
          </table:table-cell>
          <table:table-cell office:value-type="float" office:value="0.00222406" calcext:value-type="float">
            <text:p>0.00222406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/>
          <table:table-cell office:value-type="float" office:value="0.0709401" calcext:value-type="float">
            <text:p>0.0709401</text:p>
          </table:table-cell>
          <table:table-cell office:value-type="float" office:value="0.00077925" calcext:value-type="float">
            <text:p>0.00077925</text:p>
          </table:table-cell>
          <table:table-cell office:value-type="float" office:value="0.122167" calcext:value-type="float">
            <text:p>0.122167</text:p>
          </table:table-cell>
          <table:table-cell office:value-type="float" office:value="0.0267463" calcext:value-type="float">
            <text:p>0.0267463</text:p>
          </table:table-cell>
          <table:table-cell office:value-type="float" office:value="0.0104137" calcext:value-type="float">
            <text:p>0.0104137</text:p>
          </table:table-cell>
          <table:table-cell office:value-type="float" office:value="0.00309529" calcext:value-type="float">
            <text:p>0.00309529</text:p>
          </table:table-cell>
          <table:table-cell office:value-type="float" office:value="0.0021684" calcext:value-type="float">
            <text:p>0.0021684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737244" calcext:value-type="float">
            <text:p>0.0737244</text:p>
          </table:table-cell>
          <table:table-cell office:value-type="float" office:value="0.00072201" calcext:value-type="float">
            <text:p>0.00072201</text:p>
          </table:table-cell>
          <table:table-cell office:value-type="float" office:value="0.116747" calcext:value-type="float">
            <text:p>0.116747</text:p>
          </table:table-cell>
          <table:table-cell office:value-type="float" office:value="0.0260018" calcext:value-type="float">
            <text:p>0.0260018</text:p>
          </table:table-cell>
          <table:table-cell office:value-type="float" office:value="0.00907743" calcext:value-type="float">
            <text:p>0.00907743</text:p>
          </table:table-cell>
          <table:table-cell office:value-type="float" office:value="0.00310437" calcext:value-type="float">
            <text:p>0.00310437</text:p>
          </table:table-cell>
          <table:table-cell office:value-type="float" office:value="0.00211511" calcext:value-type="float">
            <text:p>0.00211511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737848" calcext:value-type="float">
            <text:p>0.0737848</text:p>
          </table:table-cell>
          <table:table-cell office:value-type="float" office:value="0.000726747" calcext:value-type="float">
            <text:p>0.000726747</text:p>
          </table:table-cell>
          <table:table-cell office:value-type="float" office:value="0.113288" calcext:value-type="float">
            <text:p>0.113288</text:p>
          </table:table-cell>
          <table:table-cell office:value-type="float" office:value="0.0250647" calcext:value-type="float">
            <text:p>0.0250647</text:p>
          </table:table-cell>
          <table:table-cell office:value-type="float" office:value="0.00786079" calcext:value-type="float">
            <text:p>0.00786079</text:p>
          </table:table-cell>
          <table:table-cell office:value-type="float" office:value="0.00314108" calcext:value-type="float">
            <text:p>0.00314108</text:p>
          </table:table-cell>
          <table:table-cell office:value-type="float" office:value="0.00217432" calcext:value-type="float">
            <text:p>0.00217432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77724" calcext:value-type="float">
            <text:p>0.077724</text:p>
          </table:table-cell>
          <table:table-cell office:value-type="float" office:value="0.000739774" calcext:value-type="float">
            <text:p>0.000739774</text:p>
          </table:table-cell>
          <table:table-cell office:value-type="float" office:value="0.118942" calcext:value-type="float">
            <text:p>0.118942</text:p>
          </table:table-cell>
          <table:table-cell office:value-type="float" office:value="0.0263915" calcext:value-type="float">
            <text:p>0.0263915</text:p>
          </table:table-cell>
          <table:table-cell office:value-type="float" office:value="0.00777315" calcext:value-type="float">
            <text:p>0.00777315</text:p>
          </table:table-cell>
          <table:table-cell office:value-type="float" office:value="0.0031395" calcext:value-type="float">
            <text:p>0.0031395</text:p>
          </table:table-cell>
          <table:table-cell office:value-type="float" office:value="0.00215735" calcext:value-type="float">
            <text:p>0.00215735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759255" calcext:value-type="float">
            <text:p>0.0759255</text:p>
          </table:table-cell>
          <table:table-cell office:value-type="float" office:value="0.000798198" calcext:value-type="float">
            <text:p>0.000798198</text:p>
          </table:table-cell>
          <table:table-cell office:value-type="float" office:value="0.116573" calcext:value-type="float">
            <text:p>0.116573</text:p>
          </table:table-cell>
          <table:table-cell office:value-type="float" office:value="0.0304401" calcext:value-type="float">
            <text:p>0.0304401</text:p>
          </table:table-cell>
          <table:table-cell office:value-type="float" office:value="0.00833608" calcext:value-type="float">
            <text:p>0.00833608</text:p>
          </table:table-cell>
          <table:table-cell office:value-type="float" office:value="0.00313555" calcext:value-type="float">
            <text:p>0.00313555</text:p>
          </table:table-cell>
          <table:table-cell office:value-type="float" office:value="0.00216603" calcext:value-type="float">
            <text:p>0.00216603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/>
          <table:table-cell office:value-type="float" office:value="0.0738116" calcext:value-type="float">
            <text:p>0.0738116</text:p>
          </table:table-cell>
          <table:table-cell office:value-type="float" office:value="0.000844779" calcext:value-type="float">
            <text:p>0.000844779</text:p>
          </table:table-cell>
          <table:table-cell office:value-type="float" office:value="0.119457" calcext:value-type="float">
            <text:p>0.119457</text:p>
          </table:table-cell>
          <table:table-cell office:value-type="float" office:value="0.0298361" calcext:value-type="float">
            <text:p>0.0298361</text:p>
          </table:table-cell>
          <table:table-cell office:value-type="float" office:value="0.00774157" calcext:value-type="float">
            <text:p>0.00774157</text:p>
          </table:table-cell>
          <table:table-cell office:value-type="float" office:value="0.00313713" calcext:value-type="float">
            <text:p>0.00313713</text:p>
          </table:table-cell>
          <table:table-cell office:value-type="float" office:value="0.00217906" calcext:value-type="float">
            <text:p>0.00217906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726242" calcext:value-type="float">
            <text:p>0.0726242</text:p>
          </table:table-cell>
          <table:table-cell office:value-type="float" office:value="0.000856622" calcext:value-type="float">
            <text:p>0.000856622</text:p>
          </table:table-cell>
          <table:table-cell office:value-type="float" office:value="0.116758" calcext:value-type="float">
            <text:p>0.116758</text:p>
          </table:table-cell>
          <table:table-cell office:value-type="float" office:value="0.0261199" calcext:value-type="float">
            <text:p>0.0261199</text:p>
          </table:table-cell>
          <table:table-cell office:value-type="float" office:value="0.00890216" calcext:value-type="float">
            <text:p>0.00890216</text:p>
          </table:table-cell>
          <table:table-cell office:value-type="float" office:value="0.00314345" calcext:value-type="float">
            <text:p>0.00314345</text:p>
          </table:table-cell>
          <table:table-cell office:value-type="float" office:value="0.00212498" calcext:value-type="float">
            <text:p>0.00212498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740449" calcext:value-type="float">
            <text:p>0.0740449</text:p>
          </table:table-cell>
          <table:table-cell office:value-type="float" office:value="0.000767407" calcext:value-type="float">
            <text:p>0.000767407</text:p>
          </table:table-cell>
          <table:table-cell office:value-type="float" office:value="0.118044" calcext:value-type="float">
            <text:p>0.118044</text:p>
          </table:table-cell>
          <table:table-cell office:value-type="float" office:value="0.025403" calcext:value-type="float">
            <text:p>0.025403</text:p>
          </table:table-cell>
          <table:table-cell office:value-type="float" office:value="0.00929218" calcext:value-type="float">
            <text:p>0.00929218</text:p>
          </table:table-cell>
          <table:table-cell office:value-type="float" office:value="0.00318924" calcext:value-type="float">
            <text:p>0.00318924</text:p>
          </table:table-cell>
          <table:table-cell office:value-type="float" office:value="0.00210563" calcext:value-type="float">
            <text:p>0.00210563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748017" calcext:value-type="float">
            <text:p>0.0748017</text:p>
          </table:table-cell>
          <table:table-cell office:value-type="float" office:value="0.000811225" calcext:value-type="float">
            <text:p>0.000811225</text:p>
          </table:table-cell>
          <table:table-cell office:value-type="float" office:value="0.112935" calcext:value-type="float">
            <text:p>0.112935</text:p>
          </table:table-cell>
          <table:table-cell office:value-type="float" office:value="0.0251709" calcext:value-type="float">
            <text:p>0.0251709</text:p>
          </table:table-cell>
          <table:table-cell office:value-type="float" office:value="0.00807593" calcext:value-type="float">
            <text:p>0.00807593</text:p>
          </table:table-cell>
          <table:table-cell office:value-type="float" office:value="0.00318095" calcext:value-type="float">
            <text:p>0.00318095</text:p>
          </table:table-cell>
          <table:table-cell office:value-type="float" office:value="0.00216011" calcext:value-type="float">
            <text:p>0.00216011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721994" calcext:value-type="float">
            <text:p>0.0721994</text:p>
          </table:table-cell>
          <table:table-cell office:value-type="float" office:value="0.000782013" calcext:value-type="float">
            <text:p>0.000782013</text:p>
          </table:table-cell>
          <table:table-cell office:value-type="float" office:value="0.123358" calcext:value-type="float">
            <text:p>0.123358</text:p>
          </table:table-cell>
          <table:table-cell office:value-type="float" office:value="0.0258258" calcext:value-type="float">
            <text:p>0.0258258</text:p>
          </table:table-cell>
          <table:table-cell office:value-type="float" office:value="0.00878413" calcext:value-type="float">
            <text:p>0.00878413</text:p>
          </table:table-cell>
          <table:table-cell office:value-type="float" office:value="0.00316832" calcext:value-type="float">
            <text:p>0.00316832</text:p>
          </table:table-cell>
          <table:table-cell office:value-type="float" office:value="0.00220156" calcext:value-type="float">
            <text:p>0.00220156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732179" calcext:value-type="float">
            <text:p>0.0732179</text:p>
          </table:table-cell>
          <table:table-cell office:value-type="float" office:value="0.000783987" calcext:value-type="float">
            <text:p>0.000783987</text:p>
          </table:table-cell>
          <table:table-cell office:value-type="float" office:value="0.119158" calcext:value-type="float">
            <text:p>0.119158</text:p>
          </table:table-cell>
          <table:table-cell office:value-type="float" office:value="0.0258005" calcext:value-type="float">
            <text:p>0.0258005</text:p>
          </table:table-cell>
          <table:table-cell office:value-type="float" office:value="0.00772262" calcext:value-type="float">
            <text:p>0.00772262</text:p>
          </table:table-cell>
          <table:table-cell office:value-type="float" office:value="0.0031774" calcext:value-type="float">
            <text:p>0.0031774</text:p>
          </table:table-cell>
          <table:table-cell office:value-type="float" office:value="0.00217708" calcext:value-type="float">
            <text:p>0.00217708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740283" calcext:value-type="float">
            <text:p>0.0740283</text:p>
          </table:table-cell>
          <table:table-cell office:value-type="float" office:value="0.000732668" calcext:value-type="float">
            <text:p>0.000732668</text:p>
          </table:table-cell>
          <table:table-cell office:value-type="float" office:value="0.114387" calcext:value-type="float">
            <text:p>0.114387</text:p>
          </table:table-cell>
          <table:table-cell office:value-type="float" office:value="0.0254259" calcext:value-type="float">
            <text:p>0.0254259</text:p>
          </table:table-cell>
          <table:table-cell office:value-type="float" office:value="0.00785921" calcext:value-type="float">
            <text:p>0.00785921</text:p>
          </table:table-cell>
          <table:table-cell office:value-type="float" office:value="0.0031999" calcext:value-type="float">
            <text:p>0.0031999</text:p>
          </table:table-cell>
          <table:table-cell office:value-type="float" office:value="0.00212892" calcext:value-type="float">
            <text:p>0.00212892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752276" calcext:value-type="float">
            <text:p>0.0752276</text:p>
          </table:table-cell>
          <table:table-cell office:value-type="float" office:value="0.000786355" calcext:value-type="float">
            <text:p>0.000786355</text:p>
          </table:table-cell>
          <table:table-cell office:value-type="float" office:value="0.111777" calcext:value-type="float">
            <text:p>0.111777</text:p>
          </table:table-cell>
          <table:table-cell office:value-type="float" office:value="0.0254804" calcext:value-type="float">
            <text:p>0.0254804</text:p>
          </table:table-cell>
          <table:table-cell office:value-type="float" office:value="0.00811383" calcext:value-type="float">
            <text:p>0.00811383</text:p>
          </table:table-cell>
          <table:table-cell office:value-type="float" office:value="0.00324214" calcext:value-type="float">
            <text:p>0.00324214</text:p>
          </table:table-cell>
          <table:table-cell office:value-type="float" office:value="0.00211116" calcext:value-type="float">
            <text:p>0.00211116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754333" calcext:value-type="float">
            <text:p>0.0754333</text:p>
          </table:table-cell>
          <table:table-cell office:value-type="float" office:value="0.000812409" calcext:value-type="float">
            <text:p>0.000812409</text:p>
          </table:table-cell>
          <table:table-cell office:value-type="float" office:value="0.112288" calcext:value-type="float">
            <text:p>0.112288</text:p>
          </table:table-cell>
          <table:table-cell office:value-type="float" office:value="0.0317451" calcext:value-type="float">
            <text:p>0.0317451</text:p>
          </table:table-cell>
          <table:table-cell office:value-type="float" office:value="0.00800606" calcext:value-type="float">
            <text:p>0.00800606</text:p>
          </table:table-cell>
          <table:table-cell office:value-type="float" office:value="0.00321253" calcext:value-type="float">
            <text:p>0.00321253</text:p>
          </table:table-cell>
          <table:table-cell office:value-type="float" office:value="0.00214866" calcext:value-type="float">
            <text:p>0.00214866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838665" calcext:value-type="float">
            <text:p>0.0838665</text:p>
          </table:table-cell>
          <table:table-cell office:value-type="float" office:value="0.000776881" calcext:value-type="float">
            <text:p>0.000776881</text:p>
          </table:table-cell>
          <table:table-cell office:value-type="float" office:value="0.115721" calcext:value-type="float">
            <text:p>0.115721</text:p>
          </table:table-cell>
          <table:table-cell office:value-type="float" office:value="0.0258854" calcext:value-type="float">
            <text:p>0.0258854</text:p>
          </table:table-cell>
          <table:table-cell office:value-type="float" office:value="0.00837792" calcext:value-type="float">
            <text:p>0.00837792</text:p>
          </table:table-cell>
          <table:table-cell office:value-type="float" office:value="0.00321095" calcext:value-type="float">
            <text:p>0.00321095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810593" calcext:value-type="float">
            <text:p>0.0810593</text:p>
          </table:table-cell>
          <table:table-cell office:value-type="float" office:value="0.000800172" calcext:value-type="float">
            <text:p>0.000800172</text:p>
          </table:table-cell>
          <table:table-cell office:value-type="float" office:value="0.112325" calcext:value-type="float">
            <text:p>0.112325</text:p>
          </table:table-cell>
          <table:table-cell office:value-type="float" office:value="0.0252467" calcext:value-type="float">
            <text:p>0.0252467</text:p>
          </table:table-cell>
          <table:table-cell office:value-type="float" office:value="0.00861241" calcext:value-type="float">
            <text:p>0.00861241</text:p>
          </table:table-cell>
          <table:table-cell office:value-type="float" office:value="0.00321845" calcext:value-type="float">
            <text:p>0.00321845</text:p>
          </table:table-cell>
          <table:table-cell office:value-type="float" office:value="0.00215379" calcext:value-type="float">
            <text:p>0.00215379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803764" calcext:value-type="float">
            <text:p>0.0803764</text:p>
          </table:table-cell>
          <table:table-cell office:value-type="float" office:value="0.000792671" calcext:value-type="float">
            <text:p>0.000792671</text:p>
          </table:table-cell>
          <table:table-cell office:value-type="float" office:value="0.118673" calcext:value-type="float">
            <text:p>0.118673</text:p>
          </table:table-cell>
          <table:table-cell office:value-type="float" office:value="0.0260247" calcext:value-type="float">
            <text:p>0.0260247</text:p>
          </table:table-cell>
          <table:table-cell office:value-type="float" office:value="0.00824884" calcext:value-type="float">
            <text:p>0.00824884</text:p>
          </table:table-cell>
          <table:table-cell office:value-type="float" office:value="0.00323622" calcext:value-type="float">
            <text:p>0.00323622</text:p>
          </table:table-cell>
          <table:table-cell office:value-type="float" office:value="0.0021684" calcext:value-type="float">
            <text:p>0.0021684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/>
          <table:table-cell office:value-type="float" office:value="0.082214" calcext:value-type="float">
            <text:p>0.082214</text:p>
          </table:table-cell>
          <table:table-cell office:value-type="float" office:value="0.000813988" calcext:value-type="float">
            <text:p>0.000813988</text:p>
          </table:table-cell>
          <table:table-cell office:value-type="float" office:value="0.117552" calcext:value-type="float">
            <text:p>0.117552</text:p>
          </table:table-cell>
          <table:table-cell office:value-type="float" office:value="0.0263626" calcext:value-type="float">
            <text:p>0.0263626</text:p>
          </table:table-cell>
          <table:table-cell office:value-type="float" office:value="0.0108475" calcext:value-type="float">
            <text:p>0.0108475</text:p>
          </table:table-cell>
          <table:table-cell office:value-type="float" office:value="0.00334004" calcext:value-type="float">
            <text:p>0.00334004</text:p>
          </table:table-cell>
          <table:table-cell office:value-type="float" office:value="0.00216208" calcext:value-type="float">
            <text:p>0.00216208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782487" calcext:value-type="float">
            <text:p>0.0782487</text:p>
          </table:table-cell>
          <table:table-cell office:value-type="float" office:value="0.000764644" calcext:value-type="float">
            <text:p>0.000764644</text:p>
          </table:table-cell>
          <table:table-cell office:value-type="float" office:value="0.122783" calcext:value-type="float">
            <text:p>0.122783</text:p>
          </table:table-cell>
          <table:table-cell office:value-type="float" office:value="0.0267373" calcext:value-type="float">
            <text:p>0.0267373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0.00328359" calcext:value-type="float">
            <text:p>0.00328359</text:p>
          </table:table-cell>
          <table:table-cell office:value-type="float" office:value="0.00209576" calcext:value-type="float">
            <text:p>0.00209576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/>
          <table:table-cell office:value-type="float" office:value="0.0770151" calcext:value-type="float">
            <text:p>0.0770151</text:p>
          </table:table-cell>
          <table:table-cell office:value-type="float" office:value="0.000773328" calcext:value-type="float">
            <text:p>0.000773328</text:p>
          </table:table-cell>
          <table:table-cell office:value-type="float" office:value="0.11273" calcext:value-type="float">
            <text:p>0.11273</text:p>
          </table:table-cell>
          <table:table-cell office:value-type="float" office:value="0.0251444" calcext:value-type="float">
            <text:p>0.0251444</text:p>
          </table:table-cell>
          <table:table-cell office:value-type="float" office:value="0.0108333" calcext:value-type="float">
            <text:p>0.0108333</text:p>
          </table:table-cell>
          <table:table-cell office:value-type="float" office:value="0.00326937" calcext:value-type="float">
            <text:p>0.00326937</text:p>
          </table:table-cell>
          <table:table-cell office:value-type="float" office:value="0.00212103" calcext:value-type="float">
            <text:p>0.00212103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75903" calcext:value-type="float">
            <text:p>0.075903</text:p>
          </table:table-cell>
          <table:table-cell office:value-type="float" office:value="0.000703062" calcext:value-type="float">
            <text:p>0.000703062</text:p>
          </table:table-cell>
          <table:table-cell office:value-type="float" office:value="0.136389" calcext:value-type="float">
            <text:p>0.136389</text:p>
          </table:table-cell>
          <table:table-cell office:value-type="float" office:value="0.0258222" calcext:value-type="float">
            <text:p>0.0258222</text:p>
          </table:table-cell>
          <table:table-cell office:value-type="float" office:value="0.00663468" calcext:value-type="float">
            <text:p>0.00663468</text:p>
          </table:table-cell>
          <table:table-cell office:value-type="float" office:value="0.0051192" calcext:value-type="float">
            <text:p>0.0051192</text:p>
          </table:table-cell>
          <table:table-cell office:value-type="float" office:value="0.00213129" calcext:value-type="float">
            <text:p>0.00213129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810416" calcext:value-type="float">
            <text:p>0.0810416</text:p>
          </table:table-cell>
          <table:table-cell office:value-type="float" office:value="0.000726747" calcext:value-type="float">
            <text:p>0.000726747</text:p>
          </table:table-cell>
          <table:table-cell office:value-type="float" office:value="0.115634" calcext:value-type="float">
            <text:p>0.115634</text:p>
          </table:table-cell>
          <table:table-cell office:value-type="float" office:value="0.024949" calcext:value-type="float">
            <text:p>0.024949</text:p>
          </table:table-cell>
          <table:table-cell office:value-type="float" office:value="0.00762196" calcext:value-type="float">
            <text:p>0.00762196</text:p>
          </table:table-cell>
          <table:table-cell office:value-type="float" office:value="0.00452233" calcext:value-type="float">
            <text:p>0.00452233</text:p>
          </table:table-cell>
          <table:table-cell office:value-type="float" office:value="0.00218458" calcext:value-type="float">
            <text:p>0.00218458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831685" calcext:value-type="float">
            <text:p>0.0831685</text:p>
          </table:table-cell>
          <table:table-cell office:value-type="float" office:value="0.000703456" calcext:value-type="float">
            <text:p>0.000703456</text:p>
          </table:table-cell>
          <table:table-cell office:value-type="float" office:value="0.12359" calcext:value-type="float">
            <text:p>0.12359</text:p>
          </table:table-cell>
          <table:table-cell office:value-type="float" office:value="0.0282448" calcext:value-type="float">
            <text:p>0.0282448</text:p>
          </table:table-cell>
          <table:table-cell office:value-type="float" office:value="0.00620439" calcext:value-type="float">
            <text:p>0.00620439</text:p>
          </table:table-cell>
          <table:table-cell office:value-type="float" office:value="0.00333372" calcext:value-type="float">
            <text:p>0.00333372</text:p>
          </table:table-cell>
          <table:table-cell office:value-type="float" office:value="0.00225327" calcext:value-type="float">
            <text:p>0.00225327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78476" calcext:value-type="float">
            <text:p>0.078476</text:p>
          </table:table-cell>
          <table:table-cell office:value-type="float" office:value="0.00070622" calcext:value-type="float">
            <text:p>0.00070622</text:p>
          </table:table-cell>
          <table:table-cell office:value-type="float" office:value="0.115833" calcext:value-type="float">
            <text:p>0.115833</text:p>
          </table:table-cell>
          <table:table-cell office:value-type="float" office:value="0.0263769" calcext:value-type="float">
            <text:p>0.0263769</text:p>
          </table:table-cell>
          <table:table-cell office:value-type="float" office:value="0.00611162" calcext:value-type="float">
            <text:p>0.00611162</text:p>
          </table:table-cell>
          <table:table-cell office:value-type="float" office:value="0.00331596" calcext:value-type="float">
            <text:p>0.00331596</text:p>
          </table:table-cell>
          <table:table-cell office:value-type="float" office:value="0.00219524" calcext:value-type="float">
            <text:p>0.00219524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782972" calcext:value-type="float">
            <text:p>0.0782972</text:p>
          </table:table-cell>
          <table:table-cell office:value-type="float" office:value="0.000660033" calcext:value-type="float">
            <text:p>0.000660033</text:p>
          </table:table-cell>
          <table:table-cell office:value-type="float" office:value="0.117198" calcext:value-type="float">
            <text:p>0.117198</text:p>
          </table:table-cell>
          <table:table-cell office:value-type="float" office:value="0.0254377" calcext:value-type="float">
            <text:p>0.0254377</text:p>
          </table:table-cell>
          <table:table-cell office:value-type="float" office:value="0.00617992" calcext:value-type="float">
            <text:p>0.00617992</text:p>
          </table:table-cell>
          <table:table-cell office:value-type="float" office:value="0.00331793" calcext:value-type="float">
            <text:p>0.00331793</text:p>
          </table:table-cell>
          <table:table-cell office:value-type="float" office:value="0.00210879" calcext:value-type="float">
            <text:p>0.00210879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77124" calcext:value-type="float">
            <text:p>0.077124</text:p>
          </table:table-cell>
          <table:table-cell office:value-type="float" office:value="0.000697535" calcext:value-type="float">
            <text:p>0.000697535</text:p>
          </table:table-cell>
          <table:table-cell office:value-type="float" office:value="0.11615" calcext:value-type="float">
            <text:p>0.11615</text:p>
          </table:table-cell>
          <table:table-cell office:value-type="float" office:value="0.0255562" calcext:value-type="float">
            <text:p>0.0255562</text:p>
          </table:table-cell>
          <table:table-cell office:value-type="float" office:value="0.00603425" calcext:value-type="float">
            <text:p>0.00603425</text:p>
          </table:table-cell>
          <table:table-cell office:value-type="float" office:value="0.00379835" calcext:value-type="float">
            <text:p>0.00379835</text:p>
          </table:table-cell>
          <table:table-cell office:value-type="float" office:value="0.00212103" calcext:value-type="float">
            <text:p>0.00212103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753618" calcext:value-type="float">
            <text:p>0.0753618</text:p>
          </table:table-cell>
          <table:table-cell office:value-type="float" office:value="0.000734247" calcext:value-type="float">
            <text:p>0.000734247</text:p>
          </table:table-cell>
          <table:table-cell office:value-type="float" office:value="0.118243" calcext:value-type="float">
            <text:p>0.118243</text:p>
          </table:table-cell>
          <table:table-cell office:value-type="float" office:value="0.0259375" calcext:value-type="float">
            <text:p>0.0259375</text:p>
          </table:table-cell>
          <table:table-cell office:value-type="float" office:value="0.00645072" calcext:value-type="float">
            <text:p>0.00645072</text:p>
          </table:table-cell>
          <table:table-cell office:value-type="float" office:value="0.00399967" calcext:value-type="float">
            <text:p>0.00399967</text:p>
          </table:table-cell>
          <table:table-cell office:value-type="float" office:value="0.00212419" calcext:value-type="float">
            <text:p>0.00212419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780008" calcext:value-type="float">
            <text:p>0.0780008</text:p>
          </table:table-cell>
          <table:table-cell office:value-type="float" office:value="0.000789119" calcext:value-type="float">
            <text:p>0.000789119</text:p>
          </table:table-cell>
          <table:table-cell office:value-type="float" office:value="0.112596" calcext:value-type="float">
            <text:p>0.112596</text:p>
          </table:table-cell>
          <table:table-cell office:value-type="float" office:value="0.0249435" calcext:value-type="float">
            <text:p>0.0249435</text:p>
          </table:table-cell>
          <table:table-cell office:value-type="float" office:value="0.00602083" calcext:value-type="float">
            <text:p>0.00602083</text:p>
          </table:table-cell>
          <table:table-cell office:value-type="float" office:value="0.00347228" calcext:value-type="float">
            <text:p>0.00347228</text:p>
          </table:table-cell>
          <table:table-cell office:value-type="float" office:value="0.00217314" calcext:value-type="float">
            <text:p>0.00217314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774789" calcext:value-type="float">
            <text:p>0.0774789</text:p>
          </table:table-cell>
          <table:table-cell office:value-type="float" office:value="0.000716878" calcext:value-type="float">
            <text:p>0.000716878</text:p>
          </table:table-cell>
          <table:table-cell office:value-type="float" office:value="0.117214" calcext:value-type="float">
            <text:p>0.117214</text:p>
          </table:table-cell>
          <table:table-cell office:value-type="float" office:value="0.0256063" calcext:value-type="float">
            <text:p>0.0256063</text:p>
          </table:table-cell>
          <table:table-cell office:value-type="float" office:value="0.00604491" calcext:value-type="float">
            <text:p>0.00604491</text:p>
          </table:table-cell>
          <table:table-cell office:value-type="float" office:value="0.00342965" calcext:value-type="float">
            <text:p>0.00342965</text:p>
          </table:table-cell>
          <table:table-cell office:value-type="float" office:value="0.00213879" calcext:value-type="float">
            <text:p>0.00213879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776321" calcext:value-type="float">
            <text:p>0.0776321</text:p>
          </table:table-cell>
          <table:table-cell office:value-type="float" office:value="0.000733458" calcext:value-type="float">
            <text:p>0.000733458</text:p>
          </table:table-cell>
          <table:table-cell office:value-type="float" office:value="0.117453" calcext:value-type="float">
            <text:p>0.117453</text:p>
          </table:table-cell>
          <table:table-cell office:value-type="float" office:value="0.0270006" calcext:value-type="float">
            <text:p>0.0270006</text:p>
          </table:table-cell>
          <table:table-cell office:value-type="float" office:value="0.00689285" calcext:value-type="float">
            <text:p>0.00689285</text:p>
          </table:table-cell>
          <table:table-cell office:value-type="float" office:value="0.00361202" calcext:value-type="float">
            <text:p>0.00361202</text:p>
          </table:table-cell>
          <table:table-cell office:value-type="float" office:value="0.00216721" calcext:value-type="float">
            <text:p>0.00216721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782585" calcext:value-type="float">
            <text:p>0.0782585</text:p>
          </table:table-cell>
          <table:table-cell office:value-type="float" office:value="0.000718852" calcext:value-type="float">
            <text:p>0.000718852</text:p>
          </table:table-cell>
          <table:table-cell office:value-type="float" office:value="0.115052" calcext:value-type="float">
            <text:p>0.115052</text:p>
          </table:table-cell>
          <table:table-cell office:value-type="float" office:value="0.0260768" calcext:value-type="float">
            <text:p>0.0260768</text:p>
          </table:table-cell>
          <table:table-cell office:value-type="float" office:value="0.00606938" calcext:value-type="float">
            <text:p>0.00606938</text:p>
          </table:table-cell>
          <table:table-cell office:value-type="float" office:value="0.00337201" calcext:value-type="float">
            <text:p>0.00337201</text:p>
          </table:table-cell>
          <table:table-cell office:value-type="float" office:value="0.00216366" calcext:value-type="float">
            <text:p>0.00216366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76747" calcext:value-type="float">
            <text:p>0.076747</text:p>
          </table:table-cell>
          <table:table-cell office:value-type="float" office:value="0.000734642" calcext:value-type="float">
            <text:p>0.000734642</text:p>
          </table:table-cell>
          <table:table-cell office:value-type="float" office:value="0.119555" calcext:value-type="float">
            <text:p>0.119555</text:p>
          </table:table-cell>
          <table:table-cell office:value-type="float" office:value="0.0262675" calcext:value-type="float">
            <text:p>0.0262675</text:p>
          </table:table-cell>
          <table:table-cell office:value-type="float" office:value="0.0060307" calcext:value-type="float">
            <text:p>0.0060307</text:p>
          </table:table-cell>
          <table:table-cell office:value-type="float" office:value="0.00351136" calcext:value-type="float">
            <text:p>0.00351136</text:p>
          </table:table-cell>
          <table:table-cell office:value-type="float" office:value="0.00216011" calcext:value-type="float">
            <text:p>0.00216011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784713" calcext:value-type="float">
            <text:p>0.0784713</text:p>
          </table:table-cell>
          <table:table-cell office:value-type="float" office:value="0.000695167" calcext:value-type="float">
            <text:p>0.000695167</text:p>
          </table:table-cell>
          <table:table-cell office:value-type="float" office:value="0.117057" calcext:value-type="float">
            <text:p>0.117057</text:p>
          </table:table-cell>
          <table:table-cell office:value-type="float" office:value="0.0297694" calcext:value-type="float">
            <text:p>0.0297694</text:p>
          </table:table-cell>
          <table:table-cell office:value-type="float" office:value="0.00607531" calcext:value-type="float">
            <text:p>0.00607531</text:p>
          </table:table-cell>
          <table:table-cell office:value-type="float" office:value="0.00341267" calcext:value-type="float">
            <text:p>0.00341267</text:p>
          </table:table-cell>
          <table:table-cell office:value-type="float" office:value="0.00211471" calcext:value-type="float">
            <text:p>0.00211471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784607" calcext:value-type="float">
            <text:p>0.0784607</text:p>
          </table:table-cell>
          <table:table-cell office:value-type="float" office:value="0.000750827" calcext:value-type="float">
            <text:p>0.000750827</text:p>
          </table:table-cell>
          <table:table-cell office:value-type="float" office:value="0.114768" calcext:value-type="float">
            <text:p>0.114768</text:p>
          </table:table-cell>
          <table:table-cell office:value-type="float" office:value="0.0257429" calcext:value-type="float">
            <text:p>0.0257429</text:p>
          </table:table-cell>
          <table:table-cell office:value-type="float" office:value="0.00854411" calcext:value-type="float">
            <text:p>0.00854411</text:p>
          </table:table-cell>
          <table:table-cell office:value-type="float" office:value="0.00346399" calcext:value-type="float">
            <text:p>0.00346399</text:p>
          </table:table-cell>
          <table:table-cell office:value-type="float" office:value="0.00219208" calcext:value-type="float">
            <text:p>0.00219208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780679" calcext:value-type="float">
            <text:p>0.0780679</text:p>
          </table:table-cell>
          <table:table-cell office:value-type="float" office:value="0.000738985" calcext:value-type="float">
            <text:p>0.000738985</text:p>
          </table:table-cell>
          <table:table-cell office:value-type="float" office:value="0.118062" calcext:value-type="float">
            <text:p>0.118062</text:p>
          </table:table-cell>
          <table:table-cell office:value-type="float" office:value="0.0262963" calcext:value-type="float">
            <text:p>0.0262963</text:p>
          </table:table-cell>
          <table:table-cell office:value-type="float" office:value="0.0065502" calcext:value-type="float">
            <text:p>0.0065502</text:p>
          </table:table-cell>
          <table:table-cell office:value-type="float" office:value="0.00347583" calcext:value-type="float">
            <text:p>0.00347583</text:p>
          </table:table-cell>
          <table:table-cell office:value-type="float" office:value="0.00212142" calcext:value-type="float">
            <text:p>0.00212142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821876" calcext:value-type="float">
            <text:p>0.0821876</text:p>
          </table:table-cell>
          <table:table-cell office:value-type="float" office:value="0.000766223" calcext:value-type="float">
            <text:p>0.000766223</text:p>
          </table:table-cell>
          <table:table-cell office:value-type="float" office:value="0.115832" calcext:value-type="float">
            <text:p>0.115832</text:p>
          </table:table-cell>
          <table:table-cell office:value-type="float" office:value="0.0248716" calcext:value-type="float">
            <text:p>0.0248716</text:p>
          </table:table-cell>
          <table:table-cell office:value-type="float" office:value="0.00613057" calcext:value-type="float">
            <text:p>0.00613057</text:p>
          </table:table-cell>
          <table:table-cell office:value-type="float" office:value="0.00460247" calcext:value-type="float">
            <text:p>0.00460247</text:p>
          </table:table-cell>
          <table:table-cell office:value-type="float" office:value="0.00208037" calcext:value-type="float">
            <text:p>0.00208037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807956" calcext:value-type="float">
            <text:p>0.0807956</text:p>
          </table:table-cell>
          <table:table-cell office:value-type="float" office:value="0.000738985" calcext:value-type="float">
            <text:p>0.000738985</text:p>
          </table:table-cell>
          <table:table-cell office:value-type="float" office:value="0.12093" calcext:value-type="float">
            <text:p>0.12093</text:p>
          </table:table-cell>
          <table:table-cell office:value-type="float" office:value="0.0267144" calcext:value-type="float">
            <text:p>0.0267144</text:p>
          </table:table-cell>
          <table:table-cell office:value-type="float" office:value="0.00640058" calcext:value-type="float">
            <text:p>0.00640058</text:p>
          </table:table-cell>
          <table:table-cell office:value-type="float" office:value="0.00458747" calcext:value-type="float">
            <text:p>0.00458747</text:p>
          </table:table-cell>
          <table:table-cell office:value-type="float" office:value="0.00217156" calcext:value-type="float">
            <text:p>0.00217156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/>
          <table:table-cell office:value-type="float" office:value="0.0802603" calcext:value-type="float">
            <text:p>0.0802603</text:p>
          </table:table-cell>
          <table:table-cell office:value-type="float" office:value="0.000725563" calcext:value-type="float">
            <text:p>0.000725563</text:p>
          </table:table-cell>
          <table:table-cell office:value-type="float" office:value="0.118426" calcext:value-type="float">
            <text:p>0.118426</text:p>
          </table:table-cell>
          <table:table-cell office:value-type="float" office:value="0.0297208" calcext:value-type="float">
            <text:p>0.0297208</text:p>
          </table:table-cell>
          <table:table-cell office:value-type="float" office:value="0.00618228" calcext:value-type="float">
            <text:p>0.00618228</text:p>
          </table:table-cell>
          <table:table-cell office:value-type="float" office:value="0.00363492" calcext:value-type="float">
            <text:p>0.00363492</text:p>
          </table:table-cell>
          <table:table-cell office:value-type="float" office:value="0.00217432" calcext:value-type="float">
            <text:p>0.00217432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858248" calcext:value-type="float">
            <text:p>0.0858248</text:p>
          </table:table-cell>
          <table:table-cell office:value-type="float" office:value="0.000756749" calcext:value-type="float">
            <text:p>0.000756749</text:p>
          </table:table-cell>
          <table:table-cell office:value-type="float" office:value="0.118357" calcext:value-type="float">
            <text:p>0.118357</text:p>
          </table:table-cell>
          <table:table-cell office:value-type="float" office:value="0.0275027" calcext:value-type="float">
            <text:p>0.0275027</text:p>
          </table:table-cell>
          <table:table-cell office:value-type="float" office:value="0.00611123" calcext:value-type="float">
            <text:p>0.00611123</text:p>
          </table:table-cell>
          <table:table-cell office:value-type="float" office:value="0.00641124" calcext:value-type="float">
            <text:p>0.00641124</text:p>
          </table:table-cell>
          <table:table-cell office:value-type="float" office:value="0.00214471" calcext:value-type="float">
            <text:p>0.0021447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802726" calcext:value-type="float">
            <text:p>0.0802726</text:p>
          </table:table-cell>
          <table:table-cell office:value-type="float" office:value="0.000774118" calcext:value-type="float">
            <text:p>0.000774118</text:p>
          </table:table-cell>
          <table:table-cell office:value-type="float" office:value="0.117378" calcext:value-type="float">
            <text:p>0.117378</text:p>
          </table:table-cell>
          <table:table-cell office:value-type="float" office:value="0.0264791" calcext:value-type="float">
            <text:p>0.0264791</text:p>
          </table:table-cell>
          <table:table-cell office:value-type="float" office:value="0.00619373" calcext:value-type="float">
            <text:p>0.00619373</text:p>
          </table:table-cell>
          <table:table-cell office:value-type="float" office:value="0.00480537" calcext:value-type="float">
            <text:p>0.00480537</text:p>
          </table:table-cell>
          <table:table-cell office:value-type="float" office:value="0.00217077" calcext:value-type="float">
            <text:p>0.00217077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81762" calcext:value-type="float">
            <text:p>0.081762</text:p>
          </table:table-cell>
          <table:table-cell office:value-type="float" office:value="0.000844779" calcext:value-type="float">
            <text:p>0.000844779</text:p>
          </table:table-cell>
          <table:table-cell office:value-type="float" office:value="0.114412" calcext:value-type="float">
            <text:p>0.114412</text:p>
          </table:table-cell>
          <table:table-cell office:value-type="float" office:value="0.0257208" calcext:value-type="float">
            <text:p>0.0257208</text:p>
          </table:table-cell>
          <table:table-cell office:value-type="float" office:value="0.00619097" calcext:value-type="float">
            <text:p>0.00619097</text:p>
          </table:table-cell>
          <table:table-cell office:value-type="float" office:value="0.00409994" calcext:value-type="float">
            <text:p>0.00409994</text:p>
          </table:table-cell>
          <table:table-cell office:value-type="float" office:value="0.00210879" calcext:value-type="float">
            <text:p>0.00210879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796126" calcext:value-type="float">
            <text:p>0.0796126</text:p>
          </table:table-cell>
          <table:table-cell office:value-type="float" office:value="0.00074688" calcext:value-type="float">
            <text:p>0.00074688</text:p>
          </table:table-cell>
          <table:table-cell office:value-type="float" office:value="0.119537" calcext:value-type="float">
            <text:p>0.119537</text:p>
          </table:table-cell>
          <table:table-cell office:value-type="float" office:value="0.0271889" calcext:value-type="float">
            <text:p>0.0271889</text:p>
          </table:table-cell>
          <table:table-cell office:value-type="float" office:value="0.00621663" calcext:value-type="float">
            <text:p>0.00621663</text:p>
          </table:table-cell>
          <table:table-cell office:value-type="float" office:value="0.00352952" calcext:value-type="float">
            <text:p>0.00352952</text:p>
          </table:table-cell>
          <table:table-cell office:value-type="float" office:value="0.00213919" calcext:value-type="float">
            <text:p>0.00213919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/>
          <table:table-cell office:value-type="float" office:value="0.079817" calcext:value-type="float">
            <text:p>0.079817</text:p>
          </table:table-cell>
          <table:table-cell office:value-type="float" office:value="0.000780039" calcext:value-type="float">
            <text:p>0.000780039</text:p>
          </table:table-cell>
          <table:table-cell office:value-type="float" office:value="0.116211" calcext:value-type="float">
            <text:p>0.116211</text:p>
          </table:table-cell>
          <table:table-cell office:value-type="float" office:value="0.0263844" calcext:value-type="float">
            <text:p>0.0263844</text:p>
          </table:table-cell>
          <table:table-cell office:value-type="float" office:value="0.00618584" calcext:value-type="float">
            <text:p>0.00618584</text:p>
          </table:table-cell>
          <table:table-cell office:value-type="float" office:value="0.00349833" calcext:value-type="float">
            <text:p>0.00349833</text:p>
          </table:table-cell>
          <table:table-cell office:value-type="float" office:value="0.00213169" calcext:value-type="float">
            <text:p>0.00213169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815694" calcext:value-type="float">
            <text:p>0.0815694</text:p>
          </table:table-cell>
          <table:table-cell office:value-type="float" office:value="0.000705825" calcext:value-type="float">
            <text:p>0.000705825</text:p>
          </table:table-cell>
          <table:table-cell office:value-type="float" office:value="0.116216" calcext:value-type="float">
            <text:p>0.116216</text:p>
          </table:table-cell>
          <table:table-cell office:value-type="float" office:value="0.0252273" calcext:value-type="float">
            <text:p>0.0252273</text:p>
          </table:table-cell>
          <table:table-cell office:value-type="float" office:value="0.0063469" calcext:value-type="float">
            <text:p>0.0063469</text:p>
          </table:table-cell>
          <table:table-cell office:value-type="float" office:value="0.00357492" calcext:value-type="float">
            <text:p>0.00357492</text:p>
          </table:table-cell>
          <table:table-cell office:value-type="float" office:value="0.0021605" calcext:value-type="float">
            <text:p>0.0021605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805363" calcext:value-type="float">
            <text:p>0.0805363</text:p>
          </table:table-cell>
          <table:table-cell office:value-type="float" office:value="0.000789908" calcext:value-type="float">
            <text:p>0.000789908</text:p>
          </table:table-cell>
          <table:table-cell office:value-type="float" office:value="0.113426" calcext:value-type="float">
            <text:p>0.113426</text:p>
          </table:table-cell>
          <table:table-cell office:value-type="float" office:value="0.0250773" calcext:value-type="float">
            <text:p>0.0250773</text:p>
          </table:table-cell>
          <table:table-cell office:value-type="float" office:value="0.00621702" calcext:value-type="float">
            <text:p>0.00621702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215261" calcext:value-type="float">
            <text:p>0.00215261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813609" calcext:value-type="float">
            <text:p>0.0813609</text:p>
          </table:table-cell>
          <table:table-cell office:value-type="float" office:value="0.000768986" calcext:value-type="float">
            <text:p>0.000768986</text:p>
          </table:table-cell>
          <table:table-cell office:value-type="float" office:value="0.127113" calcext:value-type="float">
            <text:p>0.127113</text:p>
          </table:table-cell>
          <table:table-cell office:value-type="float" office:value="0.0255475" calcext:value-type="float">
            <text:p>0.0255475</text:p>
          </table:table-cell>
          <table:table-cell office:value-type="float" office:value="0.00623479" calcext:value-type="float">
            <text:p>0.00623479</text:p>
          </table:table-cell>
          <table:table-cell office:value-type="float" office:value="0.00355873" calcext:value-type="float">
            <text:p>0.00355873</text:p>
          </table:table-cell>
          <table:table-cell office:value-type="float" office:value="0.00216366" calcext:value-type="float">
            <text:p>0.00216366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811454" calcext:value-type="float">
            <text:p>0.0811454</text:p>
          </table:table-cell>
          <table:table-cell office:value-type="float" office:value="0.000762275" calcext:value-type="float">
            <text:p>0.000762275</text:p>
          </table:table-cell>
          <table:table-cell office:value-type="float" office:value="0.11636" calcext:value-type="float">
            <text:p>0.11636</text:p>
          </table:table-cell>
          <table:table-cell office:value-type="float" office:value="0.0258052" calcext:value-type="float">
            <text:p>0.0258052</text:p>
          </table:table-cell>
          <table:table-cell office:value-type="float" office:value="0.00625176" calcext:value-type="float">
            <text:p>0.00625176</text:p>
          </table:table-cell>
          <table:table-cell office:value-type="float" office:value="0.00352597" calcext:value-type="float">
            <text:p>0.00352597</text:p>
          </table:table-cell>
          <table:table-cell office:value-type="float" office:value="0.00213721" calcext:value-type="float">
            <text:p>0.00213721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813309" calcext:value-type="float">
            <text:p>0.0813309</text:p>
          </table:table-cell>
          <table:table-cell office:value-type="float" office:value="0.000770565" calcext:value-type="float">
            <text:p>0.000770565</text:p>
          </table:table-cell>
          <table:table-cell office:value-type="float" office:value="0.112963" calcext:value-type="float">
            <text:p>0.112963</text:p>
          </table:table-cell>
          <table:table-cell office:value-type="float" office:value="0.0260093" calcext:value-type="float">
            <text:p>0.0260093</text:p>
          </table:table-cell>
          <table:table-cell office:value-type="float" office:value="0.00631769" calcext:value-type="float">
            <text:p>0.00631769</text:p>
          </table:table-cell>
          <table:table-cell office:value-type="float" office:value="0.00354926" calcext:value-type="float">
            <text:p>0.00354926</text:p>
          </table:table-cell>
          <table:table-cell office:value-type="float" office:value="0.00211195" calcext:value-type="float">
            <text:p>0.00211195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822393" calcext:value-type="float">
            <text:p>0.0822393</text:p>
          </table:table-cell>
          <table:table-cell office:value-type="float" office:value="0.00077017" calcext:value-type="float">
            <text:p>0.00077017</text:p>
          </table:table-cell>
          <table:table-cell office:value-type="float" office:value="0.115246" calcext:value-type="float">
            <text:p>0.115246</text:p>
          </table:table-cell>
          <table:table-cell office:value-type="float" office:value="0.0256864" calcext:value-type="float">
            <text:p>0.0256864</text:p>
          </table:table-cell>
          <table:table-cell office:value-type="float" office:value="0.00723234" calcext:value-type="float">
            <text:p>0.00723234</text:p>
          </table:table-cell>
          <table:table-cell office:value-type="float" office:value="0.0035536" calcext:value-type="float">
            <text:p>0.0035536</text:p>
          </table:table-cell>
          <table:table-cell office:value-type="float" office:value="0.00216287" calcext:value-type="float">
            <text:p>0.0021628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812571" calcext:value-type="float">
            <text:p>0.0812571</text:p>
          </table:table-cell>
          <table:table-cell office:value-type="float" office:value="0.000724379" calcext:value-type="float">
            <text:p>0.000724379</text:p>
          </table:table-cell>
          <table:table-cell office:value-type="float" office:value="0.112255" calcext:value-type="float">
            <text:p>0.112255</text:p>
          </table:table-cell>
          <table:table-cell office:value-type="float" office:value="0.0250765" calcext:value-type="float">
            <text:p>0.0250765</text:p>
          </table:table-cell>
          <table:table-cell office:value-type="float" office:value="0.00723628" calcext:value-type="float">
            <text:p>0.00723628</text:p>
          </table:table-cell>
          <table:table-cell office:value-type="float" office:value="0.00375611" calcext:value-type="float">
            <text:p>0.00375611</text:p>
          </table:table-cell>
          <table:table-cell office:value-type="float" office:value="0.00213405" calcext:value-type="float">
            <text:p>0.00213405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847562" calcext:value-type="float">
            <text:p>0.0847562</text:p>
          </table:table-cell>
          <table:table-cell office:value-type="float" office:value="0.000769381" calcext:value-type="float">
            <text:p>0.000769381</text:p>
          </table:table-cell>
          <table:table-cell office:value-type="float" office:value="0.115437" calcext:value-type="float">
            <text:p>0.115437</text:p>
          </table:table-cell>
          <table:table-cell office:value-type="float" office:value="0.0272098" calcext:value-type="float">
            <text:p>0.0272098</text:p>
          </table:table-cell>
          <table:table-cell office:value-type="float" office:value="0.00875886" calcext:value-type="float">
            <text:p>0.00875886</text:p>
          </table:table-cell>
          <table:table-cell office:value-type="float" office:value="0.00371782" calcext:value-type="float">
            <text:p>0.00371782</text:p>
          </table:table-cell>
          <table:table-cell office:value-type="float" office:value="0.00218103" calcext:value-type="float">
            <text:p>0.00218103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82137" calcext:value-type="float">
            <text:p>0.082137</text:p>
          </table:table-cell>
          <table:table-cell office:value-type="float" office:value="0.000692403" calcext:value-type="float">
            <text:p>0.000692403</text:p>
          </table:table-cell>
          <table:table-cell office:value-type="float" office:value="0.115942" calcext:value-type="float">
            <text:p>0.115942</text:p>
          </table:table-cell>
          <table:table-cell office:value-type="float" office:value="0.0265687" calcext:value-type="float">
            <text:p>0.0265687</text:p>
          </table:table-cell>
          <table:table-cell office:value-type="float" office:value="0.00700772" calcext:value-type="float">
            <text:p>0.00700772</text:p>
          </table:table-cell>
          <table:table-cell office:value-type="float" office:value="0.00357452" calcext:value-type="float">
            <text:p>0.00357452</text:p>
          </table:table-cell>
          <table:table-cell office:value-type="float" office:value="0.00210642" calcext:value-type="float">
            <text:p>0.00210642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/>
          <table:table-cell office:value-type="float" office:value="0.0820115" calcext:value-type="float">
            <text:p>0.0820115</text:p>
          </table:table-cell>
          <table:table-cell office:value-type="float" office:value="0.000734247" calcext:value-type="float">
            <text:p>0.000734247</text:p>
          </table:table-cell>
          <table:table-cell office:value-type="float" office:value="0.116938" calcext:value-type="float">
            <text:p>0.116938</text:p>
          </table:table-cell>
          <table:table-cell office:value-type="float" office:value="0.0260721" calcext:value-type="float">
            <text:p>0.0260721</text:p>
          </table:table-cell>
          <table:table-cell office:value-type="float" office:value="0.00668836" calcext:value-type="float">
            <text:p>0.00668836</text:p>
          </table:table-cell>
          <table:table-cell office:value-type="float" office:value="0.00360926" calcext:value-type="float">
            <text:p>0.00360926</text:p>
          </table:table-cell>
          <table:table-cell office:value-type="float" office:value="0.00218616" calcext:value-type="float">
            <text:p>0.00218616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900045" calcext:value-type="float">
            <text:p>0.0900045</text:p>
          </table:table-cell>
          <table:table-cell office:value-type="float" office:value="0.000703062" calcext:value-type="float">
            <text:p>0.000703062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0252155" calcext:value-type="float">
            <text:p>0.0252155</text:p>
          </table:table-cell>
          <table:table-cell office:value-type="float" office:value="0.00636743" calcext:value-type="float">
            <text:p>0.00636743</text:p>
          </table:table-cell>
          <table:table-cell office:value-type="float" office:value="0.00358044" calcext:value-type="float">
            <text:p>0.00358044</text:p>
          </table:table-cell>
          <table:table-cell office:value-type="float" office:value="0.00207997" calcext:value-type="float">
            <text:p>0.00207997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88463" calcext:value-type="float">
            <text:p>0.088463</text:p>
          </table:table-cell>
          <table:table-cell office:value-type="float" office:value="0.000693587" calcext:value-type="float">
            <text:p>0.000693587</text:p>
          </table:table-cell>
          <table:table-cell office:value-type="float" office:value="0.115058" calcext:value-type="float">
            <text:p>0.115058</text:p>
          </table:table-cell>
          <table:table-cell office:value-type="float" office:value="0.0252384" calcext:value-type="float">
            <text:p>0.0252384</text:p>
          </table:table-cell>
          <table:table-cell office:value-type="float" office:value="0.00649138" calcext:value-type="float">
            <text:p>0.00649138</text:p>
          </table:table-cell>
          <table:table-cell office:value-type="float" office:value="0.00360492" calcext:value-type="float">
            <text:p>0.00360492</text:p>
          </table:table-cell>
          <table:table-cell office:value-type="float" office:value="0.0021455" calcext:value-type="float">
            <text:p>0.0021455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849982" calcext:value-type="float">
            <text:p>0.0849982</text:p>
          </table:table-cell>
          <table:table-cell office:value-type="float" office:value="0.000724773" calcext:value-type="float">
            <text:p>0.000724773</text:p>
          </table:table-cell>
          <table:table-cell office:value-type="float" office:value="0.112785" calcext:value-type="float">
            <text:p>0.112785</text:p>
          </table:table-cell>
          <table:table-cell office:value-type="float" office:value="0.0251638" calcext:value-type="float">
            <text:p>0.0251638</text:p>
          </table:table-cell>
          <table:table-cell office:value-type="float" office:value="0.00654625" calcext:value-type="float">
            <text:p>0.00654625</text:p>
          </table:table-cell>
          <table:table-cell office:value-type="float" office:value="0.00374348" calcext:value-type="float">
            <text:p>0.00374348</text:p>
          </table:table-cell>
          <table:table-cell office:value-type="float" office:value="0.00216998" calcext:value-type="float">
            <text:p>0.00216998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/>
          <table:table-cell office:value-type="float" office:value="0.0876261" calcext:value-type="float">
            <text:p>0.0876261</text:p>
          </table:table-cell>
          <table:table-cell office:value-type="float" office:value="0.000685692" calcext:value-type="float">
            <text:p>0.000685692</text:p>
          </table:table-cell>
          <table:table-cell office:value-type="float" office:value="0.114391" calcext:value-type="float">
            <text:p>0.114391</text:p>
          </table:table-cell>
          <table:table-cell office:value-type="float" office:value="0.0254342" calcext:value-type="float">
            <text:p>0.0254342</text:p>
          </table:table-cell>
          <table:table-cell office:value-type="float" office:value="0.00643967" calcext:value-type="float">
            <text:p>0.00643967</text:p>
          </table:table-cell>
          <table:table-cell office:value-type="float" office:value="0.00364913" calcext:value-type="float">
            <text:p>0.00364913</text:p>
          </table:table-cell>
          <table:table-cell office:value-type="float" office:value="0.00210682" calcext:value-type="float">
            <text:p>0.00210682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94802" calcext:value-type="float">
            <text:p>0.094802</text:p>
          </table:table-cell>
          <table:table-cell office:value-type="float" office:value="0.000685298" calcext:value-type="float">
            <text:p>0.000685298</text:p>
          </table:table-cell>
          <table:table-cell office:value-type="float" office:value="0.115149" calcext:value-type="float">
            <text:p>0.115149</text:p>
          </table:table-cell>
          <table:table-cell office:value-type="float" office:value="0.0256604" calcext:value-type="float">
            <text:p>0.0256604</text:p>
          </table:table-cell>
          <table:table-cell office:value-type="float" office:value="0.00650954" calcext:value-type="float">
            <text:p>0.00650954</text:p>
          </table:table-cell>
          <table:table-cell office:value-type="float" office:value="0.00363966" calcext:value-type="float">
            <text:p>0.00363966</text:p>
          </table:table-cell>
          <table:table-cell office:value-type="float" office:value="0.00211037" calcext:value-type="float">
            <text:p>0.00211037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942529" calcext:value-type="float">
            <text:p>0.0942529</text:p>
          </table:table-cell>
          <table:table-cell office:value-type="float" office:value="0.000652928" calcext:value-type="float">
            <text:p>0.000652928</text:p>
          </table:table-cell>
          <table:table-cell office:value-type="float" office:value="0.118762" calcext:value-type="float">
            <text:p>0.118762</text:p>
          </table:table-cell>
          <table:table-cell office:value-type="float" office:value="0.0261068" calcext:value-type="float">
            <text:p>0.0261068</text:p>
          </table:table-cell>
          <table:table-cell office:value-type="float" office:value="0.00644164" calcext:value-type="float">
            <text:p>0.00644164</text:p>
          </table:table-cell>
          <table:table-cell office:value-type="float" office:value="0.00361716" calcext:value-type="float">
            <text:p>0.00361716</text:p>
          </table:table-cell>
          <table:table-cell office:value-type="float" office:value="0.00220274" calcext:value-type="float">
            <text:p>0.00220274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869104" calcext:value-type="float">
            <text:p>0.0869104</text:p>
          </table:table-cell>
          <table:table-cell office:value-type="float" office:value="0.000686877" calcext:value-type="float">
            <text:p>0.000686877</text:p>
          </table:table-cell>
          <table:table-cell office:value-type="float" office:value="0.123462" calcext:value-type="float">
            <text:p>0.123462</text:p>
          </table:table-cell>
          <table:table-cell office:value-type="float" office:value="0.0252526" calcext:value-type="float">
            <text:p>0.0252526</text:p>
          </table:table-cell>
          <table:table-cell office:value-type="float" office:value="0.00647085" calcext:value-type="float">
            <text:p>0.00647085</text:p>
          </table:table-cell>
          <table:table-cell office:value-type="float" office:value="0.00363374" calcext:value-type="float">
            <text:p>0.00363374</text:p>
          </table:table-cell>
          <table:table-cell office:value-type="float" office:value="0.00212853" calcext:value-type="float">
            <text:p>0.00212853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87441" calcext:value-type="float">
            <text:p>0.087441</text:p>
          </table:table-cell>
          <table:table-cell office:value-type="float" office:value="0.000654507" calcext:value-type="float">
            <text:p>0.000654507</text:p>
          </table:table-cell>
          <table:table-cell office:value-type="float" office:value="0.115609" calcext:value-type="float">
            <text:p>0.115609</text:p>
          </table:table-cell>
          <table:table-cell office:value-type="float" office:value="0.0250007" calcext:value-type="float">
            <text:p>0.0250007</text:p>
          </table:table-cell>
          <table:table-cell office:value-type="float" office:value="0.00655533" calcext:value-type="float">
            <text:p>0.00655533</text:p>
          </table:table-cell>
          <table:table-cell office:value-type="float" office:value="0.00369374" calcext:value-type="float">
            <text:p>0.00369374</text:p>
          </table:table-cell>
          <table:table-cell office:value-type="float" office:value="0.00210997" calcext:value-type="float">
            <text:p>0.00210997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852228" calcext:value-type="float">
            <text:p>0.0852228</text:p>
          </table:table-cell>
          <table:table-cell office:value-type="float" office:value="0.00068135" calcext:value-type="float">
            <text:p>0.00068135</text:p>
          </table:table-cell>
          <table:table-cell office:value-type="float" office:value="0.114336" calcext:value-type="float">
            <text:p>0.114336</text:p>
          </table:table-cell>
          <table:table-cell office:value-type="float" office:value="0.0254875" calcext:value-type="float">
            <text:p>0.0254875</text:p>
          </table:table-cell>
          <table:table-cell office:value-type="float" office:value="0.00671363" calcext:value-type="float">
            <text:p>0.00671363</text:p>
          </table:table-cell>
          <table:table-cell office:value-type="float" office:value="0.00371387" calcext:value-type="float">
            <text:p>0.00371387</text:p>
          </table:table-cell>
          <table:table-cell office:value-type="float" office:value="0.00209379" calcext:value-type="float">
            <text:p>0.00209379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848451" calcext:value-type="float">
            <text:p>0.0848451</text:p>
          </table:table-cell>
          <table:table-cell office:value-type="float" office:value="0.00064819" calcext:value-type="float">
            <text:p>0.00064819</text:p>
          </table:table-cell>
          <table:table-cell office:value-type="float" office:value="0.112721" calcext:value-type="float">
            <text:p>0.112721</text:p>
          </table:table-cell>
          <table:table-cell office:value-type="float" office:value="0.0256923" calcext:value-type="float">
            <text:p>0.0256923</text:p>
          </table:table-cell>
          <table:table-cell office:value-type="float" office:value="0.00664494" calcext:value-type="float">
            <text:p>0.00664494</text:p>
          </table:table-cell>
          <table:table-cell office:value-type="float" office:value="0.00368624" calcext:value-type="float">
            <text:p>0.00368624</text:p>
          </table:table-cell>
          <table:table-cell office:value-type="float" office:value="0.00208668" calcext:value-type="float">
            <text:p>0.00208668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859733" calcext:value-type="float">
            <text:p>0.0859733</text:p>
          </table:table-cell>
          <table:table-cell office:value-type="float" office:value="0.000752011" calcext:value-type="float">
            <text:p>0.000752011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0250094" calcext:value-type="float">
            <text:p>0.0250094</text:p>
          </table:table-cell>
          <table:table-cell office:value-type="float" office:value="0.00654428" calcext:value-type="float">
            <text:p>0.00654428</text:p>
          </table:table-cell>
          <table:table-cell office:value-type="float" office:value="0.00367479" calcext:value-type="float">
            <text:p>0.00367479</text:p>
          </table:table-cell>
          <table:table-cell office:value-type="float" office:value="0.0021309" calcext:value-type="float">
            <text:p>0.0021309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/>
          <table:table-cell office:value-type="float" office:value="0.0851498" calcext:value-type="float">
            <text:p>0.0851498</text:p>
          </table:table-cell>
          <table:table-cell office:value-type="float" office:value="0.000746485" calcext:value-type="float">
            <text:p>0.000746485</text:p>
          </table:table-cell>
          <table:table-cell office:value-type="float" office:value="0.11661" calcext:value-type="float">
            <text:p>0.11661</text:p>
          </table:table-cell>
          <table:table-cell office:value-type="float" office:value="0.0259099" calcext:value-type="float">
            <text:p>0.0259099</text:p>
          </table:table-cell>
          <table:table-cell office:value-type="float" office:value="0.00772815" calcext:value-type="float">
            <text:p>0.00772815</text:p>
          </table:table-cell>
          <table:table-cell office:value-type="float" office:value="0.00396336" calcext:value-type="float">
            <text:p>0.00396336</text:p>
          </table:table-cell>
          <table:table-cell office:value-type="float" office:value="0.00212498" calcext:value-type="float">
            <text:p>0.00212498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902844" calcext:value-type="float">
            <text:p>0.0902844</text:p>
          </table:table-cell>
          <table:table-cell office:value-type="float" office:value="0.000785961" calcext:value-type="float">
            <text:p>0.000785961</text:p>
          </table:table-cell>
          <table:table-cell office:value-type="float" office:value="0.118512" calcext:value-type="float">
            <text:p>0.118512</text:p>
          </table:table-cell>
          <table:table-cell office:value-type="float" office:value="0.0258277" calcext:value-type="float">
            <text:p>0.0258277</text:p>
          </table:table-cell>
          <table:table-cell office:value-type="float" office:value="0.00682376" calcext:value-type="float">
            <text:p>0.00682376</text:p>
          </table:table-cell>
          <table:table-cell office:value-type="float" office:value="0.00387769" calcext:value-type="float">
            <text:p>0.00387769</text:p>
          </table:table-cell>
          <table:table-cell office:value-type="float" office:value="0.00220945" calcext:value-type="float">
            <text:p>0.00220945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/>
          <table:table-cell office:value-type="float" office:value="0.0858371" calcext:value-type="float">
            <text:p>0.0858371</text:p>
          </table:table-cell>
          <table:table-cell office:value-type="float" office:value="0.000730695" calcext:value-type="float">
            <text:p>0.000730695</text:p>
          </table:table-cell>
          <table:table-cell office:value-type="float" office:value="0.110148" calcext:value-type="float">
            <text:p>0.110148</text:p>
          </table:table-cell>
          <table:table-cell office:value-type="float" office:value="0.0246526" calcext:value-type="float">
            <text:p>0.0246526</text:p>
          </table:table-cell>
          <table:table-cell office:value-type="float" office:value="0.00678231" calcext:value-type="float">
            <text:p>0.00678231</text:p>
          </table:table-cell>
          <table:table-cell office:value-type="float" office:value="0.00382677" calcext:value-type="float">
            <text:p>0.00382677</text:p>
          </table:table-cell>
          <table:table-cell office:value-type="float" office:value="0.00220511" calcext:value-type="float">
            <text:p>0.00220511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849378" calcext:value-type="float">
            <text:p>0.0849378</text:p>
          </table:table-cell>
          <table:table-cell office:value-type="float" office:value="0.00081912" calcext:value-type="float">
            <text:p>0.00081912</text:p>
          </table:table-cell>
          <table:table-cell office:value-type="float" office:value="0.119599" calcext:value-type="float">
            <text:p>0.119599</text:p>
          </table:table-cell>
          <table:table-cell office:value-type="float" office:value="0.0263382" calcext:value-type="float">
            <text:p>0.0263382</text:p>
          </table:table-cell>
          <table:table-cell office:value-type="float" office:value="0.00728129" calcext:value-type="float">
            <text:p>0.00728129</text:p>
          </table:table-cell>
          <table:table-cell office:value-type="float" office:value="0.0037415" calcext:value-type="float">
            <text:p>0.0037415</text:p>
          </table:table-cell>
          <table:table-cell office:value-type="float" office:value="0.00219682" calcext:value-type="float">
            <text:p>0.00219682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864707" calcext:value-type="float">
            <text:p>0.0864707</text:p>
          </table:table-cell>
          <table:table-cell office:value-type="float" office:value="0.000735037" calcext:value-type="float">
            <text:p>0.000735037</text:p>
          </table:table-cell>
          <table:table-cell office:value-type="float" office:value="0.111847" calcext:value-type="float">
            <text:p>0.111847</text:p>
          </table:table-cell>
          <table:table-cell office:value-type="float" office:value="0.0250019" calcext:value-type="float">
            <text:p>0.0250019</text:p>
          </table:table-cell>
          <table:table-cell office:value-type="float" office:value="0.00666152" calcext:value-type="float">
            <text:p>0.00666152</text:p>
          </table:table-cell>
          <table:table-cell office:value-type="float" office:value="0.00373914" calcext:value-type="float">
            <text:p>0.00373914</text:p>
          </table:table-cell>
          <table:table-cell office:value-type="float" office:value="0.00215695" calcext:value-type="float">
            <text:p>0.0021569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858923" calcext:value-type="float">
            <text:p>0.0858923</text:p>
          </table:table-cell>
          <table:table-cell office:value-type="float" office:value="0.000768591" calcext:value-type="float">
            <text:p>0.000768591</text:p>
          </table:table-cell>
          <table:table-cell office:value-type="float" office:value="0.111564" calcext:value-type="float">
            <text:p>0.111564</text:p>
          </table:table-cell>
          <table:table-cell office:value-type="float" office:value="0.0246218" calcext:value-type="float">
            <text:p>0.0246218</text:p>
          </table:table-cell>
          <table:table-cell office:value-type="float" office:value="0.00660625" calcext:value-type="float">
            <text:p>0.00660625</text:p>
          </table:table-cell>
          <table:table-cell office:value-type="float" office:value="0.00376203" calcext:value-type="float">
            <text:p>0.00376203</text:p>
          </table:table-cell>
          <table:table-cell office:value-type="float" office:value="0.00216445" calcext:value-type="float">
            <text:p>0.00216445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863349" calcext:value-type="float">
            <text:p>0.0863349</text:p>
          </table:table-cell>
          <table:table-cell office:value-type="float" office:value="0.000724773" calcext:value-type="float">
            <text:p>0.000724773</text:p>
          </table:table-cell>
          <table:table-cell office:value-type="float" office:value="0.12148" calcext:value-type="float">
            <text:p>0.12148</text:p>
          </table:table-cell>
          <table:table-cell office:value-type="float" office:value="0.0270795" calcext:value-type="float">
            <text:p>0.0270795</text:p>
          </table:table-cell>
          <table:table-cell office:value-type="float" office:value="0.00714628" calcext:value-type="float">
            <text:p>0.00714628</text:p>
          </table:table-cell>
          <table:table-cell office:value-type="float" office:value="0.00378019" calcext:value-type="float">
            <text:p>0.00378019</text:p>
          </table:table-cell>
          <table:table-cell office:value-type="float" office:value="0.00216998" calcext:value-type="float">
            <text:p>0.00216998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857613" calcext:value-type="float">
            <text:p>0.0857613</text:p>
          </table:table-cell>
          <table:table-cell office:value-type="float" office:value="0.000745301" calcext:value-type="float">
            <text:p>0.000745301</text:p>
          </table:table-cell>
          <table:table-cell office:value-type="float" office:value="0.117237" calcext:value-type="float">
            <text:p>0.117237</text:p>
          </table:table-cell>
          <table:table-cell office:value-type="float" office:value="0.0347536" calcext:value-type="float">
            <text:p>0.0347536</text:p>
          </table:table-cell>
          <table:table-cell office:value-type="float" office:value="0.00777236" calcext:value-type="float">
            <text:p>0.00777236</text:p>
          </table:table-cell>
          <table:table-cell office:value-type="float" office:value="0.00392664" calcext:value-type="float">
            <text:p>0.00392664</text:p>
          </table:table-cell>
          <table:table-cell office:value-type="float" office:value="0.00213484" calcext:value-type="float">
            <text:p>0.00213484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864943" calcext:value-type="float">
            <text:p>0.0864943</text:p>
          </table:table-cell>
          <table:table-cell office:value-type="float" office:value="0.000693193" calcext:value-type="float">
            <text:p>0.000693193</text:p>
          </table:table-cell>
          <table:table-cell office:value-type="float" office:value="0.11453" calcext:value-type="float">
            <text:p>0.11453</text:p>
          </table:table-cell>
          <table:table-cell office:value-type="float" office:value="0.0252885" calcext:value-type="float">
            <text:p>0.0252885</text:p>
          </table:table-cell>
          <table:table-cell office:value-type="float" office:value="0.00681468" calcext:value-type="float">
            <text:p>0.00681468</text:p>
          </table:table-cell>
          <table:table-cell office:value-type="float" office:value="0.00378453" calcext:value-type="float">
            <text:p>0.00378453</text:p>
          </table:table-cell>
          <table:table-cell office:value-type="float" office:value="0.00215892" calcext:value-type="float">
            <text:p>0.00215892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88236" calcext:value-type="float">
            <text:p>0.088236</text:p>
          </table:table-cell>
          <table:table-cell office:value-type="float" office:value="0.000701877" calcext:value-type="float">
            <text:p>0.000701877</text:p>
          </table:table-cell>
          <table:table-cell office:value-type="float" office:value="0.114223" calcext:value-type="float">
            <text:p>0.114223</text:p>
          </table:table-cell>
          <table:table-cell office:value-type="float" office:value="0.0255202" calcext:value-type="float">
            <text:p>0.0255202</text:p>
          </table:table-cell>
          <table:table-cell office:value-type="float" office:value="0.00670257" calcext:value-type="float">
            <text:p>0.00670257</text:p>
          </table:table-cell>
          <table:table-cell office:value-type="float" office:value="0.00431351" calcext:value-type="float">
            <text:p>0.00431351</text:p>
          </table:table-cell>
          <table:table-cell office:value-type="float" office:value="0.00217393" calcext:value-type="float">
            <text:p>0.00217393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86539" calcext:value-type="float">
            <text:p>0.086539</text:p>
          </table:table-cell>
          <table:table-cell office:value-type="float" office:value="0.000676218" calcext:value-type="float">
            <text:p>0.000676218</text:p>
          </table:table-cell>
          <table:table-cell office:value-type="float" office:value="0.115151" calcext:value-type="float">
            <text:p>0.115151</text:p>
          </table:table-cell>
          <table:table-cell office:value-type="float" office:value="0.0256754" calcext:value-type="float">
            <text:p>0.0256754</text:p>
          </table:table-cell>
          <table:table-cell office:value-type="float" office:value="0.00651546" calcext:value-type="float">
            <text:p>0.00651546</text:p>
          </table:table-cell>
          <table:table-cell office:value-type="float" office:value="0.00488117" calcext:value-type="float">
            <text:p>0.00488117</text:p>
          </table:table-cell>
          <table:table-cell office:value-type="float" office:value="0.0021534" calcext:value-type="float">
            <text:p>0.0021534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934697" calcext:value-type="float">
            <text:p>0.0934697</text:p>
          </table:table-cell>
          <table:table-cell office:value-type="float" office:value="0.000660823" calcext:value-type="float">
            <text:p>0.000660823</text:p>
          </table:table-cell>
          <table:table-cell office:value-type="float" office:value="0.112547" calcext:value-type="float">
            <text:p>0.112547</text:p>
          </table:table-cell>
          <table:table-cell office:value-type="float" office:value="0.0254231" calcext:value-type="float">
            <text:p>0.0254231</text:p>
          </table:table-cell>
          <table:table-cell office:value-type="float" office:value="0.00653914" calcext:value-type="float">
            <text:p>0.00653914</text:p>
          </table:table-cell>
          <table:table-cell office:value-type="float" office:value="0.00397757" calcext:value-type="float">
            <text:p>0.00397757</text:p>
          </table:table-cell>
          <table:table-cell office:value-type="float" office:value="0.00222959" calcext:value-type="float">
            <text:p>0.00222959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874702" calcext:value-type="float">
            <text:p>0.0874702</text:p>
          </table:table-cell>
          <table:table-cell office:value-type="float" office:value="0.000687271" calcext:value-type="float">
            <text:p>0.000687271</text:p>
          </table:table-cell>
          <table:table-cell office:value-type="float" office:value="0.113392" calcext:value-type="float">
            <text:p>0.113392</text:p>
          </table:table-cell>
          <table:table-cell office:value-type="float" office:value="0.025465" calcext:value-type="float">
            <text:p>0.025465</text:p>
          </table:table-cell>
          <table:table-cell office:value-type="float" office:value="0.00655928" calcext:value-type="float">
            <text:p>0.00655928</text:p>
          </table:table-cell>
          <table:table-cell office:value-type="float" office:value="0.00396415" calcext:value-type="float">
            <text:p>0.00396415</text:p>
          </table:table-cell>
          <table:table-cell office:value-type="float" office:value="0.00217235" calcext:value-type="float">
            <text:p>0.00217235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909894" calcext:value-type="float">
            <text:p>0.0909894</text:p>
          </table:table-cell>
          <table:table-cell office:value-type="float" office:value="0.000646611" calcext:value-type="float">
            <text:p>0.000646611</text:p>
          </table:table-cell>
          <table:table-cell office:value-type="float" office:value="0.114008" calcext:value-type="float">
            <text:p>0.114008</text:p>
          </table:table-cell>
          <table:table-cell office:value-type="float" office:value="0.0263366" calcext:value-type="float">
            <text:p>0.0263366</text:p>
          </table:table-cell>
          <table:table-cell office:value-type="float" office:value="0.00837792" calcext:value-type="float">
            <text:p>0.00837792</text:p>
          </table:table-cell>
          <table:table-cell office:value-type="float" office:value="0.00394678" calcext:value-type="float">
            <text:p>0.00394678</text:p>
          </table:table-cell>
          <table:table-cell office:value-type="float" office:value="0.00215892" calcext:value-type="float">
            <text:p>0.00215892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875543" calcext:value-type="float">
            <text:p>0.0875543</text:p>
          </table:table-cell>
          <table:table-cell office:value-type="float" office:value="0.000694377" calcext:value-type="float">
            <text:p>0.000694377</text:p>
          </table:table-cell>
          <table:table-cell office:value-type="float" office:value="0.116705" calcext:value-type="float">
            <text:p>0.116705</text:p>
          </table:table-cell>
          <table:table-cell office:value-type="float" office:value="0.0269789" calcext:value-type="float">
            <text:p>0.0269789</text:p>
          </table:table-cell>
          <table:table-cell office:value-type="float" office:value="0.00692245" calcext:value-type="float">
            <text:p>0.00692245</text:p>
          </table:table-cell>
          <table:table-cell office:value-type="float" office:value="0.00391006" calcext:value-type="float">
            <text:p>0.00391006</text:p>
          </table:table-cell>
          <table:table-cell office:value-type="float" office:value="0.00232551" calcext:value-type="float">
            <text:p>0.0023255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885009" calcext:value-type="float">
            <text:p>0.0885009</text:p>
          </table:table-cell>
          <table:table-cell office:value-type="float" office:value="0.000677797" calcext:value-type="float">
            <text:p>0.000677797</text:p>
          </table:table-cell>
          <table:table-cell office:value-type="float" office:value="0.116273" calcext:value-type="float">
            <text:p>0.116273</text:p>
          </table:table-cell>
          <table:table-cell office:value-type="float" office:value="0.0258933" calcext:value-type="float">
            <text:p>0.0258933</text:p>
          </table:table-cell>
          <table:table-cell office:value-type="float" office:value="0.00790145" calcext:value-type="float">
            <text:p>0.00790145</text:p>
          </table:table-cell>
          <table:table-cell office:value-type="float" office:value="0.00387493" calcext:value-type="float">
            <text:p>0.00387493</text:p>
          </table:table-cell>
          <table:table-cell office:value-type="float" office:value="0.00232512" calcext:value-type="float">
            <text:p>0.00232512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89309" calcext:value-type="float">
            <text:p>0.089309</text:p>
          </table:table-cell>
          <table:table-cell office:value-type="float" office:value="0.000743722" calcext:value-type="float">
            <text:p>0.000743722</text:p>
          </table:table-cell>
          <table:table-cell office:value-type="float" office:value="0.119664" calcext:value-type="float">
            <text:p>0.119664</text:p>
          </table:table-cell>
          <table:table-cell office:value-type="float" office:value="0.0314937" calcext:value-type="float">
            <text:p>0.0314937</text:p>
          </table:table-cell>
          <table:table-cell office:value-type="float" office:value="0.00774868" calcext:value-type="float">
            <text:p>0.00774868</text:p>
          </table:table-cell>
          <table:table-cell office:value-type="float" office:value="0.0039452" calcext:value-type="float">
            <text:p>0.0039452</text:p>
          </table:table-cell>
          <table:table-cell office:value-type="float" office:value="0.00219564" calcext:value-type="float">
            <text:p>0.00219564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889813" calcext:value-type="float">
            <text:p>0.0889813</text:p>
          </table:table-cell>
          <table:table-cell office:value-type="float" office:value="0.000728326" calcext:value-type="float">
            <text:p>0.000728326</text:p>
          </table:table-cell>
          <table:table-cell office:value-type="float" office:value="0.118714" calcext:value-type="float">
            <text:p>0.118714</text:p>
          </table:table-cell>
          <table:table-cell office:value-type="float" office:value="0.0263638" calcext:value-type="float">
            <text:p>0.0263638</text:p>
          </table:table-cell>
          <table:table-cell office:value-type="float" office:value="0.00787737" calcext:value-type="float">
            <text:p>0.00787737</text:p>
          </table:table-cell>
          <table:table-cell office:value-type="float" office:value="0.0039827" calcext:value-type="float">
            <text:p>0.0039827</text:p>
          </table:table-cell>
          <table:table-cell office:value-type="float" office:value="0.00215932" calcext:value-type="float">
            <text:p>0.00215932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89003" calcext:value-type="float">
            <text:p>0.089003</text:p>
          </table:table-cell>
          <table:table-cell office:value-type="float" office:value="0.00077846" calcext:value-type="float">
            <text:p>0.00077846</text:p>
          </table:table-cell>
          <table:table-cell office:value-type="float" office:value="0.117566" calcext:value-type="float">
            <text:p>0.117566</text:p>
          </table:table-cell>
          <table:table-cell office:value-type="float" office:value="0.0261696" calcext:value-type="float">
            <text:p>0.0261696</text:p>
          </table:table-cell>
          <table:table-cell office:value-type="float" office:value="0.00780079" calcext:value-type="float">
            <text:p>0.00780079</text:p>
          </table:table-cell>
          <table:table-cell office:value-type="float" office:value="0.00401468" calcext:value-type="float">
            <text:p>0.00401468</text:p>
          </table:table-cell>
          <table:table-cell office:value-type="float" office:value="0.00222406" calcext:value-type="float">
            <text:p>0.00222406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900353" calcext:value-type="float">
            <text:p>0.0900353</text:p>
          </table:table-cell>
          <table:table-cell office:value-type="float" office:value="0.000738195" calcext:value-type="float">
            <text:p>0.000738195</text:p>
          </table:table-cell>
          <table:table-cell office:value-type="float" office:value="0.111393" calcext:value-type="float">
            <text:p>0.111393</text:p>
          </table:table-cell>
          <table:table-cell office:value-type="float" office:value="0.0247737" calcext:value-type="float">
            <text:p>0.0247737</text:p>
          </table:table-cell>
          <table:table-cell office:value-type="float" office:value="0.00740564" calcext:value-type="float">
            <text:p>0.00740564</text:p>
          </table:table-cell>
          <table:table-cell office:value-type="float" office:value="0.00401586" calcext:value-type="float">
            <text:p>0.00401586</text:p>
          </table:table-cell>
          <table:table-cell office:value-type="float" office:value="0.00216998" calcext:value-type="float">
            <text:p>0.00216998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902343" calcext:value-type="float">
            <text:p>0.0902343</text:p>
          </table:table-cell>
          <table:table-cell office:value-type="float" office:value="0.00102518" calcext:value-type="float">
            <text:p>0.00102518</text:p>
          </table:table-cell>
          <table:table-cell office:value-type="float" office:value="0.114135" calcext:value-type="float">
            <text:p>0.114135</text:p>
          </table:table-cell>
          <table:table-cell office:value-type="float" office:value="0.024921" calcext:value-type="float">
            <text:p>0.024921</text:p>
          </table:table-cell>
          <table:table-cell office:value-type="float" office:value="0.00745932" calcext:value-type="float">
            <text:p>0.00745932</text:p>
          </table:table-cell>
          <table:table-cell office:value-type="float" office:value="0.00394638" calcext:value-type="float">
            <text:p>0.00394638</text:p>
          </table:table-cell>
          <table:table-cell office:value-type="float" office:value="0.00211708" calcext:value-type="float">
            <text:p>0.00211708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890089" calcext:value-type="float">
            <text:p>0.0890089</text:p>
          </table:table-cell>
          <table:table-cell office:value-type="float" office:value="0.000848332" calcext:value-type="float">
            <text:p>0.000848332</text:p>
          </table:table-cell>
          <table:table-cell office:value-type="float" office:value="0.117128" calcext:value-type="float">
            <text:p>0.117128</text:p>
          </table:table-cell>
          <table:table-cell office:value-type="float" office:value="0.0265667" calcext:value-type="float">
            <text:p>0.0265667</text:p>
          </table:table-cell>
          <table:table-cell office:value-type="float" office:value="0.00757617" calcext:value-type="float">
            <text:p>0.00757617</text:p>
          </table:table-cell>
          <table:table-cell office:value-type="float" office:value="0.00554357" calcext:value-type="float">
            <text:p>0.00554357</text:p>
          </table:table-cell>
          <table:table-cell office:value-type="float" office:value="0.00216642" calcext:value-type="float">
            <text:p>0.00216642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894759" calcext:value-type="float">
            <text:p>0.0894759</text:p>
          </table:table-cell>
          <table:table-cell office:value-type="float" office:value="0.00165166" calcext:value-type="float">
            <text:p>0.00165166</text:p>
          </table:table-cell>
          <table:table-cell office:value-type="float" office:value="0.114183" calcext:value-type="float">
            <text:p>0.114183</text:p>
          </table:table-cell>
          <table:table-cell office:value-type="float" office:value="0.0255321" calcext:value-type="float">
            <text:p>0.0255321</text:p>
          </table:table-cell>
          <table:table-cell office:value-type="float" office:value="0.00707996" calcext:value-type="float">
            <text:p>0.00707996</text:p>
          </table:table-cell>
          <table:table-cell office:value-type="float" office:value="0.00483774" calcext:value-type="float">
            <text:p>0.00483774</text:p>
          </table:table-cell>
          <table:table-cell office:value-type="float" office:value="0.002168" calcext:value-type="float">
            <text:p>0.002168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938195" calcext:value-type="float">
            <text:p>0.0938195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115727" calcext:value-type="float">
            <text:p>0.115727</text:p>
          </table:table-cell>
          <table:table-cell office:value-type="float" office:value="0.0256477" calcext:value-type="float">
            <text:p>0.0256477</text:p>
          </table:table-cell>
          <table:table-cell office:value-type="float" office:value="0.00687035" calcext:value-type="float">
            <text:p>0.00687035</text:p>
          </table:table-cell>
          <table:table-cell office:value-type="float" office:value="0.00396612" calcext:value-type="float">
            <text:p>0.00396612</text:p>
          </table:table-cell>
          <table:table-cell office:value-type="float" office:value="0.00212063" calcext:value-type="float">
            <text:p>0.00212063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912824" calcext:value-type="float">
            <text:p>0.0912824</text:p>
          </table:table-cell>
          <table:table-cell office:value-type="float" office:value="0.00109269" calcext:value-type="float">
            <text:p>0.00109269</text:p>
          </table:table-cell>
          <table:table-cell office:value-type="float" office:value="0.114312" calcext:value-type="float">
            <text:p>0.114312</text:p>
          </table:table-cell>
          <table:table-cell office:value-type="float" office:value="0.0262711" calcext:value-type="float">
            <text:p>0.0262711</text:p>
          </table:table-cell>
          <table:table-cell office:value-type="float" office:value="0.00707404" calcext:value-type="float">
            <text:p>0.00707404</text:p>
          </table:table-cell>
          <table:table-cell office:value-type="float" office:value="0.00394362" calcext:value-type="float">
            <text:p>0.00394362</text:p>
          </table:table-cell>
          <table:table-cell office:value-type="float" office:value="0.00212221" calcext:value-type="float">
            <text:p>0.0021222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944479" calcext:value-type="float">
            <text:p>0.0944479</text:p>
          </table:table-cell>
          <table:table-cell office:value-type="float" office:value="0.00122454" calcext:value-type="float">
            <text:p>0.00122454</text:p>
          </table:table-cell>
          <table:table-cell office:value-type="float" office:value="0.117707" calcext:value-type="float">
            <text:p>0.117707</text:p>
          </table:table-cell>
          <table:table-cell office:value-type="float" office:value="0.0267637" calcext:value-type="float">
            <text:p>0.0267637</text:p>
          </table:table-cell>
          <table:table-cell office:value-type="float" office:value="0.00684074" calcext:value-type="float">
            <text:p>0.00684074</text:p>
          </table:table-cell>
          <table:table-cell office:value-type="float" office:value="0.00419903" calcext:value-type="float">
            <text:p>0.00419903</text:p>
          </table:table-cell>
          <table:table-cell office:value-type="float" office:value="0.00216721" calcext:value-type="float">
            <text:p>0.00216721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907009" calcext:value-type="float">
            <text:p>0.0907009</text:p>
          </table:table-cell>
          <table:table-cell office:value-type="float" office:value="0.00102439" calcext:value-type="float">
            <text:p>0.00102439</text:p>
          </table:table-cell>
          <table:table-cell office:value-type="float" office:value="0.115191" calcext:value-type="float">
            <text:p>0.115191</text:p>
          </table:table-cell>
          <table:table-cell office:value-type="float" office:value="0.0268336" calcext:value-type="float">
            <text:p>0.0268336</text:p>
          </table:table-cell>
          <table:table-cell office:value-type="float" office:value="0.00749406" calcext:value-type="float">
            <text:p>0.00749406</text:p>
          </table:table-cell>
          <table:table-cell office:value-type="float" office:value="0.00553804" calcext:value-type="float">
            <text:p>0.00553804</text:p>
          </table:table-cell>
          <table:table-cell office:value-type="float" office:value="0.00215221" calcext:value-type="float">
            <text:p>0.00215221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965421" calcext:value-type="float">
            <text:p>0.0965421</text:p>
          </table:table-cell>
          <table:table-cell office:value-type="float" office:value="0.00084399" calcext:value-type="float">
            <text:p>0.00084399</text:p>
          </table:table-cell>
          <table:table-cell office:value-type="float" office:value="0.113988" calcext:value-type="float">
            <text:p>0.113988</text:p>
          </table:table-cell>
          <table:table-cell office:value-type="float" office:value="0.0256008" calcext:value-type="float">
            <text:p>0.0256008</text:p>
          </table:table-cell>
          <table:table-cell office:value-type="float" office:value="0.00767091" calcext:value-type="float">
            <text:p>0.00767091</text:p>
          </table:table-cell>
          <table:table-cell office:value-type="float" office:value="0.0050892" calcext:value-type="float">
            <text:p>0.0050892</text:p>
          </table:table-cell>
          <table:table-cell office:value-type="float" office:value="0.00217471" calcext:value-type="float">
            <text:p>0.00217471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955505" calcext:value-type="float">
            <text:p>0.0955505</text:p>
          </table:table-cell>
          <table:table-cell office:value-type="float" office:value="0.000856227" calcext:value-type="float">
            <text:p>0.000856227</text:p>
          </table:table-cell>
          <table:table-cell office:value-type="float" office:value="0.115842" calcext:value-type="float">
            <text:p>0.115842</text:p>
          </table:table-cell>
          <table:table-cell office:value-type="float" office:value="0.0256975" calcext:value-type="float">
            <text:p>0.0256975</text:p>
          </table:table-cell>
          <table:table-cell office:value-type="float" office:value="0.00733182" calcext:value-type="float">
            <text:p>0.00733182</text:p>
          </table:table-cell>
          <table:table-cell office:value-type="float" office:value="0.00518592" calcext:value-type="float">
            <text:p>0.00518592</text:p>
          </table:table-cell>
          <table:table-cell office:value-type="float" office:value="0.00214866" calcext:value-type="float">
            <text:p>0.00214866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929139" calcext:value-type="float">
            <text:p>0.0929139</text:p>
          </table:table-cell>
          <table:table-cell office:value-type="float" office:value="0.000787934" calcext:value-type="float">
            <text:p>0.000787934</text:p>
          </table:table-cell>
          <table:table-cell office:value-type="float" office:value="0.111615" calcext:value-type="float">
            <text:p>0.111615</text:p>
          </table:table-cell>
          <table:table-cell office:value-type="float" office:value="0.0251646" calcext:value-type="float">
            <text:p>0.0251646</text:p>
          </table:table-cell>
          <table:table-cell office:value-type="float" office:value="0.00766815" calcext:value-type="float">
            <text:p>0.00766815</text:p>
          </table:table-cell>
          <table:table-cell office:value-type="float" office:value="0.00612426" calcext:value-type="float">
            <text:p>0.00612426</text:p>
          </table:table-cell>
          <table:table-cell office:value-type="float" office:value="0.00212261" calcext:value-type="float">
            <text:p>0.00212261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984823" calcext:value-type="float">
            <text:p>0.0984823</text:p>
          </table:table-cell>
          <table:table-cell office:value-type="float" office:value="0.000771355" calcext:value-type="float">
            <text:p>0.000771355</text:p>
          </table:table-cell>
          <table:table-cell office:value-type="float" office:value="0.116537" calcext:value-type="float">
            <text:p>0.116537</text:p>
          </table:table-cell>
          <table:table-cell office:value-type="float" office:value="0.0272753" calcext:value-type="float">
            <text:p>0.0272753</text:p>
          </table:table-cell>
          <table:table-cell office:value-type="float" office:value="0.00762709" calcext:value-type="float">
            <text:p>0.00762709</text:p>
          </table:table-cell>
          <table:table-cell office:value-type="float" office:value="0.00525026" calcext:value-type="float">
            <text:p>0.00525026</text:p>
          </table:table-cell>
          <table:table-cell office:value-type="float" office:value="0.00215971" calcext:value-type="float">
            <text:p>0.00215971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936671" calcext:value-type="float">
            <text:p>0.0936671</text:p>
          </table:table-cell>
          <table:table-cell office:value-type="float" office:value="0.000737405" calcext:value-type="float">
            <text:p>0.000737405</text:p>
          </table:table-cell>
          <table:table-cell office:value-type="float" office:value="0.112599" calcext:value-type="float">
            <text:p>0.112599</text:p>
          </table:table-cell>
          <table:table-cell office:value-type="float" office:value="0.0252415" calcext:value-type="float">
            <text:p>0.0252415</text:p>
          </table:table-cell>
          <table:table-cell office:value-type="float" office:value="0.00700496" calcext:value-type="float">
            <text:p>0.00700496</text:p>
          </table:table-cell>
          <table:table-cell office:value-type="float" office:value="0.00497196" calcext:value-type="float">
            <text:p>0.00497196</text:p>
          </table:table-cell>
          <table:table-cell office:value-type="float" office:value="0.00213958" calcext:value-type="float">
            <text:p>0.00213958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93161" calcext:value-type="float">
            <text:p>0.093161</text:p>
          </table:table-cell>
          <table:table-cell office:value-type="float" office:value="0.000824647" calcext:value-type="float">
            <text:p>0.000824647</text:p>
          </table:table-cell>
          <table:table-cell office:value-type="float" office:value="0.11571" calcext:value-type="float">
            <text:p>0.11571</text:p>
          </table:table-cell>
          <table:table-cell office:value-type="float" office:value="0.0256766" calcext:value-type="float">
            <text:p>0.0256766</text:p>
          </table:table-cell>
          <table:table-cell office:value-type="float" office:value="0.00726589" calcext:value-type="float">
            <text:p>0.00726589</text:p>
          </table:table-cell>
          <table:table-cell office:value-type="float" office:value="0.0041035" calcext:value-type="float">
            <text:p>0.0041035</text:p>
          </table:table-cell>
          <table:table-cell office:value-type="float" office:value="0.00212182" calcext:value-type="float">
            <text:p>0.00212182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927501" calcext:value-type="float">
            <text:p>0.0927501</text:p>
          </table:table-cell>
          <table:table-cell office:value-type="float" office:value="0.000769776" calcext:value-type="float">
            <text:p>0.000769776</text:p>
          </table:table-cell>
          <table:table-cell office:value-type="float" office:value="0.116398" calcext:value-type="float">
            <text:p>0.116398</text:p>
          </table:table-cell>
          <table:table-cell office:value-type="float" office:value="0.0258404" calcext:value-type="float">
            <text:p>0.0258404</text:p>
          </table:table-cell>
          <table:table-cell office:value-type="float" office:value="0.00814344" calcext:value-type="float">
            <text:p>0.00814344</text:p>
          </table:table-cell>
          <table:table-cell office:value-type="float" office:value="0.00399928" calcext:value-type="float">
            <text:p>0.00399928</text:p>
          </table:table-cell>
          <table:table-cell office:value-type="float" office:value="0.00222327" calcext:value-type="float">
            <text:p>0.00222327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933923" calcext:value-type="float">
            <text:p>0.0933923</text:p>
          </table:table-cell>
          <table:table-cell office:value-type="float" office:value="0.000762275" calcext:value-type="float">
            <text:p>0.000762275</text:p>
          </table:table-cell>
          <table:table-cell office:value-type="float" office:value="0.117728" calcext:value-type="float">
            <text:p>0.117728</text:p>
          </table:table-cell>
          <table:table-cell office:value-type="float" office:value="0.0261728" calcext:value-type="float">
            <text:p>0.0261728</text:p>
          </table:table-cell>
          <table:table-cell office:value-type="float" office:value="0.00734168" calcext:value-type="float">
            <text:p>0.00734168</text:p>
          </table:table-cell>
          <table:table-cell office:value-type="float" office:value="0.00400678" calcext:value-type="float">
            <text:p>0.00400678</text:p>
          </table:table-cell>
          <table:table-cell office:value-type="float" office:value="0.00220393" calcext:value-type="float">
            <text:p>0.00220393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934879" calcext:value-type="float">
            <text:p>0.0934879</text:p>
          </table:table-cell>
          <table:table-cell office:value-type="float" office:value="0.000750432" calcext:value-type="float">
            <text:p>0.000750432</text:p>
          </table:table-cell>
          <table:table-cell office:value-type="float" office:value="0.118305" calcext:value-type="float">
            <text:p>0.118305</text:p>
          </table:table-cell>
          <table:table-cell office:value-type="float" office:value="0.026654" calcext:value-type="float">
            <text:p>0.026654</text:p>
          </table:table-cell>
          <table:table-cell office:value-type="float" office:value="0.00720194" calcext:value-type="float">
            <text:p>0.00720194</text:p>
          </table:table-cell>
          <table:table-cell office:value-type="float" office:value="0.00451128" calcext:value-type="float">
            <text:p>0.00451128</text:p>
          </table:table-cell>
          <table:table-cell office:value-type="float" office:value="0.00218419" calcext:value-type="float">
            <text:p>0.00218419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958639" calcext:value-type="float">
            <text:p>0.0958639</text:p>
          </table:table-cell>
          <table:table-cell office:value-type="float" office:value="0.000706614" calcext:value-type="float">
            <text:p>0.000706614</text:p>
          </table:table-cell>
          <table:table-cell office:value-type="float" office:value="0.11421" calcext:value-type="float">
            <text:p>0.11421</text:p>
          </table:table-cell>
          <table:table-cell office:value-type="float" office:value="0.0254634" calcext:value-type="float">
            <text:p>0.0254634</text:p>
          </table:table-cell>
          <table:table-cell office:value-type="float" office:value="0.00775618" calcext:value-type="float">
            <text:p>0.00775618</text:p>
          </table:table-cell>
          <table:table-cell office:value-type="float" office:value="0.00480458" calcext:value-type="float">
            <text:p>0.00480458</text:p>
          </table:table-cell>
          <table:table-cell office:value-type="float" office:value="0.00220077" calcext:value-type="float">
            <text:p>0.00220077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938321" calcext:value-type="float">
            <text:p>0.0938321</text:p>
          </table:table-cell>
          <table:table-cell office:value-type="float" office:value="0.000749643" calcext:value-type="float">
            <text:p>0.000749643</text:p>
          </table:table-cell>
          <table:table-cell office:value-type="float" office:value="0.11609" calcext:value-type="float">
            <text:p>0.11609</text:p>
          </table:table-cell>
          <table:table-cell office:value-type="float" office:value="0.0263425" calcext:value-type="float">
            <text:p>0.0263425</text:p>
          </table:table-cell>
          <table:table-cell office:value-type="float" office:value="0.00758012" calcext:value-type="float">
            <text:p>0.00758012</text:p>
          </table:table-cell>
          <table:table-cell office:value-type="float" office:value="0.00412205" calcext:value-type="float">
            <text:p>0.00412205</text:p>
          </table:table-cell>
          <table:table-cell office:value-type="float" office:value="0.00217511" calcext:value-type="float">
            <text:p>0.00217511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966025" calcext:value-type="float">
            <text:p>0.0966025</text:p>
          </table:table-cell>
          <table:table-cell office:value-type="float" office:value="0.000701877" calcext:value-type="float">
            <text:p>0.000701877</text:p>
          </table:table-cell>
          <table:table-cell office:value-type="float" office:value="0.118249" calcext:value-type="float">
            <text:p>0.118249</text:p>
          </table:table-cell>
          <table:table-cell office:value-type="float" office:value="0.0265442" calcext:value-type="float">
            <text:p>0.0265442</text:p>
          </table:table-cell>
          <table:table-cell office:value-type="float" office:value="0.00703022" calcext:value-type="float">
            <text:p>0.00703022</text:p>
          </table:table-cell>
          <table:table-cell office:value-type="float" office:value="0.00402691" calcext:value-type="float">
            <text:p>0.00402691</text:p>
          </table:table-cell>
          <table:table-cell office:value-type="float" office:value="0.00219406" calcext:value-type="float">
            <text:p>0.00219406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946934" calcext:value-type="float">
            <text:p>0.0946934</text:p>
          </table:table-cell>
          <table:table-cell office:value-type="float" office:value="0.00104216" calcext:value-type="float">
            <text:p>0.00104216</text:p>
          </table:table-cell>
          <table:table-cell office:value-type="float" office:value="0.111679" calcext:value-type="float">
            <text:p>0.111679</text:p>
          </table:table-cell>
          <table:table-cell office:value-type="float" office:value="0.0249435" calcext:value-type="float">
            <text:p>0.0249435</text:p>
          </table:table-cell>
          <table:table-cell office:value-type="float" office:value="0.00709694" calcext:value-type="float">
            <text:p>0.00709694</text:p>
          </table:table-cell>
          <table:table-cell office:value-type="float" office:value="0.00407152" calcext:value-type="float">
            <text:p>0.00407152</text:p>
          </table:table-cell>
          <table:table-cell office:value-type="float" office:value="0.00214629" calcext:value-type="float">
            <text:p>0.00214629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971887" calcext:value-type="float">
            <text:p>0.0971887</text:p>
          </table:table-cell>
          <table:table-cell office:value-type="float" office:value="0.0011969" calcext:value-type="float">
            <text:p>0.0011969</text:p>
          </table:table-cell>
          <table:table-cell office:value-type="float" office:value="0.113422" calcext:value-type="float">
            <text:p>0.113422</text:p>
          </table:table-cell>
          <table:table-cell office:value-type="float" office:value="0.0249486" calcext:value-type="float">
            <text:p>0.0249486</text:p>
          </table:table-cell>
          <table:table-cell office:value-type="float" office:value="0.00857372" calcext:value-type="float">
            <text:p>0.00857372</text:p>
          </table:table-cell>
          <table:table-cell office:value-type="float" office:value="0.00405178" calcext:value-type="float">
            <text:p>0.00405178</text:p>
          </table:table-cell>
          <table:table-cell office:value-type="float" office:value="0.00216011" calcext:value-type="float">
            <text:p>0.00216011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105738" calcext:value-type="float">
            <text:p>0.105738</text:p>
          </table:table-cell>
          <table:table-cell office:value-type="float" office:value="0.00125612" calcext:value-type="float">
            <text:p>0.00125612</text:p>
          </table:table-cell>
          <table:table-cell office:value-type="float" office:value="0.11558" calcext:value-type="float">
            <text:p>0.11558</text:p>
          </table:table-cell>
          <table:table-cell office:value-type="float" office:value="0.0255688" calcext:value-type="float">
            <text:p>0.0255688</text:p>
          </table:table-cell>
          <table:table-cell office:value-type="float" office:value="0.00927362" calcext:value-type="float">
            <text:p>0.00927362</text:p>
          </table:table-cell>
          <table:table-cell office:value-type="float" office:value="0.0040652" calcext:value-type="float">
            <text:p>0.0040652</text:p>
          </table:table-cell>
          <table:table-cell office:value-type="float" office:value="0.0021084" calcext:value-type="float">
            <text:p>0.0021084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106795" calcext:value-type="float">
            <text:p>0.106795</text:p>
          </table:table-cell>
          <table:table-cell office:value-type="float" office:value="0.000969522" calcext:value-type="float">
            <text:p>0.000969522</text:p>
          </table:table-cell>
          <table:table-cell office:value-type="float" office:value="0.124693" calcext:value-type="float">
            <text:p>0.124693</text:p>
          </table:table-cell>
          <table:table-cell office:value-type="float" office:value="0.0269536" calcext:value-type="float">
            <text:p>0.0269536</text:p>
          </table:table-cell>
          <table:table-cell office:value-type="float" office:value="0.00774315" calcext:value-type="float">
            <text:p>0.00774315</text:p>
          </table:table-cell>
          <table:table-cell office:value-type="float" office:value="0.00406955" calcext:value-type="float">
            <text:p>0.00406955</text:p>
          </table:table-cell>
          <table:table-cell office:value-type="float" office:value="0.00222051" calcext:value-type="float">
            <text:p>0.00222051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973016" calcext:value-type="float">
            <text:p>0.0973016</text:p>
          </table:table-cell>
          <table:table-cell office:value-type="float" office:value="0.000943863" calcext:value-type="float">
            <text:p>0.000943863</text:p>
          </table:table-cell>
          <table:table-cell office:value-type="float" office:value="0.117623" calcext:value-type="float">
            <text:p>0.117623</text:p>
          </table:table-cell>
          <table:table-cell office:value-type="float" office:value="0.0264203" calcext:value-type="float">
            <text:p>0.0264203</text:p>
          </table:table-cell>
          <table:table-cell office:value-type="float" office:value="0.00727892" calcext:value-type="float">
            <text:p>0.00727892</text:p>
          </table:table-cell>
          <table:table-cell office:value-type="float" office:value="0.00411573" calcext:value-type="float">
            <text:p>0.00411573</text:p>
          </table:table-cell>
          <table:table-cell office:value-type="float" office:value="0.00240841" calcext:value-type="float">
            <text:p>0.00240841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10117" calcext:value-type="float">
            <text:p>0.10117</text:p>
          </table:table-cell>
          <table:table-cell office:value-type="float" office:value="0.000856227" calcext:value-type="float">
            <text:p>0.000856227</text:p>
          </table:table-cell>
          <table:table-cell office:value-type="float" office:value="0.113939" calcext:value-type="float">
            <text:p>0.113939</text:p>
          </table:table-cell>
          <table:table-cell office:value-type="float" office:value="0.0251626" calcext:value-type="float">
            <text:p>0.0251626</text:p>
          </table:table-cell>
          <table:table-cell office:value-type="float" office:value="0.00900401" calcext:value-type="float">
            <text:p>0.00900401</text:p>
          </table:table-cell>
          <table:table-cell office:value-type="float" office:value="0.00409521" calcext:value-type="float">
            <text:p>0.00409521</text:p>
          </table:table-cell>
          <table:table-cell office:value-type="float" office:value="0.0030566" calcext:value-type="float">
            <text:p>0.003056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979419" calcext:value-type="float">
            <text:p>0.0979419</text:p>
          </table:table-cell>
          <table:table-cell office:value-type="float" office:value="0.000906756" calcext:value-type="float">
            <text:p>0.000906756</text:p>
          </table:table-cell>
          <table:table-cell office:value-type="float" office:value="0.117224" calcext:value-type="float">
            <text:p>0.117224</text:p>
          </table:table-cell>
          <table:table-cell office:value-type="float" office:value="0.0286337" calcext:value-type="float">
            <text:p>0.0286337</text:p>
          </table:table-cell>
          <table:table-cell office:value-type="float" office:value="0.00846003" calcext:value-type="float">
            <text:p>0.00846003</text:p>
          </table:table-cell>
          <table:table-cell office:value-type="float" office:value="0.0040881" calcext:value-type="float">
            <text:p>0.0040881</text:p>
          </table:table-cell>
          <table:table-cell office:value-type="float" office:value="0.00229077" calcext:value-type="float">
            <text:p>0.00229077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966585" calcext:value-type="float">
            <text:p>0.0966585</text:p>
          </table:table-cell>
          <table:table-cell office:value-type="float" office:value="0.000963996" calcext:value-type="float">
            <text:p>0.000963996</text:p>
          </table:table-cell>
          <table:table-cell office:value-type="float" office:value="0.115322" calcext:value-type="float">
            <text:p>0.115322</text:p>
          </table:table-cell>
          <table:table-cell office:value-type="float" office:value="0.0255088" calcext:value-type="float">
            <text:p>0.0255088</text:p>
          </table:table-cell>
          <table:table-cell office:value-type="float" office:value="0.00930718" calcext:value-type="float">
            <text:p>0.00930718</text:p>
          </table:table-cell>
          <table:table-cell office:value-type="float" office:value="0.00418521" calcext:value-type="float">
            <text:p>0.00418521</text:p>
          </table:table-cell>
          <table:table-cell office:value-type="float" office:value="0.00213405" calcext:value-type="float">
            <text:p>0.00213405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976229" calcext:value-type="float">
            <text:p>0.0976229</text:p>
          </table:table-cell>
          <table:table-cell office:value-type="float" office:value="0.000946232" calcext:value-type="float">
            <text:p>0.000946232</text:p>
          </table:table-cell>
          <table:table-cell office:value-type="float" office:value="0.11351" calcext:value-type="float">
            <text:p>0.11351</text:p>
          </table:table-cell>
          <table:table-cell office:value-type="float" office:value="0.0254385" calcext:value-type="float">
            <text:p>0.0254385</text:p>
          </table:table-cell>
          <table:table-cell office:value-type="float" office:value="0.00833647" calcext:value-type="float">
            <text:p>0.00833647</text:p>
          </table:table-cell>
          <table:table-cell office:value-type="float" office:value="0.00418245" calcext:value-type="float">
            <text:p>0.00418245</text:p>
          </table:table-cell>
          <table:table-cell office:value-type="float" office:value="0.00211984" calcext:value-type="float">
            <text:p>0.00211984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959867" calcext:value-type="float">
            <text:p>0.0959867</text:p>
          </table:table-cell>
          <table:table-cell office:value-type="float" office:value="0.000926889" calcext:value-type="float">
            <text:p>0.000926889</text:p>
          </table:table-cell>
          <table:table-cell office:value-type="float" office:value="0.115839" calcext:value-type="float">
            <text:p>0.115839</text:p>
          </table:table-cell>
          <table:table-cell office:value-type="float" office:value="0.0257322" calcext:value-type="float">
            <text:p>0.0257322</text:p>
          </table:table-cell>
          <table:table-cell office:value-type="float" office:value="0.00772578" calcext:value-type="float">
            <text:p>0.00772578</text:p>
          </table:table-cell>
          <table:table-cell office:value-type="float" office:value="0.00411573" calcext:value-type="float">
            <text:p>0.00411573</text:p>
          </table:table-cell>
          <table:table-cell office:value-type="float" office:value="0.00215221" calcext:value-type="float">
            <text:p>0.00215221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973762" calcext:value-type="float">
            <text:p>0.0973762</text:p>
          </table:table-cell>
          <table:table-cell office:value-type="float" office:value="0.000975049" calcext:value-type="float">
            <text:p>0.000975049</text:p>
          </table:table-cell>
          <table:table-cell office:value-type="float" office:value="0.11828" calcext:value-type="float">
            <text:p>0.11828</text:p>
          </table:table-cell>
          <table:table-cell office:value-type="float" office:value="0.0258838" calcext:value-type="float">
            <text:p>0.0258838</text:p>
          </table:table-cell>
          <table:table-cell office:value-type="float" office:value="0.00728208" calcext:value-type="float">
            <text:p>0.00728208</text:p>
          </table:table-cell>
          <table:table-cell office:value-type="float" office:value="0.00415916" calcext:value-type="float">
            <text:p>0.00415916</text:p>
          </table:table-cell>
          <table:table-cell office:value-type="float" office:value="0.00217787" calcext:value-type="float">
            <text:p>0.00217787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955362" calcext:value-type="float">
            <text:p>0.0955362</text:p>
          </table:table-cell>
          <table:table-cell office:value-type="float" office:value="0.00101137" calcext:value-type="float">
            <text:p>0.00101137</text:p>
          </table:table-cell>
          <table:table-cell office:value-type="float" office:value="0.114885" calcext:value-type="float">
            <text:p>0.114885</text:p>
          </table:table-cell>
          <table:table-cell office:value-type="float" office:value="0.0256059" calcext:value-type="float">
            <text:p>0.0256059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.00416429" calcext:value-type="float">
            <text:p>0.00416429</text:p>
          </table:table-cell>
          <table:table-cell office:value-type="float" office:value="0.0021309" calcext:value-type="float">
            <text:p>0.0021309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985427" calcext:value-type="float">
            <text:p>0.0985427</text:p>
          </table:table-cell>
          <table:table-cell office:value-type="float" office:value="0.000926494" calcext:value-type="float">
            <text:p>0.000926494</text:p>
          </table:table-cell>
          <table:table-cell office:value-type="float" office:value="0.119115" calcext:value-type="float">
            <text:p>0.119115</text:p>
          </table:table-cell>
          <table:table-cell office:value-type="float" office:value="0.0257867" calcext:value-type="float">
            <text:p>0.0257867</text:p>
          </table:table-cell>
          <table:table-cell office:value-type="float" office:value="0.00730063" calcext:value-type="float">
            <text:p>0.00730063</text:p>
          </table:table-cell>
          <table:table-cell office:value-type="float" office:value="0.00415442" calcext:value-type="float">
            <text:p>0.00415442</text:p>
          </table:table-cell>
          <table:table-cell office:value-type="float" office:value="0.002153" calcext:value-type="float">
            <text:p>0.002153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960747" calcext:value-type="float">
            <text:p>0.0960747</text:p>
          </table:table-cell>
          <table:table-cell office:value-type="float" office:value="0.00119059" calcext:value-type="float">
            <text:p>0.00119059</text:p>
          </table:table-cell>
          <table:table-cell office:value-type="float" office:value="0.112765" calcext:value-type="float">
            <text:p>0.112765</text:p>
          </table:table-cell>
          <table:table-cell office:value-type="float" office:value="0.0251267" calcext:value-type="float">
            <text:p>0.0251267</text:p>
          </table:table-cell>
          <table:table-cell office:value-type="float" office:value="0.00811857" calcext:value-type="float">
            <text:p>0.00811857</text:p>
          </table:table-cell>
          <table:table-cell office:value-type="float" office:value="0.00415797" calcext:value-type="float">
            <text:p>0.00415797</text:p>
          </table:table-cell>
          <table:table-cell office:value-type="float" office:value="0.00213958" calcext:value-type="float">
            <text:p>0.00213958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979605" calcext:value-type="float">
            <text:p>0.0979605</text:p>
          </table:table-cell>
          <table:table-cell office:value-type="float" office:value="0.00083491" calcext:value-type="float">
            <text:p>0.00083491</text:p>
          </table:table-cell>
          <table:table-cell office:value-type="float" office:value="0.113867" calcext:value-type="float">
            <text:p>0.113867</text:p>
          </table:table-cell>
          <table:table-cell office:value-type="float" office:value="0.0252897" calcext:value-type="float">
            <text:p>0.0252897</text:p>
          </table:table-cell>
          <table:table-cell office:value-type="float" office:value="0.00793382" calcext:value-type="float">
            <text:p>0.00793382</text:p>
          </table:table-cell>
          <table:table-cell office:value-type="float" office:value="0.00418126" calcext:value-type="float">
            <text:p>0.00418126</text:p>
          </table:table-cell>
          <table:table-cell office:value-type="float" office:value="0.00210642" calcext:value-type="float">
            <text:p>0.00210642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982186" calcext:value-type="float">
            <text:p>0.0982186</text:p>
          </table:table-cell>
          <table:table-cell office:value-type="float" office:value="0.0008357" calcext:value-type="float">
            <text:p>0.0008357</text:p>
          </table:table-cell>
          <table:table-cell office:value-type="float" office:value="0.117077" calcext:value-type="float">
            <text:p>0.117077</text:p>
          </table:table-cell>
          <table:table-cell office:value-type="float" office:value="0.0283929" calcext:value-type="float">
            <text:p>0.0283929</text:p>
          </table:table-cell>
          <table:table-cell office:value-type="float" office:value="0.00812528" calcext:value-type="float">
            <text:p>0.00812528</text:p>
          </table:table-cell>
          <table:table-cell office:value-type="float" office:value="0.00424008" calcext:value-type="float">
            <text:p>0.00424008</text:p>
          </table:table-cell>
          <table:table-cell office:value-type="float" office:value="0.00224617" calcext:value-type="float">
            <text:p>0.0022461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102641" calcext:value-type="float">
            <text:p>0.102641</text:p>
          </table:table-cell>
          <table:table-cell office:value-type="float" office:value="0.000749248" calcext:value-type="float">
            <text:p>0.000749248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24979" calcext:value-type="float">
            <text:p>0.024979</text:p>
          </table:table-cell>
          <table:table-cell office:value-type="float" office:value="0.00781974" calcext:value-type="float">
            <text:p>0.00781974</text:p>
          </table:table-cell>
          <table:table-cell office:value-type="float" office:value="0.0042014" calcext:value-type="float">
            <text:p>0.0042014</text:p>
          </table:table-cell>
          <table:table-cell office:value-type="float" office:value="0.00219011" calcext:value-type="float">
            <text:p>0.00219011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9851" calcext:value-type="float">
            <text:p>0.09851</text:p>
          </table:table-cell>
          <table:table-cell office:value-type="float" office:value="0.000842016" calcext:value-type="float">
            <text:p>0.000842016</text:p>
          </table:table-cell>
          <table:table-cell office:value-type="float" office:value="0.116844" calcext:value-type="float">
            <text:p>0.116844</text:p>
          </table:table-cell>
          <table:table-cell office:value-type="float" office:value="0.0260713" calcext:value-type="float">
            <text:p>0.0260713</text:p>
          </table:table-cell>
          <table:table-cell office:value-type="float" office:value="0.00773526" calcext:value-type="float">
            <text:p>0.00773526</text:p>
          </table:table-cell>
          <table:table-cell office:value-type="float" office:value="0.00419784" calcext:value-type="float">
            <text:p>0.00419784</text:p>
          </table:table-cell>
          <table:table-cell office:value-type="float" office:value="0.00216603" calcext:value-type="float">
            <text:p>0.00216603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976411" calcext:value-type="float">
            <text:p>0.0976411</text:p>
          </table:table-cell>
          <table:table-cell office:value-type="float" office:value="0.00077017" calcext:value-type="float">
            <text:p>0.00077017</text:p>
          </table:table-cell>
          <table:table-cell office:value-type="float" office:value="0.119999" calcext:value-type="float">
            <text:p>0.119999</text:p>
          </table:table-cell>
          <table:table-cell office:value-type="float" office:value="0.0264925" calcext:value-type="float">
            <text:p>0.0264925</text:p>
          </table:table-cell>
          <table:table-cell office:value-type="float" office:value="0.00743564" calcext:value-type="float">
            <text:p>0.00743564</text:p>
          </table:table-cell>
          <table:table-cell office:value-type="float" office:value="0.00423021" calcext:value-type="float">
            <text:p>0.00423021</text:p>
          </table:table-cell>
          <table:table-cell office:value-type="float" office:value="0.00213208" calcext:value-type="float">
            <text:p>0.00213208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100309" calcext:value-type="float">
            <text:p>0.100309</text:p>
          </table:table-cell>
          <table:table-cell office:value-type="float" office:value="0.000793856" calcext:value-type="float">
            <text:p>0.000793856</text:p>
          </table:table-cell>
          <table:table-cell office:value-type="float" office:value="0.113545" calcext:value-type="float">
            <text:p>0.113545</text:p>
          </table:table-cell>
          <table:table-cell office:value-type="float" office:value="0.0253311" calcext:value-type="float">
            <text:p>0.0253311</text:p>
          </table:table-cell>
          <table:table-cell office:value-type="float" office:value="0.00797764" calcext:value-type="float">
            <text:p>0.00797764</text:p>
          </table:table-cell>
          <table:table-cell office:value-type="float" office:value="0.00428666" calcext:value-type="float">
            <text:p>0.00428666</text:p>
          </table:table-cell>
          <table:table-cell office:value-type="float" office:value="0.00217985" calcext:value-type="float">
            <text:p>0.00217985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980694" calcext:value-type="float">
            <text:p>0.0980694</text:p>
          </table:table-cell>
          <table:table-cell office:value-type="float" office:value="0.000730695" calcext:value-type="float">
            <text:p>0.000730695</text:p>
          </table:table-cell>
          <table:table-cell office:value-type="float" office:value="0.116845" calcext:value-type="float">
            <text:p>0.116845</text:p>
          </table:table-cell>
          <table:table-cell office:value-type="float" office:value="0.0256789" calcext:value-type="float">
            <text:p>0.0256789</text:p>
          </table:table-cell>
          <table:table-cell office:value-type="float" office:value="0.00850187" calcext:value-type="float">
            <text:p>0.00850187</text:p>
          </table:table-cell>
          <table:table-cell office:value-type="float" office:value="0.00425192" calcext:value-type="float">
            <text:p>0.00425192</text:p>
          </table:table-cell>
          <table:table-cell office:value-type="float" office:value="0.00223906" calcext:value-type="float">
            <text:p>0.00223906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971362" calcext:value-type="float">
            <text:p>0.0971362</text:p>
          </table:table-cell>
          <table:table-cell office:value-type="float" office:value="0.000767802" calcext:value-type="float">
            <text:p>0.000767802</text:p>
          </table:table-cell>
          <table:table-cell office:value-type="float" office:value="0.116425" calcext:value-type="float">
            <text:p>0.116425</text:p>
          </table:table-cell>
          <table:table-cell office:value-type="float" office:value="0.0259047" calcext:value-type="float">
            <text:p>0.0259047</text:p>
          </table:table-cell>
          <table:table-cell office:value-type="float" office:value="0.00788921" calcext:value-type="float">
            <text:p>0.00788921</text:p>
          </table:table-cell>
          <table:table-cell office:value-type="float" office:value="0.0042389" calcext:value-type="float">
            <text:p>0.0042389</text:p>
          </table:table-cell>
          <table:table-cell office:value-type="float" office:value="0.00219327" calcext:value-type="float">
            <text:p>0.00219327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989769" calcext:value-type="float">
            <text:p>0.0989769</text:p>
          </table:table-cell>
          <table:table-cell office:value-type="float" office:value="0.000735037" calcext:value-type="float">
            <text:p>0.000735037</text:p>
          </table:table-cell>
          <table:table-cell office:value-type="float" office:value="0.11483" calcext:value-type="float">
            <text:p>0.11483</text:p>
          </table:table-cell>
          <table:table-cell office:value-type="float" office:value="0.0256785" calcext:value-type="float">
            <text:p>0.0256785</text:p>
          </table:table-cell>
          <table:table-cell office:value-type="float" office:value="0.00747945" calcext:value-type="float">
            <text:p>0.00747945</text:p>
          </table:table-cell>
          <table:table-cell office:value-type="float" office:value="0.00463207" calcext:value-type="float">
            <text:p>0.00463207</text:p>
          </table:table-cell>
          <table:table-cell office:value-type="float" office:value="0.00221182" calcext:value-type="float">
            <text:p>0.00221182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993046" calcext:value-type="float">
            <text:p>0.0993046</text:p>
          </table:table-cell>
          <table:table-cell office:value-type="float" office:value="0.000778065" calcext:value-type="float">
            <text:p>0.000778065</text:p>
          </table:table-cell>
          <table:table-cell office:value-type="float" office:value="0.117697" calcext:value-type="float">
            <text:p>0.117697</text:p>
          </table:table-cell>
          <table:table-cell office:value-type="float" office:value="0.026303" calcext:value-type="float">
            <text:p>0.026303</text:p>
          </table:table-cell>
          <table:table-cell office:value-type="float" office:value="0.00754972" calcext:value-type="float">
            <text:p>0.00754972</text:p>
          </table:table-cell>
          <table:table-cell office:value-type="float" office:value="0.00427364" calcext:value-type="float">
            <text:p>0.00427364</text:p>
          </table:table-cell>
          <table:table-cell office:value-type="float" office:value="0.00221932" calcext:value-type="float">
            <text:p>0.00221932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984539" calcext:value-type="float">
            <text:p>0.0984539</text:p>
          </table:table-cell>
          <table:table-cell office:value-type="float" office:value="0.000719641" calcext:value-type="float">
            <text:p>0.000719641</text:p>
          </table:table-cell>
          <table:table-cell office:value-type="float" office:value="0.115549" calcext:value-type="float">
            <text:p>0.115549</text:p>
          </table:table-cell>
          <table:table-cell office:value-type="float" office:value="0.0264013" calcext:value-type="float">
            <text:p>0.0264013</text:p>
          </table:table-cell>
          <table:table-cell office:value-type="float" office:value="0.00755485" calcext:value-type="float">
            <text:p>0.00755485</text:p>
          </table:table-cell>
          <table:table-cell office:value-type="float" office:value="0.00430956" calcext:value-type="float">
            <text:p>0.00430956</text:p>
          </table:table-cell>
          <table:table-cell office:value-type="float" office:value="0.00213248" calcext:value-type="float">
            <text:p>0.00213248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105001" calcext:value-type="float">
            <text:p>0.105001</text:p>
          </table:table-cell>
          <table:table-cell office:value-type="float" office:value="0.000736221" calcext:value-type="float">
            <text:p>0.000736221</text:p>
          </table:table-cell>
          <table:table-cell office:value-type="float" office:value="0.117309" calcext:value-type="float">
            <text:p>0.117309</text:p>
          </table:table-cell>
          <table:table-cell office:value-type="float" office:value="0.0277482" calcext:value-type="float">
            <text:p>0.0277482</text:p>
          </table:table-cell>
          <table:table-cell office:value-type="float" office:value="0.00765986" calcext:value-type="float">
            <text:p>0.00765986</text:p>
          </table:table-cell>
          <table:table-cell office:value-type="float" office:value="0.00431548" calcext:value-type="float">
            <text:p>0.00431548</text:p>
          </table:table-cell>
          <table:table-cell office:value-type="float" office:value="0.00212498" calcext:value-type="float">
            <text:p>0.0021249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994049" calcext:value-type="float">
            <text:p>0.0994049</text:p>
          </table:table-cell>
          <table:table-cell office:value-type="float" office:value="0.000719247" calcext:value-type="float">
            <text:p>0.000719247</text:p>
          </table:table-cell>
          <table:table-cell office:value-type="float" office:value="0.111744" calcext:value-type="float">
            <text:p>0.111744</text:p>
          </table:table-cell>
          <table:table-cell office:value-type="float" office:value="0.0249352" calcext:value-type="float">
            <text:p>0.0249352</text:p>
          </table:table-cell>
          <table:table-cell office:value-type="float" office:value="0.00834437" calcext:value-type="float">
            <text:p>0.00834437</text:p>
          </table:table-cell>
          <table:table-cell office:value-type="float" office:value="0.00439917" calcext:value-type="float">
            <text:p>0.00439917</text:p>
          </table:table-cell>
          <table:table-cell office:value-type="float" office:value="0.00216011" calcext:value-type="float">
            <text:p>0.00216011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102099" calcext:value-type="float">
            <text:p>0.102099</text:p>
          </table:table-cell>
          <table:table-cell office:value-type="float" office:value="0.000738195" calcext:value-type="float">
            <text:p>0.000738195</text:p>
          </table:table-cell>
          <table:table-cell office:value-type="float" office:value="0.11982" calcext:value-type="float">
            <text:p>0.11982</text:p>
          </table:table-cell>
          <table:table-cell office:value-type="float" office:value="0.0261862" calcext:value-type="float">
            <text:p>0.0261862</text:p>
          </table:table-cell>
          <table:table-cell office:value-type="float" office:value="0.00838226" calcext:value-type="float">
            <text:p>0.00838226</text:p>
          </table:table-cell>
          <table:table-cell office:value-type="float" office:value="0.00431193" calcext:value-type="float">
            <text:p>0.00431193</text:p>
          </table:table-cell>
          <table:table-cell office:value-type="float" office:value="0.00217353" calcext:value-type="float">
            <text:p>0.00217353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997388" calcext:value-type="float">
            <text:p>0.0997388</text:p>
          </table:table-cell>
          <table:table-cell office:value-type="float" office:value="0.00069793" calcext:value-type="float">
            <text:p>0.00069793</text:p>
          </table:table-cell>
          <table:table-cell office:value-type="float" office:value="0.113693" calcext:value-type="float">
            <text:p>0.113693</text:p>
          </table:table-cell>
          <table:table-cell office:value-type="float" office:value="0.0252747" calcext:value-type="float">
            <text:p>0.0252747</text:p>
          </table:table-cell>
          <table:table-cell office:value-type="float" office:value="0.00785092" calcext:value-type="float">
            <text:p>0.00785092</text:p>
          </table:table-cell>
          <table:table-cell office:value-type="float" office:value="0.00433048" calcext:value-type="float">
            <text:p>0.00433048</text:p>
          </table:table-cell>
          <table:table-cell office:value-type="float" office:value="0.00216406" calcext:value-type="float">
            <text:p>0.00216406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100874" calcext:value-type="float">
            <text:p>0.100874</text:p>
          </table:table-cell>
          <table:table-cell office:value-type="float" office:value="0.000749248" calcext:value-type="float">
            <text:p>0.000749248</text:p>
          </table:table-cell>
          <table:table-cell office:value-type="float" office:value="0.115035" calcext:value-type="float">
            <text:p>0.115035</text:p>
          </table:table-cell>
          <table:table-cell office:value-type="float" office:value="0.0256035" calcext:value-type="float">
            <text:p>0.0256035</text:p>
          </table:table-cell>
          <table:table-cell office:value-type="float" office:value="0.0074759" calcext:value-type="float">
            <text:p>0.0074759</text:p>
          </table:table-cell>
          <table:table-cell office:value-type="float" office:value="0.00435772" calcext:value-type="float">
            <text:p>0.00435772</text:p>
          </table:table-cell>
          <table:table-cell office:value-type="float" office:value="0.00207524" calcext:value-type="float">
            <text:p>0.00207524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0996745" calcext:value-type="float">
            <text:p>0.0996745</text:p>
          </table:table-cell>
          <table:table-cell office:value-type="float" office:value="0.000701088" calcext:value-type="float">
            <text:p>0.000701088</text:p>
          </table:table-cell>
          <table:table-cell office:value-type="float" office:value="0.114547" calcext:value-type="float">
            <text:p>0.114547</text:p>
          </table:table-cell>
          <table:table-cell office:value-type="float" office:value="0.0255143" calcext:value-type="float">
            <text:p>0.0255143</text:p>
          </table:table-cell>
          <table:table-cell office:value-type="float" office:value="0.00782487" calcext:value-type="float">
            <text:p>0.00782487</text:p>
          </table:table-cell>
          <table:table-cell office:value-type="float" office:value="0.00438417" calcext:value-type="float">
            <text:p>0.00438417</text:p>
          </table:table-cell>
          <table:table-cell office:value-type="float" office:value="0.00217116" calcext:value-type="float">
            <text:p>0.00217116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100772" calcext:value-type="float">
            <text:p>0.100772</text:p>
          </table:table-cell>
          <table:table-cell office:value-type="float" office:value="0.000725168" calcext:value-type="float">
            <text:p>0.000725168</text:p>
          </table:table-cell>
          <table:table-cell office:value-type="float" office:value="0.11591" calcext:value-type="float">
            <text:p>0.11591</text:p>
          </table:table-cell>
          <table:table-cell office:value-type="float" office:value="0.0258838" calcext:value-type="float">
            <text:p>0.0258838</text:p>
          </table:table-cell>
          <table:table-cell office:value-type="float" office:value="0.00856385" calcext:value-type="float">
            <text:p>0.00856385</text:p>
          </table:table-cell>
          <table:table-cell office:value-type="float" office:value="0.00436364" calcext:value-type="float">
            <text:p>0.00436364</text:p>
          </table:table-cell>
          <table:table-cell office:value-type="float" office:value="0.00218656" calcext:value-type="float">
            <text:p>0.00218656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102009" calcext:value-type="float">
            <text:p>0.102009</text:p>
          </table:table-cell>
          <table:table-cell office:value-type="float" office:value="0.000704641" calcext:value-type="float">
            <text:p>0.000704641</text:p>
          </table:table-cell>
          <table:table-cell office:value-type="float" office:value="0.116408" calcext:value-type="float">
            <text:p>0.116408</text:p>
          </table:table-cell>
          <table:table-cell office:value-type="float" office:value="0.0249052" calcext:value-type="float">
            <text:p>0.0249052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0.00437864" calcext:value-type="float">
            <text:p>0.00437864</text:p>
          </table:table-cell>
          <table:table-cell office:value-type="float" office:value="0.00218419" calcext:value-type="float">
            <text:p>0.00218419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10121" calcext:value-type="float">
            <text:p>0.10121</text:p>
          </table:table-cell>
          <table:table-cell office:value-type="float" office:value="0.000736616" calcext:value-type="float">
            <text:p>0.000736616</text:p>
          </table:table-cell>
          <table:table-cell office:value-type="float" office:value="0.11573" calcext:value-type="float">
            <text:p>0.11573</text:p>
          </table:table-cell>
          <table:table-cell office:value-type="float" office:value="0.0278742" calcext:value-type="float">
            <text:p>0.0278742</text:p>
          </table:table-cell>
          <table:table-cell office:value-type="float" office:value="0.0126587" calcext:value-type="float">
            <text:p>0.0126587</text:p>
          </table:table-cell>
          <table:table-cell office:value-type="float" office:value="0.00451049" calcext:value-type="float">
            <text:p>0.00451049</text:p>
          </table:table-cell>
          <table:table-cell office:value-type="float" office:value="0.00212379" calcext:value-type="float">
            <text:p>0.00212379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101604" calcext:value-type="float">
            <text:p>0.101604</text:p>
          </table:table-cell>
          <table:table-cell office:value-type="float" office:value="0.000690035" calcext:value-type="float">
            <text:p>0.000690035</text:p>
          </table:table-cell>
          <table:table-cell office:value-type="float" office:value="0.116989" calcext:value-type="float">
            <text:p>0.116989</text:p>
          </table:table-cell>
          <table:table-cell office:value-type="float" office:value="0.0274159" calcext:value-type="float">
            <text:p>0.0274159</text:p>
          </table:table-cell>
          <table:table-cell office:value-type="float" office:value="0.00978286" calcext:value-type="float">
            <text:p>0.00978286</text:p>
          </table:table-cell>
          <table:table-cell office:value-type="float" office:value="0.00442206" calcext:value-type="float">
            <text:p>0.00442206</text:p>
          </table:table-cell>
          <table:table-cell office:value-type="float" office:value="0.00214827" calcext:value-type="float">
            <text:p>0.00214827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105121" calcext:value-type="float">
            <text:p>0.105121</text:p>
          </table:table-cell>
          <table:table-cell office:value-type="float" office:value="0.00072951" calcext:value-type="float">
            <text:p>0.00072951</text:p>
          </table:table-cell>
          <table:table-cell office:value-type="float" office:value="0.115138" calcext:value-type="float">
            <text:p>0.115138</text:p>
          </table:table-cell>
          <table:table-cell office:value-type="float" office:value="0.0302905" calcext:value-type="float">
            <text:p>0.0302905</text:p>
          </table:table-cell>
          <table:table-cell office:value-type="float" office:value="0.00919073" calcext:value-type="float">
            <text:p>0.00919073</text:p>
          </table:table-cell>
          <table:table-cell office:value-type="float" office:value="0.00442956" calcext:value-type="float">
            <text:p>0.00442956</text:p>
          </table:table-cell>
          <table:table-cell office:value-type="float" office:value="0.0021834" calcext:value-type="float">
            <text:p>0.002183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102304" calcext:value-type="float">
            <text:p>0.102304</text:p>
          </table:table-cell>
          <table:table-cell office:value-type="float" office:value="0.000717273" calcext:value-type="float">
            <text:p>0.000717273</text:p>
          </table:table-cell>
          <table:table-cell office:value-type="float" office:value="0.118869" calcext:value-type="float">
            <text:p>0.118869</text:p>
          </table:table-cell>
          <table:table-cell office:value-type="float" office:value="0.0263058" calcext:value-type="float">
            <text:p>0.0263058</text:p>
          </table:table-cell>
          <table:table-cell office:value-type="float" office:value="0.00810159" calcext:value-type="float">
            <text:p>0.00810159</text:p>
          </table:table-cell>
          <table:table-cell office:value-type="float" office:value="0.00569594" calcext:value-type="float">
            <text:p>0.00569594</text:p>
          </table:table-cell>
          <table:table-cell office:value-type="float" office:value="0.00221577" calcext:value-type="float">
            <text:p>0.00221577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104978" calcext:value-type="float">
            <text:p>0.104978</text:p>
          </table:table-cell>
          <table:table-cell office:value-type="float" office:value="0.00072951" calcext:value-type="float">
            <text:p>0.00072951</text:p>
          </table:table-cell>
          <table:table-cell office:value-type="float" office:value="0.110509" calcext:value-type="float">
            <text:p>0.110509</text:p>
          </table:table-cell>
          <table:table-cell office:value-type="float" office:value="0.0248973" calcext:value-type="float">
            <text:p>0.0248973</text:p>
          </table:table-cell>
          <table:table-cell office:value-type="float" office:value="0.00868781" calcext:value-type="float">
            <text:p>0.00868781</text:p>
          </table:table-cell>
          <table:table-cell office:value-type="float" office:value="0.00554199" calcext:value-type="float">
            <text:p>0.00554199</text:p>
          </table:table-cell>
          <table:table-cell office:value-type="float" office:value="0.00210563" calcext:value-type="float">
            <text:p>0.00210563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10297" calcext:value-type="float">
            <text:p>0.10297</text:p>
          </table:table-cell>
          <table:table-cell office:value-type="float" office:value="0.00077096" calcext:value-type="float">
            <text:p>0.00077096</text:p>
          </table:table-cell>
          <table:table-cell office:value-type="float" office:value="0.117106" calcext:value-type="float">
            <text:p>0.117106</text:p>
          </table:table-cell>
          <table:table-cell office:value-type="float" office:value="0.0269623" calcext:value-type="float">
            <text:p>0.0269623</text:p>
          </table:table-cell>
          <table:table-cell office:value-type="float" office:value="0.00907585" calcext:value-type="float">
            <text:p>0.00907585</text:p>
          </table:table-cell>
          <table:table-cell office:value-type="float" office:value="0.0058953" calcext:value-type="float">
            <text:p>0.0058953</text:p>
          </table:table-cell>
          <table:table-cell office:value-type="float" office:value="0.00224419" calcext:value-type="float">
            <text:p>0.00224419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103911" calcext:value-type="float">
            <text:p>0.103911</text:p>
          </table:table-cell>
          <table:table-cell office:value-type="float" office:value="0.000731089" calcext:value-type="float">
            <text:p>0.000731089</text:p>
          </table:table-cell>
          <table:table-cell office:value-type="float" office:value="0.111072" calcext:value-type="float">
            <text:p>0.111072</text:p>
          </table:table-cell>
          <table:table-cell office:value-type="float" office:value="0.0288536" calcext:value-type="float">
            <text:p>0.0288536</text:p>
          </table:table-cell>
          <table:table-cell office:value-type="float" office:value="0.00909914" calcext:value-type="float">
            <text:p>0.00909914</text:p>
          </table:table-cell>
          <table:table-cell office:value-type="float" office:value="0.00810988" calcext:value-type="float">
            <text:p>0.00810988</text:p>
          </table:table-cell>
          <table:table-cell office:value-type="float" office:value="0.0021384" calcext:value-type="float">
            <text:p>0.0021384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103485" calcext:value-type="float">
            <text:p>0.103485</text:p>
          </table:table-cell>
          <table:table-cell office:value-type="float" office:value="0.000750827" calcext:value-type="float">
            <text:p>0.000750827</text:p>
          </table:table-cell>
          <table:table-cell office:value-type="float" office:value="0.11428" calcext:value-type="float">
            <text:p>0.11428</text:p>
          </table:table-cell>
          <table:table-cell office:value-type="float" office:value="0.0257188" calcext:value-type="float">
            <text:p>0.0257188</text:p>
          </table:table-cell>
          <table:table-cell office:value-type="float" office:value="0.00907467" calcext:value-type="float">
            <text:p>0.00907467</text:p>
          </table:table-cell>
          <table:table-cell office:value-type="float" office:value="0.00633506" calcext:value-type="float">
            <text:p>0.00633506</text:p>
          </table:table-cell>
          <table:table-cell office:value-type="float" office:value="0.00217629" calcext:value-type="float">
            <text:p>0.00217629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103508" calcext:value-type="float">
            <text:p>0.103508</text:p>
          </table:table-cell>
          <table:table-cell office:value-type="float" office:value="0.000736221" calcext:value-type="float">
            <text:p>0.000736221</text:p>
          </table:table-cell>
          <table:table-cell office:value-type="float" office:value="0.115881" calcext:value-type="float">
            <text:p>0.115881</text:p>
          </table:table-cell>
          <table:table-cell office:value-type="float" office:value="0.0261037" calcext:value-type="float">
            <text:p>0.0261037</text:p>
          </table:table-cell>
          <table:table-cell office:value-type="float" office:value="0.00906124" calcext:value-type="float">
            <text:p>0.00906124</text:p>
          </table:table-cell>
          <table:table-cell office:value-type="float" office:value="0.00527434" calcext:value-type="float">
            <text:p>0.00527434</text:p>
          </table:table-cell>
          <table:table-cell office:value-type="float" office:value="0.00220866" calcext:value-type="float">
            <text:p>0.00220866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103232" calcext:value-type="float">
            <text:p>0.103232</text:p>
          </table:table-cell>
          <table:table-cell office:value-type="float" office:value="0.000791092" calcext:value-type="float">
            <text:p>0.000791092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0.0262371" calcext:value-type="float">
            <text:p>0.0262371</text:p>
          </table:table-cell>
          <table:table-cell office:value-type="float" office:value="0.0091323" calcext:value-type="float">
            <text:p>0.0091323</text:p>
          </table:table-cell>
          <table:table-cell office:value-type="float" office:value="0.00487603" calcext:value-type="float">
            <text:p>0.00487603</text:p>
          </table:table-cell>
          <table:table-cell office:value-type="float" office:value="0.00220353" calcext:value-type="float">
            <text:p>0.00220353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103084" calcext:value-type="float">
            <text:p>0.103084</text:p>
          </table:table-cell>
          <table:table-cell office:value-type="float" office:value="0.000807277" calcext:value-type="float">
            <text:p>0.000807277</text:p>
          </table:table-cell>
          <table:table-cell office:value-type="float" office:value="0.114752" calcext:value-type="float">
            <text:p>0.114752</text:p>
          </table:table-cell>
          <table:table-cell office:value-type="float" office:value="0.0256126" calcext:value-type="float">
            <text:p>0.0256126</text:p>
          </table:table-cell>
          <table:table-cell office:value-type="float" office:value="0.00943745" calcext:value-type="float">
            <text:p>0.00943745</text:p>
          </table:table-cell>
          <table:table-cell office:value-type="float" office:value="0.00462852" calcext:value-type="float">
            <text:p>0.00462852</text:p>
          </table:table-cell>
          <table:table-cell office:value-type="float" office:value="0.00218221" calcext:value-type="float">
            <text:p>0.00218221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103162" calcext:value-type="float">
            <text:p>0.103162</text:p>
          </table:table-cell>
          <table:table-cell office:value-type="float" office:value="0.00092452" calcext:value-type="float">
            <text:p>0.00092452</text:p>
          </table:table-cell>
          <table:table-cell office:value-type="float" office:value="0.121561" calcext:value-type="float">
            <text:p>0.121561</text:p>
          </table:table-cell>
          <table:table-cell office:value-type="float" office:value="0.0272666" calcext:value-type="float">
            <text:p>0.0272666</text:p>
          </table:table-cell>
          <table:table-cell office:value-type="float" office:value="0.0091623" calcext:value-type="float">
            <text:p>0.0091623</text:p>
          </table:table-cell>
          <table:table-cell office:value-type="float" office:value="0.00469168" calcext:value-type="float">
            <text:p>0.00469168</text:p>
          </table:table-cell>
          <table:table-cell office:value-type="float" office:value="0.00211234" calcext:value-type="float">
            <text:p>0.00211234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105844" calcext:value-type="float">
            <text:p>0.105844</text:p>
          </table:table-cell>
          <table:table-cell office:value-type="float" office:value="0.00085149" calcext:value-type="float">
            <text:p>0.00085149</text:p>
          </table:table-cell>
          <table:table-cell office:value-type="float" office:value="0.116895" calcext:value-type="float">
            <text:p>0.116895</text:p>
          </table:table-cell>
          <table:table-cell office:value-type="float" office:value="0.0258518" calcext:value-type="float">
            <text:p>0.0258518</text:p>
          </table:table-cell>
          <table:table-cell office:value-type="float" office:value="0.00818883" calcext:value-type="float">
            <text:p>0.00818883</text:p>
          </table:table-cell>
          <table:table-cell office:value-type="float" office:value="0.00456102" calcext:value-type="float">
            <text:p>0.00456102</text:p>
          </table:table-cell>
          <table:table-cell office:value-type="float" office:value="0.00224656" calcext:value-type="float">
            <text:p>0.0022465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106668" calcext:value-type="float">
            <text:p>0.106668</text:p>
          </table:table-cell>
          <table:table-cell office:value-type="float" office:value="0.000886624" calcext:value-type="float">
            <text:p>0.000886624</text:p>
          </table:table-cell>
          <table:table-cell office:value-type="float" office:value="0.113057" calcext:value-type="float">
            <text:p>0.113057</text:p>
          </table:table-cell>
          <table:table-cell office:value-type="float" office:value="0.025896" calcext:value-type="float">
            <text:p>0.025896</text:p>
          </table:table-cell>
          <table:table-cell office:value-type="float" office:value="0.00810593" calcext:value-type="float">
            <text:p>0.00810593</text:p>
          </table:table-cell>
          <table:table-cell office:value-type="float" office:value="0.00459694" calcext:value-type="float">
            <text:p>0.00459694</text:p>
          </table:table-cell>
          <table:table-cell office:value-type="float" office:value="0.00216761" calcext:value-type="float">
            <text:p>0.00216761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104428" calcext:value-type="float">
            <text:p>0.104428</text:p>
          </table:table-cell>
          <table:table-cell office:value-type="float" office:value="0.000798988" calcext:value-type="float">
            <text:p>0.000798988</text:p>
          </table:table-cell>
          <table:table-cell office:value-type="float" office:value="0.117969" calcext:value-type="float">
            <text:p>0.117969</text:p>
          </table:table-cell>
          <table:table-cell office:value-type="float" office:value="0.0272114" calcext:value-type="float">
            <text:p>0.0272114</text:p>
          </table:table-cell>
          <table:table-cell office:value-type="float" office:value="0.00768907" calcext:value-type="float">
            <text:p>0.00768907</text:p>
          </table:table-cell>
          <table:table-cell office:value-type="float" office:value="0.00458628" calcext:value-type="float">
            <text:p>0.00458628</text:p>
          </table:table-cell>
          <table:table-cell office:value-type="float" office:value="0.00213603" calcext:value-type="float">
            <text:p>0.00213603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105949" calcext:value-type="float">
            <text:p>0.105949</text:p>
          </table:table-cell>
          <table:table-cell office:value-type="float" office:value="0.000860175" calcext:value-type="float">
            <text:p>0.000860175</text:p>
          </table:table-cell>
          <table:table-cell office:value-type="float" office:value="0.117832" calcext:value-type="float">
            <text:p>0.117832</text:p>
          </table:table-cell>
          <table:table-cell office:value-type="float" office:value="0.0264029" calcext:value-type="float">
            <text:p>0.0264029</text:p>
          </table:table-cell>
          <table:table-cell office:value-type="float" office:value="0.00795079" calcext:value-type="float">
            <text:p>0.00795079</text:p>
          </table:table-cell>
          <table:table-cell office:value-type="float" office:value="0.00484288" calcext:value-type="float">
            <text:p>0.00484288</text:p>
          </table:table-cell>
          <table:table-cell office:value-type="float" office:value="0.00220432" calcext:value-type="float">
            <text:p>0.00220432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107516" calcext:value-type="float">
            <text:p>0.107516</text:p>
          </table:table-cell>
          <table:table-cell office:value-type="float" office:value="0.000865701" calcext:value-type="float">
            <text:p>0.000865701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0249869" calcext:value-type="float">
            <text:p>0.0249869</text:p>
          </table:table-cell>
          <table:table-cell office:value-type="float" office:value="0.00882518" calcext:value-type="float">
            <text:p>0.00882518</text:p>
          </table:table-cell>
          <table:table-cell office:value-type="float" office:value="0.00462931" calcext:value-type="float">
            <text:p>0.00462931</text:p>
          </table:table-cell>
          <table:table-cell office:value-type="float" office:value="0.00217866" calcext:value-type="float">
            <text:p>0.00217866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105508" calcext:value-type="float">
            <text:p>0.105508</text:p>
          </table:table-cell>
          <table:table-cell office:value-type="float" office:value="0.000975444" calcext:value-type="float">
            <text:p>0.000975444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256813" calcext:value-type="float">
            <text:p>0.0256813</text:p>
          </table:table-cell>
          <table:table-cell office:value-type="float" office:value="0.00869807" calcext:value-type="float">
            <text:p>0.00869807</text:p>
          </table:table-cell>
          <table:table-cell office:value-type="float" office:value="0.00462379" calcext:value-type="float">
            <text:p>0.00462379</text:p>
          </table:table-cell>
          <table:table-cell office:value-type="float" office:value="0.00220037" calcext:value-type="float">
            <text:p>0.00220037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104721" calcext:value-type="float">
            <text:p>0.104721</text:p>
          </table:table-cell>
          <table:table-cell office:value-type="float" office:value="0.000812409" calcext:value-type="float">
            <text:p>0.000812409</text:p>
          </table:table-cell>
          <table:table-cell office:value-type="float" office:value="0.117469" calcext:value-type="float">
            <text:p>0.117469</text:p>
          </table:table-cell>
          <table:table-cell office:value-type="float" office:value="0.0258838" calcext:value-type="float">
            <text:p>0.0258838</text:p>
          </table:table-cell>
          <table:table-cell office:value-type="float" office:value="0.00810278" calcext:value-type="float">
            <text:p>0.00810278</text:p>
          </table:table-cell>
          <table:table-cell office:value-type="float" office:value="0.00472484" calcext:value-type="float">
            <text:p>0.00472484</text:p>
          </table:table-cell>
          <table:table-cell office:value-type="float" office:value="0.0021755" calcext:value-type="float">
            <text:p>0.0021755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10543" calcext:value-type="float">
            <text:p>0.10543</text:p>
          </table:table-cell>
          <table:table-cell office:value-type="float" office:value="0.000913467" calcext:value-type="float">
            <text:p>0.000913467</text:p>
          </table:table-cell>
          <table:table-cell office:value-type="float" office:value="0.115718" calcext:value-type="float">
            <text:p>0.115718</text:p>
          </table:table-cell>
          <table:table-cell office:value-type="float" office:value="0.0259833" calcext:value-type="float">
            <text:p>0.0259833</text:p>
          </table:table-cell>
          <table:table-cell office:value-type="float" office:value="0.00797961" calcext:value-type="float">
            <text:p>0.00797961</text:p>
          </table:table-cell>
          <table:table-cell office:value-type="float" office:value="0.004638" calcext:value-type="float">
            <text:p>0.004638</text:p>
          </table:table-cell>
          <table:table-cell office:value-type="float" office:value="0.00218893" calcext:value-type="float">
            <text:p>0.00218893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107516" calcext:value-type="float">
            <text:p>0.107516</text:p>
          </table:table-cell>
          <table:table-cell office:value-type="float" office:value="0.000871228" calcext:value-type="float">
            <text:p>0.000871228</text:p>
          </table:table-cell>
          <table:table-cell office:value-type="float" office:value="0.117144" calcext:value-type="float">
            <text:p>0.117144</text:p>
          </table:table-cell>
          <table:table-cell office:value-type="float" office:value="0.0263022" calcext:value-type="float">
            <text:p>0.0263022</text:p>
          </table:table-cell>
          <table:table-cell office:value-type="float" office:value="0.00789987" calcext:value-type="float">
            <text:p>0.00789987</text:p>
          </table:table-cell>
          <table:table-cell office:value-type="float" office:value="0.00470155" calcext:value-type="float">
            <text:p>0.00470155</text:p>
          </table:table-cell>
          <table:table-cell office:value-type="float" office:value="0.00213248" calcext:value-type="float">
            <text:p>0.00213248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105659" calcext:value-type="float">
            <text:p>0.105659</text:p>
          </table:table-cell>
          <table:table-cell office:value-type="float" office:value="0.00086057" calcext:value-type="float">
            <text:p>0.00086057</text:p>
          </table:table-cell>
          <table:table-cell office:value-type="float" office:value="0.110969" calcext:value-type="float">
            <text:p>0.110969</text:p>
          </table:table-cell>
          <table:table-cell office:value-type="float" office:value="0.0276026" calcext:value-type="float">
            <text:p>0.0276026</text:p>
          </table:table-cell>
          <table:table-cell office:value-type="float" office:value="0.00821607" calcext:value-type="float">
            <text:p>0.00821607</text:p>
          </table:table-cell>
          <table:table-cell office:value-type="float" office:value="0.00474063" calcext:value-type="float">
            <text:p>0.00474063</text:p>
          </table:table-cell>
          <table:table-cell office:value-type="float" office:value="0.00216761" calcext:value-type="float">
            <text:p>0.00216761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110974" calcext:value-type="float">
            <text:p>0.110974</text:p>
          </table:table-cell>
          <table:table-cell office:value-type="float" office:value="0.000824647" calcext:value-type="float">
            <text:p>0.000824647</text:p>
          </table:table-cell>
          <table:table-cell office:value-type="float" office:value="0.11474" calcext:value-type="float">
            <text:p>0.11474</text:p>
          </table:table-cell>
          <table:table-cell office:value-type="float" office:value="0.0257559" calcext:value-type="float">
            <text:p>0.0257559</text:p>
          </table:table-cell>
          <table:table-cell office:value-type="float" office:value="0.00888558" calcext:value-type="float">
            <text:p>0.00888558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.00219011" calcext:value-type="float">
            <text:p>0.0021901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107586" calcext:value-type="float">
            <text:p>0.107586</text:p>
          </table:table-cell>
          <table:table-cell office:value-type="float" office:value="0.000790303" calcext:value-type="float">
            <text:p>0.000790303</text:p>
          </table:table-cell>
          <table:table-cell office:value-type="float" office:value="0.114711" calcext:value-type="float">
            <text:p>0.114711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0087186" calcext:value-type="float">
            <text:p>0.0087186</text:p>
          </table:table-cell>
          <table:table-cell office:value-type="float" office:value="0.00466563" calcext:value-type="float">
            <text:p>0.00466563</text:p>
          </table:table-cell>
          <table:table-cell office:value-type="float" office:value="0.00222919" calcext:value-type="float">
            <text:p>0.00222919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108675" calcext:value-type="float">
            <text:p>0.108675</text:p>
          </table:table-cell>
          <table:table-cell office:value-type="float" office:value="0.000877939" calcext:value-type="float">
            <text:p>0.000877939</text:p>
          </table:table-cell>
          <table:table-cell office:value-type="float" office:value="0.113541" calcext:value-type="float">
            <text:p>0.113541</text:p>
          </table:table-cell>
          <table:table-cell office:value-type="float" office:value="0.0253738" calcext:value-type="float">
            <text:p>0.0253738</text:p>
          </table:table-cell>
          <table:table-cell office:value-type="float" office:value="0.00908454" calcext:value-type="float">
            <text:p>0.00908454</text:p>
          </table:table-cell>
          <table:table-cell office:value-type="float" office:value="0.00471261" calcext:value-type="float">
            <text:p>0.00471261</text:p>
          </table:table-cell>
          <table:table-cell office:value-type="float" office:value="0.00218577" calcext:value-type="float">
            <text:p>0.00218577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106479" calcext:value-type="float">
            <text:p>0.106479</text:p>
          </table:table-cell>
          <table:table-cell office:value-type="float" office:value="0.000872412" calcext:value-type="float">
            <text:p>0.000872412</text:p>
          </table:table-cell>
          <table:table-cell office:value-type="float" office:value="0.117289" calcext:value-type="float">
            <text:p>0.117289</text:p>
          </table:table-cell>
          <table:table-cell office:value-type="float" office:value="0.0259742" calcext:value-type="float">
            <text:p>0.0259742</text:p>
          </table:table-cell>
          <table:table-cell office:value-type="float" office:value="0.00911809" calcext:value-type="float">
            <text:p>0.00911809</text:p>
          </table:table-cell>
          <table:table-cell office:value-type="float" office:value="0.00468537" calcext:value-type="float">
            <text:p>0.00468537</text:p>
          </table:table-cell>
          <table:table-cell office:value-type="float" office:value="0.00211116" calcext:value-type="float">
            <text:p>0.00211116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107223" calcext:value-type="float">
            <text:p>0.107223</text:p>
          </table:table-cell>
          <table:table-cell office:value-type="float" office:value="0.00085978" calcext:value-type="float">
            <text:p>0.00085978</text:p>
          </table:table-cell>
          <table:table-cell office:value-type="float" office:value="0.123581" calcext:value-type="float">
            <text:p>0.123581</text:p>
          </table:table-cell>
          <table:table-cell office:value-type="float" office:value="0.0260516" calcext:value-type="float">
            <text:p>0.0260516</text:p>
          </table:table-cell>
          <table:table-cell office:value-type="float" office:value="0.00965693" calcext:value-type="float">
            <text:p>0.00965693</text:p>
          </table:table-cell>
          <table:table-cell office:value-type="float" office:value="0.00478287" calcext:value-type="float">
            <text:p>0.00478287</text:p>
          </table:table-cell>
          <table:table-cell office:value-type="float" office:value="0.00215577" calcext:value-type="float">
            <text:p>0.00215577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10768" calcext:value-type="float">
            <text:p>0.10768</text:p>
          </table:table-cell>
          <table:table-cell office:value-type="float" office:value="0.000869649" calcext:value-type="float">
            <text:p>0.000869649</text:p>
          </table:table-cell>
          <table:table-cell office:value-type="float" office:value="0.111759" calcext:value-type="float">
            <text:p>0.111759</text:p>
          </table:table-cell>
          <table:table-cell office:value-type="float" office:value="0.0249111" calcext:value-type="float">
            <text:p>0.0249111</text:p>
          </table:table-cell>
          <table:table-cell office:value-type="float" office:value="0.0101752" calcext:value-type="float">
            <text:p>0.0101752</text:p>
          </table:table-cell>
          <table:table-cell office:value-type="float" office:value="0.00472603" calcext:value-type="float">
            <text:p>0.00472603</text:p>
          </table:table-cell>
          <table:table-cell office:value-type="float" office:value="0.00214787" calcext:value-type="float">
            <text:p>0.00214787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108942" calcext:value-type="float">
            <text:p>0.108942</text:p>
          </table:table-cell>
          <table:table-cell office:value-type="float" office:value="0.000887413" calcext:value-type="float">
            <text:p>0.000887413</text:p>
          </table:table-cell>
          <table:table-cell office:value-type="float" office:value="0.11775" calcext:value-type="float">
            <text:p>0.11775</text:p>
          </table:table-cell>
          <table:table-cell office:value-type="float" office:value="0.0261388" calcext:value-type="float">
            <text:p>0.0261388</text:p>
          </table:table-cell>
          <table:table-cell office:value-type="float" office:value="0.0100908" calcext:value-type="float">
            <text:p>0.0100908</text:p>
          </table:table-cell>
          <table:table-cell office:value-type="float" office:value="0.00523961" calcext:value-type="float">
            <text:p>0.00523961</text:p>
          </table:table-cell>
          <table:table-cell office:value-type="float" office:value="0.0021234" calcext:value-type="float">
            <text:p>0.0021234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107737" calcext:value-type="float">
            <text:p>0.107737</text:p>
          </table:table-cell>
          <table:table-cell office:value-type="float" office:value="0.00081083" calcext:value-type="float">
            <text:p>0.00081083</text:p>
          </table:table-cell>
          <table:table-cell office:value-type="float" office:value="0.120509" calcext:value-type="float">
            <text:p>0.120509</text:p>
          </table:table-cell>
          <table:table-cell office:value-type="float" office:value="0.0261364" calcext:value-type="float">
            <text:p>0.0261364</text:p>
          </table:table-cell>
          <table:table-cell office:value-type="float" office:value="0.00848608" calcext:value-type="float">
            <text:p>0.00848608</text:p>
          </table:table-cell>
          <table:table-cell office:value-type="float" office:value="0.00576818" calcext:value-type="float">
            <text:p>0.00576818</text:p>
          </table:table-cell>
          <table:table-cell office:value-type="float" office:value="0.00208708" calcext:value-type="float">
            <text:p>0.00208708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10907" calcext:value-type="float">
            <text:p>0.10907</text:p>
          </table:table-cell>
          <table:table-cell office:value-type="float" office:value="0.000855832" calcext:value-type="float">
            <text:p>0.000855832</text:p>
          </table:table-cell>
          <table:table-cell office:value-type="float" office:value="0.111321" calcext:value-type="float">
            <text:p>0.111321</text:p>
          </table:table-cell>
          <table:table-cell office:value-type="float" office:value="0.0307026" calcext:value-type="float">
            <text:p>0.0307026</text:p>
          </table:table-cell>
          <table:table-cell office:value-type="float" office:value="0.00804988" calcext:value-type="float">
            <text:p>0.00804988</text:p>
          </table:table-cell>
          <table:table-cell office:value-type="float" office:value="0.00489301" calcext:value-type="float">
            <text:p>0.00489301</text:p>
          </table:table-cell>
          <table:table-cell office:value-type="float" office:value="0.00212695" calcext:value-type="float">
            <text:p>0.00212695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110081" calcext:value-type="float">
            <text:p>0.110081</text:p>
          </table:table-cell>
          <table:table-cell office:value-type="float" office:value="0.000768986" calcext:value-type="float">
            <text:p>0.000768986</text:p>
          </table:table-cell>
          <table:table-cell office:value-type="float" office:value="0.123051" calcext:value-type="float">
            <text:p>0.123051</text:p>
          </table:table-cell>
          <table:table-cell office:value-type="float" office:value="0.0266998" calcext:value-type="float">
            <text:p>0.0266998</text:p>
          </table:table-cell>
          <table:table-cell office:value-type="float" office:value="0.00810159" calcext:value-type="float">
            <text:p>0.00810159</text:p>
          </table:table-cell>
          <table:table-cell office:value-type="float" office:value="0.00484248" calcext:value-type="float">
            <text:p>0.00484248</text:p>
          </table:table-cell>
          <table:table-cell office:value-type="float" office:value="0.00241828" calcext:value-type="float">
            <text:p>0.00241828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110275" calcext:value-type="float">
            <text:p>0.110275</text:p>
          </table:table-cell>
          <table:table-cell office:value-type="float" office:value="0.000797803" calcext:value-type="float">
            <text:p>0.000797803</text:p>
          </table:table-cell>
          <table:table-cell office:value-type="float" office:value="0.117799" calcext:value-type="float">
            <text:p>0.117799</text:p>
          </table:table-cell>
          <table:table-cell office:value-type="float" office:value="0.0261818" calcext:value-type="float">
            <text:p>0.0261818</text:p>
          </table:table-cell>
          <table:table-cell office:value-type="float" office:value="0.00805462" calcext:value-type="float">
            <text:p>0.00805462</text:p>
          </table:table-cell>
          <table:table-cell office:value-type="float" office:value="0.00489854" calcext:value-type="float">
            <text:p>0.00489854</text:p>
          </table:table-cell>
          <table:table-cell office:value-type="float" office:value="0.00238907" calcext:value-type="float">
            <text:p>0.0023890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float" office:value="0.109311" calcext:value-type="float">
            <text:p>0.109311</text:p>
          </table:table-cell>
          <table:table-cell office:value-type="float" office:value="0.000744511" calcext:value-type="float">
            <text:p>0.000744511</text:p>
          </table:table-cell>
          <table:table-cell office:value-type="float" office:value="0.121571" calcext:value-type="float">
            <text:p>0.121571</text:p>
          </table:table-cell>
          <table:table-cell office:value-type="float" office:value="0.0261637" calcext:value-type="float">
            <text:p>0.0261637</text:p>
          </table:table-cell>
          <table:table-cell office:value-type="float" office:value="0.00848648" calcext:value-type="float">
            <text:p>0.00848648</text:p>
          </table:table-cell>
          <table:table-cell office:value-type="float" office:value="0.00477063" calcext:value-type="float">
            <text:p>0.00477063</text:p>
          </table:table-cell>
          <table:table-cell office:value-type="float" office:value="0.00219761" calcext:value-type="float">
            <text:p>0.00219761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/>
          <table:table-cell office:value-type="float" office:value="0.111258" calcext:value-type="float">
            <text:p>0.111258</text:p>
          </table:table-cell>
          <table:table-cell office:value-type="float" office:value="0.000783592" calcext:value-type="float">
            <text:p>0.000783592</text:p>
          </table:table-cell>
          <table:table-cell office:value-type="float" office:value="0.116272" calcext:value-type="float">
            <text:p>0.116272</text:p>
          </table:table-cell>
          <table:table-cell office:value-type="float" office:value="0.0259051" calcext:value-type="float">
            <text:p>0.0259051</text:p>
          </table:table-cell>
          <table:table-cell office:value-type="float" office:value="0.00934626" calcext:value-type="float">
            <text:p>0.00934626</text:p>
          </table:table-cell>
          <table:table-cell office:value-type="float" office:value="0.00484485" calcext:value-type="float">
            <text:p>0.00484485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/>
          <table:table-cell office:value-type="float" office:value="0.109179" calcext:value-type="float">
            <text:p>0.109179</text:p>
          </table:table-cell>
          <table:table-cell office:value-type="float" office:value="0.000736221" calcext:value-type="float">
            <text:p>0.000736221</text:p>
          </table:table-cell>
          <table:table-cell office:value-type="float" office:value="0.124341" calcext:value-type="float">
            <text:p>0.124341</text:p>
          </table:table-cell>
          <table:table-cell office:value-type="float" office:value="0.0269832" calcext:value-type="float">
            <text:p>0.0269832</text:p>
          </table:table-cell>
          <table:table-cell office:value-type="float" office:value="0.00850069" calcext:value-type="float">
            <text:p>0.00850069</text:p>
          </table:table-cell>
          <table:table-cell office:value-type="float" office:value="0.00490169" calcext:value-type="float">
            <text:p>0.00490169</text:p>
          </table:table-cell>
          <table:table-cell office:value-type="float" office:value="0.00216366" calcext:value-type="float">
            <text:p>0.00216366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/>
          <table:table-cell office:value-type="float" office:value="0.110462" calcext:value-type="float">
            <text:p>0.110462</text:p>
          </table:table-cell>
          <table:table-cell office:value-type="float" office:value="0.000767407" calcext:value-type="float">
            <text:p>0.000767407</text:p>
          </table:table-cell>
          <table:table-cell office:value-type="float" office:value="0.118107" calcext:value-type="float">
            <text:p>0.118107</text:p>
          </table:table-cell>
          <table:table-cell office:value-type="float" office:value="0.0260425" calcext:value-type="float">
            <text:p>0.0260425</text:p>
          </table:table-cell>
          <table:table-cell office:value-type="float" office:value="0.00819278" calcext:value-type="float">
            <text:p>0.00819278</text:p>
          </table:table-cell>
          <table:table-cell office:value-type="float" office:value="0.00484959" calcext:value-type="float">
            <text:p>0.00484959</text:p>
          </table:table-cell>
          <table:table-cell office:value-type="float" office:value="0.00220669" calcext:value-type="float">
            <text:p>0.00220669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/>
          <table:table-cell office:value-type="float" office:value="0.109284" calcext:value-type="float">
            <text:p>0.109284</text:p>
          </table:table-cell>
          <table:table-cell office:value-type="float" office:value="0.000744116" calcext:value-type="float">
            <text:p>0.000744116</text:p>
          </table:table-cell>
          <table:table-cell office:value-type="float" office:value="0.117587" calcext:value-type="float">
            <text:p>0.117587</text:p>
          </table:table-cell>
          <table:table-cell office:value-type="float" office:value="0.0264345" calcext:value-type="float">
            <text:p>0.0264345</text:p>
          </table:table-cell>
          <table:table-cell office:value-type="float" office:value="0.00813001" calcext:value-type="float">
            <text:p>0.00813001</text:p>
          </table:table-cell>
          <table:table-cell office:value-type="float" office:value="0.00485353" calcext:value-type="float">
            <text:p>0.00485353</text:p>
          </table:table-cell>
          <table:table-cell office:value-type="float" office:value="0.00234091" calcext:value-type="float">
            <text:p>0.00234091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000805304" calcext:value-type="float">
            <text:p>0.000805304</text:p>
          </table:table-cell>
          <table:table-cell office:value-type="float" office:value="0.112623" calcext:value-type="float">
            <text:p>0.112623</text:p>
          </table:table-cell>
          <table:table-cell office:value-type="float" office:value="0.0257014" calcext:value-type="float">
            <text:p>0.0257014</text:p>
          </table:table-cell>
          <table:table-cell office:value-type="float" office:value="0.00815528" calcext:value-type="float">
            <text:p>0.00815528</text:p>
          </table:table-cell>
          <table:table-cell office:value-type="float" office:value="0.00497591" calcext:value-type="float">
            <text:p>0.00497591</text:p>
          </table:table-cell>
          <table:table-cell office:value-type="float" office:value="0.00220037" calcext:value-type="float">
            <text:p>0.00220037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/>
          <table:table-cell office:value-type="float" office:value="0.112002" calcext:value-type="float">
            <text:p>0.112002</text:p>
          </table:table-cell>
          <table:table-cell office:value-type="float" office:value="0.000790303" calcext:value-type="float">
            <text:p>0.000790303</text:p>
          </table:table-cell>
          <table:table-cell office:value-type="float" office:value="0.120968" calcext:value-type="float">
            <text:p>0.120968</text:p>
          </table:table-cell>
          <table:table-cell office:value-type="float" office:value="0.0270314" calcext:value-type="float">
            <text:p>0.0270314</text:p>
          </table:table-cell>
          <table:table-cell office:value-type="float" office:value="0.0088386" calcext:value-type="float">
            <text:p>0.0088386</text:p>
          </table:table-cell>
          <table:table-cell office:value-type="float" office:value="0.00488077" calcext:value-type="float">
            <text:p>0.00488077</text:p>
          </table:table-cell>
          <table:table-cell office:value-type="float" office:value="0.00214945" calcext:value-type="float">
            <text:p>0.00214945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/>
          <table:table-cell office:value-type="float" office:value="0.113193" calcext:value-type="float">
            <text:p>0.113193</text:p>
          </table:table-cell>
          <table:table-cell office:value-type="float" office:value="0.000845174" calcext:value-type="float">
            <text:p>0.000845174</text:p>
          </table:table-cell>
          <table:table-cell office:value-type="float" office:value="0.114109" calcext:value-type="float">
            <text:p>0.114109</text:p>
          </table:table-cell>
          <table:table-cell office:value-type="float" office:value="0.0261325" calcext:value-type="float">
            <text:p>0.0261325</text:p>
          </table:table-cell>
          <table:table-cell office:value-type="float" office:value="0.00931665" calcext:value-type="float">
            <text:p>0.00931665</text:p>
          </table:table-cell>
          <table:table-cell office:value-type="float" office:value="0.00503788" calcext:value-type="float">
            <text:p>0.00503788</text:p>
          </table:table-cell>
          <table:table-cell office:value-type="float" office:value="0.00210879" calcext:value-type="float">
            <text:p>0.00210879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/>
          <table:table-cell office:value-type="float" office:value="0.111334" calcext:value-type="float">
            <text:p>0.111334</text:p>
          </table:table-cell>
          <table:table-cell office:value-type="float" office:value="0.000789119" calcext:value-type="float">
            <text:p>0.000789119</text:p>
          </table:table-cell>
          <table:table-cell office:value-type="float" office:value="0.120357" calcext:value-type="float">
            <text:p>0.120357</text:p>
          </table:table-cell>
          <table:table-cell office:value-type="float" office:value="0.0262205" calcext:value-type="float">
            <text:p>0.0262205</text:p>
          </table:table-cell>
          <table:table-cell office:value-type="float" office:value="0.00838779" calcext:value-type="float">
            <text:p>0.00838779</text:p>
          </table:table-cell>
          <table:table-cell office:value-type="float" office:value="0.00522776" calcext:value-type="float">
            <text:p>0.00522776</text:p>
          </table:table-cell>
          <table:table-cell office:value-type="float" office:value="0.00217511" calcext:value-type="float">
            <text:p>0.00217511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/>
          <table:table-cell office:value-type="float" office:value="0.112675" calcext:value-type="float">
            <text:p>0.112675</text:p>
          </table:table-cell>
          <table:table-cell office:value-type="float" office:value="0.00079504" calcext:value-type="float">
            <text:p>0.00079504</text:p>
          </table:table-cell>
          <table:table-cell office:value-type="float" office:value="0.114416" calcext:value-type="float">
            <text:p>0.114416</text:p>
          </table:table-cell>
          <table:table-cell office:value-type="float" office:value="0.0255929" calcext:value-type="float">
            <text:p>0.0255929</text:p>
          </table:table-cell>
          <table:table-cell office:value-type="float" office:value="0.00874307" calcext:value-type="float">
            <text:p>0.00874307</text:p>
          </table:table-cell>
          <table:table-cell office:value-type="float" office:value="0.0049617" calcext:value-type="float">
            <text:p>0.0049617</text:p>
          </table:table-cell>
          <table:table-cell office:value-type="float" office:value="0.00211945" calcext:value-type="float">
            <text:p>0.0021194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/>
          <table:table-cell office:value-type="float" office:value="0.114638" calcext:value-type="float">
            <text:p>0.114638</text:p>
          </table:table-cell>
          <table:table-cell office:value-type="float" office:value="0.000751222" calcext:value-type="float">
            <text:p>0.000751222</text:p>
          </table:table-cell>
          <table:table-cell office:value-type="float" office:value="0.118646" calcext:value-type="float">
            <text:p>0.118646</text:p>
          </table:table-cell>
          <table:table-cell office:value-type="float" office:value="0.0258522" calcext:value-type="float">
            <text:p>0.0258522</text:p>
          </table:table-cell>
          <table:table-cell office:value-type="float" office:value="0.00823778" calcext:value-type="float">
            <text:p>0.00823778</text:p>
          </table:table-cell>
          <table:table-cell office:value-type="float" office:value="0.00492854" calcext:value-type="float">
            <text:p>0.00492854</text:p>
          </table:table-cell>
          <table:table-cell office:value-type="float" office:value="0.00216485" calcext:value-type="float">
            <text:p>0.00216485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/>
          <table:table-cell office:value-type="float" office:value="0.111169" calcext:value-type="float">
            <text:p>0.111169</text:p>
          </table:table-cell>
          <table:table-cell office:value-type="float" office:value="0.000776881" calcext:value-type="float">
            <text:p>0.000776881</text:p>
          </table:table-cell>
          <table:table-cell office:value-type="float" office:value="0.112522" calcext:value-type="float">
            <text:p>0.112522</text:p>
          </table:table-cell>
          <table:table-cell office:value-type="float" office:value="0.0252802" calcext:value-type="float">
            <text:p>0.0252802</text:p>
          </table:table-cell>
          <table:table-cell office:value-type="float" office:value="0.00833292" calcext:value-type="float">
            <text:p>0.00833292</text:p>
          </table:table-cell>
          <table:table-cell office:value-type="float" office:value="0.00688258" calcext:value-type="float">
            <text:p>0.00688258</text:p>
          </table:table-cell>
          <table:table-cell office:value-type="float" office:value="0.00230498" calcext:value-type="float">
            <text:p>0.00230498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/>
          <table:table-cell office:value-type="float" office:value="0.111641" calcext:value-type="float">
            <text:p>0.111641</text:p>
          </table:table-cell>
          <table:table-cell office:value-type="float" office:value="0.000756749" calcext:value-type="float">
            <text:p>0.000756749</text:p>
          </table:table-cell>
          <table:table-cell office:value-type="float" office:value="0.11449" calcext:value-type="float">
            <text:p>0.11449</text:p>
          </table:table-cell>
          <table:table-cell office:value-type="float" office:value="0.0249747" calcext:value-type="float">
            <text:p>0.0249747</text:p>
          </table:table-cell>
          <table:table-cell office:value-type="float" office:value="0.00895782" calcext:value-type="float">
            <text:p>0.00895782</text:p>
          </table:table-cell>
          <table:table-cell office:value-type="float" office:value="0.00534856" calcext:value-type="float">
            <text:p>0.00534856</text:p>
          </table:table-cell>
          <table:table-cell office:value-type="float" office:value="0.00239696" calcext:value-type="float">
            <text:p>0.00239696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/>
          <table:table-cell office:value-type="float" office:value="0.111434" calcext:value-type="float">
            <text:p>0.111434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117409" calcext:value-type="float">
            <text:p>0.117409</text:p>
          </table:table-cell>
          <table:table-cell office:value-type="float" office:value="0.0272654" calcext:value-type="float">
            <text:p>0.0272654</text:p>
          </table:table-cell>
          <table:table-cell office:value-type="float" office:value="0.00967075" calcext:value-type="float">
            <text:p>0.00967075</text:p>
          </table:table-cell>
          <table:table-cell office:value-type="float" office:value="0.0066256" calcext:value-type="float">
            <text:p>0.0066256</text:p>
          </table:table-cell>
          <table:table-cell office:value-type="float" office:value="0.00221301" calcext:value-type="float">
            <text:p>0.00221301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/>
          <table:table-cell office:value-type="float" office:value="0.114054" calcext:value-type="float">
            <text:p>0.114054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117289" calcext:value-type="float">
            <text:p>0.117289</text:p>
          </table:table-cell>
          <table:table-cell office:value-type="float" office:value="0.0260796" calcext:value-type="float">
            <text:p>0.0260796</text:p>
          </table:table-cell>
          <table:table-cell office:value-type="float" office:value="0.00926297" calcext:value-type="float">
            <text:p>0.00926297</text:p>
          </table:table-cell>
          <table:table-cell office:value-type="float" office:value="0.00595648" calcext:value-type="float">
            <text:p>0.00595648</text:p>
          </table:table-cell>
          <table:table-cell office:value-type="float" office:value="0.00216485" calcext:value-type="float">
            <text:p>0.00216485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/>
          <table:table-cell office:value-type="float" office:value="0.11146" calcext:value-type="float">
            <text:p>0.11146</text:p>
          </table:table-cell>
          <table:table-cell office:value-type="float" office:value="0.00107295" calcext:value-type="float">
            <text:p>0.00107295</text:p>
          </table:table-cell>
          <table:table-cell office:value-type="float" office:value="0.112031" calcext:value-type="float">
            <text:p>0.112031</text:p>
          </table:table-cell>
          <table:table-cell office:value-type="float" office:value="0.0246056" calcext:value-type="float">
            <text:p>0.0246056</text:p>
          </table:table-cell>
          <table:table-cell office:value-type="float" office:value="0.0103426" calcext:value-type="float">
            <text:p>0.0103426</text:p>
          </table:table-cell>
          <table:table-cell office:value-type="float" office:value="0.00518908" calcext:value-type="float">
            <text:p>0.00518908</text:p>
          </table:table-cell>
          <table:table-cell office:value-type="float" office:value="0.00216879" calcext:value-type="float">
            <text:p>0.00216879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/>
          <table:table-cell office:value-type="float" office:value="0.113543" calcext:value-type="float">
            <text:p>0.113543</text:p>
          </table:table-cell>
          <table:table-cell office:value-type="float" office:value="0.00104097" calcext:value-type="float">
            <text:p>0.00104097</text:p>
          </table:table-cell>
          <table:table-cell office:value-type="float" office:value="0.11386" calcext:value-type="float">
            <text:p>0.11386</text:p>
          </table:table-cell>
          <table:table-cell office:value-type="float" office:value="0.0267388" calcext:value-type="float">
            <text:p>0.0267388</text:p>
          </table:table-cell>
          <table:table-cell office:value-type="float" office:value="0.0103489" calcext:value-type="float">
            <text:p>0.0103489</text:p>
          </table:table-cell>
          <table:table-cell office:value-type="float" office:value="0.006881" calcext:value-type="float">
            <text:p>0.006881</text:p>
          </table:table-cell>
          <table:table-cell office:value-type="float" office:value="0.00215971" calcext:value-type="float">
            <text:p>0.00215971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/>
          <table:table-cell office:value-type="float" office:value="0.112187" calcext:value-type="float">
            <text:p>0.112187</text:p>
          </table:table-cell>
          <table:table-cell office:value-type="float" office:value="0.0009486" calcext:value-type="float">
            <text:p>0.0009486</text:p>
          </table:table-cell>
          <table:table-cell office:value-type="float" office:value="0.115225" calcext:value-type="float">
            <text:p>0.115225</text:p>
          </table:table-cell>
          <table:table-cell office:value-type="float" office:value="0.0259205" calcext:value-type="float">
            <text:p>0.0259205</text:p>
          </table:table-cell>
          <table:table-cell office:value-type="float" office:value="0.0103106" calcext:value-type="float">
            <text:p>0.0103106</text:p>
          </table:table-cell>
          <table:table-cell office:value-type="float" office:value="0.00576818" calcext:value-type="float">
            <text:p>0.00576818</text:p>
          </table:table-cell>
          <table:table-cell office:value-type="float" office:value="0.00216169" calcext:value-type="float">
            <text:p>0.00216169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/>
          <table:table-cell office:value-type="float" office:value="0.114301" calcext:value-type="float">
            <text:p>0.114301</text:p>
          </table:table-cell>
          <table:table-cell office:value-type="float" office:value="0.000954127" calcext:value-type="float">
            <text:p>0.000954127</text:p>
          </table:table-cell>
          <table:table-cell office:value-type="float" office:value="0.114672" calcext:value-type="float">
            <text:p>0.114672</text:p>
          </table:table-cell>
          <table:table-cell office:value-type="float" office:value="0.0266903" calcext:value-type="float">
            <text:p>0.0266903</text:p>
          </table:table-cell>
          <table:table-cell office:value-type="float" office:value="0.00994274" calcext:value-type="float">
            <text:p>0.00994274</text:p>
          </table:table-cell>
          <table:table-cell office:value-type="float" office:value="0.00509078" calcext:value-type="float">
            <text:p>0.00509078</text:p>
          </table:table-cell>
          <table:table-cell office:value-type="float" office:value="0.0022059" calcext:value-type="float">
            <text:p>0.0022059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/>
          <table:table-cell office:value-type="float" office:value="0.111786" calcext:value-type="float">
            <text:p>0.111786</text:p>
          </table:table-cell>
          <table:table-cell office:value-type="float" office:value="0.000851885" calcext:value-type="float">
            <text:p>0.000851885</text:p>
          </table:table-cell>
          <table:table-cell office:value-type="float" office:value="0.117972" calcext:value-type="float">
            <text:p>0.117972</text:p>
          </table:table-cell>
          <table:table-cell office:value-type="float" office:value="0.0272627" calcext:value-type="float">
            <text:p>0.0272627</text:p>
          </table:table-cell>
          <table:table-cell office:value-type="float" office:value="0.0101602" calcext:value-type="float">
            <text:p>0.0101602</text:p>
          </table:table-cell>
          <table:table-cell office:value-type="float" office:value="0.00550843" calcext:value-type="float">
            <text:p>0.00550843</text:p>
          </table:table-cell>
          <table:table-cell office:value-type="float" office:value="0.00216998" calcext:value-type="float">
            <text:p>0.0021699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/>
          <table:table-cell office:value-type="float" office:value="0.115326" calcext:value-type="float">
            <text:p>0.115326</text:p>
          </table:table-cell>
          <table:table-cell office:value-type="float" office:value="0.00087557" calcext:value-type="float">
            <text:p>0.00087557</text:p>
          </table:table-cell>
          <table:table-cell office:value-type="float" office:value="0.113947" calcext:value-type="float">
            <text:p>0.113947</text:p>
          </table:table-cell>
          <table:table-cell office:value-type="float" office:value="0.0256513" calcext:value-type="float">
            <text:p>0.0256513</text:p>
          </table:table-cell>
          <table:table-cell office:value-type="float" office:value="0.00890532" calcext:value-type="float">
            <text:p>0.00890532</text:p>
          </table:table-cell>
          <table:table-cell office:value-type="float" office:value="0.00508052" calcext:value-type="float">
            <text:p>0.00508052</text:p>
          </table:table-cell>
          <table:table-cell office:value-type="float" office:value="0.00214116" calcext:value-type="float">
            <text:p>0.00214116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/>
          <table:table-cell office:value-type="float" office:value="0.11251" calcext:value-type="float">
            <text:p>0.11251</text:p>
          </table:table-cell>
          <table:table-cell office:value-type="float" office:value="0.000967154" calcext:value-type="float">
            <text:p>0.000967154</text:p>
          </table:table-cell>
          <table:table-cell office:value-type="float" office:value="0.114429" calcext:value-type="float">
            <text:p>0.114429</text:p>
          </table:table-cell>
          <table:table-cell office:value-type="float" office:value="0.0258266" calcext:value-type="float">
            <text:p>0.0258266</text:p>
          </table:table-cell>
          <table:table-cell office:value-type="float" office:value="0.00852635" calcext:value-type="float">
            <text:p>0.00852635</text:p>
          </table:table-cell>
          <table:table-cell office:value-type="float" office:value="0.00735945" calcext:value-type="float">
            <text:p>0.00735945</text:p>
          </table:table-cell>
          <table:table-cell office:value-type="float" office:value="0.002153" calcext:value-type="float">
            <text:p>0.002153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/>
          <table:table-cell office:value-type="float" office:value="0.11402" calcext:value-type="float">
            <text:p>0.11402</text:p>
          </table:table-cell>
          <table:table-cell office:value-type="float" office:value="0.00095689" calcext:value-type="float">
            <text:p>0.00095689</text:p>
          </table:table-cell>
          <table:table-cell office:value-type="float" office:value="0.112711" calcext:value-type="float">
            <text:p>0.112711</text:p>
          </table:table-cell>
          <table:table-cell office:value-type="float" office:value="0.0252865" calcext:value-type="float">
            <text:p>0.0252865</text:p>
          </table:table-cell>
          <table:table-cell office:value-type="float" office:value="0.0108128" calcext:value-type="float">
            <text:p>0.0108128</text:p>
          </table:table-cell>
          <table:table-cell office:value-type="float" office:value="0.005842" calcext:value-type="float">
            <text:p>0.005842</text:p>
          </table:table-cell>
          <table:table-cell office:value-type="float" office:value="0.00213129" calcext:value-type="float">
            <text:p>0.00213129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/>
          <table:table-cell office:value-type="float" office:value="0.113571" calcext:value-type="float">
            <text:p>0.113571</text:p>
          </table:table-cell>
          <table:table-cell office:value-type="float" office:value="0.000884255" calcext:value-type="float">
            <text:p>0.000884255</text:p>
          </table:table-cell>
          <table:table-cell office:value-type="float" office:value="0.12161" calcext:value-type="float">
            <text:p>0.12161</text:p>
          </table:table-cell>
          <table:table-cell office:value-type="float" office:value="0.02614" calcext:value-type="float">
            <text:p>0.02614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0506433" calcext:value-type="float">
            <text:p>0.00506433</text:p>
          </table:table-cell>
          <table:table-cell office:value-type="float" office:value="0.00222643" calcext:value-type="float">
            <text:p>0.00222643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/>
          <table:table-cell office:value-type="float" office:value="0.113707" calcext:value-type="float">
            <text:p>0.113707</text:p>
          </table:table-cell>
          <table:table-cell office:value-type="float" office:value="0.000906361" calcext:value-type="float">
            <text:p>0.000906361</text:p>
          </table:table-cell>
          <table:table-cell office:value-type="float" office:value="0.118309" calcext:value-type="float">
            <text:p>0.1183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0.00892545" calcext:value-type="float">
            <text:p>0.00892545</text:p>
          </table:table-cell>
          <table:table-cell office:value-type="float" office:value="0.0050742" calcext:value-type="float">
            <text:p>0.0050742</text:p>
          </table:table-cell>
          <table:table-cell office:value-type="float" office:value="0.00215261" calcext:value-type="float">
            <text:p>0.00215261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/>
          <table:table-cell office:value-type="float" office:value="0.116177" calcext:value-type="float">
            <text:p>0.116177</text:p>
          </table:table-cell>
          <table:table-cell office:value-type="float" office:value="0.00080254" calcext:value-type="float">
            <text:p>0.00080254</text:p>
          </table:table-cell>
          <table:table-cell office:value-type="float" office:value="0.11803" calcext:value-type="float">
            <text:p>0.11803</text:p>
          </table:table-cell>
          <table:table-cell office:value-type="float" office:value="0.0255412" calcext:value-type="float">
            <text:p>0.0255412</text:p>
          </table:table-cell>
          <table:table-cell office:value-type="float" office:value="0.00855161" calcext:value-type="float">
            <text:p>0.00855161</text:p>
          </table:table-cell>
          <table:table-cell office:value-type="float" office:value="0.00537501" calcext:value-type="float">
            <text:p>0.00537501</text:p>
          </table:table-cell>
          <table:table-cell office:value-type="float" office:value="0.00215971" calcext:value-type="float">
            <text:p>0.00215971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/>
          <table:table-cell office:value-type="float" office:value="0.114491" calcext:value-type="float">
            <text:p>0.114491</text:p>
          </table:table-cell>
          <table:table-cell office:value-type="float" office:value="0.000798988" calcext:value-type="float">
            <text:p>0.000798988</text:p>
          </table:table-cell>
          <table:table-cell office:value-type="float" office:value="0.11687" calcext:value-type="float">
            <text:p>0.11687</text:p>
          </table:table-cell>
          <table:table-cell office:value-type="float" office:value="0.0260678" calcext:value-type="float">
            <text:p>0.0260678</text:p>
          </table:table-cell>
          <table:table-cell office:value-type="float" office:value="0.00858398" calcext:value-type="float">
            <text:p>0.00858398</text:p>
          </table:table-cell>
          <table:table-cell office:value-type="float" office:value="0.00537935" calcext:value-type="float">
            <text:p>0.00537935</text:p>
          </table:table-cell>
          <table:table-cell office:value-type="float" office:value="0.00218024" calcext:value-type="float">
            <text:p>0.00218024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/>
          <table:table-cell office:value-type="float" office:value="0.119614" calcext:value-type="float">
            <text:p>0.119614</text:p>
          </table:table-cell>
          <table:table-cell office:value-type="float" office:value="0.000760301" calcext:value-type="float">
            <text:p>0.000760301</text:p>
          </table:table-cell>
          <table:table-cell office:value-type="float" office:value="0.121443" calcext:value-type="float">
            <text:p>0.121443</text:p>
          </table:table-cell>
          <table:table-cell office:value-type="float" office:value="0.0264451" calcext:value-type="float">
            <text:p>0.0264451</text:p>
          </table:table-cell>
          <table:table-cell office:value-type="float" office:value="0.00840042" calcext:value-type="float">
            <text:p>0.00840042</text:p>
          </table:table-cell>
          <table:table-cell office:value-type="float" office:value="0.00508841" calcext:value-type="float">
            <text:p>0.00508841</text:p>
          </table:table-cell>
          <table:table-cell office:value-type="float" office:value="0.00217393" calcext:value-type="float">
            <text:p>0.00217393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/>
          <table:table-cell office:value-type="float" office:value="0.11431" calcext:value-type="float">
            <text:p>0.11431</text:p>
          </table:table-cell>
          <table:table-cell office:value-type="float" office:value="0.000780434" calcext:value-type="float">
            <text:p>0.000780434</text:p>
          </table:table-cell>
          <table:table-cell office:value-type="float" office:value="0.121992" calcext:value-type="float">
            <text:p>0.121992</text:p>
          </table:table-cell>
          <table:table-cell office:value-type="float" office:value="0.0267929" calcext:value-type="float">
            <text:p>0.0267929</text:p>
          </table:table-cell>
          <table:table-cell office:value-type="float" office:value="0.00950219" calcext:value-type="float">
            <text:p>0.00950219</text:p>
          </table:table-cell>
          <table:table-cell office:value-type="float" office:value="0.00506789" calcext:value-type="float">
            <text:p>0.00506789</text:p>
          </table:table-cell>
          <table:table-cell office:value-type="float" office:value="0.00213405" calcext:value-type="float">
            <text:p>0.00213405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/>
          <table:table-cell office:value-type="float" office:value="0.117074" calcext:value-type="float">
            <text:p>0.117074</text:p>
          </table:table-cell>
          <table:table-cell office:value-type="float" office:value="0.000882676" calcext:value-type="float">
            <text:p>0.000882676</text:p>
          </table:table-cell>
          <table:table-cell office:value-type="float" office:value="0.114622" calcext:value-type="float">
            <text:p>0.114622</text:p>
          </table:table-cell>
          <table:table-cell office:value-type="float" office:value="0.0280092" calcext:value-type="float">
            <text:p>0.0280092</text:p>
          </table:table-cell>
          <table:table-cell office:value-type="float" office:value="0.00968614" calcext:value-type="float">
            <text:p>0.00968614</text:p>
          </table:table-cell>
          <table:table-cell office:value-type="float" office:value="0.00510697" calcext:value-type="float">
            <text:p>0.00510697</text:p>
          </table:table-cell>
          <table:table-cell office:value-type="float" office:value="0.00224222" calcext:value-type="float">
            <text:p>0.00224222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/>
          <table:table-cell office:value-type="float" office:value="0.115181" calcext:value-type="float">
            <text:p>0.115181</text:p>
          </table:table-cell>
          <table:table-cell office:value-type="float" office:value="0.00100268" calcext:value-type="float">
            <text:p>0.00100268</text:p>
          </table:table-cell>
          <table:table-cell office:value-type="float" office:value="0.116484" calcext:value-type="float">
            <text:p>0.116484</text:p>
          </table:table-cell>
          <table:table-cell office:value-type="float" office:value="0.0259643" calcext:value-type="float">
            <text:p>0.0259643</text:p>
          </table:table-cell>
          <table:table-cell office:value-type="float" office:value="0.00859425" calcext:value-type="float">
            <text:p>0.00859425</text:p>
          </table:table-cell>
          <table:table-cell office:value-type="float" office:value="0.00518829" calcext:value-type="float">
            <text:p>0.00518829</text:p>
          </table:table-cell>
          <table:table-cell office:value-type="float" office:value="0.00215932" calcext:value-type="float">
            <text:p>0.00215932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/>
          <table:table-cell office:value-type="float" office:value="0.119327" calcext:value-type="float">
            <text:p>0.119327</text:p>
          </table:table-cell>
          <table:table-cell office:value-type="float" office:value="0.00100545" calcext:value-type="float">
            <text:p>0.00100545</text:p>
          </table:table-cell>
          <table:table-cell office:value-type="float" office:value="0.114707" calcext:value-type="float">
            <text:p>0.114707</text:p>
          </table:table-cell>
          <table:table-cell office:value-type="float" office:value="0.0256008" calcext:value-type="float">
            <text:p>0.0256008</text:p>
          </table:table-cell>
          <table:table-cell office:value-type="float" office:value="0.00859859" calcext:value-type="float">
            <text:p>0.00859859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0.00218064" calcext:value-type="float">
            <text:p>0.00218064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/>
          <table:table-cell office:value-type="float" office:value="0.114269" calcext:value-type="float">
            <text:p>0.114269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119301" calcext:value-type="float">
            <text:p>0.119301</text:p>
          </table:table-cell>
          <table:table-cell office:value-type="float" office:value="0.0258116" calcext:value-type="float">
            <text:p>0.0258116</text:p>
          </table:table-cell>
          <table:table-cell office:value-type="float" office:value="0.00847937" calcext:value-type="float">
            <text:p>0.00847937</text:p>
          </table:table-cell>
          <table:table-cell office:value-type="float" office:value="0.00512473" calcext:value-type="float">
            <text:p>0.00512473</text:p>
          </table:table-cell>
          <table:table-cell office:value-type="float" office:value="0.00212971" calcext:value-type="float">
            <text:p>0.00212971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/>
          <table:table-cell office:value-type="float" office:value="0.12401" calcext:value-type="float">
            <text:p>0.12401</text:p>
          </table:table-cell>
          <table:table-cell office:value-type="float" office:value="0.00105834" calcext:value-type="float">
            <text:p>0.00105834</text:p>
          </table:table-cell>
          <table:table-cell office:value-type="float" office:value="0.111944" calcext:value-type="float">
            <text:p>0.111944</text:p>
          </table:table-cell>
          <table:table-cell office:value-type="float" office:value="0.0250899" calcext:value-type="float">
            <text:p>0.0250899</text:p>
          </table:table-cell>
          <table:table-cell office:value-type="float" office:value="0.00862425" calcext:value-type="float">
            <text:p>0.00862425</text:p>
          </table:table-cell>
          <table:table-cell office:value-type="float" office:value="0.00523408" calcext:value-type="float">
            <text:p>0.00523408</text:p>
          </table:table-cell>
          <table:table-cell office:value-type="float" office:value="0.00218182" calcext:value-type="float">
            <text:p>0.00218182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/>
          <table:table-cell office:value-type="float" office:value="0.117907" calcext:value-type="float">
            <text:p>0.117907</text:p>
          </table:table-cell>
          <table:table-cell office:value-type="float" office:value="0.00102203" calcext:value-type="float">
            <text:p>0.00102203</text:p>
          </table:table-cell>
          <table:table-cell office:value-type="float" office:value="0.116512" calcext:value-type="float">
            <text:p>0.116512</text:p>
          </table:table-cell>
          <table:table-cell office:value-type="float" office:value="0.0258037" calcext:value-type="float">
            <text:p>0.0258037</text:p>
          </table:table-cell>
          <table:table-cell office:value-type="float" office:value="0.00870004" calcext:value-type="float">
            <text:p>0.00870004</text:p>
          </table:table-cell>
          <table:table-cell office:value-type="float" office:value="0.0054733" calcext:value-type="float">
            <text:p>0.0054733</text:p>
          </table:table-cell>
          <table:table-cell office:value-type="float" office:value="0.00209616" calcext:value-type="float">
            <text:p>0.00209616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/>
          <table:table-cell office:value-type="float" office:value="0.120345" calcext:value-type="float">
            <text:p>0.120345</text:p>
          </table:table-cell>
          <table:table-cell office:value-type="float" office:value="0.00104571" calcext:value-type="float">
            <text:p>0.00104571</text:p>
          </table:table-cell>
          <table:table-cell office:value-type="float" office:value="0.112345" calcext:value-type="float">
            <text:p>0.112345</text:p>
          </table:table-cell>
          <table:table-cell office:value-type="float" office:value="0.0274988" calcext:value-type="float">
            <text:p>0.0274988</text:p>
          </table:table-cell>
          <table:table-cell office:value-type="float" office:value="0.00871189" calcext:value-type="float">
            <text:p>0.00871189</text:p>
          </table:table-cell>
          <table:table-cell office:value-type="float" office:value="0.00632519" calcext:value-type="float">
            <text:p>0.00632519</text:p>
          </table:table-cell>
          <table:table-cell office:value-type="float" office:value="0.00219129" calcext:value-type="float">
            <text:p>0.00219129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/>
          <table:table-cell office:value-type="float" office:value="0.12538" calcext:value-type="float">
            <text:p>0.12538</text:p>
          </table:table-cell>
          <table:table-cell office:value-type="float" office:value="0.00104768" calcext:value-type="float">
            <text:p>0.00104768</text:p>
          </table:table-cell>
          <table:table-cell office:value-type="float" office:value="0.115689" calcext:value-type="float">
            <text:p>0.115689</text:p>
          </table:table-cell>
          <table:table-cell office:value-type="float" office:value="0.0259004" calcext:value-type="float">
            <text:p>0.0259004</text:p>
          </table:table-cell>
          <table:table-cell office:value-type="float" office:value="0.00883268" calcext:value-type="float">
            <text:p>0.00883268</text:p>
          </table:table-cell>
          <table:table-cell office:value-type="float" office:value="0.00619807" calcext:value-type="float">
            <text:p>0.00619807</text:p>
          </table:table-cell>
          <table:table-cell office:value-type="float" office:value="0.00214471" calcext:value-type="float">
            <text:p>0.00214471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/>
          <table:table-cell office:value-type="float" office:value="0.118711" calcext:value-type="float">
            <text:p>0.118711</text:p>
          </table:table-cell>
          <table:table-cell office:value-type="float" office:value="0.0011673" calcext:value-type="float">
            <text:p>0.0011673</text:p>
          </table:table-cell>
          <table:table-cell office:value-type="float" office:value="0.11702" calcext:value-type="float">
            <text:p>0.11702</text:p>
          </table:table-cell>
          <table:table-cell office:value-type="float" office:value="0.0262039" calcext:value-type="float">
            <text:p>0.0262039</text:p>
          </table:table-cell>
          <table:table-cell office:value-type="float" office:value="0.00866965" calcext:value-type="float">
            <text:p>0.00866965</text:p>
          </table:table-cell>
          <table:table-cell office:value-type="float" office:value="0.00513815" calcext:value-type="float">
            <text:p>0.00513815</text:p>
          </table:table-cell>
          <table:table-cell office:value-type="float" office:value="0.00221182" calcext:value-type="float">
            <text:p>0.00221182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/>
          <table:table-cell office:value-type="float" office:value="0.118099" calcext:value-type="float">
            <text:p>0.118099</text:p>
          </table:table-cell>
          <table:table-cell office:value-type="float" office:value="0.00136152" calcext:value-type="float">
            <text:p>0.00136152</text:p>
          </table:table-cell>
          <table:table-cell office:value-type="float" office:value="0.117662" calcext:value-type="float">
            <text:p>0.117662</text:p>
          </table:table-cell>
          <table:table-cell office:value-type="float" office:value="0.0257547" calcext:value-type="float">
            <text:p>0.0257547</text:p>
          </table:table-cell>
          <table:table-cell office:value-type="float" office:value="0.00992616" calcext:value-type="float">
            <text:p>0.00992616</text:p>
          </table:table-cell>
          <table:table-cell office:value-type="float" office:value="0.0051721" calcext:value-type="float">
            <text:p>0.0051721</text:p>
          </table:table-cell>
          <table:table-cell office:value-type="float" office:value="0.00218498" calcext:value-type="float">
            <text:p>0.00218498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/>
          <table:table-cell office:value-type="float" office:value="0.118138" calcext:value-type="float">
            <text:p>0.118138</text:p>
          </table:table-cell>
          <table:table-cell office:value-type="float" office:value="0.00129993" calcext:value-type="float">
            <text:p>0.00129993</text:p>
          </table:table-cell>
          <table:table-cell office:value-type="float" office:value="0.12171" calcext:value-type="float">
            <text:p>0.12171</text:p>
          </table:table-cell>
          <table:table-cell office:value-type="float" office:value="0.0258151" calcext:value-type="float">
            <text:p>0.0258151</text:p>
          </table:table-cell>
          <table:table-cell office:value-type="float" office:value="0.0102878" calcext:value-type="float">
            <text:p>0.0102878</text:p>
          </table:table-cell>
          <table:table-cell office:value-type="float" office:value="0.00517763" calcext:value-type="float">
            <text:p>0.00517763</text:p>
          </table:table-cell>
          <table:table-cell office:value-type="float" office:value="0.00212734" calcext:value-type="float">
            <text:p>0.0021273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/>
          <table:table-cell office:value-type="float" office:value="0.120423" calcext:value-type="float">
            <text:p>0.120423</text:p>
          </table:table-cell>
          <table:table-cell office:value-type="float" office:value="0.00104689" calcext:value-type="float">
            <text:p>0.00104689</text:p>
          </table:table-cell>
          <table:table-cell office:value-type="float" office:value="0.117757" calcext:value-type="float">
            <text:p>0.117757</text:p>
          </table:table-cell>
          <table:table-cell office:value-type="float" office:value="0.0254579" calcext:value-type="float">
            <text:p>0.0254579</text:p>
          </table:table-cell>
          <table:table-cell office:value-type="float" office:value="0.0101496" calcext:value-type="float">
            <text:p>0.0101496</text:p>
          </table:table-cell>
          <table:table-cell office:value-type="float" office:value="0.00520921" calcext:value-type="float">
            <text:p>0.00520921</text:p>
          </table:table-cell>
          <table:table-cell office:value-type="float" office:value="0.0021309" calcext:value-type="float">
            <text:p>0.0021309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/>
          <table:table-cell office:value-type="float" office:value="0.121916" calcext:value-type="float">
            <text:p>0.121916</text:p>
          </table:table-cell>
          <table:table-cell office:value-type="float" office:value="0.00108005" calcext:value-type="float">
            <text:p>0.00108005</text:p>
          </table:table-cell>
          <table:table-cell office:value-type="float" office:value="0.119551" calcext:value-type="float">
            <text:p>0.119551</text:p>
          </table:table-cell>
          <table:table-cell office:value-type="float" office:value="0.0256868" calcext:value-type="float">
            <text:p>0.0256868</text:p>
          </table:table-cell>
          <table:table-cell office:value-type="float" office:value="0.0101934" calcext:value-type="float">
            <text:p>0.0101934</text:p>
          </table:table-cell>
          <table:table-cell office:value-type="float" office:value="0.00533829" calcext:value-type="float">
            <text:p>0.00533829</text:p>
          </table:table-cell>
          <table:table-cell office:value-type="float" office:value="0.00214274" calcext:value-type="float">
            <text:p>0.00214274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/>
          <table:table-cell office:value-type="float" office:value="0.121227" calcext:value-type="float">
            <text:p>0.121227</text:p>
          </table:table-cell>
          <table:table-cell office:value-type="float" office:value="0.000973075" calcext:value-type="float">
            <text:p>0.000973075</text:p>
          </table:table-cell>
          <table:table-cell office:value-type="float" office:value="0.115899" calcext:value-type="float">
            <text:p>0.115899</text:p>
          </table:table-cell>
          <table:table-cell office:value-type="float" office:value="0.0254251" calcext:value-type="float">
            <text:p>0.0254251</text:p>
          </table:table-cell>
          <table:table-cell office:value-type="float" office:value="0.00936244" calcext:value-type="float">
            <text:p>0.00936244</text:p>
          </table:table-cell>
          <table:table-cell office:value-type="float" office:value="0.00647954" calcext:value-type="float">
            <text:p>0.00647954</text:p>
          </table:table-cell>
          <table:table-cell office:value-type="float" office:value="0.00215261" calcext:value-type="float">
            <text:p>0.00215261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/>
          <table:table-cell office:value-type="float" office:value="0.120245" calcext:value-type="float">
            <text:p>0.120245</text:p>
          </table:table-cell>
          <table:table-cell office:value-type="float" office:value="0.00086728" calcext:value-type="float">
            <text:p>0.00086728</text:p>
          </table:table-cell>
          <table:table-cell office:value-type="float" office:value="0.123029" calcext:value-type="float">
            <text:p>0.123029</text:p>
          </table:table-cell>
          <table:table-cell office:value-type="float" office:value="0.0255688" calcext:value-type="float">
            <text:p>0.0255688</text:p>
          </table:table-cell>
          <table:table-cell office:value-type="float" office:value="0.0106797" calcext:value-type="float">
            <text:p>0.0106797</text:p>
          </table:table-cell>
          <table:table-cell office:value-type="float" office:value="0.00547093" calcext:value-type="float">
            <text:p>0.00547093</text:p>
          </table:table-cell>
          <table:table-cell office:value-type="float" office:value="0.00212892" calcext:value-type="float">
            <text:p>0.00212892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/>
          <table:table-cell office:value-type="float" office:value="0.11859" calcext:value-type="float">
            <text:p>0.11859</text:p>
          </table:table-cell>
          <table:table-cell office:value-type="float" office:value="0.000836884" calcext:value-type="float">
            <text:p>0.000836884</text:p>
          </table:table-cell>
          <table:table-cell office:value-type="float" office:value="0.11542" calcext:value-type="float">
            <text:p>0.11542</text:p>
          </table:table-cell>
          <table:table-cell office:value-type="float" office:value="0.0257231" calcext:value-type="float">
            <text:p>0.0257231</text:p>
          </table:table-cell>
          <table:table-cell office:value-type="float" office:value="0.00921875" calcext:value-type="float">
            <text:p>0.00921875</text:p>
          </table:table-cell>
          <table:table-cell office:value-type="float" office:value="0.00551436" calcext:value-type="float">
            <text:p>0.00551436</text:p>
          </table:table-cell>
          <table:table-cell office:value-type="float" office:value="0.00220077" calcext:value-type="float">
            <text:p>0.00220077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/>
          <table:table-cell office:value-type="float" office:value="0.122048" calcext:value-type="float">
            <text:p>0.122048</text:p>
          </table:table-cell>
          <table:table-cell office:value-type="float" office:value="0.000849911" calcext:value-type="float">
            <text:p>0.000849911</text:p>
          </table:table-cell>
          <table:table-cell office:value-type="float" office:value="0.114757" calcext:value-type="float">
            <text:p>0.114757</text:p>
          </table:table-cell>
          <table:table-cell office:value-type="float" office:value="0.0265782" calcext:value-type="float">
            <text:p>0.0265782</text:p>
          </table:table-cell>
          <table:table-cell office:value-type="float" office:value="0.0091848" calcext:value-type="float">
            <text:p>0.0091848</text:p>
          </table:table-cell>
          <table:table-cell office:value-type="float" office:value="0.00524355" calcext:value-type="float">
            <text:p>0.00524355</text:p>
          </table:table-cell>
          <table:table-cell office:value-type="float" office:value="0.00206971" calcext:value-type="float">
            <text:p>0.00206971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/>
          <table:table-cell office:value-type="float" office:value="0.121092" calcext:value-type="float">
            <text:p>0.121092</text:p>
          </table:table-cell>
          <table:table-cell office:value-type="float" office:value="0.000798198" calcext:value-type="float">
            <text:p>0.000798198</text:p>
          </table:table-cell>
          <table:table-cell office:value-type="float" office:value="0.126752" calcext:value-type="float">
            <text:p>0.126752</text:p>
          </table:table-cell>
          <table:table-cell office:value-type="float" office:value="0.0259774" calcext:value-type="float">
            <text:p>0.0259774</text:p>
          </table:table-cell>
          <table:table-cell office:value-type="float" office:value="0.00894874" calcext:value-type="float">
            <text:p>0.00894874</text:p>
          </table:table-cell>
          <table:table-cell office:value-type="float" office:value="0.00521631" calcext:value-type="float">
            <text:p>0.00521631</text:p>
          </table:table-cell>
          <table:table-cell office:value-type="float" office:value="0.00211945" calcext:value-type="float">
            <text:p>0.00211945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/>
          <table:table-cell office:value-type="float" office:value="0.119785" calcext:value-type="float">
            <text:p>0.119785</text:p>
          </table:table-cell>
          <table:table-cell office:value-type="float" office:value="0.000806488" calcext:value-type="float">
            <text:p>0.000806488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254271" calcext:value-type="float">
            <text:p>0.0254271</text:p>
          </table:table-cell>
          <table:table-cell office:value-type="float" office:value="0.00880228" calcext:value-type="float">
            <text:p>0.00880228</text:p>
          </table:table-cell>
          <table:table-cell office:value-type="float" office:value="0.0054512" calcext:value-type="float">
            <text:p>0.0054512</text:p>
          </table:table-cell>
          <table:table-cell office:value-type="float" office:value="0.00217669" calcext:value-type="float">
            <text:p>0.00217669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/>
          <table:table-cell office:value-type="float" office:value="0.121753" calcext:value-type="float">
            <text:p>0.121753</text:p>
          </table:table-cell>
          <table:table-cell office:value-type="float" office:value="0.000862149" calcext:value-type="float">
            <text:p>0.000862149</text:p>
          </table:table-cell>
          <table:table-cell office:value-type="float" office:value="0.124627" calcext:value-type="float">
            <text:p>0.124627</text:p>
          </table:table-cell>
          <table:table-cell office:value-type="float" office:value="0.0264526" calcext:value-type="float">
            <text:p>0.0264526</text:p>
          </table:table-cell>
          <table:table-cell office:value-type="float" office:value="0.00877307" calcext:value-type="float">
            <text:p>0.00877307</text:p>
          </table:table-cell>
          <table:table-cell office:value-type="float" office:value="0.00610965" calcext:value-type="float">
            <text:p>0.00610965</text:p>
          </table:table-cell>
          <table:table-cell office:value-type="float" office:value="0.00280593" calcext:value-type="float">
            <text:p>0.00280593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/>
          <table:table-cell office:value-type="float" office:value="0.118348" calcext:value-type="float">
            <text:p>0.118348</text:p>
          </table:table-cell>
          <table:table-cell office:value-type="float" office:value="0.0010011" calcext:value-type="float">
            <text:p>0.0010011</text:p>
          </table:table-cell>
          <table:table-cell office:value-type="float" office:value="0.116887" calcext:value-type="float">
            <text:p>0.116887</text:p>
          </table:table-cell>
          <table:table-cell office:value-type="float" office:value="0.0256623" calcext:value-type="float">
            <text:p>0.0256623</text:p>
          </table:table-cell>
          <table:table-cell office:value-type="float" office:value="0.0098851" calcext:value-type="float">
            <text:p>0.0098851</text:p>
          </table:table-cell>
          <table:table-cell office:value-type="float" office:value="0.0063694" calcext:value-type="float">
            <text:p>0.0063694</text:p>
          </table:table-cell>
          <table:table-cell office:value-type="float" office:value="0.00295989" calcext:value-type="float">
            <text:p>0.0029598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/>
          <table:table-cell office:value-type="float" office:value="0.125392" calcext:value-type="float">
            <text:p>0.125392</text:p>
          </table:table-cell>
          <table:table-cell office:value-type="float" office:value="0.000856622" calcext:value-type="float">
            <text:p>0.000856622</text:p>
          </table:table-cell>
          <table:table-cell office:value-type="float" office:value="0.116295" calcext:value-type="float">
            <text:p>0.116295</text:p>
          </table:table-cell>
          <table:table-cell office:value-type="float" office:value="0.0257125" calcext:value-type="float">
            <text:p>0.0257125</text:p>
          </table:table-cell>
          <table:table-cell office:value-type="float" office:value="0.0108179" calcext:value-type="float">
            <text:p>0.0108179</text:p>
          </table:table-cell>
          <table:table-cell office:value-type="float" office:value="0.00736261" calcext:value-type="float">
            <text:p>0.00736261</text:p>
          </table:table-cell>
          <table:table-cell office:value-type="float" office:value="0.00219524" calcext:value-type="float">
            <text:p>0.00219524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/>
          <table:table-cell office:value-type="float" office:value="0.120884" calcext:value-type="float">
            <text:p>0.120884</text:p>
          </table:table-cell>
          <table:table-cell office:value-type="float" office:value="0.000890176" calcext:value-type="float">
            <text:p>0.000890176</text:p>
          </table:table-cell>
          <table:table-cell office:value-type="float" office:value="0.117544" calcext:value-type="float">
            <text:p>0.117544</text:p>
          </table:table-cell>
          <table:table-cell office:value-type="float" office:value="0.0257366" calcext:value-type="float">
            <text:p>0.0257366</text:p>
          </table:table-cell>
          <table:table-cell office:value-type="float" office:value="0.0101674" calcext:value-type="float">
            <text:p>0.0101674</text:p>
          </table:table-cell>
          <table:table-cell office:value-type="float" office:value="0.00603662" calcext:value-type="float">
            <text:p>0.00603662</text:p>
          </table:table-cell>
          <table:table-cell office:value-type="float" office:value="0.00219761" calcext:value-type="float">
            <text:p>0.00219761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/>
          <table:table-cell office:value-type="float" office:value="0.131249" calcext:value-type="float">
            <text:p>0.131249</text:p>
          </table:table-cell>
          <table:table-cell office:value-type="float" office:value="0.000832937" calcext:value-type="float">
            <text:p>0.000832937</text:p>
          </table:table-cell>
          <table:table-cell office:value-type="float" office:value="0.112335" calcext:value-type="float">
            <text:p>0.112335</text:p>
          </table:table-cell>
          <table:table-cell office:value-type="float" office:value="0.0250765" calcext:value-type="float">
            <text:p>0.0250765</text:p>
          </table:table-cell>
          <table:table-cell office:value-type="float" office:value="0.0101843" calcext:value-type="float">
            <text:p>0.0101843</text:p>
          </table:table-cell>
          <table:table-cell office:value-type="float" office:value="0.00741787" calcext:value-type="float">
            <text:p>0.00741787</text:p>
          </table:table-cell>
          <table:table-cell office:value-type="float" office:value="0.00216248" calcext:value-type="float">
            <text:p>0.00216248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/>
          <table:table-cell office:value-type="float" office:value="0.121319" calcext:value-type="float">
            <text:p>0.121319</text:p>
          </table:table-cell>
          <table:table-cell office:value-type="float" office:value="0.000847937" calcext:value-type="float">
            <text:p>0.000847937</text:p>
          </table:table-cell>
          <table:table-cell office:value-type="float" office:value="0.113033" calcext:value-type="float">
            <text:p>0.113033</text:p>
          </table:table-cell>
          <table:table-cell office:value-type="float" office:value="0.0250335" calcext:value-type="float">
            <text:p>0.0250335</text:p>
          </table:table-cell>
          <table:table-cell office:value-type="float" office:value="0.0105195" calcext:value-type="float">
            <text:p>0.0105195</text:p>
          </table:table-cell>
          <table:table-cell office:value-type="float" office:value="0.00698719" calcext:value-type="float">
            <text:p>0.00698719</text:p>
          </table:table-cell>
          <table:table-cell office:value-type="float" office:value="0.00218774" calcext:value-type="float">
            <text:p>0.00218774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/>
          <table:table-cell office:value-type="float" office:value="0.121205" calcext:value-type="float">
            <text:p>0.121205</text:p>
          </table:table-cell>
          <table:table-cell office:value-type="float" office:value="0.00078754" calcext:value-type="float">
            <text:p>0.00078754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0257539" calcext:value-type="float">
            <text:p>0.0257539</text:p>
          </table:table-cell>
          <table:table-cell office:value-type="float" office:value="0.0104863" calcext:value-type="float">
            <text:p>0.0104863</text:p>
          </table:table-cell>
          <table:table-cell office:value-type="float" office:value="0.00689877" calcext:value-type="float">
            <text:p>0.00689877</text:p>
          </table:table-cell>
          <table:table-cell office:value-type="float" office:value="0.00218537" calcext:value-type="float">
            <text:p>0.00218537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/>
          <table:table-cell office:value-type="float" office:value="0.123154" calcext:value-type="float">
            <text:p>0.123154</text:p>
          </table:table-cell>
          <table:table-cell office:value-type="float" office:value="0.000817146" calcext:value-type="float">
            <text:p>0.000817146</text:p>
          </table:table-cell>
          <table:table-cell office:value-type="float" office:value="0.117631" calcext:value-type="float">
            <text:p>0.117631</text:p>
          </table:table-cell>
          <table:table-cell office:value-type="float" office:value="0.0257654" calcext:value-type="float">
            <text:p>0.0257654</text:p>
          </table:table-cell>
          <table:table-cell office:value-type="float" office:value="0.0104824" calcext:value-type="float">
            <text:p>0.0104824</text:p>
          </table:table-cell>
          <table:table-cell office:value-type="float" office:value="0.00683561" calcext:value-type="float">
            <text:p>0.00683561</text:p>
          </table:table-cell>
          <table:table-cell office:value-type="float" office:value="0.00220551" calcext:value-type="float">
            <text:p>0.00220551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/>
          <table:table-cell office:value-type="float" office:value="0.120765" calcext:value-type="float">
            <text:p>0.120765</text:p>
          </table:table-cell>
          <table:table-cell office:value-type="float" office:value="0.000810435" calcext:value-type="float">
            <text:p>0.000810435</text:p>
          </table:table-cell>
          <table:table-cell office:value-type="float" office:value="0.114291" calcext:value-type="float">
            <text:p>0.114291</text:p>
          </table:table-cell>
          <table:table-cell office:value-type="float" office:value="0.0254776" calcext:value-type="float">
            <text:p>0.0254776</text:p>
          </table:table-cell>
          <table:table-cell office:value-type="float" office:value="0.00955351" calcext:value-type="float">
            <text:p>0.00955351</text:p>
          </table:table-cell>
          <table:table-cell office:value-type="float" office:value="0.00623597" calcext:value-type="float">
            <text:p>0.00623597</text:p>
          </table:table-cell>
          <table:table-cell office:value-type="float" office:value="0.0021755" calcext:value-type="float">
            <text:p>0.0021755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/>
          <table:table-cell office:value-type="float" office:value="0.121872" calcext:value-type="float">
            <text:p>0.121872</text:p>
          </table:table-cell>
          <table:table-cell office:value-type="float" office:value="0.000797803" calcext:value-type="float">
            <text:p>0.000797803</text:p>
          </table:table-cell>
          <table:table-cell office:value-type="float" office:value="0.117249" calcext:value-type="float">
            <text:p>0.117249</text:p>
          </table:table-cell>
          <table:table-cell office:value-type="float" office:value="0.0257863" calcext:value-type="float">
            <text:p>0.0257863</text:p>
          </table:table-cell>
          <table:table-cell office:value-type="float" office:value="0.00898229" calcext:value-type="float">
            <text:p>0.00898229</text:p>
          </table:table-cell>
          <table:table-cell office:value-type="float" office:value="0.00550133" calcext:value-type="float">
            <text:p>0.00550133</text:p>
          </table:table-cell>
          <table:table-cell office:value-type="float" office:value="0.00219761" calcext:value-type="float">
            <text:p>0.00219761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/>
          <table:table-cell office:value-type="float" office:value="0.128759" calcext:value-type="float">
            <text:p>0.128759</text:p>
          </table:table-cell>
          <table:table-cell office:value-type="float" office:value="0.000809251" calcext:value-type="float">
            <text:p>0.000809251</text:p>
          </table:table-cell>
          <table:table-cell office:value-type="float" office:value="0.115777" calcext:value-type="float">
            <text:p>0.115777</text:p>
          </table:table-cell>
          <table:table-cell office:value-type="float" office:value="0.0257796" calcext:value-type="float">
            <text:p>0.0257796</text:p>
          </table:table-cell>
          <table:table-cell office:value-type="float" office:value="0.00905651" calcext:value-type="float">
            <text:p>0.00905651</text:p>
          </table:table-cell>
          <table:table-cell office:value-type="float" office:value="0.00536553" calcext:value-type="float">
            <text:p>0.00536553</text:p>
          </table:table-cell>
          <table:table-cell office:value-type="float" office:value="0.00219722" calcext:value-type="float">
            <text:p>0.00219722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/>
          <table:table-cell office:value-type="float" office:value="0.121701" calcext:value-type="float">
            <text:p>0.121701</text:p>
          </table:table-cell>
          <table:table-cell office:value-type="float" office:value="0.000772144" calcext:value-type="float">
            <text:p>0.000772144</text:p>
          </table:table-cell>
          <table:table-cell office:value-type="float" office:value="0.112112" calcext:value-type="float">
            <text:p>0.112112</text:p>
          </table:table-cell>
          <table:table-cell office:value-type="float" office:value="0.0248132" calcext:value-type="float">
            <text:p>0.0248132</text:p>
          </table:table-cell>
          <table:table-cell office:value-type="float" office:value="0.0104393" calcext:value-type="float">
            <text:p>0.0104393</text:p>
          </table:table-cell>
          <table:table-cell office:value-type="float" office:value="0.00536593" calcext:value-type="float">
            <text:p>0.00536593</text:p>
          </table:table-cell>
          <table:table-cell office:value-type="float" office:value="0.00215024" calcext:value-type="float">
            <text:p>0.0021502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/>
          <table:table-cell office:value-type="float" office:value="0.12535" calcext:value-type="float">
            <text:p>0.12535</text:p>
          </table:table-cell>
          <table:table-cell office:value-type="float" office:value="0.000912677" calcext:value-type="float">
            <text:p>0.000912677</text:p>
          </table:table-cell>
          <table:table-cell office:value-type="float" office:value="0.116142" calcext:value-type="float">
            <text:p>0.116142</text:p>
          </table:table-cell>
          <table:table-cell office:value-type="float" office:value="0.0253446" calcext:value-type="float">
            <text:p>0.0253446</text:p>
          </table:table-cell>
          <table:table-cell office:value-type="float" office:value="0.0104113" calcext:value-type="float">
            <text:p>0.0104113</text:p>
          </table:table-cell>
          <table:table-cell office:value-type="float" office:value="0.00548278" calcext:value-type="float">
            <text:p>0.00548278</text:p>
          </table:table-cell>
          <table:table-cell office:value-type="float" office:value="0.00214827" calcext:value-type="float">
            <text:p>0.00214827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/>
          <table:table-cell office:value-type="float" office:value="0.124255" calcext:value-type="float">
            <text:p>0.124255</text:p>
          </table:table-cell>
          <table:table-cell office:value-type="float" office:value="0.000862543" calcext:value-type="float">
            <text:p>0.000862543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26504" calcext:value-type="float">
            <text:p>0.026504</text:p>
          </table:table-cell>
          <table:table-cell office:value-type="float" office:value="0.0113129" calcext:value-type="float">
            <text:p>0.0113129</text:p>
          </table:table-cell>
          <table:table-cell office:value-type="float" office:value="0.00533474" calcext:value-type="float">
            <text:p>0.00533474</text:p>
          </table:table-cell>
          <table:table-cell office:value-type="float" office:value="0.00215971" calcext:value-type="float">
            <text:p>0.00215971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/>
          <table:table-cell office:value-type="float" office:value="0.126544" calcext:value-type="float">
            <text:p>0.126544</text:p>
          </table:table-cell>
          <table:table-cell office:value-type="float" office:value="0.000865307" calcext:value-type="float">
            <text:p>0.000865307</text:p>
          </table:table-cell>
          <table:table-cell office:value-type="float" office:value="0.119819" calcext:value-type="float">
            <text:p>0.119819</text:p>
          </table:table-cell>
          <table:table-cell office:value-type="float" office:value="0.0267057" calcext:value-type="float">
            <text:p>0.0267057</text:p>
          </table:table-cell>
          <table:table-cell office:value-type="float" office:value="0.00959377" calcext:value-type="float">
            <text:p>0.00959377</text:p>
          </table:table-cell>
          <table:table-cell office:value-type="float" office:value="0.00566555" calcext:value-type="float">
            <text:p>0.00566555</text:p>
          </table:table-cell>
          <table:table-cell office:value-type="float" office:value="0.00220906" calcext:value-type="float">
            <text:p>0.00220906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/>
          <table:table-cell office:value-type="float" office:value="0.125422" calcext:value-type="float">
            <text:p>0.125422</text:p>
          </table:table-cell>
          <table:table-cell office:value-type="float" office:value="0.000791092" calcext:value-type="float">
            <text:p>0.000791092</text:p>
          </table:table-cell>
          <table:table-cell office:value-type="float" office:value="0.112645" calcext:value-type="float">
            <text:p>0.112645</text:p>
          </table:table-cell>
          <table:table-cell office:value-type="float" office:value="0.0251338" calcext:value-type="float">
            <text:p>0.0251338</text:p>
          </table:table-cell>
          <table:table-cell office:value-type="float" office:value="0.00908533" calcext:value-type="float">
            <text:p>0.00908533</text:p>
          </table:table-cell>
          <table:table-cell office:value-type="float" office:value="0.00602793" calcext:value-type="float">
            <text:p>0.00602793</text:p>
          </table:table-cell>
          <table:table-cell office:value-type="float" office:value="0.002153" calcext:value-type="float">
            <text:p>0.002153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/>
          <table:table-cell office:value-type="float" office:value="0.126462" calcext:value-type="float">
            <text:p>0.126462</text:p>
          </table:table-cell>
          <table:table-cell office:value-type="float" office:value="0.000817541" calcext:value-type="float">
            <text:p>0.000817541</text:p>
          </table:table-cell>
          <table:table-cell office:value-type="float" office:value="0.118079" calcext:value-type="float">
            <text:p>0.118079</text:p>
          </table:table-cell>
          <table:table-cell office:value-type="float" office:value="0.0273582" calcext:value-type="float">
            <text:p>0.0273582</text:p>
          </table:table-cell>
          <table:table-cell office:value-type="float" office:value="0.00897361" calcext:value-type="float">
            <text:p>0.00897361</text:p>
          </table:table-cell>
          <table:table-cell office:value-type="float" office:value="0.00576463" calcext:value-type="float">
            <text:p>0.00576463</text:p>
          </table:table-cell>
          <table:table-cell office:value-type="float" office:value="0.00218458" calcext:value-type="float">
            <text:p>0.00218458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/>
          <table:table-cell office:value-type="float" office:value="0.124873" calcext:value-type="float">
            <text:p>0.124873</text:p>
          </table:table-cell>
          <table:table-cell office:value-type="float" office:value="0.000767407" calcext:value-type="float">
            <text:p>0.000767407</text:p>
          </table:table-cell>
          <table:table-cell office:value-type="float" office:value="0.115342" calcext:value-type="float">
            <text:p>0.115342</text:p>
          </table:table-cell>
          <table:table-cell office:value-type="float" office:value="0.0258799" calcext:value-type="float">
            <text:p>0.0258799</text:p>
          </table:table-cell>
          <table:table-cell office:value-type="float" office:value="0.00885084" calcext:value-type="float">
            <text:p>0.00885084</text:p>
          </table:table-cell>
          <table:table-cell office:value-type="float" office:value="0.00747945" calcext:value-type="float">
            <text:p>0.00747945</text:p>
          </table:table-cell>
          <table:table-cell office:value-type="float" office:value="0.00214748" calcext:value-type="float">
            <text:p>0.00214748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/>
          <table:table-cell office:value-type="float" office:value="0.1254" calcext:value-type="float">
            <text:p>0.1254</text:p>
          </table:table-cell>
          <table:table-cell office:value-type="float" office:value="0.000816752" calcext:value-type="float">
            <text:p>0.000816752</text:p>
          </table:table-cell>
          <table:table-cell office:value-type="float" office:value="0.117339" calcext:value-type="float">
            <text:p>0.117339</text:p>
          </table:table-cell>
          <table:table-cell office:value-type="float" office:value="0.0249905" calcext:value-type="float">
            <text:p>0.0249905</text:p>
          </table:table-cell>
          <table:table-cell office:value-type="float" office:value="0.00885518" calcext:value-type="float">
            <text:p>0.00885518</text:p>
          </table:table-cell>
          <table:table-cell office:value-type="float" office:value="0.00582385" calcext:value-type="float">
            <text:p>0.00582385</text:p>
          </table:table-cell>
          <table:table-cell office:value-type="float" office:value="0.00217235" calcext:value-type="float">
            <text:p>0.00217235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/>
          <table:table-cell office:value-type="float" office:value="0.12681" calcext:value-type="float">
            <text:p>0.12681</text:p>
          </table:table-cell>
          <table:table-cell office:value-type="float" office:value="0.000817936" calcext:value-type="float">
            <text:p>0.000817936</text:p>
          </table:table-cell>
          <table:table-cell office:value-type="float" office:value="0.114834" calcext:value-type="float">
            <text:p>0.114834</text:p>
          </table:table-cell>
          <table:table-cell office:value-type="float" office:value="0.0256485" calcext:value-type="float">
            <text:p>0.0256485</text:p>
          </table:table-cell>
          <table:table-cell office:value-type="float" office:value="0.00912677" calcext:value-type="float">
            <text:p>0.00912677</text:p>
          </table:table-cell>
          <table:table-cell office:value-type="float" office:value="0.00546856" calcext:value-type="float">
            <text:p>0.00546856</text:p>
          </table:table-cell>
          <table:table-cell office:value-type="float" office:value="0.00217748" calcext:value-type="float">
            <text:p>0.00217748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/>
          <table:table-cell office:value-type="float" office:value="0.128042" calcext:value-type="float">
            <text:p>0.128042</text:p>
          </table:table-cell>
          <table:table-cell office:value-type="float" office:value="0.000896492" calcext:value-type="float">
            <text:p>0.000896492</text:p>
          </table:table-cell>
          <table:table-cell office:value-type="float" office:value="0.114819" calcext:value-type="float">
            <text:p>0.114819</text:p>
          </table:table-cell>
          <table:table-cell office:value-type="float" office:value="0.0252293" calcext:value-type="float">
            <text:p>0.0252293</text:p>
          </table:table-cell>
          <table:table-cell office:value-type="float" office:value="0.00898664" calcext:value-type="float">
            <text:p>0.00898664</text:p>
          </table:table-cell>
          <table:table-cell office:value-type="float" office:value="0.00575358" calcext:value-type="float">
            <text:p>0.00575358</text:p>
          </table:table-cell>
          <table:table-cell office:value-type="float" office:value="0.00215024" calcext:value-type="float">
            <text:p>0.00215024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/>
          <table:table-cell office:value-type="float" office:value="0.124336" calcext:value-type="float">
            <text:p>0.124336</text:p>
          </table:table-cell>
          <table:table-cell office:value-type="float" office:value="0.00083491" calcext:value-type="float">
            <text:p>0.00083491</text:p>
          </table:table-cell>
          <table:table-cell office:value-type="float" office:value="0.113563" calcext:value-type="float">
            <text:p>0.113563</text:p>
          </table:table-cell>
          <table:table-cell office:value-type="float" office:value="0.0255862" calcext:value-type="float">
            <text:p>0.0255862</text:p>
          </table:table-cell>
          <table:table-cell office:value-type="float" office:value="0.0092073" calcext:value-type="float">
            <text:p>0.0092073</text:p>
          </table:table-cell>
          <table:table-cell office:value-type="float" office:value="0.00572634" calcext:value-type="float">
            <text:p>0.00572634</text:p>
          </table:table-cell>
          <table:table-cell office:value-type="float" office:value="0.00210642" calcext:value-type="float">
            <text:p>0.0021064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/>
          <table:table-cell office:value-type="float" office:value="0.124772" calcext:value-type="float">
            <text:p>0.124772</text:p>
          </table:table-cell>
          <table:table-cell office:value-type="float" office:value="0.000864517" calcext:value-type="float">
            <text:p>0.000864517</text:p>
          </table:table-cell>
          <table:table-cell office:value-type="float" office:value="0.117456" calcext:value-type="float">
            <text:p>0.117456</text:p>
          </table:table-cell>
          <table:table-cell office:value-type="float" office:value="0.0261333" calcext:value-type="float">
            <text:p>0.0261333</text:p>
          </table:table-cell>
          <table:table-cell office:value-type="float" office:value="0.00903993" calcext:value-type="float">
            <text:p>0.00903993</text:p>
          </table:table-cell>
          <table:table-cell office:value-type="float" office:value="0.00561581" calcext:value-type="float">
            <text:p>0.00561581</text:p>
          </table:table-cell>
          <table:table-cell office:value-type="float" office:value="0.00217906" calcext:value-type="float">
            <text:p>0.00217906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/>
          <table:table-cell office:value-type="float" office:value="0.123963" calcext:value-type="float">
            <text:p>0.123963</text:p>
          </table:table-cell>
          <table:table-cell office:value-type="float" office:value="0.000834121" calcext:value-type="float">
            <text:p>0.000834121</text:p>
          </table:table-cell>
          <table:table-cell office:value-type="float" office:value="0.114605" calcext:value-type="float">
            <text:p>0.114605</text:p>
          </table:table-cell>
          <table:table-cell office:value-type="float" office:value="0.0256809" calcext:value-type="float">
            <text:p>0.0256809</text:p>
          </table:table-cell>
          <table:table-cell office:value-type="float" office:value="0.00908927" calcext:value-type="float">
            <text:p>0.00908927</text:p>
          </table:table-cell>
          <table:table-cell office:value-type="float" office:value="0.00547251" calcext:value-type="float">
            <text:p>0.00547251</text:p>
          </table:table-cell>
          <table:table-cell office:value-type="float" office:value="0.00217195" calcext:value-type="float">
            <text:p>0.00217195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/>
          <table:table-cell office:value-type="float" office:value="0.127406" calcext:value-type="float">
            <text:p>0.127406</text:p>
          </table:table-cell>
          <table:table-cell office:value-type="float" office:value="0.000840832" calcext:value-type="float">
            <text:p>0.000840832</text:p>
          </table:table-cell>
          <table:table-cell office:value-type="float" office:value="0.112543" calcext:value-type="float">
            <text:p>0.112543</text:p>
          </table:table-cell>
          <table:table-cell office:value-type="float" office:value="0.0250651" calcext:value-type="float">
            <text:p>0.0250651</text:p>
          </table:table-cell>
          <table:table-cell office:value-type="float" office:value="0.00957206" calcext:value-type="float">
            <text:p>0.00957206</text:p>
          </table:table-cell>
          <table:table-cell office:value-type="float" office:value="0.00547409" calcext:value-type="float">
            <text:p>0.00547409</text:p>
          </table:table-cell>
          <table:table-cell office:value-type="float" office:value="0.00220866" calcext:value-type="float">
            <text:p>0.00220866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/>
          <table:table-cell office:value-type="float" office:value="0.12562" calcext:value-type="float">
            <text:p>0.12562</text:p>
          </table:table-cell>
          <table:table-cell office:value-type="float" office:value="0.000845964" calcext:value-type="float">
            <text:p>0.000845964</text:p>
          </table:table-cell>
          <table:table-cell office:value-type="float" office:value="0.118643" calcext:value-type="float">
            <text:p>0.118643</text:p>
          </table:table-cell>
          <table:table-cell office:value-type="float" office:value="0.0273997" calcext:value-type="float">
            <text:p>0.0273997</text:p>
          </table:table-cell>
          <table:table-cell office:value-type="float" office:value="0.00907743" calcext:value-type="float">
            <text:p>0.00907743</text:p>
          </table:table-cell>
          <table:table-cell office:value-type="float" office:value="0.0057441" calcext:value-type="float">
            <text:p>0.0057441</text:p>
          </table:table-cell>
          <table:table-cell office:value-type="float" office:value="0.00220393" calcext:value-type="float">
            <text:p>0.00220393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/>
          <table:table-cell office:value-type="float" office:value="0.12819" calcext:value-type="float">
            <text:p>0.12819</text:p>
          </table:table-cell>
          <table:table-cell office:value-type="float" office:value="0.000824647" calcext:value-type="float">
            <text:p>0.000824647</text:p>
          </table:table-cell>
          <table:table-cell office:value-type="float" office:value="0.118264" calcext:value-type="float">
            <text:p>0.118264</text:p>
          </table:table-cell>
          <table:table-cell office:value-type="float" office:value="0.0262442" calcext:value-type="float">
            <text:p>0.0262442</text:p>
          </table:table-cell>
          <table:table-cell office:value-type="float" office:value="0.00934192" calcext:value-type="float">
            <text:p>0.00934192</text:p>
          </table:table-cell>
          <table:table-cell office:value-type="float" office:value="0.00598925" calcext:value-type="float">
            <text:p>0.00598925</text:p>
          </table:table-cell>
          <table:table-cell office:value-type="float" office:value="0.00215892" calcext:value-type="float">
            <text:p>0.00215892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/>
          <table:table-cell office:value-type="float" office:value="0.12634" calcext:value-type="float">
            <text:p>0.12634</text:p>
          </table:table-cell>
          <table:table-cell office:value-type="float" office:value="0.000821883" calcext:value-type="float">
            <text:p>0.000821883</text:p>
          </table:table-cell>
          <table:table-cell office:value-type="float" office:value="0.115196" calcext:value-type="float">
            <text:p>0.115196</text:p>
          </table:table-cell>
          <table:table-cell office:value-type="float" office:value="0.025478" calcext:value-type="float">
            <text:p>0.025478</text:p>
          </table:table-cell>
          <table:table-cell office:value-type="float" office:value="0.0103249" calcext:value-type="float">
            <text:p>0.0103249</text:p>
          </table:table-cell>
          <table:table-cell office:value-type="float" office:value="0.00574292" calcext:value-type="float">
            <text:p>0.00574292</text:p>
          </table:table-cell>
          <table:table-cell office:value-type="float" office:value="0.00213879" calcext:value-type="float">
            <text:p>0.00213879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/>
          <table:table-cell office:value-type="float" office:value="0.127279" calcext:value-type="float">
            <text:p>0.127279</text:p>
          </table:table-cell>
          <table:table-cell office:value-type="float" office:value="0.00078675" calcext:value-type="float">
            <text:p>0.00078675</text:p>
          </table:table-cell>
          <table:table-cell office:value-type="float" office:value="0.113225" calcext:value-type="float">
            <text:p>0.113225</text:p>
          </table:table-cell>
          <table:table-cell office:value-type="float" office:value="0.0254594" calcext:value-type="float">
            <text:p>0.0254594</text:p>
          </table:table-cell>
          <table:table-cell office:value-type="float" office:value="0.010497" calcext:value-type="float">
            <text:p>0.010497</text:p>
          </table:table-cell>
          <table:table-cell office:value-type="float" office:value="0.00569871" calcext:value-type="float">
            <text:p>0.00569871</text:p>
          </table:table-cell>
          <table:table-cell office:value-type="float" office:value="0.00212419" calcext:value-type="float">
            <text:p>0.00212419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/>
          <table:table-cell office:value-type="float" office:value="0.127163" calcext:value-type="float">
            <text:p>0.127163</text:p>
          </table:table-cell>
          <table:table-cell office:value-type="float" office:value="0.000799777" calcext:value-type="float">
            <text:p>0.000799777</text:p>
          </table:table-cell>
          <table:table-cell office:value-type="float" office:value="0.120292" calcext:value-type="float">
            <text:p>0.120292</text:p>
          </table:table-cell>
          <table:table-cell office:value-type="float" office:value="0.0269718" calcext:value-type="float">
            <text:p>0.0269718</text:p>
          </table:table-cell>
          <table:table-cell office:value-type="float" office:value="0.00933284" calcext:value-type="float">
            <text:p>0.00933284</text:p>
          </table:table-cell>
          <table:table-cell office:value-type="float" office:value="0.00574608" calcext:value-type="float">
            <text:p>0.00574608</text:p>
          </table:table-cell>
          <table:table-cell office:value-type="float" office:value="0.00214156" calcext:value-type="float">
            <text:p>0.00214156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/>
          <table:table-cell office:value-type="float" office:value="0.13468" calcext:value-type="float">
            <text:p>0.13468</text:p>
          </table:table-cell>
          <table:table-cell office:value-type="float" office:value="0.000776486" calcext:value-type="float">
            <text:p>0.000776486</text:p>
          </table:table-cell>
          <table:table-cell office:value-type="float" office:value="0.115522" calcext:value-type="float">
            <text:p>0.115522</text:p>
          </table:table-cell>
          <table:table-cell office:value-type="float" office:value="0.0257906" calcext:value-type="float">
            <text:p>0.0257906</text:p>
          </table:table-cell>
          <table:table-cell office:value-type="float" office:value="0.00911256" calcext:value-type="float">
            <text:p>0.00911256</text:p>
          </table:table-cell>
          <table:table-cell office:value-type="float" office:value="0.00677008" calcext:value-type="float">
            <text:p>0.00677008</text:p>
          </table:table-cell>
          <table:table-cell office:value-type="float" office:value="0.00215616" calcext:value-type="float">
            <text:p>0.00215616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/>
          <table:table-cell office:value-type="float" office:value="0.129585" calcext:value-type="float">
            <text:p>0.129585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114446" calcext:value-type="float">
            <text:p>0.114446</text:p>
          </table:table-cell>
          <table:table-cell office:value-type="float" office:value="0.0248839" calcext:value-type="float">
            <text:p>0.0248839</text:p>
          </table:table-cell>
          <table:table-cell office:value-type="float" office:value="0.00908059" calcext:value-type="float">
            <text:p>0.00908059</text:p>
          </table:table-cell>
          <table:table-cell office:value-type="float" office:value="0.00595412" calcext:value-type="float">
            <text:p>0.00595412</text:p>
          </table:table-cell>
          <table:table-cell office:value-type="float" office:value="0.00211037" calcext:value-type="float">
            <text:p>0.0021103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/>
          <table:table-cell office:value-type="float" office:value="0.129938" calcext:value-type="float">
            <text:p>0.129938</text:p>
          </table:table-cell>
          <table:table-cell office:value-type="float" office:value="0.000823857" calcext:value-type="float">
            <text:p>0.000823857</text:p>
          </table:table-cell>
          <table:table-cell office:value-type="float" office:value="0.114439" calcext:value-type="float">
            <text:p>0.114439</text:p>
          </table:table-cell>
          <table:table-cell office:value-type="float" office:value="0.0256442" calcext:value-type="float">
            <text:p>0.0256442</text:p>
          </table:table-cell>
          <table:table-cell office:value-type="float" office:value="0.0102317" calcext:value-type="float">
            <text:p>0.0102317</text:p>
          </table:table-cell>
          <table:table-cell office:value-type="float" office:value="0.00570187" calcext:value-type="float">
            <text:p>0.00570187</text:p>
          </table:table-cell>
          <table:table-cell office:value-type="float" office:value="0.00214392" calcext:value-type="float">
            <text:p>0.00214392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/>
          <table:table-cell office:value-type="float" office:value="0.127008" calcext:value-type="float">
            <text:p>0.127008</text:p>
          </table:table-cell>
          <table:table-cell office:value-type="float" office:value="0.000854648" calcext:value-type="float">
            <text:p>0.000854648</text:p>
          </table:table-cell>
          <table:table-cell office:value-type="float" office:value="0.118069" calcext:value-type="float">
            <text:p>0.118069</text:p>
          </table:table-cell>
          <table:table-cell office:value-type="float" office:value="0.0253884" calcext:value-type="float">
            <text:p>0.0253884</text:p>
          </table:table-cell>
          <table:table-cell office:value-type="float" office:value="0.0103588" calcext:value-type="float">
            <text:p>0.0103588</text:p>
          </table:table-cell>
          <table:table-cell office:value-type="float" office:value="0.00565134" calcext:value-type="float">
            <text:p>0.00565134</text:p>
          </table:table-cell>
          <table:table-cell office:value-type="float" office:value="0.00219169" calcext:value-type="float">
            <text:p>0.00219169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/>
          <table:table-cell office:value-type="float" office:value="0.134146" calcext:value-type="float">
            <text:p>0.134146</text:p>
          </table:table-cell>
          <table:table-cell office:value-type="float" office:value="0.000799382" calcext:value-type="float">
            <text:p>0.000799382</text:p>
          </table:table-cell>
          <table:table-cell office:value-type="float" office:value="0.115202" calcext:value-type="float">
            <text:p>0.115202</text:p>
          </table:table-cell>
          <table:table-cell office:value-type="float" office:value="0.0255396" calcext:value-type="float">
            <text:p>0.0255396</text:p>
          </table:table-cell>
          <table:table-cell office:value-type="float" office:value="0.0109525" calcext:value-type="float">
            <text:p>0.0109525</text:p>
          </table:table-cell>
          <table:table-cell office:value-type="float" office:value="0.00560041" calcext:value-type="float">
            <text:p>0.00560041</text:p>
          </table:table-cell>
          <table:table-cell office:value-type="float" office:value="0.00219722" calcext:value-type="float">
            <text:p>0.00219722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/>
          <table:table-cell office:value-type="float" office:value="0.136748" calcext:value-type="float">
            <text:p>0.136748</text:p>
          </table:table-cell>
          <table:table-cell office:value-type="float" office:value="0.000817146" calcext:value-type="float">
            <text:p>0.000817146</text:p>
          </table:table-cell>
          <table:table-cell office:value-type="float" office:value="0.119084" calcext:value-type="float">
            <text:p>0.119084</text:p>
          </table:table-cell>
          <table:table-cell office:value-type="float" office:value="0.0257109" calcext:value-type="float">
            <text:p>0.0257109</text:p>
          </table:table-cell>
          <table:table-cell office:value-type="float" office:value="0.011444" calcext:value-type="float">
            <text:p>0.011444</text:p>
          </table:table-cell>
          <table:table-cell office:value-type="float" office:value="0.00555265" calcext:value-type="float">
            <text:p>0.00555265</text:p>
          </table:table-cell>
          <table:table-cell office:value-type="float" office:value="0.00211511" calcext:value-type="float">
            <text:p>0.00211511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/>
          <table:table-cell office:value-type="float" office:value="0.128606" calcext:value-type="float">
            <text:p>0.128606</text:p>
          </table:table-cell>
          <table:table-cell office:value-type="float" office:value="0.000795829" calcext:value-type="float">
            <text:p>0.000795829</text:p>
          </table:table-cell>
          <table:table-cell office:value-type="float" office:value="0.111001" calcext:value-type="float">
            <text:p>0.111001</text:p>
          </table:table-cell>
          <table:table-cell office:value-type="float" office:value="0.0251168" calcext:value-type="float">
            <text:p>0.0251168</text:p>
          </table:table-cell>
          <table:table-cell office:value-type="float" office:value="0.0100489" calcext:value-type="float">
            <text:p>0.0100489</text:p>
          </table:table-cell>
          <table:table-cell office:value-type="float" office:value="0.00684705" calcext:value-type="float">
            <text:p>0.00684705</text:p>
          </table:table-cell>
          <table:table-cell office:value-type="float" office:value="0.00213563" calcext:value-type="float">
            <text:p>0.00213563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/>
          <table:table-cell office:value-type="float" office:value="0.132516" calcext:value-type="float">
            <text:p>0.132516</text:p>
          </table:table-cell>
          <table:table-cell office:value-type="float" office:value="0.000853859" calcext:value-type="float">
            <text:p>0.000853859</text:p>
          </table:table-cell>
          <table:table-cell office:value-type="float" office:value="0.112474" calcext:value-type="float">
            <text:p>0.112474</text:p>
          </table:table-cell>
          <table:table-cell office:value-type="float" office:value="0.0251953" calcext:value-type="float">
            <text:p>0.0251953</text:p>
          </table:table-cell>
          <table:table-cell office:value-type="float" office:value="0.00936126" calcext:value-type="float">
            <text:p>0.00936126</text:p>
          </table:table-cell>
          <table:table-cell office:value-type="float" office:value="0.00616531" calcext:value-type="float">
            <text:p>0.00616531</text:p>
          </table:table-cell>
          <table:table-cell office:value-type="float" office:value="0.00212853" calcext:value-type="float">
            <text:p>0.00212853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/>
          <table:table-cell office:value-type="float" office:value="0.130628" calcext:value-type="float">
            <text:p>0.130628</text:p>
          </table:table-cell>
          <table:table-cell office:value-type="float" office:value="0.000811225" calcext:value-type="float">
            <text:p>0.00081122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0267313" calcext:value-type="float">
            <text:p>0.0267313</text:p>
          </table:table-cell>
          <table:table-cell office:value-type="float" office:value="0.00936323" calcext:value-type="float">
            <text:p>0.00936323</text:p>
          </table:table-cell>
          <table:table-cell office:value-type="float" office:value="0.00739498" calcext:value-type="float">
            <text:p>0.00739498</text:p>
          </table:table-cell>
          <table:table-cell office:value-type="float" office:value="0.00215379" calcext:value-type="float">
            <text:p>0.00215379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/>
          <table:table-cell office:value-type="float" office:value="0.129644" calcext:value-type="float">
            <text:p>0.129644</text:p>
          </table:table-cell>
          <table:table-cell office:value-type="float" office:value="0.000846358" calcext:value-type="float">
            <text:p>0.000846358</text:p>
          </table:table-cell>
          <table:table-cell office:value-type="float" office:value="0.115375" calcext:value-type="float">
            <text:p>0.115375</text:p>
          </table:table-cell>
          <table:table-cell office:value-type="float" office:value="0.0257867" calcext:value-type="float">
            <text:p>0.0257867</text:p>
          </table:table-cell>
          <table:table-cell office:value-type="float" office:value="0.00925625" calcext:value-type="float">
            <text:p>0.00925625</text:p>
          </table:table-cell>
          <table:table-cell office:value-type="float" office:value="0.00638361" calcext:value-type="float">
            <text:p>0.00638361</text:p>
          </table:table-cell>
          <table:table-cell office:value-type="float" office:value="0.00218064" calcext:value-type="float">
            <text:p>0.00218064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/>
          <table:table-cell office:value-type="float" office:value="0.129717" calcext:value-type="float">
            <text:p>0.129717</text:p>
          </table:table-cell>
          <table:table-cell office:value-type="float" office:value="0.000814778" calcext:value-type="float">
            <text:p>0.000814778</text:p>
          </table:table-cell>
          <table:table-cell office:value-type="float" office:value="0.116141" calcext:value-type="float">
            <text:p>0.116141</text:p>
          </table:table-cell>
          <table:table-cell office:value-type="float" office:value="0.0255265" calcext:value-type="float">
            <text:p>0.0255265</text:p>
          </table:table-cell>
          <table:table-cell office:value-type="float" office:value="0.00971496" calcext:value-type="float">
            <text:p>0.00971496</text:p>
          </table:table-cell>
          <table:table-cell office:value-type="float" office:value="0.00630269" calcext:value-type="float">
            <text:p>0.00630269</text:p>
          </table:table-cell>
          <table:table-cell office:value-type="float" office:value="0.00216327" calcext:value-type="float">
            <text:p>0.00216327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/>
          <table:table-cell office:value-type="float" office:value="0.129661" calcext:value-type="float">
            <text:p>0.129661</text:p>
          </table:table-cell>
          <table:table-cell office:value-type="float" office:value="0.000793461" calcext:value-type="float">
            <text:p>0.000793461</text:p>
          </table:table-cell>
          <table:table-cell office:value-type="float" office:value="0.114022" calcext:value-type="float">
            <text:p>0.114022</text:p>
          </table:table-cell>
          <table:table-cell office:value-type="float" office:value="0.025444" calcext:value-type="float">
            <text:p>0.025444</text:p>
          </table:table-cell>
          <table:table-cell office:value-type="float" office:value="0.00924875" calcext:value-type="float">
            <text:p>0.00924875</text:p>
          </table:table-cell>
          <table:table-cell office:value-type="float" office:value="0.00720313" calcext:value-type="float">
            <text:p>0.00720313</text:p>
          </table:table-cell>
          <table:table-cell office:value-type="float" office:value="0.002108" calcext:value-type="float">
            <text:p>0.00210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/>
          <table:table-cell office:value-type="float" office:value="0.139888" calcext:value-type="float">
            <text:p>0.139888</text:p>
          </table:table-cell>
          <table:table-cell office:value-type="float" office:value="0.000828989" calcext:value-type="float">
            <text:p>0.000828989</text:p>
          </table:table-cell>
          <table:table-cell office:value-type="float" office:value="0.119275" calcext:value-type="float">
            <text:p>0.119275</text:p>
          </table:table-cell>
          <table:table-cell office:value-type="float" office:value="0.0255984" calcext:value-type="float">
            <text:p>0.0255984</text:p>
          </table:table-cell>
          <table:table-cell office:value-type="float" office:value="0.00932928" calcext:value-type="float">
            <text:p>0.00932928</text:p>
          </table:table-cell>
          <table:table-cell office:value-type="float" office:value="0.00716681" calcext:value-type="float">
            <text:p>0.00716681</text:p>
          </table:table-cell>
          <table:table-cell office:value-type="float" office:value="0.00218419" calcext:value-type="float">
            <text:p>0.00218419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/>
          <table:table-cell office:value-type="float" office:value="0.136483" calcext:value-type="float">
            <text:p>0.136483</text:p>
          </table:table-cell>
          <table:table-cell office:value-type="float" office:value="0.000767802" calcext:value-type="float">
            <text:p>0.000767802</text:p>
          </table:table-cell>
          <table:table-cell office:value-type="float" office:value="0.118145" calcext:value-type="float">
            <text:p>0.118145</text:p>
          </table:table-cell>
          <table:table-cell office:value-type="float" office:value="0.0261905" calcext:value-type="float">
            <text:p>0.0261905</text:p>
          </table:table-cell>
          <table:table-cell office:value-type="float" office:value="0.00932534" calcext:value-type="float">
            <text:p>0.00932534</text:p>
          </table:table-cell>
          <table:table-cell office:value-type="float" office:value="0.007785" calcext:value-type="float">
            <text:p>0.007785</text:p>
          </table:table-cell>
          <table:table-cell office:value-type="float" office:value="0.00217708" calcext:value-type="float">
            <text:p>0.00217708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/>
          <table:table-cell office:value-type="float" office:value="0.130407" calcext:value-type="float">
            <text:p>0.130407</text:p>
          </table:table-cell>
          <table:table-cell office:value-type="float" office:value="0.000795435" calcext:value-type="float">
            <text:p>0.000795435</text:p>
          </table:table-cell>
          <table:table-cell office:value-type="float" office:value="0.117054" calcext:value-type="float">
            <text:p>0.117054</text:p>
          </table:table-cell>
          <table:table-cell office:value-type="float" office:value="0.0254322" calcext:value-type="float">
            <text:p>0.0254322</text:p>
          </table:table-cell>
          <table:table-cell office:value-type="float" office:value="0.00922467" calcext:value-type="float">
            <text:p>0.00922467</text:p>
          </table:table-cell>
          <table:table-cell office:value-type="float" office:value="0.00761091" calcext:value-type="float">
            <text:p>0.00761091</text:p>
          </table:table-cell>
          <table:table-cell office:value-type="float" office:value="0.002168" calcext:value-type="float">
            <text:p>0.002168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/>
          <table:table-cell office:value-type="float" office:value="0.129602" calcext:value-type="float">
            <text:p>0.129602</text:p>
          </table:table-cell>
          <table:table-cell office:value-type="float" office:value="0.000754775" calcext:value-type="float">
            <text:p>0.0007547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51235" calcext:value-type="float">
            <text:p>0.0251235</text:p>
          </table:table-cell>
          <table:table-cell office:value-type="float" office:value="0.00940784" calcext:value-type="float">
            <text:p>0.00940784</text:p>
          </table:table-cell>
          <table:table-cell office:value-type="float" office:value="0.00682771" calcext:value-type="float">
            <text:p>0.00682771</text:p>
          </table:table-cell>
          <table:table-cell office:value-type="float" office:value="0.00209616" calcext:value-type="float">
            <text:p>0.00209616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/>
          <table:table-cell office:value-type="float" office:value="0.147274" calcext:value-type="float">
            <text:p>0.147274</text:p>
          </table:table-cell>
          <table:table-cell office:value-type="float" office:value="0.000783987" calcext:value-type="float">
            <text:p>0.000783987</text:p>
          </table:table-cell>
          <table:table-cell office:value-type="float" office:value="0.119727" calcext:value-type="float">
            <text:p>0.119727</text:p>
          </table:table-cell>
          <table:table-cell office:value-type="float" office:value="0.0266157" calcext:value-type="float">
            <text:p>0.0266157</text:p>
          </table:table-cell>
          <table:table-cell office:value-type="float" office:value="0.00928902" calcext:value-type="float">
            <text:p>0.00928902</text:p>
          </table:table-cell>
          <table:table-cell office:value-type="float" office:value="0.00598688" calcext:value-type="float">
            <text:p>0.00598688</text:p>
          </table:table-cell>
          <table:table-cell office:value-type="float" office:value="0.00220748" calcext:value-type="float">
            <text:p>0.00220748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/>
          <table:table-cell office:value-type="float" office:value="0.141028" calcext:value-type="float">
            <text:p>0.141028</text:p>
          </table:table-cell>
          <table:table-cell office:value-type="float" office:value="0.000761486" calcext:value-type="float">
            <text:p>0.000761486</text:p>
          </table:table-cell>
          <table:table-cell office:value-type="float" office:value="0.121375" calcext:value-type="float">
            <text:p>0.121375</text:p>
          </table:table-cell>
          <table:table-cell office:value-type="float" office:value="0.0264203" calcext:value-type="float">
            <text:p>0.0264203</text:p>
          </table:table-cell>
          <table:table-cell office:value-type="float" office:value="0.00969049" calcext:value-type="float">
            <text:p>0.00969049</text:p>
          </table:table-cell>
          <table:table-cell office:value-type="float" office:value="0.00637177" calcext:value-type="float">
            <text:p>0.00637177</text:p>
          </table:table-cell>
          <table:table-cell office:value-type="float" office:value="0.00214945" calcext:value-type="float">
            <text:p>0.00214945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/>
          <table:table-cell office:value-type="float" office:value="0.141548" calcext:value-type="float">
            <text:p>0.141548</text:p>
          </table:table-cell>
          <table:table-cell office:value-type="float" office:value="0.000781223" calcext:value-type="float">
            <text:p>0.000781223</text:p>
          </table:table-cell>
          <table:table-cell office:value-type="float" office:value="0.115985" calcext:value-type="float">
            <text:p>0.115985</text:p>
          </table:table-cell>
          <table:table-cell office:value-type="float" office:value="0.0255755" calcext:value-type="float">
            <text:p>0.0255755</text:p>
          </table:table-cell>
          <table:table-cell office:value-type="float" office:value="0.00941653" calcext:value-type="float">
            <text:p>0.00941653</text:p>
          </table:table-cell>
          <table:table-cell office:value-type="float" office:value="0.00609583" calcext:value-type="float">
            <text:p>0.00609583</text:p>
          </table:table-cell>
          <table:table-cell office:value-type="float" office:value="0.00212024" calcext:value-type="float">
            <text:p>0.00212024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/>
          <table:table-cell office:value-type="float" office:value="0.165745" calcext:value-type="float">
            <text:p>0.165745</text:p>
          </table:table-cell>
          <table:table-cell office:value-type="float" office:value="0.000804514" calcext:value-type="float">
            <text:p>0.000804514</text:p>
          </table:table-cell>
          <table:table-cell office:value-type="float" office:value="0.116348" calcext:value-type="float">
            <text:p>0.116348</text:p>
          </table:table-cell>
          <table:table-cell office:value-type="float" office:value="0.0258613" calcext:value-type="float">
            <text:p>0.0258613</text:p>
          </table:table-cell>
          <table:table-cell office:value-type="float" office:value="0.00940508" calcext:value-type="float">
            <text:p>0.00940508</text:p>
          </table:table-cell>
          <table:table-cell office:value-type="float" office:value="0.00571371" calcext:value-type="float">
            <text:p>0.00571371</text:p>
          </table:table-cell>
          <table:table-cell office:value-type="float" office:value="0.00217077" calcext:value-type="float">
            <text:p>0.00217077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/>
          <table:table-cell office:value-type="float" office:value="0.15094" calcext:value-type="float">
            <text:p>0.15094</text:p>
          </table:table-cell>
          <table:table-cell office:value-type="float" office:value="0.000864912" calcext:value-type="float">
            <text:p>0.000864912</text:p>
          </table:table-cell>
          <table:table-cell office:value-type="float" office:value="0.114612" calcext:value-type="float">
            <text:p>0.114612</text:p>
          </table:table-cell>
          <table:table-cell office:value-type="float" office:value="0.0253639" calcext:value-type="float">
            <text:p>0.0253639</text:p>
          </table:table-cell>
          <table:table-cell office:value-type="float" office:value="0.00941771" calcext:value-type="float">
            <text:p>0.00941771</text:p>
          </table:table-cell>
          <table:table-cell office:value-type="float" office:value="0.0059478" calcext:value-type="float">
            <text:p>0.0059478</text:p>
          </table:table-cell>
          <table:table-cell office:value-type="float" office:value="0.00213958" calcext:value-type="float">
            <text:p>0.00213958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/>
          <table:table-cell office:value-type="float" office:value="0.135256" calcext:value-type="float">
            <text:p>0.135256</text:p>
          </table:table-cell>
          <table:table-cell office:value-type="float" office:value="0.000820304" calcext:value-type="float">
            <text:p>0.000820304</text:p>
          </table:table-cell>
          <table:table-cell office:value-type="float" office:value="0.114977" calcext:value-type="float">
            <text:p>0.114977</text:p>
          </table:table-cell>
          <table:table-cell office:value-type="float" office:value="0.0252348" calcext:value-type="float">
            <text:p>0.0252348</text:p>
          </table:table-cell>
          <table:table-cell office:value-type="float" office:value="0.00942205" calcext:value-type="float">
            <text:p>0.00942205</text:p>
          </table:table-cell>
          <table:table-cell office:value-type="float" office:value="0.0062261" calcext:value-type="float">
            <text:p>0.0062261</text:p>
          </table:table-cell>
          <table:table-cell office:value-type="float" office:value="0.0021909" calcext:value-type="float">
            <text:p>0.002190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/>
          <table:table-cell office:value-type="float" office:value="0.134141" calcext:value-type="float">
            <text:p>0.134141</text:p>
          </table:table-cell>
          <table:table-cell office:value-type="float" office:value="0.000842016" calcext:value-type="float">
            <text:p>0.000842016</text:p>
          </table:table-cell>
          <table:table-cell office:value-type="float" office:value="0.111393" calcext:value-type="float">
            <text:p>0.111393</text:p>
          </table:table-cell>
          <table:table-cell office:value-type="float" office:value="0.0249518" calcext:value-type="float">
            <text:p>0.0249518</text:p>
          </table:table-cell>
          <table:table-cell office:value-type="float" office:value="0.00942482" calcext:value-type="float">
            <text:p>0.00942482</text:p>
          </table:table-cell>
          <table:table-cell office:value-type="float" office:value="0.00583332" calcext:value-type="float">
            <text:p>0.00583332</text:p>
          </table:table-cell>
          <table:table-cell office:value-type="float" office:value="0.00213998" calcext:value-type="float">
            <text:p>0.00213998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/>
          <table:table-cell office:value-type="float" office:value="0.136176" calcext:value-type="float">
            <text:p>0.136176</text:p>
          </table:table-cell>
          <table:table-cell office:value-type="float" office:value="0.000798198" calcext:value-type="float">
            <text:p>0.000798198</text:p>
          </table:table-cell>
          <table:table-cell office:value-type="float" office:value="0.119305" calcext:value-type="float">
            <text:p>0.119305</text:p>
          </table:table-cell>
          <table:table-cell office:value-type="float" office:value="0.0258676" calcext:value-type="float">
            <text:p>0.0258676</text:p>
          </table:table-cell>
          <table:table-cell office:value-type="float" office:value="0.010525" calcext:value-type="float">
            <text:p>0.010525</text:p>
          </table:table-cell>
          <table:table-cell office:value-type="float" office:value="0.00589885" calcext:value-type="float">
            <text:p>0.00589885</text:p>
          </table:table-cell>
          <table:table-cell office:value-type="float" office:value="0.00218972" calcext:value-type="float">
            <text:p>0.00218972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/>
          <table:table-cell office:value-type="float" office:value="0.137826" calcext:value-type="float">
            <text:p>0.137826</text:p>
          </table:table-cell>
          <table:table-cell office:value-type="float" office:value="0.000832542" calcext:value-type="float">
            <text:p>0.000832542</text:p>
          </table:table-cell>
          <table:table-cell office:value-type="float" office:value="0.113092" calcext:value-type="float">
            <text:p>0.113092</text:p>
          </table:table-cell>
          <table:table-cell office:value-type="float" office:value="0.0257484" calcext:value-type="float">
            <text:p>0.0257484</text:p>
          </table:table-cell>
          <table:table-cell office:value-type="float" office:value="0.0107919" calcext:value-type="float">
            <text:p>0.0107919</text:p>
          </table:table-cell>
          <table:table-cell office:value-type="float" office:value="0.00601807" calcext:value-type="float">
            <text:p>0.00601807</text:p>
          </table:table-cell>
          <table:table-cell office:value-type="float" office:value="0.00233143" calcext:value-type="float">
            <text:p>0.00233143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/>
          <table:table-cell office:value-type="float" office:value="0.136229" calcext:value-type="float">
            <text:p>0.136229</text:p>
          </table:table-cell>
          <table:table-cell office:value-type="float" office:value="0.000784776" calcext:value-type="float">
            <text:p>0.000784776</text:p>
          </table:table-cell>
          <table:table-cell office:value-type="float" office:value="0.115062" calcext:value-type="float">
            <text:p>0.115062</text:p>
          </table:table-cell>
          <table:table-cell office:value-type="float" office:value="0.0255846" calcext:value-type="float">
            <text:p>0.0255846</text:p>
          </table:table-cell>
          <table:table-cell office:value-type="float" office:value="0.0113619" calcext:value-type="float">
            <text:p>0.0113619</text:p>
          </table:table-cell>
          <table:table-cell office:value-type="float" office:value="0.00633506" calcext:value-type="float">
            <text:p>0.00633506</text:p>
          </table:table-cell>
          <table:table-cell office:value-type="float" office:value="0.00233893" calcext:value-type="float">
            <text:p>0.00233893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/>
          <table:table-cell office:value-type="float" office:value="0.138344" calcext:value-type="float">
            <text:p>0.138344</text:p>
          </table:table-cell>
          <table:table-cell office:value-type="float" office:value="0.000771355" calcext:value-type="float">
            <text:p>0.000771355</text:p>
          </table:table-cell>
          <table:table-cell office:value-type="float" office:value="0.11882" calcext:value-type="float">
            <text:p>0.11882</text:p>
          </table:table-cell>
          <table:table-cell office:value-type="float" office:value="0.0274459" calcext:value-type="float">
            <text:p>0.0274459</text:p>
          </table:table-cell>
          <table:table-cell office:value-type="float" office:value="0.0115924" calcext:value-type="float">
            <text:p>0.0115924</text:p>
          </table:table-cell>
          <table:table-cell office:value-type="float" office:value="0.00596714" calcext:value-type="float">
            <text:p>0.00596714</text:p>
          </table:table-cell>
          <table:table-cell office:value-type="float" office:value="0.00221458" calcext:value-type="float">
            <text:p>0.00221458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/>
          <table:table-cell office:value-type="float" office:value="0.133154" calcext:value-type="float">
            <text:p>0.133154</text:p>
          </table:table-cell>
          <table:table-cell office:value-type="float" office:value="0.000818725" calcext:value-type="float">
            <text:p>0.000818725</text:p>
          </table:table-cell>
          <table:table-cell office:value-type="float" office:value="0.116761" calcext:value-type="float">
            <text:p>0.116761</text:p>
          </table:table-cell>
          <table:table-cell office:value-type="float" office:value="0.0257946" calcext:value-type="float">
            <text:p>0.0257946</text:p>
          </table:table-cell>
          <table:table-cell office:value-type="float" office:value="0.0113382" calcext:value-type="float">
            <text:p>0.0113382</text:p>
          </table:table-cell>
          <table:table-cell office:value-type="float" office:value="0.00806448" calcext:value-type="float">
            <text:p>0.00806448</text:p>
          </table:table-cell>
          <table:table-cell office:value-type="float" office:value="0.00218261" calcext:value-type="float">
            <text:p>0.00218261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/>
          <table:table-cell office:value-type="float" office:value="0.139556" calcext:value-type="float">
            <text:p>0.139556</text:p>
          </table:table-cell>
          <table:table-cell office:value-type="float" office:value="0.000771749" calcext:value-type="float">
            <text:p>0.000771749</text:p>
          </table:table-cell>
          <table:table-cell office:value-type="float" office:value="0.115815" calcext:value-type="float">
            <text:p>0.115815</text:p>
          </table:table-cell>
          <table:table-cell office:value-type="float" office:value="0.0253118" calcext:value-type="float">
            <text:p>0.0253118</text:p>
          </table:table-cell>
          <table:table-cell office:value-type="float" office:value="0.0110788" calcext:value-type="float">
            <text:p>0.0110788</text:p>
          </table:table-cell>
          <table:table-cell office:value-type="float" office:value="0.0067906" calcext:value-type="float">
            <text:p>0.0067906</text:p>
          </table:table-cell>
          <table:table-cell office:value-type="float" office:value="0.00208945" calcext:value-type="float">
            <text:p>0.00208945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/>
          <table:table-cell office:value-type="float" office:value="0.134903" calcext:value-type="float">
            <text:p>0.134903</text:p>
          </table:table-cell>
          <table:table-cell office:value-type="float" office:value="0.000795829" calcext:value-type="float">
            <text:p>0.000795829</text:p>
          </table:table-cell>
          <table:table-cell office:value-type="float" office:value="0.119595" calcext:value-type="float">
            <text:p>0.119595</text:p>
          </table:table-cell>
          <table:table-cell office:value-type="float" office:value="0.0254764" calcext:value-type="float">
            <text:p>0.0254764</text:p>
          </table:table-cell>
          <table:table-cell office:value-type="float" office:value="0.0102775" calcext:value-type="float">
            <text:p>0.0102775</text:p>
          </table:table-cell>
          <table:table-cell office:value-type="float" office:value="0.00586727" calcext:value-type="float">
            <text:p>0.00586727</text:p>
          </table:table-cell>
          <table:table-cell office:value-type="float" office:value="0.00215577" calcext:value-type="float">
            <text:p>0.00215577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/>
          <table:table-cell office:value-type="float" office:value="0.13813" calcext:value-type="float">
            <text:p>0.13813</text:p>
          </table:table-cell>
          <table:table-cell office:value-type="float" office:value="0.000757143" calcext:value-type="float">
            <text:p>0.000757143</text:p>
          </table:table-cell>
          <table:table-cell office:value-type="float" office:value="0.124921" calcext:value-type="float">
            <text:p>0.124921</text:p>
          </table:table-cell>
          <table:table-cell office:value-type="float" office:value="0.025495" calcext:value-type="float">
            <text:p>0.025495</text:p>
          </table:table-cell>
          <table:table-cell office:value-type="float" office:value="0.00969365" calcext:value-type="float">
            <text:p>0.00969365</text:p>
          </table:table-cell>
          <table:table-cell office:value-type="float" office:value="0.00606188" calcext:value-type="float">
            <text:p>0.00606188</text:p>
          </table:table-cell>
          <table:table-cell office:value-type="float" office:value="0.00225446" calcext:value-type="float">
            <text:p>0.00225446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/>
          <table:table-cell office:value-type="float" office:value="0.135646" calcext:value-type="float">
            <text:p>0.135646</text:p>
          </table:table-cell>
          <table:table-cell office:value-type="float" office:value="0.000814383" calcext:value-type="float">
            <text:p>0.000814383</text:p>
          </table:table-cell>
          <table:table-cell office:value-type="float" office:value="0.121379" calcext:value-type="float">
            <text:p>0.121379</text:p>
          </table:table-cell>
          <table:table-cell office:value-type="float" office:value="0.0258996" calcext:value-type="float">
            <text:p>0.0258996</text:p>
          </table:table-cell>
          <table:table-cell office:value-type="float" office:value="0.0108949" calcext:value-type="float">
            <text:p>0.0108949</text:p>
          </table:table-cell>
          <table:table-cell office:value-type="float" office:value="0.00628571" calcext:value-type="float">
            <text:p>0.00628571</text:p>
          </table:table-cell>
          <table:table-cell office:value-type="float" office:value="0.00222722" calcext:value-type="float">
            <text:p>0.0022272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/>
          <table:table-cell office:value-type="float" office:value="0.13516" calcext:value-type="float">
            <text:p>0.13516</text:p>
          </table:table-cell>
          <table:table-cell office:value-type="float" office:value="0.000808067" calcext:value-type="float">
            <text:p>0.000808067</text:p>
          </table:table-cell>
          <table:table-cell office:value-type="float" office:value="0.121859" calcext:value-type="float">
            <text:p>0.121859</text:p>
          </table:table-cell>
          <table:table-cell office:value-type="float" office:value="0.0266117" calcext:value-type="float">
            <text:p>0.0266117</text:p>
          </table:table-cell>
          <table:table-cell office:value-type="float" office:value="0.0111077" calcext:value-type="float">
            <text:p>0.0111077</text:p>
          </table:table-cell>
          <table:table-cell office:value-type="float" office:value="0.00694811" calcext:value-type="float">
            <text:p>0.00694811</text:p>
          </table:table-cell>
          <table:table-cell office:value-type="float" office:value="0.00326345" calcext:value-type="float">
            <text:p>0.00326345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/>
          <table:table-cell office:value-type="float" office:value="0.141851" calcext:value-type="float">
            <text:p>0.141851</text:p>
          </table:table-cell>
          <table:table-cell office:value-type="float" office:value="0.000816357" calcext:value-type="float">
            <text:p>0.000816357</text:p>
          </table:table-cell>
          <table:table-cell office:value-type="float" office:value="0.121412" calcext:value-type="float">
            <text:p>0.121412</text:p>
          </table:table-cell>
          <table:table-cell office:value-type="float" office:value="0.0261139" calcext:value-type="float">
            <text:p>0.0261139</text:p>
          </table:table-cell>
          <table:table-cell office:value-type="float" office:value="0.00976786" calcext:value-type="float">
            <text:p>0.00976786</text:p>
          </table:table-cell>
          <table:table-cell office:value-type="float" office:value="0.00626716" calcext:value-type="float">
            <text:p>0.00626716</text:p>
          </table:table-cell>
          <table:table-cell office:value-type="float" office:value="0.00234999" calcext:value-type="float">
            <text:p>0.00234999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/>
          <table:table-cell office:value-type="float" office:value="0.137911" calcext:value-type="float">
            <text:p>0.137911</text:p>
          </table:table-cell>
          <table:table-cell office:value-type="float" office:value="0.000785961" calcext:value-type="float">
            <text:p>0.000785961</text:p>
          </table:table-cell>
          <table:table-cell office:value-type="float" office:value="0.11356" calcext:value-type="float">
            <text:p>0.11356</text:p>
          </table:table-cell>
          <table:table-cell office:value-type="float" office:value="0.0265178" calcext:value-type="float">
            <text:p>0.0265178</text:p>
          </table:table-cell>
          <table:table-cell office:value-type="float" office:value="0.00950811" calcext:value-type="float">
            <text:p>0.00950811</text:p>
          </table:table-cell>
          <table:table-cell office:value-type="float" office:value="0.00609662" calcext:value-type="float">
            <text:p>0.00609662</text:p>
          </table:table-cell>
          <table:table-cell office:value-type="float" office:value="0.00212813" calcext:value-type="float">
            <text:p>0.00212813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/>
          <table:table-cell office:value-type="float" office:value="0.137748" calcext:value-type="float">
            <text:p>0.137748</text:p>
          </table:table-cell>
          <table:table-cell office:value-type="float" office:value="0.000806488" calcext:value-type="float">
            <text:p>0.000806488</text:p>
          </table:table-cell>
          <table:table-cell office:value-type="float" office:value="0.118927" calcext:value-type="float">
            <text:p>0.118927</text:p>
          </table:table-cell>
          <table:table-cell office:value-type="float" office:value="0.0260942" calcext:value-type="float">
            <text:p>0.0260942</text:p>
          </table:table-cell>
          <table:table-cell office:value-type="float" office:value="0.0100793" calcext:value-type="float">
            <text:p>0.0100793</text:p>
          </table:table-cell>
          <table:table-cell office:value-type="float" office:value="0.00641914" calcext:value-type="float">
            <text:p>0.00641914</text:p>
          </table:table-cell>
          <table:table-cell office:value-type="float" office:value="0.00215498" calcext:value-type="float">
            <text:p>0.00215498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/>
          <table:table-cell office:value-type="float" office:value="0.136538" calcext:value-type="float">
            <text:p>0.136538</text:p>
          </table:table-cell>
          <table:table-cell office:value-type="float" office:value="0.000772144" calcext:value-type="float">
            <text:p>0.000772144</text:p>
          </table:table-cell>
          <table:table-cell office:value-type="float" office:value="0.119607" calcext:value-type="float">
            <text:p>0.119607</text:p>
          </table:table-cell>
          <table:table-cell office:value-type="float" office:value="0.0262782" calcext:value-type="float">
            <text:p>0.0262782</text:p>
          </table:table-cell>
          <table:table-cell office:value-type="float" office:value="0.00970588" calcext:value-type="float">
            <text:p>0.00970588</text:p>
          </table:table-cell>
          <table:table-cell office:value-type="float" office:value="0.00605675" calcext:value-type="float">
            <text:p>0.00605675</text:p>
          </table:table-cell>
          <table:table-cell office:value-type="float" office:value="0.00219011" calcext:value-type="float">
            <text:p>0.00219011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/>
          <table:table-cell office:value-type="float" office:value="0.137715" calcext:value-type="float">
            <text:p>0.137715</text:p>
          </table:table-cell>
          <table:table-cell office:value-type="float" office:value="0.000796224" calcext:value-type="float">
            <text:p>0.000796224</text:p>
          </table:table-cell>
          <table:table-cell office:value-type="float" office:value="0.120104" calcext:value-type="float">
            <text:p>0.120104</text:p>
          </table:table-cell>
          <table:table-cell office:value-type="float" office:value="0.0254689" calcext:value-type="float">
            <text:p>0.0254689</text:p>
          </table:table-cell>
          <table:table-cell office:value-type="float" office:value="0.00997748" calcext:value-type="float">
            <text:p>0.00997748</text:p>
          </table:table-cell>
          <table:table-cell office:value-type="float" office:value="0.00614399" calcext:value-type="float">
            <text:p>0.00614399</text:p>
          </table:table-cell>
          <table:table-cell office:value-type="float" office:value="0.00220235" calcext:value-type="float">
            <text:p>0.00220235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/>
          <table:table-cell office:value-type="float" office:value="0.136738" calcext:value-type="float">
            <text:p>0.136738</text:p>
          </table:table-cell>
          <table:table-cell office:value-type="float" office:value="0.000748459" calcext:value-type="float">
            <text:p>0.000748459</text:p>
          </table:table-cell>
          <table:table-cell office:value-type="float" office:value="0.116512" calcext:value-type="float">
            <text:p>0.116512</text:p>
          </table:table-cell>
          <table:table-cell office:value-type="float" office:value="0.0257784" calcext:value-type="float">
            <text:p>0.0257784</text:p>
          </table:table-cell>
          <table:table-cell office:value-type="float" office:value="0.0100118" calcext:value-type="float">
            <text:p>0.0100118</text:p>
          </table:table-cell>
          <table:table-cell office:value-type="float" office:value="0.00595648" calcext:value-type="float">
            <text:p>0.00595648</text:p>
          </table:table-cell>
          <table:table-cell office:value-type="float" office:value="0.00213958" calcext:value-type="float">
            <text:p>0.00213958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/>
          <table:table-cell office:value-type="float" office:value="0.13777" calcext:value-type="float">
            <text:p>0.13777</text:p>
          </table:table-cell>
          <table:table-cell office:value-type="float" office:value="0.000789513" calcext:value-type="float">
            <text:p>0.000789513</text:p>
          </table:table-cell>
          <table:table-cell office:value-type="float" office:value="0.121128" calcext:value-type="float">
            <text:p>0.121128</text:p>
          </table:table-cell>
          <table:table-cell office:value-type="float" office:value="0.0264191" calcext:value-type="float">
            <text:p>0.0264191</text:p>
          </table:table-cell>
          <table:table-cell office:value-type="float" office:value="0.00965772" calcext:value-type="float">
            <text:p>0.00965772</text:p>
          </table:table-cell>
          <table:table-cell office:value-type="float" office:value="0.00622373" calcext:value-type="float">
            <text:p>0.00622373</text:p>
          </table:table-cell>
          <table:table-cell office:value-type="float" office:value="0.002138" calcext:value-type="float">
            <text:p>0.002138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/>
          <table:table-cell office:value-type="float" office:value="0.143001" calcext:value-type="float">
            <text:p>0.143001</text:p>
          </table:table-cell>
          <table:table-cell office:value-type="float" office:value="0.000815567" calcext:value-type="float">
            <text:p>0.000815567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272591" calcext:value-type="float">
            <text:p>0.0272591</text:p>
          </table:table-cell>
          <table:table-cell office:value-type="float" office:value="0.00961548" calcext:value-type="float">
            <text:p>0.00961548</text:p>
          </table:table-cell>
          <table:table-cell office:value-type="float" office:value="0.00775657" calcext:value-type="float">
            <text:p>0.00775657</text:p>
          </table:table-cell>
          <table:table-cell office:value-type="float" office:value="0.00217669" calcext:value-type="float">
            <text:p>0.00217669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/>
          <table:table-cell office:value-type="float" office:value="0.139355" calcext:value-type="float">
            <text:p>0.139355</text:p>
          </table:table-cell>
          <table:table-cell office:value-type="float" office:value="0.00086728" calcext:value-type="float">
            <text:p>0.00086728</text:p>
          </table:table-cell>
          <table:table-cell office:value-type="float" office:value="0.113258" calcext:value-type="float">
            <text:p>0.113258</text:p>
          </table:table-cell>
          <table:table-cell office:value-type="float" office:value="0.025084" calcext:value-type="float">
            <text:p>0.025084</text:p>
          </table:table-cell>
          <table:table-cell office:value-type="float" office:value="0.00985707" calcext:value-type="float">
            <text:p>0.00985707</text:p>
          </table:table-cell>
          <table:table-cell office:value-type="float" office:value="0.00694259" calcext:value-type="float">
            <text:p>0.00694259</text:p>
          </table:table-cell>
          <table:table-cell office:value-type="float" office:value="0.00217077" calcext:value-type="float">
            <text:p>0.00217077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/>
          <table:table-cell office:value-type="float" office:value="0.141676" calcext:value-type="float">
            <text:p>0.141676</text:p>
          </table:table-cell>
          <table:table-cell office:value-type="float" office:value="0.000793856" calcext:value-type="float">
            <text:p>0.000793856</text:p>
          </table:table-cell>
          <table:table-cell office:value-type="float" office:value="0.119312" calcext:value-type="float">
            <text:p>0.119312</text:p>
          </table:table-cell>
          <table:table-cell office:value-type="float" office:value="0.026264" calcext:value-type="float">
            <text:p>0.026264</text:p>
          </table:table-cell>
          <table:table-cell office:value-type="float" office:value="0.00988155" calcext:value-type="float">
            <text:p>0.00988155</text:p>
          </table:table-cell>
          <table:table-cell office:value-type="float" office:value="0.00976786" calcext:value-type="float">
            <text:p>0.00976786</text:p>
          </table:table-cell>
          <table:table-cell office:value-type="float" office:value="0.00217787" calcext:value-type="float">
            <text:p>0.00217787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/>
          <table:table-cell office:value-type="float" office:value="0.137754" calcext:value-type="float">
            <text:p>0.137754</text:p>
          </table:table-cell>
          <table:table-cell office:value-type="float" office:value="0.000818725" calcext:value-type="float">
            <text:p>0.000818725</text:p>
          </table:table-cell>
          <table:table-cell office:value-type="float" office:value="0.119072" calcext:value-type="float">
            <text:p>0.119072</text:p>
          </table:table-cell>
          <table:table-cell office:value-type="float" office:value="0.0264767" calcext:value-type="float">
            <text:p>0.0264767</text:p>
          </table:table-cell>
          <table:table-cell office:value-type="float" office:value="0.0119323" calcext:value-type="float">
            <text:p>0.0119323</text:p>
          </table:table-cell>
          <table:table-cell office:value-type="float" office:value="0.00720984" calcext:value-type="float">
            <text:p>0.00720984</text:p>
          </table:table-cell>
          <table:table-cell office:value-type="float" office:value="0.00221656" calcext:value-type="float">
            <text:p>0.00221656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/>
          <table:table-cell office:value-type="float" office:value="0.15474" calcext:value-type="float">
            <text:p>0.15474</text:p>
          </table:table-cell>
          <table:table-cell office:value-type="float" office:value="0.000807277" calcext:value-type="float">
            <text:p>0.000807277</text:p>
          </table:table-cell>
          <table:table-cell office:value-type="float" office:value="0.118076" calcext:value-type="float">
            <text:p>0.118076</text:p>
          </table:table-cell>
          <table:table-cell office:value-type="float" office:value="0.0264096" calcext:value-type="float">
            <text:p>0.0264096</text:p>
          </table:table-cell>
          <table:table-cell office:value-type="float" office:value="0.0119592" calcext:value-type="float">
            <text:p>0.0119592</text:p>
          </table:table-cell>
          <table:table-cell office:value-type="float" office:value="0.00736576" calcext:value-type="float">
            <text:p>0.00736576</text:p>
          </table:table-cell>
          <table:table-cell office:value-type="float" office:value="0.00213682" calcext:value-type="float">
            <text:p>0.00213682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/>
          <table:table-cell office:value-type="float" office:value="0.146642" calcext:value-type="float">
            <text:p>0.146642</text:p>
          </table:table-cell>
          <table:table-cell office:value-type="float" office:value="0.000804119" calcext:value-type="float">
            <text:p>0.000804119</text:p>
          </table:table-cell>
          <table:table-cell office:value-type="float" office:value="0.113963" calcext:value-type="float">
            <text:p>0.113963</text:p>
          </table:table-cell>
          <table:table-cell office:value-type="float" office:value="0.025675" calcext:value-type="float">
            <text:p>0.025675</text:p>
          </table:table-cell>
          <table:table-cell office:value-type="float" office:value="0.0148267" calcext:value-type="float">
            <text:p>0.0148267</text:p>
          </table:table-cell>
          <table:table-cell office:value-type="float" office:value="0.00637927" calcext:value-type="float">
            <text:p>0.00637927</text:p>
          </table:table-cell>
          <table:table-cell office:value-type="float" office:value="0.00216682" calcext:value-type="float">
            <text:p>0.00216682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/>
          <table:table-cell office:value-type="float" office:value="0.139022" calcext:value-type="float">
            <text:p>0.139022</text:p>
          </table:table-cell>
          <table:table-cell office:value-type="float" office:value="0.000820699" calcext:value-type="float">
            <text:p>0.000820699</text:p>
          </table:table-cell>
          <table:table-cell office:value-type="float" office:value="0.118277" calcext:value-type="float">
            <text:p>0.118277</text:p>
          </table:table-cell>
          <table:table-cell office:value-type="float" office:value="0.0256114" calcext:value-type="float">
            <text:p>0.0256114</text:p>
          </table:table-cell>
          <table:table-cell office:value-type="float" office:value="0.0122272" calcext:value-type="float">
            <text:p>0.0122272</text:p>
          </table:table-cell>
          <table:table-cell office:value-type="float" office:value="0.00632598" calcext:value-type="float">
            <text:p>0.00632598</text:p>
          </table:table-cell>
          <table:table-cell office:value-type="float" office:value="0.00214511" calcext:value-type="float">
            <text:p>0.00214511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/>
          <table:table-cell office:value-type="float" office:value="0.15119" calcext:value-type="float">
            <text:p>0.15119</text:p>
          </table:table-cell>
          <table:table-cell office:value-type="float" office:value="0.000790303" calcext:value-type="float">
            <text:p>0.000790303</text:p>
          </table:table-cell>
          <table:table-cell office:value-type="float" office:value="0.113547" calcext:value-type="float">
            <text:p>0.113547</text:p>
          </table:table-cell>
          <table:table-cell office:value-type="float" office:value="0.0254314" calcext:value-type="float">
            <text:p>0.0254314</text:p>
          </table:table-cell>
          <table:table-cell office:value-type="float" office:value="0.0118976" calcext:value-type="float">
            <text:p>0.0118976</text:p>
          </table:table-cell>
          <table:table-cell office:value-type="float" office:value="0.00603938" calcext:value-type="float">
            <text:p>0.00603938</text:p>
          </table:table-cell>
          <table:table-cell office:value-type="float" office:value="0.00217314" calcext:value-type="float">
            <text:p>0.00217314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/>
          <table:table-cell office:value-type="float" office:value="0.139378" calcext:value-type="float">
            <text:p>0.139378</text:p>
          </table:table-cell>
          <table:table-cell office:value-type="float" office:value="0.000808067" calcext:value-type="float">
            <text:p>0.000808067</text:p>
          </table:table-cell>
          <table:table-cell office:value-type="float" office:value="0.113297" calcext:value-type="float">
            <text:p>0.113297</text:p>
          </table:table-cell>
          <table:table-cell office:value-type="float" office:value="0.0253232" calcext:value-type="float">
            <text:p>0.0253232</text:p>
          </table:table-cell>
          <table:table-cell office:value-type="float" office:value="0.0108657" calcext:value-type="float">
            <text:p>0.0108657</text:p>
          </table:table-cell>
          <table:table-cell office:value-type="float" office:value="0.00607846" calcext:value-type="float">
            <text:p>0.00607846</text:p>
          </table:table-cell>
          <table:table-cell office:value-type="float" office:value="0.00216721" calcext:value-type="float">
            <text:p>0.00216721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/>
          <table:table-cell office:value-type="float" office:value="0.14244" calcext:value-type="float">
            <text:p>0.14244</text:p>
          </table:table-cell>
          <table:table-cell office:value-type="float" office:value="0.000768197" calcext:value-type="float">
            <text:p>0.000768197</text:p>
          </table:table-cell>
          <table:table-cell office:value-type="float" office:value="0.114391" calcext:value-type="float">
            <text:p>0.114391</text:p>
          </table:table-cell>
          <table:table-cell office:value-type="float" office:value="0.0256572" calcext:value-type="float">
            <text:p>0.0256572</text:p>
          </table:table-cell>
          <table:table-cell office:value-type="float" office:value="0.0108724" calcext:value-type="float">
            <text:p>0.0108724</text:p>
          </table:table-cell>
          <table:table-cell office:value-type="float" office:value="0.00619215" calcext:value-type="float">
            <text:p>0.00619215</text:p>
          </table:table-cell>
          <table:table-cell office:value-type="float" office:value="0.00214945" calcext:value-type="float">
            <text:p>0.00214945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/>
          <table:table-cell office:value-type="float" office:value="0.145584" calcext:value-type="float">
            <text:p>0.145584</text:p>
          </table:table-cell>
          <table:table-cell office:value-type="float" office:value="0.000787934" calcext:value-type="float">
            <text:p>0.000787934</text:p>
          </table:table-cell>
          <table:table-cell office:value-type="float" office:value="0.114172" calcext:value-type="float">
            <text:p>0.114172</text:p>
          </table:table-cell>
          <table:table-cell office:value-type="float" office:value="0.0250406" calcext:value-type="float">
            <text:p>0.0250406</text:p>
          </table:table-cell>
          <table:table-cell office:value-type="float" office:value="0.0102803" calcext:value-type="float">
            <text:p>0.0102803</text:p>
          </table:table-cell>
          <table:table-cell office:value-type="float" office:value="0.00604175" calcext:value-type="float">
            <text:p>0.00604175</text:p>
          </table:table-cell>
          <table:table-cell office:value-type="float" office:value="0.00210524" calcext:value-type="float">
            <text:p>0.00210524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/>
          <table:table-cell office:value-type="float" office:value="0.146292" calcext:value-type="float">
            <text:p>0.146292</text:p>
          </table:table-cell>
          <table:table-cell office:value-type="float" office:value="0.000750432" calcext:value-type="float">
            <text:p>0.000750432</text:p>
          </table:table-cell>
          <table:table-cell office:value-type="float" office:value="0.113142" calcext:value-type="float">
            <text:p>0.113142</text:p>
          </table:table-cell>
          <table:table-cell office:value-type="float" office:value="0.0250848" calcext:value-type="float">
            <text:p>0.0250848</text:p>
          </table:table-cell>
          <table:table-cell office:value-type="float" office:value="0.0115991" calcext:value-type="float">
            <text:p>0.0115991</text:p>
          </table:table-cell>
          <table:table-cell office:value-type="float" office:value="0.00604096" calcext:value-type="float">
            <text:p>0.00604096</text:p>
          </table:table-cell>
          <table:table-cell office:value-type="float" office:value="0.00219524" calcext:value-type="float">
            <text:p>0.0021952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/>
          <table:table-cell office:value-type="float" office:value="0.146092" calcext:value-type="float">
            <text:p>0.146092</text:p>
          </table:table-cell>
          <table:table-cell office:value-type="float" office:value="0.000796619" calcext:value-type="float">
            <text:p>0.000796619</text:p>
          </table:table-cell>
          <table:table-cell office:value-type="float" office:value="0.117696" calcext:value-type="float">
            <text:p>0.117696</text:p>
          </table:table-cell>
          <table:table-cell office:value-type="float" office:value="0.025943" calcext:value-type="float">
            <text:p>0.025943</text:p>
          </table:table-cell>
          <table:table-cell office:value-type="float" office:value="0.011684" calcext:value-type="float">
            <text:p>0.011684</text:p>
          </table:table-cell>
          <table:table-cell office:value-type="float" office:value="0.00623084" calcext:value-type="float">
            <text:p>0.00623084</text:p>
          </table:table-cell>
          <table:table-cell office:value-type="float" office:value="0.00218537" calcext:value-type="float">
            <text:p>0.00218537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/>
          <table:table-cell office:value-type="float" office:value="0.140017" calcext:value-type="float">
            <text:p>0.140017</text:p>
          </table:table-cell>
          <table:table-cell office:value-type="float" office:value="0.000783197" calcext:value-type="float">
            <text:p>0.000783197</text:p>
          </table:table-cell>
          <table:table-cell office:value-type="float" office:value="0.111617" calcext:value-type="float">
            <text:p>0.111617</text:p>
          </table:table-cell>
          <table:table-cell office:value-type="float" office:value="0.0249802" calcext:value-type="float">
            <text:p>0.0249802</text:p>
          </table:table-cell>
          <table:table-cell office:value-type="float" office:value="0.010589" calcext:value-type="float">
            <text:p>0.010589</text:p>
          </table:table-cell>
          <table:table-cell office:value-type="float" office:value="0.00643256" calcext:value-type="float">
            <text:p>0.00643256</text:p>
          </table:table-cell>
          <table:table-cell office:value-type="float" office:value="0.00211511" calcext:value-type="float">
            <text:p>0.00211511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/>
          <table:table-cell office:value-type="float" office:value="0.144736" calcext:value-type="float">
            <text:p>0.144736</text:p>
          </table:table-cell>
          <table:table-cell office:value-type="float" office:value="0.000817541" calcext:value-type="float">
            <text:p>0.000817541</text:p>
          </table:table-cell>
          <table:table-cell office:value-type="float" office:value="0.115673" calcext:value-type="float">
            <text:p>0.115673</text:p>
          </table:table-cell>
          <table:table-cell office:value-type="float" office:value="0.0279839" calcext:value-type="float">
            <text:p>0.0279839</text:p>
          </table:table-cell>
          <table:table-cell office:value-type="float" office:value="0.0101338" calcext:value-type="float">
            <text:p>0.0101338</text:p>
          </table:table-cell>
          <table:table-cell office:value-type="float" office:value="0.00644006" calcext:value-type="float">
            <text:p>0.00644006</text:p>
          </table:table-cell>
          <table:table-cell office:value-type="float" office:value="0.00216208" calcext:value-type="float">
            <text:p>0.00216208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/>
          <table:table-cell office:value-type="float" office:value="0.140154" calcext:value-type="float">
            <text:p>0.140154</text:p>
          </table:table-cell>
          <table:table-cell office:value-type="float" office:value="0.000774907" calcext:value-type="float">
            <text:p>0.000774907</text:p>
          </table:table-cell>
          <table:table-cell office:value-type="float" office:value="0.123408" calcext:value-type="float">
            <text:p>0.123408</text:p>
          </table:table-cell>
          <table:table-cell office:value-type="float" office:value="0.0258988" calcext:value-type="float">
            <text:p>0.0258988</text:p>
          </table:table-cell>
          <table:table-cell office:value-type="float" office:value="0.0109158" calcext:value-type="float">
            <text:p>0.0109158</text:p>
          </table:table-cell>
          <table:table-cell office:value-type="float" office:value="0.00619689" calcext:value-type="float">
            <text:p>0.00619689</text:p>
          </table:table-cell>
          <table:table-cell office:value-type="float" office:value="0.00210682" calcext:value-type="float">
            <text:p>0.00210682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/>
          <table:table-cell office:value-type="float" office:value="0.142517" calcext:value-type="float">
            <text:p>0.142517</text:p>
          </table:table-cell>
          <table:table-cell office:value-type="float" office:value="0.000802146" calcext:value-type="float">
            <text:p>0.000802146</text:p>
          </table:table-cell>
          <table:table-cell office:value-type="float" office:value="0.115835" calcext:value-type="float">
            <text:p>0.115835</text:p>
          </table:table-cell>
          <table:table-cell office:value-type="float" office:value="0.0261017" calcext:value-type="float">
            <text:p>0.0261017</text:p>
          </table:table-cell>
          <table:table-cell office:value-type="float" office:value="0.0116935" calcext:value-type="float">
            <text:p>0.0116935</text:p>
          </table:table-cell>
          <table:table-cell office:value-type="float" office:value="0.00675823" calcext:value-type="float">
            <text:p>0.00675823</text:p>
          </table:table-cell>
          <table:table-cell office:value-type="float" office:value="0.00212458" calcext:value-type="float">
            <text:p>0.00212458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/>
          <table:table-cell office:value-type="float" office:value="0.141066" calcext:value-type="float">
            <text:p>0.141066</text:p>
          </table:table-cell>
          <table:table-cell office:value-type="float" office:value="0.000809251" calcext:value-type="float">
            <text:p>0.000809251</text:p>
          </table:table-cell>
          <table:table-cell office:value-type="float" office:value="0.11959" calcext:value-type="float">
            <text:p>0.11959</text:p>
          </table:table-cell>
          <table:table-cell office:value-type="float" office:value="0.0275165" calcext:value-type="float">
            <text:p>0.0275165</text:p>
          </table:table-cell>
          <table:table-cell office:value-type="float" office:value="0.0108673" calcext:value-type="float">
            <text:p>0.0108673</text:p>
          </table:table-cell>
          <table:table-cell office:value-type="float" office:value="0.00668836" calcext:value-type="float">
            <text:p>0.00668836</text:p>
          </table:table-cell>
          <table:table-cell office:value-type="float" office:value="0.00218498" calcext:value-type="float">
            <text:p>0.00218498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/>
          <table:table-cell office:value-type="float" office:value="0.141848" calcext:value-type="float">
            <text:p>0.141848</text:p>
          </table:table-cell>
          <table:table-cell office:value-type="float" office:value="0.000807672" calcext:value-type="float">
            <text:p>0.000807672</text:p>
          </table:table-cell>
          <table:table-cell office:value-type="float" office:value="0.114098" calcext:value-type="float">
            <text:p>0.114098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105818" calcext:value-type="float">
            <text:p>0.0105818</text:p>
          </table:table-cell>
          <table:table-cell office:value-type="float" office:value="0.00623755" calcext:value-type="float">
            <text:p>0.00623755</text:p>
          </table:table-cell>
          <table:table-cell office:value-type="float" office:value="0.00216721" calcext:value-type="float">
            <text:p>0.00216721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/>
          <table:table-cell office:value-type="float" office:value="0.146526" calcext:value-type="float">
            <text:p>0.146526</text:p>
          </table:table-cell>
          <table:table-cell office:value-type="float" office:value="0.000858201" calcext:value-type="float">
            <text:p>0.000858201</text:p>
          </table:table-cell>
          <table:table-cell office:value-type="float" office:value="0.117799" calcext:value-type="float">
            <text:p>0.117799</text:p>
          </table:table-cell>
          <table:table-cell office:value-type="float" office:value="0.0257725" calcext:value-type="float">
            <text:p>0.0257725</text:p>
          </table:table-cell>
          <table:table-cell office:value-type="float" office:value="0.0104196" calcext:value-type="float">
            <text:p>0.0104196</text:p>
          </table:table-cell>
          <table:table-cell office:value-type="float" office:value="0.00632124" calcext:value-type="float">
            <text:p>0.00632124</text:p>
          </table:table-cell>
          <table:table-cell office:value-type="float" office:value="0.00213169" calcext:value-type="float">
            <text:p>0.00213169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/>
          <table:table-cell office:value-type="float" office:value="0.157097" calcext:value-type="float">
            <text:p>0.157097</text:p>
          </table:table-cell>
          <table:table-cell office:value-type="float" office:value="0.000791092" calcext:value-type="float">
            <text:p>0.000791092</text:p>
          </table:table-cell>
          <table:table-cell office:value-type="float" office:value="0.114435" calcext:value-type="float">
            <text:p>0.114435</text:p>
          </table:table-cell>
          <table:table-cell office:value-type="float" office:value="0.0255412" calcext:value-type="float">
            <text:p>0.0255412</text:p>
          </table:table-cell>
          <table:table-cell office:value-type="float" office:value="0.0102254" calcext:value-type="float">
            <text:p>0.0102254</text:p>
          </table:table-cell>
          <table:table-cell office:value-type="float" office:value="0.0060832" calcext:value-type="float">
            <text:p>0.0060832</text:p>
          </table:table-cell>
          <table:table-cell office:value-type="float" office:value="0.00220906" calcext:value-type="float">
            <text:p>0.00220906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/>
          <table:table-cell office:value-type="float" office:value="0.160522" calcext:value-type="float">
            <text:p>0.160522</text:p>
          </table:table-cell>
          <table:table-cell office:value-type="float" office:value="0.000806093" calcext:value-type="float">
            <text:p>0.000806093</text:p>
          </table:table-cell>
          <table:table-cell office:value-type="float" office:value="0.117246" calcext:value-type="float">
            <text:p>0.117246</text:p>
          </table:table-cell>
          <table:table-cell office:value-type="float" office:value="0.0258743" calcext:value-type="float">
            <text:p>0.0258743</text:p>
          </table:table-cell>
          <table:table-cell office:value-type="float" office:value="0.0116848" calcext:value-type="float">
            <text:p>0.0116848</text:p>
          </table:table-cell>
          <table:table-cell office:value-type="float" office:value="0.00631413" calcext:value-type="float">
            <text:p>0.00631413</text:p>
          </table:table-cell>
          <table:table-cell office:value-type="float" office:value="0.00223748" calcext:value-type="float">
            <text:p>0.00223748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/>
          <table:table-cell office:value-type="float" office:value="0.153605" calcext:value-type="float">
            <text:p>0.153605</text:p>
          </table:table-cell>
          <table:table-cell office:value-type="float" office:value="0.000780434" calcext:value-type="float">
            <text:p>0.000780434</text:p>
          </table:table-cell>
          <table:table-cell office:value-type="float" office:value="0.117585" calcext:value-type="float">
            <text:p>0.117585</text:p>
          </table:table-cell>
          <table:table-cell office:value-type="float" office:value="0.0262316" calcext:value-type="float">
            <text:p>0.0262316</text:p>
          </table:table-cell>
          <table:table-cell office:value-type="float" office:value="0.0120926" calcext:value-type="float">
            <text:p>0.0120926</text:p>
          </table:table-cell>
          <table:table-cell office:value-type="float" office:value="0.00609425" calcext:value-type="float">
            <text:p>0.00609425</text:p>
          </table:table-cell>
          <table:table-cell office:value-type="float" office:value="0.0021309" calcext:value-type="float">
            <text:p>0.0021309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/>
          <table:table-cell office:value-type="float" office:value="0.154344" calcext:value-type="float">
            <text:p>0.154344</text:p>
          </table:table-cell>
          <table:table-cell office:value-type="float" office:value="0.000951758" calcext:value-type="float">
            <text:p>0.000951758</text:p>
          </table:table-cell>
          <table:table-cell office:value-type="float" office:value="0.120667" calcext:value-type="float">
            <text:p>0.120667</text:p>
          </table:table-cell>
          <table:table-cell office:value-type="float" office:value="0.0262264" calcext:value-type="float">
            <text:p>0.0262264</text:p>
          </table:table-cell>
          <table:table-cell office:value-type="float" office:value="0.0132658" calcext:value-type="float">
            <text:p>0.0132658</text:p>
          </table:table-cell>
          <table:table-cell office:value-type="float" office:value="0.00637295" calcext:value-type="float">
            <text:p>0.00637295</text:p>
          </table:table-cell>
          <table:table-cell office:value-type="float" office:value="0.00214629" calcext:value-type="float">
            <text:p>0.00214629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/>
          <table:table-cell office:value-type="float" office:value="0.155497" calcext:value-type="float">
            <text:p>0.155497</text:p>
          </table:table-cell>
          <table:table-cell office:value-type="float" office:value="0.000845174" calcext:value-type="float">
            <text:p>0.000845174</text:p>
          </table:table-cell>
          <table:table-cell office:value-type="float" office:value="0.117782" calcext:value-type="float">
            <text:p>0.117782</text:p>
          </table:table-cell>
          <table:table-cell office:value-type="float" office:value="0.0265592" calcext:value-type="float">
            <text:p>0.0265592</text:p>
          </table:table-cell>
          <table:table-cell office:value-type="float" office:value="0.0129701" calcext:value-type="float">
            <text:p>0.0129701</text:p>
          </table:table-cell>
          <table:table-cell office:value-type="float" office:value="0.0065802" calcext:value-type="float">
            <text:p>0.0065802</text:p>
          </table:table-cell>
          <table:table-cell office:value-type="float" office:value="0.00219919" calcext:value-type="float">
            <text:p>0.00219919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/>
          <table:table-cell office:value-type="float" office:value="0.144293" calcext:value-type="float">
            <text:p>0.144293</text:p>
          </table:table-cell>
          <table:table-cell office:value-type="float" office:value="0.000885044" calcext:value-type="float">
            <text:p>0.000885044</text:p>
          </table:table-cell>
          <table:table-cell office:value-type="float" office:value="0.120404" calcext:value-type="float">
            <text:p>0.120404</text:p>
          </table:table-cell>
          <table:table-cell office:value-type="float" office:value="0.0264894" calcext:value-type="float">
            <text:p>0.0264894</text:p>
          </table:table-cell>
          <table:table-cell office:value-type="float" office:value="0.0116418" calcext:value-type="float">
            <text:p>0.0116418</text:p>
          </table:table-cell>
          <table:table-cell office:value-type="float" office:value="0.00725839" calcext:value-type="float">
            <text:p>0.00725839</text:p>
          </table:table-cell>
          <table:table-cell office:value-type="float" office:value="0.00219366" calcext:value-type="float">
            <text:p>0.00219366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/>
          <table:table-cell office:value-type="float" office:value="0.152348" calcext:value-type="float">
            <text:p>0.152348</text:p>
          </table:table-cell>
          <table:table-cell office:value-type="float" office:value="0.000807672" calcext:value-type="float">
            <text:p>0.000807672</text:p>
          </table:table-cell>
          <table:table-cell office:value-type="float" office:value="0.115912" calcext:value-type="float">
            <text:p>0.115912</text:p>
          </table:table-cell>
          <table:table-cell office:value-type="float" office:value="0.025857" calcext:value-type="float">
            <text:p>0.025857</text:p>
          </table:table-cell>
          <table:table-cell office:value-type="float" office:value="0.0113062" calcext:value-type="float">
            <text:p>0.0113062</text:p>
          </table:table-cell>
          <table:table-cell office:value-type="float" office:value="0.00782329" calcext:value-type="float">
            <text:p>0.00782329</text:p>
          </table:table-cell>
          <table:table-cell office:value-type="float" office:value="0.00214156" calcext:value-type="float">
            <text:p>0.00214156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/>
          <table:table-cell office:value-type="float" office:value="0.142823" calcext:value-type="float">
            <text:p>0.142823</text:p>
          </table:table-cell>
          <table:table-cell office:value-type="float" office:value="0.000822673" calcext:value-type="float">
            <text:p>0.000822673</text:p>
          </table:table-cell>
          <table:table-cell office:value-type="float" office:value="0.120402" calcext:value-type="float">
            <text:p>0.120402</text:p>
          </table:table-cell>
          <table:table-cell office:value-type="float" office:value="0.0265284" calcext:value-type="float">
            <text:p>0.0265284</text:p>
          </table:table-cell>
          <table:table-cell office:value-type="float" office:value="0.010707" calcext:value-type="float">
            <text:p>0.010707</text:p>
          </table:table-cell>
          <table:table-cell office:value-type="float" office:value="0.00643848" calcext:value-type="float">
            <text:p>0.00643848</text:p>
          </table:table-cell>
          <table:table-cell office:value-type="float" office:value="0.00216366" calcext:value-type="float">
            <text:p>0.00216366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/>
          <table:table-cell office:value-type="float" office:value="0.150437" calcext:value-type="float">
            <text:p>0.150437</text:p>
          </table:table-cell>
          <table:table-cell office:value-type="float" office:value="0.000786355" calcext:value-type="float">
            <text:p>0.000786355</text:p>
          </table:table-cell>
          <table:table-cell office:value-type="float" office:value="0.11688" calcext:value-type="float">
            <text:p>0.11688</text:p>
          </table:table-cell>
          <table:table-cell office:value-type="float" office:value="0.0260512" calcext:value-type="float">
            <text:p>0.0260512</text:p>
          </table:table-cell>
          <table:table-cell office:value-type="float" office:value="0.0104457" calcext:value-type="float">
            <text:p>0.0104457</text:p>
          </table:table-cell>
          <table:table-cell office:value-type="float" office:value="0.00648033" calcext:value-type="float">
            <text:p>0.00648033</text:p>
          </table:table-cell>
          <table:table-cell office:value-type="float" office:value="0.00214748" calcext:value-type="float">
            <text:p>0.00214748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/>
          <table:table-cell office:value-type="float" office:value="0.160039" calcext:value-type="float">
            <text:p>0.160039</text:p>
          </table:table-cell>
          <table:table-cell office:value-type="float" office:value="0.000809251" calcext:value-type="float">
            <text:p>0.000809251</text:p>
          </table:table-cell>
          <table:table-cell office:value-type="float" office:value="0.117954" calcext:value-type="float">
            <text:p>0.117954</text:p>
          </table:table-cell>
          <table:table-cell office:value-type="float" office:value="0.0262734" calcext:value-type="float">
            <text:p>0.0262734</text:p>
          </table:table-cell>
          <table:table-cell office:value-type="float" office:value="0.0126677" calcext:value-type="float">
            <text:p>0.0126677</text:p>
          </table:table-cell>
          <table:table-cell office:value-type="float" office:value="0.00616492" calcext:value-type="float">
            <text:p>0.00616492</text:p>
          </table:table-cell>
          <table:table-cell office:value-type="float" office:value="0.00214155" calcext:value-type="float">
            <text:p>0.00214155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/>
          <table:table-cell office:value-type="float" office:value="0.145437" calcext:value-type="float">
            <text:p>0.145437</text:p>
          </table:table-cell>
          <table:table-cell office:value-type="float" office:value="0.00080254" calcext:value-type="float">
            <text:p>0.00080254</text:p>
          </table:table-cell>
          <table:table-cell office:value-type="float" office:value="0.117925" calcext:value-type="float">
            <text:p>0.117925</text:p>
          </table:table-cell>
          <table:table-cell office:value-type="float" office:value="0.0258775" calcext:value-type="float">
            <text:p>0.0258775</text:p>
          </table:table-cell>
          <table:table-cell office:value-type="float" office:value="0.0120448" calcext:value-type="float">
            <text:p>0.0120448</text:p>
          </table:table-cell>
          <table:table-cell office:value-type="float" office:value="0.00628374" calcext:value-type="float">
            <text:p>0.00628374</text:p>
          </table:table-cell>
          <table:table-cell office:value-type="float" office:value="0.00216761" calcext:value-type="float">
            <text:p>0.00216761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/>
          <table:table-cell office:value-type="float" office:value="0.144571" calcext:value-type="float">
            <text:p>0.144571</text:p>
          </table:table-cell>
          <table:table-cell office:value-type="float" office:value="0.000829779" calcext:value-type="float">
            <text:p>0.000829779</text:p>
          </table:table-cell>
          <table:table-cell office:value-type="float" office:value="0.115177" calcext:value-type="float">
            <text:p>0.115177</text:p>
          </table:table-cell>
          <table:table-cell office:value-type="float" office:value="0.0259505" calcext:value-type="float">
            <text:p>0.0259505</text:p>
          </table:table-cell>
          <table:table-cell office:value-type="float" office:value="0.0113212" calcext:value-type="float">
            <text:p>0.0113212</text:p>
          </table:table-cell>
          <table:table-cell office:value-type="float" office:value="0.00632992" calcext:value-type="float">
            <text:p>0.00632992</text:p>
          </table:table-cell>
          <table:table-cell office:value-type="float" office:value="0.00219445" calcext:value-type="float">
            <text:p>0.0021944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/>
          <table:table-cell office:value-type="float" office:value="0.143584" calcext:value-type="float">
            <text:p>0.143584</text:p>
          </table:table-cell>
          <table:table-cell office:value-type="float" office:value="0.000806093" calcext:value-type="float">
            <text:p>0.000806093</text:p>
          </table:table-cell>
          <table:table-cell office:value-type="float" office:value="0.119866" calcext:value-type="float">
            <text:p>0.119866</text:p>
          </table:table-cell>
          <table:table-cell office:value-type="float" office:value="0.0269678" calcext:value-type="float">
            <text:p>0.0269678</text:p>
          </table:table-cell>
          <table:table-cell office:value-type="float" office:value="0.0119185" calcext:value-type="float">
            <text:p>0.0119185</text:p>
          </table:table-cell>
          <table:table-cell office:value-type="float" office:value="0.00779289" calcext:value-type="float">
            <text:p>0.00779289</text:p>
          </table:table-cell>
          <table:table-cell office:value-type="float" office:value="0.00215498" calcext:value-type="float">
            <text:p>0.00215498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/>
          <table:table-cell office:value-type="float" office:value="0.147168" calcext:value-type="float">
            <text:p>0.147168</text:p>
          </table:table-cell>
          <table:table-cell office:value-type="float" office:value="0.000825436" calcext:value-type="float">
            <text:p>0.000825436</text:p>
          </table:table-cell>
          <table:table-cell office:value-type="float" office:value="0.114738" calcext:value-type="float">
            <text:p>0.114738</text:p>
          </table:table-cell>
          <table:table-cell office:value-type="float" office:value="0.0272193" calcext:value-type="float">
            <text:p>0.0272193</text:p>
          </table:table-cell>
          <table:table-cell office:value-type="float" office:value="0.0115474" calcext:value-type="float">
            <text:p>0.0115474</text:p>
          </table:table-cell>
          <table:table-cell office:value-type="float" office:value="0.00857333" calcext:value-type="float">
            <text:p>0.00857333</text:p>
          </table:table-cell>
          <table:table-cell office:value-type="float" office:value="0.00209221" calcext:value-type="float">
            <text:p>0.00209221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/>
          <table:table-cell office:value-type="float" office:value="0.144419" calcext:value-type="float">
            <text:p>0.144419</text:p>
          </table:table-cell>
          <table:table-cell office:value-type="float" office:value="0.000783592" calcext:value-type="float">
            <text:p>0.000783592</text:p>
          </table:table-cell>
          <table:table-cell office:value-type="float" office:value="0.115732" calcext:value-type="float">
            <text:p>0.115732</text:p>
          </table:table-cell>
          <table:table-cell office:value-type="float" office:value="0.0258435" calcext:value-type="float">
            <text:p>0.0258435</text:p>
          </table:table-cell>
          <table:table-cell office:value-type="float" office:value="0.0111013" calcext:value-type="float">
            <text:p>0.0111013</text:p>
          </table:table-cell>
          <table:table-cell office:value-type="float" office:value="0.00973865" calcext:value-type="float">
            <text:p>0.00973865</text:p>
          </table:table-cell>
          <table:table-cell office:value-type="float" office:value="0.00212695" calcext:value-type="float">
            <text:p>0.00212695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/>
          <table:table-cell office:value-type="float" office:value="0.161354" calcext:value-type="float">
            <text:p>0.161354</text:p>
          </table:table-cell>
          <table:table-cell office:value-type="float" office:value="0.000815962" calcext:value-type="float">
            <text:p>0.000815962</text:p>
          </table:table-cell>
          <table:table-cell office:value-type="float" office:value="0.12681" calcext:value-type="float">
            <text:p>0.12681</text:p>
          </table:table-cell>
          <table:table-cell office:value-type="float" office:value="0.0252234" calcext:value-type="float">
            <text:p>0.0252234</text:p>
          </table:table-cell>
          <table:table-cell office:value-type="float" office:value="0.0104318" calcext:value-type="float">
            <text:p>0.0104318</text:p>
          </table:table-cell>
          <table:table-cell office:value-type="float" office:value="0.00853346" calcext:value-type="float">
            <text:p>0.00853346</text:p>
          </table:table-cell>
          <table:table-cell office:value-type="float" office:value="0.00218458" calcext:value-type="float">
            <text:p>0.00218458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/>
          <table:table-cell office:value-type="float" office:value="0.146582" calcext:value-type="float">
            <text:p>0.146582</text:p>
          </table:table-cell>
          <table:table-cell office:value-type="float" office:value="0.000774513" calcext:value-type="float">
            <text:p>0.000774513</text:p>
          </table:table-cell>
          <table:table-cell office:value-type="float" office:value="0.116149" calcext:value-type="float">
            <text:p>0.116149</text:p>
          </table:table-cell>
          <table:table-cell office:value-type="float" office:value="0.0253015" calcext:value-type="float">
            <text:p>0.0253015</text:p>
          </table:table-cell>
          <table:table-cell office:value-type="float" office:value="0.0112186" calcext:value-type="float">
            <text:p>0.0112186</text:p>
          </table:table-cell>
          <table:table-cell office:value-type="float" office:value="0.00775539" calcext:value-type="float">
            <text:p>0.00775539</text:p>
          </table:table-cell>
          <table:table-cell office:value-type="float" office:value="0.00214037" calcext:value-type="float">
            <text:p>0.00214037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/>
          <table:table-cell office:value-type="float" office:value="0.147994" calcext:value-type="float">
            <text:p>0.147994</text:p>
          </table:table-cell>
          <table:table-cell office:value-type="float" office:value="0.000773328" calcext:value-type="float">
            <text:p>0.000773328</text:p>
          </table:table-cell>
          <table:table-cell office:value-type="float" office:value="0.111131" calcext:value-type="float">
            <text:p>0.111131</text:p>
          </table:table-cell>
          <table:table-cell office:value-type="float" office:value="0.0246431" calcext:value-type="float">
            <text:p>0.0246431</text:p>
          </table:table-cell>
          <table:table-cell office:value-type="float" office:value="0.0118656" calcext:value-type="float">
            <text:p>0.0118656</text:p>
          </table:table-cell>
          <table:table-cell office:value-type="float" office:value="0.00656046" calcext:value-type="float">
            <text:p>0.00656046</text:p>
          </table:table-cell>
          <table:table-cell office:value-type="float" office:value="0.00210129" calcext:value-type="float">
            <text:p>0.00210129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/>
          <table:table-cell office:value-type="float" office:value="0.150187" calcext:value-type="float">
            <text:p>0.150187</text:p>
          </table:table-cell>
          <table:table-cell office:value-type="float" office:value="0.000822278" calcext:value-type="float">
            <text:p>0.000822278</text:p>
          </table:table-cell>
          <table:table-cell office:value-type="float" office:value="0.12046" calcext:value-type="float">
            <text:p>0.12046</text:p>
          </table:table-cell>
          <table:table-cell office:value-type="float" office:value="0.0265494" calcext:value-type="float">
            <text:p>0.0265494</text:p>
          </table:table-cell>
          <table:table-cell office:value-type="float" office:value="0.0118609" calcext:value-type="float">
            <text:p>0.0118609</text:p>
          </table:table-cell>
          <table:table-cell office:value-type="float" office:value="0.00651388" calcext:value-type="float">
            <text:p>0.00651388</text:p>
          </table:table-cell>
          <table:table-cell office:value-type="float" office:value="0.00217393" calcext:value-type="float">
            <text:p>0.00217393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/>
          <table:table-cell office:value-type="float" office:value="0.151673" calcext:value-type="float">
            <text:p>0.151673</text:p>
          </table:table-cell>
          <table:table-cell office:value-type="float" office:value="0.000773723" calcext:value-type="float">
            <text:p>0.000773723</text:p>
          </table:table-cell>
          <table:table-cell office:value-type="float" office:value="0.115536" calcext:value-type="float">
            <text:p>0.115536</text:p>
          </table:table-cell>
          <table:table-cell office:value-type="float" office:value="0.0255131" calcext:value-type="float">
            <text:p>0.0255131</text:p>
          </table:table-cell>
          <table:table-cell office:value-type="float" office:value="0.0116394" calcext:value-type="float">
            <text:p>0.0116394</text:p>
          </table:table-cell>
          <table:table-cell office:value-type="float" office:value="0.00639782" calcext:value-type="float">
            <text:p>0.00639782</text:p>
          </table:table-cell>
          <table:table-cell office:value-type="float" office:value="0.00216327" calcext:value-type="float">
            <text:p>0.00216327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/>
          <table:table-cell office:value-type="float" office:value="0.158012" calcext:value-type="float">
            <text:p>0.158012</text:p>
          </table:table-cell>
          <table:table-cell office:value-type="float" office:value="0.000872018" calcext:value-type="float">
            <text:p>0.000872018</text:p>
          </table:table-cell>
          <table:table-cell office:value-type="float" office:value="0.117973" calcext:value-type="float">
            <text:p>0.117973</text:p>
          </table:table-cell>
          <table:table-cell office:value-type="float" office:value="0.0258984" calcext:value-type="float">
            <text:p>0.0258984</text:p>
          </table:table-cell>
          <table:table-cell office:value-type="float" office:value="0.0113177" calcext:value-type="float">
            <text:p>0.0113177</text:p>
          </table:table-cell>
          <table:table-cell office:value-type="float" office:value="0.00657151" calcext:value-type="float">
            <text:p>0.00657151</text:p>
          </table:table-cell>
          <table:table-cell office:value-type="float" office:value="0.00217866" calcext:value-type="float">
            <text:p>0.00217866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/>
          <table:table-cell office:value-type="float" office:value="0.16197" calcext:value-type="float">
            <text:p>0.16197</text:p>
          </table:table-cell>
          <table:table-cell office:value-type="float" office:value="0.00090123" calcext:value-type="float">
            <text:p>0.00090123</text:p>
          </table:table-cell>
          <table:table-cell office:value-type="float" office:value="0.116096" calcext:value-type="float">
            <text:p>0.116096</text:p>
          </table:table-cell>
          <table:table-cell office:value-type="float" office:value="0.0260685" calcext:value-type="float">
            <text:p>0.0260685</text:p>
          </table:table-cell>
          <table:table-cell office:value-type="float" office:value="0.0112675" calcext:value-type="float">
            <text:p>0.0112675</text:p>
          </table:table-cell>
          <table:table-cell office:value-type="float" office:value="0.00694219" calcext:value-type="float">
            <text:p>0.00694219</text:p>
          </table:table-cell>
          <table:table-cell office:value-type="float" office:value="0.00215379" calcext:value-type="float">
            <text:p>0.0021537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/>
          <table:table-cell office:value-type="float" office:value="0.149961" calcext:value-type="float">
            <text:p>0.149961</text:p>
          </table:table-cell>
          <table:table-cell office:value-type="float" office:value="0.000928468" calcext:value-type="float">
            <text:p>0.000928468</text:p>
          </table:table-cell>
          <table:table-cell office:value-type="float" office:value="0.118856" calcext:value-type="float">
            <text:p>0.118856</text:p>
          </table:table-cell>
          <table:table-cell office:value-type="float" office:value="0.0258392" calcext:value-type="float">
            <text:p>0.0258392</text:p>
          </table:table-cell>
          <table:table-cell office:value-type="float" office:value="0.0118439" calcext:value-type="float">
            <text:p>0.0118439</text:p>
          </table:table-cell>
          <table:table-cell office:value-type="float" office:value="0.00631966" calcext:value-type="float">
            <text:p>0.00631966</text:p>
          </table:table-cell>
          <table:table-cell office:value-type="float" office:value="0.00212932" calcext:value-type="float">
            <text:p>0.00212932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/>
          <table:table-cell office:value-type="float" office:value="0.146733" calcext:value-type="float">
            <text:p>0.146733</text:p>
          </table:table-cell>
          <table:table-cell office:value-type="float" office:value="0.000882676" calcext:value-type="float">
            <text:p>0.000882676</text:p>
          </table:table-cell>
          <table:table-cell office:value-type="float" office:value="0.115166" calcext:value-type="float">
            <text:p>0.115166</text:p>
          </table:table-cell>
          <table:table-cell office:value-type="float" office:value="0.0280759" calcext:value-type="float">
            <text:p>0.0280759</text:p>
          </table:table-cell>
          <table:table-cell office:value-type="float" office:value="0.0124056" calcext:value-type="float">
            <text:p>0.0124056</text:p>
          </table:table-cell>
          <table:table-cell office:value-type="float" office:value="0.00647243" calcext:value-type="float">
            <text:p>0.00647243</text:p>
          </table:table-cell>
          <table:table-cell office:value-type="float" office:value="0.00211708" calcext:value-type="float">
            <text:p>0.00211708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/>
          <table:table-cell office:value-type="float" office:value="0.151329" calcext:value-type="float">
            <text:p>0.151329</text:p>
          </table:table-cell>
          <table:table-cell office:value-type="float" office:value="0.000907546" calcext:value-type="float">
            <text:p>0.000907546</text:p>
          </table:table-cell>
          <table:table-cell office:value-type="float" office:value="0.11989" calcext:value-type="float">
            <text:p>0.11989</text:p>
          </table:table-cell>
          <table:table-cell office:value-type="float" office:value="0.0261842" calcext:value-type="float">
            <text:p>0.0261842</text:p>
          </table:table-cell>
          <table:table-cell office:value-type="float" office:value="0.0122615" calcext:value-type="float">
            <text:p>0.0122615</text:p>
          </table:table-cell>
          <table:table-cell office:value-type="float" office:value="0.00638598" calcext:value-type="float">
            <text:p>0.00638598</text:p>
          </table:table-cell>
          <table:table-cell office:value-type="float" office:value="0.0021305" calcext:value-type="float">
            <text:p>0.0021305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/>
          <table:table-cell office:value-type="float" office:value="0.150829" calcext:value-type="float">
            <text:p>0.150829</text:p>
          </table:table-cell>
          <table:table-cell office:value-type="float" office:value="0.000849516" calcext:value-type="float">
            <text:p>0.000849516</text:p>
          </table:table-cell>
          <table:table-cell office:value-type="float" office:value="0.110917" calcext:value-type="float">
            <text:p>0.110917</text:p>
          </table:table-cell>
          <table:table-cell office:value-type="float" office:value="0.0248077" calcext:value-type="float">
            <text:p>0.0248077</text:p>
          </table:table-cell>
          <table:table-cell office:value-type="float" office:value="0.0119951" calcext:value-type="float">
            <text:p>0.0119951</text:p>
          </table:table-cell>
          <table:table-cell office:value-type="float" office:value="0.00632834" calcext:value-type="float">
            <text:p>0.00632834</text:p>
          </table:table-cell>
          <table:table-cell office:value-type="float" office:value="0.00220748" calcext:value-type="float">
            <text:p>0.00220748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/>
          <table:table-cell office:value-type="float" office:value="0.148198" calcext:value-type="float">
            <text:p>0.148198</text:p>
          </table:table-cell>
          <table:table-cell office:value-type="float" office:value="0.000865307" calcext:value-type="float">
            <text:p>0.000865307</text:p>
          </table:table-cell>
          <table:table-cell office:value-type="float" office:value="0.113768" calcext:value-type="float">
            <text:p>0.113768</text:p>
          </table:table-cell>
          <table:table-cell office:value-type="float" office:value="0.0254721" calcext:value-type="float">
            <text:p>0.0254721</text:p>
          </table:table-cell>
          <table:table-cell office:value-type="float" office:value="0.0111317" calcext:value-type="float">
            <text:p>0.0111317</text:p>
          </table:table-cell>
          <table:table-cell office:value-type="float" office:value="0.00703851" calcext:value-type="float">
            <text:p>0.00703851</text:p>
          </table:table-cell>
          <table:table-cell office:value-type="float" office:value="0.0021684" calcext:value-type="float">
            <text:p>0.0021684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/>
          <table:table-cell office:value-type="float" office:value="0.152819" calcext:value-type="float">
            <text:p>0.152819</text:p>
          </table:table-cell>
          <table:table-cell office:value-type="float" office:value="0.000817541" calcext:value-type="float">
            <text:p>0.000817541</text:p>
          </table:table-cell>
          <table:table-cell office:value-type="float" office:value="0.118848" calcext:value-type="float">
            <text:p>0.118848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107626" calcext:value-type="float">
            <text:p>0.0107626</text:p>
          </table:table-cell>
          <table:table-cell office:value-type="float" office:value="0.00676455" calcext:value-type="float">
            <text:p>0.00676455</text:p>
          </table:table-cell>
          <table:table-cell office:value-type="float" office:value="0.00215221" calcext:value-type="float">
            <text:p>0.00215221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/>
          <table:table-cell office:value-type="float" office:value="0.159869" calcext:value-type="float">
            <text:p>0.159869</text:p>
          </table:table-cell>
          <table:table-cell office:value-type="float" office:value="0.000838068" calcext:value-type="float">
            <text:p>0.000838068</text:p>
          </table:table-cell>
          <table:table-cell office:value-type="float" office:value="0.115479" calcext:value-type="float">
            <text:p>0.115479</text:p>
          </table:table-cell>
          <table:table-cell office:value-type="float" office:value="0.0259829" calcext:value-type="float">
            <text:p>0.0259829</text:p>
          </table:table-cell>
          <table:table-cell office:value-type="float" office:value="0.0104559" calcext:value-type="float">
            <text:p>0.0104559</text:p>
          </table:table-cell>
          <table:table-cell office:value-type="float" office:value="0.00722444" calcext:value-type="float">
            <text:p>0.00722444</text:p>
          </table:table-cell>
          <table:table-cell office:value-type="float" office:value="0.00216958" calcext:value-type="float">
            <text:p>0.00216958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/>
          <table:table-cell office:value-type="float" office:value="0.152396" calcext:value-type="float">
            <text:p>0.152396</text:p>
          </table:table-cell>
          <table:table-cell office:value-type="float" office:value="0.000797014" calcext:value-type="float">
            <text:p>0.000797014</text:p>
          </table:table-cell>
          <table:table-cell office:value-type="float" office:value="0.112391" calcext:value-type="float">
            <text:p>0.112391</text:p>
          </table:table-cell>
          <table:table-cell office:value-type="float" office:value="0.0251188" calcext:value-type="float">
            <text:p>0.0251188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748696" calcext:value-type="float">
            <text:p>0.00748696</text:p>
          </table:table-cell>
          <table:table-cell office:value-type="float" office:value="0.00217985" calcext:value-type="float">
            <text:p>0.00217985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/>
          <table:table-cell office:value-type="float" office:value="0.155523" calcext:value-type="float">
            <text:p>0.155523</text:p>
          </table:table-cell>
          <table:table-cell office:value-type="float" office:value="0.000804909" calcext:value-type="float">
            <text:p>0.000804909</text:p>
          </table:table-cell>
          <table:table-cell office:value-type="float" office:value="0.114282" calcext:value-type="float">
            <text:p>0.114282</text:p>
          </table:table-cell>
          <table:table-cell office:value-type="float" office:value="0.0251965" calcext:value-type="float">
            <text:p>0.0251965</text:p>
          </table:table-cell>
          <table:table-cell office:value-type="float" office:value="0.0123539" calcext:value-type="float">
            <text:p>0.0123539</text:p>
          </table:table-cell>
          <table:table-cell office:value-type="float" office:value="0.00710957" calcext:value-type="float">
            <text:p>0.00710957</text:p>
          </table:table-cell>
          <table:table-cell office:value-type="float" office:value="0.00218893" calcext:value-type="float">
            <text:p>0.00218893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/>
          <table:table-cell office:value-type="float" office:value="0.152914" calcext:value-type="float">
            <text:p>0.152914</text:p>
          </table:table-cell>
          <table:table-cell office:value-type="float" office:value="0.000772144" calcext:value-type="float">
            <text:p>0.000772144</text:p>
          </table:table-cell>
          <table:table-cell office:value-type="float" office:value="0.111569" calcext:value-type="float">
            <text:p>0.111569</text:p>
          </table:table-cell>
          <table:table-cell office:value-type="float" office:value="0.0246616" calcext:value-type="float">
            <text:p>0.0246616</text:p>
          </table:table-cell>
          <table:table-cell office:value-type="float" office:value="0.0129401" calcext:value-type="float">
            <text:p>0.0129401</text:p>
          </table:table-cell>
          <table:table-cell office:value-type="float" office:value="0.00774513" calcext:value-type="float">
            <text:p>0.00774513</text:p>
          </table:table-cell>
          <table:table-cell office:value-type="float" office:value="0.00213129" calcext:value-type="float">
            <text:p>0.0021312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/>
          <table:table-cell office:value-type="float" office:value="0.149358" calcext:value-type="float">
            <text:p>0.149358</text:p>
          </table:table-cell>
          <table:table-cell office:value-type="float" office:value="0.000819515" calcext:value-type="float">
            <text:p>0.000819515</text:p>
          </table:table-cell>
          <table:table-cell office:value-type="float" office:value="0.115375" calcext:value-type="float">
            <text:p>0.115375</text:p>
          </table:table-cell>
          <table:table-cell office:value-type="float" office:value="0.0257887" calcext:value-type="float">
            <text:p>0.0257887</text:p>
          </table:table-cell>
          <table:table-cell office:value-type="float" office:value="0.0114231" calcext:value-type="float">
            <text:p>0.0114231</text:p>
          </table:table-cell>
          <table:table-cell office:value-type="float" office:value="0.00942205" calcext:value-type="float">
            <text:p>0.00942205</text:p>
          </table:table-cell>
          <table:table-cell office:value-type="float" office:value="0.00215813" calcext:value-type="float">
            <text:p>0.00215813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/>
          <table:table-cell office:value-type="float" office:value="0.151829" calcext:value-type="float">
            <text:p>0.151829</text:p>
          </table:table-cell>
          <table:table-cell office:value-type="float" office:value="0.000798988" calcext:value-type="float">
            <text:p>0.000798988</text:p>
          </table:table-cell>
          <table:table-cell office:value-type="float" office:value="0.117996" calcext:value-type="float">
            <text:p>0.117996</text:p>
          </table:table-cell>
          <table:table-cell office:value-type="float" office:value="0.0259221" calcext:value-type="float">
            <text:p>0.0259221</text:p>
          </table:table-cell>
          <table:table-cell office:value-type="float" office:value="0.0108175" calcext:value-type="float">
            <text:p>0.0108175</text:p>
          </table:table-cell>
          <table:table-cell office:value-type="float" office:value="0.00879913" calcext:value-type="float">
            <text:p>0.00879913</text:p>
          </table:table-cell>
          <table:table-cell office:value-type="float" office:value="0.00207405" calcext:value-type="float">
            <text:p>0.00207405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/>
          <table:table-cell office:value-type="float" office:value="0.154701" calcext:value-type="float">
            <text:p>0.154701</text:p>
          </table:table-cell>
          <table:table-cell office:value-type="float" office:value="0.00085149" calcext:value-type="float">
            <text:p>0.00085149</text:p>
          </table:table-cell>
          <table:table-cell office:value-type="float" office:value="0.11404" calcext:value-type="float">
            <text:p>0.11404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120977" calcext:value-type="float">
            <text:p>0.0120977</text:p>
          </table:table-cell>
          <table:table-cell office:value-type="float" office:value="0.0119805" calcext:value-type="float">
            <text:p>0.0119805</text:p>
          </table:table-cell>
          <table:table-cell office:value-type="float" office:value="0.00214748" calcext:value-type="float">
            <text:p>0.00214748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/>
          <table:table-cell office:value-type="float" office:value="0.154271" calcext:value-type="float">
            <text:p>0.154271</text:p>
          </table:table-cell>
          <table:table-cell office:value-type="float" office:value="0.000794645" calcext:value-type="float">
            <text:p>0.000794645</text:p>
          </table:table-cell>
          <table:table-cell office:value-type="float" office:value="0.11834" calcext:value-type="float">
            <text:p>0.11834</text:p>
          </table:table-cell>
          <table:table-cell office:value-type="float" office:value="0.0260437" calcext:value-type="float">
            <text:p>0.0260437</text:p>
          </table:table-cell>
          <table:table-cell office:value-type="float" office:value="0.0119895" calcext:value-type="float">
            <text:p>0.0119895</text:p>
          </table:table-cell>
          <table:table-cell office:value-type="float" office:value="0.0117866" calcext:value-type="float">
            <text:p>0.0117866</text:p>
          </table:table-cell>
          <table:table-cell office:value-type="float" office:value="0.00219208" calcext:value-type="float">
            <text:p>0.00219208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/>
          <table:table-cell office:value-type="float" office:value="0.152245" calcext:value-type="float">
            <text:p>0.152245</text:p>
          </table:table-cell>
          <table:table-cell office:value-type="float" office:value="0.0008282" calcext:value-type="float">
            <text:p>0.0008282</text:p>
          </table:table-cell>
          <table:table-cell office:value-type="float" office:value="0.11731" calcext:value-type="float">
            <text:p>0.11731</text:p>
          </table:table-cell>
          <table:table-cell office:value-type="float" office:value="0.0261479" calcext:value-type="float">
            <text:p>0.0261479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0848095" calcext:value-type="float">
            <text:p>0.00848095</text:p>
          </table:table-cell>
          <table:table-cell office:value-type="float" office:value="0.00217432" calcext:value-type="float">
            <text:p>0.00217432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/>
          <table:table-cell office:value-type="float" office:value="0.160889" calcext:value-type="float">
            <text:p>0.160889</text:p>
          </table:table-cell>
          <table:table-cell office:value-type="float" office:value="0.00078675" calcext:value-type="float">
            <text:p>0.00078675</text:p>
          </table:table-cell>
          <table:table-cell office:value-type="float" office:value="0.11902" calcext:value-type="float">
            <text:p>0.11902</text:p>
          </table:table-cell>
          <table:table-cell office:value-type="float" office:value="0.0264211" calcext:value-type="float">
            <text:p>0.0264211</text:p>
          </table:table-cell>
          <table:table-cell office:value-type="float" office:value="0.0125051" calcext:value-type="float">
            <text:p>0.0125051</text:p>
          </table:table-cell>
          <table:table-cell office:value-type="float" office:value="0.0126022" calcext:value-type="float">
            <text:p>0.0126022</text:p>
          </table:table-cell>
          <table:table-cell office:value-type="float" office:value="0.00216603" calcext:value-type="float">
            <text:p>0.00216603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/>
          <table:table-cell office:value-type="float" office:value="0.155019" calcext:value-type="float">
            <text:p>0.155019</text:p>
          </table:table-cell>
          <table:table-cell office:value-type="float" office:value="0.00087557" calcext:value-type="float">
            <text:p>0.00087557</text:p>
          </table:table-cell>
          <table:table-cell office:value-type="float" office:value="0.118089" calcext:value-type="float">
            <text:p>0.118089</text:p>
          </table:table-cell>
          <table:table-cell office:value-type="float" office:value="0.0259892" calcext:value-type="float">
            <text:p>0.0259892</text:p>
          </table:table-cell>
          <table:table-cell office:value-type="float" office:value="0.012048" calcext:value-type="float">
            <text:p>0.012048</text:p>
          </table:table-cell>
          <table:table-cell office:value-type="float" office:value="0.018038" calcext:value-type="float">
            <text:p>0.018038</text:p>
          </table:table-cell>
          <table:table-cell office:value-type="float" office:value="0.00219287" calcext:value-type="float">
            <text:p>0.00219287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/>
          <table:table-cell office:value-type="float" office:value="0.160012" calcext:value-type="float">
            <text:p>0.160012</text:p>
          </table:table-cell>
          <table:table-cell office:value-type="float" office:value="0.000860175" calcext:value-type="float">
            <text:p>0.000860175</text:p>
          </table:table-cell>
          <table:table-cell office:value-type="float" office:value="0.111878" calcext:value-type="float">
            <text:p>0.111878</text:p>
          </table:table-cell>
          <table:table-cell office:value-type="float" office:value="0.024818" calcext:value-type="float">
            <text:p>0.024818</text:p>
          </table:table-cell>
          <table:table-cell office:value-type="float" office:value="0.0124826" calcext:value-type="float">
            <text:p>0.0124826</text:p>
          </table:table-cell>
          <table:table-cell office:value-type="float" office:value="0.0125955" calcext:value-type="float">
            <text:p>0.0125955</text:p>
          </table:table-cell>
          <table:table-cell office:value-type="float" office:value="0.00221103" calcext:value-type="float">
            <text:p>0.00221103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/>
          <table:table-cell office:value-type="float" office:value="0.160083" calcext:value-type="float">
            <text:p>0.160083</text:p>
          </table:table-cell>
          <table:table-cell office:value-type="float" office:value="0.000838463" calcext:value-type="float">
            <text:p>0.000838463</text:p>
          </table:table-cell>
          <table:table-cell office:value-type="float" office:value="0.115745" calcext:value-type="float">
            <text:p>0.115745</text:p>
          </table:table-cell>
          <table:table-cell office:value-type="float" office:value="0.0257733" calcext:value-type="float">
            <text:p>0.0257733</text:p>
          </table:table-cell>
          <table:table-cell office:value-type="float" office:value="0.0124735" calcext:value-type="float">
            <text:p>0.0124735</text:p>
          </table:table-cell>
          <table:table-cell office:value-type="float" office:value="0.0111823" calcext:value-type="float">
            <text:p>0.0111823</text:p>
          </table:table-cell>
          <table:table-cell office:value-type="float" office:value="0.00218893" calcext:value-type="float">
            <text:p>0.00218893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/>
          <table:table-cell office:value-type="float" office:value="0.157877" calcext:value-type="float">
            <text:p>0.157877</text:p>
          </table:table-cell>
          <table:table-cell office:value-type="float" office:value="0.000851095" calcext:value-type="float">
            <text:p>0.000851095</text:p>
          </table:table-cell>
          <table:table-cell office:value-type="float" office:value="0.116444" calcext:value-type="float">
            <text:p>0.116444</text:p>
          </table:table-cell>
          <table:table-cell office:value-type="float" office:value="0.0250742" calcext:value-type="float">
            <text:p>0.0250742</text:p>
          </table:table-cell>
          <table:table-cell office:value-type="float" office:value="0.0194378" calcext:value-type="float">
            <text:p>0.0194378</text:p>
          </table:table-cell>
          <table:table-cell office:value-type="float" office:value="0.012091" calcext:value-type="float">
            <text:p>0.012091</text:p>
          </table:table-cell>
          <table:table-cell office:value-type="float" office:value="0.00217629" calcext:value-type="float">
            <text:p>0.00217629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/>
          <table:table-cell office:value-type="float" office:value="0.153552" calcext:value-type="float">
            <text:p>0.153552</text:p>
          </table:table-cell>
          <table:table-cell office:value-type="float" office:value="0.000821883" calcext:value-type="float">
            <text:p>0.000821883</text:p>
          </table:table-cell>
          <table:table-cell office:value-type="float" office:value="0.11646" calcext:value-type="float">
            <text:p>0.11646</text:p>
          </table:table-cell>
          <table:table-cell office:value-type="float" office:value="0.027089" calcext:value-type="float">
            <text:p>0.027089</text:p>
          </table:table-cell>
          <table:table-cell office:value-type="float" office:value="0.0127874" calcext:value-type="float">
            <text:p>0.0127874</text:p>
          </table:table-cell>
          <table:table-cell office:value-type="float" office:value="0.0126488" calcext:value-type="float">
            <text:p>0.0126488</text:p>
          </table:table-cell>
          <table:table-cell office:value-type="float" office:value="0.00219129" calcext:value-type="float">
            <text:p>0.00219129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/>
          <table:table-cell office:value-type="float" office:value="0.15639" calcext:value-type="float">
            <text:p>0.15639</text:p>
          </table:table-cell>
          <table:table-cell office:value-type="float" office:value="0.00082741" calcext:value-type="float">
            <text:p>0.00082741</text:p>
          </table:table-cell>
          <table:table-cell office:value-type="float" office:value="0.115842" calcext:value-type="float">
            <text:p>0.115842</text:p>
          </table:table-cell>
          <table:table-cell office:value-type="float" office:value="0.0270775" calcext:value-type="float">
            <text:p>0.0270775</text:p>
          </table:table-cell>
          <table:table-cell office:value-type="float" office:value="0.0124179" calcext:value-type="float">
            <text:p>0.0124179</text:p>
          </table:table-cell>
          <table:table-cell office:value-type="float" office:value="0.0114945" calcext:value-type="float">
            <text:p>0.0114945</text:p>
          </table:table-cell>
          <table:table-cell office:value-type="float" office:value="0.00221577" calcext:value-type="float">
            <text:p>0.00221577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/>
          <table:table-cell office:value-type="float" office:value="0.155876" calcext:value-type="float">
            <text:p>0.155876</text:p>
          </table:table-cell>
          <table:table-cell office:value-type="float" office:value="0.000787145" calcext:value-type="float">
            <text:p>0.000787145</text:p>
          </table:table-cell>
          <table:table-cell office:value-type="float" office:value="0.11504" calcext:value-type="float">
            <text:p>0.11504</text:p>
          </table:table-cell>
          <table:table-cell office:value-type="float" office:value="0.0256844" calcext:value-type="float">
            <text:p>0.0256844</text:p>
          </table:table-cell>
          <table:table-cell office:value-type="float" office:value="0.0123121" calcext:value-type="float">
            <text:p>0.0123121</text:p>
          </table:table-cell>
          <table:table-cell office:value-type="float" office:value="0.00957048" calcext:value-type="float">
            <text:p>0.00957048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/>
          <table:table-cell office:value-type="float" office:value="0.153004" calcext:value-type="float">
            <text:p>0.153004</text:p>
          </table:table-cell>
          <table:table-cell office:value-type="float" office:value="0.000837279" calcext:value-type="float">
            <text:p>0.000837279</text:p>
          </table:table-cell>
          <table:table-cell office:value-type="float" office:value="0.11363" calcext:value-type="float">
            <text:p>0.11363</text:p>
          </table:table-cell>
          <table:table-cell office:value-type="float" office:value="0.0256517" calcext:value-type="float">
            <text:p>0.0256517</text:p>
          </table:table-cell>
          <table:table-cell office:value-type="float" office:value="0.013233" calcext:value-type="float">
            <text:p>0.013233</text:p>
          </table:table-cell>
          <table:table-cell office:value-type="float" office:value="0.0132757" calcext:value-type="float">
            <text:p>0.0132757</text:p>
          </table:table-cell>
          <table:table-cell office:value-type="float" office:value="0.00212892" calcext:value-type="float">
            <text:p>0.00212892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/>
          <table:table-cell office:value-type="float" office:value="0.153002" calcext:value-type="float">
            <text:p>0.153002</text:p>
          </table:table-cell>
          <table:table-cell office:value-type="float" office:value="0.000820304" calcext:value-type="float">
            <text:p>0.000820304</text:p>
          </table:table-cell>
          <table:table-cell office:value-type="float" office:value="0.123292" calcext:value-type="float">
            <text:p>0.123292</text:p>
          </table:table-cell>
          <table:table-cell office:value-type="float" office:value="0.0267771" calcext:value-type="float">
            <text:p>0.0267771</text:p>
          </table:table-cell>
          <table:table-cell office:value-type="float" office:value="0.0126583" calcext:value-type="float">
            <text:p>0.0126583</text:p>
          </table:table-cell>
          <table:table-cell office:value-type="float" office:value="0.0127522" calcext:value-type="float">
            <text:p>0.0127522</text:p>
          </table:table-cell>
          <table:table-cell office:value-type="float" office:value="0.00222682" calcext:value-type="float">
            <text:p>0.00222682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/>
          <table:table-cell office:value-type="float" office:value="0.158042" calcext:value-type="float">
            <text:p>0.158042</text:p>
          </table:table-cell>
          <table:table-cell office:value-type="float" office:value="0.000839253" calcext:value-type="float">
            <text:p>0.000839253</text:p>
          </table:table-cell>
          <table:table-cell office:value-type="float" office:value="0.117327" calcext:value-type="float">
            <text:p>0.117327</text:p>
          </table:table-cell>
          <table:table-cell office:value-type="float" office:value="0.0263662" calcext:value-type="float">
            <text:p>0.0263662</text:p>
          </table:table-cell>
          <table:table-cell office:value-type="float" office:value="0.0136823" calcext:value-type="float">
            <text:p>0.0136823</text:p>
          </table:table-cell>
          <table:table-cell office:value-type="float" office:value="0.00885518" calcext:value-type="float">
            <text:p>0.00885518</text:p>
          </table:table-cell>
          <table:table-cell office:value-type="float" office:value="0.00207129" calcext:value-type="float">
            <text:p>0.00207129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/>
          <table:table-cell office:value-type="float" office:value="0.154019" calcext:value-type="float">
            <text:p>0.154019</text:p>
          </table:table-cell>
          <table:table-cell office:value-type="float" office:value="0.000795829" calcext:value-type="float">
            <text:p>0.000795829</text:p>
          </table:table-cell>
          <table:table-cell office:value-type="float" office:value="0.114383" calcext:value-type="float">
            <text:p>0.114383</text:p>
          </table:table-cell>
          <table:table-cell office:value-type="float" office:value="0.0253754" calcext:value-type="float">
            <text:p>0.0253754</text:p>
          </table:table-cell>
          <table:table-cell office:value-type="float" office:value="0.012305" calcext:value-type="float">
            <text:p>0.012305</text:p>
          </table:table-cell>
          <table:table-cell office:value-type="float" office:value="0.0129907" calcext:value-type="float">
            <text:p>0.0129907</text:p>
          </table:table-cell>
          <table:table-cell office:value-type="float" office:value="0.00212498" calcext:value-type="float">
            <text:p>0.00212498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/>
          <table:table-cell office:value-type="float" office:value="0.156648" calcext:value-type="float">
            <text:p>0.156648</text:p>
          </table:table-cell>
          <table:table-cell office:value-type="float" office:value="0.000832542" calcext:value-type="float">
            <text:p>0.000832542</text:p>
          </table:table-cell>
          <table:table-cell office:value-type="float" office:value="0.115436" calcext:value-type="float">
            <text:p>0.115436</text:p>
          </table:table-cell>
          <table:table-cell office:value-type="float" office:value="0.0258735" calcext:value-type="float">
            <text:p>0.0258735</text:p>
          </table:table-cell>
          <table:table-cell office:value-type="float" office:value="0.0152127" calcext:value-type="float">
            <text:p>0.0152127</text:p>
          </table:table-cell>
          <table:table-cell office:value-type="float" office:value="0.0123113" calcext:value-type="float">
            <text:p>0.0123113</text:p>
          </table:table-cell>
          <table:table-cell office:value-type="float" office:value="0.00217274" calcext:value-type="float">
            <text:p>0.00217274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/>
          <table:table-cell office:value-type="float" office:value="0.155312" calcext:value-type="float">
            <text:p>0.155312</text:p>
          </table:table-cell>
          <table:table-cell office:value-type="float" office:value="0.00078675" calcext:value-type="float">
            <text:p>0.00078675</text:p>
          </table:table-cell>
          <table:table-cell office:value-type="float" office:value="0.117022" calcext:value-type="float">
            <text:p>0.117022</text:p>
          </table:table-cell>
          <table:table-cell office:value-type="float" office:value="0.0261368" calcext:value-type="float">
            <text:p>0.0261368</text:p>
          </table:table-cell>
          <table:table-cell office:value-type="float" office:value="0.019407" calcext:value-type="float">
            <text:p>0.019407</text:p>
          </table:table-cell>
          <table:table-cell office:value-type="float" office:value="0.00767486" calcext:value-type="float">
            <text:p>0.00767486</text:p>
          </table:table-cell>
          <table:table-cell office:value-type="float" office:value="0.00214787" calcext:value-type="float">
            <text:p>0.00214787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/>
          <table:table-cell office:value-type="float" office:value="0.158648" calcext:value-type="float">
            <text:p>0.158648</text:p>
          </table:table-cell>
          <table:table-cell office:value-type="float" office:value="0.000821883" calcext:value-type="float">
            <text:p>0.000821883</text:p>
          </table:table-cell>
          <table:table-cell office:value-type="float" office:value="0.115347" calcext:value-type="float">
            <text:p>0.115347</text:p>
          </table:table-cell>
          <table:table-cell office:value-type="float" office:value="0.0320073" calcext:value-type="float">
            <text:p>0.0320073</text:p>
          </table:table-cell>
          <table:table-cell office:value-type="float" office:value="0.0131225" calcext:value-type="float">
            <text:p>0.0131225</text:p>
          </table:table-cell>
          <table:table-cell office:value-type="float" office:value="0.0107228" calcext:value-type="float">
            <text:p>0.0107228</text:p>
          </table:table-cell>
          <table:table-cell office:value-type="float" office:value="0.00216406" calcext:value-type="float">
            <text:p>0.0021640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/>
          <table:table-cell office:value-type="float" office:value="0.154138" calcext:value-type="float">
            <text:p>0.154138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116915" calcext:value-type="float">
            <text:p>0.116915</text:p>
          </table:table-cell>
          <table:table-cell office:value-type="float" office:value="0.0319524" calcext:value-type="float">
            <text:p>0.0319524</text:p>
          </table:table-cell>
          <table:table-cell office:value-type="float" office:value="0.0120389" calcext:value-type="float">
            <text:p>0.0120389</text:p>
          </table:table-cell>
          <table:table-cell office:value-type="float" office:value="0.00756196" calcext:value-type="float">
            <text:p>0.00756196</text:p>
          </table:table-cell>
          <table:table-cell office:value-type="float" office:value="0.00214669" calcext:value-type="float">
            <text:p>0.00214669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/>
          <table:table-cell office:value-type="float" office:value="0.158536" calcext:value-type="float">
            <text:p>0.158536</text:p>
          </table:table-cell>
          <table:table-cell office:value-type="float" office:value="0.00099005" calcext:value-type="float">
            <text:p>0.00099005</text:p>
          </table:table-cell>
          <table:table-cell office:value-type="float" office:value="0.114595" calcext:value-type="float">
            <text:p>0.114595</text:p>
          </table:table-cell>
          <table:table-cell office:value-type="float" office:value="0.0255179" calcext:value-type="float">
            <text:p>0.0255179</text:p>
          </table:table-cell>
          <table:table-cell office:value-type="float" office:value="0.012513" calcext:value-type="float">
            <text:p>0.012513</text:p>
          </table:table-cell>
          <table:table-cell office:value-type="float" office:value="0.00768433" calcext:value-type="float">
            <text:p>0.00768433</text:p>
          </table:table-cell>
          <table:table-cell office:value-type="float" office:value="0.00213563" calcext:value-type="float">
            <text:p>0.00213563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/>
          <table:table-cell office:value-type="float" office:value="0.160088" calcext:value-type="float">
            <text:p>0.160088</text:p>
          </table:table-cell>
          <table:table-cell office:value-type="float" office:value="0.000881492" calcext:value-type="float">
            <text:p>0.000881492</text:p>
          </table:table-cell>
          <table:table-cell office:value-type="float" office:value="0.116917" calcext:value-type="float">
            <text:p>0.116917</text:p>
          </table:table-cell>
          <table:table-cell office:value-type="float" office:value="0.0259513" calcext:value-type="float">
            <text:p>0.0259513</text:p>
          </table:table-cell>
          <table:table-cell office:value-type="float" office:value="0.0124009" calcext:value-type="float">
            <text:p>0.0124009</text:p>
          </table:table-cell>
          <table:table-cell office:value-type="float" office:value="0.0068214" calcext:value-type="float">
            <text:p>0.0068214</text:p>
          </table:table-cell>
          <table:table-cell office:value-type="float" office:value="0.0021159" calcext:value-type="float">
            <text:p>0.0021159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/>
          <table:table-cell office:value-type="float" office:value="0.155023" calcext:value-type="float">
            <text:p>0.155023</text:p>
          </table:table-cell>
          <table:table-cell office:value-type="float" office:value="0.000887808" calcext:value-type="float">
            <text:p>0.000887808</text:p>
          </table:table-cell>
          <table:table-cell office:value-type="float" office:value="0.11925" calcext:value-type="float">
            <text:p>0.11925</text:p>
          </table:table-cell>
          <table:table-cell office:value-type="float" office:value="0.0257796" calcext:value-type="float">
            <text:p>0.0257796</text:p>
          </table:table-cell>
          <table:table-cell office:value-type="float" office:value="0.0125651" calcext:value-type="float">
            <text:p>0.0125651</text:p>
          </table:table-cell>
          <table:table-cell office:value-type="float" office:value="0.00697496" calcext:value-type="float">
            <text:p>0.00697496</text:p>
          </table:table-cell>
          <table:table-cell office:value-type="float" office:value="0.00218024" calcext:value-type="float">
            <text:p>0.00218024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/>
          <table:table-cell office:value-type="float" office:value="0.15422" calcext:value-type="float">
            <text:p>0.15422</text:p>
          </table:table-cell>
          <table:table-cell office:value-type="float" office:value="0.000818725" calcext:value-type="float">
            <text:p>0.000818725</text:p>
          </table:table-cell>
          <table:table-cell office:value-type="float" office:value="0.114049" calcext:value-type="float">
            <text:p>0.114049</text:p>
          </table:table-cell>
          <table:table-cell office:value-type="float" office:value="0.0255597" calcext:value-type="float">
            <text:p>0.0255597</text:p>
          </table:table-cell>
          <table:table-cell office:value-type="float" office:value="0.0127281" calcext:value-type="float">
            <text:p>0.0127281</text:p>
          </table:table-cell>
          <table:table-cell office:value-type="float" office:value="0.00667218" calcext:value-type="float">
            <text:p>0.00667218</text:p>
          </table:table-cell>
          <table:table-cell office:value-type="float" office:value="0.00223038" calcext:value-type="float">
            <text:p>0.00223038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/>
          <table:table-cell office:value-type="float" office:value="0.184498" calcext:value-type="float">
            <text:p>0.184498</text:p>
          </table:table-cell>
          <table:table-cell office:value-type="float" office:value="0.000848727" calcext:value-type="float">
            <text:p>0.000848727</text:p>
          </table:table-cell>
          <table:table-cell office:value-type="float" office:value="0.116028" calcext:value-type="float">
            <text:p>0.116028</text:p>
          </table:table-cell>
          <table:table-cell office:value-type="float" office:value="0.025324" calcext:value-type="float">
            <text:p>0.025324</text:p>
          </table:table-cell>
          <table:table-cell office:value-type="float" office:value="0.0132275" calcext:value-type="float">
            <text:p>0.0132275</text:p>
          </table:table-cell>
          <table:table-cell office:value-type="float" office:value="0.00679574" calcext:value-type="float">
            <text:p>0.00679574</text:p>
          </table:table-cell>
          <table:table-cell office:value-type="float" office:value="0.00222011" calcext:value-type="float">
            <text:p>0.00222011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/>
          <table:table-cell office:value-type="float" office:value="0.176165" calcext:value-type="float">
            <text:p>0.176165</text:p>
          </table:table-cell>
          <table:table-cell office:value-type="float" office:value="0.000830568" calcext:value-type="float">
            <text:p>0.000830568</text:p>
          </table:table-cell>
          <table:table-cell office:value-type="float" office:value="0.113542" calcext:value-type="float">
            <text:p>0.113542</text:p>
          </table:table-cell>
          <table:table-cell office:value-type="float" office:value="0.0253884" calcext:value-type="float">
            <text:p>0.0253884</text:p>
          </table:table-cell>
          <table:table-cell office:value-type="float" office:value="0.0138378" calcext:value-type="float">
            <text:p>0.0138378</text:p>
          </table:table-cell>
          <table:table-cell office:value-type="float" office:value="0.00692798" calcext:value-type="float">
            <text:p>0.00692798</text:p>
          </table:table-cell>
          <table:table-cell office:value-type="float" office:value="0.00219564" calcext:value-type="float">
            <text:p>0.00219564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/>
          <table:table-cell office:value-type="float" office:value="0.176009" calcext:value-type="float">
            <text:p>0.176009</text:p>
          </table:table-cell>
          <table:table-cell office:value-type="float" office:value="0.000823068" calcext:value-type="float">
            <text:p>0.000823068</text:p>
          </table:table-cell>
          <table:table-cell office:value-type="float" office:value="0.11364" calcext:value-type="float">
            <text:p>0.11364</text:p>
          </table:table-cell>
          <table:table-cell office:value-type="float" office:value="0.0253106" calcext:value-type="float">
            <text:p>0.0253106</text:p>
          </table:table-cell>
          <table:table-cell office:value-type="float" office:value="0.0121897" calcext:value-type="float">
            <text:p>0.0121897</text:p>
          </table:table-cell>
          <table:table-cell office:value-type="float" office:value="0.0066556" calcext:value-type="float">
            <text:p>0.0066556</text:p>
          </table:table-cell>
          <table:table-cell office:value-type="float" office:value="0.00233025" calcext:value-type="float">
            <text:p>0.00233025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/>
          <table:table-cell office:value-type="float" office:value="0.175393" calcext:value-type="float">
            <text:p>0.175393</text:p>
          </table:table-cell>
          <table:table-cell office:value-type="float" office:value="0.000838858" calcext:value-type="float">
            <text:p>0.000838858</text:p>
          </table:table-cell>
          <table:table-cell office:value-type="float" office:value="0.116535" calcext:value-type="float">
            <text:p>0.116535</text:p>
          </table:table-cell>
          <table:table-cell office:value-type="float" office:value="0.0388867" calcext:value-type="float">
            <text:p>0.0388867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0.00766223" calcext:value-type="float">
            <text:p>0.00766223</text:p>
          </table:table-cell>
          <table:table-cell office:value-type="float" office:value="0.00220353" calcext:value-type="float">
            <text:p>0.00220353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/>
          <table:table-cell office:value-type="float" office:value="0.158289" calcext:value-type="float">
            <text:p>0.158289</text:p>
          </table:table-cell>
          <table:table-cell office:value-type="float" office:value="0.000801751" calcext:value-type="float">
            <text:p>0.000801751</text:p>
          </table:table-cell>
          <table:table-cell office:value-type="float" office:value="0.11488" calcext:value-type="float">
            <text:p>0.11488</text:p>
          </table:table-cell>
          <table:table-cell office:value-type="float" office:value="0.0262683" calcext:value-type="float">
            <text:p>0.0262683</text:p>
          </table:table-cell>
          <table:table-cell office:value-type="float" office:value="0.0110252" calcext:value-type="float">
            <text:p>0.0110252</text:p>
          </table:table-cell>
          <table:table-cell office:value-type="float" office:value="0.0090869" calcext:value-type="float">
            <text:p>0.0090869</text:p>
          </table:table-cell>
          <table:table-cell office:value-type="float" office:value="0.00213919" calcext:value-type="float">
            <text:p>0.0021391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/>
          <table:table-cell office:value-type="float" office:value="0.180795" calcext:value-type="float">
            <text:p>0.180795</text:p>
          </table:table-cell>
          <table:table-cell office:value-type="float" office:value="0.000836489" calcext:value-type="float">
            <text:p>0.000836489</text:p>
          </table:table-cell>
          <table:table-cell office:value-type="float" office:value="0.117766" calcext:value-type="float">
            <text:p>0.117766</text:p>
          </table:table-cell>
          <table:table-cell office:value-type="float" office:value="0.0274897" calcext:value-type="float">
            <text:p>0.0274897</text:p>
          </table:table-cell>
          <table:table-cell office:value-type="float" office:value="0.0116939" calcext:value-type="float">
            <text:p>0.0116939</text:p>
          </table:table-cell>
          <table:table-cell office:value-type="float" office:value="0.0084174" calcext:value-type="float">
            <text:p>0.0084174</text:p>
          </table:table-cell>
          <table:table-cell office:value-type="float" office:value="0.00211392" calcext:value-type="float">
            <text:p>0.00211392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/>
          <table:table-cell office:value-type="float" office:value="0.167965" calcext:value-type="float">
            <text:p>0.167965</text:p>
          </table:table-cell>
          <table:table-cell office:value-type="float" office:value="0.000795435" calcext:value-type="float">
            <text:p>0.000795435</text:p>
          </table:table-cell>
          <table:table-cell office:value-type="float" office:value="0.115953" calcext:value-type="float">
            <text:p>0.115953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0116303" calcext:value-type="float">
            <text:p>0.0116303</text:p>
          </table:table-cell>
          <table:table-cell office:value-type="float" office:value="0.00927718" calcext:value-type="float">
            <text:p>0.00927718</text:p>
          </table:table-cell>
          <table:table-cell office:value-type="float" office:value="0.00215813" calcext:value-type="float">
            <text:p>0.00215813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/>
          <table:table-cell office:value-type="float" office:value="0.163068" calcext:value-type="float">
            <text:p>0.163068</text:p>
          </table:table-cell>
          <table:table-cell office:value-type="float" office:value="0.000836095" calcext:value-type="float">
            <text:p>0.000836095</text:p>
          </table:table-cell>
          <table:table-cell office:value-type="float" office:value="0.113826" calcext:value-type="float">
            <text:p>0.113826</text:p>
          </table:table-cell>
          <table:table-cell office:value-type="float" office:value="0.0252222" calcext:value-type="float">
            <text:p>0.0252222</text:p>
          </table:table-cell>
          <table:table-cell office:value-type="float" office:value="0.0126591" calcext:value-type="float">
            <text:p>0.0126591</text:p>
          </table:table-cell>
          <table:table-cell office:value-type="float" office:value="0.00851253" calcext:value-type="float">
            <text:p>0.00851253</text:p>
          </table:table-cell>
          <table:table-cell office:value-type="float" office:value="0.00213287" calcext:value-type="float">
            <text:p>0.00213287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/>
          <table:table-cell office:value-type="float" office:value="0.167264" calcext:value-type="float">
            <text:p>0.167264</text:p>
          </table:table-cell>
          <table:table-cell office:value-type="float" office:value="0.000816357" calcext:value-type="float">
            <text:p>0.000816357</text:p>
          </table:table-cell>
          <table:table-cell office:value-type="float" office:value="0.115229" calcext:value-type="float">
            <text:p>0.115229</text:p>
          </table:table-cell>
          <table:table-cell office:value-type="float" office:value="0.025688" calcext:value-type="float">
            <text:p>0.025688</text:p>
          </table:table-cell>
          <table:table-cell office:value-type="float" office:value="0.0136266" calcext:value-type="float">
            <text:p>0.0136266</text:p>
          </table:table-cell>
          <table:table-cell office:value-type="float" office:value="0.00836332" calcext:value-type="float">
            <text:p>0.00836332</text:p>
          </table:table-cell>
          <table:table-cell office:value-type="float" office:value="0.00220077" calcext:value-type="float">
            <text:p>0.00220077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/>
          <table:table-cell office:value-type="float" office:value="0.161986" calcext:value-type="float">
            <text:p>0.161986</text:p>
          </table:table-cell>
          <table:table-cell office:value-type="float" office:value="0.000831358" calcext:value-type="float">
            <text:p>0.000831358</text:p>
          </table:table-cell>
          <table:table-cell office:value-type="float" office:value="0.121921" calcext:value-type="float">
            <text:p>0.121921</text:p>
          </table:table-cell>
          <table:table-cell office:value-type="float" office:value="0.0263895" calcext:value-type="float">
            <text:p>0.0263895</text:p>
          </table:table-cell>
          <table:table-cell office:value-type="float" office:value="0.0134979" calcext:value-type="float">
            <text:p>0.0134979</text:p>
          </table:table-cell>
          <table:table-cell office:value-type="float" office:value="0.00843674" calcext:value-type="float">
            <text:p>0.00843674</text:p>
          </table:table-cell>
          <table:table-cell office:value-type="float" office:value="0.00280356" calcext:value-type="float">
            <text:p>0.00280356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/>
          <table:table-cell office:value-type="float" office:value="0.173335" calcext:value-type="float">
            <text:p>0.173335</text:p>
          </table:table-cell>
          <table:table-cell office:value-type="float" office:value="0.000798988" calcext:value-type="float">
            <text:p>0.000798988</text:p>
          </table:table-cell>
          <table:table-cell office:value-type="float" office:value="0.112938" calcext:value-type="float">
            <text:p>0.112938</text:p>
          </table:table-cell>
          <table:table-cell office:value-type="float" office:value="0.0264898" calcext:value-type="float">
            <text:p>0.0264898</text:p>
          </table:table-cell>
          <table:table-cell office:value-type="float" office:value="0.012389" calcext:value-type="float">
            <text:p>0.012389</text:p>
          </table:table-cell>
          <table:table-cell office:value-type="float" office:value="0.0077621" calcext:value-type="float">
            <text:p>0.0077621</text:p>
          </table:table-cell>
          <table:table-cell office:value-type="float" office:value="0.00216958" calcext:value-type="float">
            <text:p>0.00216958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/>
          <table:table-cell office:value-type="float" office:value="0.163996" calcext:value-type="float">
            <text:p>0.163996</text:p>
          </table:table-cell>
          <table:table-cell office:value-type="float" office:value="0.000821489" calcext:value-type="float">
            <text:p>0.00082148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113682" calcext:value-type="float">
            <text:p>0.0113682</text:p>
          </table:table-cell>
          <table:table-cell office:value-type="float" office:value="0.00700456" calcext:value-type="float">
            <text:p>0.00700456</text:p>
          </table:table-cell>
          <table:table-cell office:value-type="float" office:value="0.00213405" calcext:value-type="float">
            <text:p>0.00213405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/>
          <table:table-cell office:value-type="float" office:value="0.181888" calcext:value-type="float">
            <text:p>0.181888</text:p>
          </table:table-cell>
          <table:table-cell office:value-type="float" office:value="0.000802146" calcext:value-type="float">
            <text:p>0.000802146</text:p>
          </table:table-cell>
          <table:table-cell office:value-type="float" office:value="0.11438" calcext:value-type="float">
            <text:p>0.11438</text:p>
          </table:table-cell>
          <table:table-cell office:value-type="float" office:value="0.0256256" calcext:value-type="float">
            <text:p>0.0256256</text:p>
          </table:table-cell>
          <table:table-cell office:value-type="float" office:value="0.0112111" calcext:value-type="float">
            <text:p>0.0112111</text:p>
          </table:table-cell>
          <table:table-cell office:value-type="float" office:value="0.0071597" calcext:value-type="float">
            <text:p>0.0071597</text:p>
          </table:table-cell>
          <table:table-cell office:value-type="float" office:value="0.00216287" calcext:value-type="float">
            <text:p>0.00216287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/>
          <table:table-cell office:value-type="float" office:value="0.179975" calcext:value-type="float">
            <text:p>0.179975</text:p>
          </table:table-cell>
          <table:table-cell office:value-type="float" office:value="0.000864517" calcext:value-type="float">
            <text:p>0.000864517</text:p>
          </table:table-cell>
          <table:table-cell office:value-type="float" office:value="0.118214" calcext:value-type="float">
            <text:p>0.118214</text:p>
          </table:table-cell>
          <table:table-cell office:value-type="float" office:value="0.0306698" calcext:value-type="float">
            <text:p>0.0306698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0744866" calcext:value-type="float">
            <text:p>0.00744866</text:p>
          </table:table-cell>
          <table:table-cell office:value-type="float" office:value="0.00213011" calcext:value-type="float">
            <text:p>0.00213011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/>
          <table:table-cell office:value-type="float" office:value="0.166304" calcext:value-type="float">
            <text:p>0.166304</text:p>
          </table:table-cell>
          <table:table-cell office:value-type="float" office:value="0.000801356" calcext:value-type="float">
            <text:p>0.000801356</text:p>
          </table:table-cell>
          <table:table-cell office:value-type="float" office:value="0.118121" calcext:value-type="float">
            <text:p>0.118121</text:p>
          </table:table-cell>
          <table:table-cell office:value-type="float" office:value="0.0266086" calcext:value-type="float">
            <text:p>0.0266086</text:p>
          </table:table-cell>
          <table:table-cell office:value-type="float" office:value="0.0114653" calcext:value-type="float">
            <text:p>0.0114653</text:p>
          </table:table-cell>
          <table:table-cell office:value-type="float" office:value="0.0072955" calcext:value-type="float">
            <text:p>0.0072955</text:p>
          </table:table-cell>
          <table:table-cell office:value-type="float" office:value="0.00230222" calcext:value-type="float">
            <text:p>0.00230222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/>
          <table:table-cell office:value-type="float" office:value="0.165537" calcext:value-type="float">
            <text:p>0.165537</text:p>
          </table:table-cell>
          <table:table-cell office:value-type="float" office:value="0.000861359" calcext:value-type="float">
            <text:p>0.000861359</text:p>
          </table:table-cell>
          <table:table-cell office:value-type="float" office:value="0.114784" calcext:value-type="float">
            <text:p>0.114784</text:p>
          </table:table-cell>
          <table:table-cell office:value-type="float" office:value="0.0255238" calcext:value-type="float">
            <text:p>0.0255238</text:p>
          </table:table-cell>
          <table:table-cell office:value-type="float" office:value="0.0109427" calcext:value-type="float">
            <text:p>0.0109427</text:p>
          </table:table-cell>
          <table:table-cell office:value-type="float" office:value="0.00704088" calcext:value-type="float">
            <text:p>0.00704088</text:p>
          </table:table-cell>
          <table:table-cell office:value-type="float" office:value="0.00211708" calcext:value-type="float">
            <text:p>0.00211708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/>
          <table:table-cell office:value-type="float" office:value="0.177982" calcext:value-type="float">
            <text:p>0.177982</text:p>
          </table:table-cell>
          <table:table-cell office:value-type="float" office:value="0.000930047" calcext:value-type="float">
            <text:p>0.000930047</text:p>
          </table:table-cell>
          <table:table-cell office:value-type="float" office:value="0.120726" calcext:value-type="float">
            <text:p>0.120726</text:p>
          </table:table-cell>
          <table:table-cell office:value-type="float" office:value="0.0262162" calcext:value-type="float">
            <text:p>0.0262162</text:p>
          </table:table-cell>
          <table:table-cell office:value-type="float" office:value="0.0113662" calcext:value-type="float">
            <text:p>0.0113662</text:p>
          </table:table-cell>
          <table:table-cell office:value-type="float" office:value="0.00781263" calcext:value-type="float">
            <text:p>0.00781263</text:p>
          </table:table-cell>
          <table:table-cell office:value-type="float" office:value="0.00226196" calcext:value-type="float">
            <text:p>0.00226196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/>
          <table:table-cell office:value-type="float" office:value="0.166261" calcext:value-type="float">
            <text:p>0.166261</text:p>
          </table:table-cell>
          <table:table-cell office:value-type="float" office:value="0.00103663" calcext:value-type="float">
            <text:p>0.00103663</text:p>
          </table:table-cell>
          <table:table-cell office:value-type="float" office:value="0.114549" calcext:value-type="float">
            <text:p>0.114549</text:p>
          </table:table-cell>
          <table:table-cell office:value-type="float" office:value="0.0255202" calcext:value-type="float">
            <text:p>0.0255202</text:p>
          </table:table-cell>
          <table:table-cell office:value-type="float" office:value="0.0128347" calcext:value-type="float">
            <text:p>0.0128347</text:p>
          </table:table-cell>
          <table:table-cell office:value-type="float" office:value="0.0091019" calcext:value-type="float">
            <text:p>0.0091019</text:p>
          </table:table-cell>
          <table:table-cell office:value-type="float" office:value="0.00213919" calcext:value-type="float">
            <text:p>0.00213919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/>
          <table:table-cell office:value-type="float" office:value="0.166683" calcext:value-type="float">
            <text:p>0.166683</text:p>
          </table:table-cell>
          <table:table-cell office:value-type="float" office:value="0.000909914" calcext:value-type="float">
            <text:p>0.000909914</text:p>
          </table:table-cell>
          <table:table-cell office:value-type="float" office:value="0.11412" calcext:value-type="float">
            <text:p>0.11412</text:p>
          </table:table-cell>
          <table:table-cell office:value-type="float" office:value="0.0257705" calcext:value-type="float">
            <text:p>0.0257705</text:p>
          </table:table-cell>
          <table:table-cell office:value-type="float" office:value="0.0144426" calcext:value-type="float">
            <text:p>0.0144426</text:p>
          </table:table-cell>
          <table:table-cell office:value-type="float" office:value="0.00785092" calcext:value-type="float">
            <text:p>0.00785092</text:p>
          </table:table-cell>
          <table:table-cell office:value-type="float" office:value="0.00213998" calcext:value-type="float">
            <text:p>0.00213998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/>
          <table:table-cell office:value-type="float" office:value="0.162573" calcext:value-type="float">
            <text:p>0.162573</text:p>
          </table:table-cell>
          <table:table-cell office:value-type="float" office:value="0.000926099" calcext:value-type="float">
            <text:p>0.000926099</text:p>
          </table:table-cell>
          <table:table-cell office:value-type="float" office:value="0.11348" calcext:value-type="float">
            <text:p>0.11348</text:p>
          </table:table-cell>
          <table:table-cell office:value-type="float" office:value="0.025255" calcext:value-type="float">
            <text:p>0.025255</text:p>
          </table:table-cell>
          <table:table-cell office:value-type="float" office:value="0.0126133" calcext:value-type="float">
            <text:p>0.0126133</text:p>
          </table:table-cell>
          <table:table-cell office:value-type="float" office:value="0.00710483" calcext:value-type="float">
            <text:p>0.00710483</text:p>
          </table:table-cell>
          <table:table-cell office:value-type="float" office:value="0.00218103" calcext:value-type="float">
            <text:p>0.00218103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/>
          <table:table-cell office:value-type="float" office:value="0.165065" calcext:value-type="float">
            <text:p>0.165065</text:p>
          </table:table-cell>
          <table:table-cell office:value-type="float" office:value="0.000857412" calcext:value-type="float">
            <text:p>0.000857412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0255115" calcext:value-type="float">
            <text:p>0.0255115</text:p>
          </table:table-cell>
          <table:table-cell office:value-type="float" office:value="0.0115368" calcext:value-type="float">
            <text:p>0.0115368</text:p>
          </table:table-cell>
          <table:table-cell office:value-type="float" office:value="0.0074538" calcext:value-type="float">
            <text:p>0.0074538</text:p>
          </table:table-cell>
          <table:table-cell office:value-type="float" office:value="0.00215971" calcext:value-type="float">
            <text:p>0.00215971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/>
          <table:table-cell office:value-type="float" office:value="0.165401" calcext:value-type="float">
            <text:p>0.165401</text:p>
          </table:table-cell>
          <table:table-cell office:value-type="float" office:value="0.000874781" calcext:value-type="float">
            <text:p>0.000874781</text:p>
          </table:table-cell>
          <table:table-cell office:value-type="float" office:value="0.11708" calcext:value-type="float">
            <text:p>0.11708</text:p>
          </table:table-cell>
          <table:table-cell office:value-type="float" office:value="0.0258763" calcext:value-type="float">
            <text:p>0.0258763</text:p>
          </table:table-cell>
          <table:table-cell office:value-type="float" office:value="0.0112174" calcext:value-type="float">
            <text:p>0.0112174</text:p>
          </table:table-cell>
          <table:table-cell office:value-type="float" office:value="0.0071747" calcext:value-type="float">
            <text:p>0.0071747</text:p>
          </table:table-cell>
          <table:table-cell office:value-type="float" office:value="0.0021834" calcext:value-type="float">
            <text:p>0.0021834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/>
          <table:table-cell office:value-type="float" office:value="0.164591" calcext:value-type="float">
            <text:p>0.164591</text:p>
          </table:table-cell>
          <table:table-cell office:value-type="float" office:value="0.000825041" calcext:value-type="float">
            <text:p>0.000825041</text:p>
          </table:table-cell>
          <table:table-cell office:value-type="float" office:value="0.117948" calcext:value-type="float">
            <text:p>0.117948</text:p>
          </table:table-cell>
          <table:table-cell office:value-type="float" office:value="0.0262647" calcext:value-type="float">
            <text:p>0.0262647</text:p>
          </table:table-cell>
          <table:table-cell office:value-type="float" office:value="0.013447" calcext:value-type="float">
            <text:p>0.013447</text:p>
          </table:table-cell>
          <table:table-cell office:value-type="float" office:value="0.00716444" calcext:value-type="float">
            <text:p>0.00716444</text:p>
          </table:table-cell>
          <table:table-cell office:value-type="float" office:value="0.0021909" calcext:value-type="float">
            <text:p>0.0021909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/>
          <table:table-cell office:value-type="float" office:value="0.165085" calcext:value-type="float">
            <text:p>0.165085</text:p>
          </table:table-cell>
          <table:table-cell office:value-type="float" office:value="0.000855832" calcext:value-type="float">
            <text:p>0.000855832</text:p>
          </table:table-cell>
          <table:table-cell office:value-type="float" office:value="0.115222" calcext:value-type="float">
            <text:p>0.115222</text:p>
          </table:table-cell>
          <table:table-cell office:value-type="float" office:value="0.0275745" calcext:value-type="float">
            <text:p>0.0275745</text:p>
          </table:table-cell>
          <table:table-cell office:value-type="float" office:value="0.0137348" calcext:value-type="float">
            <text:p>0.0137348</text:p>
          </table:table-cell>
          <table:table-cell office:value-type="float" office:value="0.00720747" calcext:value-type="float">
            <text:p>0.00720747</text:p>
          </table:table-cell>
          <table:table-cell office:value-type="float" office:value="0.00218537" calcext:value-type="float">
            <text:p>0.00218537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/>
          <table:table-cell office:value-type="float" office:value="0.161883" calcext:value-type="float">
            <text:p>0.161883</text:p>
          </table:table-cell>
          <table:table-cell office:value-type="float" office:value="0.000932021" calcext:value-type="float">
            <text:p>0.000932021</text:p>
          </table:table-cell>
          <table:table-cell office:value-type="float" office:value="0.114421" calcext:value-type="float">
            <text:p>0.114421</text:p>
          </table:table-cell>
          <table:table-cell office:value-type="float" office:value="0.0256027" calcext:value-type="float">
            <text:p>0.0256027</text:p>
          </table:table-cell>
          <table:table-cell office:value-type="float" office:value="0.0127724" calcext:value-type="float">
            <text:p>0.0127724</text:p>
          </table:table-cell>
          <table:table-cell office:value-type="float" office:value="0.00706299" calcext:value-type="float">
            <text:p>0.00706299</text:p>
          </table:table-cell>
          <table:table-cell office:value-type="float" office:value="0.00220235" calcext:value-type="float">
            <text:p>0.0022023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/>
          <table:table-cell office:value-type="float" office:value="0.162583" calcext:value-type="float">
            <text:p>0.162583</text:p>
          </table:table-cell>
          <table:table-cell office:value-type="float" office:value="0.000948995" calcext:value-type="float">
            <text:p>0.000948995</text:p>
          </table:table-cell>
          <table:table-cell office:value-type="float" office:value="0.116933" calcext:value-type="float">
            <text:p>0.116933</text:p>
          </table:table-cell>
          <table:table-cell office:value-type="float" office:value="0.0263038" calcext:value-type="float">
            <text:p>0.0263038</text:p>
          </table:table-cell>
          <table:table-cell office:value-type="float" office:value="0.013179" calcext:value-type="float">
            <text:p>0.013179</text:p>
          </table:table-cell>
          <table:table-cell office:value-type="float" office:value="0.00716878" calcext:value-type="float">
            <text:p>0.00716878</text:p>
          </table:table-cell>
          <table:table-cell office:value-type="float" office:value="0.00214787" calcext:value-type="float">
            <text:p>0.00214787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/>
          <table:table-cell office:value-type="float" office:value="0.167865" calcext:value-type="float">
            <text:p>0.167865</text:p>
          </table:table-cell>
          <table:table-cell office:value-type="float" office:value="0.000961627" calcext:value-type="float">
            <text:p>0.000961627</text:p>
          </table:table-cell>
          <table:table-cell office:value-type="float" office:value="0.112238" calcext:value-type="float">
            <text:p>0.112238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119331" calcext:value-type="float">
            <text:p>0.0119331</text:p>
          </table:table-cell>
          <table:table-cell office:value-type="float" office:value="0.00704996" calcext:value-type="float">
            <text:p>0.00704996</text:p>
          </table:table-cell>
          <table:table-cell office:value-type="float" office:value="0.00214511" calcext:value-type="float">
            <text:p>0.00214511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/>
          <table:table-cell office:value-type="float" office:value="0.166321" calcext:value-type="float">
            <text:p>0.166321</text:p>
          </table:table-cell>
          <table:table-cell office:value-type="float" office:value="0.000887018" calcext:value-type="float">
            <text:p>0.000887018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113315" calcext:value-type="float">
            <text:p>0.0113315</text:p>
          </table:table-cell>
          <table:table-cell office:value-type="float" office:value="0.00698048" calcext:value-type="float">
            <text:p>0.00698048</text:p>
          </table:table-cell>
          <table:table-cell office:value-type="float" office:value="0.00220274" calcext:value-type="float">
            <text:p>0.00220274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/>
          <table:table-cell office:value-type="float" office:value="0.180102" calcext:value-type="float">
            <text:p>0.180102</text:p>
          </table:table-cell>
          <table:table-cell office:value-type="float" office:value="0.000912283" calcext:value-type="float">
            <text:p>0.000912283</text:p>
          </table:table-cell>
          <table:table-cell office:value-type="float" office:value="0.118833" calcext:value-type="float">
            <text:p>0.118833</text:p>
          </table:table-cell>
          <table:table-cell office:value-type="float" office:value="0.0261854" calcext:value-type="float">
            <text:p>0.0261854</text:p>
          </table:table-cell>
          <table:table-cell office:value-type="float" office:value="0.0116165" calcext:value-type="float">
            <text:p>0.0116165</text:p>
          </table:table-cell>
          <table:table-cell office:value-type="float" office:value="0.00848016" calcext:value-type="float">
            <text:p>0.00848016</text:p>
          </table:table-cell>
          <table:table-cell office:value-type="float" office:value="0.00217985" calcext:value-type="float">
            <text:p>0.00217985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/>
          <table:table-cell office:value-type="float" office:value="0.168702" calcext:value-type="float">
            <text:p>0.168702</text:p>
          </table:table-cell>
          <table:table-cell office:value-type="float" office:value="0.000849911" calcext:value-type="float">
            <text:p>0.000849911</text:p>
          </table:table-cell>
          <table:table-cell office:value-type="float" office:value="0.115133" calcext:value-type="float">
            <text:p>0.115133</text:p>
          </table:table-cell>
          <table:table-cell office:value-type="float" office:value="0.0254125" calcext:value-type="float">
            <text:p>0.0254125</text:p>
          </table:table-cell>
          <table:table-cell office:value-type="float" office:value="0.0125837" calcext:value-type="float">
            <text:p>0.0125837</text:p>
          </table:table-cell>
          <table:table-cell office:value-type="float" office:value="0.00798237" calcext:value-type="float">
            <text:p>0.00798237</text:p>
          </table:table-cell>
          <table:table-cell office:value-type="float" office:value="0.00214155" calcext:value-type="float">
            <text:p>0.00214155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/>
          <table:table-cell office:value-type="float" office:value="0.178124" calcext:value-type="float">
            <text:p>0.178124</text:p>
          </table:table-cell>
          <table:table-cell office:value-type="float" office:value="0.000879518" calcext:value-type="float">
            <text:p>0.000879518</text:p>
          </table:table-cell>
          <table:table-cell office:value-type="float" office:value="0.113913" calcext:value-type="float">
            <text:p>0.113913</text:p>
          </table:table-cell>
          <table:table-cell office:value-type="float" office:value="0.0253114" calcext:value-type="float">
            <text:p>0.0253114</text:p>
          </table:table-cell>
          <table:table-cell office:value-type="float" office:value="0.0134458" calcext:value-type="float">
            <text:p>0.0134458</text:p>
          </table:table-cell>
          <table:table-cell office:value-type="float" office:value="0.00880228" calcext:value-type="float">
            <text:p>0.00880228</text:p>
          </table:table-cell>
          <table:table-cell office:value-type="float" office:value="0.00217669" calcext:value-type="float">
            <text:p>0.00217669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/>
          <table:table-cell office:value-type="float" office:value="0.181396" calcext:value-type="float">
            <text:p>0.181396</text:p>
          </table:table-cell>
          <table:table-cell office:value-type="float" office:value="0.000880702" calcext:value-type="float">
            <text:p>0.000880702</text:p>
          </table:table-cell>
          <table:table-cell office:value-type="float" office:value="0.121733" calcext:value-type="float">
            <text:p>0.121733</text:p>
          </table:table-cell>
          <table:table-cell office:value-type="float" office:value="0.0281805" calcext:value-type="float">
            <text:p>0.0281805</text:p>
          </table:table-cell>
          <table:table-cell office:value-type="float" office:value="0.0132445" calcext:value-type="float">
            <text:p>0.0132445</text:p>
          </table:table-cell>
          <table:table-cell office:value-type="float" office:value="0.00852003" calcext:value-type="float">
            <text:p>0.00852003</text:p>
          </table:table-cell>
          <table:table-cell office:value-type="float" office:value="0.00220432" calcext:value-type="float">
            <text:p>0.00220432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/>
          <table:table-cell office:value-type="float" office:value="0.170118" calcext:value-type="float">
            <text:p>0.170118</text:p>
          </table:table-cell>
          <table:table-cell office:value-type="float" office:value="0.000880307" calcext:value-type="float">
            <text:p>0.000880307</text:p>
          </table:table-cell>
          <table:table-cell office:value-type="float" office:value="0.118834" calcext:value-type="float">
            <text:p>0.118834</text:p>
          </table:table-cell>
          <table:table-cell office:value-type="float" office:value="0.0286499" calcext:value-type="float">
            <text:p>0.0286499</text:p>
          </table:table-cell>
          <table:table-cell office:value-type="float" office:value="0.0130214" calcext:value-type="float">
            <text:p>0.0130214</text:p>
          </table:table-cell>
          <table:table-cell office:value-type="float" office:value="0.00706141" calcext:value-type="float">
            <text:p>0.00706141</text:p>
          </table:table-cell>
          <table:table-cell office:value-type="float" office:value="0.00220906" calcext:value-type="float">
            <text:p>0.00220906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/>
          <table:table-cell office:value-type="float" office:value="0.179034" calcext:value-type="float">
            <text:p>0.179034</text:p>
          </table:table-cell>
          <table:table-cell office:value-type="float" office:value="0.000846753" calcext:value-type="float">
            <text:p>0.000846753</text:p>
          </table:table-cell>
          <table:table-cell office:value-type="float" office:value="0.117066" calcext:value-type="float">
            <text:p>0.117066</text:p>
          </table:table-cell>
          <table:table-cell office:value-type="float" office:value="0.0265051" calcext:value-type="float">
            <text:p>0.0265051</text:p>
          </table:table-cell>
          <table:table-cell office:value-type="float" office:value="0.0172039" calcext:value-type="float">
            <text:p>0.0172039</text:p>
          </table:table-cell>
          <table:table-cell office:value-type="float" office:value="0.00885992" calcext:value-type="float">
            <text:p>0.00885992</text:p>
          </table:table-cell>
          <table:table-cell office:value-type="float" office:value="0.00218379" calcext:value-type="float">
            <text:p>0.00218379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/>
          <table:table-cell office:value-type="float" office:value="0.166397" calcext:value-type="float">
            <text:p>0.166397</text:p>
          </table:table-cell>
          <table:table-cell office:value-type="float" office:value="0.000950574" calcext:value-type="float">
            <text:p>0.000950574</text:p>
          </table:table-cell>
          <table:table-cell office:value-type="float" office:value="0.116047" calcext:value-type="float">
            <text:p>0.116047</text:p>
          </table:table-cell>
          <table:table-cell office:value-type="float" office:value="0.0268403" calcext:value-type="float">
            <text:p>0.0268403</text:p>
          </table:table-cell>
          <table:table-cell office:value-type="float" office:value="0.0124112" calcext:value-type="float">
            <text:p>0.0124112</text:p>
          </table:table-cell>
          <table:table-cell office:value-type="float" office:value="0.00853661" calcext:value-type="float">
            <text:p>0.00853661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/>
          <table:table-cell office:value-type="float" office:value="0.166963" calcext:value-type="float">
            <text:p>0.166963</text:p>
          </table:table-cell>
          <table:table-cell office:value-type="float" office:value="0.0012648" calcext:value-type="float">
            <text:p>0.0012648</text:p>
          </table:table-cell>
          <table:table-cell office:value-type="float" office:value="0.113756" calcext:value-type="float">
            <text:p>0.113756</text:p>
          </table:table-cell>
          <table:table-cell office:value-type="float" office:value="0.0255218" calcext:value-type="float">
            <text:p>0.0255218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0.00778934" calcext:value-type="float">
            <text:p>0.00778934</text:p>
          </table:table-cell>
          <table:table-cell office:value-type="float" office:value="0.00214866" calcext:value-type="float">
            <text:p>0.00214866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/>
          <table:table-cell office:value-type="float" office:value="0.179621" calcext:value-type="float">
            <text:p>0.179621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115559" calcext:value-type="float">
            <text:p>0.115559</text:p>
          </table:table-cell>
          <table:table-cell office:value-type="float" office:value="0.0256841" calcext:value-type="float">
            <text:p>0.0256841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0.00750354" calcext:value-type="float">
            <text:p>0.00750354</text:p>
          </table:table-cell>
          <table:table-cell office:value-type="float" office:value="0.00217037" calcext:value-type="float">
            <text:p>0.00217037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/>
          <table:table-cell office:value-type="float" office:value="0.177086" calcext:value-type="float">
            <text:p>0.177086</text:p>
          </table:table-cell>
          <table:table-cell office:value-type="float" office:value="0.00105834" calcext:value-type="float">
            <text:p>0.00105834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0.0267649" calcext:value-type="float">
            <text:p>0.0267649</text:p>
          </table:table-cell>
          <table:table-cell office:value-type="float" office:value="0.012348" calcext:value-type="float">
            <text:p>0.012348</text:p>
          </table:table-cell>
          <table:table-cell office:value-type="float" office:value="0.0077392" calcext:value-type="float">
            <text:p>0.0077392</text:p>
          </table:table-cell>
          <table:table-cell office:value-type="float" office:value="0.00213682" calcext:value-type="float">
            <text:p>0.00213682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/>
          <table:table-cell office:value-type="float" office:value="0.186759" calcext:value-type="float">
            <text:p>0.186759</text:p>
          </table:table-cell>
          <table:table-cell office:value-type="float" office:value="0.00128335" calcext:value-type="float">
            <text:p>0.00128335</text:p>
          </table:table-cell>
          <table:table-cell office:value-type="float" office:value="0.118029" calcext:value-type="float">
            <text:p>0.118029</text:p>
          </table:table-cell>
          <table:table-cell office:value-type="float" office:value="0.0262703" calcext:value-type="float">
            <text:p>0.0262703</text:p>
          </table:table-cell>
          <table:table-cell office:value-type="float" office:value="0.0125383" calcext:value-type="float">
            <text:p>0.0125383</text:p>
          </table:table-cell>
          <table:table-cell office:value-type="float" office:value="0.00795395" calcext:value-type="float">
            <text:p>0.00795395</text:p>
          </table:table-cell>
          <table:table-cell office:value-type="float" office:value="0.00215498" calcext:value-type="float">
            <text:p>0.00215498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/>
          <table:table-cell office:value-type="float" office:value="0.175731" calcext:value-type="float">
            <text:p>0.175731</text:p>
          </table:table-cell>
          <table:table-cell office:value-type="float" office:value="0.0013702" calcext:value-type="float">
            <text:p>0.0013702</text:p>
          </table:table-cell>
          <table:table-cell office:value-type="float" office:value="0.120626" calcext:value-type="float">
            <text:p>0.120626</text:p>
          </table:table-cell>
          <table:table-cell office:value-type="float" office:value="0.0263429" calcext:value-type="float">
            <text:p>0.0263429</text:p>
          </table:table-cell>
          <table:table-cell office:value-type="float" office:value="0.0131276" calcext:value-type="float">
            <text:p>0.0131276</text:p>
          </table:table-cell>
          <table:table-cell office:value-type="float" office:value="0.00920494" calcext:value-type="float">
            <text:p>0.00920494</text:p>
          </table:table-cell>
          <table:table-cell office:value-type="float" office:value="0.00216366" calcext:value-type="float">
            <text:p>0.00216366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/>
          <table:table-cell office:value-type="float" office:value="0.16804" calcext:value-type="float">
            <text:p>0.16804</text:p>
          </table:table-cell>
          <table:table-cell office:value-type="float" office:value="0.00128691" calcext:value-type="float">
            <text:p>0.00128691</text:p>
          </table:table-cell>
          <table:table-cell office:value-type="float" office:value="0.11352" calcext:value-type="float">
            <text:p>0.11352</text:p>
          </table:table-cell>
          <table:table-cell office:value-type="float" office:value="0.025384" calcext:value-type="float">
            <text:p>0.025384</text:p>
          </table:table-cell>
          <table:table-cell office:value-type="float" office:value="0.0133246" calcext:value-type="float">
            <text:p>0.0133246</text:p>
          </table:table-cell>
          <table:table-cell office:value-type="float" office:value="0.00766381" calcext:value-type="float">
            <text:p>0.00766381</text:p>
          </table:table-cell>
          <table:table-cell office:value-type="float" office:value="0.00218261" calcext:value-type="float">
            <text:p>0.00218261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/>
          <table:table-cell office:value-type="float" office:value="0.184663" calcext:value-type="float">
            <text:p>0.184663</text:p>
          </table:table-cell>
          <table:table-cell office:value-type="float" office:value="0.00123993" calcext:value-type="float">
            <text:p>0.00123993</text:p>
          </table:table-cell>
          <table:table-cell office:value-type="float" office:value="0.114041" calcext:value-type="float">
            <text:p>0.114041</text:p>
          </table:table-cell>
          <table:table-cell office:value-type="float" office:value="0.0247919" calcext:value-type="float">
            <text:p>0.0247919</text:p>
          </table:table-cell>
          <table:table-cell office:value-type="float" office:value="0.0132283" calcext:value-type="float">
            <text:p>0.0132283</text:p>
          </table:table-cell>
          <table:table-cell office:value-type="float" office:value="0.0074613" calcext:value-type="float">
            <text:p>0.0074613</text:p>
          </table:table-cell>
          <table:table-cell office:value-type="float" office:value="0.00215774" calcext:value-type="float">
            <text:p>0.00215774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/>
          <table:table-cell office:value-type="float" office:value="0.171133" calcext:value-type="float">
            <text:p>0.171133</text:p>
          </table:table-cell>
          <table:table-cell office:value-type="float" office:value="0.00123638" calcext:value-type="float">
            <text:p>0.00123638</text:p>
          </table:table-cell>
          <table:table-cell office:value-type="float" office:value="0.112528" calcext:value-type="float">
            <text:p>0.112528</text:p>
          </table:table-cell>
          <table:table-cell office:value-type="float" office:value="0.034133" calcext:value-type="float">
            <text:p>0.034133</text:p>
          </table:table-cell>
          <table:table-cell office:value-type="float" office:value="0.0127281" calcext:value-type="float">
            <text:p>0.0127281</text:p>
          </table:table-cell>
          <table:table-cell office:value-type="float" office:value="0.00740564" calcext:value-type="float">
            <text:p>0.00740564</text:p>
          </table:table-cell>
          <table:table-cell office:value-type="float" office:value="0.00216682" calcext:value-type="float">
            <text:p>0.00216682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/>
          <table:table-cell office:value-type="float" office:value="0.17526" calcext:value-type="float">
            <text:p>0.17526</text:p>
          </table:table-cell>
          <table:table-cell office:value-type="float" office:value="0.0015356" calcext:value-type="float">
            <text:p>0.0015356</text:p>
          </table:table-cell>
          <table:table-cell office:value-type="float" office:value="0.112603" calcext:value-type="float">
            <text:p>0.112603</text:p>
          </table:table-cell>
          <table:table-cell office:value-type="float" office:value="0.0251207" calcext:value-type="float">
            <text:p>0.0251207</text:p>
          </table:table-cell>
          <table:table-cell office:value-type="float" office:value="0.0118084" calcext:value-type="float">
            <text:p>0.0118084</text:p>
          </table:table-cell>
          <table:table-cell office:value-type="float" office:value="0.00827015" calcext:value-type="float">
            <text:p>0.00827015</text:p>
          </table:table-cell>
          <table:table-cell office:value-type="float" office:value="0.00218221" calcext:value-type="float">
            <text:p>0.00218221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/>
          <table:table-cell office:value-type="float" office:value="0.175864" calcext:value-type="float">
            <text:p>0.175864</text:p>
          </table:table-cell>
          <table:table-cell office:value-type="float" office:value="0.00123243" calcext:value-type="float">
            <text:p>0.00123243</text:p>
          </table:table-cell>
          <table:table-cell office:value-type="float" office:value="0.112942" calcext:value-type="float">
            <text:p>0.112942</text:p>
          </table:table-cell>
          <table:table-cell office:value-type="float" office:value="0.0253655" calcext:value-type="float">
            <text:p>0.0253655</text:p>
          </table:table-cell>
          <table:table-cell office:value-type="float" office:value="0.0119292" calcext:value-type="float">
            <text:p>0.0119292</text:p>
          </table:table-cell>
          <table:table-cell office:value-type="float" office:value="0.00813633" calcext:value-type="float">
            <text:p>0.00813633</text:p>
          </table:table-cell>
          <table:table-cell office:value-type="float" office:value="0.00214984" calcext:value-type="float">
            <text:p>0.0021498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/>
          <table:table-cell office:value-type="float" office:value="0.194385" calcext:value-type="float">
            <text:p>0.194385</text:p>
          </table:table-cell>
          <table:table-cell office:value-type="float" office:value="0.00108519" calcext:value-type="float">
            <text:p>0.00108519</text:p>
          </table:table-cell>
          <table:table-cell office:value-type="float" office:value="0.116597" calcext:value-type="float">
            <text:p>0.116597</text:p>
          </table:table-cell>
          <table:table-cell office:value-type="float" office:value="0.0259742" calcext:value-type="float">
            <text:p>0.0259742</text:p>
          </table:table-cell>
          <table:table-cell office:value-type="float" office:value="0.0119335" calcext:value-type="float">
            <text:p>0.0119335</text:p>
          </table:table-cell>
          <table:table-cell office:value-type="float" office:value="0.00810514" calcext:value-type="float">
            <text:p>0.00810514</text:p>
          </table:table-cell>
          <table:table-cell office:value-type="float" office:value="0.00219919" calcext:value-type="float">
            <text:p>0.00219919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/>
          <table:table-cell office:value-type="float" office:value="0.17006" calcext:value-type="float">
            <text:p>0.17006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111304" calcext:value-type="float">
            <text:p>0.111304</text:p>
          </table:table-cell>
          <table:table-cell office:value-type="float" office:value="0.0258637" calcext:value-type="float">
            <text:p>0.0258637</text:p>
          </table:table-cell>
          <table:table-cell office:value-type="float" office:value="0.0114369" calcext:value-type="float">
            <text:p>0.0114369</text:p>
          </table:table-cell>
          <table:table-cell office:value-type="float" office:value="0.00754933" calcext:value-type="float">
            <text:p>0.00754933</text:p>
          </table:table-cell>
          <table:table-cell office:value-type="float" office:value="0.00221182" calcext:value-type="float">
            <text:p>0.00221182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/>
          <table:table-cell office:value-type="float" office:value="0.17245" calcext:value-type="float">
            <text:p>0.17245</text:p>
          </table:table-cell>
          <table:table-cell office:value-type="float" office:value="0.00113177" calcext:value-type="float">
            <text:p>0.00113177</text:p>
          </table:table-cell>
          <table:table-cell office:value-type="float" office:value="0.112791" calcext:value-type="float">
            <text:p>0.112791</text:p>
          </table:table-cell>
          <table:table-cell office:value-type="float" office:value="0.0254768" calcext:value-type="float">
            <text:p>0.0254768</text:p>
          </table:table-cell>
          <table:table-cell office:value-type="float" office:value="0.012063" calcext:value-type="float">
            <text:p>0.012063</text:p>
          </table:table-cell>
          <table:table-cell office:value-type="float" office:value="0.00738629" calcext:value-type="float">
            <text:p>0.00738629</text:p>
          </table:table-cell>
          <table:table-cell office:value-type="float" office:value="0.00219366" calcext:value-type="float">
            <text:p>0.00219366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/>
          <table:table-cell office:value-type="float" office:value="0.173497" calcext:value-type="float">
            <text:p>0.173497</text:p>
          </table:table-cell>
          <table:table-cell office:value-type="float" office:value="0.00125533" calcext:value-type="float">
            <text:p>0.00125533</text:p>
          </table:table-cell>
          <table:table-cell office:value-type="float" office:value="0.110339" calcext:value-type="float">
            <text:p>0.110339</text:p>
          </table:table-cell>
          <table:table-cell office:value-type="float" office:value="0.024921" calcext:value-type="float">
            <text:p>0.024921</text:p>
          </table:table-cell>
          <table:table-cell office:value-type="float" office:value="0.0118249" calcext:value-type="float">
            <text:p>0.0118249</text:p>
          </table:table-cell>
          <table:table-cell office:value-type="float" office:value="0.00722247" calcext:value-type="float">
            <text:p>0.00722247</text:p>
          </table:table-cell>
          <table:table-cell office:value-type="float" office:value="0.00216011" calcext:value-type="float">
            <text:p>0.00216011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/>
          <table:table-cell office:value-type="float" office:value="0.176198" calcext:value-type="float">
            <text:p>0.176198</text:p>
          </table:table-cell>
          <table:table-cell office:value-type="float" office:value="0.00109387" calcext:value-type="float">
            <text:p>0.00109387</text:p>
          </table:table-cell>
          <table:table-cell office:value-type="float" office:value="0.112729" calcext:value-type="float">
            <text:p>0.112729</text:p>
          </table:table-cell>
          <table:table-cell office:value-type="float" office:value="0.0255672" calcext:value-type="float">
            <text:p>0.0255672</text:p>
          </table:table-cell>
          <table:table-cell office:value-type="float" office:value="0.0120736" calcext:value-type="float">
            <text:p>0.0120736</text:p>
          </table:table-cell>
          <table:table-cell office:value-type="float" office:value="0.00746209" calcext:value-type="float">
            <text:p>0.00746209</text:p>
          </table:table-cell>
          <table:table-cell office:value-type="float" office:value="0.00217235" calcext:value-type="float">
            <text:p>0.00217235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/>
          <table:table-cell office:value-type="float" office:value="0.172198" calcext:value-type="float">
            <text:p>0.172198</text:p>
          </table:table-cell>
          <table:table-cell office:value-type="float" office:value="0.000936363" calcext:value-type="float">
            <text:p>0.000936363</text:p>
          </table:table-cell>
          <table:table-cell office:value-type="float" office:value="0.119714" calcext:value-type="float">
            <text:p>0.119714</text:p>
          </table:table-cell>
          <table:table-cell office:value-type="float" office:value="0.0311262" calcext:value-type="float">
            <text:p>0.0311262</text:p>
          </table:table-cell>
          <table:table-cell office:value-type="float" office:value="0.0131501" calcext:value-type="float">
            <text:p>0.0131501</text:p>
          </table:table-cell>
          <table:table-cell office:value-type="float" office:value="0.00722918" calcext:value-type="float">
            <text:p>0.00722918</text:p>
          </table:table-cell>
          <table:table-cell office:value-type="float" office:value="0.00221064" calcext:value-type="float">
            <text:p>0.00221064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/>
          <table:table-cell office:value-type="float" office:value="0.17956" calcext:value-type="float">
            <text:p>0.17956</text:p>
          </table:table-cell>
          <table:table-cell office:value-type="float" office:value="0.000948206" calcext:value-type="float">
            <text:p>0.000948206</text:p>
          </table:table-cell>
          <table:table-cell office:value-type="float" office:value="0.116338" calcext:value-type="float">
            <text:p>0.116338</text:p>
          </table:table-cell>
          <table:table-cell office:value-type="float" office:value="0.054827" calcext:value-type="float">
            <text:p>0.054827</text:p>
          </table:table-cell>
          <table:table-cell office:value-type="float" office:value="0.0133297" calcext:value-type="float">
            <text:p>0.0133297</text:p>
          </table:table-cell>
          <table:table-cell office:value-type="float" office:value="0.00735432" calcext:value-type="float">
            <text:p>0.00735432</text:p>
          </table:table-cell>
          <table:table-cell office:value-type="float" office:value="0.00217827" calcext:value-type="float">
            <text:p>0.00217827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/>
          <table:table-cell office:value-type="float" office:value="0.176555" calcext:value-type="float">
            <text:p>0.176555</text:p>
          </table:table-cell>
          <table:table-cell office:value-type="float" office:value="0.000951364" calcext:value-type="float">
            <text:p>0.000951364</text:p>
          </table:table-cell>
          <table:table-cell office:value-type="float" office:value="0.118422" calcext:value-type="float">
            <text:p>0.118422</text:p>
          </table:table-cell>
          <table:table-cell office:value-type="float" office:value="0.037749" calcext:value-type="float">
            <text:p>0.037749</text:p>
          </table:table-cell>
          <table:table-cell office:value-type="float" office:value="0.0138761" calcext:value-type="float">
            <text:p>0.0138761</text:p>
          </table:table-cell>
          <table:table-cell office:value-type="float" office:value="0.00769499" calcext:value-type="float">
            <text:p>0.00769499</text:p>
          </table:table-cell>
          <table:table-cell office:value-type="float" office:value="0.00217432" calcext:value-type="float">
            <text:p>0.00217432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/>
          <table:table-cell office:value-type="float" office:value="0.180469" calcext:value-type="float">
            <text:p>0.180469</text:p>
          </table:table-cell>
          <table:table-cell office:value-type="float" office:value="0.000927283" calcext:value-type="float">
            <text:p>0.000927283</text:p>
          </table:table-cell>
          <table:table-cell office:value-type="float" office:value="0.111792" calcext:value-type="float">
            <text:p>0.111792</text:p>
          </table:table-cell>
          <table:table-cell office:value-type="float" office:value="0.0251346" calcext:value-type="float">
            <text:p>0.0251346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0775184" calcext:value-type="float">
            <text:p>0.00775184</text:p>
          </table:table-cell>
          <table:table-cell office:value-type="float" office:value="0.00221932" calcext:value-type="float">
            <text:p>0.00221932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/>
          <table:table-cell office:value-type="float" office:value="0.179602" calcext:value-type="float">
            <text:p>0.179602</text:p>
          </table:table-cell>
          <table:table-cell office:value-type="float" office:value="0.000903203" calcext:value-type="float">
            <text:p>0.000903203</text:p>
          </table:table-cell>
          <table:table-cell office:value-type="float" office:value="0.115601" calcext:value-type="float">
            <text:p>0.115601</text:p>
          </table:table-cell>
          <table:table-cell office:value-type="float" office:value="0.0253509" calcext:value-type="float">
            <text:p>0.0253509</text:p>
          </table:table-cell>
          <table:table-cell office:value-type="float" office:value="0.0122821" calcext:value-type="float">
            <text:p>0.0122821</text:p>
          </table:table-cell>
          <table:table-cell office:value-type="float" office:value="0.00762157" calcext:value-type="float">
            <text:p>0.00762157</text:p>
          </table:table-cell>
          <table:table-cell office:value-type="float" office:value="0.00216682" calcext:value-type="float">
            <text:p>0.0021668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/>
          <table:table-cell office:value-type="float" office:value="0.180668" calcext:value-type="float">
            <text:p>0.180668</text:p>
          </table:table-cell>
          <table:table-cell office:value-type="float" office:value="0.000915046" calcext:value-type="float">
            <text:p>0.000915046</text:p>
          </table:table-cell>
          <table:table-cell office:value-type="float" office:value="0.112876" calcext:value-type="float">
            <text:p>0.112876</text:p>
          </table:table-cell>
          <table:table-cell office:value-type="float" office:value="0.0252621" calcext:value-type="float">
            <text:p>0.0252621</text:p>
          </table:table-cell>
          <table:table-cell office:value-type="float" office:value="0.0124415" calcext:value-type="float">
            <text:p>0.0124415</text:p>
          </table:table-cell>
          <table:table-cell office:value-type="float" office:value="0.00821094" calcext:value-type="float">
            <text:p>0.00821094</text:p>
          </table:table-cell>
          <table:table-cell office:value-type="float" office:value="0.0022134" calcext:value-type="float">
            <text:p>0.0022134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/>
          <table:table-cell office:value-type="float" office:value="0.173619" calcext:value-type="float">
            <text:p>0.173619</text:p>
          </table:table-cell>
          <table:table-cell office:value-type="float" office:value="0.000862543" calcext:value-type="float">
            <text:p>0.000862543</text:p>
          </table:table-cell>
          <table:table-cell office:value-type="float" office:value="0.114702" calcext:value-type="float">
            <text:p>0.114702</text:p>
          </table:table-cell>
          <table:table-cell office:value-type="float" office:value="0.0258321" calcext:value-type="float">
            <text:p>0.0258321</text:p>
          </table:table-cell>
          <table:table-cell office:value-type="float" office:value="0.0141051" calcext:value-type="float">
            <text:p>0.0141051</text:p>
          </table:table-cell>
          <table:table-cell office:value-type="float" office:value="0.00885952" calcext:value-type="float">
            <text:p>0.00885952</text:p>
          </table:table-cell>
          <table:table-cell office:value-type="float" office:value="0.00210721" calcext:value-type="float">
            <text:p>0.00210721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/>
          <table:table-cell office:value-type="float" office:value="0.219013" calcext:value-type="float">
            <text:p>0.219013</text:p>
          </table:table-cell>
          <table:table-cell office:value-type="float" office:value="0.000881886" calcext:value-type="float">
            <text:p>0.000881886</text:p>
          </table:table-cell>
          <table:table-cell office:value-type="float" office:value="0.116032" calcext:value-type="float">
            <text:p>0.116032</text:p>
          </table:table-cell>
          <table:table-cell office:value-type="float" office:value="0.0289751" calcext:value-type="float">
            <text:p>0.0289751</text:p>
          </table:table-cell>
          <table:table-cell office:value-type="float" office:value="0.0135571" calcext:value-type="float">
            <text:p>0.0135571</text:p>
          </table:table-cell>
          <table:table-cell office:value-type="float" office:value="0.00816949" calcext:value-type="float">
            <text:p>0.00816949</text:p>
          </table:table-cell>
          <table:table-cell office:value-type="float" office:value="0.00215419" calcext:value-type="float">
            <text:p>0.00215419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/>
          <table:table-cell office:value-type="float" office:value="0.216656" calcext:value-type="float">
            <text:p>0.216656</text:p>
          </table:table-cell>
          <table:table-cell office:value-type="float" office:value="0.000830568" calcext:value-type="float">
            <text:p>0.000830568</text:p>
          </table:table-cell>
          <table:table-cell office:value-type="float" office:value="0.116673" calcext:value-type="float">
            <text:p>0.116673</text:p>
          </table:table-cell>
          <table:table-cell office:value-type="float" office:value="0.0258333" calcext:value-type="float">
            <text:p>0.0258333</text:p>
          </table:table-cell>
          <table:table-cell office:value-type="float" office:value="0.0132508" calcext:value-type="float">
            <text:p>0.0132508</text:p>
          </table:table-cell>
          <table:table-cell office:value-type="float" office:value="0.0100904" calcext:value-type="float">
            <text:p>0.0100904</text:p>
          </table:table-cell>
          <table:table-cell office:value-type="float" office:value="0.00216169" calcext:value-type="float">
            <text:p>0.00216169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/>
          <table:table-cell office:value-type="float" office:value="0.257963" calcext:value-type="float">
            <text:p>0.257963</text:p>
          </table:table-cell>
          <table:table-cell office:value-type="float" office:value="0.000860175" calcext:value-type="float">
            <text:p>0.000860175</text:p>
          </table:table-cell>
          <table:table-cell office:value-type="float" office:value="0.114571" calcext:value-type="float">
            <text:p>0.114571</text:p>
          </table:table-cell>
          <table:table-cell office:value-type="float" office:value="0.0258542" calcext:value-type="float">
            <text:p>0.0258542</text:p>
          </table:table-cell>
          <table:table-cell office:value-type="float" office:value="0.0129958" calcext:value-type="float">
            <text:p>0.0129958</text:p>
          </table:table-cell>
          <table:table-cell office:value-type="float" office:value="0.00867557" calcext:value-type="float">
            <text:p>0.00867557</text:p>
          </table:table-cell>
          <table:table-cell office:value-type="float" office:value="0.00220353" calcext:value-type="float">
            <text:p>0.00220353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/>
          <table:table-cell office:value-type="float" office:value="0.254798" calcext:value-type="float">
            <text:p>0.254798</text:p>
          </table:table-cell>
          <table:table-cell office:value-type="float" office:value="0.000824252" calcext:value-type="float">
            <text:p>0.000824252</text:p>
          </table:table-cell>
          <table:table-cell office:value-type="float" office:value="0.118119" calcext:value-type="float">
            <text:p>0.118119</text:p>
          </table:table-cell>
          <table:table-cell office:value-type="float" office:value="0.026354" calcext:value-type="float">
            <text:p>0.026354</text:p>
          </table:table-cell>
          <table:table-cell office:value-type="float" office:value="0.0124013" calcext:value-type="float">
            <text:p>0.0124013</text:p>
          </table:table-cell>
          <table:table-cell office:value-type="float" office:value="0.00955509" calcext:value-type="float">
            <text:p>0.00955509</text:p>
          </table:table-cell>
          <table:table-cell office:value-type="float" office:value="0.00216998" calcext:value-type="float">
            <text:p>0.00216998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/>
          <table:table-cell office:value-type="float" office:value="0.340529" calcext:value-type="float">
            <text:p>0.340529</text:p>
          </table:table-cell>
          <table:table-cell office:value-type="float" office:value="0.000863728" calcext:value-type="float">
            <text:p>0.000863728</text:p>
          </table:table-cell>
          <table:table-cell office:value-type="float" office:value="0.119107" calcext:value-type="float">
            <text:p>0.119107</text:p>
          </table:table-cell>
          <table:table-cell office:value-type="float" office:value="0.0263405" calcext:value-type="float">
            <text:p>0.0263405</text:p>
          </table:table-cell>
          <table:table-cell office:value-type="float" office:value="0.0127297" calcext:value-type="float">
            <text:p>0.0127297</text:p>
          </table:table-cell>
          <table:table-cell office:value-type="float" office:value="0.00908533" calcext:value-type="float">
            <text:p>0.00908533</text:p>
          </table:table-cell>
          <table:table-cell office:value-type="float" office:value="0.00218064" calcext:value-type="float">
            <text:p>0.00218064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/>
          <table:table-cell office:value-type="float" office:value="0.356035" calcext:value-type="float">
            <text:p>0.356035</text:p>
          </table:table-cell>
          <table:table-cell office:value-type="float" office:value="0.000821489" calcext:value-type="float">
            <text:p>0.000821489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0252502" calcext:value-type="float">
            <text:p>0.0252502</text:p>
          </table:table-cell>
          <table:table-cell office:value-type="float" office:value="0.0143234" calcext:value-type="float">
            <text:p>0.0143234</text:p>
          </table:table-cell>
          <table:table-cell office:value-type="float" office:value="0.00820462" calcext:value-type="float">
            <text:p>0.00820462</text:p>
          </table:table-cell>
          <table:table-cell office:value-type="float" office:value="0.00216603" calcext:value-type="float">
            <text:p>0.00216603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/>
          <table:table-cell office:value-type="float" office:value="0.321757" calcext:value-type="float">
            <text:p>0.321757</text:p>
          </table:table-cell>
          <table:table-cell office:value-type="float" office:value="0.000855043" calcext:value-type="float">
            <text:p>0.000855043</text:p>
          </table:table-cell>
          <table:table-cell office:value-type="float" office:value="0.118635" calcext:value-type="float">
            <text:p>0.118635</text:p>
          </table:table-cell>
          <table:table-cell office:value-type="float" office:value="0.0346569" calcext:value-type="float">
            <text:p>0.0346569</text:p>
          </table:table-cell>
          <table:table-cell office:value-type="float" office:value="0.0138157" calcext:value-type="float">
            <text:p>0.0138157</text:p>
          </table:table-cell>
          <table:table-cell office:value-type="float" office:value="0.00831634" calcext:value-type="float">
            <text:p>0.00831634</text:p>
          </table:table-cell>
          <table:table-cell office:value-type="float" office:value="0.00217511" calcext:value-type="float">
            <text:p>0.00217511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/>
          <table:table-cell office:value-type="float" office:value="0.249139" calcext:value-type="float">
            <text:p>0.249139</text:p>
          </table:table-cell>
          <table:table-cell office:value-type="float" office:value="0.00117164" calcext:value-type="float">
            <text:p>0.00117164</text:p>
          </table:table-cell>
          <table:table-cell office:value-type="float" office:value="0.112972" calcext:value-type="float">
            <text:p>0.112972</text:p>
          </table:table-cell>
          <table:table-cell office:value-type="float" office:value="0.02536" calcext:value-type="float">
            <text:p>0.02536</text:p>
          </table:table-cell>
          <table:table-cell office:value-type="float" office:value="0.0129559" calcext:value-type="float">
            <text:p>0.0129559</text:p>
          </table:table-cell>
          <table:table-cell office:value-type="float" office:value="0.00931665" calcext:value-type="float">
            <text:p>0.00931665</text:p>
          </table:table-cell>
          <table:table-cell office:value-type="float" office:value="0.00219524" calcext:value-type="float">
            <text:p>0.00219524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/>
          <table:table-cell office:value-type="float" office:value="0.264985" calcext:value-type="float">
            <text:p>0.264985</text:p>
          </table:table-cell>
          <table:table-cell office:value-type="float" office:value="0.00151113" calcext:value-type="float">
            <text:p>0.00151113</text:p>
          </table:table-cell>
          <table:table-cell office:value-type="float" office:value="0.115792" calcext:value-type="float">
            <text:p>0.115792</text:p>
          </table:table-cell>
          <table:table-cell office:value-type="float" office:value="0.0267921" calcext:value-type="float">
            <text:p>0.0267921</text:p>
          </table:table-cell>
          <table:table-cell office:value-type="float" office:value="0.0154579" calcext:value-type="float">
            <text:p>0.0154579</text:p>
          </table:table-cell>
          <table:table-cell office:value-type="float" office:value="0.00769736" calcext:value-type="float">
            <text:p>0.00769736</text:p>
          </table:table-cell>
          <table:table-cell office:value-type="float" office:value="0.00218932" calcext:value-type="float">
            <text:p>0.00218932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/>
          <table:table-cell office:value-type="float" office:value="0.263748" calcext:value-type="float">
            <text:p>0.263748</text:p>
          </table:table-cell>
          <table:table-cell office:value-type="float" office:value="0.00120519" calcext:value-type="float">
            <text:p>0.00120519</text:p>
          </table:table-cell>
          <table:table-cell office:value-type="float" office:value="0.115801" calcext:value-type="float">
            <text:p>0.115801</text:p>
          </table:table-cell>
          <table:table-cell office:value-type="float" office:value="0.0263682" calcext:value-type="float">
            <text:p>0.0263682</text:p>
          </table:table-cell>
          <table:table-cell office:value-type="float" office:value="0.014336" calcext:value-type="float">
            <text:p>0.014336</text:p>
          </table:table-cell>
          <table:table-cell office:value-type="float" office:value="0.0078375" calcext:value-type="float">
            <text:p>0.0078375</text:p>
          </table:table-cell>
          <table:table-cell office:value-type="float" office:value="0.00216366" calcext:value-type="float">
            <text:p>0.00216366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/>
          <table:table-cell office:value-type="float" office:value="0.27794" calcext:value-type="float">
            <text:p>0.27794</text:p>
          </table:table-cell>
          <table:table-cell office:value-type="float" office:value="0.00105913" calcext:value-type="float">
            <text:p>0.00105913</text:p>
          </table:table-cell>
          <table:table-cell office:value-type="float" office:value="0.115925" calcext:value-type="float">
            <text:p>0.115925</text:p>
          </table:table-cell>
          <table:table-cell office:value-type="float" office:value="0.0266563" calcext:value-type="float">
            <text:p>0.0266563</text:p>
          </table:table-cell>
          <table:table-cell office:value-type="float" office:value="0.0134873" calcext:value-type="float">
            <text:p>0.0134873</text:p>
          </table:table-cell>
          <table:table-cell office:value-type="float" office:value="0.00798672" calcext:value-type="float">
            <text:p>0.00798672</text:p>
          </table:table-cell>
          <table:table-cell office:value-type="float" office:value="0.00219643" calcext:value-type="float">
            <text:p>0.00219643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/>
          <table:table-cell office:value-type="float" office:value="0.232463" calcext:value-type="float">
            <text:p>0.232463</text:p>
          </table:table-cell>
          <table:table-cell office:value-type="float" office:value="0.00108913" calcext:value-type="float">
            <text:p>0.00108913</text:p>
          </table:table-cell>
          <table:table-cell office:value-type="float" office:value="0.112253" calcext:value-type="float">
            <text:p>0.112253</text:p>
          </table:table-cell>
          <table:table-cell office:value-type="float" office:value="0.0288168" calcext:value-type="float">
            <text:p>0.0288168</text:p>
          </table:table-cell>
          <table:table-cell office:value-type="float" office:value="0.0130072" calcext:value-type="float">
            <text:p>0.0130072</text:p>
          </table:table-cell>
          <table:table-cell office:value-type="float" office:value="0.00799817" calcext:value-type="float">
            <text:p>0.00799817</text:p>
          </table:table-cell>
          <table:table-cell office:value-type="float" office:value="0.00217116" calcext:value-type="float">
            <text:p>0.00217116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/>
          <table:table-cell office:value-type="float" office:value="0.212143" calcext:value-type="float">
            <text:p>0.212143</text:p>
          </table:table-cell>
          <table:table-cell office:value-type="float" office:value="0.000952943" calcext:value-type="float">
            <text:p>0.000952943</text:p>
          </table:table-cell>
          <table:table-cell office:value-type="float" office:value="0.116771" calcext:value-type="float">
            <text:p>0.116771</text:p>
          </table:table-cell>
          <table:table-cell office:value-type="float" office:value="0.0268446" calcext:value-type="float">
            <text:p>0.0268446</text:p>
          </table:table-cell>
          <table:table-cell office:value-type="float" office:value="0.0121826" calcext:value-type="float">
            <text:p>0.0121826</text:p>
          </table:table-cell>
          <table:table-cell office:value-type="float" office:value="0.00905848" calcext:value-type="float">
            <text:p>0.00905848</text:p>
          </table:table-cell>
          <table:table-cell office:value-type="float" office:value="0.00214984" calcext:value-type="float">
            <text:p>0.00214984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/>
          <table:table-cell office:value-type="float" office:value="0.292967" calcext:value-type="float">
            <text:p>0.292967</text:p>
          </table:table-cell>
          <table:table-cell office:value-type="float" office:value="0.000930047" calcext:value-type="float">
            <text:p>0.000930047</text:p>
          </table:table-cell>
          <table:table-cell office:value-type="float" office:value="0.116239" calcext:value-type="float">
            <text:p>0.116239</text:p>
          </table:table-cell>
          <table:table-cell office:value-type="float" office:value="0.0259485" calcext:value-type="float">
            <text:p>0.0259485</text:p>
          </table:table-cell>
          <table:table-cell office:value-type="float" office:value="0.0122619" calcext:value-type="float">
            <text:p>0.0122619</text:p>
          </table:table-cell>
          <table:table-cell office:value-type="float" office:value="0.00910309" calcext:value-type="float">
            <text:p>0.00910309</text:p>
          </table:table-cell>
          <table:table-cell office:value-type="float" office:value="0.00213208" calcext:value-type="float">
            <text:p>0.00213208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/>
          <table:table-cell office:value-type="float" office:value="0.223668" calcext:value-type="float">
            <text:p>0.223668</text:p>
          </table:table-cell>
          <table:table-cell office:value-type="float" office:value="0.00088386" calcext:value-type="float">
            <text:p>0.00088386</text:p>
          </table:table-cell>
          <table:table-cell office:value-type="float" office:value="0.114359" calcext:value-type="float">
            <text:p>0.114359</text:p>
          </table:table-cell>
          <table:table-cell office:value-type="float" office:value="0.0255376" calcext:value-type="float">
            <text:p>0.0255376</text:p>
          </table:table-cell>
          <table:table-cell office:value-type="float" office:value="0.0138398" calcext:value-type="float">
            <text:p>0.0138398</text:p>
          </table:table-cell>
          <table:table-cell office:value-type="float" office:value="0.00773486" calcext:value-type="float">
            <text:p>0.00773486</text:p>
          </table:table-cell>
          <table:table-cell office:value-type="float" office:value="0.0021309" calcext:value-type="float">
            <text:p>0.0021309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/>
          <table:table-cell office:value-type="float" office:value="0.225974" calcext:value-type="float">
            <text:p>0.225974</text:p>
          </table:table-cell>
          <table:table-cell office:value-type="float" office:value="0.000913862" calcext:value-type="float">
            <text:p>0.000913862</text:p>
          </table:table-cell>
          <table:table-cell office:value-type="float" office:value="0.116092" calcext:value-type="float">
            <text:p>0.116092</text:p>
          </table:table-cell>
          <table:table-cell office:value-type="float" office:value="0.0260006" calcext:value-type="float">
            <text:p>0.0260006</text:p>
          </table:table-cell>
          <table:table-cell office:value-type="float" office:value="0.0132176" calcext:value-type="float">
            <text:p>0.0132176</text:p>
          </table:table-cell>
          <table:table-cell office:value-type="float" office:value="0.00754498" calcext:value-type="float">
            <text:p>0.00754498</text:p>
          </table:table-cell>
          <table:table-cell office:value-type="float" office:value="0.00217274" calcext:value-type="float">
            <text:p>0.00217274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/>
          <table:table-cell office:value-type="float" office:value="0.216616" calcext:value-type="float">
            <text:p>0.216616</text:p>
          </table:table-cell>
          <table:table-cell office:value-type="float" office:value="0.000880702" calcext:value-type="float">
            <text:p>0.000880702</text:p>
          </table:table-cell>
          <table:table-cell office:value-type="float" office:value="0.117144" calcext:value-type="float">
            <text:p>0.117144</text:p>
          </table:table-cell>
          <table:table-cell office:value-type="float" office:value="0.0262722" calcext:value-type="float">
            <text:p>0.0262722</text:p>
          </table:table-cell>
          <table:table-cell office:value-type="float" office:value="0.0121321" calcext:value-type="float">
            <text:p>0.0121321</text:p>
          </table:table-cell>
          <table:table-cell office:value-type="float" office:value="0.00778894" calcext:value-type="float">
            <text:p>0.00778894</text:p>
          </table:table-cell>
          <table:table-cell office:value-type="float" office:value="0.00217471" calcext:value-type="float">
            <text:p>0.00217471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/>
          <table:table-cell office:value-type="float" office:value="0.181133" calcext:value-type="float">
            <text:p>0.181133</text:p>
          </table:table-cell>
          <table:table-cell office:value-type="float" office:value="0.000890571" calcext:value-type="float">
            <text:p>0.000890571</text:p>
          </table:table-cell>
          <table:table-cell office:value-type="float" office:value="0.116467" calcext:value-type="float">
            <text:p>0.116467</text:p>
          </table:table-cell>
          <table:table-cell office:value-type="float" office:value="0.0256754" calcext:value-type="float">
            <text:p>0.0256754</text:p>
          </table:table-cell>
          <table:table-cell office:value-type="float" office:value="0.0119363" calcext:value-type="float">
            <text:p>0.0119363</text:p>
          </table:table-cell>
          <table:table-cell office:value-type="float" office:value="0.0076192" calcext:value-type="float">
            <text:p>0.0076192</text:p>
          </table:table-cell>
          <table:table-cell office:value-type="float" office:value="0.00218419" calcext:value-type="float">
            <text:p>0.00218419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/>
          <table:table-cell office:value-type="float" office:value="0.223574" calcext:value-type="float">
            <text:p>0.223574</text:p>
          </table:table-cell>
          <table:table-cell office:value-type="float" office:value="0.000845569" calcext:value-type="float">
            <text:p>0.000845569</text:p>
          </table:table-cell>
          <table:table-cell office:value-type="float" office:value="0.116403" calcext:value-type="float">
            <text:p>0.116403</text:p>
          </table:table-cell>
          <table:table-cell office:value-type="float" office:value="0.0258502" calcext:value-type="float">
            <text:p>0.0258502</text:p>
          </table:table-cell>
          <table:table-cell office:value-type="float" office:value="0.0118388" calcext:value-type="float">
            <text:p>0.0118388</text:p>
          </table:table-cell>
          <table:table-cell office:value-type="float" office:value="0.00791645" calcext:value-type="float">
            <text:p>0.00791645</text:p>
          </table:table-cell>
          <table:table-cell office:value-type="float" office:value="0.00224972" calcext:value-type="float">
            <text:p>0.00224972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/>
          <table:table-cell office:value-type="float" office:value="0.202057" calcext:value-type="float">
            <text:p>0.202057</text:p>
          </table:table-cell>
          <table:table-cell office:value-type="float" office:value="0.00086728" calcext:value-type="float">
            <text:p>0.00086728</text:p>
          </table:table-cell>
          <table:table-cell office:value-type="float" office:value="0.119181" calcext:value-type="float">
            <text:p>0.119181</text:p>
          </table:table-cell>
          <table:table-cell office:value-type="float" office:value="0.0259876" calcext:value-type="float">
            <text:p>0.0259876</text:p>
          </table:table-cell>
          <table:table-cell office:value-type="float" office:value="0.0123938" calcext:value-type="float">
            <text:p>0.0123938</text:p>
          </table:table-cell>
          <table:table-cell office:value-type="float" office:value="0.00789395" calcext:value-type="float">
            <text:p>0.00789395</text:p>
          </table:table-cell>
          <table:table-cell office:value-type="float" office:value="0.00216445" calcext:value-type="float">
            <text:p>0.00216445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/>
          <table:table-cell office:value-type="float" office:value="0.208168" calcext:value-type="float">
            <text:p>0.208168</text:p>
          </table:table-cell>
          <table:table-cell office:value-type="float" office:value="0.000829384" calcext:value-type="float">
            <text:p>0.000829384</text:p>
          </table:table-cell>
          <table:table-cell office:value-type="float" office:value="0.112376" calcext:value-type="float">
            <text:p>0.112376</text:p>
          </table:table-cell>
          <table:table-cell office:value-type="float" office:value="0.025103" calcext:value-type="float">
            <text:p>0.025103</text:p>
          </table:table-cell>
          <table:table-cell office:value-type="float" office:value="0.0123318" calcext:value-type="float">
            <text:p>0.0123318</text:p>
          </table:table-cell>
          <table:table-cell office:value-type="float" office:value="0.00777868" calcext:value-type="float">
            <text:p>0.00777868</text:p>
          </table:table-cell>
          <table:table-cell office:value-type="float" office:value="0.0021605" calcext:value-type="float">
            <text:p>0.0021605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/>
          <table:table-cell office:value-type="float" office:value="0.197755" calcext:value-type="float">
            <text:p>0.197755</text:p>
          </table:table-cell>
          <table:table-cell office:value-type="float" office:value="0.000866886" calcext:value-type="float">
            <text:p>0.000866886</text:p>
          </table:table-cell>
          <table:table-cell office:value-type="float" office:value="0.117873" calcext:value-type="float">
            <text:p>0.117873</text:p>
          </table:table-cell>
          <table:table-cell office:value-type="float" office:value="0.0262647" calcext:value-type="float">
            <text:p>0.0262647</text:p>
          </table:table-cell>
          <table:table-cell office:value-type="float" office:value="0.0128091" calcext:value-type="float">
            <text:p>0.0128091</text:p>
          </table:table-cell>
          <table:table-cell office:value-type="float" office:value="0.00766302" calcext:value-type="float">
            <text:p>0.00766302</text:p>
          </table:table-cell>
          <table:table-cell office:value-type="float" office:value="0.00219879" calcext:value-type="float">
            <text:p>0.00219879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/>
          <table:table-cell office:value-type="float" office:value="0.209025" calcext:value-type="float">
            <text:p>0.209025</text:p>
          </table:table-cell>
          <table:table-cell office:value-type="float" office:value="0.000828989" calcext:value-type="float">
            <text:p>0.000828989</text:p>
          </table:table-cell>
          <table:table-cell office:value-type="float" office:value="0.114082" calcext:value-type="float">
            <text:p>0.114082</text:p>
          </table:table-cell>
          <table:table-cell office:value-type="float" office:value="0.0254456" calcext:value-type="float">
            <text:p>0.0254456</text:p>
          </table:table-cell>
          <table:table-cell office:value-type="float" office:value="0.0129243" calcext:value-type="float">
            <text:p>0.0129243</text:p>
          </table:table-cell>
          <table:table-cell office:value-type="float" office:value="0.00760065" calcext:value-type="float">
            <text:p>0.00760065</text:p>
          </table:table-cell>
          <table:table-cell office:value-type="float" office:value="0.00214906" calcext:value-type="float">
            <text:p>0.00214906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/>
          <table:table-cell office:value-type="float" office:value="0.216961" calcext:value-type="float">
            <text:p>0.216961</text:p>
          </table:table-cell>
          <table:table-cell office:value-type="float" office:value="0.00086807" calcext:value-type="float">
            <text:p>0.00086807</text:p>
          </table:table-cell>
          <table:table-cell office:value-type="float" office:value="0.116763" calcext:value-type="float">
            <text:p>0.116763</text:p>
          </table:table-cell>
          <table:table-cell office:value-type="float" office:value="0.0259521" calcext:value-type="float">
            <text:p>0.0259521</text:p>
          </table:table-cell>
          <table:table-cell office:value-type="float" office:value="0.012181" calcext:value-type="float">
            <text:p>0.012181</text:p>
          </table:table-cell>
          <table:table-cell office:value-type="float" office:value="0.00770881" calcext:value-type="float">
            <text:p>0.00770881</text:p>
          </table:table-cell>
          <table:table-cell office:value-type="float" office:value="0.00213721" calcext:value-type="float">
            <text:p>0.00213721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/>
          <table:table-cell office:value-type="float" office:value="0.192573" calcext:value-type="float">
            <text:p>0.192573</text:p>
          </table:table-cell>
          <table:table-cell office:value-type="float" office:value="0.000806883" calcext:value-type="float">
            <text:p>0.000806883</text:p>
          </table:table-cell>
          <table:table-cell office:value-type="float" office:value="0.115067" calcext:value-type="float">
            <text:p>0.115067</text:p>
          </table:table-cell>
          <table:table-cell office:value-type="float" office:value="0.0262636" calcext:value-type="float">
            <text:p>0.0262636</text:p>
          </table:table-cell>
          <table:table-cell office:value-type="float" office:value="0.0126666" calcext:value-type="float">
            <text:p>0.0126666</text:p>
          </table:table-cell>
          <table:table-cell office:value-type="float" office:value="0.00781145" calcext:value-type="float">
            <text:p>0.00781145</text:p>
          </table:table-cell>
          <table:table-cell office:value-type="float" office:value="0.00221103" calcext:value-type="float">
            <text:p>0.00221103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/>
          <table:table-cell office:value-type="float" office:value="0.199375" calcext:value-type="float">
            <text:p>0.199375</text:p>
          </table:table-cell>
          <table:table-cell office:value-type="float" office:value="0.000893729" calcext:value-type="float">
            <text:p>0.000893729</text:p>
          </table:table-cell>
          <table:table-cell office:value-type="float" office:value="0.115452" calcext:value-type="float">
            <text:p>0.115452</text:p>
          </table:table-cell>
          <table:table-cell office:value-type="float" office:value="0.0257381" calcext:value-type="float">
            <text:p>0.0257381</text:p>
          </table:table-cell>
          <table:table-cell office:value-type="float" office:value="0.0139262" calcext:value-type="float">
            <text:p>0.0139262</text:p>
          </table:table-cell>
          <table:table-cell office:value-type="float" office:value="0.00767723" calcext:value-type="float">
            <text:p>0.00767723</text:p>
          </table:table-cell>
          <table:table-cell office:value-type="float" office:value="0.00222801" calcext:value-type="float">
            <text:p>0.00222801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/>
          <table:table-cell office:value-type="float" office:value="0.201347" calcext:value-type="float">
            <text:p>0.201347</text:p>
          </table:table-cell>
          <table:table-cell office:value-type="float" office:value="0.00108834" calcext:value-type="float">
            <text:p>0.00108834</text:p>
          </table:table-cell>
          <table:table-cell office:value-type="float" office:value="0.117556" calcext:value-type="float">
            <text:p>0.117556</text:p>
          </table:table-cell>
          <table:table-cell office:value-type="float" office:value="0.0263034" calcext:value-type="float">
            <text:p>0.0263034</text:p>
          </table:table-cell>
          <table:table-cell office:value-type="float" office:value="0.0177127" calcext:value-type="float">
            <text:p>0.0177127</text:p>
          </table:table-cell>
          <table:table-cell office:value-type="float" office:value="0.00837753" calcext:value-type="float">
            <text:p>0.00837753</text:p>
          </table:table-cell>
          <table:table-cell office:value-type="float" office:value="0.00212024" calcext:value-type="float">
            <text:p>0.00212024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/>
          <table:table-cell office:value-type="float" office:value="0.196802" calcext:value-type="float">
            <text:p>0.196802</text:p>
          </table:table-cell>
          <table:table-cell office:value-type="float" office:value="0.00120835" calcext:value-type="float">
            <text:p>0.00120835</text:p>
          </table:table-cell>
          <table:table-cell office:value-type="float" office:value="0.115437" calcext:value-type="float">
            <text:p>0.115437</text:p>
          </table:table-cell>
          <table:table-cell office:value-type="float" office:value="0.0257373" calcext:value-type="float">
            <text:p>0.0257373</text:p>
          </table:table-cell>
          <table:table-cell office:value-type="float" office:value="0.0135757" calcext:value-type="float">
            <text:p>0.0135757</text:p>
          </table:table-cell>
          <table:table-cell office:value-type="float" office:value="0.00983497" calcext:value-type="float">
            <text:p>0.00983497</text:p>
          </table:table-cell>
          <table:table-cell office:value-type="float" office:value="0.00215379" calcext:value-type="float">
            <text:p>0.0021537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/>
          <table:table-cell office:value-type="float" office:value="0.194151" calcext:value-type="float">
            <text:p>0.194151</text:p>
          </table:table-cell>
          <table:table-cell office:value-type="float" office:value="0.00135046" calcext:value-type="float">
            <text:p>0.00135046</text:p>
          </table:table-cell>
          <table:table-cell office:value-type="float" office:value="0.118136" calcext:value-type="float">
            <text:p>0.118136</text:p>
          </table:table-cell>
          <table:table-cell office:value-type="float" office:value="0.026429" calcext:value-type="float">
            <text:p>0.026429</text:p>
          </table:table-cell>
          <table:table-cell office:value-type="float" office:value="0.0127858" calcext:value-type="float">
            <text:p>0.0127858</text:p>
          </table:table-cell>
          <table:table-cell office:value-type="float" office:value="0.00967351" calcext:value-type="float">
            <text:p>0.00967351</text:p>
          </table:table-cell>
          <table:table-cell office:value-type="float" office:value="0.00215616" calcext:value-type="float">
            <text:p>0.00215616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/>
          <table:table-cell office:value-type="float" office:value="0.198413" calcext:value-type="float">
            <text:p>0.198413</text:p>
          </table:table-cell>
          <table:table-cell office:value-type="float" office:value="0.00128809" calcext:value-type="float">
            <text:p>0.00128809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0267823" calcext:value-type="float">
            <text:p>0.0267823</text:p>
          </table:table-cell>
          <table:table-cell office:value-type="float" office:value="0.0131426" calcext:value-type="float">
            <text:p>0.0131426</text:p>
          </table:table-cell>
          <table:table-cell office:value-type="float" office:value="0.00882163" calcext:value-type="float">
            <text:p>0.00882163</text:p>
          </table:table-cell>
          <table:table-cell office:value-type="float" office:value="0.00222564" calcext:value-type="float">
            <text:p>0.00222564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/>
          <table:table-cell office:value-type="float" office:value="0.195921" calcext:value-type="float">
            <text:p>0.195921</text:p>
          </table:table-cell>
          <table:table-cell office:value-type="float" office:value="0.00133586" calcext:value-type="float">
            <text:p>0.00133586</text:p>
          </table:table-cell>
          <table:table-cell office:value-type="float" office:value="0.116957" calcext:value-type="float">
            <text:p>0.116957</text:p>
          </table:table-cell>
          <table:table-cell office:value-type="float" office:value="0.0260374" calcext:value-type="float">
            <text:p>0.0260374</text:p>
          </table:table-cell>
          <table:table-cell office:value-type="float" office:value="0.0140482" calcext:value-type="float">
            <text:p>0.0140482</text:p>
          </table:table-cell>
          <table:table-cell office:value-type="float" office:value="0.00802343" calcext:value-type="float">
            <text:p>0.00802343</text:p>
          </table:table-cell>
          <table:table-cell office:value-type="float" office:value="0.00222524" calcext:value-type="float">
            <text:p>0.00222524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/>
          <table:table-cell office:value-type="float" office:value="0.260452" calcext:value-type="float">
            <text:p>0.260452</text:p>
          </table:table-cell>
          <table:table-cell office:value-type="float" office:value="0.0012119" calcext:value-type="float">
            <text:p>0.0012119</text:p>
          </table:table-cell>
          <table:table-cell office:value-type="float" office:value="0.115053" calcext:value-type="float">
            <text:p>0.115053</text:p>
          </table:table-cell>
          <table:table-cell office:value-type="float" office:value="0.0271833" calcext:value-type="float">
            <text:p>0.0271833</text:p>
          </table:table-cell>
          <table:table-cell office:value-type="float" office:value="0.0131079" calcext:value-type="float">
            <text:p>0.0131079</text:p>
          </table:table-cell>
          <table:table-cell office:value-type="float" office:value="0.0080408" calcext:value-type="float">
            <text:p>0.0080408</text:p>
          </table:table-cell>
          <table:table-cell office:value-type="float" office:value="0.00219761" calcext:value-type="float">
            <text:p>0.00219761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/>
          <table:table-cell office:value-type="float" office:value="0.268973" calcext:value-type="float">
            <text:p>0.268973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11431" calcext:value-type="float">
            <text:p>0.11431</text:p>
          </table:table-cell>
          <table:table-cell office:value-type="float" office:value="0.0270922" calcext:value-type="float">
            <text:p>0.0270922</text:p>
          </table:table-cell>
          <table:table-cell office:value-type="float" office:value="0.0125272" calcext:value-type="float">
            <text:p>0.0125272</text:p>
          </table:table-cell>
          <table:table-cell office:value-type="float" office:value="0.00998813" calcext:value-type="float">
            <text:p>0.00998813</text:p>
          </table:table-cell>
          <table:table-cell office:value-type="float" office:value="0.00219287" calcext:value-type="float">
            <text:p>0.00219287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/>
          <table:table-cell office:value-type="float" office:value="0.234701" calcext:value-type="float">
            <text:p>0.234701</text:p>
          </table:table-cell>
          <table:table-cell office:value-type="float" office:value="0.00112585" calcext:value-type="float">
            <text:p>0.00112585</text:p>
          </table:table-cell>
          <table:table-cell office:value-type="float" office:value="0.114676" calcext:value-type="float">
            <text:p>0.114676</text:p>
          </table:table-cell>
          <table:table-cell office:value-type="float" office:value="0.0256643" calcext:value-type="float">
            <text:p>0.0256643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0.00913388" calcext:value-type="float">
            <text:p>0.00913388</text:p>
          </table:table-cell>
          <table:table-cell office:value-type="float" office:value="0.00237446" calcext:value-type="float">
            <text:p>0.00237446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/>
          <table:table-cell office:value-type="float" office:value="0.198942" calcext:value-type="float">
            <text:p>0.198942</text:p>
          </table:table-cell>
          <table:table-cell office:value-type="float" office:value="0.00109782" calcext:value-type="float">
            <text:p>0.00109782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0.0244086" calcext:value-type="float">
            <text:p>0.0244086</text:p>
          </table:table-cell>
          <table:table-cell office:value-type="float" office:value="0.013719" calcext:value-type="float">
            <text:p>0.013719</text:p>
          </table:table-cell>
          <table:table-cell office:value-type="float" office:value="0.00840871" calcext:value-type="float">
            <text:p>0.00840871</text:p>
          </table:table-cell>
          <table:table-cell office:value-type="float" office:value="0.00215103" calcext:value-type="float">
            <text:p>0.00215103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/>
          <table:table-cell office:value-type="float" office:value="0.206158" calcext:value-type="float">
            <text:p>0.206158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113955" calcext:value-type="float">
            <text:p>0.113955</text:p>
          </table:table-cell>
          <table:table-cell office:value-type="float" office:value="0.0253813" calcext:value-type="float">
            <text:p>0.0253813</text:p>
          </table:table-cell>
          <table:table-cell office:value-type="float" office:value="0.0127897" calcext:value-type="float">
            <text:p>0.0127897</text:p>
          </table:table-cell>
          <table:table-cell office:value-type="float" office:value="0.0101362" calcext:value-type="float">
            <text:p>0.0101362</text:p>
          </table:table-cell>
          <table:table-cell office:value-type="float" office:value="0.00223077" calcext:value-type="float">
            <text:p>0.00223077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/>
          <table:table-cell office:value-type="float" office:value="0.186566" calcext:value-type="float">
            <text:p>0.186566</text:p>
          </table:table-cell>
          <table:table-cell office:value-type="float" office:value="0.00100268" calcext:value-type="float">
            <text:p>0.00100268</text:p>
          </table:table-cell>
          <table:table-cell office:value-type="float" office:value="0.11719" calcext:value-type="float">
            <text:p>0.11719</text:p>
          </table:table-cell>
          <table:table-cell office:value-type="float" office:value="0.0255317" calcext:value-type="float">
            <text:p>0.0255317</text:p>
          </table:table-cell>
          <table:table-cell office:value-type="float" office:value="0.0122746" calcext:value-type="float">
            <text:p>0.0122746</text:p>
          </table:table-cell>
          <table:table-cell office:value-type="float" office:value="0.0092377" calcext:value-type="float">
            <text:p>0.0092377</text:p>
          </table:table-cell>
          <table:table-cell office:value-type="float" office:value="0.00216879" calcext:value-type="float">
            <text:p>0.00216879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/>
          <table:table-cell office:value-type="float" office:value="0.193092" calcext:value-type="float">
            <text:p>0.193092</text:p>
          </table:table-cell>
          <table:table-cell office:value-type="float" office:value="0.000923731" calcext:value-type="float">
            <text:p>0.000923731</text:p>
          </table:table-cell>
          <table:table-cell office:value-type="float" office:value="0.117523" calcext:value-type="float">
            <text:p>0.117523</text:p>
          </table:table-cell>
          <table:table-cell office:value-type="float" office:value="0.0260074" calcext:value-type="float">
            <text:p>0.0260074</text:p>
          </table:table-cell>
          <table:table-cell office:value-type="float" office:value="0.0130791" calcext:value-type="float">
            <text:p>0.0130791</text:p>
          </table:table-cell>
          <table:table-cell office:value-type="float" office:value="0.00983536" calcext:value-type="float">
            <text:p>0.00983536</text:p>
          </table:table-cell>
          <table:table-cell office:value-type="float" office:value="0.00246249" calcext:value-type="float">
            <text:p>0.0024624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/>
          <table:table-cell office:value-type="float" office:value="0.191116" calcext:value-type="float">
            <text:p>0.191116</text:p>
          </table:table-cell>
          <table:table-cell office:value-type="float" office:value="0.00102558" calcext:value-type="float">
            <text:p>0.00102558</text:p>
          </table:table-cell>
          <table:table-cell office:value-type="float" office:value="0.115046" calcext:value-type="float">
            <text:p>0.115046</text:p>
          </table:table-cell>
          <table:table-cell office:value-type="float" office:value="0.0254547" calcext:value-type="float">
            <text:p>0.0254547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.00977852" calcext:value-type="float">
            <text:p>0.00977852</text:p>
          </table:table-cell>
          <table:table-cell office:value-type="float" office:value="0.00227735" calcext:value-type="float">
            <text:p>0.00227735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/>
          <table:table-cell office:value-type="float" office:value="0.192931" calcext:value-type="float">
            <text:p>0.192931</text:p>
          </table:table-cell>
          <table:table-cell office:value-type="float" office:value="0.00127467" calcext:value-type="float">
            <text:p>0.00127467</text:p>
          </table:table-cell>
          <table:table-cell office:value-type="float" office:value="0.114205" calcext:value-type="float">
            <text:p>0.114205</text:p>
          </table:table-cell>
          <table:table-cell office:value-type="float" office:value="0.0252609" calcext:value-type="float">
            <text:p>0.0252609</text:p>
          </table:table-cell>
          <table:table-cell office:value-type="float" office:value="0.0141015" calcext:value-type="float">
            <text:p>0.0141015</text:p>
          </table:table-cell>
          <table:table-cell office:value-type="float" office:value="0.00980141" calcext:value-type="float">
            <text:p>0.00980141</text:p>
          </table:table-cell>
          <table:table-cell office:value-type="float" office:value="0.00220511" calcext:value-type="float">
            <text:p>0.00220511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/>
          <table:table-cell office:value-type="float" office:value="0.194528" calcext:value-type="float">
            <text:p>0.194528</text:p>
          </table:table-cell>
          <table:table-cell office:value-type="float" office:value="0.00120914" calcext:value-type="float">
            <text:p>0.00120914</text:p>
          </table:table-cell>
          <table:table-cell office:value-type="float" office:value="0.115324" calcext:value-type="float">
            <text:p>0.115324</text:p>
          </table:table-cell>
          <table:table-cell office:value-type="float" office:value="0.027012" calcext:value-type="float">
            <text:p>0.027012</text:p>
          </table:table-cell>
          <table:table-cell office:value-type="float" office:value="0.0138662" calcext:value-type="float">
            <text:p>0.0138662</text:p>
          </table:table-cell>
          <table:table-cell office:value-type="float" office:value="0.00927678" calcext:value-type="float">
            <text:p>0.00927678</text:p>
          </table:table-cell>
          <table:table-cell office:value-type="float" office:value="0.00217669" calcext:value-type="float">
            <text:p>0.00217669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/>
          <table:table-cell office:value-type="float" office:value="0.207606" calcext:value-type="float">
            <text:p>0.207606</text:p>
          </table:table-cell>
          <table:table-cell office:value-type="float" office:value="0.0010769" calcext:value-type="float">
            <text:p>0.0010769</text:p>
          </table:table-cell>
          <table:table-cell office:value-type="float" office:value="0.117971" calcext:value-type="float">
            <text:p>0.117971</text:p>
          </table:table-cell>
          <table:table-cell office:value-type="float" office:value="0.0259099" calcext:value-type="float">
            <text:p>0.0259099</text:p>
          </table:table-cell>
          <table:table-cell office:value-type="float" office:value="0.0144757" calcext:value-type="float">
            <text:p>0.0144757</text:p>
          </table:table-cell>
          <table:table-cell office:value-type="float" office:value="0.00943903" calcext:value-type="float">
            <text:p>0.00943903</text:p>
          </table:table-cell>
          <table:table-cell office:value-type="float" office:value="0.00213682" calcext:value-type="float">
            <text:p>0.00213682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/>
          <table:table-cell office:value-type="float" office:value="0.208317" calcext:value-type="float">
            <text:p>0.208317</text:p>
          </table:table-cell>
          <table:table-cell office:value-type="float" office:value="0.00110137" calcext:value-type="float">
            <text:p>0.00110137</text:p>
          </table:table-cell>
          <table:table-cell office:value-type="float" office:value="0.118373" calcext:value-type="float">
            <text:p>0.118373</text:p>
          </table:table-cell>
          <table:table-cell office:value-type="float" office:value="0.0262146" calcext:value-type="float">
            <text:p>0.0262146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.0099005" calcext:value-type="float">
            <text:p>0.0099005</text:p>
          </table:table-cell>
          <table:table-cell office:value-type="float" office:value="0.00224459" calcext:value-type="float">
            <text:p>0.00224459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/>
          <table:table-cell office:value-type="float" office:value="0.193985" calcext:value-type="float">
            <text:p>0.193985</text:p>
          </table:table-cell>
          <table:table-cell office:value-type="float" office:value="0.000960443" calcext:value-type="float">
            <text:p>0.000960443</text:p>
          </table:table-cell>
          <table:table-cell office:value-type="float" office:value="0.11721" calcext:value-type="float">
            <text:p>0.11721</text:p>
          </table:table-cell>
          <table:table-cell office:value-type="float" office:value="0.0261179" calcext:value-type="float">
            <text:p>0.0261179</text:p>
          </table:table-cell>
          <table:table-cell office:value-type="float" office:value="0.0141039" calcext:value-type="float">
            <text:p>0.0141039</text:p>
          </table:table-cell>
          <table:table-cell office:value-type="float" office:value="0.0089594" calcext:value-type="float">
            <text:p>0.0089594</text:p>
          </table:table-cell>
          <table:table-cell office:value-type="float" office:value="0.00223274" calcext:value-type="float">
            <text:p>0.00223274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/>
          <table:table-cell office:value-type="float" office:value="0.225571" calcext:value-type="float">
            <text:p>0.225571</text:p>
          </table:table-cell>
          <table:table-cell office:value-type="float" office:value="0.00100545" calcext:value-type="float">
            <text:p>0.00100545</text:p>
          </table:table-cell>
          <table:table-cell office:value-type="float" office:value="0.114259" calcext:value-type="float">
            <text:p>0.114259</text:p>
          </table:table-cell>
          <table:table-cell office:value-type="float" office:value="0.0253564" calcext:value-type="float">
            <text:p>0.0253564</text:p>
          </table:table-cell>
          <table:table-cell office:value-type="float" office:value="0.0135828" calcext:value-type="float">
            <text:p>0.0135828</text:p>
          </table:table-cell>
          <table:table-cell office:value-type="float" office:value="0.00784776" calcext:value-type="float">
            <text:p>0.00784776</text:p>
          </table:table-cell>
          <table:table-cell office:value-type="float" office:value="0.00229867" calcext:value-type="float">
            <text:p>0.00229867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/>
          <table:table-cell office:value-type="float" office:value="0.23172" calcext:value-type="float">
            <text:p>0.23172</text:p>
          </table:table-cell>
          <table:table-cell office:value-type="float" office:value="0.000923731" calcext:value-type="float">
            <text:p>0.000923731</text:p>
          </table:table-cell>
          <table:table-cell office:value-type="float" office:value="0.117771" calcext:value-type="float">
            <text:p>0.117771</text:p>
          </table:table-cell>
          <table:table-cell office:value-type="float" office:value="0.0259205" calcext:value-type="float">
            <text:p>0.0259205</text:p>
          </table:table-cell>
          <table:table-cell office:value-type="float" office:value="0.0130507" calcext:value-type="float">
            <text:p>0.0130507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.00216919" calcext:value-type="float">
            <text:p>0.00216919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/>
          <table:table-cell office:value-type="float" office:value="0.217367" calcext:value-type="float">
            <text:p>0.217367</text:p>
          </table:table-cell>
          <table:table-cell office:value-type="float" office:value="0.00095768" calcext:value-type="float">
            <text:p>0.00095768</text:p>
          </table:table-cell>
          <table:table-cell office:value-type="float" office:value="0.114749" calcext:value-type="float">
            <text:p>0.114749</text:p>
          </table:table-cell>
          <table:table-cell office:value-type="float" office:value="0.0255084" calcext:value-type="float">
            <text:p>0.0255084</text:p>
          </table:table-cell>
          <table:table-cell office:value-type="float" office:value="0.0136325" calcext:value-type="float">
            <text:p>0.0136325</text:p>
          </table:table-cell>
          <table:table-cell office:value-type="float" office:value="0.00792119" calcext:value-type="float">
            <text:p>0.00792119</text:p>
          </table:table-cell>
          <table:table-cell office:value-type="float" office:value="0.00218221" calcext:value-type="float">
            <text:p>0.00218221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/>
          <table:table-cell office:value-type="float" office:value="0.237554" calcext:value-type="float">
            <text:p>0.237554</text:p>
          </table:table-cell>
          <table:table-cell office:value-type="float" office:value="0.000909914" calcext:value-type="float">
            <text:p>0.000909914</text:p>
          </table:table-cell>
          <table:table-cell office:value-type="float" office:value="0.114467" calcext:value-type="float">
            <text:p>0.114467</text:p>
          </table:table-cell>
          <table:table-cell office:value-type="float" office:value="0.0253789" calcext:value-type="float">
            <text:p>0.0253789</text:p>
          </table:table-cell>
          <table:table-cell office:value-type="float" office:value="0.0202727" calcext:value-type="float">
            <text:p>0.0202727</text:p>
          </table:table-cell>
          <table:table-cell office:value-type="float" office:value="0.00863412" calcext:value-type="float">
            <text:p>0.00863412</text:p>
          </table:table-cell>
          <table:table-cell office:value-type="float" office:value="0.00215813" calcext:value-type="float">
            <text:p>0.0021581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/>
          <table:table-cell office:value-type="float" office:value="0.217561" calcext:value-type="float">
            <text:p>0.217561</text:p>
          </table:table-cell>
          <table:table-cell office:value-type="float" office:value="0.000955706" calcext:value-type="float">
            <text:p>0.000955706</text:p>
          </table:table-cell>
          <table:table-cell office:value-type="float" office:value="0.116937" calcext:value-type="float">
            <text:p>0.116937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176436" calcext:value-type="float">
            <text:p>0.0176436</text:p>
          </table:table-cell>
          <table:table-cell office:value-type="float" office:value="0.0082141" calcext:value-type="float">
            <text:p>0.0082141</text:p>
          </table:table-cell>
          <table:table-cell office:value-type="float" office:value="0.00219406" calcext:value-type="float">
            <text:p>0.00219406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/>
          <table:table-cell office:value-type="float" office:value="0.224973" calcext:value-type="float">
            <text:p>0.224973</text:p>
          </table:table-cell>
          <table:table-cell office:value-type="float" office:value="0.000877149" calcext:value-type="float">
            <text:p>0.000877149</text:p>
          </table:table-cell>
          <table:table-cell office:value-type="float" office:value="0.114558" calcext:value-type="float">
            <text:p>0.114558</text:p>
          </table:table-cell>
          <table:table-cell office:value-type="float" office:value="0.0259718" calcext:value-type="float">
            <text:p>0.0259718</text:p>
          </table:table-cell>
          <table:table-cell office:value-type="float" office:value="0.0139681" calcext:value-type="float">
            <text:p>0.0139681</text:p>
          </table:table-cell>
          <table:table-cell office:value-type="float" office:value="0.00822436" calcext:value-type="float">
            <text:p>0.00822436</text:p>
          </table:table-cell>
          <table:table-cell office:value-type="float" office:value="0.00218221" calcext:value-type="float">
            <text:p>0.00218221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/>
          <table:table-cell office:value-type="float" office:value="0.213644" calcext:value-type="float">
            <text:p>0.213644</text:p>
          </table:table-cell>
          <table:table-cell office:value-type="float" office:value="0.000890571" calcext:value-type="float">
            <text:p>0.000890571</text:p>
          </table:table-cell>
          <table:table-cell office:value-type="float" office:value="0.114493" calcext:value-type="float">
            <text:p>0.114493</text:p>
          </table:table-cell>
          <table:table-cell office:value-type="float" office:value="0.0279954" calcext:value-type="float">
            <text:p>0.0279954</text:p>
          </table:table-cell>
          <table:table-cell office:value-type="float" office:value="0.0149471" calcext:value-type="float">
            <text:p>0.0149471</text:p>
          </table:table-cell>
          <table:table-cell office:value-type="float" office:value="0.00951285" calcext:value-type="float">
            <text:p>0.00951285</text:p>
          </table:table-cell>
          <table:table-cell office:value-type="float" office:value="0.00222366" calcext:value-type="float">
            <text:p>0.00222366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/>
          <table:table-cell office:value-type="float" office:value="0.21888" calcext:value-type="float">
            <text:p>0.21888</text:p>
          </table:table-cell>
          <table:table-cell office:value-type="float" office:value="0.000853464" calcext:value-type="float">
            <text:p>0.000853464</text:p>
          </table:table-cell>
          <table:table-cell office:value-type="float" office:value="0.120019" calcext:value-type="float">
            <text:p>0.120019</text:p>
          </table:table-cell>
          <table:table-cell office:value-type="float" office:value="0.0263307" calcext:value-type="float">
            <text:p>0.0263307</text:p>
          </table:table-cell>
          <table:table-cell office:value-type="float" office:value="0.0146621" calcext:value-type="float">
            <text:p>0.0146621</text:p>
          </table:table-cell>
          <table:table-cell office:value-type="float" office:value="0.00978325" calcext:value-type="float">
            <text:p>0.00978325</text:p>
          </table:table-cell>
          <table:table-cell office:value-type="float" office:value="0.00213761" calcext:value-type="float">
            <text:p>0.00213761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/>
          <table:table-cell office:value-type="float" office:value="0.197113" calcext:value-type="float">
            <text:p>0.197113</text:p>
          </table:table-cell>
          <table:table-cell office:value-type="float" office:value="0.000870438" calcext:value-type="float">
            <text:p>0.000870438</text:p>
          </table:table-cell>
          <table:table-cell office:value-type="float" office:value="0.113354" calcext:value-type="float">
            <text:p>0.113354</text:p>
          </table:table-cell>
          <table:table-cell office:value-type="float" office:value="0.0254405" calcext:value-type="float">
            <text:p>0.0254405</text:p>
          </table:table-cell>
          <table:table-cell office:value-type="float" office:value="0.0146155" calcext:value-type="float">
            <text:p>0.0146155</text:p>
          </table:table-cell>
          <table:table-cell office:value-type="float" office:value="0.0106628" calcext:value-type="float">
            <text:p>0.0106628</text:p>
          </table:table-cell>
          <table:table-cell office:value-type="float" office:value="0.00218695" calcext:value-type="float">
            <text:p>0.00218695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/>
          <table:table-cell office:value-type="float" office:value="0.192053" calcext:value-type="float">
            <text:p>0.192053</text:p>
          </table:table-cell>
          <table:table-cell office:value-type="float" office:value="0.00086728" calcext:value-type="float">
            <text:p>0.00086728</text:p>
          </table:table-cell>
          <table:table-cell office:value-type="float" office:value="0.116495" calcext:value-type="float">
            <text:p>0.116495</text:p>
          </table:table-cell>
          <table:table-cell office:value-type="float" office:value="0.0253311" calcext:value-type="float">
            <text:p>0.0253311</text:p>
          </table:table-cell>
          <table:table-cell office:value-type="float" office:value="0.0141252" calcext:value-type="float">
            <text:p>0.0141252</text:p>
          </table:table-cell>
          <table:table-cell office:value-type="float" office:value="0.0105538" calcext:value-type="float">
            <text:p>0.0105538</text:p>
          </table:table-cell>
          <table:table-cell office:value-type="float" office:value="0.00219919" calcext:value-type="float">
            <text:p>0.00219919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/>
          <table:table-cell office:value-type="float" office:value="0.20064" calcext:value-type="float">
            <text:p>0.20064</text:p>
          </table:table-cell>
          <table:table-cell office:value-type="float" office:value="0.000829779" calcext:value-type="float">
            <text:p>0.000829779</text:p>
          </table:table-cell>
          <table:table-cell office:value-type="float" office:value="0.114634" calcext:value-type="float">
            <text:p>0.114634</text:p>
          </table:table-cell>
          <table:table-cell office:value-type="float" office:value="0.0257081" calcext:value-type="float">
            <text:p>0.0257081</text:p>
          </table:table-cell>
          <table:table-cell office:value-type="float" office:value="0.0129113" calcext:value-type="float">
            <text:p>0.0129113</text:p>
          </table:table-cell>
          <table:table-cell office:value-type="float" office:value="0.0100359" calcext:value-type="float">
            <text:p>0.0100359</text:p>
          </table:table-cell>
          <table:table-cell office:value-type="float" office:value="0.0021909" calcext:value-type="float">
            <text:p>0.0021909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/>
          <table:table-cell office:value-type="float" office:value="0.196757" calcext:value-type="float">
            <text:p>0.196757</text:p>
          </table:table-cell>
          <table:table-cell office:value-type="float" office:value="0.000864122" calcext:value-type="float">
            <text:p>0.000864122</text:p>
          </table:table-cell>
          <table:table-cell office:value-type="float" office:value="0.119889" calcext:value-type="float">
            <text:p>0.119889</text:p>
          </table:table-cell>
          <table:table-cell office:value-type="float" office:value="0.0267073" calcext:value-type="float">
            <text:p>0.0267073</text:p>
          </table:table-cell>
          <table:table-cell office:value-type="float" office:value="0.0135524" calcext:value-type="float">
            <text:p>0.0135524</text:p>
          </table:table-cell>
          <table:table-cell office:value-type="float" office:value="0.00937863" calcext:value-type="float">
            <text:p>0.00937863</text:p>
          </table:table-cell>
          <table:table-cell office:value-type="float" office:value="0.0021455" calcext:value-type="float">
            <text:p>0.0021455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/>
          <table:table-cell office:value-type="float" office:value="0.200716" calcext:value-type="float">
            <text:p>0.200716</text:p>
          </table:table-cell>
          <table:table-cell office:value-type="float" office:value="0.000846753" calcext:value-type="float">
            <text:p>0.000846753</text:p>
          </table:table-cell>
          <table:table-cell office:value-type="float" office:value="0.117127" calcext:value-type="float">
            <text:p>0.117127</text:p>
          </table:table-cell>
          <table:table-cell office:value-type="float" office:value="0.0266433" calcext:value-type="float">
            <text:p>0.0266433</text:p>
          </table:table-cell>
          <table:table-cell office:value-type="float" office:value="0.0146013" calcext:value-type="float">
            <text:p>0.0146013</text:p>
          </table:table-cell>
          <table:table-cell office:value-type="float" office:value="0.00845806" calcext:value-type="float">
            <text:p>0.00845806</text:p>
          </table:table-cell>
          <table:table-cell office:value-type="float" office:value="0.00216406" calcext:value-type="float">
            <text:p>0.00216406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/>
          <table:table-cell office:value-type="float" office:value="0.205611" calcext:value-type="float">
            <text:p>0.205611</text:p>
          </table:table-cell>
          <table:table-cell office:value-type="float" office:value="0.000885044" calcext:value-type="float">
            <text:p>0.000885044</text:p>
          </table:table-cell>
          <table:table-cell office:value-type="float" office:value="0.116777" calcext:value-type="float">
            <text:p>0.116777</text:p>
          </table:table-cell>
          <table:table-cell office:value-type="float" office:value="0.0253663" calcext:value-type="float">
            <text:p>0.0253663</text:p>
          </table:table-cell>
          <table:table-cell office:value-type="float" office:value="0.0142606" calcext:value-type="float">
            <text:p>0.0142606</text:p>
          </table:table-cell>
          <table:table-cell office:value-type="float" office:value="0.00850109" calcext:value-type="float">
            <text:p>0.00850109</text:p>
          </table:table-cell>
          <table:table-cell office:value-type="float" office:value="0.00217669" calcext:value-type="float">
            <text:p>0.0021766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/>
          <table:table-cell office:value-type="float" office:value="0.209388" calcext:value-type="float">
            <text:p>0.209388</text:p>
          </table:table-cell>
          <table:table-cell office:value-type="float" office:value="0.000966759" calcext:value-type="float">
            <text:p>0.000966759</text:p>
          </table:table-cell>
          <table:table-cell office:value-type="float" office:value="0.11335" calcext:value-type="float">
            <text:p>0.11335</text:p>
          </table:table-cell>
          <table:table-cell office:value-type="float" office:value="0.0253394" calcext:value-type="float">
            <text:p>0.0253394</text:p>
          </table:table-cell>
          <table:table-cell office:value-type="float" office:value="0.0136081" calcext:value-type="float">
            <text:p>0.0136081</text:p>
          </table:table-cell>
          <table:table-cell office:value-type="float" office:value="0.0110066" calcext:value-type="float">
            <text:p>0.0110066</text:p>
          </table:table-cell>
          <table:table-cell office:value-type="float" office:value="0.00225603" calcext:value-type="float">
            <text:p>0.00225603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/>
          <table:table-cell office:value-type="float" office:value="0.197091" calcext:value-type="float">
            <text:p>0.197091</text:p>
          </table:table-cell>
          <table:table-cell office:value-type="float" office:value="0.0010619" calcext:value-type="float">
            <text:p>0.0010619</text:p>
          </table:table-cell>
          <table:table-cell office:value-type="float" office:value="0.116881" calcext:value-type="float">
            <text:p>0.116881</text:p>
          </table:table-cell>
          <table:table-cell office:value-type="float" office:value="0.0272714" calcext:value-type="float">
            <text:p>0.0272714</text:p>
          </table:table-cell>
          <table:table-cell office:value-type="float" office:value="0.0137573" calcext:value-type="float">
            <text:p>0.0137573</text:p>
          </table:table-cell>
          <table:table-cell office:value-type="float" office:value="0.00979194" calcext:value-type="float">
            <text:p>0.00979194</text:p>
          </table:table-cell>
          <table:table-cell office:value-type="float" office:value="0.00215853" calcext:value-type="float">
            <text:p>0.00215853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/>
          <table:table-cell office:value-type="float" office:value="0.19642" calcext:value-type="float">
            <text:p>0.19642</text:p>
          </table:table-cell>
          <table:table-cell office:value-type="float" office:value="0.000912677" calcext:value-type="float">
            <text:p>0.000912677</text:p>
          </table:table-cell>
          <table:table-cell office:value-type="float" office:value="0.113103" calcext:value-type="float">
            <text:p>0.113103</text:p>
          </table:table-cell>
          <table:table-cell office:value-type="float" office:value="0.0262107" calcext:value-type="float">
            <text:p>0.0262107</text:p>
          </table:table-cell>
          <table:table-cell office:value-type="float" office:value="0.0138674" calcext:value-type="float">
            <text:p>0.0138674</text:p>
          </table:table-cell>
          <table:table-cell office:value-type="float" office:value="0.0144627" calcext:value-type="float">
            <text:p>0.0144627</text:p>
          </table:table-cell>
          <table:table-cell office:value-type="float" office:value="0.00217748" calcext:value-type="float">
            <text:p>0.00217748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/>
          <table:table-cell office:value-type="float" office:value="0.209794" calcext:value-type="float">
            <text:p>0.209794</text:p>
          </table:table-cell>
          <table:table-cell office:value-type="float" office:value="0.000926889" calcext:value-type="float">
            <text:p>0.000926889</text:p>
          </table:table-cell>
          <table:table-cell office:value-type="float" office:value="0.115915" calcext:value-type="float">
            <text:p>0.115915</text:p>
          </table:table-cell>
          <table:table-cell office:value-type="float" office:value="0.0259726" calcext:value-type="float">
            <text:p>0.0259726</text:p>
          </table:table-cell>
          <table:table-cell office:value-type="float" office:value="0.0137391" calcext:value-type="float">
            <text:p>0.0137391</text:p>
          </table:table-cell>
          <table:table-cell office:value-type="float" office:value="0.00947811" calcext:value-type="float">
            <text:p>0.00947811</text:p>
          </table:table-cell>
          <table:table-cell office:value-type="float" office:value="0.00215577" calcext:value-type="float">
            <text:p>0.00215577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/>
          <table:table-cell office:value-type="float" office:value="0.198495" calcext:value-type="float">
            <text:p>0.198495</text:p>
          </table:table-cell>
          <table:table-cell office:value-type="float" office:value="0.000857017" calcext:value-type="float">
            <text:p>0.000857017</text:p>
          </table:table-cell>
          <table:table-cell office:value-type="float" office:value="0.115846" calcext:value-type="float">
            <text:p>0.115846</text:p>
          </table:table-cell>
          <table:table-cell office:value-type="float" office:value="0.0255625" calcext:value-type="float">
            <text:p>0.0255625</text:p>
          </table:table-cell>
          <table:table-cell office:value-type="float" office:value="0.0126239" calcext:value-type="float">
            <text:p>0.0126239</text:p>
          </table:table-cell>
          <table:table-cell office:value-type="float" office:value="0.00869136" calcext:value-type="float">
            <text:p>0.00869136</text:p>
          </table:table-cell>
          <table:table-cell office:value-type="float" office:value="0.00215892" calcext:value-type="float">
            <text:p>0.00215892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/>
          <table:table-cell office:value-type="float" office:value="0.19216" calcext:value-type="float">
            <text:p>0.19216</text:p>
          </table:table-cell>
          <table:table-cell office:value-type="float" office:value="0.000904782" calcext:value-type="float">
            <text:p>0.000904782</text:p>
          </table:table-cell>
          <table:table-cell office:value-type="float" office:value="0.112007" calcext:value-type="float">
            <text:p>0.112007</text:p>
          </table:table-cell>
          <table:table-cell office:value-type="float" office:value="0.0254389" calcext:value-type="float">
            <text:p>0.0254389</text:p>
          </table:table-cell>
          <table:table-cell office:value-type="float" office:value="0.0131209" calcext:value-type="float">
            <text:p>0.0131209</text:p>
          </table:table-cell>
          <table:table-cell office:value-type="float" office:value="0.0091927" calcext:value-type="float">
            <text:p>0.0091927</text:p>
          </table:table-cell>
          <table:table-cell office:value-type="float" office:value="0.00214155" calcext:value-type="float">
            <text:p>0.00214155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/>
          <table:table-cell office:value-type="float" office:value="0.193576" calcext:value-type="float">
            <text:p>0.193576</text:p>
          </table:table-cell>
          <table:table-cell office:value-type="float" office:value="0.000875965" calcext:value-type="float">
            <text:p>0.000875965</text:p>
          </table:table-cell>
          <table:table-cell office:value-type="float" office:value="0.117379" calcext:value-type="float">
            <text:p>0.117379</text:p>
          </table:table-cell>
          <table:table-cell office:value-type="float" office:value="0.0262237" calcext:value-type="float">
            <text:p>0.0262237</text:p>
          </table:table-cell>
          <table:table-cell office:value-type="float" office:value="0.0136325" calcext:value-type="float">
            <text:p>0.0136325</text:p>
          </table:table-cell>
          <table:table-cell office:value-type="float" office:value="0.0097422" calcext:value-type="float">
            <text:p>0.0097422</text:p>
          </table:table-cell>
          <table:table-cell office:value-type="float" office:value="0.0021384" calcext:value-type="float">
            <text:p>0.0021384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/>
          <table:table-cell office:value-type="float" office:value="0.197239" calcext:value-type="float">
            <text:p>0.197239</text:p>
          </table:table-cell>
          <table:table-cell office:value-type="float" office:value="0.000894124" calcext:value-type="float">
            <text:p>0.000894124</text:p>
          </table:table-cell>
          <table:table-cell office:value-type="float" office:value="0.118428" calcext:value-type="float">
            <text:p>0.118428</text:p>
          </table:table-cell>
          <table:table-cell office:value-type="float" office:value="0.0263859" calcext:value-type="float">
            <text:p>0.0263859</text:p>
          </table:table-cell>
          <table:table-cell office:value-type="float" office:value="0.0129946" calcext:value-type="float">
            <text:p>0.0129946</text:p>
          </table:table-cell>
          <table:table-cell office:value-type="float" office:value="0.00872294" calcext:value-type="float">
            <text:p>0.00872294</text:p>
          </table:table-cell>
          <table:table-cell office:value-type="float" office:value="0.00219722" calcext:value-type="float">
            <text:p>0.00219722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/>
          <table:table-cell office:value-type="float" office:value="0.220022" calcext:value-type="float">
            <text:p>0.220022</text:p>
          </table:table-cell>
          <table:table-cell office:value-type="float" office:value="0.000849911" calcext:value-type="float">
            <text:p>0.000849911</text:p>
          </table:table-cell>
          <table:table-cell office:value-type="float" office:value="0.115794" calcext:value-type="float">
            <text:p>0.115794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132082" calcext:value-type="float">
            <text:p>0.0132082</text:p>
          </table:table-cell>
          <table:table-cell office:value-type="float" office:value="0.00908967" calcext:value-type="float">
            <text:p>0.00908967</text:p>
          </table:table-cell>
          <table:table-cell office:value-type="float" office:value="0.00212655" calcext:value-type="float">
            <text:p>0.00212655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/>
          <table:table-cell office:value-type="float" office:value="0.217335" calcext:value-type="float">
            <text:p>0.217335</text:p>
          </table:table-cell>
          <table:table-cell office:value-type="float" office:value="0.000898466" calcext:value-type="float">
            <text:p>0.000898466</text:p>
          </table:table-cell>
          <table:table-cell office:value-type="float" office:value="0.10981" calcext:value-type="float">
            <text:p>0.10981</text:p>
          </table:table-cell>
          <table:table-cell office:value-type="float" office:value="0.0243798" calcext:value-type="float">
            <text:p>0.0243798</text:p>
          </table:table-cell>
          <table:table-cell office:value-type="float" office:value="0.0132761" calcext:value-type="float">
            <text:p>0.0132761</text:p>
          </table:table-cell>
          <table:table-cell office:value-type="float" office:value="0.00939837" calcext:value-type="float">
            <text:p>0.00939837</text:p>
          </table:table-cell>
          <table:table-cell office:value-type="float" office:value="0.00208313" calcext:value-type="float">
            <text:p>0.00208313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0.199473" calcext:value-type="float">
            <text:p>0.199473</text:p>
          </table:table-cell>
          <table:table-cell office:value-type="float" office:value="0.000840042" calcext:value-type="float">
            <text:p>0.000840042</text:p>
          </table:table-cell>
          <table:table-cell office:value-type="float" office:value="0.114726" calcext:value-type="float">
            <text:p>0.114726</text:p>
          </table:table-cell>
          <table:table-cell office:value-type="float" office:value="0.0251223" calcext:value-type="float">
            <text:p>0.0251223</text:p>
          </table:table-cell>
          <table:table-cell office:value-type="float" office:value="0.0148413" calcext:value-type="float">
            <text:p>0.0148413</text:p>
          </table:table-cell>
          <table:table-cell office:value-type="float" office:value="0.0122213" calcext:value-type="float">
            <text:p>0.0122213</text:p>
          </table:table-cell>
          <table:table-cell office:value-type="float" office:value="0.00218774" calcext:value-type="float">
            <text:p>0.00218774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/>
          <table:table-cell office:value-type="float" office:value="0.217267" calcext:value-type="float">
            <text:p>0.217267</text:p>
          </table:table-cell>
          <table:table-cell office:value-type="float" office:value="0.000877939" calcext:value-type="float">
            <text:p>0.000877939</text:p>
          </table:table-cell>
          <table:table-cell office:value-type="float" office:value="0.115392" calcext:value-type="float">
            <text:p>0.115392</text:p>
          </table:table-cell>
          <table:table-cell office:value-type="float" office:value="0.0261214" calcext:value-type="float">
            <text:p>0.0261214</text:p>
          </table:table-cell>
          <table:table-cell office:value-type="float" office:value="0.0150983" calcext:value-type="float">
            <text:p>0.0150983</text:p>
          </table:table-cell>
          <table:table-cell office:value-type="float" office:value="0.00973825" calcext:value-type="float">
            <text:p>0.00973825</text:p>
          </table:table-cell>
          <table:table-cell office:value-type="float" office:value="0.00222011" calcext:value-type="float">
            <text:p>0.00222011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/>
          <table:table-cell office:value-type="float" office:value="0.202141" calcext:value-type="float">
            <text:p>0.202141</text:p>
          </table:table-cell>
          <table:table-cell office:value-type="float" office:value="0.000846358" calcext:value-type="float">
            <text:p>0.000846358</text:p>
          </table:table-cell>
          <table:table-cell office:value-type="float" office:value="0.119438" calcext:value-type="float">
            <text:p>0.119438</text:p>
          </table:table-cell>
          <table:table-cell office:value-type="float" office:value="0.0250623" calcext:value-type="float">
            <text:p>0.0250623</text:p>
          </table:table-cell>
          <table:table-cell office:value-type="float" office:value="0.014428" calcext:value-type="float">
            <text:p>0.014428</text:p>
          </table:table-cell>
          <table:table-cell office:value-type="float" office:value="0.00911296" calcext:value-type="float">
            <text:p>0.00911296</text:p>
          </table:table-cell>
          <table:table-cell office:value-type="float" office:value="0.00212932" calcext:value-type="float">
            <text:p>0.00212932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/>
          <table:table-cell office:value-type="float" office:value="0.210087" calcext:value-type="float">
            <text:p>0.210087</text:p>
          </table:table-cell>
          <table:table-cell office:value-type="float" office:value="0.000849911" calcext:value-type="float">
            <text:p>0.000849911</text:p>
          </table:table-cell>
          <table:table-cell office:value-type="float" office:value="0.118277" calcext:value-type="float">
            <text:p>0.118277</text:p>
          </table:table-cell>
          <table:table-cell office:value-type="float" office:value="0.0261605" calcext:value-type="float">
            <text:p>0.0261605</text:p>
          </table:table-cell>
          <table:table-cell office:value-type="float" office:value="0.0150679" calcext:value-type="float">
            <text:p>0.0150679</text:p>
          </table:table-cell>
          <table:table-cell office:value-type="float" office:value="0.00965338" calcext:value-type="float">
            <text:p>0.00965338</text:p>
          </table:table-cell>
          <table:table-cell office:value-type="float" office:value="0.00222209" calcext:value-type="float">
            <text:p>0.00222209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/>
          <table:table-cell office:value-type="float" office:value="0.249656" calcext:value-type="float">
            <text:p>0.249656</text:p>
          </table:table-cell>
          <table:table-cell office:value-type="float" office:value="0.000878728" calcext:value-type="float">
            <text:p>0.000878728</text:p>
          </table:table-cell>
          <table:table-cell office:value-type="float" office:value="0.117398" calcext:value-type="float">
            <text:p>0.117398</text:p>
          </table:table-cell>
          <table:table-cell office:value-type="float" office:value="0.0263074" calcext:value-type="float">
            <text:p>0.0263074</text:p>
          </table:table-cell>
          <table:table-cell office:value-type="float" office:value="0.0170728" calcext:value-type="float">
            <text:p>0.0170728</text:p>
          </table:table-cell>
          <table:table-cell office:value-type="float" office:value="0.0112735" calcext:value-type="float">
            <text:p>0.0112735</text:p>
          </table:table-cell>
          <table:table-cell office:value-type="float" office:value="0.00214432" calcext:value-type="float">
            <text:p>0.00214432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/>
          <table:table-cell office:value-type="float" office:value="0.264755" calcext:value-type="float">
            <text:p>0.264755</text:p>
          </table:table-cell>
          <table:table-cell office:value-type="float" office:value="0.00085228" calcext:value-type="float">
            <text:p>0.00085228</text:p>
          </table:table-cell>
          <table:table-cell office:value-type="float" office:value="0.116636" calcext:value-type="float">
            <text:p>0.116636</text:p>
          </table:table-cell>
          <table:table-cell office:value-type="float" office:value="0.0260445" calcext:value-type="float">
            <text:p>0.0260445</text:p>
          </table:table-cell>
          <table:table-cell office:value-type="float" office:value="0.0142495" calcext:value-type="float">
            <text:p>0.0142495</text:p>
          </table:table-cell>
          <table:table-cell office:value-type="float" office:value="0.015073" calcext:value-type="float">
            <text:p>0.015073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/>
          <table:table-cell office:value-type="float" office:value="0.224016" calcext:value-type="float">
            <text:p>0.224016</text:p>
          </table:table-cell>
          <table:table-cell office:value-type="float" office:value="0.000870438" calcext:value-type="float">
            <text:p>0.000870438</text:p>
          </table:table-cell>
          <table:table-cell office:value-type="float" office:value="0.114929" calcext:value-type="float">
            <text:p>0.114929</text:p>
          </table:table-cell>
          <table:table-cell office:value-type="float" office:value="0.0256012" calcext:value-type="float">
            <text:p>0.0256012</text:p>
          </table:table-cell>
          <table:table-cell office:value-type="float" office:value="0.0149838" calcext:value-type="float">
            <text:p>0.0149838</text:p>
          </table:table-cell>
          <table:table-cell office:value-type="float" office:value="0.00996247" calcext:value-type="float">
            <text:p>0.00996247</text:p>
          </table:table-cell>
          <table:table-cell office:value-type="float" office:value="0.00219879" calcext:value-type="float">
            <text:p>0.00219879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/>
          <table:table-cell office:value-type="float" office:value="0.231138" calcext:value-type="float">
            <text:p>0.231138</text:p>
          </table:table-cell>
          <table:table-cell office:value-type="float" office:value="0.000829384" calcext:value-type="float">
            <text:p>0.000829384</text:p>
          </table:table-cell>
          <table:table-cell office:value-type="float" office:value="0.118797" calcext:value-type="float">
            <text:p>0.118797</text:p>
          </table:table-cell>
          <table:table-cell office:value-type="float" office:value="0.026534" calcext:value-type="float">
            <text:p>0.026534</text:p>
          </table:table-cell>
          <table:table-cell office:value-type="float" office:value="0.0144291" calcext:value-type="float">
            <text:p>0.0144291</text:p>
          </table:table-cell>
          <table:table-cell office:value-type="float" office:value="0.00957561" calcext:value-type="float">
            <text:p>0.00957561</text:p>
          </table:table-cell>
          <table:table-cell office:value-type="float" office:value="0.00212103" calcext:value-type="float">
            <text:p>0.00212103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float" office:value="0.230927" calcext:value-type="float">
            <text:p>0.230927</text:p>
          </table:table-cell>
          <table:table-cell office:value-type="float" office:value="0.000855043" calcext:value-type="float">
            <text:p>0.000855043</text:p>
          </table:table-cell>
          <table:table-cell office:value-type="float" office:value="0.117819" calcext:value-type="float">
            <text:p>0.117819</text:p>
          </table:table-cell>
          <table:table-cell office:value-type="float" office:value="0.0263575" calcext:value-type="float">
            <text:p>0.0263575</text:p>
          </table:table-cell>
          <table:table-cell office:value-type="float" office:value="0.014407" calcext:value-type="float">
            <text:p>0.014407</text:p>
          </table:table-cell>
          <table:table-cell office:value-type="float" office:value="0.0107283" calcext:value-type="float">
            <text:p>0.0107283</text:p>
          </table:table-cell>
          <table:table-cell office:value-type="float" office:value="0.0022138" calcext:value-type="float">
            <text:p>0.0022138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/>
          <table:table-cell office:value-type="float" office:value="0.275876" calcext:value-type="float">
            <text:p>0.275876</text:p>
          </table:table-cell>
          <table:table-cell office:value-type="float" office:value="0.00115151" calcext:value-type="float">
            <text:p>0.00115151</text:p>
          </table:table-cell>
          <table:table-cell office:value-type="float" office:value="0.121895" calcext:value-type="float">
            <text:p>0.121895</text:p>
          </table:table-cell>
          <table:table-cell office:value-type="float" office:value="0.0262991" calcext:value-type="float">
            <text:p>0.0262991</text:p>
          </table:table-cell>
          <table:table-cell office:value-type="float" office:value="0.0141903" calcext:value-type="float">
            <text:p>0.0141903</text:p>
          </table:table-cell>
          <table:table-cell office:value-type="float" office:value="0.00872096" calcext:value-type="float">
            <text:p>0.00872096</text:p>
          </table:table-cell>
          <table:table-cell office:value-type="float" office:value="0.00217787" calcext:value-type="float">
            <text:p>0.0021778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/>
          <table:table-cell office:value-type="float" office:value="0.258206" calcext:value-type="float">
            <text:p>0.258206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112641" calcext:value-type="float">
            <text:p>0.112641</text:p>
          </table:table-cell>
          <table:table-cell office:value-type="float" office:value="0.0251878" calcext:value-type="float">
            <text:p>0.0251878</text:p>
          </table:table-cell>
          <table:table-cell office:value-type="float" office:value="0.0137044" calcext:value-type="float">
            <text:p>0.0137044</text:p>
          </table:table-cell>
          <table:table-cell office:value-type="float" office:value="0.00897835" calcext:value-type="float">
            <text:p>0.00897835</text:p>
          </table:table-cell>
          <table:table-cell office:value-type="float" office:value="0.00214274" calcext:value-type="float">
            <text:p>0.00214274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/>
          <table:table-cell office:value-type="float" office:value="0.22036" calcext:value-type="float">
            <text:p>0.22036</text:p>
          </table:table-cell>
          <table:table-cell office:value-type="float" office:value="0.00115308" calcext:value-type="float">
            <text:p>0.00115308</text:p>
          </table:table-cell>
          <table:table-cell office:value-type="float" office:value="0.116955" calcext:value-type="float">
            <text:p>0.116955</text:p>
          </table:table-cell>
          <table:table-cell office:value-type="float" office:value="0.0262801" calcext:value-type="float">
            <text:p>0.0262801</text:p>
          </table:table-cell>
          <table:table-cell office:value-type="float" office:value="0.0134853" calcext:value-type="float">
            <text:p>0.0134853</text:p>
          </table:table-cell>
          <table:table-cell office:value-type="float" office:value="0.0087857" calcext:value-type="float">
            <text:p>0.0087857</text:p>
          </table:table-cell>
          <table:table-cell office:value-type="float" office:value="0.00217748" calcext:value-type="float">
            <text:p>0.00217748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/>
          <table:table-cell office:value-type="float" office:value="0.213901" calcext:value-type="float">
            <text:p>0.213901</text:p>
          </table:table-cell>
          <table:table-cell office:value-type="float" office:value="0.00106229" calcext:value-type="float">
            <text:p>0.00106229</text:p>
          </table:table-cell>
          <table:table-cell office:value-type="float" office:value="0.114952" calcext:value-type="float">
            <text:p>0.114952</text:p>
          </table:table-cell>
          <table:table-cell office:value-type="float" office:value="0.0265079" calcext:value-type="float">
            <text:p>0.0265079</text:p>
          </table:table-cell>
          <table:table-cell office:value-type="float" office:value="0.0136538" calcext:value-type="float">
            <text:p>0.0136538</text:p>
          </table:table-cell>
          <table:table-cell office:value-type="float" office:value="0.00888124" calcext:value-type="float">
            <text:p>0.00888124</text:p>
          </table:table-cell>
          <table:table-cell office:value-type="float" office:value="0.00212774" calcext:value-type="float">
            <text:p>0.00212774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/>
          <table:table-cell office:value-type="float" office:value="0.329923" calcext:value-type="float">
            <text:p>0.329923</text:p>
          </table:table-cell>
          <table:table-cell office:value-type="float" office:value="0.0009336" calcext:value-type="float">
            <text:p>0.0009336</text:p>
          </table:table-cell>
          <table:table-cell office:value-type="float" office:value="0.120488" calcext:value-type="float">
            <text:p>0.120488</text:p>
          </table:table-cell>
          <table:table-cell office:value-type="float" office:value="0.0260685" calcext:value-type="float">
            <text:p>0.0260685</text:p>
          </table:table-cell>
          <table:table-cell office:value-type="float" office:value="0.0133941" calcext:value-type="float">
            <text:p>0.0133941</text:p>
          </table:table-cell>
          <table:table-cell office:value-type="float" office:value="0.00987563" calcext:value-type="float">
            <text:p>0.00987563</text:p>
          </table:table-cell>
          <table:table-cell office:value-type="float" office:value="0.00218814" calcext:value-type="float">
            <text:p>0.00218814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/>
          <table:table-cell office:value-type="float" office:value="0.259949" calcext:value-type="float">
            <text:p>0.259949</text:p>
          </table:table-cell>
          <table:table-cell office:value-type="float" office:value="0.000951364" calcext:value-type="float">
            <text:p>0.000951364</text:p>
          </table:table-cell>
          <table:table-cell office:value-type="float" office:value="0.11412" calcext:value-type="float">
            <text:p>0.11412</text:p>
          </table:table-cell>
          <table:table-cell office:value-type="float" office:value="0.025521" calcext:value-type="float">
            <text:p>0.025521</text:p>
          </table:table-cell>
          <table:table-cell office:value-type="float" office:value="0.014546" calcext:value-type="float">
            <text:p>0.014546</text:p>
          </table:table-cell>
          <table:table-cell office:value-type="float" office:value="0.0104749" calcext:value-type="float">
            <text:p>0.0104749</text:p>
          </table:table-cell>
          <table:table-cell office:value-type="float" office:value="0.00214629" calcext:value-type="float">
            <text:p>0.00214629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/>
          <table:table-cell office:value-type="float" office:value="0.244054" calcext:value-type="float">
            <text:p>0.244054</text:p>
          </table:table-cell>
          <table:table-cell office:value-type="float" office:value="0.000888597" calcext:value-type="float">
            <text:p>0.000888597</text:p>
          </table:table-cell>
          <table:table-cell office:value-type="float" office:value="0.118451" calcext:value-type="float">
            <text:p>0.118451</text:p>
          </table:table-cell>
          <table:table-cell office:value-type="float" office:value="0.0258159" calcext:value-type="float">
            <text:p>0.0258159</text:p>
          </table:table-cell>
          <table:table-cell office:value-type="float" office:value="0.0137012" calcext:value-type="float">
            <text:p>0.0137012</text:p>
          </table:table-cell>
          <table:table-cell office:value-type="float" office:value="0.00977457" calcext:value-type="float">
            <text:p>0.00977457</text:p>
          </table:table-cell>
          <table:table-cell office:value-type="float" office:value="0.00210405" calcext:value-type="float">
            <text:p>0.00210405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/>
          <table:table-cell office:value-type="float" office:value="0.21659" calcext:value-type="float">
            <text:p>0.21659</text:p>
          </table:table-cell>
          <table:table-cell office:value-type="float" office:value="0.00090873" calcext:value-type="float">
            <text:p>0.00090873</text:p>
          </table:table-cell>
          <table:table-cell office:value-type="float" office:value="0.113147" calcext:value-type="float">
            <text:p>0.113147</text:p>
          </table:table-cell>
          <table:table-cell office:value-type="float" office:value="0.0249522" calcext:value-type="float">
            <text:p>0.0249522</text:p>
          </table:table-cell>
          <table:table-cell office:value-type="float" office:value="0.0132168" calcext:value-type="float">
            <text:p>0.0132168</text:p>
          </table:table-cell>
          <table:table-cell office:value-type="float" office:value="0.00922191" calcext:value-type="float">
            <text:p>0.00922191</text:p>
          </table:table-cell>
          <table:table-cell office:value-type="float" office:value="0.00217432" calcext:value-type="float">
            <text:p>0.00217432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/>
          <table:table-cell office:value-type="float" office:value="0.20651" calcext:value-type="float">
            <text:p>0.20651</text:p>
          </table:table-cell>
          <table:table-cell office:value-type="float" office:value="0.000895703" calcext:value-type="float">
            <text:p>0.000895703</text:p>
          </table:table-cell>
          <table:table-cell office:value-type="float" office:value="0.116694" calcext:value-type="float">
            <text:p>0.116694</text:p>
          </table:table-cell>
          <table:table-cell office:value-type="float" office:value="0.0257243" calcext:value-type="float">
            <text:p>0.0257243</text:p>
          </table:table-cell>
          <table:table-cell office:value-type="float" office:value="0.0131213" calcext:value-type="float">
            <text:p>0.0131213</text:p>
          </table:table-cell>
          <table:table-cell office:value-type="float" office:value="0.0100272" calcext:value-type="float">
            <text:p>0.0100272</text:p>
          </table:table-cell>
          <table:table-cell office:value-type="float" office:value="0.00217116" calcext:value-type="float">
            <text:p>0.00217116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/>
          <table:table-cell office:value-type="float" office:value="0.209515" calcext:value-type="float">
            <text:p>0.209515</text:p>
          </table:table-cell>
          <table:table-cell office:value-type="float" office:value="0.000936363" calcext:value-type="float">
            <text:p>0.000936363</text:p>
          </table:table-cell>
          <table:table-cell office:value-type="float" office:value="0.115028" calcext:value-type="float">
            <text:p>0.115028</text:p>
          </table:table-cell>
          <table:table-cell office:value-type="float" office:value="0.025551" calcext:value-type="float">
            <text:p>0.025551</text:p>
          </table:table-cell>
          <table:table-cell office:value-type="float" office:value="0.0157966" calcext:value-type="float">
            <text:p>0.0157966</text:p>
          </table:table-cell>
          <table:table-cell office:value-type="float" office:value="0.00903164" calcext:value-type="float">
            <text:p>0.00903164</text:p>
          </table:table-cell>
          <table:table-cell office:value-type="float" office:value="0.0021605" calcext:value-type="float">
            <text:p>0.0021605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/>
          <table:table-cell office:value-type="float" office:value="0.216969" calcext:value-type="float">
            <text:p>0.216969</text:p>
          </table:table-cell>
          <table:table-cell office:value-type="float" office:value="0.000945048" calcext:value-type="float">
            <text:p>0.000945048</text:p>
          </table:table-cell>
          <table:table-cell office:value-type="float" office:value="0.112954" calcext:value-type="float">
            <text:p>0.112954</text:p>
          </table:table-cell>
          <table:table-cell office:value-type="float" office:value="0.0279275" calcext:value-type="float">
            <text:p>0.0279275</text:p>
          </table:table-cell>
          <table:table-cell office:value-type="float" office:value="0.0149372" calcext:value-type="float">
            <text:p>0.0149372</text:p>
          </table:table-cell>
          <table:table-cell office:value-type="float" office:value="0.00913664" calcext:value-type="float">
            <text:p>0.00913664</text:p>
          </table:table-cell>
          <table:table-cell office:value-type="float" office:value="0.00219406" calcext:value-type="float">
            <text:p>0.0021940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/>
          <table:table-cell office:value-type="float" office:value="0.250085" calcext:value-type="float">
            <text:p>0.250085</text:p>
          </table:table-cell>
          <table:table-cell office:value-type="float" office:value="0.000970707" calcext:value-type="float">
            <text:p>0.000970707</text:p>
          </table:table-cell>
          <table:table-cell office:value-type="float" office:value="0.116957" calcext:value-type="float">
            <text:p>0.116957</text:p>
          </table:table-cell>
          <table:table-cell office:value-type="float" office:value="0.0297903" calcext:value-type="float">
            <text:p>0.0297903</text:p>
          </table:table-cell>
          <table:table-cell office:value-type="float" office:value="0.0140782" calcext:value-type="float">
            <text:p>0.0140782</text:p>
          </table:table-cell>
          <table:table-cell office:value-type="float" office:value="0.00966404" calcext:value-type="float">
            <text:p>0.00966404</text:p>
          </table:table-cell>
          <table:table-cell office:value-type="float" office:value="0.00217708" calcext:value-type="float">
            <text:p>0.00217708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/>
          <table:table-cell office:value-type="float" office:value="0.230286" calcext:value-type="float">
            <text:p>0.230286</text:p>
          </table:table-cell>
          <table:table-cell office:value-type="float" office:value="0.000915441" calcext:value-type="float">
            <text:p>0.000915441</text:p>
          </table:table-cell>
          <table:table-cell office:value-type="float" office:value="0.113036" calcext:value-type="float">
            <text:p>0.113036</text:p>
          </table:table-cell>
          <table:table-cell office:value-type="float" office:value="0.0262257" calcext:value-type="float">
            <text:p>0.0262257</text:p>
          </table:table-cell>
          <table:table-cell office:value-type="float" office:value="0.0135761" calcext:value-type="float">
            <text:p>0.0135761</text:p>
          </table:table-cell>
          <table:table-cell office:value-type="float" office:value="0.0094489" calcext:value-type="float">
            <text:p>0.0094489</text:p>
          </table:table-cell>
          <table:table-cell office:value-type="float" office:value="0.0022063" calcext:value-type="float">
            <text:p>0.0022063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/>
          <table:table-cell office:value-type="float" office:value="0.205607" calcext:value-type="float">
            <text:p>0.205607</text:p>
          </table:table-cell>
          <table:table-cell office:value-type="float" office:value="0.000934784" calcext:value-type="float">
            <text:p>0.000934784</text:p>
          </table:table-cell>
          <table:table-cell office:value-type="float" office:value="0.117375" calcext:value-type="float">
            <text:p>0.117375</text:p>
          </table:table-cell>
          <table:table-cell office:value-type="float" office:value="0.0257393" calcext:value-type="float">
            <text:p>0.0257393</text:p>
          </table:table-cell>
          <table:table-cell office:value-type="float" office:value="0.0135405" calcext:value-type="float">
            <text:p>0.0135405</text:p>
          </table:table-cell>
          <table:table-cell office:value-type="float" office:value="0.00869965" calcext:value-type="float">
            <text:p>0.00869965</text:p>
          </table:table-cell>
          <table:table-cell office:value-type="float" office:value="0.00215971" calcext:value-type="float">
            <text:p>0.00215971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/>
          <table:table-cell office:value-type="float" office:value="0.238701" calcext:value-type="float">
            <text:p>0.238701</text:p>
          </table:table-cell>
          <table:table-cell office:value-type="float" office:value="0.000864912" calcext:value-type="float">
            <text:p>0.000864912</text:p>
          </table:table-cell>
          <table:table-cell office:value-type="float" office:value="0.115652" calcext:value-type="float">
            <text:p>0.115652</text:p>
          </table:table-cell>
          <table:table-cell office:value-type="float" office:value="0.0258502" calcext:value-type="float">
            <text:p>0.0258502</text:p>
          </table:table-cell>
          <table:table-cell office:value-type="float" office:value="0.0152518" calcext:value-type="float">
            <text:p>0.0152518</text:p>
          </table:table-cell>
          <table:table-cell office:value-type="float" office:value="0.00897637" calcext:value-type="float">
            <text:p>0.00897637</text:p>
          </table:table-cell>
          <table:table-cell office:value-type="float" office:value="0.00220866" calcext:value-type="float">
            <text:p>0.00220866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/>
          <table:table-cell office:value-type="float" office:value="0.250379" calcext:value-type="float">
            <text:p>0.250379</text:p>
          </table:table-cell>
          <table:table-cell office:value-type="float" office:value="0.000864517" calcext:value-type="float">
            <text:p>0.000864517</text:p>
          </table:table-cell>
          <table:table-cell office:value-type="float" office:value="0.111975" calcext:value-type="float">
            <text:p>0.111975</text:p>
          </table:table-cell>
          <table:table-cell office:value-type="float" office:value="0.0250793" calcext:value-type="float">
            <text:p>0.0250793</text:p>
          </table:table-cell>
          <table:table-cell office:value-type="float" office:value="0.0146901" calcext:value-type="float">
            <text:p>0.0146901</text:p>
          </table:table-cell>
          <table:table-cell office:value-type="float" office:value="0.00960127" calcext:value-type="float">
            <text:p>0.00960127</text:p>
          </table:table-cell>
          <table:table-cell office:value-type="float" office:value="0.00220866" calcext:value-type="float">
            <text:p>0.00220866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/>
          <table:table-cell office:value-type="float" office:value="0.251681" calcext:value-type="float">
            <text:p>0.251681</text:p>
          </table:table-cell>
          <table:table-cell office:value-type="float" office:value="0.000896492" calcext:value-type="float">
            <text:p>0.000896492</text:p>
          </table:table-cell>
          <table:table-cell office:value-type="float" office:value="0.114097" calcext:value-type="float">
            <text:p>0.114097</text:p>
          </table:table-cell>
          <table:table-cell office:value-type="float" office:value="0.0256809" calcext:value-type="float">
            <text:p>0.0256809</text:p>
          </table:table-cell>
          <table:table-cell office:value-type="float" office:value="0.0147173" calcext:value-type="float">
            <text:p>0.0147173</text:p>
          </table:table-cell>
          <table:table-cell office:value-type="float" office:value="0.0100825" calcext:value-type="float">
            <text:p>0.0100825</text:p>
          </table:table-cell>
          <table:table-cell office:value-type="float" office:value="0.00222919" calcext:value-type="float">
            <text:p>0.00222919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/>
          <table:table-cell office:value-type="float" office:value="0.257865" calcext:value-type="float">
            <text:p>0.257865</text:p>
          </table:table-cell>
          <table:table-cell office:value-type="float" office:value="0.000947021" calcext:value-type="float">
            <text:p>0.000947021</text:p>
          </table:table-cell>
          <table:table-cell office:value-type="float" office:value="0.116217" calcext:value-type="float">
            <text:p>0.116217</text:p>
          </table:table-cell>
          <table:table-cell office:value-type="float" office:value="0.0253718" calcext:value-type="float">
            <text:p>0.0253718</text:p>
          </table:table-cell>
          <table:table-cell office:value-type="float" office:value="0.0142669" calcext:value-type="float">
            <text:p>0.0142669</text:p>
          </table:table-cell>
          <table:table-cell office:value-type="float" office:value="0.00977418" calcext:value-type="float">
            <text:p>0.00977418</text:p>
          </table:table-cell>
          <table:table-cell office:value-type="float" office:value="0.00220906" calcext:value-type="float">
            <text:p>0.00220906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/>
          <table:table-cell office:value-type="float" office:value="0.362852" calcext:value-type="float">
            <text:p>0.362852</text:p>
          </table:table-cell>
          <table:table-cell office:value-type="float" office:value="0.000968733" calcext:value-type="float">
            <text:p>0.000968733</text:p>
          </table:table-cell>
          <table:table-cell office:value-type="float" office:value="0.111629" calcext:value-type="float">
            <text:p>0.111629</text:p>
          </table:table-cell>
          <table:table-cell office:value-type="float" office:value="0.0251942" calcext:value-type="float">
            <text:p>0.0251942</text:p>
          </table:table-cell>
          <table:table-cell office:value-type="float" office:value="0.0141252" calcext:value-type="float">
            <text:p>0.0141252</text:p>
          </table:table-cell>
          <table:table-cell office:value-type="float" office:value="0.013944" calcext:value-type="float">
            <text:p>0.013944</text:p>
          </table:table-cell>
          <table:table-cell office:value-type="float" office:value="0.00214195" calcext:value-type="float">
            <text:p>0.00214195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/>
          <table:table-cell office:value-type="float" office:value="0.235363" calcext:value-type="float">
            <text:p>0.235363</text:p>
          </table:table-cell>
          <table:table-cell office:value-type="float" office:value="0.00090123" calcext:value-type="float">
            <text:p>0.00090123</text:p>
          </table:table-cell>
          <table:table-cell office:value-type="float" office:value="0.117392" calcext:value-type="float">
            <text:p>0.117392</text:p>
          </table:table-cell>
          <table:table-cell office:value-type="float" office:value="0.0348452" calcext:value-type="float">
            <text:p>0.0348452</text:p>
          </table:table-cell>
          <table:table-cell office:value-type="float" office:value="0.0135792" calcext:value-type="float">
            <text:p>0.0135792</text:p>
          </table:table-cell>
          <table:table-cell office:value-type="float" office:value="0.0149672" calcext:value-type="float">
            <text:p>0.0149672</text:p>
          </table:table-cell>
          <table:table-cell office:value-type="float" office:value="0.00224656" calcext:value-type="float">
            <text:p>0.00224656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/>
          <table:table-cell office:value-type="float" office:value="0.239749" calcext:value-type="float">
            <text:p>0.239749</text:p>
          </table:table-cell>
          <table:table-cell office:value-type="float" office:value="0.000912283" calcext:value-type="float">
            <text:p>0.000912283</text:p>
          </table:table-cell>
          <table:table-cell office:value-type="float" office:value="0.11408" calcext:value-type="float">
            <text:p>0.11408</text:p>
          </table:table-cell>
          <table:table-cell office:value-type="float" office:value="0.0278205" calcext:value-type="float">
            <text:p>0.0278205</text:p>
          </table:table-cell>
          <table:table-cell office:value-type="float" office:value="0.013721" calcext:value-type="float">
            <text:p>0.013721</text:p>
          </table:table-cell>
          <table:table-cell office:value-type="float" office:value="0.0101129" calcext:value-type="float">
            <text:p>0.0101129</text:p>
          </table:table-cell>
          <table:table-cell office:value-type="float" office:value="0.00220787" calcext:value-type="float">
            <text:p>0.0022078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/>
          <table:table-cell office:value-type="float" office:value="0.218835" calcext:value-type="float">
            <text:p>0.218835</text:p>
          </table:table-cell>
          <table:table-cell office:value-type="float" office:value="0.000864912" calcext:value-type="float">
            <text:p>0.000864912</text:p>
          </table:table-cell>
          <table:table-cell office:value-type="float" office:value="0.114916" calcext:value-type="float">
            <text:p>0.114916</text:p>
          </table:table-cell>
          <table:table-cell office:value-type="float" office:value="0.0270519" calcext:value-type="float">
            <text:p>0.0270519</text:p>
          </table:table-cell>
          <table:table-cell office:value-type="float" office:value="0.0150623" calcext:value-type="float">
            <text:p>0.0150623</text:p>
          </table:table-cell>
          <table:table-cell office:value-type="float" office:value="0.00952627" calcext:value-type="float">
            <text:p>0.00952627</text:p>
          </table:table-cell>
          <table:table-cell office:value-type="float" office:value="0.00212774" calcext:value-type="float">
            <text:p>0.00212774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/>
          <table:table-cell office:value-type="float" office:value="0.227237" calcext:value-type="float">
            <text:p>0.227237</text:p>
          </table:table-cell>
          <table:table-cell office:value-type="float" office:value="0.000946627" calcext:value-type="float">
            <text:p>0.000946627</text:p>
          </table:table-cell>
          <table:table-cell office:value-type="float" office:value="0.119059" calcext:value-type="float">
            <text:p>0.119059</text:p>
          </table:table-cell>
          <table:table-cell office:value-type="float" office:value="0.0263871" calcext:value-type="float">
            <text:p>0.0263871</text:p>
          </table:table-cell>
          <table:table-cell office:value-type="float" office:value="0.0154539" calcext:value-type="float">
            <text:p>0.0154539</text:p>
          </table:table-cell>
          <table:table-cell office:value-type="float" office:value="0.00937823" calcext:value-type="float">
            <text:p>0.00937823</text:p>
          </table:table-cell>
          <table:table-cell office:value-type="float" office:value="0.00219801" calcext:value-type="float">
            <text:p>0.00219801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/>
          <table:table-cell office:value-type="float" office:value="0.236127" calcext:value-type="float">
            <text:p>0.236127</text:p>
          </table:table-cell>
          <table:table-cell office:value-type="float" office:value="0.000882676" calcext:value-type="float">
            <text:p>0.000882676</text:p>
          </table:table-cell>
          <table:table-cell office:value-type="float" office:value="0.116773" calcext:value-type="float">
            <text:p>0.116773</text:p>
          </table:table-cell>
          <table:table-cell office:value-type="float" office:value="0.0262478" calcext:value-type="float">
            <text:p>0.0262478</text:p>
          </table:table-cell>
          <table:table-cell office:value-type="float" office:value="0.0157725" calcext:value-type="float">
            <text:p>0.0157725</text:p>
          </table:table-cell>
          <table:table-cell office:value-type="float" office:value="0.00892308" calcext:value-type="float">
            <text:p>0.00892308</text:p>
          </table:table-cell>
          <table:table-cell office:value-type="float" office:value="0.00224972" calcext:value-type="float">
            <text:p>0.00224972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/>
          <table:table-cell office:value-type="float" office:value="0.211324" calcext:value-type="float">
            <text:p>0.211324</text:p>
          </table:table-cell>
          <table:table-cell office:value-type="float" office:value="0.000912677" calcext:value-type="float">
            <text:p>0.000912677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0.0261882" calcext:value-type="float">
            <text:p>0.0261882</text:p>
          </table:table-cell>
          <table:table-cell office:value-type="float" office:value="0.0154792" calcext:value-type="float">
            <text:p>0.0154792</text:p>
          </table:table-cell>
          <table:table-cell office:value-type="float" office:value="0.00922191" calcext:value-type="float">
            <text:p>0.00922191</text:p>
          </table:table-cell>
          <table:table-cell office:value-type="float" office:value="0.00219603" calcext:value-type="float">
            <text:p>0.00219603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/>
          <table:table-cell office:value-type="float" office:value="0.207368" calcext:value-type="float">
            <text:p>0.207368</text:p>
          </table:table-cell>
          <table:table-cell office:value-type="float" office:value="0.000880702" calcext:value-type="float">
            <text:p>0.000880702</text:p>
          </table:table-cell>
          <table:table-cell office:value-type="float" office:value="0.117132" calcext:value-type="float">
            <text:p>0.117132</text:p>
          </table:table-cell>
          <table:table-cell office:value-type="float" office:value="0.0262774" calcext:value-type="float">
            <text:p>0.0262774</text:p>
          </table:table-cell>
          <table:table-cell office:value-type="float" office:value="0.0160946" calcext:value-type="float">
            <text:p>0.0160946</text:p>
          </table:table-cell>
          <table:table-cell office:value-type="float" office:value="0.00906401" calcext:value-type="float">
            <text:p>0.00906401</text:p>
          </table:table-cell>
          <table:table-cell office:value-type="float" office:value="0.00216366" calcext:value-type="float">
            <text:p>0.00216366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/>
          <table:table-cell office:value-type="float" office:value="0.215496" calcext:value-type="float">
            <text:p>0.215496</text:p>
          </table:table-cell>
          <table:table-cell office:value-type="float" office:value="0.000970707" calcext:value-type="float">
            <text:p>0.000970707</text:p>
          </table:table-cell>
          <table:table-cell office:value-type="float" office:value="0.115742" calcext:value-type="float">
            <text:p>0.115742</text:p>
          </table:table-cell>
          <table:table-cell office:value-type="float" office:value="0.0263101" calcext:value-type="float">
            <text:p>0.0263101</text:p>
          </table:table-cell>
          <table:table-cell office:value-type="float" office:value="0.0156959" calcext:value-type="float">
            <text:p>0.0156959</text:p>
          </table:table-cell>
          <table:table-cell office:value-type="float" office:value="0.0089519" calcext:value-type="float">
            <text:p>0.0089519</text:p>
          </table:table-cell>
          <table:table-cell office:value-type="float" office:value="0.00226788" calcext:value-type="float">
            <text:p>0.00226788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/>
          <table:table-cell office:value-type="float" office:value="0.217625" calcext:value-type="float">
            <text:p>0.217625</text:p>
          </table:table-cell>
          <table:table-cell office:value-type="float" office:value="0.000861754" calcext:value-type="float">
            <text:p>0.000861754</text:p>
          </table:table-cell>
          <table:table-cell office:value-type="float" office:value="0.112361" calcext:value-type="float">
            <text:p>0.112361</text:p>
          </table:table-cell>
          <table:table-cell office:value-type="float" office:value="0.0253623" calcext:value-type="float">
            <text:p>0.0253623</text:p>
          </table:table-cell>
          <table:table-cell office:value-type="float" office:value="0.0150671" calcext:value-type="float">
            <text:p>0.0150671</text:p>
          </table:table-cell>
          <table:table-cell office:value-type="float" office:value="0.00936758" calcext:value-type="float">
            <text:p>0.00936758</text:p>
          </table:table-cell>
          <table:table-cell office:value-type="float" office:value="0.00222248" calcext:value-type="float">
            <text:p>0.00222248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/>
          <table:table-cell office:value-type="float" office:value="0.206683" calcext:value-type="float">
            <text:p>0.206683</text:p>
          </table:table-cell>
          <table:table-cell office:value-type="float" office:value="0.000927678" calcext:value-type="float">
            <text:p>0.000927678</text:p>
          </table:table-cell>
          <table:table-cell office:value-type="float" office:value="0.115222" calcext:value-type="float">
            <text:p>0.115222</text:p>
          </table:table-cell>
          <table:table-cell office:value-type="float" office:value="0.0254492" calcext:value-type="float">
            <text:p>0.0254492</text:p>
          </table:table-cell>
          <table:table-cell office:value-type="float" office:value="0.0150655" calcext:value-type="float">
            <text:p>0.0150655</text:p>
          </table:table-cell>
          <table:table-cell office:value-type="float" office:value="0.00932889" calcext:value-type="float">
            <text:p>0.00932889</text:p>
          </table:table-cell>
          <table:table-cell office:value-type="float" office:value="0.00208274" calcext:value-type="float">
            <text:p>0.00208274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/>
          <table:table-cell office:value-type="float" office:value="0.2158" calcext:value-type="float">
            <text:p>0.2158</text:p>
          </table:table-cell>
          <table:table-cell office:value-type="float" office:value="0.000894519" calcext:value-type="float">
            <text:p>0.000894519</text:p>
          </table:table-cell>
          <table:table-cell office:value-type="float" office:value="0.113065" calcext:value-type="float">
            <text:p>0.113065</text:p>
          </table:table-cell>
          <table:table-cell office:value-type="float" office:value="0.0249111" calcext:value-type="float">
            <text:p>0.0249111</text:p>
          </table:table-cell>
          <table:table-cell office:value-type="float" office:value="0.0151658" calcext:value-type="float">
            <text:p>0.0151658</text:p>
          </table:table-cell>
          <table:table-cell office:value-type="float" office:value="0.00944692" calcext:value-type="float">
            <text:p>0.00944692</text:p>
          </table:table-cell>
          <table:table-cell office:value-type="float" office:value="0.00212261" calcext:value-type="float">
            <text:p>0.00212261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/>
          <table:table-cell office:value-type="float" office:value="0.207937" calcext:value-type="float">
            <text:p>0.207937</text:p>
          </table:table-cell>
          <table:table-cell office:value-type="float" office:value="0.000906361" calcext:value-type="float">
            <text:p>0.000906361</text:p>
          </table:table-cell>
          <table:table-cell office:value-type="float" office:value="0.116021" calcext:value-type="float">
            <text:p>0.116021</text:p>
          </table:table-cell>
          <table:table-cell office:value-type="float" office:value="0.0257985" calcext:value-type="float">
            <text:p>0.0257985</text:p>
          </table:table-cell>
          <table:table-cell office:value-type="float" office:value="0.0148006" calcext:value-type="float">
            <text:p>0.0148006</text:p>
          </table:table-cell>
          <table:table-cell office:value-type="float" office:value="0.00978483" calcext:value-type="float">
            <text:p>0.00978483</text:p>
          </table:table-cell>
          <table:table-cell office:value-type="float" office:value="0.00213366" calcext:value-type="float">
            <text:p>0.0021336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/>
          <table:table-cell office:value-type="float" office:value="0.228681" calcext:value-type="float">
            <text:p>0.228681</text:p>
          </table:table-cell>
          <table:table-cell office:value-type="float" office:value="0.00087557" calcext:value-type="float">
            <text:p>0.00087557</text:p>
          </table:table-cell>
          <table:table-cell office:value-type="float" office:value="0.11808" calcext:value-type="float">
            <text:p>0.11808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0.0140723" calcext:value-type="float">
            <text:p>0.0140723</text:p>
          </table:table-cell>
          <table:table-cell office:value-type="float" office:value="0.00987326" calcext:value-type="float">
            <text:p>0.00987326</text:p>
          </table:table-cell>
          <table:table-cell office:value-type="float" office:value="0.0022138" calcext:value-type="float">
            <text:p>0.0022138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/>
          <table:table-cell office:value-type="float" office:value="0.241933" calcext:value-type="float">
            <text:p>0.241933</text:p>
          </table:table-cell>
          <table:table-cell office:value-type="float" office:value="0.000902809" calcext:value-type="float">
            <text:p>0.000902809</text:p>
          </table:table-cell>
          <table:table-cell office:value-type="float" office:value="0.116995" calcext:value-type="float">
            <text:p>0.116995</text:p>
          </table:table-cell>
          <table:table-cell office:value-type="float" office:value="0.0259774" calcext:value-type="float">
            <text:p>0.0259774</text:p>
          </table:table-cell>
          <table:table-cell office:value-type="float" office:value="0.0144974" calcext:value-type="float">
            <text:p>0.0144974</text:p>
          </table:table-cell>
          <table:table-cell office:value-type="float" office:value="0.00911177" calcext:value-type="float">
            <text:p>0.00911177</text:p>
          </table:table-cell>
          <table:table-cell office:value-type="float" office:value="0.00209655" calcext:value-type="float">
            <text:p>0.00209655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/>
          <table:table-cell office:value-type="float" office:value="0.215011" calcext:value-type="float">
            <text:p>0.215011</text:p>
          </table:table-cell>
          <table:table-cell office:value-type="float" office:value="0.000896887" calcext:value-type="float">
            <text:p>0.000896887</text:p>
          </table:table-cell>
          <table:table-cell office:value-type="float" office:value="0.117189" calcext:value-type="float">
            <text:p>0.117189</text:p>
          </table:table-cell>
          <table:table-cell office:value-type="float" office:value="0.0260899" calcext:value-type="float">
            <text:p>0.0260899</text:p>
          </table:table-cell>
          <table:table-cell office:value-type="float" office:value="0.0147359" calcext:value-type="float">
            <text:p>0.0147359</text:p>
          </table:table-cell>
          <table:table-cell office:value-type="float" office:value="0.00908611" calcext:value-type="float">
            <text:p>0.00908611</text:p>
          </table:table-cell>
          <table:table-cell office:value-type="float" office:value="0.00221458" calcext:value-type="float">
            <text:p>0.00221458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/>
          <table:table-cell office:value-type="float" office:value="0.210078" calcext:value-type="float">
            <text:p>0.210078</text:p>
          </table:table-cell>
          <table:table-cell office:value-type="float" office:value="0.000912677" calcext:value-type="float">
            <text:p>0.000912677</text:p>
          </table:table-cell>
          <table:table-cell office:value-type="float" office:value="0.115645" calcext:value-type="float">
            <text:p>0.115645</text:p>
          </table:table-cell>
          <table:table-cell office:value-type="float" office:value="0.0260808" calcext:value-type="float">
            <text:p>0.0260808</text:p>
          </table:table-cell>
          <table:table-cell office:value-type="float" office:value="0.0151863" calcext:value-type="float">
            <text:p>0.0151863</text:p>
          </table:table-cell>
          <table:table-cell office:value-type="float" office:value="0.009411" calcext:value-type="float">
            <text:p>0.009411</text:p>
          </table:table-cell>
          <table:table-cell office:value-type="float" office:value="0.00211984" calcext:value-type="float">
            <text:p>0.00211984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/>
          <table:table-cell office:value-type="float" office:value="0.208814" calcext:value-type="float">
            <text:p>0.208814</text:p>
          </table:table-cell>
          <table:table-cell office:value-type="float" office:value="0.000875965" calcext:value-type="float">
            <text:p>0.000875965</text:p>
          </table:table-cell>
          <table:table-cell office:value-type="float" office:value="0.112537" calcext:value-type="float">
            <text:p>0.112537</text:p>
          </table:table-cell>
          <table:table-cell office:value-type="float" office:value="0.0254961" calcext:value-type="float">
            <text:p>0.0254961</text:p>
          </table:table-cell>
          <table:table-cell office:value-type="float" office:value="0.0147568" calcext:value-type="float">
            <text:p>0.0147568</text:p>
          </table:table-cell>
          <table:table-cell office:value-type="float" office:value="0.00935021" calcext:value-type="float">
            <text:p>0.00935021</text:p>
          </table:table-cell>
          <table:table-cell office:value-type="float" office:value="0.00220945" calcext:value-type="float">
            <text:p>0.00220945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/>
          <table:table-cell office:value-type="float" office:value="0.221172" calcext:value-type="float">
            <text:p>0.221172</text:p>
          </table:table-cell>
          <table:table-cell office:value-type="float" office:value="0.000897282" calcext:value-type="float">
            <text:p>0.000897282</text:p>
          </table:table-cell>
          <table:table-cell office:value-type="float" office:value="0.116456" calcext:value-type="float">
            <text:p>0.116456</text:p>
          </table:table-cell>
          <table:table-cell office:value-type="float" office:value="0.0261957" calcext:value-type="float">
            <text:p>0.0261957</text:p>
          </table:table-cell>
          <table:table-cell office:value-type="float" office:value="0.0139933" calcext:value-type="float">
            <text:p>0.0139933</text:p>
          </table:table-cell>
          <table:table-cell office:value-type="float" office:value="0.00879834" calcext:value-type="float">
            <text:p>0.00879834</text:p>
          </table:table-cell>
          <table:table-cell office:value-type="float" office:value="0.00222485" calcext:value-type="float">
            <text:p>0.00222485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/>
          <table:table-cell office:value-type="float" office:value="0.222526" calcext:value-type="float">
            <text:p>0.222526</text:p>
          </table:table-cell>
          <table:table-cell office:value-type="float" office:value="0.000985313" calcext:value-type="float">
            <text:p>0.000985313</text:p>
          </table:table-cell>
          <table:table-cell office:value-type="float" office:value="0.116193" calcext:value-type="float">
            <text:p>0.116193</text:p>
          </table:table-cell>
          <table:table-cell office:value-type="float" office:value="0.0259055" calcext:value-type="float">
            <text:p>0.0259055</text:p>
          </table:table-cell>
          <table:table-cell office:value-type="float" office:value="0.0146463" calcext:value-type="float">
            <text:p>0.0146463</text:p>
          </table:table-cell>
          <table:table-cell office:value-type="float" office:value="0.0115012" calcext:value-type="float">
            <text:p>0.0115012</text:p>
          </table:table-cell>
          <table:table-cell office:value-type="float" office:value="0.00220748" calcext:value-type="float">
            <text:p>0.00220748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/>
          <table:table-cell office:value-type="float" office:value="0.217255" calcext:value-type="float">
            <text:p>0.217255</text:p>
          </table:table-cell>
          <table:table-cell office:value-type="float" office:value="0.000923731" calcext:value-type="float">
            <text:p>0.000923731</text:p>
          </table:table-cell>
          <table:table-cell office:value-type="float" office:value="0.112821" calcext:value-type="float">
            <text:p>0.112821</text:p>
          </table:table-cell>
          <table:table-cell office:value-type="float" office:value="0.0251527" calcext:value-type="float">
            <text:p>0.0251527</text:p>
          </table:table-cell>
          <table:table-cell office:value-type="float" office:value="0.016667" calcext:value-type="float">
            <text:p>0.016667</text:p>
          </table:table-cell>
          <table:table-cell office:value-type="float" office:value="0.0105246" calcext:value-type="float">
            <text:p>0.0105246</text:p>
          </table:table-cell>
          <table:table-cell office:value-type="float" office:value="0.0021305" calcext:value-type="float">
            <text:p>0.0021305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/>
          <table:table-cell office:value-type="float" office:value="0.219637" calcext:value-type="float">
            <text:p>0.219637</text:p>
          </table:table-cell>
          <table:table-cell office:value-type="float" office:value="0.000945837" calcext:value-type="float">
            <text:p>0.000945837</text:p>
          </table:table-cell>
          <table:table-cell office:value-type="float" office:value="0.115743" calcext:value-type="float">
            <text:p>0.115743</text:p>
          </table:table-cell>
          <table:table-cell office:value-type="float" office:value="0.0256031" calcext:value-type="float">
            <text:p>0.0256031</text:p>
          </table:table-cell>
          <table:table-cell office:value-type="float" office:value="0.0154772" calcext:value-type="float">
            <text:p>0.0154772</text:p>
          </table:table-cell>
          <table:table-cell office:value-type="float" office:value="0.010206" calcext:value-type="float">
            <text:p>0.010206</text:p>
          </table:table-cell>
          <table:table-cell office:value-type="float" office:value="0.00213603" calcext:value-type="float">
            <text:p>0.00213603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/>
          <table:table-cell office:value-type="float" office:value="0.236578" calcext:value-type="float">
            <text:p>0.236578</text:p>
          </table:table-cell>
          <table:table-cell office:value-type="float" office:value="0.000912677" calcext:value-type="float">
            <text:p>0.000912677</text:p>
          </table:table-cell>
          <table:table-cell office:value-type="float" office:value="0.11436" calcext:value-type="float">
            <text:p>0.11436</text:p>
          </table:table-cell>
          <table:table-cell office:value-type="float" office:value="0.0278813" calcext:value-type="float">
            <text:p>0.0278813</text:p>
          </table:table-cell>
          <table:table-cell office:value-type="float" office:value="0.0152775" calcext:value-type="float">
            <text:p>0.0152775</text:p>
          </table:table-cell>
          <table:table-cell office:value-type="float" office:value="0.0110867" calcext:value-type="float">
            <text:p>0.0110867</text:p>
          </table:table-cell>
          <table:table-cell office:value-type="float" office:value="0.00214906" calcext:value-type="float">
            <text:p>0.00214906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/>
          <table:table-cell office:value-type="float" office:value="0.252326" calcext:value-type="float">
            <text:p>0.252326</text:p>
          </table:table-cell>
          <table:table-cell office:value-type="float" office:value="0.000924915" calcext:value-type="float">
            <text:p>0.000924915</text:p>
          </table:table-cell>
          <table:table-cell office:value-type="float" office:value="0.117499" calcext:value-type="float">
            <text:p>0.117499</text:p>
          </table:table-cell>
          <table:table-cell office:value-type="float" office:value="0.0260816" calcext:value-type="float">
            <text:p>0.0260816</text:p>
          </table:table-cell>
          <table:table-cell office:value-type="float" office:value="0.0151101" calcext:value-type="float">
            <text:p>0.0151101</text:p>
          </table:table-cell>
          <table:table-cell office:value-type="float" office:value="0.0128628" calcext:value-type="float">
            <text:p>0.0128628</text:p>
          </table:table-cell>
          <table:table-cell office:value-type="float" office:value="0.00212774" calcext:value-type="float">
            <text:p>0.00212774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/>
          <table:table-cell office:value-type="float" office:value="0.235983" calcext:value-type="float">
            <text:p>0.235983</text:p>
          </table:table-cell>
          <table:table-cell office:value-type="float" office:value="0.000887413" calcext:value-type="float">
            <text:p>0.000887413</text:p>
          </table:table-cell>
          <table:table-cell office:value-type="float" office:value="0.111003" calcext:value-type="float">
            <text:p>0.111003</text:p>
          </table:table-cell>
          <table:table-cell office:value-type="float" office:value="0.0246395" calcext:value-type="float">
            <text:p>0.0246395</text:p>
          </table:table-cell>
          <table:table-cell office:value-type="float" office:value="0.0151109" calcext:value-type="float">
            <text:p>0.0151109</text:p>
          </table:table-cell>
          <table:table-cell office:value-type="float" office:value="0.0105266" calcext:value-type="float">
            <text:p>0.0105266</text:p>
          </table:table-cell>
          <table:table-cell office:value-type="float" office:value="0.00212182" calcext:value-type="float">
            <text:p>0.00212182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/>
          <table:table-cell office:value-type="float" office:value="0.240619" calcext:value-type="float">
            <text:p>0.240619</text:p>
          </table:table-cell>
          <table:table-cell office:value-type="float" office:value="0.00155495" calcext:value-type="float">
            <text:p>0.00155495</text:p>
          </table:table-cell>
          <table:table-cell office:value-type="float" office:value="0.114205" calcext:value-type="float">
            <text:p>0.114205</text:p>
          </table:table-cell>
          <table:table-cell office:value-type="float" office:value="0.0256939" calcext:value-type="float">
            <text:p>0.0256939</text:p>
          </table:table-cell>
          <table:table-cell office:value-type="float" office:value="0.0157899" calcext:value-type="float">
            <text:p>0.0157899</text:p>
          </table:table-cell>
          <table:table-cell office:value-type="float" office:value="0.0097726" calcext:value-type="float">
            <text:p>0.0097726</text:p>
          </table:table-cell>
          <table:table-cell office:value-type="float" office:value="0.00213248" calcext:value-type="float">
            <text:p>0.00213248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/>
          <table:table-cell office:value-type="float" office:value="0.253715" calcext:value-type="float">
            <text:p>0.253715</text:p>
          </table:table-cell>
          <table:table-cell office:value-type="float" office:value="0.00199273" calcext:value-type="float">
            <text:p>0.00199273</text:p>
          </table:table-cell>
          <table:table-cell office:value-type="float" office:value="0.113622" calcext:value-type="float">
            <text:p>0.113622</text:p>
          </table:table-cell>
          <table:table-cell office:value-type="float" office:value="0.0254685" calcext:value-type="float">
            <text:p>0.0254685</text:p>
          </table:table-cell>
          <table:table-cell office:value-type="float" office:value="0.0155226" calcext:value-type="float">
            <text:p>0.0155226</text:p>
          </table:table-cell>
          <table:table-cell office:value-type="float" office:value="0.00928507" calcext:value-type="float">
            <text:p>0.00928507</text:p>
          </table:table-cell>
          <table:table-cell office:value-type="float" office:value="0.00210405" calcext:value-type="float">
            <text:p>0.00210405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/>
          <table:table-cell office:value-type="float" office:value="0.220428" calcext:value-type="float">
            <text:p>0.220428</text:p>
          </table:table-cell>
          <table:table-cell office:value-type="float" office:value="0.00146731" calcext:value-type="float">
            <text:p>0.00146731</text:p>
          </table:table-cell>
          <table:table-cell office:value-type="float" office:value="0.114127" calcext:value-type="float">
            <text:p>0.114127</text:p>
          </table:table-cell>
          <table:table-cell office:value-type="float" office:value="0.0259947" calcext:value-type="float">
            <text:p>0.0259947</text:p>
          </table:table-cell>
          <table:table-cell office:value-type="float" office:value="0.0159103" calcext:value-type="float">
            <text:p>0.0159103</text:p>
          </table:table-cell>
          <table:table-cell office:value-type="float" office:value="0.00916467" calcext:value-type="float">
            <text:p>0.00916467</text:p>
          </table:table-cell>
          <table:table-cell office:value-type="float" office:value="0.00215103" calcext:value-type="float">
            <text:p>0.00215103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/>
          <table:table-cell office:value-type="float" office:value="0.225852" calcext:value-type="float">
            <text:p>0.225852</text:p>
          </table:table-cell>
          <table:table-cell office:value-type="float" office:value="0.00148744" calcext:value-type="float">
            <text:p>0.00148744</text:p>
          </table:table-cell>
          <table:table-cell office:value-type="float" office:value="0.114696" calcext:value-type="float">
            <text:p>0.114696</text:p>
          </table:table-cell>
          <table:table-cell office:value-type="float" office:value="0.0253454" calcext:value-type="float">
            <text:p>0.0253454</text:p>
          </table:table-cell>
          <table:table-cell office:value-type="float" office:value="0.0159766" calcext:value-type="float">
            <text:p>0.0159766</text:p>
          </table:table-cell>
          <table:table-cell office:value-type="float" office:value="0.00986339" calcext:value-type="float">
            <text:p>0.00986339</text:p>
          </table:table-cell>
          <table:table-cell office:value-type="float" office:value="0.00221814" calcext:value-type="float">
            <text:p>0.00221814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/>
          <table:table-cell office:value-type="float" office:value="0.216759" calcext:value-type="float">
            <text:p>0.216759</text:p>
          </table:table-cell>
          <table:table-cell office:value-type="float" office:value="0.00121822" calcext:value-type="float">
            <text:p>0.00121822</text:p>
          </table:table-cell>
          <table:table-cell office:value-type="float" office:value="0.11335" calcext:value-type="float">
            <text:p>0.11335</text:p>
          </table:table-cell>
          <table:table-cell office:value-type="float" office:value="0.0254421" calcext:value-type="float">
            <text:p>0.0254421</text:p>
          </table:table-cell>
          <table:table-cell office:value-type="float" office:value="0.0156363" calcext:value-type="float">
            <text:p>0.0156363</text:p>
          </table:table-cell>
          <table:table-cell office:value-type="float" office:value="0.00918244" calcext:value-type="float">
            <text:p>0.00918244</text:p>
          </table:table-cell>
          <table:table-cell office:value-type="float" office:value="0.0021155" calcext:value-type="float">
            <text:p>0.0021155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/>
          <table:table-cell office:value-type="float" office:value="0.221886" calcext:value-type="float">
            <text:p>0.221886</text:p>
          </table:table-cell>
          <table:table-cell office:value-type="float" office:value="0.0011898" calcext:value-type="float">
            <text:p>0.0011898</text:p>
          </table:table-cell>
          <table:table-cell office:value-type="float" office:value="0.11872" calcext:value-type="float">
            <text:p>0.11872</text:p>
          </table:table-cell>
          <table:table-cell office:value-type="float" office:value="0.0273081" calcext:value-type="float">
            <text:p>0.0273081</text:p>
          </table:table-cell>
          <table:table-cell office:value-type="float" office:value="0.0157078" calcext:value-type="float">
            <text:p>0.0157078</text:p>
          </table:table-cell>
          <table:table-cell office:value-type="float" office:value="0.00914099" calcext:value-type="float">
            <text:p>0.00914099</text:p>
          </table:table-cell>
          <table:table-cell office:value-type="float" office:value="0.00216208" calcext:value-type="float">
            <text:p>0.00216208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/>
          <table:table-cell office:value-type="float" office:value="0.213592" calcext:value-type="float">
            <text:p>0.213592</text:p>
          </table:table-cell>
          <table:table-cell office:value-type="float" office:value="0.0012873" calcext:value-type="float">
            <text:p>0.0012873</text:p>
          </table:table-cell>
          <table:table-cell office:value-type="float" office:value="0.115542" calcext:value-type="float">
            <text:p>0.115542</text:p>
          </table:table-cell>
          <table:table-cell office:value-type="float" office:value="0.0263133" calcext:value-type="float">
            <text:p>0.0263133</text:p>
          </table:table-cell>
          <table:table-cell office:value-type="float" office:value="0.0154887" calcext:value-type="float">
            <text:p>0.0154887</text:p>
          </table:table-cell>
          <table:table-cell office:value-type="float" office:value="0.00912322" calcext:value-type="float">
            <text:p>0.00912322</text:p>
          </table:table-cell>
          <table:table-cell office:value-type="float" office:value="0.00213484" calcext:value-type="float">
            <text:p>0.00213484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/>
          <table:table-cell office:value-type="float" office:value="0.282085" calcext:value-type="float">
            <text:p>0.282085</text:p>
          </table:table-cell>
          <table:table-cell office:value-type="float" office:value="0.00131493" calcext:value-type="float">
            <text:p>0.00131493</text:p>
          </table:table-cell>
          <table:table-cell office:value-type="float" office:value="0.116019" calcext:value-type="float">
            <text:p>0.116019</text:p>
          </table:table-cell>
          <table:table-cell office:value-type="float" office:value="0.0274581" calcext:value-type="float">
            <text:p>0.0274581</text:p>
          </table:table-cell>
          <table:table-cell office:value-type="float" office:value="0.0156438" calcext:value-type="float">
            <text:p>0.0156438</text:p>
          </table:table-cell>
          <table:table-cell office:value-type="float" office:value="0.00895861" calcext:value-type="float">
            <text:p>0.00895861</text:p>
          </table:table-cell>
          <table:table-cell office:value-type="float" office:value="0.00217432" calcext:value-type="float">
            <text:p>0.00217432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/>
          <table:table-cell office:value-type="float" office:value="0.260094" calcext:value-type="float">
            <text:p>0.260094</text:p>
          </table:table-cell>
          <table:table-cell office:value-type="float" office:value="0.000982549" calcext:value-type="float">
            <text:p>0.000982549</text:p>
          </table:table-cell>
          <table:table-cell office:value-type="float" office:value="0.116803" calcext:value-type="float">
            <text:p>0.116803</text:p>
          </table:table-cell>
          <table:table-cell office:value-type="float" office:value="0.0260745" calcext:value-type="float">
            <text:p>0.0260745</text:p>
          </table:table-cell>
          <table:table-cell office:value-type="float" office:value="0.0159628" calcext:value-type="float">
            <text:p>0.0159628</text:p>
          </table:table-cell>
          <table:table-cell office:value-type="float" office:value="0.00913349" calcext:value-type="float">
            <text:p>0.00913349</text:p>
          </table:table-cell>
          <table:table-cell office:value-type="float" office:value="0.0021455" calcext:value-type="float">
            <text:p>0.0021455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/>
          <table:table-cell office:value-type="float" office:value="0.245307" calcext:value-type="float">
            <text:p>0.245307</text:p>
          </table:table-cell>
          <table:table-cell office:value-type="float" office:value="0.000908335" calcext:value-type="float">
            <text:p>0.000908335</text:p>
          </table:table-cell>
          <table:table-cell office:value-type="float" office:value="0.114291" calcext:value-type="float">
            <text:p>0.114291</text:p>
          </table:table-cell>
          <table:table-cell office:value-type="float" office:value="0.0252253" calcext:value-type="float">
            <text:p>0.0252253</text:p>
          </table:table-cell>
          <table:table-cell office:value-type="float" office:value="0.0157725" calcext:value-type="float">
            <text:p>0.0157725</text:p>
          </table:table-cell>
          <table:table-cell office:value-type="float" office:value="0.00900795" calcext:value-type="float">
            <text:p>0.00900795</text:p>
          </table:table-cell>
          <table:table-cell office:value-type="float" office:value="0.00214945" calcext:value-type="float">
            <text:p>0.00214945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/>
          <table:table-cell office:value-type="float" office:value="0.244103" calcext:value-type="float">
            <text:p>0.244103</text:p>
          </table:table-cell>
          <table:table-cell office:value-type="float" office:value="0.000888203" calcext:value-type="float">
            <text:p>0.000888203</text:p>
          </table:table-cell>
          <table:table-cell office:value-type="float" office:value="0.113637" calcext:value-type="float">
            <text:p>0.113637</text:p>
          </table:table-cell>
          <table:table-cell office:value-type="float" office:value="0.0252794" calcext:value-type="float">
            <text:p>0.0252794</text:p>
          </table:table-cell>
          <table:table-cell office:value-type="float" office:value="0.0149435" calcext:value-type="float">
            <text:p>0.0149435</text:p>
          </table:table-cell>
          <table:table-cell office:value-type="float" office:value="0.00950456" calcext:value-type="float">
            <text:p>0.00950456</text:p>
          </table:table-cell>
          <table:table-cell office:value-type="float" office:value="0.00219761" calcext:value-type="float">
            <text:p>0.00219761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/>
          <table:table-cell office:value-type="float" office:value="0.235976" calcext:value-type="float">
            <text:p>0.235976</text:p>
          </table:table-cell>
          <table:table-cell office:value-type="float" office:value="0.000840042" calcext:value-type="float">
            <text:p>0.000840042</text:p>
          </table:table-cell>
          <table:table-cell office:value-type="float" office:value="0.11812" calcext:value-type="float">
            <text:p>0.11812</text:p>
          </table:table-cell>
          <table:table-cell office:value-type="float" office:value="0.0253659" calcext:value-type="float">
            <text:p>0.0253659</text:p>
          </table:table-cell>
          <table:table-cell office:value-type="float" office:value="0.0143364" calcext:value-type="float">
            <text:p>0.0143364</text:p>
          </table:table-cell>
          <table:table-cell office:value-type="float" office:value="0.00935179" calcext:value-type="float">
            <text:p>0.00935179</text:p>
          </table:table-cell>
          <table:table-cell office:value-type="float" office:value="0.00219564" calcext:value-type="float">
            <text:p>0.00219564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/>
          <table:table-cell office:value-type="float" office:value="0.231444" calcext:value-type="float">
            <text:p>0.231444</text:p>
          </table:table-cell>
          <table:table-cell office:value-type="float" office:value="0.000894913" calcext:value-type="float">
            <text:p>0.000894913</text:p>
          </table:table-cell>
          <table:table-cell office:value-type="float" office:value="0.119046" calcext:value-type="float">
            <text:p>0.119046</text:p>
          </table:table-cell>
          <table:table-cell office:value-type="float" office:value="0.0256217" calcext:value-type="float">
            <text:p>0.0256217</text:p>
          </table:table-cell>
          <table:table-cell office:value-type="float" office:value="0.0159647" calcext:value-type="float">
            <text:p>0.0159647</text:p>
          </table:table-cell>
          <table:table-cell office:value-type="float" office:value="0.00941376" calcext:value-type="float">
            <text:p>0.00941376</text:p>
          </table:table-cell>
          <table:table-cell office:value-type="float" office:value="0.00220827" calcext:value-type="float">
            <text:p>0.00220827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/>
          <table:table-cell office:value-type="float" office:value="0.227827" calcext:value-type="float">
            <text:p>0.227827</text:p>
          </table:table-cell>
          <table:table-cell office:value-type="float" office:value="0.000870438" calcext:value-type="float">
            <text:p>0.000870438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.0249751" calcext:value-type="float">
            <text:p>0.0249751</text:p>
          </table:table-cell>
          <table:table-cell office:value-type="float" office:value="0.0153896" calcext:value-type="float">
            <text:p>0.0153896</text:p>
          </table:table-cell>
          <table:table-cell office:value-type="float" office:value="0.00905532" calcext:value-type="float">
            <text:p>0.00905532</text:p>
          </table:table-cell>
          <table:table-cell office:value-type="float" office:value="0.00214195" calcext:value-type="float">
            <text:p>0.00214195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/>
          <table:table-cell office:value-type="float" office:value="0.226564" calcext:value-type="float">
            <text:p>0.226564</text:p>
          </table:table-cell>
          <table:table-cell office:value-type="float" office:value="0.000876755" calcext:value-type="float">
            <text:p>0.000876755</text:p>
          </table:table-cell>
          <table:table-cell office:value-type="float" office:value="0.112978" calcext:value-type="float">
            <text:p>0.112978</text:p>
          </table:table-cell>
          <table:table-cell office:value-type="float" office:value="0.0250106" calcext:value-type="float">
            <text:p>0.0250106</text:p>
          </table:table-cell>
          <table:table-cell office:value-type="float" office:value="0.0142089" calcext:value-type="float">
            <text:p>0.0142089</text:p>
          </table:table-cell>
          <table:table-cell office:value-type="float" office:value="0.00926928" calcext:value-type="float">
            <text:p>0.00926928</text:p>
          </table:table-cell>
          <table:table-cell office:value-type="float" office:value="0.00211708" calcext:value-type="float">
            <text:p>0.00211708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/>
          <table:table-cell office:value-type="float" office:value="0.231038" calcext:value-type="float">
            <text:p>0.231038</text:p>
          </table:table-cell>
          <table:table-cell office:value-type="float" office:value="0.000842411" calcext:value-type="float">
            <text:p>0.000842411</text:p>
          </table:table-cell>
          <table:table-cell office:value-type="float" office:value="0.116337" calcext:value-type="float">
            <text:p>0.116337</text:p>
          </table:table-cell>
          <table:table-cell office:value-type="float" office:value="0.0253675" calcext:value-type="float">
            <text:p>0.0253675</text:p>
          </table:table-cell>
          <table:table-cell office:value-type="float" office:value="0.0146344" calcext:value-type="float">
            <text:p>0.0146344</text:p>
          </table:table-cell>
          <table:table-cell office:value-type="float" office:value="0.00907625" calcext:value-type="float">
            <text:p>0.00907625</text:p>
          </table:table-cell>
          <table:table-cell office:value-type="float" office:value="0.00212024" calcext:value-type="float">
            <text:p>0.00212024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/>
          <table:table-cell office:value-type="float" office:value="0.22449" calcext:value-type="float">
            <text:p>0.22449</text:p>
          </table:table-cell>
          <table:table-cell office:value-type="float" office:value="0.000837279" calcext:value-type="float">
            <text:p>0.000837279</text:p>
          </table:table-cell>
          <table:table-cell office:value-type="float" office:value="0.113893" calcext:value-type="float">
            <text:p>0.113893</text:p>
          </table:table-cell>
          <table:table-cell office:value-type="float" office:value="0.0294986" calcext:value-type="float">
            <text:p>0.0294986</text:p>
          </table:table-cell>
          <table:table-cell office:value-type="float" office:value="0.0165904" calcext:value-type="float">
            <text:p>0.0165904</text:p>
          </table:table-cell>
          <table:table-cell office:value-type="float" office:value="0.00932771" calcext:value-type="float">
            <text:p>0.00932771</text:p>
          </table:table-cell>
          <table:table-cell office:value-type="float" office:value="0.00231012" calcext:value-type="float">
            <text:p>0.00231012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/>
          <table:table-cell office:value-type="float" office:value="0.230106" calcext:value-type="float">
            <text:p>0.230106</text:p>
          </table:table-cell>
          <table:table-cell office:value-type="float" office:value="0.000841621" calcext:value-type="float">
            <text:p>0.000841621</text:p>
          </table:table-cell>
          <table:table-cell office:value-type="float" office:value="0.117732" calcext:value-type="float">
            <text:p>0.117732</text:p>
          </table:table-cell>
          <table:table-cell office:value-type="float" office:value="0.0260875" calcext:value-type="float">
            <text:p>0.0260875</text:p>
          </table:table-cell>
          <table:table-cell office:value-type="float" office:value="0.0153568" calcext:value-type="float">
            <text:p>0.0153568</text:p>
          </table:table-cell>
          <table:table-cell office:value-type="float" office:value="0.00949074" calcext:value-type="float">
            <text:p>0.00949074</text:p>
          </table:table-cell>
          <table:table-cell office:value-type="float" office:value="0.00248223" calcext:value-type="float">
            <text:p>0.00248223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/>
          <table:table-cell office:value-type="float" office:value="0.221755" calcext:value-type="float">
            <text:p>0.221755</text:p>
          </table:table-cell>
          <table:table-cell office:value-type="float" office:value="0.000866096" calcext:value-type="float">
            <text:p>0.000866096</text:p>
          </table:table-cell>
          <table:table-cell office:value-type="float" office:value="0.118767" calcext:value-type="float">
            <text:p>0.118767</text:p>
          </table:table-cell>
          <table:table-cell office:value-type="float" office:value="0.0267159" calcext:value-type="float">
            <text:p>0.0267159</text:p>
          </table:table-cell>
          <table:table-cell office:value-type="float" office:value="0.0143976" calcext:value-type="float">
            <text:p>0.0143976</text:p>
          </table:table-cell>
          <table:table-cell office:value-type="float" office:value="0.0129835" calcext:value-type="float">
            <text:p>0.0129835</text:p>
          </table:table-cell>
          <table:table-cell office:value-type="float" office:value="0.00224222" calcext:value-type="float">
            <text:p>0.00224222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/>
          <table:table-cell office:value-type="float" office:value="0.253317" calcext:value-type="float">
            <text:p>0.253317</text:p>
          </table:table-cell>
          <table:table-cell office:value-type="float" office:value="0.000898861" calcext:value-type="float">
            <text:p>0.000898861</text:p>
          </table:table-cell>
          <table:table-cell office:value-type="float" office:value="0.115667" calcext:value-type="float">
            <text:p>0.115667</text:p>
          </table:table-cell>
          <table:table-cell office:value-type="float" office:value="0.0259833" calcext:value-type="float">
            <text:p>0.0259833</text:p>
          </table:table-cell>
          <table:table-cell office:value-type="float" office:value="0.0156028" calcext:value-type="float">
            <text:p>0.0156028</text:p>
          </table:table-cell>
          <table:table-cell office:value-type="float" office:value="0.0121822" calcext:value-type="float">
            <text:p>0.0121822</text:p>
          </table:table-cell>
          <table:table-cell office:value-type="float" office:value="0.00214037" calcext:value-type="float">
            <text:p>0.00214037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/>
          <table:table-cell office:value-type="float" office:value="0.303676" calcext:value-type="float">
            <text:p>0.303676</text:p>
          </table:table-cell>
          <table:table-cell office:value-type="float" office:value="0.0008432" calcext:value-type="float">
            <text:p>0.0008432</text:p>
          </table:table-cell>
          <table:table-cell office:value-type="float" office:value="0.117461" calcext:value-type="float">
            <text:p>0.117461</text:p>
          </table:table-cell>
          <table:table-cell office:value-type="float" office:value="0.0253161" calcext:value-type="float">
            <text:p>0.0253161</text:p>
          </table:table-cell>
          <table:table-cell office:value-type="float" office:value="0.0154306" calcext:value-type="float">
            <text:p>0.0154306</text:p>
          </table:table-cell>
          <table:table-cell office:value-type="float" office:value="0.0109336" calcext:value-type="float">
            <text:p>0.0109336</text:p>
          </table:table-cell>
          <table:table-cell office:value-type="float" office:value="0.00217156" calcext:value-type="float">
            <text:p>0.00217156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/>
          <table:table-cell office:value-type="float" office:value="0.280274" calcext:value-type="float">
            <text:p>0.280274</text:p>
          </table:table-cell>
          <table:table-cell office:value-type="float" office:value="0.00086728" calcext:value-type="float">
            <text:p>0.00086728</text:p>
          </table:table-cell>
          <table:table-cell office:value-type="float" office:value="0.109743" calcext:value-type="float">
            <text:p>0.109743</text:p>
          </table:table-cell>
          <table:table-cell office:value-type="float" office:value="0.0256118" calcext:value-type="float">
            <text:p>0.0256118</text:p>
          </table:table-cell>
          <table:table-cell office:value-type="float" office:value="0.0148697" calcext:value-type="float">
            <text:p>0.0148697</text:p>
          </table:table-cell>
          <table:table-cell office:value-type="float" office:value="0.0105775" calcext:value-type="float">
            <text:p>0.0105775</text:p>
          </table:table-cell>
          <table:table-cell office:value-type="float" office:value="0.00208155" calcext:value-type="float">
            <text:p>0.00208155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/>
          <table:table-cell office:value-type="float" office:value="0.251099" calcext:value-type="float">
            <text:p>0.251099</text:p>
          </table:table-cell>
          <table:table-cell office:value-type="float" office:value="0.000830173" calcext:value-type="float">
            <text:p>0.000830173</text:p>
          </table:table-cell>
          <table:table-cell office:value-type="float" office:value="0.116696" calcext:value-type="float">
            <text:p>0.116696</text:p>
          </table:table-cell>
          <table:table-cell office:value-type="float" office:value="0.0255269" calcext:value-type="float">
            <text:p>0.0255269</text:p>
          </table:table-cell>
          <table:table-cell office:value-type="float" office:value="0.0160161" calcext:value-type="float">
            <text:p>0.0160161</text:p>
          </table:table-cell>
          <table:table-cell office:value-type="float" office:value="0.0108945" calcext:value-type="float">
            <text:p>0.0108945</text:p>
          </table:table-cell>
          <table:table-cell office:value-type="float" office:value="0.00213879" calcext:value-type="float">
            <text:p>0.00213879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/>
          <table:table-cell office:value-type="float" office:value="0.233933" calcext:value-type="float">
            <text:p>0.233933</text:p>
          </table:table-cell>
          <table:table-cell office:value-type="float" office:value="0.000887808" calcext:value-type="float">
            <text:p>0.000887808</text:p>
          </table:table-cell>
          <table:table-cell office:value-type="float" office:value="0.115699" calcext:value-type="float">
            <text:p>0.115699</text:p>
          </table:table-cell>
          <table:table-cell office:value-type="float" office:value="0.0259556" calcext:value-type="float">
            <text:p>0.0259556</text:p>
          </table:table-cell>
          <table:table-cell office:value-type="float" office:value="0.0157382" calcext:value-type="float">
            <text:p>0.0157382</text:p>
          </table:table-cell>
          <table:table-cell office:value-type="float" office:value="0.0118044" calcext:value-type="float">
            <text:p>0.0118044</text:p>
          </table:table-cell>
          <table:table-cell office:value-type="float" office:value="0.0021834" calcext:value-type="float">
            <text:p>0.0021834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/>
          <table:table-cell office:value-type="float" office:value="0.236335" calcext:value-type="float">
            <text:p>0.236335</text:p>
          </table:table-cell>
          <table:table-cell office:value-type="float" office:value="0.000816357" calcext:value-type="float">
            <text:p>0.000816357</text:p>
          </table:table-cell>
          <table:table-cell office:value-type="float" office:value="0.110515" calcext:value-type="float">
            <text:p>0.110515</text:p>
          </table:table-cell>
          <table:table-cell office:value-type="float" office:value="0.0249309" calcext:value-type="float">
            <text:p>0.0249309</text:p>
          </table:table-cell>
          <table:table-cell office:value-type="float" office:value="0.0152266" calcext:value-type="float">
            <text:p>0.0152266</text:p>
          </table:table-cell>
          <table:table-cell office:value-type="float" office:value="0.0131028" calcext:value-type="float">
            <text:p>0.0131028</text:p>
          </table:table-cell>
          <table:table-cell office:value-type="float" office:value="0.00342017" calcext:value-type="float">
            <text:p>0.00342017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/>
          <table:table-cell office:value-type="float" office:value="0.227504" calcext:value-type="float">
            <text:p>0.227504</text:p>
          </table:table-cell>
          <table:table-cell office:value-type="float" office:value="0.000862938" calcext:value-type="float">
            <text:p>0.000862938</text:p>
          </table:table-cell>
          <table:table-cell office:value-type="float" office:value="0.113086" calcext:value-type="float">
            <text:p>0.113086</text:p>
          </table:table-cell>
          <table:table-cell office:value-type="float" office:value="0.0254433" calcext:value-type="float">
            <text:p>0.0254433</text:p>
          </table:table-cell>
          <table:table-cell office:value-type="float" office:value="0.0147832" calcext:value-type="float">
            <text:p>0.0147832</text:p>
          </table:table-cell>
          <table:table-cell office:value-type="float" office:value="0.00974338" calcext:value-type="float">
            <text:p>0.00974338</text:p>
          </table:table-cell>
          <table:table-cell office:value-type="float" office:value="0.0029962" calcext:value-type="float">
            <text:p>0.0029962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/>
          <table:table-cell office:value-type="float" office:value="0.223461" calcext:value-type="float">
            <text:p>0.223461</text:p>
          </table:table-cell>
          <table:table-cell office:value-type="float" office:value="0.000824647" calcext:value-type="float">
            <text:p>0.000824647</text:p>
          </table:table-cell>
          <table:table-cell office:value-type="float" office:value="0.117776" calcext:value-type="float">
            <text:p>0.117776</text:p>
          </table:table-cell>
          <table:table-cell office:value-type="float" office:value="0.0274182" calcext:value-type="float">
            <text:p>0.0274182</text:p>
          </table:table-cell>
          <table:table-cell office:value-type="float" office:value="0.0144923" calcext:value-type="float">
            <text:p>0.0144923</text:p>
          </table:table-cell>
          <table:table-cell office:value-type="float" office:value="0.0092827" calcext:value-type="float">
            <text:p>0.0092827</text:p>
          </table:table-cell>
          <table:table-cell office:value-type="float" office:value="0.00295712" calcext:value-type="float">
            <text:p>0.00295712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/>
          <table:table-cell office:value-type="float" office:value="0.237369" calcext:value-type="float">
            <text:p>0.237369</text:p>
          </table:table-cell>
          <table:table-cell office:value-type="float" office:value="0.000914256" calcext:value-type="float">
            <text:p>0.000914256</text:p>
          </table:table-cell>
          <table:table-cell office:value-type="float" office:value="0.120021" calcext:value-type="float">
            <text:p>0.120021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138935" calcext:value-type="float">
            <text:p>0.0138935</text:p>
          </table:table-cell>
          <table:table-cell office:value-type="float" office:value="0.00973944" calcext:value-type="float">
            <text:p>0.00973944</text:p>
          </table:table-cell>
          <table:table-cell office:value-type="float" office:value="0.00218774" calcext:value-type="float">
            <text:p>0.0021877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/>
          <table:table-cell office:value-type="float" office:value="0.23647" calcext:value-type="float">
            <text:p>0.23647</text:p>
          </table:table-cell>
          <table:table-cell office:value-type="float" office:value="0.00086807" calcext:value-type="float">
            <text:p>0.00086807</text:p>
          </table:table-cell>
          <table:table-cell office:value-type="float" office:value="0.118393" calcext:value-type="float">
            <text:p>0.118393</text:p>
          </table:table-cell>
          <table:table-cell office:value-type="float" office:value="0.0281588" calcext:value-type="float">
            <text:p>0.0281588</text:p>
          </table:table-cell>
          <table:table-cell office:value-type="float" office:value="0.0145168" calcext:value-type="float">
            <text:p>0.0145168</text:p>
          </table:table-cell>
          <table:table-cell office:value-type="float" office:value="0.0100205" calcext:value-type="float">
            <text:p>0.0100205</text:p>
          </table:table-cell>
          <table:table-cell office:value-type="float" office:value="0.00222209" calcext:value-type="float">
            <text:p>0.00222209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/>
          <table:table-cell office:value-type="float" office:value="0.226351" calcext:value-type="float">
            <text:p>0.226351</text:p>
          </table:table-cell>
          <table:table-cell office:value-type="float" office:value="0.000877544" calcext:value-type="float">
            <text:p>0.000877544</text:p>
          </table:table-cell>
          <table:table-cell office:value-type="float" office:value="0.114204" calcext:value-type="float">
            <text:p>0.114204</text:p>
          </table:table-cell>
          <table:table-cell office:value-type="float" office:value="0.0256521" calcext:value-type="float">
            <text:p>0.0256521</text:p>
          </table:table-cell>
          <table:table-cell office:value-type="float" office:value="0.0149956" calcext:value-type="float">
            <text:p>0.0149956</text:p>
          </table:table-cell>
          <table:table-cell office:value-type="float" office:value="0.00974378" calcext:value-type="float">
            <text:p>0.00974378</text:p>
          </table:table-cell>
          <table:table-cell office:value-type="float" office:value="0.00223077" calcext:value-type="float">
            <text:p>0.00223077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/>
          <table:table-cell office:value-type="float" office:value="0.243339" calcext:value-type="float">
            <text:p>0.243339</text:p>
          </table:table-cell>
          <table:table-cell office:value-type="float" office:value="0.000867675" calcext:value-type="float">
            <text:p>0.000867675</text:p>
          </table:table-cell>
          <table:table-cell office:value-type="float" office:value="0.114564" calcext:value-type="float">
            <text:p>0.114564</text:p>
          </table:table-cell>
          <table:table-cell office:value-type="float" office:value="0.0255005" calcext:value-type="float">
            <text:p>0.0255005</text:p>
          </table:table-cell>
          <table:table-cell office:value-type="float" office:value="0.0148527" calcext:value-type="float">
            <text:p>0.0148527</text:p>
          </table:table-cell>
          <table:table-cell office:value-type="float" office:value="0.00960364" calcext:value-type="float">
            <text:p>0.00960364</text:p>
          </table:table-cell>
          <table:table-cell office:value-type="float" office:value="0.00223827" calcext:value-type="float">
            <text:p>0.00223827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/>
          <table:table-cell office:value-type="float" office:value="0.222997" calcext:value-type="float">
            <text:p>0.222997</text:p>
          </table:table-cell>
          <table:table-cell office:value-type="float" office:value="0.000896492" calcext:value-type="float">
            <text:p>0.000896492</text:p>
          </table:table-cell>
          <table:table-cell office:value-type="float" office:value="0.116728" calcext:value-type="float">
            <text:p>0.116728</text:p>
          </table:table-cell>
          <table:table-cell office:value-type="float" office:value="0.0260658" calcext:value-type="float">
            <text:p>0.0260658</text:p>
          </table:table-cell>
          <table:table-cell office:value-type="float" office:value="0.0146498" calcext:value-type="float">
            <text:p>0.0146498</text:p>
          </table:table-cell>
          <table:table-cell office:value-type="float" office:value="0.00947771" calcext:value-type="float">
            <text:p>0.00947771</text:p>
          </table:table-cell>
          <table:table-cell office:value-type="float" office:value="0.00220669" calcext:value-type="float">
            <text:p>0.00220669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/>
          <table:table-cell office:value-type="float" office:value="0.257111" calcext:value-type="float">
            <text:p>0.257111</text:p>
          </table:table-cell>
          <table:table-cell office:value-type="float" office:value="0.000871228" calcext:value-type="float">
            <text:p>0.000871228</text:p>
          </table:table-cell>
          <table:table-cell office:value-type="float" office:value="0.116879" calcext:value-type="float">
            <text:p>0.116879</text:p>
          </table:table-cell>
          <table:table-cell office:value-type="float" office:value="0.0262126" calcext:value-type="float">
            <text:p>0.0262126</text:p>
          </table:table-cell>
          <table:table-cell office:value-type="float" office:value="0.0157271" calcext:value-type="float">
            <text:p>0.0157271</text:p>
          </table:table-cell>
          <table:table-cell office:value-type="float" office:value="0.00928507" calcext:value-type="float">
            <text:p>0.00928507</text:p>
          </table:table-cell>
          <table:table-cell office:value-type="float" office:value="0.00217748" calcext:value-type="float">
            <text:p>0.00217748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/>
          <table:table-cell office:value-type="float" office:value="0.255966" calcext:value-type="float">
            <text:p>0.255966</text:p>
          </table:table-cell>
          <table:table-cell office:value-type="float" office:value="0.000937547" calcext:value-type="float">
            <text:p>0.000937547</text:p>
          </table:table-cell>
          <table:table-cell office:value-type="float" office:value="0.118367" calcext:value-type="float">
            <text:p>0.118367</text:p>
          </table:table-cell>
          <table:table-cell office:value-type="float" office:value="0.0258964" calcext:value-type="float">
            <text:p>0.0258964</text:p>
          </table:table-cell>
          <table:table-cell office:value-type="float" office:value="0.0167172" calcext:value-type="float">
            <text:p>0.0167172</text:p>
          </table:table-cell>
          <table:table-cell office:value-type="float" office:value="0.00937192" calcext:value-type="float">
            <text:p>0.00937192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/>
          <table:table-cell office:value-type="float" office:value="0.265814" calcext:value-type="float">
            <text:p>0.265814</text:p>
          </table:table-cell>
          <table:table-cell office:value-type="float" office:value="0.000862938" calcext:value-type="float">
            <text:p>0.000862938</text:p>
          </table:table-cell>
          <table:table-cell office:value-type="float" office:value="0.116929" calcext:value-type="float">
            <text:p>0.116929</text:p>
          </table:table-cell>
          <table:table-cell office:value-type="float" office:value="0.0261404" calcext:value-type="float">
            <text:p>0.0261404</text:p>
          </table:table-cell>
          <table:table-cell office:value-type="float" office:value="0.0150288" calcext:value-type="float">
            <text:p>0.0150288</text:p>
          </table:table-cell>
          <table:table-cell office:value-type="float" office:value="0.0103639" calcext:value-type="float">
            <text:p>0.0103639</text:p>
          </table:table-cell>
          <table:table-cell office:value-type="float" office:value="0.00217827" calcext:value-type="float">
            <text:p>0.00217827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/>
          <table:table-cell office:value-type="float" office:value="0.327166" calcext:value-type="float">
            <text:p>0.327166</text:p>
          </table:table-cell>
          <table:table-cell office:value-type="float" office:value="0.000864517" calcext:value-type="float">
            <text:p>0.000864517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0282788" calcext:value-type="float">
            <text:p>0.0282788</text:p>
          </table:table-cell>
          <table:table-cell office:value-type="float" office:value="0.0143443" calcext:value-type="float">
            <text:p>0.0143443</text:p>
          </table:table-cell>
          <table:table-cell office:value-type="float" office:value="0.0109581" calcext:value-type="float">
            <text:p>0.0109581</text:p>
          </table:table-cell>
          <table:table-cell office:value-type="float" office:value="0.00215261" calcext:value-type="float">
            <text:p>0.00215261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/>
          <table:table-cell office:value-type="float" office:value="0.274717" calcext:value-type="float">
            <text:p>0.274717</text:p>
          </table:table-cell>
          <table:table-cell office:value-type="float" office:value="0.000867675" calcext:value-type="float">
            <text:p>0.000867675</text:p>
          </table:table-cell>
          <table:table-cell office:value-type="float" office:value="0.117761" calcext:value-type="float">
            <text:p>0.117761</text:p>
          </table:table-cell>
          <table:table-cell office:value-type="float" office:value="0.026504" calcext:value-type="float">
            <text:p>0.026504</text:p>
          </table:table-cell>
          <table:table-cell office:value-type="float" office:value="0.015722" calcext:value-type="float">
            <text:p>0.015722</text:p>
          </table:table-cell>
          <table:table-cell office:value-type="float" office:value="0.0100395" calcext:value-type="float">
            <text:p>0.0100395</text:p>
          </table:table-cell>
          <table:table-cell office:value-type="float" office:value="0.00225485" calcext:value-type="float">
            <text:p>0.00225485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/>
          <table:table-cell office:value-type="float" office:value="0.295694" calcext:value-type="float">
            <text:p>0.295694</text:p>
          </table:table-cell>
          <table:table-cell office:value-type="float" office:value="0.000856227" calcext:value-type="float">
            <text:p>0.000856227</text:p>
          </table:table-cell>
          <table:table-cell office:value-type="float" office:value="0.118955" calcext:value-type="float">
            <text:p>0.118955</text:p>
          </table:table-cell>
          <table:table-cell office:value-type="float" office:value="0.0251871" calcext:value-type="float">
            <text:p>0.0251871</text:p>
          </table:table-cell>
          <table:table-cell office:value-type="float" office:value="0.0165364" calcext:value-type="float">
            <text:p>0.0165364</text:p>
          </table:table-cell>
          <table:table-cell office:value-type="float" office:value="0.00998892" calcext:value-type="float">
            <text:p>0.00998892</text:p>
          </table:table-cell>
          <table:table-cell office:value-type="float" office:value="0.00225209" calcext:value-type="float">
            <text:p>0.0022520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/>
          <table:table-cell office:value-type="float" office:value="0.248285" calcext:value-type="float">
            <text:p>0.248285</text:p>
          </table:table-cell>
          <table:table-cell office:value-type="float" office:value="0.000889387" calcext:value-type="float">
            <text:p>0.000889387</text:p>
          </table:table-cell>
          <table:table-cell office:value-type="float" office:value="0.114535" calcext:value-type="float">
            <text:p>0.114535</text:p>
          </table:table-cell>
          <table:table-cell office:value-type="float" office:value="0.0258127" calcext:value-type="float">
            <text:p>0.0258127</text:p>
          </table:table-cell>
          <table:table-cell office:value-type="float" office:value="0.0160773" calcext:value-type="float">
            <text:p>0.0160773</text:p>
          </table:table-cell>
          <table:table-cell office:value-type="float" office:value="0.0103995" calcext:value-type="float">
            <text:p>0.0103995</text:p>
          </table:table-cell>
          <table:table-cell office:value-type="float" office:value="0.00214906" calcext:value-type="float">
            <text:p>0.00214906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/>
          <table:table-cell office:value-type="float" office:value="0.229933" calcext:value-type="float">
            <text:p>0.229933</text:p>
          </table:table-cell>
          <table:table-cell office:value-type="float" office:value="0.000864122" calcext:value-type="float">
            <text:p>0.000864122</text:p>
          </table:table-cell>
          <table:table-cell office:value-type="float" office:value="0.114442" calcext:value-type="float">
            <text:p>0.114442</text:p>
          </table:table-cell>
          <table:table-cell office:value-type="float" office:value="0.0255258" calcext:value-type="float">
            <text:p>0.0255258</text:p>
          </table:table-cell>
          <table:table-cell office:value-type="float" office:value="0.0161171" calcext:value-type="float">
            <text:p>0.0161171</text:p>
          </table:table-cell>
          <table:table-cell office:value-type="float" office:value="0.0114235" calcext:value-type="float">
            <text:p>0.0114235</text:p>
          </table:table-cell>
          <table:table-cell office:value-type="float" office:value="0.00213208" calcext:value-type="float">
            <text:p>0.00213208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/>
          <table:table-cell office:value-type="float" office:value="0.2316" calcext:value-type="float">
            <text:p>0.2316</text:p>
          </table:table-cell>
          <table:table-cell office:value-type="float" office:value="0.000885439" calcext:value-type="float">
            <text:p>0.000885439</text:p>
          </table:table-cell>
          <table:table-cell office:value-type="float" office:value="0.115835" calcext:value-type="float">
            <text:p>0.115835</text:p>
          </table:table-cell>
          <table:table-cell office:value-type="float" office:value="0.0265482" calcext:value-type="float">
            <text:p>0.0265482</text:p>
          </table:table-cell>
          <table:table-cell office:value-type="float" office:value="0.0157895" calcext:value-type="float">
            <text:p>0.0157895</text:p>
          </table:table-cell>
          <table:table-cell office:value-type="float" office:value="0.0116295" calcext:value-type="float">
            <text:p>0.0116295</text:p>
          </table:table-cell>
          <table:table-cell office:value-type="float" office:value="0.00218735" calcext:value-type="float">
            <text:p>0.00218735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/>
          <table:table-cell office:value-type="float" office:value="0.230953" calcext:value-type="float">
            <text:p>0.230953</text:p>
          </table:table-cell>
          <table:table-cell office:value-type="float" office:value="0.000869254" calcext:value-type="float">
            <text:p>0.000869254</text:p>
          </table:table-cell>
          <table:table-cell office:value-type="float" office:value="0.112876" calcext:value-type="float">
            <text:p>0.112876</text:p>
          </table:table-cell>
          <table:table-cell office:value-type="float" office:value="0.0246873" calcext:value-type="float">
            <text:p>0.0246873</text:p>
          </table:table-cell>
          <table:table-cell office:value-type="float" office:value="0.0156407" calcext:value-type="float">
            <text:p>0.0156407</text:p>
          </table:table-cell>
          <table:table-cell office:value-type="float" office:value="0.0109636" calcext:value-type="float">
            <text:p>0.0109636</text:p>
          </table:table-cell>
          <table:table-cell office:value-type="float" office:value="0.00216524" calcext:value-type="float">
            <text:p>0.00216524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/>
          <table:table-cell office:value-type="float" office:value="0.237585" calcext:value-type="float">
            <text:p>0.237585</text:p>
          </table:table-cell>
          <table:table-cell office:value-type="float" office:value="0.000890176" calcext:value-type="float">
            <text:p>0.000890176</text:p>
          </table:table-cell>
          <table:table-cell office:value-type="float" office:value="0.11754" calcext:value-type="float">
            <text:p>0.11754</text:p>
          </table:table-cell>
          <table:table-cell office:value-type="float" office:value="0.0261258" calcext:value-type="float">
            <text:p>0.0261258</text:p>
          </table:table-cell>
          <table:table-cell office:value-type="float" office:value="0.0158522" calcext:value-type="float">
            <text:p>0.0158522</text:p>
          </table:table-cell>
          <table:table-cell office:value-type="float" office:value="0.00978325" calcext:value-type="float">
            <text:p>0.00978325</text:p>
          </table:table-cell>
          <table:table-cell office:value-type="float" office:value="0.00216169" calcext:value-type="float">
            <text:p>0.00216169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/>
          <table:table-cell office:value-type="float" office:value="0.240924" calcext:value-type="float">
            <text:p>0.240924</text:p>
          </table:table-cell>
          <table:table-cell office:value-type="float" office:value="0.000842806" calcext:value-type="float">
            <text:p>0.000842806</text:p>
          </table:table-cell>
          <table:table-cell office:value-type="float" office:value="0.118607" calcext:value-type="float">
            <text:p>0.118607</text:p>
          </table:table-cell>
          <table:table-cell office:value-type="float" office:value="0.0265845" calcext:value-type="float">
            <text:p>0.0265845</text:p>
          </table:table-cell>
          <table:table-cell office:value-type="float" office:value="0.0164456" calcext:value-type="float">
            <text:p>0.0164456</text:p>
          </table:table-cell>
          <table:table-cell office:value-type="float" office:value="0.00989616" calcext:value-type="float">
            <text:p>0.00989616</text:p>
          </table:table-cell>
          <table:table-cell office:value-type="float" office:value="0.00219248" calcext:value-type="float">
            <text:p>0.00219248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/>
          <table:table-cell office:value-type="float" office:value="0.23664" calcext:value-type="float">
            <text:p>0.23664</text:p>
          </table:table-cell>
          <table:table-cell office:value-type="float" office:value="0.00090873" calcext:value-type="float">
            <text:p>0.00090873</text:p>
          </table:table-cell>
          <table:table-cell office:value-type="float" office:value="0.115483" calcext:value-type="float">
            <text:p>0.115483</text:p>
          </table:table-cell>
          <table:table-cell office:value-type="float" office:value="0.0257717" calcext:value-type="float">
            <text:p>0.0257717</text:p>
          </table:table-cell>
          <table:table-cell office:value-type="float" office:value="0.0163279" calcext:value-type="float">
            <text:p>0.0163279</text:p>
          </table:table-cell>
          <table:table-cell office:value-type="float" office:value="0.0094714" calcext:value-type="float">
            <text:p>0.0094714</text:p>
          </table:table-cell>
          <table:table-cell office:value-type="float" office:value="0.00229669" calcext:value-type="float">
            <text:p>0.00229669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/>
          <table:table-cell office:value-type="float" office:value="0.229493" calcext:value-type="float">
            <text:p>0.229493</text:p>
          </table:table-cell>
          <table:table-cell office:value-type="float" office:value="0.0008432" calcext:value-type="float">
            <text:p>0.0008432</text:p>
          </table:table-cell>
          <table:table-cell office:value-type="float" office:value="0.113041" calcext:value-type="float">
            <text:p>0.113041</text:p>
          </table:table-cell>
          <table:table-cell office:value-type="float" office:value="0.0271636" calcext:value-type="float">
            <text:p>0.0271636</text:p>
          </table:table-cell>
          <table:table-cell office:value-type="float" office:value="0.017725" calcext:value-type="float">
            <text:p>0.017725</text:p>
          </table:table-cell>
          <table:table-cell office:value-type="float" office:value="0.0100687" calcext:value-type="float">
            <text:p>0.0100687</text:p>
          </table:table-cell>
          <table:table-cell office:value-type="float" office:value="0.00226077" calcext:value-type="float">
            <text:p>0.00226077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/>
          <table:table-cell office:value-type="float" office:value="0.22731" calcext:value-type="float">
            <text:p>0.22731</text:p>
          </table:table-cell>
          <table:table-cell office:value-type="float" office:value="0.000870833" calcext:value-type="float">
            <text:p>0.000870833</text:p>
          </table:table-cell>
          <table:table-cell office:value-type="float" office:value="0.126509" calcext:value-type="float">
            <text:p>0.126509</text:p>
          </table:table-cell>
          <table:table-cell office:value-type="float" office:value="0.0255818" calcext:value-type="float">
            <text:p>0.0255818</text:p>
          </table:table-cell>
          <table:table-cell office:value-type="float" office:value="0.0161436" calcext:value-type="float">
            <text:p>0.0161436</text:p>
          </table:table-cell>
          <table:table-cell office:value-type="float" office:value="0.0101129" calcext:value-type="float">
            <text:p>0.0101129</text:p>
          </table:table-cell>
          <table:table-cell office:value-type="float" office:value="0.00217708" calcext:value-type="float">
            <text:p>0.00217708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/>
          <table:table-cell office:value-type="float" office:value="0.24004" calcext:value-type="float">
            <text:p>0.24004</text:p>
          </table:table-cell>
          <table:table-cell office:value-type="float" office:value="0.000836884" calcext:value-type="float">
            <text:p>0.000836884</text:p>
          </table:table-cell>
          <table:table-cell office:value-type="float" office:value="0.118238" calcext:value-type="float">
            <text:p>0.118238</text:p>
          </table:table-cell>
          <table:table-cell office:value-type="float" office:value="0.0258956" calcext:value-type="float">
            <text:p>0.0258956</text:p>
          </table:table-cell>
          <table:table-cell office:value-type="float" office:value="0.0162079" calcext:value-type="float">
            <text:p>0.0162079</text:p>
          </table:table-cell>
          <table:table-cell office:value-type="float" office:value="0.0103253" calcext:value-type="float">
            <text:p>0.0103253</text:p>
          </table:table-cell>
          <table:table-cell office:value-type="float" office:value="0.00213761" calcext:value-type="float">
            <text:p>0.0021376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/>
          <table:table-cell office:value-type="float" office:value="0.23634" calcext:value-type="float">
            <text:p>0.23634</text:p>
          </table:table-cell>
          <table:table-cell office:value-type="float" office:value="0.000905967" calcext:value-type="float">
            <text:p>0.000905967</text:p>
          </table:table-cell>
          <table:table-cell office:value-type="float" office:value="0.114113" calcext:value-type="float">
            <text:p>0.114113</text:p>
          </table:table-cell>
          <table:table-cell office:value-type="float" office:value="0.0252861" calcext:value-type="float">
            <text:p>0.0252861</text:p>
          </table:table-cell>
          <table:table-cell office:value-type="float" office:value="0.0163674" calcext:value-type="float">
            <text:p>0.0163674</text:p>
          </table:table-cell>
          <table:table-cell office:value-type="float" office:value="0.0119398" calcext:value-type="float">
            <text:p>0.0119398</text:p>
          </table:table-cell>
          <table:table-cell office:value-type="float" office:value="0.00218458" calcext:value-type="float">
            <text:p>0.00218458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/>
          <table:table-cell office:value-type="float" office:value="0.232302" calcext:value-type="float">
            <text:p>0.232302</text:p>
          </table:table-cell>
          <table:table-cell office:value-type="float" office:value="0.000855832" calcext:value-type="float">
            <text:p>0.000855832</text:p>
          </table:table-cell>
          <table:table-cell office:value-type="float" office:value="0.112849" calcext:value-type="float">
            <text:p>0.112849</text:p>
          </table:table-cell>
          <table:table-cell office:value-type="float" office:value="0.0252234" calcext:value-type="float">
            <text:p>0.0252234</text:p>
          </table:table-cell>
          <table:table-cell office:value-type="float" office:value="0.0171099" calcext:value-type="float">
            <text:p>0.0171099</text:p>
          </table:table-cell>
          <table:table-cell office:value-type="float" office:value="0.0103174" calcext:value-type="float">
            <text:p>0.0103174</text:p>
          </table:table-cell>
          <table:table-cell office:value-type="float" office:value="0.00218616" calcext:value-type="float">
            <text:p>0.00218616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/>
          <table:table-cell office:value-type="float" office:value="0.245408" calcext:value-type="float">
            <text:p>0.245408</text:p>
          </table:table-cell>
          <table:table-cell office:value-type="float" office:value="0.000881097" calcext:value-type="float">
            <text:p>0.000881097</text:p>
          </table:table-cell>
          <table:table-cell office:value-type="float" office:value="0.118542" calcext:value-type="float">
            <text:p>0.118542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0.0169556" calcext:value-type="float">
            <text:p>0.0169556</text:p>
          </table:table-cell>
          <table:table-cell office:value-type="float" office:value="0.00996721" calcext:value-type="float">
            <text:p>0.00996721</text:p>
          </table:table-cell>
          <table:table-cell office:value-type="float" office:value="0.00217353" calcext:value-type="float">
            <text:p>0.00217353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/>
          <table:table-cell office:value-type="float" office:value="0.296323" calcext:value-type="float">
            <text:p>0.296323</text:p>
          </table:table-cell>
          <table:table-cell office:value-type="float" office:value="0.000849516" calcext:value-type="float">
            <text:p>0.000849516</text:p>
          </table:table-cell>
          <table:table-cell office:value-type="float" office:value="0.118076" calcext:value-type="float">
            <text:p>0.118076</text:p>
          </table:table-cell>
          <table:table-cell office:value-type="float" office:value="0.0261787" calcext:value-type="float">
            <text:p>0.0261787</text:p>
          </table:table-cell>
          <table:table-cell office:value-type="float" office:value="0.0159458" calcext:value-type="float">
            <text:p>0.0159458</text:p>
          </table:table-cell>
          <table:table-cell office:value-type="float" office:value="0.0100296" calcext:value-type="float">
            <text:p>0.0100296</text:p>
          </table:table-cell>
          <table:table-cell office:value-type="float" office:value="0.00216879" calcext:value-type="float">
            <text:p>0.00216879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/>
          <table:table-cell office:value-type="float" office:value="0.268609" calcext:value-type="float">
            <text:p>0.268609</text:p>
          </table:table-cell>
          <table:table-cell office:value-type="float" office:value="0.000881886" calcext:value-type="float">
            <text:p>0.000881886</text:p>
          </table:table-cell>
          <table:table-cell office:value-type="float" office:value="0.115676" calcext:value-type="float">
            <text:p>0.115676</text:p>
          </table:table-cell>
          <table:table-cell office:value-type="float" office:value="0.0256825" calcext:value-type="float">
            <text:p>0.0256825</text:p>
          </table:table-cell>
          <table:table-cell office:value-type="float" office:value="0.017048" calcext:value-type="float">
            <text:p>0.017048</text:p>
          </table:table-cell>
          <table:table-cell office:value-type="float" office:value="0.0101831" calcext:value-type="float">
            <text:p>0.0101831</text:p>
          </table:table-cell>
          <table:table-cell office:value-type="float" office:value="0.0021905" calcext:value-type="float">
            <text:p>0.0021905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/>
          <table:table-cell office:value-type="float" office:value="0.292134" calcext:value-type="float">
            <text:p>0.292134</text:p>
          </table:table-cell>
          <table:table-cell office:value-type="float" office:value="0.000831752" calcext:value-type="float">
            <text:p>0.000831752</text:p>
          </table:table-cell>
          <table:table-cell office:value-type="float" office:value="0.116397" calcext:value-type="float">
            <text:p>0.116397</text:p>
          </table:table-cell>
          <table:table-cell office:value-type="float" office:value="0.0258976" calcext:value-type="float">
            <text:p>0.0258976</text:p>
          </table:table-cell>
          <table:table-cell office:value-type="float" office:value="0.0153687" calcext:value-type="float">
            <text:p>0.0153687</text:p>
          </table:table-cell>
          <table:table-cell office:value-type="float" office:value="0.0103908" calcext:value-type="float">
            <text:p>0.0103908</text:p>
          </table:table-cell>
          <table:table-cell office:value-type="float" office:value="0.00218458" calcext:value-type="float">
            <text:p>0.00218458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/>
          <table:table-cell office:value-type="float" office:value="0.347677" calcext:value-type="float">
            <text:p>0.347677</text:p>
          </table:table-cell>
          <table:table-cell office:value-type="float" office:value="0.000879123" calcext:value-type="float">
            <text:p>0.000879123</text:p>
          </table:table-cell>
          <table:table-cell office:value-type="float" office:value="0.117835" calcext:value-type="float">
            <text:p>0.117835</text:p>
          </table:table-cell>
          <table:table-cell office:value-type="float" office:value="0.0258633" calcext:value-type="float">
            <text:p>0.0258633</text:p>
          </table:table-cell>
          <table:table-cell office:value-type="float" office:value="0.0150884" calcext:value-type="float">
            <text:p>0.0150884</text:p>
          </table:table-cell>
          <table:table-cell office:value-type="float" office:value="0.0107401" calcext:value-type="float">
            <text:p>0.0107401</text:p>
          </table:table-cell>
          <table:table-cell office:value-type="float" office:value="0.00216603" calcext:value-type="float">
            <text:p>0.00216603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/>
          <table:table-cell office:value-type="float" office:value="0.31805" calcext:value-type="float">
            <text:p>0.31805</text:p>
          </table:table-cell>
          <table:table-cell office:value-type="float" office:value="0.000834516" calcext:value-type="float">
            <text:p>0.000834516</text:p>
          </table:table-cell>
          <table:table-cell office:value-type="float" office:value="0.117929" calcext:value-type="float">
            <text:p>0.117929</text:p>
          </table:table-cell>
          <table:table-cell office:value-type="float" office:value="0.0268395" calcext:value-type="float">
            <text:p>0.0268395</text:p>
          </table:table-cell>
          <table:table-cell office:value-type="float" office:value="0.0156801" calcext:value-type="float">
            <text:p>0.0156801</text:p>
          </table:table-cell>
          <table:table-cell office:value-type="float" office:value="0.0104654" calcext:value-type="float">
            <text:p>0.0104654</text:p>
          </table:table-cell>
          <table:table-cell office:value-type="float" office:value="0.00217866" calcext:value-type="float">
            <text:p>0.00217866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/>
          <table:table-cell office:value-type="float" office:value="0.257642" calcext:value-type="float">
            <text:p>0.257642</text:p>
          </table:table-cell>
          <table:table-cell office:value-type="float" office:value="0.000879518" calcext:value-type="float">
            <text:p>0.000879518</text:p>
          </table:table-cell>
          <table:table-cell office:value-type="float" office:value="0.118172" calcext:value-type="float">
            <text:p>0.118172</text:p>
          </table:table-cell>
          <table:table-cell office:value-type="float" office:value="0.0259884" calcext:value-type="float">
            <text:p>0.0259884</text:p>
          </table:table-cell>
          <table:table-cell office:value-type="float" office:value="0.0159379" calcext:value-type="float">
            <text:p>0.0159379</text:p>
          </table:table-cell>
          <table:table-cell office:value-type="float" office:value="0.0113571" calcext:value-type="float">
            <text:p>0.0113571</text:p>
          </table:table-cell>
          <table:table-cell office:value-type="float" office:value="0.00216011" calcext:value-type="float">
            <text:p>0.00216011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/>
          <table:table-cell office:value-type="float" office:value="0.238875" calcext:value-type="float">
            <text:p>0.238875</text:p>
          </table:table-cell>
          <table:table-cell office:value-type="float" office:value="0.000921757" calcext:value-type="float">
            <text:p>0.000921757</text:p>
          </table:table-cell>
          <table:table-cell office:value-type="float" office:value="0.113465" calcext:value-type="float">
            <text:p>0.113465</text:p>
          </table:table-cell>
          <table:table-cell office:value-type="float" office:value="0.0291646" calcext:value-type="float">
            <text:p>0.0291646</text:p>
          </table:table-cell>
          <table:table-cell office:value-type="float" office:value="0.015343" calcext:value-type="float">
            <text:p>0.015343</text:p>
          </table:table-cell>
          <table:table-cell office:value-type="float" office:value="0.0106817" calcext:value-type="float">
            <text:p>0.0106817</text:p>
          </table:table-cell>
          <table:table-cell office:value-type="float" office:value="0.00215853" calcext:value-type="float">
            <text:p>0.00215853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/>
          <table:table-cell office:value-type="float" office:value="0.238868" calcext:value-type="float">
            <text:p>0.238868</text:p>
          </table:table-cell>
          <table:table-cell office:value-type="float" office:value="0.000865701" calcext:value-type="float">
            <text:p>0.000865701</text:p>
          </table:table-cell>
          <table:table-cell office:value-type="float" office:value="0.117932" calcext:value-type="float">
            <text:p>0.117932</text:p>
          </table:table-cell>
          <table:table-cell office:value-type="float" office:value="0.0263303" calcext:value-type="float">
            <text:p>0.0263303</text:p>
          </table:table-cell>
          <table:table-cell office:value-type="float" office:value="0.0155885" calcext:value-type="float">
            <text:p>0.0155885</text:p>
          </table:table-cell>
          <table:table-cell office:value-type="float" office:value="0.0119149" calcext:value-type="float">
            <text:p>0.0119149</text:p>
          </table:table-cell>
          <table:table-cell office:value-type="float" office:value="0.0022138" calcext:value-type="float">
            <text:p>0.0022138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/>
          <table:table-cell office:value-type="float" office:value="0.233646" calcext:value-type="float">
            <text:p>0.233646</text:p>
          </table:table-cell>
          <table:table-cell office:value-type="float" office:value="0.000894124" calcext:value-type="float">
            <text:p>0.000894124</text:p>
          </table:table-cell>
          <table:table-cell office:value-type="float" office:value="0.112413" calcext:value-type="float">
            <text:p>0.112413</text:p>
          </table:table-cell>
          <table:table-cell office:value-type="float" office:value="0.0252352" calcext:value-type="float">
            <text:p>0.0252352</text:p>
          </table:table-cell>
          <table:table-cell office:value-type="float" office:value="0.015814" calcext:value-type="float">
            <text:p>0.015814</text:p>
          </table:table-cell>
          <table:table-cell office:value-type="float" office:value="0.0122256" calcext:value-type="float">
            <text:p>0.0122256</text:p>
          </table:table-cell>
          <table:table-cell office:value-type="float" office:value="0.002183" calcext:value-type="float">
            <text:p>0.002183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/>
          <table:table-cell office:value-type="float" office:value="0.239835" calcext:value-type="float">
            <text:p>0.239835</text:p>
          </table:table-cell>
          <table:table-cell office:value-type="float" office:value="0.000872412" calcext:value-type="float">
            <text:p>0.000872412</text:p>
          </table:table-cell>
          <table:table-cell office:value-type="float" office:value="0.119721" calcext:value-type="float">
            <text:p>0.119721</text:p>
          </table:table-cell>
          <table:table-cell office:value-type="float" office:value="0.0252581" calcext:value-type="float">
            <text:p>0.0252581</text:p>
          </table:table-cell>
          <table:table-cell office:value-type="float" office:value="0.015902" calcext:value-type="float">
            <text:p>0.015902</text:p>
          </table:table-cell>
          <table:table-cell office:value-type="float" office:value="0.0115466" calcext:value-type="float">
            <text:p>0.0115466</text:p>
          </table:table-cell>
          <table:table-cell office:value-type="float" office:value="0.00221024" calcext:value-type="float">
            <text:p>0.00221024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/>
          <table:table-cell office:value-type="float" office:value="0.240095" calcext:value-type="float">
            <text:p>0.240095</text:p>
          </table:table-cell>
          <table:table-cell office:value-type="float" office:value="0.000910309" calcext:value-type="float">
            <text:p>0.000910309</text:p>
          </table:table-cell>
          <table:table-cell office:value-type="float" office:value="0.120507" calcext:value-type="float">
            <text:p>0.120507</text:p>
          </table:table-cell>
          <table:table-cell office:value-type="float" office:value="0.0261996" calcext:value-type="float">
            <text:p>0.0261996</text:p>
          </table:table-cell>
          <table:table-cell office:value-type="float" office:value="0.0155463" calcext:value-type="float">
            <text:p>0.0155463</text:p>
          </table:table-cell>
          <table:table-cell office:value-type="float" office:value="0.0102593" calcext:value-type="float">
            <text:p>0.0102593</text:p>
          </table:table-cell>
          <table:table-cell office:value-type="float" office:value="0.00218537" calcext:value-type="float">
            <text:p>0.00218537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/>
          <table:table-cell office:value-type="float" office:value="0.272949" calcext:value-type="float">
            <text:p>0.272949</text:p>
          </table:table-cell>
          <table:table-cell office:value-type="float" office:value="0.000874386" calcext:value-type="float">
            <text:p>0.000874386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255396" calcext:value-type="float">
            <text:p>0.0255396</text:p>
          </table:table-cell>
          <table:table-cell office:value-type="float" office:value="0.016924" calcext:value-type="float">
            <text:p>0.016924</text:p>
          </table:table-cell>
          <table:table-cell office:value-type="float" office:value="0.0100616" calcext:value-type="float">
            <text:p>0.0100616</text:p>
          </table:table-cell>
          <table:table-cell office:value-type="float" office:value="0.00206458" calcext:value-type="float">
            <text:p>0.00206458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/>
          <table:table-cell office:value-type="float" office:value="0.239543" calcext:value-type="float">
            <text:p>0.239543</text:p>
          </table:table-cell>
          <table:table-cell office:value-type="float" office:value="0.000911098" calcext:value-type="float">
            <text:p>0.000911098</text:p>
          </table:table-cell>
          <table:table-cell office:value-type="float" office:value="0.114966" calcext:value-type="float">
            <text:p>0.114966</text:p>
          </table:table-cell>
          <table:table-cell office:value-type="float" office:value="0.0249877" calcext:value-type="float">
            <text:p>0.0249877</text:p>
          </table:table-cell>
          <table:table-cell office:value-type="float" office:value="0.0179587" calcext:value-type="float">
            <text:p>0.0179587</text:p>
          </table:table-cell>
          <table:table-cell office:value-type="float" office:value="0.0102345" calcext:value-type="float">
            <text:p>0.0102345</text:p>
          </table:table-cell>
          <table:table-cell office:value-type="float" office:value="0.00212813" calcext:value-type="float">
            <text:p>0.00212813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/>
          <table:table-cell office:value-type="float" office:value="0.239068" calcext:value-type="float">
            <text:p>0.239068</text:p>
          </table:table-cell>
          <table:table-cell office:value-type="float" office:value="0.000903203" calcext:value-type="float">
            <text:p>0.000903203</text:p>
          </table:table-cell>
          <table:table-cell office:value-type="float" office:value="0.11395" calcext:value-type="float">
            <text:p>0.11395</text:p>
          </table:table-cell>
          <table:table-cell office:value-type="float" office:value="0.0270318" calcext:value-type="float">
            <text:p>0.0270318</text:p>
          </table:table-cell>
          <table:table-cell office:value-type="float" office:value="0.0186657" calcext:value-type="float">
            <text:p>0.0186657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021455" calcext:value-type="float">
            <text:p>0.0021455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/>
          <table:table-cell office:value-type="float" office:value="0.237906" calcext:value-type="float">
            <text:p>0.237906</text:p>
          </table:table-cell>
          <table:table-cell office:value-type="float" office:value="0.000909914" calcext:value-type="float">
            <text:p>0.000909914</text:p>
          </table:table-cell>
          <table:table-cell office:value-type="float" office:value="0.11341" calcext:value-type="float">
            <text:p>0.11341</text:p>
          </table:table-cell>
          <table:table-cell office:value-type="float" office:value="0.0254729" calcext:value-type="float">
            <text:p>0.0254729</text:p>
          </table:table-cell>
          <table:table-cell office:value-type="float" office:value="0.0169828" calcext:value-type="float">
            <text:p>0.0169828</text:p>
          </table:table-cell>
          <table:table-cell office:value-type="float" office:value="0.0105349" calcext:value-type="float">
            <text:p>0.0105349</text:p>
          </table:table-cell>
          <table:table-cell office:value-type="float" office:value="0.0022363" calcext:value-type="float">
            <text:p>0.0022363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/>
          <table:table-cell office:value-type="float" office:value="0.251459" calcext:value-type="float">
            <text:p>0.251459</text:p>
          </table:table-cell>
          <table:table-cell office:value-type="float" office:value="0.000857412" calcext:value-type="float">
            <text:p>0.000857412</text:p>
          </table:table-cell>
          <table:table-cell office:value-type="float" office:value="0.114399" calcext:value-type="float">
            <text:p>0.114399</text:p>
          </table:table-cell>
          <table:table-cell office:value-type="float" office:value="0.0254634" calcext:value-type="float">
            <text:p>0.0254634</text:p>
          </table:table-cell>
          <table:table-cell office:value-type="float" office:value="0.0170519" calcext:value-type="float">
            <text:p>0.0170519</text:p>
          </table:table-cell>
          <table:table-cell office:value-type="float" office:value="0.00991116" calcext:value-type="float">
            <text:p>0.00991116</text:p>
          </table:table-cell>
          <table:table-cell office:value-type="float" office:value="0.00218695" calcext:value-type="float">
            <text:p>0.00218695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/>
          <table:table-cell office:value-type="float" office:value="0.249146" calcext:value-type="float">
            <text:p>0.249146</text:p>
          </table:table-cell>
          <table:table-cell office:value-type="float" office:value="0.000874386" calcext:value-type="float">
            <text:p>0.000874386</text:p>
          </table:table-cell>
          <table:table-cell office:value-type="float" office:value="0.115191" calcext:value-type="float">
            <text:p>0.115191</text:p>
          </table:table-cell>
          <table:table-cell office:value-type="float" office:value="0.0257981" calcext:value-type="float">
            <text:p>0.0257981</text:p>
          </table:table-cell>
          <table:table-cell office:value-type="float" office:value="0.0170318" calcext:value-type="float">
            <text:p>0.0170318</text:p>
          </table:table-cell>
          <table:table-cell office:value-type="float" office:value="0.0101579" calcext:value-type="float">
            <text:p>0.0101579</text:p>
          </table:table-cell>
          <table:table-cell office:value-type="float" office:value="0.00214116" calcext:value-type="float">
            <text:p>0.0021411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/>
          <table:table-cell office:value-type="float" office:value="0.284606" calcext:value-type="float">
            <text:p>0.284606</text:p>
          </table:table-cell>
          <table:table-cell office:value-type="float" office:value="0.000841621" calcext:value-type="float">
            <text:p>0.000841621</text:p>
          </table:table-cell>
          <table:table-cell office:value-type="float" office:value="0.108869" calcext:value-type="float">
            <text:p>0.108869</text:p>
          </table:table-cell>
          <table:table-cell office:value-type="float" office:value="0.0243123" calcext:value-type="float">
            <text:p>0.0243123</text:p>
          </table:table-cell>
          <table:table-cell office:value-type="float" office:value="0.0169848" calcext:value-type="float">
            <text:p>0.0169848</text:p>
          </table:table-cell>
          <table:table-cell office:value-type="float" office:value="0.0100647" calcext:value-type="float">
            <text:p>0.0100647</text:p>
          </table:table-cell>
          <table:table-cell office:value-type="float" office:value="0.00214155" calcext:value-type="float">
            <text:p>0.00214155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/>
          <table:table-cell office:value-type="float" office:value="0.312702" calcext:value-type="float">
            <text:p>0.312702</text:p>
          </table:table-cell>
          <table:table-cell office:value-type="float" office:value="0.000896492" calcext:value-type="float">
            <text:p>0.000896492</text:p>
          </table:table-cell>
          <table:table-cell office:value-type="float" office:value="0.116541" calcext:value-type="float">
            <text:p>0.116541</text:p>
          </table:table-cell>
          <table:table-cell office:value-type="float" office:value="0.0259935" calcext:value-type="float">
            <text:p>0.0259935</text:p>
          </table:table-cell>
          <table:table-cell office:value-type="float" office:value="0.0161345" calcext:value-type="float">
            <text:p>0.0161345</text:p>
          </table:table-cell>
          <table:table-cell office:value-type="float" office:value="0.00997866" calcext:value-type="float">
            <text:p>0.00997866</text:p>
          </table:table-cell>
          <table:table-cell office:value-type="float" office:value="0.00213721" calcext:value-type="float">
            <text:p>0.00213721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/>
          <table:table-cell office:value-type="float" office:value="0.272164" calcext:value-type="float">
            <text:p>0.272164</text:p>
          </table:table-cell>
          <table:table-cell office:value-type="float" office:value="0.000842411" calcext:value-type="float">
            <text:p>0.000842411</text:p>
          </table:table-cell>
          <table:table-cell office:value-type="float" office:value="0.116125" calcext:value-type="float">
            <text:p>0.116125</text:p>
          </table:table-cell>
          <table:table-cell office:value-type="float" office:value="0.0257883" calcext:value-type="float">
            <text:p>0.0257883</text:p>
          </table:table-cell>
          <table:table-cell office:value-type="float" office:value="0.0151204" calcext:value-type="float">
            <text:p>0.0151204</text:p>
          </table:table-cell>
          <table:table-cell office:value-type="float" office:value="0.010767" calcext:value-type="float">
            <text:p>0.010767</text:p>
          </table:table-cell>
          <table:table-cell office:value-type="float" office:value="0.0021305" calcext:value-type="float">
            <text:p>0.0021305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/>
          <table:table-cell office:value-type="float" office:value="0.276054" calcext:value-type="float">
            <text:p>0.276054</text:p>
          </table:table-cell>
          <table:table-cell office:value-type="float" office:value="0.000863728" calcext:value-type="float">
            <text:p>0.000863728</text:p>
          </table:table-cell>
          <table:table-cell office:value-type="float" office:value="0.120096" calcext:value-type="float">
            <text:p>0.120096</text:p>
          </table:table-cell>
          <table:table-cell office:value-type="float" office:value="0.0252475" calcext:value-type="float">
            <text:p>0.0252475</text:p>
          </table:table-cell>
          <table:table-cell office:value-type="float" office:value="0.015964" calcext:value-type="float">
            <text:p>0.015964</text:p>
          </table:table-cell>
          <table:table-cell office:value-type="float" office:value="0.0119181" calcext:value-type="float">
            <text:p>0.0119181</text:p>
          </table:table-cell>
          <table:table-cell office:value-type="float" office:value="0.00221853" calcext:value-type="float">
            <text:p>0.00221853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/>
          <table:table-cell office:value-type="float" office:value="0.288402" calcext:value-type="float">
            <text:p>0.288402</text:p>
          </table:table-cell>
          <table:table-cell office:value-type="float" office:value="0.000840437" calcext:value-type="float">
            <text:p>0.000840437</text:p>
          </table:table-cell>
          <table:table-cell office:value-type="float" office:value="0.116046" calcext:value-type="float">
            <text:p>0.116046</text:p>
          </table:table-cell>
          <table:table-cell office:value-type="float" office:value="0.0257235" calcext:value-type="float">
            <text:p>0.0257235</text:p>
          </table:table-cell>
          <table:table-cell office:value-type="float" office:value="0.015977" calcext:value-type="float">
            <text:p>0.015977</text:p>
          </table:table-cell>
          <table:table-cell office:value-type="float" office:value="0.0112206" calcext:value-type="float">
            <text:p>0.0112206</text:p>
          </table:table-cell>
          <table:table-cell office:value-type="float" office:value="0.00215419" calcext:value-type="float">
            <text:p>0.00215419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/>
          <table:table-cell office:value-type="float" office:value="0.401013" calcext:value-type="float">
            <text:p>0.401013</text:p>
          </table:table-cell>
          <table:table-cell office:value-type="float" office:value="0.000850701" calcext:value-type="float">
            <text:p>0.000850701</text:p>
          </table:table-cell>
          <table:table-cell office:value-type="float" office:value="0.114246" calcext:value-type="float">
            <text:p>0.114246</text:p>
          </table:table-cell>
          <table:table-cell office:value-type="float" office:value="0.0255479" calcext:value-type="float">
            <text:p>0.0255479</text:p>
          </table:table-cell>
          <table:table-cell office:value-type="float" office:value="0.0159967" calcext:value-type="float">
            <text:p>0.0159967</text:p>
          </table:table-cell>
          <table:table-cell office:value-type="float" office:value="0.0103813" calcext:value-type="float">
            <text:p>0.0103813</text:p>
          </table:table-cell>
          <table:table-cell office:value-type="float" office:value="0.0021609" calcext:value-type="float">
            <text:p>0.0021609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/>
          <table:table-cell office:value-type="float" office:value="0.265161" calcext:value-type="float">
            <text:p>0.265161</text:p>
          </table:table-cell>
          <table:table-cell office:value-type="float" office:value="0.000812804" calcext:value-type="float">
            <text:p>0.000812804</text:p>
          </table:table-cell>
          <table:table-cell office:value-type="float" office:value="0.112915" calcext:value-type="float">
            <text:p>0.112915</text:p>
          </table:table-cell>
          <table:table-cell office:value-type="float" office:value="0.0254089" calcext:value-type="float">
            <text:p>0.0254089</text:p>
          </table:table-cell>
          <table:table-cell office:value-type="float" office:value="0.0163181" calcext:value-type="float">
            <text:p>0.0163181</text:p>
          </table:table-cell>
          <table:table-cell office:value-type="float" office:value="0.0116722" calcext:value-type="float">
            <text:p>0.0116722</text:p>
          </table:table-cell>
          <table:table-cell office:value-type="float" office:value="0.00218143" calcext:value-type="float">
            <text:p>0.00218143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/>
          <table:table-cell office:value-type="float" office:value="0.267498" calcext:value-type="float">
            <text:p>0.267498</text:p>
          </table:table-cell>
          <table:table-cell office:value-type="float" office:value="0.000857806" calcext:value-type="float">
            <text:p>0.000857806</text:p>
          </table:table-cell>
          <table:table-cell office:value-type="float" office:value="0.115055" calcext:value-type="float">
            <text:p>0.115055</text:p>
          </table:table-cell>
          <table:table-cell office:value-type="float" office:value="0.0257279" calcext:value-type="float">
            <text:p>0.0257279</text:p>
          </table:table-cell>
          <table:table-cell office:value-type="float" office:value="0.024426" calcext:value-type="float">
            <text:p>0.024426</text:p>
          </table:table-cell>
          <table:table-cell office:value-type="float" office:value="0.011309" calcext:value-type="float">
            <text:p>0.011309</text:p>
          </table:table-cell>
          <table:table-cell office:value-type="float" office:value="0.0021834" calcext:value-type="float">
            <text:p>0.0021834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/>
          <table:table-cell office:value-type="float" office:value="0.269236" calcext:value-type="float">
            <text:p>0.269236</text:p>
          </table:table-cell>
          <table:table-cell office:value-type="float" office:value="0.000835305" calcext:value-type="float">
            <text:p>0.000835305</text:p>
          </table:table-cell>
          <table:table-cell office:value-type="float" office:value="0.121706" calcext:value-type="float">
            <text:p>0.121706</text:p>
          </table:table-cell>
          <table:table-cell office:value-type="float" office:value="0.0268916" calcext:value-type="float">
            <text:p>0.0268916</text:p>
          </table:table-cell>
          <table:table-cell office:value-type="float" office:value="0.0165221" calcext:value-type="float">
            <text:p>0.0165221</text:p>
          </table:table-cell>
          <table:table-cell office:value-type="float" office:value="0.0108416" calcext:value-type="float">
            <text:p>0.0108416</text:p>
          </table:table-cell>
          <table:table-cell office:value-type="float" office:value="0.00213958" calcext:value-type="float">
            <text:p>0.00213958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/>
          <table:table-cell office:value-type="float" office:value="0.327138" calcext:value-type="float">
            <text:p>0.327138</text:p>
          </table:table-cell>
          <table:table-cell office:value-type="float" office:value="0.000831752" calcext:value-type="float">
            <text:p>0.000831752</text:p>
          </table:table-cell>
          <table:table-cell office:value-type="float" office:value="0.116583" calcext:value-type="float">
            <text:p>0.116583</text:p>
          </table:table-cell>
          <table:table-cell office:value-type="float" office:value="0.0262138" calcext:value-type="float">
            <text:p>0.0262138</text:p>
          </table:table-cell>
          <table:table-cell office:value-type="float" office:value="0.0163713" calcext:value-type="float">
            <text:p>0.0163713</text:p>
          </table:table-cell>
          <table:table-cell office:value-type="float" office:value="0.0105645" calcext:value-type="float">
            <text:p>0.0105645</text:p>
          </table:table-cell>
          <table:table-cell office:value-type="float" office:value="0.00224538" calcext:value-type="float">
            <text:p>0.00224538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/>
          <table:table-cell office:value-type="float" office:value="0.701444" calcext:value-type="float">
            <text:p>0.701444</text:p>
          </table:table-cell>
          <table:table-cell office:value-type="float" office:value="0.000871623" calcext:value-type="float">
            <text:p>0.000871623</text:p>
          </table:table-cell>
          <table:table-cell office:value-type="float" office:value="0.114796" calcext:value-type="float">
            <text:p>0.114796</text:p>
          </table:table-cell>
          <table:table-cell office:value-type="float" office:value="0.0251397" calcext:value-type="float">
            <text:p>0.0251397</text:p>
          </table:table-cell>
          <table:table-cell office:value-type="float" office:value="0.0176555" calcext:value-type="float">
            <text:p>0.0176555</text:p>
          </table:table-cell>
          <table:table-cell office:value-type="float" office:value="0.0116208" calcext:value-type="float">
            <text:p>0.0116208</text:p>
          </table:table-cell>
          <table:table-cell office:value-type="float" office:value="0.00216603" calcext:value-type="float">
            <text:p>0.00216603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/>
          <table:table-cell office:value-type="float" office:value="0.536895" calcext:value-type="float">
            <text:p>0.536895</text:p>
          </table:table-cell>
          <table:table-cell office:value-type="float" office:value="0.000821094" calcext:value-type="float">
            <text:p>0.000821094</text:p>
          </table:table-cell>
          <table:table-cell office:value-type="float" office:value="0.113931" calcext:value-type="float">
            <text:p>0.113931</text:p>
          </table:table-cell>
          <table:table-cell office:value-type="float" office:value="0.025356" calcext:value-type="float">
            <text:p>0.025356</text:p>
          </table:table-cell>
          <table:table-cell office:value-type="float" office:value="0.0167914" calcext:value-type="float">
            <text:p>0.0167914</text:p>
          </table:table-cell>
          <table:table-cell office:value-type="float" office:value="0.0118443" calcext:value-type="float">
            <text:p>0.0118443</text:p>
          </table:table-cell>
          <table:table-cell office:value-type="float" office:value="0.002153" calcext:value-type="float">
            <text:p>0.002153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/>
          <table:table-cell office:value-type="float" office:value="0.496544" calcext:value-type="float">
            <text:p>0.496544</text:p>
          </table:table-cell>
          <table:table-cell office:value-type="float" office:value="0.000842016" calcext:value-type="float">
            <text:p>0.000842016</text:p>
          </table:table-cell>
          <table:table-cell office:value-type="float" office:value="0.129319" calcext:value-type="float">
            <text:p>0.129319</text:p>
          </table:table-cell>
          <table:table-cell office:value-type="float" office:value="0.0261751" calcext:value-type="float">
            <text:p>0.0261751</text:p>
          </table:table-cell>
          <table:table-cell office:value-type="float" office:value="0.0168561" calcext:value-type="float">
            <text:p>0.0168561</text:p>
          </table:table-cell>
          <table:table-cell office:value-type="float" office:value="0.012961" calcext:value-type="float">
            <text:p>0.012961</text:p>
          </table:table-cell>
          <table:table-cell office:value-type="float" office:value="0.00221261" calcext:value-type="float">
            <text:p>0.00221261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/>
          <table:table-cell office:value-type="float" office:value="0.238156" calcext:value-type="float">
            <text:p>0.238156</text:p>
          </table:table-cell>
          <table:table-cell office:value-type="float" office:value="0.000812015" calcext:value-type="float">
            <text:p>0.000812015</text:p>
          </table:table-cell>
          <table:table-cell office:value-type="float" office:value="0.113982" calcext:value-type="float">
            <text:p>0.113982</text:p>
          </table:table-cell>
          <table:table-cell office:value-type="float" office:value="0.0258605" calcext:value-type="float">
            <text:p>0.0258605</text:p>
          </table:table-cell>
          <table:table-cell office:value-type="float" office:value="0.0170156" calcext:value-type="float">
            <text:p>0.0170156</text:p>
          </table:table-cell>
          <table:table-cell office:value-type="float" office:value="0.0117902" calcext:value-type="float">
            <text:p>0.0117902</text:p>
          </table:table-cell>
          <table:table-cell office:value-type="float" office:value="0.00217314" calcext:value-type="float">
            <text:p>0.00217314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/>
          <table:table-cell office:value-type="float" office:value="0.26684" calcext:value-type="float">
            <text:p>0.26684</text:p>
          </table:table-cell>
          <table:table-cell office:value-type="float" office:value="0.000861359" calcext:value-type="float">
            <text:p>0.000861359</text:p>
          </table:table-cell>
          <table:table-cell office:value-type="float" office:value="0.117664" calcext:value-type="float">
            <text:p>0.117664</text:p>
          </table:table-cell>
          <table:table-cell office:value-type="float" office:value="0.0258672" calcext:value-type="float">
            <text:p>0.0258672</text:p>
          </table:table-cell>
          <table:table-cell office:value-type="float" office:value="0.0174028" calcext:value-type="float">
            <text:p>0.0174028</text:p>
          </table:table-cell>
          <table:table-cell office:value-type="float" office:value="0.0112328" calcext:value-type="float">
            <text:p>0.0112328</text:p>
          </table:table-cell>
          <table:table-cell office:value-type="float" office:value="0.00217116" calcext:value-type="float">
            <text:p>0.00217116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/>
          <table:table-cell office:value-type="float" office:value="0.260201" calcext:value-type="float">
            <text:p>0.260201</text:p>
          </table:table-cell>
          <table:table-cell office:value-type="float" office:value="0.000855438" calcext:value-type="float">
            <text:p>0.000855438</text:p>
          </table:table-cell>
          <table:table-cell office:value-type="float" office:value="0.110637" calcext:value-type="float">
            <text:p>0.110637</text:p>
          </table:table-cell>
          <table:table-cell office:value-type="float" office:value="0.0247398" calcext:value-type="float">
            <text:p>0.0247398</text:p>
          </table:table-cell>
          <table:table-cell office:value-type="float" office:value="0.0167183" calcext:value-type="float">
            <text:p>0.0167183</text:p>
          </table:table-cell>
          <table:table-cell office:value-type="float" office:value="0.0102783" calcext:value-type="float">
            <text:p>0.0102783</text:p>
          </table:table-cell>
          <table:table-cell office:value-type="float" office:value="0.00221735" calcext:value-type="float">
            <text:p>0.00221735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/>
          <table:table-cell office:value-type="float" office:value="0.376702" calcext:value-type="float">
            <text:p>0.376702</text:p>
          </table:table-cell>
          <table:table-cell office:value-type="float" office:value="0.000896887" calcext:value-type="float">
            <text:p>0.000896887</text:p>
          </table:table-cell>
          <table:table-cell office:value-type="float" office:value="0.115275" calcext:value-type="float">
            <text:p>0.115275</text:p>
          </table:table-cell>
          <table:table-cell office:value-type="float" office:value="0.0260468" calcext:value-type="float">
            <text:p>0.0260468</text:p>
          </table:table-cell>
          <table:table-cell office:value-type="float" office:value="0.0159245" calcext:value-type="float">
            <text:p>0.0159245</text:p>
          </table:table-cell>
          <table:table-cell office:value-type="float" office:value="0.0107623" calcext:value-type="float">
            <text:p>0.0107623</text:p>
          </table:table-cell>
          <table:table-cell office:value-type="float" office:value="0.00216958" calcext:value-type="float">
            <text:p>0.00216958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/>
          <table:table-cell office:value-type="float" office:value="0.260679" calcext:value-type="float">
            <text:p>0.260679</text:p>
          </table:table-cell>
          <table:table-cell office:value-type="float" office:value="0.000881097" calcext:value-type="float">
            <text:p>0.000881097</text:p>
          </table:table-cell>
          <table:table-cell office:value-type="float" office:value="0.113517" calcext:value-type="float">
            <text:p>0.113517</text:p>
          </table:table-cell>
          <table:table-cell office:value-type="float" office:value="0.025285" calcext:value-type="float">
            <text:p>0.025285</text:p>
          </table:table-cell>
          <table:table-cell office:value-type="float" office:value="0.0159103" calcext:value-type="float">
            <text:p>0.0159103</text:p>
          </table:table-cell>
          <table:table-cell office:value-type="float" office:value="0.0106675" calcext:value-type="float">
            <text:p>0.0106675</text:p>
          </table:table-cell>
          <table:table-cell office:value-type="float" office:value="0.00213603" calcext:value-type="float">
            <text:p>0.00213603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/>
          <table:table-cell office:value-type="float" office:value="0.3002" calcext:value-type="float">
            <text:p>0.3002</text:p>
          </table:table-cell>
          <table:table-cell office:value-type="float" office:value="0.000958074" calcext:value-type="float">
            <text:p>0.000958074</text:p>
          </table:table-cell>
          <table:table-cell office:value-type="float" office:value="0.11649" calcext:value-type="float">
            <text:p>0.11649</text:p>
          </table:table-cell>
          <table:table-cell office:value-type="float" office:value="0.0258301" calcext:value-type="float">
            <text:p>0.0258301</text:p>
          </table:table-cell>
          <table:table-cell office:value-type="float" office:value="0.0252084" calcext:value-type="float">
            <text:p>0.0252084</text:p>
          </table:table-cell>
          <table:table-cell office:value-type="float" office:value="0.0110113" calcext:value-type="float">
            <text:p>0.0110113</text:p>
          </table:table-cell>
          <table:table-cell office:value-type="float" office:value="0.00217077" calcext:value-type="float">
            <text:p>0.00217077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/>
          <table:table-cell office:value-type="float" office:value="0.31313" calcext:value-type="float">
            <text:p>0.31313</text:p>
          </table:table-cell>
          <table:table-cell office:value-type="float" office:value="0.000930047" calcext:value-type="float">
            <text:p>0.000930047</text:p>
          </table:table-cell>
          <table:table-cell office:value-type="float" office:value="0.11335" calcext:value-type="float">
            <text:p>0.11335</text:p>
          </table:table-cell>
          <table:table-cell office:value-type="float" office:value="0.0253552" calcext:value-type="float">
            <text:p>0.0253552</text:p>
          </table:table-cell>
          <table:table-cell office:value-type="float" office:value="0.0181888" calcext:value-type="float">
            <text:p>0.0181888</text:p>
          </table:table-cell>
          <table:table-cell office:value-type="float" office:value="0.0107654" calcext:value-type="float">
            <text:p>0.0107654</text:p>
          </table:table-cell>
          <table:table-cell office:value-type="float" office:value="0.00223788" calcext:value-type="float">
            <text:p>0.0022378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/>
          <table:table-cell office:value-type="float" office:value="0.333232" calcext:value-type="float">
            <text:p>0.333232</text:p>
          </table:table-cell>
          <table:table-cell office:value-type="float" office:value="0.000933994" calcext:value-type="float">
            <text:p>0.000933994</text:p>
          </table:table-cell>
          <table:table-cell office:value-type="float" office:value="0.115883" calcext:value-type="float">
            <text:p>0.115883</text:p>
          </table:table-cell>
          <table:table-cell office:value-type="float" office:value="0.0257464" calcext:value-type="float">
            <text:p>0.0257464</text:p>
          </table:table-cell>
          <table:table-cell office:value-type="float" office:value="0.0166591" calcext:value-type="float">
            <text:p>0.0166591</text:p>
          </table:table-cell>
          <table:table-cell office:value-type="float" office:value="0.0106332" calcext:value-type="float">
            <text:p>0.0106332</text:p>
          </table:table-cell>
          <table:table-cell office:value-type="float" office:value="0.0022059" calcext:value-type="float">
            <text:p>0.0022059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/>
          <table:table-cell office:value-type="float" office:value="0.330529" calcext:value-type="float">
            <text:p>0.330529</text:p>
          </table:table-cell>
          <table:table-cell office:value-type="float" office:value="0.000881097" calcext:value-type="float">
            <text:p>0.000881097</text:p>
          </table:table-cell>
          <table:table-cell office:value-type="float" office:value="0.121072" calcext:value-type="float">
            <text:p>0.121072</text:p>
          </table:table-cell>
          <table:table-cell office:value-type="float" office:value="0.0265194" calcext:value-type="float">
            <text:p>0.0265194</text:p>
          </table:table-cell>
          <table:table-cell office:value-type="float" office:value="0.0166832" calcext:value-type="float">
            <text:p>0.0166832</text:p>
          </table:table-cell>
          <table:table-cell office:value-type="float" office:value="0.0100402" calcext:value-type="float">
            <text:p>0.0100402</text:p>
          </table:table-cell>
          <table:table-cell office:value-type="float" office:value="0.00224577" calcext:value-type="float">
            <text:p>0.00224577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/>
          <table:table-cell office:value-type="float" office:value="0.256122" calcext:value-type="float">
            <text:p>0.256122</text:p>
          </table:table-cell>
          <table:table-cell office:value-type="float" office:value="0.000887018" calcext:value-type="float">
            <text:p>0.000887018</text:p>
          </table:table-cell>
          <table:table-cell office:value-type="float" office:value="0.113145" calcext:value-type="float">
            <text:p>0.113145</text:p>
          </table:table-cell>
          <table:table-cell office:value-type="float" office:value="0.0252771" calcext:value-type="float">
            <text:p>0.0252771</text:p>
          </table:table-cell>
          <table:table-cell office:value-type="float" office:value="0.0161732" calcext:value-type="float">
            <text:p>0.0161732</text:p>
          </table:table-cell>
          <table:table-cell office:value-type="float" office:value="0.0104914" calcext:value-type="float">
            <text:p>0.0104914</text:p>
          </table:table-cell>
          <table:table-cell office:value-type="float" office:value="0.00219327" calcext:value-type="float">
            <text:p>0.00219327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/>
          <table:table-cell office:value-type="float" office:value="0.293619" calcext:value-type="float">
            <text:p>0.293619</text:p>
          </table:table-cell>
          <table:table-cell office:value-type="float" office:value="0.000855043" calcext:value-type="float">
            <text:p>0.000855043</text:p>
          </table:table-cell>
          <table:table-cell office:value-type="float" office:value="0.126304" calcext:value-type="float">
            <text:p>0.126304</text:p>
          </table:table-cell>
          <table:table-cell office:value-type="float" office:value="0.0255822" calcext:value-type="float">
            <text:p>0.0255822</text:p>
          </table:table-cell>
          <table:table-cell office:value-type="float" office:value="0.0164724" calcext:value-type="float">
            <text:p>0.0164724</text:p>
          </table:table-cell>
          <table:table-cell office:value-type="float" office:value="0.0106963" calcext:value-type="float">
            <text:p>0.0106963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/>
          <table:table-cell office:value-type="float" office:value="0.268421" calcext:value-type="float">
            <text:p>0.268421</text:p>
          </table:table-cell>
          <table:table-cell office:value-type="float" office:value="0.000860964" calcext:value-type="float">
            <text:p>0.000860964</text:p>
          </table:table-cell>
          <table:table-cell office:value-type="float" office:value="0.114562" calcext:value-type="float">
            <text:p>0.114562</text:p>
          </table:table-cell>
          <table:table-cell office:value-type="float" office:value="0.0255873" calcext:value-type="float">
            <text:p>0.0255873</text:p>
          </table:table-cell>
          <table:table-cell office:value-type="float" office:value="0.0163473" calcext:value-type="float">
            <text:p>0.0163473</text:p>
          </table:table-cell>
          <table:table-cell office:value-type="float" office:value="0.0106134" calcext:value-type="float">
            <text:p>0.0106134</text:p>
          </table:table-cell>
          <table:table-cell office:value-type="float" office:value="0.00220669" calcext:value-type="float">
            <text:p>0.00220669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/>
          <table:table-cell office:value-type="float" office:value="0.276475" calcext:value-type="float">
            <text:p>0.276475</text:p>
          </table:table-cell>
          <table:table-cell office:value-type="float" office:value="0.000839253" calcext:value-type="float">
            <text:p>0.000839253</text:p>
          </table:table-cell>
          <table:table-cell office:value-type="float" office:value="0.115445" calcext:value-type="float">
            <text:p>0.115445</text:p>
          </table:table-cell>
          <table:table-cell office:value-type="float" office:value="0.0252056" calcext:value-type="float">
            <text:p>0.0252056</text:p>
          </table:table-cell>
          <table:table-cell office:value-type="float" office:value="0.0177542" calcext:value-type="float">
            <text:p>0.0177542</text:p>
          </table:table-cell>
          <table:table-cell office:value-type="float" office:value="0.011395" calcext:value-type="float">
            <text:p>0.011395</text:p>
          </table:table-cell>
          <table:table-cell office:value-type="float" office:value="0.00225051" calcext:value-type="float">
            <text:p>0.00225051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/>
          <table:table-cell office:value-type="float" office:value="0.268333" calcext:value-type="float">
            <text:p>0.268333</text:p>
          </table:table-cell>
          <table:table-cell office:value-type="float" office:value="0.000850701" calcext:value-type="float">
            <text:p>0.000850701</text:p>
          </table:table-cell>
          <table:table-cell office:value-type="float" office:value="0.118287" calcext:value-type="float">
            <text:p>0.118287</text:p>
          </table:table-cell>
          <table:table-cell office:value-type="float" office:value="0.026922" calcext:value-type="float">
            <text:p>0.026922</text:p>
          </table:table-cell>
          <table:table-cell office:value-type="float" office:value="0.0170914" calcext:value-type="float">
            <text:p>0.0170914</text:p>
          </table:table-cell>
          <table:table-cell office:value-type="float" office:value="0.0127234" calcext:value-type="float">
            <text:p>0.0127234</text:p>
          </table:table-cell>
          <table:table-cell office:value-type="float" office:value="0.00217787" calcext:value-type="float">
            <text:p>0.00217787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/>
          <table:table-cell office:value-type="float" office:value="0.442701" calcext:value-type="float">
            <text:p>0.442701</text:p>
          </table:table-cell>
          <table:table-cell office:value-type="float" office:value="0.000815962" calcext:value-type="float">
            <text:p>0.000815962</text:p>
          </table:table-cell>
          <table:table-cell office:value-type="float" office:value="0.117684" calcext:value-type="float">
            <text:p>0.117684</text:p>
          </table:table-cell>
          <table:table-cell office:value-type="float" office:value="0.0258364" calcext:value-type="float">
            <text:p>0.0258364</text:p>
          </table:table-cell>
          <table:table-cell office:value-type="float" office:value="0.0168427" calcext:value-type="float">
            <text:p>0.0168427</text:p>
          </table:table-cell>
          <table:table-cell office:value-type="float" office:value="0.0114523" calcext:value-type="float">
            <text:p>0.0114523</text:p>
          </table:table-cell>
          <table:table-cell office:value-type="float" office:value="0.0021909" calcext:value-type="float">
            <text:p>0.0021909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/>
          <table:table-cell office:value-type="float" office:value="0.370764" calcext:value-type="float">
            <text:p>0.370764</text:p>
          </table:table-cell>
          <table:table-cell office:value-type="float" office:value="0.000856227" calcext:value-type="float">
            <text:p>0.000856227</text:p>
          </table:table-cell>
          <table:table-cell office:value-type="float" office:value="0.118029" calcext:value-type="float">
            <text:p>0.118029</text:p>
          </table:table-cell>
          <table:table-cell office:value-type="float" office:value="0.026322" calcext:value-type="float">
            <text:p>0.026322</text:p>
          </table:table-cell>
          <table:table-cell office:value-type="float" office:value="0.0166268" calcext:value-type="float">
            <text:p>0.0166268</text:p>
          </table:table-cell>
          <table:table-cell office:value-type="float" office:value="0.0102799" calcext:value-type="float">
            <text:p>0.0102799</text:p>
          </table:table-cell>
          <table:table-cell office:value-type="float" office:value="0.00225248" calcext:value-type="float">
            <text:p>0.00225248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/>
          <table:table-cell office:value-type="float" office:value="0.325038" calcext:value-type="float">
            <text:p>0.325038</text:p>
          </table:table-cell>
          <table:table-cell office:value-type="float" office:value="0.000815962" calcext:value-type="float">
            <text:p>0.000815962</text:p>
          </table:table-cell>
          <table:table-cell office:value-type="float" office:value="0.120568" calcext:value-type="float">
            <text:p>0.120568</text:p>
          </table:table-cell>
          <table:table-cell office:value-type="float" office:value="0.0262916" calcext:value-type="float">
            <text:p>0.0262916</text:p>
          </table:table-cell>
          <table:table-cell office:value-type="float" office:value="0.0165312" calcext:value-type="float">
            <text:p>0.0165312</text:p>
          </table:table-cell>
          <table:table-cell office:value-type="float" office:value="0.0103628" calcext:value-type="float">
            <text:p>0.0103628</text:p>
          </table:table-cell>
          <table:table-cell office:value-type="float" office:value="0.00223235" calcext:value-type="float">
            <text:p>0.0022323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/>
          <table:table-cell office:value-type="float" office:value="0.235676" calcext:value-type="float">
            <text:p>0.235676</text:p>
          </table:table-cell>
          <table:table-cell office:value-type="float" office:value="0.000841227" calcext:value-type="float">
            <text:p>0.000841227</text:p>
          </table:table-cell>
          <table:table-cell office:value-type="float" office:value="0.115577" calcext:value-type="float">
            <text:p>0.115577</text:p>
          </table:table-cell>
          <table:table-cell office:value-type="float" office:value="0.0257646" calcext:value-type="float">
            <text:p>0.0257646</text:p>
          </table:table-cell>
          <table:table-cell office:value-type="float" office:value="0.017676" calcext:value-type="float">
            <text:p>0.017676</text:p>
          </table:table-cell>
          <table:table-cell office:value-type="float" office:value="0.0121727" calcext:value-type="float">
            <text:p>0.0121727</text:p>
          </table:table-cell>
          <table:table-cell office:value-type="float" office:value="0.00215813" calcext:value-type="float">
            <text:p>0.00215813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/>
          <table:table-cell office:value-type="float" office:value="0.226878" calcext:value-type="float">
            <text:p>0.226878</text:p>
          </table:table-cell>
          <table:table-cell office:value-type="float" office:value="0.000825831" calcext:value-type="float">
            <text:p>0.000825831</text:p>
          </table:table-cell>
          <table:table-cell office:value-type="float" office:value="0.120596" calcext:value-type="float">
            <text:p>0.120596</text:p>
          </table:table-cell>
          <table:table-cell office:value-type="float" office:value="0.0260318" calcext:value-type="float">
            <text:p>0.0260318</text:p>
          </table:table-cell>
          <table:table-cell office:value-type="float" office:value="0.0178991" calcext:value-type="float">
            <text:p>0.0178991</text:p>
          </table:table-cell>
          <table:table-cell office:value-type="float" office:value="0.0123618" calcext:value-type="float">
            <text:p>0.0123618</text:p>
          </table:table-cell>
          <table:table-cell office:value-type="float" office:value="0.00214471" calcext:value-type="float">
            <text:p>0.00214471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/>
          <table:table-cell office:value-type="float" office:value="0.226466" calcext:value-type="float">
            <text:p>0.226466</text:p>
          </table:table-cell>
          <table:table-cell office:value-type="float" office:value="0.000861359" calcext:value-type="float">
            <text:p>0.000861359</text:p>
          </table:table-cell>
          <table:table-cell office:value-type="float" office:value="0.115501" calcext:value-type="float">
            <text:p>0.115501</text:p>
          </table:table-cell>
          <table:table-cell office:value-type="float" office:value="0.0258759" calcext:value-type="float">
            <text:p>0.0258759</text:p>
          </table:table-cell>
          <table:table-cell office:value-type="float" office:value="0.0180735" calcext:value-type="float">
            <text:p>0.0180735</text:p>
          </table:table-cell>
          <table:table-cell office:value-type="float" office:value="0.0118384" calcext:value-type="float">
            <text:p>0.0118384</text:p>
          </table:table-cell>
          <table:table-cell office:value-type="float" office:value="0.00217116" calcext:value-type="float">
            <text:p>0.00217116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/>
          <table:table-cell office:value-type="float" office:value="0.230119" calcext:value-type="float">
            <text:p>0.230119</text:p>
          </table:table-cell>
          <table:table-cell office:value-type="float" office:value="0.000815962" calcext:value-type="float">
            <text:p>0.000815962</text:p>
          </table:table-cell>
          <table:table-cell office:value-type="float" office:value="0.11669" calcext:value-type="float">
            <text:p>0.11669</text:p>
          </table:table-cell>
          <table:table-cell office:value-type="float" office:value="0.0258996" calcext:value-type="float">
            <text:p>0.0258996</text:p>
          </table:table-cell>
          <table:table-cell office:value-type="float" office:value="0.0168451" calcext:value-type="float">
            <text:p>0.0168451</text:p>
          </table:table-cell>
          <table:table-cell office:value-type="float" office:value="0.0107473" calcext:value-type="float">
            <text:p>0.0107473</text:p>
          </table:table-cell>
          <table:table-cell office:value-type="float" office:value="0.00221182" calcext:value-type="float">
            <text:p>0.00221182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/>
          <table:table-cell office:value-type="float" office:value="0.248858" calcext:value-type="float">
            <text:p>0.248858</text:p>
          </table:table-cell>
          <table:table-cell office:value-type="float" office:value="0.000866096" calcext:value-type="float">
            <text:p>0.000866096</text:p>
          </table:table-cell>
          <table:table-cell office:value-type="float" office:value="0.116146" calcext:value-type="float">
            <text:p>0.116146</text:p>
          </table:table-cell>
          <table:table-cell office:value-type="float" office:value="0.0257658" calcext:value-type="float">
            <text:p>0.0257658</text:p>
          </table:table-cell>
          <table:table-cell office:value-type="float" office:value="0.0175825" calcext:value-type="float">
            <text:p>0.0175825</text:p>
          </table:table-cell>
          <table:table-cell office:value-type="float" office:value="0.0109829" calcext:value-type="float">
            <text:p>0.0109829</text:p>
          </table:table-cell>
          <table:table-cell office:value-type="float" office:value="0.0021909" calcext:value-type="float">
            <text:p>0.0021909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/>
          <table:table-cell office:value-type="float" office:value="0.254234" calcext:value-type="float">
            <text:p>0.254234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112804" calcext:value-type="float">
            <text:p>0.112804</text:p>
          </table:table-cell>
          <table:table-cell office:value-type="float" office:value="0.0266808" calcext:value-type="float">
            <text:p>0.0266808</text:p>
          </table:table-cell>
          <table:table-cell office:value-type="float" office:value="0.0178264" calcext:value-type="float">
            <text:p>0.0178264</text:p>
          </table:table-cell>
          <table:table-cell office:value-type="float" office:value="0.0107516" calcext:value-type="float">
            <text:p>0.0107516</text:p>
          </table:table-cell>
          <table:table-cell office:value-type="float" office:value="0.00228761" calcext:value-type="float">
            <text:p>0.00228761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/>
          <table:table-cell office:value-type="float" office:value="0.234289" calcext:value-type="float">
            <text:p>0.234289</text:p>
          </table:table-cell>
          <table:table-cell office:value-type="float" office:value="0.000854648" calcext:value-type="float">
            <text:p>0.000854648</text:p>
          </table:table-cell>
          <table:table-cell office:value-type="float" office:value="0.129115" calcext:value-type="float">
            <text:p>0.129115</text:p>
          </table:table-cell>
          <table:table-cell office:value-type="float" office:value="0.025071" calcext:value-type="float">
            <text:p>0.025071</text:p>
          </table:table-cell>
          <table:table-cell office:value-type="float" office:value="0.0192854" calcext:value-type="float">
            <text:p>0.0192854</text:p>
          </table:table-cell>
          <table:table-cell office:value-type="float" office:value="0.0116212" calcext:value-type="float">
            <text:p>0.0116212</text:p>
          </table:table-cell>
          <table:table-cell office:value-type="float" office:value="0.00222524" calcext:value-type="float">
            <text:p>0.00222524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/>
          <table:table-cell office:value-type="float" office:value="0.250952" calcext:value-type="float">
            <text:p>0.250952</text:p>
          </table:table-cell>
          <table:table-cell office:value-type="float" office:value="0.000914256" calcext:value-type="float">
            <text:p>0.000914256</text:p>
          </table:table-cell>
          <table:table-cell office:value-type="float" office:value="0.115066" calcext:value-type="float">
            <text:p>0.115066</text:p>
          </table:table-cell>
          <table:table-cell office:value-type="float" office:value="0.0259995" calcext:value-type="float">
            <text:p>0.0259995</text:p>
          </table:table-cell>
          <table:table-cell office:value-type="float" office:value="0.0170938" calcext:value-type="float">
            <text:p>0.0170938</text:p>
          </table:table-cell>
          <table:table-cell office:value-type="float" office:value="0.0121025" calcext:value-type="float">
            <text:p>0.0121025</text:p>
          </table:table-cell>
          <table:table-cell office:value-type="float" office:value="0.00214906" calcext:value-type="float">
            <text:p>0.00214906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/>
          <table:table-cell office:value-type="float" office:value="0.250928" calcext:value-type="float">
            <text:p>0.250928</text:p>
          </table:table-cell>
          <table:table-cell office:value-type="float" office:value="0.000872412" calcext:value-type="float">
            <text:p>0.000872412</text:p>
          </table:table-cell>
          <table:table-cell office:value-type="float" office:value="0.115182" calcext:value-type="float">
            <text:p>0.115182</text:p>
          </table:table-cell>
          <table:table-cell office:value-type="float" office:value="0.025311" calcext:value-type="float">
            <text:p>0.025311</text:p>
          </table:table-cell>
          <table:table-cell office:value-type="float" office:value="0.016545" calcext:value-type="float">
            <text:p>0.016545</text:p>
          </table:table-cell>
          <table:table-cell office:value-type="float" office:value="0.0124889" calcext:value-type="float">
            <text:p>0.0124889</text:p>
          </table:table-cell>
          <table:table-cell office:value-type="float" office:value="0.00223314" calcext:value-type="float">
            <text:p>0.00223314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/>
          <table:table-cell office:value-type="float" office:value="0.248758" calcext:value-type="float">
            <text:p>0.248758</text:p>
          </table:table-cell>
          <table:table-cell office:value-type="float" office:value="0.00105479" calcext:value-type="float">
            <text:p>0.00105479</text:p>
          </table:table-cell>
          <table:table-cell office:value-type="float" office:value="0.115365" calcext:value-type="float">
            <text:p>0.115365</text:p>
          </table:table-cell>
          <table:table-cell office:value-type="float" office:value="0.0258064" calcext:value-type="float">
            <text:p>0.0258064</text:p>
          </table:table-cell>
          <table:table-cell office:value-type="float" office:value="0.0214416" calcext:value-type="float">
            <text:p>0.0214416</text:p>
          </table:table-cell>
          <table:table-cell office:value-type="float" office:value="0.012963" calcext:value-type="float">
            <text:p>0.012963</text:p>
          </table:table-cell>
          <table:table-cell office:value-type="float" office:value="0.00225169" calcext:value-type="float">
            <text:p>0.00225169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/>
          <table:table-cell office:value-type="float" office:value="0.240705" calcext:value-type="float">
            <text:p>0.240705</text:p>
          </table:table-cell>
          <table:table-cell office:value-type="float" office:value="0.00137454" calcext:value-type="float">
            <text:p>0.00137454</text:p>
          </table:table-cell>
          <table:table-cell office:value-type="float" office:value="0.12266" calcext:value-type="float">
            <text:p>0.12266</text:p>
          </table:table-cell>
          <table:table-cell office:value-type="float" office:value="0.0263516" calcext:value-type="float">
            <text:p>0.0263516</text:p>
          </table:table-cell>
          <table:table-cell office:value-type="float" office:value="0.024557" calcext:value-type="float">
            <text:p>0.024557</text:p>
          </table:table-cell>
          <table:table-cell office:value-type="float" office:value="0.0115198" calcext:value-type="float">
            <text:p>0.0115198</text:p>
          </table:table-cell>
          <table:table-cell office:value-type="float" office:value="0.0022063" calcext:value-type="float">
            <text:p>0.0022063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/>
          <table:table-cell office:value-type="float" office:value="0.261701" calcext:value-type="float">
            <text:p>0.261701</text:p>
          </table:table-cell>
          <table:table-cell office:value-type="float" office:value="0.00122138" calcext:value-type="float">
            <text:p>0.00122138</text:p>
          </table:table-cell>
          <table:table-cell office:value-type="float" office:value="0.113548" calcext:value-type="float">
            <text:p>0.113548</text:p>
          </table:table-cell>
          <table:table-cell office:value-type="float" office:value="0.0252321" calcext:value-type="float">
            <text:p>0.0252321</text:p>
          </table:table-cell>
          <table:table-cell office:value-type="float" office:value="0.0183921" calcext:value-type="float">
            <text:p>0.0183921</text:p>
          </table:table-cell>
          <table:table-cell office:value-type="float" office:value="0.0114772" calcext:value-type="float">
            <text:p>0.0114772</text:p>
          </table:table-cell>
          <table:table-cell office:value-type="float" office:value="0.00226669" calcext:value-type="float">
            <text:p>0.00226669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/>
          <table:table-cell office:value-type="float" office:value="0.269465" calcext:value-type="float">
            <text:p>0.269465</text:p>
          </table:table-cell>
          <table:table-cell office:value-type="float" office:value="0.00115111" calcext:value-type="float">
            <text:p>0.00115111</text:p>
          </table:table-cell>
          <table:table-cell office:value-type="float" office:value="0.117913" calcext:value-type="float">
            <text:p>0.117913</text:p>
          </table:table-cell>
          <table:table-cell office:value-type="float" office:value="0.0261791" calcext:value-type="float">
            <text:p>0.0261791</text:p>
          </table:table-cell>
          <table:table-cell office:value-type="float" office:value="0.0230569" calcext:value-type="float">
            <text:p>0.0230569</text:p>
          </table:table-cell>
          <table:table-cell office:value-type="float" office:value="0.0129283" calcext:value-type="float">
            <text:p>0.0129283</text:p>
          </table:table-cell>
          <table:table-cell office:value-type="float" office:value="0.00218695" calcext:value-type="float">
            <text:p>0.00218695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/>
          <table:table-cell office:value-type="float" office:value="0.298334" calcext:value-type="float">
            <text:p>0.298334</text:p>
          </table:table-cell>
          <table:table-cell office:value-type="float" office:value="0.00110453" calcext:value-type="float">
            <text:p>0.00110453</text:p>
          </table:table-cell>
          <table:table-cell office:value-type="float" office:value="0.113208" calcext:value-type="float">
            <text:p>0.113208</text:p>
          </table:table-cell>
          <table:table-cell office:value-type="float" office:value="0.0252344" calcext:value-type="float">
            <text:p>0.0252344</text:p>
          </table:table-cell>
          <table:table-cell office:value-type="float" office:value="0.0167112" calcext:value-type="float">
            <text:p>0.0167112</text:p>
          </table:table-cell>
          <table:table-cell office:value-type="float" office:value="0.0119434" calcext:value-type="float">
            <text:p>0.0119434</text:p>
          </table:table-cell>
          <table:table-cell office:value-type="float" office:value="0.00215419" calcext:value-type="float">
            <text:p>0.00215419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/>
          <table:table-cell office:value-type="float" office:value="0.281649" calcext:value-type="float">
            <text:p>0.281649</text:p>
          </table:table-cell>
          <table:table-cell office:value-type="float" office:value="0.00096518" calcext:value-type="float">
            <text:p>0.00096518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0.0258834" calcext:value-type="float">
            <text:p>0.0258834</text:p>
          </table:table-cell>
          <table:table-cell office:value-type="float" office:value="0.0163552" calcext:value-type="float">
            <text:p>0.0163552</text:p>
          </table:table-cell>
          <table:table-cell office:value-type="float" office:value="0.0113875" calcext:value-type="float">
            <text:p>0.0113875</text:p>
          </table:table-cell>
          <table:table-cell office:value-type="float" office:value="0.00222485" calcext:value-type="float">
            <text:p>0.00222485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/>
          <table:table-cell office:value-type="float" office:value="0.239587" calcext:value-type="float">
            <text:p>0.239587</text:p>
          </table:table-cell>
          <table:table-cell office:value-type="float" office:value="0.000959259" calcext:value-type="float">
            <text:p>0.000959259</text:p>
          </table:table-cell>
          <table:table-cell office:value-type="float" office:value="0.116201" calcext:value-type="float">
            <text:p>0.116201</text:p>
          </table:table-cell>
          <table:table-cell office:value-type="float" office:value="0.0281098" calcext:value-type="float">
            <text:p>0.0281098</text:p>
          </table:table-cell>
          <table:table-cell office:value-type="float" office:value="0.016802" calcext:value-type="float">
            <text:p>0.016802</text:p>
          </table:table-cell>
          <table:table-cell office:value-type="float" office:value="0.0109316" calcext:value-type="float">
            <text:p>0.0109316</text:p>
          </table:table-cell>
          <table:table-cell office:value-type="float" office:value="0.00217906" calcext:value-type="float">
            <text:p>0.00217906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/>
          <table:table-cell office:value-type="float" office:value="0.245306" calcext:value-type="float">
            <text:p>0.245306</text:p>
          </table:table-cell>
          <table:table-cell office:value-type="float" office:value="0.000881886" calcext:value-type="float">
            <text:p>0.000881886</text:p>
          </table:table-cell>
          <table:table-cell office:value-type="float" office:value="0.120042" calcext:value-type="float">
            <text:p>0.120042</text:p>
          </table:table-cell>
          <table:table-cell office:value-type="float" office:value="0.0259142" calcext:value-type="float">
            <text:p>0.0259142</text:p>
          </table:table-cell>
          <table:table-cell office:value-type="float" office:value="0.016877" calcext:value-type="float">
            <text:p>0.016877</text:p>
          </table:table-cell>
          <table:table-cell office:value-type="float" office:value="0.0114851" calcext:value-type="float">
            <text:p>0.0114851</text:p>
          </table:table-cell>
          <table:table-cell office:value-type="float" office:value="0.00215063" calcext:value-type="float">
            <text:p>0.00215063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/>
          <table:table-cell office:value-type="float" office:value="0.23217" calcext:value-type="float">
            <text:p>0.23217</text:p>
          </table:table-cell>
          <table:table-cell office:value-type="float" office:value="0.000913862" calcext:value-type="float">
            <text:p>0.000913862</text:p>
          </table:table-cell>
          <table:table-cell office:value-type="float" office:value="0.112709" calcext:value-type="float">
            <text:p>0.112709</text:p>
          </table:table-cell>
          <table:table-cell office:value-type="float" office:value="0.0250272" calcext:value-type="float">
            <text:p>0.0250272</text:p>
          </table:table-cell>
          <table:table-cell office:value-type="float" office:value="0.016502" calcext:value-type="float">
            <text:p>0.016502</text:p>
          </table:table-cell>
          <table:table-cell office:value-type="float" office:value="0.011868" calcext:value-type="float">
            <text:p>0.011868</text:p>
          </table:table-cell>
          <table:table-cell office:value-type="float" office:value="0.00222445" calcext:value-type="float">
            <text:p>0.00222445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/>
          <table:table-cell office:value-type="float" office:value="0.230521" calcext:value-type="float">
            <text:p>0.230521</text:p>
          </table:table-cell>
          <table:table-cell office:value-type="float" office:value="0.000854253" calcext:value-type="float">
            <text:p>0.000854253</text:p>
          </table:table-cell>
          <table:table-cell office:value-type="float" office:value="0.120644" calcext:value-type="float">
            <text:p>0.120644</text:p>
          </table:table-cell>
          <table:table-cell office:value-type="float" office:value="0.0263567" calcext:value-type="float">
            <text:p>0.0263567</text:p>
          </table:table-cell>
          <table:table-cell office:value-type="float" office:value="0.0165403" calcext:value-type="float">
            <text:p>0.0165403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286791" calcext:value-type="float">
            <text:p>0.00286791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/>
          <table:table-cell office:value-type="float" office:value="0.235921" calcext:value-type="float">
            <text:p>0.235921</text:p>
          </table:table-cell>
          <table:table-cell office:value-type="float" office:value="0.000880307" calcext:value-type="float">
            <text:p>0.000880307</text:p>
          </table:table-cell>
          <table:table-cell office:value-type="float" office:value="0.115524" calcext:value-type="float">
            <text:p>0.115524</text:p>
          </table:table-cell>
          <table:table-cell office:value-type="float" office:value="0.0257543" calcext:value-type="float">
            <text:p>0.0257543</text:p>
          </table:table-cell>
          <table:table-cell office:value-type="float" office:value="0.016804" calcext:value-type="float">
            <text:p>0.016804</text:p>
          </table:table-cell>
          <table:table-cell office:value-type="float" office:value="0.0124404" calcext:value-type="float">
            <text:p>0.0124404</text:p>
          </table:table-cell>
          <table:table-cell office:value-type="float" office:value="0.00293699" calcext:value-type="float">
            <text:p>0.00293699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/>
          <table:table-cell office:value-type="float" office:value="0.230764" calcext:value-type="float">
            <text:p>0.230764</text:p>
          </table:table-cell>
          <table:table-cell office:value-type="float" office:value="0.000840042" calcext:value-type="float">
            <text:p>0.000840042</text:p>
          </table:table-cell>
          <table:table-cell office:value-type="float" office:value="0.113181" calcext:value-type="float">
            <text:p>0.113181</text:p>
          </table:table-cell>
          <table:table-cell office:value-type="float" office:value="0.0252621" calcext:value-type="float">
            <text:p>0.0252621</text:p>
          </table:table-cell>
          <table:table-cell office:value-type="float" office:value="0.0167401" calcext:value-type="float">
            <text:p>0.0167401</text:p>
          </table:table-cell>
          <table:table-cell office:value-type="float" office:value="0.012886" calcext:value-type="float">
            <text:p>0.012886</text:p>
          </table:table-cell>
          <table:table-cell office:value-type="float" office:value="0.00248578" calcext:value-type="float">
            <text:p>0.00248578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/>
          <table:table-cell office:value-type="float" office:value="0.231353" calcext:value-type="float">
            <text:p>0.231353</text:p>
          </table:table-cell>
          <table:table-cell office:value-type="float" office:value="0.000949785" calcext:value-type="float">
            <text:p>0.000949785</text:p>
          </table:table-cell>
          <table:table-cell office:value-type="float" office:value="0.118414" calcext:value-type="float">
            <text:p>0.118414</text:p>
          </table:table-cell>
          <table:table-cell office:value-type="float" office:value="0.025765" calcext:value-type="float">
            <text:p>0.025765</text:p>
          </table:table-cell>
          <table:table-cell office:value-type="float" office:value="0.0171806" calcext:value-type="float">
            <text:p>0.0171806</text:p>
          </table:table-cell>
          <table:table-cell office:value-type="float" office:value="0.0125939" calcext:value-type="float">
            <text:p>0.0125939</text:p>
          </table:table-cell>
          <table:table-cell office:value-type="float" office:value="0.00225288" calcext:value-type="float">
            <text:p>0.00225288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/>
          <table:table-cell office:value-type="float" office:value="0.239497" calcext:value-type="float">
            <text:p>0.239497</text:p>
          </table:table-cell>
          <table:table-cell office:value-type="float" office:value="0.00113927" calcext:value-type="float">
            <text:p>0.00113927</text:p>
          </table:table-cell>
          <table:table-cell office:value-type="float" office:value="0.119197" calcext:value-type="float">
            <text:p>0.119197</text:p>
          </table:table-cell>
          <table:table-cell office:value-type="float" office:value="0.0258649" calcext:value-type="float">
            <text:p>0.0258649</text:p>
          </table:table-cell>
          <table:table-cell office:value-type="float" office:value="0.0164831" calcext:value-type="float">
            <text:p>0.0164831</text:p>
          </table:table-cell>
          <table:table-cell office:value-type="float" office:value="0.0118984" calcext:value-type="float">
            <text:p>0.0118984</text:p>
          </table:table-cell>
          <table:table-cell office:value-type="float" office:value="0.00214669" calcext:value-type="float">
            <text:p>0.00214669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/>
          <table:table-cell office:value-type="float" office:value="0.246288" calcext:value-type="float">
            <text:p>0.246288</text:p>
          </table:table-cell>
          <table:table-cell office:value-type="float" office:value="0.00121309" calcext:value-type="float">
            <text:p>0.00121309</text:p>
          </table:table-cell>
          <table:table-cell office:value-type="float" office:value="0.118226" calcext:value-type="float">
            <text:p>0.118226</text:p>
          </table:table-cell>
          <table:table-cell office:value-type="float" office:value="0.0265924" calcext:value-type="float">
            <text:p>0.0265924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0.011703" calcext:value-type="float">
            <text:p>0.011703</text:p>
          </table:table-cell>
          <table:table-cell office:value-type="float" office:value="0.00213919" calcext:value-type="float">
            <text:p>0.00213919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/>
          <table:table-cell office:value-type="float" office:value="0.239519" calcext:value-type="float">
            <text:p>0.239519</text:p>
          </table:table-cell>
          <table:table-cell office:value-type="float" office:value="0.00164377" calcext:value-type="float">
            <text:p>0.00164377</text:p>
          </table:table-cell>
          <table:table-cell office:value-type="float" office:value="0.118289" calcext:value-type="float">
            <text:p>0.118289</text:p>
          </table:table-cell>
          <table:table-cell office:value-type="float" office:value="0.0270902" calcext:value-type="float">
            <text:p>0.0270902</text:p>
          </table:table-cell>
          <table:table-cell office:value-type="float" office:value="0.0199218" calcext:value-type="float">
            <text:p>0.0199218</text:p>
          </table:table-cell>
          <table:table-cell office:value-type="float" office:value="0.0119039" calcext:value-type="float">
            <text:p>0.0119039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/>
          <table:table-cell office:value-type="float" office:value="0.229442" calcext:value-type="float">
            <text:p>0.229442</text:p>
          </table:table-cell>
          <table:table-cell office:value-type="float" office:value="0.00143928" calcext:value-type="float">
            <text:p>0.00143928</text:p>
          </table:table-cell>
          <table:table-cell office:value-type="float" office:value="0.119599" calcext:value-type="float">
            <text:p>0.119599</text:p>
          </table:table-cell>
          <table:table-cell office:value-type="float" office:value="0.0259304" calcext:value-type="float">
            <text:p>0.0259304</text:p>
          </table:table-cell>
          <table:table-cell office:value-type="float" office:value="0.0180949" calcext:value-type="float">
            <text:p>0.0180949</text:p>
          </table:table-cell>
          <table:table-cell office:value-type="float" office:value="0.0110496" calcext:value-type="float">
            <text:p>0.0110496</text:p>
          </table:table-cell>
          <table:table-cell office:value-type="float" office:value="0.00213682" calcext:value-type="float">
            <text:p>0.00213682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/>
          <table:table-cell office:value-type="float" office:value="0.231357" calcext:value-type="float">
            <text:p>0.231357</text:p>
          </table:table-cell>
          <table:table-cell office:value-type="float" office:value="0.00157824" calcext:value-type="float">
            <text:p>0.00157824</text:p>
          </table:table-cell>
          <table:table-cell office:value-type="float" office:value="0.122319" calcext:value-type="float">
            <text:p>0.122319</text:p>
          </table:table-cell>
          <table:table-cell office:value-type="float" office:value="0.0257701" calcext:value-type="float">
            <text:p>0.0257701</text:p>
          </table:table-cell>
          <table:table-cell office:value-type="float" office:value="0.0179381" calcext:value-type="float">
            <text:p>0.0179381</text:p>
          </table:table-cell>
          <table:table-cell office:value-type="float" office:value="0.0115822" calcext:value-type="float">
            <text:p>0.0115822</text:p>
          </table:table-cell>
          <table:table-cell office:value-type="float" office:value="0.00215458" calcext:value-type="float">
            <text:p>0.00215458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/>
          <table:table-cell office:value-type="float" office:value="0.260717" calcext:value-type="float">
            <text:p>0.260717</text:p>
          </table:table-cell>
          <table:table-cell office:value-type="float" office:value="0.00153916" calcext:value-type="float">
            <text:p>0.00153916</text:p>
          </table:table-cell>
          <table:table-cell office:value-type="float" office:value="0.119429" calcext:value-type="float">
            <text:p>0.119429</text:p>
          </table:table-cell>
          <table:table-cell office:value-type="float" office:value="0.0254677" calcext:value-type="float">
            <text:p>0.0254677</text:p>
          </table:table-cell>
          <table:table-cell office:value-type="float" office:value="0.0178418" calcext:value-type="float">
            <text:p>0.0178418</text:p>
          </table:table-cell>
          <table:table-cell office:value-type="float" office:value="0.0115691" calcext:value-type="float">
            <text:p>0.0115691</text:p>
          </table:table-cell>
          <table:table-cell office:value-type="float" office:value="0.00218932" calcext:value-type="float">
            <text:p>0.00218932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/>
          <table:table-cell office:value-type="float" office:value="0.43221" calcext:value-type="float">
            <text:p>0.43221</text:p>
          </table:table-cell>
          <table:table-cell office:value-type="float" office:value="0.00150086" calcext:value-type="float">
            <text:p>0.00150086</text:p>
          </table:table-cell>
          <table:table-cell office:value-type="float" office:value="0.117246" calcext:value-type="float">
            <text:p>0.117246</text:p>
          </table:table-cell>
          <table:table-cell office:value-type="float" office:value="0.0261534" calcext:value-type="float">
            <text:p>0.0261534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13343" calcext:value-type="float">
            <text:p>0.0113343</text:p>
          </table:table-cell>
          <table:table-cell office:value-type="float" office:value="0.00219524" calcext:value-type="float">
            <text:p>0.00219524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/>
          <table:table-cell office:value-type="float" office:value="0.288062" calcext:value-type="float">
            <text:p>0.288062</text:p>
          </table:table-cell>
          <table:table-cell office:value-type="float" office:value="0.00137217" calcext:value-type="float">
            <text:p>0.00137217</text:p>
          </table:table-cell>
          <table:table-cell office:value-type="float" office:value="0.114979" calcext:value-type="float">
            <text:p>0.114979</text:p>
          </table:table-cell>
          <table:table-cell office:value-type="float" office:value="0.0256916" calcext:value-type="float">
            <text:p>0.0256916</text:p>
          </table:table-cell>
          <table:table-cell office:value-type="float" office:value="0.0177562" calcext:value-type="float">
            <text:p>0.0177562</text:p>
          </table:table-cell>
          <table:table-cell office:value-type="float" office:value="0.0115565" calcext:value-type="float">
            <text:p>0.0115565</text:p>
          </table:table-cell>
          <table:table-cell office:value-type="float" office:value="0.00216406" calcext:value-type="float">
            <text:p>0.00216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23:39:58.331000000</dc:date>
    <meta:editing-duration>PT4M27S</meta:editing-duration>
    <meta:editing-cycles>1</meta:editing-cycles>
    <meta:document-statistic meta:table-count="1" meta:cell-count="8209" meta:object-count="1"/>
    <meta:generator>LibreOffice/4.4.3.2$Windows_x86 LibreOffice_project/88805f81e9fe61362df02b9941de8e38a9b5fd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1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94cm" svg:height="16.768cm" xlink:href=".." xlink:type="simple" chart:class="chart:scatter" chart:style-name="ch1">
        <chart:legend chart:legend-position="end" svg:x="20.061cm" svg:y="6.342cm" style:legend-expansion="high" chart:style-name="ch2"/>
        <chart:plot-area chart:style-name="ch3" table:cell-range-address="insertion.A1:insertion.I1001" chart:data-source-has-labels="row" svg:x="0.505cm" svg:y="0.335cm" svg:width="19.051cm" svg:height="16.098cm">
          <chartooo:coordinate-region svg:x="1.417cm" svg:y="0.335cm" svg:width="17.489cm" svg:height="15.4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sertion.B2:insertion.B1001" chart:label-cell-address="insertion.B1:insertion.B1" chart:class="chart:scatter">
            <chart:domain table:cell-range-address="insertion.A2:insertion.A1001"/>
            <chart:data-point chart:repeated="1000"/>
          </chart:series>
          <chart:series chart:style-name="ch8" chart:values-cell-range-address="insertion.C2:insertion.C1001" chart:label-cell-address="insertion.C1:insertion.C1" chart:class="chart:scatter">
            <chart:data-point chart:repeated="1000"/>
          </chart:series>
          <chart:series chart:style-name="ch9" chart:values-cell-range-address="insertion.D2:insertion.D1001" chart:label-cell-address="insertion.D1:insertion.D1" chart:class="chart:scatter">
            <chart:data-point chart:repeated="1000"/>
          </chart:series>
          <chart:series chart:style-name="ch10" chart:values-cell-range-address="insertion.E2:insertion.E1001" chart:label-cell-address="insertion.E1:insertion.E1" chart:class="chart:scatter">
            <chart:data-point chart:repeated="1000"/>
          </chart:series>
          <chart:series chart:style-name="ch11" chart:values-cell-range-address="insertion.F2:insertion.F1001" chart:label-cell-address="insertion.F1:insertion.F1" chart:class="chart:scatter">
            <chart:data-point chart:repeated="1000"/>
          </chart:series>
          <chart:series chart:style-name="ch12" chart:values-cell-range-address="insertion.G2:insertion.G1001" chart:label-cell-address="insertion.G1:insertion.G1" chart:class="chart:scatter">
            <chart:data-point chart:repeated="1000"/>
          </chart:series>
          <chart:series chart:style-name="ch13" chart:values-cell-range-address="insertion.H2:insertion.H1001" chart:label-cell-address="insertion.H1:insertion.H1" chart:class="chart:scatter">
            <chart:data-point chart:repeated="1000"/>
          </chart:series>
          <chart:series chart:style-name="ch14" chart:values-cell-range-address="insertion.I2:insertion.I1001" chart:label-cell-address="insertion.I1:insertion.I1" chart:class="chart:scatter"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ray</text:p>
                <draw:g>
                  <svg:desc>insertion.B1:insertion.B1</svg:desc>
                </draw:g>
              </table:table-cell>
              <table:table-cell office:value-type="string">
                <text:p>vector</text:p>
                <draw:g>
                  <svg:desc>insertion.C1:insertion.C1</svg:desc>
                </draw:g>
              </table:table-cell>
              <table:table-cell office:value-type="string">
                <text:p>bst</text:p>
                <draw:g>
                  <svg:desc>insertion.D1:insertion.D1</svg:desc>
                </draw:g>
              </table:table-cell>
              <table:table-cell office:value-type="string">
                <text:p>deque</text:p>
                <draw:g>
                  <svg:desc>insertion.E1:insertion.E1</svg:desc>
                </draw:g>
              </table:table-cell>
              <table:table-cell office:value-type="string">
                <text:p>bittrick deque</text:p>
                <draw:g>
                  <svg:desc>insertion.F1:insertion.F1</svg:desc>
                </draw:g>
              </table:table-cell>
              <table:table-cell office:value-type="string">
                <text:p>tiered vector (k=2)</text:p>
                <draw:g>
                  <svg:desc>insertion.G1:insertion.G1</svg:desc>
                </draw:g>
              </table:table-cell>
              <table:table-cell office:value-type="string">
                <text:p>bittrick tiered vector (k=2)</text:p>
                <draw:g>
                  <svg:desc>insertion.H1:insertion.H1</svg:desc>
                </draw:g>
              </table:table-cell>
              <table:table-cell office:value-type="string">
                <text:p>deque tiered vector (k=2)</text:p>
                <draw:g>
                  <svg:desc>insertion.I1:insert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.A2:insertion.A1001</svg:desc>
                </draw:g>
              </table:table-cell>
              <table:table-cell office:value-type="float" office:value="0.000688456">
                <text:p>0.000688456</text:p>
                <draw:g>
                  <svg:desc>insertion.B2:insertion.B1001</svg:desc>
                </draw:g>
              </table:table-cell>
              <table:table-cell office:value-type="float" office:value="0.000123954">
                <text:p>0.000123954</text:p>
                <draw:g>
                  <svg:desc>insertion.C2:insertion.C1001</svg:desc>
                </draw:g>
              </table:table-cell>
              <table:table-cell office:value-type="float" office:value="0.000204484">
                <text:p>0.000204484</text:p>
                <draw:g>
                  <svg:desc>insertion.D2:insertion.D1001</svg:desc>
                </draw:g>
              </table:table-cell>
              <table:table-cell office:value-type="float" office:value="0.00111677">
                <text:p>0.00111677</text:p>
                <draw:g>
                  <svg:desc>insertion.E2:insertion.E1001</svg:desc>
                </draw:g>
              </table:table-cell>
              <table:table-cell office:value-type="float" office:value="0.000321727">
                <text:p>0.000321727</text:p>
                <draw:g>
                  <svg:desc>insertion.F2:insertion.F1001</svg:desc>
                </draw:g>
              </table:table-cell>
              <table:table-cell office:value-type="float" office:value="0.000318963">
                <text:p>0.000318963</text:p>
                <draw:g>
                  <svg:desc>insertion.G2:insertion.G1001</svg:desc>
                </draw:g>
              </table:table-cell>
              <table:table-cell office:value-type="float" office:value="0.000212774">
                <text:p>0.000212774</text:p>
                <draw:g>
                  <svg:desc>insertion.H2:insertion.H1001</svg:desc>
                </draw:g>
              </table:table-cell>
              <table:table-cell office:value-type="float" office:value="0.000312253">
                <text:p>0.000312253</text:p>
                <draw:g>
                  <svg:desc>insertion.I2:insertion.I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08795">
                <text:p>0.00108795</text:p>
              </table:table-cell>
              <table:table-cell office:value-type="float" office:value="0.000161455">
                <text:p>0.000161455</text:p>
              </table:table-cell>
              <table:table-cell office:value-type="float" office:value="0.000202905">
                <text:p>0.000202905</text:p>
              </table:table-cell>
              <table:table-cell office:value-type="float" office:value="0.00345728">
                <text:p>0.00345728</text:p>
              </table:table-cell>
              <table:table-cell office:value-type="float" office:value="0.000792671">
                <text:p>0.000792671</text:p>
              </table:table-cell>
              <table:table-cell office:value-type="float" office:value="0.000400283">
                <text:p>0.000400283</text:p>
              </table:table-cell>
              <table:table-cell office:value-type="float" office:value="0.000256987">
                <text:p>0.000256987</text:p>
              </table:table-cell>
              <table:table-cell office:value-type="float" office:value="0.000415284">
                <text:p>0.000415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157745">
                <text:p>0.00157745</text:p>
              </table:table-cell>
              <table:table-cell office:value-type="float" office:value="0.000218695">
                <text:p>0.000218695</text:p>
              </table:table-cell>
              <table:table-cell office:value-type="float" office:value="0.000212379">
                <text:p>0.000212379</text:p>
              </table:table-cell>
              <table:table-cell office:value-type="float" office:value="0.00728247">
                <text:p>0.00728247</text:p>
              </table:table-cell>
              <table:table-cell office:value-type="float" office:value="0.00145665">
                <text:p>0.00145665</text:p>
              </table:table-cell>
              <table:table-cell office:value-type="float" office:value="0.000449233">
                <text:p>0.000449233</text:p>
              </table:table-cell>
              <table:table-cell office:value-type="float" office:value="0.000290936">
                <text:p>0.000290936</text:p>
              </table:table-cell>
              <table:table-cell office:value-type="float" office:value="0.000498972">
                <text:p>0.000498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0210208">
                <text:p>0.00210208</text:p>
              </table:table-cell>
              <table:table-cell office:value-type="float" office:value="0.000277119">
                <text:p>0.000277119</text:p>
              </table:table-cell>
              <table:table-cell office:value-type="float" office:value="0.000230538">
                <text:p>0.000230538</text:p>
              </table:table-cell>
              <table:table-cell office:value-type="float" office:value="0.00629637">
                <text:p>0.00629637</text:p>
              </table:table-cell>
              <table:table-cell office:value-type="float" office:value="0.00151389">
                <text:p>0.00151389</text:p>
              </table:table-cell>
              <table:table-cell office:value-type="float" office:value="0.000539632">
                <text:p>0.000539632</text:p>
              </table:table-cell>
              <table:table-cell office:value-type="float" office:value="0.000361992">
                <text:p>0.000361992</text:p>
              </table:table-cell>
              <table:table-cell office:value-type="float" office:value="0.000523842">
                <text:p>0.000523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034478">
                <text:p>0.0034478</text:p>
              </table:table-cell>
              <table:table-cell office:value-type="float" office:value="0.000327253">
                <text:p>0.000327253</text:p>
              </table:table-cell>
              <table:table-cell office:value-type="float" office:value="0.000229354">
                <text:p>0.000229354</text:p>
              </table:table-cell>
              <table:table-cell office:value-type="float" office:value="0.0124719">
                <text:p>0.0124719</text:p>
              </table:table-cell>
              <table:table-cell office:value-type="float" office:value="0.00297528">
                <text:p>0.00297528</text:p>
              </table:table-cell>
              <table:table-cell office:value-type="float" office:value="0.000675034">
                <text:p>0.000675034</text:p>
              </table:table-cell>
              <table:table-cell office:value-type="float" office:value="0.00040581">
                <text:p>0.00040581</text:p>
              </table:table-cell>
              <table:table-cell office:value-type="float" office:value="0.000627268">
                <text:p>0.000627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534856">
                <text:p>0.00534856</text:p>
              </table:table-cell>
              <table:table-cell office:value-type="float" office:value="0.00039002">
                <text:p>0.00039002</text:p>
              </table:table-cell>
              <table:table-cell office:value-type="float" office:value="0.000230143">
                <text:p>0.000230143</text:p>
              </table:table-cell>
              <table:table-cell office:value-type="float" office:value="0.0118328">
                <text:p>0.0118328</text:p>
              </table:table-cell>
              <table:table-cell office:value-type="float" office:value="0.00276093">
                <text:p>0.00276093</text:p>
              </table:table-cell>
              <table:table-cell office:value-type="float" office:value="0.000592925">
                <text:p>0.000592925</text:p>
              </table:table-cell>
              <table:table-cell office:value-type="float" office:value="0.000339491">
                <text:p>0.000339491</text:p>
              </table:table-cell>
              <table:table-cell office:value-type="float" office:value="0.000588187">
                <text:p>0.000588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0148243">
                <text:p>0.0148243</text:p>
              </table:table-cell>
              <table:table-cell office:value-type="float" office:value="0.00044568">
                <text:p>0.00044568</text:p>
              </table:table-cell>
              <table:table-cell office:value-type="float" office:value="0.000238038">
                <text:p>0.000238038</text:p>
              </table:table-cell>
              <table:table-cell office:value-type="float" office:value="0.0136092">
                <text:p>0.0136092</text:p>
              </table:table-cell>
              <table:table-cell office:value-type="float" office:value="0.00274395">
                <text:p>0.00274395</text:p>
              </table:table-cell>
              <table:table-cell office:value-type="float" office:value="0.000636348">
                <text:p>0.000636348</text:p>
              </table:table-cell>
              <table:table-cell office:value-type="float" office:value="0.00036436">
                <text:p>0.00036436</text:p>
              </table:table-cell>
              <table:table-cell office:value-type="float" office:value="0.000625295">
                <text:p>0.000625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02454">
                <text:p>0.02454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242381">
                <text:p>0.000242381</text:p>
              </table:table-cell>
              <table:table-cell office:value-type="float" office:value="0.0136404">
                <text:p>0.0136404</text:p>
              </table:table-cell>
              <table:table-cell office:value-type="float" office:value="0.00291962">
                <text:p>0.00291962</text:p>
              </table:table-cell>
              <table:table-cell office:value-type="float" office:value="0.000678587">
                <text:p>0.000678587</text:p>
              </table:table-cell>
              <table:table-cell office:value-type="float" office:value="0.000405415">
                <text:p>0.000405415</text:p>
              </table:table-cell>
              <table:table-cell office:value-type="float" office:value="0.000651349">
                <text:p>0.000651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0141256">
                <text:p>0.0141256</text:p>
              </table:table-cell>
              <table:table-cell office:value-type="float" office:value="0.000571608">
                <text:p>0.000571608</text:p>
              </table:table-cell>
              <table:table-cell office:value-type="float" office:value="0.000274751">
                <text:p>0.000274751</text:p>
              </table:table-cell>
              <table:table-cell office:value-type="float" office:value="0.0248468">
                <text:p>0.0248468</text:p>
              </table:table-cell>
              <table:table-cell office:value-type="float" office:value="0.00558897">
                <text:p>0.00558897</text:p>
              </table:table-cell>
              <table:table-cell office:value-type="float" office:value="0.000705825">
                <text:p>0.000705825</text:p>
              </table:table-cell>
              <table:table-cell office:value-type="float" office:value="0.000422784">
                <text:p>0.000422784</text:p>
              </table:table-cell>
              <table:table-cell office:value-type="float" office:value="0.000704246">
                <text:p>0.000704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0197189">
                <text:p>0.0197189</text:p>
              </table:table-cell>
              <table:table-cell office:value-type="float" office:value="0.000685692">
                <text:p>0.000685692</text:p>
              </table:table-cell>
              <table:table-cell office:value-type="float" office:value="0.000241986">
                <text:p>0.000241986</text:p>
              </table:table-cell>
              <table:table-cell office:value-type="float" office:value="0.0253548">
                <text:p>0.0253548</text:p>
              </table:table-cell>
              <table:table-cell office:value-type="float" office:value="0.00558818">
                <text:p>0.00558818</text:p>
              </table:table-cell>
              <table:table-cell office:value-type="float" office:value="0.000777276">
                <text:p>0.000777276</text:p>
              </table:table-cell>
              <table:table-cell office:value-type="float" office:value="0.000467392">
                <text:p>0.000467392</text:p>
              </table:table-cell>
              <table:table-cell office:value-type="float" office:value="0.000737011">
                <text:p>0.000737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187517">
                <text:p>0.0187517</text:p>
              </table:table-cell>
              <table:table-cell office:value-type="float" office:value="0.000766617">
                <text:p>0.000766617</text:p>
              </table:table-cell>
              <table:table-cell office:value-type="float" office:value="0.000265671">
                <text:p>0.000265671</text:p>
              </table:table-cell>
              <table:table-cell office:value-type="float" office:value="0.0229579">
                <text:p>0.0229579</text:p>
              </table:table-cell>
              <table:table-cell office:value-type="float" office:value="0.00515631">
                <text:p>0.00515631</text:p>
              </table:table-cell>
              <table:table-cell office:value-type="float" office:value="0.000796224">
                <text:p>0.000796224</text:p>
              </table:table-cell>
              <table:table-cell office:value-type="float" office:value="0.000483577">
                <text:p>0.000483577</text:p>
              </table:table-cell>
              <table:table-cell office:value-type="float" office:value="0.000752801">
                <text:p>0.000752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0159809">
                <text:p>0.0159809</text:p>
              </table:table-cell>
              <table:table-cell office:value-type="float" office:value="0.000885439">
                <text:p>0.000885439</text:p>
              </table:table-cell>
              <table:table-cell office:value-type="float" office:value="0.00025225">
                <text:p>0.00025225</text:p>
              </table:table-cell>
              <table:table-cell office:value-type="float" office:value="0.0249514">
                <text:p>0.0249514</text:p>
              </table:table-cell>
              <table:table-cell office:value-type="float" office:value="0.00560515">
                <text:p>0.00560515</text:p>
              </table:table-cell>
              <table:table-cell office:value-type="float" office:value="0.000860964">
                <text:p>0.000860964</text:p>
              </table:table-cell>
              <table:table-cell office:value-type="float" office:value="0.000529763">
                <text:p>0.000529763</text:p>
              </table:table-cell>
              <table:table-cell office:value-type="float" office:value="0.000836489">
                <text:p>0.000836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0179204">
                <text:p>0.0179204</text:p>
              </table:table-cell>
              <table:table-cell office:value-type="float" office:value="0.00110256">
                <text:p>0.00110256</text:p>
              </table:table-cell>
              <table:table-cell office:value-type="float" office:value="0.000279093">
                <text:p>0.000279093</text:p>
              </table:table-cell>
              <table:table-cell office:value-type="float" office:value="0.0244789">
                <text:p>0.0244789</text:p>
              </table:table-cell>
              <table:table-cell office:value-type="float" office:value="0.00548278">
                <text:p>0.00548278</text:p>
              </table:table-cell>
              <table:table-cell office:value-type="float" office:value="0.000935179">
                <text:p>0.000935179</text:p>
              </table:table-cell>
              <table:table-cell office:value-type="float" office:value="0.00058424">
                <text:p>0.00058424</text:p>
              </table:table-cell>
              <table:table-cell office:value-type="float" office:value="0.000872018">
                <text:p>0.000872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0113947">
                <text:p>0.0113947</text:p>
              </table:table-cell>
              <table:table-cell office:value-type="float" office:value="0.0014381">
                <text:p>0.0014381</text:p>
              </table:table-cell>
              <table:table-cell office:value-type="float" office:value="0.000262908">
                <text:p>0.000262908</text:p>
              </table:table-cell>
              <table:table-cell office:value-type="float" office:value="0.0239858">
                <text:p>0.0239858</text:p>
              </table:table-cell>
              <table:table-cell office:value-type="float" office:value="0.00537145">
                <text:p>0.00537145</text:p>
              </table:table-cell>
              <table:table-cell office:value-type="float" office:value="0.000969522">
                <text:p>0.000969522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00870833">
                <text:p>0.000870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0103174">
                <text:p>0.0103174</text:p>
              </table:table-cell>
              <table:table-cell office:value-type="float" office:value="0.00164574">
                <text:p>0.00164574</text:p>
              </table:table-cell>
              <table:table-cell office:value-type="float" office:value="0.000320542">
                <text:p>0.000320542</text:p>
              </table:table-cell>
              <table:table-cell office:value-type="float" office:value="0.0245997">
                <text:p>0.0245997</text:p>
              </table:table-cell>
              <table:table-cell office:value-type="float" office:value="0.00548949">
                <text:p>0.00548949</text:p>
              </table:table-cell>
              <table:table-cell office:value-type="float" office:value="0.00102913">
                <text:p>0.00102913</text:p>
              </table:table-cell>
              <table:table-cell office:value-type="float" office:value="0.000710957">
                <text:p>0.000710957</text:p>
              </table:table-cell>
              <table:table-cell office:value-type="float" office:value="0.000920178">
                <text:p>0.000920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0158167">
                <text:p>0.0158167</text:p>
              </table:table-cell>
              <table:table-cell office:value-type="float" office:value="0.00206576">
                <text:p>0.00206576</text:p>
              </table:table-cell>
              <table:table-cell office:value-type="float" office:value="0.000271987">
                <text:p>0.000271987</text:p>
              </table:table-cell>
              <table:table-cell office:value-type="float" office:value="0.0266441">
                <text:p>0.0266441</text:p>
              </table:table-cell>
              <table:table-cell office:value-type="float" office:value="0.00572437">
                <text:p>0.00572437</text:p>
              </table:table-cell>
              <table:table-cell office:value-type="float" office:value="0.00105084">
                <text:p>0.00105084</text:p>
              </table:table-cell>
              <table:table-cell office:value-type="float" office:value="0.000787934">
                <text:p>0.000787934</text:p>
              </table:table-cell>
              <table:table-cell office:value-type="float" office:value="0.000943863">
                <text:p>0.000943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0128706">
                <text:p>0.0128706</text:p>
              </table:table-cell>
              <table:table-cell office:value-type="float" office:value="0.0016185">
                <text:p>0.0016185</text:p>
              </table:table-cell>
              <table:table-cell office:value-type="float" office:value="0.000290936">
                <text:p>0.000290936</text:p>
              </table:table-cell>
              <table:table-cell office:value-type="float" office:value="0.0462367">
                <text:p>0.0462367</text:p>
              </table:table-cell>
              <table:table-cell office:value-type="float" office:value="0.0103541">
                <text:p>0.0103541</text:p>
              </table:table-cell>
              <table:table-cell office:value-type="float" office:value="0.0013931">
                <text:p>0.0013931</text:p>
              </table:table-cell>
              <table:table-cell office:value-type="float" office:value="0.000805304">
                <text:p>0.000805304</text:p>
              </table:table-cell>
              <table:table-cell office:value-type="float" office:value="0.00121072">
                <text:p>0.0012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012616">
                <text:p>0.012616</text:p>
              </table:table-cell>
              <table:table-cell office:value-type="float" office:value="0.00142626">
                <text:p>0.00142626</text:p>
              </table:table-cell>
              <table:table-cell office:value-type="float" office:value="0.000294094">
                <text:p>0.000294094</text:p>
              </table:table-cell>
              <table:table-cell office:value-type="float" office:value="0.0559741">
                <text:p>0.0559741</text:p>
              </table:table-cell>
              <table:table-cell office:value-type="float" office:value="0.0125537">
                <text:p>0.0125537</text:p>
              </table:table-cell>
              <table:table-cell office:value-type="float" office:value="0.000936363">
                <text:p>0.000936363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933205">
                <text:p>0.000933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0113291">
                <text:p>0.0113291</text:p>
              </table:table-cell>
              <table:table-cell office:value-type="float" office:value="0.00186601">
                <text:p>0.00186601</text:p>
              </table:table-cell>
              <table:table-cell office:value-type="float" office:value="0.000281856">
                <text:p>0.000281856</text:p>
              </table:table-cell>
              <table:table-cell office:value-type="float" office:value="0.0496016">
                <text:p>0.0496016</text:p>
              </table:table-cell>
              <table:table-cell office:value-type="float" office:value="0.0111878">
                <text:p>0.0111878</text:p>
              </table:table-cell>
              <table:table-cell office:value-type="float" office:value="0.00101926">
                <text:p>0.00101926</text:p>
              </table:table-cell>
              <table:table-cell office:value-type="float" office:value="0.000531342">
                <text:p>0.000531342</text:p>
              </table:table-cell>
              <table:table-cell office:value-type="float" office:value="0.00097347">
                <text:p>0.00097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0113153">
                <text:p>0.0113153</text:p>
              </table:table-cell>
              <table:table-cell office:value-type="float" office:value="0.00178548">
                <text:p>0.00178548</text:p>
              </table:table-cell>
              <table:table-cell office:value-type="float" office:value="0.00029962">
                <text:p>0.00029962</text:p>
              </table:table-cell>
              <table:table-cell office:value-type="float" office:value="0.0484059">
                <text:p>0.0484059</text:p>
              </table:table-cell>
              <table:table-cell office:value-type="float" office:value="0.0108846">
                <text:p>0.0108846</text:p>
              </table:table-cell>
              <table:table-cell office:value-type="float" office:value="0.0010386">
                <text:p>0.0010386</text:p>
              </table:table-cell>
              <table:table-cell office:value-type="float" office:value="0.000541606">
                <text:p>0.000541606</text:p>
              </table:table-cell>
              <table:table-cell office:value-type="float" office:value="0.000984523">
                <text:p>0.000984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0142132">
                <text:p>0.0142132</text:p>
              </table:table-cell>
              <table:table-cell office:value-type="float" office:value="0.00187075">
                <text:p>0.00187075</text:p>
              </table:table-cell>
              <table:table-cell office:value-type="float" office:value="0.000297252">
                <text:p>0.000297252</text:p>
              </table:table-cell>
              <table:table-cell office:value-type="float" office:value="0.0484501">
                <text:p>0.0484501</text:p>
              </table:table-cell>
              <table:table-cell office:value-type="float" office:value="0.0106426">
                <text:p>0.0106426</text:p>
              </table:table-cell>
              <table:table-cell office:value-type="float" office:value="0.00105045">
                <text:p>0.00105045</text:p>
              </table:table-cell>
              <table:table-cell office:value-type="float" office:value="0.000551475">
                <text:p>0.000551475</text:p>
              </table:table-cell>
              <table:table-cell office:value-type="float" office:value="0.000990839">
                <text:p>0.000990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188169">
                <text:p>0.0188169</text:p>
              </table:table-cell>
              <table:table-cell office:value-type="float" office:value="0.00206813">
                <text:p>0.00206813</text:p>
              </table:table-cell>
              <table:table-cell office:value-type="float" office:value="0.000305936">
                <text:p>0.000305936</text:p>
              </table:table-cell>
              <table:table-cell office:value-type="float" office:value="0.0444255">
                <text:p>0.0444255</text:p>
              </table:table-cell>
              <table:table-cell office:value-type="float" office:value="0.00991274">
                <text:p>0.00991274</text:p>
              </table:table-cell>
              <table:table-cell office:value-type="float" office:value="0.00109703">
                <text:p>0.00109703</text:p>
              </table:table-cell>
              <table:table-cell office:value-type="float" office:value="0.000581082">
                <text:p>0.000581082</text:p>
              </table:table-cell>
              <table:table-cell office:value-type="float" office:value="0.00099834">
                <text:p>0.00099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0125193">
                <text:p>0.0125193</text:p>
              </table:table-cell>
              <table:table-cell office:value-type="float" office:value="0.00214748">
                <text:p>0.00214748</text:p>
              </table:table-cell>
              <table:table-cell office:value-type="float" office:value="0.000295278">
                <text:p>0.000295278</text:p>
              </table:table-cell>
              <table:table-cell office:value-type="float" office:value="0.0465667">
                <text:p>0.0465667</text:p>
              </table:table-cell>
              <table:table-cell office:value-type="float" office:value="0.00993089">
                <text:p>0.00993089</text:p>
              </table:table-cell>
              <table:table-cell office:value-type="float" office:value="0.0011215">
                <text:p>0.0011215</text:p>
              </table:table-cell>
              <table:table-cell office:value-type="float" office:value="0.000596083">
                <text:p>0.000596083</text:p>
              </table:table-cell>
              <table:table-cell office:value-type="float" office:value="0.00104689">
                <text:p>0.00104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159383">
                <text:p>0.0159383</text:p>
              </table:table-cell>
              <table:table-cell office:value-type="float" office:value="0.00231485">
                <text:p>0.00231485</text:p>
              </table:table-cell>
              <table:table-cell office:value-type="float" office:value="0.0003162">
                <text:p>0.0003162</text:p>
              </table:table-cell>
              <table:table-cell office:value-type="float" office:value="0.0427344">
                <text:p>0.0427344</text:p>
              </table:table-cell>
              <table:table-cell office:value-type="float" office:value="0.00938968">
                <text:p>0.00938968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000615031">
                <text:p>0.000615031</text:p>
              </table:table-cell>
              <table:table-cell office:value-type="float" office:value="0.00099755">
                <text:p>0.00099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147852">
                <text:p>0.0147852</text:p>
              </table:table-cell>
              <table:table-cell office:value-type="float" office:value="0.00243881">
                <text:p>0.00243881</text:p>
              </table:table-cell>
              <table:table-cell office:value-type="float" office:value="0.0003087">
                <text:p>0.0003087</text:p>
              </table:table-cell>
              <table:table-cell office:value-type="float" office:value="0.0434272">
                <text:p>0.0434272</text:p>
              </table:table-cell>
              <table:table-cell office:value-type="float" office:value="0.00957167">
                <text:p>0.00957167</text:p>
              </table:table-cell>
              <table:table-cell office:value-type="float" office:value="0.00116058">
                <text:p>0.00116058</text:p>
              </table:table-cell>
              <table:table-cell office:value-type="float" office:value="0.000628847">
                <text:p>0.000628847</text:p>
              </table:table-cell>
              <table:table-cell office:value-type="float" office:value="0.00104255">
                <text:p>0.00104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0167243">
                <text:p>0.0167243</text:p>
              </table:table-cell>
              <table:table-cell office:value-type="float" office:value="0.0024842">
                <text:p>0.0024842</text:p>
              </table:table-cell>
              <table:table-cell office:value-type="float" office:value="0.000325674">
                <text:p>0.000325674</text:p>
              </table:table-cell>
              <table:table-cell office:value-type="float" office:value="0.0439175">
                <text:p>0.0439175</text:p>
              </table:table-cell>
              <table:table-cell office:value-type="float" office:value="0.00964035">
                <text:p>0.00964035</text:p>
              </table:table-cell>
              <table:table-cell office:value-type="float" office:value="0.0011969">
                <text:p>0.0011969</text:p>
              </table:table-cell>
              <table:table-cell office:value-type="float" office:value="0.000652533">
                <text:p>0.000652533</text:p>
              </table:table-cell>
              <table:table-cell office:value-type="float" office:value="0.00102124">
                <text:p>0.00102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153995">
                <text:p>0.0153995</text:p>
              </table:table-cell>
              <table:table-cell office:value-type="float" office:value="0.00248776">
                <text:p>0.00248776</text:p>
              </table:table-cell>
              <table:table-cell office:value-type="float" office:value="0.000295278">
                <text:p>0.000295278</text:p>
              </table:table-cell>
              <table:table-cell office:value-type="float" office:value="0.0432831">
                <text:p>0.0432831</text:p>
              </table:table-cell>
              <table:table-cell office:value-type="float" office:value="0.00953851">
                <text:p>0.00953851</text:p>
              </table:table-cell>
              <table:table-cell office:value-type="float" office:value="0.00117598">
                <text:p>0.00117598</text:p>
              </table:table-cell>
              <table:table-cell office:value-type="float" office:value="0.000648585">
                <text:p>0.000648585</text:p>
              </table:table-cell>
              <table:table-cell office:value-type="float" office:value="0.00103268">
                <text:p>0.00103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165304">
                <text:p>0.0165304</text:p>
              </table:table-cell>
              <table:table-cell office:value-type="float" office:value="0.00260618">
                <text:p>0.00260618</text:p>
              </table:table-cell>
              <table:table-cell office:value-type="float" office:value="0.000334359">
                <text:p>0.000334359</text:p>
              </table:table-cell>
              <table:table-cell office:value-type="float" office:value="0.0447299">
                <text:p>0.0447299</text:p>
              </table:table-cell>
              <table:table-cell office:value-type="float" office:value="0.00986023">
                <text:p>0.00986023</text:p>
              </table:table-cell>
              <table:table-cell office:value-type="float" office:value="0.00123164">
                <text:p>0.00123164</text:p>
              </table:table-cell>
              <table:table-cell office:value-type="float" office:value="0.000692403">
                <text:p>0.000692403</text:p>
              </table:table-cell>
              <table:table-cell office:value-type="float" office:value="0.00106347">
                <text:p>0.00106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225903">
                <text:p>0.0225903</text:p>
              </table:table-cell>
              <table:table-cell office:value-type="float" office:value="0.00257342">
                <text:p>0.00257342</text:p>
              </table:table-cell>
              <table:table-cell office:value-type="float" office:value="0.000303963">
                <text:p>0.000303963</text:p>
              </table:table-cell>
              <table:table-cell office:value-type="float" office:value="0.0479696">
                <text:p>0.0479696</text:p>
              </table:table-cell>
              <table:table-cell office:value-type="float" office:value="0.0103718">
                <text:p>0.0103718</text:p>
              </table:table-cell>
              <table:table-cell office:value-type="float" office:value="0.00121467">
                <text:p>0.00121467</text:p>
              </table:table-cell>
              <table:table-cell office:value-type="float" office:value="0.000671876">
                <text:p>0.000671876</text:p>
              </table:table-cell>
              <table:table-cell office:value-type="float" office:value="0.00110571">
                <text:p>0.00110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279515">
                <text:p>0.0279515</text:p>
              </table:table-cell>
              <table:table-cell office:value-type="float" office:value="0.00267882">
                <text:p>0.00267882</text:p>
              </table:table-cell>
              <table:table-cell office:value-type="float" office:value="0.000343833">
                <text:p>0.000343833</text:p>
              </table:table-cell>
              <table:table-cell office:value-type="float" office:value="0.047777">
                <text:p>0.047777</text:p>
              </table:table-cell>
              <table:table-cell office:value-type="float" office:value="0.0104382">
                <text:p>0.0104382</text:p>
              </table:table-cell>
              <table:table-cell office:value-type="float" office:value="0.00125533">
                <text:p>0.00125533</text:p>
              </table:table-cell>
              <table:table-cell office:value-type="float" office:value="0.000695167">
                <text:p>0.000695167</text:p>
              </table:table-cell>
              <table:table-cell office:value-type="float" office:value="0.0010994">
                <text:p>0.0010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213733">
                <text:p>0.0213733</text:p>
              </table:table-cell>
              <table:table-cell office:value-type="float" office:value="0.0027104">
                <text:p>0.0027104</text:p>
              </table:table-cell>
              <table:table-cell office:value-type="float" office:value="0.000326464">
                <text:p>0.000326464</text:p>
              </table:table-cell>
              <table:table-cell office:value-type="float" office:value="0.0503615">
                <text:p>0.0503615</text:p>
              </table:table-cell>
              <table:table-cell office:value-type="float" office:value="0.0113031">
                <text:p>0.0113031</text:p>
              </table:table-cell>
              <table:table-cell office:value-type="float" office:value="0.0012494">
                <text:p>0.0012494</text:p>
              </table:table-cell>
              <table:table-cell office:value-type="float" office:value="0.000689245">
                <text:p>0.000689245</text:p>
              </table:table-cell>
              <table:table-cell office:value-type="float" office:value="0.00114953">
                <text:p>0.001149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244058">
                <text:p>0.0244058</text:p>
              </table:table-cell>
              <table:table-cell office:value-type="float" office:value="0.00273448">
                <text:p>0.00273448</text:p>
              </table:table-cell>
              <table:table-cell office:value-type="float" office:value="0.000342649">
                <text:p>0.000342649</text:p>
              </table:table-cell>
              <table:table-cell office:value-type="float" office:value="0.0511573">
                <text:p>0.0511573</text:p>
              </table:table-cell>
              <table:table-cell office:value-type="float" office:value="0.011536">
                <text:p>0.011536</text:p>
              </table:table-cell>
              <table:table-cell office:value-type="float" office:value="0.00128335">
                <text:p>0.00128335</text:p>
              </table:table-cell>
              <table:table-cell office:value-type="float" office:value="0.000703851">
                <text:p>0.000703851</text:p>
              </table:table-cell>
              <table:table-cell office:value-type="float" office:value="0.00116848">
                <text:p>0.00116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2162">
                <text:p>0.02162</text:p>
              </table:table-cell>
              <table:table-cell office:value-type="float" office:value="0.00262197">
                <text:p>0.00262197</text:p>
              </table:table-cell>
              <table:table-cell office:value-type="float" office:value="0.000312647">
                <text:p>0.000312647</text:p>
              </table:table-cell>
              <table:table-cell office:value-type="float" office:value="0.0685554">
                <text:p>0.0685554</text:p>
              </table:table-cell>
              <table:table-cell office:value-type="float" office:value="0.0152704">
                <text:p>0.0152704</text:p>
              </table:table-cell>
              <table:table-cell office:value-type="float" office:value="0.00125019">
                <text:p>0.00125019</text:p>
              </table:table-cell>
              <table:table-cell office:value-type="float" office:value="0.000686877">
                <text:p>0.000686877</text:p>
              </table:table-cell>
              <table:table-cell office:value-type="float" office:value="0.0012048">
                <text:p>0.0012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022087">
                <text:p>0.022087</text:p>
              </table:table-cell>
              <table:table-cell office:value-type="float" office:value="0.00285212">
                <text:p>0.00285212</text:p>
              </table:table-cell>
              <table:table-cell office:value-type="float" office:value="0.000355676">
                <text:p>0.000355676</text:p>
              </table:table-cell>
              <table:table-cell office:value-type="float" office:value="0.115371">
                <text:p>0.115371</text:p>
              </table:table-cell>
              <table:table-cell office:value-type="float" office:value="0.0252865">
                <text:p>0.0252865</text:p>
              </table:table-cell>
              <table:table-cell office:value-type="float" office:value="0.00129362">
                <text:p>0.00129362</text:p>
              </table:table-cell>
              <table:table-cell office:value-type="float" office:value="0.000726352">
                <text:p>0.000726352</text:p>
              </table:table-cell>
              <table:table-cell office:value-type="float" office:value="0.00123519">
                <text:p>0.00123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0229176">
                <text:p>0.0229176</text:p>
              </table:table-cell>
              <table:table-cell office:value-type="float" office:value="0.00296423">
                <text:p>0.00296423</text:p>
              </table:table-cell>
              <table:table-cell office:value-type="float" office:value="0.000318963">
                <text:p>0.000318963</text:p>
              </table:table-cell>
              <table:table-cell office:value-type="float" office:value="0.115846">
                <text:p>0.115846</text:p>
              </table:table-cell>
              <table:table-cell office:value-type="float" office:value="0.0257196">
                <text:p>0.0257196</text:p>
              </table:table-cell>
              <table:table-cell office:value-type="float" office:value="0.00132717">
                <text:p>0.00132717</text:p>
              </table:table-cell>
              <table:table-cell office:value-type="float" office:value="0.000748064">
                <text:p>0.000748064</text:p>
              </table:table-cell>
              <table:table-cell office:value-type="float" office:value="0.00128888">
                <text:p>0.001288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0321119">
                <text:p>0.0321119</text:p>
              </table:table-cell>
              <table:table-cell office:value-type="float" office:value="0.00315766">
                <text:p>0.00315766</text:p>
              </table:table-cell>
              <table:table-cell office:value-type="float" office:value="0.000355676">
                <text:p>0.000355676</text:p>
              </table:table-cell>
              <table:table-cell office:value-type="float" office:value="0.114981">
                <text:p>0.114981</text:p>
              </table:table-cell>
              <table:table-cell office:value-type="float" office:value="0.0255108">
                <text:p>0.0255108</text:p>
              </table:table-cell>
              <table:table-cell office:value-type="float" office:value="0.00136388">
                <text:p>0.00136388</text:p>
              </table:table-cell>
              <table:table-cell office:value-type="float" office:value="0.000780434">
                <text:p>0.000780434</text:p>
              </table:table-cell>
              <table:table-cell office:value-type="float" office:value="0.00129678">
                <text:p>0.00129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208439">
                <text:p>0.0208439</text:p>
              </table:table-cell>
              <table:table-cell office:value-type="float" office:value="0.0032674">
                <text:p>0.0032674</text:p>
              </table:table-cell>
              <table:table-cell office:value-type="float" office:value="0.000359623">
                <text:p>0.000359623</text:p>
              </table:table-cell>
              <table:table-cell office:value-type="float" office:value="0.119862">
                <text:p>0.119862</text:p>
              </table:table-cell>
              <table:table-cell office:value-type="float" office:value="0.0272698">
                <text:p>0.0272698</text:p>
              </table:table-cell>
              <table:table-cell office:value-type="float" office:value="0.00139349">
                <text:p>0.00139349</text:p>
              </table:table-cell>
              <table:table-cell office:value-type="float" office:value="0.00080254">
                <text:p>0.00080254</text:p>
              </table:table-cell>
              <table:table-cell office:value-type="float" office:value="0.00135638">
                <text:p>0.001356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266287">
                <text:p>0.0266287</text:p>
              </table:table-cell>
              <table:table-cell office:value-type="float" office:value="0.00336412">
                <text:p>0.00336412</text:p>
              </table:table-cell>
              <table:table-cell office:value-type="float" office:value="0.000350544">
                <text:p>0.000350544</text:p>
              </table:table-cell>
              <table:table-cell office:value-type="float" office:value="0.12164">
                <text:p>0.12164</text:p>
              </table:table-cell>
              <table:table-cell office:value-type="float" office:value="0.0286325">
                <text:p>0.0286325</text:p>
              </table:table-cell>
              <table:table-cell office:value-type="float" office:value="0.00141481">
                <text:p>0.00141481</text:p>
              </table:table-cell>
              <table:table-cell office:value-type="float" office:value="0.000823068">
                <text:p>0.000823068</text:p>
              </table:table-cell>
              <table:table-cell office:value-type="float" office:value="0.00140494">
                <text:p>0.001404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270783">
                <text:p>0.0270783</text:p>
              </table:table-cell>
              <table:table-cell office:value-type="float" office:value="0.00371545">
                <text:p>0.00371545</text:p>
              </table:table-cell>
              <table:table-cell office:value-type="float" office:value="0.000324885">
                <text:p>0.000324885</text:p>
              </table:table-cell>
              <table:table-cell office:value-type="float" office:value="0.114357">
                <text:p>0.114357</text:p>
              </table:table-cell>
              <table:table-cell office:value-type="float" office:value="0.0254148">
                <text:p>0.0254148</text:p>
              </table:table-cell>
              <table:table-cell office:value-type="float" office:value="0.00149613">
                <text:p>0.00149613</text:p>
              </table:table-cell>
              <table:table-cell office:value-type="float" office:value="0.000879123">
                <text:p>0.000879123</text:p>
              </table:table-cell>
              <table:table-cell office:value-type="float" office:value="0.00141836">
                <text:p>0.00141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0328749">
                <text:p>0.0328749</text:p>
              </table:table-cell>
              <table:table-cell office:value-type="float" office:value="0.00379519">
                <text:p>0.00379519</text:p>
              </table:table-cell>
              <table:table-cell office:value-type="float" office:value="0.000366729">
                <text:p>0.000366729</text:p>
              </table:table-cell>
              <table:table-cell office:value-type="float" office:value="0.120822">
                <text:p>0.120822</text:p>
              </table:table-cell>
              <table:table-cell office:value-type="float" office:value="0.0273318">
                <text:p>0.0273318</text:p>
              </table:table-cell>
              <table:table-cell office:value-type="float" office:value="0.00155139">
                <text:p>0.00155139</text:p>
              </table:table-cell>
              <table:table-cell office:value-type="float" office:value="0.000896492">
                <text:p>0.000896492</text:p>
              </table:table-cell>
              <table:table-cell office:value-type="float" office:value="0.00142941">
                <text:p>0.00142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0314688">
                <text:p>0.0314688</text:p>
              </table:table-cell>
              <table:table-cell office:value-type="float" office:value="0.00441496">
                <text:p>0.00441496</text:p>
              </table:table-cell>
              <table:table-cell office:value-type="float" office:value="0.000331596">
                <text:p>0.000331596</text:p>
              </table:table-cell>
              <table:table-cell office:value-type="float" office:value="0.11574">
                <text:p>0.11574</text:p>
              </table:table-cell>
              <table:table-cell office:value-type="float" office:value="0.0292819">
                <text:p>0.0292819</text:p>
              </table:table-cell>
              <table:table-cell office:value-type="float" office:value="0.001581">
                <text:p>0.001581</text:p>
              </table:table-cell>
              <table:table-cell office:value-type="float" office:value="0.000935179">
                <text:p>0.000935179</text:p>
              </table:table-cell>
              <table:table-cell office:value-type="float" office:value="0.0014756">
                <text:p>0.00147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293975">
                <text:p>0.0293975</text:p>
              </table:table-cell>
              <table:table-cell office:value-type="float" office:value="0.00436561">
                <text:p>0.00436561</text:p>
              </table:table-cell>
              <table:table-cell office:value-type="float" office:value="0.000356071">
                <text:p>0.000356071</text:p>
              </table:table-cell>
              <table:table-cell office:value-type="float" office:value="0.119417">
                <text:p>0.119417</text:p>
              </table:table-cell>
              <table:table-cell office:value-type="float" office:value="0.0258116">
                <text:p>0.0258116</text:p>
              </table:table-cell>
              <table:table-cell office:value-type="float" office:value="0.00161929">
                <text:p>0.00161929</text:p>
              </table:table-cell>
              <table:table-cell office:value-type="float" office:value="0.000956495">
                <text:p>0.000956495</text:p>
              </table:table-cell>
              <table:table-cell office:value-type="float" office:value="0.00148113">
                <text:p>0.00148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244224">
                <text:p>0.0244224</text:p>
              </table:table-cell>
              <table:table-cell office:value-type="float" office:value="0.00439127">
                <text:p>0.00439127</text:p>
              </table:table-cell>
              <table:table-cell office:value-type="float" office:value="0.000336333">
                <text:p>0.000336333</text:p>
              </table:table-cell>
              <table:table-cell office:value-type="float" office:value="0.118804">
                <text:p>0.118804</text:p>
              </table:table-cell>
              <table:table-cell office:value-type="float" office:value="0.0256316">
                <text:p>0.0256316</text:p>
              </table:table-cell>
              <table:table-cell office:value-type="float" office:value="0.00168245">
                <text:p>0.00168245</text:p>
              </table:table-cell>
              <table:table-cell office:value-type="float" office:value="0.000994787">
                <text:p>0.000994787</text:p>
              </table:table-cell>
              <table:table-cell office:value-type="float" office:value="0.00153323">
                <text:p>0.001533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280309">
                <text:p>0.0280309</text:p>
              </table:table-cell>
              <table:table-cell office:value-type="float" office:value="0.0045847">
                <text:p>0.0045847</text:p>
              </table:table-cell>
              <table:table-cell office:value-type="float" office:value="0.000390809">
                <text:p>0.000390809</text:p>
              </table:table-cell>
              <table:table-cell office:value-type="float" office:value="0.11982">
                <text:p>0.11982</text:p>
              </table:table-cell>
              <table:table-cell office:value-type="float" office:value="0.0250931">
                <text:p>0.0250931</text:p>
              </table:table-cell>
              <table:table-cell office:value-type="float" office:value="0.00171838">
                <text:p>0.00171838</text:p>
              </table:table-cell>
              <table:table-cell office:value-type="float" office:value="0.00102953">
                <text:p>0.00102953</text:p>
              </table:table-cell>
              <table:table-cell office:value-type="float" office:value="0.00153955">
                <text:p>0.00153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337643">
                <text:p>0.0337643</text:p>
              </table:table-cell>
              <table:table-cell office:value-type="float" office:value="0.00555225">
                <text:p>0.00555225</text:p>
              </table:table-cell>
              <table:table-cell office:value-type="float" office:value="0.000388046">
                <text:p>0.000388046</text:p>
              </table:table-cell>
              <table:table-cell office:value-type="float" office:value="0.114998">
                <text:p>0.114998</text:p>
              </table:table-cell>
              <table:table-cell office:value-type="float" office:value="0.0250745">
                <text:p>0.0250745</text:p>
              </table:table-cell>
              <table:table-cell office:value-type="float" office:value="0.00174561">
                <text:p>0.00174561</text:p>
              </table:table-cell>
              <table:table-cell office:value-type="float" office:value="0.00105597">
                <text:p>0.00105597</text:p>
              </table:table-cell>
              <table:table-cell office:value-type="float" office:value="0.00154034">
                <text:p>0.001540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387616">
                <text:p>0.0387616</text:p>
              </table:table-cell>
              <table:table-cell office:value-type="float" office:value="0.00487209">
                <text:p>0.00487209</text:p>
              </table:table-cell>
              <table:table-cell office:value-type="float" office:value="0.000401073">
                <text:p>0.000401073</text:p>
              </table:table-cell>
              <table:table-cell office:value-type="float" office:value="0.124023">
                <text:p>0.124023</text:p>
              </table:table-cell>
              <table:table-cell office:value-type="float" office:value="0.025463">
                <text:p>0.025463</text:p>
              </table:table-cell>
              <table:table-cell office:value-type="float" office:value="0.00179338">
                <text:p>0.00179338</text:p>
              </table:table-cell>
              <table:table-cell office:value-type="float" office:value="0.0010915">
                <text:p>0.0010915</text:p>
              </table:table-cell>
              <table:table-cell office:value-type="float" office:value="0.00158534">
                <text:p>0.001585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286384">
                <text:p>0.0286384</text:p>
              </table:table-cell>
              <table:table-cell office:value-type="float" office:value="0.00495656">
                <text:p>0.00495656</text:p>
              </table:table-cell>
              <table:table-cell office:value-type="float" office:value="0.000381335">
                <text:p>0.000381335</text:p>
              </table:table-cell>
              <table:table-cell office:value-type="float" office:value="0.116583">
                <text:p>0.116583</text:p>
              </table:table-cell>
              <table:table-cell office:value-type="float" office:value="0.0259189">
                <text:p>0.0259189</text:p>
              </table:table-cell>
              <table:table-cell office:value-type="float" office:value="0.00184036">
                <text:p>0.00184036</text:p>
              </table:table-cell>
              <table:table-cell office:value-type="float" office:value="0.00110927">
                <text:p>0.00110927</text:p>
              </table:table-cell>
              <table:table-cell office:value-type="float" office:value="0.00164337">
                <text:p>0.001643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470787">
                <text:p>0.0470787</text:p>
              </table:table-cell>
              <table:table-cell office:value-type="float" office:value="0.00520329">
                <text:p>0.00520329</text:p>
              </table:table-cell>
              <table:table-cell office:value-type="float" office:value="0.000417653">
                <text:p>0.000417653</text:p>
              </table:table-cell>
              <table:table-cell office:value-type="float" office:value="0.118112">
                <text:p>0.118112</text:p>
              </table:table-cell>
              <table:table-cell office:value-type="float" office:value="0.0256821">
                <text:p>0.0256821</text:p>
              </table:table-cell>
              <table:table-cell office:value-type="float" office:value="0.00189088">
                <text:p>0.00189088</text:p>
              </table:table-cell>
              <table:table-cell office:value-type="float" office:value="0.001144">
                <text:p>0.001144</text:p>
              </table:table-cell>
              <table:table-cell office:value-type="float" office:value="0.00165166">
                <text:p>0.00165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39375">
                <text:p>0.039375</text:p>
              </table:table-cell>
              <table:table-cell office:value-type="float" office:value="0.0052854">
                <text:p>0.0052854</text:p>
              </table:table-cell>
              <table:table-cell office:value-type="float" office:value="0.00036436">
                <text:p>0.00036436</text:p>
              </table:table-cell>
              <table:table-cell office:value-type="float" office:value="0.117341">
                <text:p>0.117341</text:p>
              </table:table-cell>
              <table:table-cell office:value-type="float" office:value="0.0266145">
                <text:p>0.0266145</text:p>
              </table:table-cell>
              <table:table-cell office:value-type="float" office:value="0.00195326">
                <text:p>0.00195326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00167495">
                <text:p>0.00167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413397">
                <text:p>0.0413397</text:p>
              </table:table-cell>
              <table:table-cell office:value-type="float" office:value="0.00545633">
                <text:p>0.00545633</text:p>
              </table:table-cell>
              <table:table-cell office:value-type="float" office:value="0.000364755">
                <text:p>0.000364755</text:p>
              </table:table-cell>
              <table:table-cell office:value-type="float" office:value="0.117964">
                <text:p>0.117964</text:p>
              </table:table-cell>
              <table:table-cell office:value-type="float" office:value="0.0312028">
                <text:p>0.0312028</text:p>
              </table:table-cell>
              <table:table-cell office:value-type="float" office:value="0.00243802">
                <text:p>0.00243802</text:p>
              </table:table-cell>
              <table:table-cell office:value-type="float" office:value="0.00120006">
                <text:p>0.00120006</text:p>
              </table:table-cell>
              <table:table-cell office:value-type="float" office:value="0.00165719">
                <text:p>0.00165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28897">
                <text:p>0.028897</text:p>
              </table:table-cell>
              <table:table-cell office:value-type="float" office:value="0.0055866">
                <text:p>0.0055866</text:p>
              </table:table-cell>
              <table:table-cell office:value-type="float" office:value="0.000398309">
                <text:p>0.000398309</text:p>
              </table:table-cell>
              <table:table-cell office:value-type="float" office:value="0.121467">
                <text:p>0.121467</text:p>
              </table:table-cell>
              <table:table-cell office:value-type="float" office:value="0.0273969">
                <text:p>0.0273969</text:p>
              </table:table-cell>
              <table:table-cell office:value-type="float" office:value="0.00206576">
                <text:p>0.00206576</text:p>
              </table:table-cell>
              <table:table-cell office:value-type="float" office:value="0.0012198">
                <text:p>0.0012198</text:p>
              </table:table-cell>
              <table:table-cell office:value-type="float" office:value="0.0016939">
                <text:p>0.0016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288579">
                <text:p>0.0288579</text:p>
              </table:table-cell>
              <table:table-cell office:value-type="float" office:value="0.0058499">
                <text:p>0.0058499</text:p>
              </table:table-cell>
              <table:table-cell office:value-type="float" office:value="0.000368703">
                <text:p>0.000368703</text:p>
              </table:table-cell>
              <table:table-cell office:value-type="float" office:value="0.119018">
                <text:p>0.119018</text:p>
              </table:table-cell>
              <table:table-cell office:value-type="float" office:value="0.0260085">
                <text:p>0.0260085</text:p>
              </table:table-cell>
              <table:table-cell office:value-type="float" office:value="0.00204958">
                <text:p>0.00204958</text:p>
              </table:table-cell>
              <table:table-cell office:value-type="float" office:value="0.00125848">
                <text:p>0.00125848</text:p>
              </table:table-cell>
              <table:table-cell office:value-type="float" office:value="0.00171127">
                <text:p>0.00171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292917">
                <text:p>0.0292917</text:p>
              </table:table-cell>
              <table:table-cell office:value-type="float" office:value="0.00596477">
                <text:p>0.00596477</text:p>
              </table:table-cell>
              <table:table-cell office:value-type="float" office:value="0.000406994">
                <text:p>0.000406994</text:p>
              </table:table-cell>
              <table:table-cell office:value-type="float" office:value="0.117493">
                <text:p>0.117493</text:p>
              </table:table-cell>
              <table:table-cell office:value-type="float" office:value="0.0260054">
                <text:p>0.0260054</text:p>
              </table:table-cell>
              <table:table-cell office:value-type="float" office:value="0.00209576">
                <text:p>0.00209576</text:p>
              </table:table-cell>
              <table:table-cell office:value-type="float" office:value="0.00129204">
                <text:p>0.00129204</text:p>
              </table:table-cell>
              <table:table-cell office:value-type="float" office:value="0.00174482">
                <text:p>0.001744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301634">
                <text:p>0.0301634</text:p>
              </table:table-cell>
              <table:table-cell office:value-type="float" office:value="0.00626637">
                <text:p>0.00626637</text:p>
              </table:table-cell>
              <table:table-cell office:value-type="float" office:value="0.00036515">
                <text:p>0.00036515</text:p>
              </table:table-cell>
              <table:table-cell office:value-type="float" office:value="0.110908">
                <text:p>0.110908</text:p>
              </table:table-cell>
              <table:table-cell office:value-type="float" office:value="0.0246407">
                <text:p>0.0246407</text:p>
              </table:table-cell>
              <table:table-cell office:value-type="float" office:value="0.00217432">
                <text:p>0.00217432</text:p>
              </table:table-cell>
              <table:table-cell office:value-type="float" office:value="0.00134849">
                <text:p>0.00134849</text:p>
              </table:table-cell>
              <table:table-cell office:value-type="float" office:value="0.0016635">
                <text:p>0.0016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318632">
                <text:p>0.0318632</text:p>
              </table:table-cell>
              <table:table-cell office:value-type="float" office:value="0.00625216">
                <text:p>0.00625216</text:p>
              </table:table-cell>
              <table:table-cell office:value-type="float" office:value="0.000386072">
                <text:p>0.000386072</text:p>
              </table:table-cell>
              <table:table-cell office:value-type="float" office:value="0.119386">
                <text:p>0.119386</text:p>
              </table:table-cell>
              <table:table-cell office:value-type="float" office:value="0.0262347">
                <text:p>0.0262347</text:p>
              </table:table-cell>
              <table:table-cell office:value-type="float" office:value="0.00216682">
                <text:p>0.00216682</text:p>
              </table:table-cell>
              <table:table-cell office:value-type="float" office:value="0.00134533">
                <text:p>0.00134533</text:p>
              </table:table-cell>
              <table:table-cell office:value-type="float" office:value="0.00175351">
                <text:p>0.001753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0364175">
                <text:p>0.0364175</text:p>
              </table:table-cell>
              <table:table-cell office:value-type="float" office:value="0.00644677">
                <text:p>0.00644677</text:p>
              </table:table-cell>
              <table:table-cell office:value-type="float" office:value="0.000377782">
                <text:p>0.000377782</text:p>
              </table:table-cell>
              <table:table-cell office:value-type="float" office:value="0.116601">
                <text:p>0.116601</text:p>
              </table:table-cell>
              <table:table-cell office:value-type="float" office:value="0.0264941">
                <text:p>0.0264941</text:p>
              </table:table-cell>
              <table:table-cell office:value-type="float" office:value="0.0022434">
                <text:p>0.0022434</text:p>
              </table:table-cell>
              <table:table-cell office:value-type="float" office:value="0.0013781">
                <text:p>0.0013781</text:p>
              </table:table-cell>
              <table:table-cell office:value-type="float" office:value="0.0017393">
                <text:p>0.0017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0390631">
                <text:p>0.0390631</text:p>
              </table:table-cell>
              <table:table-cell office:value-type="float" office:value="0.00671086">
                <text:p>0.00671086</text:p>
              </table:table-cell>
              <table:table-cell office:value-type="float" office:value="0.000420416">
                <text:p>0.000420416</text:p>
              </table:table-cell>
              <table:table-cell office:value-type="float" office:value="0.114983">
                <text:p>0.114983</text:p>
              </table:table-cell>
              <table:table-cell office:value-type="float" office:value="0.0255265">
                <text:p>0.0255265</text:p>
              </table:table-cell>
              <table:table-cell office:value-type="float" office:value="0.00283238">
                <text:p>0.00283238</text:p>
              </table:table-cell>
              <table:table-cell office:value-type="float" office:value="0.00143099">
                <text:p>0.00143099</text:p>
              </table:table-cell>
              <table:table-cell office:value-type="float" office:value="0.00172903">
                <text:p>0.00172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349644">
                <text:p>0.0349644</text:p>
              </table:table-cell>
              <table:table-cell office:value-type="float" office:value="0.00674758">
                <text:p>0.00674758</text:p>
              </table:table-cell>
              <table:table-cell office:value-type="float" office:value="0.00042239">
                <text:p>0.00042239</text:p>
              </table:table-cell>
              <table:table-cell office:value-type="float" office:value="0.118575">
                <text:p>0.118575</text:p>
              </table:table-cell>
              <table:table-cell office:value-type="float" office:value="0.0261641">
                <text:p>0.0261641</text:p>
              </table:table-cell>
              <table:table-cell office:value-type="float" office:value="0.00238433">
                <text:p>0.00238433</text:p>
              </table:table-cell>
              <table:table-cell office:value-type="float" office:value="0.00145034">
                <text:p>0.00145034</text:p>
              </table:table-cell>
              <table:table-cell office:value-type="float" office:value="0.00177956">
                <text:p>0.00177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32237">
                <text:p>0.032237</text:p>
              </table:table-cell>
              <table:table-cell office:value-type="float" office:value="0.00709654">
                <text:p>0.00709654</text:p>
              </table:table-cell>
              <table:table-cell office:value-type="float" office:value="0.00046305">
                <text:p>0.00046305</text:p>
              </table:table-cell>
              <table:table-cell office:value-type="float" office:value="0.125706">
                <text:p>0.125706</text:p>
              </table:table-cell>
              <table:table-cell office:value-type="float" office:value="0.0250094">
                <text:p>0.0250094</text:p>
              </table:table-cell>
              <table:table-cell office:value-type="float" office:value="0.00237722">
                <text:p>0.00237722</text:p>
              </table:table-cell>
              <table:table-cell office:value-type="float" office:value="0.0014985">
                <text:p>0.0014985</text:p>
              </table:table-cell>
              <table:table-cell office:value-type="float" office:value="0.0017918">
                <text:p>0.0017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0351152">
                <text:p>0.0351152</text:p>
              </table:table-cell>
              <table:table-cell office:value-type="float" office:value="0.00722128">
                <text:p>0.00722128</text:p>
              </table:table-cell>
              <table:table-cell office:value-type="float" office:value="0.000428311">
                <text:p>0.000428311</text:p>
              </table:table-cell>
              <table:table-cell office:value-type="float" office:value="0.112166">
                <text:p>0.112166</text:p>
              </table:table-cell>
              <table:table-cell office:value-type="float" office:value="0.0260141">
                <text:p>0.0260141</text:p>
              </table:table-cell>
              <table:table-cell office:value-type="float" office:value="0.0024167">
                <text:p>0.0024167</text:p>
              </table:table-cell>
              <table:table-cell office:value-type="float" office:value="0.00152534">
                <text:p>0.00152534</text:p>
              </table:table-cell>
              <table:table-cell office:value-type="float" office:value="0.00179654">
                <text:p>0.00179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04156">
                <text:p>0.04156</text:p>
              </table:table-cell>
              <table:table-cell office:value-type="float" office:value="0.0072655">
                <text:p>0.0072655</text:p>
              </table:table-cell>
              <table:table-cell office:value-type="float" office:value="0.000506868">
                <text:p>0.000506868</text:p>
              </table:table-cell>
              <table:table-cell office:value-type="float" office:value="0.12083">
                <text:p>0.12083</text:p>
              </table:table-cell>
              <table:table-cell office:value-type="float" office:value="0.0261586">
                <text:p>0.0261586</text:p>
              </table:table-cell>
              <table:table-cell office:value-type="float" office:value="0.00243723">
                <text:p>0.00243723</text:p>
              </table:table-cell>
              <table:table-cell office:value-type="float" office:value="0.00152889">
                <text:p>0.00152889</text:p>
              </table:table-cell>
              <table:table-cell office:value-type="float" office:value="0.00186523">
                <text:p>0.00186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0371959">
                <text:p>0.0371959</text:p>
              </table:table-cell>
              <table:table-cell office:value-type="float" office:value="0.00763775">
                <text:p>0.00763775</text:p>
              </table:table-cell>
              <table:table-cell office:value-type="float" office:value="0.000428311">
                <text:p>0.000428311</text:p>
              </table:table-cell>
              <table:table-cell office:value-type="float" office:value="0.112971">
                <text:p>0.112971</text:p>
              </table:table-cell>
              <table:table-cell office:value-type="float" office:value="0.0268904">
                <text:p>0.0268904</text:p>
              </table:table-cell>
              <table:table-cell office:value-type="float" office:value="0.00252802">
                <text:p>0.00252802</text:p>
              </table:table-cell>
              <table:table-cell office:value-type="float" office:value="0.00159482">
                <text:p>0.00159482</text:p>
              </table:table-cell>
              <table:table-cell office:value-type="float" office:value="0.00173338">
                <text:p>0.00173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363974">
                <text:p>0.0363974</text:p>
              </table:table-cell>
              <table:table-cell office:value-type="float" office:value="0.0076042">
                <text:p>0.0076042</text:p>
              </table:table-cell>
              <table:table-cell office:value-type="float" office:value="0.000555423">
                <text:p>0.000555423</text:p>
              </table:table-cell>
              <table:table-cell office:value-type="float" office:value="0.1185">
                <text:p>0.1185</text:p>
              </table:table-cell>
              <table:table-cell office:value-type="float" office:value="0.0264748">
                <text:p>0.0264748</text:p>
              </table:table-cell>
              <table:table-cell office:value-type="float" office:value="0.00252763">
                <text:p>0.00252763</text:p>
              </table:table-cell>
              <table:table-cell office:value-type="float" office:value="0.00204958">
                <text:p>0.00204958</text:p>
              </table:table-cell>
              <table:table-cell office:value-type="float" office:value="0.00177246">
                <text:p>0.00177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449928">
                <text:p>0.0449928</text:p>
              </table:table-cell>
              <table:table-cell office:value-type="float" office:value="0.00786513">
                <text:p>0.00786513</text:p>
              </table:table-cell>
              <table:table-cell office:value-type="float" office:value="0.000432259">
                <text:p>0.000432259</text:p>
              </table:table-cell>
              <table:table-cell office:value-type="float" office:value="0.119061">
                <text:p>0.119061</text:p>
              </table:table-cell>
              <table:table-cell office:value-type="float" office:value="0.0261364">
                <text:p>0.0261364</text:p>
              </table:table-cell>
              <table:table-cell office:value-type="float" office:value="0.00255526">
                <text:p>0.00255526</text:p>
              </table:table-cell>
              <table:table-cell office:value-type="float" office:value="0.00288607">
                <text:p>0.00288607</text:p>
              </table:table-cell>
              <table:table-cell office:value-type="float" office:value="0.00179772">
                <text:p>0.00179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384702">
                <text:p>0.0384702</text:p>
              </table:table-cell>
              <table:table-cell office:value-type="float" office:value="0.00820304">
                <text:p>0.00820304</text:p>
              </table:table-cell>
              <table:table-cell office:value-type="float" office:value="0.000517131">
                <text:p>0.000517131</text:p>
              </table:table-cell>
              <table:table-cell office:value-type="float" office:value="0.112209">
                <text:p>0.112209</text:p>
              </table:table-cell>
              <table:table-cell office:value-type="float" office:value="0.0247441">
                <text:p>0.0247441</text:p>
              </table:table-cell>
              <table:table-cell office:value-type="float" office:value="0.00265119">
                <text:p>0.00265119</text:p>
              </table:table-cell>
              <table:table-cell office:value-type="float" office:value="0.00299541">
                <text:p>0.00299541</text:p>
              </table:table-cell>
              <table:table-cell office:value-type="float" office:value="0.00171009">
                <text:p>0.00171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374115">
                <text:p>0.0374115</text:p>
              </table:table-cell>
              <table:table-cell office:value-type="float" office:value="0.00816159">
                <text:p>0.00816159</text:p>
              </table:table-cell>
              <table:table-cell office:value-type="float" office:value="0.000446075">
                <text:p>0.000446075</text:p>
              </table:table-cell>
              <table:table-cell office:value-type="float" office:value="0.118999">
                <text:p>0.118999</text:p>
              </table:table-cell>
              <table:table-cell office:value-type="float" office:value="0.0274455">
                <text:p>0.0274455</text:p>
              </table:table-cell>
              <table:table-cell office:value-type="float" office:value="0.00388559">
                <text:p>0.00388559</text:p>
              </table:table-cell>
              <table:table-cell office:value-type="float" office:value="0.00401902">
                <text:p>0.00401902</text:p>
              </table:table-cell>
              <table:table-cell office:value-type="float" office:value="0.00268395">
                <text:p>0.00268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0369441">
                <text:p>0.0369441</text:p>
              </table:table-cell>
              <table:table-cell office:value-type="float" office:value="0.00838937">
                <text:p>0.00838937</text:p>
              </table:table-cell>
              <table:table-cell office:value-type="float" office:value="0.000460681">
                <text:p>0.000460681</text:p>
              </table:table-cell>
              <table:table-cell office:value-type="float" office:value="0.112422">
                <text:p>0.112422</text:p>
              </table:table-cell>
              <table:table-cell office:value-type="float" office:value="0.0251014">
                <text:p>0.0251014</text:p>
              </table:table-cell>
              <table:table-cell office:value-type="float" office:value="0.00208629">
                <text:p>0.00208629</text:p>
              </table:table-cell>
              <table:table-cell office:value-type="float" office:value="0.00194497">
                <text:p>0.00194497</text:p>
              </table:table-cell>
              <table:table-cell office:value-type="float" office:value="0.00176456">
                <text:p>0.00176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0377048">
                <text:p>0.0377048</text:p>
              </table:table-cell>
              <table:table-cell office:value-type="float" office:value="0.0085982">
                <text:p>0.0085982</text:p>
              </table:table-cell>
              <table:table-cell office:value-type="float" office:value="0.000435022">
                <text:p>0.000435022</text:p>
              </table:table-cell>
              <table:table-cell office:value-type="float" office:value="0.115728">
                <text:p>0.115728</text:p>
              </table:table-cell>
              <table:table-cell office:value-type="float" office:value="0.0260887">
                <text:p>0.0260887</text:p>
              </table:table-cell>
              <table:table-cell office:value-type="float" office:value="0.00209339">
                <text:p>0.00209339</text:p>
              </table:table-cell>
              <table:table-cell office:value-type="float" office:value="0.00162127">
                <text:p>0.00162127</text:p>
              </table:table-cell>
              <table:table-cell office:value-type="float" office:value="0.00166903">
                <text:p>0.001669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0383036">
                <text:p>0.0383036</text:p>
              </table:table-cell>
              <table:table-cell office:value-type="float" office:value="0.00867636">
                <text:p>0.00867636</text:p>
              </table:table-cell>
              <table:table-cell office:value-type="float" office:value="0.000442917">
                <text:p>0.000442917</text:p>
              </table:table-cell>
              <table:table-cell office:value-type="float" office:value="0.113881">
                <text:p>0.113881</text:p>
              </table:table-cell>
              <table:table-cell office:value-type="float" office:value="0.025615">
                <text:p>0.025615</text:p>
              </table:table-cell>
              <table:table-cell office:value-type="float" office:value="0.00214353">
                <text:p>0.00214353</text:p>
              </table:table-cell>
              <table:table-cell office:value-type="float" office:value="0.00112624">
                <text:p>0.00112624</text:p>
              </table:table-cell>
              <table:table-cell office:value-type="float" office:value="0.00163232">
                <text:p>0.00163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04743">
                <text:p>0.04743</text:p>
              </table:table-cell>
              <table:table-cell office:value-type="float" office:value="0.00888637">
                <text:p>0.00888637</text:p>
              </table:table-cell>
              <table:table-cell office:value-type="float" office:value="0.000446075">
                <text:p>0.000446075</text:p>
              </table:table-cell>
              <table:table-cell office:value-type="float" office:value="0.125155">
                <text:p>0.125155</text:p>
              </table:table-cell>
              <table:table-cell office:value-type="float" office:value="0.0320025">
                <text:p>0.0320025</text:p>
              </table:table-cell>
              <table:table-cell office:value-type="float" office:value="0.00208392">
                <text:p>0.00208392</text:p>
              </table:table-cell>
              <table:table-cell office:value-type="float" office:value="0.0011069">
                <text:p>0.0011069</text:p>
              </table:table-cell>
              <table:table-cell office:value-type="float" office:value="0.00161653">
                <text:p>0.001616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0399806">
                <text:p>0.0399806</text:p>
              </table:table-cell>
              <table:table-cell office:value-type="float" office:value="0.00905493">
                <text:p>0.00905493</text:p>
              </table:table-cell>
              <table:table-cell office:value-type="float" office:value="0.000460286">
                <text:p>0.000460286</text:p>
              </table:table-cell>
              <table:table-cell office:value-type="float" office:value="0.113595">
                <text:p>0.113595</text:p>
              </table:table-cell>
              <table:table-cell office:value-type="float" office:value="0.0253236">
                <text:p>0.0253236</text:p>
              </table:table-cell>
              <table:table-cell office:value-type="float" office:value="0.00216011">
                <text:p>0.00216011</text:p>
              </table:table-cell>
              <table:table-cell office:value-type="float" office:value="0.0011369">
                <text:p>0.0011369</text:p>
              </table:table-cell>
              <table:table-cell office:value-type="float" office:value="0.00164219">
                <text:p>0.00164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040125">
                <text:p>0.040125</text:p>
              </table:table-cell>
              <table:table-cell office:value-type="float" office:value="0.00962022">
                <text:p>0.00962022</text:p>
              </table:table-cell>
              <table:table-cell office:value-type="float" office:value="0.000424363">
                <text:p>0.000424363</text:p>
              </table:table-cell>
              <table:table-cell office:value-type="float" office:value="0.117778">
                <text:p>0.117778</text:p>
              </table:table-cell>
              <table:table-cell office:value-type="float" office:value="0.0254594">
                <text:p>0.0254594</text:p>
              </table:table-cell>
              <table:table-cell office:value-type="float" office:value="0.00219958">
                <text:p>0.00219958</text:p>
              </table:table-cell>
              <table:table-cell office:value-type="float" office:value="0.00118348">
                <text:p>0.00118348</text:p>
              </table:table-cell>
              <table:table-cell office:value-type="float" office:value="0.00159995">
                <text:p>0.00159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0429002">
                <text:p>0.0429002</text:p>
              </table:table-cell>
              <table:table-cell office:value-type="float" office:value="0.0102214">
                <text:p>0.0102214</text:p>
              </table:table-cell>
              <table:table-cell office:value-type="float" office:value="0.0004141">
                <text:p>0.0004141</text:p>
              </table:table-cell>
              <table:table-cell office:value-type="float" office:value="0.116108">
                <text:p>0.116108</text:p>
              </table:table-cell>
              <table:table-cell office:value-type="float" office:value="0.0251053">
                <text:p>0.0251053</text:p>
              </table:table-cell>
              <table:table-cell office:value-type="float" office:value="0.00219445">
                <text:p>0.00219445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00157508">
                <text:p>0.001575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425212">
                <text:p>0.0425212</text:p>
              </table:table-cell>
              <table:table-cell office:value-type="float" office:value="0.0119063">
                <text:p>0.0119063</text:p>
              </table:table-cell>
              <table:table-cell office:value-type="float" office:value="0.000469366">
                <text:p>0.000469366</text:p>
              </table:table-cell>
              <table:table-cell office:value-type="float" office:value="0.122622">
                <text:p>0.122622</text:p>
              </table:table-cell>
              <table:table-cell office:value-type="float" office:value="0.0254839">
                <text:p>0.0254839</text:p>
              </table:table-cell>
              <table:table-cell office:value-type="float" office:value="0.00228367">
                <text:p>0.00228367</text:p>
              </table:table-cell>
              <table:table-cell office:value-type="float" office:value="0.00118901">
                <text:p>0.00118901</text:p>
              </table:table-cell>
              <table:table-cell office:value-type="float" office:value="0.00162916">
                <text:p>0.001629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44103">
                <text:p>0.044103</text:p>
              </table:table-cell>
              <table:table-cell office:value-type="float" office:value="0.00998616">
                <text:p>0.00998616</text:p>
              </table:table-cell>
              <table:table-cell office:value-type="float" office:value="0.00043818">
                <text:p>0.00043818</text:p>
              </table:table-cell>
              <table:table-cell office:value-type="float" office:value="0.115309">
                <text:p>0.115309</text:p>
              </table:table-cell>
              <table:table-cell office:value-type="float" office:value="0.0254622">
                <text:p>0.0254622</text:p>
              </table:table-cell>
              <table:table-cell office:value-type="float" office:value="0.00264803">
                <text:p>0.00264803</text:p>
              </table:table-cell>
              <table:table-cell office:value-type="float" office:value="0.00122532">
                <text:p>0.00122532</text:p>
              </table:table-cell>
              <table:table-cell office:value-type="float" office:value="0.00157863">
                <text:p>0.00157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0432105">
                <text:p>0.0432105</text:p>
              </table:table-cell>
              <table:table-cell office:value-type="float" office:value="0.010407">
                <text:p>0.010407</text:p>
              </table:table-cell>
              <table:table-cell office:value-type="float" office:value="0.000478445">
                <text:p>0.000478445</text:p>
              </table:table-cell>
              <table:table-cell office:value-type="float" office:value="0.111738">
                <text:p>0.111738</text:p>
              </table:table-cell>
              <table:table-cell office:value-type="float" office:value="0.0247556">
                <text:p>0.0247556</text:p>
              </table:table-cell>
              <table:table-cell office:value-type="float" office:value="0.00246012">
                <text:p>0.00246012</text:p>
              </table:table-cell>
              <table:table-cell office:value-type="float" office:value="0.0012344">
                <text:p>0.0012344</text:p>
              </table:table-cell>
              <table:table-cell office:value-type="float" office:value="0.0016039">
                <text:p>0.00160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0419808">
                <text:p>0.0419808</text:p>
              </table:table-cell>
              <table:table-cell office:value-type="float" office:value="0.0104468">
                <text:p>0.0104468</text:p>
              </table:table-cell>
              <table:table-cell office:value-type="float" office:value="0.000438575">
                <text:p>0.000438575</text:p>
              </table:table-cell>
              <table:table-cell office:value-type="float" office:value="0.117719">
                <text:p>0.117719</text:p>
              </table:table-cell>
              <table:table-cell office:value-type="float" office:value="0.0258064">
                <text:p>0.0258064</text:p>
              </table:table-cell>
              <table:table-cell office:value-type="float" office:value="0.00233538">
                <text:p>0.00233538</text:p>
              </table:table-cell>
              <table:table-cell office:value-type="float" office:value="0.00125612">
                <text:p>0.00125612</text:p>
              </table:table-cell>
              <table:table-cell office:value-type="float" office:value="0.00165087">
                <text:p>0.001650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473447">
                <text:p>0.0473447</text:p>
              </table:table-cell>
              <table:table-cell office:value-type="float" office:value="0.0111077">
                <text:p>0.0111077</text:p>
              </table:table-cell>
              <table:table-cell office:value-type="float" office:value="0.00045476">
                <text:p>0.00045476</text:p>
              </table:table-cell>
              <table:table-cell office:value-type="float" office:value="0.116329">
                <text:p>0.116329</text:p>
              </table:table-cell>
              <table:table-cell office:value-type="float" office:value="0.0254239">
                <text:p>0.0254239</text:p>
              </table:table-cell>
              <table:table-cell office:value-type="float" office:value="0.00233854">
                <text:p>0.00233854</text:p>
              </table:table-cell>
              <table:table-cell office:value-type="float" office:value="0.00124151">
                <text:p>0.00124151</text:p>
              </table:table-cell>
              <table:table-cell office:value-type="float" office:value="0.0016114">
                <text:p>0.0016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0437761">
                <text:p>0.0437761</text:p>
              </table:table-cell>
              <table:table-cell office:value-type="float" office:value="0.0111819">
                <text:p>0.0111819</text:p>
              </table:table-cell>
              <table:table-cell office:value-type="float" office:value="0.0004216">
                <text:p>0.0004216</text:p>
              </table:table-cell>
              <table:table-cell office:value-type="float" office:value="0.116366">
                <text:p>0.116366</text:p>
              </table:table-cell>
              <table:table-cell office:value-type="float" office:value="0.0276417">
                <text:p>0.0276417</text:p>
              </table:table-cell>
              <table:table-cell office:value-type="float" office:value="0.0023713">
                <text:p>0.0023713</text:p>
              </table:table-cell>
              <table:table-cell office:value-type="float" office:value="0.00125888">
                <text:p>0.00125888</text:p>
              </table:table-cell>
              <table:table-cell office:value-type="float" office:value="0.0016035">
                <text:p>0.00160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439577">
                <text:p>0.0439577</text:p>
              </table:table-cell>
              <table:table-cell office:value-type="float" office:value="0.0113722">
                <text:p>0.0113722</text:p>
              </table:table-cell>
              <table:table-cell office:value-type="float" office:value="0.000433443">
                <text:p>0.000433443</text:p>
              </table:table-cell>
              <table:table-cell office:value-type="float" office:value="0.112986">
                <text:p>0.112986</text:p>
              </table:table-cell>
              <table:table-cell office:value-type="float" office:value="0.0253659">
                <text:p>0.0253659</text:p>
              </table:table-cell>
              <table:table-cell office:value-type="float" office:value="0.0024092">
                <text:p>0.0024092</text:p>
              </table:table-cell>
              <table:table-cell office:value-type="float" office:value="0.00127546">
                <text:p>0.00127546</text:p>
              </table:table-cell>
              <table:table-cell office:value-type="float" office:value="0.0016035">
                <text:p>0.00160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643185">
                <text:p>0.0643185</text:p>
              </table:table-cell>
              <table:table-cell office:value-type="float" office:value="0.0126322">
                <text:p>0.0126322</text:p>
              </table:table-cell>
              <table:table-cell office:value-type="float" office:value="0.000409757">
                <text:p>0.000409757</text:p>
              </table:table-cell>
              <table:table-cell office:value-type="float" office:value="0.115449">
                <text:p>0.115449</text:p>
              </table:table-cell>
              <table:table-cell office:value-type="float" office:value="0.0251646">
                <text:p>0.0251646</text:p>
              </table:table-cell>
              <table:table-cell office:value-type="float" office:value="0.00242302">
                <text:p>0.00242302</text:p>
              </table:table-cell>
              <table:table-cell office:value-type="float" office:value="0.00130901">
                <text:p>0.00130901</text:p>
              </table:table-cell>
              <table:table-cell office:value-type="float" office:value="0.00158929">
                <text:p>0.001589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663254">
                <text:p>0.0663254</text:p>
              </table:table-cell>
              <table:table-cell office:value-type="float" office:value="0.0119706">
                <text:p>0.0119706</text:p>
              </table:table-cell>
              <table:table-cell office:value-type="float" office:value="0.000423179">
                <text:p>0.000423179</text:p>
              </table:table-cell>
              <table:table-cell office:value-type="float" office:value="0.114796">
                <text:p>0.114796</text:p>
              </table:table-cell>
              <table:table-cell office:value-type="float" office:value="0.0253947">
                <text:p>0.0253947</text:p>
              </table:table-cell>
              <table:table-cell office:value-type="float" office:value="0.0024317">
                <text:p>0.0024317</text:p>
              </table:table-cell>
              <table:table-cell office:value-type="float" office:value="0.00132125">
                <text:p>0.00132125</text:p>
              </table:table-cell>
              <table:table-cell office:value-type="float" office:value="0.00160508">
                <text:p>0.00160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485965">
                <text:p>0.0485965</text:p>
              </table:table-cell>
              <table:table-cell office:value-type="float" office:value="0.012245">
                <text:p>0.012245</text:p>
              </table:table-cell>
              <table:table-cell office:value-type="float" office:value="0.000420811">
                <text:p>0.000420811</text:p>
              </table:table-cell>
              <table:table-cell office:value-type="float" office:value="0.116747">
                <text:p>0.116747</text:p>
              </table:table-cell>
              <table:table-cell office:value-type="float" office:value="0.0254815">
                <text:p>0.0254815</text:p>
              </table:table-cell>
              <table:table-cell office:value-type="float" office:value="0.00243091">
                <text:p>0.00243091</text:p>
              </table:table-cell>
              <table:table-cell office:value-type="float" office:value="0.0013323">
                <text:p>0.0013323</text:p>
              </table:table-cell>
              <table:table-cell office:value-type="float" office:value="0.00162561">
                <text:p>0.00162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660116">
                <text:p>0.0660116</text:p>
              </table:table-cell>
              <table:table-cell office:value-type="float" office:value="0.0126362">
                <text:p>0.0126362</text:p>
              </table:table-cell>
              <table:table-cell office:value-type="float" office:value="0.000455154">
                <text:p>0.000455154</text:p>
              </table:table-cell>
              <table:table-cell office:value-type="float" office:value="0.118335">
                <text:p>0.118335</text:p>
              </table:table-cell>
              <table:table-cell office:value-type="float" office:value="0.0259789">
                <text:p>0.0259789</text:p>
              </table:table-cell>
              <table:table-cell office:value-type="float" office:value="0.00242262">
                <text:p>0.00242262</text:p>
              </table:table-cell>
              <table:table-cell office:value-type="float" office:value="0.00133467">
                <text:p>0.00133467</text:p>
              </table:table-cell>
              <table:table-cell office:value-type="float" office:value="0.00162521">
                <text:p>0.001625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477427">
                <text:p>0.0477427</text:p>
              </table:table-cell>
              <table:table-cell office:value-type="float" office:value="0.0132066">
                <text:p>0.0132066</text:p>
              </table:table-cell>
              <table:table-cell office:value-type="float" office:value="0.000443312">
                <text:p>0.000443312</text:p>
              </table:table-cell>
              <table:table-cell office:value-type="float" office:value="0.12442">
                <text:p>0.12442</text:p>
              </table:table-cell>
              <table:table-cell office:value-type="float" office:value="0.0264471">
                <text:p>0.0264471</text:p>
              </table:table-cell>
              <table:table-cell office:value-type="float" office:value="0.00248578">
                <text:p>0.00248578</text:p>
              </table:table-cell>
              <table:table-cell office:value-type="float" office:value="0.00137928">
                <text:p>0.00137928</text:p>
              </table:table-cell>
              <table:table-cell office:value-type="float" office:value="0.00159916">
                <text:p>0.00159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556279">
                <text:p>0.0556279</text:p>
              </table:table-cell>
              <table:table-cell office:value-type="float" office:value="0.0135279">
                <text:p>0.0135279</text:p>
              </table:table-cell>
              <table:table-cell office:value-type="float" office:value="0.000461076">
                <text:p>0.000461076</text:p>
              </table:table-cell>
              <table:table-cell office:value-type="float" office:value="0.11472">
                <text:p>0.11472</text:p>
              </table:table-cell>
              <table:table-cell office:value-type="float" office:value="0.0254697">
                <text:p>0.0254697</text:p>
              </table:table-cell>
              <table:table-cell office:value-type="float" office:value="0.00256118">
                <text:p>0.00256118</text:p>
              </table:table-cell>
              <table:table-cell office:value-type="float" office:value="0.00139902">
                <text:p>0.00139902</text:p>
              </table:table-cell>
              <table:table-cell office:value-type="float" office:value="0.00160784">
                <text:p>0.00160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528611">
                <text:p>0.0528611</text:p>
              </table:table-cell>
              <table:table-cell office:value-type="float" office:value="0.0134174">
                <text:p>0.0134174</text:p>
              </table:table-cell>
              <table:table-cell office:value-type="float" office:value="0.000423574">
                <text:p>0.000423574</text:p>
              </table:table-cell>
              <table:table-cell office:value-type="float" office:value="0.117088">
                <text:p>0.117088</text:p>
              </table:table-cell>
              <table:table-cell office:value-type="float" office:value="0.0267377">
                <text:p>0.0267377</text:p>
              </table:table-cell>
              <table:table-cell office:value-type="float" office:value="0.00252881">
                <text:p>0.00252881</text:p>
              </table:table-cell>
              <table:table-cell office:value-type="float" office:value="0.00146652">
                <text:p>0.00146652</text:p>
              </table:table-cell>
              <table:table-cell office:value-type="float" office:value="0.00159798">
                <text:p>0.00159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483174">
                <text:p>0.0483174</text:p>
              </table:table-cell>
              <table:table-cell office:value-type="float" office:value="0.0138307">
                <text:p>0.0138307</text:p>
              </table:table-cell>
              <table:table-cell office:value-type="float" office:value="0.000465023">
                <text:p>0.000465023</text:p>
              </table:table-cell>
              <table:table-cell office:value-type="float" office:value="0.116447">
                <text:p>0.116447</text:p>
              </table:table-cell>
              <table:table-cell office:value-type="float" office:value="0.0302095">
                <text:p>0.0302095</text:p>
              </table:table-cell>
              <table:table-cell office:value-type="float" office:value="0.00253079">
                <text:p>0.00253079</text:p>
              </table:table-cell>
              <table:table-cell office:value-type="float" office:value="0.00148429">
                <text:p>0.00148429</text:p>
              </table:table-cell>
              <table:table-cell office:value-type="float" office:value="0.00160982">
                <text:p>0.00160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488014">
                <text:p>0.0488014</text:p>
              </table:table-cell>
              <table:table-cell office:value-type="float" office:value="0.0142977">
                <text:p>0.0142977</text:p>
              </table:table-cell>
              <table:table-cell office:value-type="float" office:value="0.000430285">
                <text:p>0.000430285</text:p>
              </table:table-cell>
              <table:table-cell office:value-type="float" office:value="0.119305">
                <text:p>0.119305</text:p>
              </table:table-cell>
              <table:table-cell office:value-type="float" office:value="0.0464787">
                <text:p>0.0464787</text:p>
              </table:table-cell>
              <table:table-cell office:value-type="float" office:value="0.00255487">
                <text:p>0.00255487</text:p>
              </table:table-cell>
              <table:table-cell office:value-type="float" office:value="0.00145428">
                <text:p>0.00145428</text:p>
              </table:table-cell>
              <table:table-cell office:value-type="float" office:value="0.00159995">
                <text:p>0.00159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0500544">
                <text:p>0.0500544</text:p>
              </table:table-cell>
              <table:table-cell office:value-type="float" office:value="0.015272">
                <text:p>0.015272</text:p>
              </table:table-cell>
              <table:table-cell office:value-type="float" office:value="0.000722799">
                <text:p>0.000722799</text:p>
              </table:table-cell>
              <table:table-cell office:value-type="float" office:value="0.115446">
                <text:p>0.115446</text:p>
              </table:table-cell>
              <table:table-cell office:value-type="float" office:value="0.0267021">
                <text:p>0.0267021</text:p>
              </table:table-cell>
              <table:table-cell office:value-type="float" office:value="0.00259395">
                <text:p>0.00259395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00159758">
                <text:p>0.00159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0517455">
                <text:p>0.0517455</text:p>
              </table:table-cell>
              <table:table-cell office:value-type="float" office:value="0.0162458">
                <text:p>0.0162458</text:p>
              </table:table-cell>
              <table:table-cell office:value-type="float" office:value="0.000998734">
                <text:p>0.000998734</text:p>
              </table:table-cell>
              <table:table-cell office:value-type="float" office:value="0.119287">
                <text:p>0.119287</text:p>
              </table:table-cell>
              <table:table-cell office:value-type="float" office:value="0.0258274">
                <text:p>0.0258274</text:p>
              </table:table-cell>
              <table:table-cell office:value-type="float" office:value="0.00260303">
                <text:p>0.00260303</text:p>
              </table:table-cell>
              <table:table-cell office:value-type="float" office:value="0.00148468">
                <text:p>0.00148468</text:p>
              </table:table-cell>
              <table:table-cell office:value-type="float" office:value="0.00159521">
                <text:p>0.001595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0504554">
                <text:p>0.0504554</text:p>
              </table:table-cell>
              <table:table-cell office:value-type="float" office:value="0.0153323">
                <text:p>0.0153323</text:p>
              </table:table-cell>
              <table:table-cell office:value-type="float" office:value="0.000878728">
                <text:p>0.000878728</text:p>
              </table:table-cell>
              <table:table-cell office:value-type="float" office:value="0.114065">
                <text:p>0.114065</text:p>
              </table:table-cell>
              <table:table-cell office:value-type="float" office:value="0.0254701">
                <text:p>0.0254701</text:p>
              </table:table-cell>
              <table:table-cell office:value-type="float" office:value="0.00264211">
                <text:p>0.00264211</text:p>
              </table:table-cell>
              <table:table-cell office:value-type="float" office:value="0.00150165">
                <text:p>0.00150165</text:p>
              </table:table-cell>
              <table:table-cell office:value-type="float" office:value="0.0015885">
                <text:p>0.00158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0508004">
                <text:p>0.0508004</text:p>
              </table:table-cell>
              <table:table-cell office:value-type="float" office:value="0.0157161">
                <text:p>0.0157161</text:p>
              </table:table-cell>
              <table:table-cell office:value-type="float" office:value="0.000676218">
                <text:p>0.000676218</text:p>
              </table:table-cell>
              <table:table-cell office:value-type="float" office:value="0.1236">
                <text:p>0.1236</text:p>
              </table:table-cell>
              <table:table-cell office:value-type="float" office:value="0.0259063">
                <text:p>0.0259063</text:p>
              </table:table-cell>
              <table:table-cell office:value-type="float" office:value="0.00266066">
                <text:p>0.00266066</text:p>
              </table:table-cell>
              <table:table-cell office:value-type="float" office:value="0.00151587">
                <text:p>0.00151587</text:p>
              </table:table-cell>
              <table:table-cell office:value-type="float" office:value="0.00163074">
                <text:p>0.00163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0515371">
                <text:p>0.0515371</text:p>
              </table:table-cell>
              <table:table-cell office:value-type="float" office:value="0.016095">
                <text:p>0.016095</text:p>
              </table:table-cell>
              <table:table-cell office:value-type="float" office:value="0.000618978">
                <text:p>0.000618978</text:p>
              </table:table-cell>
              <table:table-cell office:value-type="float" office:value="0.110344">
                <text:p>0.110344</text:p>
              </table:table-cell>
              <table:table-cell office:value-type="float" office:value="0.0246068">
                <text:p>0.0246068</text:p>
              </table:table-cell>
              <table:table-cell office:value-type="float" office:value="0.00270527">
                <text:p>0.00270527</text:p>
              </table:table-cell>
              <table:table-cell office:value-type="float" office:value="0.0016339">
                <text:p>0.0016339</text:p>
              </table:table-cell>
              <table:table-cell office:value-type="float" office:value="0.00156363">
                <text:p>0.00156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052355">
                <text:p>0.052355</text:p>
              </table:table-cell>
              <table:table-cell office:value-type="float" office:value="0.0161795">
                <text:p>0.0161795</text:p>
              </table:table-cell>
              <table:table-cell office:value-type="float" office:value="0.000748853">
                <text:p>0.000748853</text:p>
              </table:table-cell>
              <table:table-cell office:value-type="float" office:value="0.121573">
                <text:p>0.121573</text:p>
              </table:table-cell>
              <table:table-cell office:value-type="float" office:value="0.0274834">
                <text:p>0.0274834</text:p>
              </table:table-cell>
              <table:table-cell office:value-type="float" office:value="0.00268237">
                <text:p>0.00268237</text:p>
              </table:table-cell>
              <table:table-cell office:value-type="float" office:value="0.00201405">
                <text:p>0.00201405</text:p>
              </table:table-cell>
              <table:table-cell office:value-type="float" office:value="0.00164732">
                <text:p>0.001647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0527296">
                <text:p>0.0527296</text:p>
              </table:table-cell>
              <table:table-cell office:value-type="float" office:value="0.0166891">
                <text:p>0.0166891</text:p>
              </table:table-cell>
              <table:table-cell office:value-type="float" office:value="0.00068885">
                <text:p>0.00068885</text:p>
              </table:table-cell>
              <table:table-cell office:value-type="float" office:value="0.115671">
                <text:p>0.115671</text:p>
              </table:table-cell>
              <table:table-cell office:value-type="float" office:value="0.0259679">
                <text:p>0.0259679</text:p>
              </table:table-cell>
              <table:table-cell office:value-type="float" office:value="0.00272422">
                <text:p>0.00272422</text:p>
              </table:table-cell>
              <table:table-cell office:value-type="float" office:value="0.00217274">
                <text:p>0.00217274</text:p>
              </table:table-cell>
              <table:table-cell office:value-type="float" office:value="0.00159561">
                <text:p>0.00159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0549225">
                <text:p>0.0549225</text:p>
              </table:table-cell>
              <table:table-cell office:value-type="float" office:value="0.0184395">
                <text:p>0.0184395</text:p>
              </table:table-cell>
              <table:table-cell office:value-type="float" office:value="0.000875965">
                <text:p>0.000875965</text:p>
              </table:table-cell>
              <table:table-cell office:value-type="float" office:value="0.114663">
                <text:p>0.114663</text:p>
              </table:table-cell>
              <table:table-cell office:value-type="float" office:value="0.0311084">
                <text:p>0.0311084</text:p>
              </table:table-cell>
              <table:table-cell office:value-type="float" office:value="0.00277119">
                <text:p>0.00277119</text:p>
              </table:table-cell>
              <table:table-cell office:value-type="float" office:value="0.0027783">
                <text:p>0.0027783</text:p>
              </table:table-cell>
              <table:table-cell office:value-type="float" office:value="0.00158613">
                <text:p>0.00158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0568165">
                <text:p>0.0568165</text:p>
              </table:table-cell>
              <table:table-cell office:value-type="float" office:value="0.0175588">
                <text:p>0.0175588</text:p>
              </table:table-cell>
              <table:table-cell office:value-type="float" office:value="0.000858201">
                <text:p>0.000858201</text:p>
              </table:table-cell>
              <table:table-cell office:value-type="float" office:value="0.117634">
                <text:p>0.117634</text:p>
              </table:table-cell>
              <table:table-cell office:value-type="float" office:value="0.025915">
                <text:p>0.025915</text:p>
              </table:table-cell>
              <table:table-cell office:value-type="float" office:value="0.00280277">
                <text:p>0.00280277</text:p>
              </table:table-cell>
              <table:table-cell office:value-type="float" office:value="0.0027479">
                <text:p>0.0027479</text:p>
              </table:table-cell>
              <table:table-cell office:value-type="float" office:value="0.00158732">
                <text:p>0.001587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0604641">
                <text:p>0.0604641</text:p>
              </table:table-cell>
              <table:table-cell office:value-type="float" office:value="0.017541">
                <text:p>0.017541</text:p>
              </table:table-cell>
              <table:table-cell office:value-type="float" office:value="0.000770565">
                <text:p>0.000770565</text:p>
              </table:table-cell>
              <table:table-cell office:value-type="float" office:value="0.112486">
                <text:p>0.112486</text:p>
              </table:table-cell>
              <table:table-cell office:value-type="float" office:value="0.0252818">
                <text:p>0.0252818</text:p>
              </table:table-cell>
              <table:table-cell office:value-type="float" office:value="0.00281185">
                <text:p>0.00281185</text:p>
              </table:table-cell>
              <table:table-cell office:value-type="float" office:value="0.00269185">
                <text:p>0.00269185</text:p>
              </table:table-cell>
              <table:table-cell office:value-type="float" office:value="0.00158929">
                <text:p>0.001589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0571398">
                <text:p>0.0571398</text:p>
              </table:table-cell>
              <table:table-cell office:value-type="float" office:value="0.0179658">
                <text:p>0.0179658</text:p>
              </table:table-cell>
              <table:table-cell office:value-type="float" office:value="0.00100702">
                <text:p>0.00100702</text:p>
              </table:table-cell>
              <table:table-cell office:value-type="float" office:value="0.111352">
                <text:p>0.111352</text:p>
              </table:table-cell>
              <table:table-cell office:value-type="float" office:value="0.0247248">
                <text:p>0.0247248</text:p>
              </table:table-cell>
              <table:table-cell office:value-type="float" office:value="0.0028154">
                <text:p>0.0028154</text:p>
              </table:table-cell>
              <table:table-cell office:value-type="float" office:value="0.00285093">
                <text:p>0.00285093</text:p>
              </table:table-cell>
              <table:table-cell office:value-type="float" office:value="0.00157429">
                <text:p>0.00157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0672855">
                <text:p>0.0672855</text:p>
              </table:table-cell>
              <table:table-cell office:value-type="float" office:value="0.0184987">
                <text:p>0.0184987</text:p>
              </table:table-cell>
              <table:table-cell office:value-type="float" office:value="0.000988076">
                <text:p>0.000988076</text:p>
              </table:table-cell>
              <table:table-cell office:value-type="float" office:value="0.11419">
                <text:p>0.11419</text:p>
              </table:table-cell>
              <table:table-cell office:value-type="float" office:value="0.0255538">
                <text:p>0.0255538</text:p>
              </table:table-cell>
              <table:table-cell office:value-type="float" office:value="0.00284659">
                <text:p>0.00284659</text:p>
              </table:table-cell>
              <table:table-cell office:value-type="float" office:value="0.00286475">
                <text:p>0.00286475</text:p>
              </table:table-cell>
              <table:table-cell office:value-type="float" office:value="0.00158534">
                <text:p>0.001585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0.0630687">
                <text:p>0.0630687</text:p>
              </table:table-cell>
              <table:table-cell office:value-type="float" office:value="0.018788">
                <text:p>0.018788</text:p>
              </table:table-cell>
              <table:table-cell office:value-type="float" office:value="0.000855832">
                <text:p>0.000855832</text:p>
              </table:table-cell>
              <table:table-cell office:value-type="float" office:value="0.119086">
                <text:p>0.119086</text:p>
              </table:table-cell>
              <table:table-cell office:value-type="float" office:value="0.026378">
                <text:p>0.026378</text:p>
              </table:table-cell>
              <table:table-cell office:value-type="float" office:value="0.00284422">
                <text:p>0.00284422</text:p>
              </table:table-cell>
              <table:table-cell office:value-type="float" office:value="0.00286672">
                <text:p>0.00286672</text:p>
              </table:table-cell>
              <table:table-cell office:value-type="float" office:value="0.00160469">
                <text:p>0.00160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0.0614952">
                <text:p>0.0614952</text:p>
              </table:table-cell>
              <table:table-cell office:value-type="float" office:value="0.0189913">
                <text:p>0.0189913</text:p>
              </table:table-cell>
              <table:table-cell office:value-type="float" office:value="0.000920967">
                <text:p>0.000920967</text:p>
              </table:table-cell>
              <table:table-cell office:value-type="float" office:value="0.125092">
                <text:p>0.125092</text:p>
              </table:table-cell>
              <table:table-cell office:value-type="float" office:value="0.0262391">
                <text:p>0.0262391</text:p>
              </table:table-cell>
              <table:table-cell office:value-type="float" office:value="0.00287541">
                <text:p>0.00287541</text:p>
              </table:table-cell>
              <table:table-cell office:value-type="float" office:value="0.00290383">
                <text:p>0.00290383</text:p>
              </table:table-cell>
              <table:table-cell office:value-type="float" office:value="0.00160271">
                <text:p>0.00160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0.0659319">
                <text:p>0.0659319</text:p>
              </table:table-cell>
              <table:table-cell office:value-type="float" office:value="0.0188449">
                <text:p>0.0188449</text:p>
              </table:table-cell>
              <table:table-cell office:value-type="float" office:value="0.000753985">
                <text:p>0.000753985</text:p>
              </table:table-cell>
              <table:table-cell office:value-type="float" office:value="0.115618">
                <text:p>0.115618</text:p>
              </table:table-cell>
              <table:table-cell office:value-type="float" office:value="0.026157">
                <text:p>0.026157</text:p>
              </table:table-cell>
              <table:table-cell office:value-type="float" office:value="0.00291449">
                <text:p>0.00291449</text:p>
              </table:table-cell>
              <table:table-cell office:value-type="float" office:value="0.00295041">
                <text:p>0.00295041</text:p>
              </table:table-cell>
              <table:table-cell office:value-type="float" office:value="0.00157863">
                <text:p>0.001578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0.0673044">
                <text:p>0.0673044</text:p>
              </table:table-cell>
              <table:table-cell office:value-type="float" office:value="0.0192314">
                <text:p>0.0192314</text:p>
              </table:table-cell>
              <table:table-cell office:value-type="float" office:value="0.000870833">
                <text:p>0.000870833</text:p>
              </table:table-cell>
              <table:table-cell office:value-type="float" office:value="0.114483">
                <text:p>0.114483</text:p>
              </table:table-cell>
              <table:table-cell office:value-type="float" office:value="0.0249482">
                <text:p>0.0249482</text:p>
              </table:table-cell>
              <table:table-cell office:value-type="float" office:value="0.00298081">
                <text:p>0.00298081</text:p>
              </table:table-cell>
              <table:table-cell office:value-type="float" office:value="0.00312292">
                <text:p>0.00312292</text:p>
              </table:table-cell>
              <table:table-cell office:value-type="float" office:value="0.00158376">
                <text:p>0.00158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0.0695739">
                <text:p>0.0695739</text:p>
              </table:table-cell>
              <table:table-cell office:value-type="float" office:value="0.0195334">
                <text:p>0.0195334</text:p>
              </table:table-cell>
              <table:table-cell office:value-type="float" office:value="0.000752011">
                <text:p>0.000752011</text:p>
              </table:table-cell>
              <table:table-cell office:value-type="float" office:value="0.121477">
                <text:p>0.121477</text:p>
              </table:table-cell>
              <table:table-cell office:value-type="float" office:value="0.0258337">
                <text:p>0.0258337</text:p>
              </table:table-cell>
              <table:table-cell office:value-type="float" office:value="0.00293146">
                <text:p>0.00293146</text:p>
              </table:table-cell>
              <table:table-cell office:value-type="float" office:value="0.00195523">
                <text:p>0.00195523</text:p>
              </table:table-cell>
              <table:table-cell office:value-type="float" office:value="0.0016114">
                <text:p>0.00161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0.0637204">
                <text:p>0.0637204</text:p>
              </table:table-cell>
              <table:table-cell office:value-type="float" office:value="0.0195914">
                <text:p>0.0195914</text:p>
              </table:table-cell>
              <table:table-cell office:value-type="float" office:value="0.000716878">
                <text:p>0.000716878</text:p>
              </table:table-cell>
              <table:table-cell office:value-type="float" office:value="0.119672">
                <text:p>0.119672</text:p>
              </table:table-cell>
              <table:table-cell office:value-type="float" office:value="0.0264969">
                <text:p>0.0264969</text:p>
              </table:table-cell>
              <table:table-cell office:value-type="float" office:value="0.00295199">
                <text:p>0.00295199</text:p>
              </table:table-cell>
              <table:table-cell office:value-type="float" office:value="0.00172667">
                <text:p>0.00172667</text:p>
              </table:table-cell>
              <table:table-cell office:value-type="float" office:value="0.00161613">
                <text:p>0.001616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0.0771232">
                <text:p>0.0771232</text:p>
              </table:table-cell>
              <table:table-cell office:value-type="float" office:value="0.0198444">
                <text:p>0.0198444</text:p>
              </table:table-cell>
              <table:table-cell office:value-type="float" office:value="0.000668323">
                <text:p>0.000668323</text:p>
              </table:table-cell>
              <table:table-cell office:value-type="float" office:value="0.121963">
                <text:p>0.121963</text:p>
              </table:table-cell>
              <table:table-cell office:value-type="float" office:value="0.0261404">
                <text:p>0.0261404</text:p>
              </table:table-cell>
              <table:table-cell office:value-type="float" office:value="0.00298041">
                <text:p>0.00298041</text:p>
              </table:table-cell>
              <table:table-cell office:value-type="float" office:value="0.00172035">
                <text:p>0.00172035</text:p>
              </table:table-cell>
              <table:table-cell office:value-type="float" office:value="0.00160271">
                <text:p>0.001602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0.0677059">
                <text:p>0.0677059</text:p>
              </table:table-cell>
              <table:table-cell office:value-type="float" office:value="0.0203608">
                <text:p>0.0203608</text:p>
              </table:table-cell>
              <table:table-cell office:value-type="float" office:value="0.000939916">
                <text:p>0.000939916</text:p>
              </table:table-cell>
              <table:table-cell office:value-type="float" office:value="0.122831">
                <text:p>0.122831</text:p>
              </table:table-cell>
              <table:table-cell office:value-type="float" office:value="0.0267408">
                <text:p>0.0267408</text:p>
              </table:table-cell>
              <table:table-cell office:value-type="float" office:value="0.00302147">
                <text:p>0.00302147</text:p>
              </table:table-cell>
              <table:table-cell office:value-type="float" office:value="0.0017389">
                <text:p>0.0017389</text:p>
              </table:table-cell>
              <table:table-cell office:value-type="float" office:value="0.00159205">
                <text:p>0.00159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0.0681603">
                <text:p>0.0681603</text:p>
              </table:table-cell>
              <table:table-cell office:value-type="float" office:value="0.0204421">
                <text:p>0.0204421</text:p>
              </table:table-cell>
              <table:table-cell office:value-type="float" office:value="0.000858596">
                <text:p>0.000858596</text:p>
              </table:table-cell>
              <table:table-cell office:value-type="float" office:value="0.121626">
                <text:p>0.121626</text:p>
              </table:table-cell>
              <table:table-cell office:value-type="float" office:value="0.0255589">
                <text:p>0.0255589</text:p>
              </table:table-cell>
              <table:table-cell office:value-type="float" office:value="0.00307871">
                <text:p>0.00307871</text:p>
              </table:table-cell>
              <table:table-cell office:value-type="float" office:value="0.00176575">
                <text:p>0.00176575</text:p>
              </table:table-cell>
              <table:table-cell office:value-type="float" office:value="0.00156797">
                <text:p>0.001567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0.0788329">
                <text:p>0.0788329</text:p>
              </table:table-cell>
              <table:table-cell office:value-type="float" office:value="0.0210251">
                <text:p>0.0210251</text:p>
              </table:table-cell>
              <table:table-cell office:value-type="float" office:value="0.000910704">
                <text:p>0.000910704</text:p>
              </table:table-cell>
              <table:table-cell office:value-type="float" office:value="0.114811">
                <text:p>0.114811</text:p>
              </table:table-cell>
              <table:table-cell office:value-type="float" office:value="0.0256635">
                <text:p>0.0256635</text:p>
              </table:table-cell>
              <table:table-cell office:value-type="float" office:value="0.00307476">
                <text:p>0.00307476</text:p>
              </table:table-cell>
              <table:table-cell office:value-type="float" office:value="0.00178825">
                <text:p>0.00178825</text:p>
              </table:table-cell>
              <table:table-cell office:value-type="float" office:value="0.00158732">
                <text:p>0.001587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0.0670498">
                <text:p>0.0670498</text:p>
              </table:table-cell>
              <table:table-cell office:value-type="float" office:value="0.0227972">
                <text:p>0.0227972</text:p>
              </table:table-cell>
              <table:table-cell office:value-type="float" office:value="0.000693982">
                <text:p>0.000693982</text:p>
              </table:table-cell>
              <table:table-cell office:value-type="float" office:value="0.11683">
                <text:p>0.11683</text:p>
              </table:table-cell>
              <table:table-cell office:value-type="float" office:value="0.0253785">
                <text:p>0.0253785</text:p>
              </table:table-cell>
              <table:table-cell office:value-type="float" office:value="0.00306963">
                <text:p>0.00306963</text:p>
              </table:table-cell>
              <table:table-cell office:value-type="float" office:value="0.0018072">
                <text:p>0.0018072</text:p>
              </table:table-cell>
              <table:table-cell office:value-type="float" office:value="0.00161258">
                <text:p>0.001612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0.068047">
                <text:p>0.068047</text:p>
              </table:table-cell>
              <table:table-cell office:value-type="float" office:value="0.0214388">
                <text:p>0.0214388</text:p>
              </table:table-cell>
              <table:table-cell office:value-type="float" office:value="0.000577529">
                <text:p>0.000577529</text:p>
              </table:table-cell>
              <table:table-cell office:value-type="float" office:value="0.116959">
                <text:p>0.116959</text:p>
              </table:table-cell>
              <table:table-cell office:value-type="float" office:value="0.0257089">
                <text:p>0.0257089</text:p>
              </table:table-cell>
              <table:table-cell office:value-type="float" office:value="0.00308108">
                <text:p>0.00308108</text:p>
              </table:table-cell>
              <table:table-cell office:value-type="float" office:value="0.00201879">
                <text:p>0.00201879</text:p>
              </table:table-cell>
              <table:table-cell office:value-type="float" office:value="0.00161574">
                <text:p>0.001615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0.0724959">
                <text:p>0.0724959</text:p>
              </table:table-cell>
              <table:table-cell office:value-type="float" office:value="0.0217629">
                <text:p>0.0217629</text:p>
              </table:table-cell>
              <table:table-cell office:value-type="float" office:value="0.000593319">
                <text:p>0.000593319</text:p>
              </table:table-cell>
              <table:table-cell office:value-type="float" office:value="0.115194">
                <text:p>0.115194</text:p>
              </table:table-cell>
              <table:table-cell office:value-type="float" office:value="0.0254642">
                <text:p>0.0254642</text:p>
              </table:table-cell>
              <table:table-cell office:value-type="float" office:value="0.0031241">
                <text:p>0.0031241</text:p>
              </table:table-cell>
              <table:table-cell office:value-type="float" office:value="0.00190707">
                <text:p>0.00190707</text:p>
              </table:table-cell>
              <table:table-cell office:value-type="float" office:value="0.00160626">
                <text:p>0.001606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0.0786861">
                <text:p>0.0786861</text:p>
              </table:table-cell>
              <table:table-cell office:value-type="float" office:value="0.0220081">
                <text:p>0.0220081</text:p>
              </table:table-cell>
              <table:table-cell office:value-type="float" office:value="0.000540817">
                <text:p>0.000540817</text:p>
              </table:table-cell>
              <table:table-cell office:value-type="float" office:value="0.118989">
                <text:p>0.118989</text:p>
              </table:table-cell>
              <table:table-cell office:value-type="float" office:value="0.025917">
                <text:p>0.025917</text:p>
              </table:table-cell>
              <table:table-cell office:value-type="float" office:value="0.00311976">
                <text:p>0.00311976</text:p>
              </table:table-cell>
              <table:table-cell office:value-type="float" office:value="0.00189957">
                <text:p>0.00189957</text:p>
              </table:table-cell>
              <table:table-cell office:value-type="float" office:value="0.00161692">
                <text:p>0.001616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0.0710219">
                <text:p>0.0710219</text:p>
              </table:table-cell>
              <table:table-cell office:value-type="float" office:value="0.0221802">
                <text:p>0.0221802</text:p>
              </table:table-cell>
              <table:table-cell office:value-type="float" office:value="0.000621347">
                <text:p>0.000621347</text:p>
              </table:table-cell>
              <table:table-cell office:value-type="float" office:value="0.121175">
                <text:p>0.121175</text:p>
              </table:table-cell>
              <table:table-cell office:value-type="float" office:value="0.0261574">
                <text:p>0.0261574</text:p>
              </table:table-cell>
              <table:table-cell office:value-type="float" office:value="0.00316042">
                <text:p>0.00316042</text:p>
              </table:table-cell>
              <table:table-cell office:value-type="float" office:value="0.00186838">
                <text:p>0.00186838</text:p>
              </table:table-cell>
              <table:table-cell office:value-type="float" office:value="0.00158613">
                <text:p>0.001586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0.0731614">
                <text:p>0.0731614</text:p>
              </table:table-cell>
              <table:table-cell office:value-type="float" office:value="0.022269">
                <text:p>0.022269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116479">
                <text:p>0.116479</text:p>
              </table:table-cell>
              <table:table-cell office:value-type="float" office:value="0.0275327">
                <text:p>0.0275327</text:p>
              </table:table-cell>
              <table:table-cell office:value-type="float" office:value="0.0031549">
                <text:p>0.0031549</text:p>
              </table:table-cell>
              <table:table-cell office:value-type="float" office:value="0.00186128">
                <text:p>0.00186128</text:p>
              </table:table-cell>
              <table:table-cell office:value-type="float" office:value="0.00158416">
                <text:p>0.001584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0.0719997">
                <text:p>0.0719997</text:p>
              </table:table-cell>
              <table:table-cell office:value-type="float" office:value="0.0224226">
                <text:p>0.0224226</text:p>
              </table:table-cell>
              <table:table-cell office:value-type="float" office:value="0.000598056">
                <text:p>0.000598056</text:p>
              </table:table-cell>
              <table:table-cell office:value-type="float" office:value="0.112846">
                <text:p>0.112846</text:p>
              </table:table-cell>
              <table:table-cell office:value-type="float" office:value="0.0253339">
                <text:p>0.0253339</text:p>
              </table:table-cell>
              <table:table-cell office:value-type="float" office:value="0.00323029">
                <text:p>0.00323029</text:p>
              </table:table-cell>
              <table:table-cell office:value-type="float" office:value="0.00188852">
                <text:p>0.00188852</text:p>
              </table:table-cell>
              <table:table-cell office:value-type="float" office:value="0.00158416">
                <text:p>0.001584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0.075329">
                <text:p>0.075329</text:p>
              </table:table-cell>
              <table:table-cell office:value-type="float" office:value="0.0233116">
                <text:p>0.0233116</text:p>
              </table:table-cell>
              <table:table-cell office:value-type="float" office:value="0.00055108">
                <text:p>0.00055108</text:p>
              </table:table-cell>
              <table:table-cell office:value-type="float" office:value="0.11564">
                <text:p>0.11564</text:p>
              </table:table-cell>
              <table:table-cell office:value-type="float" office:value="0.0255794">
                <text:p>0.0255794</text:p>
              </table:table-cell>
              <table:table-cell office:value-type="float" office:value="0.00327845">
                <text:p>0.00327845</text:p>
              </table:table-cell>
              <table:table-cell office:value-type="float" office:value="0.00191023">
                <text:p>0.00191023</text:p>
              </table:table-cell>
              <table:table-cell office:value-type="float" office:value="0.00156876">
                <text:p>0.00156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0.07607">
                <text:p>0.07607</text:p>
              </table:table-cell>
              <table:table-cell office:value-type="float" office:value="0.0227167">
                <text:p>0.0227167</text:p>
              </table:table-cell>
              <table:table-cell office:value-type="float" office:value="0.000619373">
                <text:p>0.000619373</text:p>
              </table:table-cell>
              <table:table-cell office:value-type="float" office:value="0.12838">
                <text:p>0.12838</text:p>
              </table:table-cell>
              <table:table-cell office:value-type="float" office:value="0.0337375">
                <text:p>0.0337375</text:p>
              </table:table-cell>
              <table:table-cell office:value-type="float" office:value="0.00334359">
                <text:p>0.00334359</text:p>
              </table:table-cell>
              <table:table-cell office:value-type="float" office:value="0.00190983">
                <text:p>0.00190983</text:p>
              </table:table-cell>
              <table:table-cell office:value-type="float" office:value="0.00160192">
                <text:p>0.00160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0.0725006">
                <text:p>0.0725006</text:p>
              </table:table-cell>
              <table:table-cell office:value-type="float" office:value="0.0234213">
                <text:p>0.0234213</text:p>
              </table:table-cell>
              <table:table-cell office:value-type="float" office:value="0.00053608">
                <text:p>0.00053608</text:p>
              </table:table-cell>
              <table:table-cell office:value-type="float" office:value="0.121729">
                <text:p>0.121729</text:p>
              </table:table-cell>
              <table:table-cell office:value-type="float" office:value="0.0288417">
                <text:p>0.0288417</text:p>
              </table:table-cell>
              <table:table-cell office:value-type="float" office:value="0.00327648">
                <text:p>0.00327648</text:p>
              </table:table-cell>
              <table:table-cell office:value-type="float" office:value="0.00192128">
                <text:p>0.00192128</text:p>
              </table:table-cell>
              <table:table-cell office:value-type="float" office:value="0.00160903">
                <text:p>0.001609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0.0753839">
                <text:p>0.0753839</text:p>
              </table:table-cell>
              <table:table-cell office:value-type="float" office:value="0.0238401">
                <text:p>0.0238401</text:p>
              </table:table-cell>
              <table:table-cell office:value-type="float" office:value="0.000573187">
                <text:p>0.000573187</text:p>
              </table:table-cell>
              <table:table-cell office:value-type="float" office:value="0.114565">
                <text:p>0.114565</text:p>
              </table:table-cell>
              <table:table-cell office:value-type="float" office:value="0.0258581">
                <text:p>0.0258581</text:p>
              </table:table-cell>
              <table:table-cell office:value-type="float" office:value="0.00334438">
                <text:p>0.00334438</text:p>
              </table:table-cell>
              <table:table-cell office:value-type="float" office:value="0.00195049">
                <text:p>0.00195049</text:p>
              </table:table-cell>
              <table:table-cell office:value-type="float" office:value="0.00158376">
                <text:p>0.00158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0.0852939">
                <text:p>0.0852939</text:p>
              </table:table-cell>
              <table:table-cell office:value-type="float" office:value="0.0237797">
                <text:p>0.0237797</text:p>
              </table:table-cell>
              <table:table-cell office:value-type="float" office:value="0.000546343">
                <text:p>0.000546343</text:p>
              </table:table-cell>
              <table:table-cell office:value-type="float" office:value="0.116932">
                <text:p>0.116932</text:p>
              </table:table-cell>
              <table:table-cell office:value-type="float" office:value="0.025161">
                <text:p>0.025161</text:p>
              </table:table-cell>
              <table:table-cell office:value-type="float" office:value="0.00333333">
                <text:p>0.00333333</text:p>
              </table:table-cell>
              <table:table-cell office:value-type="float" office:value="0.0019651">
                <text:p>0.0019651</text:p>
              </table:table-cell>
              <table:table-cell office:value-type="float" office:value="0.00156916">
                <text:p>0.001569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0.0743137">
                <text:p>0.0743137</text:p>
              </table:table-cell>
              <table:table-cell office:value-type="float" office:value="0.0235468">
                <text:p>0.0235468</text:p>
              </table:table-cell>
              <table:table-cell office:value-type="float" office:value="0.000570423">
                <text:p>0.000570423</text:p>
              </table:table-cell>
              <table:table-cell office:value-type="float" office:value="0.113927">
                <text:p>0.113927</text:p>
              </table:table-cell>
              <table:table-cell office:value-type="float" office:value="0.0254886">
                <text:p>0.0254886</text:p>
              </table:table-cell>
              <table:table-cell office:value-type="float" office:value="0.00337754">
                <text:p>0.00337754</text:p>
              </table:table-cell>
              <table:table-cell office:value-type="float" office:value="0.00201563">
                <text:p>0.00201563</text:p>
              </table:table-cell>
              <table:table-cell office:value-type="float" office:value="0.00156837">
                <text:p>0.001568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0.0747894">
                <text:p>0.0747894</text:p>
              </table:table-cell>
              <table:table-cell office:value-type="float" office:value="0.0235946">
                <text:p>0.0235946</text:p>
              </table:table-cell>
              <table:table-cell office:value-type="float" office:value="0.000519105">
                <text:p>0.000519105</text:p>
              </table:table-cell>
              <table:table-cell office:value-type="float" office:value="0.119091">
                <text:p>0.119091</text:p>
              </table:table-cell>
              <table:table-cell office:value-type="float" office:value="0.0256892">
                <text:p>0.0256892</text:p>
              </table:table-cell>
              <table:table-cell office:value-type="float" office:value="0.00339372">
                <text:p>0.00339372</text:p>
              </table:table-cell>
              <table:table-cell office:value-type="float" office:value="0.00199234">
                <text:p>0.00199234</text:p>
              </table:table-cell>
              <table:table-cell office:value-type="float" office:value="0.00161969">
                <text:p>0.001619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0.0757597">
                <text:p>0.0757597</text:p>
              </table:table-cell>
              <table:table-cell office:value-type="float" office:value="0.0242479">
                <text:p>0.0242479</text:p>
              </table:table-cell>
              <table:table-cell office:value-type="float" office:value="0.000572397">
                <text:p>0.000572397</text:p>
              </table:table-cell>
              <table:table-cell office:value-type="float" office:value="0.121596">
                <text:p>0.121596</text:p>
              </table:table-cell>
              <table:table-cell office:value-type="float" office:value="0.0289479">
                <text:p>0.0289479</text:p>
              </table:table-cell>
              <table:table-cell office:value-type="float" office:value="0.00383743">
                <text:p>0.00383743</text:p>
              </table:table-cell>
              <table:table-cell office:value-type="float" office:value="0.00199984">
                <text:p>0.00199984</text:p>
              </table:table-cell>
              <table:table-cell office:value-type="float" office:value="0.00166508">
                <text:p>0.00166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0.0774398">
                <text:p>0.0774398</text:p>
              </table:table-cell>
              <table:table-cell office:value-type="float" office:value="0.024471">
                <text:p>0.024471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115466">
                <text:p>0.115466</text:p>
              </table:table-cell>
              <table:table-cell office:value-type="float" office:value="0.0249226">
                <text:p>0.0249226</text:p>
              </table:table-cell>
              <table:table-cell office:value-type="float" office:value="0.00350781">
                <text:p>0.00350781</text:p>
              </table:table-cell>
              <table:table-cell office:value-type="float" office:value="0.0020251">
                <text:p>0.0020251</text:p>
              </table:table-cell>
              <table:table-cell office:value-type="float" office:value="0.00160232">
                <text:p>0.001602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0.0824398">
                <text:p>0.0824398</text:p>
              </table:table-cell>
              <table:table-cell office:value-type="float" office:value="0.0248973">
                <text:p>0.0248973</text:p>
              </table:table-cell>
              <table:table-cell office:value-type="float" office:value="0.000555423">
                <text:p>0.000555423</text:p>
              </table:table-cell>
              <table:table-cell office:value-type="float" office:value="0.115439">
                <text:p>0.115439</text:p>
              </table:table-cell>
              <table:table-cell office:value-type="float" office:value="0.0260228">
                <text:p>0.0260228</text:p>
              </table:table-cell>
              <table:table-cell office:value-type="float" office:value="0.00342965">
                <text:p>0.00342965</text:p>
              </table:table-cell>
              <table:table-cell office:value-type="float" office:value="0.00203615">
                <text:p>0.00203615</text:p>
              </table:table-cell>
              <table:table-cell office:value-type="float" office:value="0.00161534">
                <text:p>0.001615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0.0760345">
                <text:p>0.0760345</text:p>
              </table:table-cell>
              <table:table-cell office:value-type="float" office:value="0.0246194">
                <text:p>0.0246194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118371">
                <text:p>0.118371</text:p>
              </table:table-cell>
              <table:table-cell office:value-type="float" office:value="0.026352">
                <text:p>0.026352</text:p>
              </table:table-cell>
              <table:table-cell office:value-type="float" office:value="0.00346636">
                <text:p>0.00346636</text:p>
              </table:table-cell>
              <table:table-cell office:value-type="float" office:value="0.00204997">
                <text:p>0.00204997</text:p>
              </table:table-cell>
              <table:table-cell office:value-type="float" office:value="0.00158218">
                <text:p>0.001582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0.0792983">
                <text:p>0.0792983</text:p>
              </table:table-cell>
              <table:table-cell office:value-type="float" office:value="0.0279606">
                <text:p>0.0279606</text:p>
              </table:table-cell>
              <table:table-cell office:value-type="float" office:value="0.000570818">
                <text:p>0.000570818</text:p>
              </table:table-cell>
              <table:table-cell office:value-type="float" office:value="0.114641">
                <text:p>0.114641</text:p>
              </table:table-cell>
              <table:table-cell office:value-type="float" office:value="0.0253986">
                <text:p>0.0253986</text:p>
              </table:table-cell>
              <table:table-cell office:value-type="float" office:value="0.00373716">
                <text:p>0.00373716</text:p>
              </table:table-cell>
              <table:table-cell office:value-type="float" office:value="0.0020851">
                <text:p>0.0020851</text:p>
              </table:table-cell>
              <table:table-cell office:value-type="float" office:value="0.00159442">
                <text:p>0.00159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0.249039">
                <text:p>0.249039</text:p>
              </table:table-cell>
              <table:table-cell office:value-type="float" office:value="0.0265857">
                <text:p>0.0265857</text:p>
              </table:table-cell>
              <table:table-cell office:value-type="float" office:value="0.00053608">
                <text:p>0.00053608</text:p>
              </table:table-cell>
              <table:table-cell office:value-type="float" office:value="0.11587">
                <text:p>0.11587</text:p>
              </table:table-cell>
              <table:table-cell office:value-type="float" office:value="0.025825">
                <text:p>0.025825</text:p>
              </table:table-cell>
              <table:table-cell office:value-type="float" office:value="0.00473787">
                <text:p>0.00473787</text:p>
              </table:table-cell>
              <table:table-cell office:value-type="float" office:value="0.0021009">
                <text:p>0.0021009</text:p>
              </table:table-cell>
              <table:table-cell office:value-type="float" office:value="0.00159876">
                <text:p>0.001598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0.254488">
                <text:p>0.254488</text:p>
              </table:table-cell>
              <table:table-cell office:value-type="float" office:value="0.0273957">
                <text:p>0.0273957</text:p>
              </table:table-cell>
              <table:table-cell office:value-type="float" office:value="0.00058424">
                <text:p>0.00058424</text:p>
              </table:table-cell>
              <table:table-cell office:value-type="float" office:value="0.121961">
                <text:p>0.121961</text:p>
              </table:table-cell>
              <table:table-cell office:value-type="float" office:value="0.0266342">
                <text:p>0.0266342</text:p>
              </table:table-cell>
              <table:table-cell office:value-type="float" office:value="0.00398152">
                <text:p>0.00398152</text:p>
              </table:table-cell>
              <table:table-cell office:value-type="float" office:value="0.00209221">
                <text:p>0.00209221</text:p>
              </table:table-cell>
              <table:table-cell office:value-type="float" office:value="0.00159995">
                <text:p>0.00159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0.263158">
                <text:p>0.263158</text:p>
              </table:table-cell>
              <table:table-cell office:value-type="float" office:value="0.0257855">
                <text:p>0.0257855</text:p>
              </table:table-cell>
              <table:table-cell office:value-type="float" office:value="0.000532527">
                <text:p>0.000532527</text:p>
              </table:table-cell>
              <table:table-cell office:value-type="float" office:value="0.112928">
                <text:p>0.112928</text:p>
              </table:table-cell>
              <table:table-cell office:value-type="float" office:value="0.0250927">
                <text:p>0.0250927</text:p>
              </table:table-cell>
              <table:table-cell office:value-type="float" office:value="0.00354492">
                <text:p>0.00354492</text:p>
              </table:table-cell>
              <table:table-cell office:value-type="float" office:value="0.00211392">
                <text:p>0.00211392</text:p>
              </table:table-cell>
              <table:table-cell office:value-type="float" office:value="0.00160626">
                <text:p>0.001606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0.266938">
                <text:p>0.266938</text:p>
              </table:table-cell>
              <table:table-cell office:value-type="float" office:value="0.0259916">
                <text:p>0.0259916</text:p>
              </table:table-cell>
              <table:table-cell office:value-type="float" office:value="0.000590951">
                <text:p>0.000590951</text:p>
              </table:table-cell>
              <table:table-cell office:value-type="float" office:value="0.119955">
                <text:p>0.119955</text:p>
              </table:table-cell>
              <table:table-cell office:value-type="float" office:value="0.0259308">
                <text:p>0.0259308</text:p>
              </table:table-cell>
              <table:table-cell office:value-type="float" office:value="0.00364203">
                <text:p>0.00364203</text:p>
              </table:table-cell>
              <table:table-cell office:value-type="float" office:value="0.00213129">
                <text:p>0.00213129</text:p>
              </table:table-cell>
              <table:table-cell office:value-type="float" office:value="0.0016114">
                <text:p>0.0016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0.263778">
                <text:p>0.263778</text:p>
              </table:table-cell>
              <table:table-cell office:value-type="float" office:value="0.026399">
                <text:p>0.026399</text:p>
              </table:table-cell>
              <table:table-cell office:value-type="float" office:value="0.000575555">
                <text:p>0.000575555</text:p>
              </table:table-cell>
              <table:table-cell office:value-type="float" office:value="0.114637">
                <text:p>0.114637</text:p>
              </table:table-cell>
              <table:table-cell office:value-type="float" office:value="0.0268233">
                <text:p>0.0268233</text:p>
              </table:table-cell>
              <table:table-cell office:value-type="float" office:value="0.00360768">
                <text:p>0.00360768</text:p>
              </table:table-cell>
              <table:table-cell office:value-type="float" office:value="0.00214866">
                <text:p>0.00214866</text:p>
              </table:table-cell>
              <table:table-cell office:value-type="float" office:value="0.00159876">
                <text:p>0.001598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0.273678">
                <text:p>0.273678</text:p>
              </table:table-cell>
              <table:table-cell office:value-type="float" office:value="0.0265853">
                <text:p>0.0265853</text:p>
              </table:table-cell>
              <table:table-cell office:value-type="float" office:value="0.000606741">
                <text:p>0.000606741</text:p>
              </table:table-cell>
              <table:table-cell office:value-type="float" office:value="0.113482">
                <text:p>0.113482</text:p>
              </table:table-cell>
              <table:table-cell office:value-type="float" office:value="0.0288145">
                <text:p>0.0288145</text:p>
              </table:table-cell>
              <table:table-cell office:value-type="float" office:value="0.00362742">
                <text:p>0.00362742</text:p>
              </table:table-cell>
              <table:table-cell office:value-type="float" office:value="0.00216919">
                <text:p>0.00216919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0.262229">
                <text:p>0.262229</text:p>
              </table:table-cell>
              <table:table-cell office:value-type="float" office:value="0.0268829">
                <text:p>0.0268829</text:p>
              </table:table-cell>
              <table:table-cell office:value-type="float" office:value="0.000558581">
                <text:p>0.000558581</text:p>
              </table:table-cell>
              <table:table-cell office:value-type="float" office:value="0.113348">
                <text:p>0.113348</text:p>
              </table:table-cell>
              <table:table-cell office:value-type="float" office:value="0.025148">
                <text:p>0.025148</text:p>
              </table:table-cell>
              <table:table-cell office:value-type="float" office:value="0.00362821">
                <text:p>0.00362821</text:p>
              </table:table-cell>
              <table:table-cell office:value-type="float" office:value="0.00218261">
                <text:p>0.00218261</text:p>
              </table:table-cell>
              <table:table-cell office:value-type="float" office:value="0.00157429">
                <text:p>0.001574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0.263864">
                <text:p>0.263864</text:p>
              </table:table-cell>
              <table:table-cell office:value-type="float" office:value="0.027436">
                <text:p>0.027436</text:p>
              </table:table-cell>
              <table:table-cell office:value-type="float" office:value="0.00062411">
                <text:p>0.00062411</text:p>
              </table:table-cell>
              <table:table-cell office:value-type="float" office:value="0.117641">
                <text:p>0.117641</text:p>
              </table:table-cell>
              <table:table-cell office:value-type="float" office:value="0.0261846">
                <text:p>0.0261846</text:p>
              </table:table-cell>
              <table:table-cell office:value-type="float" office:value="0.00364597">
                <text:p>0.00364597</text:p>
              </table:table-cell>
              <table:table-cell office:value-type="float" office:value="0.00218893">
                <text:p>0.00218893</text:p>
              </table:table-cell>
              <table:table-cell office:value-type="float" office:value="0.00160548">
                <text:p>0.001605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0.308162">
                <text:p>0.308162</text:p>
              </table:table-cell>
              <table:table-cell office:value-type="float" office:value="0.0282634">
                <text:p>0.0282634</text:p>
              </table:table-cell>
              <table:table-cell office:value-type="float" office:value="0.000574766">
                <text:p>0.000574766</text:p>
              </table:table-cell>
              <table:table-cell office:value-type="float" office:value="0.113885">
                <text:p>0.113885</text:p>
              </table:table-cell>
              <table:table-cell office:value-type="float" office:value="0.0253165">
                <text:p>0.0253165</text:p>
              </table:table-cell>
              <table:table-cell office:value-type="float" office:value="0.0036894">
                <text:p>0.0036894</text:p>
              </table:table-cell>
              <table:table-cell office:value-type="float" office:value="0.00220985">
                <text:p>0.00220985</text:p>
              </table:table-cell>
              <table:table-cell office:value-type="float" office:value="0.00156284">
                <text:p>0.001562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0.314422">
                <text:p>0.314422</text:p>
              </table:table-cell>
              <table:table-cell office:value-type="float" office:value="0.0281162">
                <text:p>0.0281162</text:p>
              </table:table-cell>
              <table:table-cell office:value-type="float" office:value="0.000564897">
                <text:p>0.000564897</text:p>
              </table:table-cell>
              <table:table-cell office:value-type="float" office:value="0.11723">
                <text:p>0.11723</text:p>
              </table:table-cell>
              <table:table-cell office:value-type="float" office:value="0.0259734">
                <text:p>0.0259734</text:p>
              </table:table-cell>
              <table:table-cell office:value-type="float" office:value="0.00373953">
                <text:p>0.00373953</text:p>
              </table:table-cell>
              <table:table-cell office:value-type="float" office:value="0.00221932">
                <text:p>0.00221932</text:p>
              </table:table-cell>
              <table:table-cell office:value-type="float" office:value="0.00164179">
                <text:p>0.001641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0.308283">
                <text:p>0.308283</text:p>
              </table:table-cell>
              <table:table-cell office:value-type="float" office:value="0.0284414">
                <text:p>0.0284414</text:p>
              </table:table-cell>
              <table:table-cell office:value-type="float" office:value="0.000569239">
                <text:p>0.000569239</text:p>
              </table:table-cell>
              <table:table-cell office:value-type="float" office:value="0.112866">
                <text:p>0.112866</text:p>
              </table:table-cell>
              <table:table-cell office:value-type="float" office:value="0.0250769">
                <text:p>0.0250769</text:p>
              </table:table-cell>
              <table:table-cell office:value-type="float" office:value="0.00371506">
                <text:p>0.00371506</text:p>
              </table:table-cell>
              <table:table-cell office:value-type="float" office:value="0.00224103">
                <text:p>0.00224103</text:p>
              </table:table-cell>
              <table:table-cell office:value-type="float" office:value="0.00155258">
                <text:p>0.001552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0.287641">
                <text:p>0.287641</text:p>
              </table:table-cell>
              <table:table-cell office:value-type="float" office:value="0.0282105">
                <text:p>0.0282105</text:p>
              </table:table-cell>
              <table:table-cell office:value-type="float" office:value="0.00054279">
                <text:p>0.00054279</text:p>
              </table:table-cell>
              <table:table-cell office:value-type="float" office:value="0.114297">
                <text:p>0.114297</text:p>
              </table:table-cell>
              <table:table-cell office:value-type="float" office:value="0.0252826">
                <text:p>0.0252826</text:p>
              </table:table-cell>
              <table:table-cell office:value-type="float" office:value="0.00377111">
                <text:p>0.00377111</text:p>
              </table:table-cell>
              <table:table-cell office:value-type="float" office:value="0.00226472">
                <text:p>0.00226472</text:p>
              </table:table-cell>
              <table:table-cell office:value-type="float" office:value="0.00160587">
                <text:p>0.001605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0.278905">
                <text:p>0.278905</text:p>
              </table:table-cell>
              <table:table-cell office:value-type="float" office:value="0.0286732">
                <text:p>0.0286732</text:p>
              </table:table-cell>
              <table:table-cell office:value-type="float" office:value="0.00055108">
                <text:p>0.00055108</text:p>
              </table:table-cell>
              <table:table-cell office:value-type="float" office:value="0.114615">
                <text:p>0.114615</text:p>
              </table:table-cell>
              <table:table-cell office:value-type="float" office:value="0.025296">
                <text:p>0.025296</text:p>
              </table:table-cell>
              <table:table-cell office:value-type="float" office:value="0.00376953">
                <text:p>0.00376953</text:p>
              </table:table-cell>
              <table:table-cell office:value-type="float" office:value="0.00226906">
                <text:p>0.00226906</text:p>
              </table:table-cell>
              <table:table-cell office:value-type="float" office:value="0.00158297">
                <text:p>0.00158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0.275063">
                <text:p>0.275063</text:p>
              </table:table-cell>
              <table:table-cell office:value-type="float" office:value="0.0288082">
                <text:p>0.0288082</text:p>
              </table:table-cell>
              <table:table-cell office:value-type="float" office:value="0.000508841">
                <text:p>0.000508841</text:p>
              </table:table-cell>
              <table:table-cell office:value-type="float" office:value="0.116868">
                <text:p>0.116868</text:p>
              </table:table-cell>
              <table:table-cell office:value-type="float" office:value="0.0263583">
                <text:p>0.0263583</text:p>
              </table:table-cell>
              <table:table-cell office:value-type="float" office:value="0.00377822">
                <text:p>0.00377822</text:p>
              </table:table-cell>
              <table:table-cell office:value-type="float" office:value="0.00229512">
                <text:p>0.00229512</text:p>
              </table:table-cell>
              <table:table-cell office:value-type="float" office:value="0.00159245">
                <text:p>0.001592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0.289382">
                <text:p>0.289382</text:p>
              </table:table-cell>
              <table:table-cell office:value-type="float" office:value="0.0287983">
                <text:p>0.0287983</text:p>
              </table:table-cell>
              <table:table-cell office:value-type="float" office:value="0.00056845">
                <text:p>0.00056845</text:p>
              </table:table-cell>
              <table:table-cell office:value-type="float" office:value="0.119523">
                <text:p>0.119523</text:p>
              </table:table-cell>
              <table:table-cell office:value-type="float" office:value="0.0260934">
                <text:p>0.0260934</text:p>
              </table:table-cell>
              <table:table-cell office:value-type="float" office:value="0.00381217">
                <text:p>0.00381217</text:p>
              </table:table-cell>
              <table:table-cell office:value-type="float" office:value="0.00230656">
                <text:p>0.00230656</text:p>
              </table:table-cell>
              <table:table-cell office:value-type="float" office:value="0.0016114">
                <text:p>0.00161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0.281319">
                <text:p>0.281319</text:p>
              </table:table-cell>
              <table:table-cell office:value-type="float" office:value="0.0291516">
                <text:p>0.0291516</text:p>
              </table:table-cell>
              <table:table-cell office:value-type="float" office:value="0.000558186">
                <text:p>0.000558186</text:p>
              </table:table-cell>
              <table:table-cell office:value-type="float" office:value="0.121183">
                <text:p>0.121183</text:p>
              </table:table-cell>
              <table:table-cell office:value-type="float" office:value="0.0265825">
                <text:p>0.0265825</text:p>
              </table:table-cell>
              <table:table-cell office:value-type="float" office:value="0.00380624">
                <text:p>0.00380624</text:p>
              </table:table-cell>
              <table:table-cell office:value-type="float" office:value="0.00229788">
                <text:p>0.00229788</text:p>
              </table:table-cell>
              <table:table-cell office:value-type="float" office:value="0.00161969">
                <text:p>0.001619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0.27655">
                <text:p>0.27655</text:p>
              </table:table-cell>
              <table:table-cell office:value-type="float" office:value="0.0300718">
                <text:p>0.0300718</text:p>
              </table:table-cell>
              <table:table-cell office:value-type="float" office:value="0.000583056">
                <text:p>0.000583056</text:p>
              </table:table-cell>
              <table:table-cell office:value-type="float" office:value="0.117595">
                <text:p>0.117595</text:p>
              </table:table-cell>
              <table:table-cell office:value-type="float" office:value="0.0259347">
                <text:p>0.0259347</text:p>
              </table:table-cell>
              <table:table-cell office:value-type="float" office:value="0.00384888">
                <text:p>0.00384888</text:p>
              </table:table-cell>
              <table:table-cell office:value-type="float" office:value="0.00232314">
                <text:p>0.00232314</text:p>
              </table:table-cell>
              <table:table-cell office:value-type="float" office:value="0.0015581">
                <text:p>0.00155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0.280768">
                <text:p>0.280768</text:p>
              </table:table-cell>
              <table:table-cell office:value-type="float" office:value="0.0291646">
                <text:p>0.0291646</text:p>
              </table:table-cell>
              <table:table-cell office:value-type="float" office:value="0.000564107">
                <text:p>0.000564107</text:p>
              </table:table-cell>
              <table:table-cell office:value-type="float" office:value="0.113851">
                <text:p>0.113851</text:p>
              </table:table-cell>
              <table:table-cell office:value-type="float" office:value="0.0255218">
                <text:p>0.0255218</text:p>
              </table:table-cell>
              <table:table-cell office:value-type="float" office:value="0.00386704">
                <text:p>0.00386704</text:p>
              </table:table-cell>
              <table:table-cell office:value-type="float" office:value="0.0023492">
                <text:p>0.0023492</text:p>
              </table:table-cell>
              <table:table-cell office:value-type="float" office:value="0.00159561">
                <text:p>0.001595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0.279006">
                <text:p>0.279006</text:p>
              </table:table-cell>
              <table:table-cell office:value-type="float" office:value="0.0300726">
                <text:p>0.0300726</text:p>
              </table:table-cell>
              <table:table-cell office:value-type="float" office:value="0.000562528">
                <text:p>0.000562528</text:p>
              </table:table-cell>
              <table:table-cell office:value-type="float" office:value="0.116442">
                <text:p>0.116442</text:p>
              </table:table-cell>
              <table:table-cell office:value-type="float" office:value="0.0255021">
                <text:p>0.0255021</text:p>
              </table:table-cell>
              <table:table-cell office:value-type="float" office:value="0.0039073">
                <text:p>0.0039073</text:p>
              </table:table-cell>
              <table:table-cell office:value-type="float" office:value="0.00236972">
                <text:p>0.00236972</text:p>
              </table:table-cell>
              <table:table-cell office:value-type="float" office:value="0.00165521">
                <text:p>0.001655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0.282908">
                <text:p>0.282908</text:p>
              </table:table-cell>
              <table:table-cell office:value-type="float" office:value="0.0299514">
                <text:p>0.0299514</text:p>
              </table:table-cell>
              <table:table-cell office:value-type="float" office:value="0.000538053">
                <text:p>0.000538053</text:p>
              </table:table-cell>
              <table:table-cell office:value-type="float" office:value="0.1195">
                <text:p>0.1195</text:p>
              </table:table-cell>
              <table:table-cell office:value-type="float" office:value="0.0266003">
                <text:p>0.0266003</text:p>
              </table:table-cell>
              <table:table-cell office:value-type="float" office:value="0.00390414">
                <text:p>0.00390414</text:p>
              </table:table-cell>
              <table:table-cell office:value-type="float" office:value="0.00236775">
                <text:p>0.00236775</text:p>
              </table:table-cell>
              <table:table-cell office:value-type="float" office:value="0.00172706">
                <text:p>0.001727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0.293481">
                <text:p>0.293481</text:p>
              </table:table-cell>
              <table:table-cell office:value-type="float" office:value="0.0297781">
                <text:p>0.0297781</text:p>
              </table:table-cell>
              <table:table-cell office:value-type="float" office:value="0.000577529">
                <text:p>0.000577529</text:p>
              </table:table-cell>
              <table:table-cell office:value-type="float" office:value="0.118987">
                <text:p>0.118987</text:p>
              </table:table-cell>
              <table:table-cell office:value-type="float" office:value="0.025947">
                <text:p>0.025947</text:p>
              </table:table-cell>
              <table:table-cell office:value-type="float" office:value="0.00394283">
                <text:p>0.00394283</text:p>
              </table:table-cell>
              <table:table-cell office:value-type="float" office:value="0.00239854">
                <text:p>0.00239854</text:p>
              </table:table-cell>
              <table:table-cell office:value-type="float" office:value="0.00169587">
                <text:p>0.001695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0.293009">
                <text:p>0.293009</text:p>
              </table:table-cell>
              <table:table-cell office:value-type="float" office:value="0.0306592">
                <text:p>0.0306592</text:p>
              </table:table-cell>
              <table:table-cell office:value-type="float" office:value="0.000582661">
                <text:p>0.000582661</text:p>
              </table:table-cell>
              <table:table-cell office:value-type="float" office:value="0.113082">
                <text:p>0.113082</text:p>
              </table:table-cell>
              <table:table-cell office:value-type="float" office:value="0.0260709">
                <text:p>0.0260709</text:p>
              </table:table-cell>
              <table:table-cell office:value-type="float" office:value="0.00395783">
                <text:p>0.00395783</text:p>
              </table:table-cell>
              <table:table-cell office:value-type="float" office:value="0.00240881">
                <text:p>0.00240881</text:p>
              </table:table-cell>
              <table:table-cell office:value-type="float" office:value="0.00170022">
                <text:p>0.001700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0.33043">
                <text:p>0.33043</text:p>
              </table:table-cell>
              <table:table-cell office:value-type="float" office:value="0.0313413">
                <text:p>0.0313413</text:p>
              </table:table-cell>
              <table:table-cell office:value-type="float" office:value="0.000660428">
                <text:p>0.000660428</text:p>
              </table:table-cell>
              <table:table-cell office:value-type="float" office:value="0.113332">
                <text:p>0.113332</text:p>
              </table:table-cell>
              <table:table-cell office:value-type="float" office:value="0.0249849">
                <text:p>0.0249849</text:p>
              </table:table-cell>
              <table:table-cell office:value-type="float" office:value="0.00404112">
                <text:p>0.00404112</text:p>
              </table:table-cell>
              <table:table-cell office:value-type="float" office:value="0.00243131">
                <text:p>0.00243131</text:p>
              </table:table-cell>
              <table:table-cell office:value-type="float" office:value="0.00187273">
                <text:p>0.001872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0.303743">
                <text:p>0.303743</text:p>
              </table:table-cell>
              <table:table-cell office:value-type="float" office:value="0.0309406">
                <text:p>0.0309406</text:p>
              </table:table-cell>
              <table:table-cell office:value-type="float" office:value="0.000580292">
                <text:p>0.000580292</text:p>
              </table:table-cell>
              <table:table-cell office:value-type="float" office:value="0.116439">
                <text:p>0.116439</text:p>
              </table:table-cell>
              <table:table-cell office:value-type="float" office:value="0.0266465">
                <text:p>0.0266465</text:p>
              </table:table-cell>
              <table:table-cell office:value-type="float" office:value="0.00520802">
                <text:p>0.00520802</text:p>
              </table:table-cell>
              <table:table-cell office:value-type="float" office:value="0.00244433">
                <text:p>0.00244433</text:p>
              </table:table-cell>
              <table:table-cell office:value-type="float" office:value="0.00190786">
                <text:p>0.001907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0.295847">
                <text:p>0.295847</text:p>
              </table:table-cell>
              <table:table-cell office:value-type="float" office:value="0.0310808">
                <text:p>0.0310808</text:p>
              </table:table-cell>
              <table:table-cell office:value-type="float" office:value="0.000620952">
                <text:p>0.000620952</text:p>
              </table:table-cell>
              <table:table-cell office:value-type="float" office:value="0.119993">
                <text:p>0.119993</text:p>
              </table:table-cell>
              <table:table-cell office:value-type="float" office:value="0.0263137">
                <text:p>0.0263137</text:p>
              </table:table-cell>
              <table:table-cell office:value-type="float" office:value="0.00401744">
                <text:p>0.00401744</text:p>
              </table:table-cell>
              <table:table-cell office:value-type="float" office:value="0.00245341">
                <text:p>0.00245341</text:p>
              </table:table-cell>
              <table:table-cell office:value-type="float" office:value="0.00191891">
                <text:p>0.001918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0.301156">
                <text:p>0.301156</text:p>
              </table:table-cell>
              <table:table-cell office:value-type="float" office:value="0.0307413">
                <text:p>0.0307413</text:p>
              </table:table-cell>
              <table:table-cell office:value-type="float" office:value="0.000564107">
                <text:p>0.000564107</text:p>
              </table:table-cell>
              <table:table-cell office:value-type="float" office:value="0.118737">
                <text:p>0.118737</text:p>
              </table:table-cell>
              <table:table-cell office:value-type="float" office:value="0.0262071">
                <text:p>0.0262071</text:p>
              </table:table-cell>
              <table:table-cell office:value-type="float" office:value="0.00407389">
                <text:p>0.00407389</text:p>
              </table:table-cell>
              <table:table-cell office:value-type="float" office:value="0.00247118">
                <text:p>0.00247118</text:p>
              </table:table-cell>
              <table:table-cell office:value-type="float" office:value="0.00193233">
                <text:p>0.001932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0.320968">
                <text:p>0.320968</text:p>
              </table:table-cell>
              <table:table-cell office:value-type="float" office:value="0.0315711">
                <text:p>0.0315711</text:p>
              </table:table-cell>
              <table:table-cell office:value-type="float" office:value="0.000563713">
                <text:p>0.000563713</text:p>
              </table:table-cell>
              <table:table-cell office:value-type="float" office:value="0.123144">
                <text:p>0.123144</text:p>
              </table:table-cell>
              <table:table-cell office:value-type="float" office:value="0.0268182">
                <text:p>0.0268182</text:p>
              </table:table-cell>
              <table:table-cell office:value-type="float" office:value="0.00408534">
                <text:p>0.00408534</text:p>
              </table:table-cell>
              <table:table-cell office:value-type="float" office:value="0.00249052">
                <text:p>0.00249052</text:p>
              </table:table-cell>
              <table:table-cell office:value-type="float" office:value="0.00189996">
                <text:p>0.00189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0.374106">
                <text:p>0.374106</text:p>
              </table:table-cell>
              <table:table-cell office:value-type="float" office:value="0.0315217">
                <text:p>0.0315217</text:p>
              </table:table-cell>
              <table:table-cell office:value-type="float" office:value="0.000552265">
                <text:p>0.000552265</text:p>
              </table:table-cell>
              <table:table-cell office:value-type="float" office:value="0.1158">
                <text:p>0.1158</text:p>
              </table:table-cell>
              <table:table-cell office:value-type="float" office:value="0.0256466">
                <text:p>0.0256466</text:p>
              </table:table-cell>
              <table:table-cell office:value-type="float" office:value="0.00411494">
                <text:p>0.00411494</text:p>
              </table:table-cell>
              <table:table-cell office:value-type="float" office:value="0.00251263">
                <text:p>0.00251263</text:p>
              </table:table-cell>
              <table:table-cell office:value-type="float" office:value="0.00184312">
                <text:p>0.00184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0.320539">
                <text:p>0.320539</text:p>
              </table:table-cell>
              <table:table-cell office:value-type="float" office:value="0.0314538">
                <text:p>0.0314538</text:p>
              </table:table-cell>
              <table:table-cell office:value-type="float" office:value="0.000569634">
                <text:p>0.000569634</text:p>
              </table:table-cell>
              <table:table-cell office:value-type="float" office:value="0.11801">
                <text:p>0.11801</text:p>
              </table:table-cell>
              <table:table-cell office:value-type="float" office:value="0.0257808">
                <text:p>0.0257808</text:p>
              </table:table-cell>
              <table:table-cell office:value-type="float" office:value="0.00411613">
                <text:p>0.00411613</text:p>
              </table:table-cell>
              <table:table-cell office:value-type="float" office:value="0.00251342">
                <text:p>0.00251342</text:p>
              </table:table-cell>
              <table:table-cell office:value-type="float" office:value="0.00190273">
                <text:p>0.001902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0.302792">
                <text:p>0.302792</text:p>
              </table:table-cell>
              <table:table-cell office:value-type="float" office:value="0.0327881">
                <text:p>0.0327881</text:p>
              </table:table-cell>
              <table:table-cell office:value-type="float" office:value="0.000605162">
                <text:p>0.000605162</text:p>
              </table:table-cell>
              <table:table-cell office:value-type="float" office:value="0.12141">
                <text:p>0.12141</text:p>
              </table:table-cell>
              <table:table-cell office:value-type="float" office:value="0.0268138">
                <text:p>0.0268138</text:p>
              </table:table-cell>
              <table:table-cell office:value-type="float" office:value="0.00415205">
                <text:p>0.00415205</text:p>
              </table:table-cell>
              <table:table-cell office:value-type="float" office:value="0.00252723">
                <text:p>0.00252723</text:p>
              </table:table-cell>
              <table:table-cell office:value-type="float" office:value="0.00187983">
                <text:p>0.001879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0.303761">
                <text:p>0.303761</text:p>
              </table:table-cell>
              <table:table-cell office:value-type="float" office:value="0.0317436">
                <text:p>0.0317436</text:p>
              </table:table-cell>
              <table:table-cell office:value-type="float" office:value="0.000555817">
                <text:p>0.000555817</text:p>
              </table:table-cell>
              <table:table-cell office:value-type="float" office:value="0.117247">
                <text:p>0.117247</text:p>
              </table:table-cell>
              <table:table-cell office:value-type="float" office:value="0.0272232">
                <text:p>0.0272232</text:p>
              </table:table-cell>
              <table:table-cell office:value-type="float" office:value="0.00416942">
                <text:p>0.00416942</text:p>
              </table:table-cell>
              <table:table-cell office:value-type="float" office:value="0.00254776">
                <text:p>0.00254776</text:p>
              </table:table-cell>
              <table:table-cell office:value-type="float" office:value="0.00183799">
                <text:p>0.001837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0.32964">
                <text:p>0.32964</text:p>
              </table:table-cell>
              <table:table-cell office:value-type="float" office:value="0.0321786">
                <text:p>0.0321786</text:p>
              </table:table-cell>
              <table:table-cell office:value-type="float" office:value="0.000585424">
                <text:p>0.000585424</text:p>
              </table:table-cell>
              <table:table-cell office:value-type="float" office:value="0.118911">
                <text:p>0.118911</text:p>
              </table:table-cell>
              <table:table-cell office:value-type="float" office:value="0.0248574">
                <text:p>0.0248574</text:p>
              </table:table-cell>
              <table:table-cell office:value-type="float" office:value="0.00420416">
                <text:p>0.00420416</text:p>
              </table:table-cell>
              <table:table-cell office:value-type="float" office:value="0.0025821">
                <text:p>0.0025821</text:p>
              </table:table-cell>
              <table:table-cell office:value-type="float" office:value="0.00180364">
                <text:p>0.00180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0.332404">
                <text:p>0.332404</text:p>
              </table:table-cell>
              <table:table-cell office:value-type="float" office:value="0.0327403">
                <text:p>0.0327403</text:p>
              </table:table-cell>
              <table:table-cell office:value-type="float" office:value="0.000597267">
                <text:p>0.000597267</text:p>
              </table:table-cell>
              <table:table-cell office:value-type="float" office:value="0.117795">
                <text:p>0.117795</text:p>
              </table:table-cell>
              <table:table-cell office:value-type="float" office:value="0.0255356">
                <text:p>0.0255356</text:p>
              </table:table-cell>
              <table:table-cell office:value-type="float" office:value="0.00421284">
                <text:p>0.00421284</text:p>
              </table:table-cell>
              <table:table-cell office:value-type="float" office:value="0.00259237">
                <text:p>0.00259237</text:p>
              </table:table-cell>
              <table:table-cell office:value-type="float" office:value="0.00182812">
                <text:p>0.001828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0.326545">
                <text:p>0.326545</text:p>
              </table:table-cell>
              <table:table-cell office:value-type="float" office:value="0.0324198">
                <text:p>0.0324198</text:p>
              </table:table-cell>
              <table:table-cell office:value-type="float" office:value="0.000840437">
                <text:p>0.000840437</text:p>
              </table:table-cell>
              <table:table-cell office:value-type="float" office:value="0.123479">
                <text:p>0.123479</text:p>
              </table:table-cell>
              <table:table-cell office:value-type="float" office:value="0.0274905">
                <text:p>0.0274905</text:p>
              </table:table-cell>
              <table:table-cell office:value-type="float" office:value="0.00423377">
                <text:p>0.00423377</text:p>
              </table:table-cell>
              <table:table-cell office:value-type="float" office:value="0.00266777">
                <text:p>0.00266777</text:p>
              </table:table-cell>
              <table:table-cell office:value-type="float" office:value="0.00182338">
                <text:p>0.001823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0.3086">
                <text:p>0.3086</text:p>
              </table:table-cell>
              <table:table-cell office:value-type="float" office:value="0.033036">
                <text:p>0.033036</text:p>
              </table:table-cell>
              <table:table-cell office:value-type="float" office:value="0.000766617">
                <text:p>0.000766617</text:p>
              </table:table-cell>
              <table:table-cell office:value-type="float" office:value="0.113654">
                <text:p>0.113654</text:p>
              </table:table-cell>
              <table:table-cell office:value-type="float" office:value="0.025508">
                <text:p>0.025508</text:p>
              </table:table-cell>
              <table:table-cell office:value-type="float" office:value="0.00582108">
                <text:p>0.00582108</text:p>
              </table:table-cell>
              <table:table-cell office:value-type="float" office:value="0.00261803">
                <text:p>0.00261803</text:p>
              </table:table-cell>
              <table:table-cell office:value-type="float" office:value="0.00178391">
                <text:p>0.001783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0.32563">
                <text:p>0.32563</text:p>
              </table:table-cell>
              <table:table-cell office:value-type="float" office:value="0.0338776">
                <text:p>0.0338776</text:p>
              </table:table-cell>
              <table:table-cell office:value-type="float" office:value="0.000872018">
                <text:p>0.000872018</text:p>
              </table:table-cell>
              <table:table-cell office:value-type="float" office:value="0.118307">
                <text:p>0.118307</text:p>
              </table:table-cell>
              <table:table-cell office:value-type="float" office:value="0.0257006">
                <text:p>0.0257006</text:p>
              </table:table-cell>
              <table:table-cell office:value-type="float" office:value="0.00444022">
                <text:p>0.00444022</text:p>
              </table:table-cell>
              <table:table-cell office:value-type="float" office:value="0.00263737">
                <text:p>0.00263737</text:p>
              </table:table-cell>
              <table:table-cell office:value-type="float" office:value="0.00178351">
                <text:p>0.001783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0.30965">
                <text:p>0.30965</text:p>
              </table:table-cell>
              <table:table-cell office:value-type="float" office:value="0.0399849">
                <text:p>0.0399849</text:p>
              </table:table-cell>
              <table:table-cell office:value-type="float" office:value="0.000747274">
                <text:p>0.000747274</text:p>
              </table:table-cell>
              <table:table-cell office:value-type="float" office:value="0.115282">
                <text:p>0.115282</text:p>
              </table:table-cell>
              <table:table-cell office:value-type="float" office:value="0.0258151">
                <text:p>0.0258151</text:p>
              </table:table-cell>
              <table:table-cell office:value-type="float" office:value="0.00434351">
                <text:p>0.00434351</text:p>
              </table:table-cell>
              <table:table-cell office:value-type="float" office:value="0.00264803">
                <text:p>0.00264803</text:p>
              </table:table-cell>
              <table:table-cell office:value-type="float" office:value="0.00177601">
                <text:p>0.001776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0.344602">
                <text:p>0.344602</text:p>
              </table:table-cell>
              <table:table-cell office:value-type="float" office:value="0.0336562">
                <text:p>0.0336562</text:p>
              </table:table-cell>
              <table:table-cell office:value-type="float" office:value="0.00075517">
                <text:p>0.00075517</text:p>
              </table:table-cell>
              <table:table-cell office:value-type="float" office:value="0.119472">
                <text:p>0.119472</text:p>
              </table:table-cell>
              <table:table-cell office:value-type="float" office:value="0.0267152">
                <text:p>0.0267152</text:p>
              </table:table-cell>
              <table:table-cell office:value-type="float" office:value="0.00471576">
                <text:p>0.00471576</text:p>
              </table:table-cell>
              <table:table-cell office:value-type="float" office:value="0.0026504">
                <text:p>0.0026504</text:p>
              </table:table-cell>
              <table:table-cell office:value-type="float" office:value="0.00178667">
                <text:p>0.00178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0.332845">
                <text:p>0.332845</text:p>
              </table:table-cell>
              <table:table-cell office:value-type="float" office:value="0.0337095">
                <text:p>0.0337095</text:p>
              </table:table-cell>
              <table:table-cell office:value-type="float" office:value="0.000675823">
                <text:p>0.000675823</text:p>
              </table:table-cell>
              <table:table-cell office:value-type="float" office:value="0.113291">
                <text:p>0.113291</text:p>
              </table:table-cell>
              <table:table-cell office:value-type="float" office:value="0.0257255">
                <text:p>0.0257255</text:p>
              </table:table-cell>
              <table:table-cell office:value-type="float" office:value="0.00435969">
                <text:p>0.00435969</text:p>
              </table:table-cell>
              <table:table-cell office:value-type="float" office:value="0.00269106">
                <text:p>0.00269106</text:p>
              </table:table-cell>
              <table:table-cell office:value-type="float" office:value="0.00175509">
                <text:p>0.001755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0.319906">
                <text:p>0.319906</text:p>
              </table:table-cell>
              <table:table-cell office:value-type="float" office:value="0.0344113">
                <text:p>0.0344113</text:p>
              </table:table-cell>
              <table:table-cell office:value-type="float" office:value="0.000723194">
                <text:p>0.000723194</text:p>
              </table:table-cell>
              <table:table-cell office:value-type="float" office:value="0.117046">
                <text:p>0.117046</text:p>
              </table:table-cell>
              <table:table-cell office:value-type="float" office:value="0.0253655">
                <text:p>0.0253655</text:p>
              </table:table-cell>
              <table:table-cell office:value-type="float" office:value="0.00440312">
                <text:p>0.00440312</text:p>
              </table:table-cell>
              <table:table-cell office:value-type="float" office:value="0.00270566">
                <text:p>0.00270566</text:p>
              </table:table-cell>
              <table:table-cell office:value-type="float" office:value="0.00172153">
                <text:p>0.001721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0.321866">
                <text:p>0.321866</text:p>
              </table:table-cell>
              <table:table-cell office:value-type="float" office:value="0.034193">
                <text:p>0.034193</text:p>
              </table:table-cell>
              <table:table-cell office:value-type="float" office:value="0.000751617">
                <text:p>0.000751617</text:p>
              </table:table-cell>
              <table:table-cell office:value-type="float" office:value="0.114073">
                <text:p>0.114073</text:p>
              </table:table-cell>
              <table:table-cell office:value-type="float" office:value="0.0254926">
                <text:p>0.0254926</text:p>
              </table:table-cell>
              <table:table-cell office:value-type="float" office:value="0.00446825">
                <text:p>0.00446825</text:p>
              </table:table-cell>
              <table:table-cell office:value-type="float" office:value="0.00275935">
                <text:p>0.00275935</text:p>
              </table:table-cell>
              <table:table-cell office:value-type="float" office:value="0.00175509">
                <text:p>0.001755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0.328817">
                <text:p>0.328817</text:p>
              </table:table-cell>
              <table:table-cell office:value-type="float" office:value="0.0349135">
                <text:p>0.0349135</text:p>
              </table:table-cell>
              <table:table-cell office:value-type="float" office:value="0.000695561">
                <text:p>0.000695561</text:p>
              </table:table-cell>
              <table:table-cell office:value-type="float" office:value="0.115177">
                <text:p>0.115177</text:p>
              </table:table-cell>
              <table:table-cell office:value-type="float" office:value="0.0256797">
                <text:p>0.0256797</text:p>
              </table:table-cell>
              <table:table-cell office:value-type="float" office:value="0.00446193">
                <text:p>0.00446193</text:p>
              </table:table-cell>
              <table:table-cell office:value-type="float" office:value="0.00273961">
                <text:p>0.00273961</text:p>
              </table:table-cell>
              <table:table-cell office:value-type="float" office:value="0.00173969">
                <text:p>0.001739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0.332399">
                <text:p>0.332399</text:p>
              </table:table-cell>
              <table:table-cell office:value-type="float" office:value="0.0360239">
                <text:p>0.0360239</text:p>
              </table:table-cell>
              <table:table-cell office:value-type="float" office:value="0.000642269">
                <text:p>0.000642269</text:p>
              </table:table-cell>
              <table:table-cell office:value-type="float" office:value="0.114487">
                <text:p>0.114487</text:p>
              </table:table-cell>
              <table:table-cell office:value-type="float" office:value="0.0255842">
                <text:p>0.0255842</text:p>
              </table:table-cell>
              <table:table-cell office:value-type="float" office:value="0.00444693">
                <text:p>0.00444693</text:p>
              </table:table-cell>
              <table:table-cell office:value-type="float" office:value="0.00278501">
                <text:p>0.00278501</text:p>
              </table:table-cell>
              <table:table-cell office:value-type="float" office:value="0.00170101">
                <text:p>0.001701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0.331255">
                <text:p>0.331255</text:p>
              </table:table-cell>
              <table:table-cell office:value-type="float" office:value="0.0349241">
                <text:p>0.0349241</text:p>
              </table:table-cell>
              <table:table-cell office:value-type="float" office:value="0.000704641">
                <text:p>0.000704641</text:p>
              </table:table-cell>
              <table:table-cell office:value-type="float" office:value="0.118115">
                <text:p>0.118115</text:p>
              </table:table-cell>
              <table:table-cell office:value-type="float" office:value="0.0265355">
                <text:p>0.0265355</text:p>
              </table:table-cell>
              <table:table-cell office:value-type="float" office:value="0.00447299">
                <text:p>0.00447299</text:p>
              </table:table-cell>
              <table:table-cell office:value-type="float" office:value="0.00277317">
                <text:p>0.00277317</text:p>
              </table:table-cell>
              <table:table-cell office:value-type="float" office:value="0.0017243">
                <text:p>0.00172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0.33084">
                <text:p>0.33084</text:p>
              </table:table-cell>
              <table:table-cell office:value-type="float" office:value="0.0353015">
                <text:p>0.0353015</text:p>
              </table:table-cell>
              <table:table-cell office:value-type="float" office:value="0.000636348">
                <text:p>0.000636348</text:p>
              </table:table-cell>
              <table:table-cell office:value-type="float" office:value="0.118236">
                <text:p>0.118236</text:p>
              </table:table-cell>
              <table:table-cell office:value-type="float" office:value="0.0258968">
                <text:p>0.0258968</text:p>
              </table:table-cell>
              <table:table-cell office:value-type="float" office:value="0.00449628">
                <text:p>0.00449628</text:p>
              </table:table-cell>
              <table:table-cell office:value-type="float" office:value="0.00278264">
                <text:p>0.00278264</text:p>
              </table:table-cell>
              <table:table-cell office:value-type="float" office:value="0.00168877">
                <text:p>0.001688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0.337321">
                <text:p>0.337321</text:p>
              </table:table-cell>
              <table:table-cell office:value-type="float" office:value="0.0352068">
                <text:p>0.0352068</text:p>
              </table:table-cell>
              <table:table-cell office:value-type="float" office:value="0.00061582">
                <text:p>0.00061582</text:p>
              </table:table-cell>
              <table:table-cell office:value-type="float" office:value="0.114061">
                <text:p>0.114061</text:p>
              </table:table-cell>
              <table:table-cell office:value-type="float" office:value="0.0256406">
                <text:p>0.0256406</text:p>
              </table:table-cell>
              <table:table-cell office:value-type="float" office:value="0.00520645">
                <text:p>0.00520645</text:p>
              </table:table-cell>
              <table:table-cell office:value-type="float" office:value="0.00280277">
                <text:p>0.00280277</text:p>
              </table:table-cell>
              <table:table-cell office:value-type="float" office:value="0.00164811">
                <text:p>0.001648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0.335941">
                <text:p>0.335941</text:p>
              </table:table-cell>
              <table:table-cell office:value-type="float" office:value="0.0357705">
                <text:p>0.0357705</text:p>
              </table:table-cell>
              <table:table-cell office:value-type="float" office:value="0.000587398">
                <text:p>0.000587398</text:p>
              </table:table-cell>
              <table:table-cell office:value-type="float" office:value="0.11465">
                <text:p>0.11465</text:p>
              </table:table-cell>
              <table:table-cell office:value-type="float" office:value="0.0262442">
                <text:p>0.0262442</text:p>
              </table:table-cell>
              <table:table-cell office:value-type="float" office:value="0.00476313">
                <text:p>0.00476313</text:p>
              </table:table-cell>
              <table:table-cell office:value-type="float" office:value="0.00282527">
                <text:p>0.00282527</text:p>
              </table:table-cell>
              <table:table-cell office:value-type="float" office:value="0.00165679">
                <text:p>0.001656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0.331809">
                <text:p>0.331809</text:p>
              </table:table-cell>
              <table:table-cell office:value-type="float" office:value="0.0364601">
                <text:p>0.0364601</text:p>
              </table:table-cell>
              <table:table-cell office:value-type="float" office:value="0.0006249">
                <text:p>0.0006249</text:p>
              </table:table-cell>
              <table:table-cell office:value-type="float" office:value="0.113256">
                <text:p>0.113256</text:p>
              </table:table-cell>
              <table:table-cell office:value-type="float" office:value="0.0254977">
                <text:p>0.0254977</text:p>
              </table:table-cell>
              <table:table-cell office:value-type="float" office:value="0.00460681">
                <text:p>0.00460681</text:p>
              </table:table-cell>
              <table:table-cell office:value-type="float" office:value="0.00284383">
                <text:p>0.00284383</text:p>
              </table:table-cell>
              <table:table-cell office:value-type="float" office:value="0.00165403">
                <text:p>0.001654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0.341041">
                <text:p>0.341041</text:p>
              </table:table-cell>
              <table:table-cell office:value-type="float" office:value="0.038139">
                <text:p>0.038139</text:p>
              </table:table-cell>
              <table:table-cell office:value-type="float" office:value="0.000631216">
                <text:p>0.000631216</text:p>
              </table:table-cell>
              <table:table-cell office:value-type="float" office:value="0.123916">
                <text:p>0.123916</text:p>
              </table:table-cell>
              <table:table-cell office:value-type="float" office:value="0.0264637">
                <text:p>0.0264637</text:p>
              </table:table-cell>
              <table:table-cell office:value-type="float" office:value="0.00580213">
                <text:p>0.00580213</text:p>
              </table:table-cell>
              <table:table-cell office:value-type="float" office:value="0.00285054">
                <text:p>0.00285054</text:p>
              </table:table-cell>
              <table:table-cell office:value-type="float" office:value="0.00163548">
                <text:p>0.001635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0.336371">
                <text:p>0.336371</text:p>
              </table:table-cell>
              <table:table-cell office:value-type="float" office:value="0.0368028">
                <text:p>0.0368028</text:p>
              </table:table-cell>
              <table:table-cell office:value-type="float" office:value="0.000578713">
                <text:p>0.000578713</text:p>
              </table:table-cell>
              <table:table-cell office:value-type="float" office:value="0.11733">
                <text:p>0.11733</text:p>
              </table:table-cell>
              <table:table-cell office:value-type="float" office:value="0.0263101">
                <text:p>0.0263101</text:p>
              </table:table-cell>
              <table:table-cell office:value-type="float" office:value="0.00471458">
                <text:p>0.00471458</text:p>
              </table:table-cell>
              <table:table-cell office:value-type="float" office:value="0.00286435">
                <text:p>0.00286435</text:p>
              </table:table-cell>
              <table:table-cell office:value-type="float" office:value="0.00163548">
                <text:p>0.001635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0.331073">
                <text:p>0.331073</text:p>
              </table:table-cell>
              <table:table-cell office:value-type="float" office:value="0.0370566">
                <text:p>0.0370566</text:p>
              </table:table-cell>
              <table:table-cell office:value-type="float" office:value="0.00067385">
                <text:p>0.00067385</text:p>
              </table:table-cell>
              <table:table-cell office:value-type="float" office:value="0.11496">
                <text:p>0.11496</text:p>
              </table:table-cell>
              <table:table-cell office:value-type="float" office:value="0.0255763">
                <text:p>0.0255763</text:p>
              </table:table-cell>
              <table:table-cell office:value-type="float" office:value="0.00465971">
                <text:p>0.00465971</text:p>
              </table:table-cell>
              <table:table-cell office:value-type="float" office:value="0.00289633">
                <text:p>0.00289633</text:p>
              </table:table-cell>
              <table:table-cell office:value-type="float" office:value="0.00160903">
                <text:p>0.001609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0.336947">
                <text:p>0.336947</text:p>
              </table:table-cell>
              <table:table-cell office:value-type="float" office:value="0.0369579">
                <text:p>0.0369579</text:p>
              </table:table-cell>
              <table:table-cell office:value-type="float" office:value="0.000631216">
                <text:p>0.000631216</text:p>
              </table:table-cell>
              <table:table-cell office:value-type="float" office:value="0.114545">
                <text:p>0.114545</text:p>
              </table:table-cell>
              <table:table-cell office:value-type="float" office:value="0.0254804">
                <text:p>0.0254804</text:p>
              </table:table-cell>
              <table:table-cell office:value-type="float" office:value="0.00467629">
                <text:p>0.00467629</text:p>
              </table:table-cell>
              <table:table-cell office:value-type="float" office:value="0.00366058">
                <text:p>0.00366058</text:p>
              </table:table-cell>
              <table:table-cell office:value-type="float" office:value="0.00162679">
                <text:p>0.00162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0.332001">
                <text:p>0.332001</text:p>
              </table:table-cell>
              <table:table-cell office:value-type="float" office:value="0.0374841">
                <text:p>0.0374841</text:p>
              </table:table-cell>
              <table:table-cell office:value-type="float" office:value="0.000686482">
                <text:p>0.000686482</text:p>
              </table:table-cell>
              <table:table-cell office:value-type="float" office:value="0.117156">
                <text:p>0.117156</text:p>
              </table:table-cell>
              <table:table-cell office:value-type="float" office:value="0.0270152">
                <text:p>0.0270152</text:p>
              </table:table-cell>
              <table:table-cell office:value-type="float" office:value="0.00464589">
                <text:p>0.00464589</text:p>
              </table:table-cell>
              <table:table-cell office:value-type="float" office:value="0.00308423">
                <text:p>0.00308423</text:p>
              </table:table-cell>
              <table:table-cell office:value-type="float" office:value="0.00161811">
                <text:p>0.001618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0.341451">
                <text:p>0.341451</text:p>
              </table:table-cell>
              <table:table-cell office:value-type="float" office:value="0.043516">
                <text:p>0.043516</text:p>
              </table:table-cell>
              <table:table-cell office:value-type="float" office:value="0.000639901">
                <text:p>0.000639901</text:p>
              </table:table-cell>
              <table:table-cell office:value-type="float" office:value="0.111097">
                <text:p>0.111097</text:p>
              </table:table-cell>
              <table:table-cell office:value-type="float" office:value="0.0257038">
                <text:p>0.0257038</text:p>
              </table:table-cell>
              <table:table-cell office:value-type="float" office:value="0.00469997">
                <text:p>0.00469997</text:p>
              </table:table-cell>
              <table:table-cell office:value-type="float" office:value="0.00295633">
                <text:p>0.00295633</text:p>
              </table:table-cell>
              <table:table-cell office:value-type="float" office:value="0.00157153">
                <text:p>0.001571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0.344681">
                <text:p>0.344681</text:p>
              </table:table-cell>
              <table:table-cell office:value-type="float" office:value="0.0395799">
                <text:p>0.0395799</text:p>
              </table:table-cell>
              <table:table-cell office:value-type="float" office:value="0.000629637">
                <text:p>0.000629637</text:p>
              </table:table-cell>
              <table:table-cell office:value-type="float" office:value="0.114082">
                <text:p>0.114082</text:p>
              </table:table-cell>
              <table:table-cell office:value-type="float" office:value="0.0253714">
                <text:p>0.0253714</text:p>
              </table:table-cell>
              <table:table-cell office:value-type="float" office:value="0.00474498">
                <text:p>0.00474498</text:p>
              </table:table-cell>
              <table:table-cell office:value-type="float" office:value="0.00295633">
                <text:p>0.00295633</text:p>
              </table:table-cell>
              <table:table-cell office:value-type="float" office:value="0.00157942">
                <text:p>0.001579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0.348636">
                <text:p>0.348636</text:p>
              </table:table-cell>
              <table:table-cell office:value-type="float" office:value="0.0374024">
                <text:p>0.0374024</text:p>
              </table:table-cell>
              <table:table-cell office:value-type="float" office:value="0.000613057">
                <text:p>0.000613057</text:p>
              </table:table-cell>
              <table:table-cell office:value-type="float" office:value="0.115779">
                <text:p>0.115779</text:p>
              </table:table-cell>
              <table:table-cell office:value-type="float" office:value="0.0259785">
                <text:p>0.0259785</text:p>
              </table:table-cell>
              <table:table-cell office:value-type="float" office:value="0.00473116">
                <text:p>0.00473116</text:p>
              </table:table-cell>
              <table:table-cell office:value-type="float" office:value="0.00312331">
                <text:p>0.00312331</text:p>
              </table:table-cell>
              <table:table-cell office:value-type="float" office:value="0.00158179">
                <text:p>0.00158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0.350802">
                <text:p>0.350802</text:p>
              </table:table-cell>
              <table:table-cell office:value-type="float" office:value="0.0379476">
                <text:p>0.0379476</text:p>
              </table:table-cell>
              <table:table-cell office:value-type="float" office:value="0.000663191">
                <text:p>0.000663191</text:p>
              </table:table-cell>
              <table:table-cell office:value-type="float" office:value="0.116183">
                <text:p>0.116183</text:p>
              </table:table-cell>
              <table:table-cell office:value-type="float" office:value="0.0260512">
                <text:p>0.0260512</text:p>
              </table:table-cell>
              <table:table-cell office:value-type="float" office:value="0.00475169">
                <text:p>0.00475169</text:p>
              </table:table-cell>
              <table:table-cell office:value-type="float" office:value="0.00404507">
                <text:p>0.00404507</text:p>
              </table:table-cell>
              <table:table-cell office:value-type="float" office:value="0.00160784">
                <text:p>0.001607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0.356385">
                <text:p>0.356385</text:p>
              </table:table-cell>
              <table:table-cell office:value-type="float" office:value="0.0383356">
                <text:p>0.0383356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116909">
                <text:p>0.116909</text:p>
              </table:table-cell>
              <table:table-cell office:value-type="float" office:value="0.0255972">
                <text:p>0.0255972</text:p>
              </table:table-cell>
              <table:table-cell office:value-type="float" office:value="0.00478248">
                <text:p>0.00478248</text:p>
              </table:table-cell>
              <table:table-cell office:value-type="float" office:value="0.00312134">
                <text:p>0.00312134</text:p>
              </table:table-cell>
              <table:table-cell office:value-type="float" office:value="0.00160271">
                <text:p>0.001602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0.354254">
                <text:p>0.354254</text:p>
              </table:table-cell>
              <table:table-cell office:value-type="float" office:value="0.0383881">
                <text:p>0.0383881</text:p>
              </table:table-cell>
              <table:table-cell office:value-type="float" office:value="0.00060832">
                <text:p>0.00060832</text:p>
              </table:table-cell>
              <table:table-cell office:value-type="float" office:value="0.118744">
                <text:p>0.118744</text:p>
              </table:table-cell>
              <table:table-cell office:value-type="float" office:value="0.0262884">
                <text:p>0.0262884</text:p>
              </table:table-cell>
              <table:table-cell office:value-type="float" office:value="0.00496643">
                <text:p>0.00496643</text:p>
              </table:table-cell>
              <table:table-cell office:value-type="float" office:value="0.00303765">
                <text:p>0.00303765</text:p>
              </table:table-cell>
              <table:table-cell office:value-type="float" office:value="0.00160192">
                <text:p>0.001601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0.358374">
                <text:p>0.358374</text:p>
              </table:table-cell>
              <table:table-cell office:value-type="float" office:value="0.0420751">
                <text:p>0.0420751</text:p>
              </table:table-cell>
              <table:table-cell office:value-type="float" office:value="0.000576345">
                <text:p>0.000576345</text:p>
              </table:table-cell>
              <table:table-cell office:value-type="float" office:value="0.119325">
                <text:p>0.119325</text:p>
              </table:table-cell>
              <table:table-cell office:value-type="float" office:value="0.026187">
                <text:p>0.026187</text:p>
              </table:table-cell>
              <table:table-cell office:value-type="float" office:value="0.00503394">
                <text:p>0.00503394</text:p>
              </table:table-cell>
              <table:table-cell office:value-type="float" office:value="0.00306568">
                <text:p>0.00306568</text:p>
              </table:table-cell>
              <table:table-cell office:value-type="float" office:value="0.00158021">
                <text:p>0.00158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0.363648">
                <text:p>0.363648</text:p>
              </table:table-cell>
              <table:table-cell office:value-type="float" office:value="0.0387319">
                <text:p>0.0387319</text:p>
              </table:table-cell>
              <table:table-cell office:value-type="float" office:value="0.000592135">
                <text:p>0.000592135</text:p>
              </table:table-cell>
              <table:table-cell office:value-type="float" office:value="0.118761">
                <text:p>0.118761</text:p>
              </table:table-cell>
              <table:table-cell office:value-type="float" office:value="0.0265174">
                <text:p>0.0265174</text:p>
              </table:table-cell>
              <table:table-cell office:value-type="float" office:value="0.00484998">
                <text:p>0.00484998</text:p>
              </table:table-cell>
              <table:table-cell office:value-type="float" office:value="0.00310081">
                <text:p>0.00310081</text:p>
              </table:table-cell>
              <table:table-cell office:value-type="float" office:value="0.0017239">
                <text:p>0.00172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0.364186">
                <text:p>0.364186</text:p>
              </table:table-cell>
              <table:table-cell office:value-type="float" office:value="0.0396387">
                <text:p>0.0396387</text:p>
              </table:table-cell>
              <table:table-cell office:value-type="float" office:value="0.000601214">
                <text:p>0.000601214</text:p>
              </table:table-cell>
              <table:table-cell office:value-type="float" office:value="0.11702">
                <text:p>0.11702</text:p>
              </table:table-cell>
              <table:table-cell office:value-type="float" office:value="0.0257847">
                <text:p>0.0257847</text:p>
              </table:table-cell>
              <table:table-cell office:value-type="float" office:value="0.00487525">
                <text:p>0.00487525</text:p>
              </table:table-cell>
              <table:table-cell office:value-type="float" office:value="0.00309252">
                <text:p>0.00309252</text:p>
              </table:table-cell>
              <table:table-cell office:value-type="float" office:value="0.00175667">
                <text:p>0.00175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0.386085">
                <text:p>0.386085</text:p>
              </table:table-cell>
              <table:table-cell office:value-type="float" office:value="0.0403224">
                <text:p>0.0403224</text:p>
              </table:table-cell>
              <table:table-cell office:value-type="float" office:value="0.000577924">
                <text:p>0.000577924</text:p>
              </table:table-cell>
              <table:table-cell office:value-type="float" office:value="0.114914">
                <text:p>0.114914</text:p>
              </table:table-cell>
              <table:table-cell office:value-type="float" office:value="0.0315505">
                <text:p>0.0315505</text:p>
              </table:table-cell>
              <table:table-cell office:value-type="float" office:value="0.00489577">
                <text:p>0.00489577</text:p>
              </table:table-cell>
              <table:table-cell office:value-type="float" office:value="0.00312726">
                <text:p>0.00312726</text:p>
              </table:table-cell>
              <table:table-cell office:value-type="float" office:value="0.00158653">
                <text:p>0.001586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0.372249">
                <text:p>0.372249</text:p>
              </table:table-cell>
              <table:table-cell office:value-type="float" office:value="0.0399517">
                <text:p>0.0399517</text:p>
              </table:table-cell>
              <table:table-cell office:value-type="float" office:value="0.000636348">
                <text:p>0.000636348</text:p>
              </table:table-cell>
              <table:table-cell office:value-type="float" office:value="0.114167">
                <text:p>0.114167</text:p>
              </table:table-cell>
              <table:table-cell office:value-type="float" office:value="0.026513">
                <text:p>0.026513</text:p>
              </table:table-cell>
              <table:table-cell office:value-type="float" office:value="0.00494433">
                <text:p>0.00494433</text:p>
              </table:table-cell>
              <table:table-cell office:value-type="float" office:value="0.00314345">
                <text:p>0.00314345</text:p>
              </table:table-cell>
              <table:table-cell office:value-type="float" office:value="0.00156561">
                <text:p>0.001565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0.361335">
                <text:p>0.361335</text:p>
              </table:table-cell>
              <table:table-cell office:value-type="float" office:value="0.0403666">
                <text:p>0.0403666</text:p>
              </table:table-cell>
              <table:table-cell office:value-type="float" office:value="0.000645427">
                <text:p>0.000645427</text:p>
              </table:table-cell>
              <table:table-cell office:value-type="float" office:value="0.115924">
                <text:p>0.115924</text:p>
              </table:table-cell>
              <table:table-cell office:value-type="float" office:value="0.0260263">
                <text:p>0.0260263</text:p>
              </table:table-cell>
              <table:table-cell office:value-type="float" office:value="0.00494551">
                <text:p>0.00494551</text:p>
              </table:table-cell>
              <table:table-cell office:value-type="float" office:value="0.00312963">
                <text:p>0.00312963</text:p>
              </table:table-cell>
              <table:table-cell office:value-type="float" office:value="0.00157745">
                <text:p>0.001577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0.363399">
                <text:p>0.363399</text:p>
              </table:table-cell>
              <table:table-cell office:value-type="float" office:value="0.039679">
                <text:p>0.039679</text:p>
              </table:table-cell>
              <table:table-cell office:value-type="float" office:value="0.000603188">
                <text:p>0.000603188</text:p>
              </table:table-cell>
              <table:table-cell office:value-type="float" office:value="0.11442">
                <text:p>0.11442</text:p>
              </table:table-cell>
              <table:table-cell office:value-type="float" office:value="0.0253643">
                <text:p>0.0253643</text:p>
              </table:table-cell>
              <table:table-cell office:value-type="float" office:value="0.00498222">
                <text:p>0.00498222</text:p>
              </table:table-cell>
              <table:table-cell office:value-type="float" office:value="0.00315647">
                <text:p>0.00315647</text:p>
              </table:table-cell>
              <table:table-cell office:value-type="float" office:value="0.00157271">
                <text:p>0.001572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0.370116">
                <text:p>0.370116</text:p>
              </table:table-cell>
              <table:table-cell office:value-type="float" office:value="0.0403145">
                <text:p>0.0403145</text:p>
              </table:table-cell>
              <table:table-cell office:value-type="float" office:value="0.000669507">
                <text:p>0.000669507</text:p>
              </table:table-cell>
              <table:table-cell office:value-type="float" office:value="0.120945">
                <text:p>0.120945</text:p>
              </table:table-cell>
              <table:table-cell office:value-type="float" office:value="0.025433">
                <text:p>0.025433</text:p>
              </table:table-cell>
              <table:table-cell office:value-type="float" office:value="0.00499012">
                <text:p>0.00499012</text:p>
              </table:table-cell>
              <table:table-cell office:value-type="float" office:value="0.00319279">
                <text:p>0.00319279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0.362543">
                <text:p>0.362543</text:p>
              </table:table-cell>
              <table:table-cell office:value-type="float" office:value="0.0410961">
                <text:p>0.0410961</text:p>
              </table:table-cell>
              <table:table-cell office:value-type="float" office:value="0.000639901">
                <text:p>0.000639901</text:p>
              </table:table-cell>
              <table:table-cell office:value-type="float" office:value="0.119042">
                <text:p>0.119042</text:p>
              </table:table-cell>
              <table:table-cell office:value-type="float" office:value="0.0261945">
                <text:p>0.0261945</text:p>
              </table:table-cell>
              <table:table-cell office:value-type="float" office:value="0.00500591">
                <text:p>0.00500591</text:p>
              </table:table-cell>
              <table:table-cell office:value-type="float" office:value="0.00317503">
                <text:p>0.00317503</text:p>
              </table:table-cell>
              <table:table-cell office:value-type="float" office:value="0.00157192">
                <text:p>0.001571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0.374578">
                <text:p>0.374578</text:p>
              </table:table-cell>
              <table:table-cell office:value-type="float" office:value="0.0411135">
                <text:p>0.0411135</text:p>
              </table:table-cell>
              <table:table-cell office:value-type="float" office:value="0.000715694">
                <text:p>0.000715694</text:p>
              </table:table-cell>
              <table:table-cell office:value-type="float" office:value="0.114322">
                <text:p>0.114322</text:p>
              </table:table-cell>
              <table:table-cell office:value-type="float" office:value="0.0251306">
                <text:p>0.0251306</text:p>
              </table:table-cell>
              <table:table-cell office:value-type="float" office:value="0.00501696">
                <text:p>0.00501696</text:p>
              </table:table-cell>
              <table:table-cell office:value-type="float" office:value="0.00322477">
                <text:p>0.00322477</text:p>
              </table:table-cell>
              <table:table-cell office:value-type="float" office:value="0.00157666">
                <text:p>0.001576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0.371233">
                <text:p>0.371233</text:p>
              </table:table-cell>
              <table:table-cell office:value-type="float" office:value="0.0423503">
                <text:p>0.0423503</text:p>
              </table:table-cell>
              <table:table-cell office:value-type="float" office:value="0.000645427">
                <text:p>0.000645427</text:p>
              </table:table-cell>
              <table:table-cell office:value-type="float" office:value="0.120785">
                <text:p>0.120785</text:p>
              </table:table-cell>
              <table:table-cell office:value-type="float" office:value="0.0259422">
                <text:p>0.0259422</text:p>
              </table:table-cell>
              <table:table-cell office:value-type="float" office:value="0.00503907">
                <text:p>0.00503907</text:p>
              </table:table-cell>
              <table:table-cell office:value-type="float" office:value="0.00323582">
                <text:p>0.00323582</text:p>
              </table:table-cell>
              <table:table-cell office:value-type="float" office:value="0.00160153">
                <text:p>0.001601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0.0412051">
                <text:p>0.0412051</text:p>
              </table:table-cell>
              <table:table-cell office:value-type="float" office:value="0.000684903">
                <text:p>0.000684903</text:p>
              </table:table-cell>
              <table:table-cell office:value-type="float" office:value="0.110855">
                <text:p>0.110855</text:p>
              </table:table-cell>
              <table:table-cell office:value-type="float" office:value="0.0256505">
                <text:p>0.0256505</text:p>
              </table:table-cell>
              <table:table-cell office:value-type="float" office:value="0.00502723">
                <text:p>0.00502723</text:p>
              </table:table-cell>
              <table:table-cell office:value-type="float" office:value="0.0032674">
                <text:p>0.0032674</text:p>
              </table:table-cell>
              <table:table-cell office:value-type="float" office:value="0.00163429">
                <text:p>0.001634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4123">
                <text:p>0.04123</text:p>
              </table:table-cell>
              <table:table-cell office:value-type="float" office:value="0.000614636">
                <text:p>0.000614636</text:p>
              </table:table-cell>
              <table:table-cell office:value-type="float" office:value="0.115984">
                <text:p>0.115984</text:p>
              </table:table-cell>
              <table:table-cell office:value-type="float" office:value="0.0258562">
                <text:p>0.0258562</text:p>
              </table:table-cell>
              <table:table-cell office:value-type="float" office:value="0.00506196">
                <text:p>0.00506196</text:p>
              </table:table-cell>
              <table:table-cell office:value-type="float" office:value="0.00325793">
                <text:p>0.00325793</text:p>
              </table:table-cell>
              <table:table-cell office:value-type="float" office:value="0.00161929">
                <text:p>0.001619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414806">
                <text:p>0.0414806</text:p>
              </table:table-cell>
              <table:table-cell office:value-type="float" office:value="0.000628847">
                <text:p>0.000628847</text:p>
              </table:table-cell>
              <table:table-cell office:value-type="float" office:value="0.115193">
                <text:p>0.115193</text:p>
              </table:table-cell>
              <table:table-cell office:value-type="float" office:value="0.0260745">
                <text:p>0.0260745</text:p>
              </table:table-cell>
              <table:table-cell office:value-type="float" office:value="0.00506947">
                <text:p>0.00506947</text:p>
              </table:table-cell>
              <table:table-cell office:value-type="float" office:value="0.00326227">
                <text:p>0.00326227</text:p>
              </table:table-cell>
              <table:table-cell office:value-type="float" office:value="0.00159245">
                <text:p>0.001592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416291">
                <text:p>0.0416291</text:p>
              </table:table-cell>
              <table:table-cell office:value-type="float" office:value="0.000661612">
                <text:p>0.000661612</text:p>
              </table:table-cell>
              <table:table-cell office:value-type="float" office:value="0.11884">
                <text:p>0.11884</text:p>
              </table:table-cell>
              <table:table-cell office:value-type="float" office:value="0.0265513">
                <text:p>0.0265513</text:p>
              </table:table-cell>
              <table:table-cell office:value-type="float" office:value="0.00508762">
                <text:p>0.00508762</text:p>
              </table:table-cell>
              <table:table-cell office:value-type="float" office:value="0.0033428">
                <text:p>0.0033428</text:p>
              </table:table-cell>
              <table:table-cell office:value-type="float" office:value="0.00160508">
                <text:p>0.001605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423262">
                <text:p>0.0423262</text:p>
              </table:table-cell>
              <table:table-cell office:value-type="float" office:value="0.00061661">
                <text:p>0.00061661</text:p>
              </table:table-cell>
              <table:table-cell office:value-type="float" office:value="0.11871">
                <text:p>0.11871</text:p>
              </table:table-cell>
              <table:table-cell office:value-type="float" office:value="0.0337896">
                <text:p>0.0337896</text:p>
              </table:table-cell>
              <table:table-cell office:value-type="float" office:value="0.00515197">
                <text:p>0.00515197</text:p>
              </table:table-cell>
              <table:table-cell office:value-type="float" office:value="0.00453615">
                <text:p>0.00453615</text:p>
              </table:table-cell>
              <table:table-cell office:value-type="float" office:value="0.00162956">
                <text:p>0.00162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428106">
                <text:p>0.0428106</text:p>
              </table:table-cell>
              <table:table-cell office:value-type="float" office:value="0.000635953">
                <text:p>0.000635953</text:p>
              </table:table-cell>
              <table:table-cell office:value-type="float" office:value="0.115014">
                <text:p>0.115014</text:p>
              </table:table-cell>
              <table:table-cell office:value-type="float" office:value="0.0250481">
                <text:p>0.0250481</text:p>
              </table:table-cell>
              <table:table-cell office:value-type="float" office:value="0.00579621">
                <text:p>0.00579621</text:p>
              </table:table-cell>
              <table:table-cell office:value-type="float" office:value="0.00329385">
                <text:p>0.00329385</text:p>
              </table:table-cell>
              <table:table-cell office:value-type="float" office:value="0.00156955">
                <text:p>0.001569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430786">
                <text:p>0.0430786</text:p>
              </table:table-cell>
              <table:table-cell office:value-type="float" office:value="0.00058345">
                <text:p>0.00058345</text:p>
              </table:table-cell>
              <table:table-cell office:value-type="float" office:value="0.122422">
                <text:p>0.122422</text:p>
              </table:table-cell>
              <table:table-cell office:value-type="float" office:value="0.0261005">
                <text:p>0.0261005</text:p>
              </table:table-cell>
              <table:table-cell office:value-type="float" office:value="0.00672665">
                <text:p>0.00672665</text:p>
              </table:table-cell>
              <table:table-cell office:value-type="float" office:value="0.00330925">
                <text:p>0.00330925</text:p>
              </table:table-cell>
              <table:table-cell office:value-type="float" office:value="0.00162798">
                <text:p>0.001627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428856">
                <text:p>0.0428856</text:p>
              </table:table-cell>
              <table:table-cell office:value-type="float" office:value="0.000638716">
                <text:p>0.000638716</text:p>
              </table:table-cell>
              <table:table-cell office:value-type="float" office:value="0.116917">
                <text:p>0.116917</text:p>
              </table:table-cell>
              <table:table-cell office:value-type="float" office:value="0.0257713">
                <text:p>0.0257713</text:p>
              </table:table-cell>
              <table:table-cell office:value-type="float" office:value="0.00522224">
                <text:p>0.00522224</text:p>
              </table:table-cell>
              <table:table-cell office:value-type="float" office:value="0.00331043">
                <text:p>0.00331043</text:p>
              </table:table-cell>
              <table:table-cell office:value-type="float" office:value="0.00160587">
                <text:p>0.001605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427478">
                <text:p>0.0427478</text:p>
              </table:table-cell>
              <table:table-cell office:value-type="float" office:value="0.000662007">
                <text:p>0.000662007</text:p>
              </table:table-cell>
              <table:table-cell office:value-type="float" office:value="0.11582">
                <text:p>0.11582</text:p>
              </table:table-cell>
              <table:table-cell office:value-type="float" office:value="0.0254172">
                <text:p>0.0254172</text:p>
              </table:table-cell>
              <table:table-cell office:value-type="float" office:value="0.00533119">
                <text:p>0.00533119</text:p>
              </table:table-cell>
              <table:table-cell office:value-type="float" office:value="0.00333451">
                <text:p>0.00333451</text:p>
              </table:table-cell>
              <table:table-cell office:value-type="float" office:value="0.00157389">
                <text:p>0.001573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437509">
                <text:p>0.0437509</text:p>
              </table:table-cell>
              <table:table-cell office:value-type="float" office:value="0.000712141">
                <text:p>0.000712141</text:p>
              </table:table-cell>
              <table:table-cell office:value-type="float" office:value="0.112033">
                <text:p>0.112033</text:p>
              </table:table-cell>
              <table:table-cell office:value-type="float" office:value="0.0252786">
                <text:p>0.0252786</text:p>
              </table:table-cell>
              <table:table-cell office:value-type="float" office:value="0.00526526">
                <text:p>0.00526526</text:p>
              </table:table-cell>
              <table:table-cell office:value-type="float" office:value="0.00335109">
                <text:p>0.00335109</text:p>
              </table:table-cell>
              <table:table-cell office:value-type="float" office:value="0.00157113">
                <text:p>0.001571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434149">
                <text:p>0.0434149</text:p>
              </table:table-cell>
              <table:table-cell office:value-type="float" office:value="0.000715299">
                <text:p>0.000715299</text:p>
              </table:table-cell>
              <table:table-cell office:value-type="float" office:value="0.119704">
                <text:p>0.119704</text:p>
              </table:table-cell>
              <table:table-cell office:value-type="float" office:value="0.0255656">
                <text:p>0.0255656</text:p>
              </table:table-cell>
              <table:table-cell office:value-type="float" office:value="0.0052929">
                <text:p>0.0052929</text:p>
              </table:table-cell>
              <table:table-cell office:value-type="float" office:value="0.00340122">
                <text:p>0.00340122</text:p>
              </table:table-cell>
              <table:table-cell office:value-type="float" office:value="0.00160784">
                <text:p>0.001607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434426">
                <text:p>0.0434426</text:p>
              </table:table-cell>
              <table:table-cell office:value-type="float" office:value="0.000744116">
                <text:p>0.000744116</text:p>
              </table:table-cell>
              <table:table-cell office:value-type="float" office:value="0.115949">
                <text:p>0.115949</text:p>
              </table:table-cell>
              <table:table-cell office:value-type="float" office:value="0.0279551">
                <text:p>0.0279551</text:p>
              </table:table-cell>
              <table:table-cell office:value-type="float" office:value="0.00523211">
                <text:p>0.00523211</text:p>
              </table:table-cell>
              <table:table-cell office:value-type="float" office:value="0.00336964">
                <text:p>0.00336964</text:p>
              </table:table-cell>
              <table:table-cell office:value-type="float" office:value="0.00158929">
                <text:p>0.001589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436092">
                <text:p>0.0436092</text:p>
              </table:table-cell>
              <table:table-cell office:value-type="float" office:value="0.000720826">
                <text:p>0.000720826</text:p>
              </table:table-cell>
              <table:table-cell office:value-type="float" office:value="0.116447">
                <text:p>0.116447</text:p>
              </table:table-cell>
              <table:table-cell office:value-type="float" office:value="0.0256919">
                <text:p>0.0256919</text:p>
              </table:table-cell>
              <table:table-cell office:value-type="float" office:value="0.00529171">
                <text:p>0.00529171</text:p>
              </table:table-cell>
              <table:table-cell office:value-type="float" office:value="0.00338188">
                <text:p>0.00338188</text:p>
              </table:table-cell>
              <table:table-cell office:value-type="float" office:value="0.00158297">
                <text:p>0.001582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438587">
                <text:p>0.0438587</text:p>
              </table:table-cell>
              <table:table-cell office:value-type="float" office:value="0.000723984">
                <text:p>0.000723984</text:p>
              </table:table-cell>
              <table:table-cell office:value-type="float" office:value="0.117136">
                <text:p>0.117136</text:p>
              </table:table-cell>
              <table:table-cell office:value-type="float" office:value="0.0256679">
                <text:p>0.0256679</text:p>
              </table:table-cell>
              <table:table-cell office:value-type="float" office:value="0.00531658">
                <text:p>0.00531658</text:p>
              </table:table-cell>
              <table:table-cell office:value-type="float" office:value="0.00340359">
                <text:p>0.00340359</text:p>
              </table:table-cell>
              <table:table-cell office:value-type="float" office:value="0.00158061">
                <text:p>0.001580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447236">
                <text:p>0.0447236</text:p>
              </table:table-cell>
              <table:table-cell office:value-type="float" office:value="0.00064898">
                <text:p>0.00064898</text:p>
              </table:table-cell>
              <table:table-cell office:value-type="float" office:value="0.117444">
                <text:p>0.117444</text:p>
              </table:table-cell>
              <table:table-cell office:value-type="float" office:value="0.0258183">
                <text:p>0.0258183</text:p>
              </table:table-cell>
              <table:table-cell office:value-type="float" office:value="0.00534382">
                <text:p>0.00534382</text:p>
              </table:table-cell>
              <table:table-cell office:value-type="float" office:value="0.00341978">
                <text:p>0.00341978</text:p>
              </table:table-cell>
              <table:table-cell office:value-type="float" office:value="0.00156916">
                <text:p>0.001569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458194">
                <text:p>0.0458194</text:p>
              </table:table-cell>
              <table:table-cell office:value-type="float" office:value="0.000710562">
                <text:p>0.000710562</text:p>
              </table:table-cell>
              <table:table-cell office:value-type="float" office:value="0.114793">
                <text:p>0.114793</text:p>
              </table:table-cell>
              <table:table-cell office:value-type="float" office:value="0.0252494">
                <text:p>0.0252494</text:p>
              </table:table-cell>
              <table:table-cell office:value-type="float" office:value="0.00536593">
                <text:p>0.00536593</text:p>
              </table:table-cell>
              <table:table-cell office:value-type="float" office:value="0.00344267">
                <text:p>0.00344267</text:p>
              </table:table-cell>
              <table:table-cell office:value-type="float" office:value="0.00157468">
                <text:p>0.001574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459003">
                <text:p>0.0459003</text:p>
              </table:table-cell>
              <table:table-cell office:value-type="float" office:value="0.000667534">
                <text:p>0.000667534</text:p>
              </table:table-cell>
              <table:table-cell office:value-type="float" office:value="0.112541">
                <text:p>0.112541</text:p>
              </table:table-cell>
              <table:table-cell office:value-type="float" office:value="0.0256916">
                <text:p>0.0256916</text:p>
              </table:table-cell>
              <table:table-cell office:value-type="float" office:value="0.00537856">
                <text:p>0.00537856</text:p>
              </table:table-cell>
              <table:table-cell office:value-type="float" office:value="0.00345136">
                <text:p>0.00345136</text:p>
              </table:table-cell>
              <table:table-cell office:value-type="float" office:value="0.00157508">
                <text:p>0.001575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450469">
                <text:p>0.0450469</text:p>
              </table:table-cell>
              <table:table-cell office:value-type="float" office:value="0.000683719">
                <text:p>0.000683719</text:p>
              </table:table-cell>
              <table:table-cell office:value-type="float" office:value="0.115936">
                <text:p>0.115936</text:p>
              </table:table-cell>
              <table:table-cell office:value-type="float" office:value="0.0254776">
                <text:p>0.0254776</text:p>
              </table:table-cell>
              <table:table-cell office:value-type="float" office:value="0.00629479">
                <text:p>0.00629479</text:p>
              </table:table-cell>
              <table:table-cell office:value-type="float" office:value="0.00359781">
                <text:p>0.00359781</text:p>
              </table:table-cell>
              <table:table-cell office:value-type="float" office:value="0.00155889">
                <text:p>0.00155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463665">
                <text:p>0.0463665</text:p>
              </table:table-cell>
              <table:table-cell office:value-type="float" office:value="0.000658849">
                <text:p>0.000658849</text:p>
              </table:table-cell>
              <table:table-cell office:value-type="float" office:value="0.114843">
                <text:p>0.114843</text:p>
              </table:table-cell>
              <table:table-cell office:value-type="float" office:value="0.0255854">
                <text:p>0.0255854</text:p>
              </table:table-cell>
              <table:table-cell office:value-type="float" office:value="0.00588385">
                <text:p>0.00588385</text:p>
              </table:table-cell>
              <table:table-cell office:value-type="float" office:value="0.00353702">
                <text:p>0.00353702</text:p>
              </table:table-cell>
              <table:table-cell office:value-type="float" office:value="0.00156482">
                <text:p>0.001564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465102">
                <text:p>0.0465102</text:p>
              </table:table-cell>
              <table:table-cell office:value-type="float" office:value="0.000631216">
                <text:p>0.000631216</text:p>
              </table:table-cell>
              <table:table-cell office:value-type="float" office:value="0.121866">
                <text:p>0.121866</text:p>
              </table:table-cell>
              <table:table-cell office:value-type="float" office:value="0.0263141">
                <text:p>0.0263141</text:p>
              </table:table-cell>
              <table:table-cell office:value-type="float" office:value="0.0054883">
                <text:p>0.0054883</text:p>
              </table:table-cell>
              <table:table-cell office:value-type="float" office:value="0.00350741">
                <text:p>0.00350741</text:p>
              </table:table-cell>
              <table:table-cell office:value-type="float" office:value="0.00158613">
                <text:p>0.001586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454653">
                <text:p>0.0454653</text:p>
              </table:table-cell>
              <table:table-cell office:value-type="float" office:value="0.000675034">
                <text:p>0.000675034</text:p>
              </table:table-cell>
              <table:table-cell office:value-type="float" office:value="0.116135">
                <text:p>0.116135</text:p>
              </table:table-cell>
              <table:table-cell office:value-type="float" office:value="0.0259517">
                <text:p>0.0259517</text:p>
              </table:table-cell>
              <table:table-cell office:value-type="float" office:value="0.00639466">
                <text:p>0.00639466</text:p>
              </table:table-cell>
              <table:table-cell office:value-type="float" office:value="0.00350623">
                <text:p>0.00350623</text:p>
              </table:table-cell>
              <table:table-cell office:value-type="float" office:value="0.00161219">
                <text:p>0.001612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457748">
                <text:p>0.0457748</text:p>
              </table:table-cell>
              <table:table-cell office:value-type="float" office:value="0.000679771">
                <text:p>0.000679771</text:p>
              </table:table-cell>
              <table:table-cell office:value-type="float" office:value="0.122927">
                <text:p>0.122927</text:p>
              </table:table-cell>
              <table:table-cell office:value-type="float" office:value="0.0253986">
                <text:p>0.0253986</text:p>
              </table:table-cell>
              <table:table-cell office:value-type="float" office:value="0.00576266">
                <text:p>0.00576266</text:p>
              </table:table-cell>
              <table:table-cell office:value-type="float" office:value="0.00353623">
                <text:p>0.00353623</text:p>
              </table:table-cell>
              <table:table-cell office:value-type="float" office:value="0.00159284">
                <text:p>0.001592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460085">
                <text:p>0.0460085</text:p>
              </table:table-cell>
              <table:table-cell office:value-type="float" office:value="0.000652138">
                <text:p>0.000652138</text:p>
              </table:table-cell>
              <table:table-cell office:value-type="float" office:value="0.121463">
                <text:p>0.121463</text:p>
              </table:table-cell>
              <table:table-cell office:value-type="float" office:value="0.0254871">
                <text:p>0.0254871</text:p>
              </table:table-cell>
              <table:table-cell office:value-type="float" office:value="0.00557081">
                <text:p>0.00557081</text:p>
              </table:table-cell>
              <table:table-cell office:value-type="float" office:value="0.0035836">
                <text:p>0.0035836</text:p>
              </table:table-cell>
              <table:table-cell office:value-type="float" office:value="0.0015656">
                <text:p>0.0015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46693">
                <text:p>0.046693</text:p>
              </table:table-cell>
              <table:table-cell office:value-type="float" office:value="0.000589766">
                <text:p>0.000589766</text:p>
              </table:table-cell>
              <table:table-cell office:value-type="float" office:value="0.121137">
                <text:p>0.121137</text:p>
              </table:table-cell>
              <table:table-cell office:value-type="float" office:value="0.0259849">
                <text:p>0.0259849</text:p>
              </table:table-cell>
              <table:table-cell office:value-type="float" office:value="0.00558304">
                <text:p>0.00558304</text:p>
              </table:table-cell>
              <table:table-cell office:value-type="float" office:value="0.00357294">
                <text:p>0.00357294</text:p>
              </table:table-cell>
              <table:table-cell office:value-type="float" office:value="0.00161929">
                <text:p>0.001619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464336">
                <text:p>0.0464336</text:p>
              </table:table-cell>
              <table:table-cell office:value-type="float" office:value="0.000613057">
                <text:p>0.000613057</text:p>
              </table:table-cell>
              <table:table-cell office:value-type="float" office:value="0.117478">
                <text:p>0.117478</text:p>
              </table:table-cell>
              <table:table-cell office:value-type="float" office:value="0.0283475">
                <text:p>0.0283475</text:p>
              </table:table-cell>
              <table:table-cell office:value-type="float" office:value="0.00558778">
                <text:p>0.00558778</text:p>
              </table:table-cell>
              <table:table-cell office:value-type="float" office:value="0.00360966">
                <text:p>0.00360966</text:p>
              </table:table-cell>
              <table:table-cell office:value-type="float" office:value="0.00160113">
                <text:p>0.001601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468138">
                <text:p>0.0468138</text:p>
              </table:table-cell>
              <table:table-cell office:value-type="float" office:value="0.000601609">
                <text:p>0.000601609</text:p>
              </table:table-cell>
              <table:table-cell office:value-type="float" office:value="0.118484">
                <text:p>0.118484</text:p>
              </table:table-cell>
              <table:table-cell office:value-type="float" office:value="0.0261589">
                <text:p>0.0261589</text:p>
              </table:table-cell>
              <table:table-cell office:value-type="float" office:value="0.00561147">
                <text:p>0.00561147</text:p>
              </table:table-cell>
              <table:table-cell office:value-type="float" office:value="0.00398388">
                <text:p>0.00398388</text:p>
              </table:table-cell>
              <table:table-cell office:value-type="float" office:value="0.00156955">
                <text:p>0.00156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466073">
                <text:p>0.0466073</text:p>
              </table:table-cell>
              <table:table-cell office:value-type="float" office:value="0.000647796">
                <text:p>0.000647796</text:p>
              </table:table-cell>
              <table:table-cell office:value-type="float" office:value="0.113644">
                <text:p>0.113644</text:p>
              </table:table-cell>
              <table:table-cell office:value-type="float" office:value="0.0247287">
                <text:p>0.0247287</text:p>
              </table:table-cell>
              <table:table-cell office:value-type="float" office:value="0.00565765">
                <text:p>0.00565765</text:p>
              </table:table-cell>
              <table:table-cell office:value-type="float" office:value="0.00362071">
                <text:p>0.00362071</text:p>
              </table:table-cell>
              <table:table-cell office:value-type="float" office:value="0.00156324">
                <text:p>0.001563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479996">
                <text:p>0.0479996</text:p>
              </table:table-cell>
              <table:table-cell office:value-type="float" office:value="0.000644638">
                <text:p>0.000644638</text:p>
              </table:table-cell>
              <table:table-cell office:value-type="float" office:value="0.121966">
                <text:p>0.121966</text:p>
              </table:table-cell>
              <table:table-cell office:value-type="float" office:value="0.0261874">
                <text:p>0.0261874</text:p>
              </table:table-cell>
              <table:table-cell office:value-type="float" office:value="0.00562805">
                <text:p>0.00562805</text:p>
              </table:table-cell>
              <table:table-cell office:value-type="float" office:value="0.00361242">
                <text:p>0.00361242</text:p>
              </table:table-cell>
              <table:table-cell office:value-type="float" office:value="0.00158297">
                <text:p>0.001582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480873">
                <text:p>0.0480873</text:p>
              </table:table-cell>
              <table:table-cell office:value-type="float" office:value="0.000702667">
                <text:p>0.000702667</text:p>
              </table:table-cell>
              <table:table-cell office:value-type="float" office:value="0.118793">
                <text:p>0.118793</text:p>
              </table:table-cell>
              <table:table-cell office:value-type="float" office:value="0.0263465">
                <text:p>0.0263465</text:p>
              </table:table-cell>
              <table:table-cell office:value-type="float" office:value="0.00643098">
                <text:p>0.00643098</text:p>
              </table:table-cell>
              <table:table-cell office:value-type="float" office:value="0.00365703">
                <text:p>0.00365703</text:p>
              </table:table-cell>
              <table:table-cell office:value-type="float" office:value="0.00158218">
                <text:p>0.001582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479266">
                <text:p>0.0479266</text:p>
              </table:table-cell>
              <table:table-cell office:value-type="float" office:value="0.000637137">
                <text:p>0.000637137</text:p>
              </table:table-cell>
              <table:table-cell office:value-type="float" office:value="0.116204">
                <text:p>0.116204</text:p>
              </table:table-cell>
              <table:table-cell office:value-type="float" office:value="0.0258222">
                <text:p>0.0258222</text:p>
              </table:table-cell>
              <table:table-cell office:value-type="float" office:value="0.00571845">
                <text:p>0.00571845</text:p>
              </table:table-cell>
              <table:table-cell office:value-type="float" office:value="0.00365466">
                <text:p>0.00365466</text:p>
              </table:table-cell>
              <table:table-cell office:value-type="float" office:value="0.00158297">
                <text:p>0.001582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480932">
                <text:p>0.0480932</text:p>
              </table:table-cell>
              <table:table-cell office:value-type="float" office:value="0.000677008">
                <text:p>0.000677008</text:p>
              </table:table-cell>
              <table:table-cell office:value-type="float" office:value="0.115201">
                <text:p>0.115201</text:p>
              </table:table-cell>
              <table:table-cell office:value-type="float" office:value="0.0280092">
                <text:p>0.0280092</text:p>
              </table:table-cell>
              <table:table-cell office:value-type="float" office:value="0.00575397">
                <text:p>0.00575397</text:p>
              </table:table-cell>
              <table:table-cell office:value-type="float" office:value="0.00368821">
                <text:p>0.00368821</text:p>
              </table:table-cell>
              <table:table-cell office:value-type="float" office:value="0.00159955">
                <text:p>0.001599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485097">
                <text:p>0.0485097</text:p>
              </table:table-cell>
              <table:table-cell office:value-type="float" office:value="0.000626874">
                <text:p>0.000626874</text:p>
              </table:table-cell>
              <table:table-cell office:value-type="float" office:value="0.119147">
                <text:p>0.119147</text:p>
              </table:table-cell>
              <table:table-cell office:value-type="float" office:value="0.0259387">
                <text:p>0.0259387</text:p>
              </table:table-cell>
              <table:table-cell office:value-type="float" office:value="0.0057745">
                <text:p>0.0057745</text:p>
              </table:table-cell>
              <table:table-cell office:value-type="float" office:value="0.00369097">
                <text:p>0.00369097</text:p>
              </table:table-cell>
              <table:table-cell office:value-type="float" office:value="0.00157429">
                <text:p>0.001574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489447">
                <text:p>0.0489447</text:p>
              </table:table-cell>
              <table:table-cell office:value-type="float" office:value="0.000696746">
                <text:p>0.000696746</text:p>
              </table:table-cell>
              <table:table-cell office:value-type="float" office:value="0.11986">
                <text:p>0.11986</text:p>
              </table:table-cell>
              <table:table-cell office:value-type="float" office:value="0.0259505">
                <text:p>0.0259505</text:p>
              </table:table-cell>
              <table:table-cell office:value-type="float" office:value="0.00577253">
                <text:p>0.00577253</text:p>
              </table:table-cell>
              <table:table-cell office:value-type="float" office:value="0.00370677">
                <text:p>0.00370677</text:p>
              </table:table-cell>
              <table:table-cell office:value-type="float" office:value="0.00157666">
                <text:p>0.001576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484951">
                <text:p>0.0484951</text:p>
              </table:table-cell>
              <table:table-cell office:value-type="float" office:value="0.000762275">
                <text:p>0.000762275</text:p>
              </table:table-cell>
              <table:table-cell office:value-type="float" office:value="0.12055">
                <text:p>0.12055</text:p>
              </table:table-cell>
              <table:table-cell office:value-type="float" office:value="0.0263504">
                <text:p>0.0263504</text:p>
              </table:table-cell>
              <table:table-cell office:value-type="float" office:value="0.00584161">
                <text:p>0.00584161</text:p>
              </table:table-cell>
              <table:table-cell office:value-type="float" office:value="0.00371032">
                <text:p>0.00371032</text:p>
              </table:table-cell>
              <table:table-cell office:value-type="float" office:value="0.00163311">
                <text:p>0.001633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484927">
                <text:p>0.0484927</text:p>
              </table:table-cell>
              <table:table-cell office:value-type="float" office:value="0.000747274">
                <text:p>0.000747274</text:p>
              </table:table-cell>
              <table:table-cell office:value-type="float" office:value="0.116671">
                <text:p>0.116671</text:p>
              </table:table-cell>
              <table:table-cell office:value-type="float" office:value="0.025928">
                <text:p>0.025928</text:p>
              </table:table-cell>
              <table:table-cell office:value-type="float" office:value="0.00632321">
                <text:p>0.00632321</text:p>
              </table:table-cell>
              <table:table-cell office:value-type="float" office:value="0.00373242">
                <text:p>0.00373242</text:p>
              </table:table-cell>
              <table:table-cell office:value-type="float" office:value="0.00159047">
                <text:p>0.001590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487978">
                <text:p>0.0487978</text:p>
              </table:table-cell>
              <table:table-cell office:value-type="float" office:value="0.000760696">
                <text:p>0.000760696</text:p>
              </table:table-cell>
              <table:table-cell office:value-type="float" office:value="0.113916">
                <text:p>0.113916</text:p>
              </table:table-cell>
              <table:table-cell office:value-type="float" office:value="0.0250509">
                <text:p>0.0250509</text:p>
              </table:table-cell>
              <table:table-cell office:value-type="float" office:value="0.0058574">
                <text:p>0.0058574</text:p>
              </table:table-cell>
              <table:table-cell office:value-type="float" office:value="0.00377585">
                <text:p>0.00377585</text:p>
              </table:table-cell>
              <table:table-cell office:value-type="float" office:value="0.00157311">
                <text:p>0.001573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493023">
                <text:p>0.0493023</text:p>
              </table:table-cell>
              <table:table-cell office:value-type="float" office:value="0.00117361">
                <text:p>0.00117361</text:p>
              </table:table-cell>
              <table:table-cell office:value-type="float" office:value="0.116047">
                <text:p>0.116047</text:p>
              </table:table-cell>
              <table:table-cell office:value-type="float" office:value="0.0252001">
                <text:p>0.0252001</text:p>
              </table:table-cell>
              <table:table-cell office:value-type="float" office:value="0.00586529">
                <text:p>0.00586529</text:p>
              </table:table-cell>
              <table:table-cell office:value-type="float" office:value="0.00378611">
                <text:p>0.00378611</text:p>
              </table:table-cell>
              <table:table-cell office:value-type="float" office:value="0.00159719">
                <text:p>0.00159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518916">
                <text:p>0.0518916</text:p>
              </table:table-cell>
              <table:table-cell office:value-type="float" office:value="0.000956101">
                <text:p>0.000956101</text:p>
              </table:table-cell>
              <table:table-cell office:value-type="float" office:value="0.112677">
                <text:p>0.112677</text:p>
              </table:table-cell>
              <table:table-cell office:value-type="float" office:value="0.0250189">
                <text:p>0.0250189</text:p>
              </table:table-cell>
              <table:table-cell office:value-type="float" office:value="0.00599714">
                <text:p>0.00599714</text:p>
              </table:table-cell>
              <table:table-cell office:value-type="float" office:value="0.00378374">
                <text:p>0.00378374</text:p>
              </table:table-cell>
              <table:table-cell office:value-type="float" office:value="0.00156995">
                <text:p>0.001569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493051">
                <text:p>0.0493051</text:p>
              </table:table-cell>
              <table:table-cell office:value-type="float" office:value="0.00111598">
                <text:p>0.00111598</text:p>
              </table:table-cell>
              <table:table-cell office:value-type="float" office:value="0.115683">
                <text:p>0.115683</text:p>
              </table:table-cell>
              <table:table-cell office:value-type="float" office:value="0.0256513">
                <text:p>0.0256513</text:p>
              </table:table-cell>
              <table:table-cell office:value-type="float" office:value="0.00596162">
                <text:p>0.00596162</text:p>
              </table:table-cell>
              <table:table-cell office:value-type="float" office:value="0.00379993">
                <text:p>0.00379993</text:p>
              </table:table-cell>
              <table:table-cell office:value-type="float" office:value="0.00159482">
                <text:p>0.001594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497208">
                <text:p>0.0497208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116318">
                <text:p>0.116318</text:p>
              </table:table-cell>
              <table:table-cell office:value-type="float" office:value="0.0251878">
                <text:p>0.0251878</text:p>
              </table:table-cell>
              <table:table-cell office:value-type="float" office:value="0.00599241">
                <text:p>0.00599241</text:p>
              </table:table-cell>
              <table:table-cell office:value-type="float" office:value="0.00382914">
                <text:p>0.00382914</text:p>
              </table:table-cell>
              <table:table-cell office:value-type="float" office:value="0.00155732">
                <text:p>0.001557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501503">
                <text:p>0.0501503</text:p>
              </table:table-cell>
              <table:table-cell office:value-type="float" office:value="0.000842016">
                <text:p>0.000842016</text:p>
              </table:table-cell>
              <table:table-cell office:value-type="float" office:value="0.115747">
                <text:p>0.115747</text:p>
              </table:table-cell>
              <table:table-cell office:value-type="float" office:value="0.0281809">
                <text:p>0.0281809</text:p>
              </table:table-cell>
              <table:table-cell office:value-type="float" office:value="0.00596596">
                <text:p>0.00596596</text:p>
              </table:table-cell>
              <table:table-cell office:value-type="float" office:value="0.00449707">
                <text:p>0.00449707</text:p>
              </table:table-cell>
              <table:table-cell office:value-type="float" office:value="0.00158218">
                <text:p>0.00158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497753">
                <text:p>0.0497753</text:p>
              </table:table-cell>
              <table:table-cell office:value-type="float" office:value="0.000805698">
                <text:p>0.000805698</text:p>
              </table:table-cell>
              <table:table-cell office:value-type="float" office:value="0.116452">
                <text:p>0.116452</text:p>
              </table:table-cell>
              <table:table-cell office:value-type="float" office:value="0.0265079">
                <text:p>0.0265079</text:p>
              </table:table-cell>
              <table:table-cell office:value-type="float" office:value="0.00694259">
                <text:p>0.00694259</text:p>
              </table:table-cell>
              <table:table-cell office:value-type="float" office:value="0.00433048">
                <text:p>0.00433048</text:p>
              </table:table-cell>
              <table:table-cell office:value-type="float" office:value="0.00157271">
                <text:p>0.001572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501104">
                <text:p>0.0501104</text:p>
              </table:table-cell>
              <table:table-cell office:value-type="float" office:value="0.000704246">
                <text:p>0.000704246</text:p>
              </table:table-cell>
              <table:table-cell office:value-type="float" office:value="0.118525">
                <text:p>0.118525</text:p>
              </table:table-cell>
              <table:table-cell office:value-type="float" office:value="0.0257488">
                <text:p>0.0257488</text:p>
              </table:table-cell>
              <table:table-cell office:value-type="float" office:value="0.00702825">
                <text:p>0.00702825</text:p>
              </table:table-cell>
              <table:table-cell office:value-type="float" office:value="0.00386506">
                <text:p>0.00386506</text:p>
              </table:table-cell>
              <table:table-cell office:value-type="float" office:value="0.00158495">
                <text:p>0.001584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505739">
                <text:p>0.0505739</text:p>
              </table:table-cell>
              <table:table-cell office:value-type="float" office:value="0.000767802">
                <text:p>0.000767802</text:p>
              </table:table-cell>
              <table:table-cell office:value-type="float" office:value="0.117417">
                <text:p>0.117417</text:p>
              </table:table-cell>
              <table:table-cell office:value-type="float" office:value="0.0263425">
                <text:p>0.0263425</text:p>
              </table:table-cell>
              <table:table-cell office:value-type="float" office:value="0.00603267">
                <text:p>0.00603267</text:p>
              </table:table-cell>
              <table:table-cell office:value-type="float" office:value="0.00488038">
                <text:p>0.00488038</text:p>
              </table:table-cell>
              <table:table-cell office:value-type="float" office:value="0.00161061">
                <text:p>0.001610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506347">
                <text:p>0.0506347</text:p>
              </table:table-cell>
              <table:table-cell office:value-type="float" office:value="0.000679376">
                <text:p>0.000679376</text:p>
              </table:table-cell>
              <table:table-cell office:value-type="float" office:value="0.124661">
                <text:p>0.124661</text:p>
              </table:table-cell>
              <table:table-cell office:value-type="float" office:value="0.026742">
                <text:p>0.026742</text:p>
              </table:table-cell>
              <table:table-cell office:value-type="float" office:value="0.00613768">
                <text:p>0.00613768</text:p>
              </table:table-cell>
              <table:table-cell office:value-type="float" office:value="0.0041935">
                <text:p>0.0041935</text:p>
              </table:table-cell>
              <table:table-cell office:value-type="float" office:value="0.0016414">
                <text:p>0.00164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514494">
                <text:p>0.0514494</text:p>
              </table:table-cell>
              <table:table-cell office:value-type="float" office:value="0.000709378">
                <text:p>0.000709378</text:p>
              </table:table-cell>
              <table:table-cell office:value-type="float" office:value="0.115276">
                <text:p>0.115276</text:p>
              </table:table-cell>
              <table:table-cell office:value-type="float" office:value="0.0257622">
                <text:p>0.0257622</text:p>
              </table:table-cell>
              <table:table-cell office:value-type="float" office:value="0.00643651">
                <text:p>0.00643651</text:p>
              </table:table-cell>
              <table:table-cell office:value-type="float" office:value="0.0039148">
                <text:p>0.0039148</text:p>
              </table:table-cell>
              <table:table-cell office:value-type="float" office:value="0.00160626">
                <text:p>0.001606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509955">
                <text:p>0.0509955</text:p>
              </table:table-cell>
              <table:table-cell office:value-type="float" office:value="0.000671876">
                <text:p>0.000671876</text:p>
              </table:table-cell>
              <table:table-cell office:value-type="float" office:value="0.119584">
                <text:p>0.119584</text:p>
              </table:table-cell>
              <table:table-cell office:value-type="float" office:value="0.0262983">
                <text:p>0.0262983</text:p>
              </table:table-cell>
              <table:table-cell office:value-type="float" office:value="0.00607452">
                <text:p>0.00607452</text:p>
              </table:table-cell>
              <table:table-cell office:value-type="float" office:value="0.00391993">
                <text:p>0.00391993</text:p>
              </table:table-cell>
              <table:table-cell office:value-type="float" office:value="0.00163587">
                <text:p>0.001635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516334">
                <text:p>0.0516334</text:p>
              </table:table-cell>
              <table:table-cell office:value-type="float" office:value="0.000692008">
                <text:p>0.000692008</text:p>
              </table:table-cell>
              <table:table-cell office:value-type="float" office:value="0.113667">
                <text:p>0.113667</text:p>
              </table:table-cell>
              <table:table-cell office:value-type="float" office:value="0.0253983">
                <text:p>0.0253983</text:p>
              </table:table-cell>
              <table:table-cell office:value-type="float" office:value="0.00607925">
                <text:p>0.00607925</text:p>
              </table:table-cell>
              <table:table-cell office:value-type="float" office:value="0.00394244">
                <text:p>0.00394244</text:p>
              </table:table-cell>
              <table:table-cell office:value-type="float" office:value="0.00160113">
                <text:p>0.001601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529578">
                <text:p>0.0529578</text:p>
              </table:table-cell>
              <table:table-cell office:value-type="float" office:value="0.000644243">
                <text:p>0.000644243</text:p>
              </table:table-cell>
              <table:table-cell office:value-type="float" office:value="0.116281">
                <text:p>0.116281</text:p>
              </table:table-cell>
              <table:table-cell office:value-type="float" office:value="0.0256848">
                <text:p>0.0256848</text:p>
              </table:table-cell>
              <table:table-cell office:value-type="float" office:value="0.00781184">
                <text:p>0.00781184</text:p>
              </table:table-cell>
              <table:table-cell office:value-type="float" office:value="0.00395586">
                <text:p>0.00395586</text:p>
              </table:table-cell>
              <table:table-cell office:value-type="float" office:value="0.00160784">
                <text:p>0.001607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554858">
                <text:p>0.0554858</text:p>
              </table:table-cell>
              <table:table-cell office:value-type="float" office:value="0.000675034">
                <text:p>0.000675034</text:p>
              </table:table-cell>
              <table:table-cell office:value-type="float" office:value="0.116428">
                <text:p>0.116428</text:p>
              </table:table-cell>
              <table:table-cell office:value-type="float" office:value="0.0268821">
                <text:p>0.0268821</text:p>
              </table:table-cell>
              <table:table-cell office:value-type="float" office:value="0.00695838">
                <text:p>0.00695838</text:p>
              </table:table-cell>
              <table:table-cell office:value-type="float" office:value="0.00397283">
                <text:p>0.00397283</text:p>
              </table:table-cell>
              <table:table-cell office:value-type="float" office:value="0.00157626">
                <text:p>0.001576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526096">
                <text:p>0.0526096</text:p>
              </table:table-cell>
              <table:table-cell office:value-type="float" office:value="0.000654507">
                <text:p>0.000654507</text:p>
              </table:table-cell>
              <table:table-cell office:value-type="float" office:value="0.115426">
                <text:p>0.115426</text:p>
              </table:table-cell>
              <table:table-cell office:value-type="float" office:value="0.0262233">
                <text:p>0.0262233</text:p>
              </table:table-cell>
              <table:table-cell office:value-type="float" office:value="0.00634216">
                <text:p>0.00634216</text:p>
              </table:table-cell>
              <table:table-cell office:value-type="float" office:value="0.00399928">
                <text:p>0.00399928</text:p>
              </table:table-cell>
              <table:table-cell office:value-type="float" office:value="0.00158692">
                <text:p>0.001586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538649">
                <text:p>0.0538649</text:p>
              </table:table-cell>
              <table:table-cell office:value-type="float" office:value="0.000675429">
                <text:p>0.000675429</text:p>
              </table:table-cell>
              <table:table-cell office:value-type="float" office:value="0.115156">
                <text:p>0.115156</text:p>
              </table:table-cell>
              <table:table-cell office:value-type="float" office:value="0.0255609">
                <text:p>0.0255609</text:p>
              </table:table-cell>
              <table:table-cell office:value-type="float" office:value="0.00761012">
                <text:p>0.00761012</text:p>
              </table:table-cell>
              <table:table-cell office:value-type="float" office:value="0.00407507">
                <text:p>0.00407507</text:p>
              </table:table-cell>
              <table:table-cell office:value-type="float" office:value="0.00156087">
                <text:p>0.001560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530221">
                <text:p>0.0530221</text:p>
              </table:table-cell>
              <table:table-cell office:value-type="float" office:value="0.000635953">
                <text:p>0.000635953</text:p>
              </table:table-cell>
              <table:table-cell office:value-type="float" office:value="0.115833">
                <text:p>0.115833</text:p>
              </table:table-cell>
              <table:table-cell office:value-type="float" office:value="0.0258937">
                <text:p>0.0258937</text:p>
              </table:table-cell>
              <table:table-cell office:value-type="float" office:value="0.00644203">
                <text:p>0.00644203</text:p>
              </table:table-cell>
              <table:table-cell office:value-type="float" office:value="0.00401507">
                <text:p>0.00401507</text:p>
              </table:table-cell>
              <table:table-cell office:value-type="float" office:value="0.00158613">
                <text:p>0.001586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624398">
                <text:p>0.0624398</text:p>
              </table:table-cell>
              <table:table-cell office:value-type="float" office:value="0.000705825">
                <text:p>0.000705825</text:p>
              </table:table-cell>
              <table:table-cell office:value-type="float" office:value="0.118175">
                <text:p>0.118175</text:p>
              </table:table-cell>
              <table:table-cell office:value-type="float" office:value="0.0249356">
                <text:p>0.0249356</text:p>
              </table:table-cell>
              <table:table-cell office:value-type="float" office:value="0.00645151">
                <text:p>0.00645151</text:p>
              </table:table-cell>
              <table:table-cell office:value-type="float" office:value="0.00403876">
                <text:p>0.00403876</text:p>
              </table:table-cell>
              <table:table-cell office:value-type="float" office:value="0.00158179">
                <text:p>0.001581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535278">
                <text:p>0.0535278</text:p>
              </table:table-cell>
              <table:table-cell office:value-type="float" office:value="0.00086057">
                <text:p>0.00086057</text:p>
              </table:table-cell>
              <table:table-cell office:value-type="float" office:value="0.114279">
                <text:p>0.114279</text:p>
              </table:table-cell>
              <table:table-cell office:value-type="float" office:value="0.0254515">
                <text:p>0.0254515</text:p>
              </table:table-cell>
              <table:table-cell office:value-type="float" office:value="0.00743524">
                <text:p>0.00743524</text:p>
              </table:table-cell>
              <table:table-cell office:value-type="float" office:value="0.00409915">
                <text:p>0.00409915</text:p>
              </table:table-cell>
              <table:table-cell office:value-type="float" office:value="0.00160587">
                <text:p>0.001605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538014">
                <text:p>0.0538014</text:p>
              </table:table-cell>
              <table:table-cell office:value-type="float" office:value="0.000909519">
                <text:p>0.000909519</text:p>
              </table:table-cell>
              <table:table-cell office:value-type="float" office:value="0.118206">
                <text:p>0.118206</text:p>
              </table:table-cell>
              <table:table-cell office:value-type="float" office:value="0.0255048">
                <text:p>0.0255048</text:p>
              </table:table-cell>
              <table:table-cell office:value-type="float" office:value="0.006369">
                <text:p>0.006369</text:p>
              </table:table-cell>
              <table:table-cell office:value-type="float" office:value="0.00541764">
                <text:p>0.00541764</text:p>
              </table:table-cell>
              <table:table-cell office:value-type="float" office:value="0.001566">
                <text:p>0.0015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553686">
                <text:p>0.0553686</text:p>
              </table:table-cell>
              <table:table-cell office:value-type="float" office:value="0.000907546">
                <text:p>0.000907546</text:p>
              </table:table-cell>
              <table:table-cell office:value-type="float" office:value="0.125212">
                <text:p>0.125212</text:p>
              </table:table-cell>
              <table:table-cell office:value-type="float" office:value="0.0256091">
                <text:p>0.0256091</text:p>
              </table:table-cell>
              <table:table-cell office:value-type="float" office:value="0.00637216">
                <text:p>0.00637216</text:p>
              </table:table-cell>
              <table:table-cell office:value-type="float" office:value="0.00433127">
                <text:p>0.00433127</text:p>
              </table:table-cell>
              <table:table-cell office:value-type="float" office:value="0.00156718">
                <text:p>0.001567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587122">
                <text:p>0.0587122</text:p>
              </table:table-cell>
              <table:table-cell office:value-type="float" office:value="0.00103624">
                <text:p>0.00103624</text:p>
              </table:table-cell>
              <table:table-cell office:value-type="float" office:value="0.13209">
                <text:p>0.13209</text:p>
              </table:table-cell>
              <table:table-cell office:value-type="float" office:value="0.0262703">
                <text:p>0.0262703</text:p>
              </table:table-cell>
              <table:table-cell office:value-type="float" office:value="0.00635164">
                <text:p>0.00635164</text:p>
              </table:table-cell>
              <table:table-cell office:value-type="float" office:value="0.00413744">
                <text:p>0.00413744</text:p>
              </table:table-cell>
              <table:table-cell office:value-type="float" office:value="0.00162877">
                <text:p>0.001628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544721">
                <text:p>0.0544721</text:p>
              </table:table-cell>
              <table:table-cell office:value-type="float" office:value="0.0012123">
                <text:p>0.0012123</text:p>
              </table:table-cell>
              <table:table-cell office:value-type="float" office:value="0.112224">
                <text:p>0.112224</text:p>
              </table:table-cell>
              <table:table-cell office:value-type="float" office:value="0.0251701">
                <text:p>0.0251701</text:p>
              </table:table-cell>
              <table:table-cell office:value-type="float" office:value="0.00639308">
                <text:p>0.00639308</text:p>
              </table:table-cell>
              <table:table-cell office:value-type="float" office:value="0.00416429">
                <text:p>0.00416429</text:p>
              </table:table-cell>
              <table:table-cell office:value-type="float" office:value="0.00158061">
                <text:p>0.001580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545877">
                <text:p>0.0545877</text:p>
              </table:table-cell>
              <table:table-cell office:value-type="float" office:value="0.000994787">
                <text:p>0.000994787</text:p>
              </table:table-cell>
              <table:table-cell office:value-type="float" office:value="0.120015">
                <text:p>0.120015</text:p>
              </table:table-cell>
              <table:table-cell office:value-type="float" office:value="0.02698">
                <text:p>0.02698</text:p>
              </table:table-cell>
              <table:table-cell office:value-type="float" office:value="0.00647283">
                <text:p>0.00647283</text:p>
              </table:table-cell>
              <table:table-cell office:value-type="float" office:value="0.00439719">
                <text:p>0.00439719</text:p>
              </table:table-cell>
              <table:table-cell office:value-type="float" office:value="0.00159482">
                <text:p>0.001594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552166">
                <text:p>0.0552166</text:p>
              </table:table-cell>
              <table:table-cell office:value-type="float" office:value="0.000889387">
                <text:p>0.000889387</text:p>
              </table:table-cell>
              <table:table-cell office:value-type="float" office:value="0.123317">
                <text:p>0.123317</text:p>
              </table:table-cell>
              <table:table-cell office:value-type="float" office:value="0.0264696">
                <text:p>0.0264696</text:p>
              </table:table-cell>
              <table:table-cell office:value-type="float" office:value="0.00669073">
                <text:p>0.00669073</text:p>
              </table:table-cell>
              <table:table-cell office:value-type="float" office:value="0.00416113">
                <text:p>0.00416113</text:p>
              </table:table-cell>
              <table:table-cell office:value-type="float" office:value="0.00163469">
                <text:p>0.001634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603188">
                <text:p>0.0603188</text:p>
              </table:table-cell>
              <table:table-cell office:value-type="float" office:value="0.000933994">
                <text:p>0.000933994</text:p>
              </table:table-cell>
              <table:table-cell office:value-type="float" office:value="0.121477">
                <text:p>0.121477</text:p>
              </table:table-cell>
              <table:table-cell office:value-type="float" office:value="0.0257227">
                <text:p>0.0257227</text:p>
              </table:table-cell>
              <table:table-cell office:value-type="float" office:value="0.00679613">
                <text:p>0.00679613</text:p>
              </table:table-cell>
              <table:table-cell office:value-type="float" office:value="0.00417337">
                <text:p>0.00417337</text:p>
              </table:table-cell>
              <table:table-cell office:value-type="float" office:value="0.00156679">
                <text:p>0.00156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551787">
                <text:p>0.0551787</text:p>
              </table:table-cell>
              <table:table-cell office:value-type="float" office:value="0.000894913">
                <text:p>0.000894913</text:p>
              </table:table-cell>
              <table:table-cell office:value-type="float" office:value="0.123129">
                <text:p>0.123129</text:p>
              </table:table-cell>
              <table:table-cell office:value-type="float" office:value="0.026468">
                <text:p>0.026468</text:p>
              </table:table-cell>
              <table:table-cell office:value-type="float" office:value="0.0113011">
                <text:p>0.0113011</text:p>
              </table:table-cell>
              <table:table-cell office:value-type="float" office:value="0.00617952">
                <text:p>0.00617952</text:p>
              </table:table-cell>
              <table:table-cell office:value-type="float" office:value="0.0062265">
                <text:p>0.00622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560764">
                <text:p>0.0560764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118286">
                <text:p>0.118286</text:p>
              </table:table-cell>
              <table:table-cell office:value-type="float" office:value="0.0257567">
                <text:p>0.0257567</text:p>
              </table:table-cell>
              <table:table-cell office:value-type="float" office:value="0.00486735">
                <text:p>0.00486735</text:p>
              </table:table-cell>
              <table:table-cell office:value-type="float" office:value="0.00254579">
                <text:p>0.00254579</text:p>
              </table:table-cell>
              <table:table-cell office:value-type="float" office:value="0.00220274">
                <text:p>0.002202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554029">
                <text:p>0.0554029</text:p>
              </table:table-cell>
              <table:table-cell office:value-type="float" office:value="0.000970312">
                <text:p>0.000970312</text:p>
              </table:table-cell>
              <table:table-cell office:value-type="float" office:value="0.119902">
                <text:p>0.119902</text:p>
              </table:table-cell>
              <table:table-cell office:value-type="float" office:value="0.0264163">
                <text:p>0.0264163</text:p>
              </table:table-cell>
              <table:table-cell office:value-type="float" office:value="0.00482314">
                <text:p>0.00482314</text:p>
              </table:table-cell>
              <table:table-cell office:value-type="float" office:value="0.00253473">
                <text:p>0.00253473</text:p>
              </table:table-cell>
              <table:table-cell office:value-type="float" office:value="0.00221143">
                <text:p>0.002211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551601">
                <text:p>0.0551601</text:p>
              </table:table-cell>
              <table:table-cell office:value-type="float" office:value="0.000824252">
                <text:p>0.000824252</text:p>
              </table:table-cell>
              <table:table-cell office:value-type="float" office:value="0.116543">
                <text:p>0.116543</text:p>
              </table:table-cell>
              <table:table-cell office:value-type="float" office:value="0.0272836">
                <text:p>0.0272836</text:p>
              </table:table-cell>
              <table:table-cell office:value-type="float" office:value="0.0049009">
                <text:p>0.0049009</text:p>
              </table:table-cell>
              <table:table-cell office:value-type="float" office:value="0.00255052">
                <text:p>0.00255052</text:p>
              </table:table-cell>
              <table:table-cell office:value-type="float" office:value="0.00216721">
                <text:p>0.002167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557594">
                <text:p>0.0557594</text:p>
              </table:table-cell>
              <table:table-cell office:value-type="float" office:value="0.000875176">
                <text:p>0.000875176</text:p>
              </table:table-cell>
              <table:table-cell office:value-type="float" office:value="0.113194">
                <text:p>0.113194</text:p>
              </table:table-cell>
              <table:table-cell office:value-type="float" office:value="0.0249747">
                <text:p>0.0249747</text:p>
              </table:table-cell>
              <table:table-cell office:value-type="float" office:value="0.00492893">
                <text:p>0.00492893</text:p>
              </table:table-cell>
              <table:table-cell office:value-type="float" office:value="0.00258487">
                <text:p>0.00258487</text:p>
              </table:table-cell>
              <table:table-cell office:value-type="float" office:value="0.00219801">
                <text:p>0.002198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558474">
                <text:p>0.0558474</text:p>
              </table:table-cell>
              <table:table-cell office:value-type="float" office:value="0.000780434">
                <text:p>0.000780434</text:p>
              </table:table-cell>
              <table:table-cell office:value-type="float" office:value="0.116508">
                <text:p>0.116508</text:p>
              </table:table-cell>
              <table:table-cell office:value-type="float" office:value="0.0254642">
                <text:p>0.0254642</text:p>
              </table:table-cell>
              <table:table-cell office:value-type="float" office:value="0.0049317">
                <text:p>0.0049317</text:p>
              </table:table-cell>
              <table:table-cell office:value-type="float" office:value="0.00257658">
                <text:p>0.00257658</text:p>
              </table:table-cell>
              <table:table-cell office:value-type="float" office:value="0.00214195">
                <text:p>0.002141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576522">
                <text:p>0.0576522</text:p>
              </table:table-cell>
              <table:table-cell office:value-type="float" office:value="0.000772539">
                <text:p>0.000772539</text:p>
              </table:table-cell>
              <table:table-cell office:value-type="float" office:value="0.11982">
                <text:p>0.11982</text:p>
              </table:table-cell>
              <table:table-cell office:value-type="float" office:value="0.0277613">
                <text:p>0.0277613</text:p>
              </table:table-cell>
              <table:table-cell office:value-type="float" office:value="0.00522184">
                <text:p>0.00522184</text:p>
              </table:table-cell>
              <table:table-cell office:value-type="float" office:value="0.00259671">
                <text:p>0.00259671</text:p>
              </table:table-cell>
              <table:table-cell office:value-type="float" office:value="0.00224617">
                <text:p>0.002246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572887">
                <text:p>0.0572887</text:p>
              </table:table-cell>
              <table:table-cell office:value-type="float" office:value="0.00070543">
                <text:p>0.00070543</text:p>
              </table:table-cell>
              <table:table-cell office:value-type="float" office:value="0.12725">
                <text:p>0.12725</text:p>
              </table:table-cell>
              <table:table-cell office:value-type="float" office:value="0.0266315">
                <text:p>0.0266315</text:p>
              </table:table-cell>
              <table:table-cell office:value-type="float" office:value="0.00490327">
                <text:p>0.00490327</text:p>
              </table:table-cell>
              <table:table-cell office:value-type="float" office:value="0.00257342">
                <text:p>0.00257342</text:p>
              </table:table-cell>
              <table:table-cell office:value-type="float" office:value="0.00222682">
                <text:p>0.002226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567925">
                <text:p>0.0567925</text:p>
              </table:table-cell>
              <table:table-cell office:value-type="float" office:value="0.000715694">
                <text:p>0.000715694</text:p>
              </table:table-cell>
              <table:table-cell office:value-type="float" office:value="0.120269">
                <text:p>0.120269</text:p>
              </table:table-cell>
              <table:table-cell office:value-type="float" office:value="0.0260713">
                <text:p>0.0260713</text:p>
              </table:table-cell>
              <table:table-cell office:value-type="float" office:value="0.00498657">
                <text:p>0.00498657</text:p>
              </table:table-cell>
              <table:table-cell office:value-type="float" office:value="0.00261092">
                <text:p>0.00261092</text:p>
              </table:table-cell>
              <table:table-cell office:value-type="float" office:value="0.00217274">
                <text:p>0.002172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57809">
                <text:p>0.057809</text:p>
              </table:table-cell>
              <table:table-cell office:value-type="float" office:value="0.000662796">
                <text:p>0.000662796</text:p>
              </table:table-cell>
              <table:table-cell office:value-type="float" office:value="0.11763">
                <text:p>0.11763</text:p>
              </table:table-cell>
              <table:table-cell office:value-type="float" office:value="0.0260563">
                <text:p>0.0260563</text:p>
              </table:table-cell>
              <table:table-cell office:value-type="float" office:value="0.00505644">
                <text:p>0.00505644</text:p>
              </table:table-cell>
              <table:table-cell office:value-type="float" office:value="0.00479827">
                <text:p>0.00479827</text:p>
              </table:table-cell>
              <table:table-cell office:value-type="float" office:value="0.00216958">
                <text:p>0.002169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5728">
                <text:p>0.05728</text:p>
              </table:table-cell>
              <table:table-cell office:value-type="float" office:value="0.00067385">
                <text:p>0.00067385</text:p>
              </table:table-cell>
              <table:table-cell office:value-type="float" office:value="0.117211">
                <text:p>0.117211</text:p>
              </table:table-cell>
              <table:table-cell office:value-type="float" office:value="0.025358">
                <text:p>0.025358</text:p>
              </table:table-cell>
              <table:table-cell office:value-type="float" office:value="0.00505525">
                <text:p>0.00505525</text:p>
              </table:table-cell>
              <table:table-cell office:value-type="float" office:value="0.00308818">
                <text:p>0.00308818</text:p>
              </table:table-cell>
              <table:table-cell office:value-type="float" office:value="0.00218656">
                <text:p>0.002186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574035">
                <text:p>0.0574035</text:p>
              </table:table-cell>
              <table:table-cell office:value-type="float" office:value="0.000644638">
                <text:p>0.000644638</text:p>
              </table:table-cell>
              <table:table-cell office:value-type="float" office:value="0.11507">
                <text:p>0.11507</text:p>
              </table:table-cell>
              <table:table-cell office:value-type="float" office:value="0.026153">
                <text:p>0.026153</text:p>
              </table:table-cell>
              <table:table-cell office:value-type="float" office:value="0.00496722">
                <text:p>0.00496722</text:p>
              </table:table-cell>
              <table:table-cell office:value-type="float" office:value="0.00261961">
                <text:p>0.00261961</text:p>
              </table:table-cell>
              <table:table-cell office:value-type="float" office:value="0.00214906">
                <text:p>0.00214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57792">
                <text:p>0.057792</text:p>
              </table:table-cell>
              <table:table-cell office:value-type="float" office:value="0.000770565">
                <text:p>0.000770565</text:p>
              </table:table-cell>
              <table:table-cell office:value-type="float" office:value="0.118178">
                <text:p>0.118178</text:p>
              </table:table-cell>
              <table:table-cell office:value-type="float" office:value="0.025718">
                <text:p>0.025718</text:p>
              </table:table-cell>
              <table:table-cell office:value-type="float" office:value="0.00552659">
                <text:p>0.00552659</text:p>
              </table:table-cell>
              <table:table-cell office:value-type="float" office:value="0.00263224">
                <text:p>0.00263224</text:p>
              </table:table-cell>
              <table:table-cell office:value-type="float" office:value="0.00220472">
                <text:p>0.002204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577276">
                <text:p>0.0577276</text:p>
              </table:table-cell>
              <table:table-cell office:value-type="float" office:value="0.000652138">
                <text:p>0.000652138</text:p>
              </table:table-cell>
              <table:table-cell office:value-type="float" office:value="0.118278">
                <text:p>0.118278</text:p>
              </table:table-cell>
              <table:table-cell office:value-type="float" office:value="0.0262332">
                <text:p>0.0262332</text:p>
              </table:table-cell>
              <table:table-cell office:value-type="float" office:value="0.00552186">
                <text:p>0.00552186</text:p>
              </table:table-cell>
              <table:table-cell office:value-type="float" office:value="0.00269658">
                <text:p>0.00269658</text:p>
              </table:table-cell>
              <table:table-cell office:value-type="float" office:value="0.00215103">
                <text:p>0.002151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577529">
                <text:p>0.0577529</text:p>
              </table:table-cell>
              <table:table-cell office:value-type="float" office:value="0.000651743">
                <text:p>0.000651743</text:p>
              </table:table-cell>
              <table:table-cell office:value-type="float" office:value="0.112375">
                <text:p>0.112375</text:p>
              </table:table-cell>
              <table:table-cell office:value-type="float" office:value="0.0247737">
                <text:p>0.0247737</text:p>
              </table:table-cell>
              <table:table-cell office:value-type="float" office:value="0.00554633">
                <text:p>0.00554633</text:p>
              </table:table-cell>
              <table:table-cell office:value-type="float" office:value="0.00303844">
                <text:p>0.00303844</text:p>
              </table:table-cell>
              <table:table-cell office:value-type="float" office:value="0.0021455">
                <text:p>0.00214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580975">
                <text:p>0.0580975</text:p>
              </table:table-cell>
              <table:table-cell office:value-type="float" office:value="0.000701088">
                <text:p>0.000701088</text:p>
              </table:table-cell>
              <table:table-cell office:value-type="float" office:value="0.115594">
                <text:p>0.115594</text:p>
              </table:table-cell>
              <table:table-cell office:value-type="float" office:value="0.0258542">
                <text:p>0.0258542</text:p>
              </table:table-cell>
              <table:table-cell office:value-type="float" office:value="0.00518947">
                <text:p>0.00518947</text:p>
              </table:table-cell>
              <table:table-cell office:value-type="float" office:value="0.00374782">
                <text:p>0.00374782</text:p>
              </table:table-cell>
              <table:table-cell office:value-type="float" office:value="0.00213011">
                <text:p>0.002130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589984">
                <text:p>0.0589984</text:p>
              </table:table-cell>
              <table:table-cell office:value-type="float" office:value="0.000695561">
                <text:p>0.000695561</text:p>
              </table:table-cell>
              <table:table-cell office:value-type="float" office:value="0.114224">
                <text:p>0.114224</text:p>
              </table:table-cell>
              <table:table-cell office:value-type="float" office:value="0.0249052">
                <text:p>0.0249052</text:p>
              </table:table-cell>
              <table:table-cell office:value-type="float" office:value="0.0053458">
                <text:p>0.0053458</text:p>
              </table:table-cell>
              <table:table-cell office:value-type="float" office:value="0.00315884">
                <text:p>0.00315884</text:p>
              </table:table-cell>
              <table:table-cell office:value-type="float" office:value="0.00214945">
                <text:p>0.002149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595605">
                <text:p>0.0595605</text:p>
              </table:table-cell>
              <table:table-cell office:value-type="float" office:value="0.000765038">
                <text:p>0.000765038</text:p>
              </table:table-cell>
              <table:table-cell office:value-type="float" office:value="0.112877">
                <text:p>0.112877</text:p>
              </table:table-cell>
              <table:table-cell office:value-type="float" office:value="0.0252155">
                <text:p>0.0252155</text:p>
              </table:table-cell>
              <table:table-cell office:value-type="float" office:value="0.00518947">
                <text:p>0.00518947</text:p>
              </table:table-cell>
              <table:table-cell office:value-type="float" office:value="0.00269066">
                <text:p>0.00269066</text:p>
              </table:table-cell>
              <table:table-cell office:value-type="float" office:value="0.00219485">
                <text:p>0.002194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600974">
                <text:p>0.0600974</text:p>
              </table:table-cell>
              <table:table-cell office:value-type="float" office:value="0.000699509">
                <text:p>0.000699509</text:p>
              </table:table-cell>
              <table:table-cell office:value-type="float" office:value="0.117956">
                <text:p>0.117956</text:p>
              </table:table-cell>
              <table:table-cell office:value-type="float" office:value="0.0257334">
                <text:p>0.0257334</text:p>
              </table:table-cell>
              <table:table-cell office:value-type="float" office:value="0.00595175">
                <text:p>0.00595175</text:p>
              </table:table-cell>
              <table:table-cell office:value-type="float" office:value="0.00267487">
                <text:p>0.00267487</text:p>
              </table:table-cell>
              <table:table-cell office:value-type="float" office:value="0.00219327">
                <text:p>0.002193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620739">
                <text:p>0.0620739</text:p>
              </table:table-cell>
              <table:table-cell office:value-type="float" office:value="0.000725563">
                <text:p>0.000725563</text:p>
              </table:table-cell>
              <table:table-cell office:value-type="float" office:value="0.118573">
                <text:p>0.118573</text:p>
              </table:table-cell>
              <table:table-cell office:value-type="float" office:value="0.0267961">
                <text:p>0.0267961</text:p>
              </table:table-cell>
              <table:table-cell office:value-type="float" office:value="0.00602557">
                <text:p>0.00602557</text:p>
              </table:table-cell>
              <table:table-cell office:value-type="float" office:value="0.00269698">
                <text:p>0.00269698</text:p>
              </table:table-cell>
              <table:table-cell office:value-type="float" office:value="0.00214984">
                <text:p>0.002149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601743">
                <text:p>0.0601743</text:p>
              </table:table-cell>
              <table:table-cell office:value-type="float" office:value="0.000780829">
                <text:p>0.000780829</text:p>
              </table:table-cell>
              <table:table-cell office:value-type="float" office:value="0.116999">
                <text:p>0.116999</text:p>
              </table:table-cell>
              <table:table-cell office:value-type="float" office:value="0.0258735">
                <text:p>0.0258735</text:p>
              </table:table-cell>
              <table:table-cell office:value-type="float" office:value="0.00590003">
                <text:p>0.00590003</text:p>
              </table:table-cell>
              <table:table-cell office:value-type="float" office:value="0.00269856">
                <text:p>0.00269856</text:p>
              </table:table-cell>
              <table:table-cell office:value-type="float" office:value="0.00212182">
                <text:p>0.002121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610507">
                <text:p>0.0610507</text:p>
              </table:table-cell>
              <table:table-cell office:value-type="float" office:value="0.00074688">
                <text:p>0.00074688</text:p>
              </table:table-cell>
              <table:table-cell office:value-type="float" office:value="0.115351">
                <text:p>0.115351</text:p>
              </table:table-cell>
              <table:table-cell office:value-type="float" office:value="0.0257397">
                <text:p>0.0257397</text:p>
              </table:table-cell>
              <table:table-cell office:value-type="float" office:value="0.00599556">
                <text:p>0.00599556</text:p>
              </table:table-cell>
              <table:table-cell office:value-type="float" office:value="0.00268553">
                <text:p>0.00268553</text:p>
              </table:table-cell>
              <table:table-cell office:value-type="float" office:value="0.00211037">
                <text:p>0.002110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603488">
                <text:p>0.0603488</text:p>
              </table:table-cell>
              <table:table-cell office:value-type="float" office:value="0.000727537">
                <text:p>0.000727537</text:p>
              </table:table-cell>
              <table:table-cell office:value-type="float" office:value="0.110812">
                <text:p>0.110812</text:p>
              </table:table-cell>
              <table:table-cell office:value-type="float" office:value="0.0246597">
                <text:p>0.0246597</text:p>
              </table:table-cell>
              <table:table-cell office:value-type="float" office:value="0.00583253">
                <text:p>0.00583253</text:p>
              </table:table-cell>
              <table:table-cell office:value-type="float" office:value="0.00272935">
                <text:p>0.00272935</text:p>
              </table:table-cell>
              <table:table-cell office:value-type="float" office:value="0.00219485">
                <text:p>0.002194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601546">
                <text:p>0.0601546</text:p>
              </table:table-cell>
              <table:table-cell office:value-type="float" office:value="0.000756749">
                <text:p>0.000756749</text:p>
              </table:table-cell>
              <table:table-cell office:value-type="float" office:value="0.118702">
                <text:p>0.118702</text:p>
              </table:table-cell>
              <table:table-cell office:value-type="float" office:value="0.0268225">
                <text:p>0.0268225</text:p>
              </table:table-cell>
              <table:table-cell office:value-type="float" office:value="0.00576818">
                <text:p>0.00576818</text:p>
              </table:table-cell>
              <table:table-cell office:value-type="float" office:value="0.00270369">
                <text:p>0.00270369</text:p>
              </table:table-cell>
              <table:table-cell office:value-type="float" office:value="0.00219445">
                <text:p>0.002194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632396">
                <text:p>0.0632396</text:p>
              </table:table-cell>
              <table:table-cell office:value-type="float" office:value="0.000693982">
                <text:p>0.000693982</text:p>
              </table:table-cell>
              <table:table-cell office:value-type="float" office:value="0.114279">
                <text:p>0.114279</text:p>
              </table:table-cell>
              <table:table-cell office:value-type="float" office:value="0.0268541">
                <text:p>0.0268541</text:p>
              </table:table-cell>
              <table:table-cell office:value-type="float" office:value="0.00615149">
                <text:p>0.00615149</text:p>
              </table:table-cell>
              <table:table-cell office:value-type="float" office:value="0.00274474">
                <text:p>0.00274474</text:p>
              </table:table-cell>
              <table:table-cell office:value-type="float" office:value="0.00217748">
                <text:p>0.002177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605545">
                <text:p>0.0605545</text:p>
              </table:table-cell>
              <table:table-cell office:value-type="float" office:value="0.000718852">
                <text:p>0.000718852</text:p>
              </table:table-cell>
              <table:table-cell office:value-type="float" office:value="0.116637">
                <text:p>0.116637</text:p>
              </table:table-cell>
              <table:table-cell office:value-type="float" office:value="0.0262584">
                <text:p>0.0262584</text:p>
              </table:table-cell>
              <table:table-cell office:value-type="float" office:value="0.00605754">
                <text:p>0.00605754</text:p>
              </table:table-cell>
              <table:table-cell office:value-type="float" office:value="0.00273408">
                <text:p>0.00273408</text:p>
              </table:table-cell>
              <table:table-cell office:value-type="float" office:value="0.00214195">
                <text:p>0.002141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604096">
                <text:p>0.0604096</text:p>
              </table:table-cell>
              <table:table-cell office:value-type="float" office:value="0.000684113">
                <text:p>0.000684113</text:p>
              </table:table-cell>
              <table:table-cell office:value-type="float" office:value="0.116257">
                <text:p>0.116257</text:p>
              </table:table-cell>
              <table:table-cell office:value-type="float" office:value="0.0328224">
                <text:p>0.0328224</text:p>
              </table:table-cell>
              <table:table-cell office:value-type="float" office:value="0.00736971">
                <text:p>0.00736971</text:p>
              </table:table-cell>
              <table:table-cell office:value-type="float" office:value="0.00275777">
                <text:p>0.00275777</text:p>
              </table:table-cell>
              <table:table-cell office:value-type="float" office:value="0.00224932">
                <text:p>0.002249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620692">
                <text:p>0.0620692</text:p>
              </table:table-cell>
              <table:table-cell office:value-type="float" office:value="0.000724773">
                <text:p>0.000724773</text:p>
              </table:table-cell>
              <table:table-cell office:value-type="float" office:value="0.115942">
                <text:p>0.115942</text:p>
              </table:table-cell>
              <table:table-cell office:value-type="float" office:value="0.0270878">
                <text:p>0.0270878</text:p>
              </table:table-cell>
              <table:table-cell office:value-type="float" office:value="0.00643374">
                <text:p>0.00643374</text:p>
              </table:table-cell>
              <table:table-cell office:value-type="float" office:value="0.00291804">
                <text:p>0.00291804</text:p>
              </table:table-cell>
              <table:table-cell office:value-type="float" office:value="0.00215103">
                <text:p>0.002151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614601">
                <text:p>0.0614601</text:p>
              </table:table-cell>
              <table:table-cell office:value-type="float" office:value="0.000679376">
                <text:p>0.000679376</text:p>
              </table:table-cell>
              <table:table-cell office:value-type="float" office:value="0.118827">
                <text:p>0.118827</text:p>
              </table:table-cell>
              <table:table-cell office:value-type="float" office:value="0.0269828">
                <text:p>0.0269828</text:p>
              </table:table-cell>
              <table:table-cell office:value-type="float" office:value="0.00723826">
                <text:p>0.00723826</text:p>
              </table:table-cell>
              <table:table-cell office:value-type="float" office:value="0.00276093">
                <text:p>0.00276093</text:p>
              </table:table-cell>
              <table:table-cell office:value-type="float" office:value="0.00216406">
                <text:p>0.002164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614664">
                <text:p>0.0614664</text:p>
              </table:table-cell>
              <table:table-cell office:value-type="float" office:value="0.000690429">
                <text:p>0.000690429</text:p>
              </table:table-cell>
              <table:table-cell office:value-type="float" office:value="0.119393">
                <text:p>0.119393</text:p>
              </table:table-cell>
              <table:table-cell office:value-type="float" office:value="0.0272982">
                <text:p>0.0272982</text:p>
              </table:table-cell>
              <table:table-cell office:value-type="float" office:value="0.00567502">
                <text:p>0.00567502</text:p>
              </table:table-cell>
              <table:table-cell office:value-type="float" office:value="0.0027783">
                <text:p>0.0027783</text:p>
              </table:table-cell>
              <table:table-cell office:value-type="float" office:value="0.00216406">
                <text:p>0.002164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61929">
                <text:p>0.061929</text:p>
              </table:table-cell>
              <table:table-cell office:value-type="float" office:value="0.000737405">
                <text:p>0.000737405</text:p>
              </table:table-cell>
              <table:table-cell office:value-type="float" office:value="0.113013">
                <text:p>0.113013</text:p>
              </table:table-cell>
              <table:table-cell office:value-type="float" office:value="0.0256331">
                <text:p>0.0256331</text:p>
              </table:table-cell>
              <table:table-cell office:value-type="float" office:value="0.00525224">
                <text:p>0.00525224</text:p>
              </table:table-cell>
              <table:table-cell office:value-type="float" office:value="0.00276132">
                <text:p>0.00276132</text:p>
              </table:table-cell>
              <table:table-cell office:value-type="float" office:value="0.00216406">
                <text:p>0.002164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622184">
                <text:p>0.0622184</text:p>
              </table:table-cell>
              <table:table-cell office:value-type="float" office:value="0.000767407">
                <text:p>0.000767407</text:p>
              </table:table-cell>
              <table:table-cell office:value-type="float" office:value="0.113793">
                <text:p>0.113793</text:p>
              </table:table-cell>
              <table:table-cell office:value-type="float" office:value="0.0274577">
                <text:p>0.0274577</text:p>
              </table:table-cell>
              <table:table-cell office:value-type="float" office:value="0.00543264">
                <text:p>0.00543264</text:p>
              </table:table-cell>
              <table:table-cell office:value-type="float" office:value="0.00279369">
                <text:p>0.00279369</text:p>
              </table:table-cell>
              <table:table-cell office:value-type="float" office:value="0.00216919">
                <text:p>0.002169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621813">
                <text:p>0.0621813</text:p>
              </table:table-cell>
              <table:table-cell office:value-type="float" office:value="0.000720036">
                <text:p>0.000720036</text:p>
              </table:table-cell>
              <table:table-cell office:value-type="float" office:value="0.119806">
                <text:p>0.119806</text:p>
              </table:table-cell>
              <table:table-cell office:value-type="float" office:value="0.0321162">
                <text:p>0.0321162</text:p>
              </table:table-cell>
              <table:table-cell office:value-type="float" office:value="0.00529408">
                <text:p>0.00529408</text:p>
              </table:table-cell>
              <table:table-cell office:value-type="float" office:value="0.00299976">
                <text:p>0.00299976</text:p>
              </table:table-cell>
              <table:table-cell office:value-type="float" office:value="0.00218458">
                <text:p>0.00218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622358">
                <text:p>0.0622358</text:p>
              </table:table-cell>
              <table:table-cell office:value-type="float" office:value="0.000776881">
                <text:p>0.000776881</text:p>
              </table:table-cell>
              <table:table-cell office:value-type="float" office:value="0.116812">
                <text:p>0.116812</text:p>
              </table:table-cell>
              <table:table-cell office:value-type="float" office:value="0.0267234">
                <text:p>0.0267234</text:p>
              </table:table-cell>
              <table:table-cell office:value-type="float" office:value="0.00526961">
                <text:p>0.00526961</text:p>
              </table:table-cell>
              <table:table-cell office:value-type="float" office:value="0.00322635">
                <text:p>0.00322635</text:p>
              </table:table-cell>
              <table:table-cell office:value-type="float" office:value="0.00220077">
                <text:p>0.002200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633277">
                <text:p>0.0633277</text:p>
              </table:table-cell>
              <table:table-cell office:value-type="float" office:value="0.000687666">
                <text:p>0.000687666</text:p>
              </table:table-cell>
              <table:table-cell office:value-type="float" office:value="0.115726">
                <text:p>0.115726</text:p>
              </table:table-cell>
              <table:table-cell office:value-type="float" office:value="0.0274222">
                <text:p>0.0274222</text:p>
              </table:table-cell>
              <table:table-cell office:value-type="float" office:value="0.00546185">
                <text:p>0.00546185</text:p>
              </table:table-cell>
              <table:table-cell office:value-type="float" office:value="0.00283514">
                <text:p>0.00283514</text:p>
              </table:table-cell>
              <table:table-cell office:value-type="float" office:value="0.00219366">
                <text:p>0.002193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627651">
                <text:p>0.0627651</text:p>
              </table:table-cell>
              <table:table-cell office:value-type="float" office:value="0.000707799">
                <text:p>0.000707799</text:p>
              </table:table-cell>
              <table:table-cell office:value-type="float" office:value="0.114067">
                <text:p>0.114067</text:p>
              </table:table-cell>
              <table:table-cell office:value-type="float" office:value="0.0368794">
                <text:p>0.0368794</text:p>
              </table:table-cell>
              <table:table-cell office:value-type="float" office:value="0.00532211">
                <text:p>0.00532211</text:p>
              </table:table-cell>
              <table:table-cell office:value-type="float" office:value="0.00282764">
                <text:p>0.00282764</text:p>
              </table:table-cell>
              <table:table-cell office:value-type="float" office:value="0.0021009">
                <text:p>0.00210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633857">
                <text:p>0.0633857</text:p>
              </table:table-cell>
              <table:table-cell office:value-type="float" office:value="0.000690035">
                <text:p>0.000690035</text:p>
              </table:table-cell>
              <table:table-cell office:value-type="float" office:value="0.117384">
                <text:p>0.117384</text:p>
              </table:table-cell>
              <table:table-cell office:value-type="float" office:value="0.0263378">
                <text:p>0.0263378</text:p>
              </table:table-cell>
              <table:table-cell office:value-type="float" office:value="0.00551672">
                <text:p>0.00551672</text:p>
              </table:table-cell>
              <table:table-cell office:value-type="float" office:value="0.00283159">
                <text:p>0.00283159</text:p>
              </table:table-cell>
              <table:table-cell office:value-type="float" office:value="0.00219603">
                <text:p>0.002196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640899">
                <text:p>0.0640899</text:p>
              </table:table-cell>
              <table:table-cell office:value-type="float" office:value="0.000686087">
                <text:p>0.000686087</text:p>
              </table:table-cell>
              <table:table-cell office:value-type="float" office:value="0.117202">
                <text:p>0.117202</text:p>
              </table:table-cell>
              <table:table-cell office:value-type="float" office:value="0.0261609">
                <text:p>0.0261609</text:p>
              </table:table-cell>
              <table:table-cell office:value-type="float" office:value="0.00537264">
                <text:p>0.00537264</text:p>
              </table:table-cell>
              <table:table-cell office:value-type="float" office:value="0.0033424">
                <text:p>0.0033424</text:p>
              </table:table-cell>
              <table:table-cell office:value-type="float" office:value="0.00219919">
                <text:p>0.002199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641669">
                <text:p>0.0641669</text:p>
              </table:table-cell>
              <table:table-cell office:value-type="float" office:value="0.000734642">
                <text:p>0.000734642</text:p>
              </table:table-cell>
              <table:table-cell office:value-type="float" office:value="0.118215">
                <text:p>0.118215</text:p>
              </table:table-cell>
              <table:table-cell office:value-type="float" office:value="0.0271143">
                <text:p>0.0271143</text:p>
              </table:table-cell>
              <table:table-cell office:value-type="float" office:value="0.00551672">
                <text:p>0.00551672</text:p>
              </table:table-cell>
              <table:table-cell office:value-type="float" office:value="0.00326819">
                <text:p>0.00326819</text:p>
              </table:table-cell>
              <table:table-cell office:value-type="float" office:value="0.00216287">
                <text:p>0.002162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637272">
                <text:p>0.0637272</text:p>
              </table:table-cell>
              <table:table-cell office:value-type="float" office:value="0.000704641">
                <text:p>0.000704641</text:p>
              </table:table-cell>
              <table:table-cell office:value-type="float" office:value="0.117255">
                <text:p>0.117255</text:p>
              </table:table-cell>
              <table:table-cell office:value-type="float" office:value="0.0264878">
                <text:p>0.0264878</text:p>
              </table:table-cell>
              <table:table-cell office:value-type="float" office:value="0.00555028">
                <text:p>0.00555028</text:p>
              </table:table-cell>
              <table:table-cell office:value-type="float" office:value="0.00285962">
                <text:p>0.00285962</text:p>
              </table:table-cell>
              <table:table-cell office:value-type="float" office:value="0.00213998">
                <text:p>0.002139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642751">
                <text:p>0.0642751</text:p>
              </table:table-cell>
              <table:table-cell office:value-type="float" office:value="0.000731879">
                <text:p>0.000731879</text:p>
              </table:table-cell>
              <table:table-cell office:value-type="float" office:value="0.116285">
                <text:p>0.116285</text:p>
              </table:table-cell>
              <table:table-cell office:value-type="float" office:value="0.0255889">
                <text:p>0.0255889</text:p>
              </table:table-cell>
              <table:table-cell office:value-type="float" office:value="0.0055108">
                <text:p>0.0055108</text:p>
              </table:table-cell>
              <table:table-cell office:value-type="float" office:value="0.00287028">
                <text:p>0.00287028</text:p>
              </table:table-cell>
              <table:table-cell office:value-type="float" office:value="0.00214669">
                <text:p>0.002146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649687">
                <text:p>0.0649687</text:p>
              </table:table-cell>
              <table:table-cell office:value-type="float" office:value="0.000724773">
                <text:p>0.000724773</text:p>
              </table:table-cell>
              <table:table-cell office:value-type="float" office:value="0.114617">
                <text:p>0.114617</text:p>
              </table:table-cell>
              <table:table-cell office:value-type="float" office:value="0.025615">
                <text:p>0.025615</text:p>
              </table:table-cell>
              <table:table-cell office:value-type="float" office:value="0.00541961">
                <text:p>0.00541961</text:p>
              </table:table-cell>
              <table:table-cell office:value-type="float" office:value="0.00287936">
                <text:p>0.00287936</text:p>
              </table:table-cell>
              <table:table-cell office:value-type="float" office:value="0.00213958">
                <text:p>0.002139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647713">
                <text:p>0.0647713</text:p>
              </table:table-cell>
              <table:table-cell office:value-type="float" office:value="0.000727931">
                <text:p>0.000727931</text:p>
              </table:table-cell>
              <table:table-cell office:value-type="float" office:value="0.118027">
                <text:p>0.118027</text:p>
              </table:table-cell>
              <table:table-cell office:value-type="float" office:value="0.0258025">
                <text:p>0.0258025</text:p>
              </table:table-cell>
              <table:table-cell office:value-type="float" office:value="0.00566278">
                <text:p>0.00566278</text:p>
              </table:table-cell>
              <table:table-cell office:value-type="float" office:value="0.00290501">
                <text:p>0.00290501</text:p>
              </table:table-cell>
              <table:table-cell office:value-type="float" office:value="0.00214471">
                <text:p>0.002144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644918">
                <text:p>0.0644918</text:p>
              </table:table-cell>
              <table:table-cell office:value-type="float" office:value="0.000715299">
                <text:p>0.000715299</text:p>
              </table:table-cell>
              <table:table-cell office:value-type="float" office:value="0.119735">
                <text:p>0.119735</text:p>
              </table:table-cell>
              <table:table-cell office:value-type="float" office:value="0.028173">
                <text:p>0.028173</text:p>
              </table:table-cell>
              <table:table-cell office:value-type="float" office:value="0.00569239">
                <text:p>0.00569239</text:p>
              </table:table-cell>
              <table:table-cell office:value-type="float" office:value="0.00393572">
                <text:p>0.00393572</text:p>
              </table:table-cell>
              <table:table-cell office:value-type="float" office:value="0.00213721">
                <text:p>0.002137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69382">
                <text:p>0.069382</text:p>
              </table:table-cell>
              <table:table-cell office:value-type="float" office:value="0.000768986">
                <text:p>0.000768986</text:p>
              </table:table-cell>
              <table:table-cell office:value-type="float" office:value="0.117526">
                <text:p>0.117526</text:p>
              </table:table-cell>
              <table:table-cell office:value-type="float" office:value="0.0270018">
                <text:p>0.0270018</text:p>
              </table:table-cell>
              <table:table-cell office:value-type="float" office:value="0.00546462">
                <text:p>0.00546462</text:p>
              </table:table-cell>
              <table:table-cell office:value-type="float" office:value="0.00491472">
                <text:p>0.00491472</text:p>
              </table:table-cell>
              <table:table-cell office:value-type="float" office:value="0.0021609">
                <text:p>0.00216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655857">
                <text:p>0.0655857</text:p>
              </table:table-cell>
              <table:table-cell office:value-type="float" office:value="0.000667928">
                <text:p>0.000667928</text:p>
              </table:table-cell>
              <table:table-cell office:value-type="float" office:value="0.115901">
                <text:p>0.115901</text:p>
              </table:table-cell>
              <table:table-cell office:value-type="float" office:value="0.0255869">
                <text:p>0.0255869</text:p>
              </table:table-cell>
              <table:table-cell office:value-type="float" office:value="0.00551001">
                <text:p>0.00551001</text:p>
              </table:table-cell>
              <table:table-cell office:value-type="float" office:value="0.00294883">
                <text:p>0.00294883</text:p>
              </table:table-cell>
              <table:table-cell office:value-type="float" office:value="0.00218419">
                <text:p>0.002184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657988">
                <text:p>0.0657988</text:p>
              </table:table-cell>
              <table:table-cell office:value-type="float" office:value="0.000703062">
                <text:p>0.000703062</text:p>
              </table:table-cell>
              <table:table-cell office:value-type="float" office:value="0.115621">
                <text:p>0.115621</text:p>
              </table:table-cell>
              <table:table-cell office:value-type="float" office:value="0.0254002">
                <text:p>0.0254002</text:p>
              </table:table-cell>
              <table:table-cell office:value-type="float" office:value="0.0055412">
                <text:p>0.0055412</text:p>
              </table:table-cell>
              <table:table-cell office:value-type="float" office:value="0.00292041">
                <text:p>0.00292041</text:p>
              </table:table-cell>
              <table:table-cell office:value-type="float" office:value="0.00216564">
                <text:p>0.002165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66104">
                <text:p>0.066104</text:p>
              </table:table-cell>
              <table:table-cell office:value-type="float" office:value="0.000671481">
                <text:p>0.000671481</text:p>
              </table:table-cell>
              <table:table-cell office:value-type="float" office:value="0.11242">
                <text:p>0.11242</text:p>
              </table:table-cell>
              <table:table-cell office:value-type="float" office:value="0.0251894">
                <text:p>0.0251894</text:p>
              </table:table-cell>
              <table:table-cell office:value-type="float" office:value="0.00553133">
                <text:p>0.00553133</text:p>
              </table:table-cell>
              <table:table-cell office:value-type="float" office:value="0.00399691">
                <text:p>0.00399691</text:p>
              </table:table-cell>
              <table:table-cell office:value-type="float" office:value="0.00219129">
                <text:p>0.002191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65271">
                <text:p>0.065271</text:p>
              </table:table-cell>
              <table:table-cell office:value-type="float" office:value="0.000693982">
                <text:p>0.000693982</text:p>
              </table:table-cell>
              <table:table-cell office:value-type="float" office:value="0.117885">
                <text:p>0.117885</text:p>
              </table:table-cell>
              <table:table-cell office:value-type="float" office:value="0.0256588">
                <text:p>0.0256588</text:p>
              </table:table-cell>
              <table:table-cell office:value-type="float" office:value="0.00555817">
                <text:p>0.00555817</text:p>
              </table:table-cell>
              <table:table-cell office:value-type="float" office:value="0.00371071">
                <text:p>0.00371071</text:p>
              </table:table-cell>
              <table:table-cell office:value-type="float" office:value="0.00217077">
                <text:p>0.002170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668205">
                <text:p>0.0668205</text:p>
              </table:table-cell>
              <table:table-cell office:value-type="float" office:value="0.000677402">
                <text:p>0.000677402</text:p>
              </table:table-cell>
              <table:table-cell office:value-type="float" office:value="0.11458">
                <text:p>0.11458</text:p>
              </table:table-cell>
              <table:table-cell office:value-type="float" office:value="0.0258242">
                <text:p>0.0258242</text:p>
              </table:table-cell>
              <table:table-cell office:value-type="float" office:value="0.00550567">
                <text:p>0.00550567</text:p>
              </table:table-cell>
              <table:table-cell office:value-type="float" office:value="0.00337556">
                <text:p>0.00337556</text:p>
              </table:table-cell>
              <table:table-cell office:value-type="float" office:value="0.00220274">
                <text:p>0.002202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666464">
                <text:p>0.0666464</text:p>
              </table:table-cell>
              <table:table-cell office:value-type="float" office:value="0.000735826">
                <text:p>0.000735826</text:p>
              </table:table-cell>
              <table:table-cell office:value-type="float" office:value="0.114948">
                <text:p>0.114948</text:p>
              </table:table-cell>
              <table:table-cell office:value-type="float" office:value="0.0297875">
                <text:p>0.0297875</text:p>
              </table:table-cell>
              <table:table-cell office:value-type="float" office:value="0.00573068">
                <text:p>0.00573068</text:p>
              </table:table-cell>
              <table:table-cell office:value-type="float" office:value="0.00345886">
                <text:p>0.00345886</text:p>
              </table:table-cell>
              <table:table-cell office:value-type="float" office:value="0.00224143">
                <text:p>0.002241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665287">
                <text:p>0.0665287</text:p>
              </table:table-cell>
              <table:table-cell office:value-type="float" office:value="0.000688061">
                <text:p>0.000688061</text:p>
              </table:table-cell>
              <table:table-cell office:value-type="float" office:value="0.114195">
                <text:p>0.114195</text:p>
              </table:table-cell>
              <table:table-cell office:value-type="float" office:value="0.0271044">
                <text:p>0.0271044</text:p>
              </table:table-cell>
              <table:table-cell office:value-type="float" office:value="0.0056691">
                <text:p>0.0056691</text:p>
              </table:table-cell>
              <table:table-cell office:value-type="float" office:value="0.00350544">
                <text:p>0.00350544</text:p>
              </table:table-cell>
              <table:table-cell office:value-type="float" office:value="0.00214511">
                <text:p>0.002145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668193">
                <text:p>0.0668193</text:p>
              </table:table-cell>
              <table:table-cell office:value-type="float" office:value="0.000686087">
                <text:p>0.000686087</text:p>
              </table:table-cell>
              <table:table-cell office:value-type="float" office:value="0.115472">
                <text:p>0.115472</text:p>
              </table:table-cell>
              <table:table-cell office:value-type="float" office:value="0.0259714">
                <text:p>0.0259714</text:p>
              </table:table-cell>
              <table:table-cell office:value-type="float" office:value="0.00559331">
                <text:p>0.00559331</text:p>
              </table:table-cell>
              <table:table-cell office:value-type="float" office:value="0.00410942">
                <text:p>0.00410942</text:p>
              </table:table-cell>
              <table:table-cell office:value-type="float" office:value="0.00211313">
                <text:p>0.002113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676747">
                <text:p>0.0676747</text:p>
              </table:table-cell>
              <table:table-cell office:value-type="float" office:value="0.000656086">
                <text:p>0.000656086</text:p>
              </table:table-cell>
              <table:table-cell office:value-type="float" office:value="0.115261">
                <text:p>0.115261</text:p>
              </table:table-cell>
              <table:table-cell office:value-type="float" office:value="0.0257973">
                <text:p>0.0257973</text:p>
              </table:table-cell>
              <table:table-cell office:value-type="float" office:value="0.00555936">
                <text:p>0.00555936</text:p>
              </table:table-cell>
              <table:table-cell office:value-type="float" office:value="0.003207">
                <text:p>0.003207</text:p>
              </table:table-cell>
              <table:table-cell office:value-type="float" office:value="0.00220787">
                <text:p>0.002207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670324">
                <text:p>0.0670324</text:p>
              </table:table-cell>
              <table:table-cell office:value-type="float" office:value="0.000704246">
                <text:p>0.000704246</text:p>
              </table:table-cell>
              <table:table-cell office:value-type="float" office:value="0.114284">
                <text:p>0.114284</text:p>
              </table:table-cell>
              <table:table-cell office:value-type="float" office:value="0.032166">
                <text:p>0.032166</text:p>
              </table:table-cell>
              <table:table-cell office:value-type="float" office:value="0.00573463">
                <text:p>0.00573463</text:p>
              </table:table-cell>
              <table:table-cell office:value-type="float" office:value="0.00305265">
                <text:p>0.00305265</text:p>
              </table:table-cell>
              <table:table-cell office:value-type="float" office:value="0.0022213">
                <text:p>0.00222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675354">
                <text:p>0.0675354</text:p>
              </table:table-cell>
              <table:table-cell office:value-type="float" office:value="0.000652928">
                <text:p>0.000652928</text:p>
              </table:table-cell>
              <table:table-cell office:value-type="float" office:value="0.117137">
                <text:p>0.117137</text:p>
              </table:table-cell>
              <table:table-cell office:value-type="float" office:value="0.0259537">
                <text:p>0.0259537</text:p>
              </table:table-cell>
              <table:table-cell office:value-type="float" office:value="0.00560554">
                <text:p>0.00560554</text:p>
              </table:table-cell>
              <table:table-cell office:value-type="float" office:value="0.00303844">
                <text:p>0.00303844</text:p>
              </table:table-cell>
              <table:table-cell office:value-type="float" office:value="0.00218379">
                <text:p>0.002183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676479">
                <text:p>0.0676479</text:p>
              </table:table-cell>
              <table:table-cell office:value-type="float" office:value="0.000716089">
                <text:p>0.000716089</text:p>
              </table:table-cell>
              <table:table-cell office:value-type="float" office:value="0.115164">
                <text:p>0.115164</text:p>
              </table:table-cell>
              <table:table-cell office:value-type="float" office:value="0.0259489">
                <text:p>0.0259489</text:p>
              </table:table-cell>
              <table:table-cell office:value-type="float" office:value="0.00564778">
                <text:p>0.00564778</text:p>
              </table:table-cell>
              <table:table-cell office:value-type="float" office:value="0.00301278">
                <text:p>0.00301278</text:p>
              </table:table-cell>
              <table:table-cell office:value-type="float" office:value="0.00214195">
                <text:p>0.00214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689695">
                <text:p>0.0689695</text:p>
              </table:table-cell>
              <table:table-cell office:value-type="float" office:value="0.00106466">
                <text:p>0.00106466</text:p>
              </table:table-cell>
              <table:table-cell office:value-type="float" office:value="0.117121">
                <text:p>0.117121</text:p>
              </table:table-cell>
              <table:table-cell office:value-type="float" office:value="0.0256817">
                <text:p>0.0256817</text:p>
              </table:table-cell>
              <table:table-cell office:value-type="float" office:value="0.00564897">
                <text:p>0.00564897</text:p>
              </table:table-cell>
              <table:table-cell office:value-type="float" office:value="0.00302423">
                <text:p>0.00302423</text:p>
              </table:table-cell>
              <table:table-cell office:value-type="float" office:value="0.00220551">
                <text:p>0.002205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683217">
                <text:p>0.0683217</text:p>
              </table:table-cell>
              <table:table-cell office:value-type="float" office:value="0.000950969">
                <text:p>0.000950969</text:p>
              </table:table-cell>
              <table:table-cell office:value-type="float" office:value="0.120949">
                <text:p>0.120949</text:p>
              </table:table-cell>
              <table:table-cell office:value-type="float" office:value="0.0263212">
                <text:p>0.0263212</text:p>
              </table:table-cell>
              <table:table-cell office:value-type="float" office:value="0.00560081">
                <text:p>0.00560081</text:p>
              </table:table-cell>
              <table:table-cell office:value-type="float" office:value="0.00301041">
                <text:p>0.00301041</text:p>
              </table:table-cell>
              <table:table-cell office:value-type="float" office:value="0.0021534">
                <text:p>0.00215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705485">
                <text:p>0.0705485</text:p>
              </table:table-cell>
              <table:table-cell office:value-type="float" office:value="0.00100584">
                <text:p>0.00100584</text:p>
              </table:table-cell>
              <table:table-cell office:value-type="float" office:value="0.120573">
                <text:p>0.120573</text:p>
              </table:table-cell>
              <table:table-cell office:value-type="float" office:value="0.024992">
                <text:p>0.024992</text:p>
              </table:table-cell>
              <table:table-cell office:value-type="float" office:value="0.00647361">
                <text:p>0.00647361</text:p>
              </table:table-cell>
              <table:table-cell office:value-type="float" office:value="0.00302028">
                <text:p>0.00302028</text:p>
              </table:table-cell>
              <table:table-cell office:value-type="float" office:value="0.00217195">
                <text:p>0.002171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691965">
                <text:p>0.0691965</text:p>
              </table:table-cell>
              <table:table-cell office:value-type="float" office:value="0.000894519">
                <text:p>0.000894519</text:p>
              </table:table-cell>
              <table:table-cell office:value-type="float" office:value="0.117474">
                <text:p>0.117474</text:p>
              </table:table-cell>
              <table:table-cell office:value-type="float" office:value="0.0254713">
                <text:p>0.0254713</text:p>
              </table:table-cell>
              <table:table-cell office:value-type="float" office:value="0.00656441">
                <text:p>0.00656441</text:p>
              </table:table-cell>
              <table:table-cell office:value-type="float" office:value="0.00309647">
                <text:p>0.00309647</text:p>
              </table:table-cell>
              <table:table-cell office:value-type="float" office:value="0.00215616">
                <text:p>0.002156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69684">
                <text:p>0.069684</text:p>
              </table:table-cell>
              <table:table-cell office:value-type="float" office:value="0.000995971">
                <text:p>0.000995971</text:p>
              </table:table-cell>
              <table:table-cell office:value-type="float" office:value="0.117911">
                <text:p>0.117911</text:p>
              </table:table-cell>
              <table:table-cell office:value-type="float" office:value="0.0253138">
                <text:p>0.0253138</text:p>
              </table:table-cell>
              <table:table-cell office:value-type="float" office:value="0.0062865">
                <text:p>0.0062865</text:p>
              </table:table-cell>
              <table:table-cell office:value-type="float" office:value="0.00306726">
                <text:p>0.00306726</text:p>
              </table:table-cell>
              <table:table-cell office:value-type="float" office:value="0.00215735">
                <text:p>0.002157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686446">
                <text:p>0.0686446</text:p>
              </table:table-cell>
              <table:table-cell office:value-type="float" office:value="0.00085978">
                <text:p>0.00085978</text:p>
              </table:table-cell>
              <table:table-cell office:value-type="float" office:value="0.121351">
                <text:p>0.121351</text:p>
              </table:table-cell>
              <table:table-cell office:value-type="float" office:value="0.0258112">
                <text:p>0.0258112</text:p>
              </table:table-cell>
              <table:table-cell office:value-type="float" office:value="0.00673455">
                <text:p>0.00673455</text:p>
              </table:table-cell>
              <table:table-cell office:value-type="float" office:value="0.00305779">
                <text:p>0.00305779</text:p>
              </table:table-cell>
              <table:table-cell office:value-type="float" office:value="0.0021905">
                <text:p>0.00219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699296">
                <text:p>0.0699296</text:p>
              </table:table-cell>
              <table:table-cell office:value-type="float" office:value="0.00085149">
                <text:p>0.00085149</text:p>
              </table:table-cell>
              <table:table-cell office:value-type="float" office:value="0.115739">
                <text:p>0.115739</text:p>
              </table:table-cell>
              <table:table-cell office:value-type="float" office:value="0.0277313">
                <text:p>0.0277313</text:p>
              </table:table-cell>
              <table:table-cell office:value-type="float" office:value="0.00591188">
                <text:p>0.00591188</text:p>
              </table:table-cell>
              <table:table-cell office:value-type="float" office:value="0.00306173">
                <text:p>0.00306173</text:p>
              </table:table-cell>
              <table:table-cell office:value-type="float" office:value="0.00218537">
                <text:p>0.002185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702221">
                <text:p>0.0702221</text:p>
              </table:table-cell>
              <table:table-cell office:value-type="float" office:value="0.00077846">
                <text:p>0.00077846</text:p>
              </table:table-cell>
              <table:table-cell office:value-type="float" office:value="0.116218">
                <text:p>0.116218</text:p>
              </table:table-cell>
              <table:table-cell office:value-type="float" office:value="0.0260883">
                <text:p>0.0260883</text:p>
              </table:table-cell>
              <table:table-cell office:value-type="float" office:value="0.00594622">
                <text:p>0.00594622</text:p>
              </table:table-cell>
              <table:table-cell office:value-type="float" office:value="0.00304634">
                <text:p>0.00304634</text:p>
              </table:table-cell>
              <table:table-cell office:value-type="float" office:value="0.00213919">
                <text:p>0.002139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695865">
                <text:p>0.0695865</text:p>
              </table:table-cell>
              <table:table-cell office:value-type="float" office:value="0.000833331">
                <text:p>0.000833331</text:p>
              </table:table-cell>
              <table:table-cell office:value-type="float" office:value="0.118071">
                <text:p>0.118071</text:p>
              </table:table-cell>
              <table:table-cell office:value-type="float" office:value="0.0264207">
                <text:p>0.0264207</text:p>
              </table:table-cell>
              <table:table-cell office:value-type="float" office:value="0.0067085">
                <text:p>0.0067085</text:p>
              </table:table-cell>
              <table:table-cell office:value-type="float" office:value="0.0030866">
                <text:p>0.0030866</text:p>
              </table:table-cell>
              <table:table-cell office:value-type="float" office:value="0.00216366">
                <text:p>0.002163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713708">
                <text:p>0.0713708</text:p>
              </table:table-cell>
              <table:table-cell office:value-type="float" office:value="0.000834121">
                <text:p>0.000834121</text:p>
              </table:table-cell>
              <table:table-cell office:value-type="float" office:value="0.11325">
                <text:p>0.11325</text:p>
              </table:table-cell>
              <table:table-cell office:value-type="float" office:value="0.0262636">
                <text:p>0.0262636</text:p>
              </table:table-cell>
              <table:table-cell office:value-type="float" office:value="0.0090348">
                <text:p>0.0090348</text:p>
              </table:table-cell>
              <table:table-cell office:value-type="float" office:value="0.00321727">
                <text:p>0.00321727</text:p>
              </table:table-cell>
              <table:table-cell office:value-type="float" office:value="0.00214945">
                <text:p>0.002149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715489">
                <text:p>0.0715489</text:p>
              </table:table-cell>
              <table:table-cell office:value-type="float" office:value="0.000802935">
                <text:p>0.000802935</text:p>
              </table:table-cell>
              <table:table-cell office:value-type="float" office:value="0.12112">
                <text:p>0.12112</text:p>
              </table:table-cell>
              <table:table-cell office:value-type="float" office:value="0.0279057">
                <text:p>0.0279057</text:p>
              </table:table-cell>
              <table:table-cell office:value-type="float" office:value="0.0102724">
                <text:p>0.0102724</text:p>
              </table:table-cell>
              <table:table-cell office:value-type="float" office:value="0.00308542">
                <text:p>0.00308542</text:p>
              </table:table-cell>
              <table:table-cell office:value-type="float" office:value="0.00220235">
                <text:p>0.002202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714865">
                <text:p>0.0714865</text:p>
              </table:table-cell>
              <table:table-cell office:value-type="float" office:value="0.000759117">
                <text:p>0.000759117</text:p>
              </table:table-cell>
              <table:table-cell office:value-type="float" office:value="0.118993">
                <text:p>0.118993</text:p>
              </table:table-cell>
              <table:table-cell office:value-type="float" office:value="0.0265873">
                <text:p>0.0265873</text:p>
              </table:table-cell>
              <table:table-cell office:value-type="float" office:value="0.00782329">
                <text:p>0.00782329</text:p>
              </table:table-cell>
              <table:table-cell office:value-type="float" office:value="0.00310002">
                <text:p>0.00310002</text:p>
              </table:table-cell>
              <table:table-cell office:value-type="float" office:value="0.00222406">
                <text:p>0.002224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709401">
                <text:p>0.0709401</text:p>
              </table:table-cell>
              <table:table-cell office:value-type="float" office:value="0.00077925">
                <text:p>0.00077925</text:p>
              </table:table-cell>
              <table:table-cell office:value-type="float" office:value="0.122167">
                <text:p>0.122167</text:p>
              </table:table-cell>
              <table:table-cell office:value-type="float" office:value="0.0267463">
                <text:p>0.0267463</text:p>
              </table:table-cell>
              <table:table-cell office:value-type="float" office:value="0.0104137">
                <text:p>0.0104137</text:p>
              </table:table-cell>
              <table:table-cell office:value-type="float" office:value="0.00309529">
                <text:p>0.00309529</text:p>
              </table:table-cell>
              <table:table-cell office:value-type="float" office:value="0.0021684">
                <text:p>0.00216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737244">
                <text:p>0.0737244</text:p>
              </table:table-cell>
              <table:table-cell office:value-type="float" office:value="0.00072201">
                <text:p>0.00072201</text:p>
              </table:table-cell>
              <table:table-cell office:value-type="float" office:value="0.116747">
                <text:p>0.116747</text:p>
              </table:table-cell>
              <table:table-cell office:value-type="float" office:value="0.0260018">
                <text:p>0.0260018</text:p>
              </table:table-cell>
              <table:table-cell office:value-type="float" office:value="0.00907743">
                <text:p>0.00907743</text:p>
              </table:table-cell>
              <table:table-cell office:value-type="float" office:value="0.00310437">
                <text:p>0.00310437</text:p>
              </table:table-cell>
              <table:table-cell office:value-type="float" office:value="0.00211511">
                <text:p>0.002115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737848">
                <text:p>0.0737848</text:p>
              </table:table-cell>
              <table:table-cell office:value-type="float" office:value="0.000726747">
                <text:p>0.000726747</text:p>
              </table:table-cell>
              <table:table-cell office:value-type="float" office:value="0.113288">
                <text:p>0.113288</text:p>
              </table:table-cell>
              <table:table-cell office:value-type="float" office:value="0.0250647">
                <text:p>0.0250647</text:p>
              </table:table-cell>
              <table:table-cell office:value-type="float" office:value="0.00786079">
                <text:p>0.00786079</text:p>
              </table:table-cell>
              <table:table-cell office:value-type="float" office:value="0.00314108">
                <text:p>0.00314108</text:p>
              </table:table-cell>
              <table:table-cell office:value-type="float" office:value="0.00217432">
                <text:p>0.002174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77724">
                <text:p>0.077724</text:p>
              </table:table-cell>
              <table:table-cell office:value-type="float" office:value="0.000739774">
                <text:p>0.000739774</text:p>
              </table:table-cell>
              <table:table-cell office:value-type="float" office:value="0.118942">
                <text:p>0.118942</text:p>
              </table:table-cell>
              <table:table-cell office:value-type="float" office:value="0.0263915">
                <text:p>0.0263915</text:p>
              </table:table-cell>
              <table:table-cell office:value-type="float" office:value="0.00777315">
                <text:p>0.00777315</text:p>
              </table:table-cell>
              <table:table-cell office:value-type="float" office:value="0.0031395">
                <text:p>0.0031395</text:p>
              </table:table-cell>
              <table:table-cell office:value-type="float" office:value="0.00215735">
                <text:p>0.002157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759255">
                <text:p>0.0759255</text:p>
              </table:table-cell>
              <table:table-cell office:value-type="float" office:value="0.000798198">
                <text:p>0.000798198</text:p>
              </table:table-cell>
              <table:table-cell office:value-type="float" office:value="0.116573">
                <text:p>0.116573</text:p>
              </table:table-cell>
              <table:table-cell office:value-type="float" office:value="0.0304401">
                <text:p>0.0304401</text:p>
              </table:table-cell>
              <table:table-cell office:value-type="float" office:value="0.00833608">
                <text:p>0.00833608</text:p>
              </table:table-cell>
              <table:table-cell office:value-type="float" office:value="0.00313555">
                <text:p>0.00313555</text:p>
              </table:table-cell>
              <table:table-cell office:value-type="float" office:value="0.00216603">
                <text:p>0.002166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738116">
                <text:p>0.0738116</text:p>
              </table:table-cell>
              <table:table-cell office:value-type="float" office:value="0.000844779">
                <text:p>0.000844779</text:p>
              </table:table-cell>
              <table:table-cell office:value-type="float" office:value="0.119457">
                <text:p>0.119457</text:p>
              </table:table-cell>
              <table:table-cell office:value-type="float" office:value="0.0298361">
                <text:p>0.0298361</text:p>
              </table:table-cell>
              <table:table-cell office:value-type="float" office:value="0.00774157">
                <text:p>0.00774157</text:p>
              </table:table-cell>
              <table:table-cell office:value-type="float" office:value="0.00313713">
                <text:p>0.00313713</text:p>
              </table:table-cell>
              <table:table-cell office:value-type="float" office:value="0.00217906">
                <text:p>0.002179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726242">
                <text:p>0.0726242</text:p>
              </table:table-cell>
              <table:table-cell office:value-type="float" office:value="0.000856622">
                <text:p>0.000856622</text:p>
              </table:table-cell>
              <table:table-cell office:value-type="float" office:value="0.116758">
                <text:p>0.116758</text:p>
              </table:table-cell>
              <table:table-cell office:value-type="float" office:value="0.0261199">
                <text:p>0.0261199</text:p>
              </table:table-cell>
              <table:table-cell office:value-type="float" office:value="0.00890216">
                <text:p>0.00890216</text:p>
              </table:table-cell>
              <table:table-cell office:value-type="float" office:value="0.00314345">
                <text:p>0.00314345</text:p>
              </table:table-cell>
              <table:table-cell office:value-type="float" office:value="0.00212498">
                <text:p>0.002124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740449">
                <text:p>0.0740449</text:p>
              </table:table-cell>
              <table:table-cell office:value-type="float" office:value="0.000767407">
                <text:p>0.000767407</text:p>
              </table:table-cell>
              <table:table-cell office:value-type="float" office:value="0.118044">
                <text:p>0.118044</text:p>
              </table:table-cell>
              <table:table-cell office:value-type="float" office:value="0.025403">
                <text:p>0.025403</text:p>
              </table:table-cell>
              <table:table-cell office:value-type="float" office:value="0.00929218">
                <text:p>0.00929218</text:p>
              </table:table-cell>
              <table:table-cell office:value-type="float" office:value="0.00318924">
                <text:p>0.00318924</text:p>
              </table:table-cell>
              <table:table-cell office:value-type="float" office:value="0.00210563">
                <text:p>0.002105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748017">
                <text:p>0.0748017</text:p>
              </table:table-cell>
              <table:table-cell office:value-type="float" office:value="0.000811225">
                <text:p>0.000811225</text:p>
              </table:table-cell>
              <table:table-cell office:value-type="float" office:value="0.112935">
                <text:p>0.112935</text:p>
              </table:table-cell>
              <table:table-cell office:value-type="float" office:value="0.0251709">
                <text:p>0.0251709</text:p>
              </table:table-cell>
              <table:table-cell office:value-type="float" office:value="0.00807593">
                <text:p>0.00807593</text:p>
              </table:table-cell>
              <table:table-cell office:value-type="float" office:value="0.00318095">
                <text:p>0.00318095</text:p>
              </table:table-cell>
              <table:table-cell office:value-type="float" office:value="0.00216011">
                <text:p>0.002160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721994">
                <text:p>0.0721994</text:p>
              </table:table-cell>
              <table:table-cell office:value-type="float" office:value="0.000782013">
                <text:p>0.000782013</text:p>
              </table:table-cell>
              <table:table-cell office:value-type="float" office:value="0.123358">
                <text:p>0.123358</text:p>
              </table:table-cell>
              <table:table-cell office:value-type="float" office:value="0.0258258">
                <text:p>0.0258258</text:p>
              </table:table-cell>
              <table:table-cell office:value-type="float" office:value="0.00878413">
                <text:p>0.00878413</text:p>
              </table:table-cell>
              <table:table-cell office:value-type="float" office:value="0.00316832">
                <text:p>0.00316832</text:p>
              </table:table-cell>
              <table:table-cell office:value-type="float" office:value="0.00220156">
                <text:p>0.002201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732179">
                <text:p>0.0732179</text:p>
              </table:table-cell>
              <table:table-cell office:value-type="float" office:value="0.000783987">
                <text:p>0.000783987</text:p>
              </table:table-cell>
              <table:table-cell office:value-type="float" office:value="0.119158">
                <text:p>0.119158</text:p>
              </table:table-cell>
              <table:table-cell office:value-type="float" office:value="0.0258005">
                <text:p>0.0258005</text:p>
              </table:table-cell>
              <table:table-cell office:value-type="float" office:value="0.00772262">
                <text:p>0.00772262</text:p>
              </table:table-cell>
              <table:table-cell office:value-type="float" office:value="0.0031774">
                <text:p>0.0031774</text:p>
              </table:table-cell>
              <table:table-cell office:value-type="float" office:value="0.00217708">
                <text:p>0.002177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740283">
                <text:p>0.0740283</text:p>
              </table:table-cell>
              <table:table-cell office:value-type="float" office:value="0.000732668">
                <text:p>0.000732668</text:p>
              </table:table-cell>
              <table:table-cell office:value-type="float" office:value="0.114387">
                <text:p>0.114387</text:p>
              </table:table-cell>
              <table:table-cell office:value-type="float" office:value="0.0254259">
                <text:p>0.0254259</text:p>
              </table:table-cell>
              <table:table-cell office:value-type="float" office:value="0.00785921">
                <text:p>0.00785921</text:p>
              </table:table-cell>
              <table:table-cell office:value-type="float" office:value="0.0031999">
                <text:p>0.0031999</text:p>
              </table:table-cell>
              <table:table-cell office:value-type="float" office:value="0.00212892">
                <text:p>0.002128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752276">
                <text:p>0.0752276</text:p>
              </table:table-cell>
              <table:table-cell office:value-type="float" office:value="0.000786355">
                <text:p>0.000786355</text:p>
              </table:table-cell>
              <table:table-cell office:value-type="float" office:value="0.111777">
                <text:p>0.111777</text:p>
              </table:table-cell>
              <table:table-cell office:value-type="float" office:value="0.0254804">
                <text:p>0.0254804</text:p>
              </table:table-cell>
              <table:table-cell office:value-type="float" office:value="0.00811383">
                <text:p>0.00811383</text:p>
              </table:table-cell>
              <table:table-cell office:value-type="float" office:value="0.00324214">
                <text:p>0.00324214</text:p>
              </table:table-cell>
              <table:table-cell office:value-type="float" office:value="0.00211116">
                <text:p>0.00211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754333">
                <text:p>0.0754333</text:p>
              </table:table-cell>
              <table:table-cell office:value-type="float" office:value="0.000812409">
                <text:p>0.000812409</text:p>
              </table:table-cell>
              <table:table-cell office:value-type="float" office:value="0.112288">
                <text:p>0.112288</text:p>
              </table:table-cell>
              <table:table-cell office:value-type="float" office:value="0.0317451">
                <text:p>0.0317451</text:p>
              </table:table-cell>
              <table:table-cell office:value-type="float" office:value="0.00800606">
                <text:p>0.00800606</text:p>
              </table:table-cell>
              <table:table-cell office:value-type="float" office:value="0.00321253">
                <text:p>0.00321253</text:p>
              </table:table-cell>
              <table:table-cell office:value-type="float" office:value="0.00214866">
                <text:p>0.002148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838665">
                <text:p>0.0838665</text:p>
              </table:table-cell>
              <table:table-cell office:value-type="float" office:value="0.000776881">
                <text:p>0.000776881</text:p>
              </table:table-cell>
              <table:table-cell office:value-type="float" office:value="0.115721">
                <text:p>0.115721</text:p>
              </table:table-cell>
              <table:table-cell office:value-type="float" office:value="0.0258854">
                <text:p>0.0258854</text:p>
              </table:table-cell>
              <table:table-cell office:value-type="float" office:value="0.00837792">
                <text:p>0.00837792</text:p>
              </table:table-cell>
              <table:table-cell office:value-type="float" office:value="0.00321095">
                <text:p>0.00321095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810593">
                <text:p>0.0810593</text:p>
              </table:table-cell>
              <table:table-cell office:value-type="float" office:value="0.000800172">
                <text:p>0.000800172</text:p>
              </table:table-cell>
              <table:table-cell office:value-type="float" office:value="0.112325">
                <text:p>0.112325</text:p>
              </table:table-cell>
              <table:table-cell office:value-type="float" office:value="0.0252467">
                <text:p>0.0252467</text:p>
              </table:table-cell>
              <table:table-cell office:value-type="float" office:value="0.00861241">
                <text:p>0.00861241</text:p>
              </table:table-cell>
              <table:table-cell office:value-type="float" office:value="0.00321845">
                <text:p>0.00321845</text:p>
              </table:table-cell>
              <table:table-cell office:value-type="float" office:value="0.00215379">
                <text:p>0.00215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803764">
                <text:p>0.0803764</text:p>
              </table:table-cell>
              <table:table-cell office:value-type="float" office:value="0.000792671">
                <text:p>0.000792671</text:p>
              </table:table-cell>
              <table:table-cell office:value-type="float" office:value="0.118673">
                <text:p>0.118673</text:p>
              </table:table-cell>
              <table:table-cell office:value-type="float" office:value="0.0260247">
                <text:p>0.0260247</text:p>
              </table:table-cell>
              <table:table-cell office:value-type="float" office:value="0.00824884">
                <text:p>0.00824884</text:p>
              </table:table-cell>
              <table:table-cell office:value-type="float" office:value="0.00323622">
                <text:p>0.00323622</text:p>
              </table:table-cell>
              <table:table-cell office:value-type="float" office:value="0.0021684">
                <text:p>0.00216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82214">
                <text:p>0.082214</text:p>
              </table:table-cell>
              <table:table-cell office:value-type="float" office:value="0.000813988">
                <text:p>0.000813988</text:p>
              </table:table-cell>
              <table:table-cell office:value-type="float" office:value="0.117552">
                <text:p>0.117552</text:p>
              </table:table-cell>
              <table:table-cell office:value-type="float" office:value="0.0263626">
                <text:p>0.0263626</text:p>
              </table:table-cell>
              <table:table-cell office:value-type="float" office:value="0.0108475">
                <text:p>0.0108475</text:p>
              </table:table-cell>
              <table:table-cell office:value-type="float" office:value="0.00334004">
                <text:p>0.00334004</text:p>
              </table:table-cell>
              <table:table-cell office:value-type="float" office:value="0.00216208">
                <text:p>0.002162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782487">
                <text:p>0.0782487</text:p>
              </table:table-cell>
              <table:table-cell office:value-type="float" office:value="0.000764644">
                <text:p>0.000764644</text:p>
              </table:table-cell>
              <table:table-cell office:value-type="float" office:value="0.122783">
                <text:p>0.122783</text:p>
              </table:table-cell>
              <table:table-cell office:value-type="float" office:value="0.0267373">
                <text:p>0.0267373</text:p>
              </table:table-cell>
              <table:table-cell office:value-type="float" office:value="0.007875">
                <text:p>0.007875</text:p>
              </table:table-cell>
              <table:table-cell office:value-type="float" office:value="0.00328359">
                <text:p>0.00328359</text:p>
              </table:table-cell>
              <table:table-cell office:value-type="float" office:value="0.00209576">
                <text:p>0.002095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770151">
                <text:p>0.0770151</text:p>
              </table:table-cell>
              <table:table-cell office:value-type="float" office:value="0.000773328">
                <text:p>0.000773328</text:p>
              </table:table-cell>
              <table:table-cell office:value-type="float" office:value="0.11273">
                <text:p>0.11273</text:p>
              </table:table-cell>
              <table:table-cell office:value-type="float" office:value="0.0251444">
                <text:p>0.0251444</text:p>
              </table:table-cell>
              <table:table-cell office:value-type="float" office:value="0.0108333">
                <text:p>0.0108333</text:p>
              </table:table-cell>
              <table:table-cell office:value-type="float" office:value="0.00326937">
                <text:p>0.00326937</text:p>
              </table:table-cell>
              <table:table-cell office:value-type="float" office:value="0.00212103">
                <text:p>0.002121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75903">
                <text:p>0.075903</text:p>
              </table:table-cell>
              <table:table-cell office:value-type="float" office:value="0.000703062">
                <text:p>0.000703062</text:p>
              </table:table-cell>
              <table:table-cell office:value-type="float" office:value="0.136389">
                <text:p>0.136389</text:p>
              </table:table-cell>
              <table:table-cell office:value-type="float" office:value="0.0258222">
                <text:p>0.0258222</text:p>
              </table:table-cell>
              <table:table-cell office:value-type="float" office:value="0.00663468">
                <text:p>0.00663468</text:p>
              </table:table-cell>
              <table:table-cell office:value-type="float" office:value="0.0051192">
                <text:p>0.0051192</text:p>
              </table:table-cell>
              <table:table-cell office:value-type="float" office:value="0.00213129">
                <text:p>0.002131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810416">
                <text:p>0.0810416</text:p>
              </table:table-cell>
              <table:table-cell office:value-type="float" office:value="0.000726747">
                <text:p>0.000726747</text:p>
              </table:table-cell>
              <table:table-cell office:value-type="float" office:value="0.115634">
                <text:p>0.115634</text:p>
              </table:table-cell>
              <table:table-cell office:value-type="float" office:value="0.024949">
                <text:p>0.024949</text:p>
              </table:table-cell>
              <table:table-cell office:value-type="float" office:value="0.00762196">
                <text:p>0.00762196</text:p>
              </table:table-cell>
              <table:table-cell office:value-type="float" office:value="0.00452233">
                <text:p>0.00452233</text:p>
              </table:table-cell>
              <table:table-cell office:value-type="float" office:value="0.00218458">
                <text:p>0.002184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831685">
                <text:p>0.0831685</text:p>
              </table:table-cell>
              <table:table-cell office:value-type="float" office:value="0.000703456">
                <text:p>0.000703456</text:p>
              </table:table-cell>
              <table:table-cell office:value-type="float" office:value="0.12359">
                <text:p>0.12359</text:p>
              </table:table-cell>
              <table:table-cell office:value-type="float" office:value="0.0282448">
                <text:p>0.0282448</text:p>
              </table:table-cell>
              <table:table-cell office:value-type="float" office:value="0.00620439">
                <text:p>0.00620439</text:p>
              </table:table-cell>
              <table:table-cell office:value-type="float" office:value="0.00333372">
                <text:p>0.00333372</text:p>
              </table:table-cell>
              <table:table-cell office:value-type="float" office:value="0.00225327">
                <text:p>0.002253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78476">
                <text:p>0.078476</text:p>
              </table:table-cell>
              <table:table-cell office:value-type="float" office:value="0.00070622">
                <text:p>0.00070622</text:p>
              </table:table-cell>
              <table:table-cell office:value-type="float" office:value="0.115833">
                <text:p>0.115833</text:p>
              </table:table-cell>
              <table:table-cell office:value-type="float" office:value="0.0263769">
                <text:p>0.0263769</text:p>
              </table:table-cell>
              <table:table-cell office:value-type="float" office:value="0.00611162">
                <text:p>0.00611162</text:p>
              </table:table-cell>
              <table:table-cell office:value-type="float" office:value="0.00331596">
                <text:p>0.00331596</text:p>
              </table:table-cell>
              <table:table-cell office:value-type="float" office:value="0.00219524">
                <text:p>0.002195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782972">
                <text:p>0.0782972</text:p>
              </table:table-cell>
              <table:table-cell office:value-type="float" office:value="0.000660033">
                <text:p>0.000660033</text:p>
              </table:table-cell>
              <table:table-cell office:value-type="float" office:value="0.117198">
                <text:p>0.117198</text:p>
              </table:table-cell>
              <table:table-cell office:value-type="float" office:value="0.0254377">
                <text:p>0.0254377</text:p>
              </table:table-cell>
              <table:table-cell office:value-type="float" office:value="0.00617992">
                <text:p>0.00617992</text:p>
              </table:table-cell>
              <table:table-cell office:value-type="float" office:value="0.00331793">
                <text:p>0.00331793</text:p>
              </table:table-cell>
              <table:table-cell office:value-type="float" office:value="0.00210879">
                <text:p>0.002108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77124">
                <text:p>0.077124</text:p>
              </table:table-cell>
              <table:table-cell office:value-type="float" office:value="0.000697535">
                <text:p>0.000697535</text:p>
              </table:table-cell>
              <table:table-cell office:value-type="float" office:value="0.11615">
                <text:p>0.11615</text:p>
              </table:table-cell>
              <table:table-cell office:value-type="float" office:value="0.0255562">
                <text:p>0.0255562</text:p>
              </table:table-cell>
              <table:table-cell office:value-type="float" office:value="0.00603425">
                <text:p>0.00603425</text:p>
              </table:table-cell>
              <table:table-cell office:value-type="float" office:value="0.00379835">
                <text:p>0.00379835</text:p>
              </table:table-cell>
              <table:table-cell office:value-type="float" office:value="0.00212103">
                <text:p>0.002121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753618">
                <text:p>0.0753618</text:p>
              </table:table-cell>
              <table:table-cell office:value-type="float" office:value="0.000734247">
                <text:p>0.000734247</text:p>
              </table:table-cell>
              <table:table-cell office:value-type="float" office:value="0.118243">
                <text:p>0.118243</text:p>
              </table:table-cell>
              <table:table-cell office:value-type="float" office:value="0.0259375">
                <text:p>0.0259375</text:p>
              </table:table-cell>
              <table:table-cell office:value-type="float" office:value="0.00645072">
                <text:p>0.00645072</text:p>
              </table:table-cell>
              <table:table-cell office:value-type="float" office:value="0.00399967">
                <text:p>0.00399967</text:p>
              </table:table-cell>
              <table:table-cell office:value-type="float" office:value="0.00212419">
                <text:p>0.002124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780008">
                <text:p>0.0780008</text:p>
              </table:table-cell>
              <table:table-cell office:value-type="float" office:value="0.000789119">
                <text:p>0.000789119</text:p>
              </table:table-cell>
              <table:table-cell office:value-type="float" office:value="0.112596">
                <text:p>0.112596</text:p>
              </table:table-cell>
              <table:table-cell office:value-type="float" office:value="0.0249435">
                <text:p>0.0249435</text:p>
              </table:table-cell>
              <table:table-cell office:value-type="float" office:value="0.00602083">
                <text:p>0.00602083</text:p>
              </table:table-cell>
              <table:table-cell office:value-type="float" office:value="0.00347228">
                <text:p>0.00347228</text:p>
              </table:table-cell>
              <table:table-cell office:value-type="float" office:value="0.00217314">
                <text:p>0.002173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774789">
                <text:p>0.0774789</text:p>
              </table:table-cell>
              <table:table-cell office:value-type="float" office:value="0.000716878">
                <text:p>0.000716878</text:p>
              </table:table-cell>
              <table:table-cell office:value-type="float" office:value="0.117214">
                <text:p>0.117214</text:p>
              </table:table-cell>
              <table:table-cell office:value-type="float" office:value="0.0256063">
                <text:p>0.0256063</text:p>
              </table:table-cell>
              <table:table-cell office:value-type="float" office:value="0.00604491">
                <text:p>0.00604491</text:p>
              </table:table-cell>
              <table:table-cell office:value-type="float" office:value="0.00342965">
                <text:p>0.00342965</text:p>
              </table:table-cell>
              <table:table-cell office:value-type="float" office:value="0.00213879">
                <text:p>0.002138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776321">
                <text:p>0.0776321</text:p>
              </table:table-cell>
              <table:table-cell office:value-type="float" office:value="0.000733458">
                <text:p>0.000733458</text:p>
              </table:table-cell>
              <table:table-cell office:value-type="float" office:value="0.117453">
                <text:p>0.117453</text:p>
              </table:table-cell>
              <table:table-cell office:value-type="float" office:value="0.0270006">
                <text:p>0.0270006</text:p>
              </table:table-cell>
              <table:table-cell office:value-type="float" office:value="0.00689285">
                <text:p>0.00689285</text:p>
              </table:table-cell>
              <table:table-cell office:value-type="float" office:value="0.00361202">
                <text:p>0.00361202</text:p>
              </table:table-cell>
              <table:table-cell office:value-type="float" office:value="0.00216721">
                <text:p>0.002167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782585">
                <text:p>0.0782585</text:p>
              </table:table-cell>
              <table:table-cell office:value-type="float" office:value="0.000718852">
                <text:p>0.000718852</text:p>
              </table:table-cell>
              <table:table-cell office:value-type="float" office:value="0.115052">
                <text:p>0.115052</text:p>
              </table:table-cell>
              <table:table-cell office:value-type="float" office:value="0.0260768">
                <text:p>0.0260768</text:p>
              </table:table-cell>
              <table:table-cell office:value-type="float" office:value="0.00606938">
                <text:p>0.00606938</text:p>
              </table:table-cell>
              <table:table-cell office:value-type="float" office:value="0.00337201">
                <text:p>0.00337201</text:p>
              </table:table-cell>
              <table:table-cell office:value-type="float" office:value="0.00216366">
                <text:p>0.002163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76747">
                <text:p>0.076747</text:p>
              </table:table-cell>
              <table:table-cell office:value-type="float" office:value="0.000734642">
                <text:p>0.000734642</text:p>
              </table:table-cell>
              <table:table-cell office:value-type="float" office:value="0.119555">
                <text:p>0.119555</text:p>
              </table:table-cell>
              <table:table-cell office:value-type="float" office:value="0.0262675">
                <text:p>0.0262675</text:p>
              </table:table-cell>
              <table:table-cell office:value-type="float" office:value="0.0060307">
                <text:p>0.0060307</text:p>
              </table:table-cell>
              <table:table-cell office:value-type="float" office:value="0.00351136">
                <text:p>0.00351136</text:p>
              </table:table-cell>
              <table:table-cell office:value-type="float" office:value="0.00216011">
                <text:p>0.00216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784713">
                <text:p>0.0784713</text:p>
              </table:table-cell>
              <table:table-cell office:value-type="float" office:value="0.000695167">
                <text:p>0.000695167</text:p>
              </table:table-cell>
              <table:table-cell office:value-type="float" office:value="0.117057">
                <text:p>0.117057</text:p>
              </table:table-cell>
              <table:table-cell office:value-type="float" office:value="0.0297694">
                <text:p>0.0297694</text:p>
              </table:table-cell>
              <table:table-cell office:value-type="float" office:value="0.00607531">
                <text:p>0.00607531</text:p>
              </table:table-cell>
              <table:table-cell office:value-type="float" office:value="0.00341267">
                <text:p>0.00341267</text:p>
              </table:table-cell>
              <table:table-cell office:value-type="float" office:value="0.00211471">
                <text:p>0.002114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784607">
                <text:p>0.0784607</text:p>
              </table:table-cell>
              <table:table-cell office:value-type="float" office:value="0.000750827">
                <text:p>0.000750827</text:p>
              </table:table-cell>
              <table:table-cell office:value-type="float" office:value="0.114768">
                <text:p>0.114768</text:p>
              </table:table-cell>
              <table:table-cell office:value-type="float" office:value="0.0257429">
                <text:p>0.0257429</text:p>
              </table:table-cell>
              <table:table-cell office:value-type="float" office:value="0.00854411">
                <text:p>0.00854411</text:p>
              </table:table-cell>
              <table:table-cell office:value-type="float" office:value="0.00346399">
                <text:p>0.00346399</text:p>
              </table:table-cell>
              <table:table-cell office:value-type="float" office:value="0.00219208">
                <text:p>0.002192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780679">
                <text:p>0.0780679</text:p>
              </table:table-cell>
              <table:table-cell office:value-type="float" office:value="0.000738985">
                <text:p>0.000738985</text:p>
              </table:table-cell>
              <table:table-cell office:value-type="float" office:value="0.118062">
                <text:p>0.118062</text:p>
              </table:table-cell>
              <table:table-cell office:value-type="float" office:value="0.0262963">
                <text:p>0.0262963</text:p>
              </table:table-cell>
              <table:table-cell office:value-type="float" office:value="0.0065502">
                <text:p>0.0065502</text:p>
              </table:table-cell>
              <table:table-cell office:value-type="float" office:value="0.00347583">
                <text:p>0.00347583</text:p>
              </table:table-cell>
              <table:table-cell office:value-type="float" office:value="0.00212142">
                <text:p>0.002121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821876">
                <text:p>0.0821876</text:p>
              </table:table-cell>
              <table:table-cell office:value-type="float" office:value="0.000766223">
                <text:p>0.000766223</text:p>
              </table:table-cell>
              <table:table-cell office:value-type="float" office:value="0.115832">
                <text:p>0.115832</text:p>
              </table:table-cell>
              <table:table-cell office:value-type="float" office:value="0.0248716">
                <text:p>0.0248716</text:p>
              </table:table-cell>
              <table:table-cell office:value-type="float" office:value="0.00613057">
                <text:p>0.00613057</text:p>
              </table:table-cell>
              <table:table-cell office:value-type="float" office:value="0.00460247">
                <text:p>0.00460247</text:p>
              </table:table-cell>
              <table:table-cell office:value-type="float" office:value="0.00208037">
                <text:p>0.002080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807956">
                <text:p>0.0807956</text:p>
              </table:table-cell>
              <table:table-cell office:value-type="float" office:value="0.000738985">
                <text:p>0.000738985</text:p>
              </table:table-cell>
              <table:table-cell office:value-type="float" office:value="0.12093">
                <text:p>0.12093</text:p>
              </table:table-cell>
              <table:table-cell office:value-type="float" office:value="0.0267144">
                <text:p>0.0267144</text:p>
              </table:table-cell>
              <table:table-cell office:value-type="float" office:value="0.00640058">
                <text:p>0.00640058</text:p>
              </table:table-cell>
              <table:table-cell office:value-type="float" office:value="0.00458747">
                <text:p>0.00458747</text:p>
              </table:table-cell>
              <table:table-cell office:value-type="float" office:value="0.00217156">
                <text:p>0.002171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802603">
                <text:p>0.0802603</text:p>
              </table:table-cell>
              <table:table-cell office:value-type="float" office:value="0.000725563">
                <text:p>0.000725563</text:p>
              </table:table-cell>
              <table:table-cell office:value-type="float" office:value="0.118426">
                <text:p>0.118426</text:p>
              </table:table-cell>
              <table:table-cell office:value-type="float" office:value="0.0297208">
                <text:p>0.0297208</text:p>
              </table:table-cell>
              <table:table-cell office:value-type="float" office:value="0.00618228">
                <text:p>0.00618228</text:p>
              </table:table-cell>
              <table:table-cell office:value-type="float" office:value="0.00363492">
                <text:p>0.00363492</text:p>
              </table:table-cell>
              <table:table-cell office:value-type="float" office:value="0.00217432">
                <text:p>0.002174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858248">
                <text:p>0.0858248</text:p>
              </table:table-cell>
              <table:table-cell office:value-type="float" office:value="0.000756749">
                <text:p>0.000756749</text:p>
              </table:table-cell>
              <table:table-cell office:value-type="float" office:value="0.118357">
                <text:p>0.118357</text:p>
              </table:table-cell>
              <table:table-cell office:value-type="float" office:value="0.0275027">
                <text:p>0.0275027</text:p>
              </table:table-cell>
              <table:table-cell office:value-type="float" office:value="0.00611123">
                <text:p>0.00611123</text:p>
              </table:table-cell>
              <table:table-cell office:value-type="float" office:value="0.00641124">
                <text:p>0.00641124</text:p>
              </table:table-cell>
              <table:table-cell office:value-type="float" office:value="0.00214471">
                <text:p>0.002144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802726">
                <text:p>0.0802726</text:p>
              </table:table-cell>
              <table:table-cell office:value-type="float" office:value="0.000774118">
                <text:p>0.000774118</text:p>
              </table:table-cell>
              <table:table-cell office:value-type="float" office:value="0.117378">
                <text:p>0.117378</text:p>
              </table:table-cell>
              <table:table-cell office:value-type="float" office:value="0.0264791">
                <text:p>0.0264791</text:p>
              </table:table-cell>
              <table:table-cell office:value-type="float" office:value="0.00619373">
                <text:p>0.00619373</text:p>
              </table:table-cell>
              <table:table-cell office:value-type="float" office:value="0.00480537">
                <text:p>0.00480537</text:p>
              </table:table-cell>
              <table:table-cell office:value-type="float" office:value="0.00217077">
                <text:p>0.002170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81762">
                <text:p>0.081762</text:p>
              </table:table-cell>
              <table:table-cell office:value-type="float" office:value="0.000844779">
                <text:p>0.000844779</text:p>
              </table:table-cell>
              <table:table-cell office:value-type="float" office:value="0.114412">
                <text:p>0.114412</text:p>
              </table:table-cell>
              <table:table-cell office:value-type="float" office:value="0.0257208">
                <text:p>0.0257208</text:p>
              </table:table-cell>
              <table:table-cell office:value-type="float" office:value="0.00619097">
                <text:p>0.00619097</text:p>
              </table:table-cell>
              <table:table-cell office:value-type="float" office:value="0.00409994">
                <text:p>0.00409994</text:p>
              </table:table-cell>
              <table:table-cell office:value-type="float" office:value="0.00210879">
                <text:p>0.002108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796126">
                <text:p>0.0796126</text:p>
              </table:table-cell>
              <table:table-cell office:value-type="float" office:value="0.00074688">
                <text:p>0.00074688</text:p>
              </table:table-cell>
              <table:table-cell office:value-type="float" office:value="0.119537">
                <text:p>0.119537</text:p>
              </table:table-cell>
              <table:table-cell office:value-type="float" office:value="0.0271889">
                <text:p>0.0271889</text:p>
              </table:table-cell>
              <table:table-cell office:value-type="float" office:value="0.00621663">
                <text:p>0.00621663</text:p>
              </table:table-cell>
              <table:table-cell office:value-type="float" office:value="0.00352952">
                <text:p>0.00352952</text:p>
              </table:table-cell>
              <table:table-cell office:value-type="float" office:value="0.00213919">
                <text:p>0.002139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79817">
                <text:p>0.079817</text:p>
              </table:table-cell>
              <table:table-cell office:value-type="float" office:value="0.000780039">
                <text:p>0.000780039</text:p>
              </table:table-cell>
              <table:table-cell office:value-type="float" office:value="0.116211">
                <text:p>0.116211</text:p>
              </table:table-cell>
              <table:table-cell office:value-type="float" office:value="0.0263844">
                <text:p>0.0263844</text:p>
              </table:table-cell>
              <table:table-cell office:value-type="float" office:value="0.00618584">
                <text:p>0.00618584</text:p>
              </table:table-cell>
              <table:table-cell office:value-type="float" office:value="0.00349833">
                <text:p>0.00349833</text:p>
              </table:table-cell>
              <table:table-cell office:value-type="float" office:value="0.00213169">
                <text:p>0.00213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815694">
                <text:p>0.0815694</text:p>
              </table:table-cell>
              <table:table-cell office:value-type="float" office:value="0.000705825">
                <text:p>0.000705825</text:p>
              </table:table-cell>
              <table:table-cell office:value-type="float" office:value="0.116216">
                <text:p>0.116216</text:p>
              </table:table-cell>
              <table:table-cell office:value-type="float" office:value="0.0252273">
                <text:p>0.0252273</text:p>
              </table:table-cell>
              <table:table-cell office:value-type="float" office:value="0.0063469">
                <text:p>0.0063469</text:p>
              </table:table-cell>
              <table:table-cell office:value-type="float" office:value="0.00357492">
                <text:p>0.00357492</text:p>
              </table:table-cell>
              <table:table-cell office:value-type="float" office:value="0.0021605">
                <text:p>0.00216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805363">
                <text:p>0.0805363</text:p>
              </table:table-cell>
              <table:table-cell office:value-type="float" office:value="0.000789908">
                <text:p>0.000789908</text:p>
              </table:table-cell>
              <table:table-cell office:value-type="float" office:value="0.113426">
                <text:p>0.113426</text:p>
              </table:table-cell>
              <table:table-cell office:value-type="float" office:value="0.0250773">
                <text:p>0.0250773</text:p>
              </table:table-cell>
              <table:table-cell office:value-type="float" office:value="0.00621702">
                <text:p>0.00621702</text:p>
              </table:table-cell>
              <table:table-cell office:value-type="float" office:value="0.003674">
                <text:p>0.003674</text:p>
              </table:table-cell>
              <table:table-cell office:value-type="float" office:value="0.00215261">
                <text:p>0.002152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813609">
                <text:p>0.0813609</text:p>
              </table:table-cell>
              <table:table-cell office:value-type="float" office:value="0.000768986">
                <text:p>0.000768986</text:p>
              </table:table-cell>
              <table:table-cell office:value-type="float" office:value="0.127113">
                <text:p>0.127113</text:p>
              </table:table-cell>
              <table:table-cell office:value-type="float" office:value="0.0255475">
                <text:p>0.0255475</text:p>
              </table:table-cell>
              <table:table-cell office:value-type="float" office:value="0.00623479">
                <text:p>0.00623479</text:p>
              </table:table-cell>
              <table:table-cell office:value-type="float" office:value="0.00355873">
                <text:p>0.00355873</text:p>
              </table:table-cell>
              <table:table-cell office:value-type="float" office:value="0.00216366">
                <text:p>0.002163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811454">
                <text:p>0.0811454</text:p>
              </table:table-cell>
              <table:table-cell office:value-type="float" office:value="0.000762275">
                <text:p>0.000762275</text:p>
              </table:table-cell>
              <table:table-cell office:value-type="float" office:value="0.11636">
                <text:p>0.11636</text:p>
              </table:table-cell>
              <table:table-cell office:value-type="float" office:value="0.0258052">
                <text:p>0.0258052</text:p>
              </table:table-cell>
              <table:table-cell office:value-type="float" office:value="0.00625176">
                <text:p>0.00625176</text:p>
              </table:table-cell>
              <table:table-cell office:value-type="float" office:value="0.00352597">
                <text:p>0.00352597</text:p>
              </table:table-cell>
              <table:table-cell office:value-type="float" office:value="0.00213721">
                <text:p>0.002137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813309">
                <text:p>0.0813309</text:p>
              </table:table-cell>
              <table:table-cell office:value-type="float" office:value="0.000770565">
                <text:p>0.000770565</text:p>
              </table:table-cell>
              <table:table-cell office:value-type="float" office:value="0.112963">
                <text:p>0.112963</text:p>
              </table:table-cell>
              <table:table-cell office:value-type="float" office:value="0.0260093">
                <text:p>0.0260093</text:p>
              </table:table-cell>
              <table:table-cell office:value-type="float" office:value="0.00631769">
                <text:p>0.00631769</text:p>
              </table:table-cell>
              <table:table-cell office:value-type="float" office:value="0.00354926">
                <text:p>0.00354926</text:p>
              </table:table-cell>
              <table:table-cell office:value-type="float" office:value="0.00211195">
                <text:p>0.002111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822393">
                <text:p>0.0822393</text:p>
              </table:table-cell>
              <table:table-cell office:value-type="float" office:value="0.00077017">
                <text:p>0.00077017</text:p>
              </table:table-cell>
              <table:table-cell office:value-type="float" office:value="0.115246">
                <text:p>0.115246</text:p>
              </table:table-cell>
              <table:table-cell office:value-type="float" office:value="0.0256864">
                <text:p>0.0256864</text:p>
              </table:table-cell>
              <table:table-cell office:value-type="float" office:value="0.00723234">
                <text:p>0.00723234</text:p>
              </table:table-cell>
              <table:table-cell office:value-type="float" office:value="0.0035536">
                <text:p>0.0035536</text:p>
              </table:table-cell>
              <table:table-cell office:value-type="float" office:value="0.00216287">
                <text:p>0.002162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812571">
                <text:p>0.0812571</text:p>
              </table:table-cell>
              <table:table-cell office:value-type="float" office:value="0.000724379">
                <text:p>0.000724379</text:p>
              </table:table-cell>
              <table:table-cell office:value-type="float" office:value="0.112255">
                <text:p>0.112255</text:p>
              </table:table-cell>
              <table:table-cell office:value-type="float" office:value="0.0250765">
                <text:p>0.0250765</text:p>
              </table:table-cell>
              <table:table-cell office:value-type="float" office:value="0.00723628">
                <text:p>0.00723628</text:p>
              </table:table-cell>
              <table:table-cell office:value-type="float" office:value="0.00375611">
                <text:p>0.00375611</text:p>
              </table:table-cell>
              <table:table-cell office:value-type="float" office:value="0.00213405">
                <text:p>0.002134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847562">
                <text:p>0.0847562</text:p>
              </table:table-cell>
              <table:table-cell office:value-type="float" office:value="0.000769381">
                <text:p>0.000769381</text:p>
              </table:table-cell>
              <table:table-cell office:value-type="float" office:value="0.115437">
                <text:p>0.115437</text:p>
              </table:table-cell>
              <table:table-cell office:value-type="float" office:value="0.0272098">
                <text:p>0.0272098</text:p>
              </table:table-cell>
              <table:table-cell office:value-type="float" office:value="0.00875886">
                <text:p>0.00875886</text:p>
              </table:table-cell>
              <table:table-cell office:value-type="float" office:value="0.00371782">
                <text:p>0.00371782</text:p>
              </table:table-cell>
              <table:table-cell office:value-type="float" office:value="0.00218103">
                <text:p>0.002181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82137">
                <text:p>0.082137</text:p>
              </table:table-cell>
              <table:table-cell office:value-type="float" office:value="0.000692403">
                <text:p>0.000692403</text:p>
              </table:table-cell>
              <table:table-cell office:value-type="float" office:value="0.115942">
                <text:p>0.115942</text:p>
              </table:table-cell>
              <table:table-cell office:value-type="float" office:value="0.0265687">
                <text:p>0.0265687</text:p>
              </table:table-cell>
              <table:table-cell office:value-type="float" office:value="0.00700772">
                <text:p>0.00700772</text:p>
              </table:table-cell>
              <table:table-cell office:value-type="float" office:value="0.00357452">
                <text:p>0.00357452</text:p>
              </table:table-cell>
              <table:table-cell office:value-type="float" office:value="0.00210642">
                <text:p>0.002106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820115">
                <text:p>0.0820115</text:p>
              </table:table-cell>
              <table:table-cell office:value-type="float" office:value="0.000734247">
                <text:p>0.000734247</text:p>
              </table:table-cell>
              <table:table-cell office:value-type="float" office:value="0.116938">
                <text:p>0.116938</text:p>
              </table:table-cell>
              <table:table-cell office:value-type="float" office:value="0.0260721">
                <text:p>0.0260721</text:p>
              </table:table-cell>
              <table:table-cell office:value-type="float" office:value="0.00668836">
                <text:p>0.00668836</text:p>
              </table:table-cell>
              <table:table-cell office:value-type="float" office:value="0.00360926">
                <text:p>0.00360926</text:p>
              </table:table-cell>
              <table:table-cell office:value-type="float" office:value="0.00218616">
                <text:p>0.002186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900045">
                <text:p>0.0900045</text:p>
              </table:table-cell>
              <table:table-cell office:value-type="float" office:value="0.000703062">
                <text:p>0.000703062</text:p>
              </table:table-cell>
              <table:table-cell office:value-type="float" office:value="0.113119">
                <text:p>0.113119</text:p>
              </table:table-cell>
              <table:table-cell office:value-type="float" office:value="0.0252155">
                <text:p>0.0252155</text:p>
              </table:table-cell>
              <table:table-cell office:value-type="float" office:value="0.00636743">
                <text:p>0.00636743</text:p>
              </table:table-cell>
              <table:table-cell office:value-type="float" office:value="0.00358044">
                <text:p>0.00358044</text:p>
              </table:table-cell>
              <table:table-cell office:value-type="float" office:value="0.00207997">
                <text:p>0.002079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88463">
                <text:p>0.088463</text:p>
              </table:table-cell>
              <table:table-cell office:value-type="float" office:value="0.000693587">
                <text:p>0.000693587</text:p>
              </table:table-cell>
              <table:table-cell office:value-type="float" office:value="0.115058">
                <text:p>0.115058</text:p>
              </table:table-cell>
              <table:table-cell office:value-type="float" office:value="0.0252384">
                <text:p>0.0252384</text:p>
              </table:table-cell>
              <table:table-cell office:value-type="float" office:value="0.00649138">
                <text:p>0.00649138</text:p>
              </table:table-cell>
              <table:table-cell office:value-type="float" office:value="0.00360492">
                <text:p>0.00360492</text:p>
              </table:table-cell>
              <table:table-cell office:value-type="float" office:value="0.0021455">
                <text:p>0.00214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849982">
                <text:p>0.0849982</text:p>
              </table:table-cell>
              <table:table-cell office:value-type="float" office:value="0.000724773">
                <text:p>0.000724773</text:p>
              </table:table-cell>
              <table:table-cell office:value-type="float" office:value="0.112785">
                <text:p>0.112785</text:p>
              </table:table-cell>
              <table:table-cell office:value-type="float" office:value="0.0251638">
                <text:p>0.0251638</text:p>
              </table:table-cell>
              <table:table-cell office:value-type="float" office:value="0.00654625">
                <text:p>0.00654625</text:p>
              </table:table-cell>
              <table:table-cell office:value-type="float" office:value="0.00374348">
                <text:p>0.00374348</text:p>
              </table:table-cell>
              <table:table-cell office:value-type="float" office:value="0.00216998">
                <text:p>0.002169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876261">
                <text:p>0.0876261</text:p>
              </table:table-cell>
              <table:table-cell office:value-type="float" office:value="0.000685692">
                <text:p>0.000685692</text:p>
              </table:table-cell>
              <table:table-cell office:value-type="float" office:value="0.114391">
                <text:p>0.114391</text:p>
              </table:table-cell>
              <table:table-cell office:value-type="float" office:value="0.0254342">
                <text:p>0.0254342</text:p>
              </table:table-cell>
              <table:table-cell office:value-type="float" office:value="0.00643967">
                <text:p>0.00643967</text:p>
              </table:table-cell>
              <table:table-cell office:value-type="float" office:value="0.00364913">
                <text:p>0.00364913</text:p>
              </table:table-cell>
              <table:table-cell office:value-type="float" office:value="0.00210682">
                <text:p>0.002106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94802">
                <text:p>0.094802</text:p>
              </table:table-cell>
              <table:table-cell office:value-type="float" office:value="0.000685298">
                <text:p>0.000685298</text:p>
              </table:table-cell>
              <table:table-cell office:value-type="float" office:value="0.115149">
                <text:p>0.115149</text:p>
              </table:table-cell>
              <table:table-cell office:value-type="float" office:value="0.0256604">
                <text:p>0.0256604</text:p>
              </table:table-cell>
              <table:table-cell office:value-type="float" office:value="0.00650954">
                <text:p>0.00650954</text:p>
              </table:table-cell>
              <table:table-cell office:value-type="float" office:value="0.00363966">
                <text:p>0.00363966</text:p>
              </table:table-cell>
              <table:table-cell office:value-type="float" office:value="0.00211037">
                <text:p>0.002110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942529">
                <text:p>0.0942529</text:p>
              </table:table-cell>
              <table:table-cell office:value-type="float" office:value="0.000652928">
                <text:p>0.000652928</text:p>
              </table:table-cell>
              <table:table-cell office:value-type="float" office:value="0.118762">
                <text:p>0.118762</text:p>
              </table:table-cell>
              <table:table-cell office:value-type="float" office:value="0.0261068">
                <text:p>0.0261068</text:p>
              </table:table-cell>
              <table:table-cell office:value-type="float" office:value="0.00644164">
                <text:p>0.00644164</text:p>
              </table:table-cell>
              <table:table-cell office:value-type="float" office:value="0.00361716">
                <text:p>0.00361716</text:p>
              </table:table-cell>
              <table:table-cell office:value-type="float" office:value="0.00220274">
                <text:p>0.002202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869104">
                <text:p>0.0869104</text:p>
              </table:table-cell>
              <table:table-cell office:value-type="float" office:value="0.000686877">
                <text:p>0.000686877</text:p>
              </table:table-cell>
              <table:table-cell office:value-type="float" office:value="0.123462">
                <text:p>0.123462</text:p>
              </table:table-cell>
              <table:table-cell office:value-type="float" office:value="0.0252526">
                <text:p>0.0252526</text:p>
              </table:table-cell>
              <table:table-cell office:value-type="float" office:value="0.00647085">
                <text:p>0.00647085</text:p>
              </table:table-cell>
              <table:table-cell office:value-type="float" office:value="0.00363374">
                <text:p>0.00363374</text:p>
              </table:table-cell>
              <table:table-cell office:value-type="float" office:value="0.00212853">
                <text:p>0.002128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87441">
                <text:p>0.087441</text:p>
              </table:table-cell>
              <table:table-cell office:value-type="float" office:value="0.000654507">
                <text:p>0.000654507</text:p>
              </table:table-cell>
              <table:table-cell office:value-type="float" office:value="0.115609">
                <text:p>0.115609</text:p>
              </table:table-cell>
              <table:table-cell office:value-type="float" office:value="0.0250007">
                <text:p>0.0250007</text:p>
              </table:table-cell>
              <table:table-cell office:value-type="float" office:value="0.00655533">
                <text:p>0.00655533</text:p>
              </table:table-cell>
              <table:table-cell office:value-type="float" office:value="0.00369374">
                <text:p>0.00369374</text:p>
              </table:table-cell>
              <table:table-cell office:value-type="float" office:value="0.00210997">
                <text:p>0.002109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852228">
                <text:p>0.0852228</text:p>
              </table:table-cell>
              <table:table-cell office:value-type="float" office:value="0.00068135">
                <text:p>0.00068135</text:p>
              </table:table-cell>
              <table:table-cell office:value-type="float" office:value="0.114336">
                <text:p>0.114336</text:p>
              </table:table-cell>
              <table:table-cell office:value-type="float" office:value="0.0254875">
                <text:p>0.0254875</text:p>
              </table:table-cell>
              <table:table-cell office:value-type="float" office:value="0.00671363">
                <text:p>0.00671363</text:p>
              </table:table-cell>
              <table:table-cell office:value-type="float" office:value="0.00371387">
                <text:p>0.00371387</text:p>
              </table:table-cell>
              <table:table-cell office:value-type="float" office:value="0.00209379">
                <text:p>0.002093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848451">
                <text:p>0.0848451</text:p>
              </table:table-cell>
              <table:table-cell office:value-type="float" office:value="0.00064819">
                <text:p>0.00064819</text:p>
              </table:table-cell>
              <table:table-cell office:value-type="float" office:value="0.112721">
                <text:p>0.112721</text:p>
              </table:table-cell>
              <table:table-cell office:value-type="float" office:value="0.0256923">
                <text:p>0.0256923</text:p>
              </table:table-cell>
              <table:table-cell office:value-type="float" office:value="0.00664494">
                <text:p>0.00664494</text:p>
              </table:table-cell>
              <table:table-cell office:value-type="float" office:value="0.00368624">
                <text:p>0.00368624</text:p>
              </table:table-cell>
              <table:table-cell office:value-type="float" office:value="0.00208668">
                <text:p>0.002086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859733">
                <text:p>0.0859733</text:p>
              </table:table-cell>
              <table:table-cell office:value-type="float" office:value="0.000752011">
                <text:p>0.000752011</text:p>
              </table:table-cell>
              <table:table-cell office:value-type="float" office:value="0.1194">
                <text:p>0.1194</text:p>
              </table:table-cell>
              <table:table-cell office:value-type="float" office:value="0.0250094">
                <text:p>0.0250094</text:p>
              </table:table-cell>
              <table:table-cell office:value-type="float" office:value="0.00654428">
                <text:p>0.00654428</text:p>
              </table:table-cell>
              <table:table-cell office:value-type="float" office:value="0.00367479">
                <text:p>0.00367479</text:p>
              </table:table-cell>
              <table:table-cell office:value-type="float" office:value="0.0021309">
                <text:p>0.00213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851498">
                <text:p>0.0851498</text:p>
              </table:table-cell>
              <table:table-cell office:value-type="float" office:value="0.000746485">
                <text:p>0.000746485</text:p>
              </table:table-cell>
              <table:table-cell office:value-type="float" office:value="0.11661">
                <text:p>0.11661</text:p>
              </table:table-cell>
              <table:table-cell office:value-type="float" office:value="0.0259099">
                <text:p>0.0259099</text:p>
              </table:table-cell>
              <table:table-cell office:value-type="float" office:value="0.00772815">
                <text:p>0.00772815</text:p>
              </table:table-cell>
              <table:table-cell office:value-type="float" office:value="0.00396336">
                <text:p>0.00396336</text:p>
              </table:table-cell>
              <table:table-cell office:value-type="float" office:value="0.00212498">
                <text:p>0.002124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902844">
                <text:p>0.0902844</text:p>
              </table:table-cell>
              <table:table-cell office:value-type="float" office:value="0.000785961">
                <text:p>0.000785961</text:p>
              </table:table-cell>
              <table:table-cell office:value-type="float" office:value="0.118512">
                <text:p>0.118512</text:p>
              </table:table-cell>
              <table:table-cell office:value-type="float" office:value="0.0258277">
                <text:p>0.0258277</text:p>
              </table:table-cell>
              <table:table-cell office:value-type="float" office:value="0.00682376">
                <text:p>0.00682376</text:p>
              </table:table-cell>
              <table:table-cell office:value-type="float" office:value="0.00387769">
                <text:p>0.00387769</text:p>
              </table:table-cell>
              <table:table-cell office:value-type="float" office:value="0.00220945">
                <text:p>0.002209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858371">
                <text:p>0.0858371</text:p>
              </table:table-cell>
              <table:table-cell office:value-type="float" office:value="0.000730695">
                <text:p>0.000730695</text:p>
              </table:table-cell>
              <table:table-cell office:value-type="float" office:value="0.110148">
                <text:p>0.110148</text:p>
              </table:table-cell>
              <table:table-cell office:value-type="float" office:value="0.0246526">
                <text:p>0.0246526</text:p>
              </table:table-cell>
              <table:table-cell office:value-type="float" office:value="0.00678231">
                <text:p>0.00678231</text:p>
              </table:table-cell>
              <table:table-cell office:value-type="float" office:value="0.00382677">
                <text:p>0.00382677</text:p>
              </table:table-cell>
              <table:table-cell office:value-type="float" office:value="0.00220511">
                <text:p>0.002205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849378">
                <text:p>0.0849378</text:p>
              </table:table-cell>
              <table:table-cell office:value-type="float" office:value="0.00081912">
                <text:p>0.00081912</text:p>
              </table:table-cell>
              <table:table-cell office:value-type="float" office:value="0.119599">
                <text:p>0.119599</text:p>
              </table:table-cell>
              <table:table-cell office:value-type="float" office:value="0.0263382">
                <text:p>0.0263382</text:p>
              </table:table-cell>
              <table:table-cell office:value-type="float" office:value="0.00728129">
                <text:p>0.00728129</text:p>
              </table:table-cell>
              <table:table-cell office:value-type="float" office:value="0.0037415">
                <text:p>0.0037415</text:p>
              </table:table-cell>
              <table:table-cell office:value-type="float" office:value="0.00219682">
                <text:p>0.002196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864707">
                <text:p>0.0864707</text:p>
              </table:table-cell>
              <table:table-cell office:value-type="float" office:value="0.000735037">
                <text:p>0.000735037</text:p>
              </table:table-cell>
              <table:table-cell office:value-type="float" office:value="0.111847">
                <text:p>0.111847</text:p>
              </table:table-cell>
              <table:table-cell office:value-type="float" office:value="0.0250019">
                <text:p>0.0250019</text:p>
              </table:table-cell>
              <table:table-cell office:value-type="float" office:value="0.00666152">
                <text:p>0.00666152</text:p>
              </table:table-cell>
              <table:table-cell office:value-type="float" office:value="0.00373914">
                <text:p>0.00373914</text:p>
              </table:table-cell>
              <table:table-cell office:value-type="float" office:value="0.00215695">
                <text:p>0.002156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858923">
                <text:p>0.0858923</text:p>
              </table:table-cell>
              <table:table-cell office:value-type="float" office:value="0.000768591">
                <text:p>0.000768591</text:p>
              </table:table-cell>
              <table:table-cell office:value-type="float" office:value="0.111564">
                <text:p>0.111564</text:p>
              </table:table-cell>
              <table:table-cell office:value-type="float" office:value="0.0246218">
                <text:p>0.0246218</text:p>
              </table:table-cell>
              <table:table-cell office:value-type="float" office:value="0.00660625">
                <text:p>0.00660625</text:p>
              </table:table-cell>
              <table:table-cell office:value-type="float" office:value="0.00376203">
                <text:p>0.00376203</text:p>
              </table:table-cell>
              <table:table-cell office:value-type="float" office:value="0.00216445">
                <text:p>0.002164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863349">
                <text:p>0.0863349</text:p>
              </table:table-cell>
              <table:table-cell office:value-type="float" office:value="0.000724773">
                <text:p>0.000724773</text:p>
              </table:table-cell>
              <table:table-cell office:value-type="float" office:value="0.12148">
                <text:p>0.12148</text:p>
              </table:table-cell>
              <table:table-cell office:value-type="float" office:value="0.0270795">
                <text:p>0.0270795</text:p>
              </table:table-cell>
              <table:table-cell office:value-type="float" office:value="0.00714628">
                <text:p>0.00714628</text:p>
              </table:table-cell>
              <table:table-cell office:value-type="float" office:value="0.00378019">
                <text:p>0.00378019</text:p>
              </table:table-cell>
              <table:table-cell office:value-type="float" office:value="0.00216998">
                <text:p>0.002169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857613">
                <text:p>0.0857613</text:p>
              </table:table-cell>
              <table:table-cell office:value-type="float" office:value="0.000745301">
                <text:p>0.000745301</text:p>
              </table:table-cell>
              <table:table-cell office:value-type="float" office:value="0.117237">
                <text:p>0.117237</text:p>
              </table:table-cell>
              <table:table-cell office:value-type="float" office:value="0.0347536">
                <text:p>0.0347536</text:p>
              </table:table-cell>
              <table:table-cell office:value-type="float" office:value="0.00777236">
                <text:p>0.00777236</text:p>
              </table:table-cell>
              <table:table-cell office:value-type="float" office:value="0.00392664">
                <text:p>0.00392664</text:p>
              </table:table-cell>
              <table:table-cell office:value-type="float" office:value="0.00213484">
                <text:p>0.002134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864943">
                <text:p>0.0864943</text:p>
              </table:table-cell>
              <table:table-cell office:value-type="float" office:value="0.000693193">
                <text:p>0.000693193</text:p>
              </table:table-cell>
              <table:table-cell office:value-type="float" office:value="0.11453">
                <text:p>0.11453</text:p>
              </table:table-cell>
              <table:table-cell office:value-type="float" office:value="0.0252885">
                <text:p>0.0252885</text:p>
              </table:table-cell>
              <table:table-cell office:value-type="float" office:value="0.00681468">
                <text:p>0.00681468</text:p>
              </table:table-cell>
              <table:table-cell office:value-type="float" office:value="0.00378453">
                <text:p>0.00378453</text:p>
              </table:table-cell>
              <table:table-cell office:value-type="float" office:value="0.00215892">
                <text:p>0.002158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88236">
                <text:p>0.088236</text:p>
              </table:table-cell>
              <table:table-cell office:value-type="float" office:value="0.000701877">
                <text:p>0.000701877</text:p>
              </table:table-cell>
              <table:table-cell office:value-type="float" office:value="0.114223">
                <text:p>0.114223</text:p>
              </table:table-cell>
              <table:table-cell office:value-type="float" office:value="0.0255202">
                <text:p>0.0255202</text:p>
              </table:table-cell>
              <table:table-cell office:value-type="float" office:value="0.00670257">
                <text:p>0.00670257</text:p>
              </table:table-cell>
              <table:table-cell office:value-type="float" office:value="0.00431351">
                <text:p>0.00431351</text:p>
              </table:table-cell>
              <table:table-cell office:value-type="float" office:value="0.00217393">
                <text:p>0.002173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86539">
                <text:p>0.086539</text:p>
              </table:table-cell>
              <table:table-cell office:value-type="float" office:value="0.000676218">
                <text:p>0.000676218</text:p>
              </table:table-cell>
              <table:table-cell office:value-type="float" office:value="0.115151">
                <text:p>0.115151</text:p>
              </table:table-cell>
              <table:table-cell office:value-type="float" office:value="0.0256754">
                <text:p>0.0256754</text:p>
              </table:table-cell>
              <table:table-cell office:value-type="float" office:value="0.00651546">
                <text:p>0.00651546</text:p>
              </table:table-cell>
              <table:table-cell office:value-type="float" office:value="0.00488117">
                <text:p>0.00488117</text:p>
              </table:table-cell>
              <table:table-cell office:value-type="float" office:value="0.0021534">
                <text:p>0.00215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934697">
                <text:p>0.0934697</text:p>
              </table:table-cell>
              <table:table-cell office:value-type="float" office:value="0.000660823">
                <text:p>0.000660823</text:p>
              </table:table-cell>
              <table:table-cell office:value-type="float" office:value="0.112547">
                <text:p>0.112547</text:p>
              </table:table-cell>
              <table:table-cell office:value-type="float" office:value="0.0254231">
                <text:p>0.0254231</text:p>
              </table:table-cell>
              <table:table-cell office:value-type="float" office:value="0.00653914">
                <text:p>0.00653914</text:p>
              </table:table-cell>
              <table:table-cell office:value-type="float" office:value="0.00397757">
                <text:p>0.00397757</text:p>
              </table:table-cell>
              <table:table-cell office:value-type="float" office:value="0.00222959">
                <text:p>0.002229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874702">
                <text:p>0.0874702</text:p>
              </table:table-cell>
              <table:table-cell office:value-type="float" office:value="0.000687271">
                <text:p>0.000687271</text:p>
              </table:table-cell>
              <table:table-cell office:value-type="float" office:value="0.113392">
                <text:p>0.113392</text:p>
              </table:table-cell>
              <table:table-cell office:value-type="float" office:value="0.025465">
                <text:p>0.025465</text:p>
              </table:table-cell>
              <table:table-cell office:value-type="float" office:value="0.00655928">
                <text:p>0.00655928</text:p>
              </table:table-cell>
              <table:table-cell office:value-type="float" office:value="0.00396415">
                <text:p>0.00396415</text:p>
              </table:table-cell>
              <table:table-cell office:value-type="float" office:value="0.00217235">
                <text:p>0.002172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909894">
                <text:p>0.0909894</text:p>
              </table:table-cell>
              <table:table-cell office:value-type="float" office:value="0.000646611">
                <text:p>0.000646611</text:p>
              </table:table-cell>
              <table:table-cell office:value-type="float" office:value="0.114008">
                <text:p>0.114008</text:p>
              </table:table-cell>
              <table:table-cell office:value-type="float" office:value="0.0263366">
                <text:p>0.0263366</text:p>
              </table:table-cell>
              <table:table-cell office:value-type="float" office:value="0.00837792">
                <text:p>0.00837792</text:p>
              </table:table-cell>
              <table:table-cell office:value-type="float" office:value="0.00394678">
                <text:p>0.00394678</text:p>
              </table:table-cell>
              <table:table-cell office:value-type="float" office:value="0.00215892">
                <text:p>0.002158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875543">
                <text:p>0.0875543</text:p>
              </table:table-cell>
              <table:table-cell office:value-type="float" office:value="0.000694377">
                <text:p>0.000694377</text:p>
              </table:table-cell>
              <table:table-cell office:value-type="float" office:value="0.116705">
                <text:p>0.116705</text:p>
              </table:table-cell>
              <table:table-cell office:value-type="float" office:value="0.0269789">
                <text:p>0.0269789</text:p>
              </table:table-cell>
              <table:table-cell office:value-type="float" office:value="0.00692245">
                <text:p>0.00692245</text:p>
              </table:table-cell>
              <table:table-cell office:value-type="float" office:value="0.00391006">
                <text:p>0.00391006</text:p>
              </table:table-cell>
              <table:table-cell office:value-type="float" office:value="0.00232551">
                <text:p>0.002325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885009">
                <text:p>0.0885009</text:p>
              </table:table-cell>
              <table:table-cell office:value-type="float" office:value="0.000677797">
                <text:p>0.000677797</text:p>
              </table:table-cell>
              <table:table-cell office:value-type="float" office:value="0.116273">
                <text:p>0.116273</text:p>
              </table:table-cell>
              <table:table-cell office:value-type="float" office:value="0.0258933">
                <text:p>0.0258933</text:p>
              </table:table-cell>
              <table:table-cell office:value-type="float" office:value="0.00790145">
                <text:p>0.00790145</text:p>
              </table:table-cell>
              <table:table-cell office:value-type="float" office:value="0.00387493">
                <text:p>0.00387493</text:p>
              </table:table-cell>
              <table:table-cell office:value-type="float" office:value="0.00232512">
                <text:p>0.002325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89309">
                <text:p>0.089309</text:p>
              </table:table-cell>
              <table:table-cell office:value-type="float" office:value="0.000743722">
                <text:p>0.000743722</text:p>
              </table:table-cell>
              <table:table-cell office:value-type="float" office:value="0.119664">
                <text:p>0.119664</text:p>
              </table:table-cell>
              <table:table-cell office:value-type="float" office:value="0.0314937">
                <text:p>0.0314937</text:p>
              </table:table-cell>
              <table:table-cell office:value-type="float" office:value="0.00774868">
                <text:p>0.00774868</text:p>
              </table:table-cell>
              <table:table-cell office:value-type="float" office:value="0.0039452">
                <text:p>0.0039452</text:p>
              </table:table-cell>
              <table:table-cell office:value-type="float" office:value="0.00219564">
                <text:p>0.002195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889813">
                <text:p>0.0889813</text:p>
              </table:table-cell>
              <table:table-cell office:value-type="float" office:value="0.000728326">
                <text:p>0.000728326</text:p>
              </table:table-cell>
              <table:table-cell office:value-type="float" office:value="0.118714">
                <text:p>0.118714</text:p>
              </table:table-cell>
              <table:table-cell office:value-type="float" office:value="0.0263638">
                <text:p>0.0263638</text:p>
              </table:table-cell>
              <table:table-cell office:value-type="float" office:value="0.00787737">
                <text:p>0.00787737</text:p>
              </table:table-cell>
              <table:table-cell office:value-type="float" office:value="0.0039827">
                <text:p>0.0039827</text:p>
              </table:table-cell>
              <table:table-cell office:value-type="float" office:value="0.00215932">
                <text:p>0.002159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89003">
                <text:p>0.089003</text:p>
              </table:table-cell>
              <table:table-cell office:value-type="float" office:value="0.00077846">
                <text:p>0.00077846</text:p>
              </table:table-cell>
              <table:table-cell office:value-type="float" office:value="0.117566">
                <text:p>0.117566</text:p>
              </table:table-cell>
              <table:table-cell office:value-type="float" office:value="0.0261696">
                <text:p>0.0261696</text:p>
              </table:table-cell>
              <table:table-cell office:value-type="float" office:value="0.00780079">
                <text:p>0.00780079</text:p>
              </table:table-cell>
              <table:table-cell office:value-type="float" office:value="0.00401468">
                <text:p>0.00401468</text:p>
              </table:table-cell>
              <table:table-cell office:value-type="float" office:value="0.00222406">
                <text:p>0.002224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900353">
                <text:p>0.0900353</text:p>
              </table:table-cell>
              <table:table-cell office:value-type="float" office:value="0.000738195">
                <text:p>0.000738195</text:p>
              </table:table-cell>
              <table:table-cell office:value-type="float" office:value="0.111393">
                <text:p>0.111393</text:p>
              </table:table-cell>
              <table:table-cell office:value-type="float" office:value="0.0247737">
                <text:p>0.0247737</text:p>
              </table:table-cell>
              <table:table-cell office:value-type="float" office:value="0.00740564">
                <text:p>0.00740564</text:p>
              </table:table-cell>
              <table:table-cell office:value-type="float" office:value="0.00401586">
                <text:p>0.00401586</text:p>
              </table:table-cell>
              <table:table-cell office:value-type="float" office:value="0.00216998">
                <text:p>0.002169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902343">
                <text:p>0.0902343</text:p>
              </table:table-cell>
              <table:table-cell office:value-type="float" office:value="0.00102518">
                <text:p>0.00102518</text:p>
              </table:table-cell>
              <table:table-cell office:value-type="float" office:value="0.114135">
                <text:p>0.114135</text:p>
              </table:table-cell>
              <table:table-cell office:value-type="float" office:value="0.024921">
                <text:p>0.024921</text:p>
              </table:table-cell>
              <table:table-cell office:value-type="float" office:value="0.00745932">
                <text:p>0.00745932</text:p>
              </table:table-cell>
              <table:table-cell office:value-type="float" office:value="0.00394638">
                <text:p>0.00394638</text:p>
              </table:table-cell>
              <table:table-cell office:value-type="float" office:value="0.00211708">
                <text:p>0.002117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890089">
                <text:p>0.0890089</text:p>
              </table:table-cell>
              <table:table-cell office:value-type="float" office:value="0.000848332">
                <text:p>0.000848332</text:p>
              </table:table-cell>
              <table:table-cell office:value-type="float" office:value="0.117128">
                <text:p>0.117128</text:p>
              </table:table-cell>
              <table:table-cell office:value-type="float" office:value="0.0265667">
                <text:p>0.0265667</text:p>
              </table:table-cell>
              <table:table-cell office:value-type="float" office:value="0.00757617">
                <text:p>0.00757617</text:p>
              </table:table-cell>
              <table:table-cell office:value-type="float" office:value="0.00554357">
                <text:p>0.00554357</text:p>
              </table:table-cell>
              <table:table-cell office:value-type="float" office:value="0.00216642">
                <text:p>0.002166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894759">
                <text:p>0.0894759</text:p>
              </table:table-cell>
              <table:table-cell office:value-type="float" office:value="0.00165166">
                <text:p>0.00165166</text:p>
              </table:table-cell>
              <table:table-cell office:value-type="float" office:value="0.114183">
                <text:p>0.114183</text:p>
              </table:table-cell>
              <table:table-cell office:value-type="float" office:value="0.0255321">
                <text:p>0.0255321</text:p>
              </table:table-cell>
              <table:table-cell office:value-type="float" office:value="0.00707996">
                <text:p>0.00707996</text:p>
              </table:table-cell>
              <table:table-cell office:value-type="float" office:value="0.00483774">
                <text:p>0.00483774</text:p>
              </table:table-cell>
              <table:table-cell office:value-type="float" office:value="0.002168">
                <text:p>0.0021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938195">
                <text:p>0.0938195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115727">
                <text:p>0.115727</text:p>
              </table:table-cell>
              <table:table-cell office:value-type="float" office:value="0.0256477">
                <text:p>0.0256477</text:p>
              </table:table-cell>
              <table:table-cell office:value-type="float" office:value="0.00687035">
                <text:p>0.00687035</text:p>
              </table:table-cell>
              <table:table-cell office:value-type="float" office:value="0.00396612">
                <text:p>0.00396612</text:p>
              </table:table-cell>
              <table:table-cell office:value-type="float" office:value="0.00212063">
                <text:p>0.002120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912824">
                <text:p>0.0912824</text:p>
              </table:table-cell>
              <table:table-cell office:value-type="float" office:value="0.00109269">
                <text:p>0.00109269</text:p>
              </table:table-cell>
              <table:table-cell office:value-type="float" office:value="0.114312">
                <text:p>0.114312</text:p>
              </table:table-cell>
              <table:table-cell office:value-type="float" office:value="0.0262711">
                <text:p>0.0262711</text:p>
              </table:table-cell>
              <table:table-cell office:value-type="float" office:value="0.00707404">
                <text:p>0.00707404</text:p>
              </table:table-cell>
              <table:table-cell office:value-type="float" office:value="0.00394362">
                <text:p>0.00394362</text:p>
              </table:table-cell>
              <table:table-cell office:value-type="float" office:value="0.00212221">
                <text:p>0.00212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944479">
                <text:p>0.0944479</text:p>
              </table:table-cell>
              <table:table-cell office:value-type="float" office:value="0.00122454">
                <text:p>0.00122454</text:p>
              </table:table-cell>
              <table:table-cell office:value-type="float" office:value="0.117707">
                <text:p>0.117707</text:p>
              </table:table-cell>
              <table:table-cell office:value-type="float" office:value="0.0267637">
                <text:p>0.0267637</text:p>
              </table:table-cell>
              <table:table-cell office:value-type="float" office:value="0.00684074">
                <text:p>0.00684074</text:p>
              </table:table-cell>
              <table:table-cell office:value-type="float" office:value="0.00419903">
                <text:p>0.00419903</text:p>
              </table:table-cell>
              <table:table-cell office:value-type="float" office:value="0.00216721">
                <text:p>0.002167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907009">
                <text:p>0.0907009</text:p>
              </table:table-cell>
              <table:table-cell office:value-type="float" office:value="0.00102439">
                <text:p>0.00102439</text:p>
              </table:table-cell>
              <table:table-cell office:value-type="float" office:value="0.115191">
                <text:p>0.115191</text:p>
              </table:table-cell>
              <table:table-cell office:value-type="float" office:value="0.0268336">
                <text:p>0.0268336</text:p>
              </table:table-cell>
              <table:table-cell office:value-type="float" office:value="0.00749406">
                <text:p>0.00749406</text:p>
              </table:table-cell>
              <table:table-cell office:value-type="float" office:value="0.00553804">
                <text:p>0.00553804</text:p>
              </table:table-cell>
              <table:table-cell office:value-type="float" office:value="0.00215221">
                <text:p>0.002152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965421">
                <text:p>0.0965421</text:p>
              </table:table-cell>
              <table:table-cell office:value-type="float" office:value="0.00084399">
                <text:p>0.00084399</text:p>
              </table:table-cell>
              <table:table-cell office:value-type="float" office:value="0.113988">
                <text:p>0.113988</text:p>
              </table:table-cell>
              <table:table-cell office:value-type="float" office:value="0.0256008">
                <text:p>0.0256008</text:p>
              </table:table-cell>
              <table:table-cell office:value-type="float" office:value="0.00767091">
                <text:p>0.00767091</text:p>
              </table:table-cell>
              <table:table-cell office:value-type="float" office:value="0.0050892">
                <text:p>0.0050892</text:p>
              </table:table-cell>
              <table:table-cell office:value-type="float" office:value="0.00217471">
                <text:p>0.002174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955505">
                <text:p>0.0955505</text:p>
              </table:table-cell>
              <table:table-cell office:value-type="float" office:value="0.000856227">
                <text:p>0.000856227</text:p>
              </table:table-cell>
              <table:table-cell office:value-type="float" office:value="0.115842">
                <text:p>0.115842</text:p>
              </table:table-cell>
              <table:table-cell office:value-type="float" office:value="0.0256975">
                <text:p>0.0256975</text:p>
              </table:table-cell>
              <table:table-cell office:value-type="float" office:value="0.00733182">
                <text:p>0.00733182</text:p>
              </table:table-cell>
              <table:table-cell office:value-type="float" office:value="0.00518592">
                <text:p>0.00518592</text:p>
              </table:table-cell>
              <table:table-cell office:value-type="float" office:value="0.00214866">
                <text:p>0.002148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929139">
                <text:p>0.0929139</text:p>
              </table:table-cell>
              <table:table-cell office:value-type="float" office:value="0.000787934">
                <text:p>0.000787934</text:p>
              </table:table-cell>
              <table:table-cell office:value-type="float" office:value="0.111615">
                <text:p>0.111615</text:p>
              </table:table-cell>
              <table:table-cell office:value-type="float" office:value="0.0251646">
                <text:p>0.0251646</text:p>
              </table:table-cell>
              <table:table-cell office:value-type="float" office:value="0.00766815">
                <text:p>0.00766815</text:p>
              </table:table-cell>
              <table:table-cell office:value-type="float" office:value="0.00612426">
                <text:p>0.00612426</text:p>
              </table:table-cell>
              <table:table-cell office:value-type="float" office:value="0.00212261">
                <text:p>0.002122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984823">
                <text:p>0.0984823</text:p>
              </table:table-cell>
              <table:table-cell office:value-type="float" office:value="0.000771355">
                <text:p>0.000771355</text:p>
              </table:table-cell>
              <table:table-cell office:value-type="float" office:value="0.116537">
                <text:p>0.116537</text:p>
              </table:table-cell>
              <table:table-cell office:value-type="float" office:value="0.0272753">
                <text:p>0.0272753</text:p>
              </table:table-cell>
              <table:table-cell office:value-type="float" office:value="0.00762709">
                <text:p>0.00762709</text:p>
              </table:table-cell>
              <table:table-cell office:value-type="float" office:value="0.00525026">
                <text:p>0.00525026</text:p>
              </table:table-cell>
              <table:table-cell office:value-type="float" office:value="0.00215971">
                <text:p>0.002159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936671">
                <text:p>0.0936671</text:p>
              </table:table-cell>
              <table:table-cell office:value-type="float" office:value="0.000737405">
                <text:p>0.000737405</text:p>
              </table:table-cell>
              <table:table-cell office:value-type="float" office:value="0.112599">
                <text:p>0.112599</text:p>
              </table:table-cell>
              <table:table-cell office:value-type="float" office:value="0.0252415">
                <text:p>0.0252415</text:p>
              </table:table-cell>
              <table:table-cell office:value-type="float" office:value="0.00700496">
                <text:p>0.00700496</text:p>
              </table:table-cell>
              <table:table-cell office:value-type="float" office:value="0.00497196">
                <text:p>0.00497196</text:p>
              </table:table-cell>
              <table:table-cell office:value-type="float" office:value="0.00213958">
                <text:p>0.002139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93161">
                <text:p>0.093161</text:p>
              </table:table-cell>
              <table:table-cell office:value-type="float" office:value="0.000824647">
                <text:p>0.000824647</text:p>
              </table:table-cell>
              <table:table-cell office:value-type="float" office:value="0.11571">
                <text:p>0.11571</text:p>
              </table:table-cell>
              <table:table-cell office:value-type="float" office:value="0.0256766">
                <text:p>0.0256766</text:p>
              </table:table-cell>
              <table:table-cell office:value-type="float" office:value="0.00726589">
                <text:p>0.00726589</text:p>
              </table:table-cell>
              <table:table-cell office:value-type="float" office:value="0.0041035">
                <text:p>0.0041035</text:p>
              </table:table-cell>
              <table:table-cell office:value-type="float" office:value="0.00212182">
                <text:p>0.002121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927501">
                <text:p>0.0927501</text:p>
              </table:table-cell>
              <table:table-cell office:value-type="float" office:value="0.000769776">
                <text:p>0.000769776</text:p>
              </table:table-cell>
              <table:table-cell office:value-type="float" office:value="0.116398">
                <text:p>0.116398</text:p>
              </table:table-cell>
              <table:table-cell office:value-type="float" office:value="0.0258404">
                <text:p>0.0258404</text:p>
              </table:table-cell>
              <table:table-cell office:value-type="float" office:value="0.00814344">
                <text:p>0.00814344</text:p>
              </table:table-cell>
              <table:table-cell office:value-type="float" office:value="0.00399928">
                <text:p>0.00399928</text:p>
              </table:table-cell>
              <table:table-cell office:value-type="float" office:value="0.00222327">
                <text:p>0.002223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933923">
                <text:p>0.0933923</text:p>
              </table:table-cell>
              <table:table-cell office:value-type="float" office:value="0.000762275">
                <text:p>0.000762275</text:p>
              </table:table-cell>
              <table:table-cell office:value-type="float" office:value="0.117728">
                <text:p>0.117728</text:p>
              </table:table-cell>
              <table:table-cell office:value-type="float" office:value="0.0261728">
                <text:p>0.0261728</text:p>
              </table:table-cell>
              <table:table-cell office:value-type="float" office:value="0.00734168">
                <text:p>0.00734168</text:p>
              </table:table-cell>
              <table:table-cell office:value-type="float" office:value="0.00400678">
                <text:p>0.00400678</text:p>
              </table:table-cell>
              <table:table-cell office:value-type="float" office:value="0.00220393">
                <text:p>0.002203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934879">
                <text:p>0.0934879</text:p>
              </table:table-cell>
              <table:table-cell office:value-type="float" office:value="0.000750432">
                <text:p>0.000750432</text:p>
              </table:table-cell>
              <table:table-cell office:value-type="float" office:value="0.118305">
                <text:p>0.118305</text:p>
              </table:table-cell>
              <table:table-cell office:value-type="float" office:value="0.026654">
                <text:p>0.026654</text:p>
              </table:table-cell>
              <table:table-cell office:value-type="float" office:value="0.00720194">
                <text:p>0.00720194</text:p>
              </table:table-cell>
              <table:table-cell office:value-type="float" office:value="0.00451128">
                <text:p>0.00451128</text:p>
              </table:table-cell>
              <table:table-cell office:value-type="float" office:value="0.00218419">
                <text:p>0.002184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958639">
                <text:p>0.0958639</text:p>
              </table:table-cell>
              <table:table-cell office:value-type="float" office:value="0.000706614">
                <text:p>0.000706614</text:p>
              </table:table-cell>
              <table:table-cell office:value-type="float" office:value="0.11421">
                <text:p>0.11421</text:p>
              </table:table-cell>
              <table:table-cell office:value-type="float" office:value="0.0254634">
                <text:p>0.0254634</text:p>
              </table:table-cell>
              <table:table-cell office:value-type="float" office:value="0.00775618">
                <text:p>0.00775618</text:p>
              </table:table-cell>
              <table:table-cell office:value-type="float" office:value="0.00480458">
                <text:p>0.00480458</text:p>
              </table:table-cell>
              <table:table-cell office:value-type="float" office:value="0.00220077">
                <text:p>0.002200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938321">
                <text:p>0.0938321</text:p>
              </table:table-cell>
              <table:table-cell office:value-type="float" office:value="0.000749643">
                <text:p>0.000749643</text:p>
              </table:table-cell>
              <table:table-cell office:value-type="float" office:value="0.11609">
                <text:p>0.11609</text:p>
              </table:table-cell>
              <table:table-cell office:value-type="float" office:value="0.0263425">
                <text:p>0.0263425</text:p>
              </table:table-cell>
              <table:table-cell office:value-type="float" office:value="0.00758012">
                <text:p>0.00758012</text:p>
              </table:table-cell>
              <table:table-cell office:value-type="float" office:value="0.00412205">
                <text:p>0.00412205</text:p>
              </table:table-cell>
              <table:table-cell office:value-type="float" office:value="0.00217511">
                <text:p>0.002175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966025">
                <text:p>0.0966025</text:p>
              </table:table-cell>
              <table:table-cell office:value-type="float" office:value="0.000701877">
                <text:p>0.000701877</text:p>
              </table:table-cell>
              <table:table-cell office:value-type="float" office:value="0.118249">
                <text:p>0.118249</text:p>
              </table:table-cell>
              <table:table-cell office:value-type="float" office:value="0.0265442">
                <text:p>0.0265442</text:p>
              </table:table-cell>
              <table:table-cell office:value-type="float" office:value="0.00703022">
                <text:p>0.00703022</text:p>
              </table:table-cell>
              <table:table-cell office:value-type="float" office:value="0.00402691">
                <text:p>0.00402691</text:p>
              </table:table-cell>
              <table:table-cell office:value-type="float" office:value="0.00219406">
                <text:p>0.002194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946934">
                <text:p>0.0946934</text:p>
              </table:table-cell>
              <table:table-cell office:value-type="float" office:value="0.00104216">
                <text:p>0.00104216</text:p>
              </table:table-cell>
              <table:table-cell office:value-type="float" office:value="0.111679">
                <text:p>0.111679</text:p>
              </table:table-cell>
              <table:table-cell office:value-type="float" office:value="0.0249435">
                <text:p>0.0249435</text:p>
              </table:table-cell>
              <table:table-cell office:value-type="float" office:value="0.00709694">
                <text:p>0.00709694</text:p>
              </table:table-cell>
              <table:table-cell office:value-type="float" office:value="0.00407152">
                <text:p>0.00407152</text:p>
              </table:table-cell>
              <table:table-cell office:value-type="float" office:value="0.00214629">
                <text:p>0.002146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971887">
                <text:p>0.0971887</text:p>
              </table:table-cell>
              <table:table-cell office:value-type="float" office:value="0.0011969">
                <text:p>0.0011969</text:p>
              </table:table-cell>
              <table:table-cell office:value-type="float" office:value="0.113422">
                <text:p>0.113422</text:p>
              </table:table-cell>
              <table:table-cell office:value-type="float" office:value="0.0249486">
                <text:p>0.0249486</text:p>
              </table:table-cell>
              <table:table-cell office:value-type="float" office:value="0.00857372">
                <text:p>0.00857372</text:p>
              </table:table-cell>
              <table:table-cell office:value-type="float" office:value="0.00405178">
                <text:p>0.00405178</text:p>
              </table:table-cell>
              <table:table-cell office:value-type="float" office:value="0.00216011">
                <text:p>0.002160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105738">
                <text:p>0.105738</text:p>
              </table:table-cell>
              <table:table-cell office:value-type="float" office:value="0.00125612">
                <text:p>0.00125612</text:p>
              </table:table-cell>
              <table:table-cell office:value-type="float" office:value="0.11558">
                <text:p>0.11558</text:p>
              </table:table-cell>
              <table:table-cell office:value-type="float" office:value="0.0255688">
                <text:p>0.0255688</text:p>
              </table:table-cell>
              <table:table-cell office:value-type="float" office:value="0.00927362">
                <text:p>0.00927362</text:p>
              </table:table-cell>
              <table:table-cell office:value-type="float" office:value="0.0040652">
                <text:p>0.0040652</text:p>
              </table:table-cell>
              <table:table-cell office:value-type="float" office:value="0.0021084">
                <text:p>0.00210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106795">
                <text:p>0.106795</text:p>
              </table:table-cell>
              <table:table-cell office:value-type="float" office:value="0.000969522">
                <text:p>0.000969522</text:p>
              </table:table-cell>
              <table:table-cell office:value-type="float" office:value="0.124693">
                <text:p>0.124693</text:p>
              </table:table-cell>
              <table:table-cell office:value-type="float" office:value="0.0269536">
                <text:p>0.0269536</text:p>
              </table:table-cell>
              <table:table-cell office:value-type="float" office:value="0.00774315">
                <text:p>0.00774315</text:p>
              </table:table-cell>
              <table:table-cell office:value-type="float" office:value="0.00406955">
                <text:p>0.00406955</text:p>
              </table:table-cell>
              <table:table-cell office:value-type="float" office:value="0.00222051">
                <text:p>0.002220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973016">
                <text:p>0.0973016</text:p>
              </table:table-cell>
              <table:table-cell office:value-type="float" office:value="0.000943863">
                <text:p>0.000943863</text:p>
              </table:table-cell>
              <table:table-cell office:value-type="float" office:value="0.117623">
                <text:p>0.117623</text:p>
              </table:table-cell>
              <table:table-cell office:value-type="float" office:value="0.0264203">
                <text:p>0.0264203</text:p>
              </table:table-cell>
              <table:table-cell office:value-type="float" office:value="0.00727892">
                <text:p>0.00727892</text:p>
              </table:table-cell>
              <table:table-cell office:value-type="float" office:value="0.00411573">
                <text:p>0.00411573</text:p>
              </table:table-cell>
              <table:table-cell office:value-type="float" office:value="0.00240841">
                <text:p>0.002408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10117">
                <text:p>0.10117</text:p>
              </table:table-cell>
              <table:table-cell office:value-type="float" office:value="0.000856227">
                <text:p>0.000856227</text:p>
              </table:table-cell>
              <table:table-cell office:value-type="float" office:value="0.113939">
                <text:p>0.113939</text:p>
              </table:table-cell>
              <table:table-cell office:value-type="float" office:value="0.0251626">
                <text:p>0.0251626</text:p>
              </table:table-cell>
              <table:table-cell office:value-type="float" office:value="0.00900401">
                <text:p>0.00900401</text:p>
              </table:table-cell>
              <table:table-cell office:value-type="float" office:value="0.00409521">
                <text:p>0.00409521</text:p>
              </table:table-cell>
              <table:table-cell office:value-type="float" office:value="0.0030566">
                <text:p>0.00305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979419">
                <text:p>0.0979419</text:p>
              </table:table-cell>
              <table:table-cell office:value-type="float" office:value="0.000906756">
                <text:p>0.000906756</text:p>
              </table:table-cell>
              <table:table-cell office:value-type="float" office:value="0.117224">
                <text:p>0.117224</text:p>
              </table:table-cell>
              <table:table-cell office:value-type="float" office:value="0.0286337">
                <text:p>0.0286337</text:p>
              </table:table-cell>
              <table:table-cell office:value-type="float" office:value="0.00846003">
                <text:p>0.00846003</text:p>
              </table:table-cell>
              <table:table-cell office:value-type="float" office:value="0.0040881">
                <text:p>0.0040881</text:p>
              </table:table-cell>
              <table:table-cell office:value-type="float" office:value="0.00229077">
                <text:p>0.002290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966585">
                <text:p>0.0966585</text:p>
              </table:table-cell>
              <table:table-cell office:value-type="float" office:value="0.000963996">
                <text:p>0.000963996</text:p>
              </table:table-cell>
              <table:table-cell office:value-type="float" office:value="0.115322">
                <text:p>0.115322</text:p>
              </table:table-cell>
              <table:table-cell office:value-type="float" office:value="0.0255088">
                <text:p>0.0255088</text:p>
              </table:table-cell>
              <table:table-cell office:value-type="float" office:value="0.00930718">
                <text:p>0.00930718</text:p>
              </table:table-cell>
              <table:table-cell office:value-type="float" office:value="0.00418521">
                <text:p>0.00418521</text:p>
              </table:table-cell>
              <table:table-cell office:value-type="float" office:value="0.00213405">
                <text:p>0.002134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976229">
                <text:p>0.0976229</text:p>
              </table:table-cell>
              <table:table-cell office:value-type="float" office:value="0.000946232">
                <text:p>0.000946232</text:p>
              </table:table-cell>
              <table:table-cell office:value-type="float" office:value="0.11351">
                <text:p>0.11351</text:p>
              </table:table-cell>
              <table:table-cell office:value-type="float" office:value="0.0254385">
                <text:p>0.0254385</text:p>
              </table:table-cell>
              <table:table-cell office:value-type="float" office:value="0.00833647">
                <text:p>0.00833647</text:p>
              </table:table-cell>
              <table:table-cell office:value-type="float" office:value="0.00418245">
                <text:p>0.00418245</text:p>
              </table:table-cell>
              <table:table-cell office:value-type="float" office:value="0.00211984">
                <text:p>0.002119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959867">
                <text:p>0.0959867</text:p>
              </table:table-cell>
              <table:table-cell office:value-type="float" office:value="0.000926889">
                <text:p>0.000926889</text:p>
              </table:table-cell>
              <table:table-cell office:value-type="float" office:value="0.115839">
                <text:p>0.115839</text:p>
              </table:table-cell>
              <table:table-cell office:value-type="float" office:value="0.0257322">
                <text:p>0.0257322</text:p>
              </table:table-cell>
              <table:table-cell office:value-type="float" office:value="0.00772578">
                <text:p>0.00772578</text:p>
              </table:table-cell>
              <table:table-cell office:value-type="float" office:value="0.00411573">
                <text:p>0.00411573</text:p>
              </table:table-cell>
              <table:table-cell office:value-type="float" office:value="0.00215221">
                <text:p>0.002152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973762">
                <text:p>0.0973762</text:p>
              </table:table-cell>
              <table:table-cell office:value-type="float" office:value="0.000975049">
                <text:p>0.000975049</text:p>
              </table:table-cell>
              <table:table-cell office:value-type="float" office:value="0.11828">
                <text:p>0.11828</text:p>
              </table:table-cell>
              <table:table-cell office:value-type="float" office:value="0.0258838">
                <text:p>0.0258838</text:p>
              </table:table-cell>
              <table:table-cell office:value-type="float" office:value="0.00728208">
                <text:p>0.00728208</text:p>
              </table:table-cell>
              <table:table-cell office:value-type="float" office:value="0.00415916">
                <text:p>0.00415916</text:p>
              </table:table-cell>
              <table:table-cell office:value-type="float" office:value="0.00217787">
                <text:p>0.002177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955362">
                <text:p>0.0955362</text:p>
              </table:table-cell>
              <table:table-cell office:value-type="float" office:value="0.00101137">
                <text:p>0.00101137</text:p>
              </table:table-cell>
              <table:table-cell office:value-type="float" office:value="0.114885">
                <text:p>0.114885</text:p>
              </table:table-cell>
              <table:table-cell office:value-type="float" office:value="0.0256059">
                <text:p>0.0256059</text:p>
              </table:table-cell>
              <table:table-cell office:value-type="float" office:value="0.007378">
                <text:p>0.007378</text:p>
              </table:table-cell>
              <table:table-cell office:value-type="float" office:value="0.00416429">
                <text:p>0.00416429</text:p>
              </table:table-cell>
              <table:table-cell office:value-type="float" office:value="0.0021309">
                <text:p>0.00213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985427">
                <text:p>0.0985427</text:p>
              </table:table-cell>
              <table:table-cell office:value-type="float" office:value="0.000926494">
                <text:p>0.000926494</text:p>
              </table:table-cell>
              <table:table-cell office:value-type="float" office:value="0.119115">
                <text:p>0.119115</text:p>
              </table:table-cell>
              <table:table-cell office:value-type="float" office:value="0.0257867">
                <text:p>0.0257867</text:p>
              </table:table-cell>
              <table:table-cell office:value-type="float" office:value="0.00730063">
                <text:p>0.00730063</text:p>
              </table:table-cell>
              <table:table-cell office:value-type="float" office:value="0.00415442">
                <text:p>0.00415442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960747">
                <text:p>0.0960747</text:p>
              </table:table-cell>
              <table:table-cell office:value-type="float" office:value="0.00119059">
                <text:p>0.00119059</text:p>
              </table:table-cell>
              <table:table-cell office:value-type="float" office:value="0.112765">
                <text:p>0.112765</text:p>
              </table:table-cell>
              <table:table-cell office:value-type="float" office:value="0.0251267">
                <text:p>0.0251267</text:p>
              </table:table-cell>
              <table:table-cell office:value-type="float" office:value="0.00811857">
                <text:p>0.00811857</text:p>
              </table:table-cell>
              <table:table-cell office:value-type="float" office:value="0.00415797">
                <text:p>0.00415797</text:p>
              </table:table-cell>
              <table:table-cell office:value-type="float" office:value="0.00213958">
                <text:p>0.002139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979605">
                <text:p>0.0979605</text:p>
              </table:table-cell>
              <table:table-cell office:value-type="float" office:value="0.00083491">
                <text:p>0.00083491</text:p>
              </table:table-cell>
              <table:table-cell office:value-type="float" office:value="0.113867">
                <text:p>0.113867</text:p>
              </table:table-cell>
              <table:table-cell office:value-type="float" office:value="0.0252897">
                <text:p>0.0252897</text:p>
              </table:table-cell>
              <table:table-cell office:value-type="float" office:value="0.00793382">
                <text:p>0.00793382</text:p>
              </table:table-cell>
              <table:table-cell office:value-type="float" office:value="0.00418126">
                <text:p>0.00418126</text:p>
              </table:table-cell>
              <table:table-cell office:value-type="float" office:value="0.00210642">
                <text:p>0.002106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982186">
                <text:p>0.0982186</text:p>
              </table:table-cell>
              <table:table-cell office:value-type="float" office:value="0.0008357">
                <text:p>0.0008357</text:p>
              </table:table-cell>
              <table:table-cell office:value-type="float" office:value="0.117077">
                <text:p>0.117077</text:p>
              </table:table-cell>
              <table:table-cell office:value-type="float" office:value="0.0283929">
                <text:p>0.0283929</text:p>
              </table:table-cell>
              <table:table-cell office:value-type="float" office:value="0.00812528">
                <text:p>0.00812528</text:p>
              </table:table-cell>
              <table:table-cell office:value-type="float" office:value="0.00424008">
                <text:p>0.00424008</text:p>
              </table:table-cell>
              <table:table-cell office:value-type="float" office:value="0.00224617">
                <text:p>0.002246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102641">
                <text:p>0.102641</text:p>
              </table:table-cell>
              <table:table-cell office:value-type="float" office:value="0.000749248">
                <text:p>0.000749248</text:p>
              </table:table-cell>
              <table:table-cell office:value-type="float" office:value="0.1144">
                <text:p>0.1144</text:p>
              </table:table-cell>
              <table:table-cell office:value-type="float" office:value="0.024979">
                <text:p>0.024979</text:p>
              </table:table-cell>
              <table:table-cell office:value-type="float" office:value="0.00781974">
                <text:p>0.00781974</text:p>
              </table:table-cell>
              <table:table-cell office:value-type="float" office:value="0.0042014">
                <text:p>0.0042014</text:p>
              </table:table-cell>
              <table:table-cell office:value-type="float" office:value="0.00219011">
                <text:p>0.002190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9851">
                <text:p>0.09851</text:p>
              </table:table-cell>
              <table:table-cell office:value-type="float" office:value="0.000842016">
                <text:p>0.000842016</text:p>
              </table:table-cell>
              <table:table-cell office:value-type="float" office:value="0.116844">
                <text:p>0.116844</text:p>
              </table:table-cell>
              <table:table-cell office:value-type="float" office:value="0.0260713">
                <text:p>0.0260713</text:p>
              </table:table-cell>
              <table:table-cell office:value-type="float" office:value="0.00773526">
                <text:p>0.00773526</text:p>
              </table:table-cell>
              <table:table-cell office:value-type="float" office:value="0.00419784">
                <text:p>0.00419784</text:p>
              </table:table-cell>
              <table:table-cell office:value-type="float" office:value="0.00216603">
                <text:p>0.002166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976411">
                <text:p>0.0976411</text:p>
              </table:table-cell>
              <table:table-cell office:value-type="float" office:value="0.00077017">
                <text:p>0.00077017</text:p>
              </table:table-cell>
              <table:table-cell office:value-type="float" office:value="0.119999">
                <text:p>0.119999</text:p>
              </table:table-cell>
              <table:table-cell office:value-type="float" office:value="0.0264925">
                <text:p>0.0264925</text:p>
              </table:table-cell>
              <table:table-cell office:value-type="float" office:value="0.00743564">
                <text:p>0.00743564</text:p>
              </table:table-cell>
              <table:table-cell office:value-type="float" office:value="0.00423021">
                <text:p>0.00423021</text:p>
              </table:table-cell>
              <table:table-cell office:value-type="float" office:value="0.00213208">
                <text:p>0.002132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100309">
                <text:p>0.100309</text:p>
              </table:table-cell>
              <table:table-cell office:value-type="float" office:value="0.000793856">
                <text:p>0.000793856</text:p>
              </table:table-cell>
              <table:table-cell office:value-type="float" office:value="0.113545">
                <text:p>0.113545</text:p>
              </table:table-cell>
              <table:table-cell office:value-type="float" office:value="0.0253311">
                <text:p>0.0253311</text:p>
              </table:table-cell>
              <table:table-cell office:value-type="float" office:value="0.00797764">
                <text:p>0.00797764</text:p>
              </table:table-cell>
              <table:table-cell office:value-type="float" office:value="0.00428666">
                <text:p>0.00428666</text:p>
              </table:table-cell>
              <table:table-cell office:value-type="float" office:value="0.00217985">
                <text:p>0.002179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980694">
                <text:p>0.0980694</text:p>
              </table:table-cell>
              <table:table-cell office:value-type="float" office:value="0.000730695">
                <text:p>0.000730695</text:p>
              </table:table-cell>
              <table:table-cell office:value-type="float" office:value="0.116845">
                <text:p>0.116845</text:p>
              </table:table-cell>
              <table:table-cell office:value-type="float" office:value="0.0256789">
                <text:p>0.0256789</text:p>
              </table:table-cell>
              <table:table-cell office:value-type="float" office:value="0.00850187">
                <text:p>0.00850187</text:p>
              </table:table-cell>
              <table:table-cell office:value-type="float" office:value="0.00425192">
                <text:p>0.00425192</text:p>
              </table:table-cell>
              <table:table-cell office:value-type="float" office:value="0.00223906">
                <text:p>0.002239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971362">
                <text:p>0.0971362</text:p>
              </table:table-cell>
              <table:table-cell office:value-type="float" office:value="0.000767802">
                <text:p>0.000767802</text:p>
              </table:table-cell>
              <table:table-cell office:value-type="float" office:value="0.116425">
                <text:p>0.116425</text:p>
              </table:table-cell>
              <table:table-cell office:value-type="float" office:value="0.0259047">
                <text:p>0.0259047</text:p>
              </table:table-cell>
              <table:table-cell office:value-type="float" office:value="0.00788921">
                <text:p>0.00788921</text:p>
              </table:table-cell>
              <table:table-cell office:value-type="float" office:value="0.0042389">
                <text:p>0.0042389</text:p>
              </table:table-cell>
              <table:table-cell office:value-type="float" office:value="0.00219327">
                <text:p>0.002193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989769">
                <text:p>0.0989769</text:p>
              </table:table-cell>
              <table:table-cell office:value-type="float" office:value="0.000735037">
                <text:p>0.000735037</text:p>
              </table:table-cell>
              <table:table-cell office:value-type="float" office:value="0.11483">
                <text:p>0.11483</text:p>
              </table:table-cell>
              <table:table-cell office:value-type="float" office:value="0.0256785">
                <text:p>0.0256785</text:p>
              </table:table-cell>
              <table:table-cell office:value-type="float" office:value="0.00747945">
                <text:p>0.00747945</text:p>
              </table:table-cell>
              <table:table-cell office:value-type="float" office:value="0.00463207">
                <text:p>0.00463207</text:p>
              </table:table-cell>
              <table:table-cell office:value-type="float" office:value="0.00221182">
                <text:p>0.002211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993046">
                <text:p>0.0993046</text:p>
              </table:table-cell>
              <table:table-cell office:value-type="float" office:value="0.000778065">
                <text:p>0.000778065</text:p>
              </table:table-cell>
              <table:table-cell office:value-type="float" office:value="0.117697">
                <text:p>0.117697</text:p>
              </table:table-cell>
              <table:table-cell office:value-type="float" office:value="0.026303">
                <text:p>0.026303</text:p>
              </table:table-cell>
              <table:table-cell office:value-type="float" office:value="0.00754972">
                <text:p>0.00754972</text:p>
              </table:table-cell>
              <table:table-cell office:value-type="float" office:value="0.00427364">
                <text:p>0.00427364</text:p>
              </table:table-cell>
              <table:table-cell office:value-type="float" office:value="0.00221932">
                <text:p>0.002219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984539">
                <text:p>0.0984539</text:p>
              </table:table-cell>
              <table:table-cell office:value-type="float" office:value="0.000719641">
                <text:p>0.000719641</text:p>
              </table:table-cell>
              <table:table-cell office:value-type="float" office:value="0.115549">
                <text:p>0.115549</text:p>
              </table:table-cell>
              <table:table-cell office:value-type="float" office:value="0.0264013">
                <text:p>0.0264013</text:p>
              </table:table-cell>
              <table:table-cell office:value-type="float" office:value="0.00755485">
                <text:p>0.00755485</text:p>
              </table:table-cell>
              <table:table-cell office:value-type="float" office:value="0.00430956">
                <text:p>0.00430956</text:p>
              </table:table-cell>
              <table:table-cell office:value-type="float" office:value="0.00213248">
                <text:p>0.002132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105001">
                <text:p>0.105001</text:p>
              </table:table-cell>
              <table:table-cell office:value-type="float" office:value="0.000736221">
                <text:p>0.000736221</text:p>
              </table:table-cell>
              <table:table-cell office:value-type="float" office:value="0.117309">
                <text:p>0.117309</text:p>
              </table:table-cell>
              <table:table-cell office:value-type="float" office:value="0.0277482">
                <text:p>0.0277482</text:p>
              </table:table-cell>
              <table:table-cell office:value-type="float" office:value="0.00765986">
                <text:p>0.00765986</text:p>
              </table:table-cell>
              <table:table-cell office:value-type="float" office:value="0.00431548">
                <text:p>0.00431548</text:p>
              </table:table-cell>
              <table:table-cell office:value-type="float" office:value="0.00212498">
                <text:p>0.002124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994049">
                <text:p>0.0994049</text:p>
              </table:table-cell>
              <table:table-cell office:value-type="float" office:value="0.000719247">
                <text:p>0.000719247</text:p>
              </table:table-cell>
              <table:table-cell office:value-type="float" office:value="0.111744">
                <text:p>0.111744</text:p>
              </table:table-cell>
              <table:table-cell office:value-type="float" office:value="0.0249352">
                <text:p>0.0249352</text:p>
              </table:table-cell>
              <table:table-cell office:value-type="float" office:value="0.00834437">
                <text:p>0.00834437</text:p>
              </table:table-cell>
              <table:table-cell office:value-type="float" office:value="0.00439917">
                <text:p>0.00439917</text:p>
              </table:table-cell>
              <table:table-cell office:value-type="float" office:value="0.00216011">
                <text:p>0.002160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102099">
                <text:p>0.102099</text:p>
              </table:table-cell>
              <table:table-cell office:value-type="float" office:value="0.000738195">
                <text:p>0.000738195</text:p>
              </table:table-cell>
              <table:table-cell office:value-type="float" office:value="0.11982">
                <text:p>0.11982</text:p>
              </table:table-cell>
              <table:table-cell office:value-type="float" office:value="0.0261862">
                <text:p>0.0261862</text:p>
              </table:table-cell>
              <table:table-cell office:value-type="float" office:value="0.00838226">
                <text:p>0.00838226</text:p>
              </table:table-cell>
              <table:table-cell office:value-type="float" office:value="0.00431193">
                <text:p>0.00431193</text:p>
              </table:table-cell>
              <table:table-cell office:value-type="float" office:value="0.00217353">
                <text:p>0.002173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997388">
                <text:p>0.0997388</text:p>
              </table:table-cell>
              <table:table-cell office:value-type="float" office:value="0.00069793">
                <text:p>0.00069793</text:p>
              </table:table-cell>
              <table:table-cell office:value-type="float" office:value="0.113693">
                <text:p>0.113693</text:p>
              </table:table-cell>
              <table:table-cell office:value-type="float" office:value="0.0252747">
                <text:p>0.0252747</text:p>
              </table:table-cell>
              <table:table-cell office:value-type="float" office:value="0.00785092">
                <text:p>0.00785092</text:p>
              </table:table-cell>
              <table:table-cell office:value-type="float" office:value="0.00433048">
                <text:p>0.00433048</text:p>
              </table:table-cell>
              <table:table-cell office:value-type="float" office:value="0.00216406">
                <text:p>0.002164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100874">
                <text:p>0.100874</text:p>
              </table:table-cell>
              <table:table-cell office:value-type="float" office:value="0.000749248">
                <text:p>0.000749248</text:p>
              </table:table-cell>
              <table:table-cell office:value-type="float" office:value="0.115035">
                <text:p>0.115035</text:p>
              </table:table-cell>
              <table:table-cell office:value-type="float" office:value="0.0256035">
                <text:p>0.0256035</text:p>
              </table:table-cell>
              <table:table-cell office:value-type="float" office:value="0.0074759">
                <text:p>0.0074759</text:p>
              </table:table-cell>
              <table:table-cell office:value-type="float" office:value="0.00435772">
                <text:p>0.00435772</text:p>
              </table:table-cell>
              <table:table-cell office:value-type="float" office:value="0.00207524">
                <text:p>0.002075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0996745">
                <text:p>0.0996745</text:p>
              </table:table-cell>
              <table:table-cell office:value-type="float" office:value="0.000701088">
                <text:p>0.000701088</text:p>
              </table:table-cell>
              <table:table-cell office:value-type="float" office:value="0.114547">
                <text:p>0.114547</text:p>
              </table:table-cell>
              <table:table-cell office:value-type="float" office:value="0.0255143">
                <text:p>0.0255143</text:p>
              </table:table-cell>
              <table:table-cell office:value-type="float" office:value="0.00782487">
                <text:p>0.00782487</text:p>
              </table:table-cell>
              <table:table-cell office:value-type="float" office:value="0.00438417">
                <text:p>0.00438417</text:p>
              </table:table-cell>
              <table:table-cell office:value-type="float" office:value="0.00217116">
                <text:p>0.002171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100772">
                <text:p>0.100772</text:p>
              </table:table-cell>
              <table:table-cell office:value-type="float" office:value="0.000725168">
                <text:p>0.000725168</text:p>
              </table:table-cell>
              <table:table-cell office:value-type="float" office:value="0.11591">
                <text:p>0.11591</text:p>
              </table:table-cell>
              <table:table-cell office:value-type="float" office:value="0.0258838">
                <text:p>0.0258838</text:p>
              </table:table-cell>
              <table:table-cell office:value-type="float" office:value="0.00856385">
                <text:p>0.00856385</text:p>
              </table:table-cell>
              <table:table-cell office:value-type="float" office:value="0.00436364">
                <text:p>0.00436364</text:p>
              </table:table-cell>
              <table:table-cell office:value-type="float" office:value="0.00218656">
                <text:p>0.002186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102009">
                <text:p>0.102009</text:p>
              </table:table-cell>
              <table:table-cell office:value-type="float" office:value="0.000704641">
                <text:p>0.000704641</text:p>
              </table:table-cell>
              <table:table-cell office:value-type="float" office:value="0.116408">
                <text:p>0.116408</text:p>
              </table:table-cell>
              <table:table-cell office:value-type="float" office:value="0.0249052">
                <text:p>0.0249052</text:p>
              </table:table-cell>
              <table:table-cell office:value-type="float" office:value="0.011144">
                <text:p>0.011144</text:p>
              </table:table-cell>
              <table:table-cell office:value-type="float" office:value="0.00437864">
                <text:p>0.00437864</text:p>
              </table:table-cell>
              <table:table-cell office:value-type="float" office:value="0.00218419">
                <text:p>0.002184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10121">
                <text:p>0.10121</text:p>
              </table:table-cell>
              <table:table-cell office:value-type="float" office:value="0.000736616">
                <text:p>0.000736616</text:p>
              </table:table-cell>
              <table:table-cell office:value-type="float" office:value="0.11573">
                <text:p>0.11573</text:p>
              </table:table-cell>
              <table:table-cell office:value-type="float" office:value="0.0278742">
                <text:p>0.0278742</text:p>
              </table:table-cell>
              <table:table-cell office:value-type="float" office:value="0.0126587">
                <text:p>0.0126587</text:p>
              </table:table-cell>
              <table:table-cell office:value-type="float" office:value="0.00451049">
                <text:p>0.00451049</text:p>
              </table:table-cell>
              <table:table-cell office:value-type="float" office:value="0.00212379">
                <text:p>0.002123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101604">
                <text:p>0.101604</text:p>
              </table:table-cell>
              <table:table-cell office:value-type="float" office:value="0.000690035">
                <text:p>0.000690035</text:p>
              </table:table-cell>
              <table:table-cell office:value-type="float" office:value="0.116989">
                <text:p>0.116989</text:p>
              </table:table-cell>
              <table:table-cell office:value-type="float" office:value="0.0274159">
                <text:p>0.0274159</text:p>
              </table:table-cell>
              <table:table-cell office:value-type="float" office:value="0.00978286">
                <text:p>0.00978286</text:p>
              </table:table-cell>
              <table:table-cell office:value-type="float" office:value="0.00442206">
                <text:p>0.00442206</text:p>
              </table:table-cell>
              <table:table-cell office:value-type="float" office:value="0.00214827">
                <text:p>0.002148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105121">
                <text:p>0.105121</text:p>
              </table:table-cell>
              <table:table-cell office:value-type="float" office:value="0.00072951">
                <text:p>0.00072951</text:p>
              </table:table-cell>
              <table:table-cell office:value-type="float" office:value="0.115138">
                <text:p>0.115138</text:p>
              </table:table-cell>
              <table:table-cell office:value-type="float" office:value="0.0302905">
                <text:p>0.0302905</text:p>
              </table:table-cell>
              <table:table-cell office:value-type="float" office:value="0.00919073">
                <text:p>0.00919073</text:p>
              </table:table-cell>
              <table:table-cell office:value-type="float" office:value="0.00442956">
                <text:p>0.00442956</text:p>
              </table:table-cell>
              <table:table-cell office:value-type="float" office:value="0.0021834">
                <text:p>0.00218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102304">
                <text:p>0.102304</text:p>
              </table:table-cell>
              <table:table-cell office:value-type="float" office:value="0.000717273">
                <text:p>0.000717273</text:p>
              </table:table-cell>
              <table:table-cell office:value-type="float" office:value="0.118869">
                <text:p>0.118869</text:p>
              </table:table-cell>
              <table:table-cell office:value-type="float" office:value="0.0263058">
                <text:p>0.0263058</text:p>
              </table:table-cell>
              <table:table-cell office:value-type="float" office:value="0.00810159">
                <text:p>0.00810159</text:p>
              </table:table-cell>
              <table:table-cell office:value-type="float" office:value="0.00569594">
                <text:p>0.00569594</text:p>
              </table:table-cell>
              <table:table-cell office:value-type="float" office:value="0.00221577">
                <text:p>0.002215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104978">
                <text:p>0.104978</text:p>
              </table:table-cell>
              <table:table-cell office:value-type="float" office:value="0.00072951">
                <text:p>0.00072951</text:p>
              </table:table-cell>
              <table:table-cell office:value-type="float" office:value="0.110509">
                <text:p>0.110509</text:p>
              </table:table-cell>
              <table:table-cell office:value-type="float" office:value="0.0248973">
                <text:p>0.0248973</text:p>
              </table:table-cell>
              <table:table-cell office:value-type="float" office:value="0.00868781">
                <text:p>0.00868781</text:p>
              </table:table-cell>
              <table:table-cell office:value-type="float" office:value="0.00554199">
                <text:p>0.00554199</text:p>
              </table:table-cell>
              <table:table-cell office:value-type="float" office:value="0.00210563">
                <text:p>0.002105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10297">
                <text:p>0.10297</text:p>
              </table:table-cell>
              <table:table-cell office:value-type="float" office:value="0.00077096">
                <text:p>0.00077096</text:p>
              </table:table-cell>
              <table:table-cell office:value-type="float" office:value="0.117106">
                <text:p>0.117106</text:p>
              </table:table-cell>
              <table:table-cell office:value-type="float" office:value="0.0269623">
                <text:p>0.0269623</text:p>
              </table:table-cell>
              <table:table-cell office:value-type="float" office:value="0.00907585">
                <text:p>0.00907585</text:p>
              </table:table-cell>
              <table:table-cell office:value-type="float" office:value="0.0058953">
                <text:p>0.0058953</text:p>
              </table:table-cell>
              <table:table-cell office:value-type="float" office:value="0.00224419">
                <text:p>0.002244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103911">
                <text:p>0.103911</text:p>
              </table:table-cell>
              <table:table-cell office:value-type="float" office:value="0.000731089">
                <text:p>0.000731089</text:p>
              </table:table-cell>
              <table:table-cell office:value-type="float" office:value="0.111072">
                <text:p>0.111072</text:p>
              </table:table-cell>
              <table:table-cell office:value-type="float" office:value="0.0288536">
                <text:p>0.0288536</text:p>
              </table:table-cell>
              <table:table-cell office:value-type="float" office:value="0.00909914">
                <text:p>0.00909914</text:p>
              </table:table-cell>
              <table:table-cell office:value-type="float" office:value="0.00810988">
                <text:p>0.00810988</text:p>
              </table:table-cell>
              <table:table-cell office:value-type="float" office:value="0.0021384">
                <text:p>0.00213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103485">
                <text:p>0.103485</text:p>
              </table:table-cell>
              <table:table-cell office:value-type="float" office:value="0.000750827">
                <text:p>0.000750827</text:p>
              </table:table-cell>
              <table:table-cell office:value-type="float" office:value="0.11428">
                <text:p>0.11428</text:p>
              </table:table-cell>
              <table:table-cell office:value-type="float" office:value="0.0257188">
                <text:p>0.0257188</text:p>
              </table:table-cell>
              <table:table-cell office:value-type="float" office:value="0.00907467">
                <text:p>0.00907467</text:p>
              </table:table-cell>
              <table:table-cell office:value-type="float" office:value="0.00633506">
                <text:p>0.00633506</text:p>
              </table:table-cell>
              <table:table-cell office:value-type="float" office:value="0.00217629">
                <text:p>0.002176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103508">
                <text:p>0.103508</text:p>
              </table:table-cell>
              <table:table-cell office:value-type="float" office:value="0.000736221">
                <text:p>0.000736221</text:p>
              </table:table-cell>
              <table:table-cell office:value-type="float" office:value="0.115881">
                <text:p>0.115881</text:p>
              </table:table-cell>
              <table:table-cell office:value-type="float" office:value="0.0261037">
                <text:p>0.0261037</text:p>
              </table:table-cell>
              <table:table-cell office:value-type="float" office:value="0.00906124">
                <text:p>0.00906124</text:p>
              </table:table-cell>
              <table:table-cell office:value-type="float" office:value="0.00527434">
                <text:p>0.00527434</text:p>
              </table:table-cell>
              <table:table-cell office:value-type="float" office:value="0.00220866">
                <text:p>0.002208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103232">
                <text:p>0.103232</text:p>
              </table:table-cell>
              <table:table-cell office:value-type="float" office:value="0.000791092">
                <text:p>0.000791092</text:p>
              </table:table-cell>
              <table:table-cell office:value-type="float" office:value="0.11853">
                <text:p>0.11853</text:p>
              </table:table-cell>
              <table:table-cell office:value-type="float" office:value="0.0262371">
                <text:p>0.0262371</text:p>
              </table:table-cell>
              <table:table-cell office:value-type="float" office:value="0.0091323">
                <text:p>0.0091323</text:p>
              </table:table-cell>
              <table:table-cell office:value-type="float" office:value="0.00487603">
                <text:p>0.00487603</text:p>
              </table:table-cell>
              <table:table-cell office:value-type="float" office:value="0.00220353">
                <text:p>0.002203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103084">
                <text:p>0.103084</text:p>
              </table:table-cell>
              <table:table-cell office:value-type="float" office:value="0.000807277">
                <text:p>0.000807277</text:p>
              </table:table-cell>
              <table:table-cell office:value-type="float" office:value="0.114752">
                <text:p>0.114752</text:p>
              </table:table-cell>
              <table:table-cell office:value-type="float" office:value="0.0256126">
                <text:p>0.0256126</text:p>
              </table:table-cell>
              <table:table-cell office:value-type="float" office:value="0.00943745">
                <text:p>0.00943745</text:p>
              </table:table-cell>
              <table:table-cell office:value-type="float" office:value="0.00462852">
                <text:p>0.00462852</text:p>
              </table:table-cell>
              <table:table-cell office:value-type="float" office:value="0.00218221">
                <text:p>0.002182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103162">
                <text:p>0.103162</text:p>
              </table:table-cell>
              <table:table-cell office:value-type="float" office:value="0.00092452">
                <text:p>0.00092452</text:p>
              </table:table-cell>
              <table:table-cell office:value-type="float" office:value="0.121561">
                <text:p>0.121561</text:p>
              </table:table-cell>
              <table:table-cell office:value-type="float" office:value="0.0272666">
                <text:p>0.0272666</text:p>
              </table:table-cell>
              <table:table-cell office:value-type="float" office:value="0.0091623">
                <text:p>0.0091623</text:p>
              </table:table-cell>
              <table:table-cell office:value-type="float" office:value="0.00469168">
                <text:p>0.00469168</text:p>
              </table:table-cell>
              <table:table-cell office:value-type="float" office:value="0.00211234">
                <text:p>0.002112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105844">
                <text:p>0.105844</text:p>
              </table:table-cell>
              <table:table-cell office:value-type="float" office:value="0.00085149">
                <text:p>0.00085149</text:p>
              </table:table-cell>
              <table:table-cell office:value-type="float" office:value="0.116895">
                <text:p>0.116895</text:p>
              </table:table-cell>
              <table:table-cell office:value-type="float" office:value="0.0258518">
                <text:p>0.0258518</text:p>
              </table:table-cell>
              <table:table-cell office:value-type="float" office:value="0.00818883">
                <text:p>0.00818883</text:p>
              </table:table-cell>
              <table:table-cell office:value-type="float" office:value="0.00456102">
                <text:p>0.00456102</text:p>
              </table:table-cell>
              <table:table-cell office:value-type="float" office:value="0.00224656">
                <text:p>0.002246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106668">
                <text:p>0.106668</text:p>
              </table:table-cell>
              <table:table-cell office:value-type="float" office:value="0.000886624">
                <text:p>0.000886624</text:p>
              </table:table-cell>
              <table:table-cell office:value-type="float" office:value="0.113057">
                <text:p>0.113057</text:p>
              </table:table-cell>
              <table:table-cell office:value-type="float" office:value="0.025896">
                <text:p>0.025896</text:p>
              </table:table-cell>
              <table:table-cell office:value-type="float" office:value="0.00810593">
                <text:p>0.00810593</text:p>
              </table:table-cell>
              <table:table-cell office:value-type="float" office:value="0.00459694">
                <text:p>0.00459694</text:p>
              </table:table-cell>
              <table:table-cell office:value-type="float" office:value="0.00216761">
                <text:p>0.002167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104428">
                <text:p>0.104428</text:p>
              </table:table-cell>
              <table:table-cell office:value-type="float" office:value="0.000798988">
                <text:p>0.000798988</text:p>
              </table:table-cell>
              <table:table-cell office:value-type="float" office:value="0.117969">
                <text:p>0.117969</text:p>
              </table:table-cell>
              <table:table-cell office:value-type="float" office:value="0.0272114">
                <text:p>0.0272114</text:p>
              </table:table-cell>
              <table:table-cell office:value-type="float" office:value="0.00768907">
                <text:p>0.00768907</text:p>
              </table:table-cell>
              <table:table-cell office:value-type="float" office:value="0.00458628">
                <text:p>0.00458628</text:p>
              </table:table-cell>
              <table:table-cell office:value-type="float" office:value="0.00213603">
                <text:p>0.002136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105949">
                <text:p>0.105949</text:p>
              </table:table-cell>
              <table:table-cell office:value-type="float" office:value="0.000860175">
                <text:p>0.000860175</text:p>
              </table:table-cell>
              <table:table-cell office:value-type="float" office:value="0.117832">
                <text:p>0.117832</text:p>
              </table:table-cell>
              <table:table-cell office:value-type="float" office:value="0.0264029">
                <text:p>0.0264029</text:p>
              </table:table-cell>
              <table:table-cell office:value-type="float" office:value="0.00795079">
                <text:p>0.00795079</text:p>
              </table:table-cell>
              <table:table-cell office:value-type="float" office:value="0.00484288">
                <text:p>0.00484288</text:p>
              </table:table-cell>
              <table:table-cell office:value-type="float" office:value="0.00220432">
                <text:p>0.002204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107516">
                <text:p>0.107516</text:p>
              </table:table-cell>
              <table:table-cell office:value-type="float" office:value="0.000865701">
                <text:p>0.000865701</text:p>
              </table:table-cell>
              <table:table-cell office:value-type="float" office:value="0.11139">
                <text:p>0.11139</text:p>
              </table:table-cell>
              <table:table-cell office:value-type="float" office:value="0.0249869">
                <text:p>0.0249869</text:p>
              </table:table-cell>
              <table:table-cell office:value-type="float" office:value="0.00882518">
                <text:p>0.00882518</text:p>
              </table:table-cell>
              <table:table-cell office:value-type="float" office:value="0.00462931">
                <text:p>0.00462931</text:p>
              </table:table-cell>
              <table:table-cell office:value-type="float" office:value="0.00217866">
                <text:p>0.002178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105508">
                <text:p>0.105508</text:p>
              </table:table-cell>
              <table:table-cell office:value-type="float" office:value="0.000975444">
                <text:p>0.000975444</text:p>
              </table:table-cell>
              <table:table-cell office:value-type="float" office:value="0.1144">
                <text:p>0.1144</text:p>
              </table:table-cell>
              <table:table-cell office:value-type="float" office:value="0.0256813">
                <text:p>0.0256813</text:p>
              </table:table-cell>
              <table:table-cell office:value-type="float" office:value="0.00869807">
                <text:p>0.00869807</text:p>
              </table:table-cell>
              <table:table-cell office:value-type="float" office:value="0.00462379">
                <text:p>0.00462379</text:p>
              </table:table-cell>
              <table:table-cell office:value-type="float" office:value="0.00220037">
                <text:p>0.002200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104721">
                <text:p>0.104721</text:p>
              </table:table-cell>
              <table:table-cell office:value-type="float" office:value="0.000812409">
                <text:p>0.000812409</text:p>
              </table:table-cell>
              <table:table-cell office:value-type="float" office:value="0.117469">
                <text:p>0.117469</text:p>
              </table:table-cell>
              <table:table-cell office:value-type="float" office:value="0.0258838">
                <text:p>0.0258838</text:p>
              </table:table-cell>
              <table:table-cell office:value-type="float" office:value="0.00810278">
                <text:p>0.00810278</text:p>
              </table:table-cell>
              <table:table-cell office:value-type="float" office:value="0.00472484">
                <text:p>0.00472484</text:p>
              </table:table-cell>
              <table:table-cell office:value-type="float" office:value="0.0021755">
                <text:p>0.00217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10543">
                <text:p>0.10543</text:p>
              </table:table-cell>
              <table:table-cell office:value-type="float" office:value="0.000913467">
                <text:p>0.000913467</text:p>
              </table:table-cell>
              <table:table-cell office:value-type="float" office:value="0.115718">
                <text:p>0.115718</text:p>
              </table:table-cell>
              <table:table-cell office:value-type="float" office:value="0.0259833">
                <text:p>0.0259833</text:p>
              </table:table-cell>
              <table:table-cell office:value-type="float" office:value="0.00797961">
                <text:p>0.00797961</text:p>
              </table:table-cell>
              <table:table-cell office:value-type="float" office:value="0.004638">
                <text:p>0.004638</text:p>
              </table:table-cell>
              <table:table-cell office:value-type="float" office:value="0.00218893">
                <text:p>0.002188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107516">
                <text:p>0.107516</text:p>
              </table:table-cell>
              <table:table-cell office:value-type="float" office:value="0.000871228">
                <text:p>0.000871228</text:p>
              </table:table-cell>
              <table:table-cell office:value-type="float" office:value="0.117144">
                <text:p>0.117144</text:p>
              </table:table-cell>
              <table:table-cell office:value-type="float" office:value="0.0263022">
                <text:p>0.0263022</text:p>
              </table:table-cell>
              <table:table-cell office:value-type="float" office:value="0.00789987">
                <text:p>0.00789987</text:p>
              </table:table-cell>
              <table:table-cell office:value-type="float" office:value="0.00470155">
                <text:p>0.00470155</text:p>
              </table:table-cell>
              <table:table-cell office:value-type="float" office:value="0.00213248">
                <text:p>0.002132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105659">
                <text:p>0.105659</text:p>
              </table:table-cell>
              <table:table-cell office:value-type="float" office:value="0.00086057">
                <text:p>0.00086057</text:p>
              </table:table-cell>
              <table:table-cell office:value-type="float" office:value="0.110969">
                <text:p>0.110969</text:p>
              </table:table-cell>
              <table:table-cell office:value-type="float" office:value="0.0276026">
                <text:p>0.0276026</text:p>
              </table:table-cell>
              <table:table-cell office:value-type="float" office:value="0.00821607">
                <text:p>0.00821607</text:p>
              </table:table-cell>
              <table:table-cell office:value-type="float" office:value="0.00474063">
                <text:p>0.00474063</text:p>
              </table:table-cell>
              <table:table-cell office:value-type="float" office:value="0.00216761">
                <text:p>0.002167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110974">
                <text:p>0.110974</text:p>
              </table:table-cell>
              <table:table-cell office:value-type="float" office:value="0.000824647">
                <text:p>0.000824647</text:p>
              </table:table-cell>
              <table:table-cell office:value-type="float" office:value="0.11474">
                <text:p>0.11474</text:p>
              </table:table-cell>
              <table:table-cell office:value-type="float" office:value="0.0257559">
                <text:p>0.0257559</text:p>
              </table:table-cell>
              <table:table-cell office:value-type="float" office:value="0.00888558">
                <text:p>0.00888558</text:p>
              </table:table-cell>
              <table:table-cell office:value-type="float" office:value="0.004743">
                <text:p>0.004743</text:p>
              </table:table-cell>
              <table:table-cell office:value-type="float" office:value="0.00219011">
                <text:p>0.002190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107586">
                <text:p>0.107586</text:p>
              </table:table-cell>
              <table:table-cell office:value-type="float" office:value="0.000790303">
                <text:p>0.000790303</text:p>
              </table:table-cell>
              <table:table-cell office:value-type="float" office:value="0.114711">
                <text:p>0.114711</text:p>
              </table:table-cell>
              <table:table-cell office:value-type="float" office:value="0.0255009">
                <text:p>0.0255009</text:p>
              </table:table-cell>
              <table:table-cell office:value-type="float" office:value="0.0087186">
                <text:p>0.0087186</text:p>
              </table:table-cell>
              <table:table-cell office:value-type="float" office:value="0.00466563">
                <text:p>0.00466563</text:p>
              </table:table-cell>
              <table:table-cell office:value-type="float" office:value="0.00222919">
                <text:p>0.002229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108675">
                <text:p>0.108675</text:p>
              </table:table-cell>
              <table:table-cell office:value-type="float" office:value="0.000877939">
                <text:p>0.000877939</text:p>
              </table:table-cell>
              <table:table-cell office:value-type="float" office:value="0.113541">
                <text:p>0.113541</text:p>
              </table:table-cell>
              <table:table-cell office:value-type="float" office:value="0.0253738">
                <text:p>0.0253738</text:p>
              </table:table-cell>
              <table:table-cell office:value-type="float" office:value="0.00908454">
                <text:p>0.00908454</text:p>
              </table:table-cell>
              <table:table-cell office:value-type="float" office:value="0.00471261">
                <text:p>0.00471261</text:p>
              </table:table-cell>
              <table:table-cell office:value-type="float" office:value="0.00218577">
                <text:p>0.002185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106479">
                <text:p>0.106479</text:p>
              </table:table-cell>
              <table:table-cell office:value-type="float" office:value="0.000872412">
                <text:p>0.000872412</text:p>
              </table:table-cell>
              <table:table-cell office:value-type="float" office:value="0.117289">
                <text:p>0.117289</text:p>
              </table:table-cell>
              <table:table-cell office:value-type="float" office:value="0.0259742">
                <text:p>0.0259742</text:p>
              </table:table-cell>
              <table:table-cell office:value-type="float" office:value="0.00911809">
                <text:p>0.00911809</text:p>
              </table:table-cell>
              <table:table-cell office:value-type="float" office:value="0.00468537">
                <text:p>0.00468537</text:p>
              </table:table-cell>
              <table:table-cell office:value-type="float" office:value="0.00211116">
                <text:p>0.002111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107223">
                <text:p>0.107223</text:p>
              </table:table-cell>
              <table:table-cell office:value-type="float" office:value="0.00085978">
                <text:p>0.00085978</text:p>
              </table:table-cell>
              <table:table-cell office:value-type="float" office:value="0.123581">
                <text:p>0.123581</text:p>
              </table:table-cell>
              <table:table-cell office:value-type="float" office:value="0.0260516">
                <text:p>0.0260516</text:p>
              </table:table-cell>
              <table:table-cell office:value-type="float" office:value="0.00965693">
                <text:p>0.00965693</text:p>
              </table:table-cell>
              <table:table-cell office:value-type="float" office:value="0.00478287">
                <text:p>0.00478287</text:p>
              </table:table-cell>
              <table:table-cell office:value-type="float" office:value="0.00215577">
                <text:p>0.002155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10768">
                <text:p>0.10768</text:p>
              </table:table-cell>
              <table:table-cell office:value-type="float" office:value="0.000869649">
                <text:p>0.000869649</text:p>
              </table:table-cell>
              <table:table-cell office:value-type="float" office:value="0.111759">
                <text:p>0.111759</text:p>
              </table:table-cell>
              <table:table-cell office:value-type="float" office:value="0.0249111">
                <text:p>0.0249111</text:p>
              </table:table-cell>
              <table:table-cell office:value-type="float" office:value="0.0101752">
                <text:p>0.0101752</text:p>
              </table:table-cell>
              <table:table-cell office:value-type="float" office:value="0.00472603">
                <text:p>0.00472603</text:p>
              </table:table-cell>
              <table:table-cell office:value-type="float" office:value="0.00214787">
                <text:p>0.002147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108942">
                <text:p>0.108942</text:p>
              </table:table-cell>
              <table:table-cell office:value-type="float" office:value="0.000887413">
                <text:p>0.000887413</text:p>
              </table:table-cell>
              <table:table-cell office:value-type="float" office:value="0.11775">
                <text:p>0.11775</text:p>
              </table:table-cell>
              <table:table-cell office:value-type="float" office:value="0.0261388">
                <text:p>0.0261388</text:p>
              </table:table-cell>
              <table:table-cell office:value-type="float" office:value="0.0100908">
                <text:p>0.0100908</text:p>
              </table:table-cell>
              <table:table-cell office:value-type="float" office:value="0.00523961">
                <text:p>0.00523961</text:p>
              </table:table-cell>
              <table:table-cell office:value-type="float" office:value="0.0021234">
                <text:p>0.00212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107737">
                <text:p>0.107737</text:p>
              </table:table-cell>
              <table:table-cell office:value-type="float" office:value="0.00081083">
                <text:p>0.00081083</text:p>
              </table:table-cell>
              <table:table-cell office:value-type="float" office:value="0.120509">
                <text:p>0.120509</text:p>
              </table:table-cell>
              <table:table-cell office:value-type="float" office:value="0.0261364">
                <text:p>0.0261364</text:p>
              </table:table-cell>
              <table:table-cell office:value-type="float" office:value="0.00848608">
                <text:p>0.00848608</text:p>
              </table:table-cell>
              <table:table-cell office:value-type="float" office:value="0.00576818">
                <text:p>0.00576818</text:p>
              </table:table-cell>
              <table:table-cell office:value-type="float" office:value="0.00208708">
                <text:p>0.002087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10907">
                <text:p>0.10907</text:p>
              </table:table-cell>
              <table:table-cell office:value-type="float" office:value="0.000855832">
                <text:p>0.000855832</text:p>
              </table:table-cell>
              <table:table-cell office:value-type="float" office:value="0.111321">
                <text:p>0.111321</text:p>
              </table:table-cell>
              <table:table-cell office:value-type="float" office:value="0.0307026">
                <text:p>0.0307026</text:p>
              </table:table-cell>
              <table:table-cell office:value-type="float" office:value="0.00804988">
                <text:p>0.00804988</text:p>
              </table:table-cell>
              <table:table-cell office:value-type="float" office:value="0.00489301">
                <text:p>0.00489301</text:p>
              </table:table-cell>
              <table:table-cell office:value-type="float" office:value="0.00212695">
                <text:p>0.002126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110081">
                <text:p>0.110081</text:p>
              </table:table-cell>
              <table:table-cell office:value-type="float" office:value="0.000768986">
                <text:p>0.000768986</text:p>
              </table:table-cell>
              <table:table-cell office:value-type="float" office:value="0.123051">
                <text:p>0.123051</text:p>
              </table:table-cell>
              <table:table-cell office:value-type="float" office:value="0.0266998">
                <text:p>0.0266998</text:p>
              </table:table-cell>
              <table:table-cell office:value-type="float" office:value="0.00810159">
                <text:p>0.00810159</text:p>
              </table:table-cell>
              <table:table-cell office:value-type="float" office:value="0.00484248">
                <text:p>0.00484248</text:p>
              </table:table-cell>
              <table:table-cell office:value-type="float" office:value="0.00241828">
                <text:p>0.002418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110275">
                <text:p>0.110275</text:p>
              </table:table-cell>
              <table:table-cell office:value-type="float" office:value="0.000797803">
                <text:p>0.000797803</text:p>
              </table:table-cell>
              <table:table-cell office:value-type="float" office:value="0.117799">
                <text:p>0.117799</text:p>
              </table:table-cell>
              <table:table-cell office:value-type="float" office:value="0.0261818">
                <text:p>0.0261818</text:p>
              </table:table-cell>
              <table:table-cell office:value-type="float" office:value="0.00805462">
                <text:p>0.00805462</text:p>
              </table:table-cell>
              <table:table-cell office:value-type="float" office:value="0.00489854">
                <text:p>0.00489854</text:p>
              </table:table-cell>
              <table:table-cell office:value-type="float" office:value="0.00238907">
                <text:p>0.002389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0.109311">
                <text:p>0.109311</text:p>
              </table:table-cell>
              <table:table-cell office:value-type="float" office:value="0.000744511">
                <text:p>0.000744511</text:p>
              </table:table-cell>
              <table:table-cell office:value-type="float" office:value="0.121571">
                <text:p>0.121571</text:p>
              </table:table-cell>
              <table:table-cell office:value-type="float" office:value="0.0261637">
                <text:p>0.0261637</text:p>
              </table:table-cell>
              <table:table-cell office:value-type="float" office:value="0.00848648">
                <text:p>0.00848648</text:p>
              </table:table-cell>
              <table:table-cell office:value-type="float" office:value="0.00477063">
                <text:p>0.00477063</text:p>
              </table:table-cell>
              <table:table-cell office:value-type="float" office:value="0.00219761">
                <text:p>0.002197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NaN">
                <text:p>NaN</text:p>
              </table:table-cell>
              <table:table-cell office:value-type="float" office:value="0.111258">
                <text:p>0.111258</text:p>
              </table:table-cell>
              <table:table-cell office:value-type="float" office:value="0.000783592">
                <text:p>0.000783592</text:p>
              </table:table-cell>
              <table:table-cell office:value-type="float" office:value="0.116272">
                <text:p>0.116272</text:p>
              </table:table-cell>
              <table:table-cell office:value-type="float" office:value="0.0259051">
                <text:p>0.0259051</text:p>
              </table:table-cell>
              <table:table-cell office:value-type="float" office:value="0.00934626">
                <text:p>0.00934626</text:p>
              </table:table-cell>
              <table:table-cell office:value-type="float" office:value="0.00484485">
                <text:p>0.00484485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NaN">
                <text:p>NaN</text:p>
              </table:table-cell>
              <table:table-cell office:value-type="float" office:value="0.109179">
                <text:p>0.109179</text:p>
              </table:table-cell>
              <table:table-cell office:value-type="float" office:value="0.000736221">
                <text:p>0.000736221</text:p>
              </table:table-cell>
              <table:table-cell office:value-type="float" office:value="0.124341">
                <text:p>0.124341</text:p>
              </table:table-cell>
              <table:table-cell office:value-type="float" office:value="0.0269832">
                <text:p>0.0269832</text:p>
              </table:table-cell>
              <table:table-cell office:value-type="float" office:value="0.00850069">
                <text:p>0.00850069</text:p>
              </table:table-cell>
              <table:table-cell office:value-type="float" office:value="0.00490169">
                <text:p>0.00490169</text:p>
              </table:table-cell>
              <table:table-cell office:value-type="float" office:value="0.00216366">
                <text:p>0.002163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NaN">
                <text:p>NaN</text:p>
              </table:table-cell>
              <table:table-cell office:value-type="float" office:value="0.110462">
                <text:p>0.110462</text:p>
              </table:table-cell>
              <table:table-cell office:value-type="float" office:value="0.000767407">
                <text:p>0.000767407</text:p>
              </table:table-cell>
              <table:table-cell office:value-type="float" office:value="0.118107">
                <text:p>0.118107</text:p>
              </table:table-cell>
              <table:table-cell office:value-type="float" office:value="0.0260425">
                <text:p>0.0260425</text:p>
              </table:table-cell>
              <table:table-cell office:value-type="float" office:value="0.00819278">
                <text:p>0.00819278</text:p>
              </table:table-cell>
              <table:table-cell office:value-type="float" office:value="0.00484959">
                <text:p>0.00484959</text:p>
              </table:table-cell>
              <table:table-cell office:value-type="float" office:value="0.00220669">
                <text:p>0.002206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NaN">
                <text:p>NaN</text:p>
              </table:table-cell>
              <table:table-cell office:value-type="float" office:value="0.109284">
                <text:p>0.109284</text:p>
              </table:table-cell>
              <table:table-cell office:value-type="float" office:value="0.000744116">
                <text:p>0.000744116</text:p>
              </table:table-cell>
              <table:table-cell office:value-type="float" office:value="0.117587">
                <text:p>0.117587</text:p>
              </table:table-cell>
              <table:table-cell office:value-type="float" office:value="0.0264345">
                <text:p>0.0264345</text:p>
              </table:table-cell>
              <table:table-cell office:value-type="float" office:value="0.00813001">
                <text:p>0.00813001</text:p>
              </table:table-cell>
              <table:table-cell office:value-type="float" office:value="0.00485353">
                <text:p>0.00485353</text:p>
              </table:table-cell>
              <table:table-cell office:value-type="float" office:value="0.00234091">
                <text:p>0.002340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NaN">
                <text:p>NaN</text:p>
              </table:table-cell>
              <table:table-cell office:value-type="float" office:value="0.111501">
                <text:p>0.111501</text:p>
              </table:table-cell>
              <table:table-cell office:value-type="float" office:value="0.000805304">
                <text:p>0.000805304</text:p>
              </table:table-cell>
              <table:table-cell office:value-type="float" office:value="0.112623">
                <text:p>0.112623</text:p>
              </table:table-cell>
              <table:table-cell office:value-type="float" office:value="0.0257014">
                <text:p>0.0257014</text:p>
              </table:table-cell>
              <table:table-cell office:value-type="float" office:value="0.00815528">
                <text:p>0.00815528</text:p>
              </table:table-cell>
              <table:table-cell office:value-type="float" office:value="0.00497591">
                <text:p>0.00497591</text:p>
              </table:table-cell>
              <table:table-cell office:value-type="float" office:value="0.00220037">
                <text:p>0.002200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NaN">
                <text:p>NaN</text:p>
              </table:table-cell>
              <table:table-cell office:value-type="float" office:value="0.112002">
                <text:p>0.112002</text:p>
              </table:table-cell>
              <table:table-cell office:value-type="float" office:value="0.000790303">
                <text:p>0.000790303</text:p>
              </table:table-cell>
              <table:table-cell office:value-type="float" office:value="0.120968">
                <text:p>0.120968</text:p>
              </table:table-cell>
              <table:table-cell office:value-type="float" office:value="0.0270314">
                <text:p>0.0270314</text:p>
              </table:table-cell>
              <table:table-cell office:value-type="float" office:value="0.0088386">
                <text:p>0.0088386</text:p>
              </table:table-cell>
              <table:table-cell office:value-type="float" office:value="0.00488077">
                <text:p>0.00488077</text:p>
              </table:table-cell>
              <table:table-cell office:value-type="float" office:value="0.00214945">
                <text:p>0.002149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NaN">
                <text:p>NaN</text:p>
              </table:table-cell>
              <table:table-cell office:value-type="float" office:value="0.113193">
                <text:p>0.113193</text:p>
              </table:table-cell>
              <table:table-cell office:value-type="float" office:value="0.000845174">
                <text:p>0.000845174</text:p>
              </table:table-cell>
              <table:table-cell office:value-type="float" office:value="0.114109">
                <text:p>0.114109</text:p>
              </table:table-cell>
              <table:table-cell office:value-type="float" office:value="0.0261325">
                <text:p>0.0261325</text:p>
              </table:table-cell>
              <table:table-cell office:value-type="float" office:value="0.00931665">
                <text:p>0.00931665</text:p>
              </table:table-cell>
              <table:table-cell office:value-type="float" office:value="0.00503788">
                <text:p>0.00503788</text:p>
              </table:table-cell>
              <table:table-cell office:value-type="float" office:value="0.00210879">
                <text:p>0.002108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NaN">
                <text:p>NaN</text:p>
              </table:table-cell>
              <table:table-cell office:value-type="float" office:value="0.111334">
                <text:p>0.111334</text:p>
              </table:table-cell>
              <table:table-cell office:value-type="float" office:value="0.000789119">
                <text:p>0.000789119</text:p>
              </table:table-cell>
              <table:table-cell office:value-type="float" office:value="0.120357">
                <text:p>0.120357</text:p>
              </table:table-cell>
              <table:table-cell office:value-type="float" office:value="0.0262205">
                <text:p>0.0262205</text:p>
              </table:table-cell>
              <table:table-cell office:value-type="float" office:value="0.00838779">
                <text:p>0.00838779</text:p>
              </table:table-cell>
              <table:table-cell office:value-type="float" office:value="0.00522776">
                <text:p>0.00522776</text:p>
              </table:table-cell>
              <table:table-cell office:value-type="float" office:value="0.00217511">
                <text:p>0.002175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NaN">
                <text:p>NaN</text:p>
              </table:table-cell>
              <table:table-cell office:value-type="float" office:value="0.112675">
                <text:p>0.112675</text:p>
              </table:table-cell>
              <table:table-cell office:value-type="float" office:value="0.00079504">
                <text:p>0.00079504</text:p>
              </table:table-cell>
              <table:table-cell office:value-type="float" office:value="0.114416">
                <text:p>0.114416</text:p>
              </table:table-cell>
              <table:table-cell office:value-type="float" office:value="0.0255929">
                <text:p>0.0255929</text:p>
              </table:table-cell>
              <table:table-cell office:value-type="float" office:value="0.00874307">
                <text:p>0.00874307</text:p>
              </table:table-cell>
              <table:table-cell office:value-type="float" office:value="0.0049617">
                <text:p>0.0049617</text:p>
              </table:table-cell>
              <table:table-cell office:value-type="float" office:value="0.00211945">
                <text:p>0.002119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NaN">
                <text:p>NaN</text:p>
              </table:table-cell>
              <table:table-cell office:value-type="float" office:value="0.114638">
                <text:p>0.114638</text:p>
              </table:table-cell>
              <table:table-cell office:value-type="float" office:value="0.000751222">
                <text:p>0.000751222</text:p>
              </table:table-cell>
              <table:table-cell office:value-type="float" office:value="0.118646">
                <text:p>0.118646</text:p>
              </table:table-cell>
              <table:table-cell office:value-type="float" office:value="0.0258522">
                <text:p>0.0258522</text:p>
              </table:table-cell>
              <table:table-cell office:value-type="float" office:value="0.00823778">
                <text:p>0.00823778</text:p>
              </table:table-cell>
              <table:table-cell office:value-type="float" office:value="0.00492854">
                <text:p>0.00492854</text:p>
              </table:table-cell>
              <table:table-cell office:value-type="float" office:value="0.00216485">
                <text:p>0.002164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NaN">
                <text:p>NaN</text:p>
              </table:table-cell>
              <table:table-cell office:value-type="float" office:value="0.111169">
                <text:p>0.111169</text:p>
              </table:table-cell>
              <table:table-cell office:value-type="float" office:value="0.000776881">
                <text:p>0.000776881</text:p>
              </table:table-cell>
              <table:table-cell office:value-type="float" office:value="0.112522">
                <text:p>0.112522</text:p>
              </table:table-cell>
              <table:table-cell office:value-type="float" office:value="0.0252802">
                <text:p>0.0252802</text:p>
              </table:table-cell>
              <table:table-cell office:value-type="float" office:value="0.00833292">
                <text:p>0.00833292</text:p>
              </table:table-cell>
              <table:table-cell office:value-type="float" office:value="0.00688258">
                <text:p>0.00688258</text:p>
              </table:table-cell>
              <table:table-cell office:value-type="float" office:value="0.00230498">
                <text:p>0.002304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NaN">
                <text:p>NaN</text:p>
              </table:table-cell>
              <table:table-cell office:value-type="float" office:value="0.111641">
                <text:p>0.111641</text:p>
              </table:table-cell>
              <table:table-cell office:value-type="float" office:value="0.000756749">
                <text:p>0.000756749</text:p>
              </table:table-cell>
              <table:table-cell office:value-type="float" office:value="0.11449">
                <text:p>0.11449</text:p>
              </table:table-cell>
              <table:table-cell office:value-type="float" office:value="0.0249747">
                <text:p>0.0249747</text:p>
              </table:table-cell>
              <table:table-cell office:value-type="float" office:value="0.00895782">
                <text:p>0.00895782</text:p>
              </table:table-cell>
              <table:table-cell office:value-type="float" office:value="0.00534856">
                <text:p>0.00534856</text:p>
              </table:table-cell>
              <table:table-cell office:value-type="float" office:value="0.00239696">
                <text:p>0.002396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NaN">
                <text:p>NaN</text:p>
              </table:table-cell>
              <table:table-cell office:value-type="float" office:value="0.111434">
                <text:p>0.111434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117409">
                <text:p>0.117409</text:p>
              </table:table-cell>
              <table:table-cell office:value-type="float" office:value="0.0272654">
                <text:p>0.0272654</text:p>
              </table:table-cell>
              <table:table-cell office:value-type="float" office:value="0.00967075">
                <text:p>0.00967075</text:p>
              </table:table-cell>
              <table:table-cell office:value-type="float" office:value="0.0066256">
                <text:p>0.0066256</text:p>
              </table:table-cell>
              <table:table-cell office:value-type="float" office:value="0.00221301">
                <text:p>0.002213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NaN">
                <text:p>NaN</text:p>
              </table:table-cell>
              <table:table-cell office:value-type="float" office:value="0.114054">
                <text:p>0.114054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117289">
                <text:p>0.117289</text:p>
              </table:table-cell>
              <table:table-cell office:value-type="float" office:value="0.0260796">
                <text:p>0.0260796</text:p>
              </table:table-cell>
              <table:table-cell office:value-type="float" office:value="0.00926297">
                <text:p>0.00926297</text:p>
              </table:table-cell>
              <table:table-cell office:value-type="float" office:value="0.00595648">
                <text:p>0.00595648</text:p>
              </table:table-cell>
              <table:table-cell office:value-type="float" office:value="0.00216485">
                <text:p>0.002164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  <table:table-cell office:value-type="float" office:value="0.11146">
                <text:p>0.11146</text:p>
              </table:table-cell>
              <table:table-cell office:value-type="float" office:value="0.00107295">
                <text:p>0.00107295</text:p>
              </table:table-cell>
              <table:table-cell office:value-type="float" office:value="0.112031">
                <text:p>0.112031</text:p>
              </table:table-cell>
              <table:table-cell office:value-type="float" office:value="0.0246056">
                <text:p>0.0246056</text:p>
              </table:table-cell>
              <table:table-cell office:value-type="float" office:value="0.0103426">
                <text:p>0.0103426</text:p>
              </table:table-cell>
              <table:table-cell office:value-type="float" office:value="0.00518908">
                <text:p>0.00518908</text:p>
              </table:table-cell>
              <table:table-cell office:value-type="float" office:value="0.00216879">
                <text:p>0.002168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NaN">
                <text:p>NaN</text:p>
              </table:table-cell>
              <table:table-cell office:value-type="float" office:value="0.113543">
                <text:p>0.113543</text:p>
              </table:table-cell>
              <table:table-cell office:value-type="float" office:value="0.00104097">
                <text:p>0.00104097</text:p>
              </table:table-cell>
              <table:table-cell office:value-type="float" office:value="0.11386">
                <text:p>0.11386</text:p>
              </table:table-cell>
              <table:table-cell office:value-type="float" office:value="0.0267388">
                <text:p>0.0267388</text:p>
              </table:table-cell>
              <table:table-cell office:value-type="float" office:value="0.0103489">
                <text:p>0.0103489</text:p>
              </table:table-cell>
              <table:table-cell office:value-type="float" office:value="0.006881">
                <text:p>0.006881</text:p>
              </table:table-cell>
              <table:table-cell office:value-type="float" office:value="0.00215971">
                <text:p>0.002159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NaN">
                <text:p>NaN</text:p>
              </table:table-cell>
              <table:table-cell office:value-type="float" office:value="0.112187">
                <text:p>0.112187</text:p>
              </table:table-cell>
              <table:table-cell office:value-type="float" office:value="0.0009486">
                <text:p>0.0009486</text:p>
              </table:table-cell>
              <table:table-cell office:value-type="float" office:value="0.115225">
                <text:p>0.115225</text:p>
              </table:table-cell>
              <table:table-cell office:value-type="float" office:value="0.0259205">
                <text:p>0.0259205</text:p>
              </table:table-cell>
              <table:table-cell office:value-type="float" office:value="0.0103106">
                <text:p>0.0103106</text:p>
              </table:table-cell>
              <table:table-cell office:value-type="float" office:value="0.00576818">
                <text:p>0.00576818</text:p>
              </table:table-cell>
              <table:table-cell office:value-type="float" office:value="0.00216169">
                <text:p>0.002161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NaN">
                <text:p>NaN</text:p>
              </table:table-cell>
              <table:table-cell office:value-type="float" office:value="0.114301">
                <text:p>0.114301</text:p>
              </table:table-cell>
              <table:table-cell office:value-type="float" office:value="0.000954127">
                <text:p>0.000954127</text:p>
              </table:table-cell>
              <table:table-cell office:value-type="float" office:value="0.114672">
                <text:p>0.114672</text:p>
              </table:table-cell>
              <table:table-cell office:value-type="float" office:value="0.0266903">
                <text:p>0.0266903</text:p>
              </table:table-cell>
              <table:table-cell office:value-type="float" office:value="0.00994274">
                <text:p>0.00994274</text:p>
              </table:table-cell>
              <table:table-cell office:value-type="float" office:value="0.00509078">
                <text:p>0.00509078</text:p>
              </table:table-cell>
              <table:table-cell office:value-type="float" office:value="0.0022059">
                <text:p>0.00220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NaN">
                <text:p>NaN</text:p>
              </table:table-cell>
              <table:table-cell office:value-type="float" office:value="0.111786">
                <text:p>0.111786</text:p>
              </table:table-cell>
              <table:table-cell office:value-type="float" office:value="0.000851885">
                <text:p>0.000851885</text:p>
              </table:table-cell>
              <table:table-cell office:value-type="float" office:value="0.117972">
                <text:p>0.117972</text:p>
              </table:table-cell>
              <table:table-cell office:value-type="float" office:value="0.0272627">
                <text:p>0.0272627</text:p>
              </table:table-cell>
              <table:table-cell office:value-type="float" office:value="0.0101602">
                <text:p>0.0101602</text:p>
              </table:table-cell>
              <table:table-cell office:value-type="float" office:value="0.00550843">
                <text:p>0.00550843</text:p>
              </table:table-cell>
              <table:table-cell office:value-type="float" office:value="0.00216998">
                <text:p>0.002169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NaN">
                <text:p>NaN</text:p>
              </table:table-cell>
              <table:table-cell office:value-type="float" office:value="0.115326">
                <text:p>0.115326</text:p>
              </table:table-cell>
              <table:table-cell office:value-type="float" office:value="0.00087557">
                <text:p>0.00087557</text:p>
              </table:table-cell>
              <table:table-cell office:value-type="float" office:value="0.113947">
                <text:p>0.113947</text:p>
              </table:table-cell>
              <table:table-cell office:value-type="float" office:value="0.0256513">
                <text:p>0.0256513</text:p>
              </table:table-cell>
              <table:table-cell office:value-type="float" office:value="0.00890532">
                <text:p>0.00890532</text:p>
              </table:table-cell>
              <table:table-cell office:value-type="float" office:value="0.00508052">
                <text:p>0.00508052</text:p>
              </table:table-cell>
              <table:table-cell office:value-type="float" office:value="0.00214116">
                <text:p>0.00214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NaN">
                <text:p>NaN</text:p>
              </table:table-cell>
              <table:table-cell office:value-type="float" office:value="0.11251">
                <text:p>0.11251</text:p>
              </table:table-cell>
              <table:table-cell office:value-type="float" office:value="0.000967154">
                <text:p>0.000967154</text:p>
              </table:table-cell>
              <table:table-cell office:value-type="float" office:value="0.114429">
                <text:p>0.114429</text:p>
              </table:table-cell>
              <table:table-cell office:value-type="float" office:value="0.0258266">
                <text:p>0.0258266</text:p>
              </table:table-cell>
              <table:table-cell office:value-type="float" office:value="0.00852635">
                <text:p>0.00852635</text:p>
              </table:table-cell>
              <table:table-cell office:value-type="float" office:value="0.00735945">
                <text:p>0.00735945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NaN">
                <text:p>NaN</text:p>
              </table:table-cell>
              <table:table-cell office:value-type="float" office:value="0.11402">
                <text:p>0.11402</text:p>
              </table:table-cell>
              <table:table-cell office:value-type="float" office:value="0.00095689">
                <text:p>0.00095689</text:p>
              </table:table-cell>
              <table:table-cell office:value-type="float" office:value="0.112711">
                <text:p>0.112711</text:p>
              </table:table-cell>
              <table:table-cell office:value-type="float" office:value="0.0252865">
                <text:p>0.0252865</text:p>
              </table:table-cell>
              <table:table-cell office:value-type="float" office:value="0.0108128">
                <text:p>0.0108128</text:p>
              </table:table-cell>
              <table:table-cell office:value-type="float" office:value="0.005842">
                <text:p>0.005842</text:p>
              </table:table-cell>
              <table:table-cell office:value-type="float" office:value="0.00213129">
                <text:p>0.002131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NaN">
                <text:p>NaN</text:p>
              </table:table-cell>
              <table:table-cell office:value-type="float" office:value="0.113571">
                <text:p>0.113571</text:p>
              </table:table-cell>
              <table:table-cell office:value-type="float" office:value="0.000884255">
                <text:p>0.000884255</text:p>
              </table:table-cell>
              <table:table-cell office:value-type="float" office:value="0.12161">
                <text:p>0.12161</text:p>
              </table:table-cell>
              <table:table-cell office:value-type="float" office:value="0.02614">
                <text:p>0.02614</text:p>
              </table:table-cell>
              <table:table-cell office:value-type="float" office:value="0.01009">
                <text:p>0.01009</text:p>
              </table:table-cell>
              <table:table-cell office:value-type="float" office:value="0.00506433">
                <text:p>0.00506433</text:p>
              </table:table-cell>
              <table:table-cell office:value-type="float" office:value="0.00222643">
                <text:p>0.002226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NaN">
                <text:p>NaN</text:p>
              </table:table-cell>
              <table:table-cell office:value-type="float" office:value="0.113707">
                <text:p>0.113707</text:p>
              </table:table-cell>
              <table:table-cell office:value-type="float" office:value="0.000906361">
                <text:p>0.000906361</text:p>
              </table:table-cell>
              <table:table-cell office:value-type="float" office:value="0.118309">
                <text:p>0.118309</text:p>
              </table:table-cell>
              <table:table-cell office:value-type="float" office:value="0.0278726">
                <text:p>0.0278726</text:p>
              </table:table-cell>
              <table:table-cell office:value-type="float" office:value="0.00892545">
                <text:p>0.00892545</text:p>
              </table:table-cell>
              <table:table-cell office:value-type="float" office:value="0.0050742">
                <text:p>0.0050742</text:p>
              </table:table-cell>
              <table:table-cell office:value-type="float" office:value="0.00215261">
                <text:p>0.002152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NaN">
                <text:p>NaN</text:p>
              </table:table-cell>
              <table:table-cell office:value-type="float" office:value="0.116177">
                <text:p>0.116177</text:p>
              </table:table-cell>
              <table:table-cell office:value-type="float" office:value="0.00080254">
                <text:p>0.00080254</text:p>
              </table:table-cell>
              <table:table-cell office:value-type="float" office:value="0.11803">
                <text:p>0.11803</text:p>
              </table:table-cell>
              <table:table-cell office:value-type="float" office:value="0.0255412">
                <text:p>0.0255412</text:p>
              </table:table-cell>
              <table:table-cell office:value-type="float" office:value="0.00855161">
                <text:p>0.00855161</text:p>
              </table:table-cell>
              <table:table-cell office:value-type="float" office:value="0.00537501">
                <text:p>0.00537501</text:p>
              </table:table-cell>
              <table:table-cell office:value-type="float" office:value="0.00215971">
                <text:p>0.002159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NaN">
                <text:p>NaN</text:p>
              </table:table-cell>
              <table:table-cell office:value-type="float" office:value="0.114491">
                <text:p>0.114491</text:p>
              </table:table-cell>
              <table:table-cell office:value-type="float" office:value="0.000798988">
                <text:p>0.000798988</text:p>
              </table:table-cell>
              <table:table-cell office:value-type="float" office:value="0.11687">
                <text:p>0.11687</text:p>
              </table:table-cell>
              <table:table-cell office:value-type="float" office:value="0.0260678">
                <text:p>0.0260678</text:p>
              </table:table-cell>
              <table:table-cell office:value-type="float" office:value="0.00858398">
                <text:p>0.00858398</text:p>
              </table:table-cell>
              <table:table-cell office:value-type="float" office:value="0.00537935">
                <text:p>0.00537935</text:p>
              </table:table-cell>
              <table:table-cell office:value-type="float" office:value="0.00218024">
                <text:p>0.002180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NaN">
                <text:p>NaN</text:p>
              </table:table-cell>
              <table:table-cell office:value-type="float" office:value="0.119614">
                <text:p>0.119614</text:p>
              </table:table-cell>
              <table:table-cell office:value-type="float" office:value="0.000760301">
                <text:p>0.000760301</text:p>
              </table:table-cell>
              <table:table-cell office:value-type="float" office:value="0.121443">
                <text:p>0.121443</text:p>
              </table:table-cell>
              <table:table-cell office:value-type="float" office:value="0.0264451">
                <text:p>0.0264451</text:p>
              </table:table-cell>
              <table:table-cell office:value-type="float" office:value="0.00840042">
                <text:p>0.00840042</text:p>
              </table:table-cell>
              <table:table-cell office:value-type="float" office:value="0.00508841">
                <text:p>0.00508841</text:p>
              </table:table-cell>
              <table:table-cell office:value-type="float" office:value="0.00217393">
                <text:p>0.002173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NaN">
                <text:p>NaN</text:p>
              </table:table-cell>
              <table:table-cell office:value-type="float" office:value="0.11431">
                <text:p>0.11431</text:p>
              </table:table-cell>
              <table:table-cell office:value-type="float" office:value="0.000780434">
                <text:p>0.000780434</text:p>
              </table:table-cell>
              <table:table-cell office:value-type="float" office:value="0.121992">
                <text:p>0.121992</text:p>
              </table:table-cell>
              <table:table-cell office:value-type="float" office:value="0.0267929">
                <text:p>0.0267929</text:p>
              </table:table-cell>
              <table:table-cell office:value-type="float" office:value="0.00950219">
                <text:p>0.00950219</text:p>
              </table:table-cell>
              <table:table-cell office:value-type="float" office:value="0.00506789">
                <text:p>0.00506789</text:p>
              </table:table-cell>
              <table:table-cell office:value-type="float" office:value="0.00213405">
                <text:p>0.002134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NaN">
                <text:p>NaN</text:p>
              </table:table-cell>
              <table:table-cell office:value-type="float" office:value="0.117074">
                <text:p>0.117074</text:p>
              </table:table-cell>
              <table:table-cell office:value-type="float" office:value="0.000882676">
                <text:p>0.000882676</text:p>
              </table:table-cell>
              <table:table-cell office:value-type="float" office:value="0.114622">
                <text:p>0.114622</text:p>
              </table:table-cell>
              <table:table-cell office:value-type="float" office:value="0.0280092">
                <text:p>0.0280092</text:p>
              </table:table-cell>
              <table:table-cell office:value-type="float" office:value="0.00968614">
                <text:p>0.00968614</text:p>
              </table:table-cell>
              <table:table-cell office:value-type="float" office:value="0.00510697">
                <text:p>0.00510697</text:p>
              </table:table-cell>
              <table:table-cell office:value-type="float" office:value="0.00224222">
                <text:p>0.002242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NaN">
                <text:p>NaN</text:p>
              </table:table-cell>
              <table:table-cell office:value-type="float" office:value="0.115181">
                <text:p>0.115181</text:p>
              </table:table-cell>
              <table:table-cell office:value-type="float" office:value="0.00100268">
                <text:p>0.00100268</text:p>
              </table:table-cell>
              <table:table-cell office:value-type="float" office:value="0.116484">
                <text:p>0.116484</text:p>
              </table:table-cell>
              <table:table-cell office:value-type="float" office:value="0.0259643">
                <text:p>0.0259643</text:p>
              </table:table-cell>
              <table:table-cell office:value-type="float" office:value="0.00859425">
                <text:p>0.00859425</text:p>
              </table:table-cell>
              <table:table-cell office:value-type="float" office:value="0.00518829">
                <text:p>0.00518829</text:p>
              </table:table-cell>
              <table:table-cell office:value-type="float" office:value="0.00215932">
                <text:p>0.002159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NaN">
                <text:p>NaN</text:p>
              </table:table-cell>
              <table:table-cell office:value-type="float" office:value="0.119327">
                <text:p>0.119327</text:p>
              </table:table-cell>
              <table:table-cell office:value-type="float" office:value="0.00100545">
                <text:p>0.00100545</text:p>
              </table:table-cell>
              <table:table-cell office:value-type="float" office:value="0.114707">
                <text:p>0.114707</text:p>
              </table:table-cell>
              <table:table-cell office:value-type="float" office:value="0.0256008">
                <text:p>0.0256008</text:p>
              </table:table-cell>
              <table:table-cell office:value-type="float" office:value="0.00859859">
                <text:p>0.00859859</text:p>
              </table:table-cell>
              <table:table-cell office:value-type="float" office:value="0.005165">
                <text:p>0.005165</text:p>
              </table:table-cell>
              <table:table-cell office:value-type="float" office:value="0.00218064">
                <text:p>0.002180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NaN">
                <text:p>NaN</text:p>
              </table:table-cell>
              <table:table-cell office:value-type="float" office:value="0.114269">
                <text:p>0.114269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119301">
                <text:p>0.119301</text:p>
              </table:table-cell>
              <table:table-cell office:value-type="float" office:value="0.0258116">
                <text:p>0.0258116</text:p>
              </table:table-cell>
              <table:table-cell office:value-type="float" office:value="0.00847937">
                <text:p>0.00847937</text:p>
              </table:table-cell>
              <table:table-cell office:value-type="float" office:value="0.00512473">
                <text:p>0.00512473</text:p>
              </table:table-cell>
              <table:table-cell office:value-type="float" office:value="0.00212971">
                <text:p>0.002129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NaN">
                <text:p>NaN</text:p>
              </table:table-cell>
              <table:table-cell office:value-type="float" office:value="0.12401">
                <text:p>0.12401</text:p>
              </table:table-cell>
              <table:table-cell office:value-type="float" office:value="0.00105834">
                <text:p>0.00105834</text:p>
              </table:table-cell>
              <table:table-cell office:value-type="float" office:value="0.111944">
                <text:p>0.111944</text:p>
              </table:table-cell>
              <table:table-cell office:value-type="float" office:value="0.0250899">
                <text:p>0.0250899</text:p>
              </table:table-cell>
              <table:table-cell office:value-type="float" office:value="0.00862425">
                <text:p>0.00862425</text:p>
              </table:table-cell>
              <table:table-cell office:value-type="float" office:value="0.00523408">
                <text:p>0.00523408</text:p>
              </table:table-cell>
              <table:table-cell office:value-type="float" office:value="0.00218182">
                <text:p>0.002181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NaN">
                <text:p>NaN</text:p>
              </table:table-cell>
              <table:table-cell office:value-type="float" office:value="0.117907">
                <text:p>0.117907</text:p>
              </table:table-cell>
              <table:table-cell office:value-type="float" office:value="0.00102203">
                <text:p>0.00102203</text:p>
              </table:table-cell>
              <table:table-cell office:value-type="float" office:value="0.116512">
                <text:p>0.116512</text:p>
              </table:table-cell>
              <table:table-cell office:value-type="float" office:value="0.0258037">
                <text:p>0.0258037</text:p>
              </table:table-cell>
              <table:table-cell office:value-type="float" office:value="0.00870004">
                <text:p>0.00870004</text:p>
              </table:table-cell>
              <table:table-cell office:value-type="float" office:value="0.0054733">
                <text:p>0.0054733</text:p>
              </table:table-cell>
              <table:table-cell office:value-type="float" office:value="0.00209616">
                <text:p>0.002096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NaN">
                <text:p>NaN</text:p>
              </table:table-cell>
              <table:table-cell office:value-type="float" office:value="0.120345">
                <text:p>0.120345</text:p>
              </table:table-cell>
              <table:table-cell office:value-type="float" office:value="0.00104571">
                <text:p>0.00104571</text:p>
              </table:table-cell>
              <table:table-cell office:value-type="float" office:value="0.112345">
                <text:p>0.112345</text:p>
              </table:table-cell>
              <table:table-cell office:value-type="float" office:value="0.0274988">
                <text:p>0.0274988</text:p>
              </table:table-cell>
              <table:table-cell office:value-type="float" office:value="0.00871189">
                <text:p>0.00871189</text:p>
              </table:table-cell>
              <table:table-cell office:value-type="float" office:value="0.00632519">
                <text:p>0.00632519</text:p>
              </table:table-cell>
              <table:table-cell office:value-type="float" office:value="0.00219129">
                <text:p>0.002191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NaN">
                <text:p>NaN</text:p>
              </table:table-cell>
              <table:table-cell office:value-type="float" office:value="0.12538">
                <text:p>0.12538</text:p>
              </table:table-cell>
              <table:table-cell office:value-type="float" office:value="0.00104768">
                <text:p>0.00104768</text:p>
              </table:table-cell>
              <table:table-cell office:value-type="float" office:value="0.115689">
                <text:p>0.115689</text:p>
              </table:table-cell>
              <table:table-cell office:value-type="float" office:value="0.0259004">
                <text:p>0.0259004</text:p>
              </table:table-cell>
              <table:table-cell office:value-type="float" office:value="0.00883268">
                <text:p>0.00883268</text:p>
              </table:table-cell>
              <table:table-cell office:value-type="float" office:value="0.00619807">
                <text:p>0.00619807</text:p>
              </table:table-cell>
              <table:table-cell office:value-type="float" office:value="0.00214471">
                <text:p>0.002144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NaN">
                <text:p>NaN</text:p>
              </table:table-cell>
              <table:table-cell office:value-type="float" office:value="0.118711">
                <text:p>0.118711</text:p>
              </table:table-cell>
              <table:table-cell office:value-type="float" office:value="0.0011673">
                <text:p>0.0011673</text:p>
              </table:table-cell>
              <table:table-cell office:value-type="float" office:value="0.11702">
                <text:p>0.11702</text:p>
              </table:table-cell>
              <table:table-cell office:value-type="float" office:value="0.0262039">
                <text:p>0.0262039</text:p>
              </table:table-cell>
              <table:table-cell office:value-type="float" office:value="0.00866965">
                <text:p>0.00866965</text:p>
              </table:table-cell>
              <table:table-cell office:value-type="float" office:value="0.00513815">
                <text:p>0.00513815</text:p>
              </table:table-cell>
              <table:table-cell office:value-type="float" office:value="0.00221182">
                <text:p>0.002211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NaN">
                <text:p>NaN</text:p>
              </table:table-cell>
              <table:table-cell office:value-type="float" office:value="0.118099">
                <text:p>0.118099</text:p>
              </table:table-cell>
              <table:table-cell office:value-type="float" office:value="0.00136152">
                <text:p>0.00136152</text:p>
              </table:table-cell>
              <table:table-cell office:value-type="float" office:value="0.117662">
                <text:p>0.117662</text:p>
              </table:table-cell>
              <table:table-cell office:value-type="float" office:value="0.0257547">
                <text:p>0.0257547</text:p>
              </table:table-cell>
              <table:table-cell office:value-type="float" office:value="0.00992616">
                <text:p>0.00992616</text:p>
              </table:table-cell>
              <table:table-cell office:value-type="float" office:value="0.0051721">
                <text:p>0.0051721</text:p>
              </table:table-cell>
              <table:table-cell office:value-type="float" office:value="0.00218498">
                <text:p>0.002184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NaN">
                <text:p>NaN</text:p>
              </table:table-cell>
              <table:table-cell office:value-type="float" office:value="0.118138">
                <text:p>0.118138</text:p>
              </table:table-cell>
              <table:table-cell office:value-type="float" office:value="0.00129993">
                <text:p>0.00129993</text:p>
              </table:table-cell>
              <table:table-cell office:value-type="float" office:value="0.12171">
                <text:p>0.12171</text:p>
              </table:table-cell>
              <table:table-cell office:value-type="float" office:value="0.0258151">
                <text:p>0.0258151</text:p>
              </table:table-cell>
              <table:table-cell office:value-type="float" office:value="0.0102878">
                <text:p>0.0102878</text:p>
              </table:table-cell>
              <table:table-cell office:value-type="float" office:value="0.00517763">
                <text:p>0.00517763</text:p>
              </table:table-cell>
              <table:table-cell office:value-type="float" office:value="0.00212734">
                <text:p>0.002127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NaN">
                <text:p>NaN</text:p>
              </table:table-cell>
              <table:table-cell office:value-type="float" office:value="0.120423">
                <text:p>0.120423</text:p>
              </table:table-cell>
              <table:table-cell office:value-type="float" office:value="0.00104689">
                <text:p>0.00104689</text:p>
              </table:table-cell>
              <table:table-cell office:value-type="float" office:value="0.117757">
                <text:p>0.117757</text:p>
              </table:table-cell>
              <table:table-cell office:value-type="float" office:value="0.0254579">
                <text:p>0.0254579</text:p>
              </table:table-cell>
              <table:table-cell office:value-type="float" office:value="0.0101496">
                <text:p>0.0101496</text:p>
              </table:table-cell>
              <table:table-cell office:value-type="float" office:value="0.00520921">
                <text:p>0.00520921</text:p>
              </table:table-cell>
              <table:table-cell office:value-type="float" office:value="0.0021309">
                <text:p>0.00213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NaN">
                <text:p>NaN</text:p>
              </table:table-cell>
              <table:table-cell office:value-type="float" office:value="0.121916">
                <text:p>0.121916</text:p>
              </table:table-cell>
              <table:table-cell office:value-type="float" office:value="0.00108005">
                <text:p>0.00108005</text:p>
              </table:table-cell>
              <table:table-cell office:value-type="float" office:value="0.119551">
                <text:p>0.119551</text:p>
              </table:table-cell>
              <table:table-cell office:value-type="float" office:value="0.0256868">
                <text:p>0.0256868</text:p>
              </table:table-cell>
              <table:table-cell office:value-type="float" office:value="0.0101934">
                <text:p>0.0101934</text:p>
              </table:table-cell>
              <table:table-cell office:value-type="float" office:value="0.00533829">
                <text:p>0.00533829</text:p>
              </table:table-cell>
              <table:table-cell office:value-type="float" office:value="0.00214274">
                <text:p>0.002142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NaN">
                <text:p>NaN</text:p>
              </table:table-cell>
              <table:table-cell office:value-type="float" office:value="0.121227">
                <text:p>0.121227</text:p>
              </table:table-cell>
              <table:table-cell office:value-type="float" office:value="0.000973075">
                <text:p>0.000973075</text:p>
              </table:table-cell>
              <table:table-cell office:value-type="float" office:value="0.115899">
                <text:p>0.115899</text:p>
              </table:table-cell>
              <table:table-cell office:value-type="float" office:value="0.0254251">
                <text:p>0.0254251</text:p>
              </table:table-cell>
              <table:table-cell office:value-type="float" office:value="0.00936244">
                <text:p>0.00936244</text:p>
              </table:table-cell>
              <table:table-cell office:value-type="float" office:value="0.00647954">
                <text:p>0.00647954</text:p>
              </table:table-cell>
              <table:table-cell office:value-type="float" office:value="0.00215261">
                <text:p>0.002152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NaN">
                <text:p>NaN</text:p>
              </table:table-cell>
              <table:table-cell office:value-type="float" office:value="0.120245">
                <text:p>0.120245</text:p>
              </table:table-cell>
              <table:table-cell office:value-type="float" office:value="0.00086728">
                <text:p>0.00086728</text:p>
              </table:table-cell>
              <table:table-cell office:value-type="float" office:value="0.123029">
                <text:p>0.123029</text:p>
              </table:table-cell>
              <table:table-cell office:value-type="float" office:value="0.0255688">
                <text:p>0.0255688</text:p>
              </table:table-cell>
              <table:table-cell office:value-type="float" office:value="0.0106797">
                <text:p>0.0106797</text:p>
              </table:table-cell>
              <table:table-cell office:value-type="float" office:value="0.00547093">
                <text:p>0.00547093</text:p>
              </table:table-cell>
              <table:table-cell office:value-type="float" office:value="0.00212892">
                <text:p>0.002128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NaN">
                <text:p>NaN</text:p>
              </table:table-cell>
              <table:table-cell office:value-type="float" office:value="0.11859">
                <text:p>0.11859</text:p>
              </table:table-cell>
              <table:table-cell office:value-type="float" office:value="0.000836884">
                <text:p>0.000836884</text:p>
              </table:table-cell>
              <table:table-cell office:value-type="float" office:value="0.11542">
                <text:p>0.11542</text:p>
              </table:table-cell>
              <table:table-cell office:value-type="float" office:value="0.0257231">
                <text:p>0.0257231</text:p>
              </table:table-cell>
              <table:table-cell office:value-type="float" office:value="0.00921875">
                <text:p>0.00921875</text:p>
              </table:table-cell>
              <table:table-cell office:value-type="float" office:value="0.00551436">
                <text:p>0.00551436</text:p>
              </table:table-cell>
              <table:table-cell office:value-type="float" office:value="0.00220077">
                <text:p>0.002200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NaN">
                <text:p>NaN</text:p>
              </table:table-cell>
              <table:table-cell office:value-type="float" office:value="0.122048">
                <text:p>0.122048</text:p>
              </table:table-cell>
              <table:table-cell office:value-type="float" office:value="0.000849911">
                <text:p>0.000849911</text:p>
              </table:table-cell>
              <table:table-cell office:value-type="float" office:value="0.114757">
                <text:p>0.114757</text:p>
              </table:table-cell>
              <table:table-cell office:value-type="float" office:value="0.0265782">
                <text:p>0.0265782</text:p>
              </table:table-cell>
              <table:table-cell office:value-type="float" office:value="0.0091848">
                <text:p>0.0091848</text:p>
              </table:table-cell>
              <table:table-cell office:value-type="float" office:value="0.00524355">
                <text:p>0.00524355</text:p>
              </table:table-cell>
              <table:table-cell office:value-type="float" office:value="0.00206971">
                <text:p>0.002069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NaN">
                <text:p>NaN</text:p>
              </table:table-cell>
              <table:table-cell office:value-type="float" office:value="0.121092">
                <text:p>0.121092</text:p>
              </table:table-cell>
              <table:table-cell office:value-type="float" office:value="0.000798198">
                <text:p>0.000798198</text:p>
              </table:table-cell>
              <table:table-cell office:value-type="float" office:value="0.126752">
                <text:p>0.126752</text:p>
              </table:table-cell>
              <table:table-cell office:value-type="float" office:value="0.0259774">
                <text:p>0.0259774</text:p>
              </table:table-cell>
              <table:table-cell office:value-type="float" office:value="0.00894874">
                <text:p>0.00894874</text:p>
              </table:table-cell>
              <table:table-cell office:value-type="float" office:value="0.00521631">
                <text:p>0.00521631</text:p>
              </table:table-cell>
              <table:table-cell office:value-type="float" office:value="0.00211945">
                <text:p>0.002119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NaN">
                <text:p>NaN</text:p>
              </table:table-cell>
              <table:table-cell office:value-type="float" office:value="0.119785">
                <text:p>0.119785</text:p>
              </table:table-cell>
              <table:table-cell office:value-type="float" office:value="0.000806488">
                <text:p>0.000806488</text:p>
              </table:table-cell>
              <table:table-cell office:value-type="float" office:value="0.118058">
                <text:p>0.118058</text:p>
              </table:table-cell>
              <table:table-cell office:value-type="float" office:value="0.0254271">
                <text:p>0.0254271</text:p>
              </table:table-cell>
              <table:table-cell office:value-type="float" office:value="0.00880228">
                <text:p>0.00880228</text:p>
              </table:table-cell>
              <table:table-cell office:value-type="float" office:value="0.0054512">
                <text:p>0.0054512</text:p>
              </table:table-cell>
              <table:table-cell office:value-type="float" office:value="0.00217669">
                <text:p>0.002176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NaN">
                <text:p>NaN</text:p>
              </table:table-cell>
              <table:table-cell office:value-type="float" office:value="0.121753">
                <text:p>0.121753</text:p>
              </table:table-cell>
              <table:table-cell office:value-type="float" office:value="0.000862149">
                <text:p>0.000862149</text:p>
              </table:table-cell>
              <table:table-cell office:value-type="float" office:value="0.124627">
                <text:p>0.124627</text:p>
              </table:table-cell>
              <table:table-cell office:value-type="float" office:value="0.0264526">
                <text:p>0.0264526</text:p>
              </table:table-cell>
              <table:table-cell office:value-type="float" office:value="0.00877307">
                <text:p>0.00877307</text:p>
              </table:table-cell>
              <table:table-cell office:value-type="float" office:value="0.00610965">
                <text:p>0.00610965</text:p>
              </table:table-cell>
              <table:table-cell office:value-type="float" office:value="0.00280593">
                <text:p>0.002805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NaN">
                <text:p>NaN</text:p>
              </table:table-cell>
              <table:table-cell office:value-type="float" office:value="0.118348">
                <text:p>0.118348</text:p>
              </table:table-cell>
              <table:table-cell office:value-type="float" office:value="0.0010011">
                <text:p>0.0010011</text:p>
              </table:table-cell>
              <table:table-cell office:value-type="float" office:value="0.116887">
                <text:p>0.116887</text:p>
              </table:table-cell>
              <table:table-cell office:value-type="float" office:value="0.0256623">
                <text:p>0.0256623</text:p>
              </table:table-cell>
              <table:table-cell office:value-type="float" office:value="0.0098851">
                <text:p>0.0098851</text:p>
              </table:table-cell>
              <table:table-cell office:value-type="float" office:value="0.0063694">
                <text:p>0.0063694</text:p>
              </table:table-cell>
              <table:table-cell office:value-type="float" office:value="0.00295989">
                <text:p>0.002959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  <table:table-cell office:value-type="float" office:value="0.125392">
                <text:p>0.125392</text:p>
              </table:table-cell>
              <table:table-cell office:value-type="float" office:value="0.000856622">
                <text:p>0.000856622</text:p>
              </table:table-cell>
              <table:table-cell office:value-type="float" office:value="0.116295">
                <text:p>0.116295</text:p>
              </table:table-cell>
              <table:table-cell office:value-type="float" office:value="0.0257125">
                <text:p>0.0257125</text:p>
              </table:table-cell>
              <table:table-cell office:value-type="float" office:value="0.0108179">
                <text:p>0.0108179</text:p>
              </table:table-cell>
              <table:table-cell office:value-type="float" office:value="0.00736261">
                <text:p>0.00736261</text:p>
              </table:table-cell>
              <table:table-cell office:value-type="float" office:value="0.00219524">
                <text:p>0.002195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NaN">
                <text:p>NaN</text:p>
              </table:table-cell>
              <table:table-cell office:value-type="float" office:value="0.120884">
                <text:p>0.120884</text:p>
              </table:table-cell>
              <table:table-cell office:value-type="float" office:value="0.000890176">
                <text:p>0.000890176</text:p>
              </table:table-cell>
              <table:table-cell office:value-type="float" office:value="0.117544">
                <text:p>0.117544</text:p>
              </table:table-cell>
              <table:table-cell office:value-type="float" office:value="0.0257366">
                <text:p>0.0257366</text:p>
              </table:table-cell>
              <table:table-cell office:value-type="float" office:value="0.0101674">
                <text:p>0.0101674</text:p>
              </table:table-cell>
              <table:table-cell office:value-type="float" office:value="0.00603662">
                <text:p>0.00603662</text:p>
              </table:table-cell>
              <table:table-cell office:value-type="float" office:value="0.00219761">
                <text:p>0.00219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NaN">
                <text:p>NaN</text:p>
              </table:table-cell>
              <table:table-cell office:value-type="float" office:value="0.131249">
                <text:p>0.131249</text:p>
              </table:table-cell>
              <table:table-cell office:value-type="float" office:value="0.000832937">
                <text:p>0.000832937</text:p>
              </table:table-cell>
              <table:table-cell office:value-type="float" office:value="0.112335">
                <text:p>0.112335</text:p>
              </table:table-cell>
              <table:table-cell office:value-type="float" office:value="0.0250765">
                <text:p>0.0250765</text:p>
              </table:table-cell>
              <table:table-cell office:value-type="float" office:value="0.0101843">
                <text:p>0.0101843</text:p>
              </table:table-cell>
              <table:table-cell office:value-type="float" office:value="0.00741787">
                <text:p>0.00741787</text:p>
              </table:table-cell>
              <table:table-cell office:value-type="float" office:value="0.00216248">
                <text:p>0.002162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NaN">
                <text:p>NaN</text:p>
              </table:table-cell>
              <table:table-cell office:value-type="float" office:value="0.121319">
                <text:p>0.121319</text:p>
              </table:table-cell>
              <table:table-cell office:value-type="float" office:value="0.000847937">
                <text:p>0.000847937</text:p>
              </table:table-cell>
              <table:table-cell office:value-type="float" office:value="0.113033">
                <text:p>0.113033</text:p>
              </table:table-cell>
              <table:table-cell office:value-type="float" office:value="0.0250335">
                <text:p>0.0250335</text:p>
              </table:table-cell>
              <table:table-cell office:value-type="float" office:value="0.0105195">
                <text:p>0.0105195</text:p>
              </table:table-cell>
              <table:table-cell office:value-type="float" office:value="0.00698719">
                <text:p>0.00698719</text:p>
              </table:table-cell>
              <table:table-cell office:value-type="float" office:value="0.00218774">
                <text:p>0.002187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NaN">
                <text:p>NaN</text:p>
              </table:table-cell>
              <table:table-cell office:value-type="float" office:value="0.121205">
                <text:p>0.121205</text:p>
              </table:table-cell>
              <table:table-cell office:value-type="float" office:value="0.00078754">
                <text:p>0.00078754</text:p>
              </table:table-cell>
              <table:table-cell office:value-type="float" office:value="0.113362">
                <text:p>0.113362</text:p>
              </table:table-cell>
              <table:table-cell office:value-type="float" office:value="0.0257539">
                <text:p>0.0257539</text:p>
              </table:table-cell>
              <table:table-cell office:value-type="float" office:value="0.0104863">
                <text:p>0.0104863</text:p>
              </table:table-cell>
              <table:table-cell office:value-type="float" office:value="0.00689877">
                <text:p>0.00689877</text:p>
              </table:table-cell>
              <table:table-cell office:value-type="float" office:value="0.00218537">
                <text:p>0.002185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NaN">
                <text:p>NaN</text:p>
              </table:table-cell>
              <table:table-cell office:value-type="float" office:value="0.123154">
                <text:p>0.123154</text:p>
              </table:table-cell>
              <table:table-cell office:value-type="float" office:value="0.000817146">
                <text:p>0.000817146</text:p>
              </table:table-cell>
              <table:table-cell office:value-type="float" office:value="0.117631">
                <text:p>0.117631</text:p>
              </table:table-cell>
              <table:table-cell office:value-type="float" office:value="0.0257654">
                <text:p>0.0257654</text:p>
              </table:table-cell>
              <table:table-cell office:value-type="float" office:value="0.0104824">
                <text:p>0.0104824</text:p>
              </table:table-cell>
              <table:table-cell office:value-type="float" office:value="0.00683561">
                <text:p>0.00683561</text:p>
              </table:table-cell>
              <table:table-cell office:value-type="float" office:value="0.00220551">
                <text:p>0.002205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NaN">
                <text:p>NaN</text:p>
              </table:table-cell>
              <table:table-cell office:value-type="float" office:value="0.120765">
                <text:p>0.120765</text:p>
              </table:table-cell>
              <table:table-cell office:value-type="float" office:value="0.000810435">
                <text:p>0.000810435</text:p>
              </table:table-cell>
              <table:table-cell office:value-type="float" office:value="0.114291">
                <text:p>0.114291</text:p>
              </table:table-cell>
              <table:table-cell office:value-type="float" office:value="0.0254776">
                <text:p>0.0254776</text:p>
              </table:table-cell>
              <table:table-cell office:value-type="float" office:value="0.00955351">
                <text:p>0.00955351</text:p>
              </table:table-cell>
              <table:table-cell office:value-type="float" office:value="0.00623597">
                <text:p>0.00623597</text:p>
              </table:table-cell>
              <table:table-cell office:value-type="float" office:value="0.0021755">
                <text:p>0.00217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NaN">
                <text:p>NaN</text:p>
              </table:table-cell>
              <table:table-cell office:value-type="float" office:value="0.121872">
                <text:p>0.121872</text:p>
              </table:table-cell>
              <table:table-cell office:value-type="float" office:value="0.000797803">
                <text:p>0.000797803</text:p>
              </table:table-cell>
              <table:table-cell office:value-type="float" office:value="0.117249">
                <text:p>0.117249</text:p>
              </table:table-cell>
              <table:table-cell office:value-type="float" office:value="0.0257863">
                <text:p>0.0257863</text:p>
              </table:table-cell>
              <table:table-cell office:value-type="float" office:value="0.00898229">
                <text:p>0.00898229</text:p>
              </table:table-cell>
              <table:table-cell office:value-type="float" office:value="0.00550133">
                <text:p>0.00550133</text:p>
              </table:table-cell>
              <table:table-cell office:value-type="float" office:value="0.00219761">
                <text:p>0.002197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NaN">
                <text:p>NaN</text:p>
              </table:table-cell>
              <table:table-cell office:value-type="float" office:value="0.128759">
                <text:p>0.128759</text:p>
              </table:table-cell>
              <table:table-cell office:value-type="float" office:value="0.000809251">
                <text:p>0.000809251</text:p>
              </table:table-cell>
              <table:table-cell office:value-type="float" office:value="0.115777">
                <text:p>0.115777</text:p>
              </table:table-cell>
              <table:table-cell office:value-type="float" office:value="0.0257796">
                <text:p>0.0257796</text:p>
              </table:table-cell>
              <table:table-cell office:value-type="float" office:value="0.00905651">
                <text:p>0.00905651</text:p>
              </table:table-cell>
              <table:table-cell office:value-type="float" office:value="0.00536553">
                <text:p>0.00536553</text:p>
              </table:table-cell>
              <table:table-cell office:value-type="float" office:value="0.00219722">
                <text:p>0.002197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NaN">
                <text:p>NaN</text:p>
              </table:table-cell>
              <table:table-cell office:value-type="float" office:value="0.121701">
                <text:p>0.121701</text:p>
              </table:table-cell>
              <table:table-cell office:value-type="float" office:value="0.000772144">
                <text:p>0.000772144</text:p>
              </table:table-cell>
              <table:table-cell office:value-type="float" office:value="0.112112">
                <text:p>0.112112</text:p>
              </table:table-cell>
              <table:table-cell office:value-type="float" office:value="0.0248132">
                <text:p>0.0248132</text:p>
              </table:table-cell>
              <table:table-cell office:value-type="float" office:value="0.0104393">
                <text:p>0.0104393</text:p>
              </table:table-cell>
              <table:table-cell office:value-type="float" office:value="0.00536593">
                <text:p>0.00536593</text:p>
              </table:table-cell>
              <table:table-cell office:value-type="float" office:value="0.00215024">
                <text:p>0.002150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NaN">
                <text:p>NaN</text:p>
              </table:table-cell>
              <table:table-cell office:value-type="float" office:value="0.12535">
                <text:p>0.12535</text:p>
              </table:table-cell>
              <table:table-cell office:value-type="float" office:value="0.000912677">
                <text:p>0.000912677</text:p>
              </table:table-cell>
              <table:table-cell office:value-type="float" office:value="0.116142">
                <text:p>0.116142</text:p>
              </table:table-cell>
              <table:table-cell office:value-type="float" office:value="0.0253446">
                <text:p>0.0253446</text:p>
              </table:table-cell>
              <table:table-cell office:value-type="float" office:value="0.0104113">
                <text:p>0.0104113</text:p>
              </table:table-cell>
              <table:table-cell office:value-type="float" office:value="0.00548278">
                <text:p>0.00548278</text:p>
              </table:table-cell>
              <table:table-cell office:value-type="float" office:value="0.00214827">
                <text:p>0.002148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NaN">
                <text:p>NaN</text:p>
              </table:table-cell>
              <table:table-cell office:value-type="float" office:value="0.124255">
                <text:p>0.124255</text:p>
              </table:table-cell>
              <table:table-cell office:value-type="float" office:value="0.000862543">
                <text:p>0.000862543</text:p>
              </table:table-cell>
              <table:table-cell office:value-type="float" office:value="0.116668">
                <text:p>0.116668</text:p>
              </table:table-cell>
              <table:table-cell office:value-type="float" office:value="0.026504">
                <text:p>0.026504</text:p>
              </table:table-cell>
              <table:table-cell office:value-type="float" office:value="0.0113129">
                <text:p>0.0113129</text:p>
              </table:table-cell>
              <table:table-cell office:value-type="float" office:value="0.00533474">
                <text:p>0.00533474</text:p>
              </table:table-cell>
              <table:table-cell office:value-type="float" office:value="0.00215971">
                <text:p>0.002159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NaN">
                <text:p>NaN</text:p>
              </table:table-cell>
              <table:table-cell office:value-type="float" office:value="0.126544">
                <text:p>0.126544</text:p>
              </table:table-cell>
              <table:table-cell office:value-type="float" office:value="0.000865307">
                <text:p>0.000865307</text:p>
              </table:table-cell>
              <table:table-cell office:value-type="float" office:value="0.119819">
                <text:p>0.119819</text:p>
              </table:table-cell>
              <table:table-cell office:value-type="float" office:value="0.0267057">
                <text:p>0.0267057</text:p>
              </table:table-cell>
              <table:table-cell office:value-type="float" office:value="0.00959377">
                <text:p>0.00959377</text:p>
              </table:table-cell>
              <table:table-cell office:value-type="float" office:value="0.00566555">
                <text:p>0.00566555</text:p>
              </table:table-cell>
              <table:table-cell office:value-type="float" office:value="0.00220906">
                <text:p>0.002209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NaN">
                <text:p>NaN</text:p>
              </table:table-cell>
              <table:table-cell office:value-type="float" office:value="0.125422">
                <text:p>0.125422</text:p>
              </table:table-cell>
              <table:table-cell office:value-type="float" office:value="0.000791092">
                <text:p>0.000791092</text:p>
              </table:table-cell>
              <table:table-cell office:value-type="float" office:value="0.112645">
                <text:p>0.112645</text:p>
              </table:table-cell>
              <table:table-cell office:value-type="float" office:value="0.0251338">
                <text:p>0.0251338</text:p>
              </table:table-cell>
              <table:table-cell office:value-type="float" office:value="0.00908533">
                <text:p>0.00908533</text:p>
              </table:table-cell>
              <table:table-cell office:value-type="float" office:value="0.00602793">
                <text:p>0.00602793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NaN">
                <text:p>NaN</text:p>
              </table:table-cell>
              <table:table-cell office:value-type="float" office:value="0.126462">
                <text:p>0.126462</text:p>
              </table:table-cell>
              <table:table-cell office:value-type="float" office:value="0.000817541">
                <text:p>0.000817541</text:p>
              </table:table-cell>
              <table:table-cell office:value-type="float" office:value="0.118079">
                <text:p>0.118079</text:p>
              </table:table-cell>
              <table:table-cell office:value-type="float" office:value="0.0273582">
                <text:p>0.0273582</text:p>
              </table:table-cell>
              <table:table-cell office:value-type="float" office:value="0.00897361">
                <text:p>0.00897361</text:p>
              </table:table-cell>
              <table:table-cell office:value-type="float" office:value="0.00576463">
                <text:p>0.00576463</text:p>
              </table:table-cell>
              <table:table-cell office:value-type="float" office:value="0.00218458">
                <text:p>0.002184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NaN">
                <text:p>NaN</text:p>
              </table:table-cell>
              <table:table-cell office:value-type="float" office:value="0.124873">
                <text:p>0.124873</text:p>
              </table:table-cell>
              <table:table-cell office:value-type="float" office:value="0.000767407">
                <text:p>0.000767407</text:p>
              </table:table-cell>
              <table:table-cell office:value-type="float" office:value="0.115342">
                <text:p>0.115342</text:p>
              </table:table-cell>
              <table:table-cell office:value-type="float" office:value="0.0258799">
                <text:p>0.0258799</text:p>
              </table:table-cell>
              <table:table-cell office:value-type="float" office:value="0.00885084">
                <text:p>0.00885084</text:p>
              </table:table-cell>
              <table:table-cell office:value-type="float" office:value="0.00747945">
                <text:p>0.00747945</text:p>
              </table:table-cell>
              <table:table-cell office:value-type="float" office:value="0.00214748">
                <text:p>0.002147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NaN">
                <text:p>NaN</text:p>
              </table:table-cell>
              <table:table-cell office:value-type="float" office:value="0.1254">
                <text:p>0.1254</text:p>
              </table:table-cell>
              <table:table-cell office:value-type="float" office:value="0.000816752">
                <text:p>0.000816752</text:p>
              </table:table-cell>
              <table:table-cell office:value-type="float" office:value="0.117339">
                <text:p>0.117339</text:p>
              </table:table-cell>
              <table:table-cell office:value-type="float" office:value="0.0249905">
                <text:p>0.0249905</text:p>
              </table:table-cell>
              <table:table-cell office:value-type="float" office:value="0.00885518">
                <text:p>0.00885518</text:p>
              </table:table-cell>
              <table:table-cell office:value-type="float" office:value="0.00582385">
                <text:p>0.00582385</text:p>
              </table:table-cell>
              <table:table-cell office:value-type="float" office:value="0.00217235">
                <text:p>0.002172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NaN">
                <text:p>NaN</text:p>
              </table:table-cell>
              <table:table-cell office:value-type="float" office:value="0.12681">
                <text:p>0.12681</text:p>
              </table:table-cell>
              <table:table-cell office:value-type="float" office:value="0.000817936">
                <text:p>0.000817936</text:p>
              </table:table-cell>
              <table:table-cell office:value-type="float" office:value="0.114834">
                <text:p>0.114834</text:p>
              </table:table-cell>
              <table:table-cell office:value-type="float" office:value="0.0256485">
                <text:p>0.0256485</text:p>
              </table:table-cell>
              <table:table-cell office:value-type="float" office:value="0.00912677">
                <text:p>0.00912677</text:p>
              </table:table-cell>
              <table:table-cell office:value-type="float" office:value="0.00546856">
                <text:p>0.00546856</text:p>
              </table:table-cell>
              <table:table-cell office:value-type="float" office:value="0.00217748">
                <text:p>0.002177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NaN">
                <text:p>NaN</text:p>
              </table:table-cell>
              <table:table-cell office:value-type="float" office:value="0.128042">
                <text:p>0.128042</text:p>
              </table:table-cell>
              <table:table-cell office:value-type="float" office:value="0.000896492">
                <text:p>0.000896492</text:p>
              </table:table-cell>
              <table:table-cell office:value-type="float" office:value="0.114819">
                <text:p>0.114819</text:p>
              </table:table-cell>
              <table:table-cell office:value-type="float" office:value="0.0252293">
                <text:p>0.0252293</text:p>
              </table:table-cell>
              <table:table-cell office:value-type="float" office:value="0.00898664">
                <text:p>0.00898664</text:p>
              </table:table-cell>
              <table:table-cell office:value-type="float" office:value="0.00575358">
                <text:p>0.00575358</text:p>
              </table:table-cell>
              <table:table-cell office:value-type="float" office:value="0.00215024">
                <text:p>0.002150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NaN">
                <text:p>NaN</text:p>
              </table:table-cell>
              <table:table-cell office:value-type="float" office:value="0.124336">
                <text:p>0.124336</text:p>
              </table:table-cell>
              <table:table-cell office:value-type="float" office:value="0.00083491">
                <text:p>0.00083491</text:p>
              </table:table-cell>
              <table:table-cell office:value-type="float" office:value="0.113563">
                <text:p>0.113563</text:p>
              </table:table-cell>
              <table:table-cell office:value-type="float" office:value="0.0255862">
                <text:p>0.0255862</text:p>
              </table:table-cell>
              <table:table-cell office:value-type="float" office:value="0.0092073">
                <text:p>0.0092073</text:p>
              </table:table-cell>
              <table:table-cell office:value-type="float" office:value="0.00572634">
                <text:p>0.00572634</text:p>
              </table:table-cell>
              <table:table-cell office:value-type="float" office:value="0.00210642">
                <text:p>0.002106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NaN">
                <text:p>NaN</text:p>
              </table:table-cell>
              <table:table-cell office:value-type="float" office:value="0.124772">
                <text:p>0.124772</text:p>
              </table:table-cell>
              <table:table-cell office:value-type="float" office:value="0.000864517">
                <text:p>0.000864517</text:p>
              </table:table-cell>
              <table:table-cell office:value-type="float" office:value="0.117456">
                <text:p>0.117456</text:p>
              </table:table-cell>
              <table:table-cell office:value-type="float" office:value="0.0261333">
                <text:p>0.0261333</text:p>
              </table:table-cell>
              <table:table-cell office:value-type="float" office:value="0.00903993">
                <text:p>0.00903993</text:p>
              </table:table-cell>
              <table:table-cell office:value-type="float" office:value="0.00561581">
                <text:p>0.00561581</text:p>
              </table:table-cell>
              <table:table-cell office:value-type="float" office:value="0.00217906">
                <text:p>0.002179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NaN">
                <text:p>NaN</text:p>
              </table:table-cell>
              <table:table-cell office:value-type="float" office:value="0.123963">
                <text:p>0.123963</text:p>
              </table:table-cell>
              <table:table-cell office:value-type="float" office:value="0.000834121">
                <text:p>0.000834121</text:p>
              </table:table-cell>
              <table:table-cell office:value-type="float" office:value="0.114605">
                <text:p>0.114605</text:p>
              </table:table-cell>
              <table:table-cell office:value-type="float" office:value="0.0256809">
                <text:p>0.0256809</text:p>
              </table:table-cell>
              <table:table-cell office:value-type="float" office:value="0.00908927">
                <text:p>0.00908927</text:p>
              </table:table-cell>
              <table:table-cell office:value-type="float" office:value="0.00547251">
                <text:p>0.00547251</text:p>
              </table:table-cell>
              <table:table-cell office:value-type="float" office:value="0.00217195">
                <text:p>0.002171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NaN">
                <text:p>NaN</text:p>
              </table:table-cell>
              <table:table-cell office:value-type="float" office:value="0.127406">
                <text:p>0.127406</text:p>
              </table:table-cell>
              <table:table-cell office:value-type="float" office:value="0.000840832">
                <text:p>0.000840832</text:p>
              </table:table-cell>
              <table:table-cell office:value-type="float" office:value="0.112543">
                <text:p>0.112543</text:p>
              </table:table-cell>
              <table:table-cell office:value-type="float" office:value="0.0250651">
                <text:p>0.0250651</text:p>
              </table:table-cell>
              <table:table-cell office:value-type="float" office:value="0.00957206">
                <text:p>0.00957206</text:p>
              </table:table-cell>
              <table:table-cell office:value-type="float" office:value="0.00547409">
                <text:p>0.00547409</text:p>
              </table:table-cell>
              <table:table-cell office:value-type="float" office:value="0.00220866">
                <text:p>0.002208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NaN">
                <text:p>NaN</text:p>
              </table:table-cell>
              <table:table-cell office:value-type="float" office:value="0.12562">
                <text:p>0.12562</text:p>
              </table:table-cell>
              <table:table-cell office:value-type="float" office:value="0.000845964">
                <text:p>0.000845964</text:p>
              </table:table-cell>
              <table:table-cell office:value-type="float" office:value="0.118643">
                <text:p>0.118643</text:p>
              </table:table-cell>
              <table:table-cell office:value-type="float" office:value="0.0273997">
                <text:p>0.0273997</text:p>
              </table:table-cell>
              <table:table-cell office:value-type="float" office:value="0.00907743">
                <text:p>0.00907743</text:p>
              </table:table-cell>
              <table:table-cell office:value-type="float" office:value="0.0057441">
                <text:p>0.0057441</text:p>
              </table:table-cell>
              <table:table-cell office:value-type="float" office:value="0.00220393">
                <text:p>0.002203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NaN">
                <text:p>NaN</text:p>
              </table:table-cell>
              <table:table-cell office:value-type="float" office:value="0.12819">
                <text:p>0.12819</text:p>
              </table:table-cell>
              <table:table-cell office:value-type="float" office:value="0.000824647">
                <text:p>0.000824647</text:p>
              </table:table-cell>
              <table:table-cell office:value-type="float" office:value="0.118264">
                <text:p>0.118264</text:p>
              </table:table-cell>
              <table:table-cell office:value-type="float" office:value="0.0262442">
                <text:p>0.0262442</text:p>
              </table:table-cell>
              <table:table-cell office:value-type="float" office:value="0.00934192">
                <text:p>0.00934192</text:p>
              </table:table-cell>
              <table:table-cell office:value-type="float" office:value="0.00598925">
                <text:p>0.00598925</text:p>
              </table:table-cell>
              <table:table-cell office:value-type="float" office:value="0.00215892">
                <text:p>0.002158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NaN">
                <text:p>NaN</text:p>
              </table:table-cell>
              <table:table-cell office:value-type="float" office:value="0.12634">
                <text:p>0.12634</text:p>
              </table:table-cell>
              <table:table-cell office:value-type="float" office:value="0.000821883">
                <text:p>0.000821883</text:p>
              </table:table-cell>
              <table:table-cell office:value-type="float" office:value="0.115196">
                <text:p>0.115196</text:p>
              </table:table-cell>
              <table:table-cell office:value-type="float" office:value="0.025478">
                <text:p>0.025478</text:p>
              </table:table-cell>
              <table:table-cell office:value-type="float" office:value="0.0103249">
                <text:p>0.0103249</text:p>
              </table:table-cell>
              <table:table-cell office:value-type="float" office:value="0.00574292">
                <text:p>0.00574292</text:p>
              </table:table-cell>
              <table:table-cell office:value-type="float" office:value="0.00213879">
                <text:p>0.002138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NaN">
                <text:p>NaN</text:p>
              </table:table-cell>
              <table:table-cell office:value-type="float" office:value="0.127279">
                <text:p>0.127279</text:p>
              </table:table-cell>
              <table:table-cell office:value-type="float" office:value="0.00078675">
                <text:p>0.00078675</text:p>
              </table:table-cell>
              <table:table-cell office:value-type="float" office:value="0.113225">
                <text:p>0.113225</text:p>
              </table:table-cell>
              <table:table-cell office:value-type="float" office:value="0.0254594">
                <text:p>0.0254594</text:p>
              </table:table-cell>
              <table:table-cell office:value-type="float" office:value="0.010497">
                <text:p>0.010497</text:p>
              </table:table-cell>
              <table:table-cell office:value-type="float" office:value="0.00569871">
                <text:p>0.00569871</text:p>
              </table:table-cell>
              <table:table-cell office:value-type="float" office:value="0.00212419">
                <text:p>0.002124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NaN">
                <text:p>NaN</text:p>
              </table:table-cell>
              <table:table-cell office:value-type="float" office:value="0.127163">
                <text:p>0.127163</text:p>
              </table:table-cell>
              <table:table-cell office:value-type="float" office:value="0.000799777">
                <text:p>0.000799777</text:p>
              </table:table-cell>
              <table:table-cell office:value-type="float" office:value="0.120292">
                <text:p>0.120292</text:p>
              </table:table-cell>
              <table:table-cell office:value-type="float" office:value="0.0269718">
                <text:p>0.0269718</text:p>
              </table:table-cell>
              <table:table-cell office:value-type="float" office:value="0.00933284">
                <text:p>0.00933284</text:p>
              </table:table-cell>
              <table:table-cell office:value-type="float" office:value="0.00574608">
                <text:p>0.00574608</text:p>
              </table:table-cell>
              <table:table-cell office:value-type="float" office:value="0.00214156">
                <text:p>0.002141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NaN">
                <text:p>NaN</text:p>
              </table:table-cell>
              <table:table-cell office:value-type="float" office:value="0.13468">
                <text:p>0.13468</text:p>
              </table:table-cell>
              <table:table-cell office:value-type="float" office:value="0.000776486">
                <text:p>0.000776486</text:p>
              </table:table-cell>
              <table:table-cell office:value-type="float" office:value="0.115522">
                <text:p>0.115522</text:p>
              </table:table-cell>
              <table:table-cell office:value-type="float" office:value="0.0257906">
                <text:p>0.0257906</text:p>
              </table:table-cell>
              <table:table-cell office:value-type="float" office:value="0.00911256">
                <text:p>0.00911256</text:p>
              </table:table-cell>
              <table:table-cell office:value-type="float" office:value="0.00677008">
                <text:p>0.00677008</text:p>
              </table:table-cell>
              <table:table-cell office:value-type="float" office:value="0.00215616">
                <text:p>0.002156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NaN">
                <text:p>NaN</text:p>
              </table:table-cell>
              <table:table-cell office:value-type="float" office:value="0.129585">
                <text:p>0.129585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114446">
                <text:p>0.114446</text:p>
              </table:table-cell>
              <table:table-cell office:value-type="float" office:value="0.0248839">
                <text:p>0.0248839</text:p>
              </table:table-cell>
              <table:table-cell office:value-type="float" office:value="0.00908059">
                <text:p>0.00908059</text:p>
              </table:table-cell>
              <table:table-cell office:value-type="float" office:value="0.00595412">
                <text:p>0.00595412</text:p>
              </table:table-cell>
              <table:table-cell office:value-type="float" office:value="0.00211037">
                <text:p>0.002110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NaN">
                <text:p>NaN</text:p>
              </table:table-cell>
              <table:table-cell office:value-type="float" office:value="0.129938">
                <text:p>0.129938</text:p>
              </table:table-cell>
              <table:table-cell office:value-type="float" office:value="0.000823857">
                <text:p>0.000823857</text:p>
              </table:table-cell>
              <table:table-cell office:value-type="float" office:value="0.114439">
                <text:p>0.114439</text:p>
              </table:table-cell>
              <table:table-cell office:value-type="float" office:value="0.0256442">
                <text:p>0.0256442</text:p>
              </table:table-cell>
              <table:table-cell office:value-type="float" office:value="0.0102317">
                <text:p>0.0102317</text:p>
              </table:table-cell>
              <table:table-cell office:value-type="float" office:value="0.00570187">
                <text:p>0.00570187</text:p>
              </table:table-cell>
              <table:table-cell office:value-type="float" office:value="0.00214392">
                <text:p>0.002143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NaN">
                <text:p>NaN</text:p>
              </table:table-cell>
              <table:table-cell office:value-type="float" office:value="0.127008">
                <text:p>0.127008</text:p>
              </table:table-cell>
              <table:table-cell office:value-type="float" office:value="0.000854648">
                <text:p>0.000854648</text:p>
              </table:table-cell>
              <table:table-cell office:value-type="float" office:value="0.118069">
                <text:p>0.118069</text:p>
              </table:table-cell>
              <table:table-cell office:value-type="float" office:value="0.0253884">
                <text:p>0.0253884</text:p>
              </table:table-cell>
              <table:table-cell office:value-type="float" office:value="0.0103588">
                <text:p>0.0103588</text:p>
              </table:table-cell>
              <table:table-cell office:value-type="float" office:value="0.00565134">
                <text:p>0.00565134</text:p>
              </table:table-cell>
              <table:table-cell office:value-type="float" office:value="0.00219169">
                <text:p>0.002191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NaN">
                <text:p>NaN</text:p>
              </table:table-cell>
              <table:table-cell office:value-type="float" office:value="0.134146">
                <text:p>0.134146</text:p>
              </table:table-cell>
              <table:table-cell office:value-type="float" office:value="0.000799382">
                <text:p>0.000799382</text:p>
              </table:table-cell>
              <table:table-cell office:value-type="float" office:value="0.115202">
                <text:p>0.115202</text:p>
              </table:table-cell>
              <table:table-cell office:value-type="float" office:value="0.0255396">
                <text:p>0.0255396</text:p>
              </table:table-cell>
              <table:table-cell office:value-type="float" office:value="0.0109525">
                <text:p>0.0109525</text:p>
              </table:table-cell>
              <table:table-cell office:value-type="float" office:value="0.00560041">
                <text:p>0.00560041</text:p>
              </table:table-cell>
              <table:table-cell office:value-type="float" office:value="0.00219722">
                <text:p>0.002197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NaN">
                <text:p>NaN</text:p>
              </table:table-cell>
              <table:table-cell office:value-type="float" office:value="0.136748">
                <text:p>0.136748</text:p>
              </table:table-cell>
              <table:table-cell office:value-type="float" office:value="0.000817146">
                <text:p>0.000817146</text:p>
              </table:table-cell>
              <table:table-cell office:value-type="float" office:value="0.119084">
                <text:p>0.119084</text:p>
              </table:table-cell>
              <table:table-cell office:value-type="float" office:value="0.0257109">
                <text:p>0.0257109</text:p>
              </table:table-cell>
              <table:table-cell office:value-type="float" office:value="0.011444">
                <text:p>0.011444</text:p>
              </table:table-cell>
              <table:table-cell office:value-type="float" office:value="0.00555265">
                <text:p>0.00555265</text:p>
              </table:table-cell>
              <table:table-cell office:value-type="float" office:value="0.00211511">
                <text:p>0.002115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NaN">
                <text:p>NaN</text:p>
              </table:table-cell>
              <table:table-cell office:value-type="float" office:value="0.128606">
                <text:p>0.128606</text:p>
              </table:table-cell>
              <table:table-cell office:value-type="float" office:value="0.000795829">
                <text:p>0.000795829</text:p>
              </table:table-cell>
              <table:table-cell office:value-type="float" office:value="0.111001">
                <text:p>0.111001</text:p>
              </table:table-cell>
              <table:table-cell office:value-type="float" office:value="0.0251168">
                <text:p>0.0251168</text:p>
              </table:table-cell>
              <table:table-cell office:value-type="float" office:value="0.0100489">
                <text:p>0.0100489</text:p>
              </table:table-cell>
              <table:table-cell office:value-type="float" office:value="0.00684705">
                <text:p>0.00684705</text:p>
              </table:table-cell>
              <table:table-cell office:value-type="float" office:value="0.00213563">
                <text:p>0.002135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NaN">
                <text:p>NaN</text:p>
              </table:table-cell>
              <table:table-cell office:value-type="float" office:value="0.132516">
                <text:p>0.132516</text:p>
              </table:table-cell>
              <table:table-cell office:value-type="float" office:value="0.000853859">
                <text:p>0.000853859</text:p>
              </table:table-cell>
              <table:table-cell office:value-type="float" office:value="0.112474">
                <text:p>0.112474</text:p>
              </table:table-cell>
              <table:table-cell office:value-type="float" office:value="0.0251953">
                <text:p>0.0251953</text:p>
              </table:table-cell>
              <table:table-cell office:value-type="float" office:value="0.00936126">
                <text:p>0.00936126</text:p>
              </table:table-cell>
              <table:table-cell office:value-type="float" office:value="0.00616531">
                <text:p>0.00616531</text:p>
              </table:table-cell>
              <table:table-cell office:value-type="float" office:value="0.00212853">
                <text:p>0.002128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NaN">
                <text:p>NaN</text:p>
              </table:table-cell>
              <table:table-cell office:value-type="float" office:value="0.130628">
                <text:p>0.130628</text:p>
              </table:table-cell>
              <table:table-cell office:value-type="float" office:value="0.000811225">
                <text:p>0.000811225</text:p>
              </table:table-cell>
              <table:table-cell office:value-type="float" office:value="0.1213">
                <text:p>0.1213</text:p>
              </table:table-cell>
              <table:table-cell office:value-type="float" office:value="0.0267313">
                <text:p>0.0267313</text:p>
              </table:table-cell>
              <table:table-cell office:value-type="float" office:value="0.00936323">
                <text:p>0.00936323</text:p>
              </table:table-cell>
              <table:table-cell office:value-type="float" office:value="0.00739498">
                <text:p>0.00739498</text:p>
              </table:table-cell>
              <table:table-cell office:value-type="float" office:value="0.00215379">
                <text:p>0.002153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NaN">
                <text:p>NaN</text:p>
              </table:table-cell>
              <table:table-cell office:value-type="float" office:value="0.129644">
                <text:p>0.129644</text:p>
              </table:table-cell>
              <table:table-cell office:value-type="float" office:value="0.000846358">
                <text:p>0.000846358</text:p>
              </table:table-cell>
              <table:table-cell office:value-type="float" office:value="0.115375">
                <text:p>0.115375</text:p>
              </table:table-cell>
              <table:table-cell office:value-type="float" office:value="0.0257867">
                <text:p>0.0257867</text:p>
              </table:table-cell>
              <table:table-cell office:value-type="float" office:value="0.00925625">
                <text:p>0.00925625</text:p>
              </table:table-cell>
              <table:table-cell office:value-type="float" office:value="0.00638361">
                <text:p>0.00638361</text:p>
              </table:table-cell>
              <table:table-cell office:value-type="float" office:value="0.00218064">
                <text:p>0.002180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NaN">
                <text:p>NaN</text:p>
              </table:table-cell>
              <table:table-cell office:value-type="float" office:value="0.129717">
                <text:p>0.129717</text:p>
              </table:table-cell>
              <table:table-cell office:value-type="float" office:value="0.000814778">
                <text:p>0.000814778</text:p>
              </table:table-cell>
              <table:table-cell office:value-type="float" office:value="0.116141">
                <text:p>0.116141</text:p>
              </table:table-cell>
              <table:table-cell office:value-type="float" office:value="0.0255265">
                <text:p>0.0255265</text:p>
              </table:table-cell>
              <table:table-cell office:value-type="float" office:value="0.00971496">
                <text:p>0.00971496</text:p>
              </table:table-cell>
              <table:table-cell office:value-type="float" office:value="0.00630269">
                <text:p>0.00630269</text:p>
              </table:table-cell>
              <table:table-cell office:value-type="float" office:value="0.00216327">
                <text:p>0.002163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NaN">
                <text:p>NaN</text:p>
              </table:table-cell>
              <table:table-cell office:value-type="float" office:value="0.129661">
                <text:p>0.129661</text:p>
              </table:table-cell>
              <table:table-cell office:value-type="float" office:value="0.000793461">
                <text:p>0.000793461</text:p>
              </table:table-cell>
              <table:table-cell office:value-type="float" office:value="0.114022">
                <text:p>0.114022</text:p>
              </table:table-cell>
              <table:table-cell office:value-type="float" office:value="0.025444">
                <text:p>0.025444</text:p>
              </table:table-cell>
              <table:table-cell office:value-type="float" office:value="0.00924875">
                <text:p>0.00924875</text:p>
              </table:table-cell>
              <table:table-cell office:value-type="float" office:value="0.00720313">
                <text:p>0.00720313</text:p>
              </table:table-cell>
              <table:table-cell office:value-type="float" office:value="0.002108">
                <text:p>0.0021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NaN">
                <text:p>NaN</text:p>
              </table:table-cell>
              <table:table-cell office:value-type="float" office:value="0.139888">
                <text:p>0.139888</text:p>
              </table:table-cell>
              <table:table-cell office:value-type="float" office:value="0.000828989">
                <text:p>0.000828989</text:p>
              </table:table-cell>
              <table:table-cell office:value-type="float" office:value="0.119275">
                <text:p>0.119275</text:p>
              </table:table-cell>
              <table:table-cell office:value-type="float" office:value="0.0255984">
                <text:p>0.0255984</text:p>
              </table:table-cell>
              <table:table-cell office:value-type="float" office:value="0.00932928">
                <text:p>0.00932928</text:p>
              </table:table-cell>
              <table:table-cell office:value-type="float" office:value="0.00716681">
                <text:p>0.00716681</text:p>
              </table:table-cell>
              <table:table-cell office:value-type="float" office:value="0.00218419">
                <text:p>0.002184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NaN">
                <text:p>NaN</text:p>
              </table:table-cell>
              <table:table-cell office:value-type="float" office:value="0.136483">
                <text:p>0.136483</text:p>
              </table:table-cell>
              <table:table-cell office:value-type="float" office:value="0.000767802">
                <text:p>0.000767802</text:p>
              </table:table-cell>
              <table:table-cell office:value-type="float" office:value="0.118145">
                <text:p>0.118145</text:p>
              </table:table-cell>
              <table:table-cell office:value-type="float" office:value="0.0261905">
                <text:p>0.0261905</text:p>
              </table:table-cell>
              <table:table-cell office:value-type="float" office:value="0.00932534">
                <text:p>0.00932534</text:p>
              </table:table-cell>
              <table:table-cell office:value-type="float" office:value="0.007785">
                <text:p>0.007785</text:p>
              </table:table-cell>
              <table:table-cell office:value-type="float" office:value="0.00217708">
                <text:p>0.002177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NaN">
                <text:p>NaN</text:p>
              </table:table-cell>
              <table:table-cell office:value-type="float" office:value="0.130407">
                <text:p>0.130407</text:p>
              </table:table-cell>
              <table:table-cell office:value-type="float" office:value="0.000795435">
                <text:p>0.000795435</text:p>
              </table:table-cell>
              <table:table-cell office:value-type="float" office:value="0.117054">
                <text:p>0.117054</text:p>
              </table:table-cell>
              <table:table-cell office:value-type="float" office:value="0.0254322">
                <text:p>0.0254322</text:p>
              </table:table-cell>
              <table:table-cell office:value-type="float" office:value="0.00922467">
                <text:p>0.00922467</text:p>
              </table:table-cell>
              <table:table-cell office:value-type="float" office:value="0.00761091">
                <text:p>0.00761091</text:p>
              </table:table-cell>
              <table:table-cell office:value-type="float" office:value="0.002168">
                <text:p>0.0021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NaN">
                <text:p>NaN</text:p>
              </table:table-cell>
              <table:table-cell office:value-type="float" office:value="0.129602">
                <text:p>0.129602</text:p>
              </table:table-cell>
              <table:table-cell office:value-type="float" office:value="0.000754775">
                <text:p>0.000754775</text:p>
              </table:table-cell>
              <table:table-cell office:value-type="float" office:value="0.111">
                <text:p>0.111</text:p>
              </table:table-cell>
              <table:table-cell office:value-type="float" office:value="0.0251235">
                <text:p>0.0251235</text:p>
              </table:table-cell>
              <table:table-cell office:value-type="float" office:value="0.00940784">
                <text:p>0.00940784</text:p>
              </table:table-cell>
              <table:table-cell office:value-type="float" office:value="0.00682771">
                <text:p>0.00682771</text:p>
              </table:table-cell>
              <table:table-cell office:value-type="float" office:value="0.00209616">
                <text:p>0.002096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NaN">
                <text:p>NaN</text:p>
              </table:table-cell>
              <table:table-cell office:value-type="float" office:value="0.147274">
                <text:p>0.147274</text:p>
              </table:table-cell>
              <table:table-cell office:value-type="float" office:value="0.000783987">
                <text:p>0.000783987</text:p>
              </table:table-cell>
              <table:table-cell office:value-type="float" office:value="0.119727">
                <text:p>0.119727</text:p>
              </table:table-cell>
              <table:table-cell office:value-type="float" office:value="0.0266157">
                <text:p>0.0266157</text:p>
              </table:table-cell>
              <table:table-cell office:value-type="float" office:value="0.00928902">
                <text:p>0.00928902</text:p>
              </table:table-cell>
              <table:table-cell office:value-type="float" office:value="0.00598688">
                <text:p>0.00598688</text:p>
              </table:table-cell>
              <table:table-cell office:value-type="float" office:value="0.00220748">
                <text:p>0.002207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NaN">
                <text:p>NaN</text:p>
              </table:table-cell>
              <table:table-cell office:value-type="float" office:value="0.141028">
                <text:p>0.141028</text:p>
              </table:table-cell>
              <table:table-cell office:value-type="float" office:value="0.000761486">
                <text:p>0.000761486</text:p>
              </table:table-cell>
              <table:table-cell office:value-type="float" office:value="0.121375">
                <text:p>0.121375</text:p>
              </table:table-cell>
              <table:table-cell office:value-type="float" office:value="0.0264203">
                <text:p>0.0264203</text:p>
              </table:table-cell>
              <table:table-cell office:value-type="float" office:value="0.00969049">
                <text:p>0.00969049</text:p>
              </table:table-cell>
              <table:table-cell office:value-type="float" office:value="0.00637177">
                <text:p>0.00637177</text:p>
              </table:table-cell>
              <table:table-cell office:value-type="float" office:value="0.00214945">
                <text:p>0.002149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NaN">
                <text:p>NaN</text:p>
              </table:table-cell>
              <table:table-cell office:value-type="float" office:value="0.141548">
                <text:p>0.141548</text:p>
              </table:table-cell>
              <table:table-cell office:value-type="float" office:value="0.000781223">
                <text:p>0.000781223</text:p>
              </table:table-cell>
              <table:table-cell office:value-type="float" office:value="0.115985">
                <text:p>0.115985</text:p>
              </table:table-cell>
              <table:table-cell office:value-type="float" office:value="0.0255755">
                <text:p>0.0255755</text:p>
              </table:table-cell>
              <table:table-cell office:value-type="float" office:value="0.00941653">
                <text:p>0.00941653</text:p>
              </table:table-cell>
              <table:table-cell office:value-type="float" office:value="0.00609583">
                <text:p>0.00609583</text:p>
              </table:table-cell>
              <table:table-cell office:value-type="float" office:value="0.00212024">
                <text:p>0.002120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NaN">
                <text:p>NaN</text:p>
              </table:table-cell>
              <table:table-cell office:value-type="float" office:value="0.165745">
                <text:p>0.165745</text:p>
              </table:table-cell>
              <table:table-cell office:value-type="float" office:value="0.000804514">
                <text:p>0.000804514</text:p>
              </table:table-cell>
              <table:table-cell office:value-type="float" office:value="0.116348">
                <text:p>0.116348</text:p>
              </table:table-cell>
              <table:table-cell office:value-type="float" office:value="0.0258613">
                <text:p>0.0258613</text:p>
              </table:table-cell>
              <table:table-cell office:value-type="float" office:value="0.00940508">
                <text:p>0.00940508</text:p>
              </table:table-cell>
              <table:table-cell office:value-type="float" office:value="0.00571371">
                <text:p>0.00571371</text:p>
              </table:table-cell>
              <table:table-cell office:value-type="float" office:value="0.00217077">
                <text:p>0.002170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NaN">
                <text:p>NaN</text:p>
              </table:table-cell>
              <table:table-cell office:value-type="float" office:value="0.15094">
                <text:p>0.15094</text:p>
              </table:table-cell>
              <table:table-cell office:value-type="float" office:value="0.000864912">
                <text:p>0.000864912</text:p>
              </table:table-cell>
              <table:table-cell office:value-type="float" office:value="0.114612">
                <text:p>0.114612</text:p>
              </table:table-cell>
              <table:table-cell office:value-type="float" office:value="0.0253639">
                <text:p>0.0253639</text:p>
              </table:table-cell>
              <table:table-cell office:value-type="float" office:value="0.00941771">
                <text:p>0.00941771</text:p>
              </table:table-cell>
              <table:table-cell office:value-type="float" office:value="0.0059478">
                <text:p>0.0059478</text:p>
              </table:table-cell>
              <table:table-cell office:value-type="float" office:value="0.00213958">
                <text:p>0.002139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NaN">
                <text:p>NaN</text:p>
              </table:table-cell>
              <table:table-cell office:value-type="float" office:value="0.135256">
                <text:p>0.135256</text:p>
              </table:table-cell>
              <table:table-cell office:value-type="float" office:value="0.000820304">
                <text:p>0.000820304</text:p>
              </table:table-cell>
              <table:table-cell office:value-type="float" office:value="0.114977">
                <text:p>0.114977</text:p>
              </table:table-cell>
              <table:table-cell office:value-type="float" office:value="0.0252348">
                <text:p>0.0252348</text:p>
              </table:table-cell>
              <table:table-cell office:value-type="float" office:value="0.00942205">
                <text:p>0.00942205</text:p>
              </table:table-cell>
              <table:table-cell office:value-type="float" office:value="0.0062261">
                <text:p>0.0062261</text:p>
              </table:table-cell>
              <table:table-cell office:value-type="float" office:value="0.0021909">
                <text:p>0.00219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  <table:table-cell office:value-type="float" office:value="0.134141">
                <text:p>0.134141</text:p>
              </table:table-cell>
              <table:table-cell office:value-type="float" office:value="0.000842016">
                <text:p>0.000842016</text:p>
              </table:table-cell>
              <table:table-cell office:value-type="float" office:value="0.111393">
                <text:p>0.111393</text:p>
              </table:table-cell>
              <table:table-cell office:value-type="float" office:value="0.0249518">
                <text:p>0.0249518</text:p>
              </table:table-cell>
              <table:table-cell office:value-type="float" office:value="0.00942482">
                <text:p>0.00942482</text:p>
              </table:table-cell>
              <table:table-cell office:value-type="float" office:value="0.00583332">
                <text:p>0.00583332</text:p>
              </table:table-cell>
              <table:table-cell office:value-type="float" office:value="0.00213998">
                <text:p>0.002139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NaN">
                <text:p>NaN</text:p>
              </table:table-cell>
              <table:table-cell office:value-type="float" office:value="0.136176">
                <text:p>0.136176</text:p>
              </table:table-cell>
              <table:table-cell office:value-type="float" office:value="0.000798198">
                <text:p>0.000798198</text:p>
              </table:table-cell>
              <table:table-cell office:value-type="float" office:value="0.119305">
                <text:p>0.119305</text:p>
              </table:table-cell>
              <table:table-cell office:value-type="float" office:value="0.0258676">
                <text:p>0.0258676</text:p>
              </table:table-cell>
              <table:table-cell office:value-type="float" office:value="0.010525">
                <text:p>0.010525</text:p>
              </table:table-cell>
              <table:table-cell office:value-type="float" office:value="0.00589885">
                <text:p>0.00589885</text:p>
              </table:table-cell>
              <table:table-cell office:value-type="float" office:value="0.00218972">
                <text:p>0.002189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NaN">
                <text:p>NaN</text:p>
              </table:table-cell>
              <table:table-cell office:value-type="float" office:value="0.137826">
                <text:p>0.137826</text:p>
              </table:table-cell>
              <table:table-cell office:value-type="float" office:value="0.000832542">
                <text:p>0.000832542</text:p>
              </table:table-cell>
              <table:table-cell office:value-type="float" office:value="0.113092">
                <text:p>0.113092</text:p>
              </table:table-cell>
              <table:table-cell office:value-type="float" office:value="0.0257484">
                <text:p>0.0257484</text:p>
              </table:table-cell>
              <table:table-cell office:value-type="float" office:value="0.0107919">
                <text:p>0.0107919</text:p>
              </table:table-cell>
              <table:table-cell office:value-type="float" office:value="0.00601807">
                <text:p>0.00601807</text:p>
              </table:table-cell>
              <table:table-cell office:value-type="float" office:value="0.00233143">
                <text:p>0.002331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NaN">
                <text:p>NaN</text:p>
              </table:table-cell>
              <table:table-cell office:value-type="float" office:value="0.136229">
                <text:p>0.136229</text:p>
              </table:table-cell>
              <table:table-cell office:value-type="float" office:value="0.000784776">
                <text:p>0.000784776</text:p>
              </table:table-cell>
              <table:table-cell office:value-type="float" office:value="0.115062">
                <text:p>0.115062</text:p>
              </table:table-cell>
              <table:table-cell office:value-type="float" office:value="0.0255846">
                <text:p>0.0255846</text:p>
              </table:table-cell>
              <table:table-cell office:value-type="float" office:value="0.0113619">
                <text:p>0.0113619</text:p>
              </table:table-cell>
              <table:table-cell office:value-type="float" office:value="0.00633506">
                <text:p>0.00633506</text:p>
              </table:table-cell>
              <table:table-cell office:value-type="float" office:value="0.00233893">
                <text:p>0.002338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NaN">
                <text:p>NaN</text:p>
              </table:table-cell>
              <table:table-cell office:value-type="float" office:value="0.138344">
                <text:p>0.138344</text:p>
              </table:table-cell>
              <table:table-cell office:value-type="float" office:value="0.000771355">
                <text:p>0.000771355</text:p>
              </table:table-cell>
              <table:table-cell office:value-type="float" office:value="0.11882">
                <text:p>0.11882</text:p>
              </table:table-cell>
              <table:table-cell office:value-type="float" office:value="0.0274459">
                <text:p>0.0274459</text:p>
              </table:table-cell>
              <table:table-cell office:value-type="float" office:value="0.0115924">
                <text:p>0.0115924</text:p>
              </table:table-cell>
              <table:table-cell office:value-type="float" office:value="0.00596714">
                <text:p>0.00596714</text:p>
              </table:table-cell>
              <table:table-cell office:value-type="float" office:value="0.00221458">
                <text:p>0.002214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NaN">
                <text:p>NaN</text:p>
              </table:table-cell>
              <table:table-cell office:value-type="float" office:value="0.133154">
                <text:p>0.133154</text:p>
              </table:table-cell>
              <table:table-cell office:value-type="float" office:value="0.000818725">
                <text:p>0.000818725</text:p>
              </table:table-cell>
              <table:table-cell office:value-type="float" office:value="0.116761">
                <text:p>0.116761</text:p>
              </table:table-cell>
              <table:table-cell office:value-type="float" office:value="0.0257946">
                <text:p>0.0257946</text:p>
              </table:table-cell>
              <table:table-cell office:value-type="float" office:value="0.0113382">
                <text:p>0.0113382</text:p>
              </table:table-cell>
              <table:table-cell office:value-type="float" office:value="0.00806448">
                <text:p>0.00806448</text:p>
              </table:table-cell>
              <table:table-cell office:value-type="float" office:value="0.00218261">
                <text:p>0.002182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NaN">
                <text:p>NaN</text:p>
              </table:table-cell>
              <table:table-cell office:value-type="float" office:value="0.139556">
                <text:p>0.139556</text:p>
              </table:table-cell>
              <table:table-cell office:value-type="float" office:value="0.000771749">
                <text:p>0.000771749</text:p>
              </table:table-cell>
              <table:table-cell office:value-type="float" office:value="0.115815">
                <text:p>0.115815</text:p>
              </table:table-cell>
              <table:table-cell office:value-type="float" office:value="0.0253118">
                <text:p>0.0253118</text:p>
              </table:table-cell>
              <table:table-cell office:value-type="float" office:value="0.0110788">
                <text:p>0.0110788</text:p>
              </table:table-cell>
              <table:table-cell office:value-type="float" office:value="0.0067906">
                <text:p>0.0067906</text:p>
              </table:table-cell>
              <table:table-cell office:value-type="float" office:value="0.00208945">
                <text:p>0.002089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NaN">
                <text:p>NaN</text:p>
              </table:table-cell>
              <table:table-cell office:value-type="float" office:value="0.134903">
                <text:p>0.134903</text:p>
              </table:table-cell>
              <table:table-cell office:value-type="float" office:value="0.000795829">
                <text:p>0.000795829</text:p>
              </table:table-cell>
              <table:table-cell office:value-type="float" office:value="0.119595">
                <text:p>0.119595</text:p>
              </table:table-cell>
              <table:table-cell office:value-type="float" office:value="0.0254764">
                <text:p>0.0254764</text:p>
              </table:table-cell>
              <table:table-cell office:value-type="float" office:value="0.0102775">
                <text:p>0.0102775</text:p>
              </table:table-cell>
              <table:table-cell office:value-type="float" office:value="0.00586727">
                <text:p>0.00586727</text:p>
              </table:table-cell>
              <table:table-cell office:value-type="float" office:value="0.00215577">
                <text:p>0.002155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NaN">
                <text:p>NaN</text:p>
              </table:table-cell>
              <table:table-cell office:value-type="float" office:value="0.13813">
                <text:p>0.13813</text:p>
              </table:table-cell>
              <table:table-cell office:value-type="float" office:value="0.000757143">
                <text:p>0.000757143</text:p>
              </table:table-cell>
              <table:table-cell office:value-type="float" office:value="0.124921">
                <text:p>0.124921</text:p>
              </table:table-cell>
              <table:table-cell office:value-type="float" office:value="0.025495">
                <text:p>0.025495</text:p>
              </table:table-cell>
              <table:table-cell office:value-type="float" office:value="0.00969365">
                <text:p>0.00969365</text:p>
              </table:table-cell>
              <table:table-cell office:value-type="float" office:value="0.00606188">
                <text:p>0.00606188</text:p>
              </table:table-cell>
              <table:table-cell office:value-type="float" office:value="0.00225446">
                <text:p>0.002254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NaN">
                <text:p>NaN</text:p>
              </table:table-cell>
              <table:table-cell office:value-type="float" office:value="0.135646">
                <text:p>0.135646</text:p>
              </table:table-cell>
              <table:table-cell office:value-type="float" office:value="0.000814383">
                <text:p>0.000814383</text:p>
              </table:table-cell>
              <table:table-cell office:value-type="float" office:value="0.121379">
                <text:p>0.121379</text:p>
              </table:table-cell>
              <table:table-cell office:value-type="float" office:value="0.0258996">
                <text:p>0.0258996</text:p>
              </table:table-cell>
              <table:table-cell office:value-type="float" office:value="0.0108949">
                <text:p>0.0108949</text:p>
              </table:table-cell>
              <table:table-cell office:value-type="float" office:value="0.00628571">
                <text:p>0.00628571</text:p>
              </table:table-cell>
              <table:table-cell office:value-type="float" office:value="0.00222722">
                <text:p>0.002227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NaN">
                <text:p>NaN</text:p>
              </table:table-cell>
              <table:table-cell office:value-type="float" office:value="0.13516">
                <text:p>0.13516</text:p>
              </table:table-cell>
              <table:table-cell office:value-type="float" office:value="0.000808067">
                <text:p>0.000808067</text:p>
              </table:table-cell>
              <table:table-cell office:value-type="float" office:value="0.121859">
                <text:p>0.121859</text:p>
              </table:table-cell>
              <table:table-cell office:value-type="float" office:value="0.0266117">
                <text:p>0.0266117</text:p>
              </table:table-cell>
              <table:table-cell office:value-type="float" office:value="0.0111077">
                <text:p>0.0111077</text:p>
              </table:table-cell>
              <table:table-cell office:value-type="float" office:value="0.00694811">
                <text:p>0.00694811</text:p>
              </table:table-cell>
              <table:table-cell office:value-type="float" office:value="0.00326345">
                <text:p>0.003263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NaN">
                <text:p>NaN</text:p>
              </table:table-cell>
              <table:table-cell office:value-type="float" office:value="0.141851">
                <text:p>0.141851</text:p>
              </table:table-cell>
              <table:table-cell office:value-type="float" office:value="0.000816357">
                <text:p>0.000816357</text:p>
              </table:table-cell>
              <table:table-cell office:value-type="float" office:value="0.121412">
                <text:p>0.121412</text:p>
              </table:table-cell>
              <table:table-cell office:value-type="float" office:value="0.0261139">
                <text:p>0.0261139</text:p>
              </table:table-cell>
              <table:table-cell office:value-type="float" office:value="0.00976786">
                <text:p>0.00976786</text:p>
              </table:table-cell>
              <table:table-cell office:value-type="float" office:value="0.00626716">
                <text:p>0.00626716</text:p>
              </table:table-cell>
              <table:table-cell office:value-type="float" office:value="0.00234999">
                <text:p>0.002349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NaN">
                <text:p>NaN</text:p>
              </table:table-cell>
              <table:table-cell office:value-type="float" office:value="0.137911">
                <text:p>0.137911</text:p>
              </table:table-cell>
              <table:table-cell office:value-type="float" office:value="0.000785961">
                <text:p>0.000785961</text:p>
              </table:table-cell>
              <table:table-cell office:value-type="float" office:value="0.11356">
                <text:p>0.11356</text:p>
              </table:table-cell>
              <table:table-cell office:value-type="float" office:value="0.0265178">
                <text:p>0.0265178</text:p>
              </table:table-cell>
              <table:table-cell office:value-type="float" office:value="0.00950811">
                <text:p>0.00950811</text:p>
              </table:table-cell>
              <table:table-cell office:value-type="float" office:value="0.00609662">
                <text:p>0.00609662</text:p>
              </table:table-cell>
              <table:table-cell office:value-type="float" office:value="0.00212813">
                <text:p>0.002128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NaN">
                <text:p>NaN</text:p>
              </table:table-cell>
              <table:table-cell office:value-type="float" office:value="0.137748">
                <text:p>0.137748</text:p>
              </table:table-cell>
              <table:table-cell office:value-type="float" office:value="0.000806488">
                <text:p>0.000806488</text:p>
              </table:table-cell>
              <table:table-cell office:value-type="float" office:value="0.118927">
                <text:p>0.118927</text:p>
              </table:table-cell>
              <table:table-cell office:value-type="float" office:value="0.0260942">
                <text:p>0.0260942</text:p>
              </table:table-cell>
              <table:table-cell office:value-type="float" office:value="0.0100793">
                <text:p>0.0100793</text:p>
              </table:table-cell>
              <table:table-cell office:value-type="float" office:value="0.00641914">
                <text:p>0.00641914</text:p>
              </table:table-cell>
              <table:table-cell office:value-type="float" office:value="0.00215498">
                <text:p>0.002154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NaN">
                <text:p>NaN</text:p>
              </table:table-cell>
              <table:table-cell office:value-type="float" office:value="0.136538">
                <text:p>0.136538</text:p>
              </table:table-cell>
              <table:table-cell office:value-type="float" office:value="0.000772144">
                <text:p>0.000772144</text:p>
              </table:table-cell>
              <table:table-cell office:value-type="float" office:value="0.119607">
                <text:p>0.119607</text:p>
              </table:table-cell>
              <table:table-cell office:value-type="float" office:value="0.0262782">
                <text:p>0.0262782</text:p>
              </table:table-cell>
              <table:table-cell office:value-type="float" office:value="0.00970588">
                <text:p>0.00970588</text:p>
              </table:table-cell>
              <table:table-cell office:value-type="float" office:value="0.00605675">
                <text:p>0.00605675</text:p>
              </table:table-cell>
              <table:table-cell office:value-type="float" office:value="0.00219011">
                <text:p>0.002190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NaN">
                <text:p>NaN</text:p>
              </table:table-cell>
              <table:table-cell office:value-type="float" office:value="0.137715">
                <text:p>0.137715</text:p>
              </table:table-cell>
              <table:table-cell office:value-type="float" office:value="0.000796224">
                <text:p>0.000796224</text:p>
              </table:table-cell>
              <table:table-cell office:value-type="float" office:value="0.120104">
                <text:p>0.120104</text:p>
              </table:table-cell>
              <table:table-cell office:value-type="float" office:value="0.0254689">
                <text:p>0.0254689</text:p>
              </table:table-cell>
              <table:table-cell office:value-type="float" office:value="0.00997748">
                <text:p>0.00997748</text:p>
              </table:table-cell>
              <table:table-cell office:value-type="float" office:value="0.00614399">
                <text:p>0.00614399</text:p>
              </table:table-cell>
              <table:table-cell office:value-type="float" office:value="0.00220235">
                <text:p>0.002202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NaN">
                <text:p>NaN</text:p>
              </table:table-cell>
              <table:table-cell office:value-type="float" office:value="0.136738">
                <text:p>0.136738</text:p>
              </table:table-cell>
              <table:table-cell office:value-type="float" office:value="0.000748459">
                <text:p>0.000748459</text:p>
              </table:table-cell>
              <table:table-cell office:value-type="float" office:value="0.116512">
                <text:p>0.116512</text:p>
              </table:table-cell>
              <table:table-cell office:value-type="float" office:value="0.0257784">
                <text:p>0.0257784</text:p>
              </table:table-cell>
              <table:table-cell office:value-type="float" office:value="0.0100118">
                <text:p>0.0100118</text:p>
              </table:table-cell>
              <table:table-cell office:value-type="float" office:value="0.00595648">
                <text:p>0.00595648</text:p>
              </table:table-cell>
              <table:table-cell office:value-type="float" office:value="0.00213958">
                <text:p>0.002139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NaN">
                <text:p>NaN</text:p>
              </table:table-cell>
              <table:table-cell office:value-type="float" office:value="0.13777">
                <text:p>0.13777</text:p>
              </table:table-cell>
              <table:table-cell office:value-type="float" office:value="0.000789513">
                <text:p>0.000789513</text:p>
              </table:table-cell>
              <table:table-cell office:value-type="float" office:value="0.121128">
                <text:p>0.121128</text:p>
              </table:table-cell>
              <table:table-cell office:value-type="float" office:value="0.0264191">
                <text:p>0.0264191</text:p>
              </table:table-cell>
              <table:table-cell office:value-type="float" office:value="0.00965772">
                <text:p>0.00965772</text:p>
              </table:table-cell>
              <table:table-cell office:value-type="float" office:value="0.00622373">
                <text:p>0.00622373</text:p>
              </table:table-cell>
              <table:table-cell office:value-type="float" office:value="0.002138">
                <text:p>0.0021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NaN">
                <text:p>NaN</text:p>
              </table:table-cell>
              <table:table-cell office:value-type="float" office:value="0.143001">
                <text:p>0.143001</text:p>
              </table:table-cell>
              <table:table-cell office:value-type="float" office:value="0.000815567">
                <text:p>0.000815567</text:p>
              </table:table-cell>
              <table:table-cell office:value-type="float" office:value="0.118058">
                <text:p>0.118058</text:p>
              </table:table-cell>
              <table:table-cell office:value-type="float" office:value="0.0272591">
                <text:p>0.0272591</text:p>
              </table:table-cell>
              <table:table-cell office:value-type="float" office:value="0.00961548">
                <text:p>0.00961548</text:p>
              </table:table-cell>
              <table:table-cell office:value-type="float" office:value="0.00775657">
                <text:p>0.00775657</text:p>
              </table:table-cell>
              <table:table-cell office:value-type="float" office:value="0.00217669">
                <text:p>0.002176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NaN">
                <text:p>NaN</text:p>
              </table:table-cell>
              <table:table-cell office:value-type="float" office:value="0.139355">
                <text:p>0.139355</text:p>
              </table:table-cell>
              <table:table-cell office:value-type="float" office:value="0.00086728">
                <text:p>0.00086728</text:p>
              </table:table-cell>
              <table:table-cell office:value-type="float" office:value="0.113258">
                <text:p>0.113258</text:p>
              </table:table-cell>
              <table:table-cell office:value-type="float" office:value="0.025084">
                <text:p>0.025084</text:p>
              </table:table-cell>
              <table:table-cell office:value-type="float" office:value="0.00985707">
                <text:p>0.00985707</text:p>
              </table:table-cell>
              <table:table-cell office:value-type="float" office:value="0.00694259">
                <text:p>0.00694259</text:p>
              </table:table-cell>
              <table:table-cell office:value-type="float" office:value="0.00217077">
                <text:p>0.002170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NaN">
                <text:p>NaN</text:p>
              </table:table-cell>
              <table:table-cell office:value-type="float" office:value="0.141676">
                <text:p>0.141676</text:p>
              </table:table-cell>
              <table:table-cell office:value-type="float" office:value="0.000793856">
                <text:p>0.000793856</text:p>
              </table:table-cell>
              <table:table-cell office:value-type="float" office:value="0.119312">
                <text:p>0.119312</text:p>
              </table:table-cell>
              <table:table-cell office:value-type="float" office:value="0.026264">
                <text:p>0.026264</text:p>
              </table:table-cell>
              <table:table-cell office:value-type="float" office:value="0.00988155">
                <text:p>0.00988155</text:p>
              </table:table-cell>
              <table:table-cell office:value-type="float" office:value="0.00976786">
                <text:p>0.00976786</text:p>
              </table:table-cell>
              <table:table-cell office:value-type="float" office:value="0.00217787">
                <text:p>0.002177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NaN">
                <text:p>NaN</text:p>
              </table:table-cell>
              <table:table-cell office:value-type="float" office:value="0.137754">
                <text:p>0.137754</text:p>
              </table:table-cell>
              <table:table-cell office:value-type="float" office:value="0.000818725">
                <text:p>0.000818725</text:p>
              </table:table-cell>
              <table:table-cell office:value-type="float" office:value="0.119072">
                <text:p>0.119072</text:p>
              </table:table-cell>
              <table:table-cell office:value-type="float" office:value="0.0264767">
                <text:p>0.0264767</text:p>
              </table:table-cell>
              <table:table-cell office:value-type="float" office:value="0.0119323">
                <text:p>0.0119323</text:p>
              </table:table-cell>
              <table:table-cell office:value-type="float" office:value="0.00720984">
                <text:p>0.00720984</text:p>
              </table:table-cell>
              <table:table-cell office:value-type="float" office:value="0.00221656">
                <text:p>0.002216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NaN">
                <text:p>NaN</text:p>
              </table:table-cell>
              <table:table-cell office:value-type="float" office:value="0.15474">
                <text:p>0.15474</text:p>
              </table:table-cell>
              <table:table-cell office:value-type="float" office:value="0.000807277">
                <text:p>0.000807277</text:p>
              </table:table-cell>
              <table:table-cell office:value-type="float" office:value="0.118076">
                <text:p>0.118076</text:p>
              </table:table-cell>
              <table:table-cell office:value-type="float" office:value="0.0264096">
                <text:p>0.0264096</text:p>
              </table:table-cell>
              <table:table-cell office:value-type="float" office:value="0.0119592">
                <text:p>0.0119592</text:p>
              </table:table-cell>
              <table:table-cell office:value-type="float" office:value="0.00736576">
                <text:p>0.00736576</text:p>
              </table:table-cell>
              <table:table-cell office:value-type="float" office:value="0.00213682">
                <text:p>0.002136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NaN">
                <text:p>NaN</text:p>
              </table:table-cell>
              <table:table-cell office:value-type="float" office:value="0.146642">
                <text:p>0.146642</text:p>
              </table:table-cell>
              <table:table-cell office:value-type="float" office:value="0.000804119">
                <text:p>0.000804119</text:p>
              </table:table-cell>
              <table:table-cell office:value-type="float" office:value="0.113963">
                <text:p>0.113963</text:p>
              </table:table-cell>
              <table:table-cell office:value-type="float" office:value="0.025675">
                <text:p>0.025675</text:p>
              </table:table-cell>
              <table:table-cell office:value-type="float" office:value="0.0148267">
                <text:p>0.0148267</text:p>
              </table:table-cell>
              <table:table-cell office:value-type="float" office:value="0.00637927">
                <text:p>0.00637927</text:p>
              </table:table-cell>
              <table:table-cell office:value-type="float" office:value="0.00216682">
                <text:p>0.002166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NaN">
                <text:p>NaN</text:p>
              </table:table-cell>
              <table:table-cell office:value-type="float" office:value="0.139022">
                <text:p>0.139022</text:p>
              </table:table-cell>
              <table:table-cell office:value-type="float" office:value="0.000820699">
                <text:p>0.000820699</text:p>
              </table:table-cell>
              <table:table-cell office:value-type="float" office:value="0.118277">
                <text:p>0.118277</text:p>
              </table:table-cell>
              <table:table-cell office:value-type="float" office:value="0.0256114">
                <text:p>0.0256114</text:p>
              </table:table-cell>
              <table:table-cell office:value-type="float" office:value="0.0122272">
                <text:p>0.0122272</text:p>
              </table:table-cell>
              <table:table-cell office:value-type="float" office:value="0.00632598">
                <text:p>0.00632598</text:p>
              </table:table-cell>
              <table:table-cell office:value-type="float" office:value="0.00214511">
                <text:p>0.002145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NaN">
                <text:p>NaN</text:p>
              </table:table-cell>
              <table:table-cell office:value-type="float" office:value="0.15119">
                <text:p>0.15119</text:p>
              </table:table-cell>
              <table:table-cell office:value-type="float" office:value="0.000790303">
                <text:p>0.000790303</text:p>
              </table:table-cell>
              <table:table-cell office:value-type="float" office:value="0.113547">
                <text:p>0.113547</text:p>
              </table:table-cell>
              <table:table-cell office:value-type="float" office:value="0.0254314">
                <text:p>0.0254314</text:p>
              </table:table-cell>
              <table:table-cell office:value-type="float" office:value="0.0118976">
                <text:p>0.0118976</text:p>
              </table:table-cell>
              <table:table-cell office:value-type="float" office:value="0.00603938">
                <text:p>0.00603938</text:p>
              </table:table-cell>
              <table:table-cell office:value-type="float" office:value="0.00217314">
                <text:p>0.002173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NaN">
                <text:p>NaN</text:p>
              </table:table-cell>
              <table:table-cell office:value-type="float" office:value="0.139378">
                <text:p>0.139378</text:p>
              </table:table-cell>
              <table:table-cell office:value-type="float" office:value="0.000808067">
                <text:p>0.000808067</text:p>
              </table:table-cell>
              <table:table-cell office:value-type="float" office:value="0.113297">
                <text:p>0.113297</text:p>
              </table:table-cell>
              <table:table-cell office:value-type="float" office:value="0.0253232">
                <text:p>0.0253232</text:p>
              </table:table-cell>
              <table:table-cell office:value-type="float" office:value="0.0108657">
                <text:p>0.0108657</text:p>
              </table:table-cell>
              <table:table-cell office:value-type="float" office:value="0.00607846">
                <text:p>0.00607846</text:p>
              </table:table-cell>
              <table:table-cell office:value-type="float" office:value="0.00216721">
                <text:p>0.002167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NaN">
                <text:p>NaN</text:p>
              </table:table-cell>
              <table:table-cell office:value-type="float" office:value="0.14244">
                <text:p>0.14244</text:p>
              </table:table-cell>
              <table:table-cell office:value-type="float" office:value="0.000768197">
                <text:p>0.000768197</text:p>
              </table:table-cell>
              <table:table-cell office:value-type="float" office:value="0.114391">
                <text:p>0.114391</text:p>
              </table:table-cell>
              <table:table-cell office:value-type="float" office:value="0.0256572">
                <text:p>0.0256572</text:p>
              </table:table-cell>
              <table:table-cell office:value-type="float" office:value="0.0108724">
                <text:p>0.0108724</text:p>
              </table:table-cell>
              <table:table-cell office:value-type="float" office:value="0.00619215">
                <text:p>0.00619215</text:p>
              </table:table-cell>
              <table:table-cell office:value-type="float" office:value="0.00214945">
                <text:p>0.002149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NaN">
                <text:p>NaN</text:p>
              </table:table-cell>
              <table:table-cell office:value-type="float" office:value="0.145584">
                <text:p>0.145584</text:p>
              </table:table-cell>
              <table:table-cell office:value-type="float" office:value="0.000787934">
                <text:p>0.000787934</text:p>
              </table:table-cell>
              <table:table-cell office:value-type="float" office:value="0.114172">
                <text:p>0.114172</text:p>
              </table:table-cell>
              <table:table-cell office:value-type="float" office:value="0.0250406">
                <text:p>0.0250406</text:p>
              </table:table-cell>
              <table:table-cell office:value-type="float" office:value="0.0102803">
                <text:p>0.0102803</text:p>
              </table:table-cell>
              <table:table-cell office:value-type="float" office:value="0.00604175">
                <text:p>0.00604175</text:p>
              </table:table-cell>
              <table:table-cell office:value-type="float" office:value="0.00210524">
                <text:p>0.002105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NaN">
                <text:p>NaN</text:p>
              </table:table-cell>
              <table:table-cell office:value-type="float" office:value="0.146292">
                <text:p>0.146292</text:p>
              </table:table-cell>
              <table:table-cell office:value-type="float" office:value="0.000750432">
                <text:p>0.000750432</text:p>
              </table:table-cell>
              <table:table-cell office:value-type="float" office:value="0.113142">
                <text:p>0.113142</text:p>
              </table:table-cell>
              <table:table-cell office:value-type="float" office:value="0.0250848">
                <text:p>0.0250848</text:p>
              </table:table-cell>
              <table:table-cell office:value-type="float" office:value="0.0115991">
                <text:p>0.0115991</text:p>
              </table:table-cell>
              <table:table-cell office:value-type="float" office:value="0.00604096">
                <text:p>0.00604096</text:p>
              </table:table-cell>
              <table:table-cell office:value-type="float" office:value="0.00219524">
                <text:p>0.002195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NaN">
                <text:p>NaN</text:p>
              </table:table-cell>
              <table:table-cell office:value-type="float" office:value="0.146092">
                <text:p>0.146092</text:p>
              </table:table-cell>
              <table:table-cell office:value-type="float" office:value="0.000796619">
                <text:p>0.000796619</text:p>
              </table:table-cell>
              <table:table-cell office:value-type="float" office:value="0.117696">
                <text:p>0.117696</text:p>
              </table:table-cell>
              <table:table-cell office:value-type="float" office:value="0.025943">
                <text:p>0.025943</text:p>
              </table:table-cell>
              <table:table-cell office:value-type="float" office:value="0.011684">
                <text:p>0.011684</text:p>
              </table:table-cell>
              <table:table-cell office:value-type="float" office:value="0.00623084">
                <text:p>0.00623084</text:p>
              </table:table-cell>
              <table:table-cell office:value-type="float" office:value="0.00218537">
                <text:p>0.002185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NaN">
                <text:p>NaN</text:p>
              </table:table-cell>
              <table:table-cell office:value-type="float" office:value="0.140017">
                <text:p>0.140017</text:p>
              </table:table-cell>
              <table:table-cell office:value-type="float" office:value="0.000783197">
                <text:p>0.000783197</text:p>
              </table:table-cell>
              <table:table-cell office:value-type="float" office:value="0.111617">
                <text:p>0.111617</text:p>
              </table:table-cell>
              <table:table-cell office:value-type="float" office:value="0.0249802">
                <text:p>0.0249802</text:p>
              </table:table-cell>
              <table:table-cell office:value-type="float" office:value="0.010589">
                <text:p>0.010589</text:p>
              </table:table-cell>
              <table:table-cell office:value-type="float" office:value="0.00643256">
                <text:p>0.00643256</text:p>
              </table:table-cell>
              <table:table-cell office:value-type="float" office:value="0.00211511">
                <text:p>0.002115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NaN">
                <text:p>NaN</text:p>
              </table:table-cell>
              <table:table-cell office:value-type="float" office:value="0.144736">
                <text:p>0.144736</text:p>
              </table:table-cell>
              <table:table-cell office:value-type="float" office:value="0.000817541">
                <text:p>0.000817541</text:p>
              </table:table-cell>
              <table:table-cell office:value-type="float" office:value="0.115673">
                <text:p>0.115673</text:p>
              </table:table-cell>
              <table:table-cell office:value-type="float" office:value="0.0279839">
                <text:p>0.0279839</text:p>
              </table:table-cell>
              <table:table-cell office:value-type="float" office:value="0.0101338">
                <text:p>0.0101338</text:p>
              </table:table-cell>
              <table:table-cell office:value-type="float" office:value="0.00644006">
                <text:p>0.00644006</text:p>
              </table:table-cell>
              <table:table-cell office:value-type="float" office:value="0.00216208">
                <text:p>0.002162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NaN">
                <text:p>NaN</text:p>
              </table:table-cell>
              <table:table-cell office:value-type="float" office:value="0.140154">
                <text:p>0.140154</text:p>
              </table:table-cell>
              <table:table-cell office:value-type="float" office:value="0.000774907">
                <text:p>0.000774907</text:p>
              </table:table-cell>
              <table:table-cell office:value-type="float" office:value="0.123408">
                <text:p>0.123408</text:p>
              </table:table-cell>
              <table:table-cell office:value-type="float" office:value="0.0258988">
                <text:p>0.0258988</text:p>
              </table:table-cell>
              <table:table-cell office:value-type="float" office:value="0.0109158">
                <text:p>0.0109158</text:p>
              </table:table-cell>
              <table:table-cell office:value-type="float" office:value="0.00619689">
                <text:p>0.00619689</text:p>
              </table:table-cell>
              <table:table-cell office:value-type="float" office:value="0.00210682">
                <text:p>0.002106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  <table:table-cell office:value-type="float" office:value="0.142517">
                <text:p>0.142517</text:p>
              </table:table-cell>
              <table:table-cell office:value-type="float" office:value="0.000802146">
                <text:p>0.000802146</text:p>
              </table:table-cell>
              <table:table-cell office:value-type="float" office:value="0.115835">
                <text:p>0.115835</text:p>
              </table:table-cell>
              <table:table-cell office:value-type="float" office:value="0.0261017">
                <text:p>0.0261017</text:p>
              </table:table-cell>
              <table:table-cell office:value-type="float" office:value="0.0116935">
                <text:p>0.0116935</text:p>
              </table:table-cell>
              <table:table-cell office:value-type="float" office:value="0.00675823">
                <text:p>0.00675823</text:p>
              </table:table-cell>
              <table:table-cell office:value-type="float" office:value="0.00212458">
                <text:p>0.002124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NaN">
                <text:p>NaN</text:p>
              </table:table-cell>
              <table:table-cell office:value-type="float" office:value="0.141066">
                <text:p>0.141066</text:p>
              </table:table-cell>
              <table:table-cell office:value-type="float" office:value="0.000809251">
                <text:p>0.000809251</text:p>
              </table:table-cell>
              <table:table-cell office:value-type="float" office:value="0.11959">
                <text:p>0.11959</text:p>
              </table:table-cell>
              <table:table-cell office:value-type="float" office:value="0.0275165">
                <text:p>0.0275165</text:p>
              </table:table-cell>
              <table:table-cell office:value-type="float" office:value="0.0108673">
                <text:p>0.0108673</text:p>
              </table:table-cell>
              <table:table-cell office:value-type="float" office:value="0.00668836">
                <text:p>0.00668836</text:p>
              </table:table-cell>
              <table:table-cell office:value-type="float" office:value="0.00218498">
                <text:p>0.002184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NaN">
                <text:p>NaN</text:p>
              </table:table-cell>
              <table:table-cell office:value-type="float" office:value="0.141848">
                <text:p>0.141848</text:p>
              </table:table-cell>
              <table:table-cell office:value-type="float" office:value="0.000807672">
                <text:p>0.000807672</text:p>
              </table:table-cell>
              <table:table-cell office:value-type="float" office:value="0.114098">
                <text:p>0.114098</text:p>
              </table:table-cell>
              <table:table-cell office:value-type="float" office:value="0.0254733">
                <text:p>0.0254733</text:p>
              </table:table-cell>
              <table:table-cell office:value-type="float" office:value="0.0105818">
                <text:p>0.0105818</text:p>
              </table:table-cell>
              <table:table-cell office:value-type="float" office:value="0.00623755">
                <text:p>0.00623755</text:p>
              </table:table-cell>
              <table:table-cell office:value-type="float" office:value="0.00216721">
                <text:p>0.002167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NaN">
                <text:p>NaN</text:p>
              </table:table-cell>
              <table:table-cell office:value-type="float" office:value="0.146526">
                <text:p>0.146526</text:p>
              </table:table-cell>
              <table:table-cell office:value-type="float" office:value="0.000858201">
                <text:p>0.000858201</text:p>
              </table:table-cell>
              <table:table-cell office:value-type="float" office:value="0.117799">
                <text:p>0.117799</text:p>
              </table:table-cell>
              <table:table-cell office:value-type="float" office:value="0.0257725">
                <text:p>0.0257725</text:p>
              </table:table-cell>
              <table:table-cell office:value-type="float" office:value="0.0104196">
                <text:p>0.0104196</text:p>
              </table:table-cell>
              <table:table-cell office:value-type="float" office:value="0.00632124">
                <text:p>0.00632124</text:p>
              </table:table-cell>
              <table:table-cell office:value-type="float" office:value="0.00213169">
                <text:p>0.002131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NaN">
                <text:p>NaN</text:p>
              </table:table-cell>
              <table:table-cell office:value-type="float" office:value="0.157097">
                <text:p>0.157097</text:p>
              </table:table-cell>
              <table:table-cell office:value-type="float" office:value="0.000791092">
                <text:p>0.000791092</text:p>
              </table:table-cell>
              <table:table-cell office:value-type="float" office:value="0.114435">
                <text:p>0.114435</text:p>
              </table:table-cell>
              <table:table-cell office:value-type="float" office:value="0.0255412">
                <text:p>0.0255412</text:p>
              </table:table-cell>
              <table:table-cell office:value-type="float" office:value="0.0102254">
                <text:p>0.0102254</text:p>
              </table:table-cell>
              <table:table-cell office:value-type="float" office:value="0.0060832">
                <text:p>0.0060832</text:p>
              </table:table-cell>
              <table:table-cell office:value-type="float" office:value="0.00220906">
                <text:p>0.002209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NaN">
                <text:p>NaN</text:p>
              </table:table-cell>
              <table:table-cell office:value-type="float" office:value="0.160522">
                <text:p>0.160522</text:p>
              </table:table-cell>
              <table:table-cell office:value-type="float" office:value="0.000806093">
                <text:p>0.000806093</text:p>
              </table:table-cell>
              <table:table-cell office:value-type="float" office:value="0.117246">
                <text:p>0.117246</text:p>
              </table:table-cell>
              <table:table-cell office:value-type="float" office:value="0.0258743">
                <text:p>0.0258743</text:p>
              </table:table-cell>
              <table:table-cell office:value-type="float" office:value="0.0116848">
                <text:p>0.0116848</text:p>
              </table:table-cell>
              <table:table-cell office:value-type="float" office:value="0.00631413">
                <text:p>0.00631413</text:p>
              </table:table-cell>
              <table:table-cell office:value-type="float" office:value="0.00223748">
                <text:p>0.002237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NaN">
                <text:p>NaN</text:p>
              </table:table-cell>
              <table:table-cell office:value-type="float" office:value="0.153605">
                <text:p>0.153605</text:p>
              </table:table-cell>
              <table:table-cell office:value-type="float" office:value="0.000780434">
                <text:p>0.000780434</text:p>
              </table:table-cell>
              <table:table-cell office:value-type="float" office:value="0.117585">
                <text:p>0.117585</text:p>
              </table:table-cell>
              <table:table-cell office:value-type="float" office:value="0.0262316">
                <text:p>0.0262316</text:p>
              </table:table-cell>
              <table:table-cell office:value-type="float" office:value="0.0120926">
                <text:p>0.0120926</text:p>
              </table:table-cell>
              <table:table-cell office:value-type="float" office:value="0.00609425">
                <text:p>0.00609425</text:p>
              </table:table-cell>
              <table:table-cell office:value-type="float" office:value="0.0021309">
                <text:p>0.00213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NaN">
                <text:p>NaN</text:p>
              </table:table-cell>
              <table:table-cell office:value-type="float" office:value="0.154344">
                <text:p>0.154344</text:p>
              </table:table-cell>
              <table:table-cell office:value-type="float" office:value="0.000951758">
                <text:p>0.000951758</text:p>
              </table:table-cell>
              <table:table-cell office:value-type="float" office:value="0.120667">
                <text:p>0.120667</text:p>
              </table:table-cell>
              <table:table-cell office:value-type="float" office:value="0.0262264">
                <text:p>0.0262264</text:p>
              </table:table-cell>
              <table:table-cell office:value-type="float" office:value="0.0132658">
                <text:p>0.0132658</text:p>
              </table:table-cell>
              <table:table-cell office:value-type="float" office:value="0.00637295">
                <text:p>0.00637295</text:p>
              </table:table-cell>
              <table:table-cell office:value-type="float" office:value="0.00214629">
                <text:p>0.002146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NaN">
                <text:p>NaN</text:p>
              </table:table-cell>
              <table:table-cell office:value-type="float" office:value="0.155497">
                <text:p>0.155497</text:p>
              </table:table-cell>
              <table:table-cell office:value-type="float" office:value="0.000845174">
                <text:p>0.000845174</text:p>
              </table:table-cell>
              <table:table-cell office:value-type="float" office:value="0.117782">
                <text:p>0.117782</text:p>
              </table:table-cell>
              <table:table-cell office:value-type="float" office:value="0.0265592">
                <text:p>0.0265592</text:p>
              </table:table-cell>
              <table:table-cell office:value-type="float" office:value="0.0129701">
                <text:p>0.0129701</text:p>
              </table:table-cell>
              <table:table-cell office:value-type="float" office:value="0.0065802">
                <text:p>0.0065802</text:p>
              </table:table-cell>
              <table:table-cell office:value-type="float" office:value="0.00219919">
                <text:p>0.002199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NaN">
                <text:p>NaN</text:p>
              </table:table-cell>
              <table:table-cell office:value-type="float" office:value="0.144293">
                <text:p>0.144293</text:p>
              </table:table-cell>
              <table:table-cell office:value-type="float" office:value="0.000885044">
                <text:p>0.000885044</text:p>
              </table:table-cell>
              <table:table-cell office:value-type="float" office:value="0.120404">
                <text:p>0.120404</text:p>
              </table:table-cell>
              <table:table-cell office:value-type="float" office:value="0.0264894">
                <text:p>0.0264894</text:p>
              </table:table-cell>
              <table:table-cell office:value-type="float" office:value="0.0116418">
                <text:p>0.0116418</text:p>
              </table:table-cell>
              <table:table-cell office:value-type="float" office:value="0.00725839">
                <text:p>0.00725839</text:p>
              </table:table-cell>
              <table:table-cell office:value-type="float" office:value="0.00219366">
                <text:p>0.002193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NaN">
                <text:p>NaN</text:p>
              </table:table-cell>
              <table:table-cell office:value-type="float" office:value="0.152348">
                <text:p>0.152348</text:p>
              </table:table-cell>
              <table:table-cell office:value-type="float" office:value="0.000807672">
                <text:p>0.000807672</text:p>
              </table:table-cell>
              <table:table-cell office:value-type="float" office:value="0.115912">
                <text:p>0.115912</text:p>
              </table:table-cell>
              <table:table-cell office:value-type="float" office:value="0.025857">
                <text:p>0.025857</text:p>
              </table:table-cell>
              <table:table-cell office:value-type="float" office:value="0.0113062">
                <text:p>0.0113062</text:p>
              </table:table-cell>
              <table:table-cell office:value-type="float" office:value="0.00782329">
                <text:p>0.00782329</text:p>
              </table:table-cell>
              <table:table-cell office:value-type="float" office:value="0.00214156">
                <text:p>0.002141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NaN">
                <text:p>NaN</text:p>
              </table:table-cell>
              <table:table-cell office:value-type="float" office:value="0.142823">
                <text:p>0.142823</text:p>
              </table:table-cell>
              <table:table-cell office:value-type="float" office:value="0.000822673">
                <text:p>0.000822673</text:p>
              </table:table-cell>
              <table:table-cell office:value-type="float" office:value="0.120402">
                <text:p>0.120402</text:p>
              </table:table-cell>
              <table:table-cell office:value-type="float" office:value="0.0265284">
                <text:p>0.0265284</text:p>
              </table:table-cell>
              <table:table-cell office:value-type="float" office:value="0.010707">
                <text:p>0.010707</text:p>
              </table:table-cell>
              <table:table-cell office:value-type="float" office:value="0.00643848">
                <text:p>0.00643848</text:p>
              </table:table-cell>
              <table:table-cell office:value-type="float" office:value="0.00216366">
                <text:p>0.002163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NaN">
                <text:p>NaN</text:p>
              </table:table-cell>
              <table:table-cell office:value-type="float" office:value="0.150437">
                <text:p>0.150437</text:p>
              </table:table-cell>
              <table:table-cell office:value-type="float" office:value="0.000786355">
                <text:p>0.000786355</text:p>
              </table:table-cell>
              <table:table-cell office:value-type="float" office:value="0.11688">
                <text:p>0.11688</text:p>
              </table:table-cell>
              <table:table-cell office:value-type="float" office:value="0.0260512">
                <text:p>0.0260512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0648033">
                <text:p>0.00648033</text:p>
              </table:table-cell>
              <table:table-cell office:value-type="float" office:value="0.00214748">
                <text:p>0.002147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NaN">
                <text:p>NaN</text:p>
              </table:table-cell>
              <table:table-cell office:value-type="float" office:value="0.160039">
                <text:p>0.160039</text:p>
              </table:table-cell>
              <table:table-cell office:value-type="float" office:value="0.000809251">
                <text:p>0.000809251</text:p>
              </table:table-cell>
              <table:table-cell office:value-type="float" office:value="0.117954">
                <text:p>0.117954</text:p>
              </table:table-cell>
              <table:table-cell office:value-type="float" office:value="0.0262734">
                <text:p>0.0262734</text:p>
              </table:table-cell>
              <table:table-cell office:value-type="float" office:value="0.0126677">
                <text:p>0.0126677</text:p>
              </table:table-cell>
              <table:table-cell office:value-type="float" office:value="0.00616492">
                <text:p>0.00616492</text:p>
              </table:table-cell>
              <table:table-cell office:value-type="float" office:value="0.00214155">
                <text:p>0.002141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NaN">
                <text:p>NaN</text:p>
              </table:table-cell>
              <table:table-cell office:value-type="float" office:value="0.145437">
                <text:p>0.145437</text:p>
              </table:table-cell>
              <table:table-cell office:value-type="float" office:value="0.00080254">
                <text:p>0.00080254</text:p>
              </table:table-cell>
              <table:table-cell office:value-type="float" office:value="0.117925">
                <text:p>0.117925</text:p>
              </table:table-cell>
              <table:table-cell office:value-type="float" office:value="0.0258775">
                <text:p>0.0258775</text:p>
              </table:table-cell>
              <table:table-cell office:value-type="float" office:value="0.0120448">
                <text:p>0.0120448</text:p>
              </table:table-cell>
              <table:table-cell office:value-type="float" office:value="0.00628374">
                <text:p>0.00628374</text:p>
              </table:table-cell>
              <table:table-cell office:value-type="float" office:value="0.00216761">
                <text:p>0.002167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NaN">
                <text:p>NaN</text:p>
              </table:table-cell>
              <table:table-cell office:value-type="float" office:value="0.144571">
                <text:p>0.144571</text:p>
              </table:table-cell>
              <table:table-cell office:value-type="float" office:value="0.000829779">
                <text:p>0.000829779</text:p>
              </table:table-cell>
              <table:table-cell office:value-type="float" office:value="0.115177">
                <text:p>0.115177</text:p>
              </table:table-cell>
              <table:table-cell office:value-type="float" office:value="0.0259505">
                <text:p>0.0259505</text:p>
              </table:table-cell>
              <table:table-cell office:value-type="float" office:value="0.0113212">
                <text:p>0.0113212</text:p>
              </table:table-cell>
              <table:table-cell office:value-type="float" office:value="0.00632992">
                <text:p>0.00632992</text:p>
              </table:table-cell>
              <table:table-cell office:value-type="float" office:value="0.00219445">
                <text:p>0.002194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  <table:table-cell office:value-type="float" office:value="0.143584">
                <text:p>0.143584</text:p>
              </table:table-cell>
              <table:table-cell office:value-type="float" office:value="0.000806093">
                <text:p>0.000806093</text:p>
              </table:table-cell>
              <table:table-cell office:value-type="float" office:value="0.119866">
                <text:p>0.119866</text:p>
              </table:table-cell>
              <table:table-cell office:value-type="float" office:value="0.0269678">
                <text:p>0.0269678</text:p>
              </table:table-cell>
              <table:table-cell office:value-type="float" office:value="0.0119185">
                <text:p>0.0119185</text:p>
              </table:table-cell>
              <table:table-cell office:value-type="float" office:value="0.00779289">
                <text:p>0.00779289</text:p>
              </table:table-cell>
              <table:table-cell office:value-type="float" office:value="0.00215498">
                <text:p>0.002154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NaN">
                <text:p>NaN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825436">
                <text:p>0.000825436</text:p>
              </table:table-cell>
              <table:table-cell office:value-type="float" office:value="0.114738">
                <text:p>0.114738</text:p>
              </table:table-cell>
              <table:table-cell office:value-type="float" office:value="0.0272193">
                <text:p>0.0272193</text:p>
              </table:table-cell>
              <table:table-cell office:value-type="float" office:value="0.0115474">
                <text:p>0.0115474</text:p>
              </table:table-cell>
              <table:table-cell office:value-type="float" office:value="0.00857333">
                <text:p>0.00857333</text:p>
              </table:table-cell>
              <table:table-cell office:value-type="float" office:value="0.00209221">
                <text:p>0.002092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NaN">
                <text:p>NaN</text:p>
              </table:table-cell>
              <table:table-cell office:value-type="float" office:value="0.144419">
                <text:p>0.144419</text:p>
              </table:table-cell>
              <table:table-cell office:value-type="float" office:value="0.000783592">
                <text:p>0.000783592</text:p>
              </table:table-cell>
              <table:table-cell office:value-type="float" office:value="0.115732">
                <text:p>0.115732</text:p>
              </table:table-cell>
              <table:table-cell office:value-type="float" office:value="0.0258435">
                <text:p>0.0258435</text:p>
              </table:table-cell>
              <table:table-cell office:value-type="float" office:value="0.0111013">
                <text:p>0.0111013</text:p>
              </table:table-cell>
              <table:table-cell office:value-type="float" office:value="0.00973865">
                <text:p>0.00973865</text:p>
              </table:table-cell>
              <table:table-cell office:value-type="float" office:value="0.00212695">
                <text:p>0.002126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NaN">
                <text:p>NaN</text:p>
              </table:table-cell>
              <table:table-cell office:value-type="float" office:value="0.161354">
                <text:p>0.161354</text:p>
              </table:table-cell>
              <table:table-cell office:value-type="float" office:value="0.000815962">
                <text:p>0.000815962</text:p>
              </table:table-cell>
              <table:table-cell office:value-type="float" office:value="0.12681">
                <text:p>0.12681</text:p>
              </table:table-cell>
              <table:table-cell office:value-type="float" office:value="0.0252234">
                <text:p>0.0252234</text:p>
              </table:table-cell>
              <table:table-cell office:value-type="float" office:value="0.0104318">
                <text:p>0.0104318</text:p>
              </table:table-cell>
              <table:table-cell office:value-type="float" office:value="0.00853346">
                <text:p>0.00853346</text:p>
              </table:table-cell>
              <table:table-cell office:value-type="float" office:value="0.00218458">
                <text:p>0.002184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NaN">
                <text:p>NaN</text:p>
              </table:table-cell>
              <table:table-cell office:value-type="float" office:value="0.146582">
                <text:p>0.146582</text:p>
              </table:table-cell>
              <table:table-cell office:value-type="float" office:value="0.000774513">
                <text:p>0.000774513</text:p>
              </table:table-cell>
              <table:table-cell office:value-type="float" office:value="0.116149">
                <text:p>0.116149</text:p>
              </table:table-cell>
              <table:table-cell office:value-type="float" office:value="0.0253015">
                <text:p>0.0253015</text:p>
              </table:table-cell>
              <table:table-cell office:value-type="float" office:value="0.0112186">
                <text:p>0.0112186</text:p>
              </table:table-cell>
              <table:table-cell office:value-type="float" office:value="0.00775539">
                <text:p>0.00775539</text:p>
              </table:table-cell>
              <table:table-cell office:value-type="float" office:value="0.00214037">
                <text:p>0.002140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NaN">
                <text:p>NaN</text:p>
              </table:table-cell>
              <table:table-cell office:value-type="float" office:value="0.147994">
                <text:p>0.147994</text:p>
              </table:table-cell>
              <table:table-cell office:value-type="float" office:value="0.000773328">
                <text:p>0.000773328</text:p>
              </table:table-cell>
              <table:table-cell office:value-type="float" office:value="0.111131">
                <text:p>0.111131</text:p>
              </table:table-cell>
              <table:table-cell office:value-type="float" office:value="0.0246431">
                <text:p>0.0246431</text:p>
              </table:table-cell>
              <table:table-cell office:value-type="float" office:value="0.0118656">
                <text:p>0.0118656</text:p>
              </table:table-cell>
              <table:table-cell office:value-type="float" office:value="0.00656046">
                <text:p>0.00656046</text:p>
              </table:table-cell>
              <table:table-cell office:value-type="float" office:value="0.00210129">
                <text:p>0.002101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NaN">
                <text:p>NaN</text:p>
              </table:table-cell>
              <table:table-cell office:value-type="float" office:value="0.150187">
                <text:p>0.150187</text:p>
              </table:table-cell>
              <table:table-cell office:value-type="float" office:value="0.000822278">
                <text:p>0.000822278</text:p>
              </table:table-cell>
              <table:table-cell office:value-type="float" office:value="0.12046">
                <text:p>0.12046</text:p>
              </table:table-cell>
              <table:table-cell office:value-type="float" office:value="0.0265494">
                <text:p>0.0265494</text:p>
              </table:table-cell>
              <table:table-cell office:value-type="float" office:value="0.0118609">
                <text:p>0.0118609</text:p>
              </table:table-cell>
              <table:table-cell office:value-type="float" office:value="0.00651388">
                <text:p>0.00651388</text:p>
              </table:table-cell>
              <table:table-cell office:value-type="float" office:value="0.00217393">
                <text:p>0.002173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NaN">
                <text:p>NaN</text:p>
              </table:table-cell>
              <table:table-cell office:value-type="float" office:value="0.151673">
                <text:p>0.151673</text:p>
              </table:table-cell>
              <table:table-cell office:value-type="float" office:value="0.000773723">
                <text:p>0.000773723</text:p>
              </table:table-cell>
              <table:table-cell office:value-type="float" office:value="0.115536">
                <text:p>0.115536</text:p>
              </table:table-cell>
              <table:table-cell office:value-type="float" office:value="0.0255131">
                <text:p>0.0255131</text:p>
              </table:table-cell>
              <table:table-cell office:value-type="float" office:value="0.0116394">
                <text:p>0.0116394</text:p>
              </table:table-cell>
              <table:table-cell office:value-type="float" office:value="0.00639782">
                <text:p>0.00639782</text:p>
              </table:table-cell>
              <table:table-cell office:value-type="float" office:value="0.00216327">
                <text:p>0.002163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NaN">
                <text:p>NaN</text:p>
              </table:table-cell>
              <table:table-cell office:value-type="float" office:value="0.158012">
                <text:p>0.158012</text:p>
              </table:table-cell>
              <table:table-cell office:value-type="float" office:value="0.000872018">
                <text:p>0.000872018</text:p>
              </table:table-cell>
              <table:table-cell office:value-type="float" office:value="0.117973">
                <text:p>0.117973</text:p>
              </table:table-cell>
              <table:table-cell office:value-type="float" office:value="0.0258984">
                <text:p>0.0258984</text:p>
              </table:table-cell>
              <table:table-cell office:value-type="float" office:value="0.0113177">
                <text:p>0.0113177</text:p>
              </table:table-cell>
              <table:table-cell office:value-type="float" office:value="0.00657151">
                <text:p>0.00657151</text:p>
              </table:table-cell>
              <table:table-cell office:value-type="float" office:value="0.00217866">
                <text:p>0.002178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NaN">
                <text:p>NaN</text:p>
              </table:table-cell>
              <table:table-cell office:value-type="float" office:value="0.16197">
                <text:p>0.16197</text:p>
              </table:table-cell>
              <table:table-cell office:value-type="float" office:value="0.00090123">
                <text:p>0.00090123</text:p>
              </table:table-cell>
              <table:table-cell office:value-type="float" office:value="0.116096">
                <text:p>0.116096</text:p>
              </table:table-cell>
              <table:table-cell office:value-type="float" office:value="0.0260685">
                <text:p>0.0260685</text:p>
              </table:table-cell>
              <table:table-cell office:value-type="float" office:value="0.0112675">
                <text:p>0.0112675</text:p>
              </table:table-cell>
              <table:table-cell office:value-type="float" office:value="0.00694219">
                <text:p>0.00694219</text:p>
              </table:table-cell>
              <table:table-cell office:value-type="float" office:value="0.00215379">
                <text:p>0.002153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NaN">
                <text:p>NaN</text:p>
              </table:table-cell>
              <table:table-cell office:value-type="float" office:value="0.149961">
                <text:p>0.149961</text:p>
              </table:table-cell>
              <table:table-cell office:value-type="float" office:value="0.000928468">
                <text:p>0.000928468</text:p>
              </table:table-cell>
              <table:table-cell office:value-type="float" office:value="0.118856">
                <text:p>0.118856</text:p>
              </table:table-cell>
              <table:table-cell office:value-type="float" office:value="0.0258392">
                <text:p>0.0258392</text:p>
              </table:table-cell>
              <table:table-cell office:value-type="float" office:value="0.0118439">
                <text:p>0.0118439</text:p>
              </table:table-cell>
              <table:table-cell office:value-type="float" office:value="0.00631966">
                <text:p>0.00631966</text:p>
              </table:table-cell>
              <table:table-cell office:value-type="float" office:value="0.00212932">
                <text:p>0.002129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NaN">
                <text:p>NaN</text:p>
              </table:table-cell>
              <table:table-cell office:value-type="float" office:value="0.146733">
                <text:p>0.146733</text:p>
              </table:table-cell>
              <table:table-cell office:value-type="float" office:value="0.000882676">
                <text:p>0.000882676</text:p>
              </table:table-cell>
              <table:table-cell office:value-type="float" office:value="0.115166">
                <text:p>0.115166</text:p>
              </table:table-cell>
              <table:table-cell office:value-type="float" office:value="0.0280759">
                <text:p>0.0280759</text:p>
              </table:table-cell>
              <table:table-cell office:value-type="float" office:value="0.0124056">
                <text:p>0.0124056</text:p>
              </table:table-cell>
              <table:table-cell office:value-type="float" office:value="0.00647243">
                <text:p>0.00647243</text:p>
              </table:table-cell>
              <table:table-cell office:value-type="float" office:value="0.00211708">
                <text:p>0.002117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NaN">
                <text:p>NaN</text:p>
              </table:table-cell>
              <table:table-cell office:value-type="float" office:value="0.151329">
                <text:p>0.151329</text:p>
              </table:table-cell>
              <table:table-cell office:value-type="float" office:value="0.000907546">
                <text:p>0.000907546</text:p>
              </table:table-cell>
              <table:table-cell office:value-type="float" office:value="0.11989">
                <text:p>0.11989</text:p>
              </table:table-cell>
              <table:table-cell office:value-type="float" office:value="0.0261842">
                <text:p>0.0261842</text:p>
              </table:table-cell>
              <table:table-cell office:value-type="float" office:value="0.0122615">
                <text:p>0.0122615</text:p>
              </table:table-cell>
              <table:table-cell office:value-type="float" office:value="0.00638598">
                <text:p>0.00638598</text:p>
              </table:table-cell>
              <table:table-cell office:value-type="float" office:value="0.0021305">
                <text:p>0.00213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NaN">
                <text:p>NaN</text:p>
              </table:table-cell>
              <table:table-cell office:value-type="float" office:value="0.150829">
                <text:p>0.150829</text:p>
              </table:table-cell>
              <table:table-cell office:value-type="float" office:value="0.000849516">
                <text:p>0.000849516</text:p>
              </table:table-cell>
              <table:table-cell office:value-type="float" office:value="0.110917">
                <text:p>0.110917</text:p>
              </table:table-cell>
              <table:table-cell office:value-type="float" office:value="0.0248077">
                <text:p>0.0248077</text:p>
              </table:table-cell>
              <table:table-cell office:value-type="float" office:value="0.0119951">
                <text:p>0.0119951</text:p>
              </table:table-cell>
              <table:table-cell office:value-type="float" office:value="0.00632834">
                <text:p>0.00632834</text:p>
              </table:table-cell>
              <table:table-cell office:value-type="float" office:value="0.00220748">
                <text:p>0.002207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NaN">
                <text:p>NaN</text:p>
              </table:table-cell>
              <table:table-cell office:value-type="float" office:value="0.148198">
                <text:p>0.148198</text:p>
              </table:table-cell>
              <table:table-cell office:value-type="float" office:value="0.000865307">
                <text:p>0.000865307</text:p>
              </table:table-cell>
              <table:table-cell office:value-type="float" office:value="0.113768">
                <text:p>0.113768</text:p>
              </table:table-cell>
              <table:table-cell office:value-type="float" office:value="0.0254721">
                <text:p>0.0254721</text:p>
              </table:table-cell>
              <table:table-cell office:value-type="float" office:value="0.0111317">
                <text:p>0.0111317</text:p>
              </table:table-cell>
              <table:table-cell office:value-type="float" office:value="0.00703851">
                <text:p>0.00703851</text:p>
              </table:table-cell>
              <table:table-cell office:value-type="float" office:value="0.0021684">
                <text:p>0.00216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NaN">
                <text:p>NaN</text:p>
              </table:table-cell>
              <table:table-cell office:value-type="float" office:value="0.152819">
                <text:p>0.152819</text:p>
              </table:table-cell>
              <table:table-cell office:value-type="float" office:value="0.000817541">
                <text:p>0.000817541</text:p>
              </table:table-cell>
              <table:table-cell office:value-type="float" office:value="0.118848">
                <text:p>0.118848</text:p>
              </table:table-cell>
              <table:table-cell office:value-type="float" office:value="0.02635">
                <text:p>0.02635</text:p>
              </table:table-cell>
              <table:table-cell office:value-type="float" office:value="0.0107626">
                <text:p>0.0107626</text:p>
              </table:table-cell>
              <table:table-cell office:value-type="float" office:value="0.00676455">
                <text:p>0.00676455</text:p>
              </table:table-cell>
              <table:table-cell office:value-type="float" office:value="0.00215221">
                <text:p>0.002152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NaN">
                <text:p>NaN</text:p>
              </table:table-cell>
              <table:table-cell office:value-type="float" office:value="0.159869">
                <text:p>0.159869</text:p>
              </table:table-cell>
              <table:table-cell office:value-type="float" office:value="0.000838068">
                <text:p>0.000838068</text:p>
              </table:table-cell>
              <table:table-cell office:value-type="float" office:value="0.115479">
                <text:p>0.115479</text:p>
              </table:table-cell>
              <table:table-cell office:value-type="float" office:value="0.0259829">
                <text:p>0.0259829</text:p>
              </table:table-cell>
              <table:table-cell office:value-type="float" office:value="0.0104559">
                <text:p>0.0104559</text:p>
              </table:table-cell>
              <table:table-cell office:value-type="float" office:value="0.00722444">
                <text:p>0.00722444</text:p>
              </table:table-cell>
              <table:table-cell office:value-type="float" office:value="0.00216958">
                <text:p>0.002169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NaN">
                <text:p>NaN</text:p>
              </table:table-cell>
              <table:table-cell office:value-type="float" office:value="0.152396">
                <text:p>0.152396</text:p>
              </table:table-cell>
              <table:table-cell office:value-type="float" office:value="0.000797014">
                <text:p>0.000797014</text:p>
              </table:table-cell>
              <table:table-cell office:value-type="float" office:value="0.112391">
                <text:p>0.112391</text:p>
              </table:table-cell>
              <table:table-cell office:value-type="float" office:value="0.0251188">
                <text:p>0.0251188</text:p>
              </table:table-cell>
              <table:table-cell office:value-type="float" office:value="0.01045">
                <text:p>0.01045</text:p>
              </table:table-cell>
              <table:table-cell office:value-type="float" office:value="0.00748696">
                <text:p>0.00748696</text:p>
              </table:table-cell>
              <table:table-cell office:value-type="float" office:value="0.00217985">
                <text:p>0.002179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NaN">
                <text:p>NaN</text:p>
              </table:table-cell>
              <table:table-cell office:value-type="float" office:value="0.155523">
                <text:p>0.155523</text:p>
              </table:table-cell>
              <table:table-cell office:value-type="float" office:value="0.000804909">
                <text:p>0.000804909</text:p>
              </table:table-cell>
              <table:table-cell office:value-type="float" office:value="0.114282">
                <text:p>0.114282</text:p>
              </table:table-cell>
              <table:table-cell office:value-type="float" office:value="0.0251965">
                <text:p>0.0251965</text:p>
              </table:table-cell>
              <table:table-cell office:value-type="float" office:value="0.0123539">
                <text:p>0.0123539</text:p>
              </table:table-cell>
              <table:table-cell office:value-type="float" office:value="0.00710957">
                <text:p>0.00710957</text:p>
              </table:table-cell>
              <table:table-cell office:value-type="float" office:value="0.00218893">
                <text:p>0.002188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NaN">
                <text:p>NaN</text:p>
              </table:table-cell>
              <table:table-cell office:value-type="float" office:value="0.152914">
                <text:p>0.152914</text:p>
              </table:table-cell>
              <table:table-cell office:value-type="float" office:value="0.000772144">
                <text:p>0.000772144</text:p>
              </table:table-cell>
              <table:table-cell office:value-type="float" office:value="0.111569">
                <text:p>0.111569</text:p>
              </table:table-cell>
              <table:table-cell office:value-type="float" office:value="0.0246616">
                <text:p>0.0246616</text:p>
              </table:table-cell>
              <table:table-cell office:value-type="float" office:value="0.0129401">
                <text:p>0.0129401</text:p>
              </table:table-cell>
              <table:table-cell office:value-type="float" office:value="0.00774513">
                <text:p>0.00774513</text:p>
              </table:table-cell>
              <table:table-cell office:value-type="float" office:value="0.00213129">
                <text:p>0.002131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NaN">
                <text:p>NaN</text:p>
              </table:table-cell>
              <table:table-cell office:value-type="float" office:value="0.149358">
                <text:p>0.149358</text:p>
              </table:table-cell>
              <table:table-cell office:value-type="float" office:value="0.000819515">
                <text:p>0.000819515</text:p>
              </table:table-cell>
              <table:table-cell office:value-type="float" office:value="0.115375">
                <text:p>0.115375</text:p>
              </table:table-cell>
              <table:table-cell office:value-type="float" office:value="0.0257887">
                <text:p>0.0257887</text:p>
              </table:table-cell>
              <table:table-cell office:value-type="float" office:value="0.0114231">
                <text:p>0.0114231</text:p>
              </table:table-cell>
              <table:table-cell office:value-type="float" office:value="0.00942205">
                <text:p>0.00942205</text:p>
              </table:table-cell>
              <table:table-cell office:value-type="float" office:value="0.00215813">
                <text:p>0.002158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NaN">
                <text:p>NaN</text:p>
              </table:table-cell>
              <table:table-cell office:value-type="float" office:value="0.151829">
                <text:p>0.151829</text:p>
              </table:table-cell>
              <table:table-cell office:value-type="float" office:value="0.000798988">
                <text:p>0.000798988</text:p>
              </table:table-cell>
              <table:table-cell office:value-type="float" office:value="0.117996">
                <text:p>0.117996</text:p>
              </table:table-cell>
              <table:table-cell office:value-type="float" office:value="0.0259221">
                <text:p>0.0259221</text:p>
              </table:table-cell>
              <table:table-cell office:value-type="float" office:value="0.0108175">
                <text:p>0.0108175</text:p>
              </table:table-cell>
              <table:table-cell office:value-type="float" office:value="0.00879913">
                <text:p>0.00879913</text:p>
              </table:table-cell>
              <table:table-cell office:value-type="float" office:value="0.00207405">
                <text:p>0.002074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NaN">
                <text:p>NaN</text:p>
              </table:table-cell>
              <table:table-cell office:value-type="float" office:value="0.154701">
                <text:p>0.154701</text:p>
              </table:table-cell>
              <table:table-cell office:value-type="float" office:value="0.00085149">
                <text:p>0.00085149</text:p>
              </table:table-cell>
              <table:table-cell office:value-type="float" office:value="0.11404">
                <text:p>0.11404</text:p>
              </table:table-cell>
              <table:table-cell office:value-type="float" office:value="0.025358">
                <text:p>0.025358</text:p>
              </table:table-cell>
              <table:table-cell office:value-type="float" office:value="0.0120977">
                <text:p>0.0120977</text:p>
              </table:table-cell>
              <table:table-cell office:value-type="float" office:value="0.0119805">
                <text:p>0.0119805</text:p>
              </table:table-cell>
              <table:table-cell office:value-type="float" office:value="0.00214748">
                <text:p>0.002147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NaN">
                <text:p>NaN</text:p>
              </table:table-cell>
              <table:table-cell office:value-type="float" office:value="0.154271">
                <text:p>0.154271</text:p>
              </table:table-cell>
              <table:table-cell office:value-type="float" office:value="0.000794645">
                <text:p>0.000794645</text:p>
              </table:table-cell>
              <table:table-cell office:value-type="float" office:value="0.11834">
                <text:p>0.11834</text:p>
              </table:table-cell>
              <table:table-cell office:value-type="float" office:value="0.0260437">
                <text:p>0.0260437</text:p>
              </table:table-cell>
              <table:table-cell office:value-type="float" office:value="0.0119895">
                <text:p>0.0119895</text:p>
              </table:table-cell>
              <table:table-cell office:value-type="float" office:value="0.0117866">
                <text:p>0.0117866</text:p>
              </table:table-cell>
              <table:table-cell office:value-type="float" office:value="0.00219208">
                <text:p>0.002192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NaN">
                <text:p>NaN</text:p>
              </table:table-cell>
              <table:table-cell office:value-type="float" office:value="0.152245">
                <text:p>0.152245</text:p>
              </table:table-cell>
              <table:table-cell office:value-type="float" office:value="0.0008282">
                <text:p>0.0008282</text:p>
              </table:table-cell>
              <table:table-cell office:value-type="float" office:value="0.11731">
                <text:p>0.11731</text:p>
              </table:table-cell>
              <table:table-cell office:value-type="float" office:value="0.0261479">
                <text:p>0.0261479</text:p>
              </table:table-cell>
              <table:table-cell office:value-type="float" office:value="0.0123077">
                <text:p>0.0123077</text:p>
              </table:table-cell>
              <table:table-cell office:value-type="float" office:value="0.00848095">
                <text:p>0.00848095</text:p>
              </table:table-cell>
              <table:table-cell office:value-type="float" office:value="0.00217432">
                <text:p>0.002174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NaN">
                <text:p>NaN</text:p>
              </table:table-cell>
              <table:table-cell office:value-type="float" office:value="0.160889">
                <text:p>0.160889</text:p>
              </table:table-cell>
              <table:table-cell office:value-type="float" office:value="0.00078675">
                <text:p>0.00078675</text:p>
              </table:table-cell>
              <table:table-cell office:value-type="float" office:value="0.11902">
                <text:p>0.11902</text:p>
              </table:table-cell>
              <table:table-cell office:value-type="float" office:value="0.0264211">
                <text:p>0.0264211</text:p>
              </table:table-cell>
              <table:table-cell office:value-type="float" office:value="0.0125051">
                <text:p>0.0125051</text:p>
              </table:table-cell>
              <table:table-cell office:value-type="float" office:value="0.0126022">
                <text:p>0.0126022</text:p>
              </table:table-cell>
              <table:table-cell office:value-type="float" office:value="0.00216603">
                <text:p>0.002166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NaN">
                <text:p>NaN</text:p>
              </table:table-cell>
              <table:table-cell office:value-type="float" office:value="0.155019">
                <text:p>0.155019</text:p>
              </table:table-cell>
              <table:table-cell office:value-type="float" office:value="0.00087557">
                <text:p>0.00087557</text:p>
              </table:table-cell>
              <table:table-cell office:value-type="float" office:value="0.118089">
                <text:p>0.118089</text:p>
              </table:table-cell>
              <table:table-cell office:value-type="float" office:value="0.0259892">
                <text:p>0.0259892</text:p>
              </table:table-cell>
              <table:table-cell office:value-type="float" office:value="0.012048">
                <text:p>0.012048</text:p>
              </table:table-cell>
              <table:table-cell office:value-type="float" office:value="0.018038">
                <text:p>0.018038</text:p>
              </table:table-cell>
              <table:table-cell office:value-type="float" office:value="0.00219287">
                <text:p>0.002192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NaN">
                <text:p>NaN</text:p>
              </table:table-cell>
              <table:table-cell office:value-type="float" office:value="0.160012">
                <text:p>0.160012</text:p>
              </table:table-cell>
              <table:table-cell office:value-type="float" office:value="0.000860175">
                <text:p>0.000860175</text:p>
              </table:table-cell>
              <table:table-cell office:value-type="float" office:value="0.111878">
                <text:p>0.111878</text:p>
              </table:table-cell>
              <table:table-cell office:value-type="float" office:value="0.024818">
                <text:p>0.024818</text:p>
              </table:table-cell>
              <table:table-cell office:value-type="float" office:value="0.0124826">
                <text:p>0.0124826</text:p>
              </table:table-cell>
              <table:table-cell office:value-type="float" office:value="0.0125955">
                <text:p>0.0125955</text:p>
              </table:table-cell>
              <table:table-cell office:value-type="float" office:value="0.00221103">
                <text:p>0.002211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NaN">
                <text:p>NaN</text:p>
              </table:table-cell>
              <table:table-cell office:value-type="float" office:value="0.160083">
                <text:p>0.160083</text:p>
              </table:table-cell>
              <table:table-cell office:value-type="float" office:value="0.000838463">
                <text:p>0.000838463</text:p>
              </table:table-cell>
              <table:table-cell office:value-type="float" office:value="0.115745">
                <text:p>0.115745</text:p>
              </table:table-cell>
              <table:table-cell office:value-type="float" office:value="0.0257733">
                <text:p>0.0257733</text:p>
              </table:table-cell>
              <table:table-cell office:value-type="float" office:value="0.0124735">
                <text:p>0.0124735</text:p>
              </table:table-cell>
              <table:table-cell office:value-type="float" office:value="0.0111823">
                <text:p>0.0111823</text:p>
              </table:table-cell>
              <table:table-cell office:value-type="float" office:value="0.00218893">
                <text:p>0.002188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NaN">
                <text:p>NaN</text:p>
              </table:table-cell>
              <table:table-cell office:value-type="float" office:value="0.157877">
                <text:p>0.157877</text:p>
              </table:table-cell>
              <table:table-cell office:value-type="float" office:value="0.000851095">
                <text:p>0.000851095</text:p>
              </table:table-cell>
              <table:table-cell office:value-type="float" office:value="0.116444">
                <text:p>0.116444</text:p>
              </table:table-cell>
              <table:table-cell office:value-type="float" office:value="0.0250742">
                <text:p>0.0250742</text:p>
              </table:table-cell>
              <table:table-cell office:value-type="float" office:value="0.0194378">
                <text:p>0.0194378</text:p>
              </table:table-cell>
              <table:table-cell office:value-type="float" office:value="0.012091">
                <text:p>0.012091</text:p>
              </table:table-cell>
              <table:table-cell office:value-type="float" office:value="0.00217629">
                <text:p>0.002176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NaN">
                <text:p>NaN</text:p>
              </table:table-cell>
              <table:table-cell office:value-type="float" office:value="0.153552">
                <text:p>0.153552</text:p>
              </table:table-cell>
              <table:table-cell office:value-type="float" office:value="0.000821883">
                <text:p>0.000821883</text:p>
              </table:table-cell>
              <table:table-cell office:value-type="float" office:value="0.11646">
                <text:p>0.11646</text:p>
              </table:table-cell>
              <table:table-cell office:value-type="float" office:value="0.027089">
                <text:p>0.027089</text:p>
              </table:table-cell>
              <table:table-cell office:value-type="float" office:value="0.0127874">
                <text:p>0.0127874</text:p>
              </table:table-cell>
              <table:table-cell office:value-type="float" office:value="0.0126488">
                <text:p>0.0126488</text:p>
              </table:table-cell>
              <table:table-cell office:value-type="float" office:value="0.00219129">
                <text:p>0.002191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NaN">
                <text:p>NaN</text:p>
              </table:table-cell>
              <table:table-cell office:value-type="float" office:value="0.15639">
                <text:p>0.15639</text:p>
              </table:table-cell>
              <table:table-cell office:value-type="float" office:value="0.00082741">
                <text:p>0.00082741</text:p>
              </table:table-cell>
              <table:table-cell office:value-type="float" office:value="0.115842">
                <text:p>0.115842</text:p>
              </table:table-cell>
              <table:table-cell office:value-type="float" office:value="0.0270775">
                <text:p>0.0270775</text:p>
              </table:table-cell>
              <table:table-cell office:value-type="float" office:value="0.0124179">
                <text:p>0.0124179</text:p>
              </table:table-cell>
              <table:table-cell office:value-type="float" office:value="0.0114945">
                <text:p>0.0114945</text:p>
              </table:table-cell>
              <table:table-cell office:value-type="float" office:value="0.00221577">
                <text:p>0.002215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NaN">
                <text:p>NaN</text:p>
              </table:table-cell>
              <table:table-cell office:value-type="float" office:value="0.155876">
                <text:p>0.155876</text:p>
              </table:table-cell>
              <table:table-cell office:value-type="float" office:value="0.000787145">
                <text:p>0.000787145</text:p>
              </table:table-cell>
              <table:table-cell office:value-type="float" office:value="0.11504">
                <text:p>0.11504</text:p>
              </table:table-cell>
              <table:table-cell office:value-type="float" office:value="0.0256844">
                <text:p>0.0256844</text:p>
              </table:table-cell>
              <table:table-cell office:value-type="float" office:value="0.0123121">
                <text:p>0.0123121</text:p>
              </table:table-cell>
              <table:table-cell office:value-type="float" office:value="0.00957048">
                <text:p>0.00957048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NaN">
                <text:p>NaN</text:p>
              </table:table-cell>
              <table:table-cell office:value-type="float" office:value="0.153004">
                <text:p>0.153004</text:p>
              </table:table-cell>
              <table:table-cell office:value-type="float" office:value="0.000837279">
                <text:p>0.000837279</text:p>
              </table:table-cell>
              <table:table-cell office:value-type="float" office:value="0.11363">
                <text:p>0.11363</text:p>
              </table:table-cell>
              <table:table-cell office:value-type="float" office:value="0.0256517">
                <text:p>0.0256517</text:p>
              </table:table-cell>
              <table:table-cell office:value-type="float" office:value="0.013233">
                <text:p>0.013233</text:p>
              </table:table-cell>
              <table:table-cell office:value-type="float" office:value="0.0132757">
                <text:p>0.0132757</text:p>
              </table:table-cell>
              <table:table-cell office:value-type="float" office:value="0.00212892">
                <text:p>0.002128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NaN">
                <text:p>NaN</text:p>
              </table:table-cell>
              <table:table-cell office:value-type="float" office:value="0.153002">
                <text:p>0.153002</text:p>
              </table:table-cell>
              <table:table-cell office:value-type="float" office:value="0.000820304">
                <text:p>0.000820304</text:p>
              </table:table-cell>
              <table:table-cell office:value-type="float" office:value="0.123292">
                <text:p>0.123292</text:p>
              </table:table-cell>
              <table:table-cell office:value-type="float" office:value="0.0267771">
                <text:p>0.0267771</text:p>
              </table:table-cell>
              <table:table-cell office:value-type="float" office:value="0.0126583">
                <text:p>0.0126583</text:p>
              </table:table-cell>
              <table:table-cell office:value-type="float" office:value="0.0127522">
                <text:p>0.0127522</text:p>
              </table:table-cell>
              <table:table-cell office:value-type="float" office:value="0.00222682">
                <text:p>0.002226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NaN">
                <text:p>NaN</text:p>
              </table:table-cell>
              <table:table-cell office:value-type="float" office:value="0.158042">
                <text:p>0.158042</text:p>
              </table:table-cell>
              <table:table-cell office:value-type="float" office:value="0.000839253">
                <text:p>0.000839253</text:p>
              </table:table-cell>
              <table:table-cell office:value-type="float" office:value="0.117327">
                <text:p>0.117327</text:p>
              </table:table-cell>
              <table:table-cell office:value-type="float" office:value="0.0263662">
                <text:p>0.0263662</text:p>
              </table:table-cell>
              <table:table-cell office:value-type="float" office:value="0.0136823">
                <text:p>0.0136823</text:p>
              </table:table-cell>
              <table:table-cell office:value-type="float" office:value="0.00885518">
                <text:p>0.00885518</text:p>
              </table:table-cell>
              <table:table-cell office:value-type="float" office:value="0.00207129">
                <text:p>0.002071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NaN">
                <text:p>NaN</text:p>
              </table:table-cell>
              <table:table-cell office:value-type="float" office:value="0.154019">
                <text:p>0.154019</text:p>
              </table:table-cell>
              <table:table-cell office:value-type="float" office:value="0.000795829">
                <text:p>0.000795829</text:p>
              </table:table-cell>
              <table:table-cell office:value-type="float" office:value="0.114383">
                <text:p>0.114383</text:p>
              </table:table-cell>
              <table:table-cell office:value-type="float" office:value="0.0253754">
                <text:p>0.0253754</text:p>
              </table:table-cell>
              <table:table-cell office:value-type="float" office:value="0.012305">
                <text:p>0.012305</text:p>
              </table:table-cell>
              <table:table-cell office:value-type="float" office:value="0.0129907">
                <text:p>0.0129907</text:p>
              </table:table-cell>
              <table:table-cell office:value-type="float" office:value="0.00212498">
                <text:p>0.002124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NaN">
                <text:p>NaN</text:p>
              </table:table-cell>
              <table:table-cell office:value-type="float" office:value="0.156648">
                <text:p>0.156648</text:p>
              </table:table-cell>
              <table:table-cell office:value-type="float" office:value="0.000832542">
                <text:p>0.000832542</text:p>
              </table:table-cell>
              <table:table-cell office:value-type="float" office:value="0.115436">
                <text:p>0.115436</text:p>
              </table:table-cell>
              <table:table-cell office:value-type="float" office:value="0.0258735">
                <text:p>0.0258735</text:p>
              </table:table-cell>
              <table:table-cell office:value-type="float" office:value="0.0152127">
                <text:p>0.0152127</text:p>
              </table:table-cell>
              <table:table-cell office:value-type="float" office:value="0.0123113">
                <text:p>0.0123113</text:p>
              </table:table-cell>
              <table:table-cell office:value-type="float" office:value="0.00217274">
                <text:p>0.002172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NaN">
                <text:p>NaN</text:p>
              </table:table-cell>
              <table:table-cell office:value-type="float" office:value="0.155312">
                <text:p>0.155312</text:p>
              </table:table-cell>
              <table:table-cell office:value-type="float" office:value="0.00078675">
                <text:p>0.00078675</text:p>
              </table:table-cell>
              <table:table-cell office:value-type="float" office:value="0.117022">
                <text:p>0.117022</text:p>
              </table:table-cell>
              <table:table-cell office:value-type="float" office:value="0.0261368">
                <text:p>0.0261368</text:p>
              </table:table-cell>
              <table:table-cell office:value-type="float" office:value="0.019407">
                <text:p>0.019407</text:p>
              </table:table-cell>
              <table:table-cell office:value-type="float" office:value="0.00767486">
                <text:p>0.00767486</text:p>
              </table:table-cell>
              <table:table-cell office:value-type="float" office:value="0.00214787">
                <text:p>0.002147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NaN">
                <text:p>NaN</text:p>
              </table:table-cell>
              <table:table-cell office:value-type="float" office:value="0.158648">
                <text:p>0.158648</text:p>
              </table:table-cell>
              <table:table-cell office:value-type="float" office:value="0.000821883">
                <text:p>0.000821883</text:p>
              </table:table-cell>
              <table:table-cell office:value-type="float" office:value="0.115347">
                <text:p>0.115347</text:p>
              </table:table-cell>
              <table:table-cell office:value-type="float" office:value="0.0320073">
                <text:p>0.0320073</text:p>
              </table:table-cell>
              <table:table-cell office:value-type="float" office:value="0.0131225">
                <text:p>0.0131225</text:p>
              </table:table-cell>
              <table:table-cell office:value-type="float" office:value="0.0107228">
                <text:p>0.0107228</text:p>
              </table:table-cell>
              <table:table-cell office:value-type="float" office:value="0.00216406">
                <text:p>0.002164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NaN">
                <text:p>NaN</text:p>
              </table:table-cell>
              <table:table-cell office:value-type="float" office:value="0.154138">
                <text:p>0.154138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116915">
                <text:p>0.116915</text:p>
              </table:table-cell>
              <table:table-cell office:value-type="float" office:value="0.0319524">
                <text:p>0.0319524</text:p>
              </table:table-cell>
              <table:table-cell office:value-type="float" office:value="0.0120389">
                <text:p>0.0120389</text:p>
              </table:table-cell>
              <table:table-cell office:value-type="float" office:value="0.00756196">
                <text:p>0.00756196</text:p>
              </table:table-cell>
              <table:table-cell office:value-type="float" office:value="0.00214669">
                <text:p>0.0021466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NaN">
                <text:p>NaN</text:p>
              </table:table-cell>
              <table:table-cell office:value-type="float" office:value="0.158536">
                <text:p>0.158536</text:p>
              </table:table-cell>
              <table:table-cell office:value-type="float" office:value="0.00099005">
                <text:p>0.00099005</text:p>
              </table:table-cell>
              <table:table-cell office:value-type="float" office:value="0.114595">
                <text:p>0.114595</text:p>
              </table:table-cell>
              <table:table-cell office:value-type="float" office:value="0.0255179">
                <text:p>0.0255179</text:p>
              </table:table-cell>
              <table:table-cell office:value-type="float" office:value="0.012513">
                <text:p>0.012513</text:p>
              </table:table-cell>
              <table:table-cell office:value-type="float" office:value="0.00768433">
                <text:p>0.00768433</text:p>
              </table:table-cell>
              <table:table-cell office:value-type="float" office:value="0.00213563">
                <text:p>0.002135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NaN">
                <text:p>NaN</text:p>
              </table:table-cell>
              <table:table-cell office:value-type="float" office:value="0.160088">
                <text:p>0.160088</text:p>
              </table:table-cell>
              <table:table-cell office:value-type="float" office:value="0.000881492">
                <text:p>0.000881492</text:p>
              </table:table-cell>
              <table:table-cell office:value-type="float" office:value="0.116917">
                <text:p>0.116917</text:p>
              </table:table-cell>
              <table:table-cell office:value-type="float" office:value="0.0259513">
                <text:p>0.0259513</text:p>
              </table:table-cell>
              <table:table-cell office:value-type="float" office:value="0.0124009">
                <text:p>0.0124009</text:p>
              </table:table-cell>
              <table:table-cell office:value-type="float" office:value="0.0068214">
                <text:p>0.0068214</text:p>
              </table:table-cell>
              <table:table-cell office:value-type="float" office:value="0.0021159">
                <text:p>0.00211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NaN">
                <text:p>NaN</text:p>
              </table:table-cell>
              <table:table-cell office:value-type="float" office:value="0.155023">
                <text:p>0.155023</text:p>
              </table:table-cell>
              <table:table-cell office:value-type="float" office:value="0.000887808">
                <text:p>0.000887808</text:p>
              </table:table-cell>
              <table:table-cell office:value-type="float" office:value="0.11925">
                <text:p>0.11925</text:p>
              </table:table-cell>
              <table:table-cell office:value-type="float" office:value="0.0257796">
                <text:p>0.0257796</text:p>
              </table:table-cell>
              <table:table-cell office:value-type="float" office:value="0.0125651">
                <text:p>0.0125651</text:p>
              </table:table-cell>
              <table:table-cell office:value-type="float" office:value="0.00697496">
                <text:p>0.00697496</text:p>
              </table:table-cell>
              <table:table-cell office:value-type="float" office:value="0.00218024">
                <text:p>0.002180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NaN">
                <text:p>NaN</text:p>
              </table:table-cell>
              <table:table-cell office:value-type="float" office:value="0.15422">
                <text:p>0.15422</text:p>
              </table:table-cell>
              <table:table-cell office:value-type="float" office:value="0.000818725">
                <text:p>0.000818725</text:p>
              </table:table-cell>
              <table:table-cell office:value-type="float" office:value="0.114049">
                <text:p>0.114049</text:p>
              </table:table-cell>
              <table:table-cell office:value-type="float" office:value="0.0255597">
                <text:p>0.0255597</text:p>
              </table:table-cell>
              <table:table-cell office:value-type="float" office:value="0.0127281">
                <text:p>0.0127281</text:p>
              </table:table-cell>
              <table:table-cell office:value-type="float" office:value="0.00667218">
                <text:p>0.00667218</text:p>
              </table:table-cell>
              <table:table-cell office:value-type="float" office:value="0.00223038">
                <text:p>0.002230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NaN">
                <text:p>NaN</text:p>
              </table:table-cell>
              <table:table-cell office:value-type="float" office:value="0.184498">
                <text:p>0.184498</text:p>
              </table:table-cell>
              <table:table-cell office:value-type="float" office:value="0.000848727">
                <text:p>0.000848727</text:p>
              </table:table-cell>
              <table:table-cell office:value-type="float" office:value="0.116028">
                <text:p>0.116028</text:p>
              </table:table-cell>
              <table:table-cell office:value-type="float" office:value="0.025324">
                <text:p>0.025324</text:p>
              </table:table-cell>
              <table:table-cell office:value-type="float" office:value="0.0132275">
                <text:p>0.0132275</text:p>
              </table:table-cell>
              <table:table-cell office:value-type="float" office:value="0.00679574">
                <text:p>0.00679574</text:p>
              </table:table-cell>
              <table:table-cell office:value-type="float" office:value="0.00222011">
                <text:p>0.002220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NaN">
                <text:p>NaN</text:p>
              </table:table-cell>
              <table:table-cell office:value-type="float" office:value="0.176165">
                <text:p>0.176165</text:p>
              </table:table-cell>
              <table:table-cell office:value-type="float" office:value="0.000830568">
                <text:p>0.000830568</text:p>
              </table:table-cell>
              <table:table-cell office:value-type="float" office:value="0.113542">
                <text:p>0.113542</text:p>
              </table:table-cell>
              <table:table-cell office:value-type="float" office:value="0.0253884">
                <text:p>0.0253884</text:p>
              </table:table-cell>
              <table:table-cell office:value-type="float" office:value="0.0138378">
                <text:p>0.0138378</text:p>
              </table:table-cell>
              <table:table-cell office:value-type="float" office:value="0.00692798">
                <text:p>0.00692798</text:p>
              </table:table-cell>
              <table:table-cell office:value-type="float" office:value="0.00219564">
                <text:p>0.002195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NaN">
                <text:p>NaN</text:p>
              </table:table-cell>
              <table:table-cell office:value-type="float" office:value="0.176009">
                <text:p>0.176009</text:p>
              </table:table-cell>
              <table:table-cell office:value-type="float" office:value="0.000823068">
                <text:p>0.000823068</text:p>
              </table:table-cell>
              <table:table-cell office:value-type="float" office:value="0.11364">
                <text:p>0.11364</text:p>
              </table:table-cell>
              <table:table-cell office:value-type="float" office:value="0.0253106">
                <text:p>0.0253106</text:p>
              </table:table-cell>
              <table:table-cell office:value-type="float" office:value="0.0121897">
                <text:p>0.0121897</text:p>
              </table:table-cell>
              <table:table-cell office:value-type="float" office:value="0.0066556">
                <text:p>0.0066556</text:p>
              </table:table-cell>
              <table:table-cell office:value-type="float" office:value="0.00233025">
                <text:p>0.002330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NaN">
                <text:p>NaN</text:p>
              </table:table-cell>
              <table:table-cell office:value-type="float" office:value="0.175393">
                <text:p>0.175393</text:p>
              </table:table-cell>
              <table:table-cell office:value-type="float" office:value="0.000838858">
                <text:p>0.000838858</text:p>
              </table:table-cell>
              <table:table-cell office:value-type="float" office:value="0.116535">
                <text:p>0.116535</text:p>
              </table:table-cell>
              <table:table-cell office:value-type="float" office:value="0.0388867">
                <text:p>0.0388867</text:p>
              </table:table-cell>
              <table:table-cell office:value-type="float" office:value="0.011204">
                <text:p>0.011204</text:p>
              </table:table-cell>
              <table:table-cell office:value-type="float" office:value="0.00766223">
                <text:p>0.00766223</text:p>
              </table:table-cell>
              <table:table-cell office:value-type="float" office:value="0.00220353">
                <text:p>0.002203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NaN">
                <text:p>NaN</text:p>
              </table:table-cell>
              <table:table-cell office:value-type="float" office:value="0.158289">
                <text:p>0.158289</text:p>
              </table:table-cell>
              <table:table-cell office:value-type="float" office:value="0.000801751">
                <text:p>0.000801751</text:p>
              </table:table-cell>
              <table:table-cell office:value-type="float" office:value="0.11488">
                <text:p>0.11488</text:p>
              </table:table-cell>
              <table:table-cell office:value-type="float" office:value="0.0262683">
                <text:p>0.0262683</text:p>
              </table:table-cell>
              <table:table-cell office:value-type="float" office:value="0.0110252">
                <text:p>0.0110252</text:p>
              </table:table-cell>
              <table:table-cell office:value-type="float" office:value="0.0090869">
                <text:p>0.0090869</text:p>
              </table:table-cell>
              <table:table-cell office:value-type="float" office:value="0.00213919">
                <text:p>0.002139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  <table:table-cell office:value-type="float" office:value="0.180795">
                <text:p>0.180795</text:p>
              </table:table-cell>
              <table:table-cell office:value-type="float" office:value="0.000836489">
                <text:p>0.000836489</text:p>
              </table:table-cell>
              <table:table-cell office:value-type="float" office:value="0.117766">
                <text:p>0.117766</text:p>
              </table:table-cell>
              <table:table-cell office:value-type="float" office:value="0.0274897">
                <text:p>0.0274897</text:p>
              </table:table-cell>
              <table:table-cell office:value-type="float" office:value="0.0116939">
                <text:p>0.0116939</text:p>
              </table:table-cell>
              <table:table-cell office:value-type="float" office:value="0.0084174">
                <text:p>0.0084174</text:p>
              </table:table-cell>
              <table:table-cell office:value-type="float" office:value="0.00211392">
                <text:p>0.002113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NaN">
                <text:p>NaN</text:p>
              </table:table-cell>
              <table:table-cell office:value-type="float" office:value="0.167965">
                <text:p>0.167965</text:p>
              </table:table-cell>
              <table:table-cell office:value-type="float" office:value="0.000795435">
                <text:p>0.000795435</text:p>
              </table:table-cell>
              <table:table-cell office:value-type="float" office:value="0.115953">
                <text:p>0.115953</text:p>
              </table:table-cell>
              <table:table-cell office:value-type="float" office:value="0.0271186">
                <text:p>0.0271186</text:p>
              </table:table-cell>
              <table:table-cell office:value-type="float" office:value="0.0116303">
                <text:p>0.0116303</text:p>
              </table:table-cell>
              <table:table-cell office:value-type="float" office:value="0.00927718">
                <text:p>0.00927718</text:p>
              </table:table-cell>
              <table:table-cell office:value-type="float" office:value="0.00215813">
                <text:p>0.002158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NaN">
                <text:p>NaN</text:p>
              </table:table-cell>
              <table:table-cell office:value-type="float" office:value="0.163068">
                <text:p>0.163068</text:p>
              </table:table-cell>
              <table:table-cell office:value-type="float" office:value="0.000836095">
                <text:p>0.000836095</text:p>
              </table:table-cell>
              <table:table-cell office:value-type="float" office:value="0.113826">
                <text:p>0.113826</text:p>
              </table:table-cell>
              <table:table-cell office:value-type="float" office:value="0.0252222">
                <text:p>0.0252222</text:p>
              </table:table-cell>
              <table:table-cell office:value-type="float" office:value="0.0126591">
                <text:p>0.0126591</text:p>
              </table:table-cell>
              <table:table-cell office:value-type="float" office:value="0.00851253">
                <text:p>0.00851253</text:p>
              </table:table-cell>
              <table:table-cell office:value-type="float" office:value="0.00213287">
                <text:p>0.002132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NaN">
                <text:p>NaN</text:p>
              </table:table-cell>
              <table:table-cell office:value-type="float" office:value="0.167264">
                <text:p>0.167264</text:p>
              </table:table-cell>
              <table:table-cell office:value-type="float" office:value="0.000816357">
                <text:p>0.000816357</text:p>
              </table:table-cell>
              <table:table-cell office:value-type="float" office:value="0.115229">
                <text:p>0.115229</text:p>
              </table:table-cell>
              <table:table-cell office:value-type="float" office:value="0.025688">
                <text:p>0.025688</text:p>
              </table:table-cell>
              <table:table-cell office:value-type="float" office:value="0.0136266">
                <text:p>0.0136266</text:p>
              </table:table-cell>
              <table:table-cell office:value-type="float" office:value="0.00836332">
                <text:p>0.00836332</text:p>
              </table:table-cell>
              <table:table-cell office:value-type="float" office:value="0.00220077">
                <text:p>0.002200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NaN">
                <text:p>NaN</text:p>
              </table:table-cell>
              <table:table-cell office:value-type="float" office:value="0.161986">
                <text:p>0.161986</text:p>
              </table:table-cell>
              <table:table-cell office:value-type="float" office:value="0.000831358">
                <text:p>0.000831358</text:p>
              </table:table-cell>
              <table:table-cell office:value-type="float" office:value="0.121921">
                <text:p>0.121921</text:p>
              </table:table-cell>
              <table:table-cell office:value-type="float" office:value="0.0263895">
                <text:p>0.0263895</text:p>
              </table:table-cell>
              <table:table-cell office:value-type="float" office:value="0.0134979">
                <text:p>0.0134979</text:p>
              </table:table-cell>
              <table:table-cell office:value-type="float" office:value="0.00843674">
                <text:p>0.00843674</text:p>
              </table:table-cell>
              <table:table-cell office:value-type="float" office:value="0.00280356">
                <text:p>0.002803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NaN">
                <text:p>NaN</text:p>
              </table:table-cell>
              <table:table-cell office:value-type="float" office:value="0.173335">
                <text:p>0.173335</text:p>
              </table:table-cell>
              <table:table-cell office:value-type="float" office:value="0.000798988">
                <text:p>0.000798988</text:p>
              </table:table-cell>
              <table:table-cell office:value-type="float" office:value="0.112938">
                <text:p>0.112938</text:p>
              </table:table-cell>
              <table:table-cell office:value-type="float" office:value="0.0264898">
                <text:p>0.0264898</text:p>
              </table:table-cell>
              <table:table-cell office:value-type="float" office:value="0.012389">
                <text:p>0.012389</text:p>
              </table:table-cell>
              <table:table-cell office:value-type="float" office:value="0.0077621">
                <text:p>0.0077621</text:p>
              </table:table-cell>
              <table:table-cell office:value-type="float" office:value="0.00216958">
                <text:p>0.002169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NaN">
                <text:p>NaN</text:p>
              </table:table-cell>
              <table:table-cell office:value-type="float" office:value="0.163996">
                <text:p>0.163996</text:p>
              </table:table-cell>
              <table:table-cell office:value-type="float" office:value="0.000821489">
                <text:p>0.000821489</text:p>
              </table:table-cell>
              <table:table-cell office:value-type="float" office:value="0.11068">
                <text:p>0.11068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113682">
                <text:p>0.0113682</text:p>
              </table:table-cell>
              <table:table-cell office:value-type="float" office:value="0.00700456">
                <text:p>0.00700456</text:p>
              </table:table-cell>
              <table:table-cell office:value-type="float" office:value="0.00213405">
                <text:p>0.002134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NaN">
                <text:p>NaN</text:p>
              </table:table-cell>
              <table:table-cell office:value-type="float" office:value="0.181888">
                <text:p>0.181888</text:p>
              </table:table-cell>
              <table:table-cell office:value-type="float" office:value="0.000802146">
                <text:p>0.000802146</text:p>
              </table:table-cell>
              <table:table-cell office:value-type="float" office:value="0.11438">
                <text:p>0.11438</text:p>
              </table:table-cell>
              <table:table-cell office:value-type="float" office:value="0.0256256">
                <text:p>0.0256256</text:p>
              </table:table-cell>
              <table:table-cell office:value-type="float" office:value="0.0112111">
                <text:p>0.0112111</text:p>
              </table:table-cell>
              <table:table-cell office:value-type="float" office:value="0.0071597">
                <text:p>0.0071597</text:p>
              </table:table-cell>
              <table:table-cell office:value-type="float" office:value="0.00216287">
                <text:p>0.002162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NaN">
                <text:p>NaN</text:p>
              </table:table-cell>
              <table:table-cell office:value-type="float" office:value="0.179975">
                <text:p>0.179975</text:p>
              </table:table-cell>
              <table:table-cell office:value-type="float" office:value="0.000864517">
                <text:p>0.000864517</text:p>
              </table:table-cell>
              <table:table-cell office:value-type="float" office:value="0.118214">
                <text:p>0.118214</text:p>
              </table:table-cell>
              <table:table-cell office:value-type="float" office:value="0.0306698">
                <text:p>0.0306698</text:p>
              </table:table-cell>
              <table:table-cell office:value-type="float" office:value="0.01316">
                <text:p>0.01316</text:p>
              </table:table-cell>
              <table:table-cell office:value-type="float" office:value="0.00744866">
                <text:p>0.00744866</text:p>
              </table:table-cell>
              <table:table-cell office:value-type="float" office:value="0.00213011">
                <text:p>0.002130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NaN">
                <text:p>NaN</text:p>
              </table:table-cell>
              <table:table-cell office:value-type="float" office:value="0.166304">
                <text:p>0.166304</text:p>
              </table:table-cell>
              <table:table-cell office:value-type="float" office:value="0.000801356">
                <text:p>0.000801356</text:p>
              </table:table-cell>
              <table:table-cell office:value-type="float" office:value="0.118121">
                <text:p>0.118121</text:p>
              </table:table-cell>
              <table:table-cell office:value-type="float" office:value="0.0266086">
                <text:p>0.0266086</text:p>
              </table:table-cell>
              <table:table-cell office:value-type="float" office:value="0.0114653">
                <text:p>0.0114653</text:p>
              </table:table-cell>
              <table:table-cell office:value-type="float" office:value="0.0072955">
                <text:p>0.0072955</text:p>
              </table:table-cell>
              <table:table-cell office:value-type="float" office:value="0.00230222">
                <text:p>0.0023022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NaN">
                <text:p>NaN</text:p>
              </table:table-cell>
              <table:table-cell office:value-type="float" office:value="0.165537">
                <text:p>0.165537</text:p>
              </table:table-cell>
              <table:table-cell office:value-type="float" office:value="0.000861359">
                <text:p>0.000861359</text:p>
              </table:table-cell>
              <table:table-cell office:value-type="float" office:value="0.114784">
                <text:p>0.114784</text:p>
              </table:table-cell>
              <table:table-cell office:value-type="float" office:value="0.0255238">
                <text:p>0.0255238</text:p>
              </table:table-cell>
              <table:table-cell office:value-type="float" office:value="0.0109427">
                <text:p>0.0109427</text:p>
              </table:table-cell>
              <table:table-cell office:value-type="float" office:value="0.00704088">
                <text:p>0.00704088</text:p>
              </table:table-cell>
              <table:table-cell office:value-type="float" office:value="0.00211708">
                <text:p>0.002117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NaN">
                <text:p>NaN</text:p>
              </table:table-cell>
              <table:table-cell office:value-type="float" office:value="0.177982">
                <text:p>0.177982</text:p>
              </table:table-cell>
              <table:table-cell office:value-type="float" office:value="0.000930047">
                <text:p>0.000930047</text:p>
              </table:table-cell>
              <table:table-cell office:value-type="float" office:value="0.120726">
                <text:p>0.120726</text:p>
              </table:table-cell>
              <table:table-cell office:value-type="float" office:value="0.0262162">
                <text:p>0.0262162</text:p>
              </table:table-cell>
              <table:table-cell office:value-type="float" office:value="0.0113662">
                <text:p>0.0113662</text:p>
              </table:table-cell>
              <table:table-cell office:value-type="float" office:value="0.00781263">
                <text:p>0.00781263</text:p>
              </table:table-cell>
              <table:table-cell office:value-type="float" office:value="0.00226196">
                <text:p>0.002261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NaN">
                <text:p>NaN</text:p>
              </table:table-cell>
              <table:table-cell office:value-type="float" office:value="0.166261">
                <text:p>0.166261</text:p>
              </table:table-cell>
              <table:table-cell office:value-type="float" office:value="0.00103663">
                <text:p>0.00103663</text:p>
              </table:table-cell>
              <table:table-cell office:value-type="float" office:value="0.114549">
                <text:p>0.114549</text:p>
              </table:table-cell>
              <table:table-cell office:value-type="float" office:value="0.0255202">
                <text:p>0.0255202</text:p>
              </table:table-cell>
              <table:table-cell office:value-type="float" office:value="0.0128347">
                <text:p>0.0128347</text:p>
              </table:table-cell>
              <table:table-cell office:value-type="float" office:value="0.0091019">
                <text:p>0.0091019</text:p>
              </table:table-cell>
              <table:table-cell office:value-type="float" office:value="0.00213919">
                <text:p>0.002139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NaN">
                <text:p>NaN</text:p>
              </table:table-cell>
              <table:table-cell office:value-type="float" office:value="0.166683">
                <text:p>0.166683</text:p>
              </table:table-cell>
              <table:table-cell office:value-type="float" office:value="0.000909914">
                <text:p>0.000909914</text:p>
              </table:table-cell>
              <table:table-cell office:value-type="float" office:value="0.11412">
                <text:p>0.11412</text:p>
              </table:table-cell>
              <table:table-cell office:value-type="float" office:value="0.0257705">
                <text:p>0.0257705</text:p>
              </table:table-cell>
              <table:table-cell office:value-type="float" office:value="0.0144426">
                <text:p>0.0144426</text:p>
              </table:table-cell>
              <table:table-cell office:value-type="float" office:value="0.00785092">
                <text:p>0.00785092</text:p>
              </table:table-cell>
              <table:table-cell office:value-type="float" office:value="0.00213998">
                <text:p>0.002139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NaN">
                <text:p>NaN</text:p>
              </table:table-cell>
              <table:table-cell office:value-type="float" office:value="0.162573">
                <text:p>0.162573</text:p>
              </table:table-cell>
              <table:table-cell office:value-type="float" office:value="0.000926099">
                <text:p>0.000926099</text:p>
              </table:table-cell>
              <table:table-cell office:value-type="float" office:value="0.11348">
                <text:p>0.11348</text:p>
              </table:table-cell>
              <table:table-cell office:value-type="float" office:value="0.025255">
                <text:p>0.025255</text:p>
              </table:table-cell>
              <table:table-cell office:value-type="float" office:value="0.0126133">
                <text:p>0.0126133</text:p>
              </table:table-cell>
              <table:table-cell office:value-type="float" office:value="0.00710483">
                <text:p>0.00710483</text:p>
              </table:table-cell>
              <table:table-cell office:value-type="float" office:value="0.00218103">
                <text:p>0.002181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NaN">
                <text:p>NaN</text:p>
              </table:table-cell>
              <table:table-cell office:value-type="float" office:value="0.165065">
                <text:p>0.165065</text:p>
              </table:table-cell>
              <table:table-cell office:value-type="float" office:value="0.000857412">
                <text:p>0.000857412</text:p>
              </table:table-cell>
              <table:table-cell office:value-type="float" office:value="0.117103">
                <text:p>0.117103</text:p>
              </table:table-cell>
              <table:table-cell office:value-type="float" office:value="0.0255115">
                <text:p>0.0255115</text:p>
              </table:table-cell>
              <table:table-cell office:value-type="float" office:value="0.0115368">
                <text:p>0.0115368</text:p>
              </table:table-cell>
              <table:table-cell office:value-type="float" office:value="0.0074538">
                <text:p>0.0074538</text:p>
              </table:table-cell>
              <table:table-cell office:value-type="float" office:value="0.00215971">
                <text:p>0.002159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NaN">
                <text:p>NaN</text:p>
              </table:table-cell>
              <table:table-cell office:value-type="float" office:value="0.165401">
                <text:p>0.165401</text:p>
              </table:table-cell>
              <table:table-cell office:value-type="float" office:value="0.000874781">
                <text:p>0.000874781</text:p>
              </table:table-cell>
              <table:table-cell office:value-type="float" office:value="0.11708">
                <text:p>0.11708</text:p>
              </table:table-cell>
              <table:table-cell office:value-type="float" office:value="0.0258763">
                <text:p>0.0258763</text:p>
              </table:table-cell>
              <table:table-cell office:value-type="float" office:value="0.0112174">
                <text:p>0.0112174</text:p>
              </table:table-cell>
              <table:table-cell office:value-type="float" office:value="0.0071747">
                <text:p>0.0071747</text:p>
              </table:table-cell>
              <table:table-cell office:value-type="float" office:value="0.0021834">
                <text:p>0.00218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NaN">
                <text:p>NaN</text:p>
              </table:table-cell>
              <table:table-cell office:value-type="float" office:value="0.164591">
                <text:p>0.164591</text:p>
              </table:table-cell>
              <table:table-cell office:value-type="float" office:value="0.000825041">
                <text:p>0.000825041</text:p>
              </table:table-cell>
              <table:table-cell office:value-type="float" office:value="0.117948">
                <text:p>0.117948</text:p>
              </table:table-cell>
              <table:table-cell office:value-type="float" office:value="0.0262647">
                <text:p>0.0262647</text:p>
              </table:table-cell>
              <table:table-cell office:value-type="float" office:value="0.013447">
                <text:p>0.013447</text:p>
              </table:table-cell>
              <table:table-cell office:value-type="float" office:value="0.00716444">
                <text:p>0.00716444</text:p>
              </table:table-cell>
              <table:table-cell office:value-type="float" office:value="0.0021909">
                <text:p>0.00219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NaN">
                <text:p>NaN</text:p>
              </table:table-cell>
              <table:table-cell office:value-type="float" office:value="0.165085">
                <text:p>0.165085</text:p>
              </table:table-cell>
              <table:table-cell office:value-type="float" office:value="0.000855832">
                <text:p>0.000855832</text:p>
              </table:table-cell>
              <table:table-cell office:value-type="float" office:value="0.115222">
                <text:p>0.115222</text:p>
              </table:table-cell>
              <table:table-cell office:value-type="float" office:value="0.0275745">
                <text:p>0.0275745</text:p>
              </table:table-cell>
              <table:table-cell office:value-type="float" office:value="0.0137348">
                <text:p>0.0137348</text:p>
              </table:table-cell>
              <table:table-cell office:value-type="float" office:value="0.00720747">
                <text:p>0.00720747</text:p>
              </table:table-cell>
              <table:table-cell office:value-type="float" office:value="0.00218537">
                <text:p>0.002185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NaN">
                <text:p>NaN</text:p>
              </table:table-cell>
              <table:table-cell office:value-type="float" office:value="0.161883">
                <text:p>0.161883</text:p>
              </table:table-cell>
              <table:table-cell office:value-type="float" office:value="0.000932021">
                <text:p>0.000932021</text:p>
              </table:table-cell>
              <table:table-cell office:value-type="float" office:value="0.114421">
                <text:p>0.114421</text:p>
              </table:table-cell>
              <table:table-cell office:value-type="float" office:value="0.0256027">
                <text:p>0.0256027</text:p>
              </table:table-cell>
              <table:table-cell office:value-type="float" office:value="0.0127724">
                <text:p>0.0127724</text:p>
              </table:table-cell>
              <table:table-cell office:value-type="float" office:value="0.00706299">
                <text:p>0.00706299</text:p>
              </table:table-cell>
              <table:table-cell office:value-type="float" office:value="0.00220235">
                <text:p>0.002202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NaN">
                <text:p>NaN</text:p>
              </table:table-cell>
              <table:table-cell office:value-type="float" office:value="0.162583">
                <text:p>0.162583</text:p>
              </table:table-cell>
              <table:table-cell office:value-type="float" office:value="0.000948995">
                <text:p>0.000948995</text:p>
              </table:table-cell>
              <table:table-cell office:value-type="float" office:value="0.116933">
                <text:p>0.116933</text:p>
              </table:table-cell>
              <table:table-cell office:value-type="float" office:value="0.0263038">
                <text:p>0.0263038</text:p>
              </table:table-cell>
              <table:table-cell office:value-type="float" office:value="0.013179">
                <text:p>0.013179</text:p>
              </table:table-cell>
              <table:table-cell office:value-type="float" office:value="0.00716878">
                <text:p>0.00716878</text:p>
              </table:table-cell>
              <table:table-cell office:value-type="float" office:value="0.00214787">
                <text:p>0.002147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NaN">
                <text:p>NaN</text:p>
              </table:table-cell>
              <table:table-cell office:value-type="float" office:value="0.167865">
                <text:p>0.167865</text:p>
              </table:table-cell>
              <table:table-cell office:value-type="float" office:value="0.000961627">
                <text:p>0.000961627</text:p>
              </table:table-cell>
              <table:table-cell office:value-type="float" office:value="0.112238">
                <text:p>0.112238</text:p>
              </table:table-cell>
              <table:table-cell office:value-type="float" office:value="0.0261708">
                <text:p>0.0261708</text:p>
              </table:table-cell>
              <table:table-cell office:value-type="float" office:value="0.0119331">
                <text:p>0.0119331</text:p>
              </table:table-cell>
              <table:table-cell office:value-type="float" office:value="0.00704996">
                <text:p>0.00704996</text:p>
              </table:table-cell>
              <table:table-cell office:value-type="float" office:value="0.00214511">
                <text:p>0.002145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NaN">
                <text:p>NaN</text:p>
              </table:table-cell>
              <table:table-cell office:value-type="float" office:value="0.166321">
                <text:p>0.166321</text:p>
              </table:table-cell>
              <table:table-cell office:value-type="float" office:value="0.000887018">
                <text:p>0.000887018</text:p>
              </table:table-cell>
              <table:table-cell office:value-type="float" office:value="0.1192">
                <text:p>0.1192</text:p>
              </table:table-cell>
              <table:table-cell office:value-type="float" office:value="0.02701">
                <text:p>0.02701</text:p>
              </table:table-cell>
              <table:table-cell office:value-type="float" office:value="0.0113315">
                <text:p>0.0113315</text:p>
              </table:table-cell>
              <table:table-cell office:value-type="float" office:value="0.00698048">
                <text:p>0.00698048</text:p>
              </table:table-cell>
              <table:table-cell office:value-type="float" office:value="0.00220274">
                <text:p>0.002202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NaN">
                <text:p>NaN</text:p>
              </table:table-cell>
              <table:table-cell office:value-type="float" office:value="0.180102">
                <text:p>0.180102</text:p>
              </table:table-cell>
              <table:table-cell office:value-type="float" office:value="0.000912283">
                <text:p>0.000912283</text:p>
              </table:table-cell>
              <table:table-cell office:value-type="float" office:value="0.118833">
                <text:p>0.118833</text:p>
              </table:table-cell>
              <table:table-cell office:value-type="float" office:value="0.0261854">
                <text:p>0.0261854</text:p>
              </table:table-cell>
              <table:table-cell office:value-type="float" office:value="0.0116165">
                <text:p>0.0116165</text:p>
              </table:table-cell>
              <table:table-cell office:value-type="float" office:value="0.00848016">
                <text:p>0.00848016</text:p>
              </table:table-cell>
              <table:table-cell office:value-type="float" office:value="0.00217985">
                <text:p>0.002179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NaN">
                <text:p>NaN</text:p>
              </table:table-cell>
              <table:table-cell office:value-type="float" office:value="0.168702">
                <text:p>0.168702</text:p>
              </table:table-cell>
              <table:table-cell office:value-type="float" office:value="0.000849911">
                <text:p>0.000849911</text:p>
              </table:table-cell>
              <table:table-cell office:value-type="float" office:value="0.115133">
                <text:p>0.115133</text:p>
              </table:table-cell>
              <table:table-cell office:value-type="float" office:value="0.0254125">
                <text:p>0.0254125</text:p>
              </table:table-cell>
              <table:table-cell office:value-type="float" office:value="0.0125837">
                <text:p>0.0125837</text:p>
              </table:table-cell>
              <table:table-cell office:value-type="float" office:value="0.00798237">
                <text:p>0.00798237</text:p>
              </table:table-cell>
              <table:table-cell office:value-type="float" office:value="0.00214155">
                <text:p>0.002141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NaN">
                <text:p>NaN</text:p>
              </table:table-cell>
              <table:table-cell office:value-type="float" office:value="0.178124">
                <text:p>0.178124</text:p>
              </table:table-cell>
              <table:table-cell office:value-type="float" office:value="0.000879518">
                <text:p>0.000879518</text:p>
              </table:table-cell>
              <table:table-cell office:value-type="float" office:value="0.113913">
                <text:p>0.113913</text:p>
              </table:table-cell>
              <table:table-cell office:value-type="float" office:value="0.0253114">
                <text:p>0.0253114</text:p>
              </table:table-cell>
              <table:table-cell office:value-type="float" office:value="0.0134458">
                <text:p>0.0134458</text:p>
              </table:table-cell>
              <table:table-cell office:value-type="float" office:value="0.00880228">
                <text:p>0.00880228</text:p>
              </table:table-cell>
              <table:table-cell office:value-type="float" office:value="0.00217669">
                <text:p>0.0021766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NaN">
                <text:p>NaN</text:p>
              </table:table-cell>
              <table:table-cell office:value-type="float" office:value="0.181396">
                <text:p>0.181396</text:p>
              </table:table-cell>
              <table:table-cell office:value-type="float" office:value="0.000880702">
                <text:p>0.000880702</text:p>
              </table:table-cell>
              <table:table-cell office:value-type="float" office:value="0.121733">
                <text:p>0.121733</text:p>
              </table:table-cell>
              <table:table-cell office:value-type="float" office:value="0.0281805">
                <text:p>0.0281805</text:p>
              </table:table-cell>
              <table:table-cell office:value-type="float" office:value="0.0132445">
                <text:p>0.0132445</text:p>
              </table:table-cell>
              <table:table-cell office:value-type="float" office:value="0.00852003">
                <text:p>0.00852003</text:p>
              </table:table-cell>
              <table:table-cell office:value-type="float" office:value="0.00220432">
                <text:p>0.002204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NaN">
                <text:p>NaN</text:p>
              </table:table-cell>
              <table:table-cell office:value-type="float" office:value="0.170118">
                <text:p>0.170118</text:p>
              </table:table-cell>
              <table:table-cell office:value-type="float" office:value="0.000880307">
                <text:p>0.000880307</text:p>
              </table:table-cell>
              <table:table-cell office:value-type="float" office:value="0.118834">
                <text:p>0.118834</text:p>
              </table:table-cell>
              <table:table-cell office:value-type="float" office:value="0.0286499">
                <text:p>0.0286499</text:p>
              </table:table-cell>
              <table:table-cell office:value-type="float" office:value="0.0130214">
                <text:p>0.0130214</text:p>
              </table:table-cell>
              <table:table-cell office:value-type="float" office:value="0.00706141">
                <text:p>0.00706141</text:p>
              </table:table-cell>
              <table:table-cell office:value-type="float" office:value="0.00220906">
                <text:p>0.002209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NaN">
                <text:p>NaN</text:p>
              </table:table-cell>
              <table:table-cell office:value-type="float" office:value="0.179034">
                <text:p>0.179034</text:p>
              </table:table-cell>
              <table:table-cell office:value-type="float" office:value="0.000846753">
                <text:p>0.000846753</text:p>
              </table:table-cell>
              <table:table-cell office:value-type="float" office:value="0.117066">
                <text:p>0.117066</text:p>
              </table:table-cell>
              <table:table-cell office:value-type="float" office:value="0.0265051">
                <text:p>0.0265051</text:p>
              </table:table-cell>
              <table:table-cell office:value-type="float" office:value="0.0172039">
                <text:p>0.0172039</text:p>
              </table:table-cell>
              <table:table-cell office:value-type="float" office:value="0.00885992">
                <text:p>0.00885992</text:p>
              </table:table-cell>
              <table:table-cell office:value-type="float" office:value="0.00218379">
                <text:p>0.002183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NaN">
                <text:p>NaN</text:p>
              </table:table-cell>
              <table:table-cell office:value-type="float" office:value="0.166397">
                <text:p>0.166397</text:p>
              </table:table-cell>
              <table:table-cell office:value-type="float" office:value="0.000950574">
                <text:p>0.000950574</text:p>
              </table:table-cell>
              <table:table-cell office:value-type="float" office:value="0.116047">
                <text:p>0.116047</text:p>
              </table:table-cell>
              <table:table-cell office:value-type="float" office:value="0.0268403">
                <text:p>0.0268403</text:p>
              </table:table-cell>
              <table:table-cell office:value-type="float" office:value="0.0124112">
                <text:p>0.0124112</text:p>
              </table:table-cell>
              <table:table-cell office:value-type="float" office:value="0.00853661">
                <text:p>0.00853661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NaN">
                <text:p>NaN</text:p>
              </table:table-cell>
              <table:table-cell office:value-type="float" office:value="0.166963">
                <text:p>0.166963</text:p>
              </table:table-cell>
              <table:table-cell office:value-type="float" office:value="0.0012648">
                <text:p>0.0012648</text:p>
              </table:table-cell>
              <table:table-cell office:value-type="float" office:value="0.113756">
                <text:p>0.113756</text:p>
              </table:table-cell>
              <table:table-cell office:value-type="float" office:value="0.0255218">
                <text:p>0.0255218</text:p>
              </table:table-cell>
              <table:table-cell office:value-type="float" office:value="0.013479">
                <text:p>0.013479</text:p>
              </table:table-cell>
              <table:table-cell office:value-type="float" office:value="0.00778934">
                <text:p>0.00778934</text:p>
              </table:table-cell>
              <table:table-cell office:value-type="float" office:value="0.00214866">
                <text:p>0.002148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NaN">
                <text:p>NaN</text:p>
              </table:table-cell>
              <table:table-cell office:value-type="float" office:value="0.179621">
                <text:p>0.179621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115559">
                <text:p>0.115559</text:p>
              </table:table-cell>
              <table:table-cell office:value-type="float" office:value="0.0256841">
                <text:p>0.0256841</text:p>
              </table:table-cell>
              <table:table-cell office:value-type="float" office:value="0.012635">
                <text:p>0.012635</text:p>
              </table:table-cell>
              <table:table-cell office:value-type="float" office:value="0.00750354">
                <text:p>0.00750354</text:p>
              </table:table-cell>
              <table:table-cell office:value-type="float" office:value="0.00217037">
                <text:p>0.002170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NaN">
                <text:p>NaN</text:p>
              </table:table-cell>
              <table:table-cell office:value-type="float" office:value="0.177086">
                <text:p>0.177086</text:p>
              </table:table-cell>
              <table:table-cell office:value-type="float" office:value="0.00105834">
                <text:p>0.00105834</text:p>
              </table:table-cell>
              <table:table-cell office:value-type="float" office:value="0.11957">
                <text:p>0.11957</text:p>
              </table:table-cell>
              <table:table-cell office:value-type="float" office:value="0.0267649">
                <text:p>0.0267649</text:p>
              </table:table-cell>
              <table:table-cell office:value-type="float" office:value="0.012348">
                <text:p>0.012348</text:p>
              </table:table-cell>
              <table:table-cell office:value-type="float" office:value="0.0077392">
                <text:p>0.0077392</text:p>
              </table:table-cell>
              <table:table-cell office:value-type="float" office:value="0.00213682">
                <text:p>0.002136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NaN">
                <text:p>NaN</text:p>
              </table:table-cell>
              <table:table-cell office:value-type="float" office:value="0.186759">
                <text:p>0.186759</text:p>
              </table:table-cell>
              <table:table-cell office:value-type="float" office:value="0.00128335">
                <text:p>0.00128335</text:p>
              </table:table-cell>
              <table:table-cell office:value-type="float" office:value="0.118029">
                <text:p>0.118029</text:p>
              </table:table-cell>
              <table:table-cell office:value-type="float" office:value="0.0262703">
                <text:p>0.0262703</text:p>
              </table:table-cell>
              <table:table-cell office:value-type="float" office:value="0.0125383">
                <text:p>0.0125383</text:p>
              </table:table-cell>
              <table:table-cell office:value-type="float" office:value="0.00795395">
                <text:p>0.00795395</text:p>
              </table:table-cell>
              <table:table-cell office:value-type="float" office:value="0.00215498">
                <text:p>0.002154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NaN">
                <text:p>NaN</text:p>
              </table:table-cell>
              <table:table-cell office:value-type="float" office:value="0.175731">
                <text:p>0.175731</text:p>
              </table:table-cell>
              <table:table-cell office:value-type="float" office:value="0.0013702">
                <text:p>0.0013702</text:p>
              </table:table-cell>
              <table:table-cell office:value-type="float" office:value="0.120626">
                <text:p>0.120626</text:p>
              </table:table-cell>
              <table:table-cell office:value-type="float" office:value="0.0263429">
                <text:p>0.0263429</text:p>
              </table:table-cell>
              <table:table-cell office:value-type="float" office:value="0.0131276">
                <text:p>0.0131276</text:p>
              </table:table-cell>
              <table:table-cell office:value-type="float" office:value="0.00920494">
                <text:p>0.00920494</text:p>
              </table:table-cell>
              <table:table-cell office:value-type="float" office:value="0.00216366">
                <text:p>0.002163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NaN">
                <text:p>NaN</text:p>
              </table:table-cell>
              <table:table-cell office:value-type="float" office:value="0.16804">
                <text:p>0.16804</text:p>
              </table:table-cell>
              <table:table-cell office:value-type="float" office:value="0.00128691">
                <text:p>0.00128691</text:p>
              </table:table-cell>
              <table:table-cell office:value-type="float" office:value="0.11352">
                <text:p>0.11352</text:p>
              </table:table-cell>
              <table:table-cell office:value-type="float" office:value="0.025384">
                <text:p>0.025384</text:p>
              </table:table-cell>
              <table:table-cell office:value-type="float" office:value="0.0133246">
                <text:p>0.0133246</text:p>
              </table:table-cell>
              <table:table-cell office:value-type="float" office:value="0.00766381">
                <text:p>0.00766381</text:p>
              </table:table-cell>
              <table:table-cell office:value-type="float" office:value="0.00218261">
                <text:p>0.002182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NaN">
                <text:p>NaN</text:p>
              </table:table-cell>
              <table:table-cell office:value-type="float" office:value="0.184663">
                <text:p>0.184663</text:p>
              </table:table-cell>
              <table:table-cell office:value-type="float" office:value="0.00123993">
                <text:p>0.00123993</text:p>
              </table:table-cell>
              <table:table-cell office:value-type="float" office:value="0.114041">
                <text:p>0.114041</text:p>
              </table:table-cell>
              <table:table-cell office:value-type="float" office:value="0.0247919">
                <text:p>0.0247919</text:p>
              </table:table-cell>
              <table:table-cell office:value-type="float" office:value="0.0132283">
                <text:p>0.0132283</text:p>
              </table:table-cell>
              <table:table-cell office:value-type="float" office:value="0.0074613">
                <text:p>0.0074613</text:p>
              </table:table-cell>
              <table:table-cell office:value-type="float" office:value="0.00215774">
                <text:p>0.0021577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NaN">
                <text:p>NaN</text:p>
              </table:table-cell>
              <table:table-cell office:value-type="float" office:value="0.171133">
                <text:p>0.171133</text:p>
              </table:table-cell>
              <table:table-cell office:value-type="float" office:value="0.00123638">
                <text:p>0.00123638</text:p>
              </table:table-cell>
              <table:table-cell office:value-type="float" office:value="0.112528">
                <text:p>0.112528</text:p>
              </table:table-cell>
              <table:table-cell office:value-type="float" office:value="0.034133">
                <text:p>0.034133</text:p>
              </table:table-cell>
              <table:table-cell office:value-type="float" office:value="0.0127281">
                <text:p>0.0127281</text:p>
              </table:table-cell>
              <table:table-cell office:value-type="float" office:value="0.00740564">
                <text:p>0.00740564</text:p>
              </table:table-cell>
              <table:table-cell office:value-type="float" office:value="0.00216682">
                <text:p>0.002166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NaN">
                <text:p>NaN</text:p>
              </table:table-cell>
              <table:table-cell office:value-type="float" office:value="0.17526">
                <text:p>0.17526</text:p>
              </table:table-cell>
              <table:table-cell office:value-type="float" office:value="0.0015356">
                <text:p>0.0015356</text:p>
              </table:table-cell>
              <table:table-cell office:value-type="float" office:value="0.112603">
                <text:p>0.112603</text:p>
              </table:table-cell>
              <table:table-cell office:value-type="float" office:value="0.0251207">
                <text:p>0.0251207</text:p>
              </table:table-cell>
              <table:table-cell office:value-type="float" office:value="0.0118084">
                <text:p>0.0118084</text:p>
              </table:table-cell>
              <table:table-cell office:value-type="float" office:value="0.00827015">
                <text:p>0.00827015</text:p>
              </table:table-cell>
              <table:table-cell office:value-type="float" office:value="0.00218221">
                <text:p>0.002182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NaN">
                <text:p>NaN</text:p>
              </table:table-cell>
              <table:table-cell office:value-type="float" office:value="0.175864">
                <text:p>0.175864</text:p>
              </table:table-cell>
              <table:table-cell office:value-type="float" office:value="0.00123243">
                <text:p>0.00123243</text:p>
              </table:table-cell>
              <table:table-cell office:value-type="float" office:value="0.112942">
                <text:p>0.112942</text:p>
              </table:table-cell>
              <table:table-cell office:value-type="float" office:value="0.0253655">
                <text:p>0.0253655</text:p>
              </table:table-cell>
              <table:table-cell office:value-type="float" office:value="0.0119292">
                <text:p>0.0119292</text:p>
              </table:table-cell>
              <table:table-cell office:value-type="float" office:value="0.00813633">
                <text:p>0.00813633</text:p>
              </table:table-cell>
              <table:table-cell office:value-type="float" office:value="0.00214984">
                <text:p>0.002149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NaN">
                <text:p>NaN</text:p>
              </table:table-cell>
              <table:table-cell office:value-type="float" office:value="0.194385">
                <text:p>0.194385</text:p>
              </table:table-cell>
              <table:table-cell office:value-type="float" office:value="0.00108519">
                <text:p>0.00108519</text:p>
              </table:table-cell>
              <table:table-cell office:value-type="float" office:value="0.116597">
                <text:p>0.116597</text:p>
              </table:table-cell>
              <table:table-cell office:value-type="float" office:value="0.0259742">
                <text:p>0.0259742</text:p>
              </table:table-cell>
              <table:table-cell office:value-type="float" office:value="0.0119335">
                <text:p>0.0119335</text:p>
              </table:table-cell>
              <table:table-cell office:value-type="float" office:value="0.00810514">
                <text:p>0.00810514</text:p>
              </table:table-cell>
              <table:table-cell office:value-type="float" office:value="0.00219919">
                <text:p>0.002199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NaN">
                <text:p>NaN</text:p>
              </table:table-cell>
              <table:table-cell office:value-type="float" office:value="0.17006">
                <text:p>0.17006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111304">
                <text:p>0.111304</text:p>
              </table:table-cell>
              <table:table-cell office:value-type="float" office:value="0.0258637">
                <text:p>0.0258637</text:p>
              </table:table-cell>
              <table:table-cell office:value-type="float" office:value="0.0114369">
                <text:p>0.0114369</text:p>
              </table:table-cell>
              <table:table-cell office:value-type="float" office:value="0.00754933">
                <text:p>0.00754933</text:p>
              </table:table-cell>
              <table:table-cell office:value-type="float" office:value="0.00221182">
                <text:p>0.002211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NaN">
                <text:p>NaN</text:p>
              </table:table-cell>
              <table:table-cell office:value-type="float" office:value="0.17245">
                <text:p>0.17245</text:p>
              </table:table-cell>
              <table:table-cell office:value-type="float" office:value="0.00113177">
                <text:p>0.00113177</text:p>
              </table:table-cell>
              <table:table-cell office:value-type="float" office:value="0.112791">
                <text:p>0.112791</text:p>
              </table:table-cell>
              <table:table-cell office:value-type="float" office:value="0.0254768">
                <text:p>0.0254768</text:p>
              </table:table-cell>
              <table:table-cell office:value-type="float" office:value="0.012063">
                <text:p>0.012063</text:p>
              </table:table-cell>
              <table:table-cell office:value-type="float" office:value="0.00738629">
                <text:p>0.00738629</text:p>
              </table:table-cell>
              <table:table-cell office:value-type="float" office:value="0.00219366">
                <text:p>0.002193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NaN">
                <text:p>NaN</text:p>
              </table:table-cell>
              <table:table-cell office:value-type="float" office:value="0.173497">
                <text:p>0.173497</text:p>
              </table:table-cell>
              <table:table-cell office:value-type="float" office:value="0.00125533">
                <text:p>0.00125533</text:p>
              </table:table-cell>
              <table:table-cell office:value-type="float" office:value="0.110339">
                <text:p>0.110339</text:p>
              </table:table-cell>
              <table:table-cell office:value-type="float" office:value="0.024921">
                <text:p>0.024921</text:p>
              </table:table-cell>
              <table:table-cell office:value-type="float" office:value="0.0118249">
                <text:p>0.0118249</text:p>
              </table:table-cell>
              <table:table-cell office:value-type="float" office:value="0.00722247">
                <text:p>0.00722247</text:p>
              </table:table-cell>
              <table:table-cell office:value-type="float" office:value="0.00216011">
                <text:p>0.002160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NaN">
                <text:p>NaN</text:p>
              </table:table-cell>
              <table:table-cell office:value-type="float" office:value="0.176198">
                <text:p>0.176198</text:p>
              </table:table-cell>
              <table:table-cell office:value-type="float" office:value="0.00109387">
                <text:p>0.00109387</text:p>
              </table:table-cell>
              <table:table-cell office:value-type="float" office:value="0.112729">
                <text:p>0.112729</text:p>
              </table:table-cell>
              <table:table-cell office:value-type="float" office:value="0.0255672">
                <text:p>0.0255672</text:p>
              </table:table-cell>
              <table:table-cell office:value-type="float" office:value="0.0120736">
                <text:p>0.0120736</text:p>
              </table:table-cell>
              <table:table-cell office:value-type="float" office:value="0.00746209">
                <text:p>0.00746209</text:p>
              </table:table-cell>
              <table:table-cell office:value-type="float" office:value="0.00217235">
                <text:p>0.002172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NaN">
                <text:p>NaN</text:p>
              </table:table-cell>
              <table:table-cell office:value-type="float" office:value="0.172198">
                <text:p>0.172198</text:p>
              </table:table-cell>
              <table:table-cell office:value-type="float" office:value="0.000936363">
                <text:p>0.000936363</text:p>
              </table:table-cell>
              <table:table-cell office:value-type="float" office:value="0.119714">
                <text:p>0.119714</text:p>
              </table:table-cell>
              <table:table-cell office:value-type="float" office:value="0.0311262">
                <text:p>0.0311262</text:p>
              </table:table-cell>
              <table:table-cell office:value-type="float" office:value="0.0131501">
                <text:p>0.0131501</text:p>
              </table:table-cell>
              <table:table-cell office:value-type="float" office:value="0.00722918">
                <text:p>0.00722918</text:p>
              </table:table-cell>
              <table:table-cell office:value-type="float" office:value="0.00221064">
                <text:p>0.002210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NaN">
                <text:p>NaN</text:p>
              </table:table-cell>
              <table:table-cell office:value-type="float" office:value="0.17956">
                <text:p>0.17956</text:p>
              </table:table-cell>
              <table:table-cell office:value-type="float" office:value="0.000948206">
                <text:p>0.000948206</text:p>
              </table:table-cell>
              <table:table-cell office:value-type="float" office:value="0.116338">
                <text:p>0.116338</text:p>
              </table:table-cell>
              <table:table-cell office:value-type="float" office:value="0.054827">
                <text:p>0.054827</text:p>
              </table:table-cell>
              <table:table-cell office:value-type="float" office:value="0.0133297">
                <text:p>0.0133297</text:p>
              </table:table-cell>
              <table:table-cell office:value-type="float" office:value="0.00735432">
                <text:p>0.00735432</text:p>
              </table:table-cell>
              <table:table-cell office:value-type="float" office:value="0.00217827">
                <text:p>0.002178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NaN">
                <text:p>NaN</text:p>
              </table:table-cell>
              <table:table-cell office:value-type="float" office:value="0.176555">
                <text:p>0.176555</text:p>
              </table:table-cell>
              <table:table-cell office:value-type="float" office:value="0.000951364">
                <text:p>0.000951364</text:p>
              </table:table-cell>
              <table:table-cell office:value-type="float" office:value="0.118422">
                <text:p>0.118422</text:p>
              </table:table-cell>
              <table:table-cell office:value-type="float" office:value="0.037749">
                <text:p>0.037749</text:p>
              </table:table-cell>
              <table:table-cell office:value-type="float" office:value="0.0138761">
                <text:p>0.0138761</text:p>
              </table:table-cell>
              <table:table-cell office:value-type="float" office:value="0.00769499">
                <text:p>0.00769499</text:p>
              </table:table-cell>
              <table:table-cell office:value-type="float" office:value="0.00217432">
                <text:p>0.002174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NaN">
                <text:p>NaN</text:p>
              </table:table-cell>
              <table:table-cell office:value-type="float" office:value="0.180469">
                <text:p>0.180469</text:p>
              </table:table-cell>
              <table:table-cell office:value-type="float" office:value="0.000927283">
                <text:p>0.000927283</text:p>
              </table:table-cell>
              <table:table-cell office:value-type="float" office:value="0.111792">
                <text:p>0.111792</text:p>
              </table:table-cell>
              <table:table-cell office:value-type="float" office:value="0.0251346">
                <text:p>0.0251346</text:p>
              </table:table-cell>
              <table:table-cell office:value-type="float" office:value="0.0131332">
                <text:p>0.0131332</text:p>
              </table:table-cell>
              <table:table-cell office:value-type="float" office:value="0.00775184">
                <text:p>0.00775184</text:p>
              </table:table-cell>
              <table:table-cell office:value-type="float" office:value="0.00221932">
                <text:p>0.002219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NaN">
                <text:p>NaN</text:p>
              </table:table-cell>
              <table:table-cell office:value-type="float" office:value="0.179602">
                <text:p>0.179602</text:p>
              </table:table-cell>
              <table:table-cell office:value-type="float" office:value="0.000903203">
                <text:p>0.000903203</text:p>
              </table:table-cell>
              <table:table-cell office:value-type="float" office:value="0.115601">
                <text:p>0.115601</text:p>
              </table:table-cell>
              <table:table-cell office:value-type="float" office:value="0.0253509">
                <text:p>0.0253509</text:p>
              </table:table-cell>
              <table:table-cell office:value-type="float" office:value="0.0122821">
                <text:p>0.0122821</text:p>
              </table:table-cell>
              <table:table-cell office:value-type="float" office:value="0.00762157">
                <text:p>0.00762157</text:p>
              </table:table-cell>
              <table:table-cell office:value-type="float" office:value="0.00216682">
                <text:p>0.002166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  <table:table-cell office:value-type="float" office:value="0.180668">
                <text:p>0.180668</text:p>
              </table:table-cell>
              <table:table-cell office:value-type="float" office:value="0.000915046">
                <text:p>0.000915046</text:p>
              </table:table-cell>
              <table:table-cell office:value-type="float" office:value="0.112876">
                <text:p>0.112876</text:p>
              </table:table-cell>
              <table:table-cell office:value-type="float" office:value="0.0252621">
                <text:p>0.0252621</text:p>
              </table:table-cell>
              <table:table-cell office:value-type="float" office:value="0.0124415">
                <text:p>0.0124415</text:p>
              </table:table-cell>
              <table:table-cell office:value-type="float" office:value="0.00821094">
                <text:p>0.00821094</text:p>
              </table:table-cell>
              <table:table-cell office:value-type="float" office:value="0.0022134">
                <text:p>0.00221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NaN">
                <text:p>NaN</text:p>
              </table:table-cell>
              <table:table-cell office:value-type="float" office:value="0.173619">
                <text:p>0.173619</text:p>
              </table:table-cell>
              <table:table-cell office:value-type="float" office:value="0.000862543">
                <text:p>0.000862543</text:p>
              </table:table-cell>
              <table:table-cell office:value-type="float" office:value="0.114702">
                <text:p>0.114702</text:p>
              </table:table-cell>
              <table:table-cell office:value-type="float" office:value="0.0258321">
                <text:p>0.0258321</text:p>
              </table:table-cell>
              <table:table-cell office:value-type="float" office:value="0.0141051">
                <text:p>0.0141051</text:p>
              </table:table-cell>
              <table:table-cell office:value-type="float" office:value="0.00885952">
                <text:p>0.00885952</text:p>
              </table:table-cell>
              <table:table-cell office:value-type="float" office:value="0.00210721">
                <text:p>0.002107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NaN">
                <text:p>NaN</text:p>
              </table:table-cell>
              <table:table-cell office:value-type="float" office:value="0.219013">
                <text:p>0.219013</text:p>
              </table:table-cell>
              <table:table-cell office:value-type="float" office:value="0.000881886">
                <text:p>0.000881886</text:p>
              </table:table-cell>
              <table:table-cell office:value-type="float" office:value="0.116032">
                <text:p>0.116032</text:p>
              </table:table-cell>
              <table:table-cell office:value-type="float" office:value="0.0289751">
                <text:p>0.0289751</text:p>
              </table:table-cell>
              <table:table-cell office:value-type="float" office:value="0.0135571">
                <text:p>0.0135571</text:p>
              </table:table-cell>
              <table:table-cell office:value-type="float" office:value="0.00816949">
                <text:p>0.00816949</text:p>
              </table:table-cell>
              <table:table-cell office:value-type="float" office:value="0.00215419">
                <text:p>0.002154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NaN">
                <text:p>NaN</text:p>
              </table:table-cell>
              <table:table-cell office:value-type="float" office:value="0.216656">
                <text:p>0.216656</text:p>
              </table:table-cell>
              <table:table-cell office:value-type="float" office:value="0.000830568">
                <text:p>0.000830568</text:p>
              </table:table-cell>
              <table:table-cell office:value-type="float" office:value="0.116673">
                <text:p>0.116673</text:p>
              </table:table-cell>
              <table:table-cell office:value-type="float" office:value="0.0258333">
                <text:p>0.0258333</text:p>
              </table:table-cell>
              <table:table-cell office:value-type="float" office:value="0.0132508">
                <text:p>0.0132508</text:p>
              </table:table-cell>
              <table:table-cell office:value-type="float" office:value="0.0100904">
                <text:p>0.0100904</text:p>
              </table:table-cell>
              <table:table-cell office:value-type="float" office:value="0.00216169">
                <text:p>0.002161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NaN">
                <text:p>NaN</text:p>
              </table:table-cell>
              <table:table-cell office:value-type="float" office:value="0.257963">
                <text:p>0.257963</text:p>
              </table:table-cell>
              <table:table-cell office:value-type="float" office:value="0.000860175">
                <text:p>0.000860175</text:p>
              </table:table-cell>
              <table:table-cell office:value-type="float" office:value="0.114571">
                <text:p>0.114571</text:p>
              </table:table-cell>
              <table:table-cell office:value-type="float" office:value="0.0258542">
                <text:p>0.0258542</text:p>
              </table:table-cell>
              <table:table-cell office:value-type="float" office:value="0.0129958">
                <text:p>0.0129958</text:p>
              </table:table-cell>
              <table:table-cell office:value-type="float" office:value="0.00867557">
                <text:p>0.00867557</text:p>
              </table:table-cell>
              <table:table-cell office:value-type="float" office:value="0.00220353">
                <text:p>0.002203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NaN">
                <text:p>NaN</text:p>
              </table:table-cell>
              <table:table-cell office:value-type="float" office:value="0.254798">
                <text:p>0.254798</text:p>
              </table:table-cell>
              <table:table-cell office:value-type="float" office:value="0.000824252">
                <text:p>0.000824252</text:p>
              </table:table-cell>
              <table:table-cell office:value-type="float" office:value="0.118119">
                <text:p>0.118119</text:p>
              </table:table-cell>
              <table:table-cell office:value-type="float" office:value="0.026354">
                <text:p>0.026354</text:p>
              </table:table-cell>
              <table:table-cell office:value-type="float" office:value="0.0124013">
                <text:p>0.0124013</text:p>
              </table:table-cell>
              <table:table-cell office:value-type="float" office:value="0.00955509">
                <text:p>0.00955509</text:p>
              </table:table-cell>
              <table:table-cell office:value-type="float" office:value="0.00216998">
                <text:p>0.002169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NaN">
                <text:p>NaN</text:p>
              </table:table-cell>
              <table:table-cell office:value-type="float" office:value="0.340529">
                <text:p>0.340529</text:p>
              </table:table-cell>
              <table:table-cell office:value-type="float" office:value="0.000863728">
                <text:p>0.000863728</text:p>
              </table:table-cell>
              <table:table-cell office:value-type="float" office:value="0.119107">
                <text:p>0.119107</text:p>
              </table:table-cell>
              <table:table-cell office:value-type="float" office:value="0.0263405">
                <text:p>0.0263405</text:p>
              </table:table-cell>
              <table:table-cell office:value-type="float" office:value="0.0127297">
                <text:p>0.0127297</text:p>
              </table:table-cell>
              <table:table-cell office:value-type="float" office:value="0.00908533">
                <text:p>0.00908533</text:p>
              </table:table-cell>
              <table:table-cell office:value-type="float" office:value="0.00218064">
                <text:p>0.002180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NaN">
                <text:p>NaN</text:p>
              </table:table-cell>
              <table:table-cell office:value-type="float" office:value="0.356035">
                <text:p>0.356035</text:p>
              </table:table-cell>
              <table:table-cell office:value-type="float" office:value="0.000821489">
                <text:p>0.000821489</text:p>
              </table:table-cell>
              <table:table-cell office:value-type="float" office:value="0.11254">
                <text:p>0.11254</text:p>
              </table:table-cell>
              <table:table-cell office:value-type="float" office:value="0.0252502">
                <text:p>0.0252502</text:p>
              </table:table-cell>
              <table:table-cell office:value-type="float" office:value="0.0143234">
                <text:p>0.0143234</text:p>
              </table:table-cell>
              <table:table-cell office:value-type="float" office:value="0.00820462">
                <text:p>0.00820462</text:p>
              </table:table-cell>
              <table:table-cell office:value-type="float" office:value="0.00216603">
                <text:p>0.002166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NaN">
                <text:p>NaN</text:p>
              </table:table-cell>
              <table:table-cell office:value-type="float" office:value="0.321757">
                <text:p>0.321757</text:p>
              </table:table-cell>
              <table:table-cell office:value-type="float" office:value="0.000855043">
                <text:p>0.000855043</text:p>
              </table:table-cell>
              <table:table-cell office:value-type="float" office:value="0.118635">
                <text:p>0.118635</text:p>
              </table:table-cell>
              <table:table-cell office:value-type="float" office:value="0.0346569">
                <text:p>0.0346569</text:p>
              </table:table-cell>
              <table:table-cell office:value-type="float" office:value="0.0138157">
                <text:p>0.0138157</text:p>
              </table:table-cell>
              <table:table-cell office:value-type="float" office:value="0.00831634">
                <text:p>0.00831634</text:p>
              </table:table-cell>
              <table:table-cell office:value-type="float" office:value="0.00217511">
                <text:p>0.002175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NaN">
                <text:p>NaN</text:p>
              </table:table-cell>
              <table:table-cell office:value-type="float" office:value="0.249139">
                <text:p>0.249139</text:p>
              </table:table-cell>
              <table:table-cell office:value-type="float" office:value="0.00117164">
                <text:p>0.00117164</text:p>
              </table:table-cell>
              <table:table-cell office:value-type="float" office:value="0.112972">
                <text:p>0.112972</text:p>
              </table:table-cell>
              <table:table-cell office:value-type="float" office:value="0.02536">
                <text:p>0.02536</text:p>
              </table:table-cell>
              <table:table-cell office:value-type="float" office:value="0.0129559">
                <text:p>0.0129559</text:p>
              </table:table-cell>
              <table:table-cell office:value-type="float" office:value="0.00931665">
                <text:p>0.00931665</text:p>
              </table:table-cell>
              <table:table-cell office:value-type="float" office:value="0.00219524">
                <text:p>0.002195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NaN">
                <text:p>NaN</text:p>
              </table:table-cell>
              <table:table-cell office:value-type="float" office:value="0.264985">
                <text:p>0.264985</text:p>
              </table:table-cell>
              <table:table-cell office:value-type="float" office:value="0.00151113">
                <text:p>0.00151113</text:p>
              </table:table-cell>
              <table:table-cell office:value-type="float" office:value="0.115792">
                <text:p>0.115792</text:p>
              </table:table-cell>
              <table:table-cell office:value-type="float" office:value="0.0267921">
                <text:p>0.0267921</text:p>
              </table:table-cell>
              <table:table-cell office:value-type="float" office:value="0.0154579">
                <text:p>0.0154579</text:p>
              </table:table-cell>
              <table:table-cell office:value-type="float" office:value="0.00769736">
                <text:p>0.00769736</text:p>
              </table:table-cell>
              <table:table-cell office:value-type="float" office:value="0.00218932">
                <text:p>0.002189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NaN">
                <text:p>NaN</text:p>
              </table:table-cell>
              <table:table-cell office:value-type="float" office:value="0.263748">
                <text:p>0.263748</text:p>
              </table:table-cell>
              <table:table-cell office:value-type="float" office:value="0.00120519">
                <text:p>0.00120519</text:p>
              </table:table-cell>
              <table:table-cell office:value-type="float" office:value="0.115801">
                <text:p>0.115801</text:p>
              </table:table-cell>
              <table:table-cell office:value-type="float" office:value="0.0263682">
                <text:p>0.0263682</text:p>
              </table:table-cell>
              <table:table-cell office:value-type="float" office:value="0.014336">
                <text:p>0.014336</text:p>
              </table:table-cell>
              <table:table-cell office:value-type="float" office:value="0.0078375">
                <text:p>0.0078375</text:p>
              </table:table-cell>
              <table:table-cell office:value-type="float" office:value="0.00216366">
                <text:p>0.002163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NaN">
                <text:p>NaN</text:p>
              </table:table-cell>
              <table:table-cell office:value-type="float" office:value="0.27794">
                <text:p>0.27794</text:p>
              </table:table-cell>
              <table:table-cell office:value-type="float" office:value="0.00105913">
                <text:p>0.00105913</text:p>
              </table:table-cell>
              <table:table-cell office:value-type="float" office:value="0.115925">
                <text:p>0.115925</text:p>
              </table:table-cell>
              <table:table-cell office:value-type="float" office:value="0.0266563">
                <text:p>0.0266563</text:p>
              </table:table-cell>
              <table:table-cell office:value-type="float" office:value="0.0134873">
                <text:p>0.0134873</text:p>
              </table:table-cell>
              <table:table-cell office:value-type="float" office:value="0.00798672">
                <text:p>0.00798672</text:p>
              </table:table-cell>
              <table:table-cell office:value-type="float" office:value="0.00219643">
                <text:p>0.002196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NaN">
                <text:p>NaN</text:p>
              </table:table-cell>
              <table:table-cell office:value-type="float" office:value="0.232463">
                <text:p>0.232463</text:p>
              </table:table-cell>
              <table:table-cell office:value-type="float" office:value="0.00108913">
                <text:p>0.00108913</text:p>
              </table:table-cell>
              <table:table-cell office:value-type="float" office:value="0.112253">
                <text:p>0.112253</text:p>
              </table:table-cell>
              <table:table-cell office:value-type="float" office:value="0.0288168">
                <text:p>0.0288168</text:p>
              </table:table-cell>
              <table:table-cell office:value-type="float" office:value="0.0130072">
                <text:p>0.0130072</text:p>
              </table:table-cell>
              <table:table-cell office:value-type="float" office:value="0.00799817">
                <text:p>0.00799817</text:p>
              </table:table-cell>
              <table:table-cell office:value-type="float" office:value="0.00217116">
                <text:p>0.002171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NaN">
                <text:p>NaN</text:p>
              </table:table-cell>
              <table:table-cell office:value-type="float" office:value="0.212143">
                <text:p>0.212143</text:p>
              </table:table-cell>
              <table:table-cell office:value-type="float" office:value="0.000952943">
                <text:p>0.000952943</text:p>
              </table:table-cell>
              <table:table-cell office:value-type="float" office:value="0.116771">
                <text:p>0.116771</text:p>
              </table:table-cell>
              <table:table-cell office:value-type="float" office:value="0.0268446">
                <text:p>0.0268446</text:p>
              </table:table-cell>
              <table:table-cell office:value-type="float" office:value="0.0121826">
                <text:p>0.0121826</text:p>
              </table:table-cell>
              <table:table-cell office:value-type="float" office:value="0.00905848">
                <text:p>0.00905848</text:p>
              </table:table-cell>
              <table:table-cell office:value-type="float" office:value="0.00214984">
                <text:p>0.00214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NaN">
                <text:p>NaN</text:p>
              </table:table-cell>
              <table:table-cell office:value-type="float" office:value="0.292967">
                <text:p>0.292967</text:p>
              </table:table-cell>
              <table:table-cell office:value-type="float" office:value="0.000930047">
                <text:p>0.000930047</text:p>
              </table:table-cell>
              <table:table-cell office:value-type="float" office:value="0.116239">
                <text:p>0.116239</text:p>
              </table:table-cell>
              <table:table-cell office:value-type="float" office:value="0.0259485">
                <text:p>0.0259485</text:p>
              </table:table-cell>
              <table:table-cell office:value-type="float" office:value="0.0122619">
                <text:p>0.0122619</text:p>
              </table:table-cell>
              <table:table-cell office:value-type="float" office:value="0.00910309">
                <text:p>0.00910309</text:p>
              </table:table-cell>
              <table:table-cell office:value-type="float" office:value="0.00213208">
                <text:p>0.002132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NaN">
                <text:p>NaN</text:p>
              </table:table-cell>
              <table:table-cell office:value-type="float" office:value="0.223668">
                <text:p>0.223668</text:p>
              </table:table-cell>
              <table:table-cell office:value-type="float" office:value="0.00088386">
                <text:p>0.00088386</text:p>
              </table:table-cell>
              <table:table-cell office:value-type="float" office:value="0.114359">
                <text:p>0.114359</text:p>
              </table:table-cell>
              <table:table-cell office:value-type="float" office:value="0.0255376">
                <text:p>0.0255376</text:p>
              </table:table-cell>
              <table:table-cell office:value-type="float" office:value="0.0138398">
                <text:p>0.0138398</text:p>
              </table:table-cell>
              <table:table-cell office:value-type="float" office:value="0.00773486">
                <text:p>0.00773486</text:p>
              </table:table-cell>
              <table:table-cell office:value-type="float" office:value="0.0021309">
                <text:p>0.00213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NaN">
                <text:p>NaN</text:p>
              </table:table-cell>
              <table:table-cell office:value-type="float" office:value="0.225974">
                <text:p>0.225974</text:p>
              </table:table-cell>
              <table:table-cell office:value-type="float" office:value="0.000913862">
                <text:p>0.000913862</text:p>
              </table:table-cell>
              <table:table-cell office:value-type="float" office:value="0.116092">
                <text:p>0.116092</text:p>
              </table:table-cell>
              <table:table-cell office:value-type="float" office:value="0.0260006">
                <text:p>0.0260006</text:p>
              </table:table-cell>
              <table:table-cell office:value-type="float" office:value="0.0132176">
                <text:p>0.0132176</text:p>
              </table:table-cell>
              <table:table-cell office:value-type="float" office:value="0.00754498">
                <text:p>0.00754498</text:p>
              </table:table-cell>
              <table:table-cell office:value-type="float" office:value="0.00217274">
                <text:p>0.002172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NaN">
                <text:p>NaN</text:p>
              </table:table-cell>
              <table:table-cell office:value-type="float" office:value="0.216616">
                <text:p>0.216616</text:p>
              </table:table-cell>
              <table:table-cell office:value-type="float" office:value="0.000880702">
                <text:p>0.000880702</text:p>
              </table:table-cell>
              <table:table-cell office:value-type="float" office:value="0.117144">
                <text:p>0.117144</text:p>
              </table:table-cell>
              <table:table-cell office:value-type="float" office:value="0.0262722">
                <text:p>0.0262722</text:p>
              </table:table-cell>
              <table:table-cell office:value-type="float" office:value="0.0121321">
                <text:p>0.0121321</text:p>
              </table:table-cell>
              <table:table-cell office:value-type="float" office:value="0.00778894">
                <text:p>0.00778894</text:p>
              </table:table-cell>
              <table:table-cell office:value-type="float" office:value="0.00217471">
                <text:p>0.002174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NaN">
                <text:p>NaN</text:p>
              </table:table-cell>
              <table:table-cell office:value-type="float" office:value="0.181133">
                <text:p>0.181133</text:p>
              </table:table-cell>
              <table:table-cell office:value-type="float" office:value="0.000890571">
                <text:p>0.000890571</text:p>
              </table:table-cell>
              <table:table-cell office:value-type="float" office:value="0.116467">
                <text:p>0.116467</text:p>
              </table:table-cell>
              <table:table-cell office:value-type="float" office:value="0.0256754">
                <text:p>0.0256754</text:p>
              </table:table-cell>
              <table:table-cell office:value-type="float" office:value="0.0119363">
                <text:p>0.0119363</text:p>
              </table:table-cell>
              <table:table-cell office:value-type="float" office:value="0.0076192">
                <text:p>0.0076192</text:p>
              </table:table-cell>
              <table:table-cell office:value-type="float" office:value="0.00218419">
                <text:p>0.002184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NaN">
                <text:p>NaN</text:p>
              </table:table-cell>
              <table:table-cell office:value-type="float" office:value="0.223574">
                <text:p>0.223574</text:p>
              </table:table-cell>
              <table:table-cell office:value-type="float" office:value="0.000845569">
                <text:p>0.000845569</text:p>
              </table:table-cell>
              <table:table-cell office:value-type="float" office:value="0.116403">
                <text:p>0.116403</text:p>
              </table:table-cell>
              <table:table-cell office:value-type="float" office:value="0.0258502">
                <text:p>0.0258502</text:p>
              </table:table-cell>
              <table:table-cell office:value-type="float" office:value="0.0118388">
                <text:p>0.0118388</text:p>
              </table:table-cell>
              <table:table-cell office:value-type="float" office:value="0.00791645">
                <text:p>0.00791645</text:p>
              </table:table-cell>
              <table:table-cell office:value-type="float" office:value="0.00224972">
                <text:p>0.002249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NaN">
                <text:p>NaN</text:p>
              </table:table-cell>
              <table:table-cell office:value-type="float" office:value="0.202057">
                <text:p>0.202057</text:p>
              </table:table-cell>
              <table:table-cell office:value-type="float" office:value="0.00086728">
                <text:p>0.00086728</text:p>
              </table:table-cell>
              <table:table-cell office:value-type="float" office:value="0.119181">
                <text:p>0.119181</text:p>
              </table:table-cell>
              <table:table-cell office:value-type="float" office:value="0.0259876">
                <text:p>0.0259876</text:p>
              </table:table-cell>
              <table:table-cell office:value-type="float" office:value="0.0123938">
                <text:p>0.0123938</text:p>
              </table:table-cell>
              <table:table-cell office:value-type="float" office:value="0.00789395">
                <text:p>0.00789395</text:p>
              </table:table-cell>
              <table:table-cell office:value-type="float" office:value="0.00216445">
                <text:p>0.002164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NaN">
                <text:p>NaN</text:p>
              </table:table-cell>
              <table:table-cell office:value-type="float" office:value="0.208168">
                <text:p>0.208168</text:p>
              </table:table-cell>
              <table:table-cell office:value-type="float" office:value="0.000829384">
                <text:p>0.000829384</text:p>
              </table:table-cell>
              <table:table-cell office:value-type="float" office:value="0.112376">
                <text:p>0.112376</text:p>
              </table:table-cell>
              <table:table-cell office:value-type="float" office:value="0.025103">
                <text:p>0.025103</text:p>
              </table:table-cell>
              <table:table-cell office:value-type="float" office:value="0.0123318">
                <text:p>0.0123318</text:p>
              </table:table-cell>
              <table:table-cell office:value-type="float" office:value="0.00777868">
                <text:p>0.00777868</text:p>
              </table:table-cell>
              <table:table-cell office:value-type="float" office:value="0.0021605">
                <text:p>0.00216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NaN">
                <text:p>NaN</text:p>
              </table:table-cell>
              <table:table-cell office:value-type="float" office:value="0.197755">
                <text:p>0.197755</text:p>
              </table:table-cell>
              <table:table-cell office:value-type="float" office:value="0.000866886">
                <text:p>0.000866886</text:p>
              </table:table-cell>
              <table:table-cell office:value-type="float" office:value="0.117873">
                <text:p>0.117873</text:p>
              </table:table-cell>
              <table:table-cell office:value-type="float" office:value="0.0262647">
                <text:p>0.0262647</text:p>
              </table:table-cell>
              <table:table-cell office:value-type="float" office:value="0.0128091">
                <text:p>0.0128091</text:p>
              </table:table-cell>
              <table:table-cell office:value-type="float" office:value="0.00766302">
                <text:p>0.00766302</text:p>
              </table:table-cell>
              <table:table-cell office:value-type="float" office:value="0.00219879">
                <text:p>0.002198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NaN">
                <text:p>NaN</text:p>
              </table:table-cell>
              <table:table-cell office:value-type="float" office:value="0.209025">
                <text:p>0.209025</text:p>
              </table:table-cell>
              <table:table-cell office:value-type="float" office:value="0.000828989">
                <text:p>0.000828989</text:p>
              </table:table-cell>
              <table:table-cell office:value-type="float" office:value="0.114082">
                <text:p>0.114082</text:p>
              </table:table-cell>
              <table:table-cell office:value-type="float" office:value="0.0254456">
                <text:p>0.0254456</text:p>
              </table:table-cell>
              <table:table-cell office:value-type="float" office:value="0.0129243">
                <text:p>0.0129243</text:p>
              </table:table-cell>
              <table:table-cell office:value-type="float" office:value="0.00760065">
                <text:p>0.00760065</text:p>
              </table:table-cell>
              <table:table-cell office:value-type="float" office:value="0.00214906">
                <text:p>0.002149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NaN">
                <text:p>NaN</text:p>
              </table:table-cell>
              <table:table-cell office:value-type="float" office:value="0.216961">
                <text:p>0.216961</text:p>
              </table:table-cell>
              <table:table-cell office:value-type="float" office:value="0.00086807">
                <text:p>0.00086807</text:p>
              </table:table-cell>
              <table:table-cell office:value-type="float" office:value="0.116763">
                <text:p>0.116763</text:p>
              </table:table-cell>
              <table:table-cell office:value-type="float" office:value="0.0259521">
                <text:p>0.0259521</text:p>
              </table:table-cell>
              <table:table-cell office:value-type="float" office:value="0.012181">
                <text:p>0.012181</text:p>
              </table:table-cell>
              <table:table-cell office:value-type="float" office:value="0.00770881">
                <text:p>0.00770881</text:p>
              </table:table-cell>
              <table:table-cell office:value-type="float" office:value="0.00213721">
                <text:p>0.002137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NaN">
                <text:p>NaN</text:p>
              </table:table-cell>
              <table:table-cell office:value-type="float" office:value="0.192573">
                <text:p>0.192573</text:p>
              </table:table-cell>
              <table:table-cell office:value-type="float" office:value="0.000806883">
                <text:p>0.000806883</text:p>
              </table:table-cell>
              <table:table-cell office:value-type="float" office:value="0.115067">
                <text:p>0.115067</text:p>
              </table:table-cell>
              <table:table-cell office:value-type="float" office:value="0.0262636">
                <text:p>0.0262636</text:p>
              </table:table-cell>
              <table:table-cell office:value-type="float" office:value="0.0126666">
                <text:p>0.0126666</text:p>
              </table:table-cell>
              <table:table-cell office:value-type="float" office:value="0.00781145">
                <text:p>0.00781145</text:p>
              </table:table-cell>
              <table:table-cell office:value-type="float" office:value="0.00221103">
                <text:p>0.002211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NaN">
                <text:p>NaN</text:p>
              </table:table-cell>
              <table:table-cell office:value-type="float" office:value="0.199375">
                <text:p>0.199375</text:p>
              </table:table-cell>
              <table:table-cell office:value-type="float" office:value="0.000893729">
                <text:p>0.000893729</text:p>
              </table:table-cell>
              <table:table-cell office:value-type="float" office:value="0.115452">
                <text:p>0.115452</text:p>
              </table:table-cell>
              <table:table-cell office:value-type="float" office:value="0.0257381">
                <text:p>0.0257381</text:p>
              </table:table-cell>
              <table:table-cell office:value-type="float" office:value="0.0139262">
                <text:p>0.0139262</text:p>
              </table:table-cell>
              <table:table-cell office:value-type="float" office:value="0.00767723">
                <text:p>0.00767723</text:p>
              </table:table-cell>
              <table:table-cell office:value-type="float" office:value="0.00222801">
                <text:p>0.002228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NaN">
                <text:p>NaN</text:p>
              </table:table-cell>
              <table:table-cell office:value-type="float" office:value="0.201347">
                <text:p>0.201347</text:p>
              </table:table-cell>
              <table:table-cell office:value-type="float" office:value="0.00108834">
                <text:p>0.00108834</text:p>
              </table:table-cell>
              <table:table-cell office:value-type="float" office:value="0.117556">
                <text:p>0.117556</text:p>
              </table:table-cell>
              <table:table-cell office:value-type="float" office:value="0.0263034">
                <text:p>0.0263034</text:p>
              </table:table-cell>
              <table:table-cell office:value-type="float" office:value="0.0177127">
                <text:p>0.0177127</text:p>
              </table:table-cell>
              <table:table-cell office:value-type="float" office:value="0.00837753">
                <text:p>0.00837753</text:p>
              </table:table-cell>
              <table:table-cell office:value-type="float" office:value="0.00212024">
                <text:p>0.002120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NaN">
                <text:p>NaN</text:p>
              </table:table-cell>
              <table:table-cell office:value-type="float" office:value="0.196802">
                <text:p>0.196802</text:p>
              </table:table-cell>
              <table:table-cell office:value-type="float" office:value="0.00120835">
                <text:p>0.00120835</text:p>
              </table:table-cell>
              <table:table-cell office:value-type="float" office:value="0.115437">
                <text:p>0.115437</text:p>
              </table:table-cell>
              <table:table-cell office:value-type="float" office:value="0.0257373">
                <text:p>0.0257373</text:p>
              </table:table-cell>
              <table:table-cell office:value-type="float" office:value="0.0135757">
                <text:p>0.0135757</text:p>
              </table:table-cell>
              <table:table-cell office:value-type="float" office:value="0.00983497">
                <text:p>0.00983497</text:p>
              </table:table-cell>
              <table:table-cell office:value-type="float" office:value="0.00215379">
                <text:p>0.002153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NaN">
                <text:p>NaN</text:p>
              </table:table-cell>
              <table:table-cell office:value-type="float" office:value="0.194151">
                <text:p>0.194151</text:p>
              </table:table-cell>
              <table:table-cell office:value-type="float" office:value="0.00135046">
                <text:p>0.00135046</text:p>
              </table:table-cell>
              <table:table-cell office:value-type="float" office:value="0.118136">
                <text:p>0.118136</text:p>
              </table:table-cell>
              <table:table-cell office:value-type="float" office:value="0.026429">
                <text:p>0.026429</text:p>
              </table:table-cell>
              <table:table-cell office:value-type="float" office:value="0.0127858">
                <text:p>0.0127858</text:p>
              </table:table-cell>
              <table:table-cell office:value-type="float" office:value="0.00967351">
                <text:p>0.00967351</text:p>
              </table:table-cell>
              <table:table-cell office:value-type="float" office:value="0.00215616">
                <text:p>0.002156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NaN">
                <text:p>NaN</text:p>
              </table:table-cell>
              <table:table-cell office:value-type="float" office:value="0.198413">
                <text:p>0.198413</text:p>
              </table:table-cell>
              <table:table-cell office:value-type="float" office:value="0.00128809">
                <text:p>0.00128809</text:p>
              </table:table-cell>
              <table:table-cell office:value-type="float" office:value="0.1209">
                <text:p>0.1209</text:p>
              </table:table-cell>
              <table:table-cell office:value-type="float" office:value="0.0267823">
                <text:p>0.0267823</text:p>
              </table:table-cell>
              <table:table-cell office:value-type="float" office:value="0.0131426">
                <text:p>0.0131426</text:p>
              </table:table-cell>
              <table:table-cell office:value-type="float" office:value="0.00882163">
                <text:p>0.00882163</text:p>
              </table:table-cell>
              <table:table-cell office:value-type="float" office:value="0.00222564">
                <text:p>0.002225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NaN">
                <text:p>NaN</text:p>
              </table:table-cell>
              <table:table-cell office:value-type="float" office:value="0.195921">
                <text:p>0.195921</text:p>
              </table:table-cell>
              <table:table-cell office:value-type="float" office:value="0.00133586">
                <text:p>0.00133586</text:p>
              </table:table-cell>
              <table:table-cell office:value-type="float" office:value="0.116957">
                <text:p>0.116957</text:p>
              </table:table-cell>
              <table:table-cell office:value-type="float" office:value="0.0260374">
                <text:p>0.0260374</text:p>
              </table:table-cell>
              <table:table-cell office:value-type="float" office:value="0.0140482">
                <text:p>0.0140482</text:p>
              </table:table-cell>
              <table:table-cell office:value-type="float" office:value="0.00802343">
                <text:p>0.00802343</text:p>
              </table:table-cell>
              <table:table-cell office:value-type="float" office:value="0.00222524">
                <text:p>0.002225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NaN">
                <text:p>NaN</text:p>
              </table:table-cell>
              <table:table-cell office:value-type="float" office:value="0.260452">
                <text:p>0.260452</text:p>
              </table:table-cell>
              <table:table-cell office:value-type="float" office:value="0.0012119">
                <text:p>0.0012119</text:p>
              </table:table-cell>
              <table:table-cell office:value-type="float" office:value="0.115053">
                <text:p>0.115053</text:p>
              </table:table-cell>
              <table:table-cell office:value-type="float" office:value="0.0271833">
                <text:p>0.0271833</text:p>
              </table:table-cell>
              <table:table-cell office:value-type="float" office:value="0.0131079">
                <text:p>0.0131079</text:p>
              </table:table-cell>
              <table:table-cell office:value-type="float" office:value="0.0080408">
                <text:p>0.0080408</text:p>
              </table:table-cell>
              <table:table-cell office:value-type="float" office:value="0.00219761">
                <text:p>0.002197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NaN">
                <text:p>NaN</text:p>
              </table:table-cell>
              <table:table-cell office:value-type="float" office:value="0.268973">
                <text:p>0.268973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11431">
                <text:p>0.11431</text:p>
              </table:table-cell>
              <table:table-cell office:value-type="float" office:value="0.0270922">
                <text:p>0.0270922</text:p>
              </table:table-cell>
              <table:table-cell office:value-type="float" office:value="0.0125272">
                <text:p>0.0125272</text:p>
              </table:table-cell>
              <table:table-cell office:value-type="float" office:value="0.00998813">
                <text:p>0.00998813</text:p>
              </table:table-cell>
              <table:table-cell office:value-type="float" office:value="0.00219287">
                <text:p>0.0021928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NaN">
                <text:p>NaN</text:p>
              </table:table-cell>
              <table:table-cell office:value-type="float" office:value="0.234701">
                <text:p>0.234701</text:p>
              </table:table-cell>
              <table:table-cell office:value-type="float" office:value="0.00112585">
                <text:p>0.00112585</text:p>
              </table:table-cell>
              <table:table-cell office:value-type="float" office:value="0.114676">
                <text:p>0.114676</text:p>
              </table:table-cell>
              <table:table-cell office:value-type="float" office:value="0.0256643">
                <text:p>0.0256643</text:p>
              </table:table-cell>
              <table:table-cell office:value-type="float" office:value="0.013826">
                <text:p>0.013826</text:p>
              </table:table-cell>
              <table:table-cell office:value-type="float" office:value="0.00913388">
                <text:p>0.00913388</text:p>
              </table:table-cell>
              <table:table-cell office:value-type="float" office:value="0.00237446">
                <text:p>0.002374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NaN">
                <text:p>NaN</text:p>
              </table:table-cell>
              <table:table-cell office:value-type="float" office:value="0.198942">
                <text:p>0.198942</text:p>
              </table:table-cell>
              <table:table-cell office:value-type="float" office:value="0.00109782">
                <text:p>0.00109782</text:p>
              </table:table-cell>
              <table:table-cell office:value-type="float" office:value="0.113433">
                <text:p>0.113433</text:p>
              </table:table-cell>
              <table:table-cell office:value-type="float" office:value="0.0244086">
                <text:p>0.0244086</text:p>
              </table:table-cell>
              <table:table-cell office:value-type="float" office:value="0.013719">
                <text:p>0.013719</text:p>
              </table:table-cell>
              <table:table-cell office:value-type="float" office:value="0.00840871">
                <text:p>0.00840871</text:p>
              </table:table-cell>
              <table:table-cell office:value-type="float" office:value="0.00215103">
                <text:p>0.002151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NaN">
                <text:p>NaN</text:p>
              </table:table-cell>
              <table:table-cell office:value-type="float" office:value="0.206158">
                <text:p>0.206158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113955">
                <text:p>0.113955</text:p>
              </table:table-cell>
              <table:table-cell office:value-type="float" office:value="0.0253813">
                <text:p>0.0253813</text:p>
              </table:table-cell>
              <table:table-cell office:value-type="float" office:value="0.0127897">
                <text:p>0.0127897</text:p>
              </table:table-cell>
              <table:table-cell office:value-type="float" office:value="0.0101362">
                <text:p>0.0101362</text:p>
              </table:table-cell>
              <table:table-cell office:value-type="float" office:value="0.00223077">
                <text:p>0.002230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NaN">
                <text:p>NaN</text:p>
              </table:table-cell>
              <table:table-cell office:value-type="float" office:value="0.186566">
                <text:p>0.186566</text:p>
              </table:table-cell>
              <table:table-cell office:value-type="float" office:value="0.00100268">
                <text:p>0.00100268</text:p>
              </table:table-cell>
              <table:table-cell office:value-type="float" office:value="0.11719">
                <text:p>0.11719</text:p>
              </table:table-cell>
              <table:table-cell office:value-type="float" office:value="0.0255317">
                <text:p>0.0255317</text:p>
              </table:table-cell>
              <table:table-cell office:value-type="float" office:value="0.0122746">
                <text:p>0.0122746</text:p>
              </table:table-cell>
              <table:table-cell office:value-type="float" office:value="0.0092377">
                <text:p>0.0092377</text:p>
              </table:table-cell>
              <table:table-cell office:value-type="float" office:value="0.00216879">
                <text:p>0.0021687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NaN">
                <text:p>NaN</text:p>
              </table:table-cell>
              <table:table-cell office:value-type="float" office:value="0.193092">
                <text:p>0.193092</text:p>
              </table:table-cell>
              <table:table-cell office:value-type="float" office:value="0.000923731">
                <text:p>0.000923731</text:p>
              </table:table-cell>
              <table:table-cell office:value-type="float" office:value="0.117523">
                <text:p>0.117523</text:p>
              </table:table-cell>
              <table:table-cell office:value-type="float" office:value="0.0260074">
                <text:p>0.0260074</text:p>
              </table:table-cell>
              <table:table-cell office:value-type="float" office:value="0.0130791">
                <text:p>0.0130791</text:p>
              </table:table-cell>
              <table:table-cell office:value-type="float" office:value="0.00983536">
                <text:p>0.00983536</text:p>
              </table:table-cell>
              <table:table-cell office:value-type="float" office:value="0.00246249">
                <text:p>0.0024624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NaN">
                <text:p>NaN</text:p>
              </table:table-cell>
              <table:table-cell office:value-type="float" office:value="0.191116">
                <text:p>0.191116</text:p>
              </table:table-cell>
              <table:table-cell office:value-type="float" office:value="0.00102558">
                <text:p>0.00102558</text:p>
              </table:table-cell>
              <table:table-cell office:value-type="float" office:value="0.115046">
                <text:p>0.115046</text:p>
              </table:table-cell>
              <table:table-cell office:value-type="float" office:value="0.0254547">
                <text:p>0.0254547</text:p>
              </table:table-cell>
              <table:table-cell office:value-type="float" office:value="0.014381">
                <text:p>0.014381</text:p>
              </table:table-cell>
              <table:table-cell office:value-type="float" office:value="0.00977852">
                <text:p>0.00977852</text:p>
              </table:table-cell>
              <table:table-cell office:value-type="float" office:value="0.00227735">
                <text:p>0.002277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NaN">
                <text:p>NaN</text:p>
              </table:table-cell>
              <table:table-cell office:value-type="float" office:value="0.192931">
                <text:p>0.192931</text:p>
              </table:table-cell>
              <table:table-cell office:value-type="float" office:value="0.00127467">
                <text:p>0.00127467</text:p>
              </table:table-cell>
              <table:table-cell office:value-type="float" office:value="0.114205">
                <text:p>0.114205</text:p>
              </table:table-cell>
              <table:table-cell office:value-type="float" office:value="0.0252609">
                <text:p>0.0252609</text:p>
              </table:table-cell>
              <table:table-cell office:value-type="float" office:value="0.0141015">
                <text:p>0.0141015</text:p>
              </table:table-cell>
              <table:table-cell office:value-type="float" office:value="0.00980141">
                <text:p>0.00980141</text:p>
              </table:table-cell>
              <table:table-cell office:value-type="float" office:value="0.00220511">
                <text:p>0.002205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NaN">
                <text:p>NaN</text:p>
              </table:table-cell>
              <table:table-cell office:value-type="float" office:value="0.194528">
                <text:p>0.194528</text:p>
              </table:table-cell>
              <table:table-cell office:value-type="float" office:value="0.00120914">
                <text:p>0.00120914</text:p>
              </table:table-cell>
              <table:table-cell office:value-type="float" office:value="0.115324">
                <text:p>0.115324</text:p>
              </table:table-cell>
              <table:table-cell office:value-type="float" office:value="0.027012">
                <text:p>0.027012</text:p>
              </table:table-cell>
              <table:table-cell office:value-type="float" office:value="0.0138662">
                <text:p>0.0138662</text:p>
              </table:table-cell>
              <table:table-cell office:value-type="float" office:value="0.00927678">
                <text:p>0.00927678</text:p>
              </table:table-cell>
              <table:table-cell office:value-type="float" office:value="0.00217669">
                <text:p>0.0021766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NaN">
                <text:p>NaN</text:p>
              </table:table-cell>
              <table:table-cell office:value-type="float" office:value="0.207606">
                <text:p>0.207606</text:p>
              </table:table-cell>
              <table:table-cell office:value-type="float" office:value="0.0010769">
                <text:p>0.0010769</text:p>
              </table:table-cell>
              <table:table-cell office:value-type="float" office:value="0.117971">
                <text:p>0.117971</text:p>
              </table:table-cell>
              <table:table-cell office:value-type="float" office:value="0.0259099">
                <text:p>0.0259099</text:p>
              </table:table-cell>
              <table:table-cell office:value-type="float" office:value="0.0144757">
                <text:p>0.0144757</text:p>
              </table:table-cell>
              <table:table-cell office:value-type="float" office:value="0.00943903">
                <text:p>0.00943903</text:p>
              </table:table-cell>
              <table:table-cell office:value-type="float" office:value="0.00213682">
                <text:p>0.002136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NaN">
                <text:p>NaN</text:p>
              </table:table-cell>
              <table:table-cell office:value-type="float" office:value="0.208317">
                <text:p>0.208317</text:p>
              </table:table-cell>
              <table:table-cell office:value-type="float" office:value="0.00110137">
                <text:p>0.00110137</text:p>
              </table:table-cell>
              <table:table-cell office:value-type="float" office:value="0.118373">
                <text:p>0.118373</text:p>
              </table:table-cell>
              <table:table-cell office:value-type="float" office:value="0.0262146">
                <text:p>0.0262146</text:p>
              </table:table-cell>
              <table:table-cell office:value-type="float" office:value="0.014381">
                <text:p>0.014381</text:p>
              </table:table-cell>
              <table:table-cell office:value-type="float" office:value="0.0099005">
                <text:p>0.0099005</text:p>
              </table:table-cell>
              <table:table-cell office:value-type="float" office:value="0.00224459">
                <text:p>0.002244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NaN">
                <text:p>NaN</text:p>
              </table:table-cell>
              <table:table-cell office:value-type="float" office:value="0.193985">
                <text:p>0.193985</text:p>
              </table:table-cell>
              <table:table-cell office:value-type="float" office:value="0.000960443">
                <text:p>0.000960443</text:p>
              </table:table-cell>
              <table:table-cell office:value-type="float" office:value="0.11721">
                <text:p>0.11721</text:p>
              </table:table-cell>
              <table:table-cell office:value-type="float" office:value="0.0261179">
                <text:p>0.0261179</text:p>
              </table:table-cell>
              <table:table-cell office:value-type="float" office:value="0.0141039">
                <text:p>0.0141039</text:p>
              </table:table-cell>
              <table:table-cell office:value-type="float" office:value="0.0089594">
                <text:p>0.0089594</text:p>
              </table:table-cell>
              <table:table-cell office:value-type="float" office:value="0.00223274">
                <text:p>0.002232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NaN">
                <text:p>NaN</text:p>
              </table:table-cell>
              <table:table-cell office:value-type="float" office:value="0.225571">
                <text:p>0.225571</text:p>
              </table:table-cell>
              <table:table-cell office:value-type="float" office:value="0.00100545">
                <text:p>0.00100545</text:p>
              </table:table-cell>
              <table:table-cell office:value-type="float" office:value="0.114259">
                <text:p>0.114259</text:p>
              </table:table-cell>
              <table:table-cell office:value-type="float" office:value="0.0253564">
                <text:p>0.0253564</text:p>
              </table:table-cell>
              <table:table-cell office:value-type="float" office:value="0.0135828">
                <text:p>0.0135828</text:p>
              </table:table-cell>
              <table:table-cell office:value-type="float" office:value="0.00784776">
                <text:p>0.00784776</text:p>
              </table:table-cell>
              <table:table-cell office:value-type="float" office:value="0.00229867">
                <text:p>0.002298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NaN">
                <text:p>NaN</text:p>
              </table:table-cell>
              <table:table-cell office:value-type="float" office:value="0.23172">
                <text:p>0.23172</text:p>
              </table:table-cell>
              <table:table-cell office:value-type="float" office:value="0.000923731">
                <text:p>0.000923731</text:p>
              </table:table-cell>
              <table:table-cell office:value-type="float" office:value="0.117771">
                <text:p>0.117771</text:p>
              </table:table-cell>
              <table:table-cell office:value-type="float" office:value="0.0259205">
                <text:p>0.0259205</text:p>
              </table:table-cell>
              <table:table-cell office:value-type="float" office:value="0.0130507">
                <text:p>0.0130507</text:p>
              </table:table-cell>
              <table:table-cell office:value-type="float" office:value="0.00792">
                <text:p>0.00792</text:p>
              </table:table-cell>
              <table:table-cell office:value-type="float" office:value="0.00216919">
                <text:p>0.002169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NaN">
                <text:p>NaN</text:p>
              </table:table-cell>
              <table:table-cell office:value-type="float" office:value="0.217367">
                <text:p>0.217367</text:p>
              </table:table-cell>
              <table:table-cell office:value-type="float" office:value="0.00095768">
                <text:p>0.00095768</text:p>
              </table:table-cell>
              <table:table-cell office:value-type="float" office:value="0.114749">
                <text:p>0.114749</text:p>
              </table:table-cell>
              <table:table-cell office:value-type="float" office:value="0.0255084">
                <text:p>0.0255084</text:p>
              </table:table-cell>
              <table:table-cell office:value-type="float" office:value="0.0136325">
                <text:p>0.0136325</text:p>
              </table:table-cell>
              <table:table-cell office:value-type="float" office:value="0.00792119">
                <text:p>0.00792119</text:p>
              </table:table-cell>
              <table:table-cell office:value-type="float" office:value="0.00218221">
                <text:p>0.002182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NaN">
                <text:p>NaN</text:p>
              </table:table-cell>
              <table:table-cell office:value-type="float" office:value="0.237554">
                <text:p>0.237554</text:p>
              </table:table-cell>
              <table:table-cell office:value-type="float" office:value="0.000909914">
                <text:p>0.000909914</text:p>
              </table:table-cell>
              <table:table-cell office:value-type="float" office:value="0.114467">
                <text:p>0.114467</text:p>
              </table:table-cell>
              <table:table-cell office:value-type="float" office:value="0.0253789">
                <text:p>0.0253789</text:p>
              </table:table-cell>
              <table:table-cell office:value-type="float" office:value="0.0202727">
                <text:p>0.0202727</text:p>
              </table:table-cell>
              <table:table-cell office:value-type="float" office:value="0.00863412">
                <text:p>0.00863412</text:p>
              </table:table-cell>
              <table:table-cell office:value-type="float" office:value="0.00215813">
                <text:p>0.002158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NaN">
                <text:p>NaN</text:p>
              </table:table-cell>
              <table:table-cell office:value-type="float" office:value="0.217561">
                <text:p>0.217561</text:p>
              </table:table-cell>
              <table:table-cell office:value-type="float" office:value="0.000955706">
                <text:p>0.000955706</text:p>
              </table:table-cell>
              <table:table-cell office:value-type="float" office:value="0.116937">
                <text:p>0.116937</text:p>
              </table:table-cell>
              <table:table-cell office:value-type="float" office:value="0.0266875">
                <text:p>0.0266875</text:p>
              </table:table-cell>
              <table:table-cell office:value-type="float" office:value="0.0176436">
                <text:p>0.0176436</text:p>
              </table:table-cell>
              <table:table-cell office:value-type="float" office:value="0.0082141">
                <text:p>0.0082141</text:p>
              </table:table-cell>
              <table:table-cell office:value-type="float" office:value="0.00219406">
                <text:p>0.002194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NaN">
                <text:p>NaN</text:p>
              </table:table-cell>
              <table:table-cell office:value-type="float" office:value="0.224973">
                <text:p>0.224973</text:p>
              </table:table-cell>
              <table:table-cell office:value-type="float" office:value="0.000877149">
                <text:p>0.000877149</text:p>
              </table:table-cell>
              <table:table-cell office:value-type="float" office:value="0.114558">
                <text:p>0.114558</text:p>
              </table:table-cell>
              <table:table-cell office:value-type="float" office:value="0.0259718">
                <text:p>0.0259718</text:p>
              </table:table-cell>
              <table:table-cell office:value-type="float" office:value="0.0139681">
                <text:p>0.0139681</text:p>
              </table:table-cell>
              <table:table-cell office:value-type="float" office:value="0.00822436">
                <text:p>0.00822436</text:p>
              </table:table-cell>
              <table:table-cell office:value-type="float" office:value="0.00218221">
                <text:p>0.002182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NaN">
                <text:p>NaN</text:p>
              </table:table-cell>
              <table:table-cell office:value-type="float" office:value="0.213644">
                <text:p>0.213644</text:p>
              </table:table-cell>
              <table:table-cell office:value-type="float" office:value="0.000890571">
                <text:p>0.000890571</text:p>
              </table:table-cell>
              <table:table-cell office:value-type="float" office:value="0.114493">
                <text:p>0.114493</text:p>
              </table:table-cell>
              <table:table-cell office:value-type="float" office:value="0.0279954">
                <text:p>0.0279954</text:p>
              </table:table-cell>
              <table:table-cell office:value-type="float" office:value="0.0149471">
                <text:p>0.0149471</text:p>
              </table:table-cell>
              <table:table-cell office:value-type="float" office:value="0.00951285">
                <text:p>0.00951285</text:p>
              </table:table-cell>
              <table:table-cell office:value-type="float" office:value="0.00222366">
                <text:p>0.002223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NaN">
                <text:p>NaN</text:p>
              </table:table-cell>
              <table:table-cell office:value-type="float" office:value="0.21888">
                <text:p>0.21888</text:p>
              </table:table-cell>
              <table:table-cell office:value-type="float" office:value="0.000853464">
                <text:p>0.000853464</text:p>
              </table:table-cell>
              <table:table-cell office:value-type="float" office:value="0.120019">
                <text:p>0.120019</text:p>
              </table:table-cell>
              <table:table-cell office:value-type="float" office:value="0.0263307">
                <text:p>0.0263307</text:p>
              </table:table-cell>
              <table:table-cell office:value-type="float" office:value="0.0146621">
                <text:p>0.0146621</text:p>
              </table:table-cell>
              <table:table-cell office:value-type="float" office:value="0.00978325">
                <text:p>0.00978325</text:p>
              </table:table-cell>
              <table:table-cell office:value-type="float" office:value="0.00213761">
                <text:p>0.002137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NaN">
                <text:p>NaN</text:p>
              </table:table-cell>
              <table:table-cell office:value-type="float" office:value="0.197113">
                <text:p>0.197113</text:p>
              </table:table-cell>
              <table:table-cell office:value-type="float" office:value="0.000870438">
                <text:p>0.000870438</text:p>
              </table:table-cell>
              <table:table-cell office:value-type="float" office:value="0.113354">
                <text:p>0.113354</text:p>
              </table:table-cell>
              <table:table-cell office:value-type="float" office:value="0.0254405">
                <text:p>0.0254405</text:p>
              </table:table-cell>
              <table:table-cell office:value-type="float" office:value="0.0146155">
                <text:p>0.0146155</text:p>
              </table:table-cell>
              <table:table-cell office:value-type="float" office:value="0.0106628">
                <text:p>0.0106628</text:p>
              </table:table-cell>
              <table:table-cell office:value-type="float" office:value="0.00218695">
                <text:p>0.002186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NaN">
                <text:p>NaN</text:p>
              </table:table-cell>
              <table:table-cell office:value-type="float" office:value="0.192053">
                <text:p>0.192053</text:p>
              </table:table-cell>
              <table:table-cell office:value-type="float" office:value="0.00086728">
                <text:p>0.00086728</text:p>
              </table:table-cell>
              <table:table-cell office:value-type="float" office:value="0.116495">
                <text:p>0.116495</text:p>
              </table:table-cell>
              <table:table-cell office:value-type="float" office:value="0.0253311">
                <text:p>0.0253311</text:p>
              </table:table-cell>
              <table:table-cell office:value-type="float" office:value="0.0141252">
                <text:p>0.0141252</text:p>
              </table:table-cell>
              <table:table-cell office:value-type="float" office:value="0.0105538">
                <text:p>0.0105538</text:p>
              </table:table-cell>
              <table:table-cell office:value-type="float" office:value="0.00219919">
                <text:p>0.002199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NaN">
                <text:p>NaN</text:p>
              </table:table-cell>
              <table:table-cell office:value-type="float" office:value="0.20064">
                <text:p>0.20064</text:p>
              </table:table-cell>
              <table:table-cell office:value-type="float" office:value="0.000829779">
                <text:p>0.000829779</text:p>
              </table:table-cell>
              <table:table-cell office:value-type="float" office:value="0.114634">
                <text:p>0.114634</text:p>
              </table:table-cell>
              <table:table-cell office:value-type="float" office:value="0.0257081">
                <text:p>0.0257081</text:p>
              </table:table-cell>
              <table:table-cell office:value-type="float" office:value="0.0129113">
                <text:p>0.0129113</text:p>
              </table:table-cell>
              <table:table-cell office:value-type="float" office:value="0.0100359">
                <text:p>0.0100359</text:p>
              </table:table-cell>
              <table:table-cell office:value-type="float" office:value="0.0021909">
                <text:p>0.00219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NaN">
                <text:p>NaN</text:p>
              </table:table-cell>
              <table:table-cell office:value-type="float" office:value="0.196757">
                <text:p>0.196757</text:p>
              </table:table-cell>
              <table:table-cell office:value-type="float" office:value="0.000864122">
                <text:p>0.000864122</text:p>
              </table:table-cell>
              <table:table-cell office:value-type="float" office:value="0.119889">
                <text:p>0.119889</text:p>
              </table:table-cell>
              <table:table-cell office:value-type="float" office:value="0.0267073">
                <text:p>0.0267073</text:p>
              </table:table-cell>
              <table:table-cell office:value-type="float" office:value="0.0135524">
                <text:p>0.0135524</text:p>
              </table:table-cell>
              <table:table-cell office:value-type="float" office:value="0.00937863">
                <text:p>0.00937863</text:p>
              </table:table-cell>
              <table:table-cell office:value-type="float" office:value="0.0021455">
                <text:p>0.00214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NaN">
                <text:p>NaN</text:p>
              </table:table-cell>
              <table:table-cell office:value-type="float" office:value="0.200716">
                <text:p>0.200716</text:p>
              </table:table-cell>
              <table:table-cell office:value-type="float" office:value="0.000846753">
                <text:p>0.000846753</text:p>
              </table:table-cell>
              <table:table-cell office:value-type="float" office:value="0.117127">
                <text:p>0.117127</text:p>
              </table:table-cell>
              <table:table-cell office:value-type="float" office:value="0.0266433">
                <text:p>0.0266433</text:p>
              </table:table-cell>
              <table:table-cell office:value-type="float" office:value="0.0146013">
                <text:p>0.0146013</text:p>
              </table:table-cell>
              <table:table-cell office:value-type="float" office:value="0.00845806">
                <text:p>0.00845806</text:p>
              </table:table-cell>
              <table:table-cell office:value-type="float" office:value="0.00216406">
                <text:p>0.002164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NaN">
                <text:p>NaN</text:p>
              </table:table-cell>
              <table:table-cell office:value-type="float" office:value="0.205611">
                <text:p>0.205611</text:p>
              </table:table-cell>
              <table:table-cell office:value-type="float" office:value="0.000885044">
                <text:p>0.000885044</text:p>
              </table:table-cell>
              <table:table-cell office:value-type="float" office:value="0.116777">
                <text:p>0.116777</text:p>
              </table:table-cell>
              <table:table-cell office:value-type="float" office:value="0.0253663">
                <text:p>0.0253663</text:p>
              </table:table-cell>
              <table:table-cell office:value-type="float" office:value="0.0142606">
                <text:p>0.0142606</text:p>
              </table:table-cell>
              <table:table-cell office:value-type="float" office:value="0.00850109">
                <text:p>0.00850109</text:p>
              </table:table-cell>
              <table:table-cell office:value-type="float" office:value="0.00217669">
                <text:p>0.002176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NaN">
                <text:p>NaN</text:p>
              </table:table-cell>
              <table:table-cell office:value-type="float" office:value="0.209388">
                <text:p>0.209388</text:p>
              </table:table-cell>
              <table:table-cell office:value-type="float" office:value="0.000966759">
                <text:p>0.000966759</text:p>
              </table:table-cell>
              <table:table-cell office:value-type="float" office:value="0.11335">
                <text:p>0.11335</text:p>
              </table:table-cell>
              <table:table-cell office:value-type="float" office:value="0.0253394">
                <text:p>0.0253394</text:p>
              </table:table-cell>
              <table:table-cell office:value-type="float" office:value="0.0136081">
                <text:p>0.0136081</text:p>
              </table:table-cell>
              <table:table-cell office:value-type="float" office:value="0.0110066">
                <text:p>0.0110066</text:p>
              </table:table-cell>
              <table:table-cell office:value-type="float" office:value="0.00225603">
                <text:p>0.002256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NaN">
                <text:p>NaN</text:p>
              </table:table-cell>
              <table:table-cell office:value-type="float" office:value="0.197091">
                <text:p>0.197091</text:p>
              </table:table-cell>
              <table:table-cell office:value-type="float" office:value="0.0010619">
                <text:p>0.0010619</text:p>
              </table:table-cell>
              <table:table-cell office:value-type="float" office:value="0.116881">
                <text:p>0.116881</text:p>
              </table:table-cell>
              <table:table-cell office:value-type="float" office:value="0.0272714">
                <text:p>0.0272714</text:p>
              </table:table-cell>
              <table:table-cell office:value-type="float" office:value="0.0137573">
                <text:p>0.0137573</text:p>
              </table:table-cell>
              <table:table-cell office:value-type="float" office:value="0.00979194">
                <text:p>0.00979194</text:p>
              </table:table-cell>
              <table:table-cell office:value-type="float" office:value="0.00215853">
                <text:p>0.002158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NaN">
                <text:p>NaN</text:p>
              </table:table-cell>
              <table:table-cell office:value-type="float" office:value="0.19642">
                <text:p>0.19642</text:p>
              </table:table-cell>
              <table:table-cell office:value-type="float" office:value="0.000912677">
                <text:p>0.000912677</text:p>
              </table:table-cell>
              <table:table-cell office:value-type="float" office:value="0.113103">
                <text:p>0.113103</text:p>
              </table:table-cell>
              <table:table-cell office:value-type="float" office:value="0.0262107">
                <text:p>0.0262107</text:p>
              </table:table-cell>
              <table:table-cell office:value-type="float" office:value="0.0138674">
                <text:p>0.0138674</text:p>
              </table:table-cell>
              <table:table-cell office:value-type="float" office:value="0.0144627">
                <text:p>0.0144627</text:p>
              </table:table-cell>
              <table:table-cell office:value-type="float" office:value="0.00217748">
                <text:p>0.0021774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NaN">
                <text:p>NaN</text:p>
              </table:table-cell>
              <table:table-cell office:value-type="float" office:value="0.209794">
                <text:p>0.209794</text:p>
              </table:table-cell>
              <table:table-cell office:value-type="float" office:value="0.000926889">
                <text:p>0.000926889</text:p>
              </table:table-cell>
              <table:table-cell office:value-type="float" office:value="0.115915">
                <text:p>0.115915</text:p>
              </table:table-cell>
              <table:table-cell office:value-type="float" office:value="0.0259726">
                <text:p>0.0259726</text:p>
              </table:table-cell>
              <table:table-cell office:value-type="float" office:value="0.0137391">
                <text:p>0.0137391</text:p>
              </table:table-cell>
              <table:table-cell office:value-type="float" office:value="0.00947811">
                <text:p>0.00947811</text:p>
              </table:table-cell>
              <table:table-cell office:value-type="float" office:value="0.00215577">
                <text:p>0.002155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NaN">
                <text:p>NaN</text:p>
              </table:table-cell>
              <table:table-cell office:value-type="float" office:value="0.198495">
                <text:p>0.198495</text:p>
              </table:table-cell>
              <table:table-cell office:value-type="float" office:value="0.000857017">
                <text:p>0.000857017</text:p>
              </table:table-cell>
              <table:table-cell office:value-type="float" office:value="0.115846">
                <text:p>0.115846</text:p>
              </table:table-cell>
              <table:table-cell office:value-type="float" office:value="0.0255625">
                <text:p>0.0255625</text:p>
              </table:table-cell>
              <table:table-cell office:value-type="float" office:value="0.0126239">
                <text:p>0.0126239</text:p>
              </table:table-cell>
              <table:table-cell office:value-type="float" office:value="0.00869136">
                <text:p>0.00869136</text:p>
              </table:table-cell>
              <table:table-cell office:value-type="float" office:value="0.00215892">
                <text:p>0.002158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NaN">
                <text:p>NaN</text:p>
              </table:table-cell>
              <table:table-cell office:value-type="float" office:value="0.19216">
                <text:p>0.19216</text:p>
              </table:table-cell>
              <table:table-cell office:value-type="float" office:value="0.000904782">
                <text:p>0.000904782</text:p>
              </table:table-cell>
              <table:table-cell office:value-type="float" office:value="0.112007">
                <text:p>0.112007</text:p>
              </table:table-cell>
              <table:table-cell office:value-type="float" office:value="0.0254389">
                <text:p>0.0254389</text:p>
              </table:table-cell>
              <table:table-cell office:value-type="float" office:value="0.0131209">
                <text:p>0.0131209</text:p>
              </table:table-cell>
              <table:table-cell office:value-type="float" office:value="0.0091927">
                <text:p>0.0091927</text:p>
              </table:table-cell>
              <table:table-cell office:value-type="float" office:value="0.00214155">
                <text:p>0.002141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NaN">
                <text:p>NaN</text:p>
              </table:table-cell>
              <table:table-cell office:value-type="float" office:value="0.193576">
                <text:p>0.193576</text:p>
              </table:table-cell>
              <table:table-cell office:value-type="float" office:value="0.000875965">
                <text:p>0.000875965</text:p>
              </table:table-cell>
              <table:table-cell office:value-type="float" office:value="0.117379">
                <text:p>0.117379</text:p>
              </table:table-cell>
              <table:table-cell office:value-type="float" office:value="0.0262237">
                <text:p>0.0262237</text:p>
              </table:table-cell>
              <table:table-cell office:value-type="float" office:value="0.0136325">
                <text:p>0.0136325</text:p>
              </table:table-cell>
              <table:table-cell office:value-type="float" office:value="0.0097422">
                <text:p>0.0097422</text:p>
              </table:table-cell>
              <table:table-cell office:value-type="float" office:value="0.0021384">
                <text:p>0.00213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NaN">
                <text:p>NaN</text:p>
              </table:table-cell>
              <table:table-cell office:value-type="float" office:value="0.197239">
                <text:p>0.197239</text:p>
              </table:table-cell>
              <table:table-cell office:value-type="float" office:value="0.000894124">
                <text:p>0.000894124</text:p>
              </table:table-cell>
              <table:table-cell office:value-type="float" office:value="0.118428">
                <text:p>0.118428</text:p>
              </table:table-cell>
              <table:table-cell office:value-type="float" office:value="0.0263859">
                <text:p>0.0263859</text:p>
              </table:table-cell>
              <table:table-cell office:value-type="float" office:value="0.0129946">
                <text:p>0.0129946</text:p>
              </table:table-cell>
              <table:table-cell office:value-type="float" office:value="0.00872294">
                <text:p>0.00872294</text:p>
              </table:table-cell>
              <table:table-cell office:value-type="float" office:value="0.00219722">
                <text:p>0.002197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NaN">
                <text:p>NaN</text:p>
              </table:table-cell>
              <table:table-cell office:value-type="float" office:value="0.220022">
                <text:p>0.220022</text:p>
              </table:table-cell>
              <table:table-cell office:value-type="float" office:value="0.000849911">
                <text:p>0.000849911</text:p>
              </table:table-cell>
              <table:table-cell office:value-type="float" office:value="0.115794">
                <text:p>0.115794</text:p>
              </table:table-cell>
              <table:table-cell office:value-type="float" office:value="0.025525">
                <text:p>0.025525</text:p>
              </table:table-cell>
              <table:table-cell office:value-type="float" office:value="0.0132082">
                <text:p>0.0132082</text:p>
              </table:table-cell>
              <table:table-cell office:value-type="float" office:value="0.00908967">
                <text:p>0.00908967</text:p>
              </table:table-cell>
              <table:table-cell office:value-type="float" office:value="0.00212655">
                <text:p>0.002126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NaN">
                <text:p>NaN</text:p>
              </table:table-cell>
              <table:table-cell office:value-type="float" office:value="0.217335">
                <text:p>0.217335</text:p>
              </table:table-cell>
              <table:table-cell office:value-type="float" office:value="0.000898466">
                <text:p>0.000898466</text:p>
              </table:table-cell>
              <table:table-cell office:value-type="float" office:value="0.10981">
                <text:p>0.10981</text:p>
              </table:table-cell>
              <table:table-cell office:value-type="float" office:value="0.0243798">
                <text:p>0.0243798</text:p>
              </table:table-cell>
              <table:table-cell office:value-type="float" office:value="0.0132761">
                <text:p>0.0132761</text:p>
              </table:table-cell>
              <table:table-cell office:value-type="float" office:value="0.00939837">
                <text:p>0.00939837</text:p>
              </table:table-cell>
              <table:table-cell office:value-type="float" office:value="0.00208313">
                <text:p>0.002083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0.199473">
                <text:p>0.199473</text:p>
              </table:table-cell>
              <table:table-cell office:value-type="float" office:value="0.000840042">
                <text:p>0.000840042</text:p>
              </table:table-cell>
              <table:table-cell office:value-type="float" office:value="0.114726">
                <text:p>0.114726</text:p>
              </table:table-cell>
              <table:table-cell office:value-type="float" office:value="0.0251223">
                <text:p>0.0251223</text:p>
              </table:table-cell>
              <table:table-cell office:value-type="float" office:value="0.0148413">
                <text:p>0.0148413</text:p>
              </table:table-cell>
              <table:table-cell office:value-type="float" office:value="0.0122213">
                <text:p>0.0122213</text:p>
              </table:table-cell>
              <table:table-cell office:value-type="float" office:value="0.00218774">
                <text:p>0.002187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NaN">
                <text:p>NaN</text:p>
              </table:table-cell>
              <table:table-cell office:value-type="float" office:value="0.217267">
                <text:p>0.217267</text:p>
              </table:table-cell>
              <table:table-cell office:value-type="float" office:value="0.000877939">
                <text:p>0.000877939</text:p>
              </table:table-cell>
              <table:table-cell office:value-type="float" office:value="0.115392">
                <text:p>0.115392</text:p>
              </table:table-cell>
              <table:table-cell office:value-type="float" office:value="0.0261214">
                <text:p>0.0261214</text:p>
              </table:table-cell>
              <table:table-cell office:value-type="float" office:value="0.0150983">
                <text:p>0.0150983</text:p>
              </table:table-cell>
              <table:table-cell office:value-type="float" office:value="0.00973825">
                <text:p>0.00973825</text:p>
              </table:table-cell>
              <table:table-cell office:value-type="float" office:value="0.00222011">
                <text:p>0.002220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NaN">
                <text:p>NaN</text:p>
              </table:table-cell>
              <table:table-cell office:value-type="float" office:value="0.202141">
                <text:p>0.202141</text:p>
              </table:table-cell>
              <table:table-cell office:value-type="float" office:value="0.000846358">
                <text:p>0.000846358</text:p>
              </table:table-cell>
              <table:table-cell office:value-type="float" office:value="0.119438">
                <text:p>0.119438</text:p>
              </table:table-cell>
              <table:table-cell office:value-type="float" office:value="0.0250623">
                <text:p>0.0250623</text:p>
              </table:table-cell>
              <table:table-cell office:value-type="float" office:value="0.014428">
                <text:p>0.014428</text:p>
              </table:table-cell>
              <table:table-cell office:value-type="float" office:value="0.00911296">
                <text:p>0.00911296</text:p>
              </table:table-cell>
              <table:table-cell office:value-type="float" office:value="0.00212932">
                <text:p>0.002129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NaN">
                <text:p>NaN</text:p>
              </table:table-cell>
              <table:table-cell office:value-type="float" office:value="0.210087">
                <text:p>0.210087</text:p>
              </table:table-cell>
              <table:table-cell office:value-type="float" office:value="0.000849911">
                <text:p>0.000849911</text:p>
              </table:table-cell>
              <table:table-cell office:value-type="float" office:value="0.118277">
                <text:p>0.118277</text:p>
              </table:table-cell>
              <table:table-cell office:value-type="float" office:value="0.0261605">
                <text:p>0.0261605</text:p>
              </table:table-cell>
              <table:table-cell office:value-type="float" office:value="0.0150679">
                <text:p>0.0150679</text:p>
              </table:table-cell>
              <table:table-cell office:value-type="float" office:value="0.00965338">
                <text:p>0.00965338</text:p>
              </table:table-cell>
              <table:table-cell office:value-type="float" office:value="0.00222209">
                <text:p>0.002222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NaN">
                <text:p>NaN</text:p>
              </table:table-cell>
              <table:table-cell office:value-type="float" office:value="0.249656">
                <text:p>0.249656</text:p>
              </table:table-cell>
              <table:table-cell office:value-type="float" office:value="0.000878728">
                <text:p>0.000878728</text:p>
              </table:table-cell>
              <table:table-cell office:value-type="float" office:value="0.117398">
                <text:p>0.117398</text:p>
              </table:table-cell>
              <table:table-cell office:value-type="float" office:value="0.0263074">
                <text:p>0.0263074</text:p>
              </table:table-cell>
              <table:table-cell office:value-type="float" office:value="0.0170728">
                <text:p>0.0170728</text:p>
              </table:table-cell>
              <table:table-cell office:value-type="float" office:value="0.0112735">
                <text:p>0.0112735</text:p>
              </table:table-cell>
              <table:table-cell office:value-type="float" office:value="0.00214432">
                <text:p>0.002144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NaN">
                <text:p>NaN</text:p>
              </table:table-cell>
              <table:table-cell office:value-type="float" office:value="0.264755">
                <text:p>0.264755</text:p>
              </table:table-cell>
              <table:table-cell office:value-type="float" office:value="0.00085228">
                <text:p>0.00085228</text:p>
              </table:table-cell>
              <table:table-cell office:value-type="float" office:value="0.116636">
                <text:p>0.116636</text:p>
              </table:table-cell>
              <table:table-cell office:value-type="float" office:value="0.0260445">
                <text:p>0.0260445</text:p>
              </table:table-cell>
              <table:table-cell office:value-type="float" office:value="0.0142495">
                <text:p>0.0142495</text:p>
              </table:table-cell>
              <table:table-cell office:value-type="float" office:value="0.015073">
                <text:p>0.015073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NaN">
                <text:p>NaN</text:p>
              </table:table-cell>
              <table:table-cell office:value-type="float" office:value="0.224016">
                <text:p>0.224016</text:p>
              </table:table-cell>
              <table:table-cell office:value-type="float" office:value="0.000870438">
                <text:p>0.000870438</text:p>
              </table:table-cell>
              <table:table-cell office:value-type="float" office:value="0.114929">
                <text:p>0.114929</text:p>
              </table:table-cell>
              <table:table-cell office:value-type="float" office:value="0.0256012">
                <text:p>0.0256012</text:p>
              </table:table-cell>
              <table:table-cell office:value-type="float" office:value="0.0149838">
                <text:p>0.0149838</text:p>
              </table:table-cell>
              <table:table-cell office:value-type="float" office:value="0.00996247">
                <text:p>0.00996247</text:p>
              </table:table-cell>
              <table:table-cell office:value-type="float" office:value="0.00219879">
                <text:p>0.002198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NaN">
                <text:p>NaN</text:p>
              </table:table-cell>
              <table:table-cell office:value-type="float" office:value="0.231138">
                <text:p>0.231138</text:p>
              </table:table-cell>
              <table:table-cell office:value-type="float" office:value="0.000829384">
                <text:p>0.000829384</text:p>
              </table:table-cell>
              <table:table-cell office:value-type="float" office:value="0.118797">
                <text:p>0.118797</text:p>
              </table:table-cell>
              <table:table-cell office:value-type="float" office:value="0.026534">
                <text:p>0.026534</text:p>
              </table:table-cell>
              <table:table-cell office:value-type="float" office:value="0.0144291">
                <text:p>0.0144291</text:p>
              </table:table-cell>
              <table:table-cell office:value-type="float" office:value="0.00957561">
                <text:p>0.00957561</text:p>
              </table:table-cell>
              <table:table-cell office:value-type="float" office:value="0.00212103">
                <text:p>0.002121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NaN">
                <text:p>NaN</text:p>
              </table:table-cell>
              <table:table-cell office:value-type="float" office:value="0.230927">
                <text:p>0.230927</text:p>
              </table:table-cell>
              <table:table-cell office:value-type="float" office:value="0.000855043">
                <text:p>0.000855043</text:p>
              </table:table-cell>
              <table:table-cell office:value-type="float" office:value="0.117819">
                <text:p>0.117819</text:p>
              </table:table-cell>
              <table:table-cell office:value-type="float" office:value="0.0263575">
                <text:p>0.0263575</text:p>
              </table:table-cell>
              <table:table-cell office:value-type="float" office:value="0.014407">
                <text:p>0.014407</text:p>
              </table:table-cell>
              <table:table-cell office:value-type="float" office:value="0.0107283">
                <text:p>0.0107283</text:p>
              </table:table-cell>
              <table:table-cell office:value-type="float" office:value="0.0022138">
                <text:p>0.002213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NaN">
                <text:p>NaN</text:p>
              </table:table-cell>
              <table:table-cell office:value-type="float" office:value="0.275876">
                <text:p>0.275876</text:p>
              </table:table-cell>
              <table:table-cell office:value-type="float" office:value="0.00115151">
                <text:p>0.00115151</text:p>
              </table:table-cell>
              <table:table-cell office:value-type="float" office:value="0.121895">
                <text:p>0.121895</text:p>
              </table:table-cell>
              <table:table-cell office:value-type="float" office:value="0.0262991">
                <text:p>0.0262991</text:p>
              </table:table-cell>
              <table:table-cell office:value-type="float" office:value="0.0141903">
                <text:p>0.0141903</text:p>
              </table:table-cell>
              <table:table-cell office:value-type="float" office:value="0.00872096">
                <text:p>0.00872096</text:p>
              </table:table-cell>
              <table:table-cell office:value-type="float" office:value="0.00217787">
                <text:p>0.002177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NaN">
                <text:p>NaN</text:p>
              </table:table-cell>
              <table:table-cell office:value-type="float" office:value="0.258206">
                <text:p>0.258206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112641">
                <text:p>0.112641</text:p>
              </table:table-cell>
              <table:table-cell office:value-type="float" office:value="0.0251878">
                <text:p>0.0251878</text:p>
              </table:table-cell>
              <table:table-cell office:value-type="float" office:value="0.0137044">
                <text:p>0.0137044</text:p>
              </table:table-cell>
              <table:table-cell office:value-type="float" office:value="0.00897835">
                <text:p>0.00897835</text:p>
              </table:table-cell>
              <table:table-cell office:value-type="float" office:value="0.00214274">
                <text:p>0.002142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NaN">
                <text:p>NaN</text:p>
              </table:table-cell>
              <table:table-cell office:value-type="float" office:value="0.22036">
                <text:p>0.22036</text:p>
              </table:table-cell>
              <table:table-cell office:value-type="float" office:value="0.00115308">
                <text:p>0.00115308</text:p>
              </table:table-cell>
              <table:table-cell office:value-type="float" office:value="0.116955">
                <text:p>0.116955</text:p>
              </table:table-cell>
              <table:table-cell office:value-type="float" office:value="0.0262801">
                <text:p>0.0262801</text:p>
              </table:table-cell>
              <table:table-cell office:value-type="float" office:value="0.0134853">
                <text:p>0.0134853</text:p>
              </table:table-cell>
              <table:table-cell office:value-type="float" office:value="0.0087857">
                <text:p>0.0087857</text:p>
              </table:table-cell>
              <table:table-cell office:value-type="float" office:value="0.00217748">
                <text:p>0.0021774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NaN">
                <text:p>NaN</text:p>
              </table:table-cell>
              <table:table-cell office:value-type="float" office:value="0.213901">
                <text:p>0.213901</text:p>
              </table:table-cell>
              <table:table-cell office:value-type="float" office:value="0.00106229">
                <text:p>0.00106229</text:p>
              </table:table-cell>
              <table:table-cell office:value-type="float" office:value="0.114952">
                <text:p>0.114952</text:p>
              </table:table-cell>
              <table:table-cell office:value-type="float" office:value="0.0265079">
                <text:p>0.0265079</text:p>
              </table:table-cell>
              <table:table-cell office:value-type="float" office:value="0.0136538">
                <text:p>0.0136538</text:p>
              </table:table-cell>
              <table:table-cell office:value-type="float" office:value="0.00888124">
                <text:p>0.00888124</text:p>
              </table:table-cell>
              <table:table-cell office:value-type="float" office:value="0.00212774">
                <text:p>0.002127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NaN">
                <text:p>NaN</text:p>
              </table:table-cell>
              <table:table-cell office:value-type="float" office:value="0.329923">
                <text:p>0.329923</text:p>
              </table:table-cell>
              <table:table-cell office:value-type="float" office:value="0.0009336">
                <text:p>0.0009336</text:p>
              </table:table-cell>
              <table:table-cell office:value-type="float" office:value="0.120488">
                <text:p>0.120488</text:p>
              </table:table-cell>
              <table:table-cell office:value-type="float" office:value="0.0260685">
                <text:p>0.0260685</text:p>
              </table:table-cell>
              <table:table-cell office:value-type="float" office:value="0.0133941">
                <text:p>0.0133941</text:p>
              </table:table-cell>
              <table:table-cell office:value-type="float" office:value="0.00987563">
                <text:p>0.00987563</text:p>
              </table:table-cell>
              <table:table-cell office:value-type="float" office:value="0.00218814">
                <text:p>0.002188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NaN">
                <text:p>NaN</text:p>
              </table:table-cell>
              <table:table-cell office:value-type="float" office:value="0.259949">
                <text:p>0.259949</text:p>
              </table:table-cell>
              <table:table-cell office:value-type="float" office:value="0.000951364">
                <text:p>0.000951364</text:p>
              </table:table-cell>
              <table:table-cell office:value-type="float" office:value="0.11412">
                <text:p>0.11412</text:p>
              </table:table-cell>
              <table:table-cell office:value-type="float" office:value="0.025521">
                <text:p>0.025521</text:p>
              </table:table-cell>
              <table:table-cell office:value-type="float" office:value="0.014546">
                <text:p>0.014546</text:p>
              </table:table-cell>
              <table:table-cell office:value-type="float" office:value="0.0104749">
                <text:p>0.0104749</text:p>
              </table:table-cell>
              <table:table-cell office:value-type="float" office:value="0.00214629">
                <text:p>0.002146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NaN">
                <text:p>NaN</text:p>
              </table:table-cell>
              <table:table-cell office:value-type="float" office:value="0.244054">
                <text:p>0.244054</text:p>
              </table:table-cell>
              <table:table-cell office:value-type="float" office:value="0.000888597">
                <text:p>0.000888597</text:p>
              </table:table-cell>
              <table:table-cell office:value-type="float" office:value="0.118451">
                <text:p>0.118451</text:p>
              </table:table-cell>
              <table:table-cell office:value-type="float" office:value="0.0258159">
                <text:p>0.0258159</text:p>
              </table:table-cell>
              <table:table-cell office:value-type="float" office:value="0.0137012">
                <text:p>0.0137012</text:p>
              </table:table-cell>
              <table:table-cell office:value-type="float" office:value="0.00977457">
                <text:p>0.00977457</text:p>
              </table:table-cell>
              <table:table-cell office:value-type="float" office:value="0.00210405">
                <text:p>0.002104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NaN">
                <text:p>NaN</text:p>
              </table:table-cell>
              <table:table-cell office:value-type="float" office:value="0.21659">
                <text:p>0.21659</text:p>
              </table:table-cell>
              <table:table-cell office:value-type="float" office:value="0.00090873">
                <text:p>0.00090873</text:p>
              </table:table-cell>
              <table:table-cell office:value-type="float" office:value="0.113147">
                <text:p>0.113147</text:p>
              </table:table-cell>
              <table:table-cell office:value-type="float" office:value="0.0249522">
                <text:p>0.0249522</text:p>
              </table:table-cell>
              <table:table-cell office:value-type="float" office:value="0.0132168">
                <text:p>0.0132168</text:p>
              </table:table-cell>
              <table:table-cell office:value-type="float" office:value="0.00922191">
                <text:p>0.00922191</text:p>
              </table:table-cell>
              <table:table-cell office:value-type="float" office:value="0.00217432">
                <text:p>0.002174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NaN">
                <text:p>NaN</text:p>
              </table:table-cell>
              <table:table-cell office:value-type="float" office:value="0.20651">
                <text:p>0.20651</text:p>
              </table:table-cell>
              <table:table-cell office:value-type="float" office:value="0.000895703">
                <text:p>0.000895703</text:p>
              </table:table-cell>
              <table:table-cell office:value-type="float" office:value="0.116694">
                <text:p>0.116694</text:p>
              </table:table-cell>
              <table:table-cell office:value-type="float" office:value="0.0257243">
                <text:p>0.0257243</text:p>
              </table:table-cell>
              <table:table-cell office:value-type="float" office:value="0.0131213">
                <text:p>0.0131213</text:p>
              </table:table-cell>
              <table:table-cell office:value-type="float" office:value="0.0100272">
                <text:p>0.0100272</text:p>
              </table:table-cell>
              <table:table-cell office:value-type="float" office:value="0.00217116">
                <text:p>0.002171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NaN">
                <text:p>NaN</text:p>
              </table:table-cell>
              <table:table-cell office:value-type="float" office:value="0.209515">
                <text:p>0.209515</text:p>
              </table:table-cell>
              <table:table-cell office:value-type="float" office:value="0.000936363">
                <text:p>0.000936363</text:p>
              </table:table-cell>
              <table:table-cell office:value-type="float" office:value="0.115028">
                <text:p>0.115028</text:p>
              </table:table-cell>
              <table:table-cell office:value-type="float" office:value="0.025551">
                <text:p>0.025551</text:p>
              </table:table-cell>
              <table:table-cell office:value-type="float" office:value="0.0157966">
                <text:p>0.0157966</text:p>
              </table:table-cell>
              <table:table-cell office:value-type="float" office:value="0.00903164">
                <text:p>0.00903164</text:p>
              </table:table-cell>
              <table:table-cell office:value-type="float" office:value="0.0021605">
                <text:p>0.00216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NaN">
                <text:p>NaN</text:p>
              </table:table-cell>
              <table:table-cell office:value-type="float" office:value="0.216969">
                <text:p>0.216969</text:p>
              </table:table-cell>
              <table:table-cell office:value-type="float" office:value="0.000945048">
                <text:p>0.000945048</text:p>
              </table:table-cell>
              <table:table-cell office:value-type="float" office:value="0.112954">
                <text:p>0.112954</text:p>
              </table:table-cell>
              <table:table-cell office:value-type="float" office:value="0.0279275">
                <text:p>0.0279275</text:p>
              </table:table-cell>
              <table:table-cell office:value-type="float" office:value="0.0149372">
                <text:p>0.0149372</text:p>
              </table:table-cell>
              <table:table-cell office:value-type="float" office:value="0.00913664">
                <text:p>0.00913664</text:p>
              </table:table-cell>
              <table:table-cell office:value-type="float" office:value="0.00219406">
                <text:p>0.0021940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NaN">
                <text:p>NaN</text:p>
              </table:table-cell>
              <table:table-cell office:value-type="float" office:value="0.250085">
                <text:p>0.250085</text:p>
              </table:table-cell>
              <table:table-cell office:value-type="float" office:value="0.000970707">
                <text:p>0.000970707</text:p>
              </table:table-cell>
              <table:table-cell office:value-type="float" office:value="0.116957">
                <text:p>0.116957</text:p>
              </table:table-cell>
              <table:table-cell office:value-type="float" office:value="0.0297903">
                <text:p>0.0297903</text:p>
              </table:table-cell>
              <table:table-cell office:value-type="float" office:value="0.0140782">
                <text:p>0.0140782</text:p>
              </table:table-cell>
              <table:table-cell office:value-type="float" office:value="0.00966404">
                <text:p>0.00966404</text:p>
              </table:table-cell>
              <table:table-cell office:value-type="float" office:value="0.00217708">
                <text:p>0.002177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NaN">
                <text:p>NaN</text:p>
              </table:table-cell>
              <table:table-cell office:value-type="float" office:value="0.230286">
                <text:p>0.230286</text:p>
              </table:table-cell>
              <table:table-cell office:value-type="float" office:value="0.000915441">
                <text:p>0.000915441</text:p>
              </table:table-cell>
              <table:table-cell office:value-type="float" office:value="0.113036">
                <text:p>0.113036</text:p>
              </table:table-cell>
              <table:table-cell office:value-type="float" office:value="0.0262257">
                <text:p>0.0262257</text:p>
              </table:table-cell>
              <table:table-cell office:value-type="float" office:value="0.0135761">
                <text:p>0.0135761</text:p>
              </table:table-cell>
              <table:table-cell office:value-type="float" office:value="0.0094489">
                <text:p>0.0094489</text:p>
              </table:table-cell>
              <table:table-cell office:value-type="float" office:value="0.0022063">
                <text:p>0.00220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NaN">
                <text:p>NaN</text:p>
              </table:table-cell>
              <table:table-cell office:value-type="float" office:value="0.205607">
                <text:p>0.205607</text:p>
              </table:table-cell>
              <table:table-cell office:value-type="float" office:value="0.000934784">
                <text:p>0.000934784</text:p>
              </table:table-cell>
              <table:table-cell office:value-type="float" office:value="0.117375">
                <text:p>0.117375</text:p>
              </table:table-cell>
              <table:table-cell office:value-type="float" office:value="0.0257393">
                <text:p>0.0257393</text:p>
              </table:table-cell>
              <table:table-cell office:value-type="float" office:value="0.0135405">
                <text:p>0.0135405</text:p>
              </table:table-cell>
              <table:table-cell office:value-type="float" office:value="0.00869965">
                <text:p>0.00869965</text:p>
              </table:table-cell>
              <table:table-cell office:value-type="float" office:value="0.00215971">
                <text:p>0.002159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NaN">
                <text:p>NaN</text:p>
              </table:table-cell>
              <table:table-cell office:value-type="float" office:value="0.238701">
                <text:p>0.238701</text:p>
              </table:table-cell>
              <table:table-cell office:value-type="float" office:value="0.000864912">
                <text:p>0.000864912</text:p>
              </table:table-cell>
              <table:table-cell office:value-type="float" office:value="0.115652">
                <text:p>0.115652</text:p>
              </table:table-cell>
              <table:table-cell office:value-type="float" office:value="0.0258502">
                <text:p>0.0258502</text:p>
              </table:table-cell>
              <table:table-cell office:value-type="float" office:value="0.0152518">
                <text:p>0.0152518</text:p>
              </table:table-cell>
              <table:table-cell office:value-type="float" office:value="0.00897637">
                <text:p>0.00897637</text:p>
              </table:table-cell>
              <table:table-cell office:value-type="float" office:value="0.00220866">
                <text:p>0.002208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NaN">
                <text:p>NaN</text:p>
              </table:table-cell>
              <table:table-cell office:value-type="float" office:value="0.250379">
                <text:p>0.250379</text:p>
              </table:table-cell>
              <table:table-cell office:value-type="float" office:value="0.000864517">
                <text:p>0.000864517</text:p>
              </table:table-cell>
              <table:table-cell office:value-type="float" office:value="0.111975">
                <text:p>0.111975</text:p>
              </table:table-cell>
              <table:table-cell office:value-type="float" office:value="0.0250793">
                <text:p>0.0250793</text:p>
              </table:table-cell>
              <table:table-cell office:value-type="float" office:value="0.0146901">
                <text:p>0.0146901</text:p>
              </table:table-cell>
              <table:table-cell office:value-type="float" office:value="0.00960127">
                <text:p>0.00960127</text:p>
              </table:table-cell>
              <table:table-cell office:value-type="float" office:value="0.00220866">
                <text:p>0.002208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NaN">
                <text:p>NaN</text:p>
              </table:table-cell>
              <table:table-cell office:value-type="float" office:value="0.251681">
                <text:p>0.251681</text:p>
              </table:table-cell>
              <table:table-cell office:value-type="float" office:value="0.000896492">
                <text:p>0.000896492</text:p>
              </table:table-cell>
              <table:table-cell office:value-type="float" office:value="0.114097">
                <text:p>0.114097</text:p>
              </table:table-cell>
              <table:table-cell office:value-type="float" office:value="0.0256809">
                <text:p>0.0256809</text:p>
              </table:table-cell>
              <table:table-cell office:value-type="float" office:value="0.0147173">
                <text:p>0.0147173</text:p>
              </table:table-cell>
              <table:table-cell office:value-type="float" office:value="0.0100825">
                <text:p>0.0100825</text:p>
              </table:table-cell>
              <table:table-cell office:value-type="float" office:value="0.00222919">
                <text:p>0.002229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NaN">
                <text:p>NaN</text:p>
              </table:table-cell>
              <table:table-cell office:value-type="float" office:value="0.257865">
                <text:p>0.257865</text:p>
              </table:table-cell>
              <table:table-cell office:value-type="float" office:value="0.000947021">
                <text:p>0.000947021</text:p>
              </table:table-cell>
              <table:table-cell office:value-type="float" office:value="0.116217">
                <text:p>0.116217</text:p>
              </table:table-cell>
              <table:table-cell office:value-type="float" office:value="0.0253718">
                <text:p>0.0253718</text:p>
              </table:table-cell>
              <table:table-cell office:value-type="float" office:value="0.0142669">
                <text:p>0.0142669</text:p>
              </table:table-cell>
              <table:table-cell office:value-type="float" office:value="0.00977418">
                <text:p>0.00977418</text:p>
              </table:table-cell>
              <table:table-cell office:value-type="float" office:value="0.00220906">
                <text:p>0.0022090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NaN">
                <text:p>NaN</text:p>
              </table:table-cell>
              <table:table-cell office:value-type="float" office:value="0.362852">
                <text:p>0.362852</text:p>
              </table:table-cell>
              <table:table-cell office:value-type="float" office:value="0.000968733">
                <text:p>0.000968733</text:p>
              </table:table-cell>
              <table:table-cell office:value-type="float" office:value="0.111629">
                <text:p>0.111629</text:p>
              </table:table-cell>
              <table:table-cell office:value-type="float" office:value="0.0251942">
                <text:p>0.0251942</text:p>
              </table:table-cell>
              <table:table-cell office:value-type="float" office:value="0.0141252">
                <text:p>0.0141252</text:p>
              </table:table-cell>
              <table:table-cell office:value-type="float" office:value="0.013944">
                <text:p>0.013944</text:p>
              </table:table-cell>
              <table:table-cell office:value-type="float" office:value="0.00214195">
                <text:p>0.002141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NaN">
                <text:p>NaN</text:p>
              </table:table-cell>
              <table:table-cell office:value-type="float" office:value="0.235363">
                <text:p>0.235363</text:p>
              </table:table-cell>
              <table:table-cell office:value-type="float" office:value="0.00090123">
                <text:p>0.00090123</text:p>
              </table:table-cell>
              <table:table-cell office:value-type="float" office:value="0.117392">
                <text:p>0.117392</text:p>
              </table:table-cell>
              <table:table-cell office:value-type="float" office:value="0.0348452">
                <text:p>0.0348452</text:p>
              </table:table-cell>
              <table:table-cell office:value-type="float" office:value="0.0135792">
                <text:p>0.0135792</text:p>
              </table:table-cell>
              <table:table-cell office:value-type="float" office:value="0.0149672">
                <text:p>0.0149672</text:p>
              </table:table-cell>
              <table:table-cell office:value-type="float" office:value="0.00224656">
                <text:p>0.002246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NaN">
                <text:p>NaN</text:p>
              </table:table-cell>
              <table:table-cell office:value-type="float" office:value="0.239749">
                <text:p>0.239749</text:p>
              </table:table-cell>
              <table:table-cell office:value-type="float" office:value="0.000912283">
                <text:p>0.000912283</text:p>
              </table:table-cell>
              <table:table-cell office:value-type="float" office:value="0.11408">
                <text:p>0.11408</text:p>
              </table:table-cell>
              <table:table-cell office:value-type="float" office:value="0.0278205">
                <text:p>0.0278205</text:p>
              </table:table-cell>
              <table:table-cell office:value-type="float" office:value="0.013721">
                <text:p>0.013721</text:p>
              </table:table-cell>
              <table:table-cell office:value-type="float" office:value="0.0101129">
                <text:p>0.0101129</text:p>
              </table:table-cell>
              <table:table-cell office:value-type="float" office:value="0.00220787">
                <text:p>0.002207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  <table:table-cell office:value-type="float" office:value="0.218835">
                <text:p>0.218835</text:p>
              </table:table-cell>
              <table:table-cell office:value-type="float" office:value="0.000864912">
                <text:p>0.000864912</text:p>
              </table:table-cell>
              <table:table-cell office:value-type="float" office:value="0.114916">
                <text:p>0.114916</text:p>
              </table:table-cell>
              <table:table-cell office:value-type="float" office:value="0.0270519">
                <text:p>0.0270519</text:p>
              </table:table-cell>
              <table:table-cell office:value-type="float" office:value="0.0150623">
                <text:p>0.0150623</text:p>
              </table:table-cell>
              <table:table-cell office:value-type="float" office:value="0.00952627">
                <text:p>0.00952627</text:p>
              </table:table-cell>
              <table:table-cell office:value-type="float" office:value="0.00212774">
                <text:p>0.002127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NaN">
                <text:p>NaN</text:p>
              </table:table-cell>
              <table:table-cell office:value-type="float" office:value="0.227237">
                <text:p>0.227237</text:p>
              </table:table-cell>
              <table:table-cell office:value-type="float" office:value="0.000946627">
                <text:p>0.000946627</text:p>
              </table:table-cell>
              <table:table-cell office:value-type="float" office:value="0.119059">
                <text:p>0.119059</text:p>
              </table:table-cell>
              <table:table-cell office:value-type="float" office:value="0.0263871">
                <text:p>0.0263871</text:p>
              </table:table-cell>
              <table:table-cell office:value-type="float" office:value="0.0154539">
                <text:p>0.0154539</text:p>
              </table:table-cell>
              <table:table-cell office:value-type="float" office:value="0.00937823">
                <text:p>0.00937823</text:p>
              </table:table-cell>
              <table:table-cell office:value-type="float" office:value="0.00219801">
                <text:p>0.002198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NaN">
                <text:p>NaN</text:p>
              </table:table-cell>
              <table:table-cell office:value-type="float" office:value="0.236127">
                <text:p>0.236127</text:p>
              </table:table-cell>
              <table:table-cell office:value-type="float" office:value="0.000882676">
                <text:p>0.000882676</text:p>
              </table:table-cell>
              <table:table-cell office:value-type="float" office:value="0.116773">
                <text:p>0.116773</text:p>
              </table:table-cell>
              <table:table-cell office:value-type="float" office:value="0.0262478">
                <text:p>0.0262478</text:p>
              </table:table-cell>
              <table:table-cell office:value-type="float" office:value="0.0157725">
                <text:p>0.0157725</text:p>
              </table:table-cell>
              <table:table-cell office:value-type="float" office:value="0.00892308">
                <text:p>0.00892308</text:p>
              </table:table-cell>
              <table:table-cell office:value-type="float" office:value="0.00224972">
                <text:p>0.002249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NaN">
                <text:p>NaN</text:p>
              </table:table-cell>
              <table:table-cell office:value-type="float" office:value="0.211324">
                <text:p>0.211324</text:p>
              </table:table-cell>
              <table:table-cell office:value-type="float" office:value="0.000912677">
                <text:p>0.000912677</text:p>
              </table:table-cell>
              <table:table-cell office:value-type="float" office:value="0.117213">
                <text:p>0.117213</text:p>
              </table:table-cell>
              <table:table-cell office:value-type="float" office:value="0.0261882">
                <text:p>0.0261882</text:p>
              </table:table-cell>
              <table:table-cell office:value-type="float" office:value="0.0154792">
                <text:p>0.0154792</text:p>
              </table:table-cell>
              <table:table-cell office:value-type="float" office:value="0.00922191">
                <text:p>0.00922191</text:p>
              </table:table-cell>
              <table:table-cell office:value-type="float" office:value="0.00219603">
                <text:p>0.002196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NaN">
                <text:p>NaN</text:p>
              </table:table-cell>
              <table:table-cell office:value-type="float" office:value="0.207368">
                <text:p>0.207368</text:p>
              </table:table-cell>
              <table:table-cell office:value-type="float" office:value="0.000880702">
                <text:p>0.000880702</text:p>
              </table:table-cell>
              <table:table-cell office:value-type="float" office:value="0.117132">
                <text:p>0.117132</text:p>
              </table:table-cell>
              <table:table-cell office:value-type="float" office:value="0.0262774">
                <text:p>0.0262774</text:p>
              </table:table-cell>
              <table:table-cell office:value-type="float" office:value="0.0160946">
                <text:p>0.0160946</text:p>
              </table:table-cell>
              <table:table-cell office:value-type="float" office:value="0.00906401">
                <text:p>0.00906401</text:p>
              </table:table-cell>
              <table:table-cell office:value-type="float" office:value="0.00216366">
                <text:p>0.0021636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NaN">
                <text:p>NaN</text:p>
              </table:table-cell>
              <table:table-cell office:value-type="float" office:value="0.215496">
                <text:p>0.215496</text:p>
              </table:table-cell>
              <table:table-cell office:value-type="float" office:value="0.000970707">
                <text:p>0.000970707</text:p>
              </table:table-cell>
              <table:table-cell office:value-type="float" office:value="0.115742">
                <text:p>0.115742</text:p>
              </table:table-cell>
              <table:table-cell office:value-type="float" office:value="0.0263101">
                <text:p>0.0263101</text:p>
              </table:table-cell>
              <table:table-cell office:value-type="float" office:value="0.0156959">
                <text:p>0.0156959</text:p>
              </table:table-cell>
              <table:table-cell office:value-type="float" office:value="0.0089519">
                <text:p>0.0089519</text:p>
              </table:table-cell>
              <table:table-cell office:value-type="float" office:value="0.00226788">
                <text:p>0.002267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NaN">
                <text:p>NaN</text:p>
              </table:table-cell>
              <table:table-cell office:value-type="float" office:value="0.217625">
                <text:p>0.217625</text:p>
              </table:table-cell>
              <table:table-cell office:value-type="float" office:value="0.000861754">
                <text:p>0.000861754</text:p>
              </table:table-cell>
              <table:table-cell office:value-type="float" office:value="0.112361">
                <text:p>0.112361</text:p>
              </table:table-cell>
              <table:table-cell office:value-type="float" office:value="0.0253623">
                <text:p>0.0253623</text:p>
              </table:table-cell>
              <table:table-cell office:value-type="float" office:value="0.0150671">
                <text:p>0.0150671</text:p>
              </table:table-cell>
              <table:table-cell office:value-type="float" office:value="0.00936758">
                <text:p>0.00936758</text:p>
              </table:table-cell>
              <table:table-cell office:value-type="float" office:value="0.00222248">
                <text:p>0.0022224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NaN">
                <text:p>NaN</text:p>
              </table:table-cell>
              <table:table-cell office:value-type="float" office:value="0.206683">
                <text:p>0.206683</text:p>
              </table:table-cell>
              <table:table-cell office:value-type="float" office:value="0.000927678">
                <text:p>0.000927678</text:p>
              </table:table-cell>
              <table:table-cell office:value-type="float" office:value="0.115222">
                <text:p>0.115222</text:p>
              </table:table-cell>
              <table:table-cell office:value-type="float" office:value="0.0254492">
                <text:p>0.0254492</text:p>
              </table:table-cell>
              <table:table-cell office:value-type="float" office:value="0.0150655">
                <text:p>0.0150655</text:p>
              </table:table-cell>
              <table:table-cell office:value-type="float" office:value="0.00932889">
                <text:p>0.00932889</text:p>
              </table:table-cell>
              <table:table-cell office:value-type="float" office:value="0.00208274">
                <text:p>0.002082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NaN">
                <text:p>NaN</text:p>
              </table:table-cell>
              <table:table-cell office:value-type="float" office:value="0.2158">
                <text:p>0.2158</text:p>
              </table:table-cell>
              <table:table-cell office:value-type="float" office:value="0.000894519">
                <text:p>0.000894519</text:p>
              </table:table-cell>
              <table:table-cell office:value-type="float" office:value="0.113065">
                <text:p>0.113065</text:p>
              </table:table-cell>
              <table:table-cell office:value-type="float" office:value="0.0249111">
                <text:p>0.0249111</text:p>
              </table:table-cell>
              <table:table-cell office:value-type="float" office:value="0.0151658">
                <text:p>0.0151658</text:p>
              </table:table-cell>
              <table:table-cell office:value-type="float" office:value="0.00944692">
                <text:p>0.00944692</text:p>
              </table:table-cell>
              <table:table-cell office:value-type="float" office:value="0.00212261">
                <text:p>0.0021226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NaN">
                <text:p>NaN</text:p>
              </table:table-cell>
              <table:table-cell office:value-type="float" office:value="0.207937">
                <text:p>0.207937</text:p>
              </table:table-cell>
              <table:table-cell office:value-type="float" office:value="0.000906361">
                <text:p>0.000906361</text:p>
              </table:table-cell>
              <table:table-cell office:value-type="float" office:value="0.116021">
                <text:p>0.116021</text:p>
              </table:table-cell>
              <table:table-cell office:value-type="float" office:value="0.0257985">
                <text:p>0.0257985</text:p>
              </table:table-cell>
              <table:table-cell office:value-type="float" office:value="0.0148006">
                <text:p>0.0148006</text:p>
              </table:table-cell>
              <table:table-cell office:value-type="float" office:value="0.00978483">
                <text:p>0.00978483</text:p>
              </table:table-cell>
              <table:table-cell office:value-type="float" office:value="0.00213366">
                <text:p>0.002133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NaN">
                <text:p>NaN</text:p>
              </table:table-cell>
              <table:table-cell office:value-type="float" office:value="0.228681">
                <text:p>0.228681</text:p>
              </table:table-cell>
              <table:table-cell office:value-type="float" office:value="0.00087557">
                <text:p>0.00087557</text:p>
              </table:table-cell>
              <table:table-cell office:value-type="float" office:value="0.11808">
                <text:p>0.11808</text:p>
              </table:table-cell>
              <table:table-cell office:value-type="float" office:value="0.026307">
                <text:p>0.026307</text:p>
              </table:table-cell>
              <table:table-cell office:value-type="float" office:value="0.0140723">
                <text:p>0.0140723</text:p>
              </table:table-cell>
              <table:table-cell office:value-type="float" office:value="0.00987326">
                <text:p>0.00987326</text:p>
              </table:table-cell>
              <table:table-cell office:value-type="float" office:value="0.0022138">
                <text:p>0.00221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NaN">
                <text:p>NaN</text:p>
              </table:table-cell>
              <table:table-cell office:value-type="float" office:value="0.241933">
                <text:p>0.241933</text:p>
              </table:table-cell>
              <table:table-cell office:value-type="float" office:value="0.000902809">
                <text:p>0.000902809</text:p>
              </table:table-cell>
              <table:table-cell office:value-type="float" office:value="0.116995">
                <text:p>0.116995</text:p>
              </table:table-cell>
              <table:table-cell office:value-type="float" office:value="0.0259774">
                <text:p>0.0259774</text:p>
              </table:table-cell>
              <table:table-cell office:value-type="float" office:value="0.0144974">
                <text:p>0.0144974</text:p>
              </table:table-cell>
              <table:table-cell office:value-type="float" office:value="0.00911177">
                <text:p>0.00911177</text:p>
              </table:table-cell>
              <table:table-cell office:value-type="float" office:value="0.00209655">
                <text:p>0.002096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NaN">
                <text:p>NaN</text:p>
              </table:table-cell>
              <table:table-cell office:value-type="float" office:value="0.215011">
                <text:p>0.215011</text:p>
              </table:table-cell>
              <table:table-cell office:value-type="float" office:value="0.000896887">
                <text:p>0.000896887</text:p>
              </table:table-cell>
              <table:table-cell office:value-type="float" office:value="0.117189">
                <text:p>0.117189</text:p>
              </table:table-cell>
              <table:table-cell office:value-type="float" office:value="0.0260899">
                <text:p>0.0260899</text:p>
              </table:table-cell>
              <table:table-cell office:value-type="float" office:value="0.0147359">
                <text:p>0.0147359</text:p>
              </table:table-cell>
              <table:table-cell office:value-type="float" office:value="0.00908611">
                <text:p>0.00908611</text:p>
              </table:table-cell>
              <table:table-cell office:value-type="float" office:value="0.00221458">
                <text:p>0.002214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NaN">
                <text:p>NaN</text:p>
              </table:table-cell>
              <table:table-cell office:value-type="float" office:value="0.210078">
                <text:p>0.210078</text:p>
              </table:table-cell>
              <table:table-cell office:value-type="float" office:value="0.000912677">
                <text:p>0.000912677</text:p>
              </table:table-cell>
              <table:table-cell office:value-type="float" office:value="0.115645">
                <text:p>0.115645</text:p>
              </table:table-cell>
              <table:table-cell office:value-type="float" office:value="0.0260808">
                <text:p>0.0260808</text:p>
              </table:table-cell>
              <table:table-cell office:value-type="float" office:value="0.0151863">
                <text:p>0.0151863</text:p>
              </table:table-cell>
              <table:table-cell office:value-type="float" office:value="0.009411">
                <text:p>0.009411</text:p>
              </table:table-cell>
              <table:table-cell office:value-type="float" office:value="0.00211984">
                <text:p>0.002119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NaN">
                <text:p>NaN</text:p>
              </table:table-cell>
              <table:table-cell office:value-type="float" office:value="0.208814">
                <text:p>0.208814</text:p>
              </table:table-cell>
              <table:table-cell office:value-type="float" office:value="0.000875965">
                <text:p>0.000875965</text:p>
              </table:table-cell>
              <table:table-cell office:value-type="float" office:value="0.112537">
                <text:p>0.112537</text:p>
              </table:table-cell>
              <table:table-cell office:value-type="float" office:value="0.0254961">
                <text:p>0.0254961</text:p>
              </table:table-cell>
              <table:table-cell office:value-type="float" office:value="0.0147568">
                <text:p>0.0147568</text:p>
              </table:table-cell>
              <table:table-cell office:value-type="float" office:value="0.00935021">
                <text:p>0.00935021</text:p>
              </table:table-cell>
              <table:table-cell office:value-type="float" office:value="0.00220945">
                <text:p>0.002209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NaN">
                <text:p>NaN</text:p>
              </table:table-cell>
              <table:table-cell office:value-type="float" office:value="0.221172">
                <text:p>0.221172</text:p>
              </table:table-cell>
              <table:table-cell office:value-type="float" office:value="0.000897282">
                <text:p>0.000897282</text:p>
              </table:table-cell>
              <table:table-cell office:value-type="float" office:value="0.116456">
                <text:p>0.116456</text:p>
              </table:table-cell>
              <table:table-cell office:value-type="float" office:value="0.0261957">
                <text:p>0.0261957</text:p>
              </table:table-cell>
              <table:table-cell office:value-type="float" office:value="0.0139933">
                <text:p>0.0139933</text:p>
              </table:table-cell>
              <table:table-cell office:value-type="float" office:value="0.00879834">
                <text:p>0.00879834</text:p>
              </table:table-cell>
              <table:table-cell office:value-type="float" office:value="0.00222485">
                <text:p>0.002224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NaN">
                <text:p>NaN</text:p>
              </table:table-cell>
              <table:table-cell office:value-type="float" office:value="0.222526">
                <text:p>0.222526</text:p>
              </table:table-cell>
              <table:table-cell office:value-type="float" office:value="0.000985313">
                <text:p>0.000985313</text:p>
              </table:table-cell>
              <table:table-cell office:value-type="float" office:value="0.116193">
                <text:p>0.116193</text:p>
              </table:table-cell>
              <table:table-cell office:value-type="float" office:value="0.0259055">
                <text:p>0.0259055</text:p>
              </table:table-cell>
              <table:table-cell office:value-type="float" office:value="0.0146463">
                <text:p>0.0146463</text:p>
              </table:table-cell>
              <table:table-cell office:value-type="float" office:value="0.0115012">
                <text:p>0.0115012</text:p>
              </table:table-cell>
              <table:table-cell office:value-type="float" office:value="0.00220748">
                <text:p>0.002207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NaN">
                <text:p>NaN</text:p>
              </table:table-cell>
              <table:table-cell office:value-type="float" office:value="0.217255">
                <text:p>0.217255</text:p>
              </table:table-cell>
              <table:table-cell office:value-type="float" office:value="0.000923731">
                <text:p>0.000923731</text:p>
              </table:table-cell>
              <table:table-cell office:value-type="float" office:value="0.112821">
                <text:p>0.112821</text:p>
              </table:table-cell>
              <table:table-cell office:value-type="float" office:value="0.0251527">
                <text:p>0.0251527</text:p>
              </table:table-cell>
              <table:table-cell office:value-type="float" office:value="0.016667">
                <text:p>0.016667</text:p>
              </table:table-cell>
              <table:table-cell office:value-type="float" office:value="0.0105246">
                <text:p>0.0105246</text:p>
              </table:table-cell>
              <table:table-cell office:value-type="float" office:value="0.0021305">
                <text:p>0.00213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NaN">
                <text:p>NaN</text:p>
              </table:table-cell>
              <table:table-cell office:value-type="float" office:value="0.219637">
                <text:p>0.219637</text:p>
              </table:table-cell>
              <table:table-cell office:value-type="float" office:value="0.000945837">
                <text:p>0.000945837</text:p>
              </table:table-cell>
              <table:table-cell office:value-type="float" office:value="0.115743">
                <text:p>0.115743</text:p>
              </table:table-cell>
              <table:table-cell office:value-type="float" office:value="0.0256031">
                <text:p>0.0256031</text:p>
              </table:table-cell>
              <table:table-cell office:value-type="float" office:value="0.0154772">
                <text:p>0.0154772</text:p>
              </table:table-cell>
              <table:table-cell office:value-type="float" office:value="0.010206">
                <text:p>0.010206</text:p>
              </table:table-cell>
              <table:table-cell office:value-type="float" office:value="0.00213603">
                <text:p>0.002136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NaN">
                <text:p>NaN</text:p>
              </table:table-cell>
              <table:table-cell office:value-type="float" office:value="0.236578">
                <text:p>0.236578</text:p>
              </table:table-cell>
              <table:table-cell office:value-type="float" office:value="0.000912677">
                <text:p>0.000912677</text:p>
              </table:table-cell>
              <table:table-cell office:value-type="float" office:value="0.11436">
                <text:p>0.11436</text:p>
              </table:table-cell>
              <table:table-cell office:value-type="float" office:value="0.0278813">
                <text:p>0.0278813</text:p>
              </table:table-cell>
              <table:table-cell office:value-type="float" office:value="0.0152775">
                <text:p>0.0152775</text:p>
              </table:table-cell>
              <table:table-cell office:value-type="float" office:value="0.0110867">
                <text:p>0.0110867</text:p>
              </table:table-cell>
              <table:table-cell office:value-type="float" office:value="0.00214906">
                <text:p>0.002149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NaN">
                <text:p>NaN</text:p>
              </table:table-cell>
              <table:table-cell office:value-type="float" office:value="0.252326">
                <text:p>0.252326</text:p>
              </table:table-cell>
              <table:table-cell office:value-type="float" office:value="0.000924915">
                <text:p>0.000924915</text:p>
              </table:table-cell>
              <table:table-cell office:value-type="float" office:value="0.117499">
                <text:p>0.117499</text:p>
              </table:table-cell>
              <table:table-cell office:value-type="float" office:value="0.0260816">
                <text:p>0.0260816</text:p>
              </table:table-cell>
              <table:table-cell office:value-type="float" office:value="0.0151101">
                <text:p>0.0151101</text:p>
              </table:table-cell>
              <table:table-cell office:value-type="float" office:value="0.0128628">
                <text:p>0.0128628</text:p>
              </table:table-cell>
              <table:table-cell office:value-type="float" office:value="0.00212774">
                <text:p>0.002127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NaN">
                <text:p>NaN</text:p>
              </table:table-cell>
              <table:table-cell office:value-type="float" office:value="0.235983">
                <text:p>0.235983</text:p>
              </table:table-cell>
              <table:table-cell office:value-type="float" office:value="0.000887413">
                <text:p>0.000887413</text:p>
              </table:table-cell>
              <table:table-cell office:value-type="float" office:value="0.111003">
                <text:p>0.111003</text:p>
              </table:table-cell>
              <table:table-cell office:value-type="float" office:value="0.0246395">
                <text:p>0.0246395</text:p>
              </table:table-cell>
              <table:table-cell office:value-type="float" office:value="0.0151109">
                <text:p>0.0151109</text:p>
              </table:table-cell>
              <table:table-cell office:value-type="float" office:value="0.0105266">
                <text:p>0.0105266</text:p>
              </table:table-cell>
              <table:table-cell office:value-type="float" office:value="0.00212182">
                <text:p>0.002121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NaN">
                <text:p>NaN</text:p>
              </table:table-cell>
              <table:table-cell office:value-type="float" office:value="0.240619">
                <text:p>0.240619</text:p>
              </table:table-cell>
              <table:table-cell office:value-type="float" office:value="0.00155495">
                <text:p>0.00155495</text:p>
              </table:table-cell>
              <table:table-cell office:value-type="float" office:value="0.114205">
                <text:p>0.114205</text:p>
              </table:table-cell>
              <table:table-cell office:value-type="float" office:value="0.0256939">
                <text:p>0.0256939</text:p>
              </table:table-cell>
              <table:table-cell office:value-type="float" office:value="0.0157899">
                <text:p>0.0157899</text:p>
              </table:table-cell>
              <table:table-cell office:value-type="float" office:value="0.0097726">
                <text:p>0.0097726</text:p>
              </table:table-cell>
              <table:table-cell office:value-type="float" office:value="0.00213248">
                <text:p>0.002132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NaN">
                <text:p>NaN</text:p>
              </table:table-cell>
              <table:table-cell office:value-type="float" office:value="0.253715">
                <text:p>0.253715</text:p>
              </table:table-cell>
              <table:table-cell office:value-type="float" office:value="0.00199273">
                <text:p>0.00199273</text:p>
              </table:table-cell>
              <table:table-cell office:value-type="float" office:value="0.113622">
                <text:p>0.113622</text:p>
              </table:table-cell>
              <table:table-cell office:value-type="float" office:value="0.0254685">
                <text:p>0.0254685</text:p>
              </table:table-cell>
              <table:table-cell office:value-type="float" office:value="0.0155226">
                <text:p>0.0155226</text:p>
              </table:table-cell>
              <table:table-cell office:value-type="float" office:value="0.00928507">
                <text:p>0.00928507</text:p>
              </table:table-cell>
              <table:table-cell office:value-type="float" office:value="0.00210405">
                <text:p>0.002104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NaN">
                <text:p>NaN</text:p>
              </table:table-cell>
              <table:table-cell office:value-type="float" office:value="0.220428">
                <text:p>0.220428</text:p>
              </table:table-cell>
              <table:table-cell office:value-type="float" office:value="0.00146731">
                <text:p>0.00146731</text:p>
              </table:table-cell>
              <table:table-cell office:value-type="float" office:value="0.114127">
                <text:p>0.114127</text:p>
              </table:table-cell>
              <table:table-cell office:value-type="float" office:value="0.0259947">
                <text:p>0.0259947</text:p>
              </table:table-cell>
              <table:table-cell office:value-type="float" office:value="0.0159103">
                <text:p>0.0159103</text:p>
              </table:table-cell>
              <table:table-cell office:value-type="float" office:value="0.00916467">
                <text:p>0.00916467</text:p>
              </table:table-cell>
              <table:table-cell office:value-type="float" office:value="0.00215103">
                <text:p>0.002151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NaN">
                <text:p>NaN</text:p>
              </table:table-cell>
              <table:table-cell office:value-type="float" office:value="0.225852">
                <text:p>0.225852</text:p>
              </table:table-cell>
              <table:table-cell office:value-type="float" office:value="0.00148744">
                <text:p>0.00148744</text:p>
              </table:table-cell>
              <table:table-cell office:value-type="float" office:value="0.114696">
                <text:p>0.114696</text:p>
              </table:table-cell>
              <table:table-cell office:value-type="float" office:value="0.0253454">
                <text:p>0.0253454</text:p>
              </table:table-cell>
              <table:table-cell office:value-type="float" office:value="0.0159766">
                <text:p>0.0159766</text:p>
              </table:table-cell>
              <table:table-cell office:value-type="float" office:value="0.00986339">
                <text:p>0.00986339</text:p>
              </table:table-cell>
              <table:table-cell office:value-type="float" office:value="0.00221814">
                <text:p>0.002218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NaN">
                <text:p>NaN</text:p>
              </table:table-cell>
              <table:table-cell office:value-type="float" office:value="0.216759">
                <text:p>0.216759</text:p>
              </table:table-cell>
              <table:table-cell office:value-type="float" office:value="0.00121822">
                <text:p>0.00121822</text:p>
              </table:table-cell>
              <table:table-cell office:value-type="float" office:value="0.11335">
                <text:p>0.11335</text:p>
              </table:table-cell>
              <table:table-cell office:value-type="float" office:value="0.0254421">
                <text:p>0.0254421</text:p>
              </table:table-cell>
              <table:table-cell office:value-type="float" office:value="0.0156363">
                <text:p>0.0156363</text:p>
              </table:table-cell>
              <table:table-cell office:value-type="float" office:value="0.00918244">
                <text:p>0.00918244</text:p>
              </table:table-cell>
              <table:table-cell office:value-type="float" office:value="0.0021155">
                <text:p>0.00211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NaN">
                <text:p>NaN</text:p>
              </table:table-cell>
              <table:table-cell office:value-type="float" office:value="0.221886">
                <text:p>0.221886</text:p>
              </table:table-cell>
              <table:table-cell office:value-type="float" office:value="0.0011898">
                <text:p>0.0011898</text:p>
              </table:table-cell>
              <table:table-cell office:value-type="float" office:value="0.11872">
                <text:p>0.11872</text:p>
              </table:table-cell>
              <table:table-cell office:value-type="float" office:value="0.0273081">
                <text:p>0.0273081</text:p>
              </table:table-cell>
              <table:table-cell office:value-type="float" office:value="0.0157078">
                <text:p>0.0157078</text:p>
              </table:table-cell>
              <table:table-cell office:value-type="float" office:value="0.00914099">
                <text:p>0.00914099</text:p>
              </table:table-cell>
              <table:table-cell office:value-type="float" office:value="0.00216208">
                <text:p>0.002162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NaN">
                <text:p>NaN</text:p>
              </table:table-cell>
              <table:table-cell office:value-type="float" office:value="0.213592">
                <text:p>0.213592</text:p>
              </table:table-cell>
              <table:table-cell office:value-type="float" office:value="0.0012873">
                <text:p>0.0012873</text:p>
              </table:table-cell>
              <table:table-cell office:value-type="float" office:value="0.115542">
                <text:p>0.115542</text:p>
              </table:table-cell>
              <table:table-cell office:value-type="float" office:value="0.0263133">
                <text:p>0.0263133</text:p>
              </table:table-cell>
              <table:table-cell office:value-type="float" office:value="0.0154887">
                <text:p>0.0154887</text:p>
              </table:table-cell>
              <table:table-cell office:value-type="float" office:value="0.00912322">
                <text:p>0.00912322</text:p>
              </table:table-cell>
              <table:table-cell office:value-type="float" office:value="0.00213484">
                <text:p>0.0021348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NaN">
                <text:p>NaN</text:p>
              </table:table-cell>
              <table:table-cell office:value-type="float" office:value="0.282085">
                <text:p>0.282085</text:p>
              </table:table-cell>
              <table:table-cell office:value-type="float" office:value="0.00131493">
                <text:p>0.00131493</text:p>
              </table:table-cell>
              <table:table-cell office:value-type="float" office:value="0.116019">
                <text:p>0.116019</text:p>
              </table:table-cell>
              <table:table-cell office:value-type="float" office:value="0.0274581">
                <text:p>0.0274581</text:p>
              </table:table-cell>
              <table:table-cell office:value-type="float" office:value="0.0156438">
                <text:p>0.0156438</text:p>
              </table:table-cell>
              <table:table-cell office:value-type="float" office:value="0.00895861">
                <text:p>0.00895861</text:p>
              </table:table-cell>
              <table:table-cell office:value-type="float" office:value="0.00217432">
                <text:p>0.002174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NaN">
                <text:p>NaN</text:p>
              </table:table-cell>
              <table:table-cell office:value-type="float" office:value="0.260094">
                <text:p>0.260094</text:p>
              </table:table-cell>
              <table:table-cell office:value-type="float" office:value="0.000982549">
                <text:p>0.000982549</text:p>
              </table:table-cell>
              <table:table-cell office:value-type="float" office:value="0.116803">
                <text:p>0.116803</text:p>
              </table:table-cell>
              <table:table-cell office:value-type="float" office:value="0.0260745">
                <text:p>0.0260745</text:p>
              </table:table-cell>
              <table:table-cell office:value-type="float" office:value="0.0159628">
                <text:p>0.0159628</text:p>
              </table:table-cell>
              <table:table-cell office:value-type="float" office:value="0.00913349">
                <text:p>0.00913349</text:p>
              </table:table-cell>
              <table:table-cell office:value-type="float" office:value="0.0021455">
                <text:p>0.00214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NaN">
                <text:p>NaN</text:p>
              </table:table-cell>
              <table:table-cell office:value-type="float" office:value="0.245307">
                <text:p>0.245307</text:p>
              </table:table-cell>
              <table:table-cell office:value-type="float" office:value="0.000908335">
                <text:p>0.000908335</text:p>
              </table:table-cell>
              <table:table-cell office:value-type="float" office:value="0.114291">
                <text:p>0.114291</text:p>
              </table:table-cell>
              <table:table-cell office:value-type="float" office:value="0.0252253">
                <text:p>0.0252253</text:p>
              </table:table-cell>
              <table:table-cell office:value-type="float" office:value="0.0157725">
                <text:p>0.0157725</text:p>
              </table:table-cell>
              <table:table-cell office:value-type="float" office:value="0.00900795">
                <text:p>0.00900795</text:p>
              </table:table-cell>
              <table:table-cell office:value-type="float" office:value="0.00214945">
                <text:p>0.002149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NaN">
                <text:p>NaN</text:p>
              </table:table-cell>
              <table:table-cell office:value-type="float" office:value="0.244103">
                <text:p>0.244103</text:p>
              </table:table-cell>
              <table:table-cell office:value-type="float" office:value="0.000888203">
                <text:p>0.000888203</text:p>
              </table:table-cell>
              <table:table-cell office:value-type="float" office:value="0.113637">
                <text:p>0.113637</text:p>
              </table:table-cell>
              <table:table-cell office:value-type="float" office:value="0.0252794">
                <text:p>0.0252794</text:p>
              </table:table-cell>
              <table:table-cell office:value-type="float" office:value="0.0149435">
                <text:p>0.0149435</text:p>
              </table:table-cell>
              <table:table-cell office:value-type="float" office:value="0.00950456">
                <text:p>0.00950456</text:p>
              </table:table-cell>
              <table:table-cell office:value-type="float" office:value="0.00219761">
                <text:p>0.002197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NaN">
                <text:p>NaN</text:p>
              </table:table-cell>
              <table:table-cell office:value-type="float" office:value="0.235976">
                <text:p>0.235976</text:p>
              </table:table-cell>
              <table:table-cell office:value-type="float" office:value="0.000840042">
                <text:p>0.000840042</text:p>
              </table:table-cell>
              <table:table-cell office:value-type="float" office:value="0.11812">
                <text:p>0.11812</text:p>
              </table:table-cell>
              <table:table-cell office:value-type="float" office:value="0.0253659">
                <text:p>0.0253659</text:p>
              </table:table-cell>
              <table:table-cell office:value-type="float" office:value="0.0143364">
                <text:p>0.0143364</text:p>
              </table:table-cell>
              <table:table-cell office:value-type="float" office:value="0.00935179">
                <text:p>0.00935179</text:p>
              </table:table-cell>
              <table:table-cell office:value-type="float" office:value="0.00219564">
                <text:p>0.002195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NaN">
                <text:p>NaN</text:p>
              </table:table-cell>
              <table:table-cell office:value-type="float" office:value="0.231444">
                <text:p>0.231444</text:p>
              </table:table-cell>
              <table:table-cell office:value-type="float" office:value="0.000894913">
                <text:p>0.000894913</text:p>
              </table:table-cell>
              <table:table-cell office:value-type="float" office:value="0.119046">
                <text:p>0.119046</text:p>
              </table:table-cell>
              <table:table-cell office:value-type="float" office:value="0.0256217">
                <text:p>0.0256217</text:p>
              </table:table-cell>
              <table:table-cell office:value-type="float" office:value="0.0159647">
                <text:p>0.0159647</text:p>
              </table:table-cell>
              <table:table-cell office:value-type="float" office:value="0.00941376">
                <text:p>0.00941376</text:p>
              </table:table-cell>
              <table:table-cell office:value-type="float" office:value="0.00220827">
                <text:p>0.0022082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NaN">
                <text:p>NaN</text:p>
              </table:table-cell>
              <table:table-cell office:value-type="float" office:value="0.227827">
                <text:p>0.227827</text:p>
              </table:table-cell>
              <table:table-cell office:value-type="float" office:value="0.000870438">
                <text:p>0.000870438</text:p>
              </table:table-cell>
              <table:table-cell office:value-type="float" office:value="0.114427">
                <text:p>0.114427</text:p>
              </table:table-cell>
              <table:table-cell office:value-type="float" office:value="0.0249751">
                <text:p>0.0249751</text:p>
              </table:table-cell>
              <table:table-cell office:value-type="float" office:value="0.0153896">
                <text:p>0.0153896</text:p>
              </table:table-cell>
              <table:table-cell office:value-type="float" office:value="0.00905532">
                <text:p>0.00905532</text:p>
              </table:table-cell>
              <table:table-cell office:value-type="float" office:value="0.00214195">
                <text:p>0.002141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NaN">
                <text:p>NaN</text:p>
              </table:table-cell>
              <table:table-cell office:value-type="float" office:value="0.226564">
                <text:p>0.226564</text:p>
              </table:table-cell>
              <table:table-cell office:value-type="float" office:value="0.000876755">
                <text:p>0.000876755</text:p>
              </table:table-cell>
              <table:table-cell office:value-type="float" office:value="0.112978">
                <text:p>0.112978</text:p>
              </table:table-cell>
              <table:table-cell office:value-type="float" office:value="0.0250106">
                <text:p>0.0250106</text:p>
              </table:table-cell>
              <table:table-cell office:value-type="float" office:value="0.0142089">
                <text:p>0.0142089</text:p>
              </table:table-cell>
              <table:table-cell office:value-type="float" office:value="0.00926928">
                <text:p>0.00926928</text:p>
              </table:table-cell>
              <table:table-cell office:value-type="float" office:value="0.00211708">
                <text:p>0.002117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NaN">
                <text:p>NaN</text:p>
              </table:table-cell>
              <table:table-cell office:value-type="float" office:value="0.231038">
                <text:p>0.231038</text:p>
              </table:table-cell>
              <table:table-cell office:value-type="float" office:value="0.000842411">
                <text:p>0.000842411</text:p>
              </table:table-cell>
              <table:table-cell office:value-type="float" office:value="0.116337">
                <text:p>0.116337</text:p>
              </table:table-cell>
              <table:table-cell office:value-type="float" office:value="0.0253675">
                <text:p>0.0253675</text:p>
              </table:table-cell>
              <table:table-cell office:value-type="float" office:value="0.0146344">
                <text:p>0.0146344</text:p>
              </table:table-cell>
              <table:table-cell office:value-type="float" office:value="0.00907625">
                <text:p>0.00907625</text:p>
              </table:table-cell>
              <table:table-cell office:value-type="float" office:value="0.00212024">
                <text:p>0.002120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NaN">
                <text:p>NaN</text:p>
              </table:table-cell>
              <table:table-cell office:value-type="float" office:value="0.22449">
                <text:p>0.22449</text:p>
              </table:table-cell>
              <table:table-cell office:value-type="float" office:value="0.000837279">
                <text:p>0.000837279</text:p>
              </table:table-cell>
              <table:table-cell office:value-type="float" office:value="0.113893">
                <text:p>0.113893</text:p>
              </table:table-cell>
              <table:table-cell office:value-type="float" office:value="0.0294986">
                <text:p>0.0294986</text:p>
              </table:table-cell>
              <table:table-cell office:value-type="float" office:value="0.0165904">
                <text:p>0.0165904</text:p>
              </table:table-cell>
              <table:table-cell office:value-type="float" office:value="0.00932771">
                <text:p>0.00932771</text:p>
              </table:table-cell>
              <table:table-cell office:value-type="float" office:value="0.00231012">
                <text:p>0.002310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NaN">
                <text:p>NaN</text:p>
              </table:table-cell>
              <table:table-cell office:value-type="float" office:value="0.230106">
                <text:p>0.230106</text:p>
              </table:table-cell>
              <table:table-cell office:value-type="float" office:value="0.000841621">
                <text:p>0.000841621</text:p>
              </table:table-cell>
              <table:table-cell office:value-type="float" office:value="0.117732">
                <text:p>0.117732</text:p>
              </table:table-cell>
              <table:table-cell office:value-type="float" office:value="0.0260875">
                <text:p>0.0260875</text:p>
              </table:table-cell>
              <table:table-cell office:value-type="float" office:value="0.0153568">
                <text:p>0.0153568</text:p>
              </table:table-cell>
              <table:table-cell office:value-type="float" office:value="0.00949074">
                <text:p>0.00949074</text:p>
              </table:table-cell>
              <table:table-cell office:value-type="float" office:value="0.00248223">
                <text:p>0.002482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NaN">
                <text:p>NaN</text:p>
              </table:table-cell>
              <table:table-cell office:value-type="float" office:value="0.221755">
                <text:p>0.221755</text:p>
              </table:table-cell>
              <table:table-cell office:value-type="float" office:value="0.000866096">
                <text:p>0.000866096</text:p>
              </table:table-cell>
              <table:table-cell office:value-type="float" office:value="0.118767">
                <text:p>0.118767</text:p>
              </table:table-cell>
              <table:table-cell office:value-type="float" office:value="0.0267159">
                <text:p>0.0267159</text:p>
              </table:table-cell>
              <table:table-cell office:value-type="float" office:value="0.0143976">
                <text:p>0.0143976</text:p>
              </table:table-cell>
              <table:table-cell office:value-type="float" office:value="0.0129835">
                <text:p>0.0129835</text:p>
              </table:table-cell>
              <table:table-cell office:value-type="float" office:value="0.00224222">
                <text:p>0.002242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NaN">
                <text:p>NaN</text:p>
              </table:table-cell>
              <table:table-cell office:value-type="float" office:value="0.253317">
                <text:p>0.253317</text:p>
              </table:table-cell>
              <table:table-cell office:value-type="float" office:value="0.000898861">
                <text:p>0.000898861</text:p>
              </table:table-cell>
              <table:table-cell office:value-type="float" office:value="0.115667">
                <text:p>0.115667</text:p>
              </table:table-cell>
              <table:table-cell office:value-type="float" office:value="0.0259833">
                <text:p>0.0259833</text:p>
              </table:table-cell>
              <table:table-cell office:value-type="float" office:value="0.0156028">
                <text:p>0.0156028</text:p>
              </table:table-cell>
              <table:table-cell office:value-type="float" office:value="0.0121822">
                <text:p>0.0121822</text:p>
              </table:table-cell>
              <table:table-cell office:value-type="float" office:value="0.00214037">
                <text:p>0.002140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NaN">
                <text:p>NaN</text:p>
              </table:table-cell>
              <table:table-cell office:value-type="float" office:value="0.303676">
                <text:p>0.303676</text:p>
              </table:table-cell>
              <table:table-cell office:value-type="float" office:value="0.0008432">
                <text:p>0.0008432</text:p>
              </table:table-cell>
              <table:table-cell office:value-type="float" office:value="0.117461">
                <text:p>0.117461</text:p>
              </table:table-cell>
              <table:table-cell office:value-type="float" office:value="0.0253161">
                <text:p>0.0253161</text:p>
              </table:table-cell>
              <table:table-cell office:value-type="float" office:value="0.0154306">
                <text:p>0.0154306</text:p>
              </table:table-cell>
              <table:table-cell office:value-type="float" office:value="0.0109336">
                <text:p>0.0109336</text:p>
              </table:table-cell>
              <table:table-cell office:value-type="float" office:value="0.00217156">
                <text:p>0.002171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NaN">
                <text:p>NaN</text:p>
              </table:table-cell>
              <table:table-cell office:value-type="float" office:value="0.280274">
                <text:p>0.280274</text:p>
              </table:table-cell>
              <table:table-cell office:value-type="float" office:value="0.00086728">
                <text:p>0.00086728</text:p>
              </table:table-cell>
              <table:table-cell office:value-type="float" office:value="0.109743">
                <text:p>0.109743</text:p>
              </table:table-cell>
              <table:table-cell office:value-type="float" office:value="0.0256118">
                <text:p>0.0256118</text:p>
              </table:table-cell>
              <table:table-cell office:value-type="float" office:value="0.0148697">
                <text:p>0.0148697</text:p>
              </table:table-cell>
              <table:table-cell office:value-type="float" office:value="0.0105775">
                <text:p>0.0105775</text:p>
              </table:table-cell>
              <table:table-cell office:value-type="float" office:value="0.00208155">
                <text:p>0.002081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NaN">
                <text:p>NaN</text:p>
              </table:table-cell>
              <table:table-cell office:value-type="float" office:value="0.251099">
                <text:p>0.251099</text:p>
              </table:table-cell>
              <table:table-cell office:value-type="float" office:value="0.000830173">
                <text:p>0.000830173</text:p>
              </table:table-cell>
              <table:table-cell office:value-type="float" office:value="0.116696">
                <text:p>0.116696</text:p>
              </table:table-cell>
              <table:table-cell office:value-type="float" office:value="0.0255269">
                <text:p>0.0255269</text:p>
              </table:table-cell>
              <table:table-cell office:value-type="float" office:value="0.0160161">
                <text:p>0.0160161</text:p>
              </table:table-cell>
              <table:table-cell office:value-type="float" office:value="0.0108945">
                <text:p>0.0108945</text:p>
              </table:table-cell>
              <table:table-cell office:value-type="float" office:value="0.00213879">
                <text:p>0.002138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NaN">
                <text:p>NaN</text:p>
              </table:table-cell>
              <table:table-cell office:value-type="float" office:value="0.233933">
                <text:p>0.233933</text:p>
              </table:table-cell>
              <table:table-cell office:value-type="float" office:value="0.000887808">
                <text:p>0.000887808</text:p>
              </table:table-cell>
              <table:table-cell office:value-type="float" office:value="0.115699">
                <text:p>0.115699</text:p>
              </table:table-cell>
              <table:table-cell office:value-type="float" office:value="0.0259556">
                <text:p>0.0259556</text:p>
              </table:table-cell>
              <table:table-cell office:value-type="float" office:value="0.0157382">
                <text:p>0.0157382</text:p>
              </table:table-cell>
              <table:table-cell office:value-type="float" office:value="0.0118044">
                <text:p>0.0118044</text:p>
              </table:table-cell>
              <table:table-cell office:value-type="float" office:value="0.0021834">
                <text:p>0.00218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NaN">
                <text:p>NaN</text:p>
              </table:table-cell>
              <table:table-cell office:value-type="float" office:value="0.236335">
                <text:p>0.236335</text:p>
              </table:table-cell>
              <table:table-cell office:value-type="float" office:value="0.000816357">
                <text:p>0.000816357</text:p>
              </table:table-cell>
              <table:table-cell office:value-type="float" office:value="0.110515">
                <text:p>0.110515</text:p>
              </table:table-cell>
              <table:table-cell office:value-type="float" office:value="0.0249309">
                <text:p>0.0249309</text:p>
              </table:table-cell>
              <table:table-cell office:value-type="float" office:value="0.0152266">
                <text:p>0.0152266</text:p>
              </table:table-cell>
              <table:table-cell office:value-type="float" office:value="0.0131028">
                <text:p>0.0131028</text:p>
              </table:table-cell>
              <table:table-cell office:value-type="float" office:value="0.00342017">
                <text:p>0.003420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NaN">
                <text:p>NaN</text:p>
              </table:table-cell>
              <table:table-cell office:value-type="float" office:value="0.227504">
                <text:p>0.227504</text:p>
              </table:table-cell>
              <table:table-cell office:value-type="float" office:value="0.000862938">
                <text:p>0.000862938</text:p>
              </table:table-cell>
              <table:table-cell office:value-type="float" office:value="0.113086">
                <text:p>0.113086</text:p>
              </table:table-cell>
              <table:table-cell office:value-type="float" office:value="0.0254433">
                <text:p>0.0254433</text:p>
              </table:table-cell>
              <table:table-cell office:value-type="float" office:value="0.0147832">
                <text:p>0.0147832</text:p>
              </table:table-cell>
              <table:table-cell office:value-type="float" office:value="0.00974338">
                <text:p>0.00974338</text:p>
              </table:table-cell>
              <table:table-cell office:value-type="float" office:value="0.0029962">
                <text:p>0.00299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NaN">
                <text:p>NaN</text:p>
              </table:table-cell>
              <table:table-cell office:value-type="float" office:value="0.223461">
                <text:p>0.223461</text:p>
              </table:table-cell>
              <table:table-cell office:value-type="float" office:value="0.000824647">
                <text:p>0.000824647</text:p>
              </table:table-cell>
              <table:table-cell office:value-type="float" office:value="0.117776">
                <text:p>0.117776</text:p>
              </table:table-cell>
              <table:table-cell office:value-type="float" office:value="0.0274182">
                <text:p>0.0274182</text:p>
              </table:table-cell>
              <table:table-cell office:value-type="float" office:value="0.0144923">
                <text:p>0.0144923</text:p>
              </table:table-cell>
              <table:table-cell office:value-type="float" office:value="0.0092827">
                <text:p>0.0092827</text:p>
              </table:table-cell>
              <table:table-cell office:value-type="float" office:value="0.00295712">
                <text:p>0.002957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NaN">
                <text:p>NaN</text:p>
              </table:table-cell>
              <table:table-cell office:value-type="float" office:value="0.237369">
                <text:p>0.237369</text:p>
              </table:table-cell>
              <table:table-cell office:value-type="float" office:value="0.000914256">
                <text:p>0.000914256</text:p>
              </table:table-cell>
              <table:table-cell office:value-type="float" office:value="0.120021">
                <text:p>0.120021</text:p>
              </table:table-cell>
              <table:table-cell office:value-type="float" office:value="0.026875">
                <text:p>0.026875</text:p>
              </table:table-cell>
              <table:table-cell office:value-type="float" office:value="0.0138935">
                <text:p>0.0138935</text:p>
              </table:table-cell>
              <table:table-cell office:value-type="float" office:value="0.00973944">
                <text:p>0.00973944</text:p>
              </table:table-cell>
              <table:table-cell office:value-type="float" office:value="0.00218774">
                <text:p>0.0021877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  <table:table-cell office:value-type="float" office:value="0.23647">
                <text:p>0.23647</text:p>
              </table:table-cell>
              <table:table-cell office:value-type="float" office:value="0.00086807">
                <text:p>0.00086807</text:p>
              </table:table-cell>
              <table:table-cell office:value-type="float" office:value="0.118393">
                <text:p>0.118393</text:p>
              </table:table-cell>
              <table:table-cell office:value-type="float" office:value="0.0281588">
                <text:p>0.0281588</text:p>
              </table:table-cell>
              <table:table-cell office:value-type="float" office:value="0.0145168">
                <text:p>0.0145168</text:p>
              </table:table-cell>
              <table:table-cell office:value-type="float" office:value="0.0100205">
                <text:p>0.0100205</text:p>
              </table:table-cell>
              <table:table-cell office:value-type="float" office:value="0.00222209">
                <text:p>0.002222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NaN">
                <text:p>NaN</text:p>
              </table:table-cell>
              <table:table-cell office:value-type="float" office:value="0.226351">
                <text:p>0.226351</text:p>
              </table:table-cell>
              <table:table-cell office:value-type="float" office:value="0.000877544">
                <text:p>0.000877544</text:p>
              </table:table-cell>
              <table:table-cell office:value-type="float" office:value="0.114204">
                <text:p>0.114204</text:p>
              </table:table-cell>
              <table:table-cell office:value-type="float" office:value="0.0256521">
                <text:p>0.0256521</text:p>
              </table:table-cell>
              <table:table-cell office:value-type="float" office:value="0.0149956">
                <text:p>0.0149956</text:p>
              </table:table-cell>
              <table:table-cell office:value-type="float" office:value="0.00974378">
                <text:p>0.00974378</text:p>
              </table:table-cell>
              <table:table-cell office:value-type="float" office:value="0.00223077">
                <text:p>0.002230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NaN">
                <text:p>NaN</text:p>
              </table:table-cell>
              <table:table-cell office:value-type="float" office:value="0.243339">
                <text:p>0.243339</text:p>
              </table:table-cell>
              <table:table-cell office:value-type="float" office:value="0.000867675">
                <text:p>0.000867675</text:p>
              </table:table-cell>
              <table:table-cell office:value-type="float" office:value="0.114564">
                <text:p>0.114564</text:p>
              </table:table-cell>
              <table:table-cell office:value-type="float" office:value="0.0255005">
                <text:p>0.0255005</text:p>
              </table:table-cell>
              <table:table-cell office:value-type="float" office:value="0.0148527">
                <text:p>0.0148527</text:p>
              </table:table-cell>
              <table:table-cell office:value-type="float" office:value="0.00960364">
                <text:p>0.00960364</text:p>
              </table:table-cell>
              <table:table-cell office:value-type="float" office:value="0.00223827">
                <text:p>0.002238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NaN">
                <text:p>NaN</text:p>
              </table:table-cell>
              <table:table-cell office:value-type="float" office:value="0.222997">
                <text:p>0.222997</text:p>
              </table:table-cell>
              <table:table-cell office:value-type="float" office:value="0.000896492">
                <text:p>0.000896492</text:p>
              </table:table-cell>
              <table:table-cell office:value-type="float" office:value="0.116728">
                <text:p>0.116728</text:p>
              </table:table-cell>
              <table:table-cell office:value-type="float" office:value="0.0260658">
                <text:p>0.0260658</text:p>
              </table:table-cell>
              <table:table-cell office:value-type="float" office:value="0.0146498">
                <text:p>0.0146498</text:p>
              </table:table-cell>
              <table:table-cell office:value-type="float" office:value="0.00947771">
                <text:p>0.00947771</text:p>
              </table:table-cell>
              <table:table-cell office:value-type="float" office:value="0.00220669">
                <text:p>0.002206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NaN">
                <text:p>NaN</text:p>
              </table:table-cell>
              <table:table-cell office:value-type="float" office:value="0.257111">
                <text:p>0.257111</text:p>
              </table:table-cell>
              <table:table-cell office:value-type="float" office:value="0.000871228">
                <text:p>0.000871228</text:p>
              </table:table-cell>
              <table:table-cell office:value-type="float" office:value="0.116879">
                <text:p>0.116879</text:p>
              </table:table-cell>
              <table:table-cell office:value-type="float" office:value="0.0262126">
                <text:p>0.0262126</text:p>
              </table:table-cell>
              <table:table-cell office:value-type="float" office:value="0.0157271">
                <text:p>0.0157271</text:p>
              </table:table-cell>
              <table:table-cell office:value-type="float" office:value="0.00928507">
                <text:p>0.00928507</text:p>
              </table:table-cell>
              <table:table-cell office:value-type="float" office:value="0.00217748">
                <text:p>0.002177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NaN">
                <text:p>NaN</text:p>
              </table:table-cell>
              <table:table-cell office:value-type="float" office:value="0.255966">
                <text:p>0.255966</text:p>
              </table:table-cell>
              <table:table-cell office:value-type="float" office:value="0.000937547">
                <text:p>0.000937547</text:p>
              </table:table-cell>
              <table:table-cell office:value-type="float" office:value="0.118367">
                <text:p>0.118367</text:p>
              </table:table-cell>
              <table:table-cell office:value-type="float" office:value="0.0258964">
                <text:p>0.0258964</text:p>
              </table:table-cell>
              <table:table-cell office:value-type="float" office:value="0.0167172">
                <text:p>0.0167172</text:p>
              </table:table-cell>
              <table:table-cell office:value-type="float" office:value="0.00937192">
                <text:p>0.00937192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NaN">
                <text:p>NaN</text:p>
              </table:table-cell>
              <table:table-cell office:value-type="float" office:value="0.265814">
                <text:p>0.265814</text:p>
              </table:table-cell>
              <table:table-cell office:value-type="float" office:value="0.000862938">
                <text:p>0.000862938</text:p>
              </table:table-cell>
              <table:table-cell office:value-type="float" office:value="0.116929">
                <text:p>0.116929</text:p>
              </table:table-cell>
              <table:table-cell office:value-type="float" office:value="0.0261404">
                <text:p>0.0261404</text:p>
              </table:table-cell>
              <table:table-cell office:value-type="float" office:value="0.0150288">
                <text:p>0.0150288</text:p>
              </table:table-cell>
              <table:table-cell office:value-type="float" office:value="0.0103639">
                <text:p>0.0103639</text:p>
              </table:table-cell>
              <table:table-cell office:value-type="float" office:value="0.00217827">
                <text:p>0.0021782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NaN">
                <text:p>NaN</text:p>
              </table:table-cell>
              <table:table-cell office:value-type="float" office:value="0.327166">
                <text:p>0.327166</text:p>
              </table:table-cell>
              <table:table-cell office:value-type="float" office:value="0.000864517">
                <text:p>0.000864517</text:p>
              </table:table-cell>
              <table:table-cell office:value-type="float" office:value="0.11998">
                <text:p>0.11998</text:p>
              </table:table-cell>
              <table:table-cell office:value-type="float" office:value="0.0282788">
                <text:p>0.0282788</text:p>
              </table:table-cell>
              <table:table-cell office:value-type="float" office:value="0.0143443">
                <text:p>0.0143443</text:p>
              </table:table-cell>
              <table:table-cell office:value-type="float" office:value="0.0109581">
                <text:p>0.0109581</text:p>
              </table:table-cell>
              <table:table-cell office:value-type="float" office:value="0.00215261">
                <text:p>0.0021526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NaN">
                <text:p>NaN</text:p>
              </table:table-cell>
              <table:table-cell office:value-type="float" office:value="0.274717">
                <text:p>0.274717</text:p>
              </table:table-cell>
              <table:table-cell office:value-type="float" office:value="0.000867675">
                <text:p>0.000867675</text:p>
              </table:table-cell>
              <table:table-cell office:value-type="float" office:value="0.117761">
                <text:p>0.117761</text:p>
              </table:table-cell>
              <table:table-cell office:value-type="float" office:value="0.026504">
                <text:p>0.026504</text:p>
              </table:table-cell>
              <table:table-cell office:value-type="float" office:value="0.015722">
                <text:p>0.015722</text:p>
              </table:table-cell>
              <table:table-cell office:value-type="float" office:value="0.0100395">
                <text:p>0.0100395</text:p>
              </table:table-cell>
              <table:table-cell office:value-type="float" office:value="0.00225485">
                <text:p>0.002254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NaN">
                <text:p>NaN</text:p>
              </table:table-cell>
              <table:table-cell office:value-type="float" office:value="0.295694">
                <text:p>0.295694</text:p>
              </table:table-cell>
              <table:table-cell office:value-type="float" office:value="0.000856227">
                <text:p>0.000856227</text:p>
              </table:table-cell>
              <table:table-cell office:value-type="float" office:value="0.118955">
                <text:p>0.118955</text:p>
              </table:table-cell>
              <table:table-cell office:value-type="float" office:value="0.0251871">
                <text:p>0.0251871</text:p>
              </table:table-cell>
              <table:table-cell office:value-type="float" office:value="0.0165364">
                <text:p>0.0165364</text:p>
              </table:table-cell>
              <table:table-cell office:value-type="float" office:value="0.00998892">
                <text:p>0.00998892</text:p>
              </table:table-cell>
              <table:table-cell office:value-type="float" office:value="0.00225209">
                <text:p>0.002252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NaN">
                <text:p>NaN</text:p>
              </table:table-cell>
              <table:table-cell office:value-type="float" office:value="0.248285">
                <text:p>0.248285</text:p>
              </table:table-cell>
              <table:table-cell office:value-type="float" office:value="0.000889387">
                <text:p>0.000889387</text:p>
              </table:table-cell>
              <table:table-cell office:value-type="float" office:value="0.114535">
                <text:p>0.114535</text:p>
              </table:table-cell>
              <table:table-cell office:value-type="float" office:value="0.0258127">
                <text:p>0.0258127</text:p>
              </table:table-cell>
              <table:table-cell office:value-type="float" office:value="0.0160773">
                <text:p>0.0160773</text:p>
              </table:table-cell>
              <table:table-cell office:value-type="float" office:value="0.0103995">
                <text:p>0.0103995</text:p>
              </table:table-cell>
              <table:table-cell office:value-type="float" office:value="0.00214906">
                <text:p>0.002149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NaN">
                <text:p>NaN</text:p>
              </table:table-cell>
              <table:table-cell office:value-type="float" office:value="0.229933">
                <text:p>0.229933</text:p>
              </table:table-cell>
              <table:table-cell office:value-type="float" office:value="0.000864122">
                <text:p>0.000864122</text:p>
              </table:table-cell>
              <table:table-cell office:value-type="float" office:value="0.114442">
                <text:p>0.114442</text:p>
              </table:table-cell>
              <table:table-cell office:value-type="float" office:value="0.0255258">
                <text:p>0.0255258</text:p>
              </table:table-cell>
              <table:table-cell office:value-type="float" office:value="0.0161171">
                <text:p>0.0161171</text:p>
              </table:table-cell>
              <table:table-cell office:value-type="float" office:value="0.0114235">
                <text:p>0.0114235</text:p>
              </table:table-cell>
              <table:table-cell office:value-type="float" office:value="0.00213208">
                <text:p>0.002132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NaN">
                <text:p>NaN</text:p>
              </table:table-cell>
              <table:table-cell office:value-type="float" office:value="0.2316">
                <text:p>0.2316</text:p>
              </table:table-cell>
              <table:table-cell office:value-type="float" office:value="0.000885439">
                <text:p>0.000885439</text:p>
              </table:table-cell>
              <table:table-cell office:value-type="float" office:value="0.115835">
                <text:p>0.115835</text:p>
              </table:table-cell>
              <table:table-cell office:value-type="float" office:value="0.0265482">
                <text:p>0.0265482</text:p>
              </table:table-cell>
              <table:table-cell office:value-type="float" office:value="0.0157895">
                <text:p>0.0157895</text:p>
              </table:table-cell>
              <table:table-cell office:value-type="float" office:value="0.0116295">
                <text:p>0.0116295</text:p>
              </table:table-cell>
              <table:table-cell office:value-type="float" office:value="0.00218735">
                <text:p>0.002187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NaN">
                <text:p>NaN</text:p>
              </table:table-cell>
              <table:table-cell office:value-type="float" office:value="0.230953">
                <text:p>0.230953</text:p>
              </table:table-cell>
              <table:table-cell office:value-type="float" office:value="0.000869254">
                <text:p>0.000869254</text:p>
              </table:table-cell>
              <table:table-cell office:value-type="float" office:value="0.112876">
                <text:p>0.112876</text:p>
              </table:table-cell>
              <table:table-cell office:value-type="float" office:value="0.0246873">
                <text:p>0.0246873</text:p>
              </table:table-cell>
              <table:table-cell office:value-type="float" office:value="0.0156407">
                <text:p>0.0156407</text:p>
              </table:table-cell>
              <table:table-cell office:value-type="float" office:value="0.0109636">
                <text:p>0.0109636</text:p>
              </table:table-cell>
              <table:table-cell office:value-type="float" office:value="0.00216524">
                <text:p>0.002165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NaN">
                <text:p>NaN</text:p>
              </table:table-cell>
              <table:table-cell office:value-type="float" office:value="0.237585">
                <text:p>0.237585</text:p>
              </table:table-cell>
              <table:table-cell office:value-type="float" office:value="0.000890176">
                <text:p>0.000890176</text:p>
              </table:table-cell>
              <table:table-cell office:value-type="float" office:value="0.11754">
                <text:p>0.11754</text:p>
              </table:table-cell>
              <table:table-cell office:value-type="float" office:value="0.0261258">
                <text:p>0.0261258</text:p>
              </table:table-cell>
              <table:table-cell office:value-type="float" office:value="0.0158522">
                <text:p>0.0158522</text:p>
              </table:table-cell>
              <table:table-cell office:value-type="float" office:value="0.00978325">
                <text:p>0.00978325</text:p>
              </table:table-cell>
              <table:table-cell office:value-type="float" office:value="0.00216169">
                <text:p>0.002161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NaN">
                <text:p>NaN</text:p>
              </table:table-cell>
              <table:table-cell office:value-type="float" office:value="0.240924">
                <text:p>0.240924</text:p>
              </table:table-cell>
              <table:table-cell office:value-type="float" office:value="0.000842806">
                <text:p>0.000842806</text:p>
              </table:table-cell>
              <table:table-cell office:value-type="float" office:value="0.118607">
                <text:p>0.118607</text:p>
              </table:table-cell>
              <table:table-cell office:value-type="float" office:value="0.0265845">
                <text:p>0.0265845</text:p>
              </table:table-cell>
              <table:table-cell office:value-type="float" office:value="0.0164456">
                <text:p>0.0164456</text:p>
              </table:table-cell>
              <table:table-cell office:value-type="float" office:value="0.00989616">
                <text:p>0.00989616</text:p>
              </table:table-cell>
              <table:table-cell office:value-type="float" office:value="0.00219248">
                <text:p>0.002192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NaN">
                <text:p>NaN</text:p>
              </table:table-cell>
              <table:table-cell office:value-type="float" office:value="0.23664">
                <text:p>0.23664</text:p>
              </table:table-cell>
              <table:table-cell office:value-type="float" office:value="0.00090873">
                <text:p>0.00090873</text:p>
              </table:table-cell>
              <table:table-cell office:value-type="float" office:value="0.115483">
                <text:p>0.115483</text:p>
              </table:table-cell>
              <table:table-cell office:value-type="float" office:value="0.0257717">
                <text:p>0.0257717</text:p>
              </table:table-cell>
              <table:table-cell office:value-type="float" office:value="0.0163279">
                <text:p>0.0163279</text:p>
              </table:table-cell>
              <table:table-cell office:value-type="float" office:value="0.0094714">
                <text:p>0.0094714</text:p>
              </table:table-cell>
              <table:table-cell office:value-type="float" office:value="0.00229669">
                <text:p>0.002296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NaN">
                <text:p>NaN</text:p>
              </table:table-cell>
              <table:table-cell office:value-type="float" office:value="0.229493">
                <text:p>0.229493</text:p>
              </table:table-cell>
              <table:table-cell office:value-type="float" office:value="0.0008432">
                <text:p>0.0008432</text:p>
              </table:table-cell>
              <table:table-cell office:value-type="float" office:value="0.113041">
                <text:p>0.113041</text:p>
              </table:table-cell>
              <table:table-cell office:value-type="float" office:value="0.0271636">
                <text:p>0.0271636</text:p>
              </table:table-cell>
              <table:table-cell office:value-type="float" office:value="0.017725">
                <text:p>0.017725</text:p>
              </table:table-cell>
              <table:table-cell office:value-type="float" office:value="0.0100687">
                <text:p>0.0100687</text:p>
              </table:table-cell>
              <table:table-cell office:value-type="float" office:value="0.00226077">
                <text:p>0.002260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NaN">
                <text:p>NaN</text:p>
              </table:table-cell>
              <table:table-cell office:value-type="float" office:value="0.22731">
                <text:p>0.22731</text:p>
              </table:table-cell>
              <table:table-cell office:value-type="float" office:value="0.000870833">
                <text:p>0.000870833</text:p>
              </table:table-cell>
              <table:table-cell office:value-type="float" office:value="0.126509">
                <text:p>0.126509</text:p>
              </table:table-cell>
              <table:table-cell office:value-type="float" office:value="0.0255818">
                <text:p>0.0255818</text:p>
              </table:table-cell>
              <table:table-cell office:value-type="float" office:value="0.0161436">
                <text:p>0.0161436</text:p>
              </table:table-cell>
              <table:table-cell office:value-type="float" office:value="0.0101129">
                <text:p>0.0101129</text:p>
              </table:table-cell>
              <table:table-cell office:value-type="float" office:value="0.00217708">
                <text:p>0.002177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NaN">
                <text:p>NaN</text:p>
              </table:table-cell>
              <table:table-cell office:value-type="float" office:value="0.24004">
                <text:p>0.24004</text:p>
              </table:table-cell>
              <table:table-cell office:value-type="float" office:value="0.000836884">
                <text:p>0.000836884</text:p>
              </table:table-cell>
              <table:table-cell office:value-type="float" office:value="0.118238">
                <text:p>0.118238</text:p>
              </table:table-cell>
              <table:table-cell office:value-type="float" office:value="0.0258956">
                <text:p>0.0258956</text:p>
              </table:table-cell>
              <table:table-cell office:value-type="float" office:value="0.0162079">
                <text:p>0.0162079</text:p>
              </table:table-cell>
              <table:table-cell office:value-type="float" office:value="0.0103253">
                <text:p>0.0103253</text:p>
              </table:table-cell>
              <table:table-cell office:value-type="float" office:value="0.00213761">
                <text:p>0.002137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NaN">
                <text:p>NaN</text:p>
              </table:table-cell>
              <table:table-cell office:value-type="float" office:value="0.23634">
                <text:p>0.23634</text:p>
              </table:table-cell>
              <table:table-cell office:value-type="float" office:value="0.000905967">
                <text:p>0.000905967</text:p>
              </table:table-cell>
              <table:table-cell office:value-type="float" office:value="0.114113">
                <text:p>0.114113</text:p>
              </table:table-cell>
              <table:table-cell office:value-type="float" office:value="0.0252861">
                <text:p>0.0252861</text:p>
              </table:table-cell>
              <table:table-cell office:value-type="float" office:value="0.0163674">
                <text:p>0.0163674</text:p>
              </table:table-cell>
              <table:table-cell office:value-type="float" office:value="0.0119398">
                <text:p>0.0119398</text:p>
              </table:table-cell>
              <table:table-cell office:value-type="float" office:value="0.00218458">
                <text:p>0.002184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NaN">
                <text:p>NaN</text:p>
              </table:table-cell>
              <table:table-cell office:value-type="float" office:value="0.232302">
                <text:p>0.232302</text:p>
              </table:table-cell>
              <table:table-cell office:value-type="float" office:value="0.000855832">
                <text:p>0.000855832</text:p>
              </table:table-cell>
              <table:table-cell office:value-type="float" office:value="0.112849">
                <text:p>0.112849</text:p>
              </table:table-cell>
              <table:table-cell office:value-type="float" office:value="0.0252234">
                <text:p>0.0252234</text:p>
              </table:table-cell>
              <table:table-cell office:value-type="float" office:value="0.0171099">
                <text:p>0.0171099</text:p>
              </table:table-cell>
              <table:table-cell office:value-type="float" office:value="0.0103174">
                <text:p>0.0103174</text:p>
              </table:table-cell>
              <table:table-cell office:value-type="float" office:value="0.00218616">
                <text:p>0.002186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NaN">
                <text:p>NaN</text:p>
              </table:table-cell>
              <table:table-cell office:value-type="float" office:value="0.245408">
                <text:p>0.245408</text:p>
              </table:table-cell>
              <table:table-cell office:value-type="float" office:value="0.000881097">
                <text:p>0.000881097</text:p>
              </table:table-cell>
              <table:table-cell office:value-type="float" office:value="0.118542">
                <text:p>0.118542</text:p>
              </table:table-cell>
              <table:table-cell office:value-type="float" office:value="0.026307">
                <text:p>0.026307</text:p>
              </table:table-cell>
              <table:table-cell office:value-type="float" office:value="0.0169556">
                <text:p>0.0169556</text:p>
              </table:table-cell>
              <table:table-cell office:value-type="float" office:value="0.00996721">
                <text:p>0.00996721</text:p>
              </table:table-cell>
              <table:table-cell office:value-type="float" office:value="0.00217353">
                <text:p>0.002173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NaN">
                <text:p>NaN</text:p>
              </table:table-cell>
              <table:table-cell office:value-type="float" office:value="0.296323">
                <text:p>0.296323</text:p>
              </table:table-cell>
              <table:table-cell office:value-type="float" office:value="0.000849516">
                <text:p>0.000849516</text:p>
              </table:table-cell>
              <table:table-cell office:value-type="float" office:value="0.118076">
                <text:p>0.118076</text:p>
              </table:table-cell>
              <table:table-cell office:value-type="float" office:value="0.0261787">
                <text:p>0.0261787</text:p>
              </table:table-cell>
              <table:table-cell office:value-type="float" office:value="0.0159458">
                <text:p>0.0159458</text:p>
              </table:table-cell>
              <table:table-cell office:value-type="float" office:value="0.0100296">
                <text:p>0.0100296</text:p>
              </table:table-cell>
              <table:table-cell office:value-type="float" office:value="0.00216879">
                <text:p>0.002168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NaN">
                <text:p>NaN</text:p>
              </table:table-cell>
              <table:table-cell office:value-type="float" office:value="0.268609">
                <text:p>0.268609</text:p>
              </table:table-cell>
              <table:table-cell office:value-type="float" office:value="0.000881886">
                <text:p>0.000881886</text:p>
              </table:table-cell>
              <table:table-cell office:value-type="float" office:value="0.115676">
                <text:p>0.115676</text:p>
              </table:table-cell>
              <table:table-cell office:value-type="float" office:value="0.0256825">
                <text:p>0.0256825</text:p>
              </table:table-cell>
              <table:table-cell office:value-type="float" office:value="0.017048">
                <text:p>0.017048</text:p>
              </table:table-cell>
              <table:table-cell office:value-type="float" office:value="0.0101831">
                <text:p>0.0101831</text:p>
              </table:table-cell>
              <table:table-cell office:value-type="float" office:value="0.0021905">
                <text:p>0.00219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NaN">
                <text:p>NaN</text:p>
              </table:table-cell>
              <table:table-cell office:value-type="float" office:value="0.292134">
                <text:p>0.292134</text:p>
              </table:table-cell>
              <table:table-cell office:value-type="float" office:value="0.000831752">
                <text:p>0.000831752</text:p>
              </table:table-cell>
              <table:table-cell office:value-type="float" office:value="0.116397">
                <text:p>0.116397</text:p>
              </table:table-cell>
              <table:table-cell office:value-type="float" office:value="0.0258976">
                <text:p>0.0258976</text:p>
              </table:table-cell>
              <table:table-cell office:value-type="float" office:value="0.0153687">
                <text:p>0.0153687</text:p>
              </table:table-cell>
              <table:table-cell office:value-type="float" office:value="0.0103908">
                <text:p>0.0103908</text:p>
              </table:table-cell>
              <table:table-cell office:value-type="float" office:value="0.00218458">
                <text:p>0.002184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NaN">
                <text:p>NaN</text:p>
              </table:table-cell>
              <table:table-cell office:value-type="float" office:value="0.347677">
                <text:p>0.347677</text:p>
              </table:table-cell>
              <table:table-cell office:value-type="float" office:value="0.000879123">
                <text:p>0.000879123</text:p>
              </table:table-cell>
              <table:table-cell office:value-type="float" office:value="0.117835">
                <text:p>0.117835</text:p>
              </table:table-cell>
              <table:table-cell office:value-type="float" office:value="0.0258633">
                <text:p>0.0258633</text:p>
              </table:table-cell>
              <table:table-cell office:value-type="float" office:value="0.0150884">
                <text:p>0.0150884</text:p>
              </table:table-cell>
              <table:table-cell office:value-type="float" office:value="0.0107401">
                <text:p>0.0107401</text:p>
              </table:table-cell>
              <table:table-cell office:value-type="float" office:value="0.00216603">
                <text:p>0.0021660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NaN">
                <text:p>NaN</text:p>
              </table:table-cell>
              <table:table-cell office:value-type="float" office:value="0.31805">
                <text:p>0.31805</text:p>
              </table:table-cell>
              <table:table-cell office:value-type="float" office:value="0.000834516">
                <text:p>0.000834516</text:p>
              </table:table-cell>
              <table:table-cell office:value-type="float" office:value="0.117929">
                <text:p>0.117929</text:p>
              </table:table-cell>
              <table:table-cell office:value-type="float" office:value="0.0268395">
                <text:p>0.0268395</text:p>
              </table:table-cell>
              <table:table-cell office:value-type="float" office:value="0.0156801">
                <text:p>0.0156801</text:p>
              </table:table-cell>
              <table:table-cell office:value-type="float" office:value="0.0104654">
                <text:p>0.0104654</text:p>
              </table:table-cell>
              <table:table-cell office:value-type="float" office:value="0.00217866">
                <text:p>0.002178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NaN">
                <text:p>NaN</text:p>
              </table:table-cell>
              <table:table-cell office:value-type="float" office:value="0.257642">
                <text:p>0.257642</text:p>
              </table:table-cell>
              <table:table-cell office:value-type="float" office:value="0.000879518">
                <text:p>0.000879518</text:p>
              </table:table-cell>
              <table:table-cell office:value-type="float" office:value="0.118172">
                <text:p>0.118172</text:p>
              </table:table-cell>
              <table:table-cell office:value-type="float" office:value="0.0259884">
                <text:p>0.0259884</text:p>
              </table:table-cell>
              <table:table-cell office:value-type="float" office:value="0.0159379">
                <text:p>0.0159379</text:p>
              </table:table-cell>
              <table:table-cell office:value-type="float" office:value="0.0113571">
                <text:p>0.0113571</text:p>
              </table:table-cell>
              <table:table-cell office:value-type="float" office:value="0.00216011">
                <text:p>0.002160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NaN">
                <text:p>NaN</text:p>
              </table:table-cell>
              <table:table-cell office:value-type="float" office:value="0.238875">
                <text:p>0.238875</text:p>
              </table:table-cell>
              <table:table-cell office:value-type="float" office:value="0.000921757">
                <text:p>0.000921757</text:p>
              </table:table-cell>
              <table:table-cell office:value-type="float" office:value="0.113465">
                <text:p>0.113465</text:p>
              </table:table-cell>
              <table:table-cell office:value-type="float" office:value="0.0291646">
                <text:p>0.0291646</text:p>
              </table:table-cell>
              <table:table-cell office:value-type="float" office:value="0.015343">
                <text:p>0.015343</text:p>
              </table:table-cell>
              <table:table-cell office:value-type="float" office:value="0.0106817">
                <text:p>0.0106817</text:p>
              </table:table-cell>
              <table:table-cell office:value-type="float" office:value="0.00215853">
                <text:p>0.002158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NaN">
                <text:p>NaN</text:p>
              </table:table-cell>
              <table:table-cell office:value-type="float" office:value="0.238868">
                <text:p>0.238868</text:p>
              </table:table-cell>
              <table:table-cell office:value-type="float" office:value="0.000865701">
                <text:p>0.000865701</text:p>
              </table:table-cell>
              <table:table-cell office:value-type="float" office:value="0.117932">
                <text:p>0.117932</text:p>
              </table:table-cell>
              <table:table-cell office:value-type="float" office:value="0.0263303">
                <text:p>0.0263303</text:p>
              </table:table-cell>
              <table:table-cell office:value-type="float" office:value="0.0155885">
                <text:p>0.0155885</text:p>
              </table:table-cell>
              <table:table-cell office:value-type="float" office:value="0.0119149">
                <text:p>0.0119149</text:p>
              </table:table-cell>
              <table:table-cell office:value-type="float" office:value="0.0022138">
                <text:p>0.00221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NaN">
                <text:p>NaN</text:p>
              </table:table-cell>
              <table:table-cell office:value-type="float" office:value="0.233646">
                <text:p>0.233646</text:p>
              </table:table-cell>
              <table:table-cell office:value-type="float" office:value="0.000894124">
                <text:p>0.000894124</text:p>
              </table:table-cell>
              <table:table-cell office:value-type="float" office:value="0.112413">
                <text:p>0.112413</text:p>
              </table:table-cell>
              <table:table-cell office:value-type="float" office:value="0.0252352">
                <text:p>0.0252352</text:p>
              </table:table-cell>
              <table:table-cell office:value-type="float" office:value="0.015814">
                <text:p>0.015814</text:p>
              </table:table-cell>
              <table:table-cell office:value-type="float" office:value="0.0122256">
                <text:p>0.0122256</text:p>
              </table:table-cell>
              <table:table-cell office:value-type="float" office:value="0.002183">
                <text:p>0.0021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NaN">
                <text:p>NaN</text:p>
              </table:table-cell>
              <table:table-cell office:value-type="float" office:value="0.239835">
                <text:p>0.239835</text:p>
              </table:table-cell>
              <table:table-cell office:value-type="float" office:value="0.000872412">
                <text:p>0.000872412</text:p>
              </table:table-cell>
              <table:table-cell office:value-type="float" office:value="0.119721">
                <text:p>0.119721</text:p>
              </table:table-cell>
              <table:table-cell office:value-type="float" office:value="0.0252581">
                <text:p>0.0252581</text:p>
              </table:table-cell>
              <table:table-cell office:value-type="float" office:value="0.015902">
                <text:p>0.015902</text:p>
              </table:table-cell>
              <table:table-cell office:value-type="float" office:value="0.0115466">
                <text:p>0.0115466</text:p>
              </table:table-cell>
              <table:table-cell office:value-type="float" office:value="0.00221024">
                <text:p>0.002210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NaN">
                <text:p>NaN</text:p>
              </table:table-cell>
              <table:table-cell office:value-type="float" office:value="0.240095">
                <text:p>0.240095</text:p>
              </table:table-cell>
              <table:table-cell office:value-type="float" office:value="0.000910309">
                <text:p>0.000910309</text:p>
              </table:table-cell>
              <table:table-cell office:value-type="float" office:value="0.120507">
                <text:p>0.120507</text:p>
              </table:table-cell>
              <table:table-cell office:value-type="float" office:value="0.0261996">
                <text:p>0.0261996</text:p>
              </table:table-cell>
              <table:table-cell office:value-type="float" office:value="0.0155463">
                <text:p>0.0155463</text:p>
              </table:table-cell>
              <table:table-cell office:value-type="float" office:value="0.0102593">
                <text:p>0.0102593</text:p>
              </table:table-cell>
              <table:table-cell office:value-type="float" office:value="0.00218537">
                <text:p>0.002185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NaN">
                <text:p>NaN</text:p>
              </table:table-cell>
              <table:table-cell office:value-type="float" office:value="0.272949">
                <text:p>0.272949</text:p>
              </table:table-cell>
              <table:table-cell office:value-type="float" office:value="0.000874386">
                <text:p>0.000874386</text:p>
              </table:table-cell>
              <table:table-cell office:value-type="float" office:value="0.1156">
                <text:p>0.1156</text:p>
              </table:table-cell>
              <table:table-cell office:value-type="float" office:value="0.0255396">
                <text:p>0.0255396</text:p>
              </table:table-cell>
              <table:table-cell office:value-type="float" office:value="0.016924">
                <text:p>0.016924</text:p>
              </table:table-cell>
              <table:table-cell office:value-type="float" office:value="0.0100616">
                <text:p>0.0100616</text:p>
              </table:table-cell>
              <table:table-cell office:value-type="float" office:value="0.00206458">
                <text:p>0.002064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NaN">
                <text:p>NaN</text:p>
              </table:table-cell>
              <table:table-cell office:value-type="float" office:value="0.239543">
                <text:p>0.239543</text:p>
              </table:table-cell>
              <table:table-cell office:value-type="float" office:value="0.000911098">
                <text:p>0.000911098</text:p>
              </table:table-cell>
              <table:table-cell office:value-type="float" office:value="0.114966">
                <text:p>0.114966</text:p>
              </table:table-cell>
              <table:table-cell office:value-type="float" office:value="0.0249877">
                <text:p>0.0249877</text:p>
              </table:table-cell>
              <table:table-cell office:value-type="float" office:value="0.0179587">
                <text:p>0.0179587</text:p>
              </table:table-cell>
              <table:table-cell office:value-type="float" office:value="0.0102345">
                <text:p>0.0102345</text:p>
              </table:table-cell>
              <table:table-cell office:value-type="float" office:value="0.00212813">
                <text:p>0.002128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NaN">
                <text:p>NaN</text:p>
              </table:table-cell>
              <table:table-cell office:value-type="float" office:value="0.239068">
                <text:p>0.239068</text:p>
              </table:table-cell>
              <table:table-cell office:value-type="float" office:value="0.000903203">
                <text:p>0.000903203</text:p>
              </table:table-cell>
              <table:table-cell office:value-type="float" office:value="0.11395">
                <text:p>0.11395</text:p>
              </table:table-cell>
              <table:table-cell office:value-type="float" office:value="0.0270318">
                <text:p>0.0270318</text:p>
              </table:table-cell>
              <table:table-cell office:value-type="float" office:value="0.0186657">
                <text:p>0.0186657</text:p>
              </table:table-cell>
              <table:table-cell office:value-type="float" office:value="0.01087">
                <text:p>0.01087</text:p>
              </table:table-cell>
              <table:table-cell office:value-type="float" office:value="0.0021455">
                <text:p>0.00214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NaN">
                <text:p>NaN</text:p>
              </table:table-cell>
              <table:table-cell office:value-type="float" office:value="0.237906">
                <text:p>0.237906</text:p>
              </table:table-cell>
              <table:table-cell office:value-type="float" office:value="0.000909914">
                <text:p>0.000909914</text:p>
              </table:table-cell>
              <table:table-cell office:value-type="float" office:value="0.11341">
                <text:p>0.11341</text:p>
              </table:table-cell>
              <table:table-cell office:value-type="float" office:value="0.0254729">
                <text:p>0.0254729</text:p>
              </table:table-cell>
              <table:table-cell office:value-type="float" office:value="0.0169828">
                <text:p>0.0169828</text:p>
              </table:table-cell>
              <table:table-cell office:value-type="float" office:value="0.0105349">
                <text:p>0.0105349</text:p>
              </table:table-cell>
              <table:table-cell office:value-type="float" office:value="0.0022363">
                <text:p>0.00223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NaN">
                <text:p>NaN</text:p>
              </table:table-cell>
              <table:table-cell office:value-type="float" office:value="0.251459">
                <text:p>0.251459</text:p>
              </table:table-cell>
              <table:table-cell office:value-type="float" office:value="0.000857412">
                <text:p>0.000857412</text:p>
              </table:table-cell>
              <table:table-cell office:value-type="float" office:value="0.114399">
                <text:p>0.114399</text:p>
              </table:table-cell>
              <table:table-cell office:value-type="float" office:value="0.0254634">
                <text:p>0.0254634</text:p>
              </table:table-cell>
              <table:table-cell office:value-type="float" office:value="0.0170519">
                <text:p>0.0170519</text:p>
              </table:table-cell>
              <table:table-cell office:value-type="float" office:value="0.00991116">
                <text:p>0.00991116</text:p>
              </table:table-cell>
              <table:table-cell office:value-type="float" office:value="0.00218695">
                <text:p>0.002186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NaN">
                <text:p>NaN</text:p>
              </table:table-cell>
              <table:table-cell office:value-type="float" office:value="0.249146">
                <text:p>0.249146</text:p>
              </table:table-cell>
              <table:table-cell office:value-type="float" office:value="0.000874386">
                <text:p>0.000874386</text:p>
              </table:table-cell>
              <table:table-cell office:value-type="float" office:value="0.115191">
                <text:p>0.115191</text:p>
              </table:table-cell>
              <table:table-cell office:value-type="float" office:value="0.0257981">
                <text:p>0.0257981</text:p>
              </table:table-cell>
              <table:table-cell office:value-type="float" office:value="0.0170318">
                <text:p>0.0170318</text:p>
              </table:table-cell>
              <table:table-cell office:value-type="float" office:value="0.0101579">
                <text:p>0.0101579</text:p>
              </table:table-cell>
              <table:table-cell office:value-type="float" office:value="0.00214116">
                <text:p>0.002141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NaN">
                <text:p>NaN</text:p>
              </table:table-cell>
              <table:table-cell office:value-type="float" office:value="0.284606">
                <text:p>0.284606</text:p>
              </table:table-cell>
              <table:table-cell office:value-type="float" office:value="0.000841621">
                <text:p>0.000841621</text:p>
              </table:table-cell>
              <table:table-cell office:value-type="float" office:value="0.108869">
                <text:p>0.108869</text:p>
              </table:table-cell>
              <table:table-cell office:value-type="float" office:value="0.0243123">
                <text:p>0.0243123</text:p>
              </table:table-cell>
              <table:table-cell office:value-type="float" office:value="0.0169848">
                <text:p>0.0169848</text:p>
              </table:table-cell>
              <table:table-cell office:value-type="float" office:value="0.0100647">
                <text:p>0.0100647</text:p>
              </table:table-cell>
              <table:table-cell office:value-type="float" office:value="0.00214155">
                <text:p>0.002141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NaN">
                <text:p>NaN</text:p>
              </table:table-cell>
              <table:table-cell office:value-type="float" office:value="0.312702">
                <text:p>0.312702</text:p>
              </table:table-cell>
              <table:table-cell office:value-type="float" office:value="0.000896492">
                <text:p>0.000896492</text:p>
              </table:table-cell>
              <table:table-cell office:value-type="float" office:value="0.116541">
                <text:p>0.116541</text:p>
              </table:table-cell>
              <table:table-cell office:value-type="float" office:value="0.0259935">
                <text:p>0.0259935</text:p>
              </table:table-cell>
              <table:table-cell office:value-type="float" office:value="0.0161345">
                <text:p>0.0161345</text:p>
              </table:table-cell>
              <table:table-cell office:value-type="float" office:value="0.00997866">
                <text:p>0.00997866</text:p>
              </table:table-cell>
              <table:table-cell office:value-type="float" office:value="0.00213721">
                <text:p>0.002137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NaN">
                <text:p>NaN</text:p>
              </table:table-cell>
              <table:table-cell office:value-type="float" office:value="0.272164">
                <text:p>0.272164</text:p>
              </table:table-cell>
              <table:table-cell office:value-type="float" office:value="0.000842411">
                <text:p>0.000842411</text:p>
              </table:table-cell>
              <table:table-cell office:value-type="float" office:value="0.116125">
                <text:p>0.116125</text:p>
              </table:table-cell>
              <table:table-cell office:value-type="float" office:value="0.0257883">
                <text:p>0.0257883</text:p>
              </table:table-cell>
              <table:table-cell office:value-type="float" office:value="0.0151204">
                <text:p>0.0151204</text:p>
              </table:table-cell>
              <table:table-cell office:value-type="float" office:value="0.010767">
                <text:p>0.010767</text:p>
              </table:table-cell>
              <table:table-cell office:value-type="float" office:value="0.0021305">
                <text:p>0.00213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NaN">
                <text:p>NaN</text:p>
              </table:table-cell>
              <table:table-cell office:value-type="float" office:value="0.276054">
                <text:p>0.276054</text:p>
              </table:table-cell>
              <table:table-cell office:value-type="float" office:value="0.000863728">
                <text:p>0.000863728</text:p>
              </table:table-cell>
              <table:table-cell office:value-type="float" office:value="0.120096">
                <text:p>0.120096</text:p>
              </table:table-cell>
              <table:table-cell office:value-type="float" office:value="0.0252475">
                <text:p>0.0252475</text:p>
              </table:table-cell>
              <table:table-cell office:value-type="float" office:value="0.015964">
                <text:p>0.015964</text:p>
              </table:table-cell>
              <table:table-cell office:value-type="float" office:value="0.0119181">
                <text:p>0.0119181</text:p>
              </table:table-cell>
              <table:table-cell office:value-type="float" office:value="0.00221853">
                <text:p>0.002218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NaN">
                <text:p>NaN</text:p>
              </table:table-cell>
              <table:table-cell office:value-type="float" office:value="0.288402">
                <text:p>0.288402</text:p>
              </table:table-cell>
              <table:table-cell office:value-type="float" office:value="0.000840437">
                <text:p>0.000840437</text:p>
              </table:table-cell>
              <table:table-cell office:value-type="float" office:value="0.116046">
                <text:p>0.116046</text:p>
              </table:table-cell>
              <table:table-cell office:value-type="float" office:value="0.0257235">
                <text:p>0.0257235</text:p>
              </table:table-cell>
              <table:table-cell office:value-type="float" office:value="0.015977">
                <text:p>0.015977</text:p>
              </table:table-cell>
              <table:table-cell office:value-type="float" office:value="0.0112206">
                <text:p>0.0112206</text:p>
              </table:table-cell>
              <table:table-cell office:value-type="float" office:value="0.00215419">
                <text:p>0.00215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NaN">
                <text:p>NaN</text:p>
              </table:table-cell>
              <table:table-cell office:value-type="float" office:value="0.401013">
                <text:p>0.401013</text:p>
              </table:table-cell>
              <table:table-cell office:value-type="float" office:value="0.000850701">
                <text:p>0.000850701</text:p>
              </table:table-cell>
              <table:table-cell office:value-type="float" office:value="0.114246">
                <text:p>0.114246</text:p>
              </table:table-cell>
              <table:table-cell office:value-type="float" office:value="0.0255479">
                <text:p>0.0255479</text:p>
              </table:table-cell>
              <table:table-cell office:value-type="float" office:value="0.0159967">
                <text:p>0.0159967</text:p>
              </table:table-cell>
              <table:table-cell office:value-type="float" office:value="0.0103813">
                <text:p>0.0103813</text:p>
              </table:table-cell>
              <table:table-cell office:value-type="float" office:value="0.0021609">
                <text:p>0.00216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NaN">
                <text:p>NaN</text:p>
              </table:table-cell>
              <table:table-cell office:value-type="float" office:value="0.265161">
                <text:p>0.265161</text:p>
              </table:table-cell>
              <table:table-cell office:value-type="float" office:value="0.000812804">
                <text:p>0.000812804</text:p>
              </table:table-cell>
              <table:table-cell office:value-type="float" office:value="0.112915">
                <text:p>0.112915</text:p>
              </table:table-cell>
              <table:table-cell office:value-type="float" office:value="0.0254089">
                <text:p>0.0254089</text:p>
              </table:table-cell>
              <table:table-cell office:value-type="float" office:value="0.0163181">
                <text:p>0.0163181</text:p>
              </table:table-cell>
              <table:table-cell office:value-type="float" office:value="0.0116722">
                <text:p>0.0116722</text:p>
              </table:table-cell>
              <table:table-cell office:value-type="float" office:value="0.00218143">
                <text:p>0.002181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NaN">
                <text:p>NaN</text:p>
              </table:table-cell>
              <table:table-cell office:value-type="float" office:value="0.267498">
                <text:p>0.267498</text:p>
              </table:table-cell>
              <table:table-cell office:value-type="float" office:value="0.000857806">
                <text:p>0.000857806</text:p>
              </table:table-cell>
              <table:table-cell office:value-type="float" office:value="0.115055">
                <text:p>0.115055</text:p>
              </table:table-cell>
              <table:table-cell office:value-type="float" office:value="0.0257279">
                <text:p>0.0257279</text:p>
              </table:table-cell>
              <table:table-cell office:value-type="float" office:value="0.024426">
                <text:p>0.024426</text:p>
              </table:table-cell>
              <table:table-cell office:value-type="float" office:value="0.011309">
                <text:p>0.011309</text:p>
              </table:table-cell>
              <table:table-cell office:value-type="float" office:value="0.0021834">
                <text:p>0.00218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NaN">
                <text:p>NaN</text:p>
              </table:table-cell>
              <table:table-cell office:value-type="float" office:value="0.269236">
                <text:p>0.269236</text:p>
              </table:table-cell>
              <table:table-cell office:value-type="float" office:value="0.000835305">
                <text:p>0.000835305</text:p>
              </table:table-cell>
              <table:table-cell office:value-type="float" office:value="0.121706">
                <text:p>0.121706</text:p>
              </table:table-cell>
              <table:table-cell office:value-type="float" office:value="0.0268916">
                <text:p>0.0268916</text:p>
              </table:table-cell>
              <table:table-cell office:value-type="float" office:value="0.0165221">
                <text:p>0.0165221</text:p>
              </table:table-cell>
              <table:table-cell office:value-type="float" office:value="0.0108416">
                <text:p>0.0108416</text:p>
              </table:table-cell>
              <table:table-cell office:value-type="float" office:value="0.00213958">
                <text:p>0.002139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NaN">
                <text:p>NaN</text:p>
              </table:table-cell>
              <table:table-cell office:value-type="float" office:value="0.327138">
                <text:p>0.327138</text:p>
              </table:table-cell>
              <table:table-cell office:value-type="float" office:value="0.000831752">
                <text:p>0.000831752</text:p>
              </table:table-cell>
              <table:table-cell office:value-type="float" office:value="0.116583">
                <text:p>0.116583</text:p>
              </table:table-cell>
              <table:table-cell office:value-type="float" office:value="0.0262138">
                <text:p>0.0262138</text:p>
              </table:table-cell>
              <table:table-cell office:value-type="float" office:value="0.0163713">
                <text:p>0.0163713</text:p>
              </table:table-cell>
              <table:table-cell office:value-type="float" office:value="0.0105645">
                <text:p>0.0105645</text:p>
              </table:table-cell>
              <table:table-cell office:value-type="float" office:value="0.00224538">
                <text:p>0.002245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  <table:table-cell office:value-type="float" office:value="0.701444">
                <text:p>0.701444</text:p>
              </table:table-cell>
              <table:table-cell office:value-type="float" office:value="0.000871623">
                <text:p>0.000871623</text:p>
              </table:table-cell>
              <table:table-cell office:value-type="float" office:value="0.114796">
                <text:p>0.114796</text:p>
              </table:table-cell>
              <table:table-cell office:value-type="float" office:value="0.0251397">
                <text:p>0.0251397</text:p>
              </table:table-cell>
              <table:table-cell office:value-type="float" office:value="0.0176555">
                <text:p>0.0176555</text:p>
              </table:table-cell>
              <table:table-cell office:value-type="float" office:value="0.0116208">
                <text:p>0.0116208</text:p>
              </table:table-cell>
              <table:table-cell office:value-type="float" office:value="0.00216603">
                <text:p>0.0021660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NaN">
                <text:p>NaN</text:p>
              </table:table-cell>
              <table:table-cell office:value-type="float" office:value="0.536895">
                <text:p>0.536895</text:p>
              </table:table-cell>
              <table:table-cell office:value-type="float" office:value="0.000821094">
                <text:p>0.000821094</text:p>
              </table:table-cell>
              <table:table-cell office:value-type="float" office:value="0.113931">
                <text:p>0.113931</text:p>
              </table:table-cell>
              <table:table-cell office:value-type="float" office:value="0.025356">
                <text:p>0.025356</text:p>
              </table:table-cell>
              <table:table-cell office:value-type="float" office:value="0.0167914">
                <text:p>0.0167914</text:p>
              </table:table-cell>
              <table:table-cell office:value-type="float" office:value="0.0118443">
                <text:p>0.0118443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NaN">
                <text:p>NaN</text:p>
              </table:table-cell>
              <table:table-cell office:value-type="float" office:value="0.496544">
                <text:p>0.496544</text:p>
              </table:table-cell>
              <table:table-cell office:value-type="float" office:value="0.000842016">
                <text:p>0.000842016</text:p>
              </table:table-cell>
              <table:table-cell office:value-type="float" office:value="0.129319">
                <text:p>0.129319</text:p>
              </table:table-cell>
              <table:table-cell office:value-type="float" office:value="0.0261751">
                <text:p>0.0261751</text:p>
              </table:table-cell>
              <table:table-cell office:value-type="float" office:value="0.0168561">
                <text:p>0.0168561</text:p>
              </table:table-cell>
              <table:table-cell office:value-type="float" office:value="0.012961">
                <text:p>0.012961</text:p>
              </table:table-cell>
              <table:table-cell office:value-type="float" office:value="0.00221261">
                <text:p>0.002212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NaN">
                <text:p>NaN</text:p>
              </table:table-cell>
              <table:table-cell office:value-type="float" office:value="0.238156">
                <text:p>0.238156</text:p>
              </table:table-cell>
              <table:table-cell office:value-type="float" office:value="0.000812015">
                <text:p>0.000812015</text:p>
              </table:table-cell>
              <table:table-cell office:value-type="float" office:value="0.113982">
                <text:p>0.113982</text:p>
              </table:table-cell>
              <table:table-cell office:value-type="float" office:value="0.0258605">
                <text:p>0.0258605</text:p>
              </table:table-cell>
              <table:table-cell office:value-type="float" office:value="0.0170156">
                <text:p>0.0170156</text:p>
              </table:table-cell>
              <table:table-cell office:value-type="float" office:value="0.0117902">
                <text:p>0.0117902</text:p>
              </table:table-cell>
              <table:table-cell office:value-type="float" office:value="0.00217314">
                <text:p>0.002173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NaN">
                <text:p>NaN</text:p>
              </table:table-cell>
              <table:table-cell office:value-type="float" office:value="0.26684">
                <text:p>0.26684</text:p>
              </table:table-cell>
              <table:table-cell office:value-type="float" office:value="0.000861359">
                <text:p>0.000861359</text:p>
              </table:table-cell>
              <table:table-cell office:value-type="float" office:value="0.117664">
                <text:p>0.117664</text:p>
              </table:table-cell>
              <table:table-cell office:value-type="float" office:value="0.0258672">
                <text:p>0.0258672</text:p>
              </table:table-cell>
              <table:table-cell office:value-type="float" office:value="0.0174028">
                <text:p>0.0174028</text:p>
              </table:table-cell>
              <table:table-cell office:value-type="float" office:value="0.0112328">
                <text:p>0.0112328</text:p>
              </table:table-cell>
              <table:table-cell office:value-type="float" office:value="0.00217116">
                <text:p>0.002171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NaN">
                <text:p>NaN</text:p>
              </table:table-cell>
              <table:table-cell office:value-type="float" office:value="0.260201">
                <text:p>0.260201</text:p>
              </table:table-cell>
              <table:table-cell office:value-type="float" office:value="0.000855438">
                <text:p>0.000855438</text:p>
              </table:table-cell>
              <table:table-cell office:value-type="float" office:value="0.110637">
                <text:p>0.110637</text:p>
              </table:table-cell>
              <table:table-cell office:value-type="float" office:value="0.0247398">
                <text:p>0.0247398</text:p>
              </table:table-cell>
              <table:table-cell office:value-type="float" office:value="0.0167183">
                <text:p>0.0167183</text:p>
              </table:table-cell>
              <table:table-cell office:value-type="float" office:value="0.0102783">
                <text:p>0.0102783</text:p>
              </table:table-cell>
              <table:table-cell office:value-type="float" office:value="0.00221735">
                <text:p>0.0022173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NaN">
                <text:p>NaN</text:p>
              </table:table-cell>
              <table:table-cell office:value-type="float" office:value="0.376702">
                <text:p>0.376702</text:p>
              </table:table-cell>
              <table:table-cell office:value-type="float" office:value="0.000896887">
                <text:p>0.000896887</text:p>
              </table:table-cell>
              <table:table-cell office:value-type="float" office:value="0.115275">
                <text:p>0.115275</text:p>
              </table:table-cell>
              <table:table-cell office:value-type="float" office:value="0.0260468">
                <text:p>0.0260468</text:p>
              </table:table-cell>
              <table:table-cell office:value-type="float" office:value="0.0159245">
                <text:p>0.0159245</text:p>
              </table:table-cell>
              <table:table-cell office:value-type="float" office:value="0.0107623">
                <text:p>0.0107623</text:p>
              </table:table-cell>
              <table:table-cell office:value-type="float" office:value="0.00216958">
                <text:p>0.002169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NaN">
                <text:p>NaN</text:p>
              </table:table-cell>
              <table:table-cell office:value-type="float" office:value="0.260679">
                <text:p>0.260679</text:p>
              </table:table-cell>
              <table:table-cell office:value-type="float" office:value="0.000881097">
                <text:p>0.000881097</text:p>
              </table:table-cell>
              <table:table-cell office:value-type="float" office:value="0.113517">
                <text:p>0.113517</text:p>
              </table:table-cell>
              <table:table-cell office:value-type="float" office:value="0.025285">
                <text:p>0.025285</text:p>
              </table:table-cell>
              <table:table-cell office:value-type="float" office:value="0.0159103">
                <text:p>0.0159103</text:p>
              </table:table-cell>
              <table:table-cell office:value-type="float" office:value="0.0106675">
                <text:p>0.0106675</text:p>
              </table:table-cell>
              <table:table-cell office:value-type="float" office:value="0.00213603">
                <text:p>0.002136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NaN">
                <text:p>NaN</text:p>
              </table:table-cell>
              <table:table-cell office:value-type="float" office:value="0.3002">
                <text:p>0.3002</text:p>
              </table:table-cell>
              <table:table-cell office:value-type="float" office:value="0.000958074">
                <text:p>0.000958074</text:p>
              </table:table-cell>
              <table:table-cell office:value-type="float" office:value="0.11649">
                <text:p>0.11649</text:p>
              </table:table-cell>
              <table:table-cell office:value-type="float" office:value="0.0258301">
                <text:p>0.0258301</text:p>
              </table:table-cell>
              <table:table-cell office:value-type="float" office:value="0.0252084">
                <text:p>0.0252084</text:p>
              </table:table-cell>
              <table:table-cell office:value-type="float" office:value="0.0110113">
                <text:p>0.0110113</text:p>
              </table:table-cell>
              <table:table-cell office:value-type="float" office:value="0.00217077">
                <text:p>0.0021707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NaN">
                <text:p>NaN</text:p>
              </table:table-cell>
              <table:table-cell office:value-type="float" office:value="0.31313">
                <text:p>0.31313</text:p>
              </table:table-cell>
              <table:table-cell office:value-type="float" office:value="0.000930047">
                <text:p>0.000930047</text:p>
              </table:table-cell>
              <table:table-cell office:value-type="float" office:value="0.11335">
                <text:p>0.11335</text:p>
              </table:table-cell>
              <table:table-cell office:value-type="float" office:value="0.0253552">
                <text:p>0.0253552</text:p>
              </table:table-cell>
              <table:table-cell office:value-type="float" office:value="0.0181888">
                <text:p>0.0181888</text:p>
              </table:table-cell>
              <table:table-cell office:value-type="float" office:value="0.0107654">
                <text:p>0.0107654</text:p>
              </table:table-cell>
              <table:table-cell office:value-type="float" office:value="0.00223788">
                <text:p>0.002237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NaN">
                <text:p>NaN</text:p>
              </table:table-cell>
              <table:table-cell office:value-type="float" office:value="0.333232">
                <text:p>0.333232</text:p>
              </table:table-cell>
              <table:table-cell office:value-type="float" office:value="0.000933994">
                <text:p>0.000933994</text:p>
              </table:table-cell>
              <table:table-cell office:value-type="float" office:value="0.115883">
                <text:p>0.115883</text:p>
              </table:table-cell>
              <table:table-cell office:value-type="float" office:value="0.0257464">
                <text:p>0.0257464</text:p>
              </table:table-cell>
              <table:table-cell office:value-type="float" office:value="0.0166591">
                <text:p>0.0166591</text:p>
              </table:table-cell>
              <table:table-cell office:value-type="float" office:value="0.0106332">
                <text:p>0.0106332</text:p>
              </table:table-cell>
              <table:table-cell office:value-type="float" office:value="0.0022059">
                <text:p>0.00220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NaN">
                <text:p>NaN</text:p>
              </table:table-cell>
              <table:table-cell office:value-type="float" office:value="0.330529">
                <text:p>0.330529</text:p>
              </table:table-cell>
              <table:table-cell office:value-type="float" office:value="0.000881097">
                <text:p>0.000881097</text:p>
              </table:table-cell>
              <table:table-cell office:value-type="float" office:value="0.121072">
                <text:p>0.121072</text:p>
              </table:table-cell>
              <table:table-cell office:value-type="float" office:value="0.0265194">
                <text:p>0.0265194</text:p>
              </table:table-cell>
              <table:table-cell office:value-type="float" office:value="0.0166832">
                <text:p>0.0166832</text:p>
              </table:table-cell>
              <table:table-cell office:value-type="float" office:value="0.0100402">
                <text:p>0.0100402</text:p>
              </table:table-cell>
              <table:table-cell office:value-type="float" office:value="0.00224577">
                <text:p>0.0022457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NaN">
                <text:p>NaN</text:p>
              </table:table-cell>
              <table:table-cell office:value-type="float" office:value="0.256122">
                <text:p>0.256122</text:p>
              </table:table-cell>
              <table:table-cell office:value-type="float" office:value="0.000887018">
                <text:p>0.000887018</text:p>
              </table:table-cell>
              <table:table-cell office:value-type="float" office:value="0.113145">
                <text:p>0.113145</text:p>
              </table:table-cell>
              <table:table-cell office:value-type="float" office:value="0.0252771">
                <text:p>0.0252771</text:p>
              </table:table-cell>
              <table:table-cell office:value-type="float" office:value="0.0161732">
                <text:p>0.0161732</text:p>
              </table:table-cell>
              <table:table-cell office:value-type="float" office:value="0.0104914">
                <text:p>0.0104914</text:p>
              </table:table-cell>
              <table:table-cell office:value-type="float" office:value="0.00219327">
                <text:p>0.0021932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NaN">
                <text:p>NaN</text:p>
              </table:table-cell>
              <table:table-cell office:value-type="float" office:value="0.293619">
                <text:p>0.293619</text:p>
              </table:table-cell>
              <table:table-cell office:value-type="float" office:value="0.000855043">
                <text:p>0.000855043</text:p>
              </table:table-cell>
              <table:table-cell office:value-type="float" office:value="0.126304">
                <text:p>0.126304</text:p>
              </table:table-cell>
              <table:table-cell office:value-type="float" office:value="0.0255822">
                <text:p>0.0255822</text:p>
              </table:table-cell>
              <table:table-cell office:value-type="float" office:value="0.0164724">
                <text:p>0.0164724</text:p>
              </table:table-cell>
              <table:table-cell office:value-type="float" office:value="0.0106963">
                <text:p>0.0106963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NaN">
                <text:p>NaN</text:p>
              </table:table-cell>
              <table:table-cell office:value-type="float" office:value="0.268421">
                <text:p>0.268421</text:p>
              </table:table-cell>
              <table:table-cell office:value-type="float" office:value="0.000860964">
                <text:p>0.000860964</text:p>
              </table:table-cell>
              <table:table-cell office:value-type="float" office:value="0.114562">
                <text:p>0.114562</text:p>
              </table:table-cell>
              <table:table-cell office:value-type="float" office:value="0.0255873">
                <text:p>0.0255873</text:p>
              </table:table-cell>
              <table:table-cell office:value-type="float" office:value="0.0163473">
                <text:p>0.0163473</text:p>
              </table:table-cell>
              <table:table-cell office:value-type="float" office:value="0.0106134">
                <text:p>0.0106134</text:p>
              </table:table-cell>
              <table:table-cell office:value-type="float" office:value="0.00220669">
                <text:p>0.002206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NaN">
                <text:p>NaN</text:p>
              </table:table-cell>
              <table:table-cell office:value-type="float" office:value="0.276475">
                <text:p>0.276475</text:p>
              </table:table-cell>
              <table:table-cell office:value-type="float" office:value="0.000839253">
                <text:p>0.000839253</text:p>
              </table:table-cell>
              <table:table-cell office:value-type="float" office:value="0.115445">
                <text:p>0.115445</text:p>
              </table:table-cell>
              <table:table-cell office:value-type="float" office:value="0.0252056">
                <text:p>0.0252056</text:p>
              </table:table-cell>
              <table:table-cell office:value-type="float" office:value="0.0177542">
                <text:p>0.0177542</text:p>
              </table:table-cell>
              <table:table-cell office:value-type="float" office:value="0.011395">
                <text:p>0.011395</text:p>
              </table:table-cell>
              <table:table-cell office:value-type="float" office:value="0.00225051">
                <text:p>0.002250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NaN">
                <text:p>NaN</text:p>
              </table:table-cell>
              <table:table-cell office:value-type="float" office:value="0.268333">
                <text:p>0.268333</text:p>
              </table:table-cell>
              <table:table-cell office:value-type="float" office:value="0.000850701">
                <text:p>0.000850701</text:p>
              </table:table-cell>
              <table:table-cell office:value-type="float" office:value="0.118287">
                <text:p>0.118287</text:p>
              </table:table-cell>
              <table:table-cell office:value-type="float" office:value="0.026922">
                <text:p>0.026922</text:p>
              </table:table-cell>
              <table:table-cell office:value-type="float" office:value="0.0170914">
                <text:p>0.0170914</text:p>
              </table:table-cell>
              <table:table-cell office:value-type="float" office:value="0.0127234">
                <text:p>0.0127234</text:p>
              </table:table-cell>
              <table:table-cell office:value-type="float" office:value="0.00217787">
                <text:p>0.0021778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NaN">
                <text:p>NaN</text:p>
              </table:table-cell>
              <table:table-cell office:value-type="float" office:value="0.442701">
                <text:p>0.442701</text:p>
              </table:table-cell>
              <table:table-cell office:value-type="float" office:value="0.000815962">
                <text:p>0.000815962</text:p>
              </table:table-cell>
              <table:table-cell office:value-type="float" office:value="0.117684">
                <text:p>0.117684</text:p>
              </table:table-cell>
              <table:table-cell office:value-type="float" office:value="0.0258364">
                <text:p>0.0258364</text:p>
              </table:table-cell>
              <table:table-cell office:value-type="float" office:value="0.0168427">
                <text:p>0.0168427</text:p>
              </table:table-cell>
              <table:table-cell office:value-type="float" office:value="0.0114523">
                <text:p>0.0114523</text:p>
              </table:table-cell>
              <table:table-cell office:value-type="float" office:value="0.0021909">
                <text:p>0.00219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NaN">
                <text:p>NaN</text:p>
              </table:table-cell>
              <table:table-cell office:value-type="float" office:value="0.370764">
                <text:p>0.370764</text:p>
              </table:table-cell>
              <table:table-cell office:value-type="float" office:value="0.000856227">
                <text:p>0.000856227</text:p>
              </table:table-cell>
              <table:table-cell office:value-type="float" office:value="0.118029">
                <text:p>0.118029</text:p>
              </table:table-cell>
              <table:table-cell office:value-type="float" office:value="0.026322">
                <text:p>0.026322</text:p>
              </table:table-cell>
              <table:table-cell office:value-type="float" office:value="0.0166268">
                <text:p>0.0166268</text:p>
              </table:table-cell>
              <table:table-cell office:value-type="float" office:value="0.0102799">
                <text:p>0.0102799</text:p>
              </table:table-cell>
              <table:table-cell office:value-type="float" office:value="0.00225248">
                <text:p>0.002252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NaN">
                <text:p>NaN</text:p>
              </table:table-cell>
              <table:table-cell office:value-type="float" office:value="0.325038">
                <text:p>0.325038</text:p>
              </table:table-cell>
              <table:table-cell office:value-type="float" office:value="0.000815962">
                <text:p>0.000815962</text:p>
              </table:table-cell>
              <table:table-cell office:value-type="float" office:value="0.120568">
                <text:p>0.120568</text:p>
              </table:table-cell>
              <table:table-cell office:value-type="float" office:value="0.0262916">
                <text:p>0.0262916</text:p>
              </table:table-cell>
              <table:table-cell office:value-type="float" office:value="0.0165312">
                <text:p>0.0165312</text:p>
              </table:table-cell>
              <table:table-cell office:value-type="float" office:value="0.0103628">
                <text:p>0.0103628</text:p>
              </table:table-cell>
              <table:table-cell office:value-type="float" office:value="0.00223235">
                <text:p>0.002232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NaN">
                <text:p>NaN</text:p>
              </table:table-cell>
              <table:table-cell office:value-type="float" office:value="0.235676">
                <text:p>0.235676</text:p>
              </table:table-cell>
              <table:table-cell office:value-type="float" office:value="0.000841227">
                <text:p>0.000841227</text:p>
              </table:table-cell>
              <table:table-cell office:value-type="float" office:value="0.115577">
                <text:p>0.115577</text:p>
              </table:table-cell>
              <table:table-cell office:value-type="float" office:value="0.0257646">
                <text:p>0.0257646</text:p>
              </table:table-cell>
              <table:table-cell office:value-type="float" office:value="0.017676">
                <text:p>0.017676</text:p>
              </table:table-cell>
              <table:table-cell office:value-type="float" office:value="0.0121727">
                <text:p>0.0121727</text:p>
              </table:table-cell>
              <table:table-cell office:value-type="float" office:value="0.00215813">
                <text:p>0.002158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NaN">
                <text:p>NaN</text:p>
              </table:table-cell>
              <table:table-cell office:value-type="float" office:value="0.226878">
                <text:p>0.226878</text:p>
              </table:table-cell>
              <table:table-cell office:value-type="float" office:value="0.000825831">
                <text:p>0.000825831</text:p>
              </table:table-cell>
              <table:table-cell office:value-type="float" office:value="0.120596">
                <text:p>0.120596</text:p>
              </table:table-cell>
              <table:table-cell office:value-type="float" office:value="0.0260318">
                <text:p>0.0260318</text:p>
              </table:table-cell>
              <table:table-cell office:value-type="float" office:value="0.0178991">
                <text:p>0.0178991</text:p>
              </table:table-cell>
              <table:table-cell office:value-type="float" office:value="0.0123618">
                <text:p>0.0123618</text:p>
              </table:table-cell>
              <table:table-cell office:value-type="float" office:value="0.00214471">
                <text:p>0.0021447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NaN">
                <text:p>NaN</text:p>
              </table:table-cell>
              <table:table-cell office:value-type="float" office:value="0.226466">
                <text:p>0.226466</text:p>
              </table:table-cell>
              <table:table-cell office:value-type="float" office:value="0.000861359">
                <text:p>0.000861359</text:p>
              </table:table-cell>
              <table:table-cell office:value-type="float" office:value="0.115501">
                <text:p>0.115501</text:p>
              </table:table-cell>
              <table:table-cell office:value-type="float" office:value="0.0258759">
                <text:p>0.0258759</text:p>
              </table:table-cell>
              <table:table-cell office:value-type="float" office:value="0.0180735">
                <text:p>0.0180735</text:p>
              </table:table-cell>
              <table:table-cell office:value-type="float" office:value="0.0118384">
                <text:p>0.0118384</text:p>
              </table:table-cell>
              <table:table-cell office:value-type="float" office:value="0.00217116">
                <text:p>0.002171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NaN">
                <text:p>NaN</text:p>
              </table:table-cell>
              <table:table-cell office:value-type="float" office:value="0.230119">
                <text:p>0.230119</text:p>
              </table:table-cell>
              <table:table-cell office:value-type="float" office:value="0.000815962">
                <text:p>0.000815962</text:p>
              </table:table-cell>
              <table:table-cell office:value-type="float" office:value="0.11669">
                <text:p>0.11669</text:p>
              </table:table-cell>
              <table:table-cell office:value-type="float" office:value="0.0258996">
                <text:p>0.0258996</text:p>
              </table:table-cell>
              <table:table-cell office:value-type="float" office:value="0.0168451">
                <text:p>0.0168451</text:p>
              </table:table-cell>
              <table:table-cell office:value-type="float" office:value="0.0107473">
                <text:p>0.0107473</text:p>
              </table:table-cell>
              <table:table-cell office:value-type="float" office:value="0.00221182">
                <text:p>0.002211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NaN">
                <text:p>NaN</text:p>
              </table:table-cell>
              <table:table-cell office:value-type="float" office:value="0.248858">
                <text:p>0.248858</text:p>
              </table:table-cell>
              <table:table-cell office:value-type="float" office:value="0.000866096">
                <text:p>0.000866096</text:p>
              </table:table-cell>
              <table:table-cell office:value-type="float" office:value="0.116146">
                <text:p>0.116146</text:p>
              </table:table-cell>
              <table:table-cell office:value-type="float" office:value="0.0257658">
                <text:p>0.0257658</text:p>
              </table:table-cell>
              <table:table-cell office:value-type="float" office:value="0.0175825">
                <text:p>0.0175825</text:p>
              </table:table-cell>
              <table:table-cell office:value-type="float" office:value="0.0109829">
                <text:p>0.0109829</text:p>
              </table:table-cell>
              <table:table-cell office:value-type="float" office:value="0.0021909">
                <text:p>0.00219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NaN">
                <text:p>NaN</text:p>
              </table:table-cell>
              <table:table-cell office:value-type="float" office:value="0.254234">
                <text:p>0.254234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112804">
                <text:p>0.112804</text:p>
              </table:table-cell>
              <table:table-cell office:value-type="float" office:value="0.0266808">
                <text:p>0.0266808</text:p>
              </table:table-cell>
              <table:table-cell office:value-type="float" office:value="0.0178264">
                <text:p>0.0178264</text:p>
              </table:table-cell>
              <table:table-cell office:value-type="float" office:value="0.0107516">
                <text:p>0.0107516</text:p>
              </table:table-cell>
              <table:table-cell office:value-type="float" office:value="0.00228761">
                <text:p>0.0022876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NaN">
                <text:p>NaN</text:p>
              </table:table-cell>
              <table:table-cell office:value-type="float" office:value="0.234289">
                <text:p>0.234289</text:p>
              </table:table-cell>
              <table:table-cell office:value-type="float" office:value="0.000854648">
                <text:p>0.000854648</text:p>
              </table:table-cell>
              <table:table-cell office:value-type="float" office:value="0.129115">
                <text:p>0.129115</text:p>
              </table:table-cell>
              <table:table-cell office:value-type="float" office:value="0.025071">
                <text:p>0.025071</text:p>
              </table:table-cell>
              <table:table-cell office:value-type="float" office:value="0.0192854">
                <text:p>0.0192854</text:p>
              </table:table-cell>
              <table:table-cell office:value-type="float" office:value="0.0116212">
                <text:p>0.0116212</text:p>
              </table:table-cell>
              <table:table-cell office:value-type="float" office:value="0.00222524">
                <text:p>0.002225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NaN">
                <text:p>NaN</text:p>
              </table:table-cell>
              <table:table-cell office:value-type="float" office:value="0.250952">
                <text:p>0.250952</text:p>
              </table:table-cell>
              <table:table-cell office:value-type="float" office:value="0.000914256">
                <text:p>0.000914256</text:p>
              </table:table-cell>
              <table:table-cell office:value-type="float" office:value="0.115066">
                <text:p>0.115066</text:p>
              </table:table-cell>
              <table:table-cell office:value-type="float" office:value="0.0259995">
                <text:p>0.0259995</text:p>
              </table:table-cell>
              <table:table-cell office:value-type="float" office:value="0.0170938">
                <text:p>0.0170938</text:p>
              </table:table-cell>
              <table:table-cell office:value-type="float" office:value="0.0121025">
                <text:p>0.0121025</text:p>
              </table:table-cell>
              <table:table-cell office:value-type="float" office:value="0.00214906">
                <text:p>0.002149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NaN">
                <text:p>NaN</text:p>
              </table:table-cell>
              <table:table-cell office:value-type="float" office:value="0.250928">
                <text:p>0.250928</text:p>
              </table:table-cell>
              <table:table-cell office:value-type="float" office:value="0.000872412">
                <text:p>0.000872412</text:p>
              </table:table-cell>
              <table:table-cell office:value-type="float" office:value="0.115182">
                <text:p>0.115182</text:p>
              </table:table-cell>
              <table:table-cell office:value-type="float" office:value="0.025311">
                <text:p>0.025311</text:p>
              </table:table-cell>
              <table:table-cell office:value-type="float" office:value="0.016545">
                <text:p>0.016545</text:p>
              </table:table-cell>
              <table:table-cell office:value-type="float" office:value="0.0124889">
                <text:p>0.0124889</text:p>
              </table:table-cell>
              <table:table-cell office:value-type="float" office:value="0.00223314">
                <text:p>0.002233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NaN">
                <text:p>NaN</text:p>
              </table:table-cell>
              <table:table-cell office:value-type="float" office:value="0.248758">
                <text:p>0.248758</text:p>
              </table:table-cell>
              <table:table-cell office:value-type="float" office:value="0.00105479">
                <text:p>0.00105479</text:p>
              </table:table-cell>
              <table:table-cell office:value-type="float" office:value="0.115365">
                <text:p>0.115365</text:p>
              </table:table-cell>
              <table:table-cell office:value-type="float" office:value="0.0258064">
                <text:p>0.0258064</text:p>
              </table:table-cell>
              <table:table-cell office:value-type="float" office:value="0.0214416">
                <text:p>0.0214416</text:p>
              </table:table-cell>
              <table:table-cell office:value-type="float" office:value="0.012963">
                <text:p>0.012963</text:p>
              </table:table-cell>
              <table:table-cell office:value-type="float" office:value="0.00225169">
                <text:p>0.002251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0.240705">
                <text:p>0.240705</text:p>
              </table:table-cell>
              <table:table-cell office:value-type="float" office:value="0.00137454">
                <text:p>0.00137454</text:p>
              </table:table-cell>
              <table:table-cell office:value-type="float" office:value="0.12266">
                <text:p>0.12266</text:p>
              </table:table-cell>
              <table:table-cell office:value-type="float" office:value="0.0263516">
                <text:p>0.0263516</text:p>
              </table:table-cell>
              <table:table-cell office:value-type="float" office:value="0.024557">
                <text:p>0.024557</text:p>
              </table:table-cell>
              <table:table-cell office:value-type="float" office:value="0.0115198">
                <text:p>0.0115198</text:p>
              </table:table-cell>
              <table:table-cell office:value-type="float" office:value="0.0022063">
                <text:p>0.00220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NaN">
                <text:p>NaN</text:p>
              </table:table-cell>
              <table:table-cell office:value-type="float" office:value="0.261701">
                <text:p>0.261701</text:p>
              </table:table-cell>
              <table:table-cell office:value-type="float" office:value="0.00122138">
                <text:p>0.00122138</text:p>
              </table:table-cell>
              <table:table-cell office:value-type="float" office:value="0.113548">
                <text:p>0.113548</text:p>
              </table:table-cell>
              <table:table-cell office:value-type="float" office:value="0.0252321">
                <text:p>0.0252321</text:p>
              </table:table-cell>
              <table:table-cell office:value-type="float" office:value="0.0183921">
                <text:p>0.0183921</text:p>
              </table:table-cell>
              <table:table-cell office:value-type="float" office:value="0.0114772">
                <text:p>0.0114772</text:p>
              </table:table-cell>
              <table:table-cell office:value-type="float" office:value="0.00226669">
                <text:p>0.002266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NaN">
                <text:p>NaN</text:p>
              </table:table-cell>
              <table:table-cell office:value-type="float" office:value="0.269465">
                <text:p>0.269465</text:p>
              </table:table-cell>
              <table:table-cell office:value-type="float" office:value="0.00115111">
                <text:p>0.00115111</text:p>
              </table:table-cell>
              <table:table-cell office:value-type="float" office:value="0.117913">
                <text:p>0.117913</text:p>
              </table:table-cell>
              <table:table-cell office:value-type="float" office:value="0.0261791">
                <text:p>0.0261791</text:p>
              </table:table-cell>
              <table:table-cell office:value-type="float" office:value="0.0230569">
                <text:p>0.0230569</text:p>
              </table:table-cell>
              <table:table-cell office:value-type="float" office:value="0.0129283">
                <text:p>0.0129283</text:p>
              </table:table-cell>
              <table:table-cell office:value-type="float" office:value="0.00218695">
                <text:p>0.002186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NaN">
                <text:p>NaN</text:p>
              </table:table-cell>
              <table:table-cell office:value-type="float" office:value="0.298334">
                <text:p>0.298334</text:p>
              </table:table-cell>
              <table:table-cell office:value-type="float" office:value="0.00110453">
                <text:p>0.00110453</text:p>
              </table:table-cell>
              <table:table-cell office:value-type="float" office:value="0.113208">
                <text:p>0.113208</text:p>
              </table:table-cell>
              <table:table-cell office:value-type="float" office:value="0.0252344">
                <text:p>0.0252344</text:p>
              </table:table-cell>
              <table:table-cell office:value-type="float" office:value="0.0167112">
                <text:p>0.0167112</text:p>
              </table:table-cell>
              <table:table-cell office:value-type="float" office:value="0.0119434">
                <text:p>0.0119434</text:p>
              </table:table-cell>
              <table:table-cell office:value-type="float" office:value="0.00215419">
                <text:p>0.002154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NaN">
                <text:p>NaN</text:p>
              </table:table-cell>
              <table:table-cell office:value-type="float" office:value="0.281649">
                <text:p>0.281649</text:p>
              </table:table-cell>
              <table:table-cell office:value-type="float" office:value="0.00096518">
                <text:p>0.00096518</text:p>
              </table:table-cell>
              <table:table-cell office:value-type="float" office:value="0.119342">
                <text:p>0.119342</text:p>
              </table:table-cell>
              <table:table-cell office:value-type="float" office:value="0.0258834">
                <text:p>0.0258834</text:p>
              </table:table-cell>
              <table:table-cell office:value-type="float" office:value="0.0163552">
                <text:p>0.0163552</text:p>
              </table:table-cell>
              <table:table-cell office:value-type="float" office:value="0.0113875">
                <text:p>0.0113875</text:p>
              </table:table-cell>
              <table:table-cell office:value-type="float" office:value="0.00222485">
                <text:p>0.002224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NaN">
                <text:p>NaN</text:p>
              </table:table-cell>
              <table:table-cell office:value-type="float" office:value="0.239587">
                <text:p>0.239587</text:p>
              </table:table-cell>
              <table:table-cell office:value-type="float" office:value="0.000959259">
                <text:p>0.000959259</text:p>
              </table:table-cell>
              <table:table-cell office:value-type="float" office:value="0.116201">
                <text:p>0.116201</text:p>
              </table:table-cell>
              <table:table-cell office:value-type="float" office:value="0.0281098">
                <text:p>0.0281098</text:p>
              </table:table-cell>
              <table:table-cell office:value-type="float" office:value="0.016802">
                <text:p>0.016802</text:p>
              </table:table-cell>
              <table:table-cell office:value-type="float" office:value="0.0109316">
                <text:p>0.0109316</text:p>
              </table:table-cell>
              <table:table-cell office:value-type="float" office:value="0.00217906">
                <text:p>0.002179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NaN">
                <text:p>NaN</text:p>
              </table:table-cell>
              <table:table-cell office:value-type="float" office:value="0.245306">
                <text:p>0.245306</text:p>
              </table:table-cell>
              <table:table-cell office:value-type="float" office:value="0.000881886">
                <text:p>0.000881886</text:p>
              </table:table-cell>
              <table:table-cell office:value-type="float" office:value="0.120042">
                <text:p>0.120042</text:p>
              </table:table-cell>
              <table:table-cell office:value-type="float" office:value="0.0259142">
                <text:p>0.0259142</text:p>
              </table:table-cell>
              <table:table-cell office:value-type="float" office:value="0.016877">
                <text:p>0.016877</text:p>
              </table:table-cell>
              <table:table-cell office:value-type="float" office:value="0.0114851">
                <text:p>0.0114851</text:p>
              </table:table-cell>
              <table:table-cell office:value-type="float" office:value="0.00215063">
                <text:p>0.002150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NaN">
                <text:p>NaN</text:p>
              </table:table-cell>
              <table:table-cell office:value-type="float" office:value="0.23217">
                <text:p>0.23217</text:p>
              </table:table-cell>
              <table:table-cell office:value-type="float" office:value="0.000913862">
                <text:p>0.000913862</text:p>
              </table:table-cell>
              <table:table-cell office:value-type="float" office:value="0.112709">
                <text:p>0.112709</text:p>
              </table:table-cell>
              <table:table-cell office:value-type="float" office:value="0.0250272">
                <text:p>0.0250272</text:p>
              </table:table-cell>
              <table:table-cell office:value-type="float" office:value="0.016502">
                <text:p>0.016502</text:p>
              </table:table-cell>
              <table:table-cell office:value-type="float" office:value="0.011868">
                <text:p>0.011868</text:p>
              </table:table-cell>
              <table:table-cell office:value-type="float" office:value="0.00222445">
                <text:p>0.002224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NaN">
                <text:p>NaN</text:p>
              </table:table-cell>
              <table:table-cell office:value-type="float" office:value="0.230521">
                <text:p>0.230521</text:p>
              </table:table-cell>
              <table:table-cell office:value-type="float" office:value="0.000854253">
                <text:p>0.000854253</text:p>
              </table:table-cell>
              <table:table-cell office:value-type="float" office:value="0.120644">
                <text:p>0.120644</text:p>
              </table:table-cell>
              <table:table-cell office:value-type="float" office:value="0.0263567">
                <text:p>0.0263567</text:p>
              </table:table-cell>
              <table:table-cell office:value-type="float" office:value="0.0165403">
                <text:p>0.0165403</text:p>
              </table:table-cell>
              <table:table-cell office:value-type="float" office:value="0.01376">
                <text:p>0.01376</text:p>
              </table:table-cell>
              <table:table-cell office:value-type="float" office:value="0.00286791">
                <text:p>0.002867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NaN">
                <text:p>NaN</text:p>
              </table:table-cell>
              <table:table-cell office:value-type="float" office:value="0.235921">
                <text:p>0.235921</text:p>
              </table:table-cell>
              <table:table-cell office:value-type="float" office:value="0.000880307">
                <text:p>0.000880307</text:p>
              </table:table-cell>
              <table:table-cell office:value-type="float" office:value="0.115524">
                <text:p>0.115524</text:p>
              </table:table-cell>
              <table:table-cell office:value-type="float" office:value="0.0257543">
                <text:p>0.0257543</text:p>
              </table:table-cell>
              <table:table-cell office:value-type="float" office:value="0.016804">
                <text:p>0.016804</text:p>
              </table:table-cell>
              <table:table-cell office:value-type="float" office:value="0.0124404">
                <text:p>0.0124404</text:p>
              </table:table-cell>
              <table:table-cell office:value-type="float" office:value="0.00293699">
                <text:p>0.002936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NaN">
                <text:p>NaN</text:p>
              </table:table-cell>
              <table:table-cell office:value-type="float" office:value="0.230764">
                <text:p>0.230764</text:p>
              </table:table-cell>
              <table:table-cell office:value-type="float" office:value="0.000840042">
                <text:p>0.000840042</text:p>
              </table:table-cell>
              <table:table-cell office:value-type="float" office:value="0.113181">
                <text:p>0.113181</text:p>
              </table:table-cell>
              <table:table-cell office:value-type="float" office:value="0.0252621">
                <text:p>0.0252621</text:p>
              </table:table-cell>
              <table:table-cell office:value-type="float" office:value="0.0167401">
                <text:p>0.0167401</text:p>
              </table:table-cell>
              <table:table-cell office:value-type="float" office:value="0.012886">
                <text:p>0.012886</text:p>
              </table:table-cell>
              <table:table-cell office:value-type="float" office:value="0.00248578">
                <text:p>0.002485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NaN">
                <text:p>NaN</text:p>
              </table:table-cell>
              <table:table-cell office:value-type="float" office:value="0.231353">
                <text:p>0.231353</text:p>
              </table:table-cell>
              <table:table-cell office:value-type="float" office:value="0.000949785">
                <text:p>0.000949785</text:p>
              </table:table-cell>
              <table:table-cell office:value-type="float" office:value="0.118414">
                <text:p>0.118414</text:p>
              </table:table-cell>
              <table:table-cell office:value-type="float" office:value="0.025765">
                <text:p>0.025765</text:p>
              </table:table-cell>
              <table:table-cell office:value-type="float" office:value="0.0171806">
                <text:p>0.0171806</text:p>
              </table:table-cell>
              <table:table-cell office:value-type="float" office:value="0.0125939">
                <text:p>0.0125939</text:p>
              </table:table-cell>
              <table:table-cell office:value-type="float" office:value="0.00225288">
                <text:p>0.002252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NaN">
                <text:p>NaN</text:p>
              </table:table-cell>
              <table:table-cell office:value-type="float" office:value="0.239497">
                <text:p>0.239497</text:p>
              </table:table-cell>
              <table:table-cell office:value-type="float" office:value="0.00113927">
                <text:p>0.00113927</text:p>
              </table:table-cell>
              <table:table-cell office:value-type="float" office:value="0.119197">
                <text:p>0.119197</text:p>
              </table:table-cell>
              <table:table-cell office:value-type="float" office:value="0.0258649">
                <text:p>0.0258649</text:p>
              </table:table-cell>
              <table:table-cell office:value-type="float" office:value="0.0164831">
                <text:p>0.0164831</text:p>
              </table:table-cell>
              <table:table-cell office:value-type="float" office:value="0.0118984">
                <text:p>0.0118984</text:p>
              </table:table-cell>
              <table:table-cell office:value-type="float" office:value="0.00214669">
                <text:p>0.002146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NaN">
                <text:p>NaN</text:p>
              </table:table-cell>
              <table:table-cell office:value-type="float" office:value="0.246288">
                <text:p>0.246288</text:p>
              </table:table-cell>
              <table:table-cell office:value-type="float" office:value="0.00121309">
                <text:p>0.00121309</text:p>
              </table:table-cell>
              <table:table-cell office:value-type="float" office:value="0.118226">
                <text:p>0.118226</text:p>
              </table:table-cell>
              <table:table-cell office:value-type="float" office:value="0.0265924">
                <text:p>0.0265924</text:p>
              </table:table-cell>
              <table:table-cell office:value-type="float" office:value="0.019647">
                <text:p>0.019647</text:p>
              </table:table-cell>
              <table:table-cell office:value-type="float" office:value="0.011703">
                <text:p>0.011703</text:p>
              </table:table-cell>
              <table:table-cell office:value-type="float" office:value="0.00213919">
                <text:p>0.002139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NaN">
                <text:p>NaN</text:p>
              </table:table-cell>
              <table:table-cell office:value-type="float" office:value="0.239519">
                <text:p>0.239519</text:p>
              </table:table-cell>
              <table:table-cell office:value-type="float" office:value="0.00164377">
                <text:p>0.00164377</text:p>
              </table:table-cell>
              <table:table-cell office:value-type="float" office:value="0.118289">
                <text:p>0.118289</text:p>
              </table:table-cell>
              <table:table-cell office:value-type="float" office:value="0.0270902">
                <text:p>0.0270902</text:p>
              </table:table-cell>
              <table:table-cell office:value-type="float" office:value="0.0199218">
                <text:p>0.0199218</text:p>
              </table:table-cell>
              <table:table-cell office:value-type="float" office:value="0.0119039">
                <text:p>0.0119039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NaN">
                <text:p>NaN</text:p>
              </table:table-cell>
              <table:table-cell office:value-type="float" office:value="0.229442">
                <text:p>0.229442</text:p>
              </table:table-cell>
              <table:table-cell office:value-type="float" office:value="0.00143928">
                <text:p>0.00143928</text:p>
              </table:table-cell>
              <table:table-cell office:value-type="float" office:value="0.119599">
                <text:p>0.119599</text:p>
              </table:table-cell>
              <table:table-cell office:value-type="float" office:value="0.0259304">
                <text:p>0.0259304</text:p>
              </table:table-cell>
              <table:table-cell office:value-type="float" office:value="0.0180949">
                <text:p>0.0180949</text:p>
              </table:table-cell>
              <table:table-cell office:value-type="float" office:value="0.0110496">
                <text:p>0.0110496</text:p>
              </table:table-cell>
              <table:table-cell office:value-type="float" office:value="0.00213682">
                <text:p>0.002136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NaN">
                <text:p>NaN</text:p>
              </table:table-cell>
              <table:table-cell office:value-type="float" office:value="0.231357">
                <text:p>0.231357</text:p>
              </table:table-cell>
              <table:table-cell office:value-type="float" office:value="0.00157824">
                <text:p>0.00157824</text:p>
              </table:table-cell>
              <table:table-cell office:value-type="float" office:value="0.122319">
                <text:p>0.122319</text:p>
              </table:table-cell>
              <table:table-cell office:value-type="float" office:value="0.0257701">
                <text:p>0.0257701</text:p>
              </table:table-cell>
              <table:table-cell office:value-type="float" office:value="0.0179381">
                <text:p>0.0179381</text:p>
              </table:table-cell>
              <table:table-cell office:value-type="float" office:value="0.0115822">
                <text:p>0.0115822</text:p>
              </table:table-cell>
              <table:table-cell office:value-type="float" office:value="0.00215458">
                <text:p>0.002154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NaN">
                <text:p>NaN</text:p>
              </table:table-cell>
              <table:table-cell office:value-type="float" office:value="0.260717">
                <text:p>0.260717</text:p>
              </table:table-cell>
              <table:table-cell office:value-type="float" office:value="0.00153916">
                <text:p>0.00153916</text:p>
              </table:table-cell>
              <table:table-cell office:value-type="float" office:value="0.119429">
                <text:p>0.119429</text:p>
              </table:table-cell>
              <table:table-cell office:value-type="float" office:value="0.0254677">
                <text:p>0.0254677</text:p>
              </table:table-cell>
              <table:table-cell office:value-type="float" office:value="0.0178418">
                <text:p>0.0178418</text:p>
              </table:table-cell>
              <table:table-cell office:value-type="float" office:value="0.0115691">
                <text:p>0.0115691</text:p>
              </table:table-cell>
              <table:table-cell office:value-type="float" office:value="0.00218932">
                <text:p>0.002189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NaN">
                <text:p>NaN</text:p>
              </table:table-cell>
              <table:table-cell office:value-type="float" office:value="0.43221">
                <text:p>0.43221</text:p>
              </table:table-cell>
              <table:table-cell office:value-type="float" office:value="0.00150086">
                <text:p>0.00150086</text:p>
              </table:table-cell>
              <table:table-cell office:value-type="float" office:value="0.117246">
                <text:p>0.117246</text:p>
              </table:table-cell>
              <table:table-cell office:value-type="float" office:value="0.0261534">
                <text:p>0.0261534</text:p>
              </table:table-cell>
              <table:table-cell office:value-type="float" office:value="0.01741">
                <text:p>0.01741</text:p>
              </table:table-cell>
              <table:table-cell office:value-type="float" office:value="0.0113343">
                <text:p>0.0113343</text:p>
              </table:table-cell>
              <table:table-cell office:value-type="float" office:value="0.00219524">
                <text:p>0.002195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NaN">
                <text:p>NaN</text:p>
              </table:table-cell>
              <table:table-cell office:value-type="float" office:value="0.288062">
                <text:p>0.288062</text:p>
              </table:table-cell>
              <table:table-cell office:value-type="float" office:value="0.00137217">
                <text:p>0.00137217</text:p>
              </table:table-cell>
              <table:table-cell office:value-type="float" office:value="0.114979">
                <text:p>0.114979</text:p>
              </table:table-cell>
              <table:table-cell office:value-type="float" office:value="0.0256916">
                <text:p>0.0256916</text:p>
              </table:table-cell>
              <table:table-cell office:value-type="float" office:value="0.0177562">
                <text:p>0.0177562</text:p>
              </table:table-cell>
              <table:table-cell office:value-type="float" office:value="0.0115565">
                <text:p>0.0115565</text:p>
              </table:table-cell>
              <table:table-cell office:value-type="float" office:value="0.00216406">
                <text:p>0.00216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